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1.7929in"/>
    </style:style>
    <style:style style:name="co6" style:family="table-column">
      <style:table-column-properties fo:break-before="auto" style:column-width="1.6283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2.0854in"/>
    </style:style>
    <style:style style:name="co9" style:family="table-column">
      <style:table-column-properties fo:break-before="auto" style:column-width="1.8173in"/>
    </style:style>
    <style:style style:name="co10" style:family="table-column">
      <style:table-column-properties fo:break-before="auto" style:column-width="1.2516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465in"/>
    </style:style>
    <style:style style:name="co20" style:family="table-column">
      <style:table-column-properties fo:break-before="auto" style:column-width="1.3654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602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0.3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color="#33ff99"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ffff99"/>
      <style:text-properties style:use-window-font-color="true"/>
    </style:style>
    <style:style style:name="ce5" style:family="table-cell" style:parent-style-name="Default">
      <style:table-cell-properties fo:background-color="#ffff66"/>
      <style:text-properties style:use-window-font-color="true"/>
    </style:style>
    <style:style style:name="ce6" style:family="table-cell" style:parent-style-name="Default">
      <style:table-cell-properties fo:background-color="#ffff99"/>
      <style:text-properties fo:color="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999999"/>
      <style:text-properties fo:color="#33ff99" style:font-name="DejaVu Sans Mono" fo:font-weight="bold" style:font-weight-asian="bold" style:font-weight-complex="bold"/>
    </style:style>
    <style:style style:name="ce9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ext-properties style:font-name="DejaVu Sans Mono" fo:font-weight="normal" style:font-weight-asian="normal" style:font-weight-complex="normal"/>
    </style:style>
    <style:style style:name="ce17" style:family="table-cell" style:parent-style-name="Default" style:data-style-name="N99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19" style:family="table-cell" style:parent-style-name="Default">
      <style:table-cell-properties fo:background-color="#dddddd"/>
      <style:text-properties fo:color="#cc00cc" fo:font-weight="bold" style:font-weight-asian="bold" style:font-weight-complex="bold"/>
    </style:style>
    <style:style style:name="ce20" style:family="table-cell" style:parent-style-name="Default">
      <style:table-cell-properties fo:background-color="#dddddd"/>
      <style:text-properties fo:color="#33ff99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111111" style:font-name="DejaVu Sans Mono" fo:font-weight="bold" style:font-weight-asian="bold" style:font-weight-complex="bold"/>
    </style:style>
    <style:style style:name="ce22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5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7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33ff99"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4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fo:background-color="#999999"/>
      <style:text-properties fo:color="#ccccff" style:font-name="DejaVu Sans Mono" fo:font-weight="bold" style:font-weight-asian="bold" style:font-weight-complex="bold"/>
    </style:style>
    <style:style style:name="ce39" style:family="table-cell" style:parent-style-name="Default">
      <style:table-cell-properties fo:background-color="#999999"/>
      <style:text-properties fo:color="#ffccff"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fo:background-color="#dddddd"/>
      <style:text-properties fo:color="#ff00ff" style:font-name="DejaVu Sans Mono" fo:font-weight="normal" style:font-weight-asian="normal" style:font-weight-complex="normal"/>
    </style:style>
    <style:style style:name="ce41" style:family="table-cell" style:parent-style-name="Default">
      <style:table-cell-properties fo:background-color="#ffff99"/>
      <style:text-properties fo:color="#ff00ff" style:font-name="DejaVu Sans Mono"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  <style:text-properties fo:color="#ff00ff"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fo:background-color="#ffff66"/>
      <style:text-properties fo:color="#ff00ff" style:font-name="DejaVu Sans Mono" fo:font-weight="normal" style:font-weight-asian="normal" style:font-weight-complex="normal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ff66"/>
    </style:style>
    <style:style style:name="ce46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4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4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4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3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4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63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64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color="#006600" style:font-name="Arial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67" style:family="table-cell" style:parent-style-name="Default" style:data-style-name="N1">
      <style:text-properties fo:color="#7e0021" fo:font-weight="bold" style:font-weight-asian="bold" style:font-weight-complex="bold"/>
    </style:style>
    <style:style style:name="ce68" style:family="table-cell" style:parent-style-name="Default">
      <style:text-properties fo:color="#7e0021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70" style:family="table-cell" style:parent-style-name="Default" style:data-style-name="N1"/>
    <style:style style:name="ce7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">
      <style:text-properties fo:color="#ff3333"/>
    </style:style>
    <style:style style:name="ce73" style:family="table-cell" style:parent-style-name="Default" style:data-style-name="N1">
      <style:text-properties fo:color="#cc3300"/>
    </style:style>
    <style:style style:name="ce74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cc3300"/>
    </style:style>
    <style:style style:name="ce76" style:family="table-cell" style:parent-style-name="Default" style:data-style-name="N1">
      <style:text-properties fo:font-weight="bold" style:font-weight-asian="bold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1">
      <style:text-properties fo:color="#0000ff" fo:font-weight="bold" style:font-weight-asian="bold" style:font-weight-complex="bold"/>
    </style:style>
    <style:style style:name="ce79" style:family="table-cell" style:parent-style-name="Default">
      <style:text-properties fo:color="#0000ff" fo:font-weight="bold" style:font-weight-asian="bold" style:font-weight-complex="bold"/>
    </style:style>
    <style:style style:name="ce80" style:family="table-cell" style:parent-style-name="Default">
      <style:table-cell-properties fo:background-color="#000000"/>
      <style:text-properties fo:color="#ffff66"/>
    </style:style>
    <style:style style:name="ce81" style:family="table-cell" style:parent-style-name="Default" style:data-style-name="N1">
      <style:table-cell-properties fo:background-color="#111111"/>
      <style:text-properties fo:color="#ffff00" style:font-name="Droid Sans Mono" fo:font-weight="bold" style:font-weight-asian="bold" style:font-weight-complex="bold"/>
    </style:style>
    <style:style style:name="ce82" style:family="table-cell" style:parent-style-name="Default">
      <style:table-cell-properties fo:background-color="#111111"/>
      <style:text-properties fo:color="#ffff00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000000"/>
      <style:text-properties fo:color="#ffff66" style:font-name="Arial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 style:data-style-name="N1">
      <style:table-cell-properties fo:background-color="#ffffff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#ffffff"/>
      <style:text-properties fo:color="#ff3333" style:font-name="Arial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ackground-color="#ffffff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fo:background-color="#ffff99"/>
      <style:text-properties fo:color="#111111"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ext-properties fo:color="#ff3333"/>
    </style:style>
  </office:automatic-styles>
  <office:body>
    <office:spreadsheet>
      <table:table table:name="Tresure" table:style-name="ta1" table:print="false">
        <office:forms form:automatic-focus="false" form:apply-design-mode="false"/>
        <table:table-column-group>
          <table:table-column table:style-name="co1" table:default-cell-style-name="Default"/>
          <table:table-column table:style-name="co2" table:default-cell-style-name="Default"/>
          <table:table-column table:style-name="co3" table:default-cell-style-name="ce16"/>
        </table:table-column-group>
        <table:table-column table:style-name="co4" table:default-cell-style-name="Default"/>
        <table:table-column-group>
          <table:table-column table:style-name="co5" table:default-cell-style-name="Default"/>
          <table:table-column table:style-name="co6" table:default-cell-style-name="Default"/>
        </table:table-column-group>
        <table:table-column table:style-name="co7" table:default-cell-style-name="ce31"/>
        <table:table-column table:style-name="co8" table:default-cell-style-name="ce37"/>
        <table:table-column table:style-name="co9" table:default-cell-style-name="ce40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OR</text:p>
          </table:table-cell>
          <table:table-cell table:style-name="ce1" office:value-type="string">
            <text:p>GR</text:p>
          </table:table-cell>
          <table:table-cell table:style-name="ce8" office:value-type="string">
            <text:p>Lojban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9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38" office:value-type="string">
            <text:p>Lookup</text:p>
          </table:table-cell>
          <table:table-cell office:value-type="string">
            <text:p>Romanian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3"/>
          <table:table-cell table:style-name="ce20"/>
          <table:table-cell table:style-name="ce32"/>
          <table:table-cell table:style-name="ce39"/>
          <table:table-cell table:number-columns-repeated="1015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9" office:value-type="string">
            <text:p># 1</text:p>
          </table:table-cell>
          <table:table-cell table:style-name="ce2" office:value-type="string">
            <text:p>Estructuras</text:p>
          </table:table-cell>
          <table:table-cell table:style-name="ce2" office:value-type="string">
            <text:p>structures</text:p>
          </table:table-cell>
          <table:table-cell table:style-name="ce2" office:value-type="string">
            <text:p>strutture</text:p>
          </table:table-cell>
          <table:table-cell table:style-name="ce21" office:value-type="string">
            <text:p>sutura</text:p>
          </table:table-cell>
          <table:table-cell table:style-name="ce33" office:value-type="string">
            <text:p>structure</text:p>
          </table:table-cell>
          <table:table-cell table:formula="of:=VLOOKUP([.G3];[MAJ.A$1:MAJ.B$975];2;0)" office:value-type="float" office:value="0">
            <text:p>#N/A</text:p>
          </table:table-cell>
          <table:table-cell table:number-columns-repeated="1014"/>
          <table:table-cell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1</text:p>
            </table:table-cell>
            <table:table-cell table:style-name="ce2" office:value-type="string">
              <text:p>Conjunto, grupo, masa</text:p>
            </table:table-cell>
            <table:table-cell table:style-name="ce2" office:value-type="string">
              <text:p>set, group, mass</text:p>
            </table:table-cell>
            <table:table-cell table:style-name="ce2" office:value-type="string">
              <text:p>impostare, gruppo, massa</text:p>
            </table:table-cell>
            <table:table-cell table:style-name="ce21" office:value-type="string">
              <text:p>gupa</text:p>
            </table:table-cell>
            <table:table-cell table:style-name="ce33" office:value-type="string">
              <text:p>group, mass</text:p>
            </table:table-cell>
            <table:table-cell table:formula="of:=VLOOKUP([.G4];[MAJ.A$1:MAJ.B$975];2;0)" office:value-type="string" office:string-value="group, mass">
              <text:p>group, mass</text:p>
            </table:table-cell>
            <table:table-cell table:number-columns-repeated="1014"/>
            <table:table-cell/>
          </table:table-row>
          <table:table-row table:style-name="ro1">
            <table:table-cell table:style-name="ce3" office:value-type="float" office:value="3">
              <text:p>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girzu</text:p>
            </table:table-cell>
            <table:table-cell table:style-name="ce3" office:value-type="string">
              <text:p>(grupo)</text:p>
            </table:table-cell>
            <table:table-cell table:style-name="ce3" office:value-type="string">
              <text:p>(groupe)</text:p>
            </table:table-cell>
            <table:table-cell table:style-name="ce3" office:value-type="string">
              <text:p>(gruppo)</text:p>
            </table:table-cell>
            <table:table-cell table:style-name="ce22" office:value-type="string">
              <text:p>gupa</text:p>
            </table:table-cell>
            <table:table-cell table:style-name="ce33" office:value-type="string">
              <text:p>group</text:p>
            </table:table-cell>
            <table:table-cell table:formula="of:=VLOOKUP([.G5];[MAJ.A$1:MAJ.B$975];2;0)" office:value-type="string" office:string-value="group, mass">
              <text:p>group, ma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">
              <text:p>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gunma</text:p>
            </table:table-cell>
            <table:table-cell table:style-name="ce3" office:value-type="string">
              <text:p>(conjuntamente "masa")</text:p>
            </table:table-cell>
            <table:table-cell table:style-name="ce3" office:value-type="string">
              <text:p>(conjointement «masse»)</text:p>
            </table:table-cell>
            <table:table-cell table:style-name="ce3" office:value-type="string">
              <text:p>(congiuntamente "massa")</text:p>
            </table:table-cell>
            <table:table-cell table:style-name="ce22" office:value-type="string">
              <text:p>masa</text:p>
            </table:table-cell>
            <table:table-cell table:style-name="ce33" office:value-type="string">
              <text:p>jointly ‘mass’</text:p>
            </table:table-cell>
            <table:table-cell table:formula="of:=VLOOKUP([.G6];[MAJ.A$1:MAJ.B$975];2;0)" office:value-type="string" office:string-value="jointly ‘mass’">
              <text:p>jointly ‘mass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">
              <text:p>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mima</text:p>
            </table:table-cell>
            <table:table-cell table:style-name="ce3" office:value-type="string">
              <text:p>(miembro)</text:p>
            </table:table-cell>
            <table:table-cell table:style-name="ce3" office:value-type="string">
              <text:p>(membre)</text:p>
            </table:table-cell>
            <table:table-cell table:style-name="ce3" office:value-type="string">
              <text:p>(membro)</text:p>
            </table:table-cell>
            <table:table-cell table:style-name="ce22" office:value-type="string">
              <text:p>mebo</text:p>
            </table:table-cell>
            <table:table-cell table:style-name="ce33" office:value-type="string">
              <text:p>member</text:p>
            </table:table-cell>
            <table:table-cell table:formula="of:=VLOOKUP([.G7];[MAJ.A$1:MAJ.B$975];2;0)" office:value-type="string" office:string-value="member">
              <text:p>memb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">
              <text:p>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pagbu</text:p>
            </table:table-cell>
            <table:table-cell table:style-name="ce3" office:value-type="string">
              <text:p>(parte)</text:p>
            </table:table-cell>
            <table:table-cell table:style-name="ce3" office:value-type="string">
              <text:p>(partie)</text:p>
            </table:table-cell>
            <table:table-cell table:style-name="ce3" office:value-type="string">
              <text:p>(parte)</text:p>
            </table:table-cell>
            <table:table-cell table:style-name="ce22" office:value-type="string">
              <text:p>pata</text:p>
            </table:table-cell>
            <table:table-cell table:style-name="ce33" office:value-type="string">
              <text:p>part</text:p>
            </table:table-cell>
            <table:table-cell table:formula="of:=VLOOKUP([.G8];[MAJ.A$1:MAJ.B$975];2;0)" office:value-type="string" office:string-value="duck">
              <text:p>du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">
              <text:p>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lesi</text:p>
            </table:table-cell>
            <table:table-cell table:style-name="ce3" office:value-type="string">
              <text:p>(clase)</text:p>
            </table:table-cell>
            <table:table-cell table:number-columns-repeated="2" table:style-name="ce3" office:value-type="string">
              <text:p>(classe)</text:p>
            </table:table-cell>
            <table:table-cell table:style-name="ce22" office:value-type="string">
              <text:p>klas</text:p>
            </table:table-cell>
            <table:table-cell table:style-name="ce33" office:value-type="string">
              <text:p>class</text:p>
            </table:table-cell>
            <table:table-cell table:formula="of:=VLOOKUP([.G9];[MAJ.A$1:MAJ.B$975];2;0)" office:value-type="string" office:string-value="class">
              <text:p>cla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">
              <text:p>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bini</text:p>
            </table:table-cell>
            <table:table-cell table:style-name="ce3" office:value-type="string">
              <text:p>(Entre)</text:p>
            </table:table-cell>
            <table:table-cell table:style-name="ce3" office:value-type="string">
              <text:p>(entre)</text:p>
            </table:table-cell>
            <table:table-cell table:style-name="ce3" office:value-type="string">
              <text:p>(fra)</text:p>
            </table:table-cell>
            <table:table-cell table:style-name="ce22" office:value-type="string">
              <text:p>fra</text:p>
            </table:table-cell>
            <table:table-cell table:style-name="ce33" office:value-type="string">
              <text:p>between</text:p>
            </table:table-cell>
            <table:table-cell table:formula="of:=VLOOKUP([.G10];[MAJ.A$1:MAJ.B$975];2;0)" office:value-type="string" office:string-value="between">
              <text:p>betwe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">
              <text:p>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uxna</text:p>
            </table:table-cell>
            <table:table-cell table:style-name="ce3" office:value-type="string">
              <text:p>(escoger)</text:p>
            </table:table-cell>
            <table:table-cell table:style-name="ce3" office:value-type="string">
              <text:p>(choisir)</text:p>
            </table:table-cell>
            <table:table-cell table:style-name="ce3" office:value-type="string">
              <text:p>(scegliere)</text:p>
            </table:table-cell>
            <table:table-cell table:style-name="ce22" office:value-type="string">
              <text:p>xozu</text:p>
            </table:table-cell>
            <table:table-cell table:style-name="ce33" office:value-type="string">
              <text:p>choose</text:p>
            </table:table-cell>
            <table:table-cell table:formula="of:=VLOOKUP([.G11];[MAJ.A$1:MAJ.B$975];2;0)" office:value-type="string" office:string-value="pick">
              <text:p>pi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">
              <text:p>1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upli</text:p>
            </table:table-cell>
            <table:table-cell table:style-name="ce3" office:value-type="string">
              <text:p>(ejemplo)</text:p>
            </table:table-cell>
            <table:table-cell table:style-name="ce3" office:value-type="string">
              <text:p>(exemple)</text:p>
            </table:table-cell>
            <table:table-cell table:style-name="ce3" office:value-type="string">
              <text:p>(esempio)</text:p>
            </table:table-cell>
            <table:table-cell table:style-name="ce22" office:value-type="string">
              <text:p>zepa</text:p>
            </table:table-cell>
            <table:table-cell table:style-name="ce33" office:value-type="string">
              <text:p>example</text:p>
            </table:table-cell>
            <table:table-cell table:formula="of:=VLOOKUP([.G12];[MAJ.A$1:MAJ.B$975];2;0)" office:value-type="string" office:string-value="example">
              <text:p>examp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">
              <text:p>1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sti</text:p>
            </table:table-cell>
            <table:table-cell table:style-name="ce3" office:value-type="string">
              <text:p>(reemplazar "sustituto")</text:p>
            </table:table-cell>
            <table:table-cell table:style-name="ce3" office:value-type="string">
              <text:p>(remplacer "remplacer")</text:p>
            </table:table-cell>
            <table:table-cell table:style-name="ce3" office:value-type="string">
              <text:p>(sostituisci "sostituto")</text:p>
            </table:table-cell>
            <table:table-cell table:style-name="ce22" office:value-type="string">
              <text:p>ripu</text:p>
            </table:table-cell>
            <table:table-cell table:style-name="ce33" office:value-type="string">
              <text:p>replace ‘substitute’</text:p>
            </table:table-cell>
            <table:table-cell table:formula="of:=VLOOKUP([.G13];[MAJ.A$1:MAJ.B$975];2;0)" office:value-type="string" office:string-value="replace ‘substitute’">
              <text:p>replace ‘substitut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">
              <text:p>1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mpu</text:p>
            </table:table-cell>
            <table:table-cell table:style-name="ce3" office:value-type="string">
              <text:p>(común)</text:p>
            </table:table-cell>
            <table:table-cell table:style-name="ce3" office:value-type="string">
              <text:p>(commun)</text:p>
            </table:table-cell>
            <table:table-cell table:style-name="ce3" office:value-type="string">
              <text:p>(Comune)</text:p>
            </table:table-cell>
            <table:table-cell table:style-name="ce22" office:value-type="string">
              <text:p>komo</text:p>
            </table:table-cell>
            <table:table-cell table:style-name="ce33" office:value-type="string">
              <text:p>common</text:p>
            </table:table-cell>
            <table:table-cell table:formula="of:=VLOOKUP([.G14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">
              <text:p>1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adni</text:p>
            </table:table-cell>
            <table:table-cell table:style-name="ce3" office:value-type="string">
              <text:p>(ordinario)</text:p>
            </table:table-cell>
            <table:table-cell table:style-name="ce3" office:value-type="string">
              <text:p>(ordinaire)</text:p>
            </table:table-cell>
            <table:table-cell table:style-name="ce3" office:value-type="string">
              <text:p>(ordinario)</text:p>
            </table:table-cell>
            <table:table-cell table:style-name="ce22" office:value-type="string">
              <text:p>ordo</text:p>
            </table:table-cell>
            <table:table-cell table:style-name="ce33" office:value-type="string">
              <text:p>ordinary</text:p>
            </table:table-cell>
            <table:table-cell table:formula="of:=VLOOKUP([.G15];[MAJ.A$1:MAJ.B$975];2;0)" office:value-type="string" office:string-value="ordinary">
              <text:p>ordina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">
              <text:p>1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rirci</text:p>
            </table:table-cell>
            <table:table-cell table:style-name="ce3" office:value-type="string">
              <text:p>(raro)</text:p>
            </table:table-cell>
            <table:table-cell table:style-name="ce3" office:value-type="string">
              <text:p>(rare)</text:p>
            </table:table-cell>
            <table:table-cell table:style-name="ce3" office:value-type="string">
              <text:p>(raro)</text:p>
            </table:table-cell>
            <table:table-cell table:style-name="ce22" office:value-type="string">
              <text:p>raro</text:p>
            </table:table-cell>
            <table:table-cell table:style-name="ce33" office:value-type="string">
              <text:p>rare</text:p>
            </table:table-cell>
            <table:table-cell table:formula="of:=VLOOKUP([.G16];[MAJ.A$1:MAJ.B$975];2;0)" office:value-type="string" office:string-value="rare">
              <text:p>ra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">
              <text:p>1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ralju</text:p>
            </table:table-cell>
            <table:table-cell table:number-columns-repeated="2" table:style-name="ce3" office:value-type="string">
              <text:p>(principal)</text:p>
            </table:table-cell>
            <table:table-cell table:style-name="ce3" office:value-type="string">
              <text:p>(principale)</text:p>
            </table:table-cell>
            <table:table-cell table:style-name="ce22" office:value-type="string">
              <text:p>pipo</text:p>
            </table:table-cell>
            <table:table-cell table:style-name="ce33" office:value-type="string">
              <text:p>principal</text:p>
            </table:table-cell>
            <table:table-cell table:formula="of:=VLOOKUP([.G17];[MAJ.A$1:MAJ.B$975];2;0)" office:value-type="string" office:string-value="main">
              <text:p>mai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">
              <text:p>1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teci</text:p>
            </table:table-cell>
            <table:table-cell table:style-name="ce3" office:value-type="string">
              <text:p>(específico "especial")</text:p>
            </table:table-cell>
            <table:table-cell table:style-name="ce3" office:value-type="string">
              <text:p>(spécifique «spécial»)</text:p>
            </table:table-cell>
            <table:table-cell table:style-name="ce3" office:value-type="string">
              <text:p>("speciale" specifico)</text:p>
            </table:table-cell>
            <table:table-cell table:style-name="ce22" office:value-type="string">
              <text:p>peco</text:p>
            </table:table-cell>
            <table:table-cell table:style-name="ce33" office:value-type="string">
              <text:p>specific ‘special’</text:p>
            </table:table-cell>
            <table:table-cell table:formula="of:=VLOOKUP([.G18];[MAJ.A$1:MAJ.B$975];2;0)" office:value-type="string" office:string-value="specific ‘special’">
              <text:p>specific ‘speci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">
              <text:p>1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anfo</text:p>
            </table:table-cell>
            <table:table-cell table:number-columns-repeated="3" table:style-name="ce3" office:value-type="string">
              <text:p>(uniforme)</text:p>
            </table:table-cell>
            <table:table-cell table:style-name="ce22" office:value-type="string">
              <text:p>ufro</text:p>
            </table:table-cell>
            <table:table-cell table:style-name="ce33" office:value-type="string">
              <text:p>uniform</text:p>
            </table:table-cell>
            <table:table-cell table:formula="of:=VLOOKUP([.G19];[MAJ.A$1:MAJ.B$975];2;0)" office:value-type="string" office:string-value="uniform">
              <text:p>unifor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">
              <text:p>1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vrici</text:p>
            </table:table-cell>
            <table:table-cell table:style-name="ce3" office:value-type="string">
              <text:p>(varios "varios")</text:p>
            </table:table-cell>
            <table:table-cell table:style-name="ce3" office:value-type="string">
              <text:p>(divers «divers»)</text:p>
            </table:table-cell>
            <table:table-cell table:style-name="ce3" office:value-type="string">
              <text:p>(vari "vari")</text:p>
            </table:table-cell>
            <table:table-cell table:style-name="ce22" office:value-type="string">
              <text:p>varo</text:p>
            </table:table-cell>
            <table:table-cell table:style-name="ce33" office:value-type="string">
              <text:p>miscellaneous ‘various’</text:p>
            </table:table-cell>
            <table:table-cell table:formula="of:=VLOOKUP([.G20];[MAJ.A$1:MAJ.B$975];2;0)" office:value-type="string" office:string-value="various">
              <text:p>variou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">
              <text:p>1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nano</text:p>
            </table:table-cell>
            <table:table-cell table:style-name="ce3" office:value-type="string">
              <text:p>(norma)</text:p>
            </table:table-cell>
            <table:table-cell table:style-name="ce3" office:value-type="string">
              <text:p>(norme)</text:p>
            </table:table-cell>
            <table:table-cell table:style-name="ce3" office:value-type="string">
              <text:p>(norma)</text:p>
            </table:table-cell>
            <table:table-cell table:style-name="ce22" office:value-type="string">
              <text:p>noma</text:p>
            </table:table-cell>
            <table:table-cell table:style-name="ce33" office:value-type="string">
              <text:p>norm</text:p>
            </table:table-cell>
            <table:table-cell table:formula="of:=VLOOKUP([.G21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">
              <text:p>2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ende</text:p>
            </table:table-cell>
            <table:table-cell table:style-name="ce3" office:value-type="string">
              <text:p>(tripulación "banda")</text:p>
            </table:table-cell>
            <table:table-cell table:style-name="ce3" office:value-type="string">
              <text:p>(membre d'équipage)</text:p>
            </table:table-cell>
            <table:table-cell table:style-name="ce3" office:value-type="string">
              <text:p>("banda" dell'equipaggio)</text:p>
            </table:table-cell>
            <table:table-cell table:style-name="ce22" office:value-type="string">
              <text:p>criu</text:p>
            </table:table-cell>
            <table:table-cell table:style-name="ce33" office:value-type="string">
              <text:p>crew ‘band’</text:p>
            </table:table-cell>
            <table:table-cell table:formula="of:=VLOOKUP([.G22];[MAJ.A$1:MAJ.B$975];2;0)" office:value-type="string" office:string-value="crew ‘band’">
              <text:p>crew ‘band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2</text:p>
            </table:table-cell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22" office:value-type="string">
              <text:p>haos</text:p>
            </table:table-cell>
            <table:table-cell table:style-name="ce33"/>
            <table:table-cell table:formula="of:=VLOOKUP([.G23];[MAJ.A$1:MAJ.B$975];2;0)" office:value-type="float" office:value="0">
              <text:p/>
            </table:table-cell>
            <table:table-cell table:number-columns-repeated="1014"/>
            <table:table-cell/>
          </table:table-row>
          <table:table-row table:style-name="ro1">
            <table:table-cell table:style-name="ce3" office:value-type="float" office:value="22">
              <text:p>2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tura</text:p>
            </table:table-cell>
            <table:table-cell table:style-name="ce3" office:value-type="string">
              <text:p>(estructura)</text:p>
            </table:table-cell>
            <table:table-cell table:style-name="ce3" office:value-type="string">
              <text:p>(structure)</text:p>
            </table:table-cell>
            <table:table-cell table:style-name="ce3" office:value-type="string">
              <text:p>(struttura)</text:p>
            </table:table-cell>
            <table:table-cell table:style-name="ce22" office:value-type="string">
              <text:p>suta</text:p>
            </table:table-cell>
            <table:table-cell table:style-name="ce33" office:value-type="string">
              <text:p>structure</text:p>
            </table:table-cell>
            <table:table-cell table:formula="of:=VLOOKUP([.G24];[MAJ.A$1:MAJ.B$975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">
              <text:p>2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iste</text:p>
            </table:table-cell>
            <table:table-cell table:style-name="ce3" office:value-type="string">
              <text:p>(sistema)</text:p>
            </table:table-cell>
            <table:table-cell table:style-name="ce3" office:value-type="string">
              <text:p>(système)</text:p>
            </table:table-cell>
            <table:table-cell table:style-name="ce3" office:value-type="string">
              <text:p>(sistema)</text:p>
            </table:table-cell>
            <table:table-cell table:style-name="ce22" office:value-type="string">
              <text:p>sima</text:p>
            </table:table-cell>
            <table:table-cell table:style-name="ce33" office:value-type="string">
              <text:p>system</text:p>
            </table:table-cell>
            <table:table-cell table:formula="of:=VLOOKUP([.G25];[MAJ.A$1:MAJ.B$975];2;0)" office:value-type="string" office:string-value="system">
              <text:p>syste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">
              <text:p>2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orna</text:p>
            </table:table-cell>
            <table:table-cell table:style-name="ce3" office:value-type="string">
              <text:p>(patrón "forma")</text:p>
            </table:table-cell>
            <table:table-cell table:style-name="ce3" office:value-type="string">
              <text:p>(modèle ‘forme’)</text:p>
            </table:table-cell>
            <table:table-cell table:style-name="ce3" office:value-type="string">
              <text:p>(modello "forma")</text:p>
            </table:table-cell>
            <table:table-cell table:style-name="ce22" office:value-type="string">
              <text:p>foma</text:p>
            </table:table-cell>
            <table:table-cell table:style-name="ce33" office:value-type="string">
              <text:p>pattern ‘form’</text:p>
            </table:table-cell>
            <table:table-cell table:formula="of:=VLOOKUP([.G26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">
              <text:p>2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ganzu</text:p>
            </table:table-cell>
            <table:table-cell table:style-name="ce3" office:value-type="string">
              <text:p>(organizar)</text:p>
            </table:table-cell>
            <table:table-cell table:style-name="ce3" office:value-type="string">
              <text:p>(organiser)</text:p>
            </table:table-cell>
            <table:table-cell table:style-name="ce3" office:value-type="string">
              <text:p>(organizzare)</text:p>
            </table:table-cell>
            <table:table-cell table:style-name="ce22" office:value-type="string">
              <text:p>orgu</text:p>
            </table:table-cell>
            <table:table-cell table:style-name="ce33" office:value-type="string">
              <text:p>organize</text:p>
            </table:table-cell>
            <table:table-cell table:formula="of:=VLOOKUP([.G27];[MAJ.A$1:MAJ.B$975];2;0)" office:value-type="string" office:string-value="organize">
              <text:p>organiz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">
              <text:p>2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nici</text:p>
            </table:table-cell>
            <table:table-cell table:style-name="ce3" office:value-type="string">
              <text:p>(ordenada "ordenada")</text:p>
            </table:table-cell>
            <table:table-cell table:style-name="ce3" office:value-type="string">
              <text:p>(ordonné 'soigné')</text:p>
            </table:table-cell>
            <table:table-cell table:style-name="ce3" office:value-type="string">
              <text:p>(ordinato "pulito")</text:p>
            </table:table-cell>
            <table:table-cell table:style-name="ce22" office:value-type="string">
              <text:p>ordo</text:p>
            </table:table-cell>
            <table:table-cell table:style-name="ce33" office:value-type="string">
              <text:p>orderly ‘neat’</text:p>
            </table:table-cell>
            <table:table-cell table:formula="of:=VLOOKUP([.G28];[MAJ.A$1:MAJ.B$975];2;0)" office:value-type="string" office:string-value="ordinary">
              <text:p>ordina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7">
              <text:p>2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lsa</text:p>
            </table:table-cell>
            <table:table-cell table:style-name="ce3" office:value-type="string">
              <text:p>(caótico)</text:p>
            </table:table-cell>
            <table:table-cell table:style-name="ce3" office:value-type="string">
              <text:p>(chaotique)</text:p>
            </table:table-cell>
            <table:table-cell table:style-name="ce3" office:value-type="string">
              <text:p>(caotico)</text:p>
            </table:table-cell>
            <table:table-cell table:style-name="ce22" office:value-type="string">
              <text:p>kawo</text:p>
            </table:table-cell>
            <table:table-cell table:style-name="ce33" office:value-type="string">
              <text:p>chaotic</text:p>
            </table:table-cell>
            <table:table-cell table:formula="of:=VLOOKUP([.G29];[MAJ.A$1:MAJ.B$975];2;0)" office:value-type="string" office:string-value="chaotic">
              <text:p>chaotic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">
              <text:p>2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unso</text:p>
            </table:table-cell>
            <table:table-cell table:style-name="ce3" office:value-type="string">
              <text:p>("oportunidad" aleatoria)</text:p>
            </table:table-cell>
            <table:table-cell table:style-name="ce3" office:value-type="string">
              <text:p>(hasard)</text:p>
            </table:table-cell>
            <table:table-cell table:style-name="ce3" office:value-type="string">
              <text:p>("possibilità" casuale)</text:p>
            </table:table-cell>
            <table:table-cell table:style-name="ce22" office:value-type="string">
              <text:p>caxa</text:p>
            </table:table-cell>
            <table:table-cell table:style-name="ce33" office:value-type="string">
              <text:p>random ‘chance’</text:p>
            </table:table-cell>
            <table:table-cell table:formula="of:=VLOOKUP([.G30];[MAJ.A$1:MAJ.B$975];2;0)" office:value-type="string" office:string-value="random ‘chance’">
              <text:p>random ‘chanc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">
              <text:p>2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pluja</text:p>
            </table:table-cell>
            <table:table-cell table:style-name="ce3" office:value-type="string">
              <text:p>("complejo" complicado)</text:p>
            </table:table-cell>
            <table:table-cell table:style-name="ce3" office:value-type="string">
              <text:p>(complexe ‘complexe’)</text:p>
            </table:table-cell>
            <table:table-cell table:style-name="ce3" office:value-type="string">
              <text:p>(complicato "complesso")</text:p>
            </table:table-cell>
            <table:table-cell table:style-name="ce22" office:value-type="string">
              <text:p>peho</text:p>
            </table:table-cell>
            <table:table-cell table:style-name="ce33" office:value-type="string">
              <text:p>complicated ‘complex’</text:p>
            </table:table-cell>
            <table:table-cell table:formula="of:=VLOOKUP([.G31];[MAJ.A$1:MAJ.B$975];2;0)" office:value-type="string" office:string-value="complicated ‘complex’">
              <text:p>complicated ‘complex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">
              <text:p>3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ampu</text:p>
            </table:table-cell>
            <table:table-cell table:style-name="ce3" office:value-type="string">
              <text:p>(sencillo)</text:p>
            </table:table-cell>
            <table:table-cell table:style-name="ce3" office:value-type="string">
              <text:p>(Facile)</text:p>
            </table:table-cell>
            <table:table-cell table:style-name="ce3" office:value-type="string">
              <text:p>(semplice)</text:p>
            </table:table-cell>
            <table:table-cell table:style-name="ce22" office:value-type="string">
              <text:p>sipo</text:p>
            </table:table-cell>
            <table:table-cell table:style-name="ce33" office:value-type="string">
              <text:p>simple</text:p>
            </table:table-cell>
            <table:table-cell table:formula="of:=VLOOKUP([.G32];[MAJ.A$1:MAJ.B$975];2;0)" office:value-type="string" office:string-value="simple">
              <text:p>simp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">
              <text:p>3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rati</text:p>
            </table:table-cell>
            <table:table-cell table:style-name="ce3" office:value-type="string">
              <text:p>(representa "proxy")</text:p>
            </table:table-cell>
            <table:table-cell table:style-name="ce3" office:value-type="string">
              <text:p>(représente 'proxy')</text:p>
            </table:table-cell>
            <table:table-cell table:style-name="ce3" office:value-type="string">
              <text:p>(rappresenta "proxy")</text:p>
            </table:table-cell>
            <table:table-cell table:style-name="ce22" office:value-type="string">
              <text:p>poxi</text:p>
            </table:table-cell>
            <table:table-cell table:style-name="ce33" office:value-type="string">
              <text:p>represent ‘proxy’</text:p>
            </table:table-cell>
            <table:table-cell table:formula="of:=VLOOKUP([.G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">
              <text:p>3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arxe</text:p>
            </table:table-cell>
            <table:table-cell table:style-name="ce3" office:value-type="string">
              <text:p>(armonioso)</text:p>
            </table:table-cell>
            <table:table-cell table:style-name="ce3" office:value-type="string">
              <text:p>(harmonieux)</text:p>
            </table:table-cell>
            <table:table-cell table:style-name="ce3" office:value-type="string">
              <text:p>(armonioso)</text:p>
            </table:table-cell>
            <table:table-cell table:style-name="ce22" office:value-type="string">
              <text:p>moso</text:p>
            </table:table-cell>
            <table:table-cell table:style-name="ce33" office:value-type="string">
              <text:p>harmonious</text:p>
            </table:table-cell>
            <table:table-cell table:formula="of:=VLOOKUP([.G34];[MAJ.A$1:MAJ.B$975];2;0)" office:value-type="string" office:string-value="harmonious">
              <text:p>harmoniou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">
              <text:p>3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vanbi</text:p>
            </table:table-cell>
            <table:table-cell table:style-name="ce3" office:value-type="string">
              <text:p>(entorno "ambiente")</text:p>
            </table:table-cell>
            <table:table-cell table:style-name="ce3" office:value-type="string">
              <text:p>(environnement «ambiant»)</text:p>
            </table:table-cell>
            <table:table-cell table:style-name="ce3" office:value-type="string">
              <text:p>(ambiente "ambiente")</text:p>
            </table:table-cell>
            <table:table-cell table:style-name="ce22" office:value-type="string">
              <text:p>meta</text:p>
            </table:table-cell>
            <table:table-cell table:style-name="ce33" office:value-type="string">
              <text:p>environment ‘ambient’</text:p>
            </table:table-cell>
            <table:table-cell table:formula="of:=VLOOKUP([.G35];[MAJ.A$1:MAJ.B$975];2;0)" office:value-type="string" office:string-value="environment ‘ambient’">
              <text:p>environment ‘ambi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">
              <text:p>3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avni</text:p>
            </table:table-cell>
            <table:table-cell table:style-name="ce3" office:value-type="string">
              <text:p>(regla)</text:p>
            </table:table-cell>
            <table:table-cell table:style-name="ce3" office:value-type="string">
              <text:p>(règle)</text:p>
            </table:table-cell>
            <table:table-cell table:style-name="ce3" office:value-type="string">
              <text:p>(regola)</text:p>
            </table:table-cell>
            <table:table-cell table:style-name="ce22" office:value-type="string">
              <text:p>rula</text:p>
            </table:table-cell>
            <table:table-cell table:style-name="ce33" office:value-type="string">
              <text:p>rule</text:p>
            </table:table-cell>
            <table:table-cell table:formula="of:=VLOOKUP([.G36];[MAJ.A$1:MAJ.B$975];2;0)" office:value-type="string" office:string-value="rule">
              <text:p>ru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3</text:p>
            </table:table-cell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22" office:value-type="string">
              <text:p>orda</text:p>
            </table:table-cell>
            <table:table-cell table:style-name="ce33"/>
            <table:table-cell table:formula="of:=VLOOKUP([.G37];[MAJ.A$1:MAJ.B$975];2;0)" office:value-type="float" office:value="0">
              <text:p/>
            </table:table-cell>
            <table:table-cell table:number-columns-repeated="1014"/>
            <table:table-cell/>
          </table:table-row>
          <table:table-row table:style-name="ro1">
            <table:table-cell table:style-name="ce3" office:value-type="float" office:value="36">
              <text:p>3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porsi</text:p>
            </table:table-cell>
            <table:table-cell table:style-name="ce3" office:value-type="string">
              <text:p>(secuencia)</text:p>
            </table:table-cell>
            <table:table-cell table:style-name="ce3" office:value-type="string">
              <text:p>(séquence)</text:p>
            </table:table-cell>
            <table:table-cell table:style-name="ce3" office:value-type="string">
              <text:p>(sequenza)</text:p>
            </table:table-cell>
            <table:table-cell table:style-name="ce22" office:value-type="string">
              <text:p>siqo</text:p>
            </table:table-cell>
            <table:table-cell table:style-name="ce33" office:value-type="string">
              <text:p>sequence</text:p>
            </table:table-cell>
            <table:table-cell table:formula="of:=VLOOKUP([.G38];[MAJ.A$1:MAJ.B$975];2;0)" office:value-type="string" office:string-value="sequence">
              <text:p>sequen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">
              <text:p>3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liste</text:p>
            </table:table-cell>
            <table:table-cell table:style-name="ce3" office:value-type="string">
              <text:p>(lista)</text:p>
            </table:table-cell>
            <table:table-cell table:style-name="ce3" office:value-type="string">
              <text:p>(liste)</text:p>
            </table:table-cell>
            <table:table-cell table:style-name="ce3" office:value-type="string">
              <text:p>(elenco)</text:p>
            </table:table-cell>
            <table:table-cell table:style-name="ce22" office:value-type="string">
              <text:p>lita</text:p>
            </table:table-cell>
            <table:table-cell table:style-name="ce33" office:value-type="string">
              <text:p>list</text:p>
            </table:table-cell>
            <table:table-cell table:formula="of:=VLOOKUP([.G39];[MAJ.A$1:MAJ.B$975];2;0)" office:value-type="string" office:string-value="list">
              <text:p>li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">
              <text:p>3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atne</text:p>
            </table:table-cell>
            <table:table-cell table:style-name="ce3" office:value-type="string">
              <text:p>(marcha atrás)</text:p>
            </table:table-cell>
            <table:table-cell table:style-name="ce3" office:value-type="string">
              <text:p>(sens inverse)</text:p>
            </table:table-cell>
            <table:table-cell table:style-name="ce3" office:value-type="string">
              <text:p>(inverso)</text:p>
            </table:table-cell>
            <table:table-cell table:style-name="ce22" office:value-type="string">
              <text:p>atro</text:p>
            </table:table-cell>
            <table:table-cell table:style-name="ce33" office:value-type="string">
              <text:p>reverse</text:p>
            </table:table-cell>
            <table:table-cell table:formula="of:=VLOOKUP([.G40];[MAJ.A$1:MAJ.B$975];2;0)" office:value-type="string" office:string-value="reverse">
              <text:p>rever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">
              <text:p>3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lidne</text:p>
            </table:table-cell>
            <table:table-cell table:style-name="ce3" office:value-type="string">
              <text:p>(preceda 'líder')</text:p>
            </table:table-cell>
            <table:table-cell table:style-name="ce3" office:value-type="string">
              <text:p>(précéder ‘leader’)</text:p>
            </table:table-cell>
            <table:table-cell table:style-name="ce3" office:value-type="string">
              <text:p>(precede il "leader")</text:p>
            </table:table-cell>
            <table:table-cell table:style-name="ce22" office:value-type="string">
              <text:p>anto</text:p>
            </table:table-cell>
            <table:table-cell table:style-name="ce33" office:value-type="string">
              <text:p>precede ‘leader’</text:p>
            </table:table-cell>
            <table:table-cell table:formula="of:=VLOOKUP([.G41];[MAJ.A$1:MAJ.B$975];2;0)" office:value-type="string" office:string-value="precede ‘leader’">
              <text:p>precede ‘leader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4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22" office:value-type="string">
              <text:p>span</text:p>
            </table:table-cell>
            <table:table-cell table:style-name="ce33"/>
            <table:table-cell table:formula="of:=VLOOKUP([.G42];[MAJ.A$1:MAJ.B$975];2;0)" office:value-type="float" office:value="0">
              <text:p/>
            </table:table-cell>
            <table:table-cell table:number-columns-repeated="1014"/>
            <table:table-cell/>
          </table:table-row>
          <table:table-row table:style-name="ro1">
            <table:table-cell table:style-name="ce3" office:value-type="float" office:value="41">
              <text:p>4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orbi</text:p>
            </table:table-cell>
            <table:table-cell table:style-name="ce3" office:value-type="string">
              <text:p>(borde ‘borde, bordillo’)</text:p>
            </table:table-cell>
            <table:table-cell table:style-name="ce3" office:value-type="string">
              <text:p>(bord «bord, bord»)</text:p>
            </table:table-cell>
            <table:table-cell table:style-name="ce3" office:value-type="string">
              <text:p>(bordo "bordo, cordolo")</text:p>
            </table:table-cell>
            <table:table-cell table:style-name="ce22" office:value-type="string">
              <text:p>boda</text:p>
            </table:table-cell>
            <table:table-cell table:style-name="ce33" office:value-type="string">
              <text:p>edge ‘border, curb’</text:p>
            </table:table-cell>
            <table:table-cell table:formula="of:=VLOOKUP([.G43];[MAJ.A$1:MAJ.B$975];2;0)" office:value-type="string" office:string-value="edge ‘border, curb’">
              <text:p>edge ‘border, curb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">
              <text:p>4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imte</text:p>
            </table:table-cell>
            <table:table-cell table:style-name="ce3" office:value-type="string">
              <text:p>(límite)</text:p>
            </table:table-cell>
            <table:table-cell table:number-columns-repeated="2" table:style-name="ce3" office:value-type="string">
              <text:p>(limite)</text:p>
            </table:table-cell>
            <table:table-cell table:style-name="ce22" office:value-type="string">
              <text:p>lima</text:p>
            </table:table-cell>
            <table:table-cell table:style-name="ce33" office:value-type="string">
              <text:p>limit</text:p>
            </table:table-cell>
            <table:table-cell table:formula="of:=VLOOKUP([.G44];[MAJ.A$1:MAJ.B$975];2;0)" office:value-type="string" office:string-value="limit">
              <text:p>lim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3">
              <text:p>4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traji</text:p>
            </table:table-cell>
            <table:table-cell table:style-name="ce3" office:value-type="string">
              <text:p>(superlativo "extremo")</text:p>
            </table:table-cell>
            <table:table-cell table:style-name="ce3" office:value-type="string">
              <text:p>(superlatif ‘extrême’)</text:p>
            </table:table-cell>
            <table:table-cell table:style-name="ce3" office:value-type="string">
              <text:p>(superlativo "estremo")</text:p>
            </table:table-cell>
            <table:table-cell table:style-name="ce22" office:value-type="string">
              <text:p>upra</text:p>
            </table:table-cell>
            <table:table-cell table:style-name="ce33" office:value-type="string">
              <text:p>superlative ‘extreme’</text:p>
            </table:table-cell>
            <table:table-cell table:formula="of:=VLOOKUP([.G45];[MAJ.A$1:MAJ.B$975];2;0)" office:value-type="string" office:string-value="superlative ‘extreme’">
              <text:p>superlative ‘extrem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">
              <text:p>4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ilxe</text:p>
            </table:table-cell>
            <table:table-cell table:style-name="ce3" office:value-type="string">
              <text:p>(templado)</text:p>
            </table:table-cell>
            <table:table-cell table:style-name="ce3" office:value-type="string">
              <text:p>(doux)</text:p>
            </table:table-cell>
            <table:table-cell table:style-name="ce3" office:value-type="string">
              <text:p>(mite)</text:p>
            </table:table-cell>
            <table:table-cell table:style-name="ce22" office:value-type="string">
              <text:p>mezo</text:p>
            </table:table-cell>
            <table:table-cell table:style-name="ce33" office:value-type="string">
              <text:p>mild</text:p>
            </table:table-cell>
            <table:table-cell table:formula="of:=VLOOKUP([.G46];[MAJ.A$1:MAJ.B$975];2;0)" office:value-type="string" office:string-value="mild">
              <text:p>mil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5">
              <text:p>4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ncu</text:p>
            </table:table-cell>
            <table:table-cell table:style-name="ce3" office:value-type="string">
              <text:p>(más allá)</text:p>
            </table:table-cell>
            <table:table-cell table:style-name="ce3" office:value-type="string">
              <text:p>(au-delà)</text:p>
            </table:table-cell>
            <table:table-cell table:style-name="ce3" office:value-type="string">
              <text:p>(al di là)</text:p>
            </table:table-cell>
            <table:table-cell table:style-name="ce22" office:value-type="string">
              <text:p>mero</text:p>
            </table:table-cell>
            <table:table-cell table:style-name="ce33" office:value-type="string">
              <text:p>beyond</text:p>
            </table:table-cell>
            <table:table-cell table:formula="of:=VLOOKUP([.G47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5</text:p>
            </table:table-cell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22" office:value-type="string">
              <text:p>ka</text:p>
            </table:table-cell>
            <table:table-cell table:style-name="ce33"/>
            <table:table-cell table:formula="of:=VLOOKUP([.G48];[MAJ.A$1:MAJ.B$975];2;0)" office:value-type="string" office:string-value="as">
              <text:p>as</text:p>
            </table:table-cell>
            <table:table-cell table:number-columns-repeated="1014"/>
            <table:table-cell/>
          </table:table-row>
          <table:table-row table:style-name="ro1">
            <table:table-cell table:style-name="ce3" office:value-type="float" office:value="47">
              <text:p>4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rbi</text:p>
            </table:table-cell>
            <table:table-cell table:style-name="ce3" office:value-type="string">
              <text:p>(comparar)</text:p>
            </table:table-cell>
            <table:table-cell table:style-name="ce3" office:value-type="string">
              <text:p>(comparer)</text:p>
            </table:table-cell>
            <table:table-cell table:style-name="ce3" office:value-type="string">
              <text:p>(confrontare)</text:p>
            </table:table-cell>
            <table:table-cell table:style-name="ce22" office:value-type="string">
              <text:p>kaxu</text:p>
            </table:table-cell>
            <table:table-cell table:style-name="ce33" office:value-type="string">
              <text:p>compare</text:p>
            </table:table-cell>
            <table:table-cell table:formula="of:=VLOOKUP([.G49];[MAJ.A$1:MAJ.B$975];2;0)" office:value-type="string" office:string-value="compare">
              <text:p>compa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8">
              <text:p>4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apti</text:p>
            </table:table-cell>
            <table:table-cell table:style-name="ce3" office:value-type="string">
              <text:p>(ajuste "coincidencia")</text:p>
            </table:table-cell>
            <table:table-cell table:style-name="ce3" office:value-type="string">
              <text:p>(fit 'match')</text:p>
            </table:table-cell>
            <table:table-cell table:style-name="ce3" office:value-type="string">
              <text:p>(adatta a "corrispondenza")</text:p>
            </table:table-cell>
            <table:table-cell table:style-name="ce22" office:value-type="string">
              <text:p>maco</text:p>
            </table:table-cell>
            <table:table-cell table:style-name="ce33" office:value-type="string">
              <text:p>fit ‘match’</text:p>
            </table:table-cell>
            <table:table-cell table:formula="of:=VLOOKUP([.G50];[MAJ.A$1:MAJ.B$975];2;0)" office:value-type="string" office:string-value="fit ‘match’">
              <text:p>fit ‘match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9">
              <text:p>4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imni</text:p>
            </table:table-cell>
            <table:table-cell table:style-name="ce3" office:value-type="string">
              <text:p>(infinito)</text:p>
            </table:table-cell>
            <table:table-cell table:style-name="ce3" office:value-type="string">
              <text:p>(infini)</text:p>
            </table:table-cell>
            <table:table-cell table:style-name="ce3" office:value-type="string">
              <text:p>(infinito)</text:p>
            </table:table-cell>
            <table:table-cell table:style-name="ce22" office:value-type="string">
              <text:p>ifto</text:p>
            </table:table-cell>
            <table:table-cell table:style-name="ce33" office:value-type="string">
              <text:p>infinite</text:p>
            </table:table-cell>
            <table:table-cell table:formula="of:=VLOOKUP([.G51];[MAJ.A$1:MAJ.B$975];2;0)" office:value-type="string" office:string-value="infinite">
              <text:p>infin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0">
              <text:p>5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zasni</text:p>
            </table:table-cell>
            <table:table-cell table:style-name="ce3" office:value-type="string">
              <text:p>(temporal "transitorio")</text:p>
            </table:table-cell>
            <table:table-cell table:style-name="ce3" office:value-type="string">
              <text:p>(transitoire)</text:p>
            </table:table-cell>
            <table:table-cell table:style-name="ce3" office:value-type="string">
              <text:p>("transitorio" temporaneo)</text:p>
            </table:table-cell>
            <table:table-cell table:style-name="ce22" office:value-type="string">
              <text:p>tiso</text:p>
            </table:table-cell>
            <table:table-cell table:style-name="ce33" office:value-type="string">
              <text:p>temporary ‘transient’</text:p>
            </table:table-cell>
            <table:table-cell table:formula="of:=VLOOKUP([.G52];[MAJ.A$1:MAJ.B$975];2;0)" office:value-type="string" office:string-value="temporary ‘transient’">
              <text:p>temporary ‘transi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1">
              <text:p>5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utce</text:p>
            </table:table-cell>
            <table:table-cell table:style-name="ce3" office:value-type="string">
              <text:p>(mucho)</text:p>
            </table:table-cell>
            <table:table-cell table:style-name="ce3" office:value-type="string">
              <text:p>(beaucoup)</text:p>
            </table:table-cell>
            <table:table-cell table:style-name="ce3" office:value-type="string">
              <text:p>(tanto)</text:p>
            </table:table-cell>
            <table:table-cell table:style-name="ce22" office:value-type="string">
              <text:p>tato</text:p>
            </table:table-cell>
            <table:table-cell table:style-name="ce33" office:value-type="string">
              <text:p>much</text:p>
            </table:table-cell>
            <table:table-cell table:formula="of:=VLOOKUP([.G53];[MAJ.A$1:MAJ.B$975];2;0)" office:value-type="string" office:string-value="much">
              <text:p>muc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2">
              <text:p>5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rda</text:p>
            </table:table-cell>
            <table:table-cell table:style-name="ce3" office:value-type="string">
              <text:p>(Muy grande')</text:p>
            </table:table-cell>
            <table:table-cell table:style-name="ce3" office:value-type="string">
              <text:p>(grand ‘grand’)</text:p>
            </table:table-cell>
            <table:table-cell table:style-name="ce3" office:value-type="string">
              <text:p>(grande largo')</text:p>
            </table:table-cell>
            <table:table-cell table:style-name="ce22" office:value-type="string">
              <text:p>goso</text:p>
            </table:table-cell>
            <table:table-cell table:style-name="ce33" office:value-type="string">
              <text:p>big ‘large’</text:p>
            </table:table-cell>
            <table:table-cell table:formula="of:=VLOOKUP([.G54];[MAJ.A$1:MAJ.B$975];2;0)" office:value-type="string" office:string-value="big">
              <text:p>bi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3">
              <text:p>5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malu</text:p>
            </table:table-cell>
            <table:table-cell table:style-name="ce3" office:value-type="string">
              <text:p>(pequeña)</text:p>
            </table:table-cell>
            <table:table-cell table:style-name="ce3" office:value-type="string">
              <text:p>(petit)</text:p>
            </table:table-cell>
            <table:table-cell table:style-name="ce3" office:value-type="string">
              <text:p>(piccolo)</text:p>
            </table:table-cell>
            <table:table-cell table:style-name="ce22" office:value-type="string">
              <text:p>peti</text:p>
            </table:table-cell>
            <table:table-cell table:style-name="ce33" office:value-type="string">
              <text:p>small</text:p>
            </table:table-cell>
            <table:table-cell table:formula="of:=VLOOKUP([.G55];[MAJ.A$1:MAJ.B$975];2;0)" office:value-type="string" office:string-value="small">
              <text:p>smal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4">
              <text:p>5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zmadu</text:p>
            </table:table-cell>
            <table:table-cell table:style-name="ce3" office:value-type="string">
              <text:p>(más)</text:p>
            </table:table-cell>
            <table:table-cell table:style-name="ce3" office:value-type="string">
              <text:p>(plus)</text:p>
            </table:table-cell>
            <table:table-cell table:style-name="ce3" office:value-type="string">
              <text:p>(Di Più)</text:p>
            </table:table-cell>
            <table:table-cell table:style-name="ce22" office:value-type="string">
              <text:p>mero</text:p>
            </table:table-cell>
            <table:table-cell table:style-name="ce33" office:value-type="string">
              <text:p>more</text:p>
            </table:table-cell>
            <table:table-cell table:formula="of:=VLOOKUP([.G56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5">
              <text:p>5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leca</text:p>
            </table:table-cell>
            <table:table-cell table:style-name="ce3" office:value-type="string">
              <text:p>(Menos)</text:p>
            </table:table-cell>
            <table:table-cell table:style-name="ce3" office:value-type="string">
              <text:p>(Moins)</text:p>
            </table:table-cell>
            <table:table-cell table:style-name="ce3" office:value-type="string">
              <text:p>(Di meno)</text:p>
            </table:table-cell>
            <table:table-cell table:style-name="ce22" office:value-type="string">
              <text:p>meno</text:p>
            </table:table-cell>
            <table:table-cell table:style-name="ce33" office:value-type="string">
              <text:p>less</text:p>
            </table:table-cell>
            <table:table-cell table:formula="of:=VLOOKUP([.G57];[MAJ.A$1:MAJ.B$975];2;0)" office:value-type="string" office:string-value="less">
              <text:p>le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">
              <text:p>5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zenba</text:p>
            </table:table-cell>
            <table:table-cell table:style-name="ce3" office:value-type="string">
              <text:p>(aumentar "aumentar")</text:p>
            </table:table-cell>
            <table:table-cell table:style-name="ce3" office:value-type="string">
              <text:p>(augmenter «augmenter»)</text:p>
            </table:table-cell>
            <table:table-cell table:style-name="ce3" office:value-type="string">
              <text:p>(aumenta "aumento")</text:p>
            </table:table-cell>
            <table:table-cell table:style-name="ce22" office:value-type="string">
              <text:p>agma</text:p>
            </table:table-cell>
            <table:table-cell table:style-name="ce33" office:value-type="string">
              <text:p>increase ‘augment’</text:p>
            </table:table-cell>
            <table:table-cell table:formula="of:=VLOOKUP([.G58];[MAJ.A$1:MAJ.B$975];2;0)" office:value-type="string" office:string-value="increase ‘augment’">
              <text:p>increase ‘augm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">
              <text:p>5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dika</text:p>
            </table:table-cell>
            <table:table-cell table:style-name="ce3" office:value-type="string">
              <text:p>(disminución)</text:p>
            </table:table-cell>
            <table:table-cell table:style-name="ce3" office:value-type="string">
              <text:p>(diminution)</text:p>
            </table:table-cell>
            <table:table-cell table:style-name="ce3" office:value-type="string">
              <text:p>(diminuire)</text:p>
            </table:table-cell>
            <table:table-cell table:style-name="ce22" office:value-type="string">
              <text:p>dimo</text:p>
            </table:table-cell>
            <table:table-cell table:style-name="ce33" office:value-type="string">
              <text:p>decrease</text:p>
            </table:table-cell>
            <table:table-cell table:formula="of:=VLOOKUP([.G59];[MAJ.A$1:MAJ.B$975];2;0)" office:value-type="string" office:string-value="decrease">
              <text:p>decrea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8">
              <text:p>5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todi</text:p>
            </table:table-cell>
            <table:table-cell table:style-name="ce3" office:value-type="string">
              <text:p>(constante "estable")</text:p>
            </table:table-cell>
            <table:table-cell table:style-name="ce3" office:value-type="string">
              <text:p>(constante ‘stable’)</text:p>
            </table:table-cell>
            <table:table-cell table:style-name="ce3" office:value-type="string">
              <text:p>(costante "stabile")</text:p>
            </table:table-cell>
            <table:table-cell table:style-name="ce22" office:value-type="string">
              <text:p>tabo</text:p>
            </table:table-cell>
            <table:table-cell table:style-name="ce33" office:value-type="string">
              <text:p>constant ‘stable’</text:p>
            </table:table-cell>
            <table:table-cell table:formula="of:=VLOOKUP([.G60];[MAJ.A$1:MAJ.B$975];2;0)" office:value-type="string" office:string-value="constant ‘stable’">
              <text:p>constant ‘stabl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9">
              <text:p>5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enba</text:p>
            </table:table-cell>
            <table:table-cell table:style-name="ce3" office:value-type="string">
              <text:p>(variar)</text:p>
            </table:table-cell>
            <table:table-cell table:style-name="ce3" office:value-type="string">
              <text:p>(varier)</text:p>
            </table:table-cell>
            <table:table-cell table:style-name="ce3" office:value-type="string">
              <text:p>(variare)</text:p>
            </table:table-cell>
            <table:table-cell table:style-name="ce22" office:value-type="string">
              <text:p>varu</text:p>
            </table:table-cell>
            <table:table-cell table:style-name="ce33" office:value-type="string">
              <text:p>vary</text:p>
            </table:table-cell>
            <table:table-cell table:formula="of:=VLOOKUP([.G61];[MAJ.A$1:MAJ.B$975];2;0)" office:value-type="string" office:string-value="vary">
              <text:p>va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0">
              <text:p>6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nro</text:p>
            </table:table-cell>
            <table:table-cell table:style-name="ce3" office:value-type="string">
              <text:p>(crecer)</text:p>
            </table:table-cell>
            <table:table-cell table:style-name="ce3" office:value-type="string">
              <text:p>(grandir)</text:p>
            </table:table-cell>
            <table:table-cell table:style-name="ce3" office:value-type="string">
              <text:p>(crescere)</text:p>
            </table:table-cell>
            <table:table-cell table:style-name="ce22" office:value-type="string">
              <text:p>goxu</text:p>
            </table:table-cell>
            <table:table-cell table:style-name="ce33" office:value-type="string">
              <text:p>grow</text:p>
            </table:table-cell>
            <table:table-cell table:formula="of:=VLOOKUP([.G62];[MAJ.A$1:MAJ.B$975];2;0)" office:value-type="string" office:string-value="grow">
              <text:p>gr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1">
              <text:p>6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taru</text:p>
            </table:table-cell>
            <table:table-cell table:style-name="ce3" office:value-type="string">
              <text:p>(marea)</text:p>
            </table:table-cell>
            <table:table-cell table:style-name="ce3" office:value-type="string">
              <text:p>(marée)</text:p>
            </table:table-cell>
            <table:table-cell table:style-name="ce3" office:value-type="string">
              <text:p>(marea)</text:p>
            </table:table-cell>
            <table:table-cell table:style-name="ce22" office:value-type="string">
              <text:p>mara</text:p>
            </table:table-cell>
            <table:table-cell table:style-name="ce33" office:value-type="string">
              <text:p>tide</text:p>
            </table:table-cell>
            <table:table-cell table:formula="of:=VLOOKUP([.G63];[MAJ.A$1:MAJ.B$975];2;0)" office:value-type="string" office:string-value="tide">
              <text:p>tid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2">
              <text:p>6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mina</text:p>
            </table:table-cell>
            <table:table-cell table:style-name="ce3" office:value-type="string">
              <text:p>(agregue "aumentar")</text:p>
            </table:table-cell>
            <table:table-cell table:style-name="ce3" office:value-type="string">
              <text:p>(ajouter «augmenter»)</text:p>
            </table:table-cell>
            <table:table-cell table:style-name="ce3" office:value-type="string">
              <text:p>(aggiungi "aumento")</text:p>
            </table:table-cell>
            <table:table-cell table:style-name="ce22" office:value-type="string">
              <text:p>sibo</text:p>
            </table:table-cell>
            <table:table-cell table:style-name="ce33" office:value-type="string">
              <text:p>add ‘augment’</text:p>
            </table:table-cell>
            <table:table-cell table:formula="of:=VLOOKUP([.G64];[MAJ.A$1:MAJ.B$975];2;0)" office:value-type="string" office:string-value="add ‘augment’">
              <text:p>add ‘augm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3">
              <text:p>6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banzu</text:p>
            </table:table-cell>
            <table:table-cell table:style-name="ce3" office:value-type="string">
              <text:p>(satisfacer)</text:p>
            </table:table-cell>
            <table:table-cell table:style-name="ce3" office:value-type="string">
              <text:p>(suffire)</text:p>
            </table:table-cell>
            <table:table-cell table:style-name="ce3" office:value-type="string">
              <text:p>(Sufficiente)</text:p>
            </table:table-cell>
            <table:table-cell table:style-name="ce22" office:value-type="string">
              <text:p>sufo</text:p>
            </table:table-cell>
            <table:table-cell table:style-name="ce33" office:value-type="string">
              <text:p>suffice</text:p>
            </table:table-cell>
            <table:table-cell table:formula="of:=VLOOKUP([.G65];[MAJ.A$1:MAJ.B$975];2;0)" office:value-type="string" office:string-value="suffice">
              <text:p>suffi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4">
              <text:p>6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ukse</text:p>
            </table:table-cell>
            <table:table-cell table:style-name="ce3" office:value-type="string">
              <text:p>(exceso)</text:p>
            </table:table-cell>
            <table:table-cell table:style-name="ce3" office:value-type="string">
              <text:p>(excès)</text:p>
            </table:table-cell>
            <table:table-cell table:style-name="ce3" office:value-type="string">
              <text:p>(eccesso)</text:p>
            </table:table-cell>
            <table:table-cell table:style-name="ce22" office:value-type="string">
              <text:p>esea</text:p>
            </table:table-cell>
            <table:table-cell table:style-name="ce33" office:value-type="string">
              <text:p>excess</text:p>
            </table:table-cell>
            <table:table-cell table:formula="of:=VLOOKUP([.G66];[MAJ.A$1:MAJ.B$975];2;0)" office:value-type="string" office:string-value="excess">
              <text:p>exce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5">
              <text:p>6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laxu</text:p>
            </table:table-cell>
            <table:table-cell table:style-name="ce3" office:value-type="string">
              <text:p>(sin "falta")</text:p>
            </table:table-cell>
            <table:table-cell table:style-name="ce3" office:value-type="string">
              <text:p>(sans ‘manque’)</text:p>
            </table:table-cell>
            <table:table-cell table:style-name="ce3" office:value-type="string">
              <text:p>(senza "mancanza")</text:p>
            </table:table-cell>
            <table:table-cell table:style-name="ce22" office:value-type="string">
              <text:p>sin</text:p>
            </table:table-cell>
            <table:table-cell table:style-name="ce33" office:value-type="string">
              <text:p>without</text:p>
            </table:table-cell>
            <table:table-cell table:formula="of:=VLOOKUP([.G67];[MAJ.A$1:MAJ.B$975];2;0)" office:value-type="string" office:string-value="without">
              <text:p>withou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6">
              <text:p>6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unli</text:p>
            </table:table-cell>
            <table:table-cell table:style-name="ce3" office:value-type="string">
              <text:p>(igual)</text:p>
            </table:table-cell>
            <table:table-cell table:style-name="ce3" office:value-type="string">
              <text:p>(égal)</text:p>
            </table:table-cell>
            <table:table-cell table:style-name="ce3" office:value-type="string">
              <text:p>(pari)</text:p>
            </table:table-cell>
            <table:table-cell table:style-name="ce22" office:value-type="string">
              <text:p>eqal</text:p>
            </table:table-cell>
            <table:table-cell table:style-name="ce33" office:value-type="string">
              <text:p>equal</text:p>
            </table:table-cell>
            <table:table-cell table:formula="of:=VLOOKUP([.G68];[MAJ.A$1:MAJ.B$975];2;0)" office:value-type="string" office:string-value="equal">
              <text:p>equ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7">
              <text:p>6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imsa</text:p>
            </table:table-cell>
            <table:table-cell table:style-name="ce3" office:value-type="string">
              <text:p>(similar)</text:p>
            </table:table-cell>
            <table:table-cell table:style-name="ce3" office:value-type="string">
              <text:p>(similaire)</text:p>
            </table:table-cell>
            <table:table-cell table:style-name="ce3" office:value-type="string">
              <text:p>(simile)</text:p>
            </table:table-cell>
            <table:table-cell table:style-name="ce22" office:value-type="string">
              <text:p>simo</text:p>
            </table:table-cell>
            <table:table-cell table:style-name="ce33" office:value-type="string">
              <text:p>similar</text:p>
            </table:table-cell>
            <table:table-cell table:formula="of:=VLOOKUP([.G69];[MAJ.A$1:MAJ.B$975];2;0)" office:value-type="string" office:string-value="similar">
              <text:p>simil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8">
              <text:p>6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rata</text:p>
            </table:table-cell>
            <table:table-cell table:style-name="ce3" office:value-type="string">
              <text:p>(otro)</text:p>
            </table:table-cell>
            <table:table-cell table:style-name="ce3" office:value-type="string">
              <text:p>(autre)</text:p>
            </table:table-cell>
            <table:table-cell table:style-name="ce3" office:value-type="string">
              <text:p>(altro)</text:p>
            </table:table-cell>
            <table:table-cell table:style-name="ce22" office:value-type="string">
              <text:p>otro</text:p>
            </table:table-cell>
            <table:table-cell table:style-name="ce33" office:value-type="string">
              <text:p>other</text:p>
            </table:table-cell>
            <table:table-cell table:formula="of:=VLOOKUP([.G70];[MAJ.A$1:MAJ.B$975];2;0)" office:value-type="string" office:string-value="other">
              <text:p>oth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">
              <text:p>6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intu</text:p>
            </table:table-cell>
            <table:table-cell table:style-name="ce3" office:value-type="string">
              <text:p>(mismo "idéntico")</text:p>
            </table:table-cell>
            <table:table-cell table:style-name="ce3" office:value-type="string">
              <text:p>(même ‘identique’)</text:p>
            </table:table-cell>
            <table:table-cell table:style-name="ce3" office:value-type="string">
              <text:p>(stesso "identico")</text:p>
            </table:table-cell>
            <table:table-cell table:style-name="ce22" office:value-type="string">
              <text:p>mimo</text:p>
            </table:table-cell>
            <table:table-cell table:style-name="ce33" office:value-type="string">
              <text:p>same ‘identical’</text:p>
            </table:table-cell>
            <table:table-cell table:formula="of:=VLOOKUP([.G71];[MAJ.A$1:MAJ.B$975];2;0)" office:value-type="string" office:string-value="same ‘identical’">
              <text:p>same ‘identic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">
              <text:p>7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rica</text:p>
            </table:table-cell>
            <table:table-cell table:style-name="ce3" office:value-type="string">
              <text:p>(diferir de)</text:p>
            </table:table-cell>
            <table:table-cell table:style-name="ce3" office:value-type="string">
              <text:p>(différer)</text:p>
            </table:table-cell>
            <table:table-cell table:style-name="ce3" office:value-type="string">
              <text:p>(differire)</text:p>
            </table:table-cell>
            <table:table-cell table:style-name="ce22" office:value-type="string">
              <text:p>difo</text:p>
            </table:table-cell>
            <table:table-cell table:style-name="ce33" office:value-type="string">
              <text:p>differ</text:p>
            </table:table-cell>
            <table:table-cell table:formula="of:=VLOOKUP([.G72];[MAJ.A$1:MAJ.B$975];2;0)" office:value-type="string" office:string-value="difficult">
              <text:p>difficul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">
              <text:p>7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ukti</text:p>
            </table:table-cell>
            <table:table-cell table:style-name="ce3" office:value-type="string">
              <text:p>(opuesto "contrario")</text:p>
            </table:table-cell>
            <table:table-cell table:style-name="ce3" office:value-type="string">
              <text:p>(ci-contre "contraire")</text:p>
            </table:table-cell>
            <table:table-cell table:style-name="ce3" office:value-type="string">
              <text:p>(al contrario di "contrario")</text:p>
            </table:table-cell>
            <table:table-cell table:style-name="ce22" office:value-type="string">
              <text:p>adro</text:p>
            </table:table-cell>
            <table:table-cell table:style-name="ce33" office:value-type="string">
              <text:p>opposite ‘contrary’</text:p>
            </table:table-cell>
            <table:table-cell table:formula="of:=VLOOKUP([.G73];[MAJ.A$1:MAJ.B$975];2;0)" office:value-type="string" office:string-value="opposite ‘contrary’">
              <text:p>opposite ‘contrar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">
              <text:p>7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**1.6</text:p>
            </table:table-cell>
            <table:table-cell table:style-name="ce3" office:value-type="string">
              <text:p>Matemáticas</text:p>
            </table:table-cell>
            <table:table-cell table:style-name="ce3" office:value-type="string">
              <text:p>Mathématiques</text:p>
            </table:table-cell>
            <table:table-cell table:style-name="ce3" office:value-type="string">
              <text:p>Matematica</text:p>
            </table:table-cell>
            <table:table-cell table:style-name="ce22" office:value-type="string">
              <text:p>mate</text:p>
            </table:table-cell>
            <table:table-cell table:style-name="ce33" office:value-type="string">
              <text:p>Mathematics</text:p>
            </table:table-cell>
            <table:table-cell table:formula="of:=VLOOKUP([.G74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">
              <text:p>7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cmaci</text:p>
            </table:table-cell>
            <table:table-cell table:style-name="ce3" office:value-type="string">
              <text:p>(matemáticas)</text:p>
            </table:table-cell>
            <table:table-cell table:style-name="ce3" office:value-type="string">
              <text:p>(mathématiques)</text:p>
            </table:table-cell>
            <table:table-cell table:style-name="ce3" office:value-type="string">
              <text:p>(matematica)</text:p>
            </table:table-cell>
            <table:table-cell table:style-name="ce22" office:value-type="string">
              <text:p>maxo</text:p>
            </table:table-cell>
            <table:table-cell table:style-name="ce33" office:value-type="string">
              <text:p>mathematics</text:p>
            </table:table-cell>
            <table:table-cell table:formula="of:=VLOOKUP([.G75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">
              <text:p>7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mekso</text:p>
            </table:table-cell>
            <table:table-cell table:style-name="ce3" office:value-type="string">
              <text:p>(MEX)</text:p>
            </table:table-cell>
            <table:table-cell table:style-name="ce3" office:value-type="string">
              <text:p>(mex)</text:p>
            </table:table-cell>
            <table:table-cell table:style-name="ce3" office:value-type="string">
              <text:p>(MEX)</text:p>
            </table:table-cell>
            <table:table-cell table:style-name="ce22" office:value-type="string">
              <text:p>Mecs</text:p>
            </table:table-cell>
            <table:table-cell table:style-name="ce33" office:value-type="string">
              <text:p>Mexuco</text:p>
            </table:table-cell>
            <table:table-cell table:formula="of:=VLOOKUP([.G76];[MAJ.A$1:MAJ.B$975];2;0)" office:value-type="string" office:string-value="Mexuco">
              <text:p>Mexuco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">
              <text:p>7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namcu</text:p>
            </table:table-cell>
            <table:table-cell table:style-name="ce3" office:value-type="string">
              <text:p>(número)</text:p>
            </table:table-cell>
            <table:table-cell table:style-name="ce3" office:value-type="string">
              <text:p>(nombre)</text:p>
            </table:table-cell>
            <table:table-cell table:style-name="ce3" office:value-type="string">
              <text:p>(numero)</text:p>
            </table:table-cell>
            <table:table-cell table:style-name="ce22" office:value-type="string">
              <text:p>numa</text:p>
            </table:table-cell>
            <table:table-cell table:style-name="ce33" office:value-type="string">
              <text:p>number</text:p>
            </table:table-cell>
            <table:table-cell table:formula="of:=VLOOKUP([.G77];[MAJ.A$1:MAJ.B$975];2;0)" office:value-type="string" office:string-value="number">
              <text:p>numb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">
              <text:p>7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ncu</text:p>
            </table:table-cell>
            <table:table-cell table:style-name="ce3" office:value-type="string">
              <text:p>(contar)</text:p>
            </table:table-cell>
            <table:table-cell table:style-name="ce3" office:value-type="string">
              <text:p>(compter)</text:p>
            </table:table-cell>
            <table:table-cell table:style-name="ce3" office:value-type="string">
              <text:p>(contare)</text:p>
            </table:table-cell>
            <table:table-cell table:style-name="ce22" office:value-type="string">
              <text:p>kotu</text:p>
            </table:table-cell>
            <table:table-cell table:style-name="ce33" office:value-type="string">
              <text:p>count</text:p>
            </table:table-cell>
            <table:table-cell table:formula="of:=VLOOKUP([.G78];[MAJ.A$1:MAJ.B$975];2;0)" office:value-type="string" office:string-value="count">
              <text:p>cou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">
              <text:p>7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kanji</text:p>
            </table:table-cell>
            <table:table-cell table:style-name="ce3" office:value-type="string">
              <text:p>(calcular "cuenta")</text:p>
            </table:table-cell>
            <table:table-cell table:style-name="ce3" office:value-type="string">
              <text:p>(calculer 'compter')</text:p>
            </table:table-cell>
            <table:table-cell table:style-name="ce3" office:value-type="string">
              <text:p>(calcola "calcolo")</text:p>
            </table:table-cell>
            <table:table-cell table:style-name="ce22" office:value-type="string">
              <text:p>kelu</text:p>
            </table:table-cell>
            <table:table-cell table:style-name="ce33" office:value-type="string">
              <text:p>calculate ‘reckon’</text:p>
            </table:table-cell>
            <table:table-cell table:formula="of:=VLOOKUP([.G79];[MAJ.A$1:MAJ.B$975];2;0)" office:value-type="string" office:string-value="calculate ‘reckon’">
              <text:p>calculate ‘recko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">
              <text:p>7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aclu</text:p>
            </table:table-cell>
            <table:table-cell table:style-name="ce3" office:value-type="string">
              <text:p>(decimal)</text:p>
            </table:table-cell>
            <table:table-cell table:style-name="ce3" office:value-type="string">
              <text:p>(décimal)</text:p>
            </table:table-cell>
            <table:table-cell table:style-name="ce3" office:value-type="string">
              <text:p>(decimale)</text:p>
            </table:table-cell>
            <table:table-cell table:style-name="ce22" office:value-type="string">
              <text:p>deco</text:p>
            </table:table-cell>
            <table:table-cell table:style-name="ce33" office:value-type="string">
              <text:p>decimal</text:p>
            </table:table-cell>
            <table:table-cell table:formula="of:=VLOOKUP([.G80];[MAJ.A$1:MAJ.B$975];2;0)" office:value-type="string" office:string-value="decimal">
              <text:p>decim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">
              <text:p>7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umji</text:p>
            </table:table-cell>
            <table:table-cell table:style-name="ce3" office:value-type="string">
              <text:p>(suma)</text:p>
            </table:table-cell>
            <table:table-cell table:style-name="ce3" office:value-type="string">
              <text:p>(somme)</text:p>
            </table:table-cell>
            <table:table-cell table:style-name="ce3" office:value-type="string">
              <text:p>(somma)</text:p>
            </table:table-cell>
            <table:table-cell table:style-name="ce22" office:value-type="string">
              <text:p>suma</text:p>
            </table:table-cell>
            <table:table-cell table:style-name="ce33" office:value-type="string">
              <text:p>sum</text:p>
            </table:table-cell>
            <table:table-cell table:formula="of:=VLOOKUP([.G81];[MAJ.A$1:MAJ.B$975];2;0)" office:value-type="string" office:string-value="sum">
              <text:p>su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">
              <text:p>8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vimcu</text:p>
            </table:table-cell>
            <table:table-cell table:style-name="ce3" office:value-type="string">
              <text:p>(eliminar)</text:p>
            </table:table-cell>
            <table:table-cell table:style-name="ce3" office:value-type="string">
              <text:p>(retirer)</text:p>
            </table:table-cell>
            <table:table-cell table:style-name="ce3" office:value-type="string">
              <text:p>(rimuovere)</text:p>
            </table:table-cell>
            <table:table-cell table:style-name="ce22" office:value-type="string">
              <text:p>elma</text:p>
            </table:table-cell>
            <table:table-cell table:style-name="ce33" office:value-type="string">
              <text:p>remove</text:p>
            </table:table-cell>
            <table:table-cell table:formula="of:=VLOOKUP([.G82];[MAJ.A$1:MAJ.B$975];2;0)" office:value-type="string" office:string-value="remove">
              <text:p>remo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">
              <text:p>8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pilji</text:p>
            </table:table-cell>
            <table:table-cell table:style-name="ce3" office:value-type="string">
              <text:p>(multiplicar "multiplicar")</text:p>
            </table:table-cell>
            <table:table-cell table:style-name="ce3" office:value-type="string">
              <text:p>(multiplier ‘multiplier’)</text:p>
            </table:table-cell>
            <table:table-cell table:style-name="ce3" office:value-type="string">
              <text:p>(moltiplica "moltiplica")</text:p>
            </table:table-cell>
            <table:table-cell table:style-name="ce22" office:value-type="string">
              <text:p>muta</text:p>
            </table:table-cell>
            <table:table-cell table:style-name="ce33" office:value-type="string">
              <text:p>multiply ‘multiply’</text:p>
            </table:table-cell>
            <table:table-cell table:formula="of:=VLOOKUP([.G83];[MAJ.A$1:MAJ.B$975];2;0)" office:value-type="string" office:string-value="multiply ‘multiply’">
              <text:p>multiply ‘multipl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">
              <text:p>82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ilcu</text:p>
            </table:table-cell>
            <table:table-cell table:style-name="ce3" office:value-type="string">
              <text:p>(cociente "división")</text:p>
            </table:table-cell>
            <table:table-cell table:style-name="ce3" office:value-type="string">
              <text:p>(quotient «division»)</text:p>
            </table:table-cell>
            <table:table-cell table:style-name="ce3" office:value-type="string">
              <text:p>(quoziente "divisione")</text:p>
            </table:table-cell>
            <table:table-cell table:style-name="ce22" office:value-type="string">
              <text:p>qota</text:p>
            </table:table-cell>
            <table:table-cell table:style-name="ce33" office:value-type="string">
              <text:p>quotient ‘division’</text:p>
            </table:table-cell>
            <table:table-cell table:formula="of:=VLOOKUP([.G84];[MAJ.A$1:MAJ.B$975];2;0)" office:value-type="string" office:string-value="quotient ‘division’">
              <text:p>quotient ‘divisio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">
              <text:p>83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rinu</text:p>
            </table:table-cell>
            <table:table-cell table:style-name="ce3" office:value-type="string">
              <text:p>(fracción)</text:p>
            </table:table-cell>
            <table:table-cell table:style-name="ce3" office:value-type="string">
              <text:p>(fraction)</text:p>
            </table:table-cell>
            <table:table-cell table:style-name="ce3" office:value-type="string">
              <text:p>(frazione)</text:p>
            </table:table-cell>
            <table:table-cell table:style-name="ce22" office:value-type="string">
              <text:p>frac</text:p>
            </table:table-cell>
            <table:table-cell table:style-name="ce33" office:value-type="string">
              <text:p>fraction</text:p>
            </table:table-cell>
            <table:table-cell table:formula="of:=VLOOKUP([.G85];[MAJ.A$1:MAJ.B$975];2;0)" office:value-type="string" office:string-value="fraction">
              <text:p>fract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">
              <text:p>84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tenfa</text:p>
            </table:table-cell>
            <table:table-cell table:style-name="ce3" office:value-type="string">
              <text:p>(exponencial)</text:p>
            </table:table-cell>
            <table:table-cell table:style-name="ce3" office:value-type="string">
              <text:p>(exponentiel)</text:p>
            </table:table-cell>
            <table:table-cell table:style-name="ce3" office:value-type="string">
              <text:p>(Esponenziale)</text:p>
            </table:table-cell>
            <table:table-cell table:style-name="ce22" office:value-type="string">
              <text:p>ecsa</text:p>
            </table:table-cell>
            <table:table-cell table:style-name="ce33" office:value-type="string">
              <text:p>exponential</text:p>
            </table:table-cell>
            <table:table-cell table:formula="of:=VLOOKUP([.G86];[MAJ.A$1:MAJ.B$975];2;0)" office:value-type="string" office:string-value="exponential">
              <text:p>exponenti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">
              <text:p>85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dugri</text:p>
            </table:table-cell>
            <table:table-cell table:style-name="ce3" office:value-type="string">
              <text:p>(logaritmo)</text:p>
            </table:table-cell>
            <table:table-cell table:style-name="ce3" office:value-type="string">
              <text:p>(logarithme)</text:p>
            </table:table-cell>
            <table:table-cell table:style-name="ce3" office:value-type="string">
              <text:p>(logaritmo)</text:p>
            </table:table-cell>
            <table:table-cell table:style-name="ce22" office:value-type="string">
              <text:p>loga</text:p>
            </table:table-cell>
            <table:table-cell table:style-name="ce33" office:value-type="string">
              <text:p>logarithm</text:p>
            </table:table-cell>
            <table:table-cell table:formula="of:=VLOOKUP([.G87];[MAJ.A$1:MAJ.B$975];2;0)" office:value-type="string" office:string-value="logarithm">
              <text:p>logarith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">
              <text:p>86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fancu</text:p>
            </table:table-cell>
            <table:table-cell table:style-name="ce3" office:value-type="string">
              <text:p>(función)</text:p>
            </table:table-cell>
            <table:table-cell table:style-name="ce3" office:value-type="string">
              <text:p>(une fonction)</text:p>
            </table:table-cell>
            <table:table-cell table:style-name="ce3" office:value-type="string">
              <text:p>(funzione)</text:p>
            </table:table-cell>
            <table:table-cell table:style-name="ce22" office:value-type="string">
              <text:p>fuca</text:p>
            </table:table-cell>
            <table:table-cell table:style-name="ce33" office:value-type="string">
              <text:p>function</text:p>
            </table:table-cell>
            <table:table-cell table:formula="of:=VLOOKUP([.G88];[MAJ.A$1:MAJ.B$975];2;0)" office:value-type="string" office:string-value="function">
              <text:p>funct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">
              <text:p>87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umti</text:p>
            </table:table-cell>
            <table:table-cell table:style-name="ce3" office:value-type="string">
              <text:p>(argumento)</text:p>
            </table:table-cell>
            <table:table-cell table:style-name="ce3" office:value-type="string">
              <text:p>(argument)</text:p>
            </table:table-cell>
            <table:table-cell table:style-name="ce3" office:value-type="string">
              <text:p>(discussione)</text:p>
            </table:table-cell>
            <table:table-cell table:style-name="ce22" office:value-type="string">
              <text:p>fusu</text:p>
            </table:table-cell>
            <table:table-cell table:style-name="ce33" office:value-type="string">
              <text:p>argument</text:p>
            </table:table-cell>
            <table:table-cell table:formula="of:=VLOOKUP([.G89];[MAJ.A$1:MAJ.B$975];2;0)" office:value-type="string" office:string-value="argument">
              <text:p>argum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">
              <text:p>88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sinso</text:p>
            </table:table-cell>
            <table:table-cell table:style-name="ce3" office:value-type="string">
              <text:p>(seno)</text:p>
            </table:table-cell>
            <table:table-cell table:style-name="ce3" office:value-type="string">
              <text:p>(sinus)</text:p>
            </table:table-cell>
            <table:table-cell table:style-name="ce3" office:value-type="string">
              <text:p>(seno)</text:p>
            </table:table-cell>
            <table:table-cell table:style-name="ce22" office:value-type="string">
              <text:p>fuso</text:p>
            </table:table-cell>
            <table:table-cell table:style-name="ce33" office:value-type="string">
              <text:p>sine</text:p>
            </table:table-cell>
            <table:table-cell table:formula="of:=VLOOKUP([.G90];[MAJ.A$1:MAJ.B$975];2;0)" office:value-type="string" office:string-value="perhaps">
              <text:p>perhap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">
              <text:p>89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tanjo</text:p>
            </table:table-cell>
            <table:table-cell table:number-columns-repeated="3" table:style-name="ce3" office:value-type="string">
              <text:p>(tangente)</text:p>
            </table:table-cell>
            <table:table-cell table:style-name="ce22" office:value-type="string">
              <text:p>fusy</text:p>
            </table:table-cell>
            <table:table-cell table:style-name="ce33" office:value-type="string">
              <text:p>tangent</text:p>
            </table:table-cell>
            <table:table-cell table:formula="of:=VLOOKUP([.G91];[MAJ.A$1:MAJ.B$975];2;0)" office:value-type="string" office:string-value="tangent">
              <text:p>tang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">
              <text:p>90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xadba</text:p>
            </table:table-cell>
            <table:table-cell table:style-name="ce3" office:value-type="string">
              <text:p>(medio)</text:p>
            </table:table-cell>
            <table:table-cell table:style-name="ce3" office:value-type="string">
              <text:p>(moitié)</text:p>
            </table:table-cell>
            <table:table-cell table:style-name="ce3" office:value-type="string">
              <text:p>(metà)</text:p>
            </table:table-cell>
            <table:table-cell table:style-name="ce22" office:value-type="string">
              <text:p>medo</text:p>
            </table:table-cell>
            <table:table-cell table:style-name="ce33" office:value-type="string">
              <text:p>half</text:p>
            </table:table-cell>
            <table:table-cell table:formula="of:=VLOOKUP([.G92];[MAJ.A$1:MAJ.B$975];2;0)" office:value-type="string" office:string-value="half">
              <text:p>half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">
              <text:p>91</text:p>
            </table:table-cell>
            <table:table-cell table:style-name="ce3" office:value-type="float" office:value="1">
              <text:p>1</text:p>
            </table:table-cell>
            <table:table-cell table:style-name="ce10" office:value-type="string">
              <text:p>judri</text:p>
            </table:table-cell>
            <table:table-cell table:style-name="ce3" office:value-type="string">
              <text:p>(habla a)</text:p>
            </table:table-cell>
            <table:table-cell table:style-name="ce3" office:value-type="string">
              <text:p>(adresse)</text:p>
            </table:table-cell>
            <table:table-cell table:style-name="ce3" office:value-type="string">
              <text:p>(indirizzo)</text:p>
            </table:table-cell>
            <table:table-cell table:style-name="ce22" office:value-type="string">
              <text:p>adru</text:p>
            </table:table-cell>
            <table:table-cell table:style-name="ce33" office:value-type="string">
              <text:p>address</text:p>
            </table:table-cell>
            <table:table-cell table:formula="of:=VLOOKUP([.G93];[MAJ.A$1:MAJ.B$975];2;0)" office:value-type="string" office:string-value="address">
              <text:p>address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# 2</text:p>
          </table:table-cell>
          <table:table-cell table:style-name="ce2" office:value-type="string">
            <text:p>Información</text:p>
          </table:table-cell>
          <table:table-cell table:style-name="ce2" office:value-type="string">
            <text:p>information</text:p>
          </table:table-cell>
          <table:table-cell table:style-name="ce2" office:value-type="string">
            <text:p>informazione</text:p>
          </table:table-cell>
          <table:table-cell table:style-name="ce2" office:value-type="string">
            <text:p>infoma</text:p>
          </table:table-cell>
          <table:table-cell table:style-name="ce2" office:value-type="string">
            <text:p>information</text:p>
          </table:table-cell>
          <table:table-cell table:style-name="ce2" table:formula="of:=VLOOKUP([.G94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93">
              <text:p>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**2.1</text:p>
            </table:table-cell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style-name="ce23" office:value-type="string">
              <text:p>liga</text:p>
            </table:table-cell>
            <table:table-cell table:style-name="ce11" office:value-type="string">
              <text:p>language</text:p>
            </table:table-cell>
            <table:table-cell table:style-name="ce41" table:formula="of:=VLOOKUP([.G95];[MAJ.A$1:MAJ.B$975];2;0)" office:value-type="string" office:string-value="language">
              <text:p>language</text:p>
            </table:table-cell>
            <table:table-cell table:style-name="ce7" table:number-columns-repeated="1015"/>
          </table:table-row>
          <table:table-row table:style-name="ro1">
            <table:table-cell table:style-name="ce3" office:value-type="float" office:value="94">
              <text:p>9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angu</text:p>
            </table:table-cell>
            <table:table-cell table:style-name="ce3" office:value-type="string">
              <text:p>(idioma)</text:p>
            </table:table-cell>
            <table:table-cell table:style-name="ce3" office:value-type="string">
              <text:p>(la langue)</text:p>
            </table:table-cell>
            <table:table-cell table:style-name="ce3" office:value-type="string">
              <text:p>(linguaggio)</text:p>
            </table:table-cell>
            <table:table-cell table:style-name="ce22" office:value-type="string">
              <text:p>liga</text:p>
            </table:table-cell>
            <table:table-cell table:style-name="ce33" office:value-type="string">
              <text:p>language</text:p>
            </table:table-cell>
            <table:table-cell table:formula="of:=VLOOKUP([.G96];[MAJ.A$1:MAJ.B$975];2;0)" office:value-type="string" office:string-value="language">
              <text:p>languag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">
              <text:p>9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inxa</text:p>
            </table:table-cell>
            <table:table-cell table:style-name="ce3" office:value-type="string">
              <text:p>(firmar)</text:p>
            </table:table-cell>
            <table:table-cell table:style-name="ce3" office:value-type="string">
              <text:p>(signe)</text:p>
            </table:table-cell>
            <table:table-cell table:style-name="ce3" office:value-type="string">
              <text:p>(cartello)</text:p>
            </table:table-cell>
            <table:table-cell table:style-name="ce22" office:value-type="string">
              <text:p>fima</text:p>
            </table:table-cell>
            <table:table-cell table:style-name="ce33" office:value-type="string">
              <text:p>sign</text:p>
            </table:table-cell>
            <table:table-cell table:formula="of:=VLOOKUP([.G97];[MAJ.A$1:MAJ.B$975];2;0)" office:value-type="string" office:string-value="sign">
              <text:p>sig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">
              <text:p>9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anva</text:p>
            </table:table-cell>
            <table:table-cell table:style-name="ce3" office:value-type="string">
              <text:p>(traducir)</text:p>
            </table:table-cell>
            <table:table-cell table:style-name="ce3" office:value-type="string">
              <text:p>(traduire)</text:p>
            </table:table-cell>
            <table:table-cell table:style-name="ce3" office:value-type="string">
              <text:p>(tradurre)</text:p>
            </table:table-cell>
            <table:table-cell table:style-name="ce22" office:value-type="string">
              <text:p>tasu</text:p>
            </table:table-cell>
            <table:table-cell table:style-name="ce33" office:value-type="string">
              <text:p>translate</text:p>
            </table:table-cell>
            <table:table-cell table:formula="of:=VLOOKUP([.G98];[MAJ.A$1:MAJ.B$975];2;0)" office:value-type="string" office:string-value="translate">
              <text:p>transla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">
              <text:p>9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mavo</text:p>
            </table:table-cell>
            <table:table-cell table:style-name="ce3" office:value-type="string">
              <text:p>(palabra estructura)</text:p>
            </table:table-cell>
            <table:table-cell table:style-name="ce3" office:value-type="string">
              <text:p>(structure de mot)</text:p>
            </table:table-cell>
            <table:table-cell table:style-name="ce3" office:value-type="string">
              <text:p>(struttura delle parole)</text:p>
            </table:table-cell>
            <table:table-cell table:style-name="ce22" office:value-type="string">
              <text:p>?</text:p>
            </table:table-cell>
            <table:table-cell table:style-name="ce33" office:value-type="string">
              <text:p>word structure</text:p>
            </table:table-cell>
            <table:table-cell table:formula="of:=VLOOKUP([.G99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">
              <text:p>9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gadri</text:p>
            </table:table-cell>
            <table:table-cell table:style-name="ce3" office:value-type="string">
              <text:p>(artículo)</text:p>
            </table:table-cell>
            <table:table-cell table:style-name="ce3" office:value-type="string">
              <text:p>(article)</text:p>
            </table:table-cell>
            <table:table-cell table:style-name="ce3" office:value-type="string">
              <text:p>(articolo)</text:p>
            </table:table-cell>
            <table:table-cell table:style-name="ce22" office:value-type="string">
              <text:p>tica</text:p>
            </table:table-cell>
            <table:table-cell table:style-name="ce33" office:value-type="string">
              <text:p>article</text:p>
            </table:table-cell>
            <table:table-cell table:formula="of:=VLOOKUP([.G100];[MAJ.A$1:MAJ.B$975];2;0)" office:value-type="string" office:string-value="article">
              <text:p>artic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">
              <text:p>9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gerna</text:p>
            </table:table-cell>
            <table:table-cell table:style-name="ce3" office:value-type="string">
              <text:p>(gramática)</text:p>
            </table:table-cell>
            <table:table-cell table:style-name="ce3" office:value-type="string">
              <text:p>(grammaire)</text:p>
            </table:table-cell>
            <table:table-cell table:style-name="ce3" office:value-type="string">
              <text:p>(grammatica)</text:p>
            </table:table-cell>
            <table:table-cell table:style-name="ce22" office:value-type="string">
              <text:p>gama</text:p>
            </table:table-cell>
            <table:table-cell table:style-name="ce33" office:value-type="string">
              <text:p>grammar</text:p>
            </table:table-cell>
            <table:table-cell table:formula="of:=VLOOKUP([.G101];[MAJ.A$1:MAJ.B$975];2;0)" office:value-type="string" office:string-value="grammar">
              <text:p>gramm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">
              <text:p>10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ufra</text:p>
            </table:table-cell>
            <table:table-cell table:style-name="ce3" office:value-type="string">
              <text:p>(oración ‘frase’)</text:p>
            </table:table-cell>
            <table:table-cell table:style-name="ce3" office:value-type="string">
              <text:p>(phrase «phrase»)</text:p>
            </table:table-cell>
            <table:table-cell table:style-name="ce3" office:value-type="string">
              <text:p>(frase "frase")</text:p>
            </table:table-cell>
            <table:table-cell table:style-name="ce22" office:value-type="string">
              <text:p>faza</text:p>
            </table:table-cell>
            <table:table-cell table:style-name="ce33" office:value-type="string">
              <text:p>sentence ‘phrase’</text:p>
            </table:table-cell>
            <table:table-cell table:formula="of:=VLOOKUP([.G102];[MAJ.A$1:MAJ.B$975];2;0)" office:value-type="string" office:string-value="sentence ‘phrase’">
              <text:p>sentence ‘phras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">
              <text:p>10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rafsi</text:p>
            </table:table-cell>
            <table:table-cell table:style-name="ce3" office:value-type="string">
              <text:p>(afijo)</text:p>
            </table:table-cell>
            <table:table-cell table:style-name="ce3" office:value-type="string">
              <text:p>(affixe)</text:p>
            </table:table-cell>
            <table:table-cell table:style-name="ce3" office:value-type="string">
              <text:p>(apporre)</text:p>
            </table:table-cell>
            <table:table-cell table:style-name="ce22" office:value-type="string">
              <text:p>afix</text:p>
            </table:table-cell>
            <table:table-cell table:style-name="ce33" office:value-type="string">
              <text:p>affix</text:p>
            </table:table-cell>
            <table:table-cell table:formula="of:=VLOOKUP([.G103];[MAJ.A$1:MAJ.B$975];2;0)" office:value-type="string" office:string-value="affix">
              <text:p>affix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">
              <text:p>10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rimni</text:p>
            </table:table-cell>
            <table:table-cell table:style-name="ce3" office:value-type="string">
              <text:p>(rima)</text:p>
            </table:table-cell>
            <table:table-cell table:style-name="ce3" office:value-type="string">
              <text:p>(rime)</text:p>
            </table:table-cell>
            <table:table-cell table:style-name="ce3" office:value-type="string">
              <text:p>(rima)</text:p>
            </table:table-cell>
            <table:table-cell table:style-name="ce22" office:value-type="string">
              <text:p>jima</text:p>
            </table:table-cell>
            <table:table-cell table:style-name="ce33" office:value-type="string">
              <text:p>rhyme</text:p>
            </table:table-cell>
            <table:table-cell table:formula="of:=VLOOKUP([.G104];[MAJ.A$1:MAJ.B$975];2;0)" office:value-type="string" office:string-value="rhyme">
              <text:p>rhym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">
              <text:p>10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laka</text:p>
            </table:table-cell>
            <table:table-cell table:style-name="ce3" office:value-type="string">
              <text:p>(sílaba)</text:p>
            </table:table-cell>
            <table:table-cell table:style-name="ce3" office:value-type="string">
              <text:p>(syllabe)</text:p>
            </table:table-cell>
            <table:table-cell table:style-name="ce3" office:value-type="string">
              <text:p>(sillaba)</text:p>
            </table:table-cell>
            <table:table-cell table:style-name="ce22" office:value-type="string">
              <text:p>siba</text:p>
            </table:table-cell>
            <table:table-cell table:style-name="ce33" office:value-type="string">
              <text:p>syllable</text:p>
            </table:table-cell>
            <table:table-cell table:formula="of:=VLOOKUP([.G105];[MAJ.A$1:MAJ.B$975];2;0)" office:value-type="string" office:string-value="syllable">
              <text:p>syllab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">
              <text:p>10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anru</text:p>
            </table:table-cell>
            <table:table-cell table:style-name="ce3" office:value-type="string">
              <text:p>(frase compuesta)</text:p>
            </table:table-cell>
            <table:table-cell table:style-name="ce3" office:value-type="string">
              <text:p>(composé composé)</text:p>
            </table:table-cell>
            <table:table-cell table:style-name="ce3" office:value-type="string">
              <text:p>(frase composta)</text:p>
            </table:table-cell>
            <table:table-cell table:style-name="ce24" office:value-type="string">
              <text:p>kopo</text:p>
            </table:table-cell>
            <table:table-cell table:style-name="ce33" office:value-type="string">
              <text:p>phrase compound</text:p>
            </table:table-cell>
            <table:table-cell table:formula="of:=VLOOKUP([.G106];[MAJ.A$1:MAJ.B$975];2;0)" office:value-type="string" office:string-value="phrase compound">
              <text:p>phrase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">
              <text:p>10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valsi</text:p>
            </table:table-cell>
            <table:table-cell table:style-name="ce3" office:value-type="string">
              <text:p>(palabra)</text:p>
            </table:table-cell>
            <table:table-cell table:style-name="ce3" office:value-type="string">
              <text:p>(mot)</text:p>
            </table:table-cell>
            <table:table-cell table:style-name="ce3" office:value-type="string">
              <text:p>(parola)</text:p>
            </table:table-cell>
            <table:table-cell table:style-name="ce22" office:value-type="string">
              <text:p>paba</text:p>
            </table:table-cell>
            <table:table-cell table:style-name="ce33" office:value-type="string">
              <text:p>word</text:p>
            </table:table-cell>
            <table:table-cell table:formula="of:=VLOOKUP([.G107];[MAJ.A$1:MAJ.B$975];2;0)" office:value-type="string" office:string-value="word">
              <text:p>wo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">
              <text:p>10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roda</text:p>
            </table:table-cell>
            <table:table-cell table:style-name="ce3" office:value-type="string">
              <text:p>(predicado)</text:p>
            </table:table-cell>
            <table:table-cell table:style-name="ce3" office:value-type="string">
              <text:p>(prédicat)</text:p>
            </table:table-cell>
            <table:table-cell table:style-name="ce3" office:value-type="string">
              <text:p>(predicato)</text:p>
            </table:table-cell>
            <table:table-cell table:style-name="ce22" office:value-type="string">
              <text:p>pria</text:p>
            </table:table-cell>
            <table:table-cell table:style-name="ce33" office:value-type="string">
              <text:p>predicate</text:p>
            </table:table-cell>
            <table:table-cell table:formula="of:=VLOOKUP([.G108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">
              <text:p>11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mene</text:p>
            </table:table-cell>
            <table:table-cell table:style-name="ce3" office:value-type="string">
              <text:p>(nombre)</text:p>
            </table:table-cell>
            <table:table-cell table:style-name="ce3" office:value-type="string">
              <text:p>(Nom)</text:p>
            </table:table-cell>
            <table:table-cell table:style-name="ce3" office:value-type="string">
              <text:p>(nome)</text:p>
            </table:table-cell>
            <table:table-cell table:style-name="ce22" office:value-type="string">
              <text:p>noma</text:p>
            </table:table-cell>
            <table:table-cell table:style-name="ce33" office:value-type="string">
              <text:p>name</text:p>
            </table:table-cell>
            <table:table-cell table:formula="of:=VLOOKUP([.G109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">
              <text:p>11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gismu</text:p>
            </table:table-cell>
            <table:table-cell table:style-name="ce3" office:value-type="string">
              <text:p>(palabra raíz)</text:p>
            </table:table-cell>
            <table:table-cell table:style-name="ce3" office:value-type="string">
              <text:p>(racine du mot)</text:p>
            </table:table-cell>
            <table:table-cell table:style-name="ce3" office:value-type="string">
              <text:p>(radice)</text:p>
            </table:table-cell>
            <table:table-cell table:style-name="ce22" office:value-type="string">
              <text:p>rada</text:p>
            </table:table-cell>
            <table:table-cell table:style-name="ce33" office:value-type="string">
              <text:p>root word</text:p>
            </table:table-cell>
            <table:table-cell table:formula="of:=VLOOKUP([.G110];[MAJ.A$1:MAJ.B$975];2;0)" office:value-type="string" office:string-value="root word">
              <text:p>root wo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">
              <text:p>11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ujvo</text:p>
            </table:table-cell>
            <table:table-cell table:style-name="ce3" office:value-type="string">
              <text:p>(compuesto de fijación)</text:p>
            </table:table-cell>
            <table:table-cell table:style-name="ce3" office:value-type="string">
              <text:p>(apposer le composé)</text:p>
            </table:table-cell>
            <table:table-cell table:style-name="ce3" office:value-type="string">
              <text:p>(apponi composto)</text:p>
            </table:table-cell>
            <table:table-cell table:style-name="ce24" office:value-type="string">
              <text:p>?</text:p>
            </table:table-cell>
            <table:table-cell table:style-name="ce33" office:value-type="string">
              <text:p>affix compound</text:p>
            </table:table-cell>
            <table:table-cell table:formula="of:=VLOOKUP([.G111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">
              <text:p>11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erfu</text:p>
            </table:table-cell>
            <table:table-cell table:style-name="ce3" office:value-type="string">
              <text:p>(letteral)</text:p>
            </table:table-cell>
            <table:table-cell table:style-name="ce3" office:value-type="string">
              <text:p>(lettre)</text:p>
            </table:table-cell>
            <table:table-cell table:style-name="ce3" office:value-type="string">
              <text:p>(Letteral)</text:p>
            </table:table-cell>
            <table:table-cell table:style-name="ce22" office:value-type="string">
              <text:p>lato</text:p>
            </table:table-cell>
            <table:table-cell table:style-name="ce33" office:value-type="string">
              <text:p>letteral</text:p>
            </table:table-cell>
            <table:table-cell table:formula="of:=VLOOKUP([.G11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">
              <text:p>11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andi</text:p>
            </table:table-cell>
            <table:table-cell table:style-name="ce3" office:value-type="string">
              <text:p>(puntuar)</text:p>
            </table:table-cell>
            <table:table-cell table:style-name="ce3" office:value-type="string">
              <text:p>(ponctuer)</text:p>
            </table:table-cell>
            <table:table-cell table:style-name="ce3" office:value-type="string">
              <text:p>(Punctuate)</text:p>
            </table:table-cell>
            <table:table-cell table:style-name="ce22" office:value-type="string">
              <text:p>?</text:p>
            </table:table-cell>
            <table:table-cell table:style-name="ce33" office:value-type="string">
              <text:p>punctuate</text:p>
            </table:table-cell>
            <table:table-cell table:formula="of:=VLOOKUP([.G113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**2.2</text:p>
            </table:table-cell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22" office:value-type="string">
              <text:p>cero</text:p>
            </table:table-cell>
            <table:table-cell table:style-name="ce33" office:value-type="string">
              <text:p>information carriers</text:p>
            </table:table-cell>
            <table:table-cell table:formula="of:=VLOOKUP([.G114];[MAJ.A$1:MAJ.B$975];2;0)" office:value-type="string" office:string-value="indeed">
              <text:p>inde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">
              <text:p>11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ska</text:p>
            </table:table-cell>
            <table:table-cell table:style-name="ce3" office:value-type="string">
              <text:p>(escriba "escriba")</text:p>
            </table:table-cell>
            <table:table-cell table:style-name="ce3" office:value-type="string">
              <text:p>(écrivez ‘scribe’)</text:p>
            </table:table-cell>
            <table:table-cell table:style-name="ce3" office:value-type="string">
              <text:p>(scrivi "scriba")</text:p>
            </table:table-cell>
            <table:table-cell table:style-name="ce22" office:value-type="string">
              <text:p>sabu</text:p>
            </table:table-cell>
            <table:table-cell table:style-name="ce33" office:value-type="string">
              <text:p>write</text:p>
            </table:table-cell>
            <table:table-cell table:formula="of:=VLOOKUP([.G115];[MAJ.A$1:MAJ.B$975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">
              <text:p>11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cidu</text:p>
            </table:table-cell>
            <table:table-cell table:style-name="ce3" office:value-type="string">
              <text:p>(leer)</text:p>
            </table:table-cell>
            <table:table-cell table:style-name="ce3" office:value-type="string">
              <text:p>(lis)</text:p>
            </table:table-cell>
            <table:table-cell table:style-name="ce3" office:value-type="string">
              <text:p>(leggere)</text:p>
            </table:table-cell>
            <table:table-cell table:style-name="ce22" office:value-type="string">
              <text:p>liru</text:p>
            </table:table-cell>
            <table:table-cell table:style-name="ce33" office:value-type="string">
              <text:p>read</text:p>
            </table:table-cell>
            <table:table-cell table:formula="of:=VLOOKUP([.G116];[MAJ.A$1:MAJ.B$975];2;0)" office:value-type="string" office:string-value="read">
              <text:p>re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">
              <text:p>11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ukta</text:p>
            </table:table-cell>
            <table:table-cell table:style-name="ce3" office:value-type="string">
              <text:p>(libro)</text:p>
            </table:table-cell>
            <table:table-cell table:style-name="ce3" office:value-type="string">
              <text:p>(livre)</text:p>
            </table:table-cell>
            <table:table-cell table:style-name="ce3" office:value-type="string">
              <text:p>(libro)</text:p>
            </table:table-cell>
            <table:table-cell table:style-name="ce22" office:value-type="string">
              <text:p>ibra</text:p>
            </table:table-cell>
            <table:table-cell table:style-name="ce33" office:value-type="string">
              <text:p>book</text:p>
            </table:table-cell>
            <table:table-cell table:formula="of:=VLOOKUP([.G117];[MAJ.A$1:MAJ.B$975];2;0)" office:value-type="string" office:string-value="book">
              <text:p>boo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">
              <text:p>12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xatra</text:p>
            </table:table-cell>
            <table:table-cell table:style-name="ce3" office:value-type="string">
              <text:p>(letra)</text:p>
            </table:table-cell>
            <table:table-cell table:style-name="ce3" office:value-type="string">
              <text:p>(lettre)</text:p>
            </table:table-cell>
            <table:table-cell table:style-name="ce3" office:value-type="string">
              <text:p>(lettera)</text:p>
            </table:table-cell>
            <table:table-cell table:style-name="ce22" office:value-type="string">
              <text:p>leta</text:p>
            </table:table-cell>
            <table:table-cell table:style-name="ce33" office:value-type="string">
              <text:p>letter</text:p>
            </table:table-cell>
            <table:table-cell table:formula="of:=VLOOKUP([.G118];[MAJ.A$1:MAJ.B$975];2;0)" office:value-type="string" office:string-value="letter">
              <text:p>lett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">
              <text:p>12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arni</text:p>
            </table:table-cell>
            <table:table-cell table:style-name="ce3" office:value-type="string">
              <text:p>(diario)</text:p>
            </table:table-cell>
            <table:table-cell table:style-name="ce3" office:value-type="string">
              <text:p>(journal)</text:p>
            </table:table-cell>
            <table:table-cell table:style-name="ce3" office:value-type="string">
              <text:p>(rivista)</text:p>
            </table:table-cell>
            <table:table-cell table:style-name="ce22" office:value-type="string">
              <text:p>jura</text:p>
            </table:table-cell>
            <table:table-cell table:style-name="ce33" office:value-type="string">
              <text:p>journal</text:p>
            </table:table-cell>
            <table:table-cell table:formula="of:=VLOOKUP([.G119];[MAJ.A$1:MAJ.B$975];2;0)" office:value-type="string" office:string-value="journal">
              <text:p>journ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">
              <text:p>12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artu</text:p>
            </table:table-cell>
            <table:table-cell table:style-name="ce3" office:value-type="string">
              <text:p>(gráfico)</text:p>
            </table:table-cell>
            <table:table-cell table:style-name="ce3" office:value-type="string">
              <text:p>(graphique)</text:p>
            </table:table-cell>
            <table:table-cell table:style-name="ce3" office:value-type="string">
              <text:p>(grafico)</text:p>
            </table:table-cell>
            <table:table-cell table:style-name="ce22" office:value-type="string">
              <text:p>gafo</text:p>
            </table:table-cell>
            <table:table-cell table:style-name="ce33" office:value-type="string">
              <text:p>chart</text:p>
            </table:table-cell>
            <table:table-cell table:formula="of:=VLOOKUP([.G120];[MAJ.A$1:MAJ.B$975];2;0)" office:value-type="string" office:string-value="chart">
              <text:p>char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">
              <text:p>12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enji</text:p>
            </table:table-cell>
            <table:table-cell table:style-name="ce3" office:value-type="string">
              <text:p>(transferir "enviar")</text:p>
            </table:table-cell>
            <table:table-cell table:style-name="ce3" office:value-type="string">
              <text:p>(transférer ‘envoyer’)</text:p>
            </table:table-cell>
            <table:table-cell table:style-name="ce3" office:value-type="string">
              <text:p>(trasferimento "invia")</text:p>
            </table:table-cell>
            <table:table-cell table:style-name="ce22" office:value-type="string">
              <text:p>anvu</text:p>
            </table:table-cell>
            <table:table-cell table:style-name="ce33" office:value-type="string">
              <text:p>transfer, 'send'</text:p>
            </table:table-cell>
            <table:table-cell table:formula="of:=VLOOKUP([.G121];[MAJ.A$1:MAJ.B$975];2;0)" office:value-type="string" office:string-value="transfer, 'send'">
              <text:p>transfer, 'send'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">
              <text:p>12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radi</text:p>
            </table:table-cell>
            <table:table-cell table:number-columns-repeated="2" table:style-name="ce3" office:value-type="string">
              <text:p>(radio)</text:p>
            </table:table-cell>
            <table:table-cell table:style-name="ce3" office:value-type="string">
              <text:p>(Radio)</text:p>
            </table:table-cell>
            <table:table-cell table:style-name="ce22" office:value-type="string">
              <text:p>raio</text:p>
            </table:table-cell>
            <table:table-cell table:style-name="ce33" office:value-type="string">
              <text:p>radio</text:p>
            </table:table-cell>
            <table:table-cell table:formula="of:=VLOOKUP([.G122];[MAJ.A$1:MAJ.B$975];2;0)" office:value-type="string" office:string-value="radio">
              <text:p>radio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">
              <text:p>12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ivni</text:p>
            </table:table-cell>
            <table:table-cell table:style-name="ce3" office:value-type="string">
              <text:p>(televisión)</text:p>
            </table:table-cell>
            <table:table-cell table:style-name="ce3" office:value-type="string">
              <text:p>(télévision)</text:p>
            </table:table-cell>
            <table:table-cell table:style-name="ce3" office:value-type="string">
              <text:p>(televisione)</text:p>
            </table:table-cell>
            <table:table-cell table:style-name="ce22" office:value-type="string">
              <text:p>tiva</text:p>
            </table:table-cell>
            <table:table-cell table:style-name="ce33" office:value-type="string">
              <text:p>television</text:p>
            </table:table-cell>
            <table:table-cell table:formula="of:=VLOOKUP([.G123];[MAJ.A$1:MAJ.B$975];2;0)" office:value-type="string" office:string-value="television">
              <text:p>televis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">
              <text:p>12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onxa</text:p>
            </table:table-cell>
            <table:table-cell table:style-name="ce3" office:value-type="string">
              <text:p>(teléfono)</text:p>
            </table:table-cell>
            <table:table-cell table:style-name="ce3" office:value-type="string">
              <text:p>(Téléphone)</text:p>
            </table:table-cell>
            <table:table-cell table:style-name="ce3" office:value-type="string">
              <text:p>(telefono)</text:p>
            </table:table-cell>
            <table:table-cell table:style-name="ce22" office:value-type="string">
              <text:p>fona</text:p>
            </table:table-cell>
            <table:table-cell table:style-name="ce33" office:value-type="string">
              <text:p>telephone</text:p>
            </table:table-cell>
            <table:table-cell table:formula="of:=VLOOKUP([.G124];[MAJ.A$1:MAJ.B$975];2;0)" office:value-type="string" office:string-value="telephone">
              <text:p>telephon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">
              <text:p>12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kami</text:p>
            </table:table-cell>
            <table:table-cell table:style-name="ce3" office:value-type="string">
              <text:p>(computadora)</text:p>
            </table:table-cell>
            <table:table-cell table:style-name="ce3" office:value-type="string">
              <text:p>(ordinateur)</text:p>
            </table:table-cell>
            <table:table-cell table:style-name="ce3" office:value-type="string">
              <text:p>(computer)</text:p>
            </table:table-cell>
            <table:table-cell table:style-name="ce22" office:value-type="string">
              <text:p>koda</text:p>
            </table:table-cell>
            <table:table-cell table:style-name="ce33" office:value-type="string">
              <text:p>computer</text:p>
            </table:table-cell>
            <table:table-cell table:formula="of:=VLOOKUP([.G125];[MAJ.A$1:MAJ.B$975];2;0)" office:value-type="string" office:string-value="computer">
              <text:p>comput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8">
              <text:p>12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vidni</text:p>
            </table:table-cell>
            <table:table-cell table:style-name="ce3" office:value-type="string">
              <text:p>(vídeo)</text:p>
            </table:table-cell>
            <table:table-cell table:style-name="ce3" office:value-type="string">
              <text:p>(vidéo)</text:p>
            </table:table-cell>
            <table:table-cell table:style-name="ce3" office:value-type="string">
              <text:p>(video)</text:p>
            </table:table-cell>
            <table:table-cell table:style-name="ce22" office:value-type="string">
              <text:p>vida</text:p>
            </table:table-cell>
            <table:table-cell table:style-name="ce33" office:value-type="string">
              <text:p>video</text:p>
            </table:table-cell>
            <table:table-cell table:formula="of:=VLOOKUP([.G126];[MAJ.A$1:MAJ.B$975];2;0)" office:value-type="string" office:string-value="video">
              <text:p>video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9">
              <text:p>12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acma</text:p>
            </table:table-cell>
            <table:table-cell table:style-name="ce3" office:value-type="string">
              <text:p>(cámara)</text:p>
            </table:table-cell>
            <table:table-cell table:style-name="ce3" office:value-type="string">
              <text:p>(caméra)</text:p>
            </table:table-cell>
            <table:table-cell table:style-name="ce3" office:value-type="string">
              <text:p>(telecamera)</text:p>
            </table:table-cell>
            <table:table-cell table:style-name="ce22" office:value-type="string">
              <text:p>vika</text:p>
            </table:table-cell>
            <table:table-cell table:style-name="ce33" office:value-type="string">
              <text:p>camera</text:p>
            </table:table-cell>
            <table:table-cell table:formula="of:=VLOOKUP([.G127];[MAJ.A$1:MAJ.B$975];2;0)" office:value-type="string" office:string-value="camera">
              <text:p>camer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**2.3</text:p>
            </table:table-cell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22" office:value-type="string">
              <text:p>miga</text:p>
            </table:table-cell>
            <table:table-cell table:style-name="ce33" office:value-type="string">
              <text:p>message</text:p>
            </table:table-cell>
            <table:table-cell table:formula="of:=VLOOKUP([.G128];[MAJ.A$1:MAJ.B$975];2;0)" office:value-type="string" office:string-value="message">
              <text:p>messag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1">
              <text:p>13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otci</text:p>
            </table:table-cell>
            <table:table-cell table:style-name="ce3" office:value-type="string">
              <text:p>(mensaje "nota")</text:p>
            </table:table-cell>
            <table:table-cell table:style-name="ce3" office:value-type="string">
              <text:p>(message ‘note’)</text:p>
            </table:table-cell>
            <table:table-cell table:style-name="ce3" office:value-type="string">
              <text:p>(messaggio "note")</text:p>
            </table:table-cell>
            <table:table-cell table:style-name="ce22" office:value-type="string">
              <text:p>nota</text:p>
            </table:table-cell>
            <table:table-cell table:style-name="ce33" office:value-type="string">
              <text:p>message ‘note’</text:p>
            </table:table-cell>
            <table:table-cell table:formula="of:=VLOOKUP([.G129];[MAJ.A$1:MAJ.B$975];2;0)" office:value-type="string" office:string-value="message ‘note’">
              <text:p>message ‘not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2">
              <text:p>13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ifra</text:p>
            </table:table-cell>
            <table:table-cell table:style-name="ce3" office:value-type="string">
              <text:p>(código "cifrado")</text:p>
            </table:table-cell>
            <table:table-cell table:style-name="ce3" office:value-type="string">
              <text:p>(code 'chiffre')</text:p>
            </table:table-cell>
            <table:table-cell table:style-name="ce3" office:value-type="string">
              <text:p>(codice "cifratura")</text:p>
            </table:table-cell>
            <table:table-cell table:style-name="ce22" office:value-type="string">
              <text:p>cife</text:p>
            </table:table-cell>
            <table:table-cell table:style-name="ce33" office:value-type="string">
              <text:p>code ‘cipher’</text:p>
            </table:table-cell>
            <table:table-cell table:formula="of:=VLOOKUP([.G130];[MAJ.A$1:MAJ.B$975];2;0)" office:value-type="string" office:string-value="code ‘cipher’">
              <text:p>code ‘cipher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3">
              <text:p>13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ipri</text:p>
            </table:table-cell>
            <table:table-cell table:style-name="ce3" office:value-type="string">
              <text:p>(secreto)</text:p>
            </table:table-cell>
            <table:table-cell table:style-name="ce3" office:value-type="string">
              <text:p>(secret)</text:p>
            </table:table-cell>
            <table:table-cell table:style-name="ce3" office:value-type="string">
              <text:p>(segreto)</text:p>
            </table:table-cell>
            <table:table-cell table:style-name="ce22" office:value-type="string">
              <text:p>seka</text:p>
            </table:table-cell>
            <table:table-cell table:style-name="ce33" office:value-type="string">
              <text:p>secret</text:p>
            </table:table-cell>
            <table:table-cell table:formula="of:=VLOOKUP([.G131];[MAJ.A$1:MAJ.B$975];2;0)" office:value-type="string" office:string-value="secret">
              <text:p>secre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4">
              <text:p>13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rilu</text:p>
            </table:table-cell>
            <table:table-cell table:style-name="ce3" office:value-type="string">
              <text:p>(correo)</text:p>
            </table:table-cell>
            <table:table-cell table:style-name="ce3" office:value-type="string">
              <text:p>(courrier)</text:p>
            </table:table-cell>
            <table:table-cell table:style-name="ce3" office:value-type="string">
              <text:p>(Elettronica)</text:p>
            </table:table-cell>
            <table:table-cell table:style-name="ce22" office:value-type="string">
              <text:p>meil</text:p>
            </table:table-cell>
            <table:table-cell table:style-name="ce33" office:value-type="string">
              <text:p>mail</text:p>
            </table:table-cell>
            <table:table-cell table:formula="of:=VLOOKUP([.G132];[MAJ.A$1:MAJ.B$975];2;0)" office:value-type="string" office:string-value="mail">
              <text:p>mai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5">
              <text:p>13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cita</text:p>
            </table:table-cell>
            <table:table-cell table:style-name="ce3" office:value-type="string">
              <text:p>(etiqueta')</text:p>
            </table:table-cell>
            <table:table-cell table:style-name="ce3" office:value-type="string">
              <text:p>(étiquette ‘tag’)</text:p>
            </table:table-cell>
            <table:table-cell table:style-name="ce3" office:value-type="string">
              <text:p>(etichetta "tag")</text:p>
            </table:table-cell>
            <table:table-cell table:style-name="ce22" office:value-type="string">
              <text:p>taga</text:p>
            </table:table-cell>
            <table:table-cell table:style-name="ce33" office:value-type="string">
              <text:p>label ‘tag’</text:p>
            </table:table-cell>
            <table:table-cell table:formula="of:=VLOOKUP([.G133];[MAJ.A$1:MAJ.B$975];2;0)" office:value-type="string" office:string-value="label ‘tag’">
              <text:p>label ‘tag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6">
              <text:p>13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tri</text:p>
            </table:table-cell>
            <table:table-cell table:style-name="ce3" office:value-type="string">
              <text:p>(historia)</text:p>
            </table:table-cell>
            <table:table-cell table:style-name="ce3" office:value-type="string">
              <text:p>(histoire)</text:p>
            </table:table-cell>
            <table:table-cell table:style-name="ce3" office:value-type="string">
              <text:p>(storia)</text:p>
            </table:table-cell>
            <table:table-cell table:style-name="ce22" office:value-type="string">
              <text:p>ista</text:p>
            </table:table-cell>
            <table:table-cell table:style-name="ce33" office:value-type="string">
              <text:p>history</text:p>
            </table:table-cell>
            <table:table-cell table:formula="of:=VLOOKUP([.G134];[MAJ.A$1:MAJ.B$975];2;0)" office:value-type="string" office:string-value="history">
              <text:p>histo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7">
              <text:p>13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isri</text:p>
            </table:table-cell>
            <table:table-cell table:style-name="ce3" office:value-type="string">
              <text:p>(historia)</text:p>
            </table:table-cell>
            <table:table-cell table:style-name="ce3" office:value-type="string">
              <text:p>(récit)</text:p>
            </table:table-cell>
            <table:table-cell table:style-name="ce3" office:value-type="string">
              <text:p>(storia)</text:p>
            </table:table-cell>
            <table:table-cell table:style-name="ce22" office:value-type="string">
              <text:p>tela</text:p>
            </table:table-cell>
            <table:table-cell table:style-name="ce33" office:value-type="string">
              <text:p>story</text:p>
            </table:table-cell>
            <table:table-cell table:formula="of:=VLOOKUP([.G135];[MAJ.A$1:MAJ.B$975];2;0)" office:value-type="string" office:string-value="story">
              <text:p>sto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8">
              <text:p>13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usku</text:p>
            </table:table-cell>
            <table:table-cell table:style-name="ce3" office:value-type="string">
              <text:p>(exprimir)</text:p>
            </table:table-cell>
            <table:table-cell table:style-name="ce3" office:value-type="string">
              <text:p>(Express)</text:p>
            </table:table-cell>
            <table:table-cell table:style-name="ce3" office:value-type="string">
              <text:p>(esprimere)</text:p>
            </table:table-cell>
            <table:table-cell table:style-name="ce22" office:value-type="string">
              <text:p>ixpu</text:p>
            </table:table-cell>
            <table:table-cell table:style-name="ce33" office:value-type="string">
              <text:p>express</text:p>
            </table:table-cell>
            <table:table-cell table:formula="of:=VLOOKUP([.G136];[MAJ.A$1:MAJ.B$975];2;0)" office:value-type="string" office:string-value="express">
              <text:p>expre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9">
              <text:p>13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avla</text:p>
            </table:table-cell>
            <table:table-cell table:style-name="ce3" office:value-type="string">
              <text:p>(hablar "palabrería")</text:p>
            </table:table-cell>
            <table:table-cell table:style-name="ce3" office:value-type="string">
              <text:p>(Parlez ‘Palaver’)</text:p>
            </table:table-cell>
            <table:table-cell table:style-name="ce3" office:value-type="string">
              <text:p>(parla di "palaver")</text:p>
            </table:table-cell>
            <table:table-cell table:style-name="ce22" office:value-type="string">
              <text:p>diga</text:p>
            </table:table-cell>
            <table:table-cell table:style-name="ce33" office:value-type="string">
              <text:p>talk</text:p>
            </table:table-cell>
            <table:table-cell table:formula="of:=VLOOKUP([.G137];[MAJ.A$1:MAJ.B$975];2;0)" office:value-type="string" office:string-value="talk">
              <text:p>tal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0">
              <text:p>14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kicu</text:p>
            </table:table-cell>
            <table:table-cell table:style-name="ce3" office:value-type="string">
              <text:p>(describir)</text:p>
            </table:table-cell>
            <table:table-cell table:style-name="ce3" office:value-type="string">
              <text:p>(décrire)</text:p>
            </table:table-cell>
            <table:table-cell table:style-name="ce3" office:value-type="string">
              <text:p>(descrivere)</text:p>
            </table:table-cell>
            <table:table-cell table:style-name="ce22" office:value-type="string">
              <text:p>iska</text:p>
            </table:table-cell>
            <table:table-cell table:style-name="ce33" office:value-type="string">
              <text:p>describe</text:p>
            </table:table-cell>
            <table:table-cell table:formula="of:=VLOOKUP([.G138];[MAJ.A$1:MAJ.B$975];2;0)" office:value-type="string" office:string-value="describe">
              <text:p>describ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1">
              <text:p>14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tidi</text:p>
            </table:table-cell>
            <table:table-cell table:style-name="ce3" office:value-type="string">
              <text:p>(sugerir)</text:p>
            </table:table-cell>
            <table:table-cell table:style-name="ce3" office:value-type="string">
              <text:p>(suggérer)</text:p>
            </table:table-cell>
            <table:table-cell table:style-name="ce3" office:value-type="string">
              <text:p>(Suggerire)</text:p>
            </table:table-cell>
            <table:table-cell table:style-name="ce22" office:value-type="string">
              <text:p>suja</text:p>
            </table:table-cell>
            <table:table-cell table:style-name="ce33" office:value-type="string">
              <text:p>suggest</text:p>
            </table:table-cell>
            <table:table-cell table:formula="of:=VLOOKUP([.G139];[MAJ.A$1:MAJ.B$975];2;0)" office:value-type="string" office:string-value="suggest">
              <text:p>sugge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2">
              <text:p>14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arco</text:p>
            </table:table-cell>
            <table:table-cell table:style-name="ce3" office:value-type="string">
              <text:p>(espectáculo)</text:p>
            </table:table-cell>
            <table:table-cell table:style-name="ce3" office:value-type="string">
              <text:p>(spectacle)</text:p>
            </table:table-cell>
            <table:table-cell table:style-name="ce3" office:value-type="string">
              <text:p>(mostrare)</text:p>
            </table:table-cell>
            <table:table-cell table:style-name="ce22" office:value-type="string">
              <text:p>mosu</text:p>
            </table:table-cell>
            <table:table-cell table:style-name="ce33" office:value-type="string">
              <text:p>show</text:p>
            </table:table-cell>
            <table:table-cell table:formula="of:=VLOOKUP([.G140];[MAJ.A$1:MAJ.B$975];2;0)" office:value-type="string" office:string-value="show">
              <text:p>sh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3">
              <text:p>14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moni</text:p>
            </table:table-cell>
            <table:table-cell table:style-name="ce3" office:value-type="string">
              <text:p>(gemido)</text:p>
            </table:table-cell>
            <table:table-cell table:style-name="ce3" office:value-type="string">
              <text:p>(gémissement)</text:p>
            </table:table-cell>
            <table:table-cell table:style-name="ce3" office:value-type="string">
              <text:p>(gemito)</text:p>
            </table:table-cell>
            <table:table-cell table:style-name="ce22" office:value-type="string">
              <text:p>moja</text:p>
            </table:table-cell>
            <table:table-cell table:style-name="ce33" office:value-type="string">
              <text:p>moan</text:p>
            </table:table-cell>
            <table:table-cell table:formula="of:=VLOOKUP([.G141];[MAJ.A$1:MAJ.B$975];2;0)" office:value-type="string" office:string-value="moan">
              <text:p>moa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4">
              <text:p>14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rumu</text:p>
            </table:table-cell>
            <table:table-cell table:style-name="ce3" office:value-type="string">
              <text:p>(fruncir el ceño)</text:p>
            </table:table-cell>
            <table:table-cell table:style-name="ce3" office:value-type="string">
              <text:p>(froncer les sourcils)</text:p>
            </table:table-cell>
            <table:table-cell table:style-name="ce3" office:value-type="string">
              <text:p>(cipiglio)</text:p>
            </table:table-cell>
            <table:table-cell table:style-name="ce22" office:value-type="string">
              <text:p>cigu</text:p>
            </table:table-cell>
            <table:table-cell table:style-name="ce33" office:value-type="string">
              <text:p>frown</text:p>
            </table:table-cell>
            <table:table-cell table:formula="of:=VLOOKUP([.G142];[MAJ.A$1:MAJ.B$975];2;0)" office:value-type="string" office:string-value="frown">
              <text:p>frow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5">
              <text:p>14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sma</text:p>
            </table:table-cell>
            <table:table-cell table:style-name="ce3" office:value-type="string">
              <text:p>(sonreír)</text:p>
            </table:table-cell>
            <table:table-cell table:style-name="ce3" office:value-type="string">
              <text:p>(sourire)</text:p>
            </table:table-cell>
            <table:table-cell table:style-name="ce3" office:value-type="string">
              <text:p>(sorriso, sorridere)</text:p>
            </table:table-cell>
            <table:table-cell table:style-name="ce22" office:value-type="string">
              <text:p>sabu</text:p>
            </table:table-cell>
            <table:table-cell table:style-name="ce33" office:value-type="string">
              <text:p>smile</text:p>
            </table:table-cell>
            <table:table-cell table:formula="of:=VLOOKUP([.G143];[MAJ.A$1:MAJ.B$975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6">
              <text:p>14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inka</text:p>
            </table:table-cell>
            <table:table-cell table:style-name="ce3" office:value-type="string">
              <text:p>(comentario)</text:p>
            </table:table-cell>
            <table:table-cell table:style-name="ce3" office:value-type="string">
              <text:p>(commentaire)</text:p>
            </table:table-cell>
            <table:table-cell table:style-name="ce3" office:value-type="string">
              <text:p>(commento)</text:p>
            </table:table-cell>
            <table:table-cell table:style-name="ce22" office:value-type="string">
              <text:p>cota</text:p>
            </table:table-cell>
            <table:table-cell table:style-name="ce33" office:value-type="string">
              <text:p>comment</text:p>
            </table:table-cell>
            <table:table-cell table:formula="of:=VLOOKUP([.G144];[MAJ.A$1:MAJ.B$975];2;0)" office:value-type="string" office:string-value="comment">
              <text:p>comm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**2.4</text:p>
            </table:table-cell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22" office:value-type="string">
              <text:p>komo</text:p>
            </table:table-cell>
            <table:table-cell table:style-name="ce33" office:value-type="string">
              <text:p>communication</text:p>
            </table:table-cell>
            <table:table-cell table:formula="of:=VLOOKUP([.G145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8">
              <text:p>14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asnu</text:p>
            </table:table-cell>
            <table:table-cell table:style-name="ce3" office:value-type="string">
              <text:p>(discutir)</text:p>
            </table:table-cell>
            <table:table-cell table:style-name="ce3" office:value-type="string">
              <text:p>(discuter)</text:p>
            </table:table-cell>
            <table:table-cell table:style-name="ce3" office:value-type="string">
              <text:p>(discutere)</text:p>
            </table:table-cell>
            <table:table-cell table:style-name="ce22" office:value-type="string">
              <text:p>dixa</text:p>
            </table:table-cell>
            <table:table-cell table:style-name="ce33" office:value-type="string">
              <text:p>discuss</text:p>
            </table:table-cell>
            <table:table-cell table:formula="of:=VLOOKUP([.G146];[MAJ.A$1:MAJ.B$975];2;0)" office:value-type="string" office:string-value="discuss">
              <text:p>discu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9">
              <text:p>14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puda</text:p>
            </table:table-cell>
            <table:table-cell table:style-name="ce3" office:value-type="string">
              <text:p>(responder "responder")</text:p>
            </table:table-cell>
            <table:table-cell table:style-name="ce3" office:value-type="string">
              <text:p>(répondre 'répondre')</text:p>
            </table:table-cell>
            <table:table-cell table:style-name="ce3" office:value-type="string">
              <text:p>(rispondi "rispondi")</text:p>
            </table:table-cell>
            <table:table-cell table:style-name="ce22" office:value-type="string">
              <text:p>ripa</text:p>
            </table:table-cell>
            <table:table-cell table:style-name="ce33" office:value-type="string">
              <text:p>reply ‘respond’</text:p>
            </table:table-cell>
            <table:table-cell table:formula="of:=VLOOKUP([.G147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0">
              <text:p>15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reti</text:p>
            </table:table-cell>
            <table:table-cell table:style-name="ce3" office:value-type="string">
              <text:p>(pregunta "consulta")</text:p>
            </table:table-cell>
            <table:table-cell table:style-name="ce3" office:value-type="string">
              <text:p>(question 'requête')</text:p>
            </table:table-cell>
            <table:table-cell table:style-name="ce3" office:value-type="string">
              <text:p>(domanda "query")</text:p>
            </table:table-cell>
            <table:table-cell table:style-name="ce22" office:value-type="string">
              <text:p>qusa</text:p>
            </table:table-cell>
            <table:table-cell table:style-name="ce33" office:value-type="string">
              <text:p>question ‘query’</text:p>
            </table:table-cell>
            <table:table-cell table:formula="of:=VLOOKUP([.G148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1">
              <text:p>15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danfu</text:p>
            </table:table-cell>
            <table:table-cell table:style-name="ce3" office:value-type="string">
              <text:p>(responder)</text:p>
            </table:table-cell>
            <table:table-cell table:style-name="ce3" office:value-type="string">
              <text:p>(répondre)</text:p>
            </table:table-cell>
            <table:table-cell table:style-name="ce3" office:value-type="string">
              <text:p>(risposta)</text:p>
            </table:table-cell>
            <table:table-cell table:style-name="ce22" office:value-type="string">
              <text:p>ripa</text:p>
            </table:table-cell>
            <table:table-cell table:style-name="ce33" office:value-type="string">
              <text:p>answer</text:p>
            </table:table-cell>
            <table:table-cell table:formula="of:=VLOOKUP([.G149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2">
              <text:p>15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pedu</text:p>
            </table:table-cell>
            <table:table-cell table:style-name="ce3" office:value-type="string">
              <text:p>(solicitud)</text:p>
            </table:table-cell>
            <table:table-cell table:style-name="ce3" office:value-type="string">
              <text:p>(demande)</text:p>
            </table:table-cell>
            <table:table-cell table:style-name="ce3" office:value-type="string">
              <text:p>(richiesta)</text:p>
            </table:table-cell>
            <table:table-cell table:style-name="ce22" office:value-type="string">
              <text:p>requ</text:p>
            </table:table-cell>
            <table:table-cell table:style-name="ce33" office:value-type="string">
              <text:p>request</text:p>
            </table:table-cell>
            <table:table-cell table:formula="of:=VLOOKUP([.G150];[MAJ.A$1:MAJ.B$975];2;0)" office:value-type="string" office:string-value="request">
              <text:p>reque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3">
              <text:p>15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darlu</text:p>
            </table:table-cell>
            <table:table-cell table:style-name="ce3" office:value-type="string">
              <text:p>(discutir)</text:p>
            </table:table-cell>
            <table:table-cell table:style-name="ce3" office:value-type="string">
              <text:p>(se disputer)</text:p>
            </table:table-cell>
            <table:table-cell table:style-name="ce3" office:value-type="string">
              <text:p>(Sostengono)</text:p>
            </table:table-cell>
            <table:table-cell table:style-name="ce22" office:value-type="string">
              <text:p>argu</text:p>
            </table:table-cell>
            <table:table-cell table:style-name="ce33" office:value-type="string">
              <text:p>argue</text:p>
            </table:table-cell>
            <table:table-cell table:formula="of:=VLOOKUP([.G151];[MAJ.A$1:MAJ.B$975];2;0)" office:value-type="string" office:string-value="argue">
              <text:p>argu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4">
              <text:p>15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raxu</text:p>
            </table:table-cell>
            <table:table-cell table:style-name="ce3" office:value-type="string">
              <text:p>(perdonar)</text:p>
            </table:table-cell>
            <table:table-cell table:style-name="ce3" office:value-type="string">
              <text:p>(pardonner)</text:p>
            </table:table-cell>
            <table:table-cell table:style-name="ce3" office:value-type="string">
              <text:p>(perdonare)</text:p>
            </table:table-cell>
            <table:table-cell table:style-name="ce22" office:value-type="string">
              <text:p>padu</text:p>
            </table:table-cell>
            <table:table-cell table:style-name="ce33" office:value-type="string">
              <text:p>forgive</text:p>
            </table:table-cell>
            <table:table-cell table:formula="of:=VLOOKUP([.G152];[MAJ.A$1:MAJ.B$975];2;0)" office:value-type="string" office:string-value="forgive">
              <text:p>forgi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5">
              <text:p>15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riti</text:p>
            </table:table-cell>
            <table:table-cell table:style-name="ce3" office:value-type="string">
              <text:p>(oferta)</text:p>
            </table:table-cell>
            <table:table-cell table:style-name="ce3" office:value-type="string">
              <text:p>(offre)</text:p>
            </table:table-cell>
            <table:table-cell table:style-name="ce3" office:value-type="string">
              <text:p>(offrire)</text:p>
            </table:table-cell>
            <table:table-cell table:style-name="ce22" office:value-type="string">
              <text:p>ofru</text:p>
            </table:table-cell>
            <table:table-cell table:style-name="ce33" office:value-type="string">
              <text:p>offer</text:p>
            </table:table-cell>
            <table:table-cell table:formula="of:=VLOOKUP([.G153];[MAJ.A$1:MAJ.B$975];2;0)" office:value-type="string" office:string-value="offer">
              <text:p>off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6">
              <text:p>15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ajde</text:p>
            </table:table-cell>
            <table:table-cell table:style-name="ce3" office:value-type="string">
              <text:p>(advertir "precaución")</text:p>
            </table:table-cell>
            <table:table-cell table:style-name="ce3" office:value-type="string">
              <text:p>(avertissez ‘prudence’)</text:p>
            </table:table-cell>
            <table:table-cell table:style-name="ce3" office:value-type="string">
              <text:p>(avvisa "attenzione")</text:p>
            </table:table-cell>
            <table:table-cell table:style-name="ce22" office:value-type="string">
              <text:p>avro</text:p>
            </table:table-cell>
            <table:table-cell table:style-name="ce33" office:value-type="string">
              <text:p>warn ‘caution’</text:p>
            </table:table-cell>
            <table:table-cell table:formula="of:=VLOOKUP([.G154];[MAJ.A$1:MAJ.B$975];2;0)" office:value-type="string" office:string-value="warn ‘caution’">
              <text:p>warn ‘cautio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7">
              <text:p>15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upre</text:p>
            </table:table-cell>
            <table:table-cell table:style-name="ce3" office:value-type="string">
              <text:p>(promesa)</text:p>
            </table:table-cell>
            <table:table-cell table:style-name="ce3" office:value-type="string">
              <text:p>(promettre)</text:p>
            </table:table-cell>
            <table:table-cell table:style-name="ce3" office:value-type="string">
              <text:p>(promettere)</text:p>
            </table:table-cell>
            <table:table-cell table:style-name="ce22" office:value-type="string">
              <text:p>poxa</text:p>
            </table:table-cell>
            <table:table-cell table:style-name="ce33" office:value-type="string">
              <text:p>promise</text:p>
            </table:table-cell>
            <table:table-cell table:formula="of:=VLOOKUP([.G155];[MAJ.A$1:MAJ.B$975];2;0)" office:value-type="string" office:string-value="promise">
              <text:p>promi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8">
              <text:p>15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ante</text:p>
            </table:table-cell>
            <table:table-cell table:style-name="ce3" office:value-type="string">
              <text:p>(protesta)</text:p>
            </table:table-cell>
            <table:table-cell table:style-name="ce3" office:value-type="string">
              <text:p>(manifestation)</text:p>
            </table:table-cell>
            <table:table-cell table:style-name="ce3" office:value-type="string">
              <text:p>(protesta)</text:p>
            </table:table-cell>
            <table:table-cell table:style-name="ce22" office:value-type="string">
              <text:p>rita</text:p>
            </table:table-cell>
            <table:table-cell table:style-name="ce33" office:value-type="string">
              <text:p>protest</text:p>
            </table:table-cell>
            <table:table-cell table:formula="of:=VLOOKUP([.G156];[MAJ.A$1:MAJ.B$975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9">
              <text:p>15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ikci</text:p>
            </table:table-cell>
            <table:table-cell table:style-name="ce3" office:value-type="string">
              <text:p>(suplicar "suplicar")</text:p>
            </table:table-cell>
            <table:table-cell table:style-name="ce3" office:value-type="string">
              <text:p>(prie ‘suppliquer’)</text:p>
            </table:table-cell>
            <table:table-cell table:style-name="ce3" office:value-type="string">
              <text:p>(supplica "supplica")</text:p>
            </table:table-cell>
            <table:table-cell table:style-name="ce22" office:value-type="string">
              <text:p>pika</text:p>
            </table:table-cell>
            <table:table-cell table:style-name="ce33" office:value-type="string">
              <text:p>beg ‘supplicate’</text:p>
            </table:table-cell>
            <table:table-cell table:formula="of:=VLOOKUP([.G157];[MAJ.A$1:MAJ.B$975];2;0)" office:value-type="string" office:string-value="beg ‘supplicate’">
              <text:p>beg ‘supplicat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0">
              <text:p>16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rinsa</text:p>
            </table:table-cell>
            <table:table-cell table:style-name="ce3" office:value-type="string">
              <text:p>(saludar)</text:p>
            </table:table-cell>
            <table:table-cell table:style-name="ce3" office:value-type="string">
              <text:p>(saluer)</text:p>
            </table:table-cell>
            <table:table-cell table:style-name="ce3" office:value-type="string">
              <text:p>(salutare)</text:p>
            </table:table-cell>
            <table:table-cell table:style-name="ce22" office:value-type="string">
              <text:p>salu</text:p>
            </table:table-cell>
            <table:table-cell table:style-name="ce33" office:value-type="string">
              <text:p>greet</text:p>
            </table:table-cell>
            <table:table-cell table:formula="of:=VLOOKUP([.G158];[MAJ.A$1:MAJ.B$975];2;0)" office:value-type="string" office:string-value="greet">
              <text:p>gree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1">
              <text:p>16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cica</text:p>
            </table:table-cell>
            <table:table-cell table:style-name="ce3" office:value-type="string">
              <text:p>(engañar "trampa, truco")</text:p>
            </table:table-cell>
            <table:table-cell table:style-name="ce3" office:value-type="string">
              <text:p>(trompe ‘cheat, truc’)</text:p>
            </table:table-cell>
            <table:table-cell table:style-name="ce3" office:value-type="string">
              <text:p>(ingannare "cheat, trick")</text:p>
            </table:table-cell>
            <table:table-cell table:style-name="ce22" office:value-type="string">
              <text:p>topa</text:p>
            </table:table-cell>
            <table:table-cell table:style-name="ce33" office:value-type="string">
              <text:p>deceive ‘cheat, trick’</text:p>
            </table:table-cell>
            <table:table-cell table:formula="of:=VLOOKUP([.G159];[MAJ.A$1:MAJ.B$975];2;0)" office:value-type="string" office:string-value="deceive ‘cheat, trick’">
              <text:p>deceive ‘cheat, trick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**2.5</text:p>
            </table:table-cell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22" office:value-type="string">
              <text:p>kapa</text:p>
            </table:table-cell>
            <table:table-cell table:style-name="ce33" office:value-type="string">
              <text:p>cognition</text:p>
            </table:table-cell>
            <table:table-cell table:formula="of:=VLOOKUP([.G160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3">
              <text:p>16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ucti</text:p>
            </table:table-cell>
            <table:table-cell table:style-name="ce3" office:value-type="string">
              <text:p>(inmaterial)</text:p>
            </table:table-cell>
            <table:table-cell table:style-name="ce3" office:value-type="string">
              <text:p>(immatériel)</text:p>
            </table:table-cell>
            <table:table-cell table:style-name="ce3" office:value-type="string">
              <text:p>(immateriale)</text:p>
            </table:table-cell>
            <table:table-cell table:style-name="ce22" office:value-type="string">
              <text:p>nima</text:p>
            </table:table-cell>
            <table:table-cell table:style-name="ce33" office:value-type="string">
              <text:p>immaterial</text:p>
            </table:table-cell>
            <table:table-cell table:formula="of:=VLOOKUP([.G161];[MAJ.A$1:MAJ.B$975];2;0)" office:value-type="string" office:string-value="name">
              <text:p>nam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4">
              <text:p>16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enli</text:p>
            </table:table-cell>
            <table:table-cell table:style-name="ce3" office:value-type="string">
              <text:p>(mente "mental")</text:p>
            </table:table-cell>
            <table:table-cell table:style-name="ce3" office:value-type="string">
              <text:p>(mental ‘mental’)</text:p>
            </table:table-cell>
            <table:table-cell table:style-name="ce3" office:value-type="string">
              <text:p>(mente "mentale")</text:p>
            </table:table-cell>
            <table:table-cell table:style-name="ce22" office:value-type="string">
              <text:p>mita</text:p>
            </table:table-cell>
            <table:table-cell table:style-name="ce33" office:value-type="string">
              <text:p>mind ‘mental’</text:p>
            </table:table-cell>
            <table:table-cell table:formula="of:=VLOOKUP([.G162];[MAJ.A$1:MAJ.B$975];2;0)" office:value-type="string" office:string-value="mind ‘mental’">
              <text:p>mind ‘ment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5">
              <text:p>16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xanri</text:p>
            </table:table-cell>
            <table:table-cell table:style-name="ce3" office:value-type="string">
              <text:p>(imaginario "irreal")</text:p>
            </table:table-cell>
            <table:table-cell table:style-name="ce3" office:value-type="string">
              <text:p>(imaginaire «irréel»)</text:p>
            </table:table-cell>
            <table:table-cell table:style-name="ce3" office:value-type="string">
              <text:p>(immaginario "irreale")</text:p>
            </table:table-cell>
            <table:table-cell table:style-name="ce22" office:value-type="string">
              <text:p>igma</text:p>
            </table:table-cell>
            <table:table-cell table:style-name="ce33" office:value-type="string">
              <text:p>imaginary ‘unreal’</text:p>
            </table:table-cell>
            <table:table-cell table:formula="of:=VLOOKUP([.G163];[MAJ.A$1:MAJ.B$975];2;0)" office:value-type="string" office:string-value="imaginary ‘unreal’">
              <text:p>imaginary ‘unre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6">
              <text:p>16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ruxi</text:p>
            </table:table-cell>
            <table:table-cell table:style-name="ce3" office:value-type="string">
              <text:p>(espíritu)</text:p>
            </table:table-cell>
            <table:table-cell table:style-name="ce3" office:value-type="string">
              <text:p>(esprit)</text:p>
            </table:table-cell>
            <table:table-cell table:style-name="ce3" office:value-type="string">
              <text:p>(spirito)</text:p>
            </table:table-cell>
            <table:table-cell table:style-name="ce22" office:value-type="string">
              <text:p>sira</text:p>
            </table:table-cell>
            <table:table-cell table:style-name="ce33" office:value-type="string">
              <text:p>spirit</text:p>
            </table:table-cell>
            <table:table-cell table:formula="of:=VLOOKUP([.G164];[MAJ.A$1:MAJ.B$975];2;0)" office:value-type="string" office:string-value="spirit">
              <text:p>spir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7">
              <text:p>16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anji</text:p>
            </table:table-cell>
            <table:table-cell table:style-name="ce3" office:value-type="string">
              <text:p>(consciente)</text:p>
            </table:table-cell>
            <table:table-cell table:style-name="ce3" office:value-type="string">
              <text:p>(conscient)</text:p>
            </table:table-cell>
            <table:table-cell table:style-name="ce3" office:value-type="string">
              <text:p>(Cosciente)</text:p>
            </table:table-cell>
            <table:table-cell table:style-name="ce22" office:value-type="string">
              <text:p>coxo</text:p>
            </table:table-cell>
            <table:table-cell table:style-name="ce33" office:value-type="string">
              <text:p>conscious</text:p>
            </table:table-cell>
            <table:table-cell table:formula="of:=VLOOKUP([.G165];[MAJ.A$1:MAJ.B$975];2;0)" office:value-type="string" office:string-value="conscious">
              <text:p>consciou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8">
              <text:p>16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ensi</text:p>
            </table:table-cell>
            <table:table-cell table:style-name="ce3" office:value-type="string">
              <text:p>(piensa "pensativo")</text:p>
            </table:table-cell>
            <table:table-cell table:style-name="ce3" office:value-type="string">
              <text:p>(pensez ‘pensif’)</text:p>
            </table:table-cell>
            <table:table-cell table:style-name="ce3" office:value-type="string">
              <text:p>(pensa "pensieroso")</text:p>
            </table:table-cell>
            <table:table-cell table:style-name="ce22" office:value-type="string">
              <text:p>pesu</text:p>
            </table:table-cell>
            <table:table-cell table:style-name="ce33" office:value-type="string">
              <text:p>think ‘pensive’</text:p>
            </table:table-cell>
            <table:table-cell table:formula="of:=VLOOKUP([.G166];[MAJ.A$1:MAJ.B$975];2;0)" office:value-type="string" office:string-value="think">
              <text:p>thin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9">
              <text:p>16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prenu</text:p>
            </table:table-cell>
            <table:table-cell table:style-name="ce3" office:value-type="string">
              <text:p>(persona)</text:p>
            </table:table-cell>
            <table:table-cell table:style-name="ce3" office:value-type="string">
              <text:p>(la personne)</text:p>
            </table:table-cell>
            <table:table-cell table:style-name="ce3" office:value-type="string">
              <text:p>(persona)</text:p>
            </table:table-cell>
            <table:table-cell table:style-name="ce22" office:value-type="string">
              <text:p>pona</text:p>
            </table:table-cell>
            <table:table-cell table:style-name="ce33" office:value-type="string">
              <text:p>person</text:p>
            </table:table-cell>
            <table:table-cell table:formula="of:=VLOOKUP([.G167];[MAJ.A$1:MAJ.B$975];2;0)" office:value-type="string" office:string-value="person">
              <text:p>pers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0">
              <text:p>17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evzi</text:p>
            </table:table-cell>
            <table:table-cell table:style-name="ce3" office:value-type="string">
              <text:p>(yo)</text:p>
            </table:table-cell>
            <table:table-cell table:style-name="ce3" office:value-type="string">
              <text:p>(soi)</text:p>
            </table:table-cell>
            <table:table-cell table:style-name="ce3" office:value-type="string">
              <text:p>(se stesso)</text:p>
            </table:table-cell>
            <table:table-cell table:style-name="ce22" office:value-type="string">
              <text:p>sy</text:p>
            </table:table-cell>
            <table:table-cell table:style-name="ce33" office:value-type="string">
              <text:p>self</text:p>
            </table:table-cell>
            <table:table-cell table:formula="of:=VLOOKUP([.G168];[MAJ.A$1:MAJ.B$975];2;0)" office:value-type="string" office:string-value="self">
              <text:p>self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1">
              <text:p>17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idbo</text:p>
            </table:table-cell>
            <table:table-cell table:style-name="ce3" office:value-type="string">
              <text:p>(idea)</text:p>
            </table:table-cell>
            <table:table-cell table:style-name="ce3" office:value-type="string">
              <text:p>(idée)</text:p>
            </table:table-cell>
            <table:table-cell table:style-name="ce3" office:value-type="string">
              <text:p>(idea)</text:p>
            </table:table-cell>
            <table:table-cell table:style-name="ce22" office:value-type="string">
              <text:p>idea</text:p>
            </table:table-cell>
            <table:table-cell table:style-name="ce33" office:value-type="string">
              <text:p>idea</text:p>
            </table:table-cell>
            <table:table-cell table:formula="of:=VLOOKUP([.G169];[MAJ.A$1:MAJ.B$975];2;0)" office:value-type="string" office:string-value="idea">
              <text:p>ide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2">
              <text:p>17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abmi</text:p>
            </table:table-cell>
            <table:table-cell table:style-name="ce3" office:value-type="string">
              <text:p>(problema)</text:p>
            </table:table-cell>
            <table:table-cell table:style-name="ce3" office:value-type="string">
              <text:p>(problème)</text:p>
            </table:table-cell>
            <table:table-cell table:style-name="ce3" office:value-type="string">
              <text:p>(problema)</text:p>
            </table:table-cell>
            <table:table-cell table:style-name="ce22" office:value-type="string">
              <text:p>bema</text:p>
            </table:table-cell>
            <table:table-cell table:style-name="ce33" office:value-type="string">
              <text:p>problem</text:p>
            </table:table-cell>
            <table:table-cell table:formula="of:=VLOOKUP([.G170];[MAJ.A$1:MAJ.B$975];2;0)" office:value-type="string" office:string-value="problem">
              <text:p>proble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3">
              <text:p>17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lre</text:p>
            </table:table-cell>
            <table:table-cell table:style-name="ce3" office:value-type="string">
              <text:p>(aprender)</text:p>
            </table:table-cell>
            <table:table-cell table:style-name="ce3" office:value-type="string">
              <text:p>(apprendre)</text:p>
            </table:table-cell>
            <table:table-cell table:style-name="ce3" office:value-type="string">
              <text:p>(imparare)</text:p>
            </table:table-cell>
            <table:table-cell table:style-name="ce22" office:value-type="string">
              <text:p>apru</text:p>
            </table:table-cell>
            <table:table-cell table:style-name="ce33" office:value-type="string">
              <text:p>learn</text:p>
            </table:table-cell>
            <table:table-cell table:formula="of:=VLOOKUP([.G171];[MAJ.A$1:MAJ.B$975];2;0)" office:value-type="string" office:string-value="learn">
              <text:p>lear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4">
              <text:p>17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tuca</text:p>
            </table:table-cell>
            <table:table-cell table:style-name="ce3" office:value-type="string">
              <text:p>(enseñar)</text:p>
            </table:table-cell>
            <table:table-cell table:style-name="ce3" office:value-type="string">
              <text:p>(enseigner)</text:p>
            </table:table-cell>
            <table:table-cell table:style-name="ce3" office:value-type="string">
              <text:p>(insegnare)</text:p>
            </table:table-cell>
            <table:table-cell table:style-name="ce22" office:value-type="string">
              <text:p>tich</text:p>
            </table:table-cell>
            <table:table-cell table:style-name="ce33" office:value-type="string">
              <text:p>teach</text:p>
            </table:table-cell>
            <table:table-cell table:formula="of:=VLOOKUP([.G172];[MAJ.A$1:MAJ.B$975];2;0)" office:value-type="string" office:string-value="teach">
              <text:p>teac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5">
              <text:p>17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kule</text:p>
            </table:table-cell>
            <table:table-cell table:style-name="ce3" office:value-type="string">
              <text:p>(colegio)</text:p>
            </table:table-cell>
            <table:table-cell table:style-name="ce3" office:value-type="string">
              <text:p>(école)</text:p>
            </table:table-cell>
            <table:table-cell table:style-name="ce3" office:value-type="string">
              <text:p>(scuola)</text:p>
            </table:table-cell>
            <table:table-cell table:style-name="ce22" office:value-type="string">
              <text:p>kola</text:p>
            </table:table-cell>
            <table:table-cell table:style-name="ce33" office:value-type="string">
              <text:p>school</text:p>
            </table:table-cell>
            <table:table-cell table:formula="of:=VLOOKUP([.G173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6">
              <text:p>17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datni</text:p>
            </table:table-cell>
            <table:table-cell table:style-name="ce3" office:value-type="string">
              <text:p>(datos)</text:p>
            </table:table-cell>
            <table:table-cell table:style-name="ce3" office:value-type="string">
              <text:p>(Les données)</text:p>
            </table:table-cell>
            <table:table-cell table:style-name="ce3" office:value-type="string">
              <text:p>(dati)</text:p>
            </table:table-cell>
            <table:table-cell table:style-name="ce22" office:value-type="string">
              <text:p>data</text:p>
            </table:table-cell>
            <table:table-cell table:style-name="ce33" office:value-type="string">
              <text:p>data</text:p>
            </table:table-cell>
            <table:table-cell table:formula="of:=VLOOKUP([.G174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7">
              <text:p>17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djuno</text:p>
            </table:table-cell>
            <table:table-cell table:style-name="ce3" office:value-type="string">
              <text:p>(saber)</text:p>
            </table:table-cell>
            <table:table-cell table:style-name="ce3" office:value-type="string">
              <text:p>(savoir)</text:p>
            </table:table-cell>
            <table:table-cell table:style-name="ce3" office:value-type="string">
              <text:p>(conoscere)</text:p>
            </table:table-cell>
            <table:table-cell table:style-name="ce22" office:value-type="string">
              <text:p>civu</text:p>
            </table:table-cell>
            <table:table-cell table:style-name="ce33" office:value-type="string">
              <text:p>know</text:p>
            </table:table-cell>
            <table:table-cell table:formula="of:=VLOOKUP([.G175];[MAJ.A$1:MAJ.B$975];2;0)" office:value-type="string" office:string-value="know">
              <text:p>kn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8">
              <text:p>17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acki</text:p>
            </table:table-cell>
            <table:table-cell table:style-name="ce3" office:value-type="string">
              <text:p>(descubrir "encontrar")</text:p>
            </table:table-cell>
            <table:table-cell table:style-name="ce3" office:value-type="string">
              <text:p>(découvrez ‘trouver’)</text:p>
            </table:table-cell>
            <table:table-cell table:style-name="ce3" office:value-type="string">
              <text:p>(scopri "trova")</text:p>
            </table:table-cell>
            <table:table-cell table:style-name="ce22" office:value-type="string">
              <text:p>rivu</text:p>
            </table:table-cell>
            <table:table-cell table:style-name="ce33" office:value-type="string">
              <text:p>find 'discover'</text:p>
            </table:table-cell>
            <table:table-cell table:formula="of:=VLOOKUP([.G176];[MAJ.A$1:MAJ.B$975];2;0)" office:value-type="string" office:string-value="find">
              <text:p>fi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9">
              <text:p>17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fatci</text:p>
            </table:table-cell>
            <table:table-cell table:style-name="ce3" office:value-type="string">
              <text:p>(hecho)</text:p>
            </table:table-cell>
            <table:table-cell table:style-name="ce3" office:value-type="string">
              <text:p>(fait)</text:p>
            </table:table-cell>
            <table:table-cell table:style-name="ce3" office:value-type="string">
              <text:p>(fatto)</text:p>
            </table:table-cell>
            <table:table-cell table:style-name="ce22" office:value-type="string">
              <text:p>fato</text:p>
            </table:table-cell>
            <table:table-cell table:style-name="ce33" office:value-type="string">
              <text:p>fact</text:p>
            </table:table-cell>
            <table:table-cell table:formula="of:=VLOOKUP([.G177];[MAJ.A$1:MAJ.B$975];2;0)" office:value-type="string" office:string-value="done">
              <text:p>don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0">
              <text:p>18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dice</text:p>
            </table:table-cell>
            <table:table-cell table:style-name="ce3" office:value-type="string">
              <text:p>(decidir)</text:p>
            </table:table-cell>
            <table:table-cell table:style-name="ce3" office:value-type="string">
              <text:p>(décider)</text:p>
            </table:table-cell>
            <table:table-cell table:style-name="ce3" office:value-type="string">
              <text:p>(decidere)</text:p>
            </table:table-cell>
            <table:table-cell table:style-name="ce22" office:value-type="string">
              <text:p>cidu</text:p>
            </table:table-cell>
            <table:table-cell table:style-name="ce33" office:value-type="string">
              <text:p>decide</text:p>
            </table:table-cell>
            <table:table-cell table:formula="of:=VLOOKUP([.G178];[MAJ.A$1:MAJ.B$975];2;0)" office:value-type="string" office:string-value="decide">
              <text:p>decid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1">
              <text:p>18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etnu</text:p>
            </table:table-cell>
            <table:table-cell table:style-name="ce17" office:value-type="string">
              <text:p>(cierto)</text:p>
            </table:table-cell>
            <table:table-cell table:style-name="ce17" office:value-type="string">
              <text:p>(vrai)</text:p>
            </table:table-cell>
            <table:table-cell table:style-name="ce17" office:value-type="string">
              <text:p>(vero)</text:p>
            </table:table-cell>
            <table:table-cell table:style-name="ce25" office:value-type="string">
              <text:p>vero</text:p>
            </table:table-cell>
            <table:table-cell table:style-name="ce34" office:value-type="boolean" office:boolean-value="true">
              <text:p>TRUE</text:p>
            </table:table-cell>
            <table:table-cell table:formula="of:=VLOOKUP([.G179];[MAJ.A$1:MAJ.B$975];2;0)" office:value-type="string" office:string-value="true">
              <text:p>tru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2">
              <text:p>18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tfa</text:p>
            </table:table-cell>
            <table:table-cell table:style-name="ce17" office:value-type="string">
              <text:p>(falso)</text:p>
            </table:table-cell>
            <table:table-cell table:style-name="ce17" office:value-type="string">
              <text:p>(faux)</text:p>
            </table:table-cell>
            <table:table-cell table:style-name="ce17" office:value-type="string">
              <text:p>(False)</text:p>
            </table:table-cell>
            <table:table-cell table:style-name="ce25" office:value-type="string">
              <text:p>faso</text:p>
            </table:table-cell>
            <table:table-cell table:style-name="ce34" office:value-type="boolean" office:boolean-value="false">
              <text:p>FALSE</text:p>
            </table:table-cell>
            <table:table-cell table:formula="of:=VLOOKUP([.G180];[MAJ.A$1:MAJ.B$975];2;0)" office:value-type="string" office:string-value="false">
              <text:p>fal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3">
              <text:p>18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jnu</text:p>
            </table:table-cell>
            <table:table-cell table:style-name="ce3" office:value-type="string">
              <text:p>(intuir)</text:p>
            </table:table-cell>
            <table:table-cell table:style-name="ce3" office:value-type="string">
              <text:p>(intuit)</text:p>
            </table:table-cell>
            <table:table-cell table:style-name="ce3" office:value-type="string">
              <text:p>(Intuire)</text:p>
            </table:table-cell>
            <table:table-cell table:style-name="ce22" office:value-type="string">
              <text:p>idwo</text:p>
            </table:table-cell>
            <table:table-cell table:style-name="ce33" office:value-type="string">
              <text:p>intuit</text:p>
            </table:table-cell>
            <table:table-cell table:formula="of:=VLOOKUP([.G181];[MAJ.A$1:MAJ.B$975];2;0)" office:value-type="string" office:string-value="intuit">
              <text:p>intu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4">
              <text:p>18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mpe</text:p>
            </table:table-cell>
            <table:table-cell table:style-name="ce3" office:value-type="string">
              <text:p>(entender "comprender")</text:p>
            </table:table-cell>
            <table:table-cell table:style-name="ce3" office:value-type="string">
              <text:p>(comprendre 'comprendre')</text:p>
            </table:table-cell>
            <table:table-cell table:style-name="ce3" office:value-type="string">
              <text:p>(capire "comprendere")</text:p>
            </table:table-cell>
            <table:table-cell table:style-name="ce22" office:value-type="string">
              <text:p>kapu</text:p>
            </table:table-cell>
            <table:table-cell table:style-name="ce33" office:value-type="string">
              <text:p>understand ‘comprehend’</text:p>
            </table:table-cell>
            <table:table-cell table:formula="of:=VLOOKUP([.G182];[MAJ.A$1:MAJ.B$975];2;0)" office:value-type="string" office:string-value="understand">
              <text:p>understa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5">
              <text:p>18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nvi</text:p>
            </table:table-cell>
            <table:table-cell table:style-name="ce3" office:value-type="string">
              <text:p>(opinar)</text:p>
            </table:table-cell>
            <table:table-cell table:style-name="ce3" office:value-type="string">
              <text:p>(opine)</text:p>
            </table:table-cell>
            <table:table-cell table:style-name="ce3" office:value-type="string">
              <text:p>(opinare)</text:p>
            </table:table-cell>
            <table:table-cell table:style-name="ce22" office:value-type="string">
              <text:p>opia</text:p>
            </table:table-cell>
            <table:table-cell table:style-name="ce33" office:value-type="string">
              <text:p>opine</text:p>
            </table:table-cell>
            <table:table-cell table:formula="of:=VLOOKUP([.G183];[MAJ.A$1:MAJ.B$975];2;0)" office:value-type="string" office:string-value="opine">
              <text:p>opin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6">
              <text:p>18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anxe</text:p>
            </table:table-cell>
            <table:table-cell table:style-name="ce3" office:value-type="string">
              <text:p>(conjunción)</text:p>
            </table:table-cell>
            <table:table-cell table:style-name="ce3" office:value-type="string">
              <text:p>(conjonction)</text:p>
            </table:table-cell>
            <table:table-cell table:style-name="ce3" office:value-type="string">
              <text:p>(congiunzione)</text:p>
            </table:table-cell>
            <table:table-cell table:style-name="ce22" office:value-type="string">
              <text:p>koja</text:p>
            </table:table-cell>
            <table:table-cell table:style-name="ce33" office:value-type="string">
              <text:p>conjunction</text:p>
            </table:table-cell>
            <table:table-cell table:formula="of:=VLOOKUP([.G184];[MAJ.A$1:MAJ.B$975];2;0)" office:value-type="string" office:string-value="conjunction">
              <text:p>conjunct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7">
              <text:p>18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krici</text:p>
            </table:table-cell>
            <table:table-cell table:style-name="ce3" office:value-type="string">
              <text:p>(cree "credo")</text:p>
            </table:table-cell>
            <table:table-cell table:style-name="ce3" office:value-type="string">
              <text:p>(croire 'credo')</text:p>
            </table:table-cell>
            <table:table-cell table:style-name="ce3" office:value-type="string">
              <text:p>(credi "credo")</text:p>
            </table:table-cell>
            <table:table-cell table:style-name="ce22" office:value-type="string">
              <text:p>kedu</text:p>
            </table:table-cell>
            <table:table-cell table:style-name="ce33" office:value-type="string">
              <text:p>believe ‘creed’</text:p>
            </table:table-cell>
            <table:table-cell table:formula="of:=VLOOKUP([.G185];[MAJ.A$1:MAJ.B$975];2;0)" office:value-type="string" office:string-value="believe">
              <text:p>belie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8">
              <text:p>18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ogji</text:p>
            </table:table-cell>
            <table:table-cell table:style-name="ce3" office:value-type="string">
              <text:p>(lógica)</text:p>
            </table:table-cell>
            <table:table-cell table:style-name="ce3" office:value-type="string">
              <text:p>(logique)</text:p>
            </table:table-cell>
            <table:table-cell table:style-name="ce3" office:value-type="string">
              <text:p>(logica)</text:p>
            </table:table-cell>
            <table:table-cell table:style-name="ce22" office:value-type="string">
              <text:p>lojo</text:p>
            </table:table-cell>
            <table:table-cell table:style-name="ce33" office:value-type="string">
              <text:p>logic</text:p>
            </table:table-cell>
            <table:table-cell table:formula="of:=VLOOKUP([.G186];[MAJ.A$1:MAJ.B$975];2;0)" office:value-type="string" office:string-value="logic">
              <text:p>logic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9">
              <text:p>18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orji</text:p>
            </table:table-cell>
            <table:table-cell table:style-name="ce3" office:value-type="string">
              <text:p>(recuerde "memoria")</text:p>
            </table:table-cell>
            <table:table-cell table:style-name="ce3" office:value-type="string">
              <text:p>(rappelez-vous ‘mémoire’)</text:p>
            </table:table-cell>
            <table:table-cell table:style-name="ce3" office:value-type="string">
              <text:p>(ricorda la "memoria")</text:p>
            </table:table-cell>
            <table:table-cell table:style-name="ce22" office:value-type="string">
              <text:p>remu</text:p>
            </table:table-cell>
            <table:table-cell table:style-name="ce33" office:value-type="string">
              <text:p>remember ‘memory’</text:p>
            </table:table-cell>
            <table:table-cell table:formula="of:=VLOOKUP([.G187];[MAJ.A$1:MAJ.B$975];2;0)" office:value-type="string" office:string-value="remember ‘memory’">
              <text:p>remember ‘memor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0">
              <text:p>19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atfe</text:p>
            </table:table-cell>
            <table:table-cell table:style-name="ce3" office:value-type="string">
              <text:p>(negar)</text:p>
            </table:table-cell>
            <table:table-cell table:style-name="ce3" office:value-type="string">
              <text:p>(Nier)</text:p>
            </table:table-cell>
            <table:table-cell table:style-name="ce3" office:value-type="string">
              <text:p>(negare)</text:p>
            </table:table-cell>
            <table:table-cell table:style-name="ce22" office:value-type="string">
              <text:p>nego</text:p>
            </table:table-cell>
            <table:table-cell table:style-name="ce33" office:value-type="string">
              <text:p>deny</text:p>
            </table:table-cell>
            <table:table-cell table:formula="of:=VLOOKUP([.G188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1">
              <text:p>19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nuzba</text:p>
            </table:table-cell>
            <table:table-cell table:style-name="ce3" office:value-type="string">
              <text:p>(Noticias)</text:p>
            </table:table-cell>
            <table:table-cell table:style-name="ce3" office:value-type="string">
              <text:p>(nouvelles)</text:p>
            </table:table-cell>
            <table:table-cell table:style-name="ce3" office:value-type="string">
              <text:p>(notizia)</text:p>
            </table:table-cell>
            <table:table-cell table:style-name="ce22" office:value-type="string">
              <text:p>nova</text:p>
            </table:table-cell>
            <table:table-cell table:style-name="ce33" office:value-type="string">
              <text:p>news</text:p>
            </table:table-cell>
            <table:table-cell table:formula="of:=VLOOKUP([.G189];[MAJ.A$1:MAJ.B$975];2;0)" office:value-type="string" office:string-value="news">
              <text:p>new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2">
              <text:p>19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enpi</text:p>
            </table:table-cell>
            <table:table-cell table:style-name="ce3" office:value-type="string">
              <text:p>(duda "escéptico")</text:p>
            </table:table-cell>
            <table:table-cell table:style-name="ce3" office:value-type="string">
              <text:p>(doute ‘sceptique’)</text:p>
            </table:table-cell>
            <table:table-cell table:style-name="ce3" office:value-type="string">
              <text:p>(dubbio "scettico")</text:p>
            </table:table-cell>
            <table:table-cell table:style-name="ce22" office:value-type="string">
              <text:p>duda</text:p>
            </table:table-cell>
            <table:table-cell table:style-name="ce33" office:value-type="string">
              <text:p>doubt ‘skeptic’</text:p>
            </table:table-cell>
            <table:table-cell table:formula="of:=VLOOKUP([.G190];[MAJ.A$1:MAJ.B$975];2;0)" office:value-type="string" office:string-value="doubt ‘skeptic’">
              <text:p>doubt ‘skeptic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3">
              <text:p>19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itna</text:p>
            </table:table-cell>
            <table:table-cell table:style-name="ce3" office:value-type="string">
              <text:p>(citar)</text:p>
            </table:table-cell>
            <table:table-cell table:style-name="ce3" office:value-type="string">
              <text:p>(citer)</text:p>
            </table:table-cell>
            <table:table-cell table:style-name="ce3" office:value-type="string">
              <text:p>(citare)</text:p>
            </table:table-cell>
            <table:table-cell table:style-name="ce22" office:value-type="string">
              <text:p>cita</text:p>
            </table:table-cell>
            <table:table-cell table:style-name="ce33" office:value-type="string">
              <text:p>cite</text:p>
            </table:table-cell>
            <table:table-cell table:formula="of:=VLOOKUP([.G191];[MAJ.A$1:MAJ.B$975];2;0)" office:value-type="string" office:string-value="cite">
              <text:p>c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4">
              <text:p>19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madi</text:p>
            </table:table-cell>
            <table:table-cell table:style-name="ce3" office:value-type="string">
              <text:p>(supongo "conjetura")</text:p>
            </table:table-cell>
            <table:table-cell table:style-name="ce3" office:value-type="string">
              <text:p>(devine 'conjecture')</text:p>
            </table:table-cell>
            <table:table-cell table:style-name="ce3" office:value-type="string">
              <text:p>(indovina "supposizione")</text:p>
            </table:table-cell>
            <table:table-cell table:style-name="ce22" office:value-type="string">
              <text:p>supu</text:p>
            </table:table-cell>
            <table:table-cell table:style-name="ce33" office:value-type="string">
              <text:p>guess ‘surmise’</text:p>
            </table:table-cell>
            <table:table-cell table:formula="of:=VLOOKUP([.G192];[MAJ.A$1:MAJ.B$975];2;0)" office:value-type="string" office:string-value="suppose">
              <text:p>suppo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5">
              <text:p>19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ruma</text:p>
            </table:table-cell>
            <table:table-cell table:style-name="ce3" office:value-type="string">
              <text:p>(asumir)</text:p>
            </table:table-cell>
            <table:table-cell table:style-name="ce3" office:value-type="string">
              <text:p>(présumer)</text:p>
            </table:table-cell>
            <table:table-cell table:style-name="ce3" office:value-type="string">
              <text:p>(assumere)</text:p>
            </table:table-cell>
            <table:table-cell table:style-name="ce22" office:value-type="string">
              <text:p>asmu</text:p>
            </table:table-cell>
            <table:table-cell table:style-name="ce33" office:value-type="string">
              <text:p>assume</text:p>
            </table:table-cell>
            <table:table-cell table:formula="of:=VLOOKUP([.G193];[MAJ.A$1:MAJ.B$975];2;0)" office:value-type="string" office:string-value="assume">
              <text:p>assum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6">
              <text:p>19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ugni</text:p>
            </table:table-cell>
            <table:table-cell table:style-name="ce3" office:value-type="string">
              <text:p>(de acuerdo)</text:p>
            </table:table-cell>
            <table:table-cell table:style-name="ce3" office:value-type="string">
              <text:p>(se mettre d'accord)</text:p>
            </table:table-cell>
            <table:table-cell table:style-name="ce3" office:value-type="string">
              <text:p>(essere d'accordo)</text:p>
            </table:table-cell>
            <table:table-cell table:style-name="ce22" office:value-type="string">
              <text:p>aqdo</text:p>
            </table:table-cell>
            <table:table-cell table:style-name="ce33" office:value-type="string">
              <text:p>agree</text:p>
            </table:table-cell>
            <table:table-cell table:formula="of:=VLOOKUP([.G194];[MAJ.A$1:MAJ.B$975];2;0)" office:value-type="string" office:string-value="agree">
              <text:p>agre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7">
              <text:p>19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vlina</text:p>
            </table:table-cell>
            <table:table-cell table:style-name="ce3" office:value-type="string">
              <text:p>(alternancia)</text:p>
            </table:table-cell>
            <table:table-cell table:style-name="ce3" office:value-type="string">
              <text:p>(alternance)</text:p>
            </table:table-cell>
            <table:table-cell table:style-name="ce3" office:value-type="string">
              <text:p>(alternanza)</text:p>
            </table:table-cell>
            <table:table-cell table:style-name="ce22" office:value-type="string">
              <text:p>?</text:p>
            </table:table-cell>
            <table:table-cell table:style-name="ce33" office:value-type="string">
              <text:p>alternation</text:p>
            </table:table-cell>
            <table:table-cell table:formula="of:=VLOOKUP([.G195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8">
              <text:p>19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vreji</text:p>
            </table:table-cell>
            <table:table-cell table:style-name="ce3" office:value-type="string">
              <text:p>(grabar)</text:p>
            </table:table-cell>
            <table:table-cell table:style-name="ce3" office:value-type="string">
              <text:p>(record)</text:p>
            </table:table-cell>
            <table:table-cell table:style-name="ce3" office:value-type="string">
              <text:p>(disco)</text:p>
            </table:table-cell>
            <table:table-cell table:style-name="ce22" office:value-type="string">
              <text:p>giba</text:p>
            </table:table-cell>
            <table:table-cell table:style-name="ce33" office:value-type="string">
              <text:p>record</text:p>
            </table:table-cell>
            <table:table-cell table:formula="of:=VLOOKUP([.G196];[MAJ.A$1:MAJ.B$975];2;0)" office:value-type="string" office:string-value="record">
              <text:p>reco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9">
              <text:p>19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xusra</text:p>
            </table:table-cell>
            <table:table-cell table:style-name="ce3" office:value-type="string">
              <text:p>(afirmar)</text:p>
            </table:table-cell>
            <table:table-cell table:style-name="ce3" office:value-type="string">
              <text:p>(affirmer)</text:p>
            </table:table-cell>
            <table:table-cell table:style-name="ce3" office:value-type="string">
              <text:p>(asserire)</text:p>
            </table:table-cell>
            <table:table-cell table:style-name="ce22" office:value-type="string">
              <text:p>safa</text:p>
            </table:table-cell>
            <table:table-cell table:style-name="ce33" office:value-type="string">
              <text:p>assert</text:p>
            </table:table-cell>
            <table:table-cell table:formula="of:=VLOOKUP([.G197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0">
              <text:p>20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zasti</text:p>
            </table:table-cell>
            <table:table-cell table:style-name="ce3" office:value-type="string">
              <text:p>(existe)</text:p>
            </table:table-cell>
            <table:table-cell table:style-name="ce3" office:value-type="string">
              <text:p>(exister)</text:p>
            </table:table-cell>
            <table:table-cell table:style-name="ce3" office:value-type="string">
              <text:p>(esistere)</text:p>
            </table:table-cell>
            <table:table-cell table:style-name="ce22" office:value-type="string">
              <text:p>esqu</text:p>
            </table:table-cell>
            <table:table-cell table:style-name="ce33" office:value-type="string">
              <text:p>exist</text:p>
            </table:table-cell>
            <table:table-cell table:formula="of:=VLOOKUP([.G198];[MAJ.A$1:MAJ.B$975];2;0)" office:value-type="string" office:string-value="exist">
              <text:p>exi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1">
              <text:p>20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ridi</text:p>
            </table:table-cell>
            <table:table-cell table:style-name="ce3" office:value-type="string">
              <text:p>(predicado)</text:p>
            </table:table-cell>
            <table:table-cell table:style-name="ce3" office:value-type="string">
              <text:p>(prédicat)</text:p>
            </table:table-cell>
            <table:table-cell table:style-name="ce3" office:value-type="string">
              <text:p>(predicato)</text:p>
            </table:table-cell>
            <table:table-cell table:style-name="ce22" office:value-type="string">
              <text:p>prie</text:p>
            </table:table-cell>
            <table:table-cell table:style-name="ce33" office:value-type="string">
              <text:p>predicate</text:p>
            </table:table-cell>
            <table:table-cell table:formula="of:=VLOOKUP([.G199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2">
              <text:p>20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birti</text:p>
            </table:table-cell>
            <table:table-cell table:style-name="ce3" office:value-type="string">
              <text:p>(cierto)</text:p>
            </table:table-cell>
            <table:table-cell table:style-name="ce3" office:value-type="string">
              <text:p>(certain)</text:p>
            </table:table-cell>
            <table:table-cell table:style-name="ce3" office:value-type="string">
              <text:p>(certo)</text:p>
            </table:table-cell>
            <table:table-cell table:style-name="ce22" office:value-type="string">
              <text:p>ceto</text:p>
            </table:table-cell>
            <table:table-cell table:style-name="ce33" office:value-type="string">
              <text:p>certain</text:p>
            </table:table-cell>
            <table:table-cell table:formula="of:=VLOOKUP([.G200];[MAJ.A$1:MAJ.B$975];2;0)" office:value-type="string" office:string-value="certain">
              <text:p>certai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3">
              <text:p>20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ksi</text:p>
            </table:table-cell>
            <table:table-cell table:style-name="ce3" office:value-type="string">
              <text:p>(explique)</text:p>
            </table:table-cell>
            <table:table-cell table:style-name="ce3" office:value-type="string">
              <text:p>(Explique)</text:p>
            </table:table-cell>
            <table:table-cell table:style-name="ce3" office:value-type="string">
              <text:p>(spiegare)</text:p>
            </table:table-cell>
            <table:table-cell table:style-name="ce22" office:value-type="string">
              <text:p>pegu</text:p>
            </table:table-cell>
            <table:table-cell table:style-name="ce33" office:value-type="string">
              <text:p>explain</text:p>
            </table:table-cell>
            <table:table-cell table:formula="of:=VLOOKUP([.G201];[MAJ.A$1:MAJ.B$975];2;0)" office:value-type="string" office:string-value="explain">
              <text:p>explai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4">
              <text:p>20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cipra</text:p>
            </table:table-cell>
            <table:table-cell table:style-name="ce3" office:value-type="string">
              <text:p>(prueba "prueba")</text:p>
            </table:table-cell>
            <table:table-cell table:style-name="ce3" office:value-type="string">
              <text:p>(test ‘preuve’)</text:p>
            </table:table-cell>
            <table:table-cell table:style-name="ce3" office:value-type="string">
              <text:p>(prova "prova")</text:p>
            </table:table-cell>
            <table:table-cell table:style-name="ce22" office:value-type="string">
              <text:p>poba</text:p>
            </table:table-cell>
            <table:table-cell table:style-name="ce33" office:value-type="string">
              <text:p>test ‘proof’</text:p>
            </table:table-cell>
            <table:table-cell table:formula="of:=VLOOKUP([.G202];[MAJ.A$1:MAJ.B$975];2;0)" office:value-type="string" office:string-value="test ‘proof’">
              <text:p>test ‘proof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5">
              <text:p>20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lanli</text:p>
            </table:table-cell>
            <table:table-cell table:style-name="ce3" office:value-type="string">
              <text:p>(analizar)</text:p>
            </table:table-cell>
            <table:table-cell table:style-name="ce3" office:value-type="string">
              <text:p>(analyser)</text:p>
            </table:table-cell>
            <table:table-cell table:style-name="ce3" office:value-type="string">
              <text:p>(analizzare)</text:p>
            </table:table-cell>
            <table:table-cell table:style-name="ce22" office:value-type="string">
              <text:p>ania</text:p>
            </table:table-cell>
            <table:table-cell table:style-name="ce33" office:value-type="string">
              <text:p>analyze</text:p>
            </table:table-cell>
            <table:table-cell table:formula="of:=VLOOKUP([.G203];[MAJ.A$1:MAJ.B$975];2;0)" office:value-type="string" office:string-value="analyze">
              <text:p>analyz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6">
              <text:p>206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aske</text:p>
            </table:table-cell>
            <table:table-cell table:style-name="ce3" office:value-type="string">
              <text:p>(Ciencias)</text:p>
            </table:table-cell>
            <table:table-cell table:style-name="ce3" office:value-type="string">
              <text:p>(science)</text:p>
            </table:table-cell>
            <table:table-cell table:style-name="ce3" office:value-type="string">
              <text:p>(scienza)</text:p>
            </table:table-cell>
            <table:table-cell table:style-name="ce22" office:value-type="string">
              <text:p>xaza</text:p>
            </table:table-cell>
            <table:table-cell table:style-name="ce33" office:value-type="string">
              <text:p>science</text:p>
            </table:table-cell>
            <table:table-cell table:formula="of:=VLOOKUP([.G204];[MAJ.A$1:MAJ.B$975];2;0)" office:value-type="string" office:string-value="science">
              <text:p>scien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7">
              <text:p>207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ucta</text:p>
            </table:table-cell>
            <table:table-cell table:style-name="ce3" office:value-type="string">
              <text:p>(resumen)</text:p>
            </table:table-cell>
            <table:table-cell table:style-name="ce3" office:value-type="string">
              <text:p>(abstrait)</text:p>
            </table:table-cell>
            <table:table-cell table:style-name="ce3" office:value-type="string">
              <text:p>(astratto)</text:p>
            </table:table-cell>
            <table:table-cell table:style-name="ce22" office:value-type="string">
              <text:p>basa</text:p>
            </table:table-cell>
            <table:table-cell table:style-name="ce33" office:value-type="string">
              <text:p>abstract</text:p>
            </table:table-cell>
            <table:table-cell table:formula="of:=VLOOKUP([.G205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8">
              <text:p>208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adji</text:p>
            </table:table-cell>
            <table:table-cell table:style-name="ce3" office:value-type="string">
              <text:p>(método)</text:p>
            </table:table-cell>
            <table:table-cell table:style-name="ce3" office:value-type="string">
              <text:p>(méthode)</text:p>
            </table:table-cell>
            <table:table-cell table:style-name="ce3" office:value-type="string">
              <text:p>(metodo)</text:p>
            </table:table-cell>
            <table:table-cell table:style-name="ce22" office:value-type="string">
              <text:p>moha</text:p>
            </table:table-cell>
            <table:table-cell table:style-name="ce33" office:value-type="string">
              <text:p>method</text:p>
            </table:table-cell>
            <table:table-cell table:formula="of:=VLOOKUP([.G206];[MAJ.A$1:MAJ.B$975];2;0)" office:value-type="string" office:string-value="method">
              <text:p>metho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9">
              <text:p>209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tadni</text:p>
            </table:table-cell>
            <table:table-cell table:style-name="ce3" office:value-type="string">
              <text:p>(estudiar)</text:p>
            </table:table-cell>
            <table:table-cell table:style-name="ce3" office:value-type="string">
              <text:p>(étude)</text:p>
            </table:table-cell>
            <table:table-cell table:style-name="ce3" office:value-type="string">
              <text:p>(studia)</text:p>
            </table:table-cell>
            <table:table-cell table:style-name="ce22" office:value-type="string">
              <text:p>tudu</text:p>
            </table:table-cell>
            <table:table-cell table:style-name="ce33" office:value-type="string">
              <text:p>study</text:p>
            </table:table-cell>
            <table:table-cell table:formula="of:=VLOOKUP([.G207];[MAJ.A$1:MAJ.B$975];2;0)" office:value-type="string" office:string-value="study">
              <text:p>stud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0">
              <text:p>210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jicmu</text:p>
            </table:table-cell>
            <table:table-cell table:number-columns-repeated="3" table:style-name="ce3" office:value-type="string">
              <text:p>(base)</text:p>
            </table:table-cell>
            <table:table-cell table:style-name="ce22" office:value-type="string">
              <text:p>baza</text:p>
            </table:table-cell>
            <table:table-cell table:style-name="ce33" office:value-type="string">
              <text:p>basis</text:p>
            </table:table-cell>
            <table:table-cell table:formula="of:=VLOOKUP([.G208];[MAJ.A$1:MAJ.B$975];2;0)" office:value-type="string" office:string-value="basis">
              <text:p>basi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1">
              <text:p>211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anri</text:p>
            </table:table-cell>
            <table:table-cell table:style-name="ce3" office:value-type="string">
              <text:p>(referencia)</text:p>
            </table:table-cell>
            <table:table-cell table:style-name="ce3" office:value-type="string">
              <text:p>(référence)</text:p>
            </table:table-cell>
            <table:table-cell table:style-name="ce3" office:value-type="string">
              <text:p>(riferimento)</text:p>
            </table:table-cell>
            <table:table-cell table:style-name="ce22" office:value-type="string">
              <text:p>rifa</text:p>
            </table:table-cell>
            <table:table-cell table:style-name="ce33" office:value-type="string">
              <text:p>reference</text:p>
            </table:table-cell>
            <table:table-cell table:formula="of:=VLOOKUP([.G209];[MAJ.A$1:MAJ.B$975];2;0)" office:value-type="string" office:string-value="reference">
              <text:p>referen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2">
              <text:p>212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mansa</text:p>
            </table:table-cell>
            <table:table-cell table:style-name="ce3" office:value-type="string">
              <text:p>(satisfacer)</text:p>
            </table:table-cell>
            <table:table-cell table:style-name="ce3" office:value-type="string">
              <text:p>(satisfaire)</text:p>
            </table:table-cell>
            <table:table-cell table:style-name="ce3" office:value-type="string">
              <text:p>(soddisfare)</text:p>
            </table:table-cell>
            <table:table-cell table:style-name="ce22" office:value-type="string">
              <text:p>safa</text:p>
            </table:table-cell>
            <table:table-cell table:style-name="ce33" office:value-type="string">
              <text:p>satisfy</text:p>
            </table:table-cell>
            <table:table-cell table:formula="of:=VLOOKUP([.G210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3">
              <text:p>213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imlu</text:p>
            </table:table-cell>
            <table:table-cell table:style-name="ce3" office:value-type="string">
              <text:p>(parecer)</text:p>
            </table:table-cell>
            <table:table-cell table:style-name="ce3" office:value-type="string">
              <text:p>(sembler)</text:p>
            </table:table-cell>
            <table:table-cell table:style-name="ce3" office:value-type="string">
              <text:p>(sembrare)</text:p>
            </table:table-cell>
            <table:table-cell table:style-name="ce22" office:value-type="string">
              <text:p>semu</text:p>
            </table:table-cell>
            <table:table-cell table:style-name="ce33" office:value-type="string">
              <text:p>seem</text:p>
            </table:table-cell>
            <table:table-cell table:formula="of:=VLOOKUP([.G211];[MAJ.A$1:MAJ.B$975];2;0)" office:value-type="string" office:string-value="seem">
              <text:p>see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4">
              <text:p>214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muni</text:p>
            </table:table-cell>
            <table:table-cell table:style-name="ce3" office:value-type="string">
              <text:p>(sentido)</text:p>
            </table:table-cell>
            <table:table-cell table:style-name="ce3" office:value-type="string">
              <text:p>(sens)</text:p>
            </table:table-cell>
            <table:table-cell table:style-name="ce3" office:value-type="string">
              <text:p>(senso)</text:p>
            </table:table-cell>
            <table:table-cell table:style-name="ce22" office:value-type="string">
              <text:p>sesa</text:p>
            </table:table-cell>
            <table:table-cell table:style-name="ce33" office:value-type="string">
              <text:p>meaning</text:p>
            </table:table-cell>
            <table:table-cell table:formula="of:=VLOOKUP([.G212];[MAJ.A$1:MAJ.B$975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5">
              <text:p>215</text:p>
            </table:table-cell>
            <table:table-cell table:style-name="ce3" office:value-type="float" office:value="2">
              <text:p>2</text:p>
            </table:table-cell>
            <table:table-cell table:style-name="ce10" office:value-type="string">
              <text:p>srana</text:p>
            </table:table-cell>
            <table:table-cell table:style-name="ce3" office:value-type="string">
              <text:p>(pertenecen a "preocupaciones")</text:p>
            </table:table-cell>
            <table:table-cell table:style-name="ce3" office:value-type="string">
              <text:p>(concernent des «préoccupations»)</text:p>
            </table:table-cell>
            <table:table-cell table:style-name="ce3" office:value-type="string">
              <text:p>(riguarda "preoccupazioni")</text:p>
            </table:table-cell>
            <table:table-cell table:style-name="ce22" office:value-type="string">
              <text:p>coxa</text:p>
            </table:table-cell>
            <table:table-cell table:style-name="ce33" office:value-type="string">
              <text:p>pertain ‘concerns’</text:p>
            </table:table-cell>
            <table:table-cell table:formula="of:=VLOOKUP([.G213];[MAJ.A$1:MAJ.B$975];2;0)" office:value-type="string" office:string-value="pertain ‘concerns’">
              <text:p>pertain ‘concerns’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11" office:value-type="string">
            <text:p># 3</text:p>
          </table:table-cell>
          <table:table-cell table:style-name="ce2" office:value-type="string">
            <text:p>espacio</text:p>
          </table:table-cell>
          <table:table-cell table:style-name="ce2" office:value-type="string">
            <text:p>espace</text:p>
          </table:table-cell>
          <table:table-cell table:style-name="ce2" office:value-type="string">
            <text:p>spazio</text:p>
          </table:table-cell>
          <table:table-cell table:style-name="ce2" office:value-type="string">
            <text:p>spaco</text:p>
          </table:table-cell>
          <table:table-cell table:style-name="ce2" office:value-type="string">
            <text:p>space</text:p>
          </table:table-cell>
          <table:table-cell table:style-name="ce2" table:formula="of:=VLOOKUP([.G214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217">
              <text:p>21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imde</text:p>
            </table:table-cell>
            <table:table-cell table:style-name="ce3" office:value-type="string">
              <text:p>(dimensión)</text:p>
            </table:table-cell>
            <table:table-cell table:style-name="ce3" office:value-type="string">
              <text:p>(dimension)</text:p>
            </table:table-cell>
            <table:table-cell table:style-name="ce3" office:value-type="string">
              <text:p>(dimensione)</text:p>
            </table:table-cell>
            <table:table-cell table:style-name="ce22" office:value-type="string">
              <text:p>saza</text:p>
            </table:table-cell>
            <table:table-cell table:style-name="ce33" office:value-type="string">
              <text:p>dimension</text:p>
            </table:table-cell>
            <table:table-cell table:formula="of:=VLOOKUP([.G215];[MAJ.A$1:MAJ.B$975];2;0)" office:value-type="string" office:string-value="dimension">
              <text:p>dimens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8">
              <text:p>21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anlu</text:p>
            </table:table-cell>
            <table:table-cell table:style-name="ce3" office:value-type="string">
              <text:p>(espacio "volumen")</text:p>
            </table:table-cell>
            <table:table-cell table:style-name="ce3" office:value-type="string">
              <text:p>(espace ‘volume’)</text:p>
            </table:table-cell>
            <table:table-cell table:style-name="ce3" office:value-type="string">
              <text:p>(spazio "volume")</text:p>
            </table:table-cell>
            <table:table-cell table:style-name="ce22" office:value-type="string">
              <text:p>voma</text:p>
            </table:table-cell>
            <table:table-cell table:style-name="ce33" office:value-type="string">
              <text:p>volume</text:p>
            </table:table-cell>
            <table:table-cell table:formula="of:=VLOOKUP([.G216];[MAJ.A$1:MAJ.B$975];2;0)" office:value-type="string" office:string-value="volume">
              <text:p>volum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9">
              <text:p>21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iklo</text:p>
            </table:table-cell>
            <table:table-cell table:number-columns-repeated="2" table:style-name="ce3" office:value-type="string">
              <text:p>(local)</text:p>
            </table:table-cell>
            <table:table-cell table:style-name="ce3" office:value-type="string">
              <text:p>(Locale)</text:p>
            </table:table-cell>
            <table:table-cell table:style-name="ce22" office:value-type="string">
              <text:p>loko</text:p>
            </table:table-cell>
            <table:table-cell table:style-name="ce33" office:value-type="string">
              <text:p>local</text:p>
            </table:table-cell>
            <table:table-cell table:formula="of:=VLOOKUP([.G217];[MAJ.A$1:MAJ.B$975];2;0)" office:value-type="string" office:string-value="local">
              <text:p>loc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0">
              <text:p>22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tuzi</text:p>
            </table:table-cell>
            <table:table-cell table:style-name="ce3" office:value-type="string">
              <text:p>("posición" del sitio)</text:p>
            </table:table-cell>
            <table:table-cell table:style-name="ce3" office:value-type="string">
              <text:p>(position du site)</text:p>
            </table:table-cell>
            <table:table-cell table:style-name="ce3" office:value-type="string">
              <text:p>("posizione" del sito)</text:p>
            </table:table-cell>
            <table:table-cell table:style-name="ce22" office:value-type="string">
              <text:p>situ</text:p>
            </table:table-cell>
            <table:table-cell table:style-name="ce33" office:value-type="string">
              <text:p>site</text:p>
            </table:table-cell>
            <table:table-cell table:formula="of:=VLOOKUP([.G218];[MAJ.A$1:MAJ.B$975];2;0)" office:value-type="string" office:string-value="site">
              <text:p>site</text:p>
            </table:table-cell>
            <table:table-cell table:number-columns-repeated="1015"/>
          </table:table-row>
          <table:table-row table:style-name="ro1">
            <table:table-cell table:style-name="ce2" office:value-type="float" office:value="221">
              <text:p>221</text:p>
            </table:table-cell>
            <table:table-cell table:style-name="ce2" office:value-type="float" office:value="3">
              <text:p>3</text:p>
            </table:table-cell>
            <table:table-cell table:style-name="ce2" office:value-type="string">
              <text:p>**3.1</text:p>
            </table:table-cell>
            <table:table-cell table:style-name="ce2" office:value-type="string">
              <text:p>Posición relativa</text:p>
            </table:table-cell>
            <table:table-cell table:style-name="ce2" office:value-type="string">
              <text:p>position relative</text:p>
            </table:table-cell>
            <table:table-cell table:style-name="ce2" office:value-type="string">
              <text:p>posizione relativa</text:p>
            </table:table-cell>
            <table:table-cell table:style-name="ce2" office:value-type="string">
              <text:p>pozita</text:p>
            </table:table-cell>
            <table:table-cell table:style-name="ce2" office:value-type="string">
              <text:p>relative position</text:p>
            </table:table-cell>
            <table:table-cell table:style-name="ce2" table:formula="of:=VLOOKUP([.G2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2">
              <text:p>22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nenri</text:p>
            </table:table-cell>
            <table:table-cell table:style-name="ce3" office:value-type="string">
              <text:p>(en "interior")</text:p>
            </table:table-cell>
            <table:table-cell table:style-name="ce3" office:value-type="string">
              <text:p>(en ‘intérieure’)</text:p>
            </table:table-cell>
            <table:table-cell table:style-name="ce3" office:value-type="string">
              <text:p>(in "interno")</text:p>
            </table:table-cell>
            <table:table-cell table:style-name="ce22" office:value-type="string">
              <text:p>dan</text:p>
            </table:table-cell>
            <table:table-cell table:style-name="ce33" office:value-type="string">
              <text:p>in ‘inner’</text:p>
            </table:table-cell>
            <table:table-cell table:formula="of:=VLOOKUP([.G220];[MAJ.A$1:MAJ.B$975];2;0)" office:value-type="string" office:string-value="in">
              <text:p>i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3">
              <text:p>22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artu</text:p>
            </table:table-cell>
            <table:table-cell table:style-name="ce3" office:value-type="string">
              <text:p>(fuera)</text:p>
            </table:table-cell>
            <table:table-cell table:style-name="ce3" office:value-type="string">
              <text:p>(en dehors)</text:p>
            </table:table-cell>
            <table:table-cell table:style-name="ce3" office:value-type="string">
              <text:p>(su)</text:p>
            </table:table-cell>
            <table:table-cell table:style-name="ce22" office:value-type="string">
              <text:p>aut</text:p>
            </table:table-cell>
            <table:table-cell table:style-name="ce33" office:value-type="string">
              <text:p>out</text:p>
            </table:table-cell>
            <table:table-cell table:formula="of:=VLOOKUP([.G221];[MAJ.A$1:MAJ.B$975];2;0)" office:value-type="string" office:string-value="out">
              <text:p>ou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4">
              <text:p>22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mlana</text:p>
            </table:table-cell>
            <table:table-cell table:style-name="ce3" office:value-type="string">
              <text:p>(lateral "lateral")</text:p>
            </table:table-cell>
            <table:table-cell table:style-name="ce3" office:value-type="string">
              <text:p>(côté «latéral»)</text:p>
            </table:table-cell>
            <table:table-cell table:style-name="ce3" office:value-type="string">
              <text:p>(lato "laterale")</text:p>
            </table:table-cell>
            <table:table-cell table:style-name="ce22" office:value-type="string">
              <text:p>lato</text:p>
            </table:table-cell>
            <table:table-cell table:style-name="ce33" office:value-type="string">
              <text:p>side</text:p>
            </table:table-cell>
            <table:table-cell table:formula="of:=VLOOKUP([.G22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5">
              <text:p>22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amji</text:p>
            </table:table-cell>
            <table:table-cell table:style-name="ce3" office:value-type="string">
              <text:p>(adyacente)</text:p>
            </table:table-cell>
            <table:table-cell table:style-name="ce3" office:value-type="string">
              <text:p>(adjacent)</text:p>
            </table:table-cell>
            <table:table-cell table:style-name="ce3" office:value-type="string">
              <text:p>(adiacente)</text:p>
            </table:table-cell>
            <table:table-cell table:style-name="ce22" office:value-type="string">
              <text:p>dixo</text:p>
            </table:table-cell>
            <table:table-cell table:style-name="ce33" office:value-type="string">
              <text:p>adjacent</text:p>
            </table:table-cell>
            <table:table-cell table:formula="of:=VLOOKUP([.G223];[MAJ.A$1:MAJ.B$975];2;0)" office:value-type="string" office:string-value="adjacent">
              <text:p>adjac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6">
              <text:p>22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ritu</text:p>
            </table:table-cell>
            <table:table-cell table:style-name="ce3" office:value-type="string">
              <text:p>(derecho)</text:p>
            </table:table-cell>
            <table:table-cell table:style-name="ce3" office:value-type="string">
              <text:p>(droite)</text:p>
            </table:table-cell>
            <table:table-cell table:style-name="ce3" office:value-type="string">
              <text:p>(giusto)</text:p>
            </table:table-cell>
            <table:table-cell table:style-name="ce22" office:value-type="string">
              <text:p>juso</text:p>
            </table:table-cell>
            <table:table-cell table:style-name="ce33" office:value-type="string">
              <text:p>right</text:p>
            </table:table-cell>
            <table:table-cell table:formula="of:=VLOOKUP([.G224];[MAJ.A$1:MAJ.B$975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7">
              <text:p>22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zunle</text:p>
            </table:table-cell>
            <table:table-cell table:style-name="ce3" office:value-type="string">
              <text:p>(izquierda)</text:p>
            </table:table-cell>
            <table:table-cell table:style-name="ce3" office:value-type="string">
              <text:p>(la gauche)</text:p>
            </table:table-cell>
            <table:table-cell table:style-name="ce3" office:value-type="string">
              <text:p>(sinistra)</text:p>
            </table:table-cell>
            <table:table-cell table:style-name="ce22" office:value-type="string">
              <text:p>guxo</text:p>
            </table:table-cell>
            <table:table-cell table:style-name="ce33" office:value-type="string">
              <text:p>left</text:p>
            </table:table-cell>
            <table:table-cell table:formula="of:=VLOOKUP([.G225];[MAJ.A$1:MAJ.B$975];2;0)" office:value-type="string" office:string-value="left">
              <text:p>lef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8">
              <text:p>22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rane</text:p>
            </table:table-cell>
            <table:table-cell table:style-name="ce3" office:value-type="string">
              <text:p>(frente)</text:p>
            </table:table-cell>
            <table:table-cell table:style-name="ce3" office:value-type="string">
              <text:p>(de face)</text:p>
            </table:table-cell>
            <table:table-cell table:style-name="ce3" office:value-type="string">
              <text:p>(davanti)</text:p>
            </table:table-cell>
            <table:table-cell table:style-name="ce22" office:value-type="string">
              <text:p>vor</text:p>
            </table:table-cell>
            <table:table-cell table:style-name="ce33" office:value-type="string">
              <text:p>front</text:p>
            </table:table-cell>
            <table:table-cell table:formula="of:=VLOOKUP([.G226];[MAJ.A$1:MAJ.B$975];2;0)" office:value-type="string" office:string-value="front">
              <text:p>fro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9">
              <text:p>22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rixe</text:p>
            </table:table-cell>
            <table:table-cell table:style-name="ce3" office:value-type="string">
              <text:p>(detrás)</text:p>
            </table:table-cell>
            <table:table-cell table:style-name="ce3" office:value-type="string">
              <text:p>(derrière)</text:p>
            </table:table-cell>
            <table:table-cell table:style-name="ce3" office:value-type="string">
              <text:p>(dietro a)</text:p>
            </table:table-cell>
            <table:table-cell table:style-name="ce22" office:value-type="string">
              <text:p>pos</text:p>
            </table:table-cell>
            <table:table-cell table:style-name="ce33" office:value-type="string">
              <text:p>behind</text:p>
            </table:table-cell>
            <table:table-cell table:formula="of:=VLOOKUP([.G227];[MAJ.A$1:MAJ.B$975];2;0)" office:value-type="string" office:string-value="behind">
              <text:p>behi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0">
              <text:p>23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pana</text:p>
            </table:table-cell>
            <table:table-cell table:style-name="ce3" office:value-type="string">
              <text:p>(sobre)</text:p>
            </table:table-cell>
            <table:table-cell table:style-name="ce3" office:value-type="string">
              <text:p>(sur)</text:p>
            </table:table-cell>
            <table:table-cell table:style-name="ce3" office:value-type="string">
              <text:p>(su)</text:p>
            </table:table-cell>
            <table:table-cell table:style-name="ce22" office:value-type="string">
              <text:p>auf</text:p>
            </table:table-cell>
            <table:table-cell table:style-name="ce33" office:value-type="string">
              <text:p>upon</text:p>
            </table:table-cell>
            <table:table-cell table:formula="of:=VLOOKUP([.G228];[MAJ.A$1:MAJ.B$975];2;0)" office:value-type="string" office:string-value="on">
              <text:p>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1">
              <text:p>23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pru</text:p>
            </table:table-cell>
            <table:table-cell table:style-name="ce3" office:value-type="string">
              <text:p>(arriba "arriba")</text:p>
            </table:table-cell>
            <table:table-cell table:style-name="ce3" office:value-type="string">
              <text:p>(ci-dessus «up»)</text:p>
            </table:table-cell>
            <table:table-cell table:style-name="ce3" office:value-type="string">
              <text:p>(sopra "su")</text:p>
            </table:table-cell>
            <table:table-cell table:style-name="ce22" office:value-type="string">
              <text:p>obe</text:p>
            </table:table-cell>
            <table:table-cell table:style-name="ce33" office:value-type="string">
              <text:p>above ‘up’</text:p>
            </table:table-cell>
            <table:table-cell table:formula="of:=VLOOKUP([.G229];[MAJ.A$1:MAJ.B$975];2;0)" office:value-type="string" office:string-value="above">
              <text:p>abo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2">
              <text:p>23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nita</text:p>
            </table:table-cell>
            <table:table-cell table:style-name="ce3" office:value-type="string">
              <text:p>(debajo)</text:p>
            </table:table-cell>
            <table:table-cell table:style-name="ce3" office:value-type="string">
              <text:p>(sous)</text:p>
            </table:table-cell>
            <table:table-cell table:style-name="ce3" office:value-type="string">
              <text:p>(sotto)</text:p>
            </table:table-cell>
            <table:table-cell table:style-name="ce22" office:value-type="string">
              <text:p>sub</text:p>
            </table:table-cell>
            <table:table-cell table:style-name="ce33" office:value-type="string">
              <text:p>beneath</text:p>
            </table:table-cell>
            <table:table-cell table:formula="of:=VLOOKUP([.G230];[MAJ.A$1:MAJ.B$975];2;0)" office:value-type="string" office:string-value="beneath">
              <text:p>beneat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3">
              <text:p>23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izlo</text:p>
            </table:table-cell>
            <table:table-cell table:style-name="ce3" office:value-type="string">
              <text:p>(bajo)</text:p>
            </table:table-cell>
            <table:table-cell table:style-name="ce3" office:value-type="string">
              <text:p>(faible)</text:p>
            </table:table-cell>
            <table:table-cell table:style-name="ce3" office:value-type="string">
              <text:p>(Basso)</text:p>
            </table:table-cell>
            <table:table-cell table:style-name="ce22" office:value-type="string">
              <text:p>bajo</text:p>
            </table:table-cell>
            <table:table-cell table:style-name="ce33" office:value-type="string">
              <text:p>low</text:p>
            </table:table-cell>
            <table:table-cell table:formula="of:=VLOOKUP([.G231];[MAJ.A$1:MAJ.B$975];2;0)" office:value-type="string" office:string-value="low">
              <text:p>l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4">
              <text:p>23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ltu</text:p>
            </table:table-cell>
            <table:table-cell table:style-name="ce3" office:value-type="string">
              <text:p>(alto)</text:p>
            </table:table-cell>
            <table:table-cell table:style-name="ce3" office:value-type="string">
              <text:p>(haute)</text:p>
            </table:table-cell>
            <table:table-cell table:style-name="ce3" office:value-type="string">
              <text:p>(Alto)</text:p>
            </table:table-cell>
            <table:table-cell table:style-name="ce22" office:value-type="string">
              <text:p>alto</text:p>
            </table:table-cell>
            <table:table-cell table:style-name="ce33" office:value-type="string">
              <text:p>high</text:p>
            </table:table-cell>
            <table:table-cell table:formula="of:=VLOOKUP([.G232];[MAJ.A$1:MAJ.B$975];2;0)" office:value-type="string" office:string-value="high">
              <text:p>hig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5">
              <text:p>23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ragve</text:p>
            </table:table-cell>
            <table:table-cell table:style-name="ce3" office:value-type="string">
              <text:p>(a través de)</text:p>
            </table:table-cell>
            <table:table-cell table:style-name="ce3" office:value-type="string">
              <text:p>(à travers)</text:p>
            </table:table-cell>
            <table:table-cell table:style-name="ce3" office:value-type="string">
              <text:p>(attraverso)</text:p>
            </table:table-cell>
            <table:table-cell table:style-name="ce22" office:value-type="string">
              <text:p>per</text:p>
            </table:table-cell>
            <table:table-cell table:style-name="ce33" office:value-type="string">
              <text:p>across</text:p>
            </table:table-cell>
            <table:table-cell table:formula="of:=VLOOKUP([.G233];[MAJ.A$1:MAJ.B$975];2;0)" office:value-type="string" office:string-value="across">
              <text:p>acro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6">
              <text:p>23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erti</text:p>
            </table:table-cell>
            <table:table-cell table:style-name="ce3" office:value-type="string">
              <text:p>(norte)</text:p>
            </table:table-cell>
            <table:table-cell table:style-name="ce3" office:value-type="string">
              <text:p>(Nord)</text:p>
            </table:table-cell>
            <table:table-cell table:style-name="ce3" office:value-type="string">
              <text:p>(nord)</text:p>
            </table:table-cell>
            <table:table-cell table:style-name="ce22" office:value-type="string">
              <text:p>nora</text:p>
            </table:table-cell>
            <table:table-cell table:style-name="ce33" office:value-type="string">
              <text:p>north</text:p>
            </table:table-cell>
            <table:table-cell table:formula="of:=VLOOKUP([.G234];[MAJ.A$1:MAJ.B$975];2;0)" office:value-type="string" office:string-value="north">
              <text:p>nort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7">
              <text:p>23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nanu</text:p>
            </table:table-cell>
            <table:table-cell table:style-name="ce3" office:value-type="string">
              <text:p>(sur)</text:p>
            </table:table-cell>
            <table:table-cell table:number-columns-repeated="2" table:style-name="ce3" office:value-type="string">
              <text:p>(Sud)</text:p>
            </table:table-cell>
            <table:table-cell table:style-name="ce22" office:value-type="string">
              <text:p>sura</text:p>
            </table:table-cell>
            <table:table-cell table:style-name="ce33" office:value-type="string">
              <text:p>south</text:p>
            </table:table-cell>
            <table:table-cell table:formula="of:=VLOOKUP([.G235];[MAJ.A$1:MAJ.B$975];2;0)" office:value-type="string" office:string-value="south">
              <text:p>sout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8">
              <text:p>23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tici</text:p>
            </table:table-cell>
            <table:table-cell table:style-name="ce3" office:value-type="string">
              <text:p>(Oeste)</text:p>
            </table:table-cell>
            <table:table-cell table:style-name="ce3" office:value-type="string">
              <text:p>(Ouest)</text:p>
            </table:table-cell>
            <table:table-cell table:style-name="ce3" office:value-type="string">
              <text:p>(ovest)</text:p>
            </table:table-cell>
            <table:table-cell table:style-name="ce22" office:value-type="string">
              <text:p>veta</text:p>
            </table:table-cell>
            <table:table-cell table:style-name="ce33" office:value-type="string">
              <text:p>west</text:p>
            </table:table-cell>
            <table:table-cell table:formula="of:=VLOOKUP([.G236];[MAJ.A$1:MAJ.B$975];2;0)" office:value-type="string" office:string-value="west">
              <text:p>we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9">
              <text:p>23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tuna</text:p>
            </table:table-cell>
            <table:table-cell table:style-name="ce3" office:value-type="string">
              <text:p>(este)</text:p>
            </table:table-cell>
            <table:table-cell table:number-columns-repeated="2" table:style-name="ce3" office:value-type="string">
              <text:p>(est)</text:p>
            </table:table-cell>
            <table:table-cell table:style-name="ce22" office:value-type="string">
              <text:p>esta</text:p>
            </table:table-cell>
            <table:table-cell table:style-name="ce33" office:value-type="string">
              <text:p>east</text:p>
            </table:table-cell>
            <table:table-cell table:formula="of:=VLOOKUP([.G237];[MAJ.A$1:MAJ.B$975];2;0)" office:value-type="string" office:string-value="east">
              <text:p>ea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0">
              <text:p>24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arno</text:p>
            </table:table-cell>
            <table:table-cell table:style-name="ce3" office:value-type="string">
              <text:p>(lejos)</text:p>
            </table:table-cell>
            <table:table-cell table:style-name="ce3" office:value-type="string">
              <text:p>(loin)</text:p>
            </table:table-cell>
            <table:table-cell table:style-name="ce3" office:value-type="string">
              <text:p>(lontano)</text:p>
            </table:table-cell>
            <table:table-cell table:style-name="ce22" office:value-type="string">
              <text:p>far</text:p>
            </table:table-cell>
            <table:table-cell table:style-name="ce33" office:value-type="string">
              <text:p>far</text:p>
            </table:table-cell>
            <table:table-cell table:formula="of:=VLOOKUP([.G238];[MAJ.A$1:MAJ.B$975];2;0)" office:value-type="string" office:string-value="far">
              <text:p>f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1">
              <text:p>24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ibni</text:p>
            </table:table-cell>
            <table:table-cell table:style-name="ce3" office:value-type="string">
              <text:p>(cerca)</text:p>
            </table:table-cell>
            <table:table-cell table:style-name="ce3" office:value-type="string">
              <text:p>(près)</text:p>
            </table:table-cell>
            <table:table-cell table:style-name="ce3" office:value-type="string">
              <text:p>(vicino)</text:p>
            </table:table-cell>
            <table:table-cell table:style-name="ce22" office:value-type="string">
              <text:p>nir</text:p>
            </table:table-cell>
            <table:table-cell table:style-name="ce33" office:value-type="string">
              <text:p>near</text:p>
            </table:table-cell>
            <table:table-cell table:formula="of:=VLOOKUP([.G239];[MAJ.A$1:MAJ.B$975];2;0)" office:value-type="string" office:string-value="near">
              <text:p>ne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2">
              <text:p>24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ruri</text:p>
            </table:table-cell>
            <table:table-cell table:style-name="ce3" office:value-type="string">
              <text:p>(rodear)</text:p>
            </table:table-cell>
            <table:table-cell table:style-name="ce3" office:value-type="string">
              <text:p>(entourer)</text:p>
            </table:table-cell>
            <table:table-cell table:style-name="ce3" office:value-type="string">
              <text:p>(Surround)</text:p>
            </table:table-cell>
            <table:table-cell table:style-name="ce22" office:value-type="string">
              <text:p>roda</text:p>
            </table:table-cell>
            <table:table-cell table:style-name="ce33" office:value-type="string">
              <text:p>surround</text:p>
            </table:table-cell>
            <table:table-cell table:formula="of:=VLOOKUP([.G240];[MAJ.A$1:MAJ.B$975];2;0)" office:value-type="string" office:string-value="surround">
              <text:p>surr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3">
              <text:p>24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vasru</text:p>
            </table:table-cell>
            <table:table-cell table:style-name="ce3" office:value-type="string">
              <text:p>(contiene ‘buque’)</text:p>
            </table:table-cell>
            <table:table-cell table:style-name="ce3" office:value-type="string">
              <text:p>(contenir 'navire')</text:p>
            </table:table-cell>
            <table:table-cell table:style-name="ce3" office:value-type="string">
              <text:p>(contiene "nave")</text:p>
            </table:table-cell>
            <table:table-cell table:style-name="ce22" office:value-type="string">
              <text:p>vasu</text:p>
            </table:table-cell>
            <table:table-cell table:style-name="ce33" office:value-type="string">
              <text:p>contain ‘vessel’</text:p>
            </table:table-cell>
            <table:table-cell table:formula="of:=VLOOKUP([.G241];[MAJ.A$1:MAJ.B$975];2;0)" office:value-type="string" office:string-value="contain ‘vessel’">
              <text:p>contain ‘vesse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4">
              <text:p>24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alri</text:p>
            </table:table-cell>
            <table:table-cell table:style-name="ce3" office:value-type="string">
              <text:p>(abierto)</text:p>
            </table:table-cell>
            <table:table-cell table:style-name="ce3" office:value-type="string">
              <text:p>(ouvert)</text:p>
            </table:table-cell>
            <table:table-cell table:style-name="ce3" office:value-type="string">
              <text:p>(Aperto)</text:p>
            </table:table-cell>
            <table:table-cell table:style-name="ce22" office:value-type="string">
              <text:p>ovru</text:p>
            </table:table-cell>
            <table:table-cell table:style-name="ce33" office:value-type="string">
              <text:p>open</text:p>
            </table:table-cell>
            <table:table-cell table:formula="of:=VLOOKUP([.G242];[MAJ.A$1:MAJ.B$975];2;0)" office:value-type="string" office:string-value="open">
              <text:p>op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5">
              <text:p>24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nlo</text:p>
            </table:table-cell>
            <table:table-cell table:style-name="ce3" office:value-type="string">
              <text:p>(cerrado)</text:p>
            </table:table-cell>
            <table:table-cell table:style-name="ce3" office:value-type="string">
              <text:p>(fermé)</text:p>
            </table:table-cell>
            <table:table-cell table:style-name="ce3" office:value-type="string">
              <text:p>(chiuso)</text:p>
            </table:table-cell>
            <table:table-cell table:style-name="ce22" office:value-type="string">
              <text:p>naho</text:p>
            </table:table-cell>
            <table:table-cell table:style-name="ce33" office:value-type="string">
              <text:p>closed</text:p>
            </table:table-cell>
            <table:table-cell table:formula="of:=VLOOKUP([.G243];[MAJ.A$1:MAJ.B$975];2;0)" office:value-type="string" office:string-value="closed">
              <text:p>clos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6">
              <text:p>24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orne</text:p>
            </table:table-cell>
            <table:table-cell table:style-name="ce3" office:value-type="string">
              <text:p>(unido)</text:p>
            </table:table-cell>
            <table:table-cell table:style-name="ce3" office:value-type="string">
              <text:p>(rejoint)</text:p>
            </table:table-cell>
            <table:table-cell table:style-name="ce3" office:value-type="string">
              <text:p>(Iscritto)</text:p>
            </table:table-cell>
            <table:table-cell table:style-name="ce22" office:value-type="string">
              <text:p>huto</text:p>
            </table:table-cell>
            <table:table-cell table:style-name="ce33" office:value-type="string">
              <text:p>joined</text:p>
            </table:table-cell>
            <table:table-cell table:formula="of:=VLOOKUP([.G244];[MAJ.A$1:MAJ.B$975];2;0)" office:value-type="string" office:string-value="joined">
              <text:p>join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7">
              <text:p>24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ruca</text:p>
            </table:table-cell>
            <table:table-cell table:style-name="ce3" office:value-type="string">
              <text:p>(intersectar ‘cruz’)</text:p>
            </table:table-cell>
            <table:table-cell table:style-name="ce3" office:value-type="string">
              <text:p>(intersecter «croix»)</text:p>
            </table:table-cell>
            <table:table-cell table:style-name="ce3" office:value-type="string">
              <text:p>(interseca "croce")</text:p>
            </table:table-cell>
            <table:table-cell table:style-name="ce22" office:value-type="string">
              <text:p>icxa</text:p>
            </table:table-cell>
            <table:table-cell table:style-name="ce33" office:value-type="string">
              <text:p>intersect ‘cross’</text:p>
            </table:table-cell>
            <table:table-cell table:formula="of:=VLOOKUP([.G245];[MAJ.A$1:MAJ.B$975];2;0)" office:value-type="string" office:string-value="intersect ‘cross’">
              <text:p>intersect ‘cross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8">
              <text:p>24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midju</text:p>
            </table:table-cell>
            <table:table-cell table:style-name="ce3" office:value-type="string">
              <text:p>(medio)</text:p>
            </table:table-cell>
            <table:table-cell table:style-name="ce3" office:value-type="string">
              <text:p>(milieu)</text:p>
            </table:table-cell>
            <table:table-cell table:style-name="ce3" office:value-type="string">
              <text:p>(Al centro)</text:p>
            </table:table-cell>
            <table:table-cell table:style-name="ce22" office:value-type="string">
              <text:p>meso</text:p>
            </table:table-cell>
            <table:table-cell table:style-name="ce33" office:value-type="string">
              <text:p>middle</text:p>
            </table:table-cell>
            <table:table-cell table:formula="of:=VLOOKUP([.G246];[MAJ.A$1:MAJ.B$975];2;0)" office:value-type="string" office:string-value="middle">
              <text:p>midd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9">
              <text:p>24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epli</text:p>
            </table:table-cell>
            <table:table-cell table:style-name="ce3" office:value-type="string">
              <text:p>(aparte "separado")</text:p>
            </table:table-cell>
            <table:table-cell table:style-name="ce3" office:value-type="string">
              <text:p>(sauf «séparé»)</text:p>
            </table:table-cell>
            <table:table-cell table:style-name="ce3" office:value-type="string">
              <text:p>(a parte "separato")</text:p>
            </table:table-cell>
            <table:table-cell table:style-name="ce22" office:value-type="string">
              <text:p>sofo</text:p>
            </table:table-cell>
            <table:table-cell table:style-name="ce33" office:value-type="string">
              <text:p>apart ‘separate’</text:p>
            </table:table-cell>
            <table:table-cell table:formula="of:=VLOOKUP([.G247];[MAJ.A$1:MAJ.B$975];2;0)" office:value-type="string" office:string-value="apart ‘separate’">
              <text:p>apart ‘separat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**3.2</text:p>
            </table:table-cell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22" office:value-type="string">
              <text:p>oriu</text:p>
            </table:table-cell>
            <table:table-cell table:style-name="ce33" office:value-type="string">
              <text:p>orientation</text:p>
            </table:table-cell>
            <table:table-cell table:formula="of:=VLOOKUP([.G248];[MAJ.A$1:MAJ.B$975];2;0)" office:value-type="string" office:string-value="orientation">
              <text:p>orientat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1">
              <text:p>25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raji</text:p>
            </table:table-cell>
            <table:table-cell table:style-name="ce3" office:value-type="string">
              <text:p>(vertical "vertical")</text:p>
            </table:table-cell>
            <table:table-cell table:style-name="ce3" office:value-type="string">
              <text:p>(vertical 'vertical')</text:p>
            </table:table-cell>
            <table:table-cell table:style-name="ce3" office:value-type="string">
              <text:p>(verticale "verticale")</text:p>
            </table:table-cell>
            <table:table-cell table:style-name="ce22" office:value-type="string">
              <text:p>vico</text:p>
            </table:table-cell>
            <table:table-cell table:style-name="ce33" office:value-type="string">
              <text:p>vertical ‘upright’</text:p>
            </table:table-cell>
            <table:table-cell table:formula="of:=VLOOKUP([.G249];[MAJ.A$1:MAJ.B$975];2;0)" office:value-type="string" office:string-value="vertical ‘upright’">
              <text:p>vertical ‘uprigh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2">
              <text:p>25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inta</text:p>
            </table:table-cell>
            <table:table-cell table:style-name="ce3" office:value-type="string">
              <text:p>(nivel "horizontal")</text:p>
            </table:table-cell>
            <table:table-cell table:style-name="ce3" office:value-type="string">
              <text:p>(niveau «horizontal»)</text:p>
            </table:table-cell>
            <table:table-cell table:style-name="ce3" office:value-type="string">
              <text:p>(livello "orizzontale")</text:p>
            </table:table-cell>
            <table:table-cell table:style-name="ce22" office:value-type="string">
              <text:p>hozo</text:p>
            </table:table-cell>
            <table:table-cell table:style-name="ce33" office:value-type="string">
              <text:p>level ‘horizontal’</text:p>
            </table:table-cell>
            <table:table-cell table:formula="of:=VLOOKUP([.G250];[MAJ.A$1:MAJ.B$975];2;0)" office:value-type="string" office:string-value="level ‘horizontal’">
              <text:p>level ‘horizont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3">
              <text:p>25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alpo</text:p>
            </table:table-cell>
            <table:table-cell table:style-name="ce3" office:value-type="string">
              <text:p>(Pendiente)</text:p>
            </table:table-cell>
            <table:table-cell table:style-name="ce3" office:value-type="string">
              <text:p>(pente)</text:p>
            </table:table-cell>
            <table:table-cell table:style-name="ce3" office:value-type="string">
              <text:p>(Pendenza)</text:p>
            </table:table-cell>
            <table:table-cell table:style-name="ce22" office:value-type="string">
              <text:p>sopa</text:p>
            </table:table-cell>
            <table:table-cell table:style-name="ce33" office:value-type="string">
              <text:p>slope</text:p>
            </table:table-cell>
            <table:table-cell table:formula="of:=VLOOKUP([.G251];[MAJ.A$1:MAJ.B$975];2;0)" office:value-type="string" office:string-value="slope">
              <text:p>slop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**3.3</text:p>
            </table:table-cell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22" office:value-type="string">
              <text:p>razu</text:p>
            </table:table-cell>
            <table:table-cell table:style-name="ce33" office:value-type="string">
              <text:p>range</text:p>
            </table:table-cell>
            <table:table-cell table:formula="of:=VLOOKUP([.G252];[MAJ.A$1:MAJ.B$975];2;0)" office:value-type="string" office:string-value="raise">
              <text:p>rai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5">
              <text:p>25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cena</text:p>
            </table:table-cell>
            <table:table-cell table:style-name="ce3" office:value-type="string">
              <text:p>(tramo)</text:p>
            </table:table-cell>
            <table:table-cell table:style-name="ce3" office:value-type="string">
              <text:p>(étendue)</text:p>
            </table:table-cell>
            <table:table-cell table:style-name="ce3" office:value-type="string">
              <text:p>(allungare)</text:p>
            </table:table-cell>
            <table:table-cell table:style-name="ce22" office:value-type="string">
              <text:p>cego</text:p>
            </table:table-cell>
            <table:table-cell table:style-name="ce33" office:value-type="string">
              <text:p>stretch</text:p>
            </table:table-cell>
            <table:table-cell table:formula="of:=VLOOKUP([.G253];[MAJ.A$1:MAJ.B$975];2;0)" office:value-type="string" office:string-value="stretch">
              <text:p>stretc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6">
              <text:p>25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uspe</text:p>
            </table:table-cell>
            <table:table-cell table:style-name="ce3" office:value-type="string">
              <text:p>(rango "span")</text:p>
            </table:table-cell>
            <table:table-cell table:style-name="ce3" office:value-type="string">
              <text:p>(gamme 'span')</text:p>
            </table:table-cell>
            <table:table-cell table:style-name="ce3" office:value-type="string">
              <text:p>(intervallo "span")</text:p>
            </table:table-cell>
            <table:table-cell table:style-name="ce22" office:value-type="string">
              <text:p>reja</text:p>
            </table:table-cell>
            <table:table-cell table:style-name="ce33" office:value-type="string">
              <text:p>range ‘span’</text:p>
            </table:table-cell>
            <table:table-cell table:formula="of:=VLOOKUP([.G254];[MAJ.A$1:MAJ.B$975];2;0)" office:value-type="string" office:string-value="range ‘span’">
              <text:p>range ‘spa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7">
              <text:p>25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oldi</text:p>
            </table:table-cell>
            <table:table-cell table:style-name="ce3" office:value-type="string">
              <text:p>(suelo)</text:p>
            </table:table-cell>
            <table:table-cell table:style-name="ce3" office:value-type="string">
              <text:p>(sol)</text:p>
            </table:table-cell>
            <table:table-cell table:style-name="ce3" office:value-type="string">
              <text:p>(pavimento)</text:p>
            </table:table-cell>
            <table:table-cell table:style-name="ce22" office:value-type="string">
              <text:p>area</text:p>
            </table:table-cell>
            <table:table-cell table:style-name="ce33" office:value-type="string">
              <text:p>floor</text:p>
            </table:table-cell>
            <table:table-cell table:formula="of:=VLOOKUP([.G255];[MAJ.A$1:MAJ.B$975];2;0)" office:value-type="string" office:string-value="floor">
              <text:p>floo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8">
              <text:p>25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rudi</text:p>
            </table:table-cell>
            <table:table-cell table:style-name="ce3" office:value-type="string">
              <text:p>(techo)</text:p>
            </table:table-cell>
            <table:table-cell table:style-name="ce3" office:value-type="string">
              <text:p>(toit)</text:p>
            </table:table-cell>
            <table:table-cell table:style-name="ce3" office:value-type="string">
              <text:p>(tetto)</text:p>
            </table:table-cell>
            <table:table-cell table:style-name="ce22" office:value-type="string">
              <text:p>teka</text:p>
            </table:table-cell>
            <table:table-cell table:style-name="ce33" office:value-type="string">
              <text:p>roof</text:p>
            </table:table-cell>
            <table:table-cell table:formula="of:=VLOOKUP([.G256];[MAJ.A$1:MAJ.B$975];2;0)" office:value-type="string" office:string-value="roof">
              <text:p>roo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9">
              <text:p>25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4</text:p>
            </table:table-cell>
            <table:table-cell table:style-name="ce4" office:value-type="string">
              <text:p>Dimensiones</text:p>
            </table:table-cell>
            <table:table-cell table:style-name="ce4" office:value-type="string">
              <text:p>dimensions</text:p>
            </table:table-cell>
            <table:table-cell table:style-name="ce4" office:value-type="string">
              <text:p>dimensioni</text:p>
            </table:table-cell>
            <table:table-cell table:style-name="ce23" office:value-type="string">
              <text:p>dimeso</text:p>
            </table:table-cell>
            <table:table-cell table:style-name="ce11" office:value-type="string">
              <text:p>dimensions</text:p>
            </table:table-cell>
            <table:table-cell table:style-name="ce41" table:formula="of:=VLOOKUP([.G257];[MAJ.A$1:MAJ.B$975];2;0)" office:value-type="float" office:value="0">
              <text:p>#N/A</text:p>
            </table:table-cell>
            <table:table-cell table:style-name="ce7" table:number-columns-repeated="1013"/>
            <table:table-cell table:number-columns-repeated="2"/>
          </table:table-row>
          <table:table-row table:style-name="ro1">
            <table:table-cell table:style-name="ce3" office:value-type="float" office:value="260">
              <text:p>26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ordu</text:p>
            </table:table-cell>
            <table:table-cell table:style-name="ce3" office:value-type="string">
              <text:p>(corto)</text:p>
            </table:table-cell>
            <table:table-cell table:style-name="ce3" office:value-type="string">
              <text:p>(court)</text:p>
            </table:table-cell>
            <table:table-cell table:style-name="ce3" office:value-type="string">
              <text:p>(corto)</text:p>
            </table:table-cell>
            <table:table-cell table:style-name="ce22" office:value-type="string">
              <text:p>xoto</text:p>
            </table:table-cell>
            <table:table-cell table:style-name="ce33" office:value-type="string">
              <text:p>short</text:p>
            </table:table-cell>
            <table:table-cell table:formula="of:=VLOOKUP([.G258];[MAJ.A$1:MAJ.B$975];2;0)" office:value-type="string" office:string-value="short">
              <text:p>shor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1">
              <text:p>26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lani</text:p>
            </table:table-cell>
            <table:table-cell table:style-name="ce3" office:value-type="string">
              <text:p>(largo)</text:p>
            </table:table-cell>
            <table:table-cell table:style-name="ce3" office:value-type="string">
              <text:p>(longue)</text:p>
            </table:table-cell>
            <table:table-cell table:style-name="ce3" office:value-type="string">
              <text:p>(lungo)</text:p>
            </table:table-cell>
            <table:table-cell table:style-name="ce22" office:value-type="string">
              <text:p>lugo</text:p>
            </table:table-cell>
            <table:table-cell table:style-name="ce33" office:value-type="string">
              <text:p>long</text:p>
            </table:table-cell>
            <table:table-cell table:formula="of:=VLOOKUP([.G259];[MAJ.A$1:MAJ.B$975];2;0)" office:value-type="string" office:string-value="long">
              <text:p>lo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2">
              <text:p>26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arki</text:p>
            </table:table-cell>
            <table:table-cell table:style-name="ce3" office:value-type="string">
              <text:p>(estrecho)</text:p>
            </table:table-cell>
            <table:table-cell table:style-name="ce3" office:value-type="string">
              <text:p>(étroit)</text:p>
            </table:table-cell>
            <table:table-cell table:style-name="ce3" office:value-type="string">
              <text:p>(stretto)</text:p>
            </table:table-cell>
            <table:table-cell table:style-name="ce22" office:value-type="string">
              <text:p>etro</text:p>
            </table:table-cell>
            <table:table-cell table:style-name="ce33" office:value-type="string">
              <text:p>narrow</text:p>
            </table:table-cell>
            <table:table-cell table:formula="of:=VLOOKUP([.G260];[MAJ.A$1:MAJ.B$975];2;0)" office:value-type="string" office:string-value="narrow">
              <text:p>narr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3">
              <text:p>26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nra</text:p>
            </table:table-cell>
            <table:table-cell table:style-name="ce3" office:value-type="string">
              <text:p>(ancho)</text:p>
            </table:table-cell>
            <table:table-cell table:style-name="ce3" office:value-type="string">
              <text:p>(vaste)</text:p>
            </table:table-cell>
            <table:table-cell table:style-name="ce3" office:value-type="string">
              <text:p>(Larga)</text:p>
            </table:table-cell>
            <table:table-cell table:style-name="ce22" office:value-type="string">
              <text:p>anco</text:p>
            </table:table-cell>
            <table:table-cell table:style-name="ce33" office:value-type="string">
              <text:p>broad</text:p>
            </table:table-cell>
            <table:table-cell table:formula="of:=VLOOKUP([.G261];[MAJ.A$1:MAJ.B$975];2;0)" office:value-type="string" office:string-value="broad">
              <text:p>bro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4">
              <text:p>26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inla</text:p>
            </table:table-cell>
            <table:table-cell table:style-name="ce3" office:value-type="string">
              <text:p>(delgado "magro")</text:p>
            </table:table-cell>
            <table:table-cell table:style-name="ce3" office:value-type="string">
              <text:p>(mince «maigre»)</text:p>
            </table:table-cell>
            <table:table-cell table:style-name="ce3" office:value-type="string">
              <text:p>(sottile "magra")</text:p>
            </table:table-cell>
            <table:table-cell table:style-name="ce22" office:value-type="string">
              <text:p>lino</text:p>
            </table:table-cell>
            <table:table-cell table:style-name="ce33" office:value-type="string">
              <text:p>thin ‘lean’</text:p>
            </table:table-cell>
            <table:table-cell table:formula="of:=VLOOKUP([.G262];[MAJ.A$1:MAJ.B$975];2;0)" office:value-type="string" office:string-value="thin ‘lean’">
              <text:p>thin ‘lea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5">
              <text:p>26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rotsu</text:p>
            </table:table-cell>
            <table:table-cell table:style-name="ce3" office:value-type="string">
              <text:p>(grueso "grueso")</text:p>
            </table:table-cell>
            <table:table-cell table:style-name="ce3" office:value-type="string">
              <text:p>(gros 'stout')</text:p>
            </table:table-cell>
            <table:table-cell table:style-name="ce3" office:value-type="string">
              <text:p>(spesso "robusto")</text:p>
            </table:table-cell>
            <table:table-cell table:style-name="ce22" office:value-type="string">
              <text:p>giso</text:p>
            </table:table-cell>
            <table:table-cell table:style-name="ce33" office:value-type="string">
              <text:p>thick ‘stout’</text:p>
            </table:table-cell>
            <table:table-cell table:formula="of:=VLOOKUP([.G263];[MAJ.A$1:MAJ.B$975];2;0)" office:value-type="string" office:string-value="thick ‘stout’">
              <text:p>thick ‘stou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6">
              <text:p>26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lana</text:p>
            </table:table-cell>
            <table:table-cell table:style-name="ce3" office:value-type="string">
              <text:p>(rechoncho)</text:p>
            </table:table-cell>
            <table:table-cell table:style-name="ce3" office:value-type="string">
              <text:p>(dodu)</text:p>
            </table:table-cell>
            <table:table-cell table:style-name="ce3" office:value-type="string">
              <text:p>(paffuto)</text:p>
            </table:table-cell>
            <table:table-cell table:style-name="ce22" office:value-type="string">
              <text:p>dodo</text:p>
            </table:table-cell>
            <table:table-cell table:style-name="ce33" office:value-type="string">
              <text:p>plump</text:p>
            </table:table-cell>
            <table:table-cell table:formula="of:=VLOOKUP([.G264];[MAJ.A$1:MAJ.B$975];2;0)" office:value-type="string" office:string-value="plump">
              <text:p>plump</text:p>
            </table:table-cell>
            <table:table-cell office:value-type="string">
              <text:p>grasut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267">
              <text:p>26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ondi</text:p>
            </table:table-cell>
            <table:table-cell table:style-name="ce3" office:value-type="string">
              <text:p>(profundo)</text:p>
            </table:table-cell>
            <table:table-cell table:style-name="ce3" office:value-type="string">
              <text:p>(Profond)</text:p>
            </table:table-cell>
            <table:table-cell table:style-name="ce3" office:value-type="string">
              <text:p>(in profondità)</text:p>
            </table:table-cell>
            <table:table-cell table:style-name="ce22" office:value-type="string">
              <text:p>dipo</text:p>
            </table:table-cell>
            <table:table-cell table:style-name="ce33" office:value-type="string">
              <text:p>deep</text:p>
            </table:table-cell>
            <table:table-cell table:formula="of:=VLOOKUP([.G265];[MAJ.A$1:MAJ.B$975];2;0)" office:value-type="string" office:string-value="deep">
              <text:p>deep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8">
              <text:p>26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axno</text:p>
            </table:table-cell>
            <table:table-cell table:style-name="ce3" office:value-type="string">
              <text:p>(superficial)</text:p>
            </table:table-cell>
            <table:table-cell table:style-name="ce3" office:value-type="string">
              <text:p>(peu profond)</text:p>
            </table:table-cell>
            <table:table-cell table:style-name="ce3" office:value-type="string">
              <text:p>(Superficiale)</text:p>
            </table:table-cell>
            <table:table-cell table:style-name="ce22" office:value-type="string">
              <text:p>xifo</text:p>
            </table:table-cell>
            <table:table-cell table:style-name="ce33" office:value-type="string">
              <text:p>shallow</text:p>
            </table:table-cell>
            <table:table-cell table:formula="of:=VLOOKUP([.G266];[MAJ.A$1:MAJ.B$975];2;0)" office:value-type="string" office:string-value="shallow">
              <text:p>shal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9">
              <text:p>26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</text:p>
            </table:table-cell>
            <table:table-cell table:style-name="ce4" office:value-type="string">
              <text:p>Formas</text:p>
            </table:table-cell>
            <table:table-cell table:style-name="ce4" office:value-type="string">
              <text:p>formes</text:p>
            </table:table-cell>
            <table:table-cell table:style-name="ce4" office:value-type="string">
              <text:p>le forme</text:p>
            </table:table-cell>
            <table:table-cell table:style-name="ce23" office:value-type="string">
              <text:p>fome</text:p>
            </table:table-cell>
            <table:table-cell table:style-name="ce11" office:value-type="string">
              <text:p>form</text:p>
            </table:table-cell>
            <table:table-cell table:style-name="ce41" table:formula="of:=VLOOKUP([.G267];[MAJ.A$1:MAJ.B$975];2;0)" office:value-type="float" office:value="0">
              <text:p>#N/A</text:p>
            </table:table-cell>
            <table:table-cell table:style-name="ce7" table:number-columns-repeated="1013"/>
            <table:table-cell table:number-columns-repeated="2"/>
          </table:table-row>
          <table:table-row table:style-name="ro1">
            <table:table-cell table:style-name="ce3" office:value-type="float" office:value="270">
              <text:p>27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armi</text:p>
            </table:table-cell>
            <table:table-cell table:style-name="ce3" office:value-type="string">
              <text:p>(forma "forma")</text:p>
            </table:table-cell>
            <table:table-cell table:style-name="ce3" office:value-type="string">
              <text:p>(forme 'forme')</text:p>
            </table:table-cell>
            <table:table-cell table:style-name="ce3" office:value-type="string">
              <text:p>(forma "forma")</text:p>
            </table:table-cell>
            <table:table-cell table:style-name="ce22" office:value-type="string">
              <text:p>foma</text:p>
            </table:table-cell>
            <table:table-cell table:style-name="ce33" office:value-type="string">
              <text:p>shape ‘form’</text:p>
            </table:table-cell>
            <table:table-cell table:formula="of:=VLOOKUP([.G268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1">
              <text:p>27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1</text:p>
            </table:table-cell>
            <table:table-cell table:style-name="ce4" office:value-type="string">
              <text:p>1 punto</text:p>
            </table:table-cell>
            <table:table-cell table:style-name="ce4" office:value-type="string">
              <text:p>1 point</text:p>
            </table:table-cell>
            <table:table-cell table:style-name="ce4" office:value-type="string">
              <text:p>1 punto</text:p>
            </table:table-cell>
            <table:table-cell table:style-name="ce23" office:value-type="string">
              <text:p>pita</text:p>
            </table:table-cell>
            <table:table-cell table:style-name="ce11" office:value-type="string">
              <text:p>point</text:p>
            </table:table-cell>
            <table:table-cell table:style-name="ce41" table:formula="of:=VLOOKUP([.G269];[MAJ.A$1:MAJ.B$975];2;0)" office:value-type="string" office:string-value="point">
              <text:p>point</text:p>
            </table:table-cell>
            <table:table-cell table:style-name="ce7" table:number-columns-repeated="1013"/>
            <table:table-cell table:number-columns-repeated="2"/>
          </table:table-row>
          <table:table-row table:style-name="ro1">
            <table:table-cell table:style-name="ce3" office:value-type="float" office:value="272">
              <text:p>27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mokca</text:p>
            </table:table-cell>
            <table:table-cell table:style-name="ce3" office:value-type="string">
              <text:p>(punto ‘momento’)</text:p>
            </table:table-cell>
            <table:table-cell table:style-name="ce3" office:value-type="string">
              <text:p>(point «moment»)</text:p>
            </table:table-cell>
            <table:table-cell table:style-name="ce3" office:value-type="string">
              <text:p>(punto "momento")</text:p>
            </table:table-cell>
            <table:table-cell table:style-name="ce22" office:value-type="string">
              <text:p>mome</text:p>
            </table:table-cell>
            <table:table-cell table:style-name="ce33" office:value-type="string">
              <text:p>point ‘moment’</text:p>
            </table:table-cell>
            <table:table-cell table:formula="of:=VLOOKUP([.G270];[MAJ.A$1:MAJ.B$975];2;0)" office:value-type="string" office:string-value="point ‘moment’">
              <text:p>point ‘mom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73">
              <text:p>27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ipno</text:p>
            </table:table-cell>
            <table:table-cell table:style-name="ce3" office:value-type="string">
              <text:p>(tip ‘punto’)</text:p>
            </table:table-cell>
            <table:table-cell table:style-name="ce3" office:value-type="string">
              <text:p>(pointe «point»)</text:p>
            </table:table-cell>
            <table:table-cell table:style-name="ce3" office:value-type="string">
              <text:p>(punta "punto")</text:p>
            </table:table-cell>
            <table:table-cell table:style-name="ce22" office:value-type="string">
              <text:p>puta</text:p>
            </table:table-cell>
            <table:table-cell table:style-name="ce33" office:value-type="string">
              <text:p>tip ‘point’</text:p>
            </table:table-cell>
            <table:table-cell table:formula="of:=VLOOKUP([.G2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74">
              <text:p>27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ojna</text:p>
            </table:table-cell>
            <table:table-cell table:style-name="ce3" office:value-type="string">
              <text:p>(esquina)</text:p>
            </table:table-cell>
            <table:table-cell table:style-name="ce3" office:value-type="string">
              <text:p>(Coin)</text:p>
            </table:table-cell>
            <table:table-cell table:style-name="ce3" office:value-type="string">
              <text:p>(angolo)</text:p>
            </table:table-cell>
            <table:table-cell table:style-name="ce22" office:value-type="string">
              <text:p>cony</text:p>
            </table:table-cell>
            <table:table-cell table:style-name="ce33" office:value-type="string">
              <text:p>corner</text:p>
            </table:table-cell>
            <table:table-cell table:formula="of:=VLOOKUP([.G272];[MAJ.A$1:MAJ.B$975];2;0)" office:value-type="string" office:string-value="corner">
              <text:p>corn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5">
              <text:p>27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2</text:p>
            </table:table-cell>
            <table:table-cell table:style-name="ce4" office:value-type="string">
              <text:p>2 lineas</text:p>
            </table:table-cell>
            <table:table-cell table:style-name="ce4" office:value-type="string">
              <text:p>2 lignes</text:p>
            </table:table-cell>
            <table:table-cell table:style-name="ce4" office:value-type="string">
              <text:p>2 righe</text:p>
            </table:table-cell>
            <table:table-cell table:style-name="ce23" office:value-type="string">
              <text:p>line</text:p>
            </table:table-cell>
            <table:table-cell table:style-name="ce11" office:value-type="string">
              <text:p>lines</text:p>
            </table:table-cell>
            <table:table-cell table:style-name="ce41" table:formula="of:=VLOOKUP([.G273];[MAJ.A$1:MAJ.B$975];2;0)" office:value-type="string" office:string-value="lines">
              <text:p>lines</text:p>
            </table:table-cell>
            <table:table-cell table:style-name="ce7" table:number-columns-repeated="1013"/>
            <table:table-cell table:number-columns-repeated="2"/>
          </table:table-row>
          <table:table-row table:style-name="ro1">
            <table:table-cell table:style-name="ce3" office:value-type="float" office:value="276">
              <text:p>27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inji</text:p>
            </table:table-cell>
            <table:table-cell table:style-name="ce3" office:value-type="string">
              <text:p>(línea)</text:p>
            </table:table-cell>
            <table:table-cell table:style-name="ce3" office:value-type="string">
              <text:p>(ligne)</text:p>
            </table:table-cell>
            <table:table-cell table:style-name="ce3" office:value-type="string">
              <text:p>(linea)</text:p>
            </table:table-cell>
            <table:table-cell table:style-name="ce26" office:value-type="string">
              <text:p>lina</text:p>
            </table:table-cell>
            <table:table-cell table:style-name="ce33" office:value-type="string">
              <text:p>line</text:p>
            </table:table-cell>
            <table:table-cell table:formula="of:=VLOOKUP([.G274];[MAJ.A$1:MAJ.B$975];2;0)" office:value-type="string" office:string-value="line">
              <text:p>lin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77">
              <text:p>27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irji</text:p>
            </table:table-cell>
            <table:table-cell table:style-name="ce3" office:value-type="string">
              <text:p>(Derecho)</text:p>
            </table:table-cell>
            <table:table-cell table:style-name="ce3" office:value-type="string">
              <text:p>(tout droit)</text:p>
            </table:table-cell>
            <table:table-cell table:style-name="ce3" office:value-type="string">
              <text:p>(dritto)</text:p>
            </table:table-cell>
            <table:table-cell table:style-name="ce22" office:value-type="string">
              <text:p>daro</text:p>
            </table:table-cell>
            <table:table-cell table:style-name="ce33" office:value-type="string">
              <text:p>straight</text:p>
            </table:table-cell>
            <table:table-cell table:formula="of:=VLOOKUP([.G275];[MAJ.A$1:MAJ.B$975];2;0)" office:value-type="string" office:string-value="straight">
              <text:p>straigh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78">
              <text:p>27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ruvi</text:p>
            </table:table-cell>
            <table:table-cell table:style-name="ce3" office:value-type="string">
              <text:p>(curva)</text:p>
            </table:table-cell>
            <table:table-cell table:style-name="ce3" office:value-type="string">
              <text:p>(courbe)</text:p>
            </table:table-cell>
            <table:table-cell table:style-name="ce3" office:value-type="string">
              <text:p>(curva)</text:p>
            </table:table-cell>
            <table:table-cell table:style-name="ce22" office:value-type="string">
              <text:p>qrba</text:p>
            </table:table-cell>
            <table:table-cell table:style-name="ce33" office:value-type="string">
              <text:p>curve</text:p>
            </table:table-cell>
            <table:table-cell table:formula="of:=VLOOKUP([.G276];[MAJ.A$1:MAJ.B$975];2;0)" office:value-type="string" office:string-value="curve">
              <text:p>cur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79">
              <text:p>27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lupa</text:p>
            </table:table-cell>
            <table:table-cell table:style-name="ce3" office:value-type="string">
              <text:p>(lazo)</text:p>
            </table:table-cell>
            <table:table-cell table:style-name="ce3" office:value-type="string">
              <text:p>(boucle)</text:p>
            </table:table-cell>
            <table:table-cell table:style-name="ce3" office:value-type="string">
              <text:p>(ciclo continuo)</text:p>
            </table:table-cell>
            <table:table-cell table:style-name="ce22" office:value-type="string">
              <text:p>lopa</text:p>
            </table:table-cell>
            <table:table-cell table:style-name="ce33" office:value-type="string">
              <text:p>loop</text:p>
            </table:table-cell>
            <table:table-cell table:formula="of:=VLOOKUP([.G277];[MAJ.A$1:MAJ.B$975];2;0)" office:value-type="string" office:string-value="loop">
              <text:p>loop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0">
              <text:p>28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arlu</text:p>
            </table:table-cell>
            <table:table-cell table:style-name="ce3" office:value-type="string">
              <text:p>(espiral)</text:p>
            </table:table-cell>
            <table:table-cell table:number-columns-repeated="2" table:style-name="ce3" office:value-type="string">
              <text:p>(spirale)</text:p>
            </table:table-cell>
            <table:table-cell table:style-name="ce22" office:value-type="string">
              <text:p>piro</text:p>
            </table:table-cell>
            <table:table-cell table:style-name="ce33" office:value-type="string">
              <text:p>spiral</text:p>
            </table:table-cell>
            <table:table-cell table:formula="of:=VLOOKUP([.G278];[MAJ.A$1:MAJ.B$975];2;0)" office:value-type="string" office:string-value="spiral">
              <text:p>spir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1">
              <text:p>28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gena</text:p>
            </table:table-cell>
            <table:table-cell table:style-name="ce3" office:value-type="string">
              <text:p>(nudo)</text:p>
            </table:table-cell>
            <table:table-cell table:style-name="ce3" office:value-type="string">
              <text:p>(nœud)</text:p>
            </table:table-cell>
            <table:table-cell table:style-name="ce3" office:value-type="string">
              <text:p>(nodo)</text:p>
            </table:table-cell>
            <table:table-cell table:style-name="ce22" office:value-type="string">
              <text:p>noda</text:p>
            </table:table-cell>
            <table:table-cell table:style-name="ce33" office:value-type="string">
              <text:p>knot</text:p>
            </table:table-cell>
            <table:table-cell table:formula="of:=VLOOKUP([.G279];[MAJ.A$1:MAJ.B$975];2;0)" office:value-type="string" office:string-value="knot">
              <text:p>kno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2">
              <text:p>28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imca</text:p>
            </table:table-cell>
            <table:table-cell table:style-name="ce3" office:value-type="string">
              <text:p>(rama "extremidad")</text:p>
            </table:table-cell>
            <table:table-cell table:style-name="ce3" office:value-type="string">
              <text:p>(branche ‘branche’)</text:p>
            </table:table-cell>
            <table:table-cell table:style-name="ce3" office:value-type="string">
              <text:p>(ramo "arto")</text:p>
            </table:table-cell>
            <table:table-cell table:style-name="ce22" office:value-type="string">
              <text:p>rama</text:p>
            </table:table-cell>
            <table:table-cell table:style-name="ce33" office:value-type="string">
              <text:p>branch ‘limb’</text:p>
            </table:table-cell>
            <table:table-cell table:formula="of:=VLOOKUP([.G280];[MAJ.A$1:MAJ.B$975];2;0)" office:value-type="string" office:string-value="branch ‘limb’">
              <text:p>branch ‘lim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3">
              <text:p>28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3</text:p>
            </table:table-cell>
            <table:table-cell table:style-name="ce4" office:value-type="string">
              <text:p>3 superficie</text:p>
            </table:table-cell>
            <table:table-cell table:style-name="ce4" office:value-type="string">
              <text:p>3 surface</text:p>
            </table:table-cell>
            <table:table-cell table:style-name="ce4" office:value-type="string">
              <text:p>3 superficie</text:p>
            </table:table-cell>
            <table:table-cell table:style-name="ce23"/>
            <table:table-cell table:style-name="ce11" office:value-type="string">
              <text:p>surface</text:p>
            </table:table-cell>
            <table:table-cell table:style-name="ce41" table:formula="of:=VLOOKUP([.G281];[MAJ.A$1:MAJ.B$975];2;0)" office:value-type="float" office:value="0">
              <text:p>#N/A</text:p>
            </table:table-cell>
            <table:table-cell table:style-name="ce7" table:number-columns-repeated="1013"/>
            <table:table-cell table:number-columns-repeated="2"/>
          </table:table-row>
          <table:table-row table:style-name="ro1">
            <table:table-cell table:style-name="ce3" office:value-type="float" office:value="284">
              <text:p>28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efta</text:p>
            </table:table-cell>
            <table:table-cell table:style-name="ce3" office:value-type="string">
              <text:p>(superficie)</text:p>
            </table:table-cell>
            <table:table-cell table:style-name="ce3" office:value-type="string">
              <text:p>(surface)</text:p>
            </table:table-cell>
            <table:table-cell table:style-name="ce3" office:value-type="string">
              <text:p>(superficie)</text:p>
            </table:table-cell>
            <table:table-cell table:style-name="ce22" office:value-type="string">
              <text:p>suxo</text:p>
            </table:table-cell>
            <table:table-cell table:style-name="ce33" office:value-type="string">
              <text:p>surface</text:p>
            </table:table-cell>
            <table:table-cell table:formula="of:=VLOOKUP([.G2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5">
              <text:p>28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ganu</text:p>
            </table:table-cell>
            <table:table-cell table:style-name="ce3" office:value-type="string">
              <text:p>(ángulo)</text:p>
            </table:table-cell>
            <table:table-cell table:style-name="ce3" office:value-type="string">
              <text:p>(angle)</text:p>
            </table:table-cell>
            <table:table-cell table:style-name="ce3" office:value-type="string">
              <text:p>(angolo)</text:p>
            </table:table-cell>
            <table:table-cell table:style-name="ce22" office:value-type="string">
              <text:p>gala</text:p>
            </table:table-cell>
            <table:table-cell table:style-name="ce33" office:value-type="string">
              <text:p>angle</text:p>
            </table:table-cell>
            <table:table-cell table:formula="of:=VLOOKUP([.G283];[MAJ.A$1:MAJ.B$975];2;0)" office:value-type="string" office:string-value="angle">
              <text:p>ang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6">
              <text:p>28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lita</text:p>
            </table:table-cell>
            <table:table-cell table:style-name="ce3" office:value-type="string">
              <text:p>(avión)</text:p>
            </table:table-cell>
            <table:table-cell table:style-name="ce3" office:value-type="string">
              <text:p>(avion)</text:p>
            </table:table-cell>
            <table:table-cell table:style-name="ce3" office:value-type="string">
              <text:p>(aereo)</text:p>
            </table:table-cell>
            <table:table-cell table:style-name="ce22" office:value-type="string">
              <text:p>voina</text:p>
            </table:table-cell>
            <table:table-cell table:style-name="ce33" office:value-type="string">
              <text:p>plane</text:p>
            </table:table-cell>
            <table:table-cell table:formula="of:=VLOOKUP([.G284];[MAJ.A$1:MAJ.B$975];2;0)" office:value-type="string" office:string-value="plane">
              <text:p>plan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7">
              <text:p>28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urfa</text:p>
            </table:table-cell>
            <table:table-cell table:style-name="ce3" office:value-type="string">
              <text:p>(cuadrado)</text:p>
            </table:table-cell>
            <table:table-cell table:style-name="ce3" office:value-type="string">
              <text:p>(carré)</text:p>
            </table:table-cell>
            <table:table-cell table:style-name="ce3" office:value-type="string">
              <text:p>(piazza)</text:p>
            </table:table-cell>
            <table:table-cell table:style-name="ce22" office:value-type="string">
              <text:p>karo</text:p>
            </table:table-cell>
            <table:table-cell table:style-name="ce33" office:value-type="string">
              <text:p>square</text:p>
            </table:table-cell>
            <table:table-cell table:formula="of:=VLOOKUP([.G285];[MAJ.A$1:MAJ.B$975];2;0)" office:value-type="string" office:string-value="clearly">
              <text:p>clearl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8">
              <text:p>28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arda</text:p>
            </table:table-cell>
            <table:table-cell table:style-name="ce3" office:value-type="string">
              <text:p>(tarjeta)</text:p>
            </table:table-cell>
            <table:table-cell table:style-name="ce3" office:value-type="string">
              <text:p>(carte)</text:p>
            </table:table-cell>
            <table:table-cell table:style-name="ce3" office:value-type="string">
              <text:p>(carta)</text:p>
            </table:table-cell>
            <table:table-cell table:style-name="ce22" office:value-type="string">
              <text:p>kata</text:p>
            </table:table-cell>
            <table:table-cell table:style-name="ce33" office:value-type="string">
              <text:p>card</text:p>
            </table:table-cell>
            <table:table-cell table:formula="of:=VLOOKUP([.G286];[MAJ.A$1:MAJ.B$975];2;0)" office:value-type="string" office:string-value="card">
              <text:p>ca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9">
              <text:p>28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ukla</text:p>
            </table:table-cell>
            <table:table-cell table:style-name="ce3" office:value-type="string">
              <text:p>(redondo "circular")</text:p>
            </table:table-cell>
            <table:table-cell table:style-name="ce3" office:value-type="string">
              <text:p>(ronde ‘circulaire’)</text:p>
            </table:table-cell>
            <table:table-cell table:style-name="ce3" office:value-type="string">
              <text:p>(rotondo "circolare")</text:p>
            </table:table-cell>
            <table:table-cell table:style-name="ce22" office:value-type="string">
              <text:p>rodo</text:p>
            </table:table-cell>
            <table:table-cell table:style-name="ce33" office:value-type="string">
              <text:p>round ‘circular’</text:p>
            </table:table-cell>
            <table:table-cell table:formula="of:=VLOOKUP([.G287];[MAJ.A$1:MAJ.B$975];2;0)" office:value-type="string" office:string-value="round">
              <text:p>r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0">
              <text:p>29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jine</text:p>
            </table:table-cell>
            <table:table-cell table:style-name="ce3" office:value-type="string">
              <text:p>(anillo)</text:p>
            </table:table-cell>
            <table:table-cell table:style-name="ce3" office:value-type="string">
              <text:p>(bague)</text:p>
            </table:table-cell>
            <table:table-cell table:style-name="ce3" office:value-type="string">
              <text:p>(squillare)</text:p>
            </table:table-cell>
            <table:table-cell table:style-name="ce22" office:value-type="string">
              <text:p>baga</text:p>
            </table:table-cell>
            <table:table-cell table:style-name="ce33" office:value-type="string">
              <text:p>ring</text:p>
            </table:table-cell>
            <table:table-cell table:formula="of:=VLOOKUP([.G288];[MAJ.A$1:MAJ.B$975];2;0)" office:value-type="string" office:string-value="ring">
              <text:p>ri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1">
              <text:p>29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unli</text:p>
            </table:table-cell>
            <table:table-cell table:style-name="ce3" office:value-type="string">
              <text:p>(hinchazón)</text:p>
            </table:table-cell>
            <table:table-cell table:style-name="ce3" office:value-type="string">
              <text:p>(gonflement)</text:p>
            </table:table-cell>
            <table:table-cell table:style-name="ce3" office:value-type="string">
              <text:p>(gonfiore)</text:p>
            </table:table-cell>
            <table:table-cell table:style-name="ce22" office:value-type="string">
              <text:p>gofa</text:p>
            </table:table-cell>
            <table:table-cell table:style-name="ce33" office:value-type="string">
              <text:p>swelling</text:p>
            </table:table-cell>
            <table:table-cell table:formula="of:=VLOOKUP([.G289];[MAJ.A$1:MAJ.B$975];2;0)" office:value-type="string" office:string-value="swelling">
              <text:p>swelli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2">
              <text:p>29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evna</text:p>
            </table:table-cell>
            <table:table-cell table:style-name="ce3" office:value-type="string">
              <text:p>(cavidad "cueva")</text:p>
            </table:table-cell>
            <table:table-cell table:style-name="ce3" office:value-type="string">
              <text:p>(cavité 'caverne')</text:p>
            </table:table-cell>
            <table:table-cell table:style-name="ce3" office:value-type="string">
              <text:p>(cavità "grotta")</text:p>
            </table:table-cell>
            <table:table-cell table:style-name="ce22" office:value-type="string">
              <text:p>kava</text:p>
            </table:table-cell>
            <table:table-cell table:style-name="ce33" office:value-type="string">
              <text:p>cavity ‘cave’</text:p>
            </table:table-cell>
            <table:table-cell table:formula="of:=VLOOKUP([.G290];[MAJ.A$1:MAJ.B$975];2;0)" office:value-type="string" office:string-value="cavity ‘cave’">
              <text:p>cavity ‘cav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3">
              <text:p>29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**3.5.4</text:p>
            </table:table-cell>
            <table:table-cell table:style-name="ce4" office:value-type="string">
              <text:p>4 cuerpo</text:p>
            </table:table-cell>
            <table:table-cell table:style-name="ce4" office:value-type="string">
              <text:p>4 corps</text:p>
            </table:table-cell>
            <table:table-cell table:style-name="ce4" office:value-type="string">
              <text:p>4 corpi</text:p>
            </table:table-cell>
            <table:table-cell table:style-name="ce23" office:value-type="string">
              <text:p>korpa</text:p>
            </table:table-cell>
            <table:table-cell table:style-name="ce11" office:value-type="string">
              <text:p>body</text:p>
            </table:table-cell>
            <table:table-cell table:style-name="ce41" table:formula="of:=VLOOKUP([.G291];[MAJ.A$1:MAJ.B$975];2;0)" office:value-type="float" office:value="0">
              <text:p>#N/A</text:p>
            </table:table-cell>
            <table:table-cell table:style-name="ce7" table:number-columns-repeated="1013"/>
            <table:table-cell table:number-columns-repeated="2"/>
          </table:table-row>
          <table:table-row table:style-name="ro1">
            <table:table-cell table:style-name="ce3" office:value-type="float" office:value="294">
              <text:p>29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liku</text:p>
            </table:table-cell>
            <table:table-cell table:style-name="ce3" office:value-type="string">
              <text:p>(bloquear)</text:p>
            </table:table-cell>
            <table:table-cell table:style-name="ce3" office:value-type="string">
              <text:p>(bloquer)</text:p>
            </table:table-cell>
            <table:table-cell table:style-name="ce3" office:value-type="string">
              <text:p>(bloccare)</text:p>
            </table:table-cell>
            <table:table-cell table:style-name="ce22" office:value-type="string">
              <text:p>boka</text:p>
            </table:table-cell>
            <table:table-cell table:style-name="ce33" office:value-type="string">
              <text:p>block</text:p>
            </table:table-cell>
            <table:table-cell table:formula="of:=VLOOKUP([.G292];[MAJ.A$1:MAJ.B$975];2;0)" office:value-type="string" office:string-value="block">
              <text:p>blo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5">
              <text:p>29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ubli</text:p>
            </table:table-cell>
            <table:table-cell table:style-name="ce3" office:value-type="string">
              <text:p>(cubo)</text:p>
            </table:table-cell>
            <table:table-cell table:style-name="ce3" office:value-type="string">
              <text:p>(cube)</text:p>
            </table:table-cell>
            <table:table-cell table:style-name="ce3" office:value-type="string">
              <text:p>(cubo)</text:p>
            </table:table-cell>
            <table:table-cell table:style-name="ce22" office:value-type="string">
              <text:p>qube</text:p>
            </table:table-cell>
            <table:table-cell table:style-name="ce33" office:value-type="string">
              <text:p>cube</text:p>
            </table:table-cell>
            <table:table-cell table:formula="of:=VLOOKUP([.G293];[MAJ.A$1:MAJ.B$975];2;0)" office:value-type="string" office:string-value="cube">
              <text:p>cub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6">
              <text:p>29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anbo</text:p>
            </table:table-cell>
            <table:table-cell table:style-name="ce3" office:value-type="string">
              <text:p>(tablero)</text:p>
            </table:table-cell>
            <table:table-cell table:style-name="ce3" office:value-type="string">
              <text:p>(planche)</text:p>
            </table:table-cell>
            <table:table-cell table:style-name="ce3" office:value-type="string">
              <text:p>(tavola)</text:p>
            </table:table-cell>
            <table:table-cell table:style-name="ce22" office:value-type="string">
              <text:p>tava</text:p>
            </table:table-cell>
            <table:table-cell table:style-name="ce33" office:value-type="string">
              <text:p>board</text:p>
            </table:table-cell>
            <table:table-cell table:formula="of:=VLOOKUP([.G294];[MAJ.A$1:MAJ.B$975];2;0)" office:value-type="string" office:string-value="board">
              <text:p>boa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7">
              <text:p>29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onju</text:p>
            </table:table-cell>
            <table:table-cell table:style-name="ce3" office:value-type="string">
              <text:p>(cono)</text:p>
            </table:table-cell>
            <table:table-cell table:style-name="ce3" office:value-type="string">
              <text:p>(cône)</text:p>
            </table:table-cell>
            <table:table-cell table:style-name="ce3" office:value-type="string">
              <text:p>(cono)</text:p>
            </table:table-cell>
            <table:table-cell table:style-name="ce22" office:value-type="string">
              <text:p>kona</text:p>
            </table:table-cell>
            <table:table-cell table:style-name="ce33" office:value-type="string">
              <text:p>cone</text:p>
            </table:table-cell>
            <table:table-cell table:formula="of:=VLOOKUP([.G295];[MAJ.A$1:MAJ.B$975];2;0)" office:value-type="string" office:string-value="cone">
              <text:p>con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8">
              <text:p>29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lanu</text:p>
            </table:table-cell>
            <table:table-cell table:style-name="ce3" office:value-type="string">
              <text:p>(cilindro)</text:p>
            </table:table-cell>
            <table:table-cell table:style-name="ce3" office:value-type="string">
              <text:p>(cylindre)</text:p>
            </table:table-cell>
            <table:table-cell table:style-name="ce3" office:value-type="string">
              <text:p>(cilindro)</text:p>
            </table:table-cell>
            <table:table-cell table:style-name="ce22" office:value-type="string">
              <text:p>cida</text:p>
            </table:table-cell>
            <table:table-cell table:style-name="ce33" office:value-type="string">
              <text:p>cylinder</text:p>
            </table:table-cell>
            <table:table-cell table:formula="of:=VLOOKUP([.G296];[MAJ.A$1:MAJ.B$975];2;0)" office:value-type="string" office:string-value="cylinder">
              <text:p>cylind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9">
              <text:p>29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ubnu</text:p>
            </table:table-cell>
            <table:table-cell table:style-name="ce3" office:value-type="string">
              <text:p>(tubo)</text:p>
            </table:table-cell>
            <table:table-cell table:style-name="ce3" office:value-type="string">
              <text:p>(tube)</text:p>
            </table:table-cell>
            <table:table-cell table:style-name="ce3" office:value-type="string">
              <text:p>(tubo)</text:p>
            </table:table-cell>
            <table:table-cell table:style-name="ce22" office:value-type="string">
              <text:p>tubo</text:p>
            </table:table-cell>
            <table:table-cell table:style-name="ce33" office:value-type="string">
              <text:p>tube</text:p>
            </table:table-cell>
            <table:table-cell table:formula="of:=VLOOKUP([.G297];[MAJ.A$1:MAJ.B$975];2;0)" office:value-type="string" office:string-value="tube">
              <text:p>tub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0">
              <text:p>30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enjo</text:p>
            </table:table-cell>
            <table:table-cell table:style-name="ce3" office:value-type="string">
              <text:p>(lente)</text:p>
            </table:table-cell>
            <table:table-cell table:style-name="ce3" office:value-type="string">
              <text:p>(lentille)</text:p>
            </table:table-cell>
            <table:table-cell table:style-name="ce3" office:value-type="string">
              <text:p>(Lente)</text:p>
            </table:table-cell>
            <table:table-cell table:style-name="ce22" office:value-type="string">
              <text:p>luna</text:p>
            </table:table-cell>
            <table:table-cell table:style-name="ce33" office:value-type="string">
              <text:p>lens</text:p>
            </table:table-cell>
            <table:table-cell table:formula="of:=VLOOKUP([.G298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1">
              <text:p>30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fine</text:p>
            </table:table-cell>
            <table:table-cell table:style-name="ce3" office:value-type="string">
              <text:p>(cuña)</text:p>
            </table:table-cell>
            <table:table-cell table:style-name="ce3" office:value-type="string">
              <text:p>(coin)</text:p>
            </table:table-cell>
            <table:table-cell table:style-name="ce3" office:value-type="string">
              <text:p>(cuneo)</text:p>
            </table:table-cell>
            <table:table-cell table:style-name="ce22" office:value-type="string">
              <text:p>weja</text:p>
            </table:table-cell>
            <table:table-cell table:style-name="ce33" office:value-type="string">
              <text:p>wedge</text:p>
            </table:table-cell>
            <table:table-cell table:formula="of:=VLOOKUP([.G299];[MAJ.A$1:MAJ.B$975];2;0)" office:value-type="string" office:string-value="wedge">
              <text:p>wedge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302">
              <text:p>302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5</text:p>
            </table:table-cell>
            <table:table-cell table:style-name="ce5" office:value-type="string">
              <text:p>5 formas materiales</text:p>
            </table:table-cell>
            <table:table-cell table:style-name="ce5" office:value-type="string">
              <text:p>5 formes matérielles</text:p>
            </table:table-cell>
            <table:table-cell table:style-name="ce5" office:value-type="string">
              <text:p>5 forme materiali</text:p>
            </table:table-cell>
            <table:table-cell table:style-name="ce27" office:value-type="string">
              <text:p>matera</text:p>
            </table:table-cell>
            <table:table-cell table:style-name="ce13" office:value-type="string">
              <text:p>material</text:p>
            </table:table-cell>
            <table:table-cell table:style-name="ce13" table:formula="of:=VLOOKUP([.G300];[MAJ.A$1:MAJ.B$975];2;0)" office:value-type="float" office:value="0">
              <text:p>#N/A</text:p>
            </table:table-cell>
            <table:table-cell table:style-name="ce5" table:number-columns-repeated="1014"/>
            <table:table-cell/>
          </table:table-row>
          <table:table-row table:style-name="ro1">
            <table:table-cell table:style-name="ce3" office:value-type="float" office:value="303">
              <text:p>30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acri</text:p>
            </table:table-cell>
            <table:table-cell table:style-name="ce3" office:value-type="string">
              <text:p>(cubrir)</text:p>
            </table:table-cell>
            <table:table-cell table:style-name="ce3" office:value-type="string">
              <text:p>(couverture)</text:p>
            </table:table-cell>
            <table:table-cell table:style-name="ce3" office:value-type="string">
              <text:p>(copertina)</text:p>
            </table:table-cell>
            <table:table-cell table:style-name="ce22" office:value-type="string">
              <text:p>kova</text:p>
            </table:table-cell>
            <table:table-cell table:style-name="ce33" office:value-type="string">
              <text:p>cover</text:p>
            </table:table-cell>
            <table:table-cell table:formula="of:=VLOOKUP([.G301];[MAJ.A$1:MAJ.B$975];2;0)" office:value-type="string" office:string-value="cover">
              <text:p>cov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4">
              <text:p>30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lunbe</text:p>
            </table:table-cell>
            <table:table-cell table:style-name="ce3" office:value-type="string">
              <text:p>(desnudo)</text:p>
            </table:table-cell>
            <table:table-cell table:style-name="ce3" office:value-type="string">
              <text:p>(nu)</text:p>
            </table:table-cell>
            <table:table-cell table:style-name="ce3" office:value-type="string">
              <text:p>(spoglio)</text:p>
            </table:table-cell>
            <table:table-cell table:style-name="ce22" office:value-type="string">
              <text:p>baro</text:p>
            </table:table-cell>
            <table:table-cell table:style-name="ce33" office:value-type="string">
              <text:p>bare</text:p>
            </table:table-cell>
            <table:table-cell table:formula="of:=VLOOKUP([.G302];[MAJ.A$1:MAJ.B$975];2;0)" office:value-type="string" office:string-value="bare">
              <text:p>ba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5">
              <text:p>30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erxi</text:p>
            </table:table-cell>
            <table:table-cell table:style-name="ce3" office:value-type="string">
              <text:p>(montón)</text:p>
            </table:table-cell>
            <table:table-cell table:style-name="ce3" office:value-type="string">
              <text:p>(tas)</text:p>
            </table:table-cell>
            <table:table-cell table:style-name="ce3" office:value-type="string">
              <text:p>(mucchio)</text:p>
            </table:table-cell>
            <table:table-cell table:style-name="ce22" office:value-type="string">
              <text:p>hipa</text:p>
            </table:table-cell>
            <table:table-cell table:style-name="ce33" office:value-type="string">
              <text:p>heap</text:p>
            </table:table-cell>
            <table:table-cell table:formula="of:=VLOOKUP([.G303];[MAJ.A$1:MAJ.B$975];2;0)" office:value-type="string" office:string-value="heap">
              <text:p>heap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6">
              <text:p>30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olci</text:p>
            </table:table-cell>
            <table:table-cell table:style-name="ce3" office:value-type="string">
              <text:p>(pelota)</text:p>
            </table:table-cell>
            <table:table-cell table:style-name="ce3" office:value-type="string">
              <text:p>(Balle)</text:p>
            </table:table-cell>
            <table:table-cell table:style-name="ce3" office:value-type="string">
              <text:p>(palla)</text:p>
            </table:table-cell>
            <table:table-cell table:style-name="ce22" office:value-type="string">
              <text:p>pala</text:p>
            </table:table-cell>
            <table:table-cell table:style-name="ce33" office:value-type="string">
              <text:p>ball</text:p>
            </table:table-cell>
            <table:table-cell table:formula="of:=VLOOKUP([.G304];[MAJ.A$1:MAJ.B$975];2;0)" office:value-type="string" office:string-value="ball">
              <text:p>bal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7">
              <text:p>30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irgo</text:p>
            </table:table-cell>
            <table:table-cell table:style-name="ce3" office:value-type="string">
              <text:p>(soltar)</text:p>
            </table:table-cell>
            <table:table-cell table:style-name="ce3" office:value-type="string">
              <text:p>(laissez tomber)</text:p>
            </table:table-cell>
            <table:table-cell table:style-name="ce3" office:value-type="string">
              <text:p>(far cadere)</text:p>
            </table:table-cell>
            <table:table-cell table:style-name="ce22" office:value-type="string">
              <text:p>tobu</text:p>
            </table:table-cell>
            <table:table-cell table:style-name="ce33" office:value-type="string">
              <text:p>drop</text:p>
            </table:table-cell>
            <table:table-cell table:formula="of:=VLOOKUP([.G305];[MAJ.A$1:MAJ.B$975];2;0)" office:value-type="string" office:string-value="drop">
              <text:p>drop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8">
              <text:p>30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oxfo</text:p>
            </table:table-cell>
            <table:table-cell table:style-name="ce3" office:value-type="string">
              <text:p>(hoja "lámina")</text:p>
            </table:table-cell>
            <table:table-cell table:style-name="ce3" office:value-type="string">
              <text:p>(feuille 'feuille')</text:p>
            </table:table-cell>
            <table:table-cell table:style-name="ce3" office:value-type="string">
              <text:p>(foglio "foglio")</text:p>
            </table:table-cell>
            <table:table-cell table:style-name="ce22" office:value-type="string">
              <text:p>fola</text:p>
            </table:table-cell>
            <table:table-cell table:style-name="ce33" office:value-type="string">
              <text:p>sheet ‘foil’</text:p>
            </table:table-cell>
            <table:table-cell table:formula="of:=VLOOKUP([.G306];[MAJ.A$1:MAJ.B$975];2;0)" office:value-type="string" office:string-value="sheet ‘foil’">
              <text:p>sheet ‘foi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9">
              <text:p>30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arli</text:p>
            </table:table-cell>
            <table:table-cell table:style-name="ce3" office:value-type="string">
              <text:p>(collar)</text:p>
            </table:table-cell>
            <table:table-cell table:style-name="ce3" office:value-type="string">
              <text:p>(collier)</text:p>
            </table:table-cell>
            <table:table-cell table:style-name="ce3" office:value-type="string">
              <text:p>(collare)</text:p>
            </table:table-cell>
            <table:table-cell table:style-name="ce22" office:value-type="string">
              <text:p>kola</text:p>
            </table:table-cell>
            <table:table-cell table:style-name="ce33" office:value-type="string">
              <text:p>collar</text:p>
            </table:table-cell>
            <table:table-cell table:formula="of:=VLOOKUP([.G307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0">
              <text:p>31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ilta</text:p>
            </table:table-cell>
            <table:table-cell table:style-name="ce3" office:value-type="string">
              <text:p>(hilo "filamento")</text:p>
            </table:table-cell>
            <table:table-cell table:style-name="ce3" office:value-type="string">
              <text:p>(fil ‘filament’)</text:p>
            </table:table-cell>
            <table:table-cell table:style-name="ce3" office:value-type="string">
              <text:p>(thread "filamento")</text:p>
            </table:table-cell>
            <table:table-cell table:style-name="ce22" office:value-type="string">
              <text:p>hilo</text:p>
            </table:table-cell>
            <table:table-cell table:style-name="ce33" office:value-type="string">
              <text:p>thread ‘filament’</text:p>
            </table:table-cell>
            <table:table-cell table:formula="of:=VLOOKUP([.G308];[MAJ.A$1:MAJ.B$975];2;0)" office:value-type="string" office:string-value="thread ‘filament’">
              <text:p>thread ‘filam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1">
              <text:p>31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apla</text:p>
            </table:table-cell>
            <table:table-cell table:style-name="ce3" office:value-type="string">
              <text:p>(loseta)</text:p>
            </table:table-cell>
            <table:table-cell table:style-name="ce3" office:value-type="string">
              <text:p>(tuile)</text:p>
            </table:table-cell>
            <table:table-cell table:style-name="ce3" office:value-type="string">
              <text:p>(piastrella)</text:p>
            </table:table-cell>
            <table:table-cell table:style-name="ce22" office:value-type="string">
              <text:p>tule</text:p>
            </table:table-cell>
            <table:table-cell table:style-name="ce33" office:value-type="string">
              <text:p>tile</text:p>
            </table:table-cell>
            <table:table-cell table:formula="of:=VLOOKUP([.G309];[MAJ.A$1:MAJ.B$975];2;0)" office:value-type="string" office:string-value="tile">
              <text:p>ti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2">
              <text:p>31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inje</text:p>
            </table:table-cell>
            <table:table-cell table:style-name="ce3" office:value-type="string">
              <text:p>(arruga)</text:p>
            </table:table-cell>
            <table:table-cell table:style-name="ce3" office:value-type="string">
              <text:p>(ride)</text:p>
            </table:table-cell>
            <table:table-cell table:style-name="ce3" office:value-type="string">
              <text:p>(Rughe)</text:p>
            </table:table-cell>
            <table:table-cell table:style-name="ce22" office:value-type="string">
              <text:p>ruge</text:p>
            </table:table-cell>
            <table:table-cell table:style-name="ce33" office:value-type="string">
              <text:p>wrinkle</text:p>
            </table:table-cell>
            <table:table-cell table:formula="of:=VLOOKUP([.G310];[MAJ.A$1:MAJ.B$975];2;0)" office:value-type="string" office:string-value="wrinkle">
              <text:p>wrink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3">
              <text:p>31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fenra</text:p>
            </table:table-cell>
            <table:table-cell table:style-name="ce3" office:value-type="string">
              <text:p>(grieta)</text:p>
            </table:table-cell>
            <table:table-cell table:style-name="ce3" office:value-type="string">
              <text:p>(fissure)</text:p>
            </table:table-cell>
            <table:table-cell table:style-name="ce3" office:value-type="string">
              <text:p>(crepa)</text:p>
            </table:table-cell>
            <table:table-cell table:style-name="ce22" office:value-type="string">
              <text:p>raka</text:p>
            </table:table-cell>
            <table:table-cell table:style-name="ce33" office:value-type="string">
              <text:p>crack</text:p>
            </table:table-cell>
            <table:table-cell table:formula="of:=VLOOKUP([.G311];[MAJ.A$1:MAJ.B$975];2;0)" office:value-type="string" office:string-value="crack">
              <text:p>cra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4">
              <text:p>31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foldi</text:p>
            </table:table-cell>
            <table:table-cell table:style-name="ce3" office:value-type="string">
              <text:p>(campo)</text:p>
            </table:table-cell>
            <table:table-cell table:style-name="ce3" office:value-type="string">
              <text:p>(champ)</text:p>
            </table:table-cell>
            <table:table-cell table:style-name="ce3" office:value-type="string">
              <text:p>(campo)</text:p>
            </table:table-cell>
            <table:table-cell table:style-name="ce22" office:value-type="string">
              <text:p>xoma</text:p>
            </table:table-cell>
            <table:table-cell table:style-name="ce33" office:value-type="string">
              <text:p>field</text:p>
            </table:table-cell>
            <table:table-cell table:formula="of:=VLOOKUP([.G312];[MAJ.A$1:MAJ.B$975];2;0)" office:value-type="string" office:string-value="field">
              <text:p>fiel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5">
              <text:p>31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enta</text:p>
            </table:table-cell>
            <table:table-cell table:style-name="ce3" office:value-type="string">
              <text:p>(capa "estrato")</text:p>
            </table:table-cell>
            <table:table-cell table:style-name="ce3" office:value-type="string">
              <text:p>(couche ‘strate’)</text:p>
            </table:table-cell>
            <table:table-cell table:style-name="ce3" office:value-type="string">
              <text:p>(strato "strato")</text:p>
            </table:table-cell>
            <table:table-cell table:style-name="ce22" office:value-type="string">
              <text:p>stra</text:p>
            </table:table-cell>
            <table:table-cell table:style-name="ce33" office:value-type="string">
              <text:p>layer ‘stratum’</text:p>
            </table:table-cell>
            <table:table-cell table:formula="of:=VLOOKUP([.G313];[MAJ.A$1:MAJ.B$975];2;0)" office:value-type="string" office:string-value="layer ‘stratum’">
              <text:p>layer ‘stratum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6">
              <text:p>31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nuji</text:p>
            </table:table-cell>
            <table:table-cell table:style-name="ce3" office:value-type="string">
              <text:p>(Sandwich)</text:p>
            </table:table-cell>
            <table:table-cell table:style-name="ce3" office:value-type="string">
              <text:p>(sandwich)</text:p>
            </table:table-cell>
            <table:table-cell table:style-name="ce3" office:value-type="string">
              <text:p>(Sandwich)</text:p>
            </table:table-cell>
            <table:table-cell table:style-name="ce22" office:value-type="string">
              <text:p>swix</text:p>
            </table:table-cell>
            <table:table-cell table:style-name="ce33" office:value-type="string">
              <text:p>sandwich</text:p>
            </table:table-cell>
            <table:table-cell table:formula="of:=VLOOKUP([.G314];[MAJ.A$1:MAJ.B$975];2;0)" office:value-type="string" office:string-value="sandwich">
              <text:p>sandwic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7">
              <text:p>31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anlo</text:p>
            </table:table-cell>
            <table:table-cell table:style-name="ce3" office:value-type="string">
              <text:p>(rebanada)</text:p>
            </table:table-cell>
            <table:table-cell table:style-name="ce3" office:value-type="string">
              <text:p>(tranche)</text:p>
            </table:table-cell>
            <table:table-cell table:style-name="ce3" office:value-type="string">
              <text:p>(fetta)</text:p>
            </table:table-cell>
            <table:table-cell table:style-name="ce22" office:value-type="string">
              <text:p>feta</text:p>
            </table:table-cell>
            <table:table-cell table:style-name="ce33" office:value-type="string">
              <text:p>slice</text:p>
            </table:table-cell>
            <table:table-cell table:formula="of:=VLOOKUP([.G315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8">
              <text:p>31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apri</text:p>
            </table:table-cell>
            <table:table-cell table:style-name="ce3" office:value-type="string">
              <text:p>(página "papel")</text:p>
            </table:table-cell>
            <table:table-cell table:style-name="ce3" office:value-type="string">
              <text:p>(page ‘papier’)</text:p>
            </table:table-cell>
            <table:table-cell table:style-name="ce3" office:value-type="string">
              <text:p>(pagina "carta")</text:p>
            </table:table-cell>
            <table:table-cell table:style-name="ce22" office:value-type="string">
              <text:p>paja</text:p>
            </table:table-cell>
            <table:table-cell table:style-name="ce33" office:value-type="string">
              <text:p>page ‘paper’</text:p>
            </table:table-cell>
            <table:table-cell table:formula="of:=VLOOKUP([.G316];[MAJ.A$1:MAJ.B$975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9">
              <text:p>31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akfu</text:p>
            </table:table-cell>
            <table:table-cell table:style-name="ce3" office:value-type="string">
              <text:p>(paquete ‘paquete’)</text:p>
            </table:table-cell>
            <table:table-cell table:style-name="ce3" office:value-type="string">
              <text:p>(pack ‘pack’)</text:p>
            </table:table-cell>
            <table:table-cell table:style-name="ce3" office:value-type="string">
              <text:p>(raggruppa "pacchetto")</text:p>
            </table:table-cell>
            <table:table-cell table:style-name="ce22" office:value-type="string">
              <text:p>paka</text:p>
            </table:table-cell>
            <table:table-cell table:style-name="ce33" office:value-type="string">
              <text:p>bundle ‘pack’</text:p>
            </table:table-cell>
            <table:table-cell table:formula="of:=VLOOKUP([.G317];[MAJ.A$1:MAJ.B$975];2;0)" office:value-type="string" office:string-value="bundle ‘pack’">
              <text:p>bundle ‘pack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0">
              <text:p>32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skuro</text:p>
            </table:table-cell>
            <table:table-cell table:style-name="ce3" office:value-type="string">
              <text:p>(surco "surco")</text:p>
            </table:table-cell>
            <table:table-cell table:style-name="ce3" office:value-type="string">
              <text:p>(rainure ‘sillon’)</text:p>
            </table:table-cell>
            <table:table-cell table:style-name="ce3" office:value-type="string">
              <text:p>(solco "solco")</text:p>
            </table:table-cell>
            <table:table-cell table:style-name="ce22" office:value-type="string">
              <text:p>soko</text:p>
            </table:table-cell>
            <table:table-cell table:style-name="ce33" office:value-type="string">
              <text:p>groove ‘furrow’</text:p>
            </table:table-cell>
            <table:table-cell table:formula="of:=VLOOKUP([.G318];[MAJ.A$1:MAJ.B$975];2;0)" office:value-type="string" office:string-value="groove ‘furrow’">
              <text:p>groove ‘furrow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1">
              <text:p>32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idju</text:p>
            </table:table-cell>
            <table:table-cell table:style-name="ce3" office:value-type="string">
              <text:p>(talón)</text:p>
            </table:table-cell>
            <table:table-cell table:style-name="ce3" office:value-type="string">
              <text:p>(perle)</text:p>
            </table:table-cell>
            <table:table-cell table:style-name="ce3" office:value-type="string">
              <text:p>(Tallone)</text:p>
            </table:table-cell>
            <table:table-cell table:style-name="ce22" office:value-type="string">
              <text:p>xira</text:p>
            </table:table-cell>
            <table:table-cell table:style-name="ce33" office:value-type="string">
              <text:p>bead</text:p>
            </table:table-cell>
            <table:table-cell table:formula="of:=VLOOKUP([.G319];[MAJ.A$1:MAJ.B$975];2;0)" office:value-type="string" office:string-value="bead">
              <text:p>be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2">
              <text:p>32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enxu</text:p>
            </table:table-cell>
            <table:table-cell table:style-name="ce3" office:value-type="string">
              <text:p>(gancho)</text:p>
            </table:table-cell>
            <table:table-cell table:style-name="ce3" office:value-type="string">
              <text:p>(crochet)</text:p>
            </table:table-cell>
            <table:table-cell table:style-name="ce3" office:value-type="string">
              <text:p>(gancio)</text:p>
            </table:table-cell>
            <table:table-cell table:style-name="ce22" office:value-type="string">
              <text:p>gaco</text:p>
            </table:table-cell>
            <table:table-cell table:style-name="ce33" office:value-type="string">
              <text:p>hook</text:p>
            </table:table-cell>
            <table:table-cell table:formula="of:=VLOOKUP([.G320];[MAJ.A$1:MAJ.B$975];2;0)" office:value-type="string" office:string-value="hook">
              <text:p>hoo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3">
              <text:p>32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grana</text:p>
            </table:table-cell>
            <table:table-cell table:style-name="ce3" office:value-type="string">
              <text:p>(varilla)</text:p>
            </table:table-cell>
            <table:table-cell table:style-name="ce3" office:value-type="string">
              <text:p>(barre)</text:p>
            </table:table-cell>
            <table:table-cell table:style-name="ce3" office:value-type="string">
              <text:p>(Stelo)</text:p>
            </table:table-cell>
            <table:table-cell table:style-name="ce22" office:value-type="string">
              <text:p>bary</text:p>
            </table:table-cell>
            <table:table-cell table:style-name="ce33" office:value-type="string">
              <text:p>rod</text:p>
            </table:table-cell>
            <table:table-cell table:formula="of:=VLOOKUP([.G321];[MAJ.A$1:MAJ.B$975];2;0)" office:value-type="string" office:string-value="rod">
              <text:p>ro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4">
              <text:p>32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jesni</text:p>
            </table:table-cell>
            <table:table-cell table:style-name="ce3" office:value-type="string">
              <text:p>(aguja)</text:p>
            </table:table-cell>
            <table:table-cell table:style-name="ce3" office:value-type="string">
              <text:p>(aiguille)</text:p>
            </table:table-cell>
            <table:table-cell table:style-name="ce3" office:value-type="string">
              <text:p>(ago)</text:p>
            </table:table-cell>
            <table:table-cell table:style-name="ce22" office:value-type="string">
              <text:p>guia</text:p>
            </table:table-cell>
            <table:table-cell table:style-name="ce33" office:value-type="string">
              <text:p>needle</text:p>
            </table:table-cell>
            <table:table-cell table:formula="of:=VLOOKUP([.G322];[MAJ.A$1:MAJ.B$975];2;0)" office:value-type="string" office:string-value="needle">
              <text:p>need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5">
              <text:p>325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alku</text:p>
            </table:table-cell>
            <table:table-cell table:style-name="ce3" office:value-type="string">
              <text:p>(cáscara)</text:p>
            </table:table-cell>
            <table:table-cell table:style-name="ce3" office:value-type="string">
              <text:p>(coquille)</text:p>
            </table:table-cell>
            <table:table-cell table:style-name="ce3" office:value-type="string">
              <text:p>(conchiglia)</text:p>
            </table:table-cell>
            <table:table-cell table:style-name="ce22" office:value-type="string">
              <text:p>xila</text:p>
            </table:table-cell>
            <table:table-cell table:style-name="ce33" office:value-type="string">
              <text:p>shell</text:p>
            </table:table-cell>
            <table:table-cell table:formula="of:=VLOOKUP([.G323];[MAJ.A$1:MAJ.B$975];2;0)" office:value-type="string" office:string-value="shell">
              <text:p>shel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6">
              <text:p>326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pilka</text:p>
            </table:table-cell>
            <table:table-cell table:style-name="ce3" office:value-type="string">
              <text:p>(corteza "pelar")</text:p>
            </table:table-cell>
            <table:table-cell table:style-name="ce3" office:value-type="string">
              <text:p>(«peau» de la croûte)</text:p>
            </table:table-cell>
            <table:table-cell table:style-name="ce3" office:value-type="string">
              <text:p>(crosta "buccia")</text:p>
            </table:table-cell>
            <table:table-cell table:style-name="ce22" office:value-type="string">
              <text:p>pelu</text:p>
            </table:table-cell>
            <table:table-cell table:style-name="ce33" office:value-type="string">
              <text:p>peel</text:p>
            </table:table-cell>
            <table:table-cell table:formula="of:=VLOOKUP([.G324];[MAJ.A$1:MAJ.B$975];2;0)" office:value-type="string" office:string-value="peel">
              <text:p>pee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7">
              <text:p>327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dasri</text:p>
            </table:table-cell>
            <table:table-cell table:style-name="ce3" office:value-type="string">
              <text:p>(cinta)</text:p>
            </table:table-cell>
            <table:table-cell table:style-name="ce3" office:value-type="string">
              <text:p>(ruban)</text:p>
            </table:table-cell>
            <table:table-cell table:style-name="ce3" office:value-type="string">
              <text:p>(nastro)</text:p>
            </table:table-cell>
            <table:table-cell table:style-name="ce22" office:value-type="string">
              <text:p>riba</text:p>
            </table:table-cell>
            <table:table-cell table:style-name="ce33" office:value-type="string">
              <text:p>ribbon</text:p>
            </table:table-cell>
            <table:table-cell table:formula="of:=VLOOKUP([.G325];[MAJ.A$1:MAJ.B$975];2;0)" office:value-type="string" office:string-value="ribbon">
              <text:p>ribb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8">
              <text:p>328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culno</text:p>
            </table:table-cell>
            <table:table-cell table:style-name="ce3" office:value-type="string">
              <text:p>(completo)</text:p>
            </table:table-cell>
            <table:table-cell table:style-name="ce3" office:value-type="string">
              <text:p>(plein)</text:p>
            </table:table-cell>
            <table:table-cell table:style-name="ce3" office:value-type="string">
              <text:p>(pieno)</text:p>
            </table:table-cell>
            <table:table-cell table:style-name="ce22" office:value-type="string">
              <text:p>pino</text:p>
            </table:table-cell>
            <table:table-cell table:style-name="ce33" office:value-type="string">
              <text:p>full</text:p>
            </table:table-cell>
            <table:table-cell table:formula="of:=VLOOKUP([.G326];[MAJ.A$1:MAJ.B$975];2;0)" office:value-type="string" office:string-value="full">
              <text:p>ful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9">
              <text:p>329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unti</text:p>
            </table:table-cell>
            <table:table-cell table:style-name="ce3" office:value-type="string">
              <text:p>(vacío "vacante")</text:p>
            </table:table-cell>
            <table:table-cell table:style-name="ce3" office:value-type="string">
              <text:p>(vide 'vacant')</text:p>
            </table:table-cell>
            <table:table-cell table:style-name="ce3" office:value-type="string">
              <text:p>(vuoto "vacante")</text:p>
            </table:table-cell>
            <table:table-cell table:style-name="ce22" office:value-type="string">
              <text:p>vano</text:p>
            </table:table-cell>
            <table:table-cell table:style-name="ce33" office:value-type="string">
              <text:p>empty ‘vacant’</text:p>
            </table:table-cell>
            <table:table-cell table:formula="of:=VLOOKUP([.G327];[MAJ.A$1:MAJ.B$975];2;0)" office:value-type="string" office:string-value="empty ‘vacant’">
              <text:p>empty ‘vaca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0">
              <text:p>330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agji</text:p>
            </table:table-cell>
            <table:table-cell table:style-name="ce3" office:value-type="string">
              <text:p>(ajustado "apretado")</text:p>
            </table:table-cell>
            <table:table-cell table:style-name="ce3" office:value-type="string">
              <text:p>(bien serré)</text:p>
            </table:table-cell>
            <table:table-cell table:style-name="ce3" office:value-type="string">
              <text:p>(comodo "stretto")</text:p>
            </table:table-cell>
            <table:table-cell table:style-name="ce22" office:value-type="string">
              <text:p>tygu</text:p>
            </table:table-cell>
            <table:table-cell table:style-name="ce33" office:value-type="string">
              <text:p>snug ‘tight’</text:p>
            </table:table-cell>
            <table:table-cell table:formula="of:=VLOOKUP([.G328];[MAJ.A$1:MAJ.B$975];2;0)" office:value-type="string" office:string-value="snug ‘tight’">
              <text:p>snug ‘tigh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1">
              <text:p>331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luza</text:p>
            </table:table-cell>
            <table:table-cell table:style-name="ce3" office:value-type="string">
              <text:p>(blusa suelta)</text:p>
            </table:table-cell>
            <table:table-cell table:style-name="ce3" office:value-type="string">
              <text:p>(blouse ample)</text:p>
            </table:table-cell>
            <table:table-cell table:style-name="ce3" office:value-type="string">
              <text:p>("blusa" sfusa)</text:p>
            </table:table-cell>
            <table:table-cell table:style-name="ce22" office:value-type="string">
              <text:p>buza</text:p>
            </table:table-cell>
            <table:table-cell table:style-name="ce33" office:value-type="string">
              <text:p>loose ‘blouse’</text:p>
            </table:table-cell>
            <table:table-cell table:formula="of:=VLOOKUP([.G329];[MAJ.A$1:MAJ.B$975];2;0)" office:value-type="string" office:string-value="loose ‘blouse’">
              <text:p>loose ‘blous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2">
              <text:p>332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trati</text:p>
            </table:table-cell>
            <table:table-cell table:style-name="ce3" office:value-type="string">
              <text:p>(tenso)</text:p>
            </table:table-cell>
            <table:table-cell table:style-name="ce3" office:value-type="string">
              <text:p>(tendu)</text:p>
            </table:table-cell>
            <table:table-cell table:style-name="ce3" office:value-type="string">
              <text:p>(teso)</text:p>
            </table:table-cell>
            <table:table-cell table:style-name="ce22" office:value-type="string">
              <text:p>tedu</text:p>
            </table:table-cell>
            <table:table-cell table:style-name="ce33" office:value-type="string">
              <text:p>taut</text:p>
            </table:table-cell>
            <table:table-cell table:formula="of:=VLOOKUP([.G330];[MAJ.A$1:MAJ.B$975];2;0)" office:value-type="string" office:string-value="taut">
              <text:p>tau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3">
              <text:p>333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korcu</text:p>
            </table:table-cell>
            <table:table-cell table:style-name="ce3" office:value-type="string">
              <text:p>(doblado "torcido, sacacorchos")</text:p>
            </table:table-cell>
            <table:table-cell table:style-name="ce3" office:value-type="string">
              <text:p>(courbé, «tire-bouchon»)</text:p>
            </table:table-cell>
            <table:table-cell table:style-name="ce3" office:value-type="string">
              <text:p>(piegato "storto, cavatappi")</text:p>
            </table:table-cell>
            <table:table-cell table:style-name="ce22" office:value-type="string">
              <text:p>beka</text:p>
            </table:table-cell>
            <table:table-cell table:style-name="ce33" office:value-type="string">
              <text:p>bent ‘crooked, corkscrew’</text:p>
            </table:table-cell>
            <table:table-cell table:formula="of:=VLOOKUP([.G331];[MAJ.A$1:MAJ.B$975];2;0)" office:value-type="string" office:string-value="bent ‘crooked, corkscrew’">
              <text:p>bent ‘crooked, corkscrew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4">
              <text:p>334</text:p>
            </table:table-cell>
            <table:table-cell table:style-name="ce3" office:value-type="float" office:value="3">
              <text:p>3</text:p>
            </table:table-cell>
            <table:table-cell table:style-name="ce10" office:value-type="string">
              <text:p>bargu</text:p>
            </table:table-cell>
            <table:table-cell table:style-name="ce3" office:value-type="string">
              <text:p>(arco)</text:p>
            </table:table-cell>
            <table:table-cell table:style-name="ce3" office:value-type="string">
              <text:p>(cambre)</text:p>
            </table:table-cell>
            <table:table-cell table:style-name="ce3" office:value-type="string">
              <text:p>(arco)</text:p>
            </table:table-cell>
            <table:table-cell table:style-name="ce22" office:value-type="string">
              <text:p>arca</text:p>
            </table:table-cell>
            <table:table-cell table:style-name="ce33" office:value-type="string">
              <text:p>arch</text:p>
            </table:table-cell>
            <table:table-cell table:formula="of:=VLOOKUP([.G332];[MAJ.A$1:MAJ.B$975];2;0)" office:value-type="string" office:string-value="arch">
              <text:p>arch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float" office:value="4">
            <text:p>4</text:p>
          </table:table-cell>
          <table:table-cell table:style-name="ce11" office:value-type="string">
            <text:p># 4 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temps</text:p>
          </table:table-cell>
          <table:table-cell table:style-name="ce2" office:value-type="string">
            <text:p>tempo</text:p>
          </table:table-cell>
          <table:table-cell table:style-name="ce2" office:value-type="string">
            <text:p>tesa</text:p>
          </table:table-cell>
          <table:table-cell table:style-name="ce2" office:value-type="string">
            <text:p>time</text:p>
          </table:table-cell>
          <table:table-cell table:style-name="ce2" table:formula="of:=VLOOKUP([.G333];[MAJ.A$1:MAJ.B$975];2;0)" office:value-type="string" office:string-value="time">
            <text:p>time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336">
              <text:p>336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abna</text:p>
            </table:table-cell>
            <table:table-cell table:style-name="ce3" office:value-type="string">
              <text:p>(ahora)</text:p>
            </table:table-cell>
            <table:table-cell table:style-name="ce3" office:value-type="string">
              <text:p>(maintenant)</text:p>
            </table:table-cell>
            <table:table-cell table:style-name="ce3" office:value-type="string">
              <text:p>(adesso)</text:p>
            </table:table-cell>
            <table:table-cell table:style-name="ce22" office:value-type="string">
              <text:p>aqu</text:p>
            </table:table-cell>
            <table:table-cell table:style-name="ce33" office:value-type="string">
              <text:p>now</text:p>
            </table:table-cell>
            <table:table-cell table:formula="of:=VLOOKUP([.G334];[MAJ.A$1:MAJ.B$975];2;0)" office:value-type="string" office:string-value="now">
              <text:p>n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7">
              <text:p>337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balvi</text:p>
            </table:table-cell>
            <table:table-cell table:style-name="ce3" office:value-type="string">
              <text:p>(futuro "más tarde")</text:p>
            </table:table-cell>
            <table:table-cell table:style-name="ce3" office:value-type="string">
              <text:p>(futur «plus tard»)</text:p>
            </table:table-cell>
            <table:table-cell table:style-name="ce3" office:value-type="string">
              <text:p>(futuro "dopo")</text:p>
            </table:table-cell>
            <table:table-cell table:style-name="ce22" office:value-type="string">
              <text:p>fusa</text:p>
            </table:table-cell>
            <table:table-cell table:style-name="ce33" office:value-type="string">
              <text:p>future ‘later’</text:p>
            </table:table-cell>
            <table:table-cell table:formula="of:=VLOOKUP([.G335];[MAJ.A$1:MAJ.B$975];2;0)" office:value-type="string" office:string-value="future ‘later’">
              <text:p>future ‘later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8">
              <text:p>338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purci</text:p>
            </table:table-cell>
            <table:table-cell table:style-name="ce3" office:value-type="string">
              <text:p>(pasado "anterior")</text:p>
            </table:table-cell>
            <table:table-cell table:style-name="ce3" office:value-type="string">
              <text:p>(passé 'plus tôt')</text:p>
            </table:table-cell>
            <table:table-cell table:style-name="ce3" office:value-type="string">
              <text:p>(passato "precedente")</text:p>
            </table:table-cell>
            <table:table-cell table:style-name="ce22" office:value-type="string">
              <text:p>pasa</text:p>
            </table:table-cell>
            <table:table-cell table:style-name="ce33" office:value-type="string">
              <text:p>past ‘earlier’</text:p>
            </table:table-cell>
            <table:table-cell table:formula="of:=VLOOKUP([.G336];[MAJ.A$1:MAJ.B$975];2;0)" office:value-type="string" office:string-value="past">
              <text:p>pa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9">
              <text:p>339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temci</text:p>
            </table:table-cell>
            <table:table-cell table:style-name="ce3" office:value-type="string">
              <text:p>(hora)</text:p>
            </table:table-cell>
            <table:table-cell table:style-name="ce3" office:value-type="string">
              <text:p>(temps)</text:p>
            </table:table-cell>
            <table:table-cell table:style-name="ce3" office:value-type="string">
              <text:p>(tempo)</text:p>
            </table:table-cell>
            <table:table-cell table:style-name="ce22" office:value-type="string">
              <text:p>tesa</text:p>
            </table:table-cell>
            <table:table-cell table:style-name="ce33" office:value-type="string">
              <text:p>time</text:p>
            </table:table-cell>
            <table:table-cell table:formula="of:=VLOOKUP([.G337];[MAJ.A$1:MAJ.B$975];2;0)" office:value-type="string" office:string-value="time">
              <text:p>tim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0">
              <text:p>340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itno</text:p>
            </table:table-cell>
            <table:table-cell table:style-name="ce3" office:value-type="string">
              <text:p>(joven "junior")</text:p>
            </table:table-cell>
            <table:table-cell table:style-name="ce3" office:value-type="string">
              <text:p>(jeune ‘junior’)</text:p>
            </table:table-cell>
            <table:table-cell table:style-name="ce3" office:value-type="string">
              <text:p>(giovane "junior")</text:p>
            </table:table-cell>
            <table:table-cell table:style-name="ce22" office:value-type="string">
              <text:p>jono</text:p>
            </table:table-cell>
            <table:table-cell table:style-name="ce33" office:value-type="string">
              <text:p>young ‘junior’</text:p>
            </table:table-cell>
            <table:table-cell table:formula="of:=VLOOKUP([.G338];[MAJ.A$1:MAJ.B$975];2;0)" office:value-type="string" office:string-value="young">
              <text:p>you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1">
              <text:p>341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lira</text:p>
            </table:table-cell>
            <table:table-cell table:style-name="ce3" office:value-type="string">
              <text:p>(temprano)</text:p>
            </table:table-cell>
            <table:table-cell table:style-name="ce3" office:value-type="string">
              <text:p>(de bonne heure)</text:p>
            </table:table-cell>
            <table:table-cell table:style-name="ce3" office:value-type="string">
              <text:p>(Inizio)</text:p>
            </table:table-cell>
            <table:table-cell table:style-name="ce22" office:value-type="string">
              <text:p>timo</text:p>
            </table:table-cell>
            <table:table-cell table:style-name="ce33" office:value-type="string">
              <text:p>early</text:p>
            </table:table-cell>
            <table:table-cell table:formula="of:=VLOOKUP([.G339];[MAJ.A$1:MAJ.B$975];2;0)" office:value-type="string" office:string-value="early">
              <text:p>earl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2">
              <text:p>342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lerci</text:p>
            </table:table-cell>
            <table:table-cell table:style-name="ce3" office:value-type="string">
              <text:p>(tarde)</text:p>
            </table:table-cell>
            <table:table-cell table:style-name="ce3" office:value-type="string">
              <text:p>(en retard)</text:p>
            </table:table-cell>
            <table:table-cell table:style-name="ce3" office:value-type="string">
              <text:p>(Fine)</text:p>
            </table:table-cell>
            <table:table-cell table:style-name="ce22" office:value-type="string">
              <text:p>tado</text:p>
            </table:table-cell>
            <table:table-cell table:style-name="ce33" office:value-type="string">
              <text:p>late</text:p>
            </table:table-cell>
            <table:table-cell table:formula="of:=VLOOKUP([.G340];[MAJ.A$1:MAJ.B$975];2;0)" office:value-type="string" office:string-value="late">
              <text:p>la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3">
              <text:p>343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**4.1</text:p>
            </table:table-cell>
            <table:table-cell table:style-name="ce3" office:value-type="string">
              <text:p>día</text:p>
            </table:table-cell>
            <table:table-cell table:style-name="ce3" office:value-type="string">
              <text:p>journée</text:p>
            </table:table-cell>
            <table:table-cell table:style-name="ce3" office:value-type="string">
              <text:p>giorno</text:p>
            </table:table-cell>
            <table:table-cell table:style-name="ce22" office:value-type="string">
              <text:p>jora</text:p>
            </table:table-cell>
            <table:table-cell table:style-name="ce33" office:value-type="string">
              <text:p>day</text:p>
            </table:table-cell>
            <table:table-cell table:formula="of:=VLOOKUP([.G341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4">
              <text:p>344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djedi</text:p>
            </table:table-cell>
            <table:table-cell table:style-name="ce3" office:value-type="string">
              <text:p>(día completo)</text:p>
            </table:table-cell>
            <table:table-cell table:style-name="ce3" office:value-type="string">
              <text:p>(journée complète)</text:p>
            </table:table-cell>
            <table:table-cell table:style-name="ce3" office:value-type="string">
              <text:p>(giornata intera)</text:p>
            </table:table-cell>
            <table:table-cell table:style-name="ce22" office:value-type="string">
              <text:p>?</text:p>
            </table:table-cell>
            <table:table-cell table:style-name="ce33" office:value-type="string">
              <text:p>full day</text:p>
            </table:table-cell>
            <table:table-cell table:formula="of:=VLOOKUP([.G342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5">
              <text:p>345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erni</text:p>
            </table:table-cell>
            <table:table-cell table:style-name="ce3" office:value-type="string">
              <text:p>(Mañana)</text:p>
            </table:table-cell>
            <table:table-cell table:style-name="ce3" office:value-type="string">
              <text:p>(Matin)</text:p>
            </table:table-cell>
            <table:table-cell table:style-name="ce3" office:value-type="string">
              <text:p>(mattina)</text:p>
            </table:table-cell>
            <table:table-cell table:style-name="ce22" office:value-type="string">
              <text:p>moga</text:p>
            </table:table-cell>
            <table:table-cell table:style-name="ce33" office:value-type="string">
              <text:p>morning</text:p>
            </table:table-cell>
            <table:table-cell table:formula="of:=VLOOKUP([.G343];[MAJ.A$1:MAJ.B$975];2;0)" office:value-type="string" office:string-value="morning">
              <text:p>morni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6">
              <text:p>346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donri</text:p>
            </table:table-cell>
            <table:table-cell table:style-name="ce3" office:value-type="string">
              <text:p>(tiempo de día)</text:p>
            </table:table-cell>
            <table:table-cell table:style-name="ce3" office:value-type="string">
              <text:p>(jour)</text:p>
            </table:table-cell>
            <table:table-cell table:style-name="ce3" office:value-type="string">
              <text:p>(giorno)</text:p>
            </table:table-cell>
            <table:table-cell table:style-name="ce22" office:value-type="string">
              <text:p>jora</text:p>
            </table:table-cell>
            <table:table-cell table:style-name="ce33" office:value-type="string">
              <text:p>daytime</text:p>
            </table:table-cell>
            <table:table-cell table:formula="of:=VLOOKUP([.G344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7">
              <text:p>347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nicte</text:p>
            </table:table-cell>
            <table:table-cell table:style-name="ce3" office:value-type="string">
              <text:p>(noche)</text:p>
            </table:table-cell>
            <table:table-cell table:style-name="ce3" office:value-type="string">
              <text:p>(nuit)</text:p>
            </table:table-cell>
            <table:table-cell table:style-name="ce3" office:value-type="string">
              <text:p>(notte)</text:p>
            </table:table-cell>
            <table:table-cell table:style-name="ce22" office:value-type="string">
              <text:p>noxa</text:p>
            </table:table-cell>
            <table:table-cell table:style-name="ce33" office:value-type="string">
              <text:p>night</text:p>
            </table:table-cell>
            <table:table-cell table:formula="of:=VLOOKUP([.G345];[MAJ.A$1:MAJ.B$975];2;0)" office:value-type="string" office:string-value="night">
              <text:p>nigh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8">
              <text:p>348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vanci</text:p>
            </table:table-cell>
            <table:table-cell table:style-name="ce3" office:value-type="string">
              <text:p>(noche)</text:p>
            </table:table-cell>
            <table:table-cell table:style-name="ce3" office:value-type="string">
              <text:p>(soirée)</text:p>
            </table:table-cell>
            <table:table-cell table:style-name="ce3" office:value-type="string">
              <text:p>(sera)</text:p>
            </table:table-cell>
            <table:table-cell table:style-name="ce22" office:value-type="string">
              <text:p>sera</text:p>
            </table:table-cell>
            <table:table-cell table:style-name="ce33" office:value-type="string">
              <text:p>evening</text:p>
            </table:table-cell>
            <table:table-cell table:formula="of:=VLOOKUP([.G346];[MAJ.A$1:MAJ.B$975];2;0)" office:value-type="string" office:string-value="evening">
              <text:p>eveni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9">
              <text:p>349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murse</text:p>
            </table:table-cell>
            <table:table-cell table:style-name="ce3" office:value-type="string">
              <text:p>(destellando)</text:p>
            </table:table-cell>
            <table:table-cell table:style-name="ce3" office:value-type="string">
              <text:p>(scintillant)</text:p>
            </table:table-cell>
            <table:table-cell table:style-name="ce3" office:value-type="string">
              <text:p>(Scintillante)</text:p>
            </table:table-cell>
            <table:table-cell table:style-name="ce22" office:value-type="string">
              <text:p>?</text:p>
            </table:table-cell>
            <table:table-cell table:style-name="ce33" office:value-type="string">
              <text:p>glimmering</text:p>
            </table:table-cell>
            <table:table-cell table:formula="of:=VLOOKUP([.G347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0">
              <text:p>350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**4.2</text:p>
            </table:table-cell>
            <table:table-cell table:style-name="ce3" office:value-type="string">
              <text:p>calendario</text:p>
            </table:table-cell>
            <table:table-cell table:style-name="ce3" office:value-type="string">
              <text:p>calendrier</text:p>
            </table:table-cell>
            <table:table-cell table:style-name="ce3" office:value-type="string">
              <text:p>calendario</text:p>
            </table:table-cell>
            <table:table-cell table:style-name="ce22" office:value-type="string">
              <text:p>tola</text:p>
            </table:table-cell>
            <table:table-cell table:style-name="ce33" office:value-type="string">
              <text:p>calendar</text:p>
            </table:table-cell>
            <table:table-cell table:formula="of:=VLOOKUP([.G348];[MAJ.A$1:MAJ.B$975];2;0)" office:value-type="string" office:string-value="cake">
              <text:p>cak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1">
              <text:p>351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detri</text:p>
            </table:table-cell>
            <table:table-cell table:style-name="ce3" office:value-type="string">
              <text:p>(fecha)</text:p>
            </table:table-cell>
            <table:table-cell table:style-name="ce3" office:value-type="string">
              <text:p>(Date)</text:p>
            </table:table-cell>
            <table:table-cell table:style-name="ce3" office:value-type="string">
              <text:p>(Data)</text:p>
            </table:table-cell>
            <table:table-cell table:style-name="ce22" office:value-type="string">
              <text:p>data</text:p>
            </table:table-cell>
            <table:table-cell table:style-name="ce33" office:value-type="string">
              <text:p>date</text:p>
            </table:table-cell>
            <table:table-cell table:formula="of:=VLOOKUP([.G349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2">
              <text:p>352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jeftu</text:p>
            </table:table-cell>
            <table:table-cell table:style-name="ce3" office:value-type="string">
              <text:p>(semana)</text:p>
            </table:table-cell>
            <table:table-cell table:style-name="ce3" office:value-type="string">
              <text:p>(la semaine)</text:p>
            </table:table-cell>
            <table:table-cell table:style-name="ce3" office:value-type="string">
              <text:p>(settimana)</text:p>
            </table:table-cell>
            <table:table-cell table:style-name="ce22" office:value-type="string">
              <text:p>xeka</text:p>
            </table:table-cell>
            <table:table-cell table:style-name="ce33" office:value-type="string">
              <text:p>week</text:p>
            </table:table-cell>
            <table:table-cell table:formula="of:=VLOOKUP([.G350];[MAJ.A$1:MAJ.B$975];2;0)" office:value-type="string" office:string-value="week">
              <text:p>wee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3">
              <text:p>353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masti</text:p>
            </table:table-cell>
            <table:table-cell table:style-name="ce3" office:value-type="string">
              <text:p>(mes)</text:p>
            </table:table-cell>
            <table:table-cell table:style-name="ce3" office:value-type="string">
              <text:p>(mois)</text:p>
            </table:table-cell>
            <table:table-cell table:style-name="ce3" office:value-type="string">
              <text:p>(mese)</text:p>
            </table:table-cell>
            <table:table-cell table:style-name="ce22" office:value-type="string">
              <text:p>luna</text:p>
            </table:table-cell>
            <table:table-cell table:style-name="ce33" office:value-type="string">
              <text:p>month</text:p>
            </table:table-cell>
            <table:table-cell table:formula="of:=VLOOKUP([.G351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4">
              <text:p>354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nanca</text:p>
            </table:table-cell>
            <table:table-cell table:style-name="ce3" office:value-type="string">
              <text:p>(año)</text:p>
            </table:table-cell>
            <table:table-cell table:style-name="ce3" office:value-type="string">
              <text:p>(année)</text:p>
            </table:table-cell>
            <table:table-cell table:style-name="ce3" office:value-type="string">
              <text:p>(anno)</text:p>
            </table:table-cell>
            <table:table-cell table:style-name="ce22" office:value-type="string">
              <text:p>anoa</text:p>
            </table:table-cell>
            <table:table-cell table:style-name="ce33" office:value-type="string">
              <text:p>year</text:p>
            </table:table-cell>
            <table:table-cell table:formula="of:=VLOOKUP([.G352];[MAJ.A$1:MAJ.B$975];2;0)" office:value-type="string" office:string-value="year">
              <text:p>ye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5">
              <text:p>355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edra</text:p>
            </table:table-cell>
            <table:table-cell table:style-name="ce3" office:value-type="string">
              <text:p>(era)</text:p>
            </table:table-cell>
            <table:table-cell table:style-name="ce3" office:value-type="string">
              <text:p>(ère)</text:p>
            </table:table-cell>
            <table:table-cell table:style-name="ce3" office:value-type="string">
              <text:p>(era)</text:p>
            </table:table-cell>
            <table:table-cell table:style-name="ce22" office:value-type="string">
              <text:p>era</text:p>
            </table:table-cell>
            <table:table-cell table:style-name="ce33" office:value-type="string">
              <text:p>era</text:p>
            </table:table-cell>
            <table:table-cell table:formula="of:=VLOOKUP([.G353];[MAJ.A$1:MAJ.B$975];2;0)" office:value-type="string" office:string-value="era">
              <text:p>er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6">
              <text:p>356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itsi</text:p>
            </table:table-cell>
            <table:table-cell table:style-name="ce3" office:value-type="string">
              <text:p>(temporada)</text:p>
            </table:table-cell>
            <table:table-cell table:style-name="ce3" office:value-type="string">
              <text:p>(saison)</text:p>
            </table:table-cell>
            <table:table-cell table:style-name="ce3" office:value-type="string">
              <text:p>(stagione)</text:p>
            </table:table-cell>
            <table:table-cell table:style-name="ce22" office:value-type="string">
              <text:p>siza</text:p>
            </table:table-cell>
            <table:table-cell table:style-name="ce33" office:value-type="string">
              <text:p>season</text:p>
            </table:table-cell>
            <table:table-cell table:formula="of:=VLOOKUP([.G354];[MAJ.A$1:MAJ.B$975];2;0)" office:value-type="string" office:string-value="season">
              <text:p>seas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7">
              <text:p>357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dunra</text:p>
            </table:table-cell>
            <table:table-cell table:style-name="ce3" office:value-type="string">
              <text:p>(invierno)</text:p>
            </table:table-cell>
            <table:table-cell table:style-name="ce3" office:value-type="string">
              <text:p>(l'hiver)</text:p>
            </table:table-cell>
            <table:table-cell table:style-name="ce3" office:value-type="string">
              <text:p>(inverno)</text:p>
            </table:table-cell>
            <table:table-cell table:style-name="ce22" office:value-type="string">
              <text:p>hiva</text:p>
            </table:table-cell>
            <table:table-cell table:style-name="ce33" office:value-type="string">
              <text:p>winter</text:p>
            </table:table-cell>
            <table:table-cell table:formula="of:=VLOOKUP([.G355];[MAJ.A$1:MAJ.B$975];2;0)" office:value-type="string" office:string-value="winter">
              <text:p>wint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8">
              <text:p>358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vensa</text:p>
            </table:table-cell>
            <table:table-cell table:style-name="ce3" office:value-type="string">
              <text:p>(primavera "vernal")</text:p>
            </table:table-cell>
            <table:table-cell table:style-name="ce3" office:value-type="string">
              <text:p>(printemps ‘vernal’)</text:p>
            </table:table-cell>
            <table:table-cell table:style-name="ce3" office:value-type="string">
              <text:p>(primavera "primaverile")</text:p>
            </table:table-cell>
            <table:table-cell table:style-name="ce22" office:value-type="string">
              <text:p>piva</text:p>
            </table:table-cell>
            <table:table-cell table:style-name="ce33" office:value-type="string">
              <text:p>spring ‘vernal’</text:p>
            </table:table-cell>
            <table:table-cell table:formula="of:=VLOOKUP([.G356];[MAJ.A$1:MAJ.B$975];2;0)" office:value-type="string" office:string-value="spring ‘vernal’">
              <text:p>spring ‘vern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9">
              <text:p>359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risa</text:p>
            </table:table-cell>
            <table:table-cell table:style-name="ce3" office:value-type="string">
              <text:p>(verano)</text:p>
            </table:table-cell>
            <table:table-cell table:style-name="ce3" office:value-type="string">
              <text:p>(été)</text:p>
            </table:table-cell>
            <table:table-cell table:style-name="ce3" office:value-type="string">
              <text:p>(estate)</text:p>
            </table:table-cell>
            <table:table-cell table:style-name="ce22" office:value-type="string">
              <text:p>vera</text:p>
            </table:table-cell>
            <table:table-cell table:style-name="ce33" office:value-type="string">
              <text:p>summer</text:p>
            </table:table-cell>
            <table:table-cell table:formula="of:=VLOOKUP([.G357];[MAJ.A$1:MAJ.B$975];2;0)" office:value-type="string" office:string-value="summer">
              <text:p>summ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0">
              <text:p>360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ritu</text:p>
            </table:table-cell>
            <table:table-cell table:style-name="ce3" office:value-type="string">
              <text:p>(otoño)</text:p>
            </table:table-cell>
            <table:table-cell table:style-name="ce3" office:value-type="string">
              <text:p>(l'automne)</text:p>
            </table:table-cell>
            <table:table-cell table:style-name="ce3" office:value-type="string">
              <text:p>(autunno)</text:p>
            </table:table-cell>
            <table:table-cell table:style-name="ce22" office:value-type="string">
              <text:p>tona</text:p>
            </table:table-cell>
            <table:table-cell table:style-name="ce33" office:value-type="string">
              <text:p>autumn</text:p>
            </table:table-cell>
            <table:table-cell table:formula="of:=VLOOKUP([.G358];[MAJ.A$1:MAJ.B$975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1">
              <text:p>361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**4.3</text:p>
            </table:table-cell>
            <table:table-cell table:style-name="ce3" office:value-type="string">
              <text:p>reloj</text:p>
            </table:table-cell>
            <table:table-cell table:style-name="ce3" office:value-type="string">
              <text:p>l'horloge</text:p>
            </table:table-cell>
            <table:table-cell table:style-name="ce3" office:value-type="string">
              <text:p>orologio</text:p>
            </table:table-cell>
            <table:table-cell table:style-name="ce22" office:value-type="string">
              <text:p>roja</text:p>
            </table:table-cell>
            <table:table-cell table:style-name="ce33" office:value-type="string">
              <text:p>clock</text:p>
            </table:table-cell>
            <table:table-cell table:formula="of:=VLOOKUP([.G359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2">
              <text:p>362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junla</text:p>
            </table:table-cell>
            <table:table-cell table:style-name="ce3" office:value-type="string">
              <text:p>(reloj)</text:p>
            </table:table-cell>
            <table:table-cell table:style-name="ce3" office:value-type="string">
              <text:p>(l'horloge)</text:p>
            </table:table-cell>
            <table:table-cell table:style-name="ce3" office:value-type="string">
              <text:p>(orologio)</text:p>
            </table:table-cell>
            <table:table-cell table:style-name="ce22" office:value-type="string">
              <text:p>roja</text:p>
            </table:table-cell>
            <table:table-cell table:style-name="ce33" office:value-type="string">
              <text:p>clock</text:p>
            </table:table-cell>
            <table:table-cell table:formula="of:=VLOOKUP([.G360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3">
              <text:p>363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tcika</text:p>
            </table:table-cell>
            <table:table-cell table:style-name="ce3" office:value-type="string">
              <text:p>(hora del día)</text:p>
            </table:table-cell>
            <table:table-cell table:style-name="ce3" office:value-type="string">
              <text:p>(moment de la journée)</text:p>
            </table:table-cell>
            <table:table-cell table:style-name="ce3" office:value-type="string">
              <text:p>(ora del giorno)</text:p>
            </table:table-cell>
            <table:table-cell table:style-name="ce22" office:value-type="string">
              <text:p>hora</text:p>
            </table:table-cell>
            <table:table-cell table:style-name="ce33" office:value-type="string">
              <text:p>time of day</text:p>
            </table:table-cell>
            <table:table-cell table:formula="of:=VLOOKUP([.G361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4">
              <text:p>364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cacra</text:p>
            </table:table-cell>
            <table:table-cell table:style-name="ce3" office:value-type="string">
              <text:p>(hora)</text:p>
            </table:table-cell>
            <table:table-cell table:style-name="ce3" office:value-type="string">
              <text:p>(heure)</text:p>
            </table:table-cell>
            <table:table-cell table:style-name="ce3" office:value-type="string">
              <text:p>(ora)</text:p>
            </table:table-cell>
            <table:table-cell table:style-name="ce22" office:value-type="string">
              <text:p>hora</text:p>
            </table:table-cell>
            <table:table-cell table:style-name="ce33" office:value-type="string">
              <text:p>hour</text:p>
            </table:table-cell>
            <table:table-cell table:formula="of:=VLOOKUP([.G362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5">
              <text:p>365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mentu</text:p>
            </table:table-cell>
            <table:table-cell table:style-name="ce3" office:value-type="string">
              <text:p>(minuto)</text:p>
            </table:table-cell>
            <table:table-cell table:style-name="ce3" office:value-type="string">
              <text:p>(minute)</text:p>
            </table:table-cell>
            <table:table-cell table:style-name="ce3" office:value-type="string">
              <text:p>(Minuto)</text:p>
            </table:table-cell>
            <table:table-cell table:style-name="ce22" office:value-type="string">
              <text:p>mina</text:p>
            </table:table-cell>
            <table:table-cell table:style-name="ce33" office:value-type="string">
              <text:p>minute</text:p>
            </table:table-cell>
            <table:table-cell table:formula="of:=VLOOKUP([.G363];[MAJ.A$1:MAJ.B$975];2;0)" office:value-type="string" office:string-value="minute">
              <text:p>minu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6">
              <text:p>366</text:p>
            </table:table-cell>
            <table:table-cell table:style-name="ce3" office:value-type="float" office:value="4">
              <text:p>4</text:p>
            </table:table-cell>
            <table:table-cell table:style-name="ce10" office:value-type="string">
              <text:p>snidu</text:p>
            </table:table-cell>
            <table:table-cell table:style-name="ce3" office:value-type="string">
              <text:p>(segundo)</text:p>
            </table:table-cell>
            <table:table-cell table:style-name="ce3" office:value-type="string">
              <text:p>(seconde)</text:p>
            </table:table-cell>
            <table:table-cell table:style-name="ce3" office:value-type="string">
              <text:p>(secondo)</text:p>
            </table:table-cell>
            <table:table-cell table:style-name="ce22" office:value-type="string">
              <text:p>soda</text:p>
            </table:table-cell>
            <table:table-cell table:style-name="ce33" office:value-type="string">
              <text:p>second</text:p>
            </table:table-cell>
            <table:table-cell table:formula="of:=VLOOKUP([.G364];[MAJ.A$1:MAJ.B$975];2;0)" office:value-type="string" office:string-value="second">
              <text:p>second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367">
            <text:p>367</text:p>
          </table:table-cell>
          <table:table-cell table:style-name="ce2" office:value-type="float" office:value="5">
            <text:p>5</text:p>
          </table:table-cell>
          <table:table-cell table:style-name="ce11" office:value-type="string">
            <text:p># 5</text:p>
          </table:table-cell>
          <table:table-cell table:style-name="ce2" office:value-type="string">
            <text:p>Procesos</text:p>
          </table:table-cell>
          <table:table-cell table:style-name="ce2" office:value-type="string">
            <text:p>les processus</text:p>
          </table:table-cell>
          <table:table-cell table:style-name="ce2" office:value-type="string">
            <text:p>processi</text:p>
          </table:table-cell>
          <table:table-cell table:style-name="ce2" office:value-type="string">
            <text:p>piceso</text:p>
          </table:table-cell>
          <table:table-cell table:style-name="ce2" office:value-type="string">
            <text:p>processes</text:p>
          </table:table-cell>
          <table:table-cell table:style-name="ce2" table:formula="of:=VLOOKUP([.G365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368">
              <text:p>36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ruce</text:p>
            </table:table-cell>
            <table:table-cell table:style-name="ce3" office:value-type="string">
              <text:p>(proceso)</text:p>
            </table:table-cell>
            <table:table-cell table:style-name="ce3" office:value-type="string">
              <text:p>(processus)</text:p>
            </table:table-cell>
            <table:table-cell table:style-name="ce3" office:value-type="string">
              <text:p>(processi)</text:p>
            </table:table-cell>
            <table:table-cell table:style-name="ce22" office:value-type="string">
              <text:p>cesa</text:p>
            </table:table-cell>
            <table:table-cell table:style-name="ce33" office:value-type="string">
              <text:p>process</text:p>
            </table:table-cell>
            <table:table-cell table:formula="of:=VLOOKUP([.G366];[MAJ.A$1:MAJ.B$975];2;0)" office:value-type="string" office:string-value="process">
              <text:p>proce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9">
              <text:p>36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snu</text:p>
            </table:table-cell>
            <table:table-cell table:style-name="ce3" office:value-type="string">
              <text:p>(evento "suceder")</text:p>
            </table:table-cell>
            <table:table-cell table:style-name="ce3" office:value-type="string">
              <text:p>(événement 'arrive')</text:p>
            </table:table-cell>
            <table:table-cell table:style-name="ce3" office:value-type="string">
              <text:p>(evento "succede")</text:p>
            </table:table-cell>
            <table:table-cell table:style-name="ce22" office:value-type="string">
              <text:p>suca</text:p>
            </table:table-cell>
            <table:table-cell table:style-name="ce33" office:value-type="string">
              <text:p>event ‘happen’</text:p>
            </table:table-cell>
            <table:table-cell table:formula="of:=VLOOKUP([.G367];[MAJ.A$1:MAJ.B$975];2;0)" office:value-type="string" office:string-value="event ‘happen’">
              <text:p>event ‘happe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0">
              <text:p>37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tcini</text:p>
            </table:table-cell>
            <table:table-cell table:style-name="ce3" office:value-type="string">
              <text:p>(situación "estado")</text:p>
            </table:table-cell>
            <table:table-cell table:style-name="ce3" office:value-type="string">
              <text:p>(situation ‘state’)</text:p>
            </table:table-cell>
            <table:table-cell table:style-name="ce3" office:value-type="string">
              <text:p>(situazione "stato")</text:p>
            </table:table-cell>
            <table:table-cell table:style-name="ce22" office:value-type="string">
              <text:p>tisa</text:p>
            </table:table-cell>
            <table:table-cell table:style-name="ce33" office:value-type="string">
              <text:p>situation ‘state’</text:p>
            </table:table-cell>
            <table:table-cell table:formula="of:=VLOOKUP([.G368];[MAJ.A$1:MAJ.B$975];2;0)" office:value-type="string" office:string-value="situation ‘state’">
              <text:p>situation ‘stat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1">
              <text:p>37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tarti</text:p>
            </table:table-cell>
            <table:table-cell table:style-name="ce3" office:value-type="string">
              <text:p>(comportarse)</text:p>
            </table:table-cell>
            <table:table-cell table:style-name="ce3" office:value-type="string">
              <text:p>(se comporter)</text:p>
            </table:table-cell>
            <table:table-cell table:style-name="ce3" office:value-type="string">
              <text:p>(comportarsi)</text:p>
            </table:table-cell>
            <table:table-cell table:style-name="ce22" office:value-type="string">
              <text:p>copu</text:p>
            </table:table-cell>
            <table:table-cell table:style-name="ce33" office:value-type="string">
              <text:p>behave</text:p>
            </table:table-cell>
            <table:table-cell table:formula="of:=VLOOKUP([.G369];[MAJ.A$1:MAJ.B$975];2;0)" office:value-type="string" office:string-value="behave">
              <text:p>beha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2">
              <text:p>37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lifri</text:p>
            </table:table-cell>
            <table:table-cell table:style-name="ce3" office:value-type="string">
              <text:p>(experiencia de vida')</text:p>
            </table:table-cell>
            <table:table-cell table:style-name="ce3" office:value-type="string">
              <text:p>(l'expérience de vie')</text:p>
            </table:table-cell>
            <table:table-cell table:style-name="ce3" office:value-type="string">
              <text:p>(esperienza "vita")</text:p>
            </table:table-cell>
            <table:table-cell table:style-name="ce22" office:value-type="string">
              <text:p>expa</text:p>
            </table:table-cell>
            <table:table-cell table:style-name="ce33" office:value-type="string">
              <text:p>experience ‘life’</text:p>
            </table:table-cell>
            <table:table-cell table:formula="of:=VLOOKUP([.G370];[MAJ.A$1:MAJ.B$975];2;0)" office:value-type="string" office:string-value="experience ‘life’">
              <text:p>experience ‘lif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3">
              <text:p>37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bapli</text:p>
            </table:table-cell>
            <table:table-cell table:style-name="ce3" office:value-type="string">
              <text:p>(fuerza "obligar")</text:p>
            </table:table-cell>
            <table:table-cell table:style-name="ce3" office:value-type="string">
              <text:p>(force 'obliger')</text:p>
            </table:table-cell>
            <table:table-cell table:style-name="ce3" office:value-type="string">
              <text:p>(forza "costringi")</text:p>
            </table:table-cell>
            <table:table-cell table:style-name="ce22" office:value-type="string">
              <text:p>foza</text:p>
            </table:table-cell>
            <table:table-cell table:style-name="ce33" office:value-type="string">
              <text:p>force ‘compel’</text:p>
            </table:table-cell>
            <table:table-cell table:formula="of:=VLOOKUP([.G371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4">
              <text:p>37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fari</text:p>
            </table:table-cell>
            <table:table-cell table:style-name="ce3" office:value-type="string">
              <text:p>(iniciado)</text:p>
            </table:table-cell>
            <table:table-cell table:style-name="ce3" office:value-type="string">
              <text:p>(lancer)</text:p>
            </table:table-cell>
            <table:table-cell table:style-name="ce3" office:value-type="string">
              <text:p>(iniziato)</text:p>
            </table:table-cell>
            <table:table-cell table:style-name="ce22" office:value-type="string">
              <text:p>nizo</text:p>
            </table:table-cell>
            <table:table-cell table:style-name="ce33" office:value-type="string">
              <text:p>initiate</text:p>
            </table:table-cell>
            <table:table-cell table:formula="of:=VLOOKUP([.G372];[MAJ.A$1:MAJ.B$975];2;0)" office:value-type="string" office:string-value="initiate">
              <text:p>initia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5">
              <text:p>37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anji</text:p>
            </table:table-cell>
            <table:table-cell table:style-name="ce3" office:value-type="string">
              <text:p>(Hacer continuación)</text:p>
            </table:table-cell>
            <table:table-cell table:style-name="ce3" office:value-type="string">
              <text:p>(Continuez)</text:p>
            </table:table-cell>
            <table:table-cell table:style-name="ce3" office:value-type="string">
              <text:p>(Continua)</text:p>
            </table:table-cell>
            <table:table-cell table:style-name="ce22" office:value-type="string">
              <text:p>cona</text:p>
            </table:table-cell>
            <table:table-cell table:style-name="ce33" office:value-type="string">
              <text:p>continue</text:p>
            </table:table-cell>
            <table:table-cell table:formula="of:=VLOOKUP([.G373];[MAJ.A$1:MAJ.B$975];2;0)" office:value-type="string" office:string-value="continue">
              <text:p>continu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6">
              <text:p>37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nmo</text:p>
            </table:table-cell>
            <table:table-cell table:style-name="ce3" office:value-type="string">
              <text:p>(final ‘final’)</text:p>
            </table:table-cell>
            <table:table-cell table:style-name="ce3" office:value-type="string">
              <text:p>(fin "finale")</text:p>
            </table:table-cell>
            <table:table-cell table:style-name="ce3" office:value-type="string">
              <text:p>(fine "finale")</text:p>
            </table:table-cell>
            <table:table-cell table:style-name="ce22" office:value-type="string">
              <text:p>fino</text:p>
            </table:table-cell>
            <table:table-cell table:style-name="ce33" office:value-type="string">
              <text:p>end ‘final’</text:p>
            </table:table-cell>
            <table:table-cell table:formula="of:=VLOOKUP([.G374];[MAJ.A$1:MAJ.B$975];2;0)" office:value-type="string" office:string-value="final">
              <text:p>fin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7">
              <text:p>37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apli</text:p>
            </table:table-cell>
            <table:table-cell table:style-name="ce3" office:value-type="string">
              <text:p>(repetir)</text:p>
            </table:table-cell>
            <table:table-cell table:style-name="ce3" office:value-type="string">
              <text:p>(répéter)</text:p>
            </table:table-cell>
            <table:table-cell table:style-name="ce3" office:value-type="string">
              <text:p>(ripetere)</text:p>
            </table:table-cell>
            <table:table-cell table:style-name="ce22" office:value-type="string">
              <text:p>repu</text:p>
            </table:table-cell>
            <table:table-cell table:style-name="ce33" office:value-type="string">
              <text:p>repeat</text:p>
            </table:table-cell>
            <table:table-cell table:formula="of:=VLOOKUP([.G375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8">
              <text:p>37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ansa</text:p>
            </table:table-cell>
            <table:table-cell table:style-name="ce3" office:value-type="string">
              <text:p>(con "acompañar")</text:p>
            </table:table-cell>
            <table:table-cell table:style-name="ce3" office:value-type="string">
              <text:p>(avec 'accompagne')</text:p>
            </table:table-cell>
            <table:table-cell table:style-name="ce3" office:value-type="string">
              <text:p>(con "accompagnare")</text:p>
            </table:table-cell>
            <table:table-cell table:style-name="ce22" office:value-type="string">
              <text:p>kon</text:p>
            </table:table-cell>
            <table:table-cell table:style-name="ce33" office:value-type="string">
              <text:p>with ‘accompany’</text:p>
            </table:table-cell>
            <table:table-cell table:formula="of:=VLOOKUP([.G376];[MAJ.A$1:MAJ.B$975];2;0)" office:value-type="string" office:string-value="with">
              <text:p>wit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9">
              <text:p>37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umki</text:p>
            </table:table-cell>
            <table:table-cell table:style-name="ce3" office:value-type="string">
              <text:p>(posible "tal vez")</text:p>
            </table:table-cell>
            <table:table-cell table:style-name="ce3" office:value-type="string">
              <text:p>(possible ‘peut-être’)</text:p>
            </table:table-cell>
            <table:table-cell table:style-name="ce3" office:value-type="string">
              <text:p>(possibile "forse")</text:p>
            </table:table-cell>
            <table:table-cell table:style-name="ce22" office:value-type="string">
              <text:p>poso</text:p>
            </table:table-cell>
            <table:table-cell table:style-name="ce33" office:value-type="string">
              <text:p>possible ‘maybe’</text:p>
            </table:table-cell>
            <table:table-cell table:formula="of:=VLOOKUP([.G377];[MAJ.A$1:MAJ.B$975];2;0)" office:value-type="string" office:string-value="possible">
              <text:p>possib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0">
              <text:p>38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lakne</text:p>
            </table:table-cell>
            <table:table-cell table:style-name="ce3" office:value-type="string">
              <text:p>(probable "probable")</text:p>
            </table:table-cell>
            <table:table-cell table:style-name="ce3" office:value-type="string">
              <text:p>(probable ‘probable’)</text:p>
            </table:table-cell>
            <table:table-cell table:style-name="ce3" office:value-type="string">
              <text:p>(probabile "probabile")</text:p>
            </table:table-cell>
            <table:table-cell table:style-name="ce22" office:value-type="string">
              <text:p>viso</text:p>
            </table:table-cell>
            <table:table-cell table:style-name="ce33" office:value-type="string">
              <text:p>probable ‘likely’</text:p>
            </table:table-cell>
            <table:table-cell table:formula="of:=VLOOKUP([.G378];[MAJ.A$1:MAJ.B$975];2;0)" office:value-type="string" office:string-value="likely">
              <text:p>likel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1">
              <text:p>38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nta</text:p>
            </table:table-cell>
            <table:table-cell table:style-name="ce3" office:value-type="string">
              <text:p>(evitar)</text:p>
            </table:table-cell>
            <table:table-cell table:style-name="ce3" office:value-type="string">
              <text:p>(prévenir)</text:p>
            </table:table-cell>
            <table:table-cell table:style-name="ce3" office:value-type="string">
              <text:p>(impedire)</text:p>
            </table:table-cell>
            <table:table-cell table:style-name="ce22" office:value-type="string">
              <text:p>pidu</text:p>
            </table:table-cell>
            <table:table-cell table:style-name="ce33" office:value-type="string">
              <text:p>prevent</text:p>
            </table:table-cell>
            <table:table-cell table:formula="of:=VLOOKUP([.G379];[MAJ.A$1:MAJ.B$975];2;0)" office:value-type="string" office:string-value="prevent">
              <text:p>prev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2">
              <text:p>38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binxo</text:p>
            </table:table-cell>
            <table:table-cell table:style-name="ce3" office:value-type="string">
              <text:p>(volverse)</text:p>
            </table:table-cell>
            <table:table-cell table:style-name="ce3" office:value-type="string">
              <text:p>(devenir)</text:p>
            </table:table-cell>
            <table:table-cell table:style-name="ce3" office:value-type="string">
              <text:p>(diventare)</text:p>
            </table:table-cell>
            <table:table-cell table:style-name="ce22" office:value-type="string">
              <text:p>divu</text:p>
            </table:table-cell>
            <table:table-cell table:style-name="ce33" office:value-type="string">
              <text:p>become</text:p>
            </table:table-cell>
            <table:table-cell table:formula="of:=VLOOKUP([.G380];[MAJ.A$1:MAJ.B$975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3">
              <text:p>38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anci</text:p>
            </table:table-cell>
            <table:table-cell table:style-name="ce3" office:value-type="string">
              <text:p>(desaparecer)</text:p>
            </table:table-cell>
            <table:table-cell table:style-name="ce3" office:value-type="string">
              <text:p>(disparaître)</text:p>
            </table:table-cell>
            <table:table-cell table:style-name="ce3" office:value-type="string">
              <text:p>(Vanish)</text:p>
            </table:table-cell>
            <table:table-cell table:style-name="ce22" office:value-type="string">
              <text:p>vanu</text:p>
            </table:table-cell>
            <table:table-cell table:style-name="ce33" office:value-type="string">
              <text:p>vanish</text:p>
            </table:table-cell>
            <table:table-cell table:formula="of:=VLOOKUP([.G381];[MAJ.A$1:MAJ.B$975];2;0)" office:value-type="string" office:string-value="vanish">
              <text:p>vanis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4">
              <text:p>38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rvi</text:p>
            </table:table-cell>
            <table:table-cell table:style-name="ce3" office:value-type="string">
              <text:p>(desarrollar "evolucionar")</text:p>
            </table:table-cell>
            <table:table-cell table:style-name="ce3" office:value-type="string">
              <text:p>(développer «évoluer»)</text:p>
            </table:table-cell>
            <table:table-cell table:style-name="ce3" office:value-type="string">
              <text:p>(sviluppa "evolve")</text:p>
            </table:table-cell>
            <table:table-cell table:style-name="ce22" office:value-type="string">
              <text:p>vilu</text:p>
            </table:table-cell>
            <table:table-cell table:style-name="ce33" office:value-type="string">
              <text:p>develop ‘evolve’</text:p>
            </table:table-cell>
            <table:table-cell table:formula="of:=VLOOKUP([.G382];[MAJ.A$1:MAJ.B$975];2;0)" office:value-type="string" office:string-value="develop ‘evolve’">
              <text:p>develop ‘evolv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5">
              <text:p>38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afne</text:p>
            </table:table-cell>
            <table:table-cell table:style-name="ce3" office:value-type="string">
              <text:p>(a menudo)</text:p>
            </table:table-cell>
            <table:table-cell table:style-name="ce3" office:value-type="string">
              <text:p>(souvent)</text:p>
            </table:table-cell>
            <table:table-cell table:style-name="ce3" office:value-type="string">
              <text:p>(spesso)</text:p>
            </table:table-cell>
            <table:table-cell table:style-name="ce22" office:value-type="string">
              <text:p>suvo</text:p>
            </table:table-cell>
            <table:table-cell table:style-name="ce33" office:value-type="string">
              <text:p>often</text:p>
            </table:table-cell>
            <table:table-cell table:formula="of:=VLOOKUP([.G383];[MAJ.A$1:MAJ.B$975];2;0)" office:value-type="string" office:string-value="often">
              <text:p>oft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6">
              <text:p>38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ikni</text:p>
            </table:table-cell>
            <table:table-cell table:style-name="ce3" office:value-type="string">
              <text:p>("cíclico" normal)</text:p>
            </table:table-cell>
            <table:table-cell table:style-name="ce3" office:value-type="string">
              <text:p>(cyclique régulier)</text:p>
            </table:table-cell>
            <table:table-cell table:style-name="ce3" office:value-type="string">
              <text:p>(regolare "ciclico")</text:p>
            </table:table-cell>
            <table:table-cell table:style-name="ce22" office:value-type="string">
              <text:p>ceko</text:p>
            </table:table-cell>
            <table:table-cell table:style-name="ce33" office:value-type="string">
              <text:p>regular ‘cyclical’</text:p>
            </table:table-cell>
            <table:table-cell table:formula="of:=VLOOKUP([.G384];[MAJ.A$1:MAJ.B$975];2;0)" office:value-type="string" office:string-value="regular ‘cyclical’">
              <text:p>regular ‘cyclic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7">
              <text:p>38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vitci</text:p>
            </table:table-cell>
            <table:table-cell table:style-name="ce3" office:value-type="string">
              <text:p>("intermitente" irregular)</text:p>
            </table:table-cell>
            <table:table-cell table:style-name="ce3" office:value-type="string">
              <text:p>(irrégulier ‘intermittent’)</text:p>
            </table:table-cell>
            <table:table-cell table:style-name="ce3" office:value-type="string">
              <text:p>("intermittente" irregolare)</text:p>
            </table:table-cell>
            <table:table-cell table:style-name="ce22" office:value-type="string">
              <text:p>urgo</text:p>
            </table:table-cell>
            <table:table-cell table:style-name="ce33" office:value-type="string">
              <text:p>irregular ‘intermittent’</text:p>
            </table:table-cell>
            <table:table-cell table:formula="of:=VLOOKUP([.G385];[MAJ.A$1:MAJ.B$975];2;0)" office:value-type="string" office:string-value="irregular ‘intermittent’">
              <text:p>irregular ‘intermitt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8">
              <text:p>38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imna</text:p>
            </table:table-cell>
            <table:table-cell table:style-name="ce3" office:value-type="string">
              <text:p>(destino "fatalidad")</text:p>
            </table:table-cell>
            <table:table-cell table:style-name="ce3" office:value-type="string">
              <text:p>(destin 'destin')</text:p>
            </table:table-cell>
            <table:table-cell table:style-name="ce3" office:value-type="string">
              <text:p>(destino "sventura")</text:p>
            </table:table-cell>
            <table:table-cell table:style-name="ce22" office:value-type="string">
              <text:p>feta</text:p>
            </table:table-cell>
            <table:table-cell table:style-name="ce33" office:value-type="string">
              <text:p>fate ‘doom’</text:p>
            </table:table-cell>
            <table:table-cell table:formula="of:=VLOOKUP([.G386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9">
              <text:p>38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xaksu</text:p>
            </table:table-cell>
            <table:table-cell table:style-name="ce3" office:value-type="string">
              <text:p>(úsalo)</text:p>
            </table:table-cell>
            <table:table-cell table:style-name="ce3" office:value-type="string">
              <text:p>(épuiser)</text:p>
            </table:table-cell>
            <table:table-cell table:style-name="ce3" office:value-type="string">
              <text:p>(esaurimento)</text:p>
            </table:table-cell>
            <table:table-cell table:style-name="ce22" office:value-type="string">
              <text:p>puzo</text:p>
            </table:table-cell>
            <table:table-cell table:style-name="ce33" office:value-type="string">
              <text:p>use up</text:p>
            </table:table-cell>
            <table:table-cell table:formula="of:=VLOOKUP([.G387];[MAJ.A$1:MAJ.B$975];2;0)" office:value-type="string" office:string-value="use up">
              <text:p>use up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0">
              <text:p>39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esti</text:p>
            </table:table-cell>
            <table:table-cell table:style-name="ce3" office:value-type="string">
              <text:p>(residuos)</text:p>
            </table:table-cell>
            <table:table-cell table:style-name="ce3" office:value-type="string">
              <text:p>(gaspillage)</text:p>
            </table:table-cell>
            <table:table-cell table:style-name="ce3" office:value-type="string">
              <text:p>(rifiuto)</text:p>
            </table:table-cell>
            <table:table-cell table:style-name="ce22" office:value-type="string">
              <text:p>sida</text:p>
            </table:table-cell>
            <table:table-cell table:style-name="ce33" office:value-type="string">
              <text:p>waste</text:p>
            </table:table-cell>
            <table:table-cell table:formula="of:=VLOOKUP([.G388];[MAJ.A$1:MAJ.B$975];2;0)" office:value-type="string" office:string-value="waste">
              <text:p>was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1">
              <text:p>39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refu</text:p>
            </table:table-cell>
            <table:table-cell table:style-name="ce3" office:value-type="string">
              <text:p>(repetirse)</text:p>
            </table:table-cell>
            <table:table-cell table:style-name="ce3" office:value-type="string">
              <text:p>(se reproduire)</text:p>
            </table:table-cell>
            <table:table-cell table:style-name="ce3" office:value-type="string">
              <text:p>(Recur)</text:p>
            </table:table-cell>
            <table:table-cell table:style-name="ce22" office:value-type="string">
              <text:p>repu</text:p>
            </table:table-cell>
            <table:table-cell table:style-name="ce33" office:value-type="string">
              <text:p>recur</text:p>
            </table:table-cell>
            <table:table-cell table:formula="of:=VLOOKUP([.G389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2">
              <text:p>39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arna</text:p>
            </table:table-cell>
            <table:table-cell table:style-name="ce3" office:value-type="string">
              <text:p>(natural)</text:p>
            </table:table-cell>
            <table:table-cell table:style-name="ce3" office:value-type="string">
              <text:p>(Naturel)</text:p>
            </table:table-cell>
            <table:table-cell table:style-name="ce3" office:value-type="string">
              <text:p>(naturale)</text:p>
            </table:table-cell>
            <table:table-cell table:style-name="ce22" office:value-type="string">
              <text:p>naro</text:p>
            </table:table-cell>
            <table:table-cell table:style-name="ce33" office:value-type="string">
              <text:p>natural</text:p>
            </table:table-cell>
            <table:table-cell table:formula="of:=VLOOKUP([.G390];[MAJ.A$1:MAJ.B$975];2;0)" office:value-type="string" office:string-value="natural">
              <text:p>natur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3">
              <text:p>39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envi</text:p>
            </table:table-cell>
            <table:table-cell table:style-name="ce3" office:value-type="string">
              <text:p>(sobrevivir)</text:p>
            </table:table-cell>
            <table:table-cell table:style-name="ce3" office:value-type="string">
              <text:p>(survivre)</text:p>
            </table:table-cell>
            <table:table-cell table:style-name="ce3" office:value-type="string">
              <text:p>(sopravvivere)</text:p>
            </table:table-cell>
            <table:table-cell table:style-name="ce22" office:value-type="string">
              <text:p>soru</text:p>
            </table:table-cell>
            <table:table-cell table:style-name="ce33" office:value-type="string">
              <text:p>survive</text:p>
            </table:table-cell>
            <table:table-cell table:formula="of:=VLOOKUP([.G391];[MAJ.A$1:MAJ.B$975];2;0)" office:value-type="string" office:string-value="survive">
              <text:p>survi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4">
              <text:p>39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ilti</text:p>
            </table:table-cell>
            <table:table-cell table:style-name="ce3" office:value-type="string">
              <text:p>(ritmo)</text:p>
            </table:table-cell>
            <table:table-cell table:style-name="ce3" office:value-type="string">
              <text:p>(rythme)</text:p>
            </table:table-cell>
            <table:table-cell table:style-name="ce3" office:value-type="string">
              <text:p>(ritmo)</text:p>
            </table:table-cell>
            <table:table-cell table:style-name="ce22" office:value-type="string">
              <text:p>rima</text:p>
            </table:table-cell>
            <table:table-cell table:style-name="ce33" office:value-type="string">
              <text:p>rhythm</text:p>
            </table:table-cell>
            <table:table-cell table:formula="of:=VLOOKUP([.G392];[MAJ.A$1:MAJ.B$975];2;0)" office:value-type="string" office:string-value="rhythm">
              <text:p>rhyth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5">
              <text:p>39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tika</text:p>
            </table:table-cell>
            <table:table-cell table:style-name="ce3" office:value-type="string">
              <text:p>(ajustar)</text:p>
            </table:table-cell>
            <table:table-cell table:style-name="ce3" office:value-type="string">
              <text:p>(régler)</text:p>
            </table:table-cell>
            <table:table-cell table:style-name="ce3" office:value-type="string">
              <text:p>(regolare)</text:p>
            </table:table-cell>
            <table:table-cell table:style-name="ce22" office:value-type="string">
              <text:p>riga</text:p>
            </table:table-cell>
            <table:table-cell table:style-name="ce33" office:value-type="string">
              <text:p>adjust</text:p>
            </table:table-cell>
            <table:table-cell table:formula="of:=VLOOKUP([.G393];[MAJ.A$1:MAJ.B$975];2;0)" office:value-type="string" office:string-value="adjust">
              <text:p>adju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6">
              <text:p>39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uksa</text:p>
            </table:table-cell>
            <table:table-cell table:style-name="ce3" office:value-type="string">
              <text:p>(repentino)</text:p>
            </table:table-cell>
            <table:table-cell table:style-name="ce3" office:value-type="string">
              <text:p>(soudain)</text:p>
            </table:table-cell>
            <table:table-cell table:style-name="ce3" office:value-type="string">
              <text:p>(Improvvisa)</text:p>
            </table:table-cell>
            <table:table-cell table:style-name="ce22" office:value-type="string">
              <text:p>sudo</text:p>
            </table:table-cell>
            <table:table-cell table:style-name="ce33" office:value-type="string">
              <text:p>sudden</text:p>
            </table:table-cell>
            <table:table-cell table:formula="of:=VLOOKUP([.G394];[MAJ.A$1:MAJ.B$975];2;0)" office:value-type="string" office:string-value="sudden">
              <text:p>sudd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7">
              <text:p>39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vitno</text:p>
            </table:table-cell>
            <table:table-cell table:style-name="ce3" office:value-type="string">
              <text:p>(permanente "eterno")</text:p>
            </table:table-cell>
            <table:table-cell table:style-name="ce3" office:value-type="string">
              <text:p>(permanent ‘éternel’)</text:p>
            </table:table-cell>
            <table:table-cell table:style-name="ce3" office:value-type="string">
              <text:p>("eterno" permanente)</text:p>
            </table:table-cell>
            <table:table-cell table:style-name="ce22" office:value-type="string">
              <text:p>pemo</text:p>
            </table:table-cell>
            <table:table-cell table:style-name="ce33" office:value-type="string">
              <text:p>permanent ‘eternal’</text:p>
            </table:table-cell>
            <table:table-cell table:formula="of:=VLOOKUP([.G395];[MAJ.A$1:MAJ.B$975];2;0)" office:value-type="string" office:string-value="permanent ‘eternal’">
              <text:p>permanent ‘etern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**5.1</text:p>
            </table:table-cell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22" office:value-type="string">
              <text:p>quza</text:p>
            </table:table-cell>
            <table:table-cell table:style-name="ce33" office:value-type="string">
              <text:p>causality</text:p>
            </table:table-cell>
            <table:table-cell table:formula="of:=VLOOKUP([.G396];[MAJ.A$1:MAJ.B$975];2;0)" office:value-type="string" office:string-value="causality">
              <text:p>causalit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9">
              <text:p>39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gasnu</text:p>
            </table:table-cell>
            <table:table-cell table:style-name="ce3" office:value-type="string">
              <text:p>(hacer)</text:p>
            </table:table-cell>
            <table:table-cell table:style-name="ce3" office:value-type="string">
              <text:p>(faire)</text:p>
            </table:table-cell>
            <table:table-cell table:style-name="ce3" office:value-type="string">
              <text:p>(fare)</text:p>
            </table:table-cell>
            <table:table-cell table:style-name="ce22" office:value-type="string">
              <text:p>faru</text:p>
            </table:table-cell>
            <table:table-cell table:style-name="ce33" office:value-type="string">
              <text:p>do</text:p>
            </table:table-cell>
            <table:table-cell table:formula="of:=VLOOKUP([.G397];[MAJ.A$1:MAJ.B$975];2;0)" office:value-type="string" office:string-value="do">
              <text:p>do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0">
              <text:p>40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alge</text:p>
            </table:table-cell>
            <table:table-cell table:style-name="ce3" office:value-type="string">
              <text:p>(resultado)</text:p>
            </table:table-cell>
            <table:table-cell table:style-name="ce3" office:value-type="string">
              <text:p>(résultat)</text:p>
            </table:table-cell>
            <table:table-cell table:style-name="ce3" office:value-type="string">
              <text:p>(risultato)</text:p>
            </table:table-cell>
            <table:table-cell table:style-name="ce22" office:value-type="string">
              <text:p>ritu</text:p>
            </table:table-cell>
            <table:table-cell table:style-name="ce33" office:value-type="string">
              <text:p>result</text:p>
            </table:table-cell>
            <table:table-cell table:formula="of:=VLOOKUP([.G398];[MAJ.A$1:MAJ.B$975];2;0)" office:value-type="string" office:string-value="result">
              <text:p>resul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1">
              <text:p>40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rinu</text:p>
            </table:table-cell>
            <table:table-cell table:style-name="ce3" office:value-type="string">
              <text:p>(razón)</text:p>
            </table:table-cell>
            <table:table-cell table:style-name="ce3" office:value-type="string">
              <text:p>(raison)</text:p>
            </table:table-cell>
            <table:table-cell table:style-name="ce3" office:value-type="string">
              <text:p>(Motivo)</text:p>
            </table:table-cell>
            <table:table-cell table:style-name="ce22" office:value-type="string">
              <text:p>reza</text:p>
            </table:table-cell>
            <table:table-cell table:style-name="ce33" office:value-type="string">
              <text:p>reason</text:p>
            </table:table-cell>
            <table:table-cell table:formula="of:=VLOOKUP([.G399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2">
              <text:p>40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mukti</text:p>
            </table:table-cell>
            <table:table-cell table:style-name="ce3" office:value-type="string">
              <text:p>(motivo)</text:p>
            </table:table-cell>
            <table:table-cell table:style-name="ce3" office:value-type="string">
              <text:p>(motif)</text:p>
            </table:table-cell>
            <table:table-cell table:style-name="ce3" office:value-type="string">
              <text:p>(motivo)</text:p>
            </table:table-cell>
            <table:table-cell table:style-name="ce22" office:value-type="string">
              <text:p>reza</text:p>
            </table:table-cell>
            <table:table-cell table:style-name="ce33" office:value-type="string">
              <text:p>motive</text:p>
            </table:table-cell>
            <table:table-cell table:formula="of:=VLOOKUP([.G400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3">
              <text:p>40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nibli</text:p>
            </table:table-cell>
            <table:table-cell table:style-name="ce3" office:value-type="string">
              <text:p>(necesitar)</text:p>
            </table:table-cell>
            <table:table-cell table:style-name="ce3" office:value-type="string">
              <text:p>(nécessiter)</text:p>
            </table:table-cell>
            <table:table-cell table:style-name="ce3" office:value-type="string">
              <text:p>(Necessitate)</text:p>
            </table:table-cell>
            <table:table-cell table:style-name="ce22" office:value-type="string">
              <text:p>neso</text:p>
            </table:table-cell>
            <table:table-cell table:style-name="ce33" office:value-type="string">
              <text:p>necessitate</text:p>
            </table:table-cell>
            <table:table-cell table:formula="of:=VLOOKUP([.G401];[MAJ.A$1:MAJ.B$975];2;0)" office:value-type="string" office:string-value="necessitate">
              <text:p>necessita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4">
              <text:p>40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inka</text:p>
            </table:table-cell>
            <table:table-cell table:style-name="ce3" office:value-type="string">
              <text:p>(porque)</text:p>
            </table:table-cell>
            <table:table-cell table:style-name="ce3" office:value-type="string">
              <text:p>(cause)</text:p>
            </table:table-cell>
            <table:table-cell table:style-name="ce3" office:value-type="string">
              <text:p>(causa)</text:p>
            </table:table-cell>
            <table:table-cell table:style-name="ce22" office:value-type="string">
              <text:p>qusa</text:p>
            </table:table-cell>
            <table:table-cell table:style-name="ce33" office:value-type="string">
              <text:p>cause</text:p>
            </table:table-cell>
            <table:table-cell table:formula="of:=VLOOKUP([.G402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5">
              <text:p>40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zukte</text:p>
            </table:table-cell>
            <table:table-cell table:style-name="ce3" office:value-type="string">
              <text:p>(Actuar)</text:p>
            </table:table-cell>
            <table:table-cell table:style-name="ce3" office:value-type="string">
              <text:p>(acte)</text:p>
            </table:table-cell>
            <table:table-cell table:style-name="ce3" office:value-type="string">
              <text:p>(atto)</text:p>
            </table:table-cell>
            <table:table-cell table:style-name="ce22" office:value-type="string">
              <text:p>acta</text:p>
            </table:table-cell>
            <table:table-cell table:style-name="ce33" office:value-type="string">
              <text:p>act</text:p>
            </table:table-cell>
            <table:table-cell table:formula="of:=VLOOKUP([.G40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6">
              <text:p>40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rasi</text:p>
            </table:table-cell>
            <table:table-cell table:style-name="ce3" office:value-type="string">
              <text:p>(fuente "origen")</text:p>
            </table:table-cell>
            <table:table-cell table:style-name="ce3" office:value-type="string">
              <text:p>(source ‘origine’)</text:p>
            </table:table-cell>
            <table:table-cell table:style-name="ce3" office:value-type="string">
              <text:p>(fonte "origine")</text:p>
            </table:table-cell>
            <table:table-cell table:style-name="ce22" office:value-type="string">
              <text:p>ojea</text:p>
            </table:table-cell>
            <table:table-cell table:style-name="ce33" office:value-type="string">
              <text:p>source ‘origin’</text:p>
            </table:table-cell>
            <table:table-cell table:formula="of:=VLOOKUP([.G404];[MAJ.A$1:MAJ.B$975];2;0)" office:value-type="string" office:string-value="source ‘origin’">
              <text:p>source ‘origi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7">
              <text:p>40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arcu</text:p>
            </table:table-cell>
            <table:table-cell table:style-name="ce3" office:value-type="string">
              <text:p>(necesario)</text:p>
            </table:table-cell>
            <table:table-cell table:style-name="ce3" office:value-type="string">
              <text:p>(nécessaire)</text:p>
            </table:table-cell>
            <table:table-cell table:style-name="ce3" office:value-type="string">
              <text:p>(necessario)</text:p>
            </table:table-cell>
            <table:table-cell table:style-name="ce22" office:value-type="string">
              <text:p>bezo</text:p>
            </table:table-cell>
            <table:table-cell table:style-name="ce33" office:value-type="string">
              <text:p>necessary</text:p>
            </table:table-cell>
            <table:table-cell table:formula="of:=VLOOKUP([.G405];[MAJ.A$1:MAJ.B$975];2;0)" office:value-type="string" office:string-value="necessary">
              <text:p>necessa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8">
              <text:p>40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nitcu</text:p>
            </table:table-cell>
            <table:table-cell table:style-name="ce3" office:value-type="string">
              <text:p>(necesitar)</text:p>
            </table:table-cell>
            <table:table-cell table:style-name="ce3" office:value-type="string">
              <text:p>(avoir besoin)</text:p>
            </table:table-cell>
            <table:table-cell table:style-name="ce3" office:value-type="string">
              <text:p>(bisogno)</text:p>
            </table:table-cell>
            <table:table-cell table:style-name="ce22" office:value-type="string">
              <text:p>bezu</text:p>
            </table:table-cell>
            <table:table-cell table:style-name="ce33" office:value-type="string">
              <text:p>need</text:p>
            </table:table-cell>
            <table:table-cell table:formula="of:=VLOOKUP([.G406];[MAJ.A$1:MAJ.B$975];2;0)" office:value-type="string" office:string-value="need">
              <text:p>ne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9">
              <text:p>40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2</text:p>
            </table:table-cell>
            <table:table-cell table:style-name="ce4" office:value-type="string">
              <text:p>Procesos de control</text:p>
            </table:table-cell>
            <table:table-cell table:style-name="ce4" office:value-type="string">
              <text:p>processus de contrôle</text:p>
            </table:table-cell>
            <table:table-cell table:style-name="ce4" office:value-type="string">
              <text:p>processi di controllo</text:p>
            </table:table-cell>
            <table:table-cell table:style-name="ce23"/>
            <table:table-cell table:style-name="ce12" office:value-type="string">
              <text:p>controlling processes</text:p>
            </table:table-cell>
            <table:table-cell table:style-name="ce12" table:formula="of:=VLOOKUP([.G407];[MAJ.A$1:MAJ.B$975];2;0)" office:value-type="float" office:value="0">
              <text:p>#N/A</text:p>
            </table:table-cell>
            <table:table-cell table:style-name="ce4" table:number-columns-repeated="1014"/>
            <table:table-cell/>
          </table:table-row>
          <table:table-row table:style-name="ro1">
            <table:table-cell table:style-name="ce3" office:value-type="float" office:value="410">
              <text:p>41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itro</text:p>
            </table:table-cell>
            <table:table-cell table:style-name="ce3" office:value-type="string">
              <text:p>(controlar)</text:p>
            </table:table-cell>
            <table:table-cell table:style-name="ce3" office:value-type="string">
              <text:p>(contrôle)</text:p>
            </table:table-cell>
            <table:table-cell table:style-name="ce3" office:value-type="string">
              <text:p>(controllo)</text:p>
            </table:table-cell>
            <table:table-cell table:style-name="ce22" office:value-type="string">
              <text:p>coru</text:p>
            </table:table-cell>
            <table:table-cell table:style-name="ce33" office:value-type="string">
              <text:p>control</text:p>
            </table:table-cell>
            <table:table-cell table:formula="of:=VLOOKUP([.G408];[MAJ.A$1:MAJ.B$975];2;0)" office:value-type="string" office:string-value="control">
              <text:p>contro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11">
              <text:p>41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gidva</text:p>
            </table:table-cell>
            <table:table-cell table:style-name="ce3" office:value-type="string">
              <text:p>(guía)</text:p>
            </table:table-cell>
            <table:table-cell table:style-name="ce3" office:value-type="string">
              <text:p>(guider)</text:p>
            </table:table-cell>
            <table:table-cell table:style-name="ce3" office:value-type="string">
              <text:p>(guida)</text:p>
            </table:table-cell>
            <table:table-cell table:style-name="ce22" office:value-type="string">
              <text:p>gidu</text:p>
            </table:table-cell>
            <table:table-cell table:style-name="ce33" office:value-type="string">
              <text:p>guide</text:p>
            </table:table-cell>
            <table:table-cell table:formula="of:=VLOOKUP([.G409];[MAJ.A$1:MAJ.B$975];2;0)" office:value-type="string" office:string-value="guide">
              <text:p>guid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12">
              <text:p>41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xlura</text:p>
            </table:table-cell>
            <table:table-cell table:style-name="ce3" office:value-type="string">
              <text:p>(influencia "señuelo")</text:p>
            </table:table-cell>
            <table:table-cell table:style-name="ce3" office:value-type="string">
              <text:p>(influence ‘leurre’)</text:p>
            </table:table-cell>
            <table:table-cell table:style-name="ce3" office:value-type="string">
              <text:p>(influenza "richiamo")</text:p>
            </table:table-cell>
            <table:table-cell table:style-name="ce22" office:value-type="string">
              <text:p>roru</text:p>
            </table:table-cell>
            <table:table-cell table:style-name="ce33" office:value-type="string">
              <text:p>influence ‘lure’</text:p>
            </table:table-cell>
            <table:table-cell table:formula="of:=VLOOKUP([.G410];[MAJ.A$1:MAJ.B$975];2;0)" office:value-type="string" office:string-value="influence ‘lure’">
              <text:p>influence ‘lur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13">
              <text:p>41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bredi</text:p>
            </table:table-cell>
            <table:table-cell table:style-name="ce3" office:value-type="string">
              <text:p>(Listo)</text:p>
            </table:table-cell>
            <table:table-cell table:style-name="ce3" office:value-type="string">
              <text:p>(prêt)</text:p>
            </table:table-cell>
            <table:table-cell table:style-name="ce3" office:value-type="string">
              <text:p>(pronto)</text:p>
            </table:table-cell>
            <table:table-cell table:style-name="ce22" office:value-type="string">
              <text:p>lito</text:p>
            </table:table-cell>
            <table:table-cell table:style-name="ce33" office:value-type="string">
              <text:p>ready</text:p>
            </table:table-cell>
            <table:table-cell table:formula="of:=VLOOKUP([.G411];[MAJ.A$1:MAJ.B$975];2;0)" office:value-type="string" office:string-value="ready">
              <text:p>read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14">
              <text:p>41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enpa</text:p>
            </table:table-cell>
            <table:table-cell table:style-name="ce3" office:value-type="string">
              <text:p>(espera "pausa")</text:p>
            </table:table-cell>
            <table:table-cell table:style-name="ce3" office:value-type="string">
              <text:p>(attendez ‘pause’)</text:p>
            </table:table-cell>
            <table:table-cell table:style-name="ce3" office:value-type="string">
              <text:p>(attendi "pausa")</text:p>
            </table:table-cell>
            <table:table-cell table:style-name="ce22" office:value-type="string">
              <text:p>pazu</text:p>
            </table:table-cell>
            <table:table-cell table:style-name="ce33" office:value-type="string">
              <text:p>wait ‘pause’</text:p>
            </table:table-cell>
            <table:table-cell table:formula="of:=VLOOKUP([.G412];[MAJ.A$1:MAJ.B$975];2;0)" office:value-type="string" office:string-value="wait">
              <text:p>wa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15">
              <text:p>41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isti</text:p>
            </table:table-cell>
            <table:table-cell table:style-name="ce3" office:value-type="string">
              <text:p>(cesar)</text:p>
            </table:table-cell>
            <table:table-cell table:style-name="ce3" office:value-type="string">
              <text:p>(cesser)</text:p>
            </table:table-cell>
            <table:table-cell table:style-name="ce3" office:value-type="string">
              <text:p>(cessare)</text:p>
            </table:table-cell>
            <table:table-cell table:style-name="ce22" office:value-type="string">
              <text:p>cezu</text:p>
            </table:table-cell>
            <table:table-cell table:style-name="ce33" office:value-type="string">
              <text:p>cease</text:p>
            </table:table-cell>
            <table:table-cell table:formula="of:=VLOOKUP([.G413];[MAJ.A$1:MAJ.B$975];2;0)" office:value-type="string" office:string-value="cease">
              <text:p>cea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16">
              <text:p>41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icra</text:p>
            </table:table-cell>
            <table:table-cell table:style-name="ce3" office:value-type="string">
              <text:p>(interrumpir "molestar, interrumpir")</text:p>
            </table:table-cell>
            <table:table-cell table:style-name="ce3" office:value-type="string">
              <text:p>(interrompre, déranger, déranger)</text:p>
            </table:table-cell>
            <table:table-cell table:style-name="ce3" office:value-type="string">
              <text:p>(interrompere "disturbare, interrompere")</text:p>
            </table:table-cell>
            <table:table-cell table:style-name="ce22" office:value-type="string">
              <text:p>rupu</text:p>
            </table:table-cell>
            <table:table-cell table:style-name="ce33" office:value-type="string">
              <text:p>interrupt ‘disturb, disrupt’</text:p>
            </table:table-cell>
            <table:table-cell table:formula="of:=VLOOKUP([.G414];[MAJ.A$1:MAJ.B$975];2;0)" office:value-type="string" office:string-value="interrupt ‘disturb, disrupt’">
              <text:p>interrupt ‘disturb, disrup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17">
              <text:p>41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zunti</text:p>
            </table:table-cell>
            <table:table-cell table:style-name="ce3" office:value-type="string">
              <text:p>(interferir "obstaculizar")</text:p>
            </table:table-cell>
            <table:table-cell table:style-name="ce3" office:value-type="string">
              <text:p>(interférer ‘entraver’)</text:p>
            </table:table-cell>
            <table:table-cell table:style-name="ce3" office:value-type="string">
              <text:p>(interferire con "ostacolo")</text:p>
            </table:table-cell>
            <table:table-cell table:style-name="ce22" office:value-type="string">
              <text:p>infu</text:p>
            </table:table-cell>
            <table:table-cell table:style-name="ce33" office:value-type="string">
              <text:p>interfere ‘hinder’</text:p>
            </table:table-cell>
            <table:table-cell table:formula="of:=VLOOKUP([.G415];[MAJ.A$1:MAJ.B$975];2;0)" office:value-type="string" office:string-value="interfere ‘hinder’">
              <text:p>interfere ‘hinder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18">
              <text:p>41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liba</text:p>
            </table:table-cell>
            <table:table-cell table:style-name="ce3" office:value-type="string">
              <text:p>(falla "deflector")</text:p>
            </table:table-cell>
            <table:table-cell table:style-name="ce3" office:value-type="string">
              <text:p>(échec ‘chicane’)</text:p>
            </table:table-cell>
            <table:table-cell table:style-name="ce3" office:value-type="string">
              <text:p>(fallire "baffle")</text:p>
            </table:table-cell>
            <table:table-cell table:style-name="ce22" office:value-type="string">
              <text:p>irfu</text:p>
            </table:table-cell>
            <table:table-cell table:style-name="ce33" office:value-type="string">
              <text:p>fail ‘baffle’</text:p>
            </table:table-cell>
            <table:table-cell table:formula="of:=VLOOKUP([.G416];[MAJ.A$1:MAJ.B$975];2;0)" office:value-type="string" office:string-value="fail ‘baffle’">
              <text:p>fail ‘baffl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19">
              <text:p>41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rili</text:p>
            </table:table-cell>
            <table:table-cell table:style-name="ce3" office:value-type="string">
              <text:p>(fácil "libremente")</text:p>
            </table:table-cell>
            <table:table-cell table:style-name="ce3" office:value-type="string">
              <text:p>(facile ‘librement’)</text:p>
            </table:table-cell>
            <table:table-cell table:style-name="ce3" office:value-type="string">
              <text:p>(facile "liberamente")</text:p>
            </table:table-cell>
            <table:table-cell table:style-name="ce22" office:value-type="string">
              <text:p>faxo</text:p>
            </table:table-cell>
            <table:table-cell table:style-name="ce33" office:value-type="string">
              <text:p>easy ‘freely’</text:p>
            </table:table-cell>
            <table:table-cell table:formula="of:=VLOOKUP([.G417];[MAJ.A$1:MAJ.B$975];2;0)" office:value-type="string" office:string-value="easy ‘freely’">
              <text:p>easy ‘freel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0">
              <text:p>42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nandu</text:p>
            </table:table-cell>
            <table:table-cell table:style-name="ce3" office:value-type="string">
              <text:p>(difícil "difícil")</text:p>
            </table:table-cell>
            <table:table-cell table:style-name="ce3" office:value-type="string">
              <text:p>(difficile ‘difficile’)</text:p>
            </table:table-cell>
            <table:table-cell table:style-name="ce3" office:value-type="string">
              <text:p>(difficile "difficile")</text:p>
            </table:table-cell>
            <table:table-cell table:style-name="ce22" office:value-type="string">
              <text:p>duro</text:p>
            </table:table-cell>
            <table:table-cell table:style-name="ce33" office:value-type="string">
              <text:p>difficult ‘hard’</text:p>
            </table:table-cell>
            <table:table-cell table:formula="of:=VLOOKUP([.G418];[MAJ.A$1:MAJ.B$975];2;0)" office:value-type="string" office:string-value="hard">
              <text:p>ha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1">
              <text:p>42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vlipa</text:p>
            </table:table-cell>
            <table:table-cell table:style-name="ce3" office:value-type="string">
              <text:p>(poderoso)</text:p>
            </table:table-cell>
            <table:table-cell table:style-name="ce3" office:value-type="string">
              <text:p>(puissant)</text:p>
            </table:table-cell>
            <table:table-cell table:style-name="ce3" office:value-type="string">
              <text:p>(potente)</text:p>
            </table:table-cell>
            <table:table-cell table:style-name="ce22" office:value-type="string">
              <text:p>podo</text:p>
            </table:table-cell>
            <table:table-cell table:style-name="ce33" office:value-type="string">
              <text:p>powerful</text:p>
            </table:table-cell>
            <table:table-cell table:formula="of:=VLOOKUP([.G419];[MAJ.A$1:MAJ.B$975];2;0)" office:value-type="string" office:string-value="powerful">
              <text:p>powerfu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2">
              <text:p>42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kakne</text:p>
            </table:table-cell>
            <table:table-cell table:style-name="ce3" office:value-type="string">
              <text:p>(capaz de "poder")</text:p>
            </table:table-cell>
            <table:table-cell table:style-name="ce3" office:value-type="string">
              <text:p>(peut ‘pouvoir’)</text:p>
            </table:table-cell>
            <table:table-cell table:style-name="ce3" office:value-type="string">
              <text:p>(capace "può")</text:p>
            </table:table-cell>
            <table:table-cell table:style-name="ce22" office:value-type="string">
              <text:p>podu</text:p>
            </table:table-cell>
            <table:table-cell table:style-name="ce33" office:value-type="string">
              <text:p>able ‘can’</text:p>
            </table:table-cell>
            <table:table-cell table:formula="of:=VLOOKUP([.G420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3">
              <text:p>42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utra</text:p>
            </table:table-cell>
            <table:table-cell table:style-name="ce3" office:value-type="string">
              <text:p>(rápido "rápido")</text:p>
            </table:table-cell>
            <table:table-cell table:style-name="ce3" office:value-type="string">
              <text:p>(rapide ‘rapide’)</text:p>
            </table:table-cell>
            <table:table-cell table:style-name="ce3" office:value-type="string">
              <text:p>(veloce "veloce")</text:p>
            </table:table-cell>
            <table:table-cell table:style-name="ce22" office:value-type="string">
              <text:p>vito</text:p>
            </table:table-cell>
            <table:table-cell table:style-name="ce33" office:value-type="string">
              <text:p>fast ‘swift’</text:p>
            </table:table-cell>
            <table:table-cell table:formula="of:=VLOOKUP([.G421];[MAJ.A$1:MAJ.B$975];2;0)" office:value-type="string" office:string-value="fast">
              <text:p>fa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4">
              <text:p>42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masno</text:p>
            </table:table-cell>
            <table:table-cell table:style-name="ce3" office:value-type="string">
              <text:p>(lento)</text:p>
            </table:table-cell>
            <table:table-cell table:style-name="ce3" office:value-type="string">
              <text:p>(lent)</text:p>
            </table:table-cell>
            <table:table-cell table:style-name="ce3" office:value-type="string">
              <text:p>(lento)</text:p>
            </table:table-cell>
            <table:table-cell table:style-name="ce22" office:value-type="string">
              <text:p>leto</text:p>
            </table:table-cell>
            <table:table-cell table:style-name="ce33" office:value-type="string">
              <text:p>slow</text:p>
            </table:table-cell>
            <table:table-cell table:formula="of:=VLOOKUP([.G422];[MAJ.A$1:MAJ.B$975];2;0)" office:value-type="string" office:string-value="slow">
              <text:p>sl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5">
              <text:p>42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latu</text:p>
            </table:table-cell>
            <table:table-cell table:style-name="ce3" office:value-type="string">
              <text:p>(planear "trama")</text:p>
            </table:table-cell>
            <table:table-cell table:style-name="ce3" office:value-type="string">
              <text:p>(plan 'parcelle')</text:p>
            </table:table-cell>
            <table:table-cell table:style-name="ce3" office:value-type="string">
              <text:p>(pianificare "trama")</text:p>
            </table:table-cell>
            <table:table-cell table:style-name="ce22" office:value-type="string">
              <text:p>pena</text:p>
            </table:table-cell>
            <table:table-cell table:style-name="ce33" office:value-type="string">
              <text:p>plan ‘plot’</text:p>
            </table:table-cell>
            <table:table-cell table:formula="of:=VLOOKUP([.G423];[MAJ.A$1:MAJ.B$975];2;0)" office:value-type="string" office:string-value="plan ‘plot’">
              <text:p>plan ‘plo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6">
              <text:p>42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rali</text:p>
            </table:table-cell>
            <table:table-cell table:style-name="ce3" office:value-type="string">
              <text:p>(lucro)</text:p>
            </table:table-cell>
            <table:table-cell table:style-name="ce3" office:value-type="string">
              <text:p>(profit)</text:p>
            </table:table-cell>
            <table:table-cell table:style-name="ce3" office:value-type="string">
              <text:p>(profitto)</text:p>
            </table:table-cell>
            <table:table-cell table:style-name="ce22" office:value-type="string">
              <text:p>luro</text:p>
            </table:table-cell>
            <table:table-cell table:style-name="ce33" office:value-type="string">
              <text:p>profit</text:p>
            </table:table-cell>
            <table:table-cell table:formula="of:=VLOOKUP([.G424];[MAJ.A$1:MAJ.B$975];2;0)" office:value-type="string" office:string-value="profit">
              <text:p>prof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7">
              <text:p>42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randa</text:p>
            </table:table-cell>
            <table:table-cell table:style-name="ce3" office:value-type="string">
              <text:p>(rendimiento "rendición")</text:p>
            </table:table-cell>
            <table:table-cell table:style-name="ce3" office:value-type="string">
              <text:p>(donnez «remise»)</text:p>
            </table:table-cell>
            <table:table-cell table:style-name="ce3" office:value-type="string">
              <text:p>(cedere "resa")</text:p>
            </table:table-cell>
            <table:table-cell table:style-name="ce22" office:value-type="string">
              <text:p>cedu</text:p>
            </table:table-cell>
            <table:table-cell table:style-name="ce33" office:value-type="string">
              <text:p>yield ‘surrender’</text:p>
            </table:table-cell>
            <table:table-cell table:formula="of:=VLOOKUP([.G425];[MAJ.A$1:MAJ.B$975];2;0)" office:value-type="string" office:string-value="yield ‘surrender’">
              <text:p>yield ‘surrender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8">
              <text:p>42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nada</text:p>
            </table:table-cell>
            <table:table-cell table:style-name="ce3" office:value-type="string">
              <text:p>(tener éxito "lograr")</text:p>
            </table:table-cell>
            <table:table-cell table:style-name="ce3" office:value-type="string">
              <text:p>(réussir ‘accomplir’)</text:p>
            </table:table-cell>
            <table:table-cell table:style-name="ce3" office:value-type="string">
              <text:p>(riesci a "realizzare")</text:p>
            </table:table-cell>
            <table:table-cell table:style-name="ce22" office:value-type="string">
              <text:p>socu</text:p>
            </table:table-cell>
            <table:table-cell table:style-name="ce33" office:value-type="string">
              <text:p>succeed ‘accomplish’</text:p>
            </table:table-cell>
            <table:table-cell table:formula="of:=VLOOKUP([.G426];[MAJ.A$1:MAJ.B$975];2;0)" office:value-type="string" office:string-value="succeed ‘accomplish’">
              <text:p>succeed ‘accomplish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9">
              <text:p>42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nuti</text:p>
            </table:table-cell>
            <table:table-cell table:style-name="ce3" office:value-type="string">
              <text:p>(accidental)</text:p>
            </table:table-cell>
            <table:table-cell table:style-name="ce3" office:value-type="string">
              <text:p>(accidentel)</text:p>
            </table:table-cell>
            <table:table-cell table:style-name="ce3" office:value-type="string">
              <text:p>(accidentale)</text:p>
            </table:table-cell>
            <table:table-cell table:style-name="ce22" office:value-type="string">
              <text:p>cexa</text:p>
            </table:table-cell>
            <table:table-cell table:style-name="ce33" office:value-type="string">
              <text:p>accidental</text:p>
            </table:table-cell>
            <table:table-cell table:formula="of:=VLOOKUP([.G427];[MAJ.A$1:MAJ.B$975];2;0)" office:value-type="string" office:string-value="accidental">
              <text:p>accident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30">
              <text:p>43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rera</text:p>
            </table:table-cell>
            <table:table-cell table:style-name="ce3" office:value-type="string">
              <text:p>(errar)</text:p>
            </table:table-cell>
            <table:table-cell table:style-name="ce3" office:value-type="string">
              <text:p>(se tromper)</text:p>
            </table:table-cell>
            <table:table-cell table:style-name="ce3" office:value-type="string">
              <text:p>(ERR)</text:p>
            </table:table-cell>
            <table:table-cell table:style-name="ce22" office:value-type="string">
              <text:p>eror</text:p>
            </table:table-cell>
            <table:table-cell table:style-name="ce33" office:value-type="string">
              <text:p>err</text:p>
            </table:table-cell>
            <table:table-cell table:formula="of:=VLOOKUP([.G428];[MAJ.A$1:MAJ.B$975];2;0)" office:value-type="string" office:string-value="err">
              <text:p>er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31">
              <text:p>43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troci</text:p>
            </table:table-cell>
            <table:table-cell table:style-name="ce3" office:value-type="string">
              <text:p>(tratar)</text:p>
            </table:table-cell>
            <table:table-cell table:style-name="ce3" office:value-type="string">
              <text:p>(essayer)</text:p>
            </table:table-cell>
            <table:table-cell table:style-name="ce3" office:value-type="string">
              <text:p>(provare)</text:p>
            </table:table-cell>
            <table:table-cell table:style-name="ce22" office:value-type="string">
              <text:p>pobu</text:p>
            </table:table-cell>
            <table:table-cell table:style-name="ce33" office:value-type="string">
              <text:p>try</text:p>
            </table:table-cell>
            <table:table-cell table:formula="of:=VLOOKUP([.G429];[MAJ.A$1:MAJ.B$975];2;0)" office:value-type="string" office:string-value="try">
              <text:p>t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2">
              <text:p>43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3</text:p>
            </table:table-cell>
            <table:table-cell table:style-name="ce4" office:value-type="string">
              <text:p>Actividad interactiva</text:p>
            </table:table-cell>
            <table:table-cell table:style-name="ce4" office:value-type="string">
              <text:p>activité interactive</text:p>
            </table:table-cell>
            <table:table-cell table:style-name="ce4" office:value-type="string">
              <text:p>attività interattiva</text:p>
            </table:table-cell>
            <table:table-cell table:style-name="ce23"/>
            <table:table-cell table:style-name="ce11" office:value-type="string">
              <text:p>interactive activity</text:p>
            </table:table-cell>
            <table:table-cell table:style-name="ce41" table:formula="of:=VLOOKUP([.G430];[MAJ.A$1:MAJ.B$975];2;0)" office:value-type="float" office:value="0">
              <text:p>#N/A</text:p>
            </table:table-cell>
            <table:table-cell table:style-name="ce7" table:number-columns-repeated="1014"/>
            <table:table-cell/>
          </table:table-row>
          <table:table-row table:style-name="ro1">
            <table:table-cell table:style-name="ce3" office:value-type="float" office:value="433">
              <text:p>43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untu</text:p>
            </table:table-cell>
            <table:table-cell table:style-name="ce3" office:value-type="string">
              <text:p>(asunto)</text:p>
            </table:table-cell>
            <table:table-cell table:style-name="ce3" office:value-type="string">
              <text:p>(affaire)</text:p>
            </table:table-cell>
            <table:table-cell table:style-name="ce3" office:value-type="string">
              <text:p>(affare)</text:p>
            </table:table-cell>
            <table:table-cell table:style-name="ce22" office:value-type="string">
              <text:p>afer</text:p>
            </table:table-cell>
            <table:table-cell table:style-name="ce33" office:value-type="string">
              <text:p>affair</text:p>
            </table:table-cell>
            <table:table-cell table:formula="of:=VLOOKUP([.G431];[MAJ.A$1:MAJ.B$975];2;0)" office:value-type="string" office:string-value="affair">
              <text:p>affai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34">
              <text:p>43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lacri</text:p>
            </table:table-cell>
            <table:table-cell table:style-name="ce3" office:value-type="string">
              <text:p>(confiar)</text:p>
            </table:table-cell>
            <table:table-cell table:style-name="ce3" office:value-type="string">
              <text:p>(compter)</text:p>
            </table:table-cell>
            <table:table-cell table:style-name="ce3" office:value-type="string">
              <text:p>(Contare)</text:p>
            </table:table-cell>
            <table:table-cell table:style-name="ce22" office:value-type="string">
              <text:p>kofu</text:p>
            </table:table-cell>
            <table:table-cell table:style-name="ce33" office:value-type="string">
              <text:p>rely</text:p>
            </table:table-cell>
            <table:table-cell table:formula="of:=VLOOKUP([.G432];[MAJ.A$1:MAJ.B$975];2;0)" office:value-type="string" office:string-value="rely">
              <text:p>rel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35">
              <text:p>435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elfu</text:p>
            </table:table-cell>
            <table:table-cell table:number-columns-repeated="2" table:style-name="ce3" office:value-type="string">
              <text:p>(servir)</text:p>
            </table:table-cell>
            <table:table-cell table:style-name="ce3" office:value-type="string">
              <text:p>(servire)</text:p>
            </table:table-cell>
            <table:table-cell table:style-name="ce22" office:value-type="string">
              <text:p>sevu</text:p>
            </table:table-cell>
            <table:table-cell table:style-name="ce33" office:value-type="string">
              <text:p>serve</text:p>
            </table:table-cell>
            <table:table-cell table:formula="of:=VLOOKUP([.G433];[MAJ.A$1:MAJ.B$975];2;0)" office:value-type="string" office:string-value="serve">
              <text:p>ser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36">
              <text:p>43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leji</text:p>
            </table:table-cell>
            <table:table-cell table:style-name="ce3" office:value-type="string">
              <text:p>(pagar)</text:p>
            </table:table-cell>
            <table:table-cell table:style-name="ce3" office:value-type="string">
              <text:p>(Payer)</text:p>
            </table:table-cell>
            <table:table-cell table:style-name="ce3" office:value-type="string">
              <text:p>(pagare)</text:p>
            </table:table-cell>
            <table:table-cell table:style-name="ce22" office:value-type="string">
              <text:p>pagu</text:p>
            </table:table-cell>
            <table:table-cell table:style-name="ce33" office:value-type="string">
              <text:p>pay</text:p>
            </table:table-cell>
            <table:table-cell table:formula="of:=VLOOKUP([.G43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37">
              <text:p>43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idju</text:p>
            </table:table-cell>
            <table:table-cell table:style-name="ce3" office:value-type="string">
              <text:p>(ayuda "ayuda")</text:p>
            </table:table-cell>
            <table:table-cell table:style-name="ce3" office:value-type="string">
              <text:p>(aide ‘aide’)</text:p>
            </table:table-cell>
            <table:table-cell table:style-name="ce3" office:value-type="string">
              <text:p>(aiuto "aiuto")</text:p>
            </table:table-cell>
            <table:table-cell table:style-name="ce22" office:value-type="string">
              <text:p>aida</text:p>
            </table:table-cell>
            <table:table-cell table:style-name="ce33" office:value-type="string">
              <text:p>help ‘aid’</text:p>
            </table:table-cell>
            <table:table-cell table:formula="of:=VLOOKUP([.G435];[MAJ.A$1:MAJ.B$975];2;0)" office:value-type="string" office:string-value="help ‘aid’">
              <text:p>help ‘aid’</text:p>
            </table:table-cell>
            <table:table-cell table:number-columns-repeated="1015"/>
          </table:table-row>
          <table:table-row table:style-name="ro1">
            <table:table-cell table:style-name="ce6" office:value-type="float" office:value="438">
              <text:p>438</text:p>
            </table:table-cell>
            <table:table-cell table:style-name="ce6" office:value-type="float" office:value="5">
              <text:p>5</text:p>
            </table:table-cell>
            <table:table-cell table:style-name="ce14" office:value-type="string">
              <text:p>**5.3.1</text:p>
            </table:table-cell>
            <table:table-cell table:style-name="ce6" office:value-type="string">
              <text:p>comando</text:p>
            </table:table-cell>
            <table:table-cell table:style-name="ce6" office:value-type="string">
              <text:p>1 commande</text:p>
            </table:table-cell>
            <table:table-cell table:style-name="ce6" office:value-type="string">
              <text:p>1 comando</text:p>
            </table:table-cell>
            <table:table-cell table:style-name="ce28" office:value-type="string">
              <text:p>comada</text:p>
            </table:table-cell>
            <table:table-cell table:style-name="ce14" office:value-type="string">
              <text:p>command</text:p>
            </table:table-cell>
            <table:table-cell table:style-name="ce14" table:formula="of:=VLOOKUP([.G436];[MAJ.A$1:MAJ.B$975];2;0)" office:value-type="float" office:value="0">
              <text:p>#N/A</text:p>
            </table:table-cell>
            <table:table-cell table:style-name="ce6" table:number-columns-repeated="1014"/>
            <table:table-cell/>
          </table:table-row>
          <table:table-row table:style-name="ro1">
            <table:table-cell table:style-name="ce3" office:value-type="float" office:value="439">
              <text:p>43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atna</text:p>
            </table:table-cell>
            <table:table-cell table:style-name="ce3" office:value-type="string">
              <text:p>(capitán)</text:p>
            </table:table-cell>
            <table:table-cell table:style-name="ce3" office:value-type="string">
              <text:p>(capitaine)</text:p>
            </table:table-cell>
            <table:table-cell table:style-name="ce3" office:value-type="string">
              <text:p>(Capitano)</text:p>
            </table:table-cell>
            <table:table-cell table:style-name="ce22" office:value-type="string">
              <text:p>copita</text:p>
            </table:table-cell>
            <table:table-cell table:style-name="ce33" office:value-type="string">
              <text:p>captain</text:p>
            </table:table-cell>
            <table:table-cell table:formula="of:=VLOOKUP([.G4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0">
              <text:p>44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minde</text:p>
            </table:table-cell>
            <table:table-cell table:style-name="ce3" office:value-type="string">
              <text:p>(mando)</text:p>
            </table:table-cell>
            <table:table-cell table:style-name="ce3" office:value-type="string">
              <text:p>(commander)</text:p>
            </table:table-cell>
            <table:table-cell table:style-name="ce3" office:value-type="string">
              <text:p>(comando)</text:p>
            </table:table-cell>
            <table:table-cell table:style-name="ce22" office:value-type="string">
              <text:p>xefu</text:p>
            </table:table-cell>
            <table:table-cell table:style-name="ce33" office:value-type="string">
              <text:p>command</text:p>
            </table:table-cell>
            <table:table-cell table:formula="of:=VLOOKUP([.G4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1">
              <text:p>44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tinbe</text:p>
            </table:table-cell>
            <table:table-cell table:style-name="ce3" office:value-type="string">
              <text:p>(obedecer)</text:p>
            </table:table-cell>
            <table:table-cell table:style-name="ce3" office:value-type="string">
              <text:p>(obéit)</text:p>
            </table:table-cell>
            <table:table-cell table:style-name="ce3" office:value-type="string">
              <text:p>(obbedire)</text:p>
            </table:table-cell>
            <table:table-cell table:style-name="ce22" office:value-type="string">
              <text:p>lasu</text:p>
            </table:table-cell>
            <table:table-cell table:style-name="ce33" office:value-type="string">
              <text:p>obey</text:p>
            </table:table-cell>
            <table:table-cell table:formula="of:=VLOOKUP([.G439];[MAJ.A$1:MAJ.B$975];2;0)" office:value-type="string" office:string-value="obey">
              <text:p>obe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2">
              <text:p>44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curmi</text:p>
            </table:table-cell>
            <table:table-cell table:style-name="ce3" office:value-type="string">
              <text:p>(dejar "permitir")</text:p>
            </table:table-cell>
            <table:table-cell table:style-name="ce3" office:value-type="string">
              <text:p>(laisser «permettre»)</text:p>
            </table:table-cell>
            <table:table-cell table:style-name="ce3" office:value-type="string">
              <text:p>(lascia "consentire")</text:p>
            </table:table-cell>
            <table:table-cell table:style-name="ce22" office:value-type="string">
              <text:p>dehu</text:p>
            </table:table-cell>
            <table:table-cell table:style-name="ce33" office:value-type="string">
              <text:p>let ‘permit’</text:p>
            </table:table-cell>
            <table:table-cell table:formula="of:=VLOOKUP([.G440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3">
              <text:p>44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uzme</text:p>
            </table:table-cell>
            <table:table-cell table:number-columns-repeated="2" table:style-name="ce3" office:value-type="string">
              <text:p>(responsable)</text:p>
            </table:table-cell>
            <table:table-cell table:style-name="ce3" office:value-type="string">
              <text:p>(responsabile)</text:p>
            </table:table-cell>
            <table:table-cell table:style-name="ce22" office:value-type="string">
              <text:p>reposa</text:p>
            </table:table-cell>
            <table:table-cell table:style-name="ce33" office:value-type="string">
              <text:p>responsible</text:p>
            </table:table-cell>
            <table:table-cell table:formula="of:=VLOOKUP([.G4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4">
              <text:p>444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sfasa</text:p>
            </table:table-cell>
            <table:table-cell table:style-name="ce3" office:value-type="string">
              <text:p>(castigar "azotar, castigar")</text:p>
            </table:table-cell>
            <table:table-cell table:style-name="ce3" office:value-type="string">
              <text:p>(punir "fessée, castigate")</text:p>
            </table:table-cell>
            <table:table-cell table:style-name="ce3" office:value-type="string">
              <text:p>(punisci "spank, castigate")</text:p>
            </table:table-cell>
            <table:table-cell table:style-name="ce29" office:value-type="string">
              <text:p>paxa</text:p>
            </table:table-cell>
            <table:table-cell table:style-name="ce33" office:value-type="string">
              <text:p>punish ‘spank, castigate’</text:p>
            </table:table-cell>
            <table:table-cell table:style-name="ce42" table:formula="of:=VLOOKUP([.G442];[MAJ.A$1:MAJ.B$975];2;0)" office:value-type="string" office:string-value="punish ‘spank, castigate’">
              <text:p>punish ‘spank, castigate’</text:p>
            </table:table-cell>
            <table:table-cell table:style-name="ce44" table:number-columns-repeated="1014"/>
            <table:table-cell/>
          </table:table-row>
          <table:table-row table:style-name="ro1">
            <table:table-cell table:style-name="ce4" office:value-type="float" office:value="445">
              <text:p>44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**5.3.2</text:p>
            </table:table-cell>
            <table:table-cell table:style-name="ce4" office:value-type="string">
              <text:p>conflicto</text:p>
            </table:table-cell>
            <table:table-cell table:style-name="ce4" office:value-type="string">
              <text:p>2 conflit</text:p>
            </table:table-cell>
            <table:table-cell table:style-name="ce4" office:value-type="string">
              <text:p>2 conflitti</text:p>
            </table:table-cell>
            <table:table-cell table:style-name="ce23" office:value-type="string">
              <text:p>cofito</text:p>
            </table:table-cell>
            <table:table-cell table:style-name="ce11" office:value-type="string">
              <text:p>conflict</text:p>
            </table:table-cell>
            <table:table-cell table:style-name="ce41" table:formula="of:=VLOOKUP([.G443];[MAJ.A$1:MAJ.B$975];2;0)" office:value-type="float" office:value="0">
              <text:p>#N/A</text:p>
            </table:table-cell>
            <table:table-cell table:style-name="ce7" table:number-columns-repeated="1014"/>
            <table:table-cell/>
          </table:table-row>
          <table:table-row table:style-name="ro1">
            <table:table-cell table:style-name="ce3" office:value-type="float" office:value="446">
              <text:p>446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fapro</text:p>
            </table:table-cell>
            <table:table-cell table:style-name="ce3" office:value-type="string">
              <text:p>(oponerse a)</text:p>
            </table:table-cell>
            <table:table-cell table:style-name="ce3" office:value-type="string">
              <text:p>(s'opposer)</text:p>
            </table:table-cell>
            <table:table-cell table:style-name="ce3" office:value-type="string">
              <text:p>(opporsi)</text:p>
            </table:table-cell>
            <table:table-cell table:style-name="ce22" office:value-type="string">
              <text:p>opus</text:p>
            </table:table-cell>
            <table:table-cell table:style-name="ce33" office:value-type="string">
              <text:p>oppose</text:p>
            </table:table-cell>
            <table:table-cell table:formula="of:=VLOOKUP([.G444];[MAJ.A$1:MAJ.B$975];2;0)" office:value-type="string" office:string-value="oppose">
              <text:p>oppo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7">
              <text:p>447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damba</text:p>
            </table:table-cell>
            <table:table-cell table:style-name="ce3" office:value-type="string">
              <text:p>(lucha ‘combate’)</text:p>
            </table:table-cell>
            <table:table-cell table:style-name="ce3" office:value-type="string">
              <text:p>(combat 'combat')</text:p>
            </table:table-cell>
            <table:table-cell table:style-name="ce3" office:value-type="string">
              <text:p>(combatti il ​​"combattimento")</text:p>
            </table:table-cell>
            <table:table-cell table:style-name="ce22" office:value-type="string">
              <text:p>kuba</text:p>
            </table:table-cell>
            <table:table-cell table:style-name="ce33" office:value-type="string">
              <text:p>fight ‘combat’</text:p>
            </table:table-cell>
            <table:table-cell table:formula="of:=VLOOKUP([.G445];[MAJ.A$1:MAJ.B$975];2;0)" office:value-type="string" office:string-value="fight ‘combat’">
              <text:p>fight ‘comba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8">
              <text:p>448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inga</text:p>
            </table:table-cell>
            <table:table-cell table:style-name="ce3" office:value-type="string">
              <text:p>(ganar "ganar")</text:p>
            </table:table-cell>
            <table:table-cell table:style-name="ce3" office:value-type="string">
              <text:p>(gagner le «gain»)</text:p>
            </table:table-cell>
            <table:table-cell table:style-name="ce3" office:value-type="string">
              <text:p>(vinci "guadagno")</text:p>
            </table:table-cell>
            <table:table-cell table:style-name="ce22" office:value-type="string">
              <text:p>gana</text:p>
            </table:table-cell>
            <table:table-cell table:style-name="ce33" office:value-type="string">
              <text:p>win ‘gain’</text:p>
            </table:table-cell>
            <table:table-cell table:formula="of:=VLOOKUP([.G446];[MAJ.A$1:MAJ.B$975];2;0)" office:value-type="string" office:string-value="win ‘gain’">
              <text:p>win ‘gai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9">
              <text:p>449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nutli</text:p>
            </table:table-cell>
            <table:table-cell table:style-name="ce3" office:value-type="string">
              <text:p>(neutral)</text:p>
            </table:table-cell>
            <table:table-cell table:style-name="ce3" office:value-type="string">
              <text:p>(neutre)</text:p>
            </table:table-cell>
            <table:table-cell table:style-name="ce3" office:value-type="string">
              <text:p>(neutro)</text:p>
            </table:table-cell>
            <table:table-cell table:style-name="ce22" office:value-type="string">
              <text:p>nuto</text:p>
            </table:table-cell>
            <table:table-cell table:style-name="ce33" office:value-type="string">
              <text:p>neutral</text:p>
            </table:table-cell>
            <table:table-cell table:formula="of:=VLOOKUP([.G447];[MAJ.A$1:MAJ.B$975];2;0)" office:value-type="string" office:string-value="neutral">
              <text:p>neutr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50">
              <text:p>450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panpi</text:p>
            </table:table-cell>
            <table:table-cell table:style-name="ce3" office:value-type="string">
              <text:p>(paz)</text:p>
            </table:table-cell>
            <table:table-cell table:style-name="ce3" office:value-type="string">
              <text:p>(paix)</text:p>
            </table:table-cell>
            <table:table-cell table:style-name="ce3" office:value-type="string">
              <text:p>(pace)</text:p>
            </table:table-cell>
            <table:table-cell table:style-name="ce22" office:value-type="string">
              <text:p>pace</text:p>
            </table:table-cell>
            <table:table-cell table:style-name="ce33" office:value-type="string">
              <text:p>peace</text:p>
            </table:table-cell>
            <table:table-cell table:formula="of:=VLOOKUP([.G448];[MAJ.A$1:MAJ.B$975];2;0)" office:value-type="string" office:string-value="peace">
              <text:p>pea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51">
              <text:p>451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jivna</text:p>
            </table:table-cell>
            <table:table-cell table:style-name="ce3" office:value-type="string">
              <text:p>(competir "rival")</text:p>
            </table:table-cell>
            <table:table-cell table:style-name="ce3" office:value-type="string">
              <text:p>(concurrencer 'rival')</text:p>
            </table:table-cell>
            <table:table-cell table:style-name="ce3" office:value-type="string">
              <text:p>(competere "rivale")</text:p>
            </table:table-cell>
            <table:table-cell table:style-name="ce22" office:value-type="string">
              <text:p>rivalo</text:p>
            </table:table-cell>
            <table:table-cell table:style-name="ce33" office:value-type="string">
              <text:p>compete ‘rival’</text:p>
            </table:table-cell>
            <table:table-cell table:formula="of:=VLOOKUP([.G4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52">
              <text:p>452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bradi</text:p>
            </table:table-cell>
            <table:table-cell table:style-name="ce3" office:value-type="string">
              <text:p>(enemigo "adversario")</text:p>
            </table:table-cell>
            <table:table-cell table:style-name="ce3" office:value-type="string">
              <text:p>("adversaire" ennemi)</text:p>
            </table:table-cell>
            <table:table-cell table:style-name="ce3" office:value-type="string">
              <text:p>("avversario" nemico)</text:p>
            </table:table-cell>
            <table:table-cell table:style-name="ce22" office:value-type="string">
              <text:p>duxoga</text:p>
            </table:table-cell>
            <table:table-cell table:style-name="ce33" office:value-type="string">
              <text:p>enemy ‘adversary’</text:p>
            </table:table-cell>
            <table:table-cell table:formula="of:=VLOOKUP([.G4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53">
              <text:p>453</text:p>
            </table:table-cell>
            <table:table-cell table:style-name="ce3" office:value-type="float" office:value="5">
              <text:p>5</text:p>
            </table:table-cell>
            <table:table-cell table:style-name="ce10" office:value-type="string">
              <text:p>venfu</text:p>
            </table:table-cell>
            <table:table-cell table:style-name="ce3" office:value-type="string">
              <text:p>(venganza "venganza")</text:p>
            </table:table-cell>
            <table:table-cell table:style-name="ce3" office:value-type="string">
              <text:p>(vengeance)</text:p>
            </table:table-cell>
            <table:table-cell table:style-name="ce3" office:value-type="string">
              <text:p>(vendetta "vendetta")</text:p>
            </table:table-cell>
            <table:table-cell table:style-name="ce22" office:value-type="string">
              <text:p>vedeta</text:p>
            </table:table-cell>
            <table:table-cell table:style-name="ce33" office:value-type="string">
              <text:p>revenge ‘avenge’</text:p>
            </table:table-cell>
            <table:table-cell table:formula="of:=VLOOKUP([.G451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float" office:value="6">
            <text:p>6</text:p>
          </table:table-cell>
          <table:table-cell table:style-name="ce11" office:value-type="string">
            <text:p># 6</text:p>
          </table:table-cell>
          <table:table-cell table:style-name="ce2" office:value-type="string">
            <text:p>Movimiento</text:p>
          </table:table-cell>
          <table:table-cell table:style-name="ce2" office:value-type="string">
            <text:p>mouvement</text:p>
          </table:table-cell>
          <table:table-cell table:style-name="ce2" office:value-type="string">
            <text:p>movimento</text:p>
          </table:table-cell>
          <table:table-cell table:style-name="ce2" office:value-type="string">
            <text:p>movu</text:p>
          </table:table-cell>
          <table:table-cell table:style-name="ce2" office:value-type="string">
            <text:p>movement</text:p>
          </table:table-cell>
          <table:table-cell table:style-name="ce2" table:formula="of:=VLOOKUP([.G452];[MAJ.A$1:MAJ.B$975];2;0)" office:value-type="string" office:string-value="movement">
            <text:p>movement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455">
              <text:p>45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arna</text:p>
            </table:table-cell>
            <table:table-cell table:style-name="ce3" office:value-type="string">
              <text:p>(dirección)</text:p>
            </table:table-cell>
            <table:table-cell table:style-name="ce3" office:value-type="string">
              <text:p>(direction)</text:p>
            </table:table-cell>
            <table:table-cell table:style-name="ce3" office:value-type="string">
              <text:p>(direzione)</text:p>
            </table:table-cell>
            <table:table-cell table:style-name="ce3"/>
            <table:table-cell table:style-name="ce3" office:value-type="string">
              <text:p>direction</text:p>
            </table:table-cell>
            <table:table-cell table:style-name="ce3" table:formula="of:=VLOOKUP([.G4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6">
              <text:p>45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enmi</text:p>
            </table:table-cell>
            <table:table-cell table:style-name="ce3" office:value-type="string">
              <text:p>(reunirse)</text:p>
            </table:table-cell>
            <table:table-cell table:style-name="ce3" office:value-type="string">
              <text:p>(rencontrer)</text:p>
            </table:table-cell>
            <table:table-cell table:style-name="ce3" office:value-type="string">
              <text:p>(incontrare)</text:p>
            </table:table-cell>
            <table:table-cell table:style-name="ce3"/>
            <table:table-cell table:style-name="ce3" office:value-type="string">
              <text:p>meet</text:p>
            </table:table-cell>
            <table:table-cell table:style-name="ce3" table:formula="of:=VLOOKUP([.G4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## 6.</text:p>
            </table:table-cell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3"/>
            <table:table-cell table:style-name="ce3" office:value-type="string">
              <text:p><text:s/>self-moving</text:p>
            </table:table-cell>
            <table:table-cell table:style-name="ce3" table:formula="of:=VLOOKUP([.G4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1</text:p>
            </table:table-cell>
            <table:table-cell table:style-name="ce3" office:value-type="string">
              <text:p>1 resumen</text:p>
            </table:table-cell>
            <table:table-cell table:style-name="ce3" office:value-type="string">
              <text:p>1 résumé</text:p>
            </table:table-cell>
            <table:table-cell table:style-name="ce3" office:value-type="string">
              <text:p>1 abstract</text:p>
            </table:table-cell>
            <table:table-cell table:style-name="ce3"/>
            <table:table-cell table:style-name="ce3" office:value-type="string">
              <text:p>1 abstract</text:p>
            </table:table-cell>
            <table:table-cell table:style-name="ce3" table:formula="of:=VLOOKUP([.G4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9">
              <text:p>45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klama</text:p>
            </table:table-cell>
            <table:table-cell table:style-name="ce3" office:value-type="string">
              <text:p>(ven)</text:p>
            </table:table-cell>
            <table:table-cell table:style-name="ce3" office:value-type="string">
              <text:p>(viens)</text:p>
            </table:table-cell>
            <table:table-cell table:style-name="ce3" office:value-type="string">
              <text:p>(venire)</text:p>
            </table:table-cell>
            <table:table-cell table:style-name="ce3" office:value-type="string">
              <text:p>venu</text:p>
            </table:table-cell>
            <table:table-cell table:style-name="ce3" office:value-type="string">
              <text:p>come</text:p>
            </table:table-cell>
            <table:table-cell table:style-name="ce3" table:formula="of:=VLOOKUP([.G457];[MAJ.A$1:MAJ.B$975];2;0)" office:value-type="string" office:string-value="come">
              <text:p>co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0">
              <text:p>46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itru</text:p>
            </table:table-cell>
            <table:table-cell table:style-name="ce3" office:value-type="string">
              <text:p>(viaje)</text:p>
            </table:table-cell>
            <table:table-cell table:style-name="ce3" office:value-type="string">
              <text:p>(Voyage)</text:p>
            </table:table-cell>
            <table:table-cell table:style-name="ce3" office:value-type="string">
              <text:p>(viaggio)</text:p>
            </table:table-cell>
            <table:table-cell table:style-name="ce3"/>
            <table:table-cell table:style-name="ce3" office:value-type="string">
              <text:p>travel</text:p>
            </table:table-cell>
            <table:table-cell table:style-name="ce3" table:formula="of:=VLOOKUP([.G4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1">
              <text:p>46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liva</text:p>
            </table:table-cell>
            <table:table-cell table:style-name="ce3" office:value-type="string">
              <text:p>(salir)</text:p>
            </table:table-cell>
            <table:table-cell table:style-name="ce3" office:value-type="string">
              <text:p>(partir)</text:p>
            </table:table-cell>
            <table:table-cell table:style-name="ce3" office:value-type="string">
              <text:p>(partire)</text:p>
            </table:table-cell>
            <table:table-cell table:style-name="ce3" office:value-type="string">
              <text:p>patu</text:p>
            </table:table-cell>
            <table:table-cell table:style-name="ce3" office:value-type="string">
              <text:p>leave</text:p>
            </table:table-cell>
            <table:table-cell table:style-name="ce3" table:formula="of:=VLOOKUP([.G459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2">
              <text:p>46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xruti</text:p>
            </table:table-cell>
            <table:table-cell table:style-name="ce3" office:value-type="string">
              <text:p>(regreso)</text:p>
            </table:table-cell>
            <table:table-cell table:style-name="ce3" office:value-type="string">
              <text:p>(revenir)</text:p>
            </table:table-cell>
            <table:table-cell table:style-name="ce3" office:value-type="string">
              <text:p>(ritorno)</text:p>
            </table:table-cell>
            <table:table-cell table:style-name="ce3" office:value-type="string">
              <text:p>redu</text:p>
            </table:table-cell>
            <table:table-cell table:style-name="ce3" office:value-type="string">
              <text:p>return</text:p>
            </table:table-cell>
            <table:table-cell table:style-name="ce3" table:formula="of:=VLOOKUP([.G460];[MAJ.A$1:MAJ.B$975];2;0)" office:value-type="string" office:string-value="return">
              <text:p>retur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3">
              <text:p>46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luta</text:p>
            </table:table-cell>
            <table:table-cell table:style-name="ce3" office:value-type="string">
              <text:p>(ruta)</text:p>
            </table:table-cell>
            <table:table-cell table:style-name="ce3" office:value-type="string">
              <text:p>(route)</text:p>
            </table:table-cell>
            <table:table-cell table:style-name="ce3" office:value-type="string">
              <text:p>(itinerario)</text:p>
            </table:table-cell>
            <table:table-cell table:style-name="ce3"/>
            <table:table-cell table:style-name="ce3" office:value-type="string">
              <text:p>route</text:p>
            </table:table-cell>
            <table:table-cell table:style-name="ce3" table:formula="of:=VLOOKUP([.G4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4">
              <text:p>46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tali</text:p>
            </table:table-cell>
            <table:table-cell table:style-name="ce3" office:value-type="string">
              <text:p>(permanecer "quedarse")</text:p>
            </table:table-cell>
            <table:table-cell table:style-name="ce3" office:value-type="string">
              <text:p>(rester 'rester')</text:p>
            </table:table-cell>
            <table:table-cell table:style-name="ce3" office:value-type="string">
              <text:p>(rimani "rimani")</text:p>
            </table:table-cell>
            <table:table-cell table:style-name="ce3"/>
            <table:table-cell table:style-name="ce3" office:value-type="string">
              <text:p>remain ‘stay’</text:p>
            </table:table-cell>
            <table:table-cell table:style-name="ce3" table:formula="of:=VLOOKUP([.G4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1</text:p>
            </table:table-cell>
            <table:table-cell table:style-name="ce3" office:value-type="string">
              <text:p>2 movimiento activo</text:p>
            </table:table-cell>
            <table:table-cell table:style-name="ce3" office:value-type="string">
              <text:p>2 mouvement actif</text:p>
            </table:table-cell>
            <table:table-cell table:style-name="ce3" office:value-type="string">
              <text:p>2 movimenti attivi</text:p>
            </table:table-cell>
            <table:table-cell table:style-name="ce3"/>
            <table:table-cell table:style-name="ce3" office:value-type="string">
              <text:p>2 active movement</text:p>
            </table:table-cell>
            <table:table-cell table:style-name="ce3" table:formula="of:=VLOOKUP([.G4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6">
              <text:p>46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ajra</text:p>
            </table:table-cell>
            <table:table-cell table:style-name="ce3" office:value-type="string">
              <text:p>(correr)</text:p>
            </table:table-cell>
            <table:table-cell table:style-name="ce3" office:value-type="string">
              <text:p>(courir)</text:p>
            </table:table-cell>
            <table:table-cell table:style-name="ce3" office:value-type="string">
              <text:p>(correre)</text:p>
            </table:table-cell>
            <table:table-cell table:style-name="ce3" office:value-type="string">
              <text:p>koru</text:p>
            </table:table-cell>
            <table:table-cell table:style-name="ce3" office:value-type="string">
              <text:p>run</text:p>
            </table:table-cell>
            <table:table-cell table:style-name="ce3" table:formula="of:=VLOOKUP([.G464];[MAJ.A$1:MAJ.B$975];2;0)" office:value-type="string" office:string-value="run">
              <text:p>ru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7">
              <text:p>46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adzu</text:p>
            </table:table-cell>
            <table:table-cell table:style-name="ce3" office:value-type="string">
              <text:p>(caminar)</text:p>
            </table:table-cell>
            <table:table-cell table:style-name="ce3" office:value-type="string">
              <text:p>(marche)</text:p>
            </table:table-cell>
            <table:table-cell table:style-name="ce3" office:value-type="string">
              <text:p>(camminare)</text:p>
            </table:table-cell>
            <table:table-cell table:style-name="ce3" office:value-type="string">
              <text:p>maxu</text:p>
            </table:table-cell>
            <table:table-cell table:style-name="ce3" office:value-type="string">
              <text:p>walk</text:p>
            </table:table-cell>
            <table:table-cell table:style-name="ce3" table:formula="of:=VLOOKUP([.G465];[MAJ.A$1:MAJ.B$975];2;0)" office:value-type="string" office:string-value="walk">
              <text:p>wal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8">
              <text:p>46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pare</text:p>
            </table:table-cell>
            <table:table-cell table:style-name="ce3" office:value-type="string">
              <text:p>(subida)</text:p>
            </table:table-cell>
            <table:table-cell table:style-name="ce3" office:value-type="string">
              <text:p>(montée)</text:p>
            </table:table-cell>
            <table:table-cell table:style-name="ce3" office:value-type="string">
              <text:p>(scalata)</text:p>
            </table:table-cell>
            <table:table-cell table:style-name="ce3"/>
            <table:table-cell table:style-name="ce3" office:value-type="string">
              <text:p>climb</text:p>
            </table:table-cell>
            <table:table-cell table:style-name="ce3" table:formula="of:=VLOOKUP([.G4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9">
              <text:p>46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tapa</text:p>
            </table:table-cell>
            <table:table-cell table:style-name="ce3" office:value-type="string">
              <text:p>(paso)</text:p>
            </table:table-cell>
            <table:table-cell table:style-name="ce3" office:value-type="string">
              <text:p>(étape)</text:p>
            </table:table-cell>
            <table:table-cell table:style-name="ce3" office:value-type="string">
              <text:p>(passo)</text:p>
            </table:table-cell>
            <table:table-cell table:style-name="ce3"/>
            <table:table-cell table:style-name="ce3" office:value-type="string">
              <text:p>step</text:p>
            </table:table-cell>
            <table:table-cell table:style-name="ce3" table:formula="of:=VLOOKUP([.G4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0">
              <text:p>47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lipe</text:p>
            </table:table-cell>
            <table:table-cell table:style-name="ce3" office:value-type="string">
              <text:p>(salto)</text:p>
            </table:table-cell>
            <table:table-cell table:style-name="ce3" office:value-type="string">
              <text:p>(saut)</text:p>
            </table:table-cell>
            <table:table-cell table:style-name="ce3" office:value-type="string">
              <text:p>(salto)</text:p>
            </table:table-cell>
            <table:table-cell table:style-name="ce3"/>
            <table:table-cell table:style-name="ce3" office:value-type="string">
              <text:p>leap</text:p>
            </table:table-cell>
            <table:table-cell table:style-name="ce3" table:formula="of:=VLOOKUP([.G4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1">
              <text:p>47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vofli</text:p>
            </table:table-cell>
            <table:table-cell table:style-name="ce3" office:value-type="string">
              <text:p>(vuelo "volar")</text:p>
            </table:table-cell>
            <table:table-cell table:style-name="ce3" office:value-type="string">
              <text:p>(vol ‘voler’)</text:p>
            </table:table-cell>
            <table:table-cell table:style-name="ce3" office:value-type="string">
              <text:p>(volo "vola")</text:p>
            </table:table-cell>
            <table:table-cell table:style-name="ce3"/>
            <table:table-cell table:style-name="ce3" office:value-type="string">
              <text:p>flight ‘fly’</text:p>
            </table:table-cell>
            <table:table-cell table:style-name="ce3" table:formula="of:=VLOOKUP([.G4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2">
              <text:p>47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imna</text:p>
            </table:table-cell>
            <table:table-cell table:style-name="ce3" office:value-type="string">
              <text:p>(nadar)</text:p>
            </table:table-cell>
            <table:table-cell table:style-name="ce3" office:value-type="string">
              <text:p>(nager)</text:p>
            </table:table-cell>
            <table:table-cell table:style-name="ce3" office:value-type="string">
              <text:p>(nuotare)</text:p>
            </table:table-cell>
            <table:table-cell table:style-name="ce3"/>
            <table:table-cell table:style-name="ce3" office:value-type="string">
              <text:p>swim</text:p>
            </table:table-cell>
            <table:table-cell table:style-name="ce3" table:formula="of:=VLOOKUP([.G4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3">
              <text:p>47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fubu</text:p>
            </table:table-cell>
            <table:table-cell table:style-name="ce3" office:value-type="string">
              <text:p>(inmersión ‘swoop’)</text:p>
            </table:table-cell>
            <table:table-cell table:style-name="ce3" office:value-type="string">
              <text:p>(plongée "swoop")</text:p>
            </table:table-cell>
            <table:table-cell table:style-name="ce3" office:value-type="string">
              <text:p>(immersione "piombare")</text:p>
            </table:table-cell>
            <table:table-cell table:style-name="ce3"/>
            <table:table-cell table:style-name="ce3" office:value-type="string">
              <text:p>dive ‘swoop’</text:p>
            </table:table-cell>
            <table:table-cell table:style-name="ce3" table:formula="of:=VLOOKUP([.G4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4">
              <text:p>47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arna</text:p>
            </table:table-cell>
            <table:table-cell table:style-name="ce3" office:value-type="string">
              <text:p>(giro)</text:p>
            </table:table-cell>
            <table:table-cell table:style-name="ce3" office:value-type="string">
              <text:p>(tour)</text:p>
            </table:table-cell>
            <table:table-cell table:style-name="ce3" office:value-type="string">
              <text:p>(Giro)</text:p>
            </table:table-cell>
            <table:table-cell table:style-name="ce3"/>
            <table:table-cell table:style-name="ce3" office:value-type="string">
              <text:p>turn</text:p>
            </table:table-cell>
            <table:table-cell table:style-name="ce3" table:formula="of:=VLOOKUP([.G4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5">
              <text:p>47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ersi</text:p>
            </table:table-cell>
            <table:table-cell table:style-name="ce3" office:value-type="string">
              <text:p>(perseguir "perseguir")</text:p>
            </table:table-cell>
            <table:table-cell table:style-name="ce3" office:value-type="string">
              <text:p>(poursuivre 'poursuivre')</text:p>
            </table:table-cell>
            <table:table-cell table:style-name="ce3" office:value-type="string">
              <text:p>(insegui "insegui")</text:p>
            </table:table-cell>
            <table:table-cell table:style-name="ce3"/>
            <table:table-cell table:style-name="ce3" office:value-type="string">
              <text:p>chase ‘pursue’</text:p>
            </table:table-cell>
            <table:table-cell table:style-name="ce3" table:formula="of:=VLOOKUP([.G4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6">
              <text:p>47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ivbi</text:p>
            </table:table-cell>
            <table:table-cell table:style-name="ce3" office:value-type="string">
              <text:p>(evitar "evadir")</text:p>
            </table:table-cell>
            <table:table-cell table:style-name="ce3" office:value-type="string">
              <text:p>(évitez "évitez")</text:p>
            </table:table-cell>
            <table:table-cell table:style-name="ce3" office:value-type="string">
              <text:p>(evitare "eludere")</text:p>
            </table:table-cell>
            <table:table-cell table:style-name="ce3"/>
            <table:table-cell table:style-name="ce3" office:value-type="string">
              <text:p>avoid ‘evade’</text:p>
            </table:table-cell>
            <table:table-cell table:style-name="ce3" table:formula="of:=VLOOKUP([.G4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7">
              <text:p>47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agre</text:p>
            </table:table-cell>
            <table:table-cell table:style-name="ce3" office:value-type="string">
              <text:p>(pasar por)</text:p>
            </table:table-cell>
            <table:table-cell table:style-name="ce3" office:value-type="string">
              <text:p>(traverser)</text:p>
            </table:table-cell>
            <table:table-cell table:style-name="ce3" office:value-type="string">
              <text:p>(passa attraverso)</text:p>
            </table:table-cell>
            <table:table-cell table:style-name="ce3"/>
            <table:table-cell table:style-name="ce3" office:value-type="string">
              <text:p>pass through</text:p>
            </table:table-cell>
            <table:table-cell table:style-name="ce3" table:formula="of:=VLOOKUP([.G4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8">
              <text:p>47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kli</text:p>
            </table:table-cell>
            <table:table-cell table:style-name="ce3" office:value-type="string">
              <text:p>(diapositiva "deslizamiento")</text:p>
            </table:table-cell>
            <table:table-cell table:style-name="ce3" office:value-type="string">
              <text:p>(diapositive 'feuillet')</text:p>
            </table:table-cell>
            <table:table-cell table:style-name="ce3" office:value-type="string">
              <text:p>(scorri "slip")</text:p>
            </table:table-cell>
            <table:table-cell table:style-name="ce3"/>
            <table:table-cell table:style-name="ce3" office:value-type="string">
              <text:p>slide ‘slip’</text:p>
            </table:table-cell>
            <table:table-cell table:style-name="ce3" table:formula="of:=VLOOKUP([.G4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9">
              <text:p>47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poja</text:p>
            </table:table-cell>
            <table:table-cell table:style-name="ce3" office:value-type="string">
              <text:p>(explotar)</text:p>
            </table:table-cell>
            <table:table-cell table:style-name="ce3" office:value-type="string">
              <text:p>(exploser)</text:p>
            </table:table-cell>
            <table:table-cell table:style-name="ce3" office:value-type="string">
              <text:p>(esplodere)</text:p>
            </table:table-cell>
            <table:table-cell table:style-name="ce3"/>
            <table:table-cell table:style-name="ce3" office:value-type="string">
              <text:p>explode</text:p>
            </table:table-cell>
            <table:table-cell table:style-name="ce3" table:formula="of:=VLOOKUP([.G4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0">
              <text:p>48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orpi</text:p>
            </table:table-cell>
            <table:table-cell table:style-name="ce3" office:value-type="string">
              <text:p>(rotura)</text:p>
            </table:table-cell>
            <table:table-cell table:style-name="ce3" office:value-type="string">
              <text:p>(Pause)</text:p>
            </table:table-cell>
            <table:table-cell table:style-name="ce3" office:value-type="string">
              <text:p>(rompere)</text:p>
            </table:table-cell>
            <table:table-cell table:style-name="ce3"/>
            <table:table-cell table:style-name="ce3" office:value-type="string">
              <text:p>break</text:p>
            </table:table-cell>
            <table:table-cell table:style-name="ce3" table:formula="of:=VLOOKUP([.G4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1">
              <text:p>48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reja</text:p>
            </table:table-cell>
            <table:table-cell table:style-name="ce3" office:value-type="string">
              <text:p>(untado)</text:p>
            </table:table-cell>
            <table:table-cell table:style-name="ce3" office:value-type="string">
              <text:p>(propager)</text:p>
            </table:table-cell>
            <table:table-cell table:style-name="ce3" office:value-type="string">
              <text:p>(diffusione)</text:p>
            </table:table-cell>
            <table:table-cell table:style-name="ce3"/>
            <table:table-cell table:style-name="ce3" office:value-type="string">
              <text:p>spread</text:p>
            </table:table-cell>
            <table:table-cell table:style-name="ce3" table:formula="of:=VLOOKUP([.G4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2">
              <text:p>48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ikla</text:p>
            </table:table-cell>
            <table:table-cell table:style-name="ce3" office:value-type="string">
              <text:p>(látigo "latir, latigazo")</text:p>
            </table:table-cell>
            <table:table-cell table:style-name="ce3" office:value-type="string">
              <text:p>(fouet 'battre, lash')</text:p>
            </table:table-cell>
            <table:table-cell table:style-name="ce3" office:value-type="string">
              <text:p>(frusta "batti, ciglia")</text:p>
            </table:table-cell>
            <table:table-cell table:style-name="ce3"/>
            <table:table-cell table:style-name="ce3" office:value-type="string">
              <text:p>whip ‘beat, lash’</text:p>
            </table:table-cell>
            <table:table-cell table:style-name="ce3" table:formula="of:=VLOOKUP([.G4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3">
              <text:p>48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gunro</text:p>
            </table:table-cell>
            <table:table-cell table:style-name="ce3" office:value-type="string">
              <text:p>(rodar "nido")</text:p>
            </table:table-cell>
            <table:table-cell table:style-name="ce3" office:value-type="string">
              <text:p>(rouler ‘trundle’)</text:p>
            </table:table-cell>
            <table:table-cell table:style-name="ce3" office:value-type="string">
              <text:p>(roll "trundle")</text:p>
            </table:table-cell>
            <table:table-cell table:style-name="ce3"/>
            <table:table-cell table:style-name="ce3" office:value-type="string">
              <text:p>roll ‘trundle’</text:p>
            </table:table-cell>
            <table:table-cell table:style-name="ce3" table:formula="of:=VLOOKUP([.G4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1</text:p>
            </table:table-cell>
            <table:table-cell table:style-name="ce3" office:value-type="string">
              <text:p>3 equilibrio</text:p>
            </table:table-cell>
            <table:table-cell table:style-name="ce3" office:value-type="string">
              <text:p>3 équilibre</text:p>
            </table:table-cell>
            <table:table-cell table:style-name="ce3" office:value-type="string">
              <text:p>3 equilibrio</text:p>
            </table:table-cell>
            <table:table-cell table:style-name="ce3"/>
            <table:table-cell table:style-name="ce3" office:value-type="string">
              <text:p>3 equilibrium</text:p>
            </table:table-cell>
            <table:table-cell table:style-name="ce3" table:formula="of:=VLOOKUP([.G4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5">
              <text:p>48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zvati</text:p>
            </table:table-cell>
            <table:table-cell table:style-name="ce3" office:value-type="string">
              <text:p>(a)</text:p>
            </table:table-cell>
            <table:table-cell table:style-name="ce3" office:value-type="string">
              <text:p>(à)</text:p>
            </table:table-cell>
            <table:table-cell table:style-name="ce3" office:value-type="string">
              <text:p>(a)</text:p>
            </table:table-cell>
            <table:table-cell table:style-name="ce3" office:value-type="string">
              <text:p>bei</text:p>
            </table:table-cell>
            <table:table-cell table:style-name="ce3" office:value-type="string">
              <text:p>at</text:p>
            </table:table-cell>
            <table:table-cell table:style-name="ce3" table:formula="of:=VLOOKUP([.G483];[MAJ.A$1:MAJ.B$975];2;0)" office:value-type="string" office:string-value="at">
              <text:p>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6">
              <text:p>48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anxe</text:p>
            </table:table-cell>
            <table:table-cell table:style-name="ce3" office:value-type="string">
              <text:p>(equilibrar)</text:p>
            </table:table-cell>
            <table:table-cell table:style-name="ce3" office:value-type="string">
              <text:p>(équilibre)</text:p>
            </table:table-cell>
            <table:table-cell table:style-name="ce3" office:value-type="string">
              <text:p>(equilibrio)</text:p>
            </table:table-cell>
            <table:table-cell table:style-name="ce3"/>
            <table:table-cell table:style-name="ce3" office:value-type="string">
              <text:p>balance</text:p>
            </table:table-cell>
            <table:table-cell table:style-name="ce3" table:formula="of:=VLOOKUP([.G4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7">
              <text:p>48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ando</text:p>
            </table:table-cell>
            <table:table-cell table:style-name="ce3" office:value-type="string">
              <text:p>(ocioso)</text:p>
            </table:table-cell>
            <table:table-cell table:style-name="ce3" office:value-type="string">
              <text:p>(tourner au ralenti)</text:p>
            </table:table-cell>
            <table:table-cell table:style-name="ce3" office:value-type="string">
              <text:p>(inattivo)</text:p>
            </table:table-cell>
            <table:table-cell table:style-name="ce3"/>
            <table:table-cell table:style-name="ce3" office:value-type="string">
              <text:p>idle</text:p>
            </table:table-cell>
            <table:table-cell table:style-name="ce3" table:formula="of:=VLOOKUP([.G4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8">
              <text:p>48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vreta</text:p>
            </table:table-cell>
            <table:table-cell table:style-name="ce3" office:value-type="string">
              <text:p>(reclinado "descanso")</text:p>
            </table:table-cell>
            <table:table-cell table:style-name="ce3" office:value-type="string">
              <text:p>(reposant)</text:p>
            </table:table-cell>
            <table:table-cell table:style-name="ce3" office:value-type="string">
              <text:p>("riposo" reclinabile)</text:p>
            </table:table-cell>
            <table:table-cell table:style-name="ce3"/>
            <table:table-cell table:style-name="ce3" office:value-type="string">
              <text:p>reclining ‘rest’</text:p>
            </table:table-cell>
            <table:table-cell table:style-name="ce3" table:formula="of:=VLOOKUP([.G4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9">
              <text:p>48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rji</text:p>
            </table:table-cell>
            <table:table-cell table:style-name="ce3" office:value-type="string">
              <text:p>(apoyo)</text:p>
            </table:table-cell>
            <table:table-cell table:style-name="ce3" office:value-type="string">
              <text:p>(soutien)</text:p>
            </table:table-cell>
            <table:table-cell table:style-name="ce3" office:value-type="string">
              <text:p>(supporto)</text:p>
            </table:table-cell>
            <table:table-cell table:style-name="ce3"/>
            <table:table-cell table:style-name="ce3" office:value-type="string">
              <text:p>support</text:p>
            </table:table-cell>
            <table:table-cell table:style-name="ce3" table:formula="of:=VLOOKUP([.G4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0">
              <text:p>49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ulta</text:p>
            </table:table-cell>
            <table:table-cell table:style-name="ce3" office:value-type="string">
              <text:p>(flotador)</text:p>
            </table:table-cell>
            <table:table-cell table:style-name="ce3" office:value-type="string">
              <text:p>(flotte)</text:p>
            </table:table-cell>
            <table:table-cell table:style-name="ce3" office:value-type="string">
              <text:p>(galleggiante)</text:p>
            </table:table-cell>
            <table:table-cell table:style-name="ce3"/>
            <table:table-cell table:style-name="ce3" office:value-type="string">
              <text:p>float</text:p>
            </table:table-cell>
            <table:table-cell table:style-name="ce3" table:formula="of:=VLOOKUP([.G4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1">
              <text:p>49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andu</text:p>
            </table:table-cell>
            <table:table-cell table:style-name="ce3" office:value-type="string">
              <text:p>(cuelgue "cuelgue, suspenda")</text:p>
            </table:table-cell>
            <table:table-cell table:style-name="ce3" office:value-type="string">
              <text:p>(accrocher, suspendre)</text:p>
            </table:table-cell>
            <table:table-cell table:style-name="ce3" office:value-type="string">
              <text:p>(appendi "ciondola, sospendi")</text:p>
            </table:table-cell>
            <table:table-cell table:style-name="ce3"/>
            <table:table-cell table:style-name="ce3" office:value-type="string">
              <text:p>hang ‘dangle, suspend’</text:p>
            </table:table-cell>
            <table:table-cell table:style-name="ce3" table:formula="of:=VLOOKUP([.G4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2">
              <text:p>49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inru</text:p>
            </table:table-cell>
            <table:table-cell table:style-name="ce3" office:value-type="string">
              <text:p>(sumergirse)</text:p>
            </table:table-cell>
            <table:table-cell table:style-name="ce3" office:value-type="string">
              <text:p>(immerger)</text:p>
            </table:table-cell>
            <table:table-cell table:style-name="ce3" office:value-type="string">
              <text:p>(immergere)</text:p>
            </table:table-cell>
            <table:table-cell table:style-name="ce3"/>
            <table:table-cell table:style-name="ce3" office:value-type="string">
              <text:p>immerse</text:p>
            </table:table-cell>
            <table:table-cell table:style-name="ce3" table:formula="of:=VLOOKUP([.G4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3">
              <text:p>49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zutse</text:p>
            </table:table-cell>
            <table:table-cell table:style-name="ce3" office:value-type="string">
              <text:p>(sentar)</text:p>
            </table:table-cell>
            <table:table-cell table:style-name="ce3" office:value-type="string">
              <text:p>(asseoir)</text:p>
            </table:table-cell>
            <table:table-cell table:style-name="ce3" office:value-type="string">
              <text:p>(sedersi)</text:p>
            </table:table-cell>
            <table:table-cell table:style-name="ce3" office:value-type="string">
              <text:p>situ</text:p>
            </table:table-cell>
            <table:table-cell table:style-name="ce3" office:value-type="string">
              <text:p>sit</text:p>
            </table:table-cell>
            <table:table-cell table:style-name="ce3" table:formula="of:=VLOOKUP([.G491];[MAJ.A$1:MAJ.B$975];2;0)" office:value-type="string" office:string-value="site">
              <text:p>si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4">
              <text:p>49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nli</text:p>
            </table:table-cell>
            <table:table-cell table:style-name="ce3" office:value-type="string">
              <text:p>(estar)</text:p>
            </table:table-cell>
            <table:table-cell table:style-name="ce3" office:value-type="string">
              <text:p>(supporter)</text:p>
            </table:table-cell>
            <table:table-cell table:style-name="ce3" office:value-type="string">
              <text:p>(In piedi)</text:p>
            </table:table-cell>
            <table:table-cell table:style-name="ce3"/>
            <table:table-cell table:style-name="ce3" office:value-type="string">
              <text:p>stand</text:p>
            </table:table-cell>
            <table:table-cell table:style-name="ce3" table:formula="of:=VLOOKUP([.G4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1</text:p>
            </table:table-cell>
            <table:table-cell table:style-name="ce3" office:value-type="string">
              <text:p>4 movimiento pasivo</text:p>
            </table:table-cell>
            <table:table-cell table:style-name="ce3" office:value-type="string">
              <text:p>4 mouvement passif</text:p>
            </table:table-cell>
            <table:table-cell table:style-name="ce3" office:value-type="string">
              <text:p>4 movimento passivo</text:p>
            </table:table-cell>
            <table:table-cell table:style-name="ce3"/>
            <table:table-cell table:style-name="ce3" office:value-type="string">
              <text:p>4 passive motion</text:p>
            </table:table-cell>
            <table:table-cell table:style-name="ce3" table:formula="of:=VLOOKUP([.G4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6">
              <text:p>49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arlu</text:p>
            </table:table-cell>
            <table:table-cell table:style-name="ce3" office:value-type="string">
              <text:p>(otoño)</text:p>
            </table:table-cell>
            <table:table-cell table:style-name="ce3" office:value-type="string">
              <text:p>(tomber)</text:p>
            </table:table-cell>
            <table:table-cell table:style-name="ce3" office:value-type="string">
              <text:p>(autunno)</text:p>
            </table:table-cell>
            <table:table-cell table:style-name="ce3" office:value-type="string">
              <text:p>kyzu</text:p>
            </table:table-cell>
            <table:table-cell table:style-name="ce3" office:value-type="string">
              <text:p>fall</text:p>
            </table:table-cell>
            <table:table-cell table:style-name="ce3" table:formula="of:=VLOOKUP([.G494];[MAJ.A$1:MAJ.B$975];2;0)" office:value-type="string" office:string-value="fall">
              <text:p>fa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7">
              <text:p>49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torni</text:p>
            </table:table-cell>
            <table:table-cell table:style-name="ce3" office:value-type="string">
              <text:p>(giro ‘torsión’)</text:p>
            </table:table-cell>
            <table:table-cell table:style-name="ce3" office:value-type="string">
              <text:p>(torsion ‘torsion’)</text:p>
            </table:table-cell>
            <table:table-cell table:style-name="ce3" office:value-type="string">
              <text:p>(attorciglia "torsione")</text:p>
            </table:table-cell>
            <table:table-cell table:style-name="ce3"/>
            <table:table-cell table:style-name="ce3" office:value-type="string">
              <text:p>twist ‘torsion’</text:p>
            </table:table-cell>
            <table:table-cell table:style-name="ce3" table:formula="of:=VLOOKUP([.G4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8">
              <text:p>49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lilu</text:p>
            </table:table-cell>
            <table:table-cell table:style-name="ce3" office:value-type="string">
              <text:p>(oscilar)</text:p>
            </table:table-cell>
            <table:table-cell table:style-name="ce3" office:value-type="string">
              <text:p>(osciller)</text:p>
            </table:table-cell>
            <table:table-cell table:style-name="ce3" office:value-type="string">
              <text:p>(oscillare)</text:p>
            </table:table-cell>
            <table:table-cell table:style-name="ce3"/>
            <table:table-cell table:style-name="ce3" office:value-type="string">
              <text:p>oscillate</text:p>
            </table:table-cell>
            <table:table-cell table:style-name="ce3" table:formula="of:=VLOOKUP([.G4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9">
              <text:p>49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lecu</text:p>
            </table:table-cell>
            <table:table-cell table:style-name="ce3" office:value-type="string">
              <text:p>(flujo ‘flush’)</text:p>
            </table:table-cell>
            <table:table-cell table:style-name="ce3" office:value-type="string">
              <text:p>(flux ‘flush’)</text:p>
            </table:table-cell>
            <table:table-cell table:style-name="ce3" office:value-type="string">
              <text:p>(flusso "flush")</text:p>
            </table:table-cell>
            <table:table-cell table:style-name="ce3"/>
            <table:table-cell table:style-name="ce3" office:value-type="string">
              <text:p>flow ‘flush’</text:p>
            </table:table-cell>
            <table:table-cell table:style-name="ce3" table:formula="of:=VLOOKUP([.G4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0">
              <text:p>50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etce</text:p>
            </table:table-cell>
            <table:table-cell table:style-name="ce3" office:value-type="string">
              <text:p>(chorro)</text:p>
            </table:table-cell>
            <table:table-cell table:style-name="ce3" office:value-type="string">
              <text:p>(jet)</text:p>
            </table:table-cell>
            <table:table-cell table:style-name="ce3" office:value-type="string">
              <text:p>(Jet)</text:p>
            </table:table-cell>
            <table:table-cell table:style-name="ce3"/>
            <table:table-cell table:style-name="ce3" office:value-type="string">
              <text:p>jet</text:p>
            </table:table-cell>
            <table:table-cell table:style-name="ce3" table:formula="of:=VLOOKUP([.G4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2</text:p>
            </table:table-cell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3" office:value-type="string">
              <text:p>huma</text:p>
            </table:table-cell>
            <table:table-cell table:style-name="ce3" office:value-type="string">
              <text:p>manipulating objects</text:p>
            </table:table-cell>
            <table:table-cell table:style-name="ce3" table:formula="of:=VLOOKUP([.G499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2">
              <text:p>50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galfi</text:p>
            </table:table-cell>
            <table:table-cell table:style-name="ce3" office:value-type="string">
              <text:p>(modificar "alterar")</text:p>
            </table:table-cell>
            <table:table-cell table:style-name="ce3" office:value-type="string">
              <text:p>(modifier 'alter')</text:p>
            </table:table-cell>
            <table:table-cell table:style-name="ce3" office:value-type="string">
              <text:p>(modifica "alter")</text:p>
            </table:table-cell>
            <table:table-cell table:style-name="ce3"/>
            <table:table-cell table:style-name="ce3" office:value-type="string">
              <text:p>modify ‘alter’</text:p>
            </table:table-cell>
            <table:table-cell table:style-name="ce3" table:formula="of:=VLOOKUP([.G5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3">
              <text:p>50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isku</text:p>
            </table:table-cell>
            <table:table-cell table:style-name="ce3" office:value-type="string">
              <text:p>(buscar)</text:p>
            </table:table-cell>
            <table:table-cell table:style-name="ce3" office:value-type="string">
              <text:p>(chercher)</text:p>
            </table:table-cell>
            <table:table-cell table:style-name="ce3" office:value-type="string">
              <text:p>(cercare)</text:p>
            </table:table-cell>
            <table:table-cell table:style-name="ce3"/>
            <table:table-cell table:style-name="ce3" office:value-type="string">
              <text:p>seek</text:p>
            </table:table-cell>
            <table:table-cell table:style-name="ce3" table:formula="of:=VLOOKUP([.G5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4">
              <text:p>50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maji</text:p>
            </table:table-cell>
            <table:table-cell table:style-name="ce3" office:value-type="string">
              <text:p>(reunir)</text:p>
            </table:table-cell>
            <table:table-cell table:style-name="ce3" office:value-type="string">
              <text:p>(recueillir)</text:p>
            </table:table-cell>
            <table:table-cell table:style-name="ce3" office:value-type="string">
              <text:p>(raccogliere)</text:p>
            </table:table-cell>
            <table:table-cell table:style-name="ce3"/>
            <table:table-cell table:style-name="ce3" office:value-type="string">
              <text:p>gather</text:p>
            </table:table-cell>
            <table:table-cell table:style-name="ce3" table:formula="of:=VLOOKUP([.G5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5">
              <text:p>50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bji</text:p>
            </table:table-cell>
            <table:table-cell table:style-name="ce3" office:value-type="string">
              <text:p>(proporcionar "suministro")</text:p>
            </table:table-cell>
            <table:table-cell table:style-name="ce3" office:value-type="string">
              <text:p>(fournir ‘fourniture’)</text:p>
            </table:table-cell>
            <table:table-cell table:style-name="ce3" office:value-type="string">
              <text:p>(fornire "offerta")</text:p>
            </table:table-cell>
            <table:table-cell table:style-name="ce3"/>
            <table:table-cell table:style-name="ce3" office:value-type="string">
              <text:p>provide ‘supply’</text:p>
            </table:table-cell>
            <table:table-cell table:style-name="ce3" table:formula="of:=VLOOKUP([.G5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6">
              <text:p>50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atri</text:p>
            </table:table-cell>
            <table:table-cell table:style-name="ce3" office:value-type="string">
              <text:p>(distribuir)</text:p>
            </table:table-cell>
            <table:table-cell table:style-name="ce3" office:value-type="string">
              <text:p>(distribuer)</text:p>
            </table:table-cell>
            <table:table-cell table:style-name="ce3" office:value-type="string">
              <text:p>(distribuire)</text:p>
            </table:table-cell>
            <table:table-cell table:style-name="ce3"/>
            <table:table-cell table:style-name="ce3" office:value-type="string">
              <text:p>distribute</text:p>
            </table:table-cell>
            <table:table-cell table:style-name="ce3" table:formula="of:=VLOOKUP([.G5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7">
              <text:p>50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fendi</text:p>
            </table:table-cell>
            <table:table-cell table:style-name="ce3" office:value-type="string">
              <text:p>(dividir)</text:p>
            </table:table-cell>
            <table:table-cell table:style-name="ce3" office:value-type="string">
              <text:p>(diviser)</text:p>
            </table:table-cell>
            <table:table-cell table:style-name="ce3" office:value-type="string">
              <text:p>(dividere)</text:p>
            </table:table-cell>
            <table:table-cell table:style-name="ce3"/>
            <table:table-cell table:style-name="ce3" office:value-type="string">
              <text:p>divide</text:p>
            </table:table-cell>
            <table:table-cell table:style-name="ce3" table:formula="of:=VLOOKUP([.G5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2</text:p>
            </table:table-cell>
            <table:table-cell table:style-name="ce3" office:value-type="string">
              <text:p>1 movimiento</text:p>
            </table:table-cell>
            <table:table-cell table:style-name="ce3" office:value-type="string">
              <text:p>1 déménagement</text:p>
            </table:table-cell>
            <table:table-cell table:style-name="ce3" office:value-type="string">
              <text:p>1 mossa</text:p>
            </table:table-cell>
            <table:table-cell table:style-name="ce3"/>
            <table:table-cell table:style-name="ce3" office:value-type="string">
              <text:p>1 move</text:p>
            </table:table-cell>
            <table:table-cell table:style-name="ce3" table:formula="of:=VLOOKUP([.G5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9">
              <text:p>50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imxu</text:p>
            </table:table-cell>
            <table:table-cell table:style-name="ce3" office:value-type="string">
              <text:p>(mutuo)</text:p>
            </table:table-cell>
            <table:table-cell table:style-name="ce3" office:value-type="string">
              <text:p>(mutuel)</text:p>
            </table:table-cell>
            <table:table-cell table:style-name="ce3" office:value-type="string">
              <text:p>(reciproco)</text:p>
            </table:table-cell>
            <table:table-cell table:style-name="ce3"/>
            <table:table-cell table:style-name="ce3" office:value-type="string">
              <text:p>mutual</text:p>
            </table:table-cell>
            <table:table-cell table:style-name="ce3" table:formula="of:=VLOOKUP([.G5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0">
              <text:p>51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muvdu</text:p>
            </table:table-cell>
            <table:table-cell table:style-name="ce3" office:value-type="string">
              <text:p>(moverse)</text:p>
            </table:table-cell>
            <table:table-cell table:style-name="ce3" office:value-type="string">
              <text:p>(bouge toi)</text:p>
            </table:table-cell>
            <table:table-cell table:style-name="ce3" office:value-type="string">
              <text:p>(mossa)</text:p>
            </table:table-cell>
            <table:table-cell table:style-name="ce3"/>
            <table:table-cell table:style-name="ce3" office:value-type="string">
              <text:p>move</text:p>
            </table:table-cell>
            <table:table-cell table:style-name="ce3" table:formula="of:=VLOOKUP([.G5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1">
              <text:p>51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alte</text:p>
            </table:table-cell>
            <table:table-cell table:style-name="ce3" office:value-type="string">
              <text:p>(conservar)</text:p>
            </table:table-cell>
            <table:table-cell table:style-name="ce3" office:value-type="string">
              <text:p>(conserver)</text:p>
            </table:table-cell>
            <table:table-cell table:style-name="ce3" office:value-type="string">
              <text:p>(Trattenere)</text:p>
            </table:table-cell>
            <table:table-cell table:style-name="ce3"/>
            <table:table-cell table:style-name="ce3" office:value-type="string">
              <text:p>retain</text:p>
            </table:table-cell>
            <table:table-cell table:style-name="ce3" table:formula="of:=VLOOKUP([.G5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2">
              <text:p>51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gari</text:p>
            </table:table-cell>
            <table:table-cell table:style-name="ce3" office:value-type="string">
              <text:p>(agarrar ‘agarre’)</text:p>
            </table:table-cell>
            <table:table-cell table:style-name="ce3" office:value-type="string">
              <text:p>(saisir ‘grip’)</text:p>
            </table:table-cell>
            <table:table-cell table:style-name="ce3" office:value-type="string">
              <text:p>(afferrare "grip")</text:p>
            </table:table-cell>
            <table:table-cell table:style-name="ce3"/>
            <table:table-cell table:style-name="ce3" office:value-type="string">
              <text:p>grasp ‘grip’</text:p>
            </table:table-cell>
            <table:table-cell table:style-name="ce3" table:formula="of:=VLOOKUP([.G5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3">
              <text:p>51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evri</text:p>
            </table:table-cell>
            <table:table-cell table:style-name="ce3" office:value-type="string">
              <text:p>(llevar ‘oso’)</text:p>
            </table:table-cell>
            <table:table-cell table:style-name="ce3" office:value-type="string">
              <text:p>(porter ‘ours’)</text:p>
            </table:table-cell>
            <table:table-cell table:style-name="ce3" office:value-type="string">
              <text:p>(porta "orso")</text:p>
            </table:table-cell>
            <table:table-cell table:style-name="ce3"/>
            <table:table-cell table:style-name="ce3" office:value-type="string">
              <text:p>carry ‘bear’</text:p>
            </table:table-cell>
            <table:table-cell table:style-name="ce3" table:formula="of:=VLOOKUP([.G5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4">
              <text:p>51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enro</text:p>
            </table:table-cell>
            <table:table-cell table:style-name="ce3" office:value-type="string">
              <text:p>(lanzar)</text:p>
            </table:table-cell>
            <table:table-cell table:style-name="ce3" office:value-type="string">
              <text:p>(jeter)</text:p>
            </table:table-cell>
            <table:table-cell table:style-name="ce3" office:value-type="string">
              <text:p>(gettare)</text:p>
            </table:table-cell>
            <table:table-cell table:style-name="ce3"/>
            <table:table-cell table:style-name="ce3" office:value-type="string">
              <text:p>throw</text:p>
            </table:table-cell>
            <table:table-cell table:style-name="ce3" table:formula="of:=VLOOKUP([.G5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5">
              <text:p>51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ecla</text:p>
            </table:table-cell>
            <table:table-cell table:style-name="ce3" office:value-type="string">
              <text:p>(lanzacohetes)</text:p>
            </table:table-cell>
            <table:table-cell table:style-name="ce3" office:value-type="string">
              <text:p>(lanceur)</text:p>
            </table:table-cell>
            <table:table-cell table:style-name="ce3" office:value-type="string">
              <text:p>(Lanciatore)</text:p>
            </table:table-cell>
            <table:table-cell table:style-name="ce3"/>
            <table:table-cell table:style-name="ce3" office:value-type="string">
              <text:p>launcher</text:p>
            </table:table-cell>
            <table:table-cell table:style-name="ce3" table:formula="of:=VLOOKUP([.G5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6">
              <text:p>51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unji</text:p>
            </table:table-cell>
            <table:table-cell table:style-name="ce3" office:value-type="string">
              <text:p>(poner)</text:p>
            </table:table-cell>
            <table:table-cell table:style-name="ce3" office:value-type="string">
              <text:p>(mettre)</text:p>
            </table:table-cell>
            <table:table-cell table:style-name="ce3" office:value-type="string">
              <text:p>(mettere)</text:p>
            </table:table-cell>
            <table:table-cell table:style-name="ce3" office:value-type="string">
              <text:p>ponu</text:p>
            </table:table-cell>
            <table:table-cell table:style-name="ce3" office:value-type="string">
              <text:p>put</text:p>
            </table:table-cell>
            <table:table-cell table:style-name="ce3" table:formula="of:=VLOOKUP([.G5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7">
              <text:p>51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afti</text:p>
            </table:table-cell>
            <table:table-cell table:style-name="ce3" office:value-type="string">
              <text:p>(levantar)</text:p>
            </table:table-cell>
            <table:table-cell table:style-name="ce3" office:value-type="string">
              <text:p>(ascenseur)</text:p>
            </table:table-cell>
            <table:table-cell table:style-name="ce3" office:value-type="string">
              <text:p>(sollevamento)</text:p>
            </table:table-cell>
            <table:table-cell table:style-name="ce3"/>
            <table:table-cell table:style-name="ce3" office:value-type="string">
              <text:p>lift</text:p>
            </table:table-cell>
            <table:table-cell table:style-name="ce3" table:formula="of:=VLOOKUP([.G5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8">
              <text:p>51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etca</text:p>
            </table:table-cell>
            <table:table-cell table:style-name="ce3" office:value-type="string">
              <text:p>(insertar)</text:p>
            </table:table-cell>
            <table:table-cell table:style-name="ce3" office:value-type="string">
              <text:p>(insérer)</text:p>
            </table:table-cell>
            <table:table-cell table:style-name="ce3" office:value-type="string">
              <text:p>(inserire)</text:p>
            </table:table-cell>
            <table:table-cell table:style-name="ce3"/>
            <table:table-cell table:style-name="ce3" office:value-type="string">
              <text:p>insert</text:p>
            </table:table-cell>
            <table:table-cell table:style-name="ce3" table:formula="of:=VLOOKUP([.G5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9">
              <text:p>51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atke</text:p>
            </table:table-cell>
            <table:table-cell table:style-name="ce3" office:value-type="string">
              <text:p>(empujón)</text:p>
            </table:table-cell>
            <table:table-cell table:style-name="ce3" office:value-type="string">
              <text:p>(pousser)</text:p>
            </table:table-cell>
            <table:table-cell table:style-name="ce3" office:value-type="string">
              <text:p>(Spinta)</text:p>
            </table:table-cell>
            <table:table-cell table:style-name="ce3"/>
            <table:table-cell table:style-name="ce3" office:value-type="string">
              <text:p>shove</text:p>
            </table:table-cell>
            <table:table-cell table:style-name="ce3" table:formula="of:=VLOOKUP([.G5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0">
              <text:p>52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inju</text:p>
            </table:table-cell>
            <table:table-cell table:style-name="ce3" office:value-type="string">
              <text:p>(contener)</text:p>
            </table:table-cell>
            <table:table-cell table:style-name="ce3" office:value-type="string">
              <text:p>(restreindre)</text:p>
            </table:table-cell>
            <table:table-cell table:style-name="ce3" office:value-type="string">
              <text:p>(Trattenere)</text:p>
            </table:table-cell>
            <table:table-cell table:style-name="ce3"/>
            <table:table-cell table:style-name="ce3" office:value-type="string">
              <text:p>restrain</text:p>
            </table:table-cell>
            <table:table-cell table:style-name="ce3" table:formula="of:=VLOOKUP([.G5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1">
              <text:p>52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anre</text:p>
            </table:table-cell>
            <table:table-cell table:style-name="ce3" office:value-type="string">
              <text:p>(presión)</text:p>
            </table:table-cell>
            <table:table-cell table:style-name="ce3" office:value-type="string">
              <text:p>(pression)</text:p>
            </table:table-cell>
            <table:table-cell table:style-name="ce3" office:value-type="string">
              <text:p>(pressione)</text:p>
            </table:table-cell>
            <table:table-cell table:style-name="ce3"/>
            <table:table-cell table:style-name="ce3" office:value-type="string">
              <text:p>pressure</text:p>
            </table:table-cell>
            <table:table-cell table:style-name="ce3" table:formula="of:=VLOOKUP([.G5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2">
              <text:p>52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esku</text:p>
            </table:table-cell>
            <table:table-cell table:style-name="ce3" office:value-type="string">
              <text:p>(sacudir)</text:p>
            </table:table-cell>
            <table:table-cell table:style-name="ce3" office:value-type="string">
              <text:p>(secouer)</text:p>
            </table:table-cell>
            <table:table-cell table:style-name="ce3" office:value-type="string">
              <text:p>(Agitare)</text:p>
            </table:table-cell>
            <table:table-cell table:style-name="ce3"/>
            <table:table-cell table:style-name="ce3" office:value-type="string">
              <text:p>shake</text:p>
            </table:table-cell>
            <table:table-cell table:style-name="ce3" table:formula="of:=VLOOKUP([.G5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3">
              <text:p>52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anli</text:p>
            </table:table-cell>
            <table:table-cell table:style-name="ce3" office:value-type="string">
              <text:p>(chocar)</text:p>
            </table:table-cell>
            <table:table-cell table:style-name="ce3" office:value-type="string">
              <text:p>(entrer en collision)</text:p>
            </table:table-cell>
            <table:table-cell table:style-name="ce3" office:value-type="string">
              <text:p>(Collide)</text:p>
            </table:table-cell>
            <table:table-cell table:style-name="ce3"/>
            <table:table-cell table:style-name="ce3" office:value-type="string">
              <text:p>collide</text:p>
            </table:table-cell>
            <table:table-cell table:style-name="ce3" table:formula="of:=VLOOKUP([.G5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4">
              <text:p>52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tunlo</text:p>
            </table:table-cell>
            <table:table-cell table:style-name="ce3" office:value-type="string">
              <text:p>(golondrina)</text:p>
            </table:table-cell>
            <table:table-cell table:style-name="ce3" office:value-type="string">
              <text:p>(avaler)</text:p>
            </table:table-cell>
            <table:table-cell table:style-name="ce3" office:value-type="string">
              <text:p>(ingoiare)</text:p>
            </table:table-cell>
            <table:table-cell table:style-name="ce3"/>
            <table:table-cell table:style-name="ce3" office:value-type="string">
              <text:p>swallow</text:p>
            </table:table-cell>
            <table:table-cell table:style-name="ce3" table:formula="of:=VLOOKUP([.G5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5">
              <text:p>52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aspo</text:p>
            </table:table-cell>
            <table:table-cell table:style-name="ce3" office:value-type="string">
              <text:p>(destruir "despojar")</text:p>
            </table:table-cell>
            <table:table-cell table:style-name="ce3" office:value-type="string">
              <text:p>(détruire «spoliation»)</text:p>
            </table:table-cell>
            <table:table-cell table:style-name="ce3" office:value-type="string">
              <text:p>(distruggi "despoil")</text:p>
            </table:table-cell>
            <table:table-cell table:style-name="ce3"/>
            <table:table-cell table:style-name="ce3" office:value-type="string">
              <text:p>destroy ‘despoil’</text:p>
            </table:table-cell>
            <table:table-cell table:style-name="ce3" table:formula="of:=VLOOKUP([.G5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6">
              <text:p>52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kavbu</text:p>
            </table:table-cell>
            <table:table-cell table:style-name="ce3" office:value-type="string">
              <text:p>(capturar "capturar")</text:p>
            </table:table-cell>
            <table:table-cell table:style-name="ce3" office:value-type="string">
              <text:p>(capture ‘catch’)</text:p>
            </table:table-cell>
            <table:table-cell table:style-name="ce3" office:value-type="string">
              <text:p>(cattura "cattura")</text:p>
            </table:table-cell>
            <table:table-cell table:style-name="ce3"/>
            <table:table-cell table:style-name="ce3" office:value-type="string">
              <text:p>capture ‘catch’</text:p>
            </table:table-cell>
            <table:table-cell table:style-name="ce3" table:formula="of:=VLOOKUP([.G5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7">
              <text:p>52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lacpu</text:p>
            </table:table-cell>
            <table:table-cell table:style-name="ce3" office:value-type="string">
              <text:p>(Halar)</text:p>
            </table:table-cell>
            <table:table-cell table:style-name="ce3" office:value-type="string">
              <text:p>(tirer)</text:p>
            </table:table-cell>
            <table:table-cell table:style-name="ce3" office:value-type="string">
              <text:p>(Tirare)</text:p>
            </table:table-cell>
            <table:table-cell table:style-name="ce3" office:value-type="string">
              <text:p>tiru</text:p>
            </table:table-cell>
            <table:table-cell table:style-name="ce3" office:value-type="string">
              <text:p>pull</text:p>
            </table:table-cell>
            <table:table-cell table:style-name="ce3" table:formula="of:=VLOOKUP([.G525];[MAJ.A$1:MAJ.B$975];2;0)" office:value-type="string" office:string-value="pull">
              <text:p>pu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2</text:p>
            </table:table-cell>
            <table:table-cell table:style-name="ce3" office:value-type="string">
              <text:p>2 superficie</text:p>
            </table:table-cell>
            <table:table-cell table:style-name="ce3" office:value-type="string">
              <text:p>2 surface</text:p>
            </table:table-cell>
            <table:table-cell table:style-name="ce3" office:value-type="string">
              <text:p>2 superficie</text:p>
            </table:table-cell>
            <table:table-cell table:style-name="ce3"/>
            <table:table-cell table:style-name="ce3" office:value-type="string">
              <text:p>2 surface</text:p>
            </table:table-cell>
            <table:table-cell table:style-name="ce3" table:formula="of:=VLOOKUP([.G5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9">
              <text:p>52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inba</text:p>
            </table:table-cell>
            <table:table-cell table:style-name="ce3" office:value-type="string">
              <text:p>(beso ‘autobuses’)</text:p>
            </table:table-cell>
            <table:table-cell table:style-name="ce3" office:value-type="string">
              <text:p>(bisou)</text:p>
            </table:table-cell>
            <table:table-cell table:style-name="ce3" office:value-type="string">
              <text:p>(bacio "buss")</text:p>
            </table:table-cell>
            <table:table-cell table:style-name="ce3"/>
            <table:table-cell table:style-name="ce3" office:value-type="string">
              <text:p>kiss ‘buss’</text:p>
            </table:table-cell>
            <table:table-cell table:style-name="ce3" table:formula="of:=VLOOKUP([.G5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0">
              <text:p>53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encu</text:p>
            </table:table-cell>
            <table:table-cell table:style-name="ce3" office:value-type="string">
              <text:p>(toque)</text:p>
            </table:table-cell>
            <table:table-cell table:style-name="ce3" office:value-type="string">
              <text:p>(toucher)</text:p>
            </table:table-cell>
            <table:table-cell table:style-name="ce3" office:value-type="string">
              <text:p>(toccare)</text:p>
            </table:table-cell>
            <table:table-cell table:style-name="ce3" office:value-type="string">
              <text:p>toky</text:p>
            </table:table-cell>
            <table:table-cell table:style-name="ce3" office:value-type="string">
              <text:p>touch</text:p>
            </table:table-cell>
            <table:table-cell table:style-name="ce3" table:formula="of:=VLOOKUP([.G528];[MAJ.A$1:MAJ.B$975];2;0)" office:value-type="string" office:string-value="touch">
              <text:p>touc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1">
              <text:p>53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darxi</text:p>
            </table:table-cell>
            <table:table-cell table:style-name="ce3" office:value-type="string">
              <text:p>(golpear)</text:p>
            </table:table-cell>
            <table:table-cell table:style-name="ce3" office:value-type="string">
              <text:p>(frappé)</text:p>
            </table:table-cell>
            <table:table-cell table:style-name="ce3" office:value-type="string">
              <text:p>(colpire)</text:p>
            </table:table-cell>
            <table:table-cell table:style-name="ce3"/>
            <table:table-cell table:style-name="ce3" office:value-type="string">
              <text:p>hit</text:p>
            </table:table-cell>
            <table:table-cell table:style-name="ce3" table:formula="of:=VLOOKUP([.G5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2">
              <text:p>53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atci</text:p>
            </table:table-cell>
            <table:table-cell table:style-name="ce3" office:value-type="string">
              <text:p>(mordedura)</text:p>
            </table:table-cell>
            <table:table-cell table:style-name="ce3" office:value-type="string">
              <text:p>(mordre)</text:p>
            </table:table-cell>
            <table:table-cell table:style-name="ce3" office:value-type="string">
              <text:p>(mordere)</text:p>
            </table:table-cell>
            <table:table-cell table:style-name="ce3"/>
            <table:table-cell table:style-name="ce3" office:value-type="string">
              <text:p>bite</text:p>
            </table:table-cell>
            <table:table-cell table:style-name="ce3" table:formula="of:=VLOOKUP([.G5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3">
              <text:p>53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raku</text:p>
            </table:table-cell>
            <table:table-cell table:style-name="ce3" office:value-type="string">
              <text:p>(rasguño)</text:p>
            </table:table-cell>
            <table:table-cell table:style-name="ce3" office:value-type="string">
              <text:p>(rayure)</text:p>
            </table:table-cell>
            <table:table-cell table:style-name="ce3" office:value-type="string">
              <text:p>(graffiare)</text:p>
            </table:table-cell>
            <table:table-cell table:style-name="ce3"/>
            <table:table-cell table:style-name="ce3" office:value-type="string">
              <text:p>scratch</text:p>
            </table:table-cell>
            <table:table-cell table:style-name="ce3" table:formula="of:=VLOOKUP([.G5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4">
              <text:p>53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guska</text:p>
            </table:table-cell>
            <table:table-cell table:style-name="ce3" office:value-type="string">
              <text:p>(raspar)</text:p>
            </table:table-cell>
            <table:table-cell table:style-name="ce3" office:value-type="string">
              <text:p>(rayer)</text:p>
            </table:table-cell>
            <table:table-cell table:style-name="ce3" office:value-type="string">
              <text:p>(raschiare)</text:p>
            </table:table-cell>
            <table:table-cell table:style-name="ce3"/>
            <table:table-cell table:style-name="ce3" office:value-type="string">
              <text:p>scrape</text:p>
            </table:table-cell>
            <table:table-cell table:style-name="ce3" table:formula="of:=VLOOKUP([.G5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5">
              <text:p>53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olje</text:p>
            </table:table-cell>
            <table:table-cell table:style-name="ce3" office:value-type="string">
              <text:p>(doblez)</text:p>
            </table:table-cell>
            <table:table-cell table:style-name="ce3" office:value-type="string">
              <text:p>(plier)</text:p>
            </table:table-cell>
            <table:table-cell table:style-name="ce3" office:value-type="string">
              <text:p>(Volte)</text:p>
            </table:table-cell>
            <table:table-cell table:style-name="ce3"/>
            <table:table-cell table:style-name="ce3" office:value-type="string">
              <text:p>fold</text:p>
            </table:table-cell>
            <table:table-cell table:style-name="ce3" table:formula="of:=VLOOKUP([.G5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6">
              <text:p>53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rina</text:p>
            </table:table-cell>
            <table:table-cell table:style-name="ce3" office:value-type="string">
              <text:p>(impresión)</text:p>
            </table:table-cell>
            <table:table-cell table:style-name="ce3" office:value-type="string">
              <text:p>(impression)</text:p>
            </table:table-cell>
            <table:table-cell table:style-name="ce3" office:value-type="string">
              <text:p>(Stampa)</text:p>
            </table:table-cell>
            <table:table-cell table:style-name="ce3"/>
            <table:table-cell table:style-name="ce3" office:value-type="string">
              <text:p>print</text:p>
            </table:table-cell>
            <table:table-cell table:style-name="ce3" table:formula="of:=VLOOKUP([.G5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7">
              <text:p>53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barna</text:p>
            </table:table-cell>
            <table:table-cell table:style-name="ce3" office:value-type="string">
              <text:p>(marca)</text:p>
            </table:table-cell>
            <table:table-cell table:style-name="ce3" office:value-type="string">
              <text:p>(marque)</text:p>
            </table:table-cell>
            <table:table-cell table:style-name="ce3" office:value-type="string">
              <text:p>(marchio)</text:p>
            </table:table-cell>
            <table:table-cell table:style-name="ce3"/>
            <table:table-cell table:style-name="ce3" office:value-type="string">
              <text:p>mark</text:p>
            </table:table-cell>
            <table:table-cell table:style-name="ce3" table:formula="of:=VLOOKUP([.G5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8">
              <text:p>53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pali</text:p>
            </table:table-cell>
            <table:table-cell table:style-name="ce3" office:value-type="string">
              <text:p>(polaco)</text:p>
            </table:table-cell>
            <table:table-cell table:style-name="ce3" office:value-type="string">
              <text:p>(polonais)</text:p>
            </table:table-cell>
            <table:table-cell table:style-name="ce3" office:value-type="string">
              <text:p>(polacco)</text:p>
            </table:table-cell>
            <table:table-cell table:style-name="ce3"/>
            <table:table-cell table:style-name="ce3" office:value-type="string">
              <text:p>polish</text:p>
            </table:table-cell>
            <table:table-cell table:style-name="ce3" table:formula="of:=VLOOKUP([.G5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9">
              <text:p>53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mosra</text:p>
            </table:table-cell>
            <table:table-cell table:style-name="ce3" office:value-type="string">
              <text:p>(roce')</text:p>
            </table:table-cell>
            <table:table-cell table:style-name="ce3" office:value-type="string">
              <text:p>(frottement)</text:p>
            </table:table-cell>
            <table:table-cell table:style-name="ce3" office:value-type="string">
              <text:p>(attrito "sfregare")</text:p>
            </table:table-cell>
            <table:table-cell table:style-name="ce3"/>
            <table:table-cell table:style-name="ce3" office:value-type="string">
              <text:p>friction ‘rub’</text:p>
            </table:table-cell>
            <table:table-cell table:style-name="ce3" table:formula="of:=VLOOKUP([.G5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0">
              <text:p>54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tikpa</text:p>
            </table:table-cell>
            <table:table-cell table:style-name="ce3" office:value-type="string">
              <text:p>(patada)</text:p>
            </table:table-cell>
            <table:table-cell table:style-name="ce3" office:value-type="string">
              <text:p>(donner un coup de pied)</text:p>
            </table:table-cell>
            <table:table-cell table:style-name="ce3" office:value-type="string">
              <text:p>(calcio)</text:p>
            </table:table-cell>
            <table:table-cell table:style-name="ce3"/>
            <table:table-cell table:style-name="ce3" office:value-type="string">
              <text:p>kick</text:p>
            </table:table-cell>
            <table:table-cell table:style-name="ce3" table:formula="of:=VLOOKUP([.G5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2</text:p>
            </table:table-cell>
            <table:table-cell table:style-name="ce3" office:value-type="string">
              <text:p>3 volumen</text:p>
            </table:table-cell>
            <table:table-cell table:style-name="ce3" office:value-type="string">
              <text:p>3 volumes</text:p>
            </table:table-cell>
            <table:table-cell table:style-name="ce3" office:value-type="string">
              <text:p>3 volumi</text:p>
            </table:table-cell>
            <table:table-cell table:style-name="ce3"/>
            <table:table-cell table:style-name="ce3" office:value-type="string">
              <text:p>3 volume</text:p>
            </table:table-cell>
            <table:table-cell table:style-name="ce3" table:formula="of:=VLOOKUP([.G5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2">
              <text:p>54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tre</text:p>
            </table:table-cell>
            <table:table-cell table:style-name="ce3" office:value-type="string">
              <text:p>(carrera)</text:p>
            </table:table-cell>
            <table:table-cell table:style-name="ce3" office:value-type="string">
              <text:p>(accident vasculaire cérébral)</text:p>
            </table:table-cell>
            <table:table-cell table:style-name="ce3" office:value-type="string">
              <text:p>(ictus)</text:p>
            </table:table-cell>
            <table:table-cell table:style-name="ce3"/>
            <table:table-cell table:style-name="ce3" office:value-type="string">
              <text:p>stroke</text:p>
            </table:table-cell>
            <table:table-cell table:style-name="ce3" table:formula="of:=VLOOKUP([.G5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3">
              <text:p>54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zalvi</text:p>
            </table:table-cell>
            <table:table-cell table:style-name="ce3" office:value-type="string">
              <text:p>(moler "pulverizar")</text:p>
            </table:table-cell>
            <table:table-cell table:style-name="ce3" office:value-type="string">
              <text:p>(broyer ‘pulvériser’)</text:p>
            </table:table-cell>
            <table:table-cell table:style-name="ce3" office:value-type="string">
              <text:p>(macinare "polverizzare")</text:p>
            </table:table-cell>
            <table:table-cell table:style-name="ce3"/>
            <table:table-cell table:style-name="ce3" office:value-type="string">
              <text:p>grind ‘pulverize’</text:p>
            </table:table-cell>
            <table:table-cell table:style-name="ce3" table:formula="of:=VLOOKUP([.G5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4">
              <text:p>54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katna</text:p>
            </table:table-cell>
            <table:table-cell table:style-name="ce3" office:value-type="string">
              <text:p>(cortar)</text:p>
            </table:table-cell>
            <table:table-cell table:style-name="ce3" office:value-type="string">
              <text:p>(Couper)</text:p>
            </table:table-cell>
            <table:table-cell table:style-name="ce3" office:value-type="string">
              <text:p>(tagliare)</text:p>
            </table:table-cell>
            <table:table-cell table:style-name="ce3" office:value-type="string">
              <text:p>taju</text:p>
            </table:table-cell>
            <table:table-cell table:style-name="ce3" office:value-type="string">
              <text:p>cut</text:p>
            </table:table-cell>
            <table:table-cell table:style-name="ce3" table:formula="of:=VLOOKUP([.G542];[MAJ.A$1:MAJ.B$975];2;0)" office:value-type="string" office:string-value="cut">
              <text:p>cu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5">
              <text:p>545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kakpa</text:p>
            </table:table-cell>
            <table:table-cell table:style-name="ce3" office:value-type="string">
              <text:p>(cavar)</text:p>
            </table:table-cell>
            <table:table-cell table:style-name="ce3" office:value-type="string">
              <text:p>(creuser)</text:p>
            </table:table-cell>
            <table:table-cell table:style-name="ce3" office:value-type="string">
              <text:p>(scavare)</text:p>
            </table:table-cell>
            <table:table-cell table:style-name="ce3"/>
            <table:table-cell table:style-name="ce3" office:value-type="string">
              <text:p>dig</text:p>
            </table:table-cell>
            <table:table-cell table:style-name="ce3" table:formula="of:=VLOOKUP([.G5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6">
              <text:p>546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plixa</text:p>
            </table:table-cell>
            <table:table-cell table:style-name="ce3" office:value-type="string">
              <text:p>(arado)</text:p>
            </table:table-cell>
            <table:table-cell table:style-name="ce3" office:value-type="string">
              <text:p>(charrue)</text:p>
            </table:table-cell>
            <table:table-cell table:style-name="ce3" office:value-type="string">
              <text:p>(aratro)</text:p>
            </table:table-cell>
            <table:table-cell table:style-name="ce3"/>
            <table:table-cell table:style-name="ce3" office:value-type="string">
              <text:p>plow</text:p>
            </table:table-cell>
            <table:table-cell table:style-name="ce3" table:formula="of:=VLOOKUP([.G5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7">
              <text:p>547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marxa</text:p>
            </table:table-cell>
            <table:table-cell table:style-name="ce3" office:value-type="string">
              <text:p>(mezcla)</text:p>
            </table:table-cell>
            <table:table-cell table:style-name="ce3" office:value-type="string">
              <text:p>(purée)</text:p>
            </table:table-cell>
            <table:table-cell table:style-name="ce3" office:value-type="string">
              <text:p>(miscuglio)</text:p>
            </table:table-cell>
            <table:table-cell table:style-name="ce3"/>
            <table:table-cell table:style-name="ce3" office:value-type="string">
              <text:p>mash</text:p>
            </table:table-cell>
            <table:table-cell table:style-name="ce3" table:formula="of:=VLOOKUP([.G5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8">
              <text:p>548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tisna</text:p>
            </table:table-cell>
            <table:table-cell table:style-name="ce3" office:value-type="string">
              <text:p>(complete "cosas")</text:p>
            </table:table-cell>
            <table:table-cell table:style-name="ce3" office:value-type="string">
              <text:p>(remplissez les "trucs")</text:p>
            </table:table-cell>
            <table:table-cell table:style-name="ce3" office:value-type="string">
              <text:p>(riempi "roba")</text:p>
            </table:table-cell>
            <table:table-cell table:style-name="ce3"/>
            <table:table-cell table:style-name="ce3" office:value-type="string">
              <text:p>fill ‘stuff’</text:p>
            </table:table-cell>
            <table:table-cell table:style-name="ce3" table:formula="of:=VLOOKUP([.G5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**6.2</text:p>
            </table:table-cell>
            <table:table-cell table:style-name="ce3" office:value-type="string">
              <text:p>4 fluidos</text:p>
            </table:table-cell>
            <table:table-cell table:style-name="ce3" office:value-type="string">
              <text:p>4 fluides</text:p>
            </table:table-cell>
            <table:table-cell table:style-name="ce3" office:value-type="string">
              <text:p>4 fluidi</text:p>
            </table:table-cell>
            <table:table-cell table:style-name="ce3"/>
            <table:table-cell table:style-name="ce3" office:value-type="string">
              <text:p>4 fluids</text:p>
            </table:table-cell>
            <table:table-cell table:style-name="ce3" table:formula="of:=VLOOKUP([.G5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0">
              <text:p>550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putu</text:p>
            </table:table-cell>
            <table:table-cell table:style-name="ce3" office:value-type="string">
              <text:p>(escupir)</text:p>
            </table:table-cell>
            <table:table-cell table:style-name="ce3" office:value-type="string">
              <text:p>(cracher)</text:p>
            </table:table-cell>
            <table:table-cell table:style-name="ce3" office:value-type="string">
              <text:p>(sputare)</text:p>
            </table:table-cell>
            <table:table-cell table:style-name="ce3"/>
            <table:table-cell table:style-name="ce3" office:value-type="string">
              <text:p>spit</text:p>
            </table:table-cell>
            <table:table-cell table:style-name="ce3" table:formula="of:=VLOOKUP([.G5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1">
              <text:p>551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jicla</text:p>
            </table:table-cell>
            <table:table-cell table:style-name="ce3" office:value-type="string">
              <text:p>(remover)</text:p>
            </table:table-cell>
            <table:table-cell table:style-name="ce3" office:value-type="string">
              <text:p>(remuer)</text:p>
            </table:table-cell>
            <table:table-cell table:style-name="ce3" office:value-type="string">
              <text:p>(agitare)</text:p>
            </table:table-cell>
            <table:table-cell table:style-name="ce3"/>
            <table:table-cell table:style-name="ce3" office:value-type="string">
              <text:p>stir</text:p>
            </table:table-cell>
            <table:table-cell table:style-name="ce3" table:formula="of:=VLOOKUP([.G5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2">
              <text:p>552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cokcu</text:p>
            </table:table-cell>
            <table:table-cell table:number-columns-repeated="2" table:style-name="ce3" office:value-type="string">
              <text:p>(absorber)</text:p>
            </table:table-cell>
            <table:table-cell table:style-name="ce3" office:value-type="string">
              <text:p>(immergiti)</text:p>
            </table:table-cell>
            <table:table-cell table:style-name="ce3"/>
            <table:table-cell table:style-name="ce3" office:value-type="string">
              <text:p>soak up</text:p>
            </table:table-cell>
            <table:table-cell table:style-name="ce3" table:formula="of:=VLOOKUP([.G5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3">
              <text:p>553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rinci</text:p>
            </table:table-cell>
            <table:table-cell table:style-name="ce3" office:value-type="string">
              <text:p>(desagüe)</text:p>
            </table:table-cell>
            <table:table-cell table:style-name="ce3" office:value-type="string">
              <text:p>(drainer)</text:p>
            </table:table-cell>
            <table:table-cell table:style-name="ce3" office:value-type="string">
              <text:p>(Drain)</text:p>
            </table:table-cell>
            <table:table-cell table:style-name="ce3"/>
            <table:table-cell table:style-name="ce3" office:value-type="string">
              <text:p>drain</text:p>
            </table:table-cell>
            <table:table-cell table:style-name="ce3" table:formula="of:=VLOOKUP([.G5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4">
              <text:p>554</text:p>
            </table:table-cell>
            <table:table-cell table:style-name="ce3" office:value-type="float" office:value="6">
              <text:p>6</text:p>
            </table:table-cell>
            <table:table-cell table:style-name="ce10" office:value-type="string">
              <text:p>sakci</text:p>
            </table:table-cell>
            <table:table-cell table:style-name="ce3" office:value-type="string">
              <text:p>(chupar)</text:p>
            </table:table-cell>
            <table:table-cell table:style-name="ce3" office:value-type="string">
              <text:p>(sucer)</text:p>
            </table:table-cell>
            <table:table-cell table:style-name="ce3" office:value-type="string">
              <text:p>(Schifo)</text:p>
            </table:table-cell>
            <table:table-cell table:style-name="ce3"/>
            <table:table-cell table:style-name="ce3" office:value-type="string">
              <text:p>suck</text:p>
            </table:table-cell>
            <table:table-cell table:style-name="ce3" table:formula="of:=VLOOKUP([.G552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555">
            <text:p>555</text:p>
          </table:table-cell>
          <table:table-cell table:style-name="ce2" office:value-type="float" office:value="7">
            <text:p>7</text:p>
          </table:table-cell>
          <table:table-cell table:style-name="ce11" office:value-type="string">
            <text:p># 7</text:p>
          </table:table-cell>
          <table:table-cell table:style-name="ce2" office:value-type="string">
            <text:p>Mundo físico</text:p>
          </table:table-cell>
          <table:table-cell table:style-name="ce2" office:value-type="string">
            <text:p>monde physique</text:p>
          </table:table-cell>
          <table:table-cell table:style-name="ce2" office:value-type="string">
            <text:p>mondo fisico</text:p>
          </table:table-cell>
          <table:table-cell table:style-name="ce2" office:value-type="string">
            <text:p>fizo muda</text:p>
          </table:table-cell>
          <table:table-cell table:style-name="ce2" office:value-type="string">
            <text:p>physical world</text:p>
          </table:table-cell>
          <table:table-cell table:style-name="ce2" table:formula="of:=VLOOKUP([.G553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556">
              <text:p>55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**7.1</text:p>
            </table:table-cell>
            <table:table-cell table:style-name="ce3" office:value-type="string">
              <text:p>Ontología</text:p>
            </table:table-cell>
            <table:table-cell table:style-name="ce3" office:value-type="string">
              <text:p>ontologie</text:p>
            </table:table-cell>
            <table:table-cell table:style-name="ce3" office:value-type="string">
              <text:p>ontologia</text:p>
            </table:table-cell>
            <table:table-cell table:style-name="ce22" office:value-type="string">
              <text:p>nuro</text:p>
            </table:table-cell>
            <table:table-cell table:style-name="ce33" office:value-type="string">
              <text:p>ontology</text:p>
            </table:table-cell>
            <table:table-cell table:formula="of:=VLOOKUP([.G554];[MAJ.A$1:MAJ.B$975];2;0)" office:value-type="string" office:string-value="only">
              <text:p>onl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57">
              <text:p>55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acti</text:p>
            </table:table-cell>
            <table:table-cell table:style-name="ce3" office:value-type="string">
              <text:p>(objeto "cosa")</text:p>
            </table:table-cell>
            <table:table-cell table:style-name="ce3" office:value-type="string">
              <text:p>(objet 'chose')</text:p>
            </table:table-cell>
            <table:table-cell table:style-name="ce3" office:value-type="string">
              <text:p>(oggetto "cosa")</text:p>
            </table:table-cell>
            <table:table-cell table:style-name="ce22" office:value-type="string">
              <text:p>coza</text:p>
            </table:table-cell>
            <table:table-cell table:style-name="ce33" office:value-type="string">
              <text:p>object ‘thing’</text:p>
            </table:table-cell>
            <table:table-cell table:formula="of:=VLOOKUP([.G5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58">
              <text:p>55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pisa</text:p>
            </table:table-cell>
            <table:table-cell table:style-name="ce3" office:value-type="string">
              <text:p>(pieza)</text:p>
            </table:table-cell>
            <table:table-cell table:style-name="ce3" office:value-type="string">
              <text:p>(pièce)</text:p>
            </table:table-cell>
            <table:table-cell table:style-name="ce3" office:value-type="string">
              <text:p>(pezzo)</text:p>
            </table:table-cell>
            <table:table-cell table:style-name="ce22" office:value-type="string">
              <text:p>puza</text:p>
            </table:table-cell>
            <table:table-cell table:style-name="ce33" office:value-type="string">
              <text:p>piece</text:p>
            </table:table-cell>
            <table:table-cell table:formula="of:=VLOOKUP([.G5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59">
              <text:p>55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kini</text:p>
            </table:table-cell>
            <table:table-cell table:style-name="ce3" office:value-type="string">
              <text:p>(relacionado 'akin, kin')</text:p>
            </table:table-cell>
            <table:table-cell table:style-name="ce3" office:value-type="string">
              <text:p>(apparenté «apparenté, parent»)</text:p>
            </table:table-cell>
            <table:table-cell table:style-name="ce3" office:value-type="string">
              <text:p>(correlati "affini, parenti")</text:p>
            </table:table-cell>
            <table:table-cell table:style-name="ce22" office:value-type="string">
              <text:p>akin</text:p>
            </table:table-cell>
            <table:table-cell table:style-name="ce33" office:value-type="string">
              <text:p>related ‘akin, kin’</text:p>
            </table:table-cell>
            <table:table-cell table:formula="of:=VLOOKUP([.G5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0">
              <text:p>56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cila</text:p>
            </table:table-cell>
            <table:table-cell table:style-name="ce3" office:value-type="string">
              <text:p>(detalle)</text:p>
            </table:table-cell>
            <table:table-cell table:style-name="ce3" office:value-type="string">
              <text:p>(détail)</text:p>
            </table:table-cell>
            <table:table-cell table:style-name="ce3" office:value-type="string">
              <text:p>(dettaglio)</text:p>
            </table:table-cell>
            <table:table-cell table:style-name="ce22" office:value-type="string">
              <text:p>dito</text:p>
            </table:table-cell>
            <table:table-cell table:style-name="ce33" office:value-type="string">
              <text:p>detail</text:p>
            </table:table-cell>
            <table:table-cell table:formula="of:=VLOOKUP([.G5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1">
              <text:p>56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kaji</text:p>
            </table:table-cell>
            <table:table-cell table:style-name="ce3" office:value-type="string">
              <text:p>(calidad)</text:p>
            </table:table-cell>
            <table:table-cell table:style-name="ce3" office:value-type="string">
              <text:p>(qualité)</text:p>
            </table:table-cell>
            <table:table-cell table:style-name="ce3" office:value-type="string">
              <text:p>(qualità)</text:p>
            </table:table-cell>
            <table:table-cell table:style-name="ce22" office:value-type="string">
              <text:p>kula</text:p>
            </table:table-cell>
            <table:table-cell table:style-name="ce33" office:value-type="string">
              <text:p>quality</text:p>
            </table:table-cell>
            <table:table-cell table:formula="of:=VLOOKUP([.G5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2">
              <text:p>56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inzi</text:p>
            </table:table-cell>
            <table:table-cell table:style-name="ce3" office:value-type="string">
              <text:p>(innato)</text:p>
            </table:table-cell>
            <table:table-cell table:style-name="ce3" office:value-type="string">
              <text:p>(inné)</text:p>
            </table:table-cell>
            <table:table-cell table:style-name="ce3" office:value-type="string">
              <text:p>(innato)</text:p>
            </table:table-cell>
            <table:table-cell table:style-name="ce22" office:value-type="string">
              <text:p>nato</text:p>
            </table:table-cell>
            <table:table-cell table:style-name="ce33" office:value-type="string">
              <text:p>innate</text:p>
            </table:table-cell>
            <table:table-cell table:formula="of:=VLOOKUP([.G5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3">
              <text:p>56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anra</text:p>
            </table:table-cell>
            <table:table-cell table:style-name="ce3" office:value-type="string">
              <text:p>(paralela)</text:p>
            </table:table-cell>
            <table:table-cell table:style-name="ce3" office:value-type="string">
              <text:p>(parallèle)</text:p>
            </table:table-cell>
            <table:table-cell table:style-name="ce3" office:value-type="string">
              <text:p>(parallelo)</text:p>
            </table:table-cell>
            <table:table-cell table:style-name="ce22" office:value-type="string">
              <text:p>lela</text:p>
            </table:table-cell>
            <table:table-cell table:style-name="ce33" office:value-type="string">
              <text:p>parallel</text:p>
            </table:table-cell>
            <table:table-cell table:formula="of:=VLOOKUP([.G5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4">
              <text:p>56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2</text:p>
            </table:table-cell>
            <table:table-cell table:style-name="ce4" office:value-type="string">
              <text:p>Nociones básicas</text:p>
            </table:table-cell>
            <table:table-cell table:style-name="ce4" office:value-type="string">
              <text:p>notions de base</text:p>
            </table:table-cell>
            <table:table-cell table:style-name="ce4" office:value-type="string">
              <text:p>nozioni di base</text:p>
            </table:table-cell>
            <table:table-cell table:style-name="ce23" office:value-type="string">
              <text:p>bazico</text:p>
            </table:table-cell>
            <table:table-cell table:style-name="ce11" office:value-type="string">
              <text:p>basic notions</text:p>
            </table:table-cell>
            <table:table-cell table:style-name="ce41" table:formula="of:=VLOOKUP([.G562];[MAJ.A$1:MAJ.B$975];2;0)" office:value-type="float" office:value="0">
              <text:p>#N/A</text:p>
            </table:table-cell>
            <table:table-cell table:style-name="ce7" table:number-columns-repeated="1014"/>
            <table:table-cell/>
          </table:table-row>
          <table:table-row table:style-name="ro1">
            <table:table-cell table:style-name="ce3" office:value-type="float" office:value="565">
              <text:p>56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atni</text:p>
            </table:table-cell>
            <table:table-cell table:style-name="ce3" office:value-type="string">
              <text:p>(átomo)</text:p>
            </table:table-cell>
            <table:table-cell table:style-name="ce3" office:value-type="string">
              <text:p>(atome)</text:p>
            </table:table-cell>
            <table:table-cell table:style-name="ce3" office:value-type="string">
              <text:p>(atomo)</text:p>
            </table:table-cell>
            <table:table-cell table:style-name="ce22" office:value-type="string">
              <text:p>atom</text:p>
            </table:table-cell>
            <table:table-cell table:style-name="ce33" office:value-type="string">
              <text:p>atom</text:p>
            </table:table-cell>
            <table:table-cell table:formula="of:=VLOOKUP([.G5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6">
              <text:p>56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antu</text:p>
            </table:table-cell>
            <table:table-cell table:style-name="ce3" office:value-type="string">
              <text:p>(cuántico)</text:p>
            </table:table-cell>
            <table:table-cell table:style-name="ce3" office:value-type="string">
              <text:p>(quantum)</text:p>
            </table:table-cell>
            <table:table-cell table:style-name="ce3" office:value-type="string">
              <text:p>(Quantum)</text:p>
            </table:table-cell>
            <table:table-cell table:style-name="ce22" office:value-type="string">
              <text:p>?</text:p>
            </table:table-cell>
            <table:table-cell table:style-name="ce33" office:value-type="string">
              <text:p>quantum</text:p>
            </table:table-cell>
            <table:table-cell table:formula="of:=VLOOKUP([.G564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7">
              <text:p>56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elci</text:p>
            </table:table-cell>
            <table:table-cell table:style-name="ce3" office:value-type="string">
              <text:p>(celda)</text:p>
            </table:table-cell>
            <table:table-cell table:style-name="ce3" office:value-type="string">
              <text:p>(cellule)</text:p>
            </table:table-cell>
            <table:table-cell table:style-name="ce3" office:value-type="string">
              <text:p>(cellula)</text:p>
            </table:table-cell>
            <table:table-cell table:style-name="ce22" office:value-type="string">
              <text:p>cela</text:p>
            </table:table-cell>
            <table:table-cell table:style-name="ce33" office:value-type="string">
              <text:p>cell</text:p>
            </table:table-cell>
            <table:table-cell table:formula="of:=VLOOKUP([.G5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8">
              <text:p>56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nejni</text:p>
            </table:table-cell>
            <table:table-cell table:style-name="ce3" office:value-type="string">
              <text:p>(energía)</text:p>
            </table:table-cell>
            <table:table-cell table:style-name="ce3" office:value-type="string">
              <text:p>(énergie)</text:p>
            </table:table-cell>
            <table:table-cell table:style-name="ce3" office:value-type="string">
              <text:p>(energia)</text:p>
            </table:table-cell>
            <table:table-cell table:style-name="ce22" office:value-type="string">
              <text:p>naja</text:p>
            </table:table-cell>
            <table:table-cell table:style-name="ce33" office:value-type="string">
              <text:p>energy</text:p>
            </table:table-cell>
            <table:table-cell table:formula="of:=VLOOKUP([.G5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9">
              <text:p>56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irce</text:p>
            </table:table-cell>
            <table:table-cell table:style-name="ce3" office:value-type="string">
              <text:p>(irradiar)</text:p>
            </table:table-cell>
            <table:table-cell table:style-name="ce3" office:value-type="string">
              <text:p>(rayonner)</text:p>
            </table:table-cell>
            <table:table-cell table:style-name="ce3" office:value-type="string">
              <text:p>(irradiare)</text:p>
            </table:table-cell>
            <table:table-cell table:style-name="ce22" office:value-type="string">
              <text:p>irdo</text:p>
            </table:table-cell>
            <table:table-cell table:style-name="ce33" office:value-type="string">
              <text:p>radiate</text:p>
            </table:table-cell>
            <table:table-cell table:formula="of:=VLOOKUP([.G5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0">
              <text:p>57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boxna</text:p>
            </table:table-cell>
            <table:table-cell table:style-name="ce3" office:value-type="string">
              <text:p>(ola)</text:p>
            </table:table-cell>
            <table:table-cell table:style-name="ce3" office:value-type="string">
              <text:p>(vague)</text:p>
            </table:table-cell>
            <table:table-cell table:style-name="ce3" office:value-type="string">
              <text:p>(onda)</text:p>
            </table:table-cell>
            <table:table-cell table:style-name="ce22" office:value-type="string">
              <text:p>onda</text:p>
            </table:table-cell>
            <table:table-cell table:style-name="ce33" office:value-type="string">
              <text:p>wave</text:p>
            </table:table-cell>
            <table:table-cell table:formula="of:=VLOOKUP([.G5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1">
              <text:p>57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aksi</text:p>
            </table:table-cell>
            <table:table-cell table:style-name="ce3" office:value-type="string">
              <text:p>(imán)</text:p>
            </table:table-cell>
            <table:table-cell table:style-name="ce3" office:value-type="string">
              <text:p>(aimant)</text:p>
            </table:table-cell>
            <table:table-cell table:style-name="ce3" office:value-type="string">
              <text:p>(magnete)</text:p>
            </table:table-cell>
            <table:table-cell table:style-name="ce22" office:value-type="string">
              <text:p>iman</text:p>
            </table:table-cell>
            <table:table-cell table:style-name="ce33" office:value-type="string">
              <text:p>magnet</text:p>
            </table:table-cell>
            <table:table-cell table:formula="of:=VLOOKUP([.G5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2">
              <text:p>57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ikca</text:p>
            </table:table-cell>
            <table:table-cell table:style-name="ce3" office:value-type="string">
              <text:p>(carga eléctrica')</text:p>
            </table:table-cell>
            <table:table-cell table:style-name="ce3" office:value-type="string">
              <text:p>(charge électrique')</text:p>
            </table:table-cell>
            <table:table-cell table:style-name="ce3" office:value-type="string">
              <text:p>(carica elettrica')</text:p>
            </table:table-cell>
            <table:table-cell table:style-name="ce22" office:value-type="string">
              <text:p>caga</text:p>
            </table:table-cell>
            <table:table-cell table:style-name="ce33" office:value-type="string">
              <text:p>electric ‘charge’</text:p>
            </table:table-cell>
            <table:table-cell table:formula="of:=VLOOKUP([.G5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73">
              <text:p>573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3</text:p>
            </table:table-cell>
            <table:table-cell table:style-name="ce5" office:value-type="string">
              <text:p>Propiedades físicas</text:p>
            </table:table-cell>
            <table:table-cell table:style-name="ce5" office:value-type="string">
              <text:p>propriétés physiques</text:p>
            </table:table-cell>
            <table:table-cell table:style-name="ce5" office:value-type="string">
              <text:p>Proprietà fisiche</text:p>
            </table:table-cell>
            <table:table-cell table:style-name="ce27" office:value-type="string">
              <text:p>fizico</text:p>
            </table:table-cell>
            <table:table-cell table:style-name="ce35" office:value-type="string">
              <text:p>physical</text:p>
            </table:table-cell>
            <table:table-cell table:style-name="ce43" table:formula="of:=VLOOKUP([.G571];[MAJ.A$1:MAJ.B$975];2;0)" office:value-type="float" office:value="0">
              <text:p>#N/A</text:p>
            </table:table-cell>
            <table:table-cell table:style-name="ce45" table:number-columns-repeated="1014"/>
            <table:table-cell/>
          </table:table-row>
          <table:table-row table:style-name="ro1">
            <table:table-cell table:style-name="ce3" office:value-type="float" office:value="574">
              <text:p>57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dari</text:p>
            </table:table-cell>
            <table:table-cell table:style-name="ce3" office:value-type="string">
              <text:p>(firme "duro")</text:p>
            </table:table-cell>
            <table:table-cell table:style-name="ce3" office:value-type="string">
              <text:p>(ferme ‘hard’)</text:p>
            </table:table-cell>
            <table:table-cell table:style-name="ce3" office:value-type="string">
              <text:p>(fermo "duro")</text:p>
            </table:table-cell>
            <table:table-cell table:style-name="ce22" office:value-type="string">
              <text:p>foza</text:p>
            </table:table-cell>
            <table:table-cell table:style-name="ce33" office:value-type="string">
              <text:p>firm ‘hard’</text:p>
            </table:table-cell>
            <table:table-cell table:formula="of:=VLOOKUP([.G572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5">
              <text:p>57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sali</text:p>
            </table:table-cell>
            <table:table-cell table:style-name="ce3" office:value-type="string">
              <text:p>(fuerte)</text:p>
            </table:table-cell>
            <table:table-cell table:style-name="ce3" office:value-type="string">
              <text:p>(fort)</text:p>
            </table:table-cell>
            <table:table-cell table:style-name="ce3" office:value-type="string">
              <text:p>(forte)</text:p>
            </table:table-cell>
            <table:table-cell table:style-name="ce22" office:value-type="string">
              <text:p>foro</text:p>
            </table:table-cell>
            <table:table-cell table:style-name="ce33" office:value-type="string">
              <text:p>strong</text:p>
            </table:table-cell>
            <table:table-cell table:formula="of:=VLOOKUP([.G573];[MAJ.A$1:MAJ.B$975];2;0)" office:value-type="string" office:string-value="strong">
              <text:p>stro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6">
              <text:p>57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uble</text:p>
            </table:table-cell>
            <table:table-cell table:style-name="ce3" office:value-type="string">
              <text:p>(débil "débil")</text:p>
            </table:table-cell>
            <table:table-cell table:style-name="ce3" office:value-type="string">
              <text:p>(faible ‘faible’)</text:p>
            </table:table-cell>
            <table:table-cell table:style-name="ce3" office:value-type="string">
              <text:p>(debole "debole")</text:p>
            </table:table-cell>
            <table:table-cell table:style-name="ce22" office:value-type="string">
              <text:p>dibo</text:p>
            </table:table-cell>
            <table:table-cell table:style-name="ce33" office:value-type="string">
              <text:p>weak ‘feeble’</text:p>
            </table:table-cell>
            <table:table-cell table:formula="of:=VLOOKUP([.G5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7">
              <text:p>57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insa</text:p>
            </table:table-cell>
            <table:table-cell table:style-name="ce3" office:value-type="string">
              <text:p>(rígido)</text:p>
            </table:table-cell>
            <table:table-cell table:style-name="ce3" office:value-type="string">
              <text:p>(rigide)</text:p>
            </table:table-cell>
            <table:table-cell table:style-name="ce3" office:value-type="string">
              <text:p>(Rigido)</text:p>
            </table:table-cell>
            <table:table-cell table:style-name="ce22" office:value-type="string">
              <text:p>rijo</text:p>
            </table:table-cell>
            <table:table-cell table:style-name="ce33" office:value-type="string">
              <text:p>stiff</text:p>
            </table:table-cell>
            <table:table-cell table:formula="of:=VLOOKUP([.G5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8">
              <text:p>57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anti</text:p>
            </table:table-cell>
            <table:table-cell table:style-name="ce3" office:value-type="string">
              <text:p>(suave)</text:p>
            </table:table-cell>
            <table:table-cell table:style-name="ce3" office:value-type="string">
              <text:p>(doux)</text:p>
            </table:table-cell>
            <table:table-cell table:style-name="ce3" office:value-type="string">
              <text:p>(Soft)</text:p>
            </table:table-cell>
            <table:table-cell table:style-name="ce22" office:value-type="string">
              <text:p>doxo</text:p>
            </table:table-cell>
            <table:table-cell table:style-name="ce33" office:value-type="string">
              <text:p>soft</text:p>
            </table:table-cell>
            <table:table-cell table:formula="of:=VLOOKUP([.G5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9">
              <text:p>57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alci</text:p>
            </table:table-cell>
            <table:table-cell table:style-name="ce3" office:value-type="string">
              <text:p>(delicado "frágil")</text:p>
            </table:table-cell>
            <table:table-cell table:style-name="ce3" office:value-type="string">
              <text:p>(délicat ‘fragile’)</text:p>
            </table:table-cell>
            <table:table-cell table:style-name="ce3" office:value-type="string">
              <text:p>(delicato "fragile")</text:p>
            </table:table-cell>
            <table:table-cell table:style-name="ce22" office:value-type="string">
              <text:p>dolo</text:p>
            </table:table-cell>
            <table:table-cell table:style-name="ce33" office:value-type="string">
              <text:p>delicate ‘fragile’</text:p>
            </table:table-cell>
            <table:table-cell table:formula="of:=VLOOKUP([.G5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80">
              <text:p>58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runi</text:p>
            </table:table-cell>
            <table:table-cell table:style-name="ce3" office:value-type="string">
              <text:p>(elástico "elástico")</text:p>
            </table:table-cell>
            <table:table-cell table:style-name="ce3" office:value-type="string">
              <text:p>(élastique «élastique»)</text:p>
            </table:table-cell>
            <table:table-cell table:style-name="ce3" office:value-type="string">
              <text:p>(elastico "elastico")</text:p>
            </table:table-cell>
            <table:table-cell table:style-name="ce22" office:value-type="string">
              <text:p>elko</text:p>
            </table:table-cell>
            <table:table-cell table:style-name="ce33" office:value-type="string">
              <text:p>elastic ‘springy’</text:p>
            </table:table-cell>
            <table:table-cell table:formula="of:=VLOOKUP([.G5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81">
              <text:p>58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unta</text:p>
            </table:table-cell>
            <table:table-cell table:style-name="ce3" office:value-type="string">
              <text:p>(peso)</text:p>
            </table:table-cell>
            <table:table-cell table:style-name="ce3" office:value-type="string">
              <text:p>(poids)</text:p>
            </table:table-cell>
            <table:table-cell table:style-name="ce3" office:value-type="string">
              <text:p>(peso)</text:p>
            </table:table-cell>
            <table:table-cell table:style-name="ce22" office:value-type="string">
              <text:p>pesa</text:p>
            </table:table-cell>
            <table:table-cell table:style-name="ce33" office:value-type="string">
              <text:p>weight</text:p>
            </table:table-cell>
            <table:table-cell table:formula="of:=VLOOKUP([.G5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82">
              <text:p>58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into</text:p>
            </table:table-cell>
            <table:table-cell table:style-name="ce3" office:value-type="string">
              <text:p>(ligero)</text:p>
            </table:table-cell>
            <table:table-cell table:style-name="ce3" office:value-type="string">
              <text:p>(poids léger)</text:p>
            </table:table-cell>
            <table:table-cell table:style-name="ce3" office:value-type="string">
              <text:p>(Leggero)</text:p>
            </table:table-cell>
            <table:table-cell table:style-name="ce22" office:value-type="string">
              <text:p>lijo</text:p>
            </table:table-cell>
            <table:table-cell table:style-name="ce33" office:value-type="string">
              <text:p>lightweight</text:p>
            </table:table-cell>
            <table:table-cell table:formula="of:=VLOOKUP([.G5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83">
              <text:p>58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ilju</text:p>
            </table:table-cell>
            <table:table-cell table:style-name="ce3" office:value-type="string">
              <text:p>(pesado "pesado")</text:p>
            </table:table-cell>
            <table:table-cell table:style-name="ce3" office:value-type="string">
              <text:p>(lourd "lourd")</text:p>
            </table:table-cell>
            <table:table-cell table:style-name="ce3" office:value-type="string">
              <text:p>(pesante "pesante")</text:p>
            </table:table-cell>
            <table:table-cell table:style-name="ce22" office:value-type="string">
              <text:p>pedo</text:p>
            </table:table-cell>
            <table:table-cell table:style-name="ce33" office:value-type="string">
              <text:p>heavy ‘weighty’</text:p>
            </table:table-cell>
            <table:table-cell table:formula="of:=VLOOKUP([.G5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84">
              <text:p>58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lare</text:p>
            </table:table-cell>
            <table:table-cell table:style-name="ce3" office:value-type="string">
              <text:p>(tibio')</text:p>
            </table:table-cell>
            <table:table-cell table:style-name="ce3" office:value-type="string">
              <text:p>(chaud ‘chaud’)</text:p>
            </table:table-cell>
            <table:table-cell table:style-name="ce3" office:value-type="string">
              <text:p>(caldo tiepido')</text:p>
            </table:table-cell>
            <table:table-cell table:style-name="ce22" office:value-type="string">
              <text:p>heso</text:p>
            </table:table-cell>
            <table:table-cell table:style-name="ce33" office:value-type="string">
              <text:p>hot ‘warm’</text:p>
            </table:table-cell>
            <table:table-cell table:formula="of:=VLOOKUP([.G582];[MAJ.A$1:MAJ.B$975];2;0)" office:value-type="string" office:string-value="hot">
              <text:p>ho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85">
              <text:p>58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enku</text:p>
            </table:table-cell>
            <table:table-cell table:style-name="ce3" office:value-type="string">
              <text:p>(fresco frío')</text:p>
            </table:table-cell>
            <table:table-cell table:style-name="ce3" office:value-type="string">
              <text:p>(frais froid')</text:p>
            </table:table-cell>
            <table:table-cell table:style-name="ce3" office:value-type="string">
              <text:p>(freddo "freddo")</text:p>
            </table:table-cell>
            <table:table-cell table:style-name="ce22" office:value-type="string">
              <text:p>figo</text:p>
            </table:table-cell>
            <table:table-cell table:style-name="ce33" office:value-type="string">
              <text:p>cold ‘cool’</text:p>
            </table:table-cell>
            <table:table-cell table:formula="of:=VLOOKUP([.G583];[MAJ.A$1:MAJ.B$975];2;0)" office:value-type="string" office:string-value="cold">
              <text:p>cold</text:p>
            </table:table-cell>
            <table:table-cell office:value-type="string">
              <text:p>rece „rece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86">
              <text:p>58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ilmo</text:p>
            </table:table-cell>
            <table:table-cell table:style-name="ce3" office:value-type="string">
              <text:p>(húmedo)</text:p>
            </table:table-cell>
            <table:table-cell table:style-name="ce3" office:value-type="string">
              <text:p>(humide)</text:p>
            </table:table-cell>
            <table:table-cell table:style-name="ce3" office:value-type="string">
              <text:p>(umido)</text:p>
            </table:table-cell>
            <table:table-cell table:style-name="ce22" office:value-type="string">
              <text:p>umio</text:p>
            </table:table-cell>
            <table:table-cell table:style-name="ce33" office:value-type="string">
              <text:p>moist</text:p>
            </table:table-cell>
            <table:table-cell table:formula="of:=VLOOKUP([.G584];[MAJ.A$1:MAJ.B$975];2;0)" office:value-type="float" office:value="0">
              <text:p>#N/A</text:p>
            </table:table-cell>
            <table:table-cell office:value-type="string">
              <text:p>umed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87">
              <text:p>58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udga</text:p>
            </table:table-cell>
            <table:table-cell table:style-name="ce3" office:value-type="string">
              <text:p>(seco)</text:p>
            </table:table-cell>
            <table:table-cell table:style-name="ce3" office:value-type="string">
              <text:p>(sec)</text:p>
            </table:table-cell>
            <table:table-cell table:style-name="ce3" office:value-type="string">
              <text:p>(asciutto)</text:p>
            </table:table-cell>
            <table:table-cell table:style-name="ce22" office:value-type="string">
              <text:p>seco</text:p>
            </table:table-cell>
            <table:table-cell table:style-name="ce33" office:value-type="string">
              <text:p>dry</text:p>
            </table:table-cell>
            <table:table-cell table:formula="of:=VLOOKUP([.G585];[MAJ.A$1:MAJ.B$975];2;0)" office:value-type="float" office:value="0">
              <text:p>#N/A</text:p>
            </table:table-cell>
            <table:table-cell office:value-type="string">
              <text:p>uscat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88">
              <text:p>58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nmi</text:p>
            </table:table-cell>
            <table:table-cell table:style-name="ce3" office:value-type="string">
              <text:p>(denso)</text:p>
            </table:table-cell>
            <table:table-cell table:style-name="ce3" office:value-type="string">
              <text:p>(dense)</text:p>
            </table:table-cell>
            <table:table-cell table:style-name="ce3" office:value-type="string">
              <text:p>(denso)</text:p>
            </table:table-cell>
            <table:table-cell table:style-name="ce22" office:value-type="string">
              <text:p>deso</text:p>
            </table:table-cell>
            <table:table-cell table:style-name="ce33" office:value-type="string">
              <text:p>dense</text:p>
            </table:table-cell>
            <table:table-cell table:formula="of:=VLOOKUP([.G586];[MAJ.A$1:MAJ.B$975];2;0)" office:value-type="float" office:value="0">
              <text:p>#N/A</text:p>
            </table:table-cell>
            <table:table-cell office:value-type="string">
              <text:p>dens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89">
              <text:p>58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viknu</text:p>
            </table:table-cell>
            <table:table-cell table:style-name="ce3" office:value-type="string">
              <text:p>(viscoso "grueso")</text:p>
            </table:table-cell>
            <table:table-cell table:style-name="ce3" office:value-type="string">
              <text:p>(visqueux ‘épais’)</text:p>
            </table:table-cell>
            <table:table-cell table:style-name="ce3" office:value-type="string">
              <text:p>(viscoso "spesso")</text:p>
            </table:table-cell>
            <table:table-cell table:style-name="ce22" office:value-type="string">
              <text:p>gros</text:p>
            </table:table-cell>
            <table:table-cell table:style-name="ce33" office:value-type="string">
              <text:p>viscous ‘thick’</text:p>
            </table:table-cell>
            <table:table-cell table:formula="of:=VLOOKUP([.G587];[MAJ.A$1:MAJ.B$975];2;0)" office:value-type="float" office:value="0">
              <text:p>#N/A</text:p>
            </table:table-cell>
            <table:table-cell office:value-type="string">
              <text:p>vâscoase „groase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90">
              <text:p>59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nipa</text:p>
            </table:table-cell>
            <table:table-cell table:style-name="ce3" office:value-type="string">
              <text:p>(pegajoso)</text:p>
            </table:table-cell>
            <table:table-cell table:style-name="ce3" office:value-type="string">
              <text:p>(gluant)</text:p>
            </table:table-cell>
            <table:table-cell table:style-name="ce3" office:value-type="string">
              <text:p>(appiccicoso)</text:p>
            </table:table-cell>
            <table:table-cell table:style-name="ce22" office:value-type="string">
              <text:p>gajo</text:p>
            </table:table-cell>
            <table:table-cell table:style-name="ce33" office:value-type="string">
              <text:p>sticky</text:p>
            </table:table-cell>
            <table:table-cell table:formula="of:=VLOOKUP([.G588];[MAJ.A$1:MAJ.B$975];2;0)" office:value-type="float" office:value="0">
              <text:p>#N/A</text:p>
            </table:table-cell>
            <table:table-cell office:value-type="string">
              <text:p>lipicios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91">
              <text:p>59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inli</text:p>
            </table:table-cell>
            <table:table-cell table:style-name="ce3" office:value-type="string">
              <text:p>(agudo "interesado")</text:p>
            </table:table-cell>
            <table:table-cell table:style-name="ce3" office:value-type="string">
              <text:p>(vif ‘vif’)</text:p>
            </table:table-cell>
            <table:table-cell table:style-name="ce3" office:value-type="string">
              <text:p>(acuto "acuto")</text:p>
            </table:table-cell>
            <table:table-cell table:style-name="ce22" office:value-type="string">
              <text:p>gudo</text:p>
            </table:table-cell>
            <table:table-cell table:style-name="ce33" office:value-type="string">
              <text:p>sharp ‘keen’</text:p>
            </table:table-cell>
            <table:table-cell table:formula="of:=VLOOKUP([.G589];[MAJ.A$1:MAJ.B$975];2;0)" office:value-type="float" office:value="0">
              <text:p>#N/A</text:p>
            </table:table-cell>
            <table:table-cell office:value-type="string">
              <text:p>ascuțit „dornic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92">
              <text:p>59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lina</text:p>
            </table:table-cell>
            <table:table-cell table:style-name="ce3" office:value-type="string">
              <text:p>(claro)</text:p>
            </table:table-cell>
            <table:table-cell table:style-name="ce3" office:value-type="string">
              <text:p>(clair)</text:p>
            </table:table-cell>
            <table:table-cell table:style-name="ce3" office:value-type="string">
              <text:p>(chiaro)</text:p>
            </table:table-cell>
            <table:table-cell table:style-name="ce22" office:value-type="string">
              <text:p>caro</text:p>
            </table:table-cell>
            <table:table-cell table:style-name="ce33" office:value-type="string">
              <text:p>clear</text:p>
            </table:table-cell>
            <table:table-cell table:formula="of:=VLOOKUP([.G590];[MAJ.A$1:MAJ.B$975];2;0)" office:value-type="float" office:value="0">
              <text:p>#N/A</text:p>
            </table:table-cell>
            <table:table-cell office:value-type="string">
              <text:p>clar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93">
              <text:p>59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nra</text:p>
            </table:table-cell>
            <table:table-cell table:style-name="ce3" office:value-type="string">
              <text:p>(reflejar "espejo")</text:p>
            </table:table-cell>
            <table:table-cell table:style-name="ce3" office:value-type="string">
              <text:p>(refléter «miroir»)</text:p>
            </table:table-cell>
            <table:table-cell table:style-name="ce3" office:value-type="string">
              <text:p>(riflette "specchio")</text:p>
            </table:table-cell>
            <table:table-cell table:style-name="ce22" office:value-type="string">
              <text:p>miro</text:p>
            </table:table-cell>
            <table:table-cell table:style-name="ce33" office:value-type="string">
              <text:p>reflect ‘mirror’</text:p>
            </table:table-cell>
            <table:table-cell table:formula="of:=VLOOKUP([.G591];[MAJ.A$1:MAJ.B$975];2;0)" office:value-type="float" office:value="0">
              <text:p>#N/A</text:p>
            </table:table-cell>
            <table:table-cell office:value-type="string">
              <text:p>reflecta „oglind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94">
              <text:p>59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engu</text:p>
            </table:table-cell>
            <table:table-cell table:style-name="ce3" office:value-type="string">
              <text:p>(textura)</text:p>
            </table:table-cell>
            <table:table-cell table:style-name="ce3" office:value-type="string">
              <text:p>(texture)</text:p>
            </table:table-cell>
            <table:table-cell table:style-name="ce3" office:value-type="string">
              <text:p>(struttura)</text:p>
            </table:table-cell>
            <table:table-cell table:style-name="ce22" office:value-type="string">
              <text:p>texa</text:p>
            </table:table-cell>
            <table:table-cell table:style-name="ce33" office:value-type="string">
              <text:p>texture</text:p>
            </table:table-cell>
            <table:table-cell table:formula="of:=VLOOKUP([.G592];[MAJ.A$1:MAJ.B$975];2;0)" office:value-type="float" office:value="0">
              <text:p>#N/A</text:p>
            </table:table-cell>
            <table:table-cell office:value-type="string">
              <text:p>textur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95">
              <text:p>59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utla</text:p>
            </table:table-cell>
            <table:table-cell table:style-name="ce3" office:value-type="string">
              <text:p>(suave)</text:p>
            </table:table-cell>
            <table:table-cell table:style-name="ce3" office:value-type="string">
              <text:p>(lisse)</text:p>
            </table:table-cell>
            <table:table-cell table:style-name="ce3" office:value-type="string">
              <text:p>(liscio)</text:p>
            </table:table-cell>
            <table:table-cell table:style-name="ce22" office:value-type="string">
              <text:p>liso</text:p>
            </table:table-cell>
            <table:table-cell table:style-name="ce33" office:value-type="string">
              <text:p>smooth</text:p>
            </table:table-cell>
            <table:table-cell table:formula="of:=VLOOKUP([.G593];[MAJ.A$1:MAJ.B$975];2;0)" office:value-type="float" office:value="0">
              <text:p>#N/A</text:p>
            </table:table-cell>
            <table:table-cell office:value-type="string">
              <text:p>neted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96">
              <text:p>59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ufsu</text:p>
            </table:table-cell>
            <table:table-cell table:style-name="ce3" office:value-type="string">
              <text:p>(áspero)</text:p>
            </table:table-cell>
            <table:table-cell table:style-name="ce3" office:value-type="string">
              <text:p>(rugueux)</text:p>
            </table:table-cell>
            <table:table-cell table:style-name="ce3" office:value-type="string">
              <text:p>(ruvido)</text:p>
            </table:table-cell>
            <table:table-cell table:style-name="ce22" office:value-type="string">
              <text:p>ruvo</text:p>
            </table:table-cell>
            <table:table-cell table:style-name="ce33" office:value-type="string">
              <text:p>rough</text:p>
            </table:table-cell>
            <table:table-cell table:formula="of:=VLOOKUP([.G594];[MAJ.A$1:MAJ.B$975];2;0)" office:value-type="float" office:value="0">
              <text:p>#N/A</text:p>
            </table:table-cell>
            <table:table-cell office:value-type="string">
              <text:p>stare brut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7">
              <text:p>59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4" office:value-type="string">
              <text:p>Medidas</text:p>
            </table:table-cell>
            <table:table-cell table:style-name="ce4" office:value-type="string">
              <text:p>les mesures</text:p>
            </table:table-cell>
            <table:table-cell table:style-name="ce4" office:value-type="string">
              <text:p>le misure</text:p>
            </table:table-cell>
            <table:table-cell table:style-name="ce23" office:value-type="string">
              <text:p>mejy</text:p>
            </table:table-cell>
            <table:table-cell table:style-name="ce11" office:value-type="string">
              <text:p>measures</text:p>
            </table:table-cell>
            <table:table-cell table:style-name="ce41" table:formula="of:=VLOOKUP([.G595];[MAJ.A$1:MAJ.B$975];2;0)" office:value-type="float" office:value="0">
              <text:p>#N/A</text:p>
            </table:table-cell>
            <table:table-cell table:style-name="ce7" office:value-type="string">
              <text:p>măsuri</text:p>
            </table:table-cell>
            <table:table-cell table:style-name="ce7" table:number-columns-repeated="1014"/>
          </table:table-row>
          <table:table-row table:style-name="ro1">
            <table:table-cell table:style-name="ce3" office:value-type="float" office:value="598">
              <text:p>59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erli</text:p>
            </table:table-cell>
            <table:table-cell table:style-name="ce3" office:value-type="string">
              <text:p>(medida)</text:p>
            </table:table-cell>
            <table:table-cell table:style-name="ce3" office:value-type="string">
              <text:p>(mesure)</text:p>
            </table:table-cell>
            <table:table-cell table:style-name="ce3" office:value-type="string">
              <text:p>(misurare)</text:p>
            </table:table-cell>
            <table:table-cell table:style-name="ce22" office:value-type="string">
              <text:p>mysa</text:p>
            </table:table-cell>
            <table:table-cell table:style-name="ce33" office:value-type="string">
              <text:p>measure</text:p>
            </table:table-cell>
            <table:table-cell table:formula="of:=VLOOKUP([.G596];[MAJ.A$1:MAJ.B$975];2;0)" office:value-type="float" office:value="0">
              <text:p>#N/A</text:p>
            </table:table-cell>
            <table:table-cell office:value-type="string">
              <text:p>măsura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599">
              <text:p>59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kilu</text:p>
            </table:table-cell>
            <table:table-cell table:style-name="ce3" office:value-type="string">
              <text:p>(escala)</text:p>
            </table:table-cell>
            <table:table-cell table:style-name="ce3" office:value-type="string">
              <text:p>(échelle)</text:p>
            </table:table-cell>
            <table:table-cell table:style-name="ce3" office:value-type="string">
              <text:p>(scala)</text:p>
            </table:table-cell>
            <table:table-cell table:style-name="ce22" office:value-type="string">
              <text:p>eska</text:p>
            </table:table-cell>
            <table:table-cell table:style-name="ce33" office:value-type="string">
              <text:p>scale</text:p>
            </table:table-cell>
            <table:table-cell table:formula="of:=VLOOKUP([.G597];[MAJ.A$1:MAJ.B$975];2;0)" office:value-type="float" office:value="0">
              <text:p>#N/A</text:p>
            </table:table-cell>
            <table:table-cell office:value-type="string">
              <text:p>scar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00">
              <text:p>60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radu</text:p>
            </table:table-cell>
            <table:table-cell table:style-name="ce3" office:value-type="string">
              <text:p>(unidad ‘grado, graduado’)</text:p>
            </table:table-cell>
            <table:table-cell table:style-name="ce3" office:value-type="string">
              <text:p>(unité ‘degré, grad’)</text:p>
            </table:table-cell>
            <table:table-cell table:style-name="ce3" office:value-type="string">
              <text:p>(unità "laurea, laurea")</text:p>
            </table:table-cell>
            <table:table-cell table:style-name="ce22" office:value-type="string">
              <text:p>unit</text:p>
            </table:table-cell>
            <table:table-cell table:style-name="ce33" office:value-type="string">
              <text:p>unit ‘degree, grad’</text:p>
            </table:table-cell>
            <table:table-cell table:formula="of:=VLOOKUP([.G598];[MAJ.A$1:MAJ.B$975];2;0)" office:value-type="float" office:value="0">
              <text:p>#N/A</text:p>
            </table:table-cell>
            <table:table-cell office:value-type="string">
              <text:p>unitate „grad, grad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01">
              <text:p>60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lani</text:p>
            </table:table-cell>
            <table:table-cell table:style-name="ce3" office:value-type="string">
              <text:p>(cantidad)</text:p>
            </table:table-cell>
            <table:table-cell table:style-name="ce3" office:value-type="string">
              <text:p>(quantité)</text:p>
            </table:table-cell>
            <table:table-cell table:style-name="ce3" office:value-type="string">
              <text:p>(quantità)</text:p>
            </table:table-cell>
            <table:table-cell table:style-name="ce22" office:value-type="string">
              <text:p>quta</text:p>
            </table:table-cell>
            <table:table-cell table:style-name="ce33" office:value-type="string">
              <text:p>quantity</text:p>
            </table:table-cell>
            <table:table-cell table:formula="of:=VLOOKUP([.G599];[MAJ.A$1:MAJ.B$975];2;0)" office:value-type="float" office:value="0">
              <text:p>#N/A</text:p>
            </table:table-cell>
            <table:table-cell office:value-type="string">
              <text:p>cantitate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02">
              <text:p>60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arbi</text:p>
            </table:table-cell>
            <table:table-cell table:style-name="ce3" office:value-type="string">
              <text:p>(relación ‘tasa’)</text:p>
            </table:table-cell>
            <table:table-cell table:style-name="ce3" office:value-type="string">
              <text:p>(ratio 'taux')</text:p>
            </table:table-cell>
            <table:table-cell table:style-name="ce3" office:value-type="string">
              <text:p>(rapporto "rate")</text:p>
            </table:table-cell>
            <table:table-cell table:style-name="ce22" office:value-type="string">
              <text:p>rata</text:p>
            </table:table-cell>
            <table:table-cell table:style-name="ce33" office:value-type="string">
              <text:p>ratio ‘rate’</text:p>
            </table:table-cell>
            <table:table-cell table:formula="of:=VLOOKUP([.G600];[MAJ.A$1:MAJ.B$975];2;0)" office:value-type="string" office:string-value="represent ‘proxy’">
              <text:p>represent ‘proxy’</text:p>
            </table:table-cell>
            <table:table-cell office:value-type="string">
              <text:p>raport „rat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03">
              <text:p>60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atci</text:p>
            </table:table-cell>
            <table:table-cell table:style-name="ce3" office:value-type="string">
              <text:p>(exacto "preciso")</text:p>
            </table:table-cell>
            <table:table-cell table:style-name="ce3" office:value-type="string">
              <text:p>(exact 'précis')</text:p>
            </table:table-cell>
            <table:table-cell table:style-name="ce3" office:value-type="string">
              <text:p>(esatto "preciso")</text:p>
            </table:table-cell>
            <table:table-cell table:style-name="ce22" office:value-type="string">
              <text:p>zato</text:p>
            </table:table-cell>
            <table:table-cell table:style-name="ce33" office:value-type="string">
              <text:p>exact ‘precise’</text:p>
            </table:table-cell>
            <table:table-cell table:formula="of:=VLOOKUP([.G601];[MAJ.A$1:MAJ.B$975];2;0)" office:value-type="float" office:value="0">
              <text:p>#N/A</text:p>
            </table:table-cell>
            <table:table-cell office:value-type="string">
              <text:p>exact „precis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4">
              <text:p>60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4" office:value-type="string">
              <text:p>1 métrica</text:p>
            </table:table-cell>
            <table:table-cell table:style-name="ce4" office:value-type="string">
              <text:p>1 métrique</text:p>
            </table:table-cell>
            <table:table-cell table:style-name="ce4" office:value-type="string">
              <text:p>1 metrica</text:p>
            </table:table-cell>
            <table:table-cell table:style-name="ce23" office:value-type="string">
              <text:p>metric</text:p>
            </table:table-cell>
            <table:table-cell table:style-name="ce11" office:value-type="string">
              <text:p>1 metric</text:p>
            </table:table-cell>
            <table:table-cell table:style-name="ce41" table:formula="of:=VLOOKUP([.G602];[MAJ.A$1:MAJ.B$975];2;0)" office:value-type="float" office:value="0">
              <text:p>#N/A</text:p>
            </table:table-cell>
            <table:table-cell table:style-name="ce7" office:value-type="string">
              <text:p>1 metric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05">
              <text:p>60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tre</text:p>
            </table:table-cell>
            <table:table-cell table:style-name="ce3" office:value-type="string">
              <text:p>(metro)</text:p>
            </table:table-cell>
            <table:table-cell table:style-name="ce3" office:value-type="string">
              <text:p>(mètre)</text:p>
            </table:table-cell>
            <table:table-cell table:style-name="ce3" office:value-type="string">
              <text:p>(Metri)</text:p>
            </table:table-cell>
            <table:table-cell table:style-name="ce22" office:value-type="string">
              <text:p>metro</text:p>
            </table:table-cell>
            <table:table-cell table:style-name="ce33" office:value-type="string">
              <text:p>meter</text:p>
            </table:table-cell>
            <table:table-cell table:formula="of:=VLOOKUP([.G603];[MAJ.A$1:MAJ.B$975];2;0)" office:value-type="float" office:value="0">
              <text:p>#N/A</text:p>
            </table:table-cell>
            <table:table-cell office:value-type="string">
              <text:p>metru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06">
              <text:p>60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adno</text:p>
            </table:table-cell>
            <table:table-cell table:style-name="ce3" office:value-type="string">
              <text:p>(radián)</text:p>
            </table:table-cell>
            <table:table-cell table:style-name="ce3" office:value-type="string">
              <text:p>(radian)</text:p>
            </table:table-cell>
            <table:table-cell table:style-name="ce3" office:value-type="string">
              <text:p>(radiante)</text:p>
            </table:table-cell>
            <table:table-cell table:style-name="ce22" office:value-type="string">
              <text:p>radio</text:p>
            </table:table-cell>
            <table:table-cell table:style-name="ce33" office:value-type="string">
              <text:p>radian</text:p>
            </table:table-cell>
            <table:table-cell table:formula="of:=VLOOKUP([.G604];[MAJ.A$1:MAJ.B$975];2;0)" office:value-type="float" office:value="0">
              <text:p>#N/A</text:p>
            </table:table-cell>
            <table:table-cell office:value-type="string">
              <text:p>radian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07">
              <text:p>60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tero</text:p>
            </table:table-cell>
            <table:table-cell table:style-name="ce3" office:value-type="string">
              <text:p>(steradian)</text:p>
            </table:table-cell>
            <table:table-cell table:style-name="ce3" office:value-type="string">
              <text:p>(stéradian)</text:p>
            </table:table-cell>
            <table:table-cell table:style-name="ce3" office:value-type="string">
              <text:p>(Steradiante)</text:p>
            </table:table-cell>
            <table:table-cell table:style-name="ce22" office:value-type="string">
              <text:p>stero</text:p>
            </table:table-cell>
            <table:table-cell table:style-name="ce33" office:value-type="string">
              <text:p>steradian</text:p>
            </table:table-cell>
            <table:table-cell table:formula="of:=VLOOKUP([.G605];[MAJ.A$1:MAJ.B$975];2;0)" office:value-type="float" office:value="0">
              <text:p>#N/A</text:p>
            </table:table-cell>
            <table:table-cell office:value-type="string">
              <text:p>steradian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08">
              <text:p>60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itce</text:p>
            </table:table-cell>
            <table:table-cell table:style-name="ce3" office:value-type="string">
              <text:p>(litro)</text:p>
            </table:table-cell>
            <table:table-cell table:style-name="ce3" office:value-type="string">
              <text:p>(litre)</text:p>
            </table:table-cell>
            <table:table-cell table:style-name="ce3" office:value-type="string">
              <text:p>(litro)</text:p>
            </table:table-cell>
            <table:table-cell table:style-name="ce22" office:value-type="string">
              <text:p>litro</text:p>
            </table:table-cell>
            <table:table-cell table:style-name="ce33" office:value-type="string">
              <text:p>liter</text:p>
            </table:table-cell>
            <table:table-cell table:formula="of:=VLOOKUP([.G606];[MAJ.A$1:MAJ.B$975];2;0)" office:value-type="float" office:value="0">
              <text:p>#N/A</text:p>
            </table:table-cell>
            <table:table-cell office:value-type="string">
              <text:p>litru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09">
              <text:p>60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rake</text:p>
            </table:table-cell>
            <table:table-cell table:style-name="ce3" office:value-type="string">
              <text:p>(gramo)</text:p>
            </table:table-cell>
            <table:table-cell table:style-name="ce3" office:value-type="string">
              <text:p>(gramme)</text:p>
            </table:table-cell>
            <table:table-cell table:style-name="ce3" office:value-type="string">
              <text:p>(grammo)</text:p>
            </table:table-cell>
            <table:table-cell table:style-name="ce22" office:value-type="string">
              <text:p>gramo</text:p>
            </table:table-cell>
            <table:table-cell table:style-name="ce33" office:value-type="string">
              <text:p>gram</text:p>
            </table:table-cell>
            <table:table-cell table:formula="of:=VLOOKUP([.G607];[MAJ.A$1:MAJ.B$975];2;0)" office:value-type="float" office:value="0">
              <text:p>#N/A</text:p>
            </table:table-cell>
            <table:table-cell office:value-type="string">
              <text:p>gram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10">
              <text:p>61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olro</text:p>
            </table:table-cell>
            <table:table-cell table:style-name="ce3" office:value-type="string">
              <text:p>(Topo)</text:p>
            </table:table-cell>
            <table:table-cell table:style-name="ce3" office:value-type="string">
              <text:p>(Môle)</text:p>
            </table:table-cell>
            <table:table-cell table:style-name="ce3" office:value-type="string">
              <text:p>(Talpa)</text:p>
            </table:table-cell>
            <table:table-cell table:style-name="ce22" office:value-type="string">
              <text:p>talpa</text:p>
            </table:table-cell>
            <table:table-cell table:style-name="ce33" office:value-type="string">
              <text:p>mole</text:p>
            </table:table-cell>
            <table:table-cell table:formula="of:=VLOOKUP([.G608];[MAJ.A$1:MAJ.B$975];2;0)" office:value-type="float" office:value="0">
              <text:p>#N/A</text:p>
            </table:table-cell>
            <table:table-cell office:value-type="string">
              <text:p>cârtiț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11">
              <text:p>61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elvo</text:p>
            </table:table-cell>
            <table:table-cell table:style-name="ce3" office:value-type="string">
              <text:p>(kelvin)</text:p>
            </table:table-cell>
            <table:table-cell table:number-columns-repeated="2" table:style-name="ce3" office:value-type="string">
              <text:p>(Kelvin)</text:p>
            </table:table-cell>
            <table:table-cell table:style-name="ce22" office:value-type="string">
              <text:p>kelvo</text:p>
            </table:table-cell>
            <table:table-cell table:style-name="ce33" office:value-type="string">
              <text:p>kelvin</text:p>
            </table:table-cell>
            <table:table-cell table:formula="of:=VLOOKUP([.G609];[MAJ.A$1:MAJ.B$975];2;0)" office:value-type="float" office:value="0">
              <text:p>#N/A</text:p>
            </table:table-cell>
            <table:table-cell office:value-type="string">
              <text:p>kelvin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12">
              <text:p>61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ampo</text:p>
            </table:table-cell>
            <table:table-cell table:style-name="ce3" office:value-type="string">
              <text:p>(amperio)</text:p>
            </table:table-cell>
            <table:table-cell table:style-name="ce3" office:value-type="string">
              <text:p>(ampère)</text:p>
            </table:table-cell>
            <table:table-cell table:style-name="ce3" office:value-type="string">
              <text:p>(ampere)</text:p>
            </table:table-cell>
            <table:table-cell table:style-name="ce22" office:value-type="string">
              <text:p>apero</text:p>
            </table:table-cell>
            <table:table-cell table:style-name="ce33" office:value-type="string">
              <text:p>ampere</text:p>
            </table:table-cell>
            <table:table-cell table:formula="of:=VLOOKUP([.G610];[MAJ.A$1:MAJ.B$975];2;0)" office:value-type="float" office:value="0">
              <text:p>#N/A</text:p>
            </table:table-cell>
            <table:table-cell office:value-type="string">
              <text:p>amper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13">
              <text:p>61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lno</text:p>
            </table:table-cell>
            <table:table-cell table:style-name="ce3" office:value-type="string">
              <text:p>(candela "vela-poder")</text:p>
            </table:table-cell>
            <table:table-cell table:style-name="ce3" office:value-type="string">
              <text:p>(candela ‘candle-power’)</text:p>
            </table:table-cell>
            <table:table-cell table:style-name="ce3" office:value-type="string">
              <text:p>(candela "candela-potenza")</text:p>
            </table:table-cell>
            <table:table-cell table:style-name="ce22"/>
            <table:table-cell table:style-name="ce33" office:value-type="string">
              <text:p>candela ‘candle-power’</text:p>
            </table:table-cell>
            <table:table-cell table:formula="of:=VLOOKUP([.G611];[MAJ.A$1:MAJ.B$975];2;0)" office:value-type="float" office:value="0">
              <text:p>#N/A</text:p>
            </table:table-cell>
            <table:table-cell office:value-type="string">
              <text:p>candela „lumânare-putere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4">
              <text:p>61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4" office:value-type="string">
              <text:p>2 no métrico</text:p>
            </table:table-cell>
            <table:table-cell table:style-name="ce4" office:value-type="string">
              <text:p>2 non métrique</text:p>
            </table:table-cell>
            <table:table-cell table:style-name="ce4" office:value-type="string">
              <text:p>2 non metrico</text:p>
            </table:table-cell>
            <table:table-cell table:style-name="ce23" office:value-type="string">
              <text:p>iperia</text:p>
            </table:table-cell>
            <table:table-cell table:style-name="ce11" office:value-type="string">
              <text:p>2 non-metric</text:p>
            </table:table-cell>
            <table:table-cell table:style-name="ce41" table:formula="of:=VLOOKUP([.G612];[MAJ.A$1:MAJ.B$975];2;0)" office:value-type="float" office:value="0">
              <text:p>#N/A</text:p>
            </table:table-cell>
            <table:table-cell table:style-name="ce7" office:value-type="string">
              <text:p>2 non-metrice</text:p>
            </table:table-cell>
            <table:table-cell table:style-name="ce7" table:number-columns-repeated="1014"/>
          </table:table-row>
          <table:table-row table:style-name="ro1">
            <table:table-cell table:style-name="ce3" office:value-type="float" office:value="615">
              <text:p>61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utci</text:p>
            </table:table-cell>
            <table:table-cell table:style-name="ce3" office:value-type="string">
              <text:p>(codo "pie")</text:p>
            </table:table-cell>
            <table:table-cell table:style-name="ce3" office:value-type="string">
              <text:p>(pieds cubes)</text:p>
            </table:table-cell>
            <table:table-cell table:style-name="ce3" office:value-type="string">
              <text:p>(cubito "piede")</text:p>
            </table:table-cell>
            <table:table-cell table:style-name="ce22" office:value-type="string">
              <text:p>cubit</text:p>
            </table:table-cell>
            <table:table-cell table:style-name="ce33" office:value-type="string">
              <text:p>cubit ‘foot’</text:p>
            </table:table-cell>
            <table:table-cell table:formula="of:=VLOOKUP([.G613];[MAJ.A$1:MAJ.B$975];2;0)" office:value-type="float" office:value="0">
              <text:p>#N/A</text:p>
            </table:table-cell>
            <table:table-cell office:value-type="string">
              <text:p>cu piciorul de picior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16">
              <text:p>61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nli</text:p>
            </table:table-cell>
            <table:table-cell table:style-name="ce3" office:value-type="string">
              <text:p>(milla)</text:p>
            </table:table-cell>
            <table:table-cell table:style-name="ce3" office:value-type="string">
              <text:p>(mile)</text:p>
            </table:table-cell>
            <table:table-cell table:style-name="ce3" office:value-type="string">
              <text:p>(Miglio)</text:p>
            </table:table-cell>
            <table:table-cell table:style-name="ce22" office:value-type="string">
              <text:p>mile</text:p>
            </table:table-cell>
            <table:table-cell table:style-name="ce33" office:value-type="string">
              <text:p>mile</text:p>
            </table:table-cell>
            <table:table-cell table:formula="of:=VLOOKUP([.G614];[MAJ.A$1:MAJ.B$975];2;0)" office:value-type="float" office:value="0">
              <text:p>#N/A</text:p>
            </table:table-cell>
            <table:table-cell office:value-type="string">
              <text:p>mil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17">
              <text:p>61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ramu</text:p>
            </table:table-cell>
            <table:table-cell table:number-columns-repeated="2" table:style-name="ce3" office:value-type="string">
              <text:p>(acre)</text:p>
            </table:table-cell>
            <table:table-cell table:style-name="ce3" office:value-type="string">
              <text:p>(Acro)</text:p>
            </table:table-cell>
            <table:table-cell table:style-name="ce22" office:value-type="string">
              <text:p>acre</text:p>
            </table:table-cell>
            <table:table-cell table:style-name="ce33" office:value-type="string">
              <text:p>acre</text:p>
            </table:table-cell>
            <table:table-cell table:formula="of:=VLOOKUP([.G615];[MAJ.A$1:MAJ.B$975];2;0)" office:value-type="float" office:value="0">
              <text:p>#N/A</text:p>
            </table:table-cell>
            <table:table-cell office:value-type="string">
              <text:p>acru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18">
              <text:p>61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bunda</text:p>
            </table:table-cell>
            <table:table-cell table:style-name="ce3" office:value-type="string">
              <text:p>(libra)</text:p>
            </table:table-cell>
            <table:table-cell table:style-name="ce3" office:value-type="string">
              <text:p>(livre)</text:p>
            </table:table-cell>
            <table:table-cell table:style-name="ce3" office:value-type="string">
              <text:p>(libbra)</text:p>
            </table:table-cell>
            <table:table-cell table:style-name="ce22" office:value-type="string">
              <text:p>paund</text:p>
            </table:table-cell>
            <table:table-cell table:style-name="ce33" office:value-type="string">
              <text:p>pound</text:p>
            </table:table-cell>
            <table:table-cell table:formula="of:=VLOOKUP([.G616];[MAJ.A$1:MAJ.B$975];2;0)" office:value-type="float" office:value="0">
              <text:p>#N/A</text:p>
            </table:table-cell>
            <table:table-cell office:value-type="string">
              <text:p>livr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19">
              <text:p>61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kpu</text:p>
            </table:table-cell>
            <table:table-cell table:style-name="ce3" office:value-type="string">
              <text:p>(galón "picotear")</text:p>
            </table:table-cell>
            <table:table-cell table:style-name="ce3" office:value-type="string">
              <text:p>(gallon «peck»)</text:p>
            </table:table-cell>
            <table:table-cell table:style-name="ce3" office:value-type="string">
              <text:p>(gallone "beccare")</text:p>
            </table:table-cell>
            <table:table-cell table:style-name="ce22" office:value-type="string">
              <text:p>galon</text:p>
            </table:table-cell>
            <table:table-cell table:style-name="ce33" office:value-type="string">
              <text:p>gallon ‘peck’</text:p>
            </table:table-cell>
            <table:table-cell table:formula="of:=VLOOKUP([.G617];[MAJ.A$1:MAJ.B$975];2;0)" office:value-type="float" office:value="0">
              <text:p>#N/A</text:p>
            </table:table-cell>
            <table:table-cell office:value-type="string">
              <text:p>galon „ciugulați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0">
              <text:p>62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4" office:value-type="string">
              <text:p>3 exponentes de 10</text:p>
            </table:table-cell>
            <table:table-cell table:style-name="ce4" office:value-type="string">
              <text:p>3 exposants de 10</text:p>
            </table:table-cell>
            <table:table-cell table:style-name="ce4" office:value-type="string">
              <text:p>3 esponenti di 10</text:p>
            </table:table-cell>
            <table:table-cell table:style-name="ce23" office:value-type="string">
              <text:p>ispona</text:p>
            </table:table-cell>
            <table:table-cell table:style-name="ce11" office:value-type="string">
              <text:p>exponents of 10</text:p>
            </table:table-cell>
            <table:table-cell table:style-name="ce41" table:formula="of:=VLOOKUP([.G618];[MAJ.A$1:MAJ.B$975];2;0)" office:value-type="float" office:value="0">
              <text:p>#N/A</text:p>
            </table:table-cell>
            <table:table-cell table:style-name="ce7" office:value-type="string">
              <text:p>3 exponenți din 10</text:p>
            </table:table-cell>
            <table:table-cell table:style-name="ce7" table:number-columns-repeated="1014"/>
          </table:table-row>
          <table:table-row table:style-name="ro1">
            <table:table-cell table:style-name="ce3" office:value-type="float" office:value="621">
              <text:p>62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kto</text:p>
            </table:table-cell>
            <table:table-cell table:style-name="ce3" office:value-type="string">
              <text:p>(10 métricas "deka")</text:p>
            </table:table-cell>
            <table:table-cell table:style-name="ce3" office:value-type="string">
              <text:p>(10 métriques «deka»)</text:p>
            </table:table-cell>
            <table:table-cell table:style-name="ce3" office:value-type="string">
              <text:p>(10 "deka" metrico)</text:p>
            </table:table-cell>
            <table:table-cell table:style-name="ce22"/>
            <table:table-cell table:style-name="ce33" office:value-type="string">
              <text:p>10 metric ‘deka’</text:p>
            </table:table-cell>
            <table:table-cell table:formula="of:=VLOOKUP([.G619];[MAJ.A$1:MAJ.B$975];2;0)" office:value-type="float" office:value="0">
              <text:p>#N/A</text:p>
            </table:table-cell>
            <table:table-cell office:value-type="string">
              <text:p>10 metrice „dek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22">
              <text:p>62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ecto</text:p>
            </table:table-cell>
            <table:table-cell table:style-name="ce3" office:value-type="string">
              <text:p>(100 métricas "hecto")</text:p>
            </table:table-cell>
            <table:table-cell table:style-name="ce3" office:value-type="string">
              <text:p>(100 ‘hecto’)</text:p>
            </table:table-cell>
            <table:table-cell table:style-name="ce3" office:value-type="string">
              <text:p>(100 hecto "metrico")</text:p>
            </table:table-cell>
            <table:table-cell table:style-name="ce22"/>
            <table:table-cell table:style-name="ce33" office:value-type="string">
              <text:p>100 metric ‘hecto’</text:p>
            </table:table-cell>
            <table:table-cell table:formula="of:=VLOOKUP([.G620];[MAJ.A$1:MAJ.B$975];2;0)" office:value-type="float" office:value="0">
              <text:p>#N/A</text:p>
            </table:table-cell>
            <table:table-cell office:value-type="string">
              <text:p>100 de hectare metrice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23">
              <text:p>62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ilto</text:p>
            </table:table-cell>
            <table:table-cell table:style-name="ce3" office:value-type="string">
              <text:p>(1000 ‘kilo’ métrico)</text:p>
            </table:table-cell>
            <table:table-cell table:style-name="ce3" office:value-type="string">
              <text:p>(1000 kilos)</text:p>
            </table:table-cell>
            <table:table-cell table:style-name="ce3" office:value-type="string">
              <text:p>(1000 chilogrammi di "chilo")</text:p>
            </table:table-cell>
            <table:table-cell table:style-name="ce22"/>
            <table:table-cell table:style-name="ce33" office:value-type="string">
              <text:p>1000 metric ‘kilo’</text:p>
            </table:table-cell>
            <table:table-cell table:formula="of:=VLOOKUP([.G621];[MAJ.A$1:MAJ.B$975];2;0)" office:value-type="float" office:value="0">
              <text:p>#N/A</text:p>
            </table:table-cell>
            <table:table-cell office:value-type="string">
              <text:p>1000 de „kilo” metrici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24">
              <text:p>62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egdo</text:p>
            </table:table-cell>
            <table:table-cell table:style-name="ce3" office:value-type="string">
              <text:p>(1E6 métrica "mega")</text:p>
            </table:table-cell>
            <table:table-cell table:style-name="ce3" office:value-type="string">
              <text:p>(1e6 «métrique»)</text:p>
            </table:table-cell>
            <table:table-cell table:style-name="ce3" office:value-type="string">
              <text:p>(1e6 metrica "mega")</text:p>
            </table:table-cell>
            <table:table-cell table:style-name="ce22"/>
            <table:table-cell table:style-name="ce33" office:value-type="string">
              <text:p>1e6 metric ‘mega’</text:p>
            </table:table-cell>
            <table:table-cell table:formula="of:=VLOOKUP([.G622];[MAJ.A$1:MAJ.B$975];2;0)" office:value-type="float" office:value="0">
              <text:p>#N/A</text:p>
            </table:table-cell>
            <table:table-cell office:value-type="string">
              <text:p>1e6 metric „meg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25">
              <text:p>62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igdo</text:p>
            </table:table-cell>
            <table:table-cell table:style-name="ce3" office:value-type="string">
              <text:p>(1E9 métrica "giga")</text:p>
            </table:table-cell>
            <table:table-cell table:style-name="ce3" office:value-type="string">
              <text:p>(1e9 métrique «giga»)</text:p>
            </table:table-cell>
            <table:table-cell table:style-name="ce3" office:value-type="string">
              <text:p>(1e9 metrica "giga")</text:p>
            </table:table-cell>
            <table:table-cell table:style-name="ce22"/>
            <table:table-cell table:style-name="ce33" office:value-type="string">
              <text:p>1e9 metric ‘giga’</text:p>
            </table:table-cell>
            <table:table-cell table:formula="of:=VLOOKUP([.G623];[MAJ.A$1:MAJ.B$975];2;0)" office:value-type="float" office:value="0">
              <text:p>#N/A</text:p>
            </table:table-cell>
            <table:table-cell office:value-type="string">
              <text:p>1e9 metric „gig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26">
              <text:p>62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erto</text:p>
            </table:table-cell>
            <table:table-cell table:style-name="ce3" office:value-type="string">
              <text:p>(1E12 métrica "tera")</text:p>
            </table:table-cell>
            <table:table-cell table:style-name="ce3" office:value-type="string">
              <text:p>(1e12 métrique «tera»)</text:p>
            </table:table-cell>
            <table:table-cell table:style-name="ce3" office:value-type="string">
              <text:p>(1e12 metrica "tera")</text:p>
            </table:table-cell>
            <table:table-cell table:style-name="ce22"/>
            <table:table-cell table:style-name="ce33" office:value-type="string">
              <text:p>1e12 metric ‘tera’</text:p>
            </table:table-cell>
            <table:table-cell table:formula="of:=VLOOKUP([.G624];[MAJ.A$1:MAJ.B$975];2;0)" office:value-type="float" office:value="0">
              <text:p>#N/A</text:p>
            </table:table-cell>
            <table:table-cell office:value-type="string">
              <text:p>1e12 „tera” metric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27">
              <text:p>62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etso</text:p>
            </table:table-cell>
            <table:table-cell table:style-name="ce3" office:value-type="string">
              <text:p>(1E15 métrica "peta")</text:p>
            </table:table-cell>
            <table:table-cell table:style-name="ce3" office:value-type="string">
              <text:p>(1e15 «peta» métrique)</text:p>
            </table:table-cell>
            <table:table-cell table:style-name="ce3" office:value-type="string">
              <text:p>(1e15 metrica "peta")</text:p>
            </table:table-cell>
            <table:table-cell table:style-name="ce22"/>
            <table:table-cell table:style-name="ce33" office:value-type="string">
              <text:p>1e15 metric ‘peta’</text:p>
            </table:table-cell>
            <table:table-cell table:formula="of:=VLOOKUP([.G625];[MAJ.A$1:MAJ.B$975];2;0)" office:value-type="float" office:value="0">
              <text:p>#N/A</text:p>
            </table:table-cell>
            <table:table-cell office:value-type="string">
              <text:p>1e15 metric „pet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28">
              <text:p>62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exso</text:p>
            </table:table-cell>
            <table:table-cell table:style-name="ce3" office:value-type="string">
              <text:p>(1E18 métrica "exa")</text:p>
            </table:table-cell>
            <table:table-cell table:style-name="ce3" office:value-type="string">
              <text:p>(1e18 métrique «exa»)</text:p>
            </table:table-cell>
            <table:table-cell table:style-name="ce3" office:value-type="string">
              <text:p>(1e18 metrica "exa")</text:p>
            </table:table-cell>
            <table:table-cell table:style-name="ce22"/>
            <table:table-cell table:style-name="ce33" office:value-type="string">
              <text:p>1e18 metric ‘exa’</text:p>
            </table:table-cell>
            <table:table-cell table:formula="of:=VLOOKUP([.G626];[MAJ.A$1:MAJ.B$975];2;0)" office:value-type="float" office:value="0">
              <text:p>#N/A</text:p>
            </table:table-cell>
            <table:table-cell office:value-type="string">
              <text:p>1e18 metric „ex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29">
              <text:p>62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zetro</text:p>
            </table:table-cell>
            <table:table-cell table:style-name="ce3" office:value-type="string">
              <text:p>(1E21 ‘zetta’)</text:p>
            </table:table-cell>
            <table:table-cell table:number-columns-repeated="2" table:style-name="ce3" office:value-type="string">
              <text:p>(1e21 "zetta")</text:p>
            </table:table-cell>
            <table:table-cell table:style-name="ce22"/>
            <table:table-cell table:style-name="ce33" office:value-type="string">
              <text:p>1e21 ‘zetta’</text:p>
            </table:table-cell>
            <table:table-cell table:formula="of:=VLOOKUP([.G627];[MAJ.A$1:MAJ.B$975];2;0)" office:value-type="float" office:value="0">
              <text:p>#N/A</text:p>
            </table:table-cell>
            <table:table-cell office:value-type="string">
              <text:p>1e21 „zett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0">
              <text:p>63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otro</text:p>
            </table:table-cell>
            <table:table-cell table:style-name="ce3" office:value-type="string">
              <text:p>(1E24 "yotta")</text:p>
            </table:table-cell>
            <table:table-cell table:style-name="ce3" office:value-type="string">
              <text:p>(1e24 «yotta»)</text:p>
            </table:table-cell>
            <table:table-cell table:style-name="ce3" office:value-type="string">
              <text:p>(1e24 "yotta")</text:p>
            </table:table-cell>
            <table:table-cell table:style-name="ce22"/>
            <table:table-cell table:style-name="ce33" office:value-type="string">
              <text:p>1e24 ‘yotta’</text:p>
            </table:table-cell>
            <table:table-cell table:formula="of:=VLOOKUP([.G628];[MAJ.A$1:MAJ.B$975];2;0)" office:value-type="float" office:value="0">
              <text:p>#N/A</text:p>
            </table:table-cell>
            <table:table-cell office:value-type="string">
              <text:p>1e24 „yott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1">
              <text:p>63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ecti</text:p>
            </table:table-cell>
            <table:table-cell table:style-name="ce3" office:value-type="string">
              <text:p>(.1 métrica "deci")</text:p>
            </table:table-cell>
            <table:table-cell table:style-name="ce3" office:value-type="string">
              <text:p>(.1 métrique «déci»)</text:p>
            </table:table-cell>
            <table:table-cell table:style-name="ce3" office:value-type="string">
              <text:p>(.1 metrica "deci")</text:p>
            </table:table-cell>
            <table:table-cell table:style-name="ce22"/>
            <table:table-cell table:style-name="ce33" office:value-type="string">
              <text:p>.1 metric ‘deci’</text:p>
            </table:table-cell>
            <table:table-cell table:formula="of:=VLOOKUP([.G629];[MAJ.A$1:MAJ.B$975];2;0)" office:value-type="float" office:value="0">
              <text:p>#N/A</text:p>
            </table:table-cell>
            <table:table-cell office:value-type="string">
              <text:p>.1 metrica „deci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2">
              <text:p>63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enti</text:p>
            </table:table-cell>
            <table:table-cell table:style-name="ce3" office:value-type="string">
              <text:p>(.01 métrico "centi")</text:p>
            </table:table-cell>
            <table:table-cell table:style-name="ce3" office:value-type="string">
              <text:p>(0,01 métrique)</text:p>
            </table:table-cell>
            <table:table-cell table:style-name="ce3" office:value-type="string">
              <text:p>(.01 metrica "centi")</text:p>
            </table:table-cell>
            <table:table-cell table:style-name="ce22"/>
            <table:table-cell table:style-name="ce33" office:value-type="string">
              <text:p>.01 metric ‘centi’</text:p>
            </table:table-cell>
            <table:table-cell table:formula="of:=VLOOKUP([.G630];[MAJ.A$1:MAJ.B$975];2;0)" office:value-type="float" office:value="0">
              <text:p>#N/A</text:p>
            </table:table-cell>
            <table:table-cell office:value-type="string">
              <text:p>.01 metric „centi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3">
              <text:p>63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lti</text:p>
            </table:table-cell>
            <table:table-cell table:style-name="ce3" office:value-type="string">
              <text:p>(.001 métrica "milli")</text:p>
            </table:table-cell>
            <table:table-cell table:style-name="ce3" office:value-type="string">
              <text:p>(0,001 métrique)</text:p>
            </table:table-cell>
            <table:table-cell table:style-name="ce3" office:value-type="string">
              <text:p>(.001 metrica "milli")</text:p>
            </table:table-cell>
            <table:table-cell table:style-name="ce22"/>
            <table:table-cell table:style-name="ce33" office:value-type="string">
              <text:p>.001 metric ‘milli’</text:p>
            </table:table-cell>
            <table:table-cell table:formula="of:=VLOOKUP([.G631];[MAJ.A$1:MAJ.B$975];2;0)" office:value-type="float" office:value="0">
              <text:p>#N/A</text:p>
            </table:table-cell>
            <table:table-cell office:value-type="string">
              <text:p>.001 metric „milli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4">
              <text:p>63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kri</text:p>
            </table:table-cell>
            <table:table-cell table:style-name="ce3" office:value-type="string">
              <text:p>(1E-6 métrica "micro")</text:p>
            </table:table-cell>
            <table:table-cell table:style-name="ce3" office:value-type="string">
              <text:p>(1e-6 métrique «micro»)</text:p>
            </table:table-cell>
            <table:table-cell table:style-name="ce3" office:value-type="string">
              <text:p>(1e-6 metrica "micro")</text:p>
            </table:table-cell>
            <table:table-cell table:style-name="ce22"/>
            <table:table-cell table:style-name="ce33" office:value-type="string">
              <text:p>1e-6 metric ‘micro’</text:p>
            </table:table-cell>
            <table:table-cell table:formula="of:=VLOOKUP([.G632];[MAJ.A$1:MAJ.B$975];2;0)" office:value-type="float" office:value="0">
              <text:p>#N/A</text:p>
            </table:table-cell>
            <table:table-cell office:value-type="string">
              <text:p>1e-6 „micro” metric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5">
              <text:p>63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nanvi</text:p>
            </table:table-cell>
            <table:table-cell table:style-name="ce3" office:value-type="string">
              <text:p>(1E-9 métrica "nano")</text:p>
            </table:table-cell>
            <table:table-cell table:style-name="ce3" office:value-type="string">
              <text:p>(1e-9 métrique «nano»)</text:p>
            </table:table-cell>
            <table:table-cell table:style-name="ce3" office:value-type="string">
              <text:p>(Metrica 1e-9 "nano")</text:p>
            </table:table-cell>
            <table:table-cell table:style-name="ce22"/>
            <table:table-cell table:style-name="ce33" office:value-type="string">
              <text:p>1e-9 metric ‘nano’</text:p>
            </table:table-cell>
            <table:table-cell table:formula="of:=VLOOKUP([.G633];[MAJ.A$1:MAJ.B$975];2;0)" office:value-type="float" office:value="0">
              <text:p>#N/A</text:p>
            </table:table-cell>
            <table:table-cell office:value-type="string">
              <text:p>„Nano” metric 1e-9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6">
              <text:p>63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icti</text:p>
            </table:table-cell>
            <table:table-cell table:style-name="ce3" office:value-type="string">
              <text:p>(1E-12 métrica "pico")</text:p>
            </table:table-cell>
            <table:table-cell table:style-name="ce3" office:value-type="string">
              <text:p>(1e-12 métrique «pico»)</text:p>
            </table:table-cell>
            <table:table-cell table:style-name="ce3" office:value-type="string">
              <text:p>(1e-12 metrico "pico")</text:p>
            </table:table-cell>
            <table:table-cell table:style-name="ce22"/>
            <table:table-cell table:style-name="ce33" office:value-type="string">
              <text:p>1e-12 metric ‘pico’</text:p>
            </table:table-cell>
            <table:table-cell table:formula="of:=VLOOKUP([.G634];[MAJ.A$1:MAJ.B$975];2;0)" office:value-type="float" office:value="0">
              <text:p>#N/A</text:p>
            </table:table-cell>
            <table:table-cell office:value-type="string">
              <text:p>1e-12 metrica "pico"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7">
              <text:p>63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femti</text:p>
            </table:table-cell>
            <table:table-cell table:style-name="ce3" office:value-type="string">
              <text:p>(1E-15 métrica "femto")</text:p>
            </table:table-cell>
            <table:table-cell table:style-name="ce3" office:value-type="string">
              <text:p>(1e-15 «femto» métrique)</text:p>
            </table:table-cell>
            <table:table-cell table:style-name="ce3" office:value-type="string">
              <text:p>("Femto" metrico 1e-15)</text:p>
            </table:table-cell>
            <table:table-cell table:style-name="ce22"/>
            <table:table-cell table:style-name="ce33" office:value-type="string">
              <text:p>1e-15 metric ‘femto’</text:p>
            </table:table-cell>
            <table:table-cell table:formula="of:=VLOOKUP([.G635];[MAJ.A$1:MAJ.B$975];2;0)" office:value-type="float" office:value="0">
              <text:p>#N/A</text:p>
            </table:table-cell>
            <table:table-cell office:value-type="string">
              <text:p>1e-15 metric „femto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8">
              <text:p>63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atsi</text:p>
            </table:table-cell>
            <table:table-cell table:style-name="ce3" office:value-type="string">
              <text:p>(1E-18 métrica "atto")</text:p>
            </table:table-cell>
            <table:table-cell table:style-name="ce3" office:value-type="string">
              <text:p>(1e-18 métrique «atto»)</text:p>
            </table:table-cell>
            <table:table-cell table:style-name="ce3" office:value-type="string">
              <text:p>(1e-18 metrica "atto")</text:p>
            </table:table-cell>
            <table:table-cell table:style-name="ce22"/>
            <table:table-cell table:style-name="ce33" office:value-type="string">
              <text:p>1e-18 metric ‘atto’</text:p>
            </table:table-cell>
            <table:table-cell table:formula="of:=VLOOKUP([.G636];[MAJ.A$1:MAJ.B$975];2;0)" office:value-type="float" office:value="0">
              <text:p>#N/A</text:p>
            </table:table-cell>
            <table:table-cell office:value-type="string">
              <text:p>1e-18 metric „atto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39">
              <text:p>63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zepti</text:p>
            </table:table-cell>
            <table:table-cell table:style-name="ce3" office:value-type="string">
              <text:p>(1E-21 "zepto")</text:p>
            </table:table-cell>
            <table:table-cell table:number-columns-repeated="2" table:style-name="ce3" office:value-type="string">
              <text:p>(1e-21 "zepto")</text:p>
            </table:table-cell>
            <table:table-cell table:style-name="ce22"/>
            <table:table-cell table:style-name="ce33" office:value-type="string">
              <text:p>1e-21 ‘zepto’</text:p>
            </table:table-cell>
            <table:table-cell table:formula="of:=VLOOKUP([.G637];[MAJ.A$1:MAJ.B$975];2;0)" office:value-type="float" office:value="0">
              <text:p>#N/A</text:p>
            </table:table-cell>
            <table:table-cell office:value-type="string">
              <text:p>1e-21 „zepto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40">
              <text:p>64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octi</text:p>
            </table:table-cell>
            <table:table-cell table:style-name="ce3" office:value-type="string">
              <text:p>(1E-24 "yocto")</text:p>
            </table:table-cell>
            <table:table-cell table:style-name="ce3" office:value-type="string">
              <text:p>(1e-24 ‘yocto’)</text:p>
            </table:table-cell>
            <table:table-cell table:style-name="ce3" office:value-type="string">
              <text:p>(1e-24 "yocto")</text:p>
            </table:table-cell>
            <table:table-cell table:style-name="ce22"/>
            <table:table-cell table:style-name="ce33" office:value-type="string">
              <text:p>1e-24 ‘yocto’</text:p>
            </table:table-cell>
            <table:table-cell table:formula="of:=VLOOKUP([.G638];[MAJ.A$1:MAJ.B$975];2;0)" office:value-type="float" office:value="0">
              <text:p>#N/A</text:p>
            </table:table-cell>
            <table:table-cell office:value-type="string">
              <text:p>1e-24 „yocto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1">
              <text:p>64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Sustancias</text:p>
            </table:table-cell>
            <table:table-cell table:style-name="ce4" office:value-type="string">
              <text:p>des substances</text:p>
            </table:table-cell>
            <table:table-cell table:style-name="ce4" office:value-type="string">
              <text:p>sostanze</text:p>
            </table:table-cell>
            <table:table-cell table:style-name="ce23" office:value-type="string">
              <text:p>satsa</text:p>
            </table:table-cell>
            <table:table-cell table:style-name="ce11" office:value-type="string">
              <text:p>substances</text:p>
            </table:table-cell>
            <table:table-cell table:style-name="ce41" table:formula="of:=VLOOKUP([.G639];[MAJ.A$1:MAJ.B$975];2;0)" office:value-type="float" office:value="0">
              <text:p>#N/A</text:p>
            </table:table-cell>
            <table:table-cell table:style-name="ce7" office:value-type="string">
              <text:p>substanţe</text:p>
            </table:table-cell>
            <table:table-cell table:style-name="ce7" table:number-columns-repeated="1014"/>
          </table:table-row>
          <table:table-row table:style-name="ro1">
            <table:table-cell table:style-name="ce3" office:value-type="float" office:value="642">
              <text:p>64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arji</text:p>
            </table:table-cell>
            <table:table-cell table:style-name="ce3" office:value-type="string">
              <text:p>(material "importante")</text:p>
            </table:table-cell>
            <table:table-cell table:style-name="ce3" office:value-type="string">
              <text:p>(«matière»)</text:p>
            </table:table-cell>
            <table:table-cell table:style-name="ce3" office:value-type="string">
              <text:p>(materiale "materia")</text:p>
            </table:table-cell>
            <table:table-cell table:style-name="ce22" office:value-type="string">
              <text:p>mora</text:p>
            </table:table-cell>
            <table:table-cell table:style-name="ce33" office:value-type="string">
              <text:p>material ‘matter’</text:p>
            </table:table-cell>
            <table:table-cell table:formula="of:=VLOOKUP([.G640];[MAJ.A$1:MAJ.B$975];2;0)" office:value-type="float" office:value="0">
              <text:p>#N/A</text:p>
            </table:table-cell>
            <table:table-cell office:value-type="string">
              <text:p>„materie” material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43">
              <text:p>64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fagri</text:p>
            </table:table-cell>
            <table:table-cell table:style-name="ce3" office:value-type="string">
              <text:p>(fuego)</text:p>
            </table:table-cell>
            <table:table-cell table:style-name="ce3" office:value-type="string">
              <text:p>(Feu)</text:p>
            </table:table-cell>
            <table:table-cell table:style-name="ce3" office:value-type="string">
              <text:p>(fuoco)</text:p>
            </table:table-cell>
            <table:table-cell table:style-name="ce22" office:value-type="string">
              <text:p>foka</text:p>
            </table:table-cell>
            <table:table-cell table:style-name="ce33" office:value-type="string">
              <text:p>fire</text:p>
            </table:table-cell>
            <table:table-cell table:formula="of:=VLOOKUP([.G641];[MAJ.A$1:MAJ.B$975];2;0)" office:value-type="string" office:string-value="fire">
              <text:p>fire</text:p>
            </table:table-cell>
            <table:table-cell office:value-type="string">
              <text:p>foc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44">
              <text:p>64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indi</text:p>
            </table:table-cell>
            <table:table-cell table:style-name="ce3" office:value-type="string">
              <text:p>(relámpago)</text:p>
            </table:table-cell>
            <table:table-cell table:style-name="ce3" office:value-type="string">
              <text:p>(foudre)</text:p>
            </table:table-cell>
            <table:table-cell table:style-name="ce3" office:value-type="string">
              <text:p>(Fulmini)</text:p>
            </table:table-cell>
            <table:table-cell table:style-name="ce22" office:value-type="string">
              <text:p>fuja</text:p>
            </table:table-cell>
            <table:table-cell table:style-name="ce33" office:value-type="string">
              <text:p>lightning</text:p>
            </table:table-cell>
            <table:table-cell table:formula="of:=VLOOKUP([.G642];[MAJ.A$1:MAJ.B$975];2;0)" office:value-type="float" office:value="0">
              <text:p>#N/A</text:p>
            </table:table-cell>
            <table:table-cell office:value-type="string">
              <text:p>fulge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5">
              <text:p>64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1 estado agregado</text:p>
            </table:table-cell>
            <table:table-cell table:style-name="ce4" office:value-type="string">
              <text:p>1 état global</text:p>
            </table:table-cell>
            <table:table-cell table:style-name="ce4" office:value-type="string">
              <text:p>1 stato aggregato</text:p>
            </table:table-cell>
            <table:table-cell table:style-name="ce23"/>
            <table:table-cell table:style-name="ce11" office:value-type="string">
              <text:p>1 aggregate state</text:p>
            </table:table-cell>
            <table:table-cell table:style-name="ce41" table:formula="of:=VLOOKUP([.G643];[MAJ.A$1:MAJ.B$975];2;0)" office:value-type="float" office:value="0">
              <text:p>#N/A</text:p>
            </table:table-cell>
            <table:table-cell table:style-name="ce7" office:value-type="string">
              <text:p>1 stare agregată</text:p>
            </table:table-cell>
            <table:table-cell table:style-name="ce7" table:number-columns-repeated="1014"/>
          </table:table-row>
          <table:table-row table:style-name="ro1">
            <table:table-cell table:style-name="ce3" office:value-type="float" office:value="646">
              <text:p>64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ligu</text:p>
            </table:table-cell>
            <table:table-cell table:style-name="ce3" office:value-type="string">
              <text:p>(sólido)</text:p>
            </table:table-cell>
            <table:table-cell table:style-name="ce3" office:value-type="string">
              <text:p>(solide)</text:p>
            </table:table-cell>
            <table:table-cell table:style-name="ce3" office:value-type="string">
              <text:p>(solido)</text:p>
            </table:table-cell>
            <table:table-cell table:style-name="ce22" office:value-type="string">
              <text:p>sodo</text:p>
            </table:table-cell>
            <table:table-cell table:style-name="ce33" office:value-type="string">
              <text:p>solid</text:p>
            </table:table-cell>
            <table:table-cell table:formula="of:=VLOOKUP([.G644];[MAJ.A$1:MAJ.B$975];2;0)" office:value-type="float" office:value="0">
              <text:p>#N/A</text:p>
            </table:table-cell>
            <table:table-cell office:value-type="string">
              <text:p>solid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47">
              <text:p>64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anje</text:p>
            </table:table-cell>
            <table:table-cell table:style-name="ce3" office:value-type="string">
              <text:p>(esponja)</text:p>
            </table:table-cell>
            <table:table-cell table:style-name="ce3" office:value-type="string">
              <text:p>(éponge)</text:p>
            </table:table-cell>
            <table:table-cell table:style-name="ce3" office:value-type="string">
              <text:p>(spugna)</text:p>
            </table:table-cell>
            <table:table-cell table:style-name="ce22" office:value-type="string">
              <text:p>poja</text:p>
            </table:table-cell>
            <table:table-cell table:style-name="ce33" office:value-type="string">
              <text:p>sponge</text:p>
            </table:table-cell>
            <table:table-cell table:formula="of:=VLOOKUP([.G645];[MAJ.A$1:MAJ.B$975];2;0)" office:value-type="float" office:value="0">
              <text:p>#N/A</text:p>
            </table:table-cell>
            <table:table-cell office:value-type="string">
              <text:p>burete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48">
              <text:p>64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ulce</text:p>
            </table:table-cell>
            <table:table-cell table:style-name="ce3" office:value-type="string">
              <text:p>(polvo "pulverizado")</text:p>
            </table:table-cell>
            <table:table-cell table:style-name="ce3" office:value-type="string">
              <text:p>(poussière ‘pulvérisée’)</text:p>
            </table:table-cell>
            <table:table-cell table:style-name="ce3" office:value-type="string">
              <text:p>(polvere "polverizzata")</text:p>
            </table:table-cell>
            <table:table-cell table:style-name="ce22" office:value-type="string">
              <text:p>dusa</text:p>
            </table:table-cell>
            <table:table-cell table:style-name="ce33" office:value-type="string">
              <text:p>dust ‘pulverized’</text:p>
            </table:table-cell>
            <table:table-cell table:formula="of:=VLOOKUP([.G646];[MAJ.A$1:MAJ.B$975];2;0)" office:value-type="float" office:value="0">
              <text:p>#N/A</text:p>
            </table:table-cell>
            <table:table-cell office:value-type="string">
              <text:p>praf „pulverizat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49">
              <text:p>64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urmo</text:p>
            </table:table-cell>
            <table:table-cell table:style-name="ce3" office:value-type="string">
              <text:p>(polvo)</text:p>
            </table:table-cell>
            <table:table-cell table:style-name="ce3" office:value-type="string">
              <text:p>(poudre)</text:p>
            </table:table-cell>
            <table:table-cell table:style-name="ce3" office:value-type="string">
              <text:p>(polvere)</text:p>
            </table:table-cell>
            <table:table-cell table:style-name="ce22" office:value-type="string">
              <text:p>pora</text:p>
            </table:table-cell>
            <table:table-cell table:style-name="ce33" office:value-type="string">
              <text:p>powder</text:p>
            </table:table-cell>
            <table:table-cell table:formula="of:=VLOOKUP([.G647];[MAJ.A$1:MAJ.B$975];2;0)" office:value-type="float" office:value="0">
              <text:p>#N/A</text:p>
            </table:table-cell>
            <table:table-cell office:value-type="string">
              <text:p>praf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50">
              <text:p>65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pesxu</text:p>
            </table:table-cell>
            <table:table-cell table:style-name="ce3" office:value-type="string">
              <text:p>(pegar)</text:p>
            </table:table-cell>
            <table:table-cell table:style-name="ce3" office:value-type="string">
              <text:p>(pâte)</text:p>
            </table:table-cell>
            <table:table-cell table:style-name="ce3" office:value-type="string">
              <text:p>(incolla)</text:p>
            </table:table-cell>
            <table:table-cell table:style-name="ce22" office:value-type="string">
              <text:p>pega</text:p>
            </table:table-cell>
            <table:table-cell table:style-name="ce33" office:value-type="string">
              <text:p>paste</text:p>
            </table:table-cell>
            <table:table-cell table:formula="of:=VLOOKUP([.G648];[MAJ.A$1:MAJ.B$975];2;0)" office:value-type="float" office:value="0">
              <text:p>#N/A</text:p>
            </table:table-cell>
            <table:table-cell office:value-type="string">
              <text:p>past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51">
              <text:p>65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duli</text:p>
            </table:table-cell>
            <table:table-cell table:style-name="ce3" office:value-type="string">
              <text:p>(jalea)</text:p>
            </table:table-cell>
            <table:table-cell table:style-name="ce3" office:value-type="string">
              <text:p>(gelée)</text:p>
            </table:table-cell>
            <table:table-cell table:style-name="ce3" office:value-type="string">
              <text:p>(gelatina)</text:p>
            </table:table-cell>
            <table:table-cell table:style-name="ce22" office:value-type="string">
              <text:p>jela</text:p>
            </table:table-cell>
            <table:table-cell table:style-name="ce33" office:value-type="string">
              <text:p>jelly</text:p>
            </table:table-cell>
            <table:table-cell table:formula="of:=VLOOKUP([.G649];[MAJ.A$1:MAJ.B$975];2;0)" office:value-type="float" office:value="0">
              <text:p>#N/A</text:p>
            </table:table-cell>
            <table:table-cell office:value-type="string">
              <text:p>jeleu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52">
              <text:p>65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itki</text:p>
            </table:table-cell>
            <table:table-cell table:style-name="ce3" office:value-type="string">
              <text:p>(líquido)</text:p>
            </table:table-cell>
            <table:table-cell table:style-name="ce3" office:value-type="string">
              <text:p>(liquide)</text:p>
            </table:table-cell>
            <table:table-cell table:style-name="ce3" office:value-type="string">
              <text:p>(liquido)</text:p>
            </table:table-cell>
            <table:table-cell table:style-name="ce22" office:value-type="string">
              <text:p>uqua</text:p>
            </table:table-cell>
            <table:table-cell table:style-name="ce33" office:value-type="string">
              <text:p>liquid</text:p>
            </table:table-cell>
            <table:table-cell table:formula="of:=VLOOKUP([.G650];[MAJ.A$1:MAJ.B$975];2;0)" office:value-type="float" office:value="0">
              <text:p>#N/A</text:p>
            </table:table-cell>
            <table:table-cell office:value-type="string">
              <text:p>lichid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53">
              <text:p>65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akse</text:p>
            </table:table-cell>
            <table:table-cell table:style-name="ce3" office:value-type="string">
              <text:p>(cera)</text:p>
            </table:table-cell>
            <table:table-cell table:style-name="ce3" office:value-type="string">
              <text:p>(la cire)</text:p>
            </table:table-cell>
            <table:table-cell table:style-name="ce3" office:value-type="string">
              <text:p>(cera)</text:p>
            </table:table-cell>
            <table:table-cell table:style-name="ce22" office:value-type="string">
              <text:p>cara</text:p>
            </table:table-cell>
            <table:table-cell table:style-name="ce33" office:value-type="string">
              <text:p>wax</text:p>
            </table:table-cell>
            <table:table-cell table:formula="of:=VLOOKUP([.G651];[MAJ.A$1:MAJ.B$975];2;0)" office:value-type="float" office:value="0">
              <text:p>#N/A</text:p>
            </table:table-cell>
            <table:table-cell office:value-type="string">
              <text:p>cear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54">
              <text:p>65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fonmo</text:p>
            </table:table-cell>
            <table:table-cell table:style-name="ce3" office:value-type="string">
              <text:p>(espuma)</text:p>
            </table:table-cell>
            <table:table-cell table:style-name="ce3" office:value-type="string">
              <text:p>(mousse)</text:p>
            </table:table-cell>
            <table:table-cell table:style-name="ce3" office:value-type="string">
              <text:p>(schiuma)</text:p>
            </table:table-cell>
            <table:table-cell table:style-name="ce22" office:value-type="string">
              <text:p>puma</text:p>
            </table:table-cell>
            <table:table-cell table:style-name="ce33" office:value-type="string">
              <text:p>foam</text:p>
            </table:table-cell>
            <table:table-cell table:formula="of:=VLOOKUP([.G652];[MAJ.A$1:MAJ.B$975];2;0)" office:value-type="float" office:value="0">
              <text:p>#N/A</text:p>
            </table:table-cell>
            <table:table-cell office:value-type="string">
              <text:p>spumă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55">
              <text:p>65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gapci</text:p>
            </table:table-cell>
            <table:table-cell table:style-name="ce3" office:value-type="string">
              <text:p>(gas)</text:p>
            </table:table-cell>
            <table:table-cell table:style-name="ce3" office:value-type="string">
              <text:p>(gaz)</text:p>
            </table:table-cell>
            <table:table-cell table:style-name="ce3" office:value-type="string">
              <text:p>(gas)</text:p>
            </table:table-cell>
            <table:table-cell table:style-name="ce22" office:value-type="string">
              <text:p>gaze</text:p>
            </table:table-cell>
            <table:table-cell table:style-name="ce33" office:value-type="string">
              <text:p>gas</text:p>
            </table:table-cell>
            <table:table-cell table:formula="of:=VLOOKUP([.G653];[MAJ.A$1:MAJ.B$975];2;0)" office:value-type="float" office:value="0">
              <text:p>#N/A</text:p>
            </table:table-cell>
            <table:table-cell office:value-type="string">
              <text:p>gaz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56">
              <text:p>65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anmo</text:p>
            </table:table-cell>
            <table:table-cell table:style-name="ce3" office:value-type="string">
              <text:p>(fumar)</text:p>
            </table:table-cell>
            <table:table-cell table:style-name="ce3" office:value-type="string">
              <text:p>(fumée)</text:p>
            </table:table-cell>
            <table:table-cell table:style-name="ce3" office:value-type="string">
              <text:p>(Fumo)</text:p>
            </table:table-cell>
            <table:table-cell table:style-name="ce22" office:value-type="string">
              <text:p>fume</text:p>
            </table:table-cell>
            <table:table-cell table:style-name="ce33" office:value-type="string">
              <text:p>smoke</text:p>
            </table:table-cell>
            <table:table-cell table:formula="of:=VLOOKUP([.G654];[MAJ.A$1:MAJ.B$975];2;0)" office:value-type="float" office:value="0">
              <text:p>#N/A</text:p>
            </table:table-cell>
            <table:table-cell office:value-type="string">
              <text:p>fum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7">
              <text:p>6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Transiciones de 2 fases</text:p>
            </table:table-cell>
            <table:table-cell table:style-name="ce4" office:value-type="string">
              <text:p>2 transitions de phase</text:p>
            </table:table-cell>
            <table:table-cell table:style-name="ce4" office:value-type="string">
              <text:p>2 transizioni di fase</text:p>
            </table:table-cell>
            <table:table-cell table:style-name="ce23" office:value-type="string">
              <text:p>tratsa</text:p>
            </table:table-cell>
            <table:table-cell table:style-name="ce11" office:value-type="string">
              <text:p>2 phase transitions</text:p>
            </table:table-cell>
            <table:table-cell table:style-name="ce41" table:formula="of:=VLOOKUP([.G655];[MAJ.A$1:MAJ.B$975];2;0)" office:value-type="float" office:value="0">
              <text:p>#N/A</text:p>
            </table:table-cell>
            <table:table-cell table:style-name="ce7" office:value-type="string">
              <text:p>Tranziții în 2 faze</text:p>
            </table:table-cell>
            <table:table-cell table:style-name="ce7" table:number-columns-repeated="1014"/>
          </table:table-row>
          <table:table-row table:style-name="ro1">
            <table:table-cell table:style-name="ce3" office:value-type="float" office:value="658">
              <text:p>65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unme</text:p>
            </table:table-cell>
            <table:table-cell table:style-name="ce3" office:value-type="string">
              <text:p>(derretir "líquido")</text:p>
            </table:table-cell>
            <table:table-cell table:style-name="ce3" office:value-type="string">
              <text:p>(faire fondre)</text:p>
            </table:table-cell>
            <table:table-cell table:style-name="ce3" office:value-type="string">
              <text:p>(fonde "che cola")</text:p>
            </table:table-cell>
            <table:table-cell table:style-name="ce22" office:value-type="string">
              <text:p>meltu</text:p>
            </table:table-cell>
            <table:table-cell table:style-name="ce33" office:value-type="string">
              <text:p>melt ‘runny’</text:p>
            </table:table-cell>
            <table:table-cell table:formula="of:=VLOOKUP([.G656];[MAJ.A$1:MAJ.B$975];2;0)" office:value-type="float" office:value="0">
              <text:p>#N/A</text:p>
            </table:table-cell>
            <table:table-cell office:value-type="string">
              <text:p>topi „curgerea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59">
              <text:p>65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dunja</text:p>
            </table:table-cell>
            <table:table-cell table:style-name="ce3" office:value-type="string">
              <text:p>(congelar "gelatina")</text:p>
            </table:table-cell>
            <table:table-cell table:style-name="ce3" office:value-type="string">
              <text:p>(geler ‘jell’)</text:p>
            </table:table-cell>
            <table:table-cell table:style-name="ce3" office:value-type="string">
              <text:p>(blocca "gelatina")</text:p>
            </table:table-cell>
            <table:table-cell table:style-name="ce22" office:value-type="string">
              <text:p>frizu</text:p>
            </table:table-cell>
            <table:table-cell table:style-name="ce33" office:value-type="string">
              <text:p>freeze ‘jell’</text:p>
            </table:table-cell>
            <table:table-cell table:formula="of:=VLOOKUP([.G657];[MAJ.A$1:MAJ.B$975];2;0)" office:value-type="float" office:value="0">
              <text:p>#N/A</text:p>
            </table:table-cell>
            <table:table-cell office:value-type="string">
              <text:p>înghețați „jell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60">
              <text:p>66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unta</text:p>
            </table:table-cell>
            <table:table-cell table:style-name="ce3" office:value-type="string">
              <text:p>(disolver)</text:p>
            </table:table-cell>
            <table:table-cell table:style-name="ce3" office:value-type="string">
              <text:p>(dissoudre)</text:p>
            </table:table-cell>
            <table:table-cell table:style-name="ce3" office:value-type="string">
              <text:p>(sciogliere)</text:p>
            </table:table-cell>
            <table:table-cell table:style-name="ce22" office:value-type="string">
              <text:p>doizu</text:p>
            </table:table-cell>
            <table:table-cell table:style-name="ce33" office:value-type="string">
              <text:p>dissolve</text:p>
            </table:table-cell>
            <table:table-cell table:formula="of:=VLOOKUP([.G658];[MAJ.A$1:MAJ.B$975];2;0)" office:value-type="float" office:value="0">
              <text:p>#N/A</text:p>
            </table:table-cell>
            <table:table-cell office:value-type="string">
              <text:p>dizolva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61">
              <text:p>66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lunsa</text:p>
            </table:table-cell>
            <table:table-cell table:style-name="ce3" office:value-type="string">
              <text:p>(condensar)</text:p>
            </table:table-cell>
            <table:table-cell table:style-name="ce3" office:value-type="string">
              <text:p>(condenser)</text:p>
            </table:table-cell>
            <table:table-cell table:style-name="ce3" office:value-type="string">
              <text:p>(condensare)</text:p>
            </table:table-cell>
            <table:table-cell table:style-name="ce22" office:value-type="string">
              <text:p>codes</text:p>
            </table:table-cell>
            <table:table-cell table:style-name="ce33" office:value-type="string">
              <text:p>condense</text:p>
            </table:table-cell>
            <table:table-cell table:formula="of:=VLOOKUP([.G659];[MAJ.A$1:MAJ.B$975];2;0)" office:value-type="float" office:value="0">
              <text:p>#N/A</text:p>
            </table:table-cell>
            <table:table-cell office:value-type="string">
              <text:p>condensa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62">
              <text:p>66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febvi</text:p>
            </table:table-cell>
            <table:table-cell table:style-name="ce3" office:value-type="string">
              <text:p>(hervir)</text:p>
            </table:table-cell>
            <table:table-cell table:style-name="ce3" office:value-type="string">
              <text:p>(ébullition)</text:p>
            </table:table-cell>
            <table:table-cell table:style-name="ce3" office:value-type="string">
              <text:p>(Bollire)</text:p>
            </table:table-cell>
            <table:table-cell table:style-name="ce22" office:value-type="string">
              <text:p>ferbe</text:p>
            </table:table-cell>
            <table:table-cell table:style-name="ce33" office:value-type="string">
              <text:p>boil</text:p>
            </table:table-cell>
            <table:table-cell table:formula="of:=VLOOKUP([.G660];[MAJ.A$1:MAJ.B$975];2;0)" office:value-type="float" office:value="0">
              <text:p>#N/A</text:p>
            </table:table-cell>
            <table:table-cell office:value-type="string">
              <text:p>a fierbe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63">
              <text:p>66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elca</text:p>
            </table:table-cell>
            <table:table-cell table:style-name="ce3" office:value-type="string">
              <text:p>(quemar)</text:p>
            </table:table-cell>
            <table:table-cell table:style-name="ce3" office:value-type="string">
              <text:p>(brûler)</text:p>
            </table:table-cell>
            <table:table-cell table:style-name="ce3" office:value-type="string">
              <text:p>(bruciare)</text:p>
            </table:table-cell>
            <table:table-cell table:style-name="ce22" office:value-type="string">
              <text:p>brolu</text:p>
            </table:table-cell>
            <table:table-cell table:style-name="ce33" office:value-type="string">
              <text:p>burn</text:p>
            </table:table-cell>
            <table:table-cell table:formula="of:=VLOOKUP([.G661];[MAJ.A$1:MAJ.B$975];2;0)" office:value-type="float" office:value="0">
              <text:p>#N/A</text:p>
            </table:table-cell>
            <table:table-cell office:value-type="string">
              <text:p>a ard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4">
              <text:p>66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3 categorías químicas</text:p>
            </table:table-cell>
            <table:table-cell table:style-name="ce4" office:value-type="string">
              <text:p>3 catégories de produits chimiques</text:p>
            </table:table-cell>
            <table:table-cell table:style-name="ce4" office:value-type="string">
              <text:p>3 categorie chimiche</text:p>
            </table:table-cell>
            <table:table-cell table:style-name="ce23" office:value-type="string">
              <text:p>kimia</text:p>
            </table:table-cell>
            <table:table-cell table:style-name="ce11" office:value-type="string">
              <text:p>3 chemical categories</text:p>
            </table:table-cell>
            <table:table-cell table:style-name="ce41" table:formula="of:=VLOOKUP([.G662];[MAJ.A$1:MAJ.B$975];2;0)" office:value-type="float" office:value="0">
              <text:p>#N/A</text:p>
            </table:table-cell>
            <table:table-cell table:style-name="ce7" office:value-type="string">
              <text:p>3 categorii chimice</text:p>
            </table:table-cell>
            <table:table-cell table:style-name="ce7" table:number-columns-repeated="1014"/>
          </table:table-row>
          <table:table-row table:style-name="ro1">
            <table:table-cell table:style-name="ce3" office:value-type="float" office:value="665">
              <text:p>66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xukmi</text:p>
            </table:table-cell>
            <table:table-cell table:style-name="ce3" office:value-type="string">
              <text:p>(químico)</text:p>
            </table:table-cell>
            <table:table-cell table:style-name="ce3" office:value-type="string">
              <text:p>(chimique)</text:p>
            </table:table-cell>
            <table:table-cell table:style-name="ce3" office:value-type="string">
              <text:p>(Chimica)</text:p>
            </table:table-cell>
            <table:table-cell table:style-name="ce22" office:value-type="string">
              <text:p>kimo</text:p>
            </table:table-cell>
            <table:table-cell table:style-name="ce33" office:value-type="string">
              <text:p>chemical</text:p>
            </table:table-cell>
            <table:table-cell table:formula="of:=VLOOKUP([.G663];[MAJ.A$1:MAJ.B$975];2;0)" office:value-type="float" office:value="0">
              <text:p>#N/A</text:p>
            </table:table-cell>
            <table:table-cell office:value-type="string">
              <text:p>chimic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66">
              <text:p>66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ilka</text:p>
            </table:table-cell>
            <table:table-cell table:style-name="ce3" office:value-type="string">
              <text:p>(álcali)</text:p>
            </table:table-cell>
            <table:table-cell table:style-name="ce3" office:value-type="string">
              <text:p>(alcali)</text:p>
            </table:table-cell>
            <table:table-cell table:style-name="ce3" office:value-type="string">
              <text:p>(Alcali)</text:p>
            </table:table-cell>
            <table:table-cell table:style-name="ce22" office:value-type="string">
              <text:p>akalo</text:p>
            </table:table-cell>
            <table:table-cell table:style-name="ce33" office:value-type="string">
              <text:p>alkali</text:p>
            </table:table-cell>
            <table:table-cell table:formula="of:=VLOOKUP([.G664];[MAJ.A$1:MAJ.B$975];2;0)" office:value-type="float" office:value="0">
              <text:p>#N/A</text:p>
            </table:table-cell>
            <table:table-cell office:value-type="string">
              <text:p>alcaliu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67">
              <text:p>66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lami</text:p>
            </table:table-cell>
            <table:table-cell table:style-name="ce3" office:value-type="string">
              <text:p>(ácido)</text:p>
            </table:table-cell>
            <table:table-cell table:style-name="ce3" office:value-type="string">
              <text:p>(acide)</text:p>
            </table:table-cell>
            <table:table-cell table:style-name="ce3" office:value-type="string">
              <text:p>(acido)</text:p>
            </table:table-cell>
            <table:table-cell table:style-name="ce22" office:value-type="string">
              <text:p>acido</text:p>
            </table:table-cell>
            <table:table-cell table:style-name="ce33" office:value-type="string">
              <text:p>acid</text:p>
            </table:table-cell>
            <table:table-cell table:formula="of:=VLOOKUP([.G665];[MAJ.A$1:MAJ.B$975];2;0)" office:value-type="float" office:value="0">
              <text:p>#N/A</text:p>
            </table:table-cell>
            <table:table-cell office:value-type="string">
              <text:p>acid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68">
              <text:p>66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inme</text:p>
            </table:table-cell>
            <table:table-cell table:style-name="ce3" office:value-type="string">
              <text:p>(metal)</text:p>
            </table:table-cell>
            <table:table-cell table:style-name="ce3" office:value-type="string">
              <text:p>(métal)</text:p>
            </table:table-cell>
            <table:table-cell table:style-name="ce3" office:value-type="string">
              <text:p>(metallo)</text:p>
            </table:table-cell>
            <table:table-cell table:style-name="ce22" office:value-type="string">
              <text:p>metal</text:p>
            </table:table-cell>
            <table:table-cell table:style-name="ce33" office:value-type="string">
              <text:p>metal</text:p>
            </table:table-cell>
            <table:table-cell table:formula="of:=VLOOKUP([.G666];[MAJ.A$1:MAJ.B$975];2;0)" office:value-type="float" office:value="0">
              <text:p>#N/A</text:p>
            </table:table-cell>
            <table:table-cell office:value-type="string">
              <text:p>metal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69">
              <text:p>66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jinsa</text:p>
            </table:table-cell>
            <table:table-cell table:style-name="ce3" office:value-type="string">
              <text:p>(limpiar)</text:p>
            </table:table-cell>
            <table:table-cell table:style-name="ce3" office:value-type="string">
              <text:p>(nettoyer)</text:p>
            </table:table-cell>
            <table:table-cell table:style-name="ce3" office:value-type="string">
              <text:p>(pulito)</text:p>
            </table:table-cell>
            <table:table-cell table:style-name="ce22" office:value-type="string">
              <text:p>nito</text:p>
            </table:table-cell>
            <table:table-cell table:style-name="ce33" office:value-type="string">
              <text:p>clean</text:p>
            </table:table-cell>
            <table:table-cell table:formula="of:=VLOOKUP([.G667];[MAJ.A$1:MAJ.B$975];2;0)" office:value-type="string" office:string-value="nice">
              <text:p>nice</text:p>
            </table:table-cell>
            <table:table-cell office:value-type="string">
              <text:p>curat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70">
              <text:p>67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ixre</text:p>
            </table:table-cell>
            <table:table-cell table:style-name="ce3" office:value-type="string">
              <text:p>(mezcla)</text:p>
            </table:table-cell>
            <table:table-cell table:style-name="ce3" office:value-type="string">
              <text:p>(mélange)</text:p>
            </table:table-cell>
            <table:table-cell table:style-name="ce3" office:value-type="string">
              <text:p>(miscela)</text:p>
            </table:table-cell>
            <table:table-cell table:style-name="ce22" office:value-type="string">
              <text:p>mixa</text:p>
            </table:table-cell>
            <table:table-cell table:style-name="ce33" office:value-type="string">
              <text:p>mixture</text:p>
            </table:table-cell>
            <table:table-cell table:formula="of:=VLOOKUP([.G668];[MAJ.A$1:MAJ.B$975];2;0)" office:value-type="float" office:value="0">
              <text:p>#N/A</text:p>
            </table:table-cell>
            <table:table-cell office:value-type="string">
              <text:p>amestec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1">
              <text:p>6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4" office:value-type="string">
              <text:p>4 elementos químicos</text:p>
            </table:table-cell>
            <table:table-cell table:style-name="ce4" office:value-type="string">
              <text:p>4 éléments chimiques</text:p>
            </table:table-cell>
            <table:table-cell table:style-name="ce4" office:value-type="string">
              <text:p>4 elementi chimici</text:p>
            </table:table-cell>
            <table:table-cell table:style-name="ce23" office:value-type="string">
              <text:p>eluma</text:p>
            </table:table-cell>
            <table:table-cell table:style-name="ce11" office:value-type="string">
              <text:p>elements</text:p>
            </table:table-cell>
            <table:table-cell table:style-name="ce41" table:formula="of:=VLOOKUP([.G669];[MAJ.A$1:MAJ.B$975];2;0)" office:value-type="float" office:value="0">
              <text:p>#N/A</text:p>
            </table:table-cell>
            <table:table-cell table:style-name="ce7" office:value-type="string">
              <text:p>4 elemente chimice</text:p>
            </table:table-cell>
            <table:table-cell table:style-name="ce7" table:number-columns-repeated="1014"/>
          </table:table-row>
          <table:table-row table:style-name="ro1">
            <table:table-cell table:style-name="ce3" office:value-type="float" office:value="672">
              <text:p>67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idro</text:p>
            </table:table-cell>
            <table:table-cell table:style-name="ce3" office:value-type="string">
              <text:p>(hidrógeno)</text:p>
            </table:table-cell>
            <table:table-cell table:style-name="ce3" office:value-type="string">
              <text:p>(hydrogène)</text:p>
            </table:table-cell>
            <table:table-cell table:style-name="ce3" office:value-type="string">
              <text:p>(idrogeno)</text:p>
            </table:table-cell>
            <table:table-cell table:style-name="ce22" office:value-type="string">
              <text:p>hitra</text:p>
            </table:table-cell>
            <table:table-cell table:style-name="ce33" office:value-type="string">
              <text:p>hydrogen</text:p>
            </table:table-cell>
            <table:table-cell table:formula="of:=VLOOKUP([.G670];[MAJ.A$1:MAJ.B$975];2;0)" office:value-type="float" office:value="0">
              <text:p>#N/A</text:p>
            </table:table-cell>
            <table:table-cell office:value-type="string">
              <text:p>hidrogen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73">
              <text:p>67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ijno</text:p>
            </table:table-cell>
            <table:table-cell table:style-name="ce3" office:value-type="string">
              <text:p>(oxígeno)</text:p>
            </table:table-cell>
            <table:table-cell table:style-name="ce3" office:value-type="string">
              <text:p>(oxygène)</text:p>
            </table:table-cell>
            <table:table-cell table:style-name="ce3" office:value-type="string">
              <text:p>(ossigeno)</text:p>
            </table:table-cell>
            <table:table-cell table:style-name="ce22" office:value-type="string">
              <text:p>ocsia</text:p>
            </table:table-cell>
            <table:table-cell table:style-name="ce33" office:value-type="string">
              <text:p>oxygen</text:p>
            </table:table-cell>
            <table:table-cell table:formula="of:=VLOOKUP([.G671];[MAJ.A$1:MAJ.B$975];2;0)" office:value-type="float" office:value="0">
              <text:p>#N/A</text:p>
            </table:table-cell>
            <table:table-cell office:value-type="string">
              <text:p>oxigen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74">
              <text:p>67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rano</text:p>
            </table:table-cell>
            <table:table-cell table:style-name="ce3" office:value-type="string">
              <text:p>(nitrógeno)</text:p>
            </table:table-cell>
            <table:table-cell table:style-name="ce3" office:value-type="string">
              <text:p>(azote)</text:p>
            </table:table-cell>
            <table:table-cell table:style-name="ce3" office:value-type="string">
              <text:p>(azoto)</text:p>
            </table:table-cell>
            <table:table-cell table:style-name="ce22" office:value-type="string">
              <text:p>azota</text:p>
            </table:table-cell>
            <table:table-cell table:style-name="ce33" office:value-type="string">
              <text:p>nitrogen</text:p>
            </table:table-cell>
            <table:table-cell table:formula="of:=VLOOKUP([.G672];[MAJ.A$1:MAJ.B$975];2;0)" office:value-type="float" office:value="0">
              <text:p>#N/A</text:p>
            </table:table-cell>
            <table:table-cell office:value-type="string">
              <text:p>azot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75">
              <text:p>67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abno</text:p>
            </table:table-cell>
            <table:table-cell table:style-name="ce3" office:value-type="string">
              <text:p>(carbón)</text:p>
            </table:table-cell>
            <table:table-cell table:style-name="ce3" office:value-type="string">
              <text:p>(carbone)</text:p>
            </table:table-cell>
            <table:table-cell table:style-name="ce3" office:value-type="string">
              <text:p>(carbonio)</text:p>
            </table:table-cell>
            <table:table-cell table:style-name="ce22" office:value-type="string">
              <text:p>carba</text:p>
            </table:table-cell>
            <table:table-cell table:style-name="ce33" office:value-type="string">
              <text:p>carbon</text:p>
            </table:table-cell>
            <table:table-cell table:formula="of:=VLOOKUP([.G673];[MAJ.A$1:MAJ.B$975];2;0)" office:value-type="float" office:value="0">
              <text:p>#N/A</text:p>
            </table:table-cell>
            <table:table-cell office:value-type="string">
              <text:p>carbon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76">
              <text:p>67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liri</text:p>
            </table:table-cell>
            <table:table-cell table:style-name="ce3" office:value-type="string">
              <text:p>(azufre)</text:p>
            </table:table-cell>
            <table:table-cell table:style-name="ce3" office:value-type="string">
              <text:p>(soufre)</text:p>
            </table:table-cell>
            <table:table-cell table:style-name="ce3" office:value-type="string">
              <text:p>(zolfo)</text:p>
            </table:table-cell>
            <table:table-cell table:style-name="ce22" office:value-type="string">
              <text:p>culfa</text:p>
            </table:table-cell>
            <table:table-cell table:style-name="ce33" office:value-type="string">
              <text:p>sulfur</text:p>
            </table:table-cell>
            <table:table-cell table:formula="of:=VLOOKUP([.G674];[MAJ.A$1:MAJ.B$975];2;0)" office:value-type="float" office:value="0">
              <text:p>#N/A</text:p>
            </table:table-cell>
            <table:table-cell office:value-type="string">
              <text:p>sulf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77">
              <text:p>67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kliru</text:p>
            </table:table-cell>
            <table:table-cell table:style-name="ce3" office:value-type="string">
              <text:p>(cloro)</text:p>
            </table:table-cell>
            <table:table-cell table:style-name="ce3" office:value-type="string">
              <text:p>(chlore)</text:p>
            </table:table-cell>
            <table:table-cell table:style-name="ce3" office:value-type="string">
              <text:p>(cloro)</text:p>
            </table:table-cell>
            <table:table-cell table:style-name="ce22" office:value-type="string">
              <text:p>clora</text:p>
            </table:table-cell>
            <table:table-cell table:style-name="ce33" office:value-type="string">
              <text:p>chlorine</text:p>
            </table:table-cell>
            <table:table-cell table:formula="of:=VLOOKUP([.G675];[MAJ.A$1:MAJ.B$975];2;0)" office:value-type="float" office:value="0">
              <text:p>#N/A</text:p>
            </table:table-cell>
            <table:table-cell office:value-type="string">
              <text:p>clor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78">
              <text:p>67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navni</text:p>
            </table:table-cell>
            <table:table-cell table:style-name="ce3" office:value-type="string">
              <text:p>(neón)</text:p>
            </table:table-cell>
            <table:table-cell table:style-name="ce3" office:value-type="string">
              <text:p>(néon)</text:p>
            </table:table-cell>
            <table:table-cell table:style-name="ce3" office:value-type="string">
              <text:p>(neon)</text:p>
            </table:table-cell>
            <table:table-cell table:style-name="ce22" office:value-type="string">
              <text:p>neona</text:p>
            </table:table-cell>
            <table:table-cell table:style-name="ce33" office:value-type="string">
              <text:p>neon</text:p>
            </table:table-cell>
            <table:table-cell table:formula="of:=VLOOKUP([.G676];[MAJ.A$1:MAJ.B$975];2;0)" office:value-type="float" office:value="0">
              <text:p>#N/A</text:p>
            </table:table-cell>
            <table:table-cell office:value-type="string">
              <text:p>neon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79">
              <text:p>67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odna</text:p>
            </table:table-cell>
            <table:table-cell table:style-name="ce3" office:value-type="string">
              <text:p>(sodio)</text:p>
            </table:table-cell>
            <table:table-cell table:style-name="ce3" office:value-type="string">
              <text:p>(sodium)</text:p>
            </table:table-cell>
            <table:table-cell table:style-name="ce3" office:value-type="string">
              <text:p>(sodio)</text:p>
            </table:table-cell>
            <table:table-cell table:style-name="ce22" office:value-type="string">
              <text:p>sodia</text:p>
            </table:table-cell>
            <table:table-cell table:style-name="ce33" office:value-type="string">
              <text:p>sodium</text:p>
            </table:table-cell>
            <table:table-cell table:formula="of:=VLOOKUP([.G677];[MAJ.A$1:MAJ.B$975];2;0)" office:value-type="float" office:value="0">
              <text:p>#N/A</text:p>
            </table:table-cell>
            <table:table-cell office:value-type="string">
              <text:p>sodiu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0">
              <text:p>680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margu</text:p>
            </table:table-cell>
            <table:table-cell table:style-name="ce3" office:value-type="string">
              <text:p>(mercurio)</text:p>
            </table:table-cell>
            <table:table-cell table:style-name="ce3" office:value-type="string">
              <text:p>(Mercure)</text:p>
            </table:table-cell>
            <table:table-cell table:style-name="ce3" office:value-type="string">
              <text:p>(mercurio)</text:p>
            </table:table-cell>
            <table:table-cell table:style-name="ce22" office:value-type="string">
              <text:p>merca</text:p>
            </table:table-cell>
            <table:table-cell table:style-name="ce33" office:value-type="string">
              <text:p>mercury</text:p>
            </table:table-cell>
            <table:table-cell table:formula="of:=VLOOKUP([.G678];[MAJ.A$1:MAJ.B$975];2;0)" office:value-type="float" office:value="0">
              <text:p>#N/A</text:p>
            </table:table-cell>
            <table:table-cell office:value-type="string">
              <text:p>Mercur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1">
              <text:p>681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ijno</text:p>
            </table:table-cell>
            <table:table-cell table:style-name="ce3" office:value-type="string">
              <text:p>(plata ‘argent’)</text:p>
            </table:table-cell>
            <table:table-cell table:style-name="ce3" office:value-type="string">
              <text:p>(argent)</text:p>
            </table:table-cell>
            <table:table-cell table:style-name="ce3" office:value-type="string">
              <text:p>(argento "argent")</text:p>
            </table:table-cell>
            <table:table-cell table:style-name="ce22" office:value-type="string">
              <text:p>silva</text:p>
            </table:table-cell>
            <table:table-cell table:style-name="ce33" office:value-type="string">
              <text:p>silver ‘argent’</text:p>
            </table:table-cell>
            <table:table-cell table:formula="of:=VLOOKUP([.G679];[MAJ.A$1:MAJ.B$975];2;0)" office:value-type="float" office:value="0">
              <text:p>#N/A</text:p>
            </table:table-cell>
            <table:table-cell office:value-type="string">
              <text:p>argint „argent”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2">
              <text:p>682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solji</text:p>
            </table:table-cell>
            <table:table-cell table:style-name="ce3" office:value-type="string">
              <text:p>(oro)</text:p>
            </table:table-cell>
            <table:table-cell table:style-name="ce3" office:value-type="string">
              <text:p>(or)</text:p>
            </table:table-cell>
            <table:table-cell table:style-name="ce3" office:value-type="string">
              <text:p>(oro)</text:p>
            </table:table-cell>
            <table:table-cell table:style-name="ce22" office:value-type="string">
              <text:p>auora</text:p>
            </table:table-cell>
            <table:table-cell table:style-name="ce33" office:value-type="string">
              <text:p>gold</text:p>
            </table:table-cell>
            <table:table-cell table:formula="of:=VLOOKUP([.G680];[MAJ.A$1:MAJ.B$975];2;0)" office:value-type="float" office:value="0">
              <text:p>#N/A</text:p>
            </table:table-cell>
            <table:table-cell office:value-type="string">
              <text:p>aur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3">
              <text:p>683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unka</text:p>
            </table:table-cell>
            <table:table-cell table:style-name="ce3" office:value-type="string">
              <text:p>(cobre)</text:p>
            </table:table-cell>
            <table:table-cell table:style-name="ce3" office:value-type="string">
              <text:p>(cuivre)</text:p>
            </table:table-cell>
            <table:table-cell table:style-name="ce3" office:value-type="string">
              <text:p>(rame)</text:p>
            </table:table-cell>
            <table:table-cell table:style-name="ce22" office:value-type="string">
              <text:p>copra</text:p>
            </table:table-cell>
            <table:table-cell table:style-name="ce33" office:value-type="string">
              <text:p>copper</text:p>
            </table:table-cell>
            <table:table-cell table:formula="of:=VLOOKUP([.G681];[MAJ.A$1:MAJ.B$975];2;0)" office:value-type="float" office:value="0">
              <text:p>#N/A</text:p>
            </table:table-cell>
            <table:table-cell office:value-type="string">
              <text:p>cupru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4">
              <text:p>684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nikle</text:p>
            </table:table-cell>
            <table:table-cell table:style-name="ce3" office:value-type="string">
              <text:p>(níquel)</text:p>
            </table:table-cell>
            <table:table-cell table:style-name="ce3" office:value-type="string">
              <text:p>(nickel)</text:p>
            </table:table-cell>
            <table:table-cell table:style-name="ce3" office:value-type="string">
              <text:p>(nichel)</text:p>
            </table:table-cell>
            <table:table-cell table:style-name="ce22" office:value-type="string">
              <text:p>nicka</text:p>
            </table:table-cell>
            <table:table-cell table:style-name="ce33" office:value-type="string">
              <text:p>nickel</text:p>
            </table:table-cell>
            <table:table-cell table:formula="of:=VLOOKUP([.G682];[MAJ.A$1:MAJ.B$975];2;0)" office:value-type="float" office:value="0">
              <text:p>#N/A</text:p>
            </table:table-cell>
            <table:table-cell office:value-type="string">
              <text:p>nichel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5">
              <text:p>685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inci</text:p>
            </table:table-cell>
            <table:table-cell table:style-name="ce3" office:value-type="string">
              <text:p>(estaño)</text:p>
            </table:table-cell>
            <table:table-cell table:style-name="ce3" office:value-type="string">
              <text:p>(étain)</text:p>
            </table:table-cell>
            <table:table-cell table:style-name="ce3" office:value-type="string">
              <text:p>(lattina)</text:p>
            </table:table-cell>
            <table:table-cell table:style-name="ce22" office:value-type="string">
              <text:p>stana</text:p>
            </table:table-cell>
            <table:table-cell table:style-name="ce33" office:value-type="string">
              <text:p>tin</text:p>
            </table:table-cell>
            <table:table-cell table:formula="of:=VLOOKUP([.G683];[MAJ.A$1:MAJ.B$975];2;0)" office:value-type="float" office:value="0">
              <text:p>#N/A</text:p>
            </table:table-cell>
            <table:table-cell office:value-type="string">
              <text:p>staniu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6">
              <text:p>686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zinki</text:p>
            </table:table-cell>
            <table:table-cell table:number-columns-repeated="2" table:style-name="ce3" office:value-type="string">
              <text:p>(zinc)</text:p>
            </table:table-cell>
            <table:table-cell table:style-name="ce3" office:value-type="string">
              <text:p>(zinco)</text:p>
            </table:table-cell>
            <table:table-cell table:style-name="ce22" office:value-type="string">
              <text:p>zinca</text:p>
            </table:table-cell>
            <table:table-cell table:style-name="ce33" office:value-type="string">
              <text:p>zinc</text:p>
            </table:table-cell>
            <table:table-cell table:formula="of:=VLOOKUP([.G684];[MAJ.A$1:MAJ.B$975];2;0)" office:value-type="float" office:value="0">
              <text:p>#N/A</text:p>
            </table:table-cell>
            <table:table-cell office:value-type="string">
              <text:p>zinc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7">
              <text:p>687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tirse</text:p>
            </table:table-cell>
            <table:table-cell table:style-name="ce3" office:value-type="string">
              <text:p>(hierro)</text:p>
            </table:table-cell>
            <table:table-cell table:style-name="ce3" office:value-type="string">
              <text:p>(le fer)</text:p>
            </table:table-cell>
            <table:table-cell table:style-name="ce3" office:value-type="string">
              <text:p>(ferro)</text:p>
            </table:table-cell>
            <table:table-cell table:style-name="ce22" office:value-type="string">
              <text:p>feria</text:p>
            </table:table-cell>
            <table:table-cell table:style-name="ce33" office:value-type="string">
              <text:p>iron</text:p>
            </table:table-cell>
            <table:table-cell table:formula="of:=VLOOKUP([.G685];[MAJ.A$1:MAJ.B$975];2;0)" office:value-type="float" office:value="0">
              <text:p>#N/A</text:p>
            </table:table-cell>
            <table:table-cell office:value-type="string">
              <text:p>fier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8">
              <text:p>688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cnisa</text:p>
            </table:table-cell>
            <table:table-cell table:style-name="ce3" table:number-columns-repeated="3"/>
            <table:table-cell table:style-name="ce22" office:value-type="string">
              <text:p>pluba</text:p>
            </table:table-cell>
            <table:table-cell table:style-name="ce33" office:value-type="string">
              <text:p>lead</text:p>
            </table:table-cell>
            <table:table-cell table:formula="of:=VLOOKUP([.G686];[MAJ.A$1:MAJ.B$975];2;0)" office:value-type="float" office:value="0">
              <text:p>#N/A</text:p>
            </table:table-cell>
            <table:table-cell office:value-type="string">
              <text:p>conduce</text:p>
            </table:table-cell>
            <table:table-cell table:number-columns-repeated="1014"/>
          </table:table-row>
          <table:table-row table:style-name="ro1">
            <table:table-cell table:style-name="ce3" office:value-type="float" office:value="689">
              <text:p>689</text:p>
            </table:table-cell>
            <table:table-cell table:style-name="ce3" office:value-type="float" office:value="7">
              <text:p>7</text:p>
            </table:table-cell>
            <table:table-cell table:style-name="ce10" office:value-type="string">
              <text:p>romge</text:p>
            </table:table-cell>
            <table:table-cell table:style-name="ce3" office:value-type="string">
              <text:p>(cromo)</text:p>
            </table:table-cell>
            <table:table-cell table:style-name="ce3" office:value-type="string">
              <text:p>(chrome)</text:p>
            </table:table-cell>
            <table:table-cell table:style-name="ce3" office:value-type="string">
              <text:p>(cromo)</text:p>
            </table:table-cell>
            <table:table-cell table:style-name="ce22" office:value-type="string">
              <text:p>croma</text:p>
            </table:table-cell>
            <table:table-cell table:style-name="ce33" office:value-type="string">
              <text:p>chrome</text:p>
            </table:table-cell>
            <table:table-cell table:formula="of:=VLOOKUP([.G687];[MAJ.A$1:MAJ.B$975];2;0)" office:value-type="float" office:value="0">
              <text:p>#N/A</text:p>
            </table:table-cell>
            <table:table-cell office:value-type="string">
              <text:p>crom</text:p>
            </table:table-cell>
            <table:table-cell table:number-columns-repeated="1014"/>
          </table:table-row>
        </table:table-row-group>
        <table:table-row table:style-name="ro1">
          <table:table-cell table:style-name="ce2" office:value-type="float" office:value="690">
            <text:p>6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# 8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la nature</text:p>
          </table:table-cell>
          <table:table-cell table:number-columns-repeated="2" table:style-name="ce2" office:value-type="string">
            <text:p>natura</text:p>
          </table:table-cell>
          <table:table-cell table:style-name="ce2" office:value-type="string">
            <text:p>nature</text:p>
          </table:table-cell>
          <table:table-cell table:style-name="ce2" table:formula="of:=VLOOKUP([.G688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2" office:value-type="float" office:value="691">
              <text:p>691</text:p>
            </table:table-cell>
            <table:table-cell table:style-name="ce2" office:value-type="float" office:value="8">
              <text:p>8</text:p>
            </table:table-cell>
            <table:table-cell table:style-name="ce2" office:value-type="string">
              <text:p>**8.1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</text:p>
            </table:table-cell>
            <table:table-cell table:style-name="ce2" office:value-type="string">
              <text:p>cosma</text:p>
            </table:table-cell>
            <table:table-cell table:style-name="ce2" office:value-type="string">
              <text:p>cosmos</text:p>
            </table:table-cell>
            <table:table-cell table:style-name="ce2" table:formula="of:=VLOOKUP([.G6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2">
              <text:p>69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munje</text:p>
            </table:table-cell>
            <table:table-cell table:style-name="ce3" office:value-type="string">
              <text:p>(universe)</text:p>
            </table:table-cell>
            <table:table-cell table:style-name="ce3" office:value-type="string">
              <text:p>(univers)</text:p>
            </table:table-cell>
            <table:table-cell table:style-name="ce3" office:value-type="string">
              <text:p>(universo)</text:p>
            </table:table-cell>
            <table:table-cell table:style-name="ce22" office:value-type="string">
              <text:p>unisa</text:p>
            </table:table-cell>
            <table:table-cell table:style-name="ce33" office:value-type="string">
              <text:p>universe</text:p>
            </table:table-cell>
            <table:table-cell table:formula="of:=VLOOKUP([.G6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3">
              <text:p>69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arci</text:p>
            </table:table-cell>
            <table:table-cell table:style-name="ce3" office:value-type="string">
              <text:p>(star)</text:p>
            </table:table-cell>
            <table:table-cell table:style-name="ce3" office:value-type="string">
              <text:p>(étoile)</text:p>
            </table:table-cell>
            <table:table-cell table:style-name="ce3" office:value-type="string">
              <text:p>(stella)</text:p>
            </table:table-cell>
            <table:table-cell table:style-name="ce22" office:value-type="string">
              <text:p>stela</text:p>
            </table:table-cell>
            <table:table-cell table:style-name="ce33" office:value-type="string">
              <text:p>star</text:p>
            </table:table-cell>
            <table:table-cell table:formula="of:=VLOOKUP([.G6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4">
              <text:p>69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plini</text:p>
            </table:table-cell>
            <table:table-cell table:style-name="ce3" office:value-type="string">
              <text:p>(planet)</text:p>
            </table:table-cell>
            <table:table-cell table:style-name="ce3" office:value-type="string">
              <text:p>(planète)</text:p>
            </table:table-cell>
            <table:table-cell table:style-name="ce3" office:value-type="string">
              <text:p>(pianeta)</text:p>
            </table:table-cell>
            <table:table-cell table:style-name="ce22" office:value-type="string">
              <text:p>plata</text:p>
            </table:table-cell>
            <table:table-cell table:style-name="ce33" office:value-type="string">
              <text:p>planet</text:p>
            </table:table-cell>
            <table:table-cell table:formula="of:=VLOOKUP([.G6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5">
              <text:p>69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mluni</text:p>
            </table:table-cell>
            <table:table-cell table:style-name="ce3" office:value-type="string">
              <text:p>(satellite ‘moon’)</text:p>
            </table:table-cell>
            <table:table-cell table:style-name="ce3" office:value-type="string">
              <text:p>(satellite "lune")</text:p>
            </table:table-cell>
            <table:table-cell table:style-name="ce3" office:value-type="string">
              <text:p>(satellite "luna")</text:p>
            </table:table-cell>
            <table:table-cell table:style-name="ce22" office:value-type="string">
              <text:p>satia</text:p>
            </table:table-cell>
            <table:table-cell table:style-name="ce33" office:value-type="string">
              <text:p>satellite</text:p>
            </table:table-cell>
            <table:table-cell table:formula="of:=VLOOKUP([.G6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6">
              <text:p>696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ensa</text:p>
            </table:table-cell>
            <table:table-cell table:style-name="ce3" office:value-type="string">
              <text:p>(outer space)</text:p>
            </table:table-cell>
            <table:table-cell table:style-name="ce3" office:value-type="string">
              <text:p>(Cosmos)</text:p>
            </table:table-cell>
            <table:table-cell table:style-name="ce3" office:value-type="string">
              <text:p>(spazio)</text:p>
            </table:table-cell>
            <table:table-cell table:style-name="ce22" office:value-type="string">
              <text:p>?</text:p>
            </table:table-cell>
            <table:table-cell table:style-name="ce33" office:value-type="string">
              <text:p>outer space</text:p>
            </table:table-cell>
            <table:table-cell table:formula="of:=VLOOKUP([.G694];[MAJ.A$1:MAJ.B$975];2;0)" office:value-type="string" office:string-value="affix compound">
              <text:p>affix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7">
              <text:p>697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solri</text:p>
            </table:table-cell>
            <table:table-cell table:style-name="ce3" office:value-type="string">
              <text:p>(solar)</text:p>
            </table:table-cell>
            <table:table-cell table:style-name="ce3" office:value-type="string">
              <text:p>(solaire)</text:p>
            </table:table-cell>
            <table:table-cell table:style-name="ce3" office:value-type="string">
              <text:p>(solare)</text:p>
            </table:table-cell>
            <table:table-cell table:style-name="ce22" office:value-type="string">
              <text:p>sono</text:p>
            </table:table-cell>
            <table:table-cell table:style-name="ce33" office:value-type="string">
              <text:p>solar</text:p>
            </table:table-cell>
            <table:table-cell table:formula="of:=VLOOKUP([.G6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8">
              <text:p>698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erdi</text:p>
            </table:table-cell>
            <table:table-cell table:style-name="ce3" office:value-type="string">
              <text:p>(earth ‘terrestrial’)</text:p>
            </table:table-cell>
            <table:table-cell table:style-name="ce3" office:value-type="string">
              <text:p>(terrestre ‘terrestre’)</text:p>
            </table:table-cell>
            <table:table-cell table:style-name="ce3" office:value-type="string">
              <text:p>(terra "terrestre")</text:p>
            </table:table-cell>
            <table:table-cell table:style-name="ce22" office:value-type="string">
              <text:p>tera</text:p>
            </table:table-cell>
            <table:table-cell table:style-name="ce33" office:value-type="string">
              <text:p>earth ‘terrestrial’</text:p>
            </table:table-cell>
            <table:table-cell table:formula="of:=VLOOKUP([.G696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9">
              <text:p>699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lunra</text:p>
            </table:table-cell>
            <table:table-cell table:style-name="ce3" office:value-type="string">
              <text:p>(lunar)</text:p>
            </table:table-cell>
            <table:table-cell table:style-name="ce3" office:value-type="string">
              <text:p>(lunaire)</text:p>
            </table:table-cell>
            <table:table-cell table:style-name="ce3" office:value-type="string">
              <text:p>(lunare)</text:p>
            </table:table-cell>
            <table:table-cell table:style-name="ce22" office:value-type="string">
              <text:p>luno</text:p>
            </table:table-cell>
            <table:table-cell table:style-name="ce33" office:value-type="string">
              <text:p>lunar</text:p>
            </table:table-cell>
            <table:table-cell table:formula="of:=VLOOKUP([.G6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**8.2</text:p>
            </table:table-cell>
            <table:table-cell table:style-name="ce3" office:value-type="string">
              <text:p>Earth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22" office:value-type="string">
              <text:p>Ersa</text:p>
            </table:table-cell>
            <table:table-cell table:style-name="ce33" office:value-type="string">
              <text:p>earth</text:p>
            </table:table-cell>
            <table:table-cell table:formula="of:=VLOOKUP([.G6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1">
              <text:p>701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umla</text:p>
            </table:table-cell>
            <table:table-cell table:style-name="ce3" office:value-type="string">
              <text:p>(land)</text:p>
            </table:table-cell>
            <table:table-cell table:style-name="ce3" office:value-type="string">
              <text:p>(terre)</text:p>
            </table:table-cell>
            <table:table-cell table:style-name="ce3" office:value-type="string">
              <text:p>(sbarcare)</text:p>
            </table:table-cell>
            <table:table-cell table:style-name="ce22" office:value-type="string">
              <text:p>tera</text:p>
            </table:table-cell>
            <table:table-cell table:style-name="ce33" office:value-type="string">
              <text:p>land</text:p>
            </table:table-cell>
            <table:table-cell table:formula="of:=VLOOKUP([.G699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2">
              <text:p>70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cmana</text:p>
            </table:table-cell>
            <table:table-cell table:style-name="ce3" office:value-type="string">
              <text:p>(mountain)</text:p>
            </table:table-cell>
            <table:table-cell table:style-name="ce3" office:value-type="string">
              <text:p>(Montagne)</text:p>
            </table:table-cell>
            <table:table-cell table:style-name="ce3" office:value-type="string">
              <text:p>(montagna)</text:p>
            </table:table-cell>
            <table:table-cell table:style-name="ce22" office:value-type="string">
              <text:p>mona</text:p>
            </table:table-cell>
            <table:table-cell table:style-name="ce33" office:value-type="string">
              <text:p>mountain</text:p>
            </table:table-cell>
            <table:table-cell table:formula="of:=VLOOKUP([.G700];[MAJ.A$1:MAJ.B$975];2;0)" office:value-type="string" office:string-value="month">
              <text:p>mont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**8.2</text:p>
            </table:table-cell>
            <table:table-cell table:style-name="ce3" office:value-type="string">
              <text:p>1 Hydrosphere</text:p>
            </table:table-cell>
            <table:table-cell table:style-name="ce3" office:value-type="string">
              <text:p>1 hydrosphère</text:p>
            </table:table-cell>
            <table:table-cell table:style-name="ce3" office:value-type="string">
              <text:p>1 idrosfera</text:p>
            </table:table-cell>
            <table:table-cell table:style-name="ce22" office:value-type="string">
              <text:p>hidora</text:p>
            </table:table-cell>
            <table:table-cell table:style-name="ce33" office:value-type="string">
              <text:p>1 hydrosphere</text:p>
            </table:table-cell>
            <table:table-cell table:formula="of:=VLOOKUP([.G7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4">
              <text:p>70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djacu</text:p>
            </table:table-cell>
            <table:table-cell table:style-name="ce3" office:value-type="string">
              <text:p>(water ‘aqua-’)</text:p>
            </table:table-cell>
            <table:table-cell table:style-name="ce3" office:value-type="string">
              <text:p>(eau «aqua-»)</text:p>
            </table:table-cell>
            <table:table-cell table:style-name="ce3" office:value-type="string">
              <text:p>(acqua "aqua-")</text:p>
            </table:table-cell>
            <table:table-cell table:style-name="ce22" office:value-type="string">
              <text:p>aqua</text:p>
            </table:table-cell>
            <table:table-cell table:style-name="ce33" office:value-type="string">
              <text:p>water ‘aqua-’</text:p>
            </table:table-cell>
            <table:table-cell table:formula="of:=VLOOKUP([.G702];[MAJ.A$1:MAJ.B$975];2;0)" office:value-type="string" office:string-value="water">
              <text:p>wat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5">
              <text:p>70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xamsi</text:p>
            </table:table-cell>
            <table:table-cell table:style-name="ce3" office:value-type="string">
              <text:p>(sea)</text:p>
            </table:table-cell>
            <table:table-cell table:style-name="ce3" office:value-type="string">
              <text:p>(mer)</text:p>
            </table:table-cell>
            <table:table-cell table:style-name="ce3" office:value-type="string">
              <text:p>(mare)</text:p>
            </table:table-cell>
            <table:table-cell table:style-name="ce22" office:value-type="string">
              <text:p>mare</text:p>
            </table:table-cell>
            <table:table-cell table:style-name="ce33" office:value-type="string">
              <text:p>sea</text:p>
            </table:table-cell>
            <table:table-cell table:formula="of:=VLOOKUP([.G7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6">
              <text:p>706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zbani</text:p>
            </table:table-cell>
            <table:table-cell table:style-name="ce3" office:value-type="string">
              <text:p>(bay)</text:p>
            </table:table-cell>
            <table:table-cell table:style-name="ce3" office:value-type="string">
              <text:p>(baie)</text:p>
            </table:table-cell>
            <table:table-cell table:style-name="ce3" office:value-type="string">
              <text:p>(baia)</text:p>
            </table:table-cell>
            <table:table-cell table:style-name="ce22" office:value-type="string">
              <text:p>baie</text:p>
            </table:table-cell>
            <table:table-cell table:style-name="ce33" office:value-type="string">
              <text:p>bay</text:p>
            </table:table-cell>
            <table:table-cell table:formula="of:=VLOOKUP([.G7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7">
              <text:p>707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daplu</text:p>
            </table:table-cell>
            <table:table-cell table:style-name="ce3" office:value-type="string">
              <text:p>(island)</text:p>
            </table:table-cell>
            <table:table-cell table:style-name="ce3" office:value-type="string">
              <text:p>(île)</text:p>
            </table:table-cell>
            <table:table-cell table:style-name="ce3" office:value-type="string">
              <text:p>(isola)</text:p>
            </table:table-cell>
            <table:table-cell table:style-name="ce22" office:value-type="string">
              <text:p>isla</text:p>
            </table:table-cell>
            <table:table-cell table:style-name="ce33" office:value-type="string">
              <text:p>island</text:p>
            </table:table-cell>
            <table:table-cell table:formula="of:=VLOOKUP([.G7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8">
              <text:p>708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jmifa</text:p>
            </table:table-cell>
            <table:table-cell table:style-name="ce3" office:value-type="string">
              <text:p>(shoal ‘reef’)</text:p>
            </table:table-cell>
            <table:table-cell table:style-name="ce3" office:value-type="string">
              <text:p>(«récif»)</text:p>
            </table:table-cell>
            <table:table-cell table:style-name="ce3" office:value-type="string">
              <text:p>(branco di "scogliera")</text:p>
            </table:table-cell>
            <table:table-cell table:style-name="ce22"/>
            <table:table-cell table:style-name="ce33" office:value-type="string">
              <text:p>shoal ‘reef’</text:p>
            </table:table-cell>
            <table:table-cell table:formula="of:=VLOOKUP([.G7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9">
              <text:p>709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rirxe</text:p>
            </table:table-cell>
            <table:table-cell table:style-name="ce3" office:value-type="string">
              <text:p>(river)</text:p>
            </table:table-cell>
            <table:table-cell table:style-name="ce3" office:value-type="string">
              <text:p>(rivière)</text:p>
            </table:table-cell>
            <table:table-cell table:style-name="ce3" office:value-type="string">
              <text:p>(fiume)</text:p>
            </table:table-cell>
            <table:table-cell table:style-name="ce22"/>
            <table:table-cell table:style-name="ce33" office:value-type="string">
              <text:p>river</text:p>
            </table:table-cell>
            <table:table-cell table:formula="of:=VLOOKUP([.G7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0">
              <text:p>710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jinto</text:p>
            </table:table-cell>
            <table:table-cell table:style-name="ce3" office:value-type="string">
              <text:p>(well)</text:p>
            </table:table-cell>
            <table:table-cell table:style-name="ce3" office:value-type="string">
              <text:p>(bien)</text:p>
            </table:table-cell>
            <table:table-cell table:style-name="ce3" office:value-type="string">
              <text:p>(bene)</text:p>
            </table:table-cell>
            <table:table-cell table:style-name="ce22" office:value-type="string">
              <text:p>gut</text:p>
            </table:table-cell>
            <table:table-cell table:style-name="ce33" office:value-type="string">
              <text:p>well</text:p>
            </table:table-cell>
            <table:table-cell table:formula="of:=VLOOKUP([.G708];[MAJ.A$1:MAJ.B$975];2;0)" office:value-type="string" office:string-value="well">
              <text:p>wel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1">
              <text:p>711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lalxu</text:p>
            </table:table-cell>
            <table:table-cell table:style-name="ce3" office:value-type="string">
              <text:p>(lake ‘lagoon’)</text:p>
            </table:table-cell>
            <table:table-cell table:style-name="ce3" office:value-type="string">
              <text:p>(lagon)</text:p>
            </table:table-cell>
            <table:table-cell table:style-name="ce3" office:value-type="string">
              <text:p>(lago "laguna")</text:p>
            </table:table-cell>
            <table:table-cell table:style-name="ce22"/>
            <table:table-cell table:style-name="ce33" office:value-type="string">
              <text:p>lake ‘lagoon’</text:p>
            </table:table-cell>
            <table:table-cell table:formula="of:=VLOOKUP([.G7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**8.2</text:p>
            </table:table-cell>
            <table:table-cell table:style-name="ce3" office:value-type="string">
              <text:p>2 Atmosphere</text:p>
            </table:table-cell>
            <table:table-cell table:style-name="ce3" office:value-type="string">
              <text:p>2 atmosphère</text:p>
            </table:table-cell>
            <table:table-cell table:style-name="ce3" office:value-type="string">
              <text:p>2 atmosfera</text:p>
            </table:table-cell>
            <table:table-cell table:style-name="ce22"/>
            <table:table-cell table:style-name="ce33" office:value-type="string">
              <text:p>2 atmosphere</text:p>
            </table:table-cell>
            <table:table-cell table:formula="of:=VLOOKUP([.G7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3">
              <text:p>71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sani</text:p>
            </table:table-cell>
            <table:table-cell table:style-name="ce3" office:value-type="string">
              <text:p>(sky)</text:p>
            </table:table-cell>
            <table:table-cell table:style-name="ce3" office:value-type="string">
              <text:p>(ciel)</text:p>
            </table:table-cell>
            <table:table-cell table:style-name="ce3" office:value-type="string">
              <text:p>(cielo)</text:p>
            </table:table-cell>
            <table:table-cell table:style-name="ce22"/>
            <table:table-cell table:style-name="ce33" office:value-type="string">
              <text:p>sky</text:p>
            </table:table-cell>
            <table:table-cell table:formula="of:=VLOOKUP([.G7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4">
              <text:p>71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vacri</text:p>
            </table:table-cell>
            <table:table-cell table:number-columns-repeated="2" table:style-name="ce3" office:value-type="string">
              <text:p>(air)</text:p>
            </table:table-cell>
            <table:table-cell table:style-name="ce3" office:value-type="string">
              <text:p>(aria)</text:p>
            </table:table-cell>
            <table:table-cell table:style-name="ce22"/>
            <table:table-cell table:style-name="ce33" office:value-type="string">
              <text:p>air</text:p>
            </table:table-cell>
            <table:table-cell table:formula="of:=VLOOKUP([.G7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5">
              <text:p>71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cima</text:p>
            </table:table-cell>
            <table:table-cell table:style-name="ce3" office:value-type="string">
              <text:p>(weather ‘climate’)</text:p>
            </table:table-cell>
            <table:table-cell table:style-name="ce3" office:value-type="string">
              <text:p>(météo ‘climat’)</text:p>
            </table:table-cell>
            <table:table-cell table:style-name="ce3" office:value-type="string">
              <text:p>(tempo "clima")</text:p>
            </table:table-cell>
            <table:table-cell table:style-name="ce22"/>
            <table:table-cell table:style-name="ce33" office:value-type="string">
              <text:p>weather ‘climate’</text:p>
            </table:table-cell>
            <table:table-cell table:formula="of:=VLOOKUP([.G7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6">
              <text:p>716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rife</text:p>
            </table:table-cell>
            <table:table-cell table:style-name="ce3" office:value-type="string">
              <text:p>(breeze)</text:p>
            </table:table-cell>
            <table:table-cell table:style-name="ce3" office:value-type="string">
              <text:p>(brise)</text:p>
            </table:table-cell>
            <table:table-cell table:style-name="ce3" office:value-type="string">
              <text:p>(brezza)</text:p>
            </table:table-cell>
            <table:table-cell table:style-name="ce22"/>
            <table:table-cell table:style-name="ce33" office:value-type="string">
              <text:p>breeze</text:p>
            </table:table-cell>
            <table:table-cell table:formula="of:=VLOOKUP([.G7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7">
              <text:p>717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dilnu</text:p>
            </table:table-cell>
            <table:table-cell table:style-name="ce3" office:value-type="string">
              <text:p>(cloud)</text:p>
            </table:table-cell>
            <table:table-cell table:style-name="ce3" office:value-type="string">
              <text:p>(nuage)</text:p>
            </table:table-cell>
            <table:table-cell table:style-name="ce3" office:value-type="string">
              <text:p>(nube)</text:p>
            </table:table-cell>
            <table:table-cell table:style-name="ce22"/>
            <table:table-cell table:style-name="ce33" office:value-type="string">
              <text:p>cloud</text:p>
            </table:table-cell>
            <table:table-cell table:formula="of:=VLOOKUP([.G7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8">
              <text:p>718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umru</text:p>
            </table:table-cell>
            <table:table-cell table:style-name="ce3" office:value-type="string">
              <text:p>(fog)</text:p>
            </table:table-cell>
            <table:table-cell table:style-name="ce3" office:value-type="string">
              <text:p>(brouillard)</text:p>
            </table:table-cell>
            <table:table-cell table:style-name="ce3" office:value-type="string">
              <text:p>(nebbia)</text:p>
            </table:table-cell>
            <table:table-cell table:style-name="ce22"/>
            <table:table-cell table:style-name="ce33" office:value-type="string">
              <text:p>fog</text:p>
            </table:table-cell>
            <table:table-cell table:formula="of:=VLOOKUP([.G7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9">
              <text:p>719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carvi</text:p>
            </table:table-cell>
            <table:table-cell table:style-name="ce3" office:value-type="string">
              <text:p>(rain)</text:p>
            </table:table-cell>
            <table:table-cell table:style-name="ce3" office:value-type="string">
              <text:p>(pluie)</text:p>
            </table:table-cell>
            <table:table-cell table:style-name="ce3" office:value-type="string">
              <text:p>(pioggia)</text:p>
            </table:table-cell>
            <table:table-cell table:style-name="ce22" office:value-type="string">
              <text:p>luva</text:p>
            </table:table-cell>
            <table:table-cell table:style-name="ce33" office:value-type="string">
              <text:p>rain</text:p>
            </table:table-cell>
            <table:table-cell table:formula="of:=VLOOKUP([.G717];[MAJ.A$1:MAJ.B$975];2;0)" office:value-type="string" office:string-value="rain">
              <text:p>rai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0">
              <text:p>720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snime</text:p>
            </table:table-cell>
            <table:table-cell table:style-name="ce3" office:value-type="string">
              <text:p>(snow)</text:p>
            </table:table-cell>
            <table:table-cell table:style-name="ce3" office:value-type="string">
              <text:p>(neige)</text:p>
            </table:table-cell>
            <table:table-cell table:style-name="ce3" office:value-type="string">
              <text:p>(neve)</text:p>
            </table:table-cell>
            <table:table-cell table:style-name="ce22" office:value-type="string">
              <text:p>niga</text:p>
            </table:table-cell>
            <table:table-cell table:style-name="ce33" office:value-type="string">
              <text:p>snow</text:p>
            </table:table-cell>
            <table:table-cell table:formula="of:=VLOOKUP([.G718];[MAJ.A$1:MAJ.B$975];2;0)" office:value-type="string" office:string-value="snow">
              <text:p>sn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1">
              <text:p>721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isli</text:p>
            </table:table-cell>
            <table:table-cell table:style-name="ce3" office:value-type="string">
              <text:p>(ice)</text:p>
            </table:table-cell>
            <table:table-cell table:style-name="ce3" office:value-type="string">
              <text:p>(la glace)</text:p>
            </table:table-cell>
            <table:table-cell table:style-name="ce3" office:value-type="string">
              <text:p>(ghiaccio)</text:p>
            </table:table-cell>
            <table:table-cell table:style-name="ce22"/>
            <table:table-cell table:style-name="ce33" office:value-type="string">
              <text:p>ice</text:p>
            </table:table-cell>
            <table:table-cell table:formula="of:=VLOOKUP([.G7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2">
              <text:p>72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ratu</text:p>
            </table:table-cell>
            <table:table-cell table:style-name="ce3" office:value-type="string">
              <text:p>(hail)</text:p>
            </table:table-cell>
            <table:table-cell table:style-name="ce3" office:value-type="string">
              <text:p>(saluer)</text:p>
            </table:table-cell>
            <table:table-cell table:style-name="ce3" office:value-type="string">
              <text:p>(Grandine)</text:p>
            </table:table-cell>
            <table:table-cell table:style-name="ce22"/>
            <table:table-cell table:style-name="ce33" office:value-type="string">
              <text:p>hail</text:p>
            </table:table-cell>
            <table:table-cell table:formula="of:=VLOOKUP([.G7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**8.2</text:p>
            </table:table-cell>
            <table:table-cell table:style-name="ce3" office:value-type="string">
              <text:p>3 Minerals</text:p>
            </table:table-cell>
            <table:table-cell table:style-name="ce3" office:value-type="string">
              <text:p>3 minéraux</text:p>
            </table:table-cell>
            <table:table-cell table:style-name="ce3" office:value-type="string">
              <text:p>3 minerali</text:p>
            </table:table-cell>
            <table:table-cell table:style-name="ce22"/>
            <table:table-cell table:style-name="ce33" office:value-type="string">
              <text:p>3 minerals</text:p>
            </table:table-cell>
            <table:table-cell table:formula="of:=VLOOKUP([.G7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4">
              <text:p>72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unra</text:p>
            </table:table-cell>
            <table:table-cell table:style-name="ce3" office:value-type="string">
              <text:p>(mineral ‘mined’)</text:p>
            </table:table-cell>
            <table:table-cell table:style-name="ce3" office:value-type="string">
              <text:p>(minéral miné)</text:p>
            </table:table-cell>
            <table:table-cell table:style-name="ce3" office:value-type="string">
              <text:p>(minerale "estratto")</text:p>
            </table:table-cell>
            <table:table-cell table:style-name="ce22"/>
            <table:table-cell table:style-name="ce33" office:value-type="string">
              <text:p>mineral ‘mined’</text:p>
            </table:table-cell>
            <table:table-cell table:formula="of:=VLOOKUP([.G7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5">
              <text:p>72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rokci</text:p>
            </table:table-cell>
            <table:table-cell table:style-name="ce3" office:value-type="string">
              <text:p>(rock)</text:p>
            </table:table-cell>
            <table:table-cell table:style-name="ce3" office:value-type="string">
              <text:p>(Roche)</text:p>
            </table:table-cell>
            <table:table-cell table:style-name="ce3" office:value-type="string">
              <text:p>(roccia)</text:p>
            </table:table-cell>
            <table:table-cell table:style-name="ce22"/>
            <table:table-cell table:style-name="ce33" office:value-type="string">
              <text:p>rock</text:p>
            </table:table-cell>
            <table:table-cell table:formula="of:=VLOOKUP([.G7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6">
              <text:p>726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rili</text:p>
            </table:table-cell>
            <table:table-cell table:style-name="ce3" office:value-type="string">
              <text:p>(crystal)</text:p>
            </table:table-cell>
            <table:table-cell table:style-name="ce3" office:value-type="string">
              <text:p>(cristal)</text:p>
            </table:table-cell>
            <table:table-cell table:style-name="ce3" office:value-type="string">
              <text:p>(cristallo)</text:p>
            </table:table-cell>
            <table:table-cell table:style-name="ce22"/>
            <table:table-cell table:style-name="ce33" office:value-type="string">
              <text:p>crystal</text:p>
            </table:table-cell>
            <table:table-cell table:formula="of:=VLOOKUP([.G7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7">
              <text:p>727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jemna</text:p>
            </table:table-cell>
            <table:table-cell table:style-name="ce3" office:value-type="string">
              <text:p>(gem)</text:p>
            </table:table-cell>
            <table:table-cell table:style-name="ce3" office:value-type="string">
              <text:p>(gemme)</text:p>
            </table:table-cell>
            <table:table-cell table:style-name="ce3" office:value-type="string">
              <text:p>(GEM)</text:p>
            </table:table-cell>
            <table:table-cell table:style-name="ce22"/>
            <table:table-cell table:style-name="ce33" office:value-type="string">
              <text:p>gem</text:p>
            </table:table-cell>
            <table:table-cell table:formula="of:=VLOOKUP([.G7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8">
              <text:p>728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liti</text:p>
            </table:table-cell>
            <table:table-cell table:style-name="ce3" office:value-type="string">
              <text:p>(clay)</text:p>
            </table:table-cell>
            <table:table-cell table:style-name="ce3" office:value-type="string">
              <text:p>(argile)</text:p>
            </table:table-cell>
            <table:table-cell table:style-name="ce3" office:value-type="string">
              <text:p>(argilla)</text:p>
            </table:table-cell>
            <table:table-cell table:style-name="ce22"/>
            <table:table-cell table:style-name="ce33" office:value-type="string">
              <text:p>clay</text:p>
            </table:table-cell>
            <table:table-cell table:formula="of:=VLOOKUP([.G7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9">
              <text:p>729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canre</text:p>
            </table:table-cell>
            <table:table-cell table:style-name="ce3" office:value-type="string">
              <text:p>(sand)</text:p>
            </table:table-cell>
            <table:table-cell table:style-name="ce3" office:value-type="string">
              <text:p>(le sable)</text:p>
            </table:table-cell>
            <table:table-cell table:style-name="ce3" office:value-type="string">
              <text:p>(sabbia)</text:p>
            </table:table-cell>
            <table:table-cell table:style-name="ce22"/>
            <table:table-cell table:style-name="ce33" office:value-type="string">
              <text:p>sand</text:p>
            </table:table-cell>
            <table:table-cell table:formula="of:=VLOOKUP([.G7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0">
              <text:p>730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bakri</text:p>
            </table:table-cell>
            <table:table-cell table:style-name="ce3" office:value-type="string">
              <text:p>(chalk)</text:p>
            </table:table-cell>
            <table:table-cell table:style-name="ce3" office:value-type="string">
              <text:p>(craie)</text:p>
            </table:table-cell>
            <table:table-cell table:style-name="ce3" office:value-type="string">
              <text:p>(gesso)</text:p>
            </table:table-cell>
            <table:table-cell table:style-name="ce22"/>
            <table:table-cell table:style-name="ce33" office:value-type="string">
              <text:p>chalk</text:p>
            </table:table-cell>
            <table:table-cell table:formula="of:=VLOOKUP([.G7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1">
              <text:p>731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silna</text:p>
            </table:table-cell>
            <table:table-cell table:style-name="ce3" office:value-type="string">
              <text:p>(salt)</text:p>
            </table:table-cell>
            <table:table-cell table:style-name="ce3" office:value-type="string">
              <text:p>(sel)</text:p>
            </table:table-cell>
            <table:table-cell table:style-name="ce3" office:value-type="string">
              <text:p>(sale)</text:p>
            </table:table-cell>
            <table:table-cell table:style-name="ce22"/>
            <table:table-cell table:style-name="ce33" office:value-type="string">
              <text:p>salt</text:p>
            </table:table-cell>
            <table:table-cell table:formula="of:=VLOOKUP([.G7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2">
              <text:p>732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kolme</text:p>
            </table:table-cell>
            <table:table-cell table:style-name="ce3" office:value-type="string">
              <text:p>(coal)</text:p>
            </table:table-cell>
            <table:table-cell table:style-name="ce3" office:value-type="string">
              <text:p>(charbon)</text:p>
            </table:table-cell>
            <table:table-cell table:style-name="ce3" office:value-type="string">
              <text:p>(carbone)</text:p>
            </table:table-cell>
            <table:table-cell table:style-name="ce22"/>
            <table:table-cell table:style-name="ce33" office:value-type="string">
              <text:p>coal</text:p>
            </table:table-cell>
            <table:table-cell table:formula="of:=VLOOKUP([.G7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3">
              <text:p>733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ctile</text:p>
            </table:table-cell>
            <table:table-cell table:style-name="ce3" office:value-type="string">
              <text:p>(petroleum ‘oil’)</text:p>
            </table:table-cell>
            <table:table-cell table:style-name="ce3" office:value-type="string">
              <text:p>(pétrole)</text:p>
            </table:table-cell>
            <table:table-cell table:style-name="ce3" office:value-type="string">
              <text:p>("petrolio" di petrolio)</text:p>
            </table:table-cell>
            <table:table-cell table:style-name="ce22"/>
            <table:table-cell table:style-name="ce33" office:value-type="string">
              <text:p>petroleum ‘oil’</text:p>
            </table:table-cell>
            <table:table-cell table:formula="of:=VLOOKUP([.G7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4">
              <text:p>734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tarla</text:p>
            </table:table-cell>
            <table:table-cell table:style-name="ce3" office:value-type="string">
              <text:p>(tar)</text:p>
            </table:table-cell>
            <table:table-cell table:style-name="ce3" office:value-type="string">
              <text:p>(le goudron)</text:p>
            </table:table-cell>
            <table:table-cell table:style-name="ce3" office:value-type="string">
              <text:p>(catrame)</text:p>
            </table:table-cell>
            <table:table-cell table:style-name="ce22"/>
            <table:table-cell table:style-name="ce33" office:value-type="string">
              <text:p>tar</text:p>
            </table:table-cell>
            <table:table-cell table:formula="of:=VLOOKUP([.G7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5">
              <text:p>735</text:p>
            </table:table-cell>
            <table:table-cell table:style-name="ce3" office:value-type="float" office:value="8">
              <text:p>8</text:p>
            </table:table-cell>
            <table:table-cell table:style-name="ce10" office:value-type="string">
              <text:p>dertu</text:p>
            </table:table-cell>
            <table:table-cell table:style-name="ce3" office:value-type="string">
              <text:p>(dirt)</text:p>
            </table:table-cell>
            <table:table-cell table:style-name="ce3" office:value-type="string">
              <text:p>(saleté)</text:p>
            </table:table-cell>
            <table:table-cell table:style-name="ce3" office:value-type="string">
              <text:p>(sporco)</text:p>
            </table:table-cell>
            <table:table-cell table:style-name="ce22"/>
            <table:table-cell table:style-name="ce33" office:value-type="string">
              <text:p>dirt</text:p>
            </table:table-cell>
            <table:table-cell table:formula="of:=VLOOKUP([.G73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736">
            <text:p>736</text:p>
          </table:table-cell>
          <table:table-cell table:style-name="ce2" office:value-type="float" office:value="9">
            <text:p>9</text:p>
          </table:table-cell>
          <table:table-cell table:style-name="ce11" office:value-type="string">
            <text:p># 9 </text:p>
          </table:table-cell>
          <table:table-cell table:style-name="ce2" office:value-type="string">
            <text:p>Vida</text:p>
          </table:table-cell>
          <table:table-cell table:style-name="ce2" office:value-type="string">
            <text:p>la vie</text:p>
          </table:table-cell>
          <table:table-cell table:style-name="ce2" office:value-type="string">
            <text:p>vita</text:p>
          </table:table-cell>
          <table:table-cell table:style-name="ce2" office:value-type="string">
            <text:p>leta</text:p>
          </table:table-cell>
          <table:table-cell table:style-name="ce2" office:value-type="string">
            <text:p>life</text:p>
          </table:table-cell>
          <table:table-cell table:style-name="ce2" table:formula="of:=VLOOKUP([.G734];[MAJ.A$1:MAJ.B$975];2;0)" office:value-type="string" office:string-value="letter">
            <text:p>letter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737">
              <text:p>73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utsi</text:p>
            </table:table-cell>
            <table:table-cell table:style-name="ce3" office:value-type="string">
              <text:p>(especies)</text:p>
            </table:table-cell>
            <table:table-cell table:style-name="ce3" office:value-type="string">
              <text:p>(espèce)</text:p>
            </table:table-cell>
            <table:table-cell table:style-name="ce3" office:value-type="string">
              <text:p>(specie)</text:p>
            </table:table-cell>
            <table:table-cell table:style-name="ce22" office:value-type="string">
              <text:p>pecia</text:p>
            </table:table-cell>
            <table:table-cell table:style-name="ce33" office:value-type="string">
              <text:p>species</text:p>
            </table:table-cell>
            <table:table-cell table:formula="of:=VLOOKUP([.G7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8">
              <text:p>73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mive</text:p>
            </table:table-cell>
            <table:table-cell table:style-name="ce3" office:value-type="string">
              <text:p>(En Vivo)</text:p>
            </table:table-cell>
            <table:table-cell table:style-name="ce3" office:value-type="string">
              <text:p>(vivre)</text:p>
            </table:table-cell>
            <table:table-cell table:style-name="ce3" office:value-type="string">
              <text:p>(vivere)</text:p>
            </table:table-cell>
            <table:table-cell table:style-name="ce22" office:value-type="string">
              <text:p>vivo</text:p>
            </table:table-cell>
            <table:table-cell table:style-name="ce33" office:value-type="string">
              <text:p>live</text:p>
            </table:table-cell>
            <table:table-cell table:formula="of:=VLOOKUP([.G736];[MAJ.A$1:MAJ.B$975];2;0)" office:value-type="string" office:string-value="live">
              <text:p>li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9">
              <text:p>73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orsi</text:p>
            </table:table-cell>
            <table:table-cell table:style-name="ce3" office:value-type="string">
              <text:p>(muerto ‘mort-’)</text:p>
            </table:table-cell>
            <table:table-cell table:style-name="ce3" office:value-type="string">
              <text:p>(mort ‘mort-’)</text:p>
            </table:table-cell>
            <table:table-cell table:style-name="ce3" office:value-type="string">
              <text:p>("mortale" morto)</text:p>
            </table:table-cell>
            <table:table-cell table:style-name="ce22" office:value-type="string">
              <text:p>muro</text:p>
            </table:table-cell>
            <table:table-cell table:style-name="ce33" office:value-type="string">
              <text:p>dead ‘mort-’</text:p>
            </table:table-cell>
            <table:table-cell table:formula="of:=VLOOKUP([.G737];[MAJ.A$1:MAJ.B$975];2;0)" office:value-type="string" office:string-value="dead">
              <text:p>de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0">
              <text:p>74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atra</text:p>
            </table:table-cell>
            <table:table-cell table:style-name="ce3" office:value-type="string">
              <text:p>(matar "masacre")</text:p>
            </table:table-cell>
            <table:table-cell table:style-name="ce3" office:value-type="string">
              <text:p>(tuer «le massacre»)</text:p>
            </table:table-cell>
            <table:table-cell table:style-name="ce3" office:value-type="string">
              <text:p>(uccidi "macellazione")</text:p>
            </table:table-cell>
            <table:table-cell table:style-name="ce22" office:value-type="string">
              <text:p>matu</text:p>
            </table:table-cell>
            <table:table-cell table:style-name="ce33" office:value-type="string">
              <text:p>kill ‘slaughter’</text:p>
            </table:table-cell>
            <table:table-cell table:formula="of:=VLOOKUP([.G7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1">
              <text:p>74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kcu</text:p>
            </table:table-cell>
            <table:table-cell table:style-name="ce3" office:value-type="string">
              <text:p>(maduro)</text:p>
            </table:table-cell>
            <table:table-cell table:style-name="ce3" office:value-type="string">
              <text:p>(mature)</text:p>
            </table:table-cell>
            <table:table-cell table:style-name="ce3" office:value-type="string">
              <text:p>(maturo)</text:p>
            </table:table-cell>
            <table:table-cell table:style-name="ce22" office:value-type="string">
              <text:p>mato</text:p>
            </table:table-cell>
            <table:table-cell table:style-name="ce33" office:value-type="string">
              <text:p>mature</text:p>
            </table:table-cell>
            <table:table-cell table:formula="of:=VLOOKUP([.G7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2">
              <text:p>74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dni</text:p>
            </table:table-cell>
            <table:table-cell table:style-name="ce3" office:value-type="string">
              <text:p>(cuerpo)</text:p>
            </table:table-cell>
            <table:table-cell table:style-name="ce3" office:value-type="string">
              <text:p>(corps)</text:p>
            </table:table-cell>
            <table:table-cell table:style-name="ce3" office:value-type="string">
              <text:p>(corpo)</text:p>
            </table:table-cell>
            <table:table-cell table:style-name="ce22" office:value-type="string">
              <text:p>mata</text:p>
            </table:table-cell>
            <table:table-cell table:style-name="ce33" office:value-type="string">
              <text:p>body</text:p>
            </table:table-cell>
            <table:table-cell table:formula="of:=VLOOKUP([.G740];[MAJ.A$1:MAJ.B$975];2;0)" office:value-type="string" office:string-value="material">
              <text:p>materi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3">
              <text:p>74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anzi</text:p>
            </table:table-cell>
            <table:table-cell table:style-name="ce3" office:value-type="string">
              <text:p>(descendencia)</text:p>
            </table:table-cell>
            <table:table-cell table:style-name="ce3" office:value-type="string">
              <text:p>(progéniture)</text:p>
            </table:table-cell>
            <table:table-cell table:style-name="ce3" office:value-type="string">
              <text:p>(prole)</text:p>
            </table:table-cell>
            <table:table-cell table:style-name="ce22"/>
            <table:table-cell table:style-name="ce33" office:value-type="string">
              <text:p>offspring</text:p>
            </table:table-cell>
            <table:table-cell table:formula="of:=VLOOKUP([.G7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4">
              <text:p>74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gina</text:p>
            </table:table-cell>
            <table:table-cell table:style-name="ce3" office:value-type="string">
              <text:p>(gene)</text:p>
            </table:table-cell>
            <table:table-cell table:style-name="ce3" office:value-type="string">
              <text:p>(gène)</text:p>
            </table:table-cell>
            <table:table-cell table:style-name="ce3" office:value-type="string">
              <text:p>(gene)</text:p>
            </table:table-cell>
            <table:table-cell table:style-name="ce22"/>
            <table:table-cell table:style-name="ce33" office:value-type="string">
              <text:p>gene</text:p>
            </table:table-cell>
            <table:table-cell table:formula="of:=VLOOKUP([.G7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5">
              <text:p>74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anbi</text:p>
            </table:table-cell>
            <table:table-cell table:style-name="ce3" office:value-type="string">
              <text:p>(proteína "albúmina")</text:p>
            </table:table-cell>
            <table:table-cell table:style-name="ce3" office:value-type="string">
              <text:p>(protéine ‘albumine’)</text:p>
            </table:table-cell>
            <table:table-cell table:style-name="ce3" office:value-type="string">
              <text:p>(proteina "albumina")</text:p>
            </table:table-cell>
            <table:table-cell table:style-name="ce22"/>
            <table:table-cell table:style-name="ce33" office:value-type="string">
              <text:p>protein ‘albumin’</text:p>
            </table:table-cell>
            <table:table-cell table:formula="of:=VLOOKUP([.G7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6">
              <text:p>74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ecmu</text:p>
            </table:table-cell>
            <table:table-cell table:style-name="ce3" office:value-type="string">
              <text:p>(comunidad)</text:p>
            </table:table-cell>
            <table:table-cell table:style-name="ce3" office:value-type="string">
              <text:p>(communauté)</text:p>
            </table:table-cell>
            <table:table-cell table:style-name="ce3" office:value-type="string">
              <text:p>(Comunità)</text:p>
            </table:table-cell>
            <table:table-cell table:style-name="ce22"/>
            <table:table-cell table:style-name="ce33" office:value-type="string">
              <text:p>community</text:p>
            </table:table-cell>
            <table:table-cell table:formula="of:=VLOOKUP([.G7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7">
              <text:p>74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usra</text:p>
            </table:table-cell>
            <table:table-cell table:style-name="ce3" office:value-type="string">
              <text:p>(podrido "podredumbre")</text:p>
            </table:table-cell>
            <table:table-cell table:style-name="ce3" office:value-type="string">
              <text:p>(pourri)</text:p>
            </table:table-cell>
            <table:table-cell table:style-name="ce3" office:value-type="string">
              <text:p>("marcio" marcio)</text:p>
            </table:table-cell>
            <table:table-cell table:style-name="ce22"/>
            <table:table-cell table:style-name="ce33" office:value-type="string">
              <text:p>rotten ‘rot’</text:p>
            </table:table-cell>
            <table:table-cell table:formula="of:=VLOOKUP([.G7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8">
              <text:p>74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erti</text:p>
            </table:table-cell>
            <table:table-cell table:style-name="ce3" office:value-type="string">
              <text:p>(fértil)</text:p>
            </table:table-cell>
            <table:table-cell table:number-columns-repeated="2" table:style-name="ce3" office:value-type="string">
              <text:p>(fertile)</text:p>
            </table:table-cell>
            <table:table-cell table:style-name="ce22"/>
            <table:table-cell table:style-name="ce33" office:value-type="string">
              <text:p>fertile</text:p>
            </table:table-cell>
            <table:table-cell table:formula="of:=VLOOKUP([.G7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9">
              <text:p>74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urme</text:p>
            </table:table-cell>
            <table:table-cell table:style-name="ce3" office:value-type="string">
              <text:p>(germen)</text:p>
            </table:table-cell>
            <table:table-cell table:number-columns-repeated="2" table:style-name="ce3" office:value-type="string">
              <text:p>(germe)</text:p>
            </table:table-cell>
            <table:table-cell table:style-name="ce22"/>
            <table:table-cell table:style-name="ce33" office:value-type="string">
              <text:p>germ</text:p>
            </table:table-cell>
            <table:table-cell table:formula="of:=VLOOKUP([.G7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0">
              <text:p>75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dru</text:p>
            </table:table-cell>
            <table:table-cell table:number-columns-repeated="3" table:style-name="ce3" office:value-type="string">
              <text:p>(virus)</text:p>
            </table:table-cell>
            <table:table-cell table:style-name="ce22"/>
            <table:table-cell table:style-name="ce33" office:value-type="string">
              <text:p>virus</text:p>
            </table:table-cell>
            <table:table-cell table:formula="of:=VLOOKUP([.G7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1</text:p>
            </table:table-cell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22" office:value-type="string">
              <text:p>piga</text:p>
            </table:table-cell>
            <table:table-cell table:style-name="ce33" office:value-type="string">
              <text:p>plants</text:p>
            </table:table-cell>
            <table:table-cell table:formula="of:=VLOOKUP([.G749];[MAJ.A$1:MAJ.B$975];2;0)" office:value-type="string" office:string-value="pig">
              <text:p>pi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2">
              <text:p>75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pati</text:p>
            </table:table-cell>
            <table:table-cell table:style-name="ce3" office:value-type="string">
              <text:p>(planta)</text:p>
            </table:table-cell>
            <table:table-cell table:style-name="ce3" office:value-type="string">
              <text:p>(plante)</text:p>
            </table:table-cell>
            <table:table-cell table:style-name="ce3" office:value-type="string">
              <text:p>(pianta)</text:p>
            </table:table-cell>
            <table:table-cell table:style-name="ce22"/>
            <table:table-cell table:style-name="ce33" office:value-type="string">
              <text:p>plant</text:p>
            </table:table-cell>
            <table:table-cell table:formula="of:=VLOOKUP([.G7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3">
              <text:p>75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ricu</text:p>
            </table:table-cell>
            <table:table-cell table:style-name="ce3" office:value-type="string">
              <text:p>(árbol)</text:p>
            </table:table-cell>
            <table:table-cell table:style-name="ce3" office:value-type="string">
              <text:p>(arbre)</text:p>
            </table:table-cell>
            <table:table-cell table:style-name="ce3" office:value-type="string">
              <text:p>(albero)</text:p>
            </table:table-cell>
            <table:table-cell table:style-name="ce22" office:value-type="string">
              <text:p>bora</text:p>
            </table:table-cell>
            <table:table-cell table:style-name="ce33" office:value-type="string">
              <text:p>tree</text:p>
            </table:table-cell>
            <table:table-cell table:formula="of:=VLOOKUP([.G751];[MAJ.A$1:MAJ.B$975];2;0)" office:value-type="string" office:string-value="tree">
              <text:p>tre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4">
              <text:p>75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kunu</text:p>
            </table:table-cell>
            <table:table-cell table:style-name="ce3" office:value-type="string">
              <text:p>(conífera "cono")</text:p>
            </table:table-cell>
            <table:table-cell table:style-name="ce3" office:value-type="string">
              <text:p>(conifère «cône»)</text:p>
            </table:table-cell>
            <table:table-cell table:style-name="ce3" office:value-type="string">
              <text:p>("cono" di conifere)</text:p>
            </table:table-cell>
            <table:table-cell table:style-name="ce22"/>
            <table:table-cell table:style-name="ce33" office:value-type="string">
              <text:p>conifer ‘cone’</text:p>
            </table:table-cell>
            <table:table-cell table:formula="of:=VLOOKUP([.G7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5">
              <text:p>75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rasu</text:p>
            </table:table-cell>
            <table:table-cell table:style-name="ce3" office:value-type="string">
              <text:p>(hierba)</text:p>
            </table:table-cell>
            <table:table-cell table:style-name="ce3" office:value-type="string">
              <text:p>(herbe)</text:p>
            </table:table-cell>
            <table:table-cell table:style-name="ce3" office:value-type="string">
              <text:p>(erba)</text:p>
            </table:table-cell>
            <table:table-cell table:style-name="ce22" office:value-type="string">
              <text:p>heba</text:p>
            </table:table-cell>
            <table:table-cell table:style-name="ce33" office:value-type="string">
              <text:p>grass</text:p>
            </table:table-cell>
            <table:table-cell table:formula="of:=VLOOKUP([.G753];[MAJ.A$1:MAJ.B$975];2;0)" office:value-type="string" office:string-value="grass">
              <text:p>gra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6">
              <text:p>75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lika</text:p>
            </table:table-cell>
            <table:table-cell table:style-name="ce3" office:value-type="string">
              <text:p>(cubierto de musgo)</text:p>
            </table:table-cell>
            <table:table-cell table:style-name="ce3" office:value-type="string">
              <text:p>(moussu)</text:p>
            </table:table-cell>
            <table:table-cell table:style-name="ce3" office:value-type="string">
              <text:p>(Muschio)</text:p>
            </table:table-cell>
            <table:table-cell table:style-name="ce22"/>
            <table:table-cell table:style-name="ce33" office:value-type="string">
              <text:p>mossy</text:p>
            </table:table-cell>
            <table:table-cell table:formula="of:=VLOOKUP([.G7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7">
              <text:p>75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ledi</text:p>
            </table:table-cell>
            <table:table-cell table:style-name="ce3" office:value-type="string">
              <text:p>(molde)</text:p>
            </table:table-cell>
            <table:table-cell table:style-name="ce3" office:value-type="string">
              <text:p>(moule)</text:p>
            </table:table-cell>
            <table:table-cell table:style-name="ce3" office:value-type="string">
              <text:p>(muffa)</text:p>
            </table:table-cell>
            <table:table-cell table:style-name="ce22"/>
            <table:table-cell table:style-name="ce33" office:value-type="string">
              <text:p>mold</text:p>
            </table:table-cell>
            <table:table-cell table:formula="of:=VLOOKUP([.G7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1</text:p>
            </table:table-cell>
            <table:table-cell table:style-name="ce3" office:value-type="string">
              <text:p>1 partes del cuerpo</text:p>
            </table:table-cell>
            <table:table-cell table:style-name="ce3" office:value-type="string">
              <text:p>1 parties du corps</text:p>
            </table:table-cell>
            <table:table-cell table:style-name="ce3" office:value-type="string">
              <text:p>1 parti del corpo</text:p>
            </table:table-cell>
            <table:table-cell table:style-name="ce22"/>
            <table:table-cell table:style-name="ce33" office:value-type="string">
              <text:p>1 body parts</text:p>
            </table:table-cell>
            <table:table-cell table:formula="of:=VLOOKUP([.G7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9">
              <text:p>75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enja</text:p>
            </table:table-cell>
            <table:table-cell table:style-name="ce3" office:value-type="string">
              <text:p>(raíz)</text:p>
            </table:table-cell>
            <table:table-cell table:style-name="ce3" office:value-type="string">
              <text:p>(racine)</text:p>
            </table:table-cell>
            <table:table-cell table:style-name="ce3" office:value-type="string">
              <text:p>(radice)</text:p>
            </table:table-cell>
            <table:table-cell table:style-name="ce22"/>
            <table:table-cell table:style-name="ce33" office:value-type="string">
              <text:p>root</text:p>
            </table:table-cell>
            <table:table-cell table:formula="of:=VLOOKUP([.G7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0">
              <text:p>76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lji</text:p>
            </table:table-cell>
            <table:table-cell table:style-name="ce3" office:value-type="string">
              <text:p>(bulbo "bulto")</text:p>
            </table:table-cell>
            <table:table-cell table:style-name="ce3" office:value-type="string">
              <text:p>(bulbe)</text:p>
            </table:table-cell>
            <table:table-cell table:style-name="ce3" office:value-type="string">
              <text:p>(lampadina "rigonfiamento")</text:p>
            </table:table-cell>
            <table:table-cell table:style-name="ce22"/>
            <table:table-cell table:style-name="ce33" office:value-type="string">
              <text:p>bulb ‘bulge’</text:p>
            </table:table-cell>
            <table:table-cell table:formula="of:=VLOOKUP([.G7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1">
              <text:p>76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tani</text:p>
            </table:table-cell>
            <table:table-cell table:style-name="ce3" office:value-type="string">
              <text:p>búsqueda sigilosa. perseguir</text:p>
            </table:table-cell>
            <table:table-cell table:style-name="ce3" office:value-type="string">
              <text:p>(tige)</text:p>
            </table:table-cell>
            <table:table-cell table:style-name="ce3" office:value-type="string">
              <text:p>(gambo)</text:p>
            </table:table-cell>
            <table:table-cell table:style-name="ce22"/>
            <table:table-cell table:style-name="ce33" office:value-type="string">
              <text:p>stalk</text:p>
            </table:table-cell>
            <table:table-cell table:formula="of:=VLOOKUP([.G7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2">
              <text:p>76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ezli</text:p>
            </table:table-cell>
            <table:table-cell table:style-name="ce3" office:value-type="string">
              <text:p>(hoja)</text:p>
            </table:table-cell>
            <table:table-cell table:style-name="ce3" office:value-type="string">
              <text:p>(feuille)</text:p>
            </table:table-cell>
            <table:table-cell table:style-name="ce3" office:value-type="string">
              <text:p>(foglia)</text:p>
            </table:table-cell>
            <table:table-cell table:style-name="ce22"/>
            <table:table-cell table:style-name="ce33" office:value-type="string">
              <text:p>leaf</text:p>
            </table:table-cell>
            <table:table-cell table:formula="of:=VLOOKUP([.G7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3">
              <text:p>76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rula</text:p>
            </table:table-cell>
            <table:table-cell table:style-name="ce3" office:value-type="string">
              <text:p>(flor)</text:p>
            </table:table-cell>
            <table:table-cell table:style-name="ce3" office:value-type="string">
              <text:p>(fleur)</text:p>
            </table:table-cell>
            <table:table-cell table:style-name="ce3" office:value-type="string">
              <text:p>(fiore)</text:p>
            </table:table-cell>
            <table:table-cell table:style-name="ce22" office:value-type="string">
              <text:p>flea</text:p>
            </table:table-cell>
            <table:table-cell table:style-name="ce33" office:value-type="string">
              <text:p>flower</text:p>
            </table:table-cell>
            <table:table-cell table:formula="of:=VLOOKUP([.G761];[MAJ.A$1:MAJ.B$975];2;0)" office:value-type="string" office:string-value="flower">
              <text:p>flow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4">
              <text:p>76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rute</text:p>
            </table:table-cell>
            <table:table-cell table:style-name="ce3" office:value-type="string">
              <text:p>(Fruta)</text:p>
            </table:table-cell>
            <table:table-cell table:style-name="ce3" office:value-type="string">
              <text:p>(fruit)</text:p>
            </table:table-cell>
            <table:table-cell table:style-name="ce3" office:value-type="string">
              <text:p>(frutta)</text:p>
            </table:table-cell>
            <table:table-cell table:style-name="ce22"/>
            <table:table-cell table:style-name="ce33" office:value-type="string">
              <text:p>fruit</text:p>
            </table:table-cell>
            <table:table-cell table:formula="of:=VLOOKUP([.G7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5">
              <text:p>76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siju</text:p>
            </table:table-cell>
            <table:table-cell table:style-name="ce3" office:value-type="string">
              <text:p>(semilla)</text:p>
            </table:table-cell>
            <table:table-cell table:style-name="ce3" office:value-type="string">
              <text:p>(la graine)</text:p>
            </table:table-cell>
            <table:table-cell table:style-name="ce3" office:value-type="string">
              <text:p>(Seme)</text:p>
            </table:table-cell>
            <table:table-cell table:style-name="ce22" office:value-type="string">
              <text:p>seda</text:p>
            </table:table-cell>
            <table:table-cell table:style-name="ce33" office:value-type="string">
              <text:p>seed</text:p>
            </table:table-cell>
            <table:table-cell table:formula="of:=VLOOKUP([.G763];[MAJ.A$1:MAJ.B$975];2;0)" office:value-type="string" office:string-value="seed">
              <text:p>se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6">
              <text:p>76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rge</text:p>
            </table:table-cell>
            <table:table-cell table:style-name="ce3" office:value-type="string">
              <text:p>(nuez)</text:p>
            </table:table-cell>
            <table:table-cell table:style-name="ce3" office:value-type="string">
              <text:p>(écrou)</text:p>
            </table:table-cell>
            <table:table-cell table:style-name="ce3" office:value-type="string">
              <text:p>(Noce)</text:p>
            </table:table-cell>
            <table:table-cell table:style-name="ce22"/>
            <table:table-cell table:style-name="ce33" office:value-type="string">
              <text:p>nut</text:p>
            </table:table-cell>
            <table:table-cell table:formula="of:=VLOOKUP([.G7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7">
              <text:p>76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bari</text:p>
            </table:table-cell>
            <table:table-cell table:style-name="ce3" office:value-type="string">
              <text:p>(baya)</text:p>
            </table:table-cell>
            <table:table-cell table:style-name="ce3" office:value-type="string">
              <text:p>(baie)</text:p>
            </table:table-cell>
            <table:table-cell table:style-name="ce3" office:value-type="string">
              <text:p>(bacca)</text:p>
            </table:table-cell>
            <table:table-cell table:style-name="ce22"/>
            <table:table-cell table:style-name="ce33" office:value-type="string">
              <text:p>berry</text:p>
            </table:table-cell>
            <table:table-cell table:formula="of:=VLOOKUP([.G7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8">
              <text:p>76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embi</text:p>
            </table:table-cell>
            <table:table-cell table:style-name="ce3" office:value-type="string">
              <text:p>(frijol)</text:p>
            </table:table-cell>
            <table:table-cell table:style-name="ce3" office:value-type="string">
              <text:p>(haricot)</text:p>
            </table:table-cell>
            <table:table-cell table:style-name="ce3" office:value-type="string">
              <text:p>(fagiolo)</text:p>
            </table:table-cell>
            <table:table-cell table:style-name="ce22"/>
            <table:table-cell table:style-name="ce33" office:value-type="string">
              <text:p>bean</text:p>
            </table:table-cell>
            <table:table-cell table:formula="of:=VLOOKUP([.G7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9">
              <text:p>76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rni</text:p>
            </table:table-cell>
            <table:table-cell table:style-name="ce3" office:value-type="string">
              <text:p>(grano)</text:p>
            </table:table-cell>
            <table:table-cell table:style-name="ce3" office:value-type="string">
              <text:p>(grain)</text:p>
            </table:table-cell>
            <table:table-cell table:style-name="ce3" office:value-type="string">
              <text:p>(grano)</text:p>
            </table:table-cell>
            <table:table-cell table:style-name="ce22"/>
            <table:table-cell table:style-name="ce33" office:value-type="string">
              <text:p>grain</text:p>
            </table:table-cell>
            <table:table-cell table:formula="of:=VLOOKUP([.G7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0">
              <text:p>77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tagi</text:p>
            </table:table-cell>
            <table:table-cell table:style-name="ce3" office:value-type="string">
              <text:p>(verdura "acechada")</text:p>
            </table:table-cell>
            <table:table-cell table:style-name="ce3" office:value-type="string">
              <text:p>(légume 'stalky')</text:p>
            </table:table-cell>
            <table:table-cell table:style-name="ce3" office:value-type="string">
              <text:p>("stalky" vegetale)</text:p>
            </table:table-cell>
            <table:table-cell table:style-name="ce22"/>
            <table:table-cell table:style-name="ce33" office:value-type="string">
              <text:p>vegetable ‘stalky’</text:p>
            </table:table-cell>
            <table:table-cell table:formula="of:=VLOOKUP([.G7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1">
              <text:p>7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4" office:value-type="string">
              <text:p>2 flores</text:p>
            </table:table-cell>
            <table:table-cell table:style-name="ce4" office:value-type="string">
              <text:p>2 fleurs</text:p>
            </table:table-cell>
            <table:table-cell table:style-name="ce4" office:value-type="string">
              <text:p>2 fiori</text:p>
            </table:table-cell>
            <table:table-cell table:style-name="ce23"/>
            <table:table-cell table:style-name="ce11" office:value-type="string">
              <text:p>2 flowers</text:p>
            </table:table-cell>
            <table:table-cell table:style-name="ce41" table:formula="of:=VLOOKUP([.G769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table:style-name="ce3" office:value-type="float" office:value="772">
              <text:p>77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ozgu</text:p>
            </table:table-cell>
            <table:table-cell table:style-name="ce3" office:value-type="string">
              <text:p>(Rosa)</text:p>
            </table:table-cell>
            <table:table-cell table:style-name="ce3" office:value-type="string">
              <text:p>(Rose)</text:p>
            </table:table-cell>
            <table:table-cell table:style-name="ce3" office:value-type="string">
              <text:p>(rosa)</text:p>
            </table:table-cell>
            <table:table-cell table:style-name="ce22"/>
            <table:table-cell table:style-name="ce33" office:value-type="string">
              <text:p>rose</text:p>
            </table:table-cell>
            <table:table-cell table:formula="of:=VLOOKUP([.G7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3">
              <text:p>77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ujli</text:p>
            </table:table-cell>
            <table:table-cell table:style-name="ce3" office:value-type="string">
              <text:p>(tulipán)</text:p>
            </table:table-cell>
            <table:table-cell table:style-name="ce3" office:value-type="string">
              <text:p>(tulipe)</text:p>
            </table:table-cell>
            <table:table-cell table:style-name="ce3" office:value-type="string">
              <text:p>(tulipano)</text:p>
            </table:table-cell>
            <table:table-cell table:style-name="ce22"/>
            <table:table-cell table:style-name="ce33" office:value-type="string">
              <text:p>tulip</text:p>
            </table:table-cell>
            <table:table-cell table:formula="of:=VLOOKUP([.G7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4">
              <text:p>77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atna</text:p>
            </table:table-cell>
            <table:table-cell table:style-name="ce3" office:value-type="string">
              <text:p>(loto)</text:p>
            </table:table-cell>
            <table:table-cell table:style-name="ce3" office:value-type="string">
              <text:p>(lotus)</text:p>
            </table:table-cell>
            <table:table-cell table:style-name="ce3" office:value-type="string">
              <text:p>(loto)</text:p>
            </table:table-cell>
            <table:table-cell table:style-name="ce22"/>
            <table:table-cell table:style-name="ce33" office:value-type="string">
              <text:p>lotus</text:p>
            </table:table-cell>
            <table:table-cell table:formula="of:=VLOOKUP([.G7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75">
              <text:p>77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3 frutas</text:p>
            </table:table-cell>
            <table:table-cell table:style-name="ce5" office:value-type="string">
              <text:p>3 fruits</text:p>
            </table:table-cell>
            <table:table-cell table:style-name="ce5" office:value-type="string">
              <text:p>3 frutti</text:p>
            </table:table-cell>
            <table:table-cell table:style-name="ce27"/>
            <table:table-cell table:style-name="ce35" office:value-type="string">
              <text:p>3 fruits</text:p>
            </table:table-cell>
            <table:table-cell table:style-name="ce43" table:formula="of:=VLOOKUP([.G773];[MAJ.A$1:MAJ.B$975];2;0)" office:value-type="float" office:value="0">
              <text:p>#N/A</text:p>
            </table:table-cell>
            <table:table-cell table:style-name="ce45" table:number-columns-repeated="1015"/>
          </table:table-row>
          <table:table-row table:style-name="ro1">
            <table:table-cell table:style-name="ce3" office:value-type="float" office:value="776">
              <text:p>77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dna</text:p>
            </table:table-cell>
            <table:table-cell table:style-name="ce3" office:value-type="string">
              <text:p>(plátano)</text:p>
            </table:table-cell>
            <table:table-cell table:style-name="ce3" office:value-type="string">
              <text:p>(banane)</text:p>
            </table:table-cell>
            <table:table-cell table:style-name="ce3" office:value-type="string">
              <text:p>(Banana)</text:p>
            </table:table-cell>
            <table:table-cell table:style-name="ce22"/>
            <table:table-cell table:style-name="ce33" office:value-type="string">
              <text:p>banana</text:p>
            </table:table-cell>
            <table:table-cell table:formula="of:=VLOOKUP([.G7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7">
              <text:p>77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imre</text:p>
            </table:table-cell>
            <table:table-cell table:style-name="ce3" office:value-type="string">
              <text:p>(cítricos "lima")</text:p>
            </table:table-cell>
            <table:table-cell table:style-name="ce3" office:value-type="string">
              <text:p>(citron vert)</text:p>
            </table:table-cell>
            <table:table-cell table:style-name="ce3" office:value-type="string">
              <text:p>("lime" di agrumi)</text:p>
            </table:table-cell>
            <table:table-cell table:style-name="ce22"/>
            <table:table-cell table:style-name="ce33" office:value-type="string">
              <text:p>citrus ‘lime’</text:p>
            </table:table-cell>
            <table:table-cell table:formula="of:=VLOOKUP([.G7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8">
              <text:p>77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lise</text:p>
            </table:table-cell>
            <table:table-cell table:style-name="ce3" office:value-type="string">
              <text:p>(manzana)</text:p>
            </table:table-cell>
            <table:table-cell table:style-name="ce3" office:value-type="string">
              <text:p>(Pomme)</text:p>
            </table:table-cell>
            <table:table-cell table:style-name="ce3" office:value-type="string">
              <text:p>(Mela)</text:p>
            </table:table-cell>
            <table:table-cell table:style-name="ce22" office:value-type="string">
              <text:p>mela</text:p>
            </table:table-cell>
            <table:table-cell table:style-name="ce33" office:value-type="string">
              <text:p>apple</text:p>
            </table:table-cell>
            <table:table-cell table:formula="of:=VLOOKUP([.G776];[MAJ.A$1:MAJ.B$975];2;0)" office:value-type="string" office:string-value="apple">
              <text:p>app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9">
              <text:p>77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erli</text:p>
            </table:table-cell>
            <table:table-cell table:style-name="ce3" office:value-type="string">
              <text:p>(Pera)</text:p>
            </table:table-cell>
            <table:table-cell table:style-name="ce3" office:value-type="string">
              <text:p>(poire)</text:p>
            </table:table-cell>
            <table:table-cell table:style-name="ce3" office:value-type="string">
              <text:p>(Pera)</text:p>
            </table:table-cell>
            <table:table-cell table:style-name="ce22"/>
            <table:table-cell table:style-name="ce33" office:value-type="string">
              <text:p>pear</text:p>
            </table:table-cell>
            <table:table-cell table:formula="of:=VLOOKUP([.G7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0">
              <text:p>78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zme</text:p>
            </table:table-cell>
            <table:table-cell table:style-name="ce3" office:value-type="string">
              <text:p>(melón)</text:p>
            </table:table-cell>
            <table:table-cell table:style-name="ce3" office:value-type="string">
              <text:p>(melon)</text:p>
            </table:table-cell>
            <table:table-cell table:style-name="ce3" office:value-type="string">
              <text:p>(melone)</text:p>
            </table:table-cell>
            <table:table-cell table:style-name="ce22"/>
            <table:table-cell table:style-name="ce33" office:value-type="string">
              <text:p>melon</text:p>
            </table:table-cell>
            <table:table-cell table:formula="of:=VLOOKUP([.G7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1">
              <text:p>78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igre</text:p>
            </table:table-cell>
            <table:table-cell table:style-name="ce3" office:value-type="string">
              <text:p>(higo)</text:p>
            </table:table-cell>
            <table:table-cell table:style-name="ce3" office:value-type="string">
              <text:p>(figure)</text:p>
            </table:table-cell>
            <table:table-cell table:style-name="ce3" office:value-type="string">
              <text:p>(Figura)</text:p>
            </table:table-cell>
            <table:table-cell table:style-name="ce22"/>
            <table:table-cell table:style-name="ce33" office:value-type="string">
              <text:p>fig</text:p>
            </table:table-cell>
            <table:table-cell table:formula="of:=VLOOKUP([.G7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1</text:p>
            </table:table-cell>
            <table:table-cell table:style-name="ce3" office:value-type="string">
              <text:p>4 verduras</text:p>
            </table:table-cell>
            <table:table-cell table:style-name="ce3" office:value-type="string">
              <text:p>4 légumes</text:p>
            </table:table-cell>
            <table:table-cell table:style-name="ce3" office:value-type="string">
              <text:p>4 verdure</text:p>
            </table:table-cell>
            <table:table-cell table:style-name="ce22"/>
            <table:table-cell table:style-name="ce33" office:value-type="string">
              <text:p>4 vegetables</text:p>
            </table:table-cell>
            <table:table-cell table:formula="of:=VLOOKUP([.G7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3">
              <text:p>78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obli</text:p>
            </table:table-cell>
            <table:table-cell table:style-name="ce3" office:value-type="string">
              <text:p>(col ‘cole-’)</text:p>
            </table:table-cell>
            <table:table-cell table:style-name="ce3" office:value-type="string">
              <text:p>(chou ‘cole-’)</text:p>
            </table:table-cell>
            <table:table-cell table:style-name="ce3" office:value-type="string">
              <text:p>(cavolo "cole")</text:p>
            </table:table-cell>
            <table:table-cell table:style-name="ce22"/>
            <table:table-cell table:style-name="ce33" office:value-type="string">
              <text:p>cabbage ‘cole-’</text:p>
            </table:table-cell>
            <table:table-cell table:formula="of:=VLOOKUP([.G7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4">
              <text:p>78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mca</text:p>
            </table:table-cell>
            <table:table-cell table:number-columns-repeated="2" table:style-name="ce3" office:value-type="string">
              <text:p>(tomate)</text:p>
            </table:table-cell>
            <table:table-cell table:style-name="ce3" office:value-type="string">
              <text:p>(pomodoro)</text:p>
            </table:table-cell>
            <table:table-cell table:style-name="ce22"/>
            <table:table-cell table:style-name="ce33" office:value-type="string">
              <text:p>tomato</text:p>
            </table:table-cell>
            <table:table-cell table:formula="of:=VLOOKUP([.G7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5">
              <text:p>78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luni</text:p>
            </table:table-cell>
            <table:table-cell table:style-name="ce3" office:value-type="string">
              <text:p>(cebolla)</text:p>
            </table:table-cell>
            <table:table-cell table:style-name="ce3" office:value-type="string">
              <text:p>(oignon)</text:p>
            </table:table-cell>
            <table:table-cell table:style-name="ce3" office:value-type="string">
              <text:p>(cipolla)</text:p>
            </table:table-cell>
            <table:table-cell table:style-name="ce22"/>
            <table:table-cell table:style-name="ce33" office:value-type="string">
              <text:p>onion</text:p>
            </table:table-cell>
            <table:table-cell table:formula="of:=VLOOKUP([.G7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6">
              <text:p>78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unga</text:p>
            </table:table-cell>
            <table:table-cell table:style-name="ce3" office:value-type="string">
              <text:p>(ajo)</text:p>
            </table:table-cell>
            <table:table-cell table:style-name="ce3" office:value-type="string">
              <text:p>(Ail)</text:p>
            </table:table-cell>
            <table:table-cell table:style-name="ce3" office:value-type="string">
              <text:p>(aglio)</text:p>
            </table:table-cell>
            <table:table-cell table:style-name="ce22"/>
            <table:table-cell table:style-name="ce33" office:value-type="string">
              <text:p>garlic</text:p>
            </table:table-cell>
            <table:table-cell table:formula="of:=VLOOKUP([.G7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7">
              <text:p>78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atlu</text:p>
            </table:table-cell>
            <table:table-cell table:style-name="ce3" office:value-type="string">
              <text:p>(patata)</text:p>
            </table:table-cell>
            <table:table-cell table:style-name="ce3" office:value-type="string">
              <text:p>(Patate)</text:p>
            </table:table-cell>
            <table:table-cell table:style-name="ce3" office:value-type="string">
              <text:p>(Patata)</text:p>
            </table:table-cell>
            <table:table-cell table:style-name="ce22"/>
            <table:table-cell table:style-name="ce33" office:value-type="string">
              <text:p>potato</text:p>
            </table:table-cell>
            <table:table-cell table:formula="of:=VLOOKUP([.G7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8">
              <text:p>78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amcu</text:p>
            </table:table-cell>
            <table:table-cell table:style-name="ce3" office:value-type="string">
              <text:p>(yuca 'ñame')</text:p>
            </table:table-cell>
            <table:table-cell table:style-name="ce3" office:value-type="string">
              <text:p>(«igname» de manioc)</text:p>
            </table:table-cell>
            <table:table-cell table:style-name="ce3" office:value-type="string">
              <text:p>(manioca "yam")</text:p>
            </table:table-cell>
            <table:table-cell table:style-name="ce22"/>
            <table:table-cell table:style-name="ce33" office:value-type="string">
              <text:p>cassava ‘yam’</text:p>
            </table:table-cell>
            <table:table-cell table:formula="of:=VLOOKUP([.G7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1</text:p>
            </table:table-cell>
            <table:table-cell table:style-name="ce3" office:value-type="string">
              <text:p>5 granos</text:p>
            </table:table-cell>
            <table:table-cell table:style-name="ce3" office:value-type="string">
              <text:p>5 grains</text:p>
            </table:table-cell>
            <table:table-cell table:style-name="ce3" office:value-type="string">
              <text:p>5 grani</text:p>
            </table:table-cell>
            <table:table-cell table:style-name="ce22"/>
            <table:table-cell table:style-name="ce33" office:value-type="string">
              <text:p>5 grain</text:p>
            </table:table-cell>
            <table:table-cell table:formula="of:=VLOOKUP([.G7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0">
              <text:p>79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vmi</text:p>
            </table:table-cell>
            <table:table-cell table:style-name="ce3" office:value-type="string">
              <text:p>(cebada)</text:p>
            </table:table-cell>
            <table:table-cell table:style-name="ce3" office:value-type="string">
              <text:p>(orge)</text:p>
            </table:table-cell>
            <table:table-cell table:style-name="ce3" office:value-type="string">
              <text:p>(orzo)</text:p>
            </table:table-cell>
            <table:table-cell table:style-name="ce22"/>
            <table:table-cell table:style-name="ce33" office:value-type="string">
              <text:p>barley</text:p>
            </table:table-cell>
            <table:table-cell table:formula="of:=VLOOKUP([.G7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1">
              <text:p>79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unmi</text:p>
            </table:table-cell>
            <table:table-cell table:style-name="ce3" office:value-type="string">
              <text:p>(mijo)</text:p>
            </table:table-cell>
            <table:table-cell table:style-name="ce3" office:value-type="string">
              <text:p>(Millet)</text:p>
            </table:table-cell>
            <table:table-cell table:style-name="ce3" office:value-type="string">
              <text:p>(miglio)</text:p>
            </table:table-cell>
            <table:table-cell table:style-name="ce22"/>
            <table:table-cell table:style-name="ce33" office:value-type="string">
              <text:p>millet</text:p>
            </table:table-cell>
            <table:table-cell table:formula="of:=VLOOKUP([.G7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2">
              <text:p>79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vji</text:p>
            </table:table-cell>
            <table:table-cell table:style-name="ce3" office:value-type="string">
              <text:p>(avena)</text:p>
            </table:table-cell>
            <table:table-cell table:style-name="ce3" office:value-type="string">
              <text:p>(L'avoine)</text:p>
            </table:table-cell>
            <table:table-cell table:style-name="ce3" office:value-type="string">
              <text:p>(avena)</text:p>
            </table:table-cell>
            <table:table-cell table:style-name="ce22"/>
            <table:table-cell table:style-name="ce33" office:value-type="string">
              <text:p>oats</text:p>
            </table:table-cell>
            <table:table-cell table:formula="of:=VLOOKUP([.G7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3">
              <text:p>79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xri</text:p>
            </table:table-cell>
            <table:table-cell table:style-name="ce3" office:value-type="string">
              <text:p>(trigo)</text:p>
            </table:table-cell>
            <table:table-cell table:style-name="ce3" office:value-type="string">
              <text:p>(blé)</text:p>
            </table:table-cell>
            <table:table-cell table:style-name="ce3" office:value-type="string">
              <text:p>(Grano)</text:p>
            </table:table-cell>
            <table:table-cell table:style-name="ce22"/>
            <table:table-cell table:style-name="ce33" office:value-type="string">
              <text:p>wheat</text:p>
            </table:table-cell>
            <table:table-cell table:formula="of:=VLOOKUP([.G7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4">
              <text:p>79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raji</text:p>
            </table:table-cell>
            <table:table-cell table:style-name="ce3" office:value-type="string">
              <text:p>(centeno)</text:p>
            </table:table-cell>
            <table:table-cell table:style-name="ce3" office:value-type="string">
              <text:p>(seigle)</text:p>
            </table:table-cell>
            <table:table-cell table:style-name="ce3" office:value-type="string">
              <text:p>(segale)</text:p>
            </table:table-cell>
            <table:table-cell table:style-name="ce22"/>
            <table:table-cell table:style-name="ce33" office:value-type="string">
              <text:p>rye</text:p>
            </table:table-cell>
            <table:table-cell table:formula="of:=VLOOKUP([.G7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5">
              <text:p>79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obde</text:p>
            </table:table-cell>
            <table:table-cell table:style-name="ce3" office:value-type="string">
              <text:p>(soja)</text:p>
            </table:table-cell>
            <table:table-cell table:style-name="ce3" office:value-type="string">
              <text:p>(soya)</text:p>
            </table:table-cell>
            <table:table-cell table:style-name="ce3" office:value-type="string">
              <text:p>(soia)</text:p>
            </table:table-cell>
            <table:table-cell table:style-name="ce22"/>
            <table:table-cell table:style-name="ce33" office:value-type="string">
              <text:p>soya</text:p>
            </table:table-cell>
            <table:table-cell table:formula="of:=VLOOKUP([.G7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6">
              <text:p>79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orgu</text:p>
            </table:table-cell>
            <table:table-cell table:style-name="ce3" office:value-type="string">
              <text:p>(sorgo)</text:p>
            </table:table-cell>
            <table:table-cell table:style-name="ce3" office:value-type="string">
              <text:p>(sorgho)</text:p>
            </table:table-cell>
            <table:table-cell table:style-name="ce3" office:value-type="string">
              <text:p>(Sorgo)</text:p>
            </table:table-cell>
            <table:table-cell table:style-name="ce22"/>
            <table:table-cell table:style-name="ce33" office:value-type="string">
              <text:p>sorghum</text:p>
            </table:table-cell>
            <table:table-cell table:formula="of:=VLOOKUP([.G7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7">
              <text:p>79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ruba</text:p>
            </table:table-cell>
            <table:table-cell table:style-name="ce3" office:value-type="string">
              <text:p>(trigo sarraceno "ruibarbo")</text:p>
            </table:table-cell>
            <table:table-cell table:style-name="ce3" office:value-type="string">
              <text:p>(sarrasin ‘rhubarbe’)</text:p>
            </table:table-cell>
            <table:table-cell table:style-name="ce3" office:value-type="string">
              <text:p>(grano saraceno "rabarbaro")</text:p>
            </table:table-cell>
            <table:table-cell table:style-name="ce22"/>
            <table:table-cell table:style-name="ce33" office:value-type="string">
              <text:p>buckwheat ‘rhubarb’</text:p>
            </table:table-cell>
            <table:table-cell table:formula="of:=VLOOKUP([.G7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8">
              <text:p>79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umri</text:p>
            </table:table-cell>
            <table:table-cell table:style-name="ce3" office:value-type="string">
              <text:p>(maíz)</text:p>
            </table:table-cell>
            <table:table-cell table:style-name="ce3" office:value-type="string">
              <text:p>(maïs)</text:p>
            </table:table-cell>
            <table:table-cell table:style-name="ce3" office:value-type="string">
              <text:p>(mais)</text:p>
            </table:table-cell>
            <table:table-cell table:style-name="ce22"/>
            <table:table-cell table:style-name="ce33" office:value-type="string">
              <text:p>maize</text:p>
            </table:table-cell>
            <table:table-cell table:formula="of:=VLOOKUP([.G7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9">
              <text:p>79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ismi</text:p>
            </table:table-cell>
            <table:table-cell table:style-name="ce3" office:value-type="string">
              <text:p>(arroz)</text:p>
            </table:table-cell>
            <table:table-cell table:style-name="ce3" office:value-type="string">
              <text:p>(riz)</text:p>
            </table:table-cell>
            <table:table-cell table:style-name="ce3" office:value-type="string">
              <text:p>(riso)</text:p>
            </table:table-cell>
            <table:table-cell table:style-name="ce22"/>
            <table:table-cell table:style-name="ce33" office:value-type="string">
              <text:p>rice</text:p>
            </table:table-cell>
            <table:table-cell table:formula="of:=VLOOKUP([.G7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1</text:p>
            </table:table-cell>
            <table:table-cell table:style-name="ce3" office:value-type="string">
              <text:p>6 Otras plantas particulares</text:p>
            </table:table-cell>
            <table:table-cell table:style-name="ce3" office:value-type="string">
              <text:p>6 autres plantes particulières</text:p>
            </table:table-cell>
            <table:table-cell table:style-name="ce3" office:value-type="string">
              <text:p>6 altre piante particolari</text:p>
            </table:table-cell>
            <table:table-cell table:style-name="ce22"/>
            <table:table-cell table:style-name="ce33" office:value-type="string">
              <text:p>6 other particular plants</text:p>
            </table:table-cell>
            <table:table-cell table:formula="of:=VLOOKUP([.G7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1">
              <text:p>80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du</text:p>
            </table:table-cell>
            <table:table-cell table:style-name="ce3" office:value-type="string">
              <text:p>(roble)</text:p>
            </table:table-cell>
            <table:table-cell table:style-name="ce3" office:value-type="string">
              <text:p>(chêne)</text:p>
            </table:table-cell>
            <table:table-cell table:style-name="ce3" office:value-type="string">
              <text:p>(quercia)</text:p>
            </table:table-cell>
            <table:table-cell table:style-name="ce22"/>
            <table:table-cell table:style-name="ce33" office:value-type="string">
              <text:p>oak</text:p>
            </table:table-cell>
            <table:table-cell table:formula="of:=VLOOKUP([.G7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2">
              <text:p>80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nko</text:p>
            </table:table-cell>
            <table:table-cell table:style-name="ce3" office:value-type="string">
              <text:p>(tabaco)</text:p>
            </table:table-cell>
            <table:table-cell table:style-name="ce3" office:value-type="string">
              <text:p>(le tabac)</text:p>
            </table:table-cell>
            <table:table-cell table:style-name="ce3" office:value-type="string">
              <text:p>(tabacco)</text:p>
            </table:table-cell>
            <table:table-cell table:style-name="ce22"/>
            <table:table-cell table:style-name="ce33" office:value-type="string">
              <text:p>tobacco</text:p>
            </table:table-cell>
            <table:table-cell table:formula="of:=VLOOKUP([.G8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3">
              <text:p>80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rna</text:p>
            </table:table-cell>
            <table:table-cell table:style-name="ce3" office:value-type="string">
              <text:p>(cáñamo "marihuana")</text:p>
            </table:table-cell>
            <table:table-cell table:style-name="ce3" office:value-type="string">
              <text:p>(chanvre ‘marijuana’)</text:p>
            </table:table-cell>
            <table:table-cell table:style-name="ce3" office:value-type="string">
              <text:p>(canapa "marijuana")</text:p>
            </table:table-cell>
            <table:table-cell table:style-name="ce22"/>
            <table:table-cell table:style-name="ce33" office:value-type="string">
              <text:p>hemp ‘marijuana’</text:p>
            </table:table-cell>
            <table:table-cell table:formula="of:=VLOOKUP([.G8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4">
              <text:p>80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2</text:p>
            </table:table-cell>
            <table:table-cell table:style-name="ce3" office:value-type="string">
              <text:p>Animales</text:p>
            </table:table-cell>
            <table:table-cell table:style-name="ce3" office:value-type="string">
              <text:p>animaux</text:p>
            </table:table-cell>
            <table:table-cell table:style-name="ce3" office:value-type="string">
              <text:p>animali</text:p>
            </table:table-cell>
            <table:table-cell table:style-name="ce22" office:value-type="string">
              <text:p>und</text:p>
            </table:table-cell>
            <table:table-cell table:style-name="ce33" office:value-type="string">
              <text:p>animals</text:p>
            </table:table-cell>
            <table:table-cell table:formula="of:=VLOOKUP([.G802];[MAJ.A$1:MAJ.B$975];2;0)" office:value-type="string" office:string-value="and">
              <text:p>a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5">
              <text:p>80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anlu</text:p>
            </table:table-cell>
            <table:table-cell table:number-columns-repeated="2" table:style-name="ce3" office:value-type="string">
              <text:p>(animal)</text:p>
            </table:table-cell>
            <table:table-cell table:style-name="ce3" office:value-type="string">
              <text:p>(animale)</text:p>
            </table:table-cell>
            <table:table-cell table:style-name="ce22"/>
            <table:table-cell table:style-name="ce33" office:value-type="string">
              <text:p>animal</text:p>
            </table:table-cell>
            <table:table-cell table:formula="of:=VLOOKUP([.G8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6">
              <text:p>80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lce</text:p>
            </table:table-cell>
            <table:table-cell table:style-name="ce3" office:value-type="string">
              <text:p>(salvaje)</text:p>
            </table:table-cell>
            <table:table-cell table:style-name="ce3" office:value-type="string">
              <text:p>(sauvage)</text:p>
            </table:table-cell>
            <table:table-cell table:style-name="ce3" office:value-type="string">
              <text:p>(Selvatico)</text:p>
            </table:table-cell>
            <table:table-cell table:style-name="ce22"/>
            <table:table-cell table:style-name="ce33" office:value-type="string">
              <text:p>wild</text:p>
            </table:table-cell>
            <table:table-cell table:formula="of:=VLOOKUP([.G8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2</text:p>
            </table:table-cell>
            <table:table-cell table:style-name="ce3" office:value-type="string">
              <text:p>1 clases de animales</text:p>
            </table:table-cell>
            <table:table-cell table:style-name="ce3" office:value-type="string">
              <text:p>1 classes d'animaux</text:p>
            </table:table-cell>
            <table:table-cell table:style-name="ce3" office:value-type="string">
              <text:p>1 classi di animali</text:p>
            </table:table-cell>
            <table:table-cell table:style-name="ce22"/>
            <table:table-cell table:style-name="ce33" office:value-type="string">
              <text:p>1 classes of animals</text:p>
            </table:table-cell>
            <table:table-cell table:formula="of:=VLOOKUP([.G8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8">
              <text:p>80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urnu</text:p>
            </table:table-cell>
            <table:table-cell table:style-name="ce3" office:value-type="string">
              <text:p>(gusano)</text:p>
            </table:table-cell>
            <table:table-cell table:style-name="ce3" office:value-type="string">
              <text:p>(ver)</text:p>
            </table:table-cell>
            <table:table-cell table:style-name="ce3" office:value-type="string">
              <text:p>(Verme)</text:p>
            </table:table-cell>
            <table:table-cell table:style-name="ce22"/>
            <table:table-cell table:style-name="ce33" office:value-type="string">
              <text:p>worm</text:p>
            </table:table-cell>
            <table:table-cell table:formula="of:=VLOOKUP([.G8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9">
              <text:p>80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ki</text:p>
            </table:table-cell>
            <table:table-cell table:style-name="ce3" office:value-type="string">
              <text:p>(insecto)</text:p>
            </table:table-cell>
            <table:table-cell table:style-name="ce3" office:value-type="string">
              <text:p>(insecte)</text:p>
            </table:table-cell>
            <table:table-cell table:style-name="ce3" office:value-type="string">
              <text:p>(insetto)</text:p>
            </table:table-cell>
            <table:table-cell table:style-name="ce22"/>
            <table:table-cell table:style-name="ce33" office:value-type="string">
              <text:p>insect</text:p>
            </table:table-cell>
            <table:table-cell table:formula="of:=VLOOKUP([.G8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0">
              <text:p>81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inpe</text:p>
            </table:table-cell>
            <table:table-cell table:style-name="ce3" office:value-type="string">
              <text:p>(aleta de pez')</text:p>
            </table:table-cell>
            <table:table-cell table:style-name="ce3" office:value-type="string">
              <text:p>(nageoire de poisson)</text:p>
            </table:table-cell>
            <table:table-cell table:style-name="ce3" office:value-type="string">
              <text:p>(pesce "pinna")</text:p>
            </table:table-cell>
            <table:table-cell table:style-name="ce22"/>
            <table:table-cell table:style-name="ce33" office:value-type="string">
              <text:p>fish ‘fin’</text:p>
            </table:table-cell>
            <table:table-cell table:formula="of:=VLOOKUP([.G8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1">
              <text:p>81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nfi</text:p>
            </table:table-cell>
            <table:table-cell table:style-name="ce3" office:value-type="string">
              <text:p>(anfibio)</text:p>
            </table:table-cell>
            <table:table-cell table:style-name="ce3" office:value-type="string">
              <text:p>(amphibie)</text:p>
            </table:table-cell>
            <table:table-cell table:style-name="ce3" office:value-type="string">
              <text:p>(anfibio)</text:p>
            </table:table-cell>
            <table:table-cell table:style-name="ce22"/>
            <table:table-cell table:style-name="ce33" office:value-type="string">
              <text:p>amphibian</text:p>
            </table:table-cell>
            <table:table-cell table:formula="of:=VLOOKUP([.G8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2">
              <text:p>81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espa</text:p>
            </table:table-cell>
            <table:table-cell table:style-name="ce3" office:value-type="string">
              <text:p>(reptil)</text:p>
            </table:table-cell>
            <table:table-cell table:style-name="ce3" office:value-type="string">
              <text:p>(reptile)</text:p>
            </table:table-cell>
            <table:table-cell table:style-name="ce3" office:value-type="string">
              <text:p>(rettile)</text:p>
            </table:table-cell>
            <table:table-cell table:style-name="ce22"/>
            <table:table-cell table:style-name="ce33" office:value-type="string">
              <text:p>reptile</text:p>
            </table:table-cell>
            <table:table-cell table:formula="of:=VLOOKUP([.G8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3">
              <text:p>81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pni</text:p>
            </table:table-cell>
            <table:table-cell table:style-name="ce3" office:value-type="string">
              <text:p>(pájaro)</text:p>
            </table:table-cell>
            <table:table-cell table:style-name="ce3" office:value-type="string">
              <text:p>(oiseau)</text:p>
            </table:table-cell>
            <table:table-cell table:style-name="ce3" office:value-type="string">
              <text:p>(uccello)</text:p>
            </table:table-cell>
            <table:table-cell table:style-name="ce22" office:value-type="string">
              <text:p>ozea</text:p>
            </table:table-cell>
            <table:table-cell table:style-name="ce33" office:value-type="string">
              <text:p>bird</text:p>
            </table:table-cell>
            <table:table-cell table:formula="of:=VLOOKUP([.G811];[MAJ.A$1:MAJ.B$975];2;0)" office:value-type="string" office:string-value="bird">
              <text:p>bi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4">
              <text:p>81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bru</text:p>
            </table:table-cell>
            <table:table-cell table:style-name="ce3" office:value-type="string">
              <text:p>(mamífero)</text:p>
            </table:table-cell>
            <table:table-cell table:style-name="ce3" office:value-type="string">
              <text:p>(mammifère)</text:p>
            </table:table-cell>
            <table:table-cell table:style-name="ce3" office:value-type="string">
              <text:p>(mammifero)</text:p>
            </table:table-cell>
            <table:table-cell table:style-name="ce22"/>
            <table:table-cell table:style-name="ce33" office:value-type="string">
              <text:p>mammal</text:p>
            </table:table-cell>
            <table:table-cell table:formula="of:=VLOOKUP([.G8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2</text:p>
            </table:table-cell>
            <table:table-cell table:style-name="ce3" office:value-type="string">
              <text:p>2 animales particulares</text:p>
            </table:table-cell>
            <table:table-cell table:style-name="ce3" office:value-type="string">
              <text:p>2 animaux particuliers</text:p>
            </table:table-cell>
            <table:table-cell table:style-name="ce3" office:value-type="string">
              <text:p>2 animali particolari</text:p>
            </table:table-cell>
            <table:table-cell table:style-name="ce22"/>
            <table:table-cell table:style-name="ce33" office:value-type="string">
              <text:p>2 particular animals</text:p>
            </table:table-cell>
            <table:table-cell table:formula="of:=VLOOKUP([.G8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6">
              <text:p>81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ukni</text:p>
            </table:table-cell>
            <table:table-cell table:style-name="ce3" office:value-type="string">
              <text:p>(araña "arácnido")</text:p>
            </table:table-cell>
            <table:table-cell table:style-name="ce3" office:value-type="string">
              <text:p>(araignée ‘arachnide’)</text:p>
            </table:table-cell>
            <table:table-cell table:style-name="ce3" office:value-type="string">
              <text:p>(ragno "aracnide")</text:p>
            </table:table-cell>
            <table:table-cell table:style-name="ce22"/>
            <table:table-cell table:style-name="ce33" office:value-type="string">
              <text:p>spider ‘arachnid’</text:p>
            </table:table-cell>
            <table:table-cell table:formula="of:=VLOOKUP([.G8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7">
              <text:p>81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alra</text:p>
            </table:table-cell>
            <table:table-cell table:style-name="ce3" office:value-type="string">
              <text:p>(cucaracha)</text:p>
            </table:table-cell>
            <table:table-cell table:style-name="ce3" office:value-type="string">
              <text:p>(cafard)</text:p>
            </table:table-cell>
            <table:table-cell table:style-name="ce3" office:value-type="string">
              <text:p>(scarafaggio)</text:p>
            </table:table-cell>
            <table:table-cell table:style-name="ce22"/>
            <table:table-cell table:style-name="ce33" office:value-type="string">
              <text:p>cockroach</text:p>
            </table:table-cell>
            <table:table-cell table:formula="of:=VLOOKUP([.G8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8">
              <text:p>81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fani</text:p>
            </table:table-cell>
            <table:table-cell table:style-name="ce3" office:value-type="string">
              <text:p>(volar)</text:p>
            </table:table-cell>
            <table:table-cell table:style-name="ce3" office:value-type="string">
              <text:p>(mouche)</text:p>
            </table:table-cell>
            <table:table-cell table:style-name="ce3" office:value-type="string">
              <text:p>(volare)</text:p>
            </table:table-cell>
            <table:table-cell table:style-name="ce22" office:value-type="string">
              <text:p>volu</text:p>
            </table:table-cell>
            <table:table-cell table:style-name="ce33" office:value-type="string">
              <text:p>fly</text:p>
            </table:table-cell>
            <table:table-cell table:formula="of:=VLOOKUP([.G816];[MAJ.A$1:MAJ.B$975];2;0)" office:value-type="string" office:string-value="fly">
              <text:p>fl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9">
              <text:p>81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oldi</text:p>
            </table:table-cell>
            <table:table-cell table:style-name="ce3" office:value-type="string">
              <text:p>(mariposa)</text:p>
            </table:table-cell>
            <table:table-cell table:style-name="ce3" office:value-type="string">
              <text:p>(papillon)</text:p>
            </table:table-cell>
            <table:table-cell table:style-name="ce3" office:value-type="string">
              <text:p>(la farfalla)</text:p>
            </table:table-cell>
            <table:table-cell table:style-name="ce22"/>
            <table:table-cell table:style-name="ce33" office:value-type="string">
              <text:p>butterfly</text:p>
            </table:table-cell>
            <table:table-cell table:formula="of:=VLOOKUP([.G8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0">
              <text:p>82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nti</text:p>
            </table:table-cell>
            <table:table-cell table:style-name="ce3" office:value-type="string">
              <text:p>(hormiga)</text:p>
            </table:table-cell>
            <table:table-cell table:style-name="ce3" office:value-type="string">
              <text:p>(fourmi)</text:p>
            </table:table-cell>
            <table:table-cell table:style-name="ce3" office:value-type="string">
              <text:p>(formica)</text:p>
            </table:table-cell>
            <table:table-cell table:style-name="ce22"/>
            <table:table-cell table:style-name="ce33" office:value-type="string">
              <text:p>ant</text:p>
            </table:table-cell>
            <table:table-cell table:formula="of:=VLOOKUP([.G8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1">
              <text:p>82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ifce</text:p>
            </table:table-cell>
            <table:table-cell table:style-name="ce3" office:value-type="string">
              <text:p>(abeja)</text:p>
            </table:table-cell>
            <table:table-cell table:style-name="ce3" office:value-type="string">
              <text:p>(abeille)</text:p>
            </table:table-cell>
            <table:table-cell table:style-name="ce3" office:value-type="string">
              <text:p>(ape)</text:p>
            </table:table-cell>
            <table:table-cell table:style-name="ce22"/>
            <table:table-cell table:style-name="ce33" office:value-type="string">
              <text:p>bee</text:p>
            </table:table-cell>
            <table:table-cell table:formula="of:=VLOOKUP([.G8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2">
              <text:p>82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vla</text:p>
            </table:table-cell>
            <table:table-cell table:style-name="ce3" office:value-type="string">
              <text:p>(piojo)</text:p>
            </table:table-cell>
            <table:table-cell table:style-name="ce3" office:value-type="string">
              <text:p>(pou)</text:p>
            </table:table-cell>
            <table:table-cell table:style-name="ce3" office:value-type="string">
              <text:p>(pidocchio)</text:p>
            </table:table-cell>
            <table:table-cell table:style-name="ce22"/>
            <table:table-cell table:style-name="ce33" office:value-type="string">
              <text:p>louse</text:p>
            </table:table-cell>
            <table:table-cell table:formula="of:=VLOOKUP([.G8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3">
              <text:p>82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ince</text:p>
            </table:table-cell>
            <table:table-cell table:style-name="ce3" office:value-type="string">
              <text:p>(serpiente)</text:p>
            </table:table-cell>
            <table:table-cell table:style-name="ce3" office:value-type="string">
              <text:p>(serpent)</text:p>
            </table:table-cell>
            <table:table-cell table:style-name="ce3" office:value-type="string">
              <text:p>(serpente)</text:p>
            </table:table-cell>
            <table:table-cell table:style-name="ce22"/>
            <table:table-cell table:style-name="ce33" office:value-type="string">
              <text:p>snake</text:p>
            </table:table-cell>
            <table:table-cell table:formula="of:=VLOOKUP([.G8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4">
              <text:p>82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ipci</text:p>
            </table:table-cell>
            <table:table-cell table:style-name="ce3" office:value-type="string">
              <text:p>(pollo)</text:p>
            </table:table-cell>
            <table:table-cell table:style-name="ce3" office:value-type="string">
              <text:p>(poulet)</text:p>
            </table:table-cell>
            <table:table-cell table:style-name="ce3" office:value-type="string">
              <text:p>(pollo)</text:p>
            </table:table-cell>
            <table:table-cell table:style-name="ce22" office:value-type="string">
              <text:p>poia</text:p>
            </table:table-cell>
            <table:table-cell table:style-name="ce33" office:value-type="string">
              <text:p>chicken</text:p>
            </table:table-cell>
            <table:table-cell table:formula="of:=VLOOKUP([.G822];[MAJ.A$1:MAJ.B$975];2;0)" office:value-type="string" office:string-value="chicken">
              <text:p>chick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5">
              <text:p>82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ruki</text:p>
            </table:table-cell>
            <table:table-cell table:style-name="ce3" office:value-type="string">
              <text:p>(Turquía)</text:p>
            </table:table-cell>
            <table:table-cell table:style-name="ce3" office:value-type="string">
              <text:p>(dinde)</text:p>
            </table:table-cell>
            <table:table-cell table:style-name="ce3" office:value-type="string">
              <text:p>(tacchino)</text:p>
            </table:table-cell>
            <table:table-cell table:style-name="ce22"/>
            <table:table-cell table:style-name="ce33" office:value-type="string">
              <text:p>turkey</text:p>
            </table:table-cell>
            <table:table-cell table:formula="of:=VLOOKUP([.G8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6">
              <text:p>82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atka</text:p>
            </table:table-cell>
            <table:table-cell table:style-name="ce3" office:value-type="string">
              <text:p>(Pato)</text:p>
            </table:table-cell>
            <table:table-cell table:style-name="ce3" office:value-type="string">
              <text:p>(canard)</text:p>
            </table:table-cell>
            <table:table-cell table:style-name="ce3" office:value-type="string">
              <text:p>(anatra)</text:p>
            </table:table-cell>
            <table:table-cell table:style-name="ce22" office:value-type="string">
              <text:p>pata</text:p>
            </table:table-cell>
            <table:table-cell table:style-name="ce33" office:value-type="string">
              <text:p>duck</text:p>
            </table:table-cell>
            <table:table-cell table:formula="of:=VLOOKUP([.G824];[MAJ.A$1:MAJ.B$975];2;0)" office:value-type="string" office:string-value="duck">
              <text:p>du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7">
              <text:p>82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nse</text:p>
            </table:table-cell>
            <table:table-cell table:style-name="ce3" office:value-type="string">
              <text:p>(ganso)</text:p>
            </table:table-cell>
            <table:table-cell table:style-name="ce3" office:value-type="string">
              <text:p>(OIE)</text:p>
            </table:table-cell>
            <table:table-cell table:style-name="ce3" office:value-type="string">
              <text:p>(Oca)</text:p>
            </table:table-cell>
            <table:table-cell table:style-name="ce22"/>
            <table:table-cell table:style-name="ce33" office:value-type="string">
              <text:p>goose</text:p>
            </table:table-cell>
            <table:table-cell table:formula="of:=VLOOKUP([.G8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8">
              <text:p>82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actu</text:p>
            </table:table-cell>
            <table:table-cell table:style-name="ce3" office:value-type="string">
              <text:p>(Conejo)</text:p>
            </table:table-cell>
            <table:table-cell table:style-name="ce3" office:value-type="string">
              <text:p>(lapin)</text:p>
            </table:table-cell>
            <table:table-cell table:style-name="ce3" office:value-type="string">
              <text:p>(coniglio)</text:p>
            </table:table-cell>
            <table:table-cell table:style-name="ce22" office:value-type="string">
              <text:p>lapa</text:p>
            </table:table-cell>
            <table:table-cell table:style-name="ce33" office:value-type="string">
              <text:p>rabbit</text:p>
            </table:table-cell>
            <table:table-cell table:formula="of:=VLOOKUP([.G826];[MAJ.A$1:MAJ.B$975];2;0)" office:value-type="string" office:string-value="rabbit">
              <text:p>rabb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9">
              <text:p>82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atcu</text:p>
            </table:table-cell>
            <table:table-cell table:style-name="ce3" office:value-type="string">
              <text:p>(rata)</text:p>
            </table:table-cell>
            <table:table-cell table:style-name="ce3" office:value-type="string">
              <text:p>(rat)</text:p>
            </table:table-cell>
            <table:table-cell table:style-name="ce3" office:value-type="string">
              <text:p>(ratto)</text:p>
            </table:table-cell>
            <table:table-cell table:style-name="ce22"/>
            <table:table-cell table:style-name="ce33" office:value-type="string">
              <text:p>rat</text:p>
            </table:table-cell>
            <table:table-cell table:formula="of:=VLOOKUP([.G8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0">
              <text:p>83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macu</text:p>
            </table:table-cell>
            <table:table-cell table:style-name="ce3" office:value-type="string">
              <text:p>(ratón)</text:p>
            </table:table-cell>
            <table:table-cell table:style-name="ce3" office:value-type="string">
              <text:p>(Souris)</text:p>
            </table:table-cell>
            <table:table-cell table:style-name="ce3" office:value-type="string">
              <text:p>(topo)</text:p>
            </table:table-cell>
            <table:table-cell table:style-name="ce22"/>
            <table:table-cell table:style-name="ce33" office:value-type="string">
              <text:p>mouse</text:p>
            </table:table-cell>
            <table:table-cell table:formula="of:=VLOOKUP([.G8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1">
              <text:p>83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nto</text:p>
            </table:table-cell>
            <table:table-cell table:style-name="ce3" office:value-type="string">
              <text:p>(elefante)</text:p>
            </table:table-cell>
            <table:table-cell table:style-name="ce3" office:value-type="string">
              <text:p>(l'éléphant)</text:p>
            </table:table-cell>
            <table:table-cell table:style-name="ce3" office:value-type="string">
              <text:p>(elefante)</text:p>
            </table:table-cell>
            <table:table-cell table:style-name="ce22"/>
            <table:table-cell table:style-name="ce33" office:value-type="string">
              <text:p>elephant</text:p>
            </table:table-cell>
            <table:table-cell table:formula="of:=VLOOKUP([.G8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2">
              <text:p>83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rju</text:p>
            </table:table-cell>
            <table:table-cell table:style-name="ce3" office:value-type="string">
              <text:p>(cerdo "cerdo")</text:p>
            </table:table-cell>
            <table:table-cell table:style-name="ce3" office:value-type="string">
              <text:p>(porc)</text:p>
            </table:table-cell>
            <table:table-cell table:style-name="ce3" office:value-type="string">
              <text:p>(maiale "maiale")</text:p>
            </table:table-cell>
            <table:table-cell table:style-name="ce22"/>
            <table:table-cell table:style-name="ce33" office:value-type="string">
              <text:p>pig ‘hog’</text:p>
            </table:table-cell>
            <table:table-cell table:formula="of:=VLOOKUP([.G8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3">
              <text:p>83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kni</text:p>
            </table:table-cell>
            <table:table-cell table:style-name="ce3" office:value-type="string">
              <text:p>("buey" bovino)</text:p>
            </table:table-cell>
            <table:table-cell table:style-name="ce3" office:value-type="string">
              <text:p>(boeuf)</text:p>
            </table:table-cell>
            <table:table-cell table:style-name="ce3" office:value-type="string">
              <text:p>("bue" bovino)</text:p>
            </table:table-cell>
            <table:table-cell table:style-name="ce22"/>
            <table:table-cell table:style-name="ce33" office:value-type="string">
              <text:p>bovine ‘ox’</text:p>
            </table:table-cell>
            <table:table-cell table:formula="of:=VLOOKUP([.G8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4">
              <text:p>83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anme</text:p>
            </table:table-cell>
            <table:table-cell table:style-name="ce3" office:value-type="string">
              <text:p>(ovejas ‘lanolina, cordero’)</text:p>
            </table:table-cell>
            <table:table-cell table:style-name="ce3" office:value-type="string">
              <text:p>(mouton ‘lanoline, agneau’)</text:p>
            </table:table-cell>
            <table:table-cell table:style-name="ce3" office:value-type="string">
              <text:p>(pecora "lanolina, agnello")</text:p>
            </table:table-cell>
            <table:table-cell table:style-name="ce22"/>
            <table:table-cell table:style-name="ce33" office:value-type="string">
              <text:p>sheep ‘lanolin, lamb’</text:p>
            </table:table-cell>
            <table:table-cell table:formula="of:=VLOOKUP([.G8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5">
              <text:p>83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nba</text:p>
            </table:table-cell>
            <table:table-cell table:style-name="ce3" office:value-type="string">
              <text:p>(cabrito "niño, billy, baa")</text:p>
            </table:table-cell>
            <table:table-cell table:style-name="ce3" office:value-type="string">
              <text:p>(enfant de chèvre, billy, baa)</text:p>
            </table:table-cell>
            <table:table-cell table:style-name="ce3" office:value-type="string">
              <text:p>(capra "ragazzino, billy, baa")</text:p>
            </table:table-cell>
            <table:table-cell table:style-name="ce22"/>
            <table:table-cell table:style-name="ce33" office:value-type="string">
              <text:p>goat ‘kid, billy, baa’</text:p>
            </table:table-cell>
            <table:table-cell table:formula="of:=VLOOKUP([.G8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6">
              <text:p>83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irli</text:p>
            </table:table-cell>
            <table:table-cell table:style-name="ce3" office:value-type="string">
              <text:p>(ciervo)</text:p>
            </table:table-cell>
            <table:table-cell table:style-name="ce3" office:value-type="string">
              <text:p>(cerf)</text:p>
            </table:table-cell>
            <table:table-cell table:style-name="ce3" office:value-type="string">
              <text:p>(cervo)</text:p>
            </table:table-cell>
            <table:table-cell table:style-name="ce22"/>
            <table:table-cell table:style-name="ce33" office:value-type="string">
              <text:p>deer</text:p>
            </table:table-cell>
            <table:table-cell table:formula="of:=VLOOKUP([.G8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7">
              <text:p>83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umte</text:p>
            </table:table-cell>
            <table:table-cell table:style-name="ce3" office:value-type="string">
              <text:p>(camello)</text:p>
            </table:table-cell>
            <table:table-cell table:style-name="ce3" office:value-type="string">
              <text:p>(chameau)</text:p>
            </table:table-cell>
            <table:table-cell table:style-name="ce3" office:value-type="string">
              <text:p>(cammello)</text:p>
            </table:table-cell>
            <table:table-cell table:style-name="ce22"/>
            <table:table-cell table:style-name="ce33" office:value-type="string">
              <text:p>camel</text:p>
            </table:table-cell>
            <table:table-cell table:formula="of:=VLOOKUP([.G8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8">
              <text:p>83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irma</text:p>
            </table:table-cell>
            <table:table-cell table:style-name="ce3" office:value-type="string">
              <text:p>(caballo)</text:p>
            </table:table-cell>
            <table:table-cell table:style-name="ce3" office:value-type="string">
              <text:p>(cheval)</text:p>
            </table:table-cell>
            <table:table-cell table:style-name="ce3" office:value-type="string">
              <text:p>(cavallo)</text:p>
            </table:table-cell>
            <table:table-cell table:style-name="ce22" office:value-type="string">
              <text:p>xava</text:p>
            </table:table-cell>
            <table:table-cell table:style-name="ce33" office:value-type="string">
              <text:p>horse</text:p>
            </table:table-cell>
            <table:table-cell table:formula="of:=VLOOKUP([.G836];[MAJ.A$1:MAJ.B$975];2;0)" office:value-type="string" office:string-value="horse">
              <text:p>hor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9">
              <text:p>83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sli</text:p>
            </table:table-cell>
            <table:table-cell table:style-name="ce3" office:value-type="string">
              <text:p>(burro "culo")</text:p>
            </table:table-cell>
            <table:table-cell table:style-name="ce3" office:value-type="string">
              <text:p>(ânesse)</text:p>
            </table:table-cell>
            <table:table-cell table:style-name="ce3" office:value-type="string">
              <text:p>(asino "culo")</text:p>
            </table:table-cell>
            <table:table-cell table:style-name="ce22"/>
            <table:table-cell table:style-name="ce33" office:value-type="string">
              <text:p>donkey ‘ass’</text:p>
            </table:table-cell>
            <table:table-cell table:formula="of:=VLOOKUP([.G8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0">
              <text:p>84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ribe</text:p>
            </table:table-cell>
            <table:table-cell table:style-name="ce3" office:value-type="string">
              <text:p>(oso)</text:p>
            </table:table-cell>
            <table:table-cell table:style-name="ce3" office:value-type="string">
              <text:p>(ours)</text:p>
            </table:table-cell>
            <table:table-cell table:style-name="ce3" office:value-type="string">
              <text:p>(orso)</text:p>
            </table:table-cell>
            <table:table-cell table:style-name="ce22" office:value-type="string">
              <text:p>Ursa</text:p>
            </table:table-cell>
            <table:table-cell table:style-name="ce33" office:value-type="string">
              <text:p>bear</text:p>
            </table:table-cell>
            <table:table-cell table:formula="of:=VLOOKUP([.G838];[MAJ.A$1:MAJ.B$975];2;0)" office:value-type="string" office:string-value="bear">
              <text:p>be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1">
              <text:p>84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latu</text:p>
            </table:table-cell>
            <table:table-cell table:style-name="ce3" office:value-type="string">
              <text:p>(gato)</text:p>
            </table:table-cell>
            <table:table-cell table:style-name="ce3" office:value-type="string">
              <text:p>(chat)</text:p>
            </table:table-cell>
            <table:table-cell table:style-name="ce3" office:value-type="string">
              <text:p>(gatto)</text:p>
            </table:table-cell>
            <table:table-cell table:style-name="ce22" office:value-type="string">
              <text:p>gata</text:p>
            </table:table-cell>
            <table:table-cell table:style-name="ce33" office:value-type="string">
              <text:p>cat</text:p>
            </table:table-cell>
            <table:table-cell table:formula="of:=VLOOKUP([.G839];[MAJ.A$1:MAJ.B$975];2;0)" office:value-type="string" office:string-value="cat">
              <text:p>ca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2">
              <text:p>84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fo</text:p>
            </table:table-cell>
            <table:table-cell table:style-name="ce3" office:value-type="string">
              <text:p>(león)</text:p>
            </table:table-cell>
            <table:table-cell table:style-name="ce3" office:value-type="string">
              <text:p>(Lion)</text:p>
            </table:table-cell>
            <table:table-cell table:style-name="ce3" office:value-type="string">
              <text:p>(Leone)</text:p>
            </table:table-cell>
            <table:table-cell table:style-name="ce22"/>
            <table:table-cell table:style-name="ce33" office:value-type="string">
              <text:p>lion</text:p>
            </table:table-cell>
            <table:table-cell table:formula="of:=VLOOKUP([.G8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3">
              <text:p>84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irxu</text:p>
            </table:table-cell>
            <table:table-cell table:style-name="ce3" office:value-type="string">
              <text:p>(Tigre)</text:p>
            </table:table-cell>
            <table:table-cell table:number-columns-repeated="2" table:style-name="ce3" office:value-type="string">
              <text:p>(tigre)</text:p>
            </table:table-cell>
            <table:table-cell table:style-name="ce22"/>
            <table:table-cell table:style-name="ce33" office:value-type="string">
              <text:p>tiger</text:p>
            </table:table-cell>
            <table:table-cell table:formula="of:=VLOOKUP([.G8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4">
              <text:p>84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erku</text:p>
            </table:table-cell>
            <table:table-cell table:style-name="ce3" office:value-type="string">
              <text:p>(perro)</text:p>
            </table:table-cell>
            <table:table-cell table:style-name="ce3" office:value-type="string">
              <text:p>(chien)</text:p>
            </table:table-cell>
            <table:table-cell table:style-name="ce3" office:value-type="string">
              <text:p>(cane)</text:p>
            </table:table-cell>
            <table:table-cell table:style-name="ce22" office:value-type="string">
              <text:p>kana</text:p>
            </table:table-cell>
            <table:table-cell table:style-name="ce33" office:value-type="string">
              <text:p>dog</text:p>
            </table:table-cell>
            <table:table-cell table:formula="of:=VLOOKUP([.G842];[MAJ.A$1:MAJ.B$975];2;0)" office:value-type="string" office:string-value="dog">
              <text:p>do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5">
              <text:p>84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abno</text:p>
            </table:table-cell>
            <table:table-cell table:style-name="ce3" office:value-type="string">
              <text:p>(lobo ‘lobo’)</text:p>
            </table:table-cell>
            <table:table-cell table:style-name="ce3" office:value-type="string">
              <text:p>(loup ‘lobo’)</text:p>
            </table:table-cell>
            <table:table-cell table:style-name="ce3" office:value-type="string">
              <text:p>(lupo "lobo")</text:p>
            </table:table-cell>
            <table:table-cell table:style-name="ce22"/>
            <table:table-cell table:style-name="ce33" office:value-type="string">
              <text:p>wolf ‘lobo’</text:p>
            </table:table-cell>
            <table:table-cell table:formula="of:=VLOOKUP([.G8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6">
              <text:p>84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orxu</text:p>
            </table:table-cell>
            <table:table-cell table:style-name="ce3" office:value-type="string">
              <text:p>(zorro)</text:p>
            </table:table-cell>
            <table:table-cell table:style-name="ce3" office:value-type="string">
              <text:p>(Renard)</text:p>
            </table:table-cell>
            <table:table-cell table:style-name="ce3" office:value-type="string">
              <text:p>(Volpe)</text:p>
            </table:table-cell>
            <table:table-cell table:style-name="ce22"/>
            <table:table-cell table:style-name="ce33" office:value-type="string">
              <text:p>fox</text:p>
            </table:table-cell>
            <table:table-cell table:formula="of:=VLOOKUP([.G8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7">
              <text:p>84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mani</text:p>
            </table:table-cell>
            <table:table-cell table:style-name="ce3" office:value-type="string">
              <text:p>(mono "simio")</text:p>
            </table:table-cell>
            <table:table-cell table:style-name="ce3" office:value-type="string">
              <text:p>(singe simien)</text:p>
            </table:table-cell>
            <table:table-cell table:style-name="ce3" office:value-type="string">
              <text:p>(scimmia "simian")</text:p>
            </table:table-cell>
            <table:table-cell table:style-name="ce22"/>
            <table:table-cell table:style-name="ce33" office:value-type="string">
              <text:p>monkey ‘simian’</text:p>
            </table:table-cell>
            <table:table-cell table:formula="of:=VLOOKUP([.G8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8">
              <text:p>84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emna</text:p>
            </table:table-cell>
            <table:table-cell table:style-name="ce3" office:value-type="string">
              <text:p>(humano)</text:p>
            </table:table-cell>
            <table:table-cell table:style-name="ce3" office:value-type="string">
              <text:p>(Humain)</text:p>
            </table:table-cell>
            <table:table-cell table:style-name="ce3" office:value-type="string">
              <text:p>(umano)</text:p>
            </table:table-cell>
            <table:table-cell table:style-name="ce22" office:value-type="string">
              <text:p>humo</text:p>
            </table:table-cell>
            <table:table-cell table:style-name="ce33" office:value-type="string">
              <text:p>human</text:p>
            </table:table-cell>
            <table:table-cell table:formula="of:=VLOOKUP([.G846];[MAJ.A$1:MAJ.B$975];2;0)" office:value-type="string" office:string-value="human">
              <text:p>huma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2</text:p>
            </table:table-cell>
            <table:table-cell table:style-name="ce3" office:value-type="string">
              <text:p>3 partes del cuerpo</text:p>
            </table:table-cell>
            <table:table-cell table:style-name="ce3" office:value-type="string">
              <text:p>3 parties du corps</text:p>
            </table:table-cell>
            <table:table-cell table:style-name="ce3" office:value-type="string">
              <text:p>3 parti del corpo</text:p>
            </table:table-cell>
            <table:table-cell table:style-name="ce22"/>
            <table:table-cell table:style-name="ce33" office:value-type="string">
              <text:p>3 body parts</text:p>
            </table:table-cell>
            <table:table-cell table:formula="of:=VLOOKUP([.G8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0">
              <text:p>85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ango</text:p>
            </table:table-cell>
            <table:table-cell table:style-name="ce3" office:value-type="string">
              <text:p>(Organo)</text:p>
            </table:table-cell>
            <table:table-cell table:style-name="ce3" office:value-type="string">
              <text:p>(organe)</text:p>
            </table:table-cell>
            <table:table-cell table:style-name="ce3" office:value-type="string">
              <text:p>(organo)</text:p>
            </table:table-cell>
            <table:table-cell table:style-name="ce22"/>
            <table:table-cell table:style-name="ce33" office:value-type="string">
              <text:p>organ</text:p>
            </table:table-cell>
            <table:table-cell table:formula="of:=VLOOKUP([.G8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1">
              <text:p>85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tedu</text:p>
            </table:table-cell>
            <table:table-cell table:style-name="ce3" office:value-type="string">
              <text:p>(cabeza)</text:p>
            </table:table-cell>
            <table:table-cell table:style-name="ce3" office:value-type="string">
              <text:p>(tête)</text:p>
            </table:table-cell>
            <table:table-cell table:style-name="ce3" office:value-type="string">
              <text:p>(testa)</text:p>
            </table:table-cell>
            <table:table-cell table:style-name="ce22" office:value-type="string">
              <text:p>teta</text:p>
            </table:table-cell>
            <table:table-cell table:style-name="ce33" office:value-type="string">
              <text:p>head</text:p>
            </table:table-cell>
            <table:table-cell table:formula="of:=VLOOKUP([.G849];[MAJ.A$1:MAJ.B$975];2;0)" office:value-type="string" office:string-value="head">
              <text:p>he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2">
              <text:p>85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lira</text:p>
            </table:table-cell>
            <table:table-cell table:style-name="ce3" office:value-type="string">
              <text:p>(cara)</text:p>
            </table:table-cell>
            <table:table-cell table:style-name="ce3" office:value-type="string">
              <text:p>(visage)</text:p>
            </table:table-cell>
            <table:table-cell table:style-name="ce3" office:value-type="string">
              <text:p>(viso)</text:p>
            </table:table-cell>
            <table:table-cell table:style-name="ce22"/>
            <table:table-cell table:style-name="ce33" office:value-type="string">
              <text:p>face</text:p>
            </table:table-cell>
            <table:table-cell table:formula="of:=VLOOKUP([.G8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3">
              <text:p>85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ebri</text:p>
            </table:table-cell>
            <table:table-cell table:style-name="ce3" office:value-type="string">
              <text:p>(frente)</text:p>
            </table:table-cell>
            <table:table-cell table:style-name="ce3" office:value-type="string">
              <text:p>(front)</text:p>
            </table:table-cell>
            <table:table-cell table:style-name="ce3" office:value-type="string">
              <text:p>(fronte)</text:p>
            </table:table-cell>
            <table:table-cell table:style-name="ce22"/>
            <table:table-cell table:style-name="ce33" office:value-type="string">
              <text:p>brow</text:p>
            </table:table-cell>
            <table:table-cell table:formula="of:=VLOOKUP([.G8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4">
              <text:p>85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nla</text:p>
            </table:table-cell>
            <table:table-cell table:style-name="ce3" office:value-type="string">
              <text:p>(ojo "ocular")</text:p>
            </table:table-cell>
            <table:table-cell table:style-name="ce3" office:value-type="string">
              <text:p>(oeil «oculaire»)</text:p>
            </table:table-cell>
            <table:table-cell table:style-name="ce3" office:value-type="string">
              <text:p>(occhio "oculare")</text:p>
            </table:table-cell>
            <table:table-cell table:style-name="ce22"/>
            <table:table-cell table:style-name="ce33" office:value-type="string">
              <text:p>eye ‘ocular’</text:p>
            </table:table-cell>
            <table:table-cell table:formula="of:=VLOOKUP([.G8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5">
              <text:p>85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zbi</text:p>
            </table:table-cell>
            <table:table-cell table:style-name="ce3" office:value-type="string">
              <text:p>(nariz "nasal")</text:p>
            </table:table-cell>
            <table:table-cell table:style-name="ce3" office:value-type="string">
              <text:p>(nez ‘nasal’)</text:p>
            </table:table-cell>
            <table:table-cell table:style-name="ce3" office:value-type="string">
              <text:p>(naso "nasale")</text:p>
            </table:table-cell>
            <table:table-cell table:style-name="ce22"/>
            <table:table-cell table:style-name="ce33" office:value-type="string">
              <text:p>nose ‘nasal’</text:p>
            </table:table-cell>
            <table:table-cell table:formula="of:=VLOOKUP([.G8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6">
              <text:p>85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erlo</text:p>
            </table:table-cell>
            <table:table-cell table:style-name="ce3" office:value-type="string">
              <text:p>(oreja "auditiva, lóbulo de la oreja")</text:p>
            </table:table-cell>
            <table:table-cell table:style-name="ce3" office:value-type="string">
              <text:p>(oreille auditive, lobe d'oreille)</text:p>
            </table:table-cell>
            <table:table-cell table:style-name="ce3" office:value-type="string">
              <text:p>(orecchio "auricolare, lobo dell'orecchio")</text:p>
            </table:table-cell>
            <table:table-cell table:style-name="ce22"/>
            <table:table-cell table:style-name="ce33" office:value-type="string">
              <text:p>ear ‘aural, earlobe’</text:p>
            </table:table-cell>
            <table:table-cell table:formula="of:=VLOOKUP([.G8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7">
              <text:p>85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oklu</text:p>
            </table:table-cell>
            <table:table-cell table:style-name="ce3" office:value-type="string">
              <text:p>(boca "oral")</text:p>
            </table:table-cell>
            <table:table-cell table:style-name="ce3" office:value-type="string">
              <text:p>(bouche ‘orale’)</text:p>
            </table:table-cell>
            <table:table-cell table:style-name="ce3" office:value-type="string">
              <text:p>(bocca "orale")</text:p>
            </table:table-cell>
            <table:table-cell table:style-name="ce22"/>
            <table:table-cell table:style-name="ce33" office:value-type="string">
              <text:p>mouth ‘oral’</text:p>
            </table:table-cell>
            <table:table-cell table:formula="of:=VLOOKUP([.G8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8">
              <text:p>85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tebi</text:p>
            </table:table-cell>
            <table:table-cell table:style-name="ce3" office:value-type="string">
              <text:p>(labio "labial")</text:p>
            </table:table-cell>
            <table:table-cell table:style-name="ce3" office:value-type="string">
              <text:p>(labial labial)</text:p>
            </table:table-cell>
            <table:table-cell table:style-name="ce3" office:value-type="string">
              <text:p>(labiale "labiale")</text:p>
            </table:table-cell>
            <table:table-cell table:style-name="ce22"/>
            <table:table-cell table:style-name="ce33" office:value-type="string">
              <text:p>lip ‘labial’</text:p>
            </table:table-cell>
            <table:table-cell table:formula="of:=VLOOKUP([.G8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9">
              <text:p>85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nce</text:p>
            </table:table-cell>
            <table:table-cell table:style-name="ce3" office:value-type="string">
              <text:p>(lengua)</text:p>
            </table:table-cell>
            <table:table-cell table:style-name="ce3" office:value-type="string">
              <text:p>(langue)</text:p>
            </table:table-cell>
            <table:table-cell table:style-name="ce3" office:value-type="string">
              <text:p>(lingua)</text:p>
            </table:table-cell>
            <table:table-cell table:style-name="ce22"/>
            <table:table-cell table:style-name="ce33" office:value-type="string">
              <text:p>tongue</text:p>
            </table:table-cell>
            <table:table-cell table:formula="of:=VLOOKUP([.G8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0">
              <text:p>86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edja</text:p>
            </table:table-cell>
            <table:table-cell table:style-name="ce3" office:value-type="string">
              <text:p>(mandíbula)</text:p>
            </table:table-cell>
            <table:table-cell table:style-name="ce3" office:value-type="string">
              <text:p>(mâchoire)</text:p>
            </table:table-cell>
            <table:table-cell table:style-name="ce3" office:value-type="string">
              <text:p>(mascella)</text:p>
            </table:table-cell>
            <table:table-cell table:style-name="ce22"/>
            <table:table-cell table:style-name="ce33" office:value-type="string">
              <text:p>jaw</text:p>
            </table:table-cell>
            <table:table-cell table:formula="of:=VLOOKUP([.G8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1">
              <text:p>86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enci</text:p>
            </table:table-cell>
            <table:table-cell table:style-name="ce3" office:value-type="string">
              <text:p>(diente "dental")</text:p>
            </table:table-cell>
            <table:table-cell table:style-name="ce3" office:value-type="string">
              <text:p>(dent 'dentaire')</text:p>
            </table:table-cell>
            <table:table-cell table:style-name="ce3" office:value-type="string">
              <text:p>(dente "dentale")</text:p>
            </table:table-cell>
            <table:table-cell table:style-name="ce22"/>
            <table:table-cell table:style-name="ce33" office:value-type="string">
              <text:p>tooth ‘dental’</text:p>
            </table:table-cell>
            <table:table-cell table:formula="of:=VLOOKUP([.G8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2">
              <text:p>86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alxe</text:p>
            </table:table-cell>
            <table:table-cell table:style-name="ce3" office:value-type="string">
              <text:p>(garganta "garganta")</text:p>
            </table:table-cell>
            <table:table-cell table:style-name="ce3" office:value-type="string">
              <text:p>(gorge ‘gosier’)</text:p>
            </table:table-cell>
            <table:table-cell table:style-name="ce3" office:value-type="string">
              <text:p>(gola "gola")</text:p>
            </table:table-cell>
            <table:table-cell table:style-name="ce22"/>
            <table:table-cell table:style-name="ce33" office:value-type="string">
              <text:p>throat ‘gullet’</text:p>
            </table:table-cell>
            <table:table-cell table:formula="of:=VLOOKUP([.G8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3">
              <text:p>86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nebo</text:p>
            </table:table-cell>
            <table:table-cell table:style-name="ce3" office:value-type="string">
              <text:p>(cuello)</text:p>
            </table:table-cell>
            <table:table-cell table:style-name="ce3" office:value-type="string">
              <text:p>(cou)</text:p>
            </table:table-cell>
            <table:table-cell table:style-name="ce3" office:value-type="string">
              <text:p>(collo)</text:p>
            </table:table-cell>
            <table:table-cell table:style-name="ce22"/>
            <table:table-cell table:style-name="ce33" office:value-type="string">
              <text:p>neck</text:p>
            </table:table-cell>
            <table:table-cell table:formula="of:=VLOOKUP([.G8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4">
              <text:p>86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anco</text:p>
            </table:table-cell>
            <table:table-cell table:style-name="ce3" office:value-type="string">
              <text:p>(hombro)</text:p>
            </table:table-cell>
            <table:table-cell table:style-name="ce3" office:value-type="string">
              <text:p>(épaule)</text:p>
            </table:table-cell>
            <table:table-cell table:style-name="ce3" office:value-type="string">
              <text:p>(spalla)</text:p>
            </table:table-cell>
            <table:table-cell table:style-name="ce22"/>
            <table:table-cell table:style-name="ce33" office:value-type="string">
              <text:p>shoulder</text:p>
            </table:table-cell>
            <table:table-cell table:formula="of:=VLOOKUP([.G8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5">
              <text:p>86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irka</text:p>
            </table:table-cell>
            <table:table-cell table:style-name="ce3" office:value-type="string">
              <text:p>(brazo)</text:p>
            </table:table-cell>
            <table:table-cell table:style-name="ce3" office:value-type="string">
              <text:p>(bras)</text:p>
            </table:table-cell>
            <table:table-cell table:style-name="ce3" office:value-type="string">
              <text:p>(braccio)</text:p>
            </table:table-cell>
            <table:table-cell table:style-name="ce22"/>
            <table:table-cell table:style-name="ce33" office:value-type="string">
              <text:p>arm</text:p>
            </table:table-cell>
            <table:table-cell table:formula="of:=VLOOKUP([.G8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6">
              <text:p>86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uple</text:p>
            </table:table-cell>
            <table:table-cell table:style-name="ce3" office:value-type="string">
              <text:p>(pierna)</text:p>
            </table:table-cell>
            <table:table-cell table:style-name="ce3" office:value-type="string">
              <text:p>(jambe)</text:p>
            </table:table-cell>
            <table:table-cell table:style-name="ce3" office:value-type="string">
              <text:p>(gamba)</text:p>
            </table:table-cell>
            <table:table-cell table:style-name="ce22" office:value-type="string">
              <text:p>gaba</text:p>
            </table:table-cell>
            <table:table-cell table:style-name="ce33" office:value-type="string">
              <text:p>leg</text:p>
            </table:table-cell>
            <table:table-cell table:formula="of:=VLOOKUP([.G864];[MAJ.A$1:MAJ.B$975];2;0)" office:value-type="string" office:string-value="leg">
              <text:p>le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7">
              <text:p>86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nce</text:p>
            </table:table-cell>
            <table:table-cell table:style-name="ce3" office:value-type="string">
              <text:p>(mano)</text:p>
            </table:table-cell>
            <table:table-cell table:style-name="ce3" office:value-type="string">
              <text:p>(main)</text:p>
            </table:table-cell>
            <table:table-cell table:style-name="ce3" office:value-type="string">
              <text:p>(mano)</text:p>
            </table:table-cell>
            <table:table-cell table:style-name="ce22" office:value-type="string">
              <text:p>mana</text:p>
            </table:table-cell>
            <table:table-cell table:style-name="ce33" office:value-type="string">
              <text:p>hand</text:p>
            </table:table-cell>
            <table:table-cell table:formula="of:=VLOOKUP([.G865];[MAJ.A$1:MAJ.B$975];2;0)" office:value-type="string" office:string-value="hand">
              <text:p>ha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8">
              <text:p>86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amfu</text:p>
            </table:table-cell>
            <table:table-cell table:style-name="ce3" office:value-type="string">
              <text:p>(pie)</text:p>
            </table:table-cell>
            <table:table-cell table:style-name="ce3" office:value-type="string">
              <text:p>(pied)</text:p>
            </table:table-cell>
            <table:table-cell table:style-name="ce3" office:value-type="string">
              <text:p>(piede)</text:p>
            </table:table-cell>
            <table:table-cell table:style-name="ce22"/>
            <table:table-cell table:style-name="ce33" office:value-type="string">
              <text:p>foot</text:p>
            </table:table-cell>
            <table:table-cell table:formula="of:=VLOOKUP([.G8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9">
              <text:p>86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dni</text:p>
            </table:table-cell>
            <table:table-cell table:style-name="ce3" office:value-type="string">
              <text:p>(rodilla)</text:p>
            </table:table-cell>
            <table:table-cell table:style-name="ce3" office:value-type="string">
              <text:p>(le genou)</text:p>
            </table:table-cell>
            <table:table-cell table:style-name="ce3" office:value-type="string">
              <text:p>(ginocchio)</text:p>
            </table:table-cell>
            <table:table-cell table:style-name="ce22"/>
            <table:table-cell table:style-name="ce33" office:value-type="string">
              <text:p>knee</text:p>
            </table:table-cell>
            <table:table-cell table:formula="of:=VLOOKUP([.G8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0">
              <text:p>87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degji</text:p>
            </table:table-cell>
            <table:table-cell table:style-name="ce3" office:value-type="string">
              <text:p>(dedo "dígito")</text:p>
            </table:table-cell>
            <table:table-cell table:style-name="ce3" office:value-type="string">
              <text:p>(doigt ‘digit’)</text:p>
            </table:table-cell>
            <table:table-cell table:style-name="ce3" office:value-type="string">
              <text:p>(dito "cifra")</text:p>
            </table:table-cell>
            <table:table-cell table:style-name="ce22"/>
            <table:table-cell table:style-name="ce33" office:value-type="string">
              <text:p>finger ‘digit’</text:p>
            </table:table-cell>
            <table:table-cell table:formula="of:=VLOOKUP([.G8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1">
              <text:p>87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mji</text:p>
            </table:table-cell>
            <table:table-cell table:style-name="ce3" office:value-type="string">
              <text:p>(pulgar)</text:p>
            </table:table-cell>
            <table:table-cell table:style-name="ce3" office:value-type="string">
              <text:p>(pouce)</text:p>
            </table:table-cell>
            <table:table-cell table:style-name="ce3" office:value-type="string">
              <text:p>(pollice)</text:p>
            </table:table-cell>
            <table:table-cell table:style-name="ce22"/>
            <table:table-cell table:style-name="ce33" office:value-type="string">
              <text:p>thumb</text:p>
            </table:table-cell>
            <table:table-cell table:formula="of:=VLOOKUP([.G8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2">
              <text:p>87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za</text:p>
            </table:table-cell>
            <table:table-cell table:style-name="ce3" office:value-type="string">
              <text:p>(tenazas)</text:p>
            </table:table-cell>
            <table:table-cell table:style-name="ce3" office:value-type="string">
              <text:p>(pinces)</text:p>
            </table:table-cell>
            <table:table-cell table:style-name="ce3" office:value-type="string">
              <text:p>(pinza)</text:p>
            </table:table-cell>
            <table:table-cell table:style-name="ce22"/>
            <table:table-cell table:style-name="ce33" office:value-type="string">
              <text:p>tongs</text:p>
            </table:table-cell>
            <table:table-cell table:formula="of:=VLOOKUP([.G8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3">
              <text:p>87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lci</text:p>
            </table:table-cell>
            <table:table-cell table:style-name="ce3" office:value-type="string">
              <text:p>(ala)</text:p>
            </table:table-cell>
            <table:table-cell table:style-name="ce3" office:value-type="string">
              <text:p>(aile)</text:p>
            </table:table-cell>
            <table:table-cell table:style-name="ce3" office:value-type="string">
              <text:p>(ala)</text:p>
            </table:table-cell>
            <table:table-cell table:style-name="ce22"/>
            <table:table-cell table:style-name="ce33" office:value-type="string">
              <text:p>wing</text:p>
            </table:table-cell>
            <table:table-cell table:formula="of:=VLOOKUP([.G8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4">
              <text:p>87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utne</text:p>
            </table:table-cell>
            <table:table-cell table:style-name="ce3" office:value-type="string">
              <text:p>(cofre)</text:p>
            </table:table-cell>
            <table:table-cell table:style-name="ce3" office:value-type="string">
              <text:p>(poitrine)</text:p>
            </table:table-cell>
            <table:table-cell table:style-name="ce3" office:value-type="string">
              <text:p>(il petto)</text:p>
            </table:table-cell>
            <table:table-cell table:style-name="ce22"/>
            <table:table-cell table:style-name="ce33" office:value-type="string">
              <text:p>chest</text:p>
            </table:table-cell>
            <table:table-cell table:formula="of:=VLOOKUP([.G8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5">
              <text:p>87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tru</text:p>
            </table:table-cell>
            <table:table-cell table:style-name="ce3" office:value-type="string">
              <text:p>(pechuga)</text:p>
            </table:table-cell>
            <table:table-cell table:style-name="ce3" office:value-type="string">
              <text:p>(tétine du sein)</text:p>
            </table:table-cell>
            <table:table-cell table:style-name="ce3" office:value-type="string">
              <text:p>(seno "tettarella")</text:p>
            </table:table-cell>
            <table:table-cell table:style-name="ce22"/>
            <table:table-cell table:style-name="ce33" office:value-type="string">
              <text:p>breast ‘teat’</text:p>
            </table:table-cell>
            <table:table-cell table:formula="of:=VLOOKUP([.G8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6">
              <text:p>87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etfu</text:p>
            </table:table-cell>
            <table:table-cell table:style-name="ce3" office:value-type="string">
              <text:p>(abdomen "vientre")</text:p>
            </table:table-cell>
            <table:table-cell table:style-name="ce3" office:value-type="string">
              <text:p>(abdomen ‘ventre’)</text:p>
            </table:table-cell>
            <table:table-cell table:style-name="ce3" office:value-type="string">
              <text:p>(addome "pancia")</text:p>
            </table:table-cell>
            <table:table-cell table:style-name="ce22"/>
            <table:table-cell table:style-name="ce33" office:value-type="string">
              <text:p>abdomen ‘belly’</text:p>
            </table:table-cell>
            <table:table-cell table:formula="of:=VLOOKUP([.G8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7">
              <text:p>87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libu</text:p>
            </table:table-cell>
            <table:table-cell table:style-name="ce3" office:value-type="string">
              <text:p>(púbico)</text:p>
            </table:table-cell>
            <table:table-cell table:style-name="ce3" office:value-type="string">
              <text:p>(pubien)</text:p>
            </table:table-cell>
            <table:table-cell table:style-name="ce3" office:value-type="string">
              <text:p>(Pube)</text:p>
            </table:table-cell>
            <table:table-cell table:style-name="ce22"/>
            <table:table-cell table:style-name="ce33" office:value-type="string">
              <text:p>pubic</text:p>
            </table:table-cell>
            <table:table-cell table:formula="of:=VLOOKUP([.G8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8">
              <text:p>87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inji</text:p>
            </table:table-cell>
            <table:table-cell table:style-name="ce3" office:value-type="string">
              <text:p>(Pepe)</text:p>
            </table:table-cell>
            <table:table-cell table:style-name="ce3" office:value-type="string">
              <text:p>(pénis)</text:p>
            </table:table-cell>
            <table:table-cell table:style-name="ce3" office:value-type="string">
              <text:p>(pene)</text:p>
            </table:table-cell>
            <table:table-cell table:style-name="ce22"/>
            <table:table-cell table:style-name="ce33" office:value-type="string">
              <text:p>penis</text:p>
            </table:table-cell>
            <table:table-cell table:formula="of:=VLOOKUP([.G8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9">
              <text:p>87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lagi</text:p>
            </table:table-cell>
            <table:table-cell table:style-name="ce3" office:value-type="string">
              <text:p>(vulva)</text:p>
            </table:table-cell>
            <table:table-cell table:style-name="ce3" office:value-type="string">
              <text:p>(vulve)</text:p>
            </table:table-cell>
            <table:table-cell table:style-name="ce3" office:value-type="string">
              <text:p>(vulva)</text:p>
            </table:table-cell>
            <table:table-cell table:style-name="ce22"/>
            <table:table-cell table:style-name="ce33" office:value-type="string">
              <text:p>vulva</text:p>
            </table:table-cell>
            <table:table-cell table:formula="of:=VLOOKUP([.G8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0">
              <text:p>88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argu</text:p>
            </table:table-cell>
            <table:table-cell table:style-name="ce3" office:value-type="string">
              <text:p>(nalgas "culo")</text:p>
            </table:table-cell>
            <table:table-cell table:style-name="ce3" office:value-type="string">
              <text:p>(fesse)</text:p>
            </table:table-cell>
            <table:table-cell table:style-name="ce3" office:value-type="string">
              <text:p>(gluteo "culo")</text:p>
            </table:table-cell>
            <table:table-cell table:style-name="ce22"/>
            <table:table-cell table:style-name="ce33" office:value-type="string">
              <text:p>buttock ‘arse’</text:p>
            </table:table-cell>
            <table:table-cell table:formula="of:=VLOOKUP([.G8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1">
              <text:p>88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anxo</text:p>
            </table:table-cell>
            <table:table-cell table:style-name="ce3" office:value-type="string">
              <text:p>(ano ‘gilipollas \ s gilipollas’)</text:p>
            </table:table-cell>
            <table:table-cell table:style-name="ce3" office:value-type="string">
              <text:p>(anus "trou du trou du cul")</text:p>
            </table:table-cell>
            <table:table-cell table:style-name="ce3" office:value-type="string">
              <text:p>(ano "buco del culo")</text:p>
            </table:table-cell>
            <table:table-cell table:style-name="ce22"/>
            <table:table-cell table:style-name="ce33" office:value-type="string">
              <text:p>anus ‘asshole\s arsehole’</text:p>
            </table:table-cell>
            <table:table-cell table:formula="of:=VLOOKUP([.G8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2">
              <text:p>88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ebla</text:p>
            </table:table-cell>
            <table:table-cell table:style-name="ce3" office:value-type="string">
              <text:p>(cola)</text:p>
            </table:table-cell>
            <table:table-cell table:style-name="ce3" office:value-type="string">
              <text:p>(queue)</text:p>
            </table:table-cell>
            <table:table-cell table:style-name="ce3" office:value-type="string">
              <text:p>(coda)</text:p>
            </table:table-cell>
            <table:table-cell table:style-name="ce22"/>
            <table:table-cell table:style-name="ce33" office:value-type="string">
              <text:p>tail</text:p>
            </table:table-cell>
            <table:table-cell table:formula="of:=VLOOKUP([.G8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2</text:p>
            </table:table-cell>
            <table:table-cell table:style-name="ce3" office:value-type="string">
              <text:p>4 derivados de la piel</text:p>
            </table:table-cell>
            <table:table-cell table:style-name="ce3" office:value-type="string">
              <text:p>4 dérivés de la peau</text:p>
            </table:table-cell>
            <table:table-cell table:style-name="ce3" office:value-type="string">
              <text:p>4 derivati ​​della pelle</text:p>
            </table:table-cell>
            <table:table-cell table:style-name="ce22"/>
            <table:table-cell table:style-name="ce33" office:value-type="string">
              <text:p>4 skin derivatives</text:p>
            </table:table-cell>
            <table:table-cell table:formula="of:=VLOOKUP([.G8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4">
              <text:p>88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erfa</text:p>
            </table:table-cell>
            <table:table-cell table:style-name="ce3" office:value-type="string">
              <text:p>(cabello)</text:p>
            </table:table-cell>
            <table:table-cell table:style-name="ce3" office:value-type="string">
              <text:p>(cheveux)</text:p>
            </table:table-cell>
            <table:table-cell table:style-name="ce3" office:value-type="string">
              <text:p>(capelli)</text:p>
            </table:table-cell>
            <table:table-cell table:style-name="ce22"/>
            <table:table-cell table:style-name="ce33" office:value-type="string">
              <text:p>hair</text:p>
            </table:table-cell>
            <table:table-cell table:formula="of:=VLOOKUP([.G8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5">
              <text:p>88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unla</text:p>
            </table:table-cell>
            <table:table-cell table:style-name="ce3" office:value-type="string">
              <text:p>(lana)</text:p>
            </table:table-cell>
            <table:table-cell table:style-name="ce3" office:value-type="string">
              <text:p>(la laine)</text:p>
            </table:table-cell>
            <table:table-cell table:style-name="ce3" office:value-type="string">
              <text:p>(lana)</text:p>
            </table:table-cell>
            <table:table-cell table:style-name="ce22"/>
            <table:table-cell table:style-name="ce33" office:value-type="string">
              <text:p>wool</text:p>
            </table:table-cell>
            <table:table-cell table:formula="of:=VLOOKUP([.G8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6">
              <text:p>88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imlu</text:p>
            </table:table-cell>
            <table:table-cell table:style-name="ce3" office:value-type="string">
              <text:p>(pluma "pluma")</text:p>
            </table:table-cell>
            <table:table-cell table:style-name="ce3" office:value-type="string">
              <text:p>(plume)</text:p>
            </table:table-cell>
            <table:table-cell table:style-name="ce3" office:value-type="string">
              <text:p>(piuma "pennacchio")</text:p>
            </table:table-cell>
            <table:table-cell table:style-name="ce22"/>
            <table:table-cell table:style-name="ce33" office:value-type="string">
              <text:p>feather ‘plume’</text:p>
            </table:table-cell>
            <table:table-cell table:formula="of:=VLOOKUP([.G8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7">
              <text:p>88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galu</text:p>
            </table:table-cell>
            <table:table-cell table:style-name="ce3" office:value-type="string">
              <text:p>(garra "garra")</text:p>
            </table:table-cell>
            <table:table-cell table:style-name="ce3" office:value-type="string">
              <text:p>(griffe ‘talon’)</text:p>
            </table:table-cell>
            <table:table-cell table:style-name="ce3" office:value-type="string">
              <text:p>(artiglio "talon")</text:p>
            </table:table-cell>
            <table:table-cell table:style-name="ce22"/>
            <table:table-cell table:style-name="ce33" office:value-type="string">
              <text:p>claw ‘talon’</text:p>
            </table:table-cell>
            <table:table-cell table:formula="of:=VLOOKUP([.G8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8">
              <text:p>88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ufti</text:p>
            </table:table-cell>
            <table:table-cell table:style-name="ce3" office:value-type="string">
              <text:p>(casco)</text:p>
            </table:table-cell>
            <table:table-cell table:style-name="ce3" office:value-type="string">
              <text:p>(sabot)</text:p>
            </table:table-cell>
            <table:table-cell table:style-name="ce3" office:value-type="string">
              <text:p>(zoccolo)</text:p>
            </table:table-cell>
            <table:table-cell table:style-name="ce22"/>
            <table:table-cell table:style-name="ce33" office:value-type="string">
              <text:p>hoof</text:p>
            </table:table-cell>
            <table:table-cell table:formula="of:=VLOOKUP([.G8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9">
              <text:p>88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irna</text:p>
            </table:table-cell>
            <table:table-cell table:style-name="ce3" office:value-type="string">
              <text:p>(cuerno)</text:p>
            </table:table-cell>
            <table:table-cell table:style-name="ce3" office:value-type="string">
              <text:p>(klaxon)</text:p>
            </table:table-cell>
            <table:table-cell table:style-name="ce3" office:value-type="string">
              <text:p>(corno)</text:p>
            </table:table-cell>
            <table:table-cell table:style-name="ce22"/>
            <table:table-cell table:style-name="ce33" office:value-type="string">
              <text:p>horn</text:p>
            </table:table-cell>
            <table:table-cell table:formula="of:=VLOOKUP([.G8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2</text:p>
            </table:table-cell>
            <table:table-cell table:style-name="ce3" office:value-type="string">
              <text:p>5 órganos internos</text:p>
            </table:table-cell>
            <table:table-cell table:style-name="ce3" office:value-type="string">
              <text:p>5 organes internes</text:p>
            </table:table-cell>
            <table:table-cell table:style-name="ce3" office:value-type="string">
              <text:p>5 organi interni</text:p>
            </table:table-cell>
            <table:table-cell table:style-name="ce22"/>
            <table:table-cell table:style-name="ce33" office:value-type="string">
              <text:p>5 internal organs</text:p>
            </table:table-cell>
            <table:table-cell table:formula="of:=VLOOKUP([.G8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1">
              <text:p>89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blu</text:p>
            </table:table-cell>
            <table:table-cell table:style-name="ce3" office:value-type="string">
              <text:p>(sangre)</text:p>
            </table:table-cell>
            <table:table-cell table:style-name="ce3" office:value-type="string">
              <text:p>(du sang)</text:p>
            </table:table-cell>
            <table:table-cell table:style-name="ce3" office:value-type="string">
              <text:p>(sangue)</text:p>
            </table:table-cell>
            <table:table-cell table:style-name="ce22"/>
            <table:table-cell table:style-name="ce33" office:value-type="string">
              <text:p>blood</text:p>
            </table:table-cell>
            <table:table-cell table:formula="of:=VLOOKUP([.G8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2">
              <text:p>89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ongu</text:p>
            </table:table-cell>
            <table:table-cell table:style-name="ce3" office:value-type="string">
              <text:p>(hueso)</text:p>
            </table:table-cell>
            <table:table-cell table:style-name="ce3" office:value-type="string">
              <text:p>(OS)</text:p>
            </table:table-cell>
            <table:table-cell table:style-name="ce3" office:value-type="string">
              <text:p>(Osso)</text:p>
            </table:table-cell>
            <table:table-cell table:style-name="ce22"/>
            <table:table-cell table:style-name="ce33" office:value-type="string">
              <text:p>bone</text:p>
            </table:table-cell>
            <table:table-cell table:formula="of:=VLOOKUP([.G8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3">
              <text:p>89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luji</text:p>
            </table:table-cell>
            <table:table-cell table:style-name="ce3" office:value-type="string">
              <text:p>(músculo)</text:p>
            </table:table-cell>
            <table:table-cell table:style-name="ce3" office:value-type="string">
              <text:p>(muscle)</text:p>
            </table:table-cell>
            <table:table-cell table:style-name="ce3" office:value-type="string">
              <text:p>(muscolo)</text:p>
            </table:table-cell>
            <table:table-cell table:style-name="ce22"/>
            <table:table-cell table:style-name="ce33" office:value-type="string">
              <text:p>muscle</text:p>
            </table:table-cell>
            <table:table-cell table:formula="of:=VLOOKUP([.G8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4">
              <text:p>89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irna</text:p>
            </table:table-cell>
            <table:table-cell table:style-name="ce3" office:value-type="string">
              <text:p>(nervio)</text:p>
            </table:table-cell>
            <table:table-cell table:style-name="ce3" office:value-type="string">
              <text:p>(nerf)</text:p>
            </table:table-cell>
            <table:table-cell table:style-name="ce3" office:value-type="string">
              <text:p>(nervo)</text:p>
            </table:table-cell>
            <table:table-cell table:style-name="ce22"/>
            <table:table-cell table:style-name="ce33" office:value-type="string">
              <text:p>nerve</text:p>
            </table:table-cell>
            <table:table-cell table:formula="of:=VLOOKUP([.G8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5">
              <text:p>89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gla</text:p>
            </table:table-cell>
            <table:table-cell table:style-name="ce3" office:value-type="string">
              <text:p>(glándula)</text:p>
            </table:table-cell>
            <table:table-cell table:style-name="ce3" office:value-type="string">
              <text:p>(glande)</text:p>
            </table:table-cell>
            <table:table-cell table:style-name="ce3" office:value-type="string">
              <text:p>(ghiandola)</text:p>
            </table:table-cell>
            <table:table-cell table:style-name="ce22"/>
            <table:table-cell table:style-name="ce33" office:value-type="string">
              <text:p>gland</text:p>
            </table:table-cell>
            <table:table-cell table:formula="of:=VLOOKUP([.G8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6">
              <text:p>89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esna</text:p>
            </table:table-cell>
            <table:table-cell table:style-name="ce3" office:value-type="string">
              <text:p>(cerebro)</text:p>
            </table:table-cell>
            <table:table-cell table:style-name="ce3" office:value-type="string">
              <text:p>(cerveau)</text:p>
            </table:table-cell>
            <table:table-cell table:style-name="ce3" office:value-type="string">
              <text:p>(cervello)</text:p>
            </table:table-cell>
            <table:table-cell table:style-name="ce22"/>
            <table:table-cell table:style-name="ce33" office:value-type="string">
              <text:p>brain</text:p>
            </table:table-cell>
            <table:table-cell table:formula="of:=VLOOKUP([.G8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7">
              <text:p>89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isna</text:p>
            </table:table-cell>
            <table:table-cell table:style-name="ce3" office:value-type="string">
              <text:p>(corazón "cardíaco")</text:p>
            </table:table-cell>
            <table:table-cell table:style-name="ce3" office:value-type="string">
              <text:p>(coeur ‘cardiaque ')</text:p>
            </table:table-cell>
            <table:table-cell table:style-name="ce3" office:value-type="string">
              <text:p>(cuore "cardiaco")</text:p>
            </table:table-cell>
            <table:table-cell table:style-name="ce22"/>
            <table:table-cell table:style-name="ce33" office:value-type="string">
              <text:p>heart ‘cardiac’</text:p>
            </table:table-cell>
            <table:table-cell table:formula="of:=VLOOKUP([.G8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8">
              <text:p>89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epri</text:p>
            </table:table-cell>
            <table:table-cell table:style-name="ce3" office:value-type="string">
              <text:p>(pulmón "pulmonar")</text:p>
            </table:table-cell>
            <table:table-cell table:style-name="ce3" office:value-type="string">
              <text:p>(poumon «pulmonaire»)</text:p>
            </table:table-cell>
            <table:table-cell table:style-name="ce3" office:value-type="string">
              <text:p>(polmonare "polmonare")</text:p>
            </table:table-cell>
            <table:table-cell table:style-name="ce22"/>
            <table:table-cell table:style-name="ce33" office:value-type="string">
              <text:p>lung ‘pulmonary’</text:p>
            </table:table-cell>
            <table:table-cell table:formula="of:=VLOOKUP([.G8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9">
              <text:p>89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anti</text:p>
            </table:table-cell>
            <table:table-cell table:style-name="ce3" office:value-type="string">
              <text:p>(intestino ‘entrañas’)</text:p>
            </table:table-cell>
            <table:table-cell table:style-name="ce3" office:value-type="string">
              <text:p>(entrailles)</text:p>
            </table:table-cell>
            <table:table-cell table:style-name="ce3" office:value-type="string">
              <text:p>(budella "viscere")</text:p>
            </table:table-cell>
            <table:table-cell table:style-name="ce22"/>
            <table:table-cell table:style-name="ce33" office:value-type="string">
              <text:p>gut ‘entrails’</text:p>
            </table:table-cell>
            <table:table-cell table:formula="of:=VLOOKUP([.G8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0">
              <text:p>90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livga</text:p>
            </table:table-cell>
            <table:table-cell table:style-name="ce3" office:value-type="string">
              <text:p>(hígado)</text:p>
            </table:table-cell>
            <table:table-cell table:style-name="ce3" office:value-type="string">
              <text:p>(foie)</text:p>
            </table:table-cell>
            <table:table-cell table:style-name="ce3" office:value-type="string">
              <text:p>(fegato)</text:p>
            </table:table-cell>
            <table:table-cell table:style-name="ce22"/>
            <table:table-cell table:style-name="ce33" office:value-type="string">
              <text:p>liver</text:p>
            </table:table-cell>
            <table:table-cell table:formula="of:=VLOOKUP([.G8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1">
              <text:p>90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bna</text:p>
            </table:table-cell>
            <table:table-cell table:style-name="ce3" office:value-type="string">
              <text:p>(vagina)</text:p>
            </table:table-cell>
            <table:table-cell table:style-name="ce3" office:value-type="string">
              <text:p>(vagin)</text:p>
            </table:table-cell>
            <table:table-cell table:style-name="ce3" office:value-type="string">
              <text:p>(vagina)</text:p>
            </table:table-cell>
            <table:table-cell table:style-name="ce22"/>
            <table:table-cell table:style-name="ce33" office:value-type="string">
              <text:p>vagina</text:p>
            </table:table-cell>
            <table:table-cell table:formula="of:=VLOOKUP([.G8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2">
              <text:p>90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tra</text:p>
            </table:table-cell>
            <table:table-cell table:style-name="ce3" office:value-type="string">
              <text:p>(útero ‘útero’)</text:p>
            </table:table-cell>
            <table:table-cell table:style-name="ce3" office:value-type="string">
              <text:p>(utérus)</text:p>
            </table:table-cell>
            <table:table-cell table:style-name="ce3" office:value-type="string">
              <text:p>(utero "utero")</text:p>
            </table:table-cell>
            <table:table-cell table:style-name="ce22"/>
            <table:table-cell table:style-name="ce33" office:value-type="string">
              <text:p>womb ‘uterus’</text:p>
            </table:table-cell>
            <table:table-cell table:formula="of:=VLOOKUP([.G9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3">
              <text:p>90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anti</text:p>
            </table:table-cell>
            <table:table-cell table:style-name="ce3" office:value-type="string">
              <text:p>(testículo "testículos")</text:p>
            </table:table-cell>
            <table:table-cell table:style-name="ce3" office:value-type="string">
              <text:p>(testicule ‘testicule’)</text:p>
            </table:table-cell>
            <table:table-cell table:style-name="ce3" office:value-type="string">
              <text:p>(testicolo "testicoli")</text:p>
            </table:table-cell>
            <table:table-cell table:style-name="ce22"/>
            <table:table-cell table:style-name="ce33" office:value-type="string">
              <text:p>testicle ‘testes’</text:p>
            </table:table-cell>
            <table:table-cell table:formula="of:=VLOOKUP([.G9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22" office:value-type="string">
              <text:p>pizo</text:p>
            </table:table-cell>
            <table:table-cell table:style-name="ce33" office:value-type="string">
              <text:p>physiology</text:p>
            </table:table-cell>
            <table:table-cell table:formula="of:=VLOOKUP([.G902];[MAJ.A$1:MAJ.B$975];2;0)" office:value-type="string" office:string-value="physical">
              <text:p>physic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5">
              <text:p>90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asxu</text:p>
            </table:table-cell>
            <table:table-cell table:style-name="ce3" office:value-type="string">
              <text:p>(respirar "vascular")</text:p>
            </table:table-cell>
            <table:table-cell table:style-name="ce3" office:value-type="string">
              <text:p>(respirer ‘vasculaire’)</text:p>
            </table:table-cell>
            <table:table-cell table:style-name="ce3" office:value-type="string">
              <text:p>(respira "vascolare")</text:p>
            </table:table-cell>
            <table:table-cell table:style-name="ce22"/>
            <table:table-cell table:style-name="ce33" office:value-type="string">
              <text:p>breathe ‘vascular’</text:p>
            </table:table-cell>
            <table:table-cell table:formula="of:=VLOOKUP([.G9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6">
              <text:p>90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fke</text:p>
            </table:table-cell>
            <table:table-cell table:style-name="ce3" office:value-type="string">
              <text:p>(tos)</text:p>
            </table:table-cell>
            <table:table-cell table:style-name="ce3" office:value-type="string">
              <text:p>(la toux)</text:p>
            </table:table-cell>
            <table:table-cell table:style-name="ce3" office:value-type="string">
              <text:p>(tosse)</text:p>
            </table:table-cell>
            <table:table-cell table:style-name="ce22"/>
            <table:table-cell table:style-name="ce33" office:value-type="string">
              <text:p>cough</text:p>
            </table:table-cell>
            <table:table-cell table:formula="of:=VLOOKUP([.G9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7">
              <text:p>90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enci</text:p>
            </table:table-cell>
            <table:table-cell table:style-name="ce3" office:value-type="string">
              <text:p>(estornudo)</text:p>
            </table:table-cell>
            <table:table-cell table:style-name="ce3" office:value-type="string">
              <text:p>(éternuement)</text:p>
            </table:table-cell>
            <table:table-cell table:style-name="ce3" office:value-type="string">
              <text:p>(starnuto)</text:p>
            </table:table-cell>
            <table:table-cell table:style-name="ce22"/>
            <table:table-cell table:style-name="ce33" office:value-type="string">
              <text:p>sneeze</text:p>
            </table:table-cell>
            <table:table-cell table:formula="of:=VLOOKUP([.G9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8">
              <text:p>90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sne</text:p>
            </table:table-cell>
            <table:table-cell table:style-name="ce3" office:value-type="string">
              <text:p>(sudor)</text:p>
            </table:table-cell>
            <table:table-cell table:style-name="ce3" office:value-type="string">
              <text:p>(transpiration)</text:p>
            </table:table-cell>
            <table:table-cell table:style-name="ce3" office:value-type="string">
              <text:p>(sudore)</text:p>
            </table:table-cell>
            <table:table-cell table:style-name="ce22"/>
            <table:table-cell table:style-name="ce33" office:value-type="string">
              <text:p>sweat</text:p>
            </table:table-cell>
            <table:table-cell table:formula="of:=VLOOKUP([.G9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1 digestión</text:p>
            </table:table-cell>
            <table:table-cell table:style-name="ce3" office:value-type="string">
              <text:p>1 digestion</text:p>
            </table:table-cell>
            <table:table-cell table:style-name="ce3" office:value-type="string">
              <text:p>1 digestione</text:p>
            </table:table-cell>
            <table:table-cell table:style-name="ce22"/>
            <table:table-cell table:style-name="ce33" office:value-type="string">
              <text:p>1 digestion</text:p>
            </table:table-cell>
            <table:table-cell table:formula="of:=VLOOKUP([.G9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0">
              <text:p>91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tka</text:p>
            </table:table-cell>
            <table:table-cell table:style-name="ce3" office:value-type="string">
              <text:p>(comer)</text:p>
            </table:table-cell>
            <table:table-cell table:style-name="ce3" office:value-type="string">
              <text:p>(manger)</text:p>
            </table:table-cell>
            <table:table-cell table:style-name="ce3" office:value-type="string">
              <text:p>(mangiare)</text:p>
            </table:table-cell>
            <table:table-cell table:style-name="ce22" office:value-type="string">
              <text:p>magu</text:p>
            </table:table-cell>
            <table:table-cell table:style-name="ce33" office:value-type="string">
              <text:p>eat</text:p>
            </table:table-cell>
            <table:table-cell table:formula="of:=VLOOKUP([.G908];[MAJ.A$1:MAJ.B$975];2;0)" office:value-type="string" office:string-value="eat">
              <text:p>ea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1">
              <text:p>91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inxe</text:p>
            </table:table-cell>
            <table:table-cell table:style-name="ce3" office:value-type="string">
              <text:p>(bebida)</text:p>
            </table:table-cell>
            <table:table-cell table:style-name="ce3" office:value-type="string">
              <text:p>(boisson)</text:p>
            </table:table-cell>
            <table:table-cell table:style-name="ce3" office:value-type="string">
              <text:p>(bevanda)</text:p>
            </table:table-cell>
            <table:table-cell table:style-name="ce22" office:value-type="string">
              <text:p>bebu</text:p>
            </table:table-cell>
            <table:table-cell table:style-name="ce33" office:value-type="string">
              <text:p>drink</text:p>
            </table:table-cell>
            <table:table-cell table:formula="of:=VLOOKUP([.G909];[MAJ.A$1:MAJ.B$975];2;0)" office:value-type="string" office:string-value="drink">
              <text:p>drin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2">
              <text:p>91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dja</text:p>
            </table:table-cell>
            <table:table-cell table:style-name="ce3" office:value-type="string">
              <text:p>(comida "alimentación")</text:p>
            </table:table-cell>
            <table:table-cell table:style-name="ce3" office:value-type="string">
              <text:p>(aliment)</text:p>
            </table:table-cell>
            <table:table-cell table:style-name="ce3" office:value-type="string">
              <text:p>("feed" alimentare)</text:p>
            </table:table-cell>
            <table:table-cell table:style-name="ce22"/>
            <table:table-cell table:style-name="ce33" office:value-type="string">
              <text:p>food ‘feed’</text:p>
            </table:table-cell>
            <table:table-cell table:formula="of:=VLOOKUP([.G9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3">
              <text:p>91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ndu</text:p>
            </table:table-cell>
            <table:table-cell table:style-name="ce3" office:value-type="string">
              <text:p>(veneno "veneno")</text:p>
            </table:table-cell>
            <table:table-cell table:style-name="ce3" office:value-type="string">
              <text:p>(poison ‘venin’)</text:p>
            </table:table-cell>
            <table:table-cell table:style-name="ce3" office:value-type="string">
              <text:p>(veleno "veleno")</text:p>
            </table:table-cell>
            <table:table-cell table:style-name="ce22"/>
            <table:table-cell table:style-name="ce33" office:value-type="string">
              <text:p>poison ‘venom’</text:p>
            </table:table-cell>
            <table:table-cell table:formula="of:=VLOOKUP([.G9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4">
              <text:p>91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kmi</text:p>
            </table:table-cell>
            <table:table-cell table:style-name="ce3" office:value-type="string">
              <text:p>(excretar)</text:p>
            </table:table-cell>
            <table:table-cell table:style-name="ce3" office:value-type="string">
              <text:p>(excréter)</text:p>
            </table:table-cell>
            <table:table-cell table:style-name="ce3" office:value-type="string">
              <text:p>(espellere)</text:p>
            </table:table-cell>
            <table:table-cell table:style-name="ce22"/>
            <table:table-cell table:style-name="ce33" office:value-type="string">
              <text:p>excrete</text:p>
            </table:table-cell>
            <table:table-cell table:formula="of:=VLOOKUP([.G9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5">
              <text:p>91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lci</text:p>
            </table:table-cell>
            <table:table-cell table:style-name="ce3" office:value-type="string">
              <text:p>(heces "mierda")</text:p>
            </table:table-cell>
            <table:table-cell table:style-name="ce3" office:value-type="string">
              <text:p>(excréments "merde")</text:p>
            </table:table-cell>
            <table:table-cell table:style-name="ce3" office:value-type="string">
              <text:p>(feci "merda")</text:p>
            </table:table-cell>
            <table:table-cell table:style-name="ce22"/>
            <table:table-cell table:style-name="ce33" office:value-type="string">
              <text:p>feces ‘shit’</text:p>
            </table:table-cell>
            <table:table-cell table:formula="of:=VLOOKUP([.G9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6">
              <text:p>91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inca</text:p>
            </table:table-cell>
            <table:table-cell table:style-name="ce3" office:value-type="string">
              <text:p>(orina "mear")</text:p>
            </table:table-cell>
            <table:table-cell table:style-name="ce3" office:value-type="string">
              <text:p>(urine ‘piss’)</text:p>
            </table:table-cell>
            <table:table-cell table:style-name="ce3" office:value-type="string">
              <text:p>(urina "piscio")</text:p>
            </table:table-cell>
            <table:table-cell table:style-name="ce22"/>
            <table:table-cell table:style-name="ce33" office:value-type="string">
              <text:p>urine ‘piss’</text:p>
            </table:table-cell>
            <table:table-cell table:formula="of:=VLOOKUP([.G9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7">
              <text:p>91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amtu</text:p>
            </table:table-cell>
            <table:table-cell table:style-name="ce3" office:value-type="string">
              <text:p>(vómito)</text:p>
            </table:table-cell>
            <table:table-cell table:style-name="ce3" office:value-type="string">
              <text:p>(vomir)</text:p>
            </table:table-cell>
            <table:table-cell table:style-name="ce3" office:value-type="string">
              <text:p>(vomito)</text:p>
            </table:table-cell>
            <table:table-cell table:style-name="ce22"/>
            <table:table-cell table:style-name="ce33" office:value-type="string">
              <text:p>vomit</text:p>
            </table:table-cell>
            <table:table-cell table:formula="of:=VLOOKUP([.G9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2 reproducción</text:p>
            </table:table-cell>
            <table:table-cell table:style-name="ce3" office:value-type="string">
              <text:p>2 reproduction</text:p>
            </table:table-cell>
            <table:table-cell table:style-name="ce3" office:value-type="string">
              <text:p>2 riproduzione</text:p>
            </table:table-cell>
            <table:table-cell table:style-name="ce22"/>
            <table:table-cell table:style-name="ce33" office:value-type="string">
              <text:p>2 reproduction</text:p>
            </table:table-cell>
            <table:table-cell table:formula="of:=VLOOKUP([.G9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9">
              <text:p>91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nse</text:p>
            </table:table-cell>
            <table:table-cell table:style-name="ce3" office:value-type="string">
              <text:p>(sexual)</text:p>
            </table:table-cell>
            <table:table-cell table:style-name="ce3" office:value-type="string">
              <text:p>(sexuel)</text:p>
            </table:table-cell>
            <table:table-cell table:style-name="ce3" office:value-type="string">
              <text:p>(sessuale)</text:p>
            </table:table-cell>
            <table:table-cell table:style-name="ce22"/>
            <table:table-cell table:style-name="ce33" office:value-type="string">
              <text:p>sexual</text:p>
            </table:table-cell>
            <table:table-cell table:formula="of:=VLOOKUP([.G9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0">
              <text:p>92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etsi</text:p>
            </table:table-cell>
            <table:table-cell table:style-name="ce3" office:value-type="string">
              <text:p>(hembra 'fem-')</text:p>
            </table:table-cell>
            <table:table-cell table:style-name="ce3" office:value-type="string">
              <text:p>(femelles)</text:p>
            </table:table-cell>
            <table:table-cell table:style-name="ce3" office:value-type="string">
              <text:p>("fem-" femminile)</text:p>
            </table:table-cell>
            <table:table-cell table:style-name="ce22"/>
            <table:table-cell table:style-name="ce33" office:value-type="string">
              <text:p>female ‘fem-’</text:p>
            </table:table-cell>
            <table:table-cell table:formula="of:=VLOOKUP([.G9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1">
              <text:p>92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kni</text:p>
            </table:table-cell>
            <table:table-cell table:style-name="ce3" office:value-type="string">
              <text:p>(masculino "masculino")</text:p>
            </table:table-cell>
            <table:table-cell table:style-name="ce3" office:value-type="string">
              <text:p>(masculin ‘masculin’)</text:p>
            </table:table-cell>
            <table:table-cell table:style-name="ce3" office:value-type="string">
              <text:p>("maschile" maschile)</text:p>
            </table:table-cell>
            <table:table-cell table:style-name="ce22"/>
            <table:table-cell table:style-name="ce33" office:value-type="string">
              <text:p>male ‘masculine’</text:p>
            </table:table-cell>
            <table:table-cell table:formula="of:=VLOOKUP([.G9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2">
              <text:p>92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rorci</text:p>
            </table:table-cell>
            <table:table-cell table:style-name="ce3" office:value-type="string">
              <text:p>(procrear)</text:p>
            </table:table-cell>
            <table:table-cell table:style-name="ce3" office:value-type="string">
              <text:p>(procréer)</text:p>
            </table:table-cell>
            <table:table-cell table:style-name="ce3" office:value-type="string">
              <text:p>(procreare)</text:p>
            </table:table-cell>
            <table:table-cell table:style-name="ce22"/>
            <table:table-cell table:style-name="ce33" office:value-type="string">
              <text:p>procreate</text:p>
            </table:table-cell>
            <table:table-cell table:formula="of:=VLOOKUP([.G9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3">
              <text:p>92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letu</text:p>
            </table:table-cell>
            <table:table-cell table:style-name="ce3" office:value-type="string">
              <text:p>(copular "coito")</text:p>
            </table:table-cell>
            <table:table-cell table:style-name="ce3" office:value-type="string">
              <text:p>(copuler le «coït»)</text:p>
            </table:table-cell>
            <table:table-cell table:style-name="ce3" office:value-type="string">
              <text:p>(copulare "coito")</text:p>
            </table:table-cell>
            <table:table-cell table:style-name="ce22"/>
            <table:table-cell table:style-name="ce33" office:value-type="string">
              <text:p>copulate ‘coitus’</text:p>
            </table:table-cell>
            <table:table-cell table:formula="of:=VLOOKUP([.G9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4">
              <text:p>92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ovda</text:p>
            </table:table-cell>
            <table:table-cell table:style-name="ce3" office:value-type="string">
              <text:p>(huevo "huevo")</text:p>
            </table:table-cell>
            <table:table-cell table:style-name="ce3" office:value-type="string">
              <text:p>(oeuf)</text:p>
            </table:table-cell>
            <table:table-cell table:style-name="ce3" office:value-type="string">
              <text:p>(uovo "ovulo")</text:p>
            </table:table-cell>
            <table:table-cell table:style-name="ce22"/>
            <table:table-cell table:style-name="ce33" office:value-type="string">
              <text:p>egg ‘ovum’</text:p>
            </table:table-cell>
            <table:table-cell table:formula="of:=VLOOKUP([.G9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5">
              <text:p>92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rbi</text:p>
            </table:table-cell>
            <table:table-cell table:style-name="ce3" office:value-type="string">
              <text:p>(embrión)</text:p>
            </table:table-cell>
            <table:table-cell table:style-name="ce3" office:value-type="string">
              <text:p>(embryon)</text:p>
            </table:table-cell>
            <table:table-cell table:style-name="ce3" office:value-type="string">
              <text:p>(embrione)</text:p>
            </table:table-cell>
            <table:table-cell table:style-name="ce22"/>
            <table:table-cell table:style-name="ce33" office:value-type="string">
              <text:p>embryo</text:p>
            </table:table-cell>
            <table:table-cell table:formula="of:=VLOOKUP([.G9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6">
              <text:p>92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fnu</text:p>
            </table:table-cell>
            <table:table-cell table:style-name="ce3" office:value-type="string">
              <text:p>(infantil)</text:p>
            </table:table-cell>
            <table:table-cell table:style-name="ce3" office:value-type="string">
              <text:p>(bébé)</text:p>
            </table:table-cell>
            <table:table-cell table:style-name="ce3" office:value-type="string">
              <text:p>(Neonato)</text:p>
            </table:table-cell>
            <table:table-cell table:style-name="ce22"/>
            <table:table-cell table:style-name="ce33" office:value-type="string">
              <text:p>infant</text:p>
            </table:table-cell>
            <table:table-cell table:formula="of:=VLOOKUP([.G9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7">
              <text:p>92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erba</text:p>
            </table:table-cell>
            <table:table-cell table:style-name="ce3" office:value-type="string">
              <text:p>(niño)</text:p>
            </table:table-cell>
            <table:table-cell table:style-name="ce3" office:value-type="string">
              <text:p>(enfant)</text:p>
            </table:table-cell>
            <table:table-cell table:style-name="ce3" office:value-type="string">
              <text:p>(bambino)</text:p>
            </table:table-cell>
            <table:table-cell table:style-name="ce22"/>
            <table:table-cell table:style-name="ce33" office:value-type="string">
              <text:p>child</text:p>
            </table:table-cell>
            <table:table-cell table:formula="of:=VLOOKUP([.G9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8">
              <text:p>92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bena</text:p>
            </table:table-cell>
            <table:table-cell table:style-name="ce3" office:value-type="string">
              <text:p>(nacido ‘oso’)</text:p>
            </table:table-cell>
            <table:table-cell table:style-name="ce3" office:value-type="string">
              <text:p>(né 'ours')</text:p>
            </table:table-cell>
            <table:table-cell table:style-name="ce3" office:value-type="string">
              <text:p>(nato "orso")</text:p>
            </table:table-cell>
            <table:table-cell table:style-name="ce22"/>
            <table:table-cell table:style-name="ce33" office:value-type="string">
              <text:p>born ‘bear’</text:p>
            </table:table-cell>
            <table:table-cell table:formula="of:=VLOOKUP([.G9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3 Salud / fallecimiento</text:p>
            </table:table-cell>
            <table:table-cell table:style-name="ce3" office:value-type="string">
              <text:p>3 santé / décès</text:p>
            </table:table-cell>
            <table:table-cell table:style-name="ce3" office:value-type="string">
              <text:p>3 salute / decesso</text:p>
            </table:table-cell>
            <table:table-cell table:style-name="ce22"/>
            <table:table-cell table:style-name="ce33" office:value-type="string">
              <text:p>3 health/decease</text:p>
            </table:table-cell>
            <table:table-cell table:formula="of:=VLOOKUP([.G9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0">
              <text:p>93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nro</text:p>
            </table:table-cell>
            <table:table-cell table:style-name="ce3" office:value-type="string">
              <text:p>(saludable)</text:p>
            </table:table-cell>
            <table:table-cell table:style-name="ce3" office:value-type="string">
              <text:p>(en bonne santé)</text:p>
            </table:table-cell>
            <table:table-cell table:style-name="ce3" office:value-type="string">
              <text:p>(salutare)</text:p>
            </table:table-cell>
            <table:table-cell table:style-name="ce22"/>
            <table:table-cell table:style-name="ce33" office:value-type="string">
              <text:p>healthy</text:p>
            </table:table-cell>
            <table:table-cell table:formula="of:=VLOOKUP([.G9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1">
              <text:p>93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ilma</text:p>
            </table:table-cell>
            <table:table-cell table:style-name="ce3" office:value-type="string">
              <text:p>(enfermo)</text:p>
            </table:table-cell>
            <table:table-cell table:style-name="ce3" office:value-type="string">
              <text:p>(mauvais)</text:p>
            </table:table-cell>
            <table:table-cell table:style-name="ce3" office:value-type="string">
              <text:p>(malato)</text:p>
            </table:table-cell>
            <table:table-cell table:style-name="ce22"/>
            <table:table-cell table:style-name="ce33" office:value-type="string">
              <text:p>ill</text:p>
            </table:table-cell>
            <table:table-cell table:formula="of:=VLOOKUP([.G9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2">
              <text:p>93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inku</text:p>
            </table:table-cell>
            <table:table-cell table:style-name="ce3" office:value-type="string">
              <text:p>(vacuna)</text:p>
            </table:table-cell>
            <table:table-cell table:style-name="ce3" office:value-type="string">
              <text:p>(vaccin)</text:p>
            </table:table-cell>
            <table:table-cell table:style-name="ce3" office:value-type="string">
              <text:p>(vaccino)</text:p>
            </table:table-cell>
            <table:table-cell table:style-name="ce22"/>
            <table:table-cell table:style-name="ce33" office:value-type="string">
              <text:p>vaccine</text:p>
            </table:table-cell>
            <table:table-cell table:formula="of:=VLOOKUP([.G9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3">
              <text:p>93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enra</text:p>
            </table:table-cell>
            <table:table-cell table:style-name="ce3" office:value-type="string">
              <text:p>(cáncer)</text:p>
            </table:table-cell>
            <table:table-cell table:style-name="ce3" office:value-type="string">
              <text:p>(cancer)</text:p>
            </table:table-cell>
            <table:table-cell table:style-name="ce3" office:value-type="string">
              <text:p>(cancro)</text:p>
            </table:table-cell>
            <table:table-cell table:style-name="ce22"/>
            <table:table-cell table:style-name="ce33" office:value-type="string">
              <text:p>cancer</text:p>
            </table:table-cell>
            <table:table-cell table:formula="of:=VLOOKUP([.G9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4">
              <text:p>93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pita</text:p>
            </table:table-cell>
            <table:table-cell table:style-name="ce3" office:value-type="string">
              <text:p>(hospital)</text:p>
            </table:table-cell>
            <table:table-cell table:style-name="ce3" office:value-type="string">
              <text:p>(hôpital)</text:p>
            </table:table-cell>
            <table:table-cell table:style-name="ce3" office:value-type="string">
              <text:p>(ospedale)</text:p>
            </table:table-cell>
            <table:table-cell table:style-name="ce22"/>
            <table:table-cell table:style-name="ce33" office:value-type="string">
              <text:p>hospital</text:p>
            </table:table-cell>
            <table:table-cell table:formula="of:=VLOOKUP([.G9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3</text:p>
            </table:table-cell>
            <table:table-cell table:style-name="ce3" office:value-type="string">
              <text:p>4 comportamiento</text:p>
            </table:table-cell>
            <table:table-cell table:style-name="ce3" office:value-type="string">
              <text:p>4 comportement</text:p>
            </table:table-cell>
            <table:table-cell table:style-name="ce3" office:value-type="string">
              <text:p>4 comportamento</text:p>
            </table:table-cell>
            <table:table-cell table:style-name="ce22"/>
            <table:table-cell table:style-name="ce33" office:value-type="string">
              <text:p>4 behaviour</text:p>
            </table:table-cell>
            <table:table-cell table:formula="of:=VLOOKUP([.G9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6">
              <text:p>93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frati</text:p>
            </table:table-cell>
            <table:table-cell table:style-name="ce3" office:value-type="string">
              <text:p>(reaccionar)</text:p>
            </table:table-cell>
            <table:table-cell table:style-name="ce3" office:value-type="string">
              <text:p>(réagir)</text:p>
            </table:table-cell>
            <table:table-cell table:style-name="ce3" office:value-type="string">
              <text:p>(reagire)</text:p>
            </table:table-cell>
            <table:table-cell table:style-name="ce22"/>
            <table:table-cell table:style-name="ce33" office:value-type="string">
              <text:p>react</text:p>
            </table:table-cell>
            <table:table-cell table:formula="of:=VLOOKUP([.G9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7">
              <text:p>93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acru</text:p>
            </table:table-cell>
            <table:table-cell table:style-name="ce3" office:value-type="string">
              <text:p>(pronunciar)</text:p>
            </table:table-cell>
            <table:table-cell table:style-name="ce3" office:value-type="string">
              <text:p>(prononcer)</text:p>
            </table:table-cell>
            <table:table-cell table:style-name="ce3" office:value-type="string">
              <text:p>(Pronunciare)</text:p>
            </table:table-cell>
            <table:table-cell table:style-name="ce22"/>
            <table:table-cell table:style-name="ce33" office:value-type="string">
              <text:p>utter</text:p>
            </table:table-cell>
            <table:table-cell table:formula="of:=VLOOKUP([.G9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8">
              <text:p>93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rixa</text:p>
            </table:table-cell>
            <table:table-cell table:style-name="ce3" office:value-type="string">
              <text:p>(gritar)</text:p>
            </table:table-cell>
            <table:table-cell table:style-name="ce3" office:value-type="string">
              <text:p>(exclamer)</text:p>
            </table:table-cell>
            <table:table-cell table:style-name="ce3" office:value-type="string">
              <text:p>(piangere)</text:p>
            </table:table-cell>
            <table:table-cell table:style-name="ce22"/>
            <table:table-cell table:style-name="ce33" office:value-type="string">
              <text:p>cry out</text:p>
            </table:table-cell>
            <table:table-cell table:formula="of:=VLOOKUP([.G9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9">
              <text:p>93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kna</text:p>
            </table:table-cell>
            <table:table-cell table:style-name="ce3" office:value-type="string">
              <text:p>(despierto)</text:p>
            </table:table-cell>
            <table:table-cell table:style-name="ce3" office:value-type="string">
              <text:p>(éveillé)</text:p>
            </table:table-cell>
            <table:table-cell table:style-name="ce3" office:value-type="string">
              <text:p>(sveglio)</text:p>
            </table:table-cell>
            <table:table-cell table:style-name="ce22"/>
            <table:table-cell table:style-name="ce33" office:value-type="string">
              <text:p>awake</text:p>
            </table:table-cell>
            <table:table-cell table:formula="of:=VLOOKUP([.G9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0">
              <text:p>94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ipna</text:p>
            </table:table-cell>
            <table:table-cell table:number-columns-repeated="2" table:style-name="ce3" office:value-type="string">
              <text:p>(dormir)</text:p>
            </table:table-cell>
            <table:table-cell table:style-name="ce3" office:value-type="string">
              <text:p>(dormire)</text:p>
            </table:table-cell>
            <table:table-cell table:style-name="ce22" office:value-type="string">
              <text:p>domu</text:p>
            </table:table-cell>
            <table:table-cell table:style-name="ce33" office:value-type="string">
              <text:p>sleep</text:p>
            </table:table-cell>
            <table:table-cell table:formula="of:=VLOOKUP([.G938];[MAJ.A$1:MAJ.B$975];2;0)" office:value-type="string" office:string-value="sleep">
              <text:p>sleep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1">
              <text:p>94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lte</text:p>
            </table:table-cell>
            <table:table-cell table:style-name="ce3" office:value-type="string">
              <text:p>(cazar)</text:p>
            </table:table-cell>
            <table:table-cell table:style-name="ce3" office:value-type="string">
              <text:p>(chasser)</text:p>
            </table:table-cell>
            <table:table-cell table:style-name="ce3" office:value-type="string">
              <text:p>(caccia)</text:p>
            </table:table-cell>
            <table:table-cell table:style-name="ce22"/>
            <table:table-cell table:style-name="ce33" office:value-type="string">
              <text:p>hunt</text:p>
            </table:table-cell>
            <table:table-cell table:formula="of:=VLOOKUP([.G9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2">
              <text:p>94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elci</text:p>
            </table:table-cell>
            <table:table-cell table:style-name="ce3" office:value-type="string">
              <text:p>(jugar)</text:p>
            </table:table-cell>
            <table:table-cell table:style-name="ce3" office:value-type="string">
              <text:p>(jouer)</text:p>
            </table:table-cell>
            <table:table-cell table:style-name="ce3" office:value-type="string">
              <text:p>(giocare)</text:p>
            </table:table-cell>
            <table:table-cell table:style-name="ce22" office:value-type="string">
              <text:p>joqu</text:p>
            </table:table-cell>
            <table:table-cell table:style-name="ce33" office:value-type="string">
              <text:p>play</text:p>
            </table:table-cell>
            <table:table-cell table:formula="of:=VLOOKUP([.G9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3">
              <text:p>94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caci</text:p>
            </table:table-cell>
            <table:table-cell table:style-name="ce3" office:value-type="string">
              <text:p>("hábito" personalizado)</text:p>
            </table:table-cell>
            <table:table-cell table:style-name="ce3" office:value-type="string">
              <text:p>(coutume)</text:p>
            </table:table-cell>
            <table:table-cell table:style-name="ce3" office:value-type="string">
              <text:p>("abitudine" personalizzata)</text:p>
            </table:table-cell>
            <table:table-cell table:style-name="ce22"/>
            <table:table-cell table:style-name="ce33" office:value-type="string">
              <text:p>custom ‘habit’</text:p>
            </table:table-cell>
            <table:table-cell table:formula="of:=VLOOKUP([.G9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4">
              <text:p>94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bju</text:p>
            </table:table-cell>
            <table:table-cell table:style-name="ce3" office:value-type="string">
              <text:p>(habitar "habitar")</text:p>
            </table:table-cell>
            <table:table-cell table:style-name="ce3" office:value-type="string">
              <text:p>(demeurer "habiter")</text:p>
            </table:table-cell>
            <table:table-cell table:style-name="ce3" office:value-type="string">
              <text:p>(dimora "abiti")</text:p>
            </table:table-cell>
            <table:table-cell table:style-name="ce22"/>
            <table:table-cell table:style-name="ce33" office:value-type="string">
              <text:p>dwell ‘inhabit’</text:p>
            </table:table-cell>
            <table:table-cell table:formula="of:=VLOOKUP([.G9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5">
              <text:p>94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dani</text:p>
            </table:table-cell>
            <table:table-cell table:style-name="ce3" office:value-type="string">
              <text:p>(nido "den")</text:p>
            </table:table-cell>
            <table:table-cell table:style-name="ce3" office:value-type="string">
              <text:p>(nid 'den')</text:p>
            </table:table-cell>
            <table:table-cell table:style-name="ce3" office:value-type="string">
              <text:p>(annidare "den")</text:p>
            </table:table-cell>
            <table:table-cell table:style-name="ce22"/>
            <table:table-cell table:style-name="ce33" office:value-type="string">
              <text:p>nest ‘den’</text:p>
            </table:table-cell>
            <table:table-cell table:formula="of:=VLOOKUP([.G9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22" office:value-type="string">
              <text:p>pagu</text:p>
            </table:table-cell>
            <table:table-cell table:style-name="ce33" office:value-type="string">
              <text:p>perception</text:p>
            </table:table-cell>
            <table:table-cell table:formula="of:=VLOOKUP([.G94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7">
              <text:p>94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anse</text:p>
            </table:table-cell>
            <table:table-cell table:style-name="ce3" office:value-type="string">
              <text:p>(sentido)</text:p>
            </table:table-cell>
            <table:table-cell table:style-name="ce3" office:value-type="string">
              <text:p>(sens)</text:p>
            </table:table-cell>
            <table:table-cell table:style-name="ce3" office:value-type="string">
              <text:p>(senso)</text:p>
            </table:table-cell>
            <table:table-cell table:style-name="ce22"/>
            <table:table-cell table:style-name="ce33" office:value-type="string">
              <text:p>sense</text:p>
            </table:table-cell>
            <table:table-cell table:formula="of:=VLOOKUP([.G9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8">
              <text:p>94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unta</text:p>
            </table:table-cell>
            <table:table-cell table:style-name="ce3" office:value-type="string">
              <text:p>(pinchar "apuñalar")</text:p>
            </table:table-cell>
            <table:table-cell table:style-name="ce3" office:value-type="string">
              <text:p>(piquer ‘poignard’)</text:p>
            </table:table-cell>
            <table:table-cell table:style-name="ce3" office:value-type="string">
              <text:p>(colpisci "pugnalata")</text:p>
            </table:table-cell>
            <table:table-cell table:style-name="ce22"/>
            <table:table-cell table:style-name="ce33" office:value-type="string">
              <text:p>poke ‘stab’</text:p>
            </table:table-cell>
            <table:table-cell table:formula="of:=VLOOKUP([.G9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9">
              <text:p>94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gana</text:p>
            </table:table-cell>
            <table:table-cell table:style-name="ce3" office:value-type="string">
              <text:p>(observar)</text:p>
            </table:table-cell>
            <table:table-cell table:style-name="ce3" office:value-type="string">
              <text:p>(observer)</text:p>
            </table:table-cell>
            <table:table-cell table:style-name="ce3" office:value-type="string">
              <text:p>(osservare)</text:p>
            </table:table-cell>
            <table:table-cell table:style-name="ce22"/>
            <table:table-cell table:style-name="ce33" office:value-type="string">
              <text:p>observe</text:p>
            </table:table-cell>
            <table:table-cell table:formula="of:=VLOOKUP([.G9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0">
              <text:p>95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armi</text:p>
            </table:table-cell>
            <table:table-cell table:style-name="ce3" office:value-type="string">
              <text:p>(intenso)</text:p>
            </table:table-cell>
            <table:table-cell table:style-name="ce3" office:value-type="string">
              <text:p>(intense)</text:p>
            </table:table-cell>
            <table:table-cell table:style-name="ce3" office:value-type="string">
              <text:p>(intenso)</text:p>
            </table:table-cell>
            <table:table-cell table:style-name="ce22"/>
            <table:table-cell table:style-name="ce33" office:value-type="string">
              <text:p>intense</text:p>
            </table:table-cell>
            <table:table-cell table:formula="of:=VLOOKUP([.G9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1">
              <text:p>95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andi</text:p>
            </table:table-cell>
            <table:table-cell table:style-name="ce3" office:value-type="string">
              <text:p>(oscuro)</text:p>
            </table:table-cell>
            <table:table-cell table:style-name="ce3" office:value-type="string">
              <text:p>(faible)</text:p>
            </table:table-cell>
            <table:table-cell table:style-name="ce3" office:value-type="string">
              <text:p>(Dim)</text:p>
            </table:table-cell>
            <table:table-cell table:style-name="ce22"/>
            <table:table-cell table:style-name="ce33" office:value-type="string">
              <text:p>dim</text:p>
            </table:table-cell>
            <table:table-cell table:formula="of:=VLOOKUP([.G9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2">
              <text:p>95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avru</text:p>
            </table:table-cell>
            <table:table-cell table:style-name="ce3" office:value-type="string">
              <text:p>(ruido "clamor")</text:p>
            </table:table-cell>
            <table:table-cell table:style-name="ce3" office:value-type="string">
              <text:p>(bruit «clameur»)</text:p>
            </table:table-cell>
            <table:table-cell table:style-name="ce3" office:value-type="string">
              <text:p>(rumore "clamore")</text:p>
            </table:table-cell>
            <table:table-cell table:style-name="ce22"/>
            <table:table-cell table:style-name="ce33" office:value-type="string">
              <text:p>noise ‘clamor’</text:p>
            </table:table-cell>
            <table:table-cell table:formula="of:=VLOOKUP([.G9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3">
              <text:p>95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ukte</text:p>
            </table:table-cell>
            <table:table-cell table:style-name="ce3" office:value-type="string">
              <text:p>(delicioso "cocido, sabroso")</text:p>
            </table:table-cell>
            <table:table-cell table:style-name="ce3" office:value-type="string">
              <text:p>(délicieux "cuit, savoureux")</text:p>
            </table:table-cell>
            <table:table-cell table:style-name="ce3" office:value-type="string">
              <text:p>(delizioso "cotto, gustoso")</text:p>
            </table:table-cell>
            <table:table-cell table:style-name="ce22"/>
            <table:table-cell table:style-name="ce33" office:value-type="string">
              <text:p>delicious ‘cooked, tasty’</text:p>
            </table:table-cell>
            <table:table-cell table:formula="of:=VLOOKUP([.G9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4">
              <text:p>95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pina</text:p>
            </table:table-cell>
            <table:table-cell table:style-name="ce3" office:value-type="string">
              <text:p>(acre)</text:p>
            </table:table-cell>
            <table:table-cell table:style-name="ce3" office:value-type="string">
              <text:p>(âcre)</text:p>
            </table:table-cell>
            <table:table-cell table:style-name="ce3" office:value-type="string">
              <text:p>(pungente)</text:p>
            </table:table-cell>
            <table:table-cell table:style-name="ce22"/>
            <table:table-cell table:style-name="ce33" office:value-type="string">
              <text:p>pungent</text:p>
            </table:table-cell>
            <table:table-cell table:formula="of:=VLOOKUP([.G9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1 audiencia</text:p>
            </table:table-cell>
            <table:table-cell table:style-name="ce3" office:value-type="string">
              <text:p>1 audience</text:p>
            </table:table-cell>
            <table:table-cell table:style-name="ce3" office:value-type="string">
              <text:p>1 udienza</text:p>
            </table:table-cell>
            <table:table-cell table:style-name="ce22"/>
            <table:table-cell table:style-name="ce33" office:value-type="string">
              <text:p>1 hearing</text:p>
            </table:table-cell>
            <table:table-cell table:formula="of:=VLOOKUP([.G9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6">
              <text:p>95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ance</text:p>
            </table:table-cell>
            <table:table-cell table:style-name="ce3" office:value-type="string">
              <text:p>(sonido)</text:p>
            </table:table-cell>
            <table:table-cell table:style-name="ce3" office:value-type="string">
              <text:p>(du son)</text:p>
            </table:table-cell>
            <table:table-cell table:style-name="ce3" office:value-type="string">
              <text:p>(suono)</text:p>
            </table:table-cell>
            <table:table-cell table:style-name="ce22"/>
            <table:table-cell table:style-name="ce33" office:value-type="string">
              <text:p>sound</text:p>
            </table:table-cell>
            <table:table-cell table:formula="of:=VLOOKUP([.G9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7">
              <text:p>95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irna</text:p>
            </table:table-cell>
            <table:table-cell table:style-name="ce3" office:value-type="string">
              <text:p>(oír)</text:p>
            </table:table-cell>
            <table:table-cell table:style-name="ce3" office:value-type="string">
              <text:p>(entendre)</text:p>
            </table:table-cell>
            <table:table-cell table:style-name="ce3" office:value-type="string">
              <text:p>(Sentire)</text:p>
            </table:table-cell>
            <table:table-cell table:style-name="ce22" office:value-type="string">
              <text:p>oiru</text:p>
            </table:table-cell>
            <table:table-cell table:style-name="ce33" office:value-type="string">
              <text:p>hear</text:p>
            </table:table-cell>
            <table:table-cell table:formula="of:=VLOOKUP([.G955];[MAJ.A$1:MAJ.B$975];2;0)" office:value-type="string" office:string-value="hear">
              <text:p>he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8">
              <text:p>95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ladu</text:p>
            </table:table-cell>
            <table:table-cell table:style-name="ce3" office:value-type="string">
              <text:p>(ruidoso)</text:p>
            </table:table-cell>
            <table:table-cell table:style-name="ce3" office:value-type="string">
              <text:p>(bruyant)</text:p>
            </table:table-cell>
            <table:table-cell table:style-name="ce3" office:value-type="string">
              <text:p>(forte)</text:p>
            </table:table-cell>
            <table:table-cell table:style-name="ce22"/>
            <table:table-cell table:style-name="ce33" office:value-type="string">
              <text:p>loud</text:p>
            </table:table-cell>
            <table:table-cell table:formula="of:=VLOOKUP([.G9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9">
              <text:p>95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maji</text:p>
            </table:table-cell>
            <table:table-cell table:style-name="ce3" office:value-type="string">
              <text:p>(tranquilo "silencioso")</text:p>
            </table:table-cell>
            <table:table-cell table:style-name="ce3" office:value-type="string">
              <text:p>(silencieux ‘silencieux’)</text:p>
            </table:table-cell>
            <table:table-cell table:style-name="ce3" office:value-type="string">
              <text:p>(tranquillo "silenzioso")</text:p>
            </table:table-cell>
            <table:table-cell table:style-name="ce22"/>
            <table:table-cell table:style-name="ce33" office:value-type="string">
              <text:p>quiet ‘silent’</text:p>
            </table:table-cell>
            <table:table-cell table:formula="of:=VLOOKUP([.G9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0">
              <text:p>96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iclu</text:p>
            </table:table-cell>
            <table:table-cell table:style-name="ce3" office:value-type="string">
              <text:p>(silbar)</text:p>
            </table:table-cell>
            <table:table-cell table:style-name="ce3" office:value-type="string">
              <text:p>(sifflet)</text:p>
            </table:table-cell>
            <table:table-cell table:style-name="ce3" office:value-type="string">
              <text:p>(fischio)</text:p>
            </table:table-cell>
            <table:table-cell table:style-name="ce22"/>
            <table:table-cell table:style-name="ce33" office:value-type="string">
              <text:p>whistle</text:p>
            </table:table-cell>
            <table:table-cell table:formula="of:=VLOOKUP([.G9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1">
              <text:p>96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onga</text:p>
            </table:table-cell>
            <table:table-cell table:style-name="ce3" office:value-type="string">
              <text:p>(tono)</text:p>
            </table:table-cell>
            <table:table-cell table:style-name="ce3" office:value-type="string">
              <text:p>(Ton)</text:p>
            </table:table-cell>
            <table:table-cell table:style-name="ce3" office:value-type="string">
              <text:p>(tono)</text:p>
            </table:table-cell>
            <table:table-cell table:style-name="ce22"/>
            <table:table-cell table:style-name="ce33" office:value-type="string">
              <text:p>tone</text:p>
            </table:table-cell>
            <table:table-cell table:formula="of:=VLOOKUP([.G9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2">
              <text:p>96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oksa</text:p>
            </table:table-cell>
            <table:table-cell table:style-name="ce3" office:value-type="string">
              <text:p>(voz)</text:p>
            </table:table-cell>
            <table:table-cell table:style-name="ce3" office:value-type="string">
              <text:p>(voix)</text:p>
            </table:table-cell>
            <table:table-cell table:style-name="ce3" office:value-type="string">
              <text:p>(voce)</text:p>
            </table:table-cell>
            <table:table-cell table:style-name="ce22"/>
            <table:table-cell table:style-name="ce33" office:value-type="string">
              <text:p>voice</text:p>
            </table:table-cell>
            <table:table-cell table:formula="of:=VLOOKUP([.G9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2 visión</text:p>
            </table:table-cell>
            <table:table-cell table:style-name="ce3" office:value-type="string">
              <text:p>2 vision</text:p>
            </table:table-cell>
            <table:table-cell table:style-name="ce3" office:value-type="string">
              <text:p>2 visione</text:p>
            </table:table-cell>
            <table:table-cell table:style-name="ce22"/>
            <table:table-cell table:style-name="ce33" office:value-type="string">
              <text:p>2 vision</text:p>
            </table:table-cell>
            <table:table-cell table:formula="of:=VLOOKUP([.G9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4">
              <text:p>96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usni</text:p>
            </table:table-cell>
            <table:table-cell table:style-name="ce3" office:value-type="string">
              <text:p>(iluminar "luz")</text:p>
            </table:table-cell>
            <table:table-cell table:style-name="ce3" office:value-type="string">
              <text:p>(illumine ‘light’)</text:p>
            </table:table-cell>
            <table:table-cell table:style-name="ce3" office:value-type="string">
              <text:p>(illumine "luce")</text:p>
            </table:table-cell>
            <table:table-cell table:style-name="ce22"/>
            <table:table-cell table:style-name="ce33" office:value-type="string">
              <text:p>illumine ‘light’</text:p>
            </table:table-cell>
            <table:table-cell table:formula="of:=VLOOKUP([.G9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5">
              <text:p>96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iska</text:p>
            </table:table-cell>
            <table:table-cell table:style-name="ce3" office:value-type="string">
              <text:p>(ver "visión")</text:p>
            </table:table-cell>
            <table:table-cell table:style-name="ce3" office:value-type="string">
              <text:p>(voir ‘vision’)</text:p>
            </table:table-cell>
            <table:table-cell table:style-name="ce3" office:value-type="string">
              <text:p>(vedi "visione")</text:p>
            </table:table-cell>
            <table:table-cell table:style-name="ce22"/>
            <table:table-cell table:style-name="ce33" office:value-type="string">
              <text:p>see ‘vision’</text:p>
            </table:table-cell>
            <table:table-cell table:formula="of:=VLOOKUP([.G9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6">
              <text:p>96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atlu</text:p>
            </table:table-cell>
            <table:table-cell table:style-name="ce3" office:value-type="string">
              <text:p>(Mira)</text:p>
            </table:table-cell>
            <table:table-cell table:style-name="ce3" office:value-type="string">
              <text:p>(Regardez)</text:p>
            </table:table-cell>
            <table:table-cell table:style-name="ce3" office:value-type="string">
              <text:p>(Guarda)</text:p>
            </table:table-cell>
            <table:table-cell table:style-name="ce22"/>
            <table:table-cell table:style-name="ce33" office:value-type="string">
              <text:p>look</text:p>
            </table:table-cell>
            <table:table-cell table:formula="of:=VLOOKUP([.G9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7">
              <text:p>96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jvinu</text:p>
            </table:table-cell>
            <table:table-cell table:style-name="ce3" office:value-type="string">
              <text:p>(ver)</text:p>
            </table:table-cell>
            <table:table-cell table:style-name="ce3" office:value-type="string">
              <text:p>(vue)</text:p>
            </table:table-cell>
            <table:table-cell table:style-name="ce3" office:value-type="string">
              <text:p>(Visualizza)</text:p>
            </table:table-cell>
            <table:table-cell table:style-name="ce22"/>
            <table:table-cell table:style-name="ce33" office:value-type="string">
              <text:p>view</text:p>
            </table:table-cell>
            <table:table-cell table:formula="of:=VLOOKUP([.G9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8">
              <text:p>96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manku</text:p>
            </table:table-cell>
            <table:table-cell table:style-name="ce3" office:value-type="string">
              <text:p>(oscuro)</text:p>
            </table:table-cell>
            <table:table-cell table:style-name="ce3" office:value-type="string">
              <text:p>(sombre)</text:p>
            </table:table-cell>
            <table:table-cell table:style-name="ce3" office:value-type="string">
              <text:p>(buio)</text:p>
            </table:table-cell>
            <table:table-cell table:style-name="ce22" office:value-type="string">
              <text:p>soro</text:p>
            </table:table-cell>
            <table:table-cell table:style-name="ce33" office:value-type="string">
              <text:p>dark</text:p>
            </table:table-cell>
            <table:table-cell table:formula="of:=VLOOKUP([.G966];[MAJ.A$1:MAJ.B$975];2;0)" office:value-type="string" office:string-value="dark">
              <text:p>dar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9">
              <text:p>96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tino</text:p>
            </table:table-cell>
            <table:table-cell table:style-name="ce3" office:value-type="string">
              <text:p>(sombra "sombra")</text:p>
            </table:table-cell>
            <table:table-cell table:style-name="ce3" office:value-type="string">
              <text:p>(ombre "ombre")</text:p>
            </table:table-cell>
            <table:table-cell table:style-name="ce3" office:value-type="string">
              <text:p>(ombra "ombra")</text:p>
            </table:table-cell>
            <table:table-cell table:style-name="ce22"/>
            <table:table-cell table:style-name="ce33" office:value-type="string">
              <text:p>shadow ‘shade’</text:p>
            </table:table-cell>
            <table:table-cell table:formula="of:=VLOOKUP([.G9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0">
              <text:p>97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kari</text:p>
            </table:table-cell>
            <table:table-cell table:style-name="ce3" office:value-type="string">
              <text:p>(color)</text:p>
            </table:table-cell>
            <table:table-cell table:style-name="ce3" office:value-type="string">
              <text:p>(Couleur)</text:p>
            </table:table-cell>
            <table:table-cell table:style-name="ce3" office:value-type="string">
              <text:p>(colore)</text:p>
            </table:table-cell>
            <table:table-cell table:style-name="ce22"/>
            <table:table-cell table:style-name="ce33" office:value-type="string">
              <text:p>color</text:p>
            </table:table-cell>
            <table:table-cell table:formula="of:=VLOOKUP([.G9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1">
              <text:p>97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ekri</text:p>
            </table:table-cell>
            <table:table-cell table:style-name="ce3" office:value-type="string">
              <text:p>(negro)</text:p>
            </table:table-cell>
            <table:table-cell table:style-name="ce3" office:value-type="string">
              <text:p>(noir)</text:p>
            </table:table-cell>
            <table:table-cell table:style-name="ce3" office:value-type="string">
              <text:p>(nero)</text:p>
            </table:table-cell>
            <table:table-cell table:style-name="ce22" office:value-type="string">
              <text:p>nego</text:p>
            </table:table-cell>
            <table:table-cell table:style-name="ce33" office:value-type="string">
              <text:p>black</text:p>
            </table:table-cell>
            <table:table-cell table:formula="of:=VLOOKUP([.G969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2">
              <text:p>97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labi</text:p>
            </table:table-cell>
            <table:table-cell table:style-name="ce3" office:value-type="string">
              <text:p>(blanco)</text:p>
            </table:table-cell>
            <table:table-cell table:style-name="ce3" office:value-type="string">
              <text:p>(blanc)</text:p>
            </table:table-cell>
            <table:table-cell table:style-name="ce3" office:value-type="string">
              <text:p>(bianca)</text:p>
            </table:table-cell>
            <table:table-cell table:style-name="ce22" office:value-type="string">
              <text:p>albo</text:p>
            </table:table-cell>
            <table:table-cell table:style-name="ce33" office:value-type="string">
              <text:p>white</text:p>
            </table:table-cell>
            <table:table-cell table:formula="of:=VLOOKUP([.G970];[MAJ.A$1:MAJ.B$975];2;0)" office:value-type="string" office:string-value="white">
              <text:p>wh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3">
              <text:p>97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grusi</text:p>
            </table:table-cell>
            <table:table-cell table:number-columns-repeated="2" table:style-name="ce3" office:value-type="string">
              <text:p>(gris)</text:p>
            </table:table-cell>
            <table:table-cell table:style-name="ce3" office:value-type="string">
              <text:p>(grigio)</text:p>
            </table:table-cell>
            <table:table-cell table:style-name="ce22"/>
            <table:table-cell table:style-name="ce33" office:value-type="string">
              <text:p>gray</text:p>
            </table:table-cell>
            <table:table-cell table:formula="of:=VLOOKUP([.G9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4">
              <text:p>97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unre</text:p>
            </table:table-cell>
            <table:table-cell table:style-name="ce3" office:value-type="string">
              <text:p>(rojo)</text:p>
            </table:table-cell>
            <table:table-cell table:style-name="ce3" office:value-type="string">
              <text:p>(rouge)</text:p>
            </table:table-cell>
            <table:table-cell table:style-name="ce3" office:value-type="string">
              <text:p>(rosso)</text:p>
            </table:table-cell>
            <table:table-cell table:style-name="ce22" office:value-type="string">
              <text:p>roxu</text:p>
            </table:table-cell>
            <table:table-cell table:style-name="ce33" office:value-type="string">
              <text:p>red</text:p>
            </table:table-cell>
            <table:table-cell table:formula="of:=VLOOKUP([.G972];[MAJ.A$1:MAJ.B$975];2;0)" office:value-type="string" office:string-value="red">
              <text:p>r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5">
              <text:p>97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elxu</text:p>
            </table:table-cell>
            <table:table-cell table:style-name="ce3" office:value-type="string">
              <text:p>(amarillo)</text:p>
            </table:table-cell>
            <table:table-cell table:style-name="ce3" office:value-type="string">
              <text:p>(Jaune)</text:p>
            </table:table-cell>
            <table:table-cell table:style-name="ce3" office:value-type="string">
              <text:p>(giallo)</text:p>
            </table:table-cell>
            <table:table-cell table:style-name="ce22" office:value-type="string">
              <text:p>juno</text:p>
            </table:table-cell>
            <table:table-cell table:style-name="ce33" office:value-type="string">
              <text:p>yellow</text:p>
            </table:table-cell>
            <table:table-cell table:formula="of:=VLOOKUP([.G973];[MAJ.A$1:MAJ.B$975];2;0)" office:value-type="string" office:string-value="yellow">
              <text:p>yell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6">
              <text:p>97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rino</text:p>
            </table:table-cell>
            <table:table-cell table:style-name="ce3" office:value-type="string">
              <text:p>(verde)</text:p>
            </table:table-cell>
            <table:table-cell table:style-name="ce3" office:value-type="string">
              <text:p>(vert)</text:p>
            </table:table-cell>
            <table:table-cell table:style-name="ce3" office:value-type="string">
              <text:p>(verde)</text:p>
            </table:table-cell>
            <table:table-cell table:style-name="ce22" office:value-type="string">
              <text:p>veto</text:p>
            </table:table-cell>
            <table:table-cell table:style-name="ce33" office:value-type="string">
              <text:p>green</text:p>
            </table:table-cell>
            <table:table-cell table:formula="of:=VLOOKUP([.G974];[MAJ.A$1:MAJ.B$975];2;0)" office:value-type="string" office:string-value="green">
              <text:p>gre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7">
              <text:p>97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lanu</text:p>
            </table:table-cell>
            <table:table-cell table:style-name="ce3" office:value-type="string">
              <text:p>(azul)</text:p>
            </table:table-cell>
            <table:table-cell table:style-name="ce3" office:value-type="string">
              <text:p>(bleu)</text:p>
            </table:table-cell>
            <table:table-cell table:style-name="ce3" office:value-type="string">
              <text:p>(blu)</text:p>
            </table:table-cell>
            <table:table-cell table:style-name="ce22" office:value-type="string">
              <text:p>azul</text:p>
            </table:table-cell>
            <table:table-cell table:style-name="ce33" office:value-type="string">
              <text:p>blue</text:p>
            </table:table-cell>
            <table:table-cell table:formula="of:=VLOOKUP([.G975];[MAJ.A$1:MAJ.B$975];2;0)" office:value-type="string" office:string-value="blue">
              <text:p>blu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8">
              <text:p>97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bunre</text:p>
            </table:table-cell>
            <table:table-cell table:style-name="ce3" office:value-type="string">
              <text:p>(marrón)</text:p>
            </table:table-cell>
            <table:table-cell table:style-name="ce3" office:value-type="string">
              <text:p>(marron)</text:p>
            </table:table-cell>
            <table:table-cell table:style-name="ce3" office:value-type="string">
              <text:p>(Marrone)</text:p>
            </table:table-cell>
            <table:table-cell table:style-name="ce22" office:value-type="string">
              <text:p>maro</text:p>
            </table:table-cell>
            <table:table-cell table:style-name="ce33" office:value-type="string">
              <text:p>brown</text:p>
            </table:table-cell>
            <table:table-cell table:formula="of:=VLOOKUP([.G976];[MAJ.A$1:MAJ.B$975];2;0)" office:value-type="string" office:string-value="brown">
              <text:p>brow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9">
              <text:p>97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icna</text:p>
            </table:table-cell>
            <table:table-cell table:style-name="ce3" office:value-type="string">
              <text:p>(cian)</text:p>
            </table:table-cell>
            <table:table-cell table:style-name="ce3" office:value-type="string">
              <text:p>(cyan)</text:p>
            </table:table-cell>
            <table:table-cell table:style-name="ce3" office:value-type="string">
              <text:p>(Ciano)</text:p>
            </table:table-cell>
            <table:table-cell table:style-name="ce22"/>
            <table:table-cell table:style-name="ce33" office:value-type="string">
              <text:p>cyan</text:p>
            </table:table-cell>
            <table:table-cell table:formula="of:=VLOOKUP([.G9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0">
              <text:p>98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arju</text:p>
            </table:table-cell>
            <table:table-cell table:style-name="ce3" office:value-type="string">
              <text:p>(naranja)</text:p>
            </table:table-cell>
            <table:table-cell table:style-name="ce3" office:value-type="string">
              <text:p>(Orange)</text:p>
            </table:table-cell>
            <table:table-cell table:style-name="ce3" office:value-type="string">
              <text:p>(arancia)</text:p>
            </table:table-cell>
            <table:table-cell table:style-name="ce22"/>
            <table:table-cell table:style-name="ce33" office:value-type="string">
              <text:p>orange</text:p>
            </table:table-cell>
            <table:table-cell table:formula="of:=VLOOKUP([.G9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1">
              <text:p>98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nukni</text:p>
            </table:table-cell>
            <table:table-cell table:style-name="ce3" office:value-type="string">
              <text:p>(magenta "fucsina")</text:p>
            </table:table-cell>
            <table:table-cell table:style-name="ce3" office:value-type="string">
              <text:p>(magenta ‘fuchsin’)</text:p>
            </table:table-cell>
            <table:table-cell table:style-name="ce3" office:value-type="string">
              <text:p>("fucsina" magenta)</text:p>
            </table:table-cell>
            <table:table-cell table:style-name="ce22"/>
            <table:table-cell table:style-name="ce33" office:value-type="string">
              <text:p>magenta ‘fuchsin’</text:p>
            </table:table-cell>
            <table:table-cell table:formula="of:=VLOOKUP([.G9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2">
              <text:p>98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zirpu</text:p>
            </table:table-cell>
            <table:table-cell table:style-name="ce3" office:value-type="string">
              <text:p>(púrpura)</text:p>
            </table:table-cell>
            <table:table-cell table:style-name="ce3" office:value-type="string">
              <text:p>(violet)</text:p>
            </table:table-cell>
            <table:table-cell table:style-name="ce3" office:value-type="string">
              <text:p>(viola)</text:p>
            </table:table-cell>
            <table:table-cell table:style-name="ce22"/>
            <table:table-cell table:style-name="ce33" office:value-type="string">
              <text:p>purple</text:p>
            </table:table-cell>
            <table:table-cell table:formula="of:=VLOOKUP([.G9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3 olor</text:p>
            </table:table-cell>
            <table:table-cell table:style-name="ce3" office:value-type="string">
              <text:p>3 odeur</text:p>
            </table:table-cell>
            <table:table-cell table:style-name="ce3" office:value-type="string">
              <text:p>3 odori</text:p>
            </table:table-cell>
            <table:table-cell table:style-name="ce22"/>
            <table:table-cell table:style-name="ce33" office:value-type="string">
              <text:p>3 odor</text:p>
            </table:table-cell>
            <table:table-cell table:formula="of:=VLOOKUP([.G9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4">
              <text:p>98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panci</text:p>
            </table:table-cell>
            <table:table-cell table:style-name="ce3" office:value-type="string">
              <text:p>(olor ‘fragancia’)</text:p>
            </table:table-cell>
            <table:table-cell table:style-name="ce3" office:value-type="string">
              <text:p>(odeur ‘parfum’)</text:p>
            </table:table-cell>
            <table:table-cell table:style-name="ce3" office:value-type="string">
              <text:p>(odore "profumo")</text:p>
            </table:table-cell>
            <table:table-cell table:style-name="ce22"/>
            <table:table-cell table:style-name="ce33" office:value-type="string">
              <text:p>odor ‘fragrance’</text:p>
            </table:table-cell>
            <table:table-cell table:formula="of:=VLOOKUP([.G9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5">
              <text:p>98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umne</text:p>
            </table:table-cell>
            <table:table-cell table:style-name="ce3" office:value-type="string">
              <text:p>(oler)</text:p>
            </table:table-cell>
            <table:table-cell table:style-name="ce3" office:value-type="string">
              <text:p>(odeur)</text:p>
            </table:table-cell>
            <table:table-cell table:style-name="ce3" office:value-type="string">
              <text:p>(odore)</text:p>
            </table:table-cell>
            <table:table-cell table:style-name="ce22"/>
            <table:table-cell table:style-name="ce33" office:value-type="string">
              <text:p>smell</text:p>
            </table:table-cell>
            <table:table-cell table:formula="of:=VLOOKUP([.G9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4 sabor</text:p>
            </table:table-cell>
            <table:table-cell table:style-name="ce3" office:value-type="string">
              <text:p>4 goût</text:p>
            </table:table-cell>
            <table:table-cell table:style-name="ce3" office:value-type="string">
              <text:p>4 gusti</text:p>
            </table:table-cell>
            <table:table-cell table:style-name="ce22"/>
            <table:table-cell table:style-name="ce33" office:value-type="string">
              <text:p>4 taste</text:p>
            </table:table-cell>
            <table:table-cell table:formula="of:=VLOOKUP([.G9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7">
              <text:p>987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vrusi</text:p>
            </table:table-cell>
            <table:table-cell table:style-name="ce3" office:value-type="string">
              <text:p>(sabor "sabor")</text:p>
            </table:table-cell>
            <table:table-cell table:style-name="ce3" office:value-type="string">
              <text:p>(goût ‘goût’)</text:p>
            </table:table-cell>
            <table:table-cell table:style-name="ce3" office:value-type="string">
              <text:p>(assaggia "sapore")</text:p>
            </table:table-cell>
            <table:table-cell table:style-name="ce22"/>
            <table:table-cell table:style-name="ce33" office:value-type="string">
              <text:p>taste ‘flavor’</text:p>
            </table:table-cell>
            <table:table-cell table:formula="of:=VLOOKUP([.G9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8">
              <text:p>988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itla</text:p>
            </table:table-cell>
            <table:table-cell table:style-name="ce3" office:value-type="string">
              <text:p>(dulce)</text:p>
            </table:table-cell>
            <table:table-cell table:style-name="ce3" office:value-type="string">
              <text:p>(sucré)</text:p>
            </table:table-cell>
            <table:table-cell table:style-name="ce3" office:value-type="string">
              <text:p>(dolce)</text:p>
            </table:table-cell>
            <table:table-cell table:style-name="ce22"/>
            <table:table-cell table:style-name="ce33" office:value-type="string">
              <text:p>sweet</text:p>
            </table:table-cell>
            <table:table-cell table:formula="of:=VLOOKUP([.G9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9">
              <text:p>989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kurki</text:p>
            </table:table-cell>
            <table:table-cell table:style-name="ce3" office:value-type="string">
              <text:p>(amargo "acre")</text:p>
            </table:table-cell>
            <table:table-cell table:style-name="ce3" office:value-type="string">
              <text:p>(amer ‘âcre’)</text:p>
            </table:table-cell>
            <table:table-cell table:style-name="ce3" office:value-type="string">
              <text:p>(amaro "acre")</text:p>
            </table:table-cell>
            <table:table-cell table:style-name="ce22"/>
            <table:table-cell table:style-name="ce33" office:value-type="string">
              <text:p>bitter ‘acrid’</text:p>
            </table:table-cell>
            <table:table-cell table:formula="of:=VLOOKUP([.G9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0">
              <text:p>990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slari</text:p>
            </table:table-cell>
            <table:table-cell table:style-name="ce3" office:value-type="string">
              <text:p>(agrio)</text:p>
            </table:table-cell>
            <table:table-cell table:style-name="ce3" office:value-type="string">
              <text:p>(acide)</text:p>
            </table:table-cell>
            <table:table-cell table:style-name="ce3" office:value-type="string">
              <text:p>(Acido)</text:p>
            </table:table-cell>
            <table:table-cell table:style-name="ce22"/>
            <table:table-cell table:style-name="ce33" office:value-type="string">
              <text:p>sour</text:p>
            </table:table-cell>
            <table:table-cell table:formula="of:=VLOOKUP([.G9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**9.4</text:p>
            </table:table-cell>
            <table:table-cell table:style-name="ce3" office:value-type="string">
              <text:p>5 otros</text:p>
            </table:table-cell>
            <table:table-cell table:style-name="ce3" office:value-type="string">
              <text:p>5 autres</text:p>
            </table:table-cell>
            <table:table-cell table:style-name="ce3" office:value-type="string">
              <text:p>Altri 5</text:p>
            </table:table-cell>
            <table:table-cell table:style-name="ce22"/>
            <table:table-cell table:style-name="ce33" office:value-type="string">
              <text:p>5 others</text:p>
            </table:table-cell>
            <table:table-cell table:formula="of:=VLOOKUP([.G9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2">
              <text:p>992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cortu</text:p>
            </table:table-cell>
            <table:table-cell table:style-name="ce3" office:value-type="string">
              <text:p>(dolor "dolor")</text:p>
            </table:table-cell>
            <table:table-cell table:style-name="ce3" office:value-type="string">
              <text:p>(douleur ‘blessée’)</text:p>
            </table:table-cell>
            <table:table-cell table:style-name="ce3" office:value-type="string">
              <text:p>(dolore "ferito")</text:p>
            </table:table-cell>
            <table:table-cell table:style-name="ce22"/>
            <table:table-cell table:style-name="ce33" office:value-type="string">
              <text:p>pain ‘hurt’</text:p>
            </table:table-cell>
            <table:table-cell table:formula="of:=VLOOKUP([.G9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3">
              <text:p>993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xagji</text:p>
            </table:table-cell>
            <table:table-cell table:style-name="ce3" office:value-type="string">
              <text:p>(hambre)</text:p>
            </table:table-cell>
            <table:table-cell table:style-name="ce3" office:value-type="string">
              <text:p>(faim)</text:p>
            </table:table-cell>
            <table:table-cell table:style-name="ce3" office:value-type="string">
              <text:p>(fame)</text:p>
            </table:table-cell>
            <table:table-cell table:style-name="ce22"/>
            <table:table-cell table:style-name="ce33" office:value-type="string">
              <text:p>hunger</text:p>
            </table:table-cell>
            <table:table-cell table:formula="of:=VLOOKUP([.G9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4">
              <text:p>994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ske</text:p>
            </table:table-cell>
            <table:table-cell table:style-name="ce3" office:value-type="string">
              <text:p>(sed)</text:p>
            </table:table-cell>
            <table:table-cell table:style-name="ce3" office:value-type="string">
              <text:p>(la soif)</text:p>
            </table:table-cell>
            <table:table-cell table:style-name="ce3" office:value-type="string">
              <text:p>(sete)</text:p>
            </table:table-cell>
            <table:table-cell table:style-name="ce22"/>
            <table:table-cell table:style-name="ce33" office:value-type="string">
              <text:p>thirst</text:p>
            </table:table-cell>
            <table:table-cell table:formula="of:=VLOOKUP([.G9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5">
              <text:p>995</text:p>
            </table:table-cell>
            <table:table-cell table:style-name="ce3" office:value-type="float" office:value="9">
              <text:p>9</text:p>
            </table:table-cell>
            <table:table-cell table:style-name="ce10" office:value-type="string">
              <text:p>tatpi</text:p>
            </table:table-cell>
            <table:table-cell table:style-name="ce3" office:value-type="string">
              <text:p>(cansado)</text:p>
            </table:table-cell>
            <table:table-cell table:style-name="ce3" office:value-type="string">
              <text:p>(fatigué)</text:p>
            </table:table-cell>
            <table:table-cell table:style-name="ce3" office:value-type="string">
              <text:p>(stanco)</text:p>
            </table:table-cell>
            <table:table-cell table:style-name="ce22"/>
            <table:table-cell table:style-name="ce33" office:value-type="string">
              <text:p>tired</text:p>
            </table:table-cell>
            <table:table-cell table:formula="of:=VLOOKUP([.G99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996">
            <text:p>996</text:p>
          </table:table-cell>
          <table:table-cell table:style-name="ce2" office:value-type="float" office:value="10">
            <text:p>10</text:p>
          </table:table-cell>
          <table:table-cell table:style-name="ce11" office:value-type="string">
            <text:p># 10 </text:p>
          </table:table-cell>
          <table:table-cell table:style-name="ce2" office:value-type="string">
            <text:p>Psicología</text:p>
          </table:table-cell>
          <table:table-cell table:style-name="ce2" office:value-type="string">
            <text:p>psychologie</text:p>
          </table:table-cell>
          <table:table-cell table:style-name="ce2" office:value-type="string">
            <text:p>psicologia</text:p>
          </table:table-cell>
          <table:table-cell table:style-name="ce2" office:value-type="string">
            <text:p>podu</text:p>
          </table:table-cell>
          <table:table-cell table:style-name="ce2" office:value-type="string">
            <text:p>psychology</text:p>
          </table:table-cell>
          <table:table-cell table:style-name="ce2" table:formula="of:=VLOOKUP([.G994];[MAJ.A$1:MAJ.B$975];2;0)" office:value-type="string" office:string-value="produce">
            <text:p>produce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**10.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2"/>
            <table:table-cell table:style-name="ce2" office:value-type="string">
              <text:p><text:s/>emotions, affects</text:p>
            </table:table-cell>
            <table:table-cell table:style-name="ce2" table:formula="of:=VLOOKUP([.G9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8">
              <text:p>99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inmo</text:p>
            </table:table-cell>
            <table:table-cell table:style-name="ce3" office:value-type="string">
              <text:p>(emoción)</text:p>
            </table:table-cell>
            <table:table-cell table:style-name="ce3" office:value-type="string">
              <text:p>(émotion)</text:p>
            </table:table-cell>
            <table:table-cell table:style-name="ce3" office:value-type="string">
              <text:p>(emozione)</text:p>
            </table:table-cell>
            <table:table-cell table:style-name="ce2"/>
            <table:table-cell table:style-name="ce2" office:value-type="string">
              <text:p>emotion</text:p>
            </table:table-cell>
            <table:table-cell table:style-name="ce2" table:formula="of:=VLOOKUP([.G9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9">
              <text:p>99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adri</text:p>
            </table:table-cell>
            <table:table-cell table:number-columns-repeated="3" table:style-name="ce3" office:value-type="string">
              <text:p>(triste)</text:p>
            </table:table-cell>
            <table:table-cell table:style-name="ce2"/>
            <table:table-cell table:style-name="ce2" office:value-type="string">
              <text:p>sad</text:p>
            </table:table-cell>
            <table:table-cell table:style-name="ce2" table:formula="of:=VLOOKUP([.G9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0">
              <text:p>100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keji</text:p>
            </table:table-cell>
            <table:table-cell table:style-name="ce3" office:value-type="string">
              <text:p>(avergonzado)</text:p>
            </table:table-cell>
            <table:table-cell table:style-name="ce3" office:value-type="string">
              <text:p>(honteux)</text:p>
            </table:table-cell>
            <table:table-cell table:style-name="ce3" office:value-type="string">
              <text:p>(si vergogna)</text:p>
            </table:table-cell>
            <table:table-cell table:style-name="ce2"/>
            <table:table-cell table:style-name="ce2" office:value-type="string">
              <text:p>ashamed</text:p>
            </table:table-cell>
            <table:table-cell table:style-name="ce2" table:formula="of:=VLOOKUP([.G9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1">
              <text:p>100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gira</text:p>
            </table:table-cell>
            <table:table-cell table:style-name="ce3" office:value-type="string">
              <text:p>(orgullo)</text:p>
            </table:table-cell>
            <table:table-cell table:style-name="ce3" office:value-type="string">
              <text:p>(fierté)</text:p>
            </table:table-cell>
            <table:table-cell table:style-name="ce3" office:value-type="string">
              <text:p>(orgoglio)</text:p>
            </table:table-cell>
            <table:table-cell table:style-name="ce2"/>
            <table:table-cell table:style-name="ce2" office:value-type="string">
              <text:p>pride</text:p>
            </table:table-cell>
            <table:table-cell table:style-name="ce2" table:formula="of:=VLOOKUP([.G9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2">
              <text:p>100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ecti</text:p>
            </table:table-cell>
            <table:table-cell table:style-name="ce3" office:value-type="string">
              <text:p>(lástima)</text:p>
            </table:table-cell>
            <table:table-cell table:style-name="ce3" office:value-type="string">
              <text:p>(pitié)</text:p>
            </table:table-cell>
            <table:table-cell table:style-name="ce3" office:value-type="string">
              <text:p>(pietà)</text:p>
            </table:table-cell>
            <table:table-cell table:style-name="ce2"/>
            <table:table-cell table:style-name="ce2" office:value-type="string">
              <text:p>pity</text:p>
            </table:table-cell>
            <table:table-cell table:style-name="ce2" table:formula="of:=VLOOKUP([.G10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3">
              <text:p>100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ufra</text:p>
            </table:table-cell>
            <table:table-cell table:style-name="ce3" office:value-type="string">
              <text:p>(comodidad)</text:p>
            </table:table-cell>
            <table:table-cell table:style-name="ce3" office:value-type="string">
              <text:p>(confort)</text:p>
            </table:table-cell>
            <table:table-cell table:style-name="ce3" office:value-type="string">
              <text:p>(comfort)</text:p>
            </table:table-cell>
            <table:table-cell table:style-name="ce2"/>
            <table:table-cell table:style-name="ce2" office:value-type="string">
              <text:p>comfort</text:p>
            </table:table-cell>
            <table:table-cell table:style-name="ce2" table:formula="of:=VLOOKUP([.G10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4">
              <text:p>100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anci</text:p>
            </table:table-cell>
            <table:table-cell table:style-name="ce3" office:value-type="string">
              <text:p>(preguntarse)</text:p>
            </table:table-cell>
            <table:table-cell table:style-name="ce3" office:value-type="string">
              <text:p>(merveille)</text:p>
            </table:table-cell>
            <table:table-cell table:style-name="ce3" office:value-type="string">
              <text:p>(meravigliarsi)</text:p>
            </table:table-cell>
            <table:table-cell table:style-name="ce2"/>
            <table:table-cell table:style-name="ce2" office:value-type="string">
              <text:p>wonder</text:p>
            </table:table-cell>
            <table:table-cell table:style-name="ce2" table:formula="of:=VLOOKUP([.G10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5">
              <text:p>100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rami</text:p>
            </table:table-cell>
            <table:table-cell table:style-name="ce3" office:value-type="string">
              <text:p>(amor)</text:p>
            </table:table-cell>
            <table:table-cell table:style-name="ce3" office:value-type="string">
              <text:p>(l'amour)</text:p>
            </table:table-cell>
            <table:table-cell table:style-name="ce3" office:value-type="string">
              <text:p>(amore)</text:p>
            </table:table-cell>
            <table:table-cell table:style-name="ce2"/>
            <table:table-cell table:style-name="ce2" office:value-type="string">
              <text:p>love</text:p>
            </table:table-cell>
            <table:table-cell table:style-name="ce2" table:formula="of:=VLOOKUP([.G10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6">
              <text:p>100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teba</text:p>
            </table:table-cell>
            <table:table-cell table:style-name="ce3" office:value-type="string">
              <text:p>(frustración)</text:p>
            </table:table-cell>
            <table:table-cell table:style-name="ce3" office:value-type="string">
              <text:p>(frustration)</text:p>
            </table:table-cell>
            <table:table-cell table:style-name="ce3" office:value-type="string">
              <text:p>(frustrazione)</text:p>
            </table:table-cell>
            <table:table-cell table:style-name="ce2"/>
            <table:table-cell table:style-name="ce2" office:value-type="string">
              <text:p>frustration</text:p>
            </table:table-cell>
            <table:table-cell table:style-name="ce2" table:formula="of:=VLOOKUP([.G10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7">
              <text:p>100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ungi</text:p>
            </table:table-cell>
            <table:table-cell table:style-name="ce3" office:value-type="string">
              <text:p>(culpa)</text:p>
            </table:table-cell>
            <table:table-cell table:style-name="ce3" office:value-type="string">
              <text:p>(culpabilité)</text:p>
            </table:table-cell>
            <table:table-cell table:style-name="ce3" office:value-type="string">
              <text:p>(colpa)</text:p>
            </table:table-cell>
            <table:table-cell table:style-name="ce2"/>
            <table:table-cell table:style-name="ce2" office:value-type="string">
              <text:p>guilt</text:p>
            </table:table-cell>
            <table:table-cell table:style-name="ce2" table:formula="of:=VLOOKUP([.G10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8">
              <text:p>100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inri</text:p>
            </table:table-cell>
            <table:table-cell table:style-name="ce3" office:value-type="string">
              <text:p>("intereses" interesantes)</text:p>
            </table:table-cell>
            <table:table-cell table:style-name="ce3" office:value-type="string">
              <text:p>(‘intérêts’ intéressants)</text:p>
            </table:table-cell>
            <table:table-cell table:style-name="ce3" office:value-type="string">
              <text:p>("interessi" interessanti)</text:p>
            </table:table-cell>
            <table:table-cell table:style-name="ce2"/>
            <table:table-cell table:style-name="ce2" office:value-type="string">
              <text:p>interesting ‘interests’</text:p>
            </table:table-cell>
            <table:table-cell table:style-name="ce2" table:formula="of:=VLOOKUP([.G10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9">
              <text:p>100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urna</text:p>
            </table:table-cell>
            <table:table-cell table:style-name="ce3" office:value-type="string">
              <text:p>(desconcertado)</text:p>
            </table:table-cell>
            <table:table-cell table:style-name="ce3" office:value-type="string">
              <text:p>(embarrassé)</text:p>
            </table:table-cell>
            <table:table-cell table:style-name="ce3" office:value-type="string">
              <text:p>(imbarazzato)</text:p>
            </table:table-cell>
            <table:table-cell table:style-name="ce2"/>
            <table:table-cell table:style-name="ce2" office:value-type="string">
              <text:p>embarrassed</text:p>
            </table:table-cell>
            <table:table-cell table:style-name="ce2" table:formula="of:=VLOOKUP([.G10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0">
              <text:p>101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umla</text:p>
            </table:table-cell>
            <table:table-cell table:style-name="ce3" office:value-type="string">
              <text:p>(humilde "humildad")</text:p>
            </table:table-cell>
            <table:table-cell table:style-name="ce3" office:value-type="string">
              <text:p>(humble "humilité")</text:p>
            </table:table-cell>
            <table:table-cell table:style-name="ce3" office:value-type="string">
              <text:p>(umile "umiltà")</text:p>
            </table:table-cell>
            <table:table-cell table:style-name="ce2"/>
            <table:table-cell table:style-name="ce2" office:value-type="string">
              <text:p>humble ‘humility’</text:p>
            </table:table-cell>
            <table:table-cell table:style-name="ce2" table:formula="of:=VLOOKUP([.G10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1">
              <text:p>101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ucli</text:p>
            </table:table-cell>
            <table:table-cell table:style-name="ce3" office:value-type="string">
              <text:p>(curioso)</text:p>
            </table:table-cell>
            <table:table-cell table:style-name="ce3" office:value-type="string">
              <text:p>(curieuse)</text:p>
            </table:table-cell>
            <table:table-cell table:style-name="ce3" office:value-type="string">
              <text:p>(curioso)</text:p>
            </table:table-cell>
            <table:table-cell table:style-name="ce2"/>
            <table:table-cell table:style-name="ce2" office:value-type="string">
              <text:p>curious</text:p>
            </table:table-cell>
            <table:table-cell table:style-name="ce2" table:formula="of:=VLOOKUP([.G10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2">
              <text:p>101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ebni</text:p>
            </table:table-cell>
            <table:table-cell table:style-name="ce3" office:value-type="string">
              <text:p>(odio)</text:p>
            </table:table-cell>
            <table:table-cell table:style-name="ce3" office:value-type="string">
              <text:p>(haine)</text:p>
            </table:table-cell>
            <table:table-cell table:style-name="ce3" office:value-type="string">
              <text:p>(odiare)</text:p>
            </table:table-cell>
            <table:table-cell table:style-name="ce2"/>
            <table:table-cell table:style-name="ce2" office:value-type="string">
              <text:p>hate</text:p>
            </table:table-cell>
            <table:table-cell table:style-name="ce2" table:formula="of:=VLOOKUP([.G10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3">
              <text:p>101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lni</text:p>
            </table:table-cell>
            <table:table-cell table:style-name="ce3" office:value-type="string">
              <text:p>(pánico)</text:p>
            </table:table-cell>
            <table:table-cell table:style-name="ce3" office:value-type="string">
              <text:p>(panique)</text:p>
            </table:table-cell>
            <table:table-cell table:style-name="ce3" office:value-type="string">
              <text:p>(panico)</text:p>
            </table:table-cell>
            <table:table-cell table:style-name="ce2"/>
            <table:table-cell table:style-name="ce2" office:value-type="string">
              <text:p>panic</text:p>
            </table:table-cell>
            <table:table-cell table:style-name="ce2" table:formula="of:=VLOOKUP([.G10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4">
              <text:p>101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nka</text:p>
            </table:table-cell>
            <table:table-cell table:style-name="ce3" office:value-type="string">
              <text:p>(nervioso "ansioso")</text:p>
            </table:table-cell>
            <table:table-cell table:style-name="ce3" office:value-type="string">
              <text:p>(nerveux ‘anxieux’)</text:p>
            </table:table-cell>
            <table:table-cell table:style-name="ce3" office:value-type="string">
              <text:p>("ansioso" nervoso)</text:p>
            </table:table-cell>
            <table:table-cell table:style-name="ce2"/>
            <table:table-cell table:style-name="ce2" office:value-type="string">
              <text:p>nervous ‘anxious’</text:p>
            </table:table-cell>
            <table:table-cell table:style-name="ce2" table:formula="of:=VLOOKUP([.G10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5">
              <text:p>101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unku</text:p>
            </table:table-cell>
            <table:table-cell table:style-name="ce3" office:value-type="string">
              <text:p>(angustia)</text:p>
            </table:table-cell>
            <table:table-cell table:style-name="ce3" office:value-type="string">
              <text:p>(angoisse)</text:p>
            </table:table-cell>
            <table:table-cell table:style-name="ce3" office:value-type="string">
              <text:p>(angoscia)</text:p>
            </table:table-cell>
            <table:table-cell table:style-name="ce2"/>
            <table:table-cell table:style-name="ce2" office:value-type="string">
              <text:p>anguish</text:p>
            </table:table-cell>
            <table:table-cell table:style-name="ce2" table:formula="of:=VLOOKUP([.G10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6">
              <text:p>101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irba</text:p>
            </table:table-cell>
            <table:table-cell table:style-name="ce3" office:value-type="string">
              <text:p>(querido)</text:p>
            </table:table-cell>
            <table:table-cell table:style-name="ce3" office:value-type="string">
              <text:p>(cher)</text:p>
            </table:table-cell>
            <table:table-cell table:style-name="ce3" office:value-type="string">
              <text:p>(caro)</text:p>
            </table:table-cell>
            <table:table-cell table:style-name="ce2"/>
            <table:table-cell table:style-name="ce2" office:value-type="string">
              <text:p>dear</text:p>
            </table:table-cell>
            <table:table-cell table:style-name="ce2" table:formula="of:=VLOOKUP([.G10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7">
              <text:p>101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gleki</text:p>
            </table:table-cell>
            <table:table-cell table:style-name="ce3" office:value-type="string">
              <text:p>(feliz "gay")</text:p>
            </table:table-cell>
            <table:table-cell table:style-name="ce3" office:value-type="string">
              <text:p>(joyeux gay)</text:p>
            </table:table-cell>
            <table:table-cell table:style-name="ce3" office:value-type="string">
              <text:p>(felice "gay")</text:p>
            </table:table-cell>
            <table:table-cell table:style-name="ce2"/>
            <table:table-cell table:style-name="ce2" office:value-type="string">
              <text:p>happy ‘gay’</text:p>
            </table:table-cell>
            <table:table-cell table:style-name="ce2" table:formula="of:=VLOOKUP([.G10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8">
              <text:p>101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ilra</text:p>
            </table:table-cell>
            <table:table-cell table:style-name="ce3" office:value-type="string">
              <text:p>(celoso)</text:p>
            </table:table-cell>
            <table:table-cell table:style-name="ce3" office:value-type="string">
              <text:p>(jaloux)</text:p>
            </table:table-cell>
            <table:table-cell table:style-name="ce3" office:value-type="string">
              <text:p>(geloso)</text:p>
            </table:table-cell>
            <table:table-cell table:style-name="ce2"/>
            <table:table-cell table:style-name="ce2" office:value-type="string">
              <text:p>jealous</text:p>
            </table:table-cell>
            <table:table-cell table:style-name="ce2" table:formula="of:=VLOOKUP([.G10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9">
              <text:p>101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unri</text:p>
            </table:table-cell>
            <table:table-cell table:style-name="ce3" office:value-type="string">
              <text:p>(grave)</text:p>
            </table:table-cell>
            <table:table-cell table:style-name="ce3" office:value-type="string">
              <text:p>(sérieux)</text:p>
            </table:table-cell>
            <table:table-cell table:style-name="ce3" office:value-type="string">
              <text:p>(grave)</text:p>
            </table:table-cell>
            <table:table-cell table:style-name="ce2" office:value-type="string">
              <text:p>gavo</text:p>
            </table:table-cell>
            <table:table-cell table:style-name="ce2" office:value-type="string">
              <text:p>serious</text:p>
            </table:table-cell>
            <table:table-cell table:style-name="ce2" table:formula="of:=VLOOKUP([.G1017];[MAJ.A$1:MAJ.B$975];2;0)" office:value-type="string" office:string-value="serious">
              <text:p>seriou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0">
              <text:p>102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laku</text:p>
            </table:table-cell>
            <table:table-cell table:style-name="ce3" office:value-type="string">
              <text:p>(llorar)</text:p>
            </table:table-cell>
            <table:table-cell table:style-name="ce3" office:value-type="string">
              <text:p>(pleurer)</text:p>
            </table:table-cell>
            <table:table-cell table:style-name="ce3" office:value-type="string">
              <text:p>(piangere)</text:p>
            </table:table-cell>
            <table:table-cell table:style-name="ce2"/>
            <table:table-cell table:style-name="ce2" office:value-type="string">
              <text:p>weep</text:p>
            </table:table-cell>
            <table:table-cell table:style-name="ce2" table:formula="of:=VLOOKUP([.G10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1">
              <text:p>102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terpa</text:p>
            </table:table-cell>
            <table:table-cell table:style-name="ce3" office:value-type="string">
              <text:p>(miedo "terror")</text:p>
            </table:table-cell>
            <table:table-cell table:style-name="ce3" office:value-type="string">
              <text:p>("terreur")</text:p>
            </table:table-cell>
            <table:table-cell table:style-name="ce3" office:value-type="string">
              <text:p>(paura del "terrore")</text:p>
            </table:table-cell>
            <table:table-cell table:style-name="ce2"/>
            <table:table-cell table:style-name="ce2" office:value-type="string">
              <text:p>fear ‘terror’</text:p>
            </table:table-cell>
            <table:table-cell table:style-name="ce2" table:formula="of:=VLOOKUP([.G10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2">
              <text:p>102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enru</text:p>
            </table:table-cell>
            <table:table-cell table:style-name="ce3" office:value-type="string">
              <text:p>(lamento "rue")</text:p>
            </table:table-cell>
            <table:table-cell table:style-name="ce3" office:value-type="string">
              <text:p>(regrette 'rue')</text:p>
            </table:table-cell>
            <table:table-cell table:style-name="ce3" office:value-type="string">
              <text:p>(rimpiangere "rue")</text:p>
            </table:table-cell>
            <table:table-cell table:style-name="ce2"/>
            <table:table-cell table:style-name="ce2" office:value-type="string">
              <text:p>regret ‘rue’</text:p>
            </table:table-cell>
            <table:table-cell table:style-name="ce2" table:formula="of:=VLOOKUP([.G10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3">
              <text:p>102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engu</text:p>
            </table:table-cell>
            <table:table-cell table:style-name="ce3" office:value-type="string">
              <text:p>(enojado)</text:p>
            </table:table-cell>
            <table:table-cell table:style-name="ce3" office:value-type="string">
              <text:p>(fâché)</text:p>
            </table:table-cell>
            <table:table-cell table:style-name="ce3" office:value-type="string">
              <text:p>(arrabbiato)</text:p>
            </table:table-cell>
            <table:table-cell table:style-name="ce2"/>
            <table:table-cell table:style-name="ce2" office:value-type="string">
              <text:p>angry</text:p>
            </table:table-cell>
            <table:table-cell table:style-name="ce2" table:formula="of:=VLOOKUP([.G10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4">
              <text:p>102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luka</text:p>
            </table:table-cell>
            <table:table-cell table:style-name="ce3" office:value-type="string">
              <text:p>(agradable)</text:p>
            </table:table-cell>
            <table:table-cell table:style-name="ce3" office:value-type="string">
              <text:p>(agréable)</text:p>
            </table:table-cell>
            <table:table-cell table:style-name="ce3" office:value-type="string">
              <text:p>(piacevole)</text:p>
            </table:table-cell>
            <table:table-cell table:style-name="ce2"/>
            <table:table-cell table:style-name="ce2" office:value-type="string">
              <text:p>pleasant</text:p>
            </table:table-cell>
            <table:table-cell table:style-name="ce2" table:formula="of:=VLOOKUP([.G10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5">
              <text:p>102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raktu</text:p>
            </table:table-cell>
            <table:table-cell table:style-name="ce3" office:value-type="string">
              <text:p>(problema)</text:p>
            </table:table-cell>
            <table:table-cell table:style-name="ce3" office:value-type="string">
              <text:p>(difficulté)</text:p>
            </table:table-cell>
            <table:table-cell table:style-name="ce3" office:value-type="string">
              <text:p>(guaio)</text:p>
            </table:table-cell>
            <table:table-cell table:style-name="ce2"/>
            <table:table-cell table:style-name="ce2" office:value-type="string">
              <text:p>trouble</text:p>
            </table:table-cell>
            <table:table-cell table:style-name="ce2" table:formula="of:=VLOOKUP([.G10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6">
              <text:p>102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paji</text:p>
            </table:table-cell>
            <table:table-cell table:style-name="ce3" office:value-type="string">
              <text:p>(sorpresa)</text:p>
            </table:table-cell>
            <table:table-cell table:style-name="ce3" office:value-type="string">
              <text:p>(surprise)</text:p>
            </table:table-cell>
            <table:table-cell table:style-name="ce3" office:value-type="string">
              <text:p>(sorpresa)</text:p>
            </table:table-cell>
            <table:table-cell table:style-name="ce2"/>
            <table:table-cell table:style-name="ce2" office:value-type="string">
              <text:p>surprise</text:p>
            </table:table-cell>
            <table:table-cell table:style-name="ce2" table:formula="of:=VLOOKUP([.G10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7">
              <text:p>102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enca</text:p>
            </table:table-cell>
            <table:table-cell table:style-name="ce3" office:value-type="string">
              <text:p>(conmoción)</text:p>
            </table:table-cell>
            <table:table-cell table:style-name="ce3" office:value-type="string">
              <text:p>(choc)</text:p>
            </table:table-cell>
            <table:table-cell table:style-name="ce3" office:value-type="string">
              <text:p>(shock)</text:p>
            </table:table-cell>
            <table:table-cell table:style-name="ce2"/>
            <table:table-cell table:style-name="ce2" office:value-type="string">
              <text:p>shock</text:p>
            </table:table-cell>
            <table:table-cell table:style-name="ce2" table:formula="of:=VLOOKUP([.G10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8">
              <text:p>102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dile</text:p>
            </table:table-cell>
            <table:table-cell table:style-name="ce3" office:value-type="string">
              <text:p>(divertido "divertido")</text:p>
            </table:table-cell>
            <table:table-cell table:style-name="ce3" office:value-type="string">
              <text:p>(amusant "amusé")</text:p>
            </table:table-cell>
            <table:table-cell table:style-name="ce3" office:value-type="string">
              <text:p>(divertente "divertito")</text:p>
            </table:table-cell>
            <table:table-cell table:style-name="ce2"/>
            <table:table-cell table:style-name="ce2" office:value-type="string">
              <text:p>amusing ‘amused’</text:p>
            </table:table-cell>
            <table:table-cell table:style-name="ce2" table:formula="of:=VLOOKUP([.G10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9">
              <text:p>102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rigni</text:p>
            </table:table-cell>
            <table:table-cell table:style-name="ce3" office:value-type="string">
              <text:p>(repugnante "repugnante")</text:p>
            </table:table-cell>
            <table:table-cell table:style-name="ce3" office:value-type="string">
              <text:p>(«répugnant» dégoûtant)</text:p>
            </table:table-cell>
            <table:table-cell table:style-name="ce3" office:value-type="string">
              <text:p>(disgustoso "ripugnante")</text:p>
            </table:table-cell>
            <table:table-cell table:style-name="ce2"/>
            <table:table-cell table:style-name="ce2" office:value-type="string">
              <text:p>disgusting ‘repugnant’</text:p>
            </table:table-cell>
            <table:table-cell table:style-name="ce2" table:formula="of:=VLOOKUP([.G10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0">
              <text:p>103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jmi</text:p>
            </table:table-cell>
            <table:table-cell table:style-name="ce3" office:value-type="string">
              <text:p>(gracioso "comic")</text:p>
            </table:table-cell>
            <table:table-cell table:style-name="ce3" office:value-type="string">
              <text:p>(drôle de bande dessinée)</text:p>
            </table:table-cell>
            <table:table-cell table:style-name="ce3" office:value-type="string">
              <text:p>(divertente "fumetto")</text:p>
            </table:table-cell>
            <table:table-cell table:style-name="ce2"/>
            <table:table-cell table:style-name="ce2" office:value-type="string">
              <text:p>funny ‘comic’</text:p>
            </table:table-cell>
            <table:table-cell table:style-name="ce2" table:formula="of:=VLOOKUP([.G10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1">
              <text:p>103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etri</text:p>
            </table:table-cell>
            <table:table-cell table:style-name="ce3" office:value-type="string">
              <text:p>(tragedia "trágica")</text:p>
            </table:table-cell>
            <table:table-cell table:style-name="ce3" office:value-type="string">
              <text:p>(tragédie ‘tragique’)</text:p>
            </table:table-cell>
            <table:table-cell table:style-name="ce3" office:value-type="string">
              <text:p>(tragedia "tragica")</text:p>
            </table:table-cell>
            <table:table-cell table:style-name="ce2"/>
            <table:table-cell table:style-name="ce2" office:value-type="string">
              <text:p>tragedy ‘tragic’</text:p>
            </table:table-cell>
            <table:table-cell table:style-name="ce2" table:formula="of:=VLOOKUP([.G10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2">
              <text:p>103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anza</text:p>
            </table:table-cell>
            <table:table-cell table:style-name="ce3" office:value-type="string">
              <text:p>(molestar)</text:p>
            </table:table-cell>
            <table:table-cell table:style-name="ce3" office:value-type="string">
              <text:p>(ennuyer)</text:p>
            </table:table-cell>
            <table:table-cell table:style-name="ce3" office:value-type="string">
              <text:p>(infastidire)</text:p>
            </table:table-cell>
            <table:table-cell table:style-name="ce2"/>
            <table:table-cell table:style-name="ce2" office:value-type="string">
              <text:p>annoy</text:p>
            </table:table-cell>
            <table:table-cell table:style-name="ce2" table:formula="of:=VLOOKUP([.G10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**10.</text:p>
            </table:table-cell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2"/>
            <table:table-cell table:style-name="ce2" office:value-type="string">
              <text:p><text:s/>attitude</text:p>
            </table:table-cell>
            <table:table-cell table:style-name="ce2" table:formula="of:=VLOOKUP([.G10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4">
              <text:p>103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anru</text:p>
            </table:table-cell>
            <table:table-cell table:style-name="ce3" office:value-type="string">
              <text:p>(aprobar)</text:p>
            </table:table-cell>
            <table:table-cell table:style-name="ce3" office:value-type="string">
              <text:p>(approuver)</text:p>
            </table:table-cell>
            <table:table-cell table:style-name="ce3" office:value-type="string">
              <text:p>(approvare)</text:p>
            </table:table-cell>
            <table:table-cell table:style-name="ce2"/>
            <table:table-cell table:style-name="ce2" office:value-type="string">
              <text:p>approve</text:p>
            </table:table-cell>
            <table:table-cell table:style-name="ce2" table:formula="of:=VLOOKUP([.G10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5">
              <text:p>103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lbo</text:p>
            </table:table-cell>
            <table:table-cell table:style-name="ce3" office:value-type="string">
              <text:p>(ligereza "frívola")</text:p>
            </table:table-cell>
            <table:table-cell table:style-name="ce3" office:value-type="string">
              <text:p>(légèreté «frivole»)</text:p>
            </table:table-cell>
            <table:table-cell table:style-name="ce3" office:value-type="string">
              <text:p>(leggerezza "frivola")</text:p>
            </table:table-cell>
            <table:table-cell table:style-name="ce2"/>
            <table:table-cell table:style-name="ce2" office:value-type="string">
              <text:p>levity ‘frivolous’</text:p>
            </table:table-cell>
            <table:table-cell table:style-name="ce2" table:formula="of:=VLOOKUP([.G10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6">
              <text:p>103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ajni</text:p>
            </table:table-cell>
            <table:table-cell table:style-name="ce3" office:value-type="string">
              <text:p>(importante "significativo")</text:p>
            </table:table-cell>
            <table:table-cell table:style-name="ce3" office:value-type="string">
              <text:p>(important ‘significatif’)</text:p>
            </table:table-cell>
            <table:table-cell table:style-name="ce3" office:value-type="string">
              <text:p>(importante "significativo")</text:p>
            </table:table-cell>
            <table:table-cell table:style-name="ce2"/>
            <table:table-cell table:style-name="ce2" office:value-type="string">
              <text:p>important ‘significant’</text:p>
            </table:table-cell>
            <table:table-cell table:style-name="ce2" table:formula="of:=VLOOKUP([.G10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7">
              <text:p>103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trina</text:p>
            </table:table-cell>
            <table:table-cell table:style-name="ce3" office:value-type="string">
              <text:p>(atraer)</text:p>
            </table:table-cell>
            <table:table-cell table:style-name="ce3" office:value-type="string">
              <text:p>(attirer)</text:p>
            </table:table-cell>
            <table:table-cell table:style-name="ce3" office:value-type="string">
              <text:p>(attirare)</text:p>
            </table:table-cell>
            <table:table-cell table:style-name="ce2"/>
            <table:table-cell table:style-name="ce2" office:value-type="string">
              <text:p>attract</text:p>
            </table:table-cell>
            <table:table-cell table:style-name="ce2" table:formula="of:=VLOOKUP([.G10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8">
              <text:p>103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talsa</text:p>
            </table:table-cell>
            <table:table-cell table:style-name="ce3" office:value-type="string">
              <text:p>(desafío)</text:p>
            </table:table-cell>
            <table:table-cell table:style-name="ce3" office:value-type="string">
              <text:p>(défi)</text:p>
            </table:table-cell>
            <table:table-cell table:style-name="ce3" office:value-type="string">
              <text:p>(sfida)</text:p>
            </table:table-cell>
            <table:table-cell table:style-name="ce2"/>
            <table:table-cell table:style-name="ce2" office:value-type="string">
              <text:p>challenge</text:p>
            </table:table-cell>
            <table:table-cell table:style-name="ce2" table:formula="of:=VLOOKUP([.G10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9">
              <text:p>103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urla</text:p>
            </table:table-cell>
            <table:table-cell table:style-name="ce3" office:value-type="string">
              <text:p>(relajarse)</text:p>
            </table:table-cell>
            <table:table-cell table:style-name="ce3" office:value-type="string">
              <text:p>(se détendre)</text:p>
            </table:table-cell>
            <table:table-cell table:style-name="ce3" office:value-type="string">
              <text:p>(rilassare)</text:p>
            </table:table-cell>
            <table:table-cell table:style-name="ce2"/>
            <table:table-cell table:style-name="ce2" office:value-type="string">
              <text:p>relax</text:p>
            </table:table-cell>
            <table:table-cell table:style-name="ce2" table:formula="of:=VLOOKUP([.G10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0">
              <text:p>104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enva</text:p>
            </table:table-cell>
            <table:table-cell table:style-name="ce3" office:value-type="string">
              <text:p>(sueño "ensueño")</text:p>
            </table:table-cell>
            <table:table-cell table:style-name="ce3" office:value-type="string">
              <text:p>(rêverie)</text:p>
            </table:table-cell>
            <table:table-cell table:style-name="ce3" office:value-type="string">
              <text:p>(sogno "fantasticheria")</text:p>
            </table:table-cell>
            <table:table-cell table:style-name="ce2"/>
            <table:table-cell table:style-name="ce2" office:value-type="string">
              <text:p>dream ‘reverie’</text:p>
            </table:table-cell>
            <table:table-cell table:style-name="ce2" table:formula="of:=VLOOKUP([.G10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1">
              <text:p>104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ranxi</text:p>
            </table:table-cell>
            <table:table-cell table:style-name="ce3" office:value-type="string">
              <text:p>(ironía)</text:p>
            </table:table-cell>
            <table:table-cell table:style-name="ce3" office:value-type="string">
              <text:p>(ironie)</text:p>
            </table:table-cell>
            <table:table-cell table:style-name="ce3" office:value-type="string">
              <text:p>(ironia)</text:p>
            </table:table-cell>
            <table:table-cell table:style-name="ce2"/>
            <table:table-cell table:style-name="ce2" office:value-type="string">
              <text:p>irony</text:p>
            </table:table-cell>
            <table:table-cell table:style-name="ce2" table:formula="of:=VLOOKUP([.G10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2">
              <text:p>104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endo</text:p>
            </table:table-cell>
            <table:table-cell table:style-name="ce3" office:value-type="string">
              <text:p>(amigo)</text:p>
            </table:table-cell>
            <table:table-cell table:style-name="ce3" office:value-type="string">
              <text:p>(ami)</text:p>
            </table:table-cell>
            <table:table-cell table:style-name="ce3" office:value-type="string">
              <text:p>(Amico)</text:p>
            </table:table-cell>
            <table:table-cell table:style-name="ce2"/>
            <table:table-cell table:style-name="ce2" office:value-type="string">
              <text:p>friend</text:p>
            </table:table-cell>
            <table:table-cell table:style-name="ce2" table:formula="of:=VLOOKUP([.G10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3">
              <text:p>104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acna</text:p>
            </table:table-cell>
            <table:table-cell table:style-name="ce3" office:value-type="string">
              <text:p>(esperanza)</text:p>
            </table:table-cell>
            <table:table-cell table:style-name="ce3" office:value-type="string">
              <text:p>(espérer)</text:p>
            </table:table-cell>
            <table:table-cell table:style-name="ce3" office:value-type="string">
              <text:p>(speranza)</text:p>
            </table:table-cell>
            <table:table-cell table:style-name="ce2"/>
            <table:table-cell table:style-name="ce2" office:value-type="string">
              <text:p>hope</text:p>
            </table:table-cell>
            <table:table-cell table:style-name="ce2" table:formula="of:=VLOOKUP([.G10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4">
              <text:p>104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nelci</text:p>
            </table:table-cell>
            <table:table-cell table:style-name="ce3" office:value-type="string">
              <text:p>(aficionado "me gusta")</text:p>
            </table:table-cell>
            <table:table-cell table:style-name="ce3" office:value-type="string">
              <text:p>(aime ‘aime’)</text:p>
            </table:table-cell>
            <table:table-cell table:style-name="ce3" office:value-type="string">
              <text:p>("Mi piace" affezionato)</text:p>
            </table:table-cell>
            <table:table-cell table:style-name="ce2"/>
            <table:table-cell table:style-name="ce2" office:value-type="string">
              <text:p>fond ‘likes’</text:p>
            </table:table-cell>
            <table:table-cell table:style-name="ce2" table:formula="of:=VLOOKUP([.G10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5">
              <text:p>104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undi</text:p>
            </table:table-cell>
            <table:table-cell table:style-name="ce3" office:value-type="string">
              <text:p>(atento "asistir")</text:p>
            </table:table-cell>
            <table:table-cell table:style-name="ce3" office:value-type="string">
              <text:p>(‘présent’ attentif)</text:p>
            </table:table-cell>
            <table:table-cell table:style-name="ce3" office:value-type="string">
              <text:p>(attento "partecipa")</text:p>
            </table:table-cell>
            <table:table-cell table:style-name="ce2"/>
            <table:table-cell table:style-name="ce2" office:value-type="string">
              <text:p>attentive ‘attend’</text:p>
            </table:table-cell>
            <table:table-cell table:style-name="ce2" table:formula="of:=VLOOKUP([.G10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6">
              <text:p>104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urji</text:p>
            </table:table-cell>
            <table:table-cell table:style-name="ce3" office:value-type="string">
              <text:p>(cuidar de "cuidado")</text:p>
            </table:table-cell>
            <table:table-cell table:style-name="ce3" office:value-type="string">
              <text:p>(prendre soin de ‘care’)</text:p>
            </table:table-cell>
            <table:table-cell table:style-name="ce3" office:value-type="string">
              <text:p>(prenditi cura di "cura")</text:p>
            </table:table-cell>
            <table:table-cell table:style-name="ce2"/>
            <table:table-cell table:style-name="ce2" office:value-type="string">
              <text:p>take care of ‘care’</text:p>
            </table:table-cell>
            <table:table-cell table:style-name="ce2" table:formula="of:=VLOOKUP([.G10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7">
              <text:p>104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jica</text:p>
            </table:table-cell>
            <table:table-cell table:style-name="ce3" office:value-type="string">
              <text:p>(deseo)</text:p>
            </table:table-cell>
            <table:table-cell table:style-name="ce3" office:value-type="string">
              <text:p>(envie)</text:p>
            </table:table-cell>
            <table:table-cell table:style-name="ce3" office:value-type="string">
              <text:p>(desiderio)</text:p>
            </table:table-cell>
            <table:table-cell table:style-name="ce2"/>
            <table:table-cell table:style-name="ce2" office:value-type="string">
              <text:p>desire</text:p>
            </table:table-cell>
            <table:table-cell table:style-name="ce2" table:formula="of:=VLOOKUP([.G10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8">
              <text:p>104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apma</text:p>
            </table:table-cell>
            <table:table-cell table:style-name="ce3" office:value-type="string">
              <text:p>(maldición "maldición")</text:p>
            </table:table-cell>
            <table:table-cell table:style-name="ce3" office:value-type="string">
              <text:p>(maudit ‘damn’)</text:p>
            </table:table-cell>
            <table:table-cell table:style-name="ce3" office:value-type="string">
              <text:p>(maledizione "dannazione")</text:p>
            </table:table-cell>
            <table:table-cell table:style-name="ce2"/>
            <table:table-cell table:style-name="ce2" office:value-type="string">
              <text:p>curse ‘damn’</text:p>
            </table:table-cell>
            <table:table-cell table:style-name="ce2" table:formula="of:=VLOOKUP([.G10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9">
              <text:p>104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kire</text:p>
            </table:table-cell>
            <table:table-cell table:style-name="ce3" office:value-type="string">
              <text:p>(agradecido)</text:p>
            </table:table-cell>
            <table:table-cell table:style-name="ce3" office:value-type="string">
              <text:p>(reconnaissant)</text:p>
            </table:table-cell>
            <table:table-cell table:style-name="ce3" office:value-type="string">
              <text:p>(grato)</text:p>
            </table:table-cell>
            <table:table-cell table:style-name="ce2"/>
            <table:table-cell table:style-name="ce2" office:value-type="string">
              <text:p>grateful</text:p>
            </table:table-cell>
            <table:table-cell table:style-name="ce2" table:formula="of:=VLOOKUP([.G10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0">
              <text:p>105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kasu</text:p>
            </table:table-cell>
            <table:table-cell table:style-name="ce3" office:value-type="string">
              <text:p>(ridiculizar "burlarse")</text:p>
            </table:table-cell>
            <table:table-cell table:style-name="ce3" office:value-type="string">
              <text:p>(ridicule "moqueur")</text:p>
            </table:table-cell>
            <table:table-cell table:style-name="ce3" office:value-type="string">
              <text:p>(ridicolizza "beffa")</text:p>
            </table:table-cell>
            <table:table-cell table:style-name="ce2"/>
            <table:table-cell table:style-name="ce2" office:value-type="string">
              <text:p>ridicule ‘scoff’</text:p>
            </table:table-cell>
            <table:table-cell table:style-name="ce2" table:formula="of:=VLOOKUP([.G10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1">
              <text:p>105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fipu</text:p>
            </table:table-cell>
            <table:table-cell table:style-name="ce3" office:value-type="string">
              <text:p>(confuso)</text:p>
            </table:table-cell>
            <table:table-cell table:style-name="ce3" office:value-type="string">
              <text:p>(déroutant)</text:p>
            </table:table-cell>
            <table:table-cell table:style-name="ce3" office:value-type="string">
              <text:p>(Confondendo)</text:p>
            </table:table-cell>
            <table:table-cell table:style-name="ce2"/>
            <table:table-cell table:style-name="ce2" office:value-type="string">
              <text:p>confusing</text:p>
            </table:table-cell>
            <table:table-cell table:style-name="ce2" table:formula="of:=VLOOKUP([.G10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2">
              <text:p>105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izra</text:p>
            </table:table-cell>
            <table:table-cell table:style-name="ce3" office:value-type="string">
              <text:p>(extraño "extraño")</text:p>
            </table:table-cell>
            <table:table-cell table:style-name="ce3" office:value-type="string">
              <text:p>(étrange ‘bizarre’)</text:p>
            </table:table-cell>
            <table:table-cell table:style-name="ce3" office:value-type="string">
              <text:p>(strano "bizzarro")</text:p>
            </table:table-cell>
            <table:table-cell table:style-name="ce2"/>
            <table:table-cell table:style-name="ce2" office:value-type="string">
              <text:p>strange ‘bizarre’</text:p>
            </table:table-cell>
            <table:table-cell table:style-name="ce2" table:formula="of:=VLOOKUP([.G10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3">
              <text:p>105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mila</text:p>
            </table:table-cell>
            <table:table-cell table:style-name="ce3" office:value-type="string">
              <text:p>(reír sonreír')</text:p>
            </table:table-cell>
            <table:table-cell table:style-name="ce3" office:value-type="string">
              <text:p>(rire sourire')</text:p>
            </table:table-cell>
            <table:table-cell table:style-name="ce3" office:value-type="string">
              <text:p>(ride "sorridi")</text:p>
            </table:table-cell>
            <table:table-cell table:style-name="ce2"/>
            <table:table-cell table:style-name="ce2" office:value-type="string">
              <text:p>laugh ‘smile’</text:p>
            </table:table-cell>
            <table:table-cell table:style-name="ce2" table:formula="of:=VLOOKUP([.G10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**10.</text:p>
            </table:table-cell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2"/>
            <table:table-cell table:style-name="ce2" office:value-type="string">
              <text:p><text:s/>evaluation</text:p>
            </table:table-cell>
            <table:table-cell table:style-name="ce2" table:formula="of:=VLOOKUP([.G10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5">
              <text:p>105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rani</text:p>
            </table:table-cell>
            <table:table-cell table:style-name="ce3" office:value-type="string">
              <text:p>(herir "herir")</text:p>
            </table:table-cell>
            <table:table-cell table:style-name="ce3" office:value-type="string">
              <text:p>(blesser 'blessé')</text:p>
            </table:table-cell>
            <table:table-cell table:style-name="ce3" office:value-type="string">
              <text:p>(ferire "ferito")</text:p>
            </table:table-cell>
            <table:table-cell table:style-name="ce2"/>
            <table:table-cell table:style-name="ce2" office:value-type="string">
              <text:p>injure ‘hurt’</text:p>
            </table:table-cell>
            <table:table-cell table:style-name="ce2" table:formula="of:=VLOOKUP([.G10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6">
              <text:p>105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abna</text:p>
            </table:table-cell>
            <table:table-cell table:number-columns-repeated="2" table:style-name="ce3" office:value-type="string">
              <text:p>(favorable)</text:p>
            </table:table-cell>
            <table:table-cell table:style-name="ce3" office:value-type="string">
              <text:p>(favorevole)</text:p>
            </table:table-cell>
            <table:table-cell table:style-name="ce2"/>
            <table:table-cell table:style-name="ce2" office:value-type="string">
              <text:p>favorable</text:p>
            </table:table-cell>
            <table:table-cell table:style-name="ce2" table:formula="of:=VLOOKUP([.G10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7">
              <text:p>105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rnu</text:p>
            </table:table-cell>
            <table:table-cell table:style-name="ce3" office:value-type="string">
              <text:p>(obstinado)</text:p>
            </table:table-cell>
            <table:table-cell table:style-name="ce3" office:value-type="string">
              <text:p>(têtu)</text:p>
            </table:table-cell>
            <table:table-cell table:style-name="ce3" office:value-type="string">
              <text:p>(testardo)</text:p>
            </table:table-cell>
            <table:table-cell table:style-name="ce2"/>
            <table:table-cell table:style-name="ce2" office:value-type="string">
              <text:p>stubborn</text:p>
            </table:table-cell>
            <table:table-cell table:style-name="ce2" table:formula="of:=VLOOKUP([.G10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8">
              <text:p>105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endo</text:p>
            </table:table-cell>
            <table:table-cell table:style-name="ce3" office:value-type="string">
              <text:p>(tipo)</text:p>
            </table:table-cell>
            <table:table-cell table:style-name="ce3" office:value-type="string">
              <text:p>(gentil)</text:p>
            </table:table-cell>
            <table:table-cell table:style-name="ce3" office:value-type="string">
              <text:p>(genere)</text:p>
            </table:table-cell>
            <table:table-cell table:style-name="ce2" office:value-type="string">
              <text:p>geto</text:p>
            </table:table-cell>
            <table:table-cell table:style-name="ce2" office:value-type="string">
              <text:p>kind</text:p>
            </table:table-cell>
            <table:table-cell table:style-name="ce2" table:formula="of:=VLOOKUP([.G1056];[MAJ.A$1:MAJ.B$975];2;0)" office:value-type="string" office:string-value="kind">
              <text:p>ki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9">
              <text:p>105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amgu</text:p>
            </table:table-cell>
            <table:table-cell table:style-name="ce3" office:value-type="string">
              <text:p>(bueno)</text:p>
            </table:table-cell>
            <table:table-cell table:style-name="ce3" office:value-type="string">
              <text:p>(bien)</text:p>
            </table:table-cell>
            <table:table-cell table:style-name="ce3" office:value-type="string">
              <text:p>(bene)</text:p>
            </table:table-cell>
            <table:table-cell table:style-name="ce2" office:value-type="string">
              <text:p>bono</text:p>
            </table:table-cell>
            <table:table-cell table:style-name="ce2" office:value-type="string">
              <text:p>good</text:p>
            </table:table-cell>
            <table:table-cell table:style-name="ce2" table:formula="of:=VLOOKUP([.G1057];[MAJ.A$1:MAJ.B$975];2;0)" office:value-type="string" office:string-value="good">
              <text:p>goo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0">
              <text:p>106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xlali</text:p>
            </table:table-cell>
            <table:table-cell table:style-name="ce3" office:value-type="string">
              <text:p>(mal ‘mal-’)</text:p>
            </table:table-cell>
            <table:table-cell table:style-name="ce3" office:value-type="string">
              <text:p>(mauvais ‘mal-’)</text:p>
            </table:table-cell>
            <table:table-cell table:style-name="ce3" office:value-type="string">
              <text:p>(cattivo "mal-")</text:p>
            </table:table-cell>
            <table:table-cell table:style-name="ce2"/>
            <table:table-cell table:style-name="ce2" office:value-type="string">
              <text:p>bad ‘mal-’</text:p>
            </table:table-cell>
            <table:table-cell table:style-name="ce2" table:formula="of:=VLOOKUP([.G10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1">
              <text:p>106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ifne</text:p>
            </table:table-cell>
            <table:table-cell table:style-name="ce3" office:value-type="string">
              <text:p>(Fresco)</text:p>
            </table:table-cell>
            <table:table-cell table:style-name="ce3" office:value-type="string">
              <text:p>(Frais)</text:p>
            </table:table-cell>
            <table:table-cell table:style-name="ce3" office:value-type="string">
              <text:p>(fresco)</text:p>
            </table:table-cell>
            <table:table-cell table:style-name="ce2"/>
            <table:table-cell table:style-name="ce2" office:value-type="string">
              <text:p>fresh</text:p>
            </table:table-cell>
            <table:table-cell table:style-name="ce2" table:formula="of:=VLOOKUP([.G10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2">
              <text:p>106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irnu</text:p>
            </table:table-cell>
            <table:table-cell table:style-name="ce3" office:value-type="string">
              <text:p>(valiente "valiente, virtud")</text:p>
            </table:table-cell>
            <table:table-cell table:style-name="ce3" office:value-type="string">
              <text:p>(courageux "vaillant, vertu")</text:p>
            </table:table-cell>
            <table:table-cell table:style-name="ce3" office:value-type="string">
              <text:p>(coraggioso "valoroso, virtù")</text:p>
            </table:table-cell>
            <table:table-cell table:style-name="ce2"/>
            <table:table-cell table:style-name="ce2" office:value-type="string">
              <text:p>brave ‘valiant, virtue’</text:p>
            </table:table-cell>
            <table:table-cell table:style-name="ce2" table:formula="of:=VLOOKUP([.G10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3">
              <text:p>106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tati</text:p>
            </table:table-cell>
            <table:table-cell table:style-name="ce3" office:value-type="string">
              <text:p>(talento)</text:p>
            </table:table-cell>
            <table:table-cell table:style-name="ce3" office:value-type="string">
              <text:p>(Talent)</text:p>
            </table:table-cell>
            <table:table-cell table:style-name="ce3" office:value-type="string">
              <text:p>(talento)</text:p>
            </table:table-cell>
            <table:table-cell table:style-name="ce2"/>
            <table:table-cell table:style-name="ce2" office:value-type="string">
              <text:p>talent</text:p>
            </table:table-cell>
            <table:table-cell table:style-name="ce2" table:formula="of:=VLOOKUP([.G10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4">
              <text:p>106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tace</text:p>
            </table:table-cell>
            <table:table-cell table:style-name="ce3" office:value-type="string">
              <text:p>(honesto)</text:p>
            </table:table-cell>
            <table:table-cell table:style-name="ce3" office:value-type="string">
              <text:p>(honnête)</text:p>
            </table:table-cell>
            <table:table-cell table:style-name="ce3" office:value-type="string">
              <text:p>(onesto)</text:p>
            </table:table-cell>
            <table:table-cell table:style-name="ce2"/>
            <table:table-cell table:style-name="ce2" office:value-type="string">
              <text:p>honest</text:p>
            </table:table-cell>
            <table:table-cell table:style-name="ce2" table:formula="of:=VLOOKUP([.G10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5">
              <text:p>106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nura</text:p>
            </table:table-cell>
            <table:table-cell table:style-name="ce3" office:value-type="string">
              <text:p>(seguro)</text:p>
            </table:table-cell>
            <table:table-cell table:style-name="ce3" office:value-type="string">
              <text:p>(sécurise)</text:p>
            </table:table-cell>
            <table:table-cell table:style-name="ce3" office:value-type="string">
              <text:p>(sicuro)</text:p>
            </table:table-cell>
            <table:table-cell table:style-name="ce2"/>
            <table:table-cell table:style-name="ce2" office:value-type="string">
              <text:p>secure</text:p>
            </table:table-cell>
            <table:table-cell table:style-name="ce2" table:formula="of:=VLOOKUP([.G10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6">
              <text:p>106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inma</text:p>
            </table:table-cell>
            <table:table-cell table:style-name="ce3" office:value-type="string">
              <text:p>(estima)</text:p>
            </table:table-cell>
            <table:table-cell table:style-name="ce3" office:value-type="string">
              <text:p>(estime)</text:p>
            </table:table-cell>
            <table:table-cell table:style-name="ce3" office:value-type="string">
              <text:p>(stima)</text:p>
            </table:table-cell>
            <table:table-cell table:style-name="ce2"/>
            <table:table-cell table:style-name="ce2" office:value-type="string">
              <text:p>esteem</text:p>
            </table:table-cell>
            <table:table-cell table:style-name="ce2" table:formula="of:=VLOOKUP([.G10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7">
              <text:p>106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rane</text:p>
            </table:table-cell>
            <table:table-cell table:style-name="ce3" office:value-type="string">
              <text:p>(Perfecto)</text:p>
            </table:table-cell>
            <table:table-cell table:style-name="ce3" office:value-type="string">
              <text:p>(parfait)</text:p>
            </table:table-cell>
            <table:table-cell table:style-name="ce3" office:value-type="string">
              <text:p>(Perfetto)</text:p>
            </table:table-cell>
            <table:table-cell table:style-name="ce2"/>
            <table:table-cell table:style-name="ce2" office:value-type="string">
              <text:p>perfect</text:p>
            </table:table-cell>
            <table:table-cell table:style-name="ce2" table:formula="of:=VLOOKUP([.G10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8">
              <text:p>106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ulno</text:p>
            </table:table-cell>
            <table:table-cell table:style-name="ce3" office:value-type="string">
              <text:p>(completar)</text:p>
            </table:table-cell>
            <table:table-cell table:style-name="ce3" office:value-type="string">
              <text:p>(Achevée)</text:p>
            </table:table-cell>
            <table:table-cell table:style-name="ce3" office:value-type="string">
              <text:p>(completare)</text:p>
            </table:table-cell>
            <table:table-cell table:style-name="ce2"/>
            <table:table-cell table:style-name="ce2" office:value-type="string">
              <text:p>complete</text:p>
            </table:table-cell>
            <table:table-cell table:style-name="ce2" table:formula="of:=VLOOKUP([.G10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9">
              <text:p>106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isno</text:p>
            </table:table-cell>
            <table:table-cell table:style-name="ce3" office:value-type="string">
              <text:p>(famoso)</text:p>
            </table:table-cell>
            <table:table-cell table:style-name="ce3" office:value-type="string">
              <text:p>(célèbre)</text:p>
            </table:table-cell>
            <table:table-cell table:style-name="ce3" office:value-type="string">
              <text:p>(famoso)</text:p>
            </table:table-cell>
            <table:table-cell table:style-name="ce2"/>
            <table:table-cell table:style-name="ce2" office:value-type="string">
              <text:p>famous</text:p>
            </table:table-cell>
            <table:table-cell table:style-name="ce2" table:formula="of:=VLOOKUP([.G10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0">
              <text:p>107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elbi</text:p>
            </table:table-cell>
            <table:table-cell table:style-name="ce3" office:value-type="string">
              <text:p>(hermosa)</text:p>
            </table:table-cell>
            <table:table-cell table:style-name="ce3" office:value-type="string">
              <text:p>(magnifique)</text:p>
            </table:table-cell>
            <table:table-cell table:style-name="ce3" office:value-type="string">
              <text:p>(bellissimo)</text:p>
            </table:table-cell>
            <table:table-cell table:style-name="ce2"/>
            <table:table-cell table:style-name="ce2" office:value-type="string">
              <text:p>beautiful</text:p>
            </table:table-cell>
            <table:table-cell table:style-name="ce2" table:formula="of:=VLOOKUP([.G10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1">
              <text:p>107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abla</text:p>
            </table:table-cell>
            <table:table-cell table:style-name="ce3" office:value-type="string">
              <text:p>(despectivo)</text:p>
            </table:table-cell>
            <table:table-cell table:style-name="ce3" office:value-type="string">
              <text:p>(dénigrant)</text:p>
            </table:table-cell>
            <table:table-cell table:style-name="ce3" office:value-type="string">
              <text:p>(Spregiativo)</text:p>
            </table:table-cell>
            <table:table-cell table:style-name="ce2"/>
            <table:table-cell table:style-name="ce2" office:value-type="string">
              <text:p>derogative</text:p>
            </table:table-cell>
            <table:table-cell table:style-name="ce2" table:formula="of:=VLOOKUP([.G10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2">
              <text:p>107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lazni</text:p>
            </table:table-cell>
            <table:table-cell table:style-name="ce3" office:value-type="string">
              <text:p>(perezoso)</text:p>
            </table:table-cell>
            <table:table-cell table:style-name="ce3" office:value-type="string">
              <text:p>(paresseux)</text:p>
            </table:table-cell>
            <table:table-cell table:style-name="ce3" office:value-type="string">
              <text:p>(pigro)</text:p>
            </table:table-cell>
            <table:table-cell table:style-name="ce2"/>
            <table:table-cell table:style-name="ce2" office:value-type="string">
              <text:p>lazy</text:p>
            </table:table-cell>
            <table:table-cell table:style-name="ce2" table:formula="of:=VLOOKUP([.G10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3">
              <text:p>107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kusru</text:p>
            </table:table-cell>
            <table:table-cell table:number-columns-repeated="2" table:style-name="ce3" office:value-type="string">
              <text:p>(cruel)</text:p>
            </table:table-cell>
            <table:table-cell table:style-name="ce3" office:value-type="string">
              <text:p>(crudele)</text:p>
            </table:table-cell>
            <table:table-cell table:style-name="ce2"/>
            <table:table-cell table:style-name="ce2" office:value-type="string">
              <text:p>cruel</text:p>
            </table:table-cell>
            <table:table-cell table:style-name="ce2" table:formula="of:=VLOOKUP([.G10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4">
              <text:p>107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ursa</text:p>
            </table:table-cell>
            <table:table-cell table:style-name="ce3" office:value-type="string">
              <text:p>(severo ‘áspero’)</text:p>
            </table:table-cell>
            <table:table-cell table:style-name="ce3" office:value-type="string">
              <text:p>(sévère ‘sévère’)</text:p>
            </table:table-cell>
            <table:table-cell table:style-name="ce3" office:value-type="string">
              <text:p>(grave "aspro")</text:p>
            </table:table-cell>
            <table:table-cell table:style-name="ce2"/>
            <table:table-cell table:style-name="ce2" office:value-type="string">
              <text:p>severe ‘harsh’</text:p>
            </table:table-cell>
            <table:table-cell table:style-name="ce2" table:formula="of:=VLOOKUP([.G10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5">
              <text:p>107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lile</text:p>
            </table:table-cell>
            <table:table-cell table:style-name="ce3" office:value-type="string">
              <text:p>(violento)</text:p>
            </table:table-cell>
            <table:table-cell table:style-name="ce3" office:value-type="string">
              <text:p>(violent)</text:p>
            </table:table-cell>
            <table:table-cell table:style-name="ce3" office:value-type="string">
              <text:p>(violento)</text:p>
            </table:table-cell>
            <table:table-cell table:style-name="ce2"/>
            <table:table-cell table:style-name="ce2" office:value-type="string">
              <text:p>violent</text:p>
            </table:table-cell>
            <table:table-cell table:style-name="ce2" table:formula="of:=VLOOKUP([.G10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6">
              <text:p>107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uxre</text:p>
            </table:table-cell>
            <table:table-cell table:style-name="ce3" office:value-type="string">
              <text:p>(torpe "incómodo")</text:p>
            </table:table-cell>
            <table:table-cell table:style-name="ce3" office:value-type="string">
              <text:p>(maladroit "maladroit")</text:p>
            </table:table-cell>
            <table:table-cell table:style-name="ce3" office:value-type="string">
              <text:p>(goffo "imbarazzante")</text:p>
            </table:table-cell>
            <table:table-cell table:style-name="ce2"/>
            <table:table-cell table:style-name="ce2" office:value-type="string">
              <text:p>clumsy ‘awkward’</text:p>
            </table:table-cell>
            <table:table-cell table:style-name="ce2" table:formula="of:=VLOOKUP([.G10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7">
              <text:p>107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unca</text:p>
            </table:table-cell>
            <table:table-cell table:style-name="ce3" office:value-type="string">
              <text:p>(suerte "fortuna")</text:p>
            </table:table-cell>
            <table:table-cell table:style-name="ce3" office:value-type="string">
              <text:p>(chance ‘fortune’)</text:p>
            </table:table-cell>
            <table:table-cell table:style-name="ce3" office:value-type="string">
              <text:p>(fortuna "fortuna")</text:p>
            </table:table-cell>
            <table:table-cell table:style-name="ce2"/>
            <table:table-cell table:style-name="ce2" office:value-type="string">
              <text:p>luck ‘fortune’</text:p>
            </table:table-cell>
            <table:table-cell table:style-name="ce2" table:formula="of:=VLOOKUP([.G10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8">
              <text:p>107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enki</text:p>
            </table:table-cell>
            <table:table-cell table:style-name="ce3" office:value-type="string">
              <text:p>(loco "frenesí")</text:p>
            </table:table-cell>
            <table:table-cell table:style-name="ce3" office:value-type="string">
              <text:p>(‘frénésie’ folle)</text:p>
            </table:table-cell>
            <table:table-cell table:style-name="ce3" office:value-type="string">
              <text:p>(folle "frenesia")</text:p>
            </table:table-cell>
            <table:table-cell table:style-name="ce2"/>
            <table:table-cell table:style-name="ce2" office:value-type="string">
              <text:p>crazy ‘frenzy’</text:p>
            </table:table-cell>
            <table:table-cell table:style-name="ce2" table:formula="of:=VLOOKUP([.G10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79">
              <text:p>107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rani</text:p>
            </table:table-cell>
            <table:table-cell table:style-name="ce3" office:value-type="string">
              <text:p>(correcto "correcto")</text:p>
            </table:table-cell>
            <table:table-cell table:style-name="ce3" office:value-type="string">
              <text:p>(correct 'droit')</text:p>
            </table:table-cell>
            <table:table-cell table:style-name="ce3" office:value-type="string">
              <text:p>("diritto" corretto)</text:p>
            </table:table-cell>
            <table:table-cell table:style-name="ce2"/>
            <table:table-cell table:style-name="ce2" office:value-type="string">
              <text:p>correct ‘right’</text:p>
            </table:table-cell>
            <table:table-cell table:style-name="ce2" table:formula="of:=VLOOKUP([.G10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0">
              <text:p>108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fange</text:p>
            </table:table-cell>
            <table:table-cell table:style-name="ce3" office:value-type="string">
              <text:p>(extranjero "extranjero")</text:p>
            </table:table-cell>
            <table:table-cell table:style-name="ce3" office:value-type="string">
              <text:p>(étranger ‘étranger’)</text:p>
            </table:table-cell>
            <table:table-cell table:style-name="ce3" office:value-type="string">
              <text:p>(alieno "straniero")</text:p>
            </table:table-cell>
            <table:table-cell table:style-name="ce2"/>
            <table:table-cell table:style-name="ce2" office:value-type="string">
              <text:p>alien ‘foreign’</text:p>
            </table:table-cell>
            <table:table-cell table:style-name="ce2" table:formula="of:=VLOOKUP([.G10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1">
              <text:p>108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darsi</text:p>
            </table:table-cell>
            <table:table-cell table:style-name="ce3" office:value-type="string">
              <text:p>(audacia ‘atrévete’)</text:p>
            </table:table-cell>
            <table:table-cell table:style-name="ce3" office:value-type="string">
              <text:p>(audace oser)</text:p>
            </table:table-cell>
            <table:table-cell table:style-name="ce3" office:value-type="string">
              <text:p>(audacia "osa")</text:p>
            </table:table-cell>
            <table:table-cell table:style-name="ce2"/>
            <table:table-cell table:style-name="ce2" office:value-type="string">
              <text:p>audacity ‘dare’</text:p>
            </table:table-cell>
            <table:table-cell table:style-name="ce2" table:formula="of:=VLOOKUP([.G10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2">
              <text:p>108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urve</text:p>
            </table:table-cell>
            <table:table-cell table:style-name="ce3" office:value-type="string">
              <text:p>(puro)</text:p>
            </table:table-cell>
            <table:table-cell table:style-name="ce3" office:value-type="string">
              <text:p>(pur)</text:p>
            </table:table-cell>
            <table:table-cell table:style-name="ce3" office:value-type="string">
              <text:p>(puro)</text:p>
            </table:table-cell>
            <table:table-cell table:style-name="ce2"/>
            <table:table-cell table:style-name="ce2" office:value-type="string">
              <text:p>pure</text:p>
            </table:table-cell>
            <table:table-cell table:style-name="ce2" table:formula="of:=VLOOKUP([.G10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3">
              <text:p>108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nino</text:p>
            </table:table-cell>
            <table:table-cell table:style-name="ce3" office:value-type="string">
              <text:p>(nuevo)</text:p>
            </table:table-cell>
            <table:table-cell table:style-name="ce3" office:value-type="string">
              <text:p>(Nouveau)</text:p>
            </table:table-cell>
            <table:table-cell table:style-name="ce3" office:value-type="string">
              <text:p>(nuovo)</text:p>
            </table:table-cell>
            <table:table-cell table:style-name="ce2" office:value-type="string">
              <text:p>novo</text:p>
            </table:table-cell>
            <table:table-cell table:style-name="ce2" office:value-type="string">
              <text:p>new</text:p>
            </table:table-cell>
            <table:table-cell table:style-name="ce2" table:formula="of:=VLOOKUP([.G1081];[MAJ.A$1:MAJ.B$975];2;0)" office:value-type="string" office:string-value="new">
              <text:p>ne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4">
              <text:p>108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labu</text:p>
            </table:table-cell>
            <table:table-cell table:style-name="ce3" office:value-type="string">
              <text:p>(antiguo)</text:p>
            </table:table-cell>
            <table:table-cell table:style-name="ce3" office:value-type="string">
              <text:p>(vieux)</text:p>
            </table:table-cell>
            <table:table-cell table:style-name="ce3" office:value-type="string">
              <text:p>(vecchio)</text:p>
            </table:table-cell>
            <table:table-cell table:style-name="ce2" office:value-type="string">
              <text:p>veko</text:p>
            </table:table-cell>
            <table:table-cell table:style-name="ce2" office:value-type="string">
              <text:p>old</text:p>
            </table:table-cell>
            <table:table-cell table:style-name="ce2" table:formula="of:=VLOOKUP([.G1082];[MAJ.A$1:MAJ.B$975];2;0)" office:value-type="string" office:string-value="old">
              <text:p>ol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5">
              <text:p>108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lite</text:p>
            </table:table-cell>
            <table:table-cell table:style-name="ce3" office:value-type="string">
              <text:p>(Cortés)</text:p>
            </table:table-cell>
            <table:table-cell table:style-name="ce3" office:value-type="string">
              <text:p>(poli)</text:p>
            </table:table-cell>
            <table:table-cell table:style-name="ce3" office:value-type="string">
              <text:p>(Gentile)</text:p>
            </table:table-cell>
            <table:table-cell table:style-name="ce2"/>
            <table:table-cell table:style-name="ce2" office:value-type="string">
              <text:p>polite</text:p>
            </table:table-cell>
            <table:table-cell table:style-name="ce2" table:formula="of:=VLOOKUP([.G10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6">
              <text:p>108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kape</text:p>
            </table:table-cell>
            <table:table-cell table:style-name="ce3" office:value-type="string">
              <text:p>(peligro)</text:p>
            </table:table-cell>
            <table:table-cell table:style-name="ce3" office:value-type="string">
              <text:p>(péril)</text:p>
            </table:table-cell>
            <table:table-cell table:style-name="ce3" office:value-type="string">
              <text:p>(pericolo)</text:p>
            </table:table-cell>
            <table:table-cell table:style-name="ce2"/>
            <table:table-cell table:style-name="ce2" office:value-type="string">
              <text:p>peril</text:p>
            </table:table-cell>
            <table:table-cell table:style-name="ce2" table:formula="of:=VLOOKUP([.G10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7">
              <text:p>108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andu</text:p>
            </table:table-cell>
            <table:table-cell table:style-name="ce3" office:value-type="string">
              <text:p>(defender)</text:p>
            </table:table-cell>
            <table:table-cell table:style-name="ce3" office:value-type="string">
              <text:p>(défendre)</text:p>
            </table:table-cell>
            <table:table-cell table:style-name="ce3" office:value-type="string">
              <text:p>(difendere)</text:p>
            </table:table-cell>
            <table:table-cell table:style-name="ce2"/>
            <table:table-cell table:style-name="ce2" office:value-type="string">
              <text:p>defend</text:p>
            </table:table-cell>
            <table:table-cell table:style-name="ce2" table:formula="of:=VLOOKUP([.G10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8">
              <text:p>108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arbi</text:p>
            </table:table-cell>
            <table:table-cell table:style-name="ce3" office:value-type="string">
              <text:p>(refugio ‘puerto’)</text:p>
            </table:table-cell>
            <table:table-cell table:style-name="ce3" office:value-type="string">
              <text:p>(abri port)</text:p>
            </table:table-cell>
            <table:table-cell table:style-name="ce3" office:value-type="string">
              <text:p>(riparo "porto")</text:p>
            </table:table-cell>
            <table:table-cell table:style-name="ce2"/>
            <table:table-cell table:style-name="ce2" office:value-type="string">
              <text:p>shelter ‘harbor’</text:p>
            </table:table-cell>
            <table:table-cell table:style-name="ce2" table:formula="of:=VLOOKUP([.G10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89">
              <text:p>108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anli</text:p>
            </table:table-cell>
            <table:table-cell table:style-name="ce3" office:value-type="string">
              <text:p>(gran magnífico')</text:p>
            </table:table-cell>
            <table:table-cell table:style-name="ce3" office:value-type="string">
              <text:p>(grand ‘grand’)</text:p>
            </table:table-cell>
            <table:table-cell table:style-name="ce3" office:value-type="string">
              <text:p>(ottimo "grand")</text:p>
            </table:table-cell>
            <table:table-cell table:style-name="ce2"/>
            <table:table-cell table:style-name="ce2" office:value-type="string">
              <text:p>great ‘grand’</text:p>
            </table:table-cell>
            <table:table-cell table:style-name="ce2" table:formula="of:=VLOOKUP([.G10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0">
              <text:p>109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asna</text:p>
            </table:table-cell>
            <table:table-cell table:style-name="ce3" office:value-type="string">
              <text:p>(enfatizar "acento")</text:p>
            </table:table-cell>
            <table:table-cell table:style-name="ce3" office:value-type="string">
              <text:p>(accentuer ‘accent’)</text:p>
            </table:table-cell>
            <table:table-cell table:style-name="ce3" office:value-type="string">
              <text:p>(sottolinea "accento")</text:p>
            </table:table-cell>
            <table:table-cell table:style-name="ce2"/>
            <table:table-cell table:style-name="ce2" office:value-type="string">
              <text:p>emphasize ‘accent’</text:p>
            </table:table-cell>
            <table:table-cell table:style-name="ce2" table:formula="of:=VLOOKUP([.G10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1">
              <text:p>109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racli</text:p>
            </table:table-cell>
            <table:table-cell table:style-name="ce3" office:value-type="string">
              <text:p>(cuerdo "racional")</text:p>
            </table:table-cell>
            <table:table-cell table:style-name="ce3" office:value-type="string">
              <text:p>(rationnel)</text:p>
            </table:table-cell>
            <table:table-cell table:style-name="ce3" office:value-type="string">
              <text:p>(sano "razionale")</text:p>
            </table:table-cell>
            <table:table-cell table:style-name="ce2"/>
            <table:table-cell table:style-name="ce2" office:value-type="string">
              <text:p>sane ‘rational’</text:p>
            </table:table-cell>
            <table:table-cell table:style-name="ce2" table:formula="of:=VLOOKUP([.G10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2">
              <text:p>109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rije</text:p>
            </table:table-cell>
            <table:table-cell table:style-name="ce3" office:value-type="string">
              <text:p>(sabio "sabio")</text:p>
            </table:table-cell>
            <table:table-cell table:style-name="ce3" office:value-type="string">
              <text:p>(sage)</text:p>
            </table:table-cell>
            <table:table-cell table:style-name="ce3" office:value-type="string">
              <text:p>(saggio "saggio")</text:p>
            </table:table-cell>
            <table:table-cell table:style-name="ce2"/>
            <table:table-cell table:style-name="ce2" office:value-type="string">
              <text:p>wise ‘sage’</text:p>
            </table:table-cell>
            <table:table-cell table:style-name="ce2" table:formula="of:=VLOOKUP([.G10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3">
              <text:p>109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ebna</text:p>
            </table:table-cell>
            <table:table-cell table:style-name="ce3" office:value-type="string">
              <text:p>(bobo tonto)</text:p>
            </table:table-cell>
            <table:table-cell table:style-name="ce3" office:value-type="string">
              <text:p>(idiot 'boob')</text:p>
            </table:table-cell>
            <table:table-cell table:style-name="ce3" office:value-type="string">
              <text:p>(sciocco "boob")</text:p>
            </table:table-cell>
            <table:table-cell table:style-name="ce2"/>
            <table:table-cell table:style-name="ce2" office:value-type="string">
              <text:p>foolish ‘boob’</text:p>
            </table:table-cell>
            <table:table-cell table:style-name="ce2" table:formula="of:=VLOOKUP([.G10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4">
              <text:p>1094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bilga</text:p>
            </table:table-cell>
            <table:table-cell table:style-name="ce3" office:value-type="string">
              <text:p>(obligado)</text:p>
            </table:table-cell>
            <table:table-cell table:style-name="ce3" office:value-type="string">
              <text:p>(obligé)</text:p>
            </table:table-cell>
            <table:table-cell table:style-name="ce3" office:value-type="string">
              <text:p>(Obbligati)</text:p>
            </table:table-cell>
            <table:table-cell table:style-name="ce2"/>
            <table:table-cell table:style-name="ce2" office:value-type="string">
              <text:p>obliged</text:p>
            </table:table-cell>
            <table:table-cell table:style-name="ce2" table:formula="of:=VLOOKUP([.G10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5">
              <text:p>1095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zifre</text:p>
            </table:table-cell>
            <table:table-cell table:style-name="ce3" office:value-type="string">
              <text:p>(gratis)</text:p>
            </table:table-cell>
            <table:table-cell table:style-name="ce3" office:value-type="string">
              <text:p>(libre)</text:p>
            </table:table-cell>
            <table:table-cell table:style-name="ce3" office:value-type="string">
              <text:p>(gratuito)</text:p>
            </table:table-cell>
            <table:table-cell table:style-name="ce2" office:value-type="string">
              <text:p>gato</text:p>
            </table:table-cell>
            <table:table-cell table:style-name="ce2" office:value-type="string">
              <text:p>free</text:p>
            </table:table-cell>
            <table:table-cell table:style-name="ce2" table:formula="of:=VLOOKUP([.G1093];[MAJ.A$1:MAJ.B$975];2;0)" office:value-type="string" office:string-value="free">
              <text:p>fre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6">
              <text:p>1096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marde</text:p>
            </table:table-cell>
            <table:table-cell table:style-name="ce3" office:value-type="string">
              <text:p>(moralidad)</text:p>
            </table:table-cell>
            <table:table-cell table:number-columns-repeated="2" table:style-name="ce3" office:value-type="string">
              <text:p>(morale)</text:p>
            </table:table-cell>
            <table:table-cell table:style-name="ce2"/>
            <table:table-cell table:style-name="ce2" office:value-type="string">
              <text:p>morals</text:p>
            </table:table-cell>
            <table:table-cell table:style-name="ce2" table:formula="of:=VLOOKUP([.G10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7">
              <text:p>1097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palci</text:p>
            </table:table-cell>
            <table:table-cell table:number-columns-repeated="2" table:style-name="ce3" office:value-type="string">
              <text:p>(mal)</text:p>
            </table:table-cell>
            <table:table-cell table:style-name="ce3" office:value-type="string">
              <text:p>(il male)</text:p>
            </table:table-cell>
            <table:table-cell table:style-name="ce2"/>
            <table:table-cell table:style-name="ce2" office:value-type="string">
              <text:p>evil</text:p>
            </table:table-cell>
            <table:table-cell table:style-name="ce2" table:formula="of:=VLOOKUP([.G10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8">
              <text:p>1098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vrude</text:p>
            </table:table-cell>
            <table:table-cell table:style-name="ce3" office:value-type="string">
              <text:p>(virtud)</text:p>
            </table:table-cell>
            <table:table-cell table:style-name="ce3" office:value-type="string">
              <text:p>(vertu)</text:p>
            </table:table-cell>
            <table:table-cell table:style-name="ce3" office:value-type="string">
              <text:p>(virtù)</text:p>
            </table:table-cell>
            <table:table-cell table:style-name="ce2"/>
            <table:table-cell table:style-name="ce2" office:value-type="string">
              <text:p>virtue</text:p>
            </table:table-cell>
            <table:table-cell table:style-name="ce2" table:formula="of:=VLOOKUP([.G10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99">
              <text:p>1099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ertu</text:p>
            </table:table-cell>
            <table:table-cell table:style-name="ce3" office:value-type="string">
              <text:p>(experto)</text:p>
            </table:table-cell>
            <table:table-cell table:style-name="ce3" office:value-type="string">
              <text:p>(expert)</text:p>
            </table:table-cell>
            <table:table-cell table:style-name="ce3" office:value-type="string">
              <text:p>(esperto)</text:p>
            </table:table-cell>
            <table:table-cell table:style-name="ce2"/>
            <table:table-cell table:style-name="ce2" office:value-type="string">
              <text:p>expert</text:p>
            </table:table-cell>
            <table:table-cell table:style-name="ce2" table:formula="of:=VLOOKUP([.G10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00">
              <text:p>1100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cfila</text:p>
            </table:table-cell>
            <table:table-cell table:style-name="ce3" office:value-type="string">
              <text:p>(falla)</text:p>
            </table:table-cell>
            <table:table-cell table:style-name="ce3" office:value-type="string">
              <text:p>(défaut)</text:p>
            </table:table-cell>
            <table:table-cell table:style-name="ce3" office:value-type="string">
              <text:p>(difetto)</text:p>
            </table:table-cell>
            <table:table-cell table:style-name="ce2"/>
            <table:table-cell table:style-name="ce2" office:value-type="string">
              <text:p>flaw</text:p>
            </table:table-cell>
            <table:table-cell table:style-name="ce2" table:formula="of:=VLOOKUP([.G10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01">
              <text:p>1101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# 11 </text:p>
            </table:table-cell>
            <table:table-cell table:style-name="ce3" office:value-type="string">
              <text:p>Socium</text:p>
            </table:table-cell>
            <table:table-cell table:style-name="ce3" office:value-type="string">
              <text:p>socium</text:p>
            </table:table-cell>
            <table:table-cell table:style-name="ce3" office:value-type="string">
              <text:p>Socium</text:p>
            </table:table-cell>
            <table:table-cell table:style-name="ce2" office:value-type="string">
              <text:p>soxo</text:p>
            </table:table-cell>
            <table:table-cell table:style-name="ce2" office:value-type="string">
              <text:p>socium</text:p>
            </table:table-cell>
            <table:table-cell table:style-name="ce2" table:formula="of:=VLOOKUP([.G1099];[MAJ.A$1:MAJ.B$975];2;0)" office:value-type="string" office:string-value="social">
              <text:p>soci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02">
              <text:p>1102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jikca</text:p>
            </table:table-cell>
            <table:table-cell table:style-name="ce3" office:value-type="string">
              <text:p>(socializar "social")</text:p>
            </table:table-cell>
            <table:table-cell table:style-name="ce3" office:value-type="string">
              <text:p>(socialiser «social»)</text:p>
            </table:table-cell>
            <table:table-cell table:style-name="ce3" office:value-type="string">
              <text:p>(socializzare "social")</text:p>
            </table:table-cell>
            <table:table-cell table:style-name="ce2"/>
            <table:table-cell table:style-name="ce2" office:value-type="string">
              <text:p>socialize ‘social’</text:p>
            </table:table-cell>
            <table:table-cell table:style-name="ce2" table:formula="of:=VLOOKUP([.G11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03">
              <text:p>1103</text:p>
            </table:table-cell>
            <table:table-cell table:style-name="ce3" office:value-type="float" office:value="10">
              <text:p>10</text:p>
            </table:table-cell>
            <table:table-cell table:style-name="ce10" office:value-type="string">
              <text:p>sivni</text:p>
            </table:table-cell>
            <table:table-cell table:style-name="ce3" office:value-type="string">
              <text:p>(privado)</text:p>
            </table:table-cell>
            <table:table-cell table:style-name="ce3" office:value-type="string">
              <text:p>(privé)</text:p>
            </table:table-cell>
            <table:table-cell table:style-name="ce3" office:value-type="string">
              <text:p>(privato)</text:p>
            </table:table-cell>
            <table:table-cell table:style-name="ce2" office:value-type="string">
              <text:p>pivo</text:p>
            </table:table-cell>
            <table:table-cell table:style-name="ce2" office:value-type="string">
              <text:p>private</text:p>
            </table:table-cell>
            <table:table-cell table:style-name="ce2" table:formula="of:=VLOOKUP([.G1101];[MAJ.A$1:MAJ.B$975];2;0)" office:value-type="string" office:string-value="private">
              <text:p>private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1104">
            <text:p>1104</text:p>
          </table:table-cell>
          <table:table-cell table:style-name="ce2" office:value-type="float" office:value="11">
            <text:p>11</text:p>
          </table:table-cell>
          <table:table-cell table:style-name="ce11" office:value-type="string">
            <text:p># 11</text:p>
          </table:table-cell>
          <table:table-cell table:style-name="ce2" office:value-type="string">
            <text:p>Familia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amiglia</text:p>
          </table:table-cell>
          <table:table-cell table:style-name="ce2" office:value-type="string">
            <text:p>faso</text:p>
          </table:table-cell>
          <table:table-cell table:style-name="ce2" office:value-type="string">
            <text:p>family</text:p>
          </table:table-cell>
          <table:table-cell table:style-name="ce2" table:formula="of:=VLOOKUP([.G1102];[MAJ.A$1:MAJ.B$975];2;0)" office:value-type="string" office:string-value="false">
            <text:p>false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1105">
              <text:p>110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lanzu</text:p>
            </table:table-cell>
            <table:table-cell table:style-name="ce3" office:value-type="string">
              <text:p>(familia 'clan')</text:p>
            </table:table-cell>
            <table:table-cell table:style-name="ce3" office:value-type="string">
              <text:p>(clan de la famille)</text:p>
            </table:table-cell>
            <table:table-cell table:style-name="ce3" office:value-type="string">
              <text:p>("clan" di famiglia)</text:p>
            </table:table-cell>
            <table:table-cell table:style-name="ce22"/>
            <table:table-cell table:style-name="ce33" office:value-type="string">
              <text:p>family ‘clan’</text:p>
            </table:table-cell>
            <table:table-cell table:formula="of:=VLOOKUP([.G11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06">
              <text:p>110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speni</text:p>
            </table:table-cell>
            <table:table-cell table:style-name="ce3" office:value-type="string">
              <text:p>(casado "cónyuge")</text:p>
            </table:table-cell>
            <table:table-cell table:style-name="ce3" office:value-type="string">
              <text:p>(époux)</text:p>
            </table:table-cell>
            <table:table-cell table:style-name="ce3" office:value-type="string">
              <text:p>("coniuge" sposato)</text:p>
            </table:table-cell>
            <table:table-cell table:style-name="ce22"/>
            <table:table-cell table:style-name="ce33" office:value-type="string">
              <text:p>married ‘spouse’</text:p>
            </table:table-cell>
            <table:table-cell table:formula="of:=VLOOKUP([.G11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07">
              <text:p>110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inmu</text:p>
            </table:table-cell>
            <table:table-cell table:style-name="ce3" office:value-type="string">
              <text:p>(mujer mujeres')</text:p>
            </table:table-cell>
            <table:table-cell table:style-name="ce3" office:value-type="string">
              <text:p>(femme femmes')</text:p>
            </table:table-cell>
            <table:table-cell table:style-name="ce3" office:value-type="string">
              <text:p>(donna donne')</text:p>
            </table:table-cell>
            <table:table-cell table:style-name="ce22"/>
            <table:table-cell table:style-name="ce33" office:value-type="string">
              <text:p>woman ‘women’</text:p>
            </table:table-cell>
            <table:table-cell table:formula="of:=VLOOKUP([.G11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08">
              <text:p>110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anmu</text:p>
            </table:table-cell>
            <table:table-cell table:style-name="ce3" office:value-type="string">
              <text:p>(hombre)</text:p>
            </table:table-cell>
            <table:table-cell table:style-name="ce3" office:value-type="string">
              <text:p>(homme)</text:p>
            </table:table-cell>
            <table:table-cell table:style-name="ce3" office:value-type="string">
              <text:p>(uomo)</text:p>
            </table:table-cell>
            <table:table-cell table:style-name="ce22" office:value-type="string">
              <text:p>huma</text:p>
            </table:table-cell>
            <table:table-cell table:style-name="ce33" office:value-type="string">
              <text:p>man</text:p>
            </table:table-cell>
            <table:table-cell table:formula="of:=VLOOKUP([.G1106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09">
              <text:p>110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dzena</text:p>
            </table:table-cell>
            <table:table-cell table:style-name="ce3" office:value-type="string">
              <text:p>(mayor)</text:p>
            </table:table-cell>
            <table:table-cell table:style-name="ce3" office:value-type="string">
              <text:p>(aîné)</text:p>
            </table:table-cell>
            <table:table-cell table:style-name="ce3" office:value-type="string">
              <text:p>(Sambuco)</text:p>
            </table:table-cell>
            <table:table-cell table:style-name="ce22"/>
            <table:table-cell table:style-name="ce33" office:value-type="string">
              <text:p>elder</text:p>
            </table:table-cell>
            <table:table-cell table:formula="of:=VLOOKUP([.G11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0">
              <text:p>111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rirni</text:p>
            </table:table-cell>
            <table:table-cell table:style-name="ce3" office:value-type="string">
              <text:p>(padre "trasero")</text:p>
            </table:table-cell>
            <table:table-cell table:style-name="ce3" office:value-type="string">
              <text:p>(parent ‘arrière’)</text:p>
            </table:table-cell>
            <table:table-cell table:style-name="ce3" office:value-type="string">
              <text:p>(genitore "posteriore")</text:p>
            </table:table-cell>
            <table:table-cell table:style-name="ce22"/>
            <table:table-cell table:style-name="ce33" office:value-type="string">
              <text:p>parent ‘rear’</text:p>
            </table:table-cell>
            <table:table-cell table:formula="of:=VLOOKUP([.G11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1">
              <text:p>111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mamta</text:p>
            </table:table-cell>
            <table:table-cell table:style-name="ce3" office:value-type="string">
              <text:p>(madre mama')</text:p>
            </table:table-cell>
            <table:table-cell table:style-name="ce3" office:value-type="string">
              <text:p>(Mère, maman')</text:p>
            </table:table-cell>
            <table:table-cell table:style-name="ce3" office:value-type="string">
              <text:p>(madre mamma')</text:p>
            </table:table-cell>
            <table:table-cell table:style-name="ce22"/>
            <table:table-cell table:style-name="ce33" office:value-type="string">
              <text:p>mother ‘mom’</text:p>
            </table:table-cell>
            <table:table-cell table:formula="of:=VLOOKUP([.G11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2">
              <text:p>111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atfu</text:p>
            </table:table-cell>
            <table:table-cell table:style-name="ce3" office:value-type="string">
              <text:p>(padre ‘pop, padre’)</text:p>
            </table:table-cell>
            <table:table-cell table:style-name="ce3" office:value-type="string">
              <text:p>(père ‘pop, padre’)</text:p>
            </table:table-cell>
            <table:table-cell table:style-name="ce3" office:value-type="string">
              <text:p>(padre "pop, padre")</text:p>
            </table:table-cell>
            <table:table-cell table:style-name="ce22"/>
            <table:table-cell table:style-name="ce33" office:value-type="string">
              <text:p>father ‘pop, padre’</text:p>
            </table:table-cell>
            <table:table-cell table:formula="of:=VLOOKUP([.G11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3">
              <text:p>111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anla</text:p>
            </table:table-cell>
            <table:table-cell table:style-name="ce3" office:value-type="string">
              <text:p>(muchacho "muchacho")</text:p>
            </table:table-cell>
            <table:table-cell table:style-name="ce3" office:value-type="string">
              <text:p>(garçon ‘garçon’)</text:p>
            </table:table-cell>
            <table:table-cell table:style-name="ce3" office:value-type="string">
              <text:p>(ragazzo "ragazzo")</text:p>
            </table:table-cell>
            <table:table-cell table:style-name="ce22"/>
            <table:table-cell table:style-name="ce33" office:value-type="string">
              <text:p>boy ‘lad’</text:p>
            </table:table-cell>
            <table:table-cell table:formula="of:=VLOOKUP([.G11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4">
              <text:p>111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ixli</text:p>
            </table:table-cell>
            <table:table-cell table:style-name="ce3" office:value-type="string">
              <text:p>(niña)</text:p>
            </table:table-cell>
            <table:table-cell table:style-name="ce3" office:value-type="string">
              <text:p>(fille)</text:p>
            </table:table-cell>
            <table:table-cell table:style-name="ce3" office:value-type="string">
              <text:p>(ragazza)</text:p>
            </table:table-cell>
            <table:table-cell table:style-name="ce22" office:value-type="string">
              <text:p>cika</text:p>
            </table:table-cell>
            <table:table-cell table:style-name="ce33" office:value-type="string">
              <text:p>girl</text:p>
            </table:table-cell>
            <table:table-cell table:formula="of:=VLOOKUP([.G1112];[MAJ.A$1:MAJ.B$975];2;0)" office:value-type="string" office:string-value="girl">
              <text:p>gir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5">
              <text:p>111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ersa</text:p>
            </table:table-cell>
            <table:table-cell table:style-name="ce3" office:value-type="string">
              <text:p>(hijo)</text:p>
            </table:table-cell>
            <table:table-cell table:style-name="ce3" office:value-type="string">
              <text:p>(fils)</text:p>
            </table:table-cell>
            <table:table-cell table:style-name="ce3" office:value-type="string">
              <text:p>(figlio)</text:p>
            </table:table-cell>
            <table:table-cell table:style-name="ce22"/>
            <table:table-cell table:style-name="ce33" office:value-type="string">
              <text:p>son</text:p>
            </table:table-cell>
            <table:table-cell table:formula="of:=VLOOKUP([.G11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6">
              <text:p>111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tixnu</text:p>
            </table:table-cell>
            <table:table-cell table:style-name="ce3" office:value-type="string">
              <text:p>(hija)</text:p>
            </table:table-cell>
            <table:table-cell table:style-name="ce3" office:value-type="string">
              <text:p>(fille)</text:p>
            </table:table-cell>
            <table:table-cell table:style-name="ce3" office:value-type="string">
              <text:p>(figlia)</text:p>
            </table:table-cell>
            <table:table-cell table:style-name="ce22"/>
            <table:table-cell table:style-name="ce33" office:value-type="string">
              <text:p>daughter</text:p>
            </table:table-cell>
            <table:table-cell table:formula="of:=VLOOKUP([.G11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7">
              <text:p>111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runa</text:p>
            </table:table-cell>
            <table:table-cell table:style-name="ce3" office:value-type="string">
              <text:p>(hermano)</text:p>
            </table:table-cell>
            <table:table-cell table:style-name="ce3" office:value-type="string">
              <text:p>(frère)</text:p>
            </table:table-cell>
            <table:table-cell table:style-name="ce3" office:value-type="string">
              <text:p>(fratello)</text:p>
            </table:table-cell>
            <table:table-cell table:style-name="ce22" office:value-type="string">
              <text:p>frea</text:p>
            </table:table-cell>
            <table:table-cell table:style-name="ce33" office:value-type="string">
              <text:p>brother</text:p>
            </table:table-cell>
            <table:table-cell table:formula="of:=VLOOKUP([.G1115];[MAJ.A$1:MAJ.B$975];2;0)" office:value-type="string" office:string-value="brother">
              <text:p>broth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8">
              <text:p>111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mensi</text:p>
            </table:table-cell>
            <table:table-cell table:style-name="ce3" office:value-type="string">
              <text:p>(hermana)</text:p>
            </table:table-cell>
            <table:table-cell table:style-name="ce3" office:value-type="string">
              <text:p>(sœur)</text:p>
            </table:table-cell>
            <table:table-cell table:style-name="ce3" office:value-type="string">
              <text:p>(sorella)</text:p>
            </table:table-cell>
            <table:table-cell table:style-name="ce22" office:value-type="string">
              <text:p>sora</text:p>
            </table:table-cell>
            <table:table-cell table:style-name="ce33" office:value-type="string">
              <text:p>sister</text:p>
            </table:table-cell>
            <table:table-cell table:formula="of:=VLOOKUP([.G1116];[MAJ.A$1:MAJ.B$975];2;0)" office:value-type="string" office:string-value="sister">
              <text:p>sist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9">
              <text:p>111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tunba</text:p>
            </table:table-cell>
            <table:table-cell table:style-name="ce3" office:value-type="string">
              <text:p>(hermano)</text:p>
            </table:table-cell>
            <table:table-cell table:style-name="ce3" office:value-type="string">
              <text:p>(enfant de mêmes parents)</text:p>
            </table:table-cell>
            <table:table-cell table:style-name="ce3" office:value-type="string">
              <text:p>(fratello)</text:p>
            </table:table-cell>
            <table:table-cell table:style-name="ce22"/>
            <table:table-cell table:style-name="ce33" office:value-type="string">
              <text:p>sibling</text:p>
            </table:table-cell>
            <table:table-cell table:formula="of:=VLOOKUP([.G11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0">
              <text:p>112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famti</text:p>
            </table:table-cell>
            <table:table-cell table:style-name="ce3" office:value-type="string">
              <text:p>(tía o tío)</text:p>
            </table:table-cell>
            <table:table-cell table:style-name="ce3" office:value-type="string">
              <text:p>(tante ou oncle)</text:p>
            </table:table-cell>
            <table:table-cell table:style-name="ce3" office:value-type="string">
              <text:p>(zia o zio)</text:p>
            </table:table-cell>
            <table:table-cell table:style-name="ce22"/>
            <table:table-cell table:style-name="ce33" office:value-type="string">
              <text:p>aunt or uncle</text:p>
            </table:table-cell>
            <table:table-cell table:formula="of:=VLOOKUP([.G11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1">
              <text:p>112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tamne</text:p>
            </table:table-cell>
            <table:table-cell table:style-name="ce3" office:value-type="string">
              <text:p>(prima)</text:p>
            </table:table-cell>
            <table:table-cell table:style-name="ce3" office:value-type="string">
              <text:p>(cousin)</text:p>
            </table:table-cell>
            <table:table-cell table:style-name="ce3" office:value-type="string">
              <text:p>(cugino)</text:p>
            </table:table-cell>
            <table:table-cell table:style-name="ce22"/>
            <table:table-cell table:style-name="ce33" office:value-type="string">
              <text:p>cousin</text:p>
            </table:table-cell>
            <table:table-cell table:formula="of:=VLOOKUP([.G11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**11.</text:p>
            </table:table-cell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 istituzioni sociali</text:p>
            </table:table-cell>
            <table:table-cell table:style-name="ce22"/>
            <table:table-cell table:style-name="ce33" office:value-type="string">
              <text:p><text:s/>social institutions</text:p>
            </table:table-cell>
            <table:table-cell table:formula="of:=VLOOKUP([.G11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3">
              <text:p>112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ritli</text:p>
            </table:table-cell>
            <table:table-cell table:style-name="ce3" office:value-type="string">
              <text:p>(rito)</text:p>
            </table:table-cell>
            <table:table-cell table:style-name="ce3" office:value-type="string">
              <text:p>(rite)</text:p>
            </table:table-cell>
            <table:table-cell table:style-name="ce3" office:value-type="string">
              <text:p>(rito)</text:p>
            </table:table-cell>
            <table:table-cell table:style-name="ce22"/>
            <table:table-cell table:style-name="ce33" office:value-type="string">
              <text:p>rite</text:p>
            </table:table-cell>
            <table:table-cell table:formula="of:=VLOOKUP([.G11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4">
              <text:p>112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salci</text:p>
            </table:table-cell>
            <table:table-cell table:style-name="ce3" office:value-type="string">
              <text:p>(celebrar)</text:p>
            </table:table-cell>
            <table:table-cell table:style-name="ce3" office:value-type="string">
              <text:p>(célébrer)</text:p>
            </table:table-cell>
            <table:table-cell table:style-name="ce3" office:value-type="string">
              <text:p>(celebrare)</text:p>
            </table:table-cell>
            <table:table-cell table:style-name="ce22"/>
            <table:table-cell table:style-name="ce33" office:value-type="string">
              <text:p>celebrate</text:p>
            </table:table-cell>
            <table:table-cell table:formula="of:=VLOOKUP([.G11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5">
              <text:p>112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nobli</text:p>
            </table:table-cell>
            <table:table-cell table:number-columns-repeated="2" table:style-name="ce3" office:value-type="string">
              <text:p>(noble)</text:p>
            </table:table-cell>
            <table:table-cell table:style-name="ce3" office:value-type="string">
              <text:p>(nobile)</text:p>
            </table:table-cell>
            <table:table-cell table:style-name="ce22"/>
            <table:table-cell table:style-name="ce33" office:value-type="string">
              <text:p>noble</text:p>
            </table:table-cell>
            <table:table-cell table:formula="of:=VLOOKUP([.G11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6">
              <text:p>112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mikce</text:p>
            </table:table-cell>
            <table:table-cell table:style-name="ce3" office:value-type="string">
              <text:p>(médico ‘médico’)</text:p>
            </table:table-cell>
            <table:table-cell table:style-name="ce3" office:value-type="string">
              <text:p>(médecin ‘medic’)</text:p>
            </table:table-cell>
            <table:table-cell table:style-name="ce3" office:value-type="string">
              <text:p>(dottore "medico")</text:p>
            </table:table-cell>
            <table:table-cell table:style-name="ce22"/>
            <table:table-cell table:style-name="ce33" office:value-type="string">
              <text:p>doctor ‘medic’</text:p>
            </table:table-cell>
            <table:table-cell table:formula="of:=VLOOKUP([.G11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7">
              <text:p>112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zajba</text:p>
            </table:table-cell>
            <table:table-cell table:style-name="ce3" office:value-type="string">
              <text:p>(gimnasta)</text:p>
            </table:table-cell>
            <table:table-cell table:style-name="ce3" office:value-type="string">
              <text:p>(gymnaste)</text:p>
            </table:table-cell>
            <table:table-cell table:style-name="ce3" office:value-type="string">
              <text:p>(ginnasta)</text:p>
            </table:table-cell>
            <table:table-cell table:style-name="ce22"/>
            <table:table-cell table:style-name="ce33" office:value-type="string">
              <text:p>gymnast</text:p>
            </table:table-cell>
            <table:table-cell table:formula="of:=VLOOKUP([.G11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8">
              <text:p>112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vitke</text:p>
            </table:table-cell>
            <table:table-cell table:style-name="ce3" office:value-type="string">
              <text:p>(invitado "visita")</text:p>
            </table:table-cell>
            <table:table-cell table:style-name="ce3" office:value-type="string">
              <text:p>(invité 'visiter')</text:p>
            </table:table-cell>
            <table:table-cell table:style-name="ce3" office:value-type="string">
              <text:p>("visita" dell'ospite)</text:p>
            </table:table-cell>
            <table:table-cell table:style-name="ce22"/>
            <table:table-cell table:style-name="ce33" office:value-type="string">
              <text:p>guest ‘visit’</text:p>
            </table:table-cell>
            <table:table-cell table:formula="of:=VLOOKUP([.G11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9">
              <text:p>112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xotli</text:p>
            </table:table-cell>
            <table:table-cell table:style-name="ce3" office:value-type="string">
              <text:p>(hotel)</text:p>
            </table:table-cell>
            <table:table-cell table:style-name="ce3" office:value-type="string">
              <text:p>(Hôtel)</text:p>
            </table:table-cell>
            <table:table-cell table:style-name="ce3" office:value-type="string">
              <text:p>(Hotel)</text:p>
            </table:table-cell>
            <table:table-cell table:style-name="ce22"/>
            <table:table-cell table:style-name="ce33" office:value-type="string">
              <text:p>hotel</text:p>
            </table:table-cell>
            <table:table-cell table:formula="of:=VLOOKUP([.G11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**11.</text:p>
            </table:table-cell>
            <table:table-cell table:style-name="ce3" office:value-type="string">
              <text:p>.1 Gobierno</text:p>
            </table:table-cell>
            <table:table-cell table:style-name="ce3" office:value-type="string">
              <text:p>.1 gouvernement</text:p>
            </table:table-cell>
            <table:table-cell table:style-name="ce3" office:value-type="string">
              <text:p>.1 governo</text:p>
            </table:table-cell>
            <table:table-cell table:style-name="ce22"/>
            <table:table-cell table:style-name="ce33" office:value-type="string">
              <text:p>.1 governement</text:p>
            </table:table-cell>
            <table:table-cell table:formula="of:=VLOOKUP([.G11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1">
              <text:p>113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turni</text:p>
            </table:table-cell>
            <table:table-cell table:style-name="ce3" office:value-type="string">
              <text:p>(gobernar)</text:p>
            </table:table-cell>
            <table:table-cell table:style-name="ce3" office:value-type="string">
              <text:p>(gouverne)</text:p>
            </table:table-cell>
            <table:table-cell table:style-name="ce3" office:value-type="string">
              <text:p>(governare)</text:p>
            </table:table-cell>
            <table:table-cell table:style-name="ce22"/>
            <table:table-cell table:style-name="ce33" office:value-type="string">
              <text:p>govern</text:p>
            </table:table-cell>
            <table:table-cell table:formula="of:=VLOOKUP([.G11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2">
              <text:p>113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kamni</text:p>
            </table:table-cell>
            <table:table-cell table:style-name="ce3" office:value-type="string">
              <text:p>(comité)</text:p>
            </table:table-cell>
            <table:table-cell table:style-name="ce3" office:value-type="string">
              <text:p>(Comité)</text:p>
            </table:table-cell>
            <table:table-cell table:style-name="ce3" office:value-type="string">
              <text:p>(Comitato)</text:p>
            </table:table-cell>
            <table:table-cell table:style-name="ce22"/>
            <table:table-cell table:style-name="ce33" office:value-type="string">
              <text:p>committee</text:p>
            </table:table-cell>
            <table:table-cell table:formula="of:=VLOOKUP([.G11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3">
              <text:p>113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atni</text:p>
            </table:table-cell>
            <table:table-cell table:style-name="ce3" office:value-type="string">
              <text:p>(autoridad)</text:p>
            </table:table-cell>
            <table:table-cell table:style-name="ce3" office:value-type="string">
              <text:p>(autorité)</text:p>
            </table:table-cell>
            <table:table-cell table:style-name="ce3" office:value-type="string">
              <text:p>(autorità)</text:p>
            </table:table-cell>
            <table:table-cell table:style-name="ce22"/>
            <table:table-cell table:style-name="ce33" office:value-type="string">
              <text:p>authority</text:p>
            </table:table-cell>
            <table:table-cell table:formula="of:=VLOOKUP([.G11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4">
              <text:p>113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vipsi</text:p>
            </table:table-cell>
            <table:table-cell table:style-name="ce3" office:value-type="string">
              <text:p>(diputado "vicio")</text:p>
            </table:table-cell>
            <table:table-cell table:style-name="ce3" office:value-type="string">
              <text:p>(vice-vice)</text:p>
            </table:table-cell>
            <table:table-cell table:style-name="ce3" office:value-type="string">
              <text:p>(vice "vice")</text:p>
            </table:table-cell>
            <table:table-cell table:style-name="ce22"/>
            <table:table-cell table:style-name="ce33" office:value-type="string">
              <text:p>deputy ‘vice’</text:p>
            </table:table-cell>
            <table:table-cell table:formula="of:=VLOOKUP([.G11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5">
              <text:p>113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ecta</text:p>
            </table:table-cell>
            <table:table-cell table:style-name="ce3" office:value-type="string">
              <text:p>(estado político)</text:p>
            </table:table-cell>
            <table:table-cell table:style-name="ce3" office:value-type="string">
              <text:p>(«Etat» politique)</text:p>
            </table:table-cell>
            <table:table-cell table:style-name="ce3" office:value-type="string">
              <text:p>("stato" politico)</text:p>
            </table:table-cell>
            <table:table-cell table:style-name="ce22"/>
            <table:table-cell table:style-name="ce33" office:value-type="string">
              <text:p>polity ‘state’</text:p>
            </table:table-cell>
            <table:table-cell table:formula="of:=VLOOKUP([.G11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6">
              <text:p>113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ansu</text:p>
            </table:table-cell>
            <table:table-cell table:style-name="ce3" office:value-type="string">
              <text:p>(diplomático "cónsul")</text:p>
            </table:table-cell>
            <table:table-cell table:style-name="ce3" office:value-type="string">
              <text:p>(diplomate «consul»)</text:p>
            </table:table-cell>
            <table:table-cell table:style-name="ce3" office:value-type="string">
              <text:p>(diplomatico "console")</text:p>
            </table:table-cell>
            <table:table-cell table:style-name="ce22"/>
            <table:table-cell table:style-name="ce33" office:value-type="string">
              <text:p>diplomat ‘consul’</text:p>
            </table:table-cell>
            <table:table-cell table:formula="of:=VLOOKUP([.G11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7">
              <text:p>113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aspu</text:p>
            </table:table-cell>
            <table:table-cell table:style-name="ce3" office:value-type="string">
              <text:p>(pasaporte)</text:p>
            </table:table-cell>
            <table:table-cell table:style-name="ce3" office:value-type="string">
              <text:p>(passeport)</text:p>
            </table:table-cell>
            <table:table-cell table:style-name="ce3" office:value-type="string">
              <text:p>(passaporto)</text:p>
            </table:table-cell>
            <table:table-cell table:style-name="ce22"/>
            <table:table-cell table:style-name="ce33" office:value-type="string">
              <text:p>passport</text:p>
            </table:table-cell>
            <table:table-cell table:formula="of:=VLOOKUP([.G11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8">
              <text:p>113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ikta</text:p>
            </table:table-cell>
            <table:table-cell table:style-name="ce3" office:value-type="string">
              <text:p>(boleto)</text:p>
            </table:table-cell>
            <table:table-cell table:style-name="ce3" office:value-type="string">
              <text:p>(billet)</text:p>
            </table:table-cell>
            <table:table-cell table:style-name="ce3" office:value-type="string">
              <text:p>(biglietto)</text:p>
            </table:table-cell>
            <table:table-cell table:style-name="ce22"/>
            <table:table-cell table:style-name="ce33" office:value-type="string">
              <text:p>ticket</text:p>
            </table:table-cell>
            <table:table-cell table:formula="of:=VLOOKUP([.G11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**11.</text:p>
            </table:table-cell>
            <table:table-cell table:style-name="ce3" office:value-type="string">
              <text:p>.2 Ley</text:p>
            </table:table-cell>
            <table:table-cell table:style-name="ce3" office:value-type="string">
              <text:p>.2 loi</text:p>
            </table:table-cell>
            <table:table-cell table:style-name="ce3" office:value-type="string">
              <text:p>.2 legge</text:p>
            </table:table-cell>
            <table:table-cell table:style-name="ce22"/>
            <table:table-cell table:style-name="ce33" office:value-type="string">
              <text:p>.2 law</text:p>
            </table:table-cell>
            <table:table-cell table:formula="of:=VLOOKUP([.G11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0">
              <text:p>114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flalu</text:p>
            </table:table-cell>
            <table:table-cell table:style-name="ce3" office:value-type="string">
              <text:p>(ley)</text:p>
            </table:table-cell>
            <table:table-cell table:style-name="ce3" office:value-type="string">
              <text:p>(loi)</text:p>
            </table:table-cell>
            <table:table-cell table:style-name="ce3" office:value-type="string">
              <text:p>(legge)</text:p>
            </table:table-cell>
            <table:table-cell table:style-name="ce22"/>
            <table:table-cell table:style-name="ce33" office:value-type="string">
              <text:p>law</text:p>
            </table:table-cell>
            <table:table-cell table:formula="of:=VLOOKUP([.G11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1">
              <text:p>114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ajni</text:p>
            </table:table-cell>
            <table:table-cell table:style-name="ce3" office:value-type="string">
              <text:p>(juez)</text:p>
            </table:table-cell>
            <table:table-cell table:style-name="ce3" office:value-type="string">
              <text:p>(juge)</text:p>
            </table:table-cell>
            <table:table-cell table:style-name="ce3" office:value-type="string">
              <text:p>(giudice)</text:p>
            </table:table-cell>
            <table:table-cell table:style-name="ce22"/>
            <table:table-cell table:style-name="ce33" office:value-type="string">
              <text:p>judge</text:p>
            </table:table-cell>
            <table:table-cell table:formula="of:=VLOOKUP([.G11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2">
              <text:p>114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zekri</text:p>
            </table:table-cell>
            <table:table-cell table:style-name="ce3" office:value-type="string">
              <text:p>(crimen)</text:p>
            </table:table-cell>
            <table:table-cell table:style-name="ce3" office:value-type="string">
              <text:p>(la criminalité)</text:p>
            </table:table-cell>
            <table:table-cell table:style-name="ce3" office:value-type="string">
              <text:p>(Reato)</text:p>
            </table:table-cell>
            <table:table-cell table:style-name="ce22"/>
            <table:table-cell table:style-name="ce33" office:value-type="string">
              <text:p>crime</text:p>
            </table:table-cell>
            <table:table-cell table:formula="of:=VLOOKUP([.G11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3">
              <text:p>114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ulji</text:p>
            </table:table-cell>
            <table:table-cell table:style-name="ce3" office:value-type="string">
              <text:p>(policía)</text:p>
            </table:table-cell>
            <table:table-cell table:style-name="ce3" office:value-type="string">
              <text:p>(police)</text:p>
            </table:table-cell>
            <table:table-cell table:style-name="ce3" office:value-type="string">
              <text:p>(polizia)</text:p>
            </table:table-cell>
            <table:table-cell table:style-name="ce22"/>
            <table:table-cell table:style-name="ce33" office:value-type="string">
              <text:p>police</text:p>
            </table:table-cell>
            <table:table-cell table:formula="of:=VLOOKUP([.G11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4">
              <text:p>114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infu</text:p>
            </table:table-cell>
            <table:table-cell table:style-name="ce3" office:value-type="string">
              <text:p>(prisionero "cautivo")</text:p>
            </table:table-cell>
            <table:table-cell table:style-name="ce3" office:value-type="string">
              <text:p>(prisonnier ‘captif’)</text:p>
            </table:table-cell>
            <table:table-cell table:style-name="ce3" office:value-type="string">
              <text:p>(prigioniero "prigioniero")</text:p>
            </table:table-cell>
            <table:table-cell table:style-name="ce22"/>
            <table:table-cell table:style-name="ce33" office:value-type="string">
              <text:p>prisoner ‘captive’</text:p>
            </table:table-cell>
            <table:table-cell table:formula="of:=VLOOKUP([.G11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**11.</text:p>
            </table:table-cell>
            <table:table-cell table:style-name="ce3" office:value-type="string">
              <text:p>.3 guerra</text:p>
            </table:table-cell>
            <table:table-cell table:style-name="ce3" office:value-type="string">
              <text:p>.3 guerre</text:p>
            </table:table-cell>
            <table:table-cell table:style-name="ce3" office:value-type="string">
              <text:p>.3 guerra</text:p>
            </table:table-cell>
            <table:table-cell table:style-name="ce22"/>
            <table:table-cell table:style-name="ce33" office:value-type="string">
              <text:p>.3 war</text:p>
            </table:table-cell>
            <table:table-cell table:formula="of:=VLOOKUP([.G11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6">
              <text:p>114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gunta</text:p>
            </table:table-cell>
            <table:table-cell table:style-name="ce3" office:value-type="string">
              <text:p>(ataque)</text:p>
            </table:table-cell>
            <table:table-cell table:style-name="ce3" office:value-type="string">
              <text:p>(attaque)</text:p>
            </table:table-cell>
            <table:table-cell table:style-name="ce3" office:value-type="string">
              <text:p>(attacco)</text:p>
            </table:table-cell>
            <table:table-cell table:style-name="ce22"/>
            <table:table-cell table:style-name="ce33" office:value-type="string">
              <text:p>attack</text:p>
            </table:table-cell>
            <table:table-cell table:formula="of:=VLOOKUP([.G11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7">
              <text:p>114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amna</text:p>
            </table:table-cell>
            <table:table-cell table:style-name="ce3" office:value-type="string">
              <text:p>(guerra)</text:p>
            </table:table-cell>
            <table:table-cell table:style-name="ce3" office:value-type="string">
              <text:p>(guerre)</text:p>
            </table:table-cell>
            <table:table-cell table:style-name="ce3" office:value-type="string">
              <text:p>(guerra)</text:p>
            </table:table-cell>
            <table:table-cell table:style-name="ce22"/>
            <table:table-cell table:style-name="ce33" office:value-type="string">
              <text:p>war</text:p>
            </table:table-cell>
            <table:table-cell table:formula="of:=VLOOKUP([.G11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8">
              <text:p>114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ilni</text:p>
            </table:table-cell>
            <table:table-cell table:style-name="ce3" office:value-type="string">
              <text:p>(militar)</text:p>
            </table:table-cell>
            <table:table-cell table:style-name="ce3" office:value-type="string">
              <text:p>(militaire)</text:p>
            </table:table-cell>
            <table:table-cell table:style-name="ce3" office:value-type="string">
              <text:p>(militare)</text:p>
            </table:table-cell>
            <table:table-cell table:style-name="ce22"/>
            <table:table-cell table:style-name="ce33" office:value-type="string">
              <text:p>military</text:p>
            </table:table-cell>
            <table:table-cell table:formula="of:=VLOOKUP([.G11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9">
              <text:p>114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enmi</text:p>
            </table:table-cell>
            <table:table-cell table:style-name="ce3" office:value-type="string">
              <text:p>(Ejército)</text:p>
            </table:table-cell>
            <table:table-cell table:style-name="ce3" office:value-type="string">
              <text:p>(armée)</text:p>
            </table:table-cell>
            <table:table-cell table:style-name="ce3" office:value-type="string">
              <text:p>(esercito)</text:p>
            </table:table-cell>
            <table:table-cell table:style-name="ce22"/>
            <table:table-cell table:style-name="ce33" office:value-type="string">
              <text:p>army</text:p>
            </table:table-cell>
            <table:table-cell table:formula="of:=VLOOKUP([.G11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0">
              <text:p>115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sonci</text:p>
            </table:table-cell>
            <table:table-cell table:style-name="ce3" office:value-type="string">
              <text:p>(soldado)</text:p>
            </table:table-cell>
            <table:table-cell table:style-name="ce3" office:value-type="string">
              <text:p>(soldat)</text:p>
            </table:table-cell>
            <table:table-cell table:style-name="ce3" office:value-type="string">
              <text:p>(soldato)</text:p>
            </table:table-cell>
            <table:table-cell table:style-name="ce22"/>
            <table:table-cell table:style-name="ce33" office:value-type="string">
              <text:p>soldier</text:p>
            </table:table-cell>
            <table:table-cell table:formula="of:=VLOOKUP([.G11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## 11</text:p>
            </table:table-cell>
            <table:table-cell table:style-name="ce3" office:value-type="string">
              <text:p>3 economía</text:p>
            </table:table-cell>
            <table:table-cell table:style-name="ce3" office:value-type="string">
              <text:p>3 économie</text:p>
            </table:table-cell>
            <table:table-cell table:style-name="ce3" office:value-type="string">
              <text:p>3 economia</text:p>
            </table:table-cell>
            <table:table-cell table:style-name="ce22"/>
            <table:table-cell table:style-name="ce33" office:value-type="string">
              <text:p>3 economics</text:p>
            </table:table-cell>
            <table:table-cell table:formula="of:=VLOOKUP([.G11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**11.</text:p>
            </table:table-cell>
            <table:table-cell table:style-name="ce3" office:value-type="string">
              <text:p>.1 Propiedad</text:p>
            </table:table-cell>
            <table:table-cell table:style-name="ce3" office:value-type="string">
              <text:p>.1 propriété</text:p>
            </table:table-cell>
            <table:table-cell table:style-name="ce3" office:value-type="string">
              <text:p>.1 proprietà</text:p>
            </table:table-cell>
            <table:table-cell table:style-name="ce22"/>
            <table:table-cell table:style-name="ce33" office:value-type="string">
              <text:p>.1 property</text:p>
            </table:table-cell>
            <table:table-cell table:formula="of:=VLOOKUP([.G11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3">
              <text:p>115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gubni</text:p>
            </table:table-cell>
            <table:table-cell table:style-name="ce3" office:value-type="string">
              <text:p>(público)</text:p>
            </table:table-cell>
            <table:table-cell table:style-name="ce3" office:value-type="string">
              <text:p>(Publique)</text:p>
            </table:table-cell>
            <table:table-cell table:style-name="ce3" office:value-type="string">
              <text:p>(pubblico)</text:p>
            </table:table-cell>
            <table:table-cell table:style-name="ce22" office:value-type="string">
              <text:p>pubo</text:p>
            </table:table-cell>
            <table:table-cell table:style-name="ce33" office:value-type="string">
              <text:p>public</text:p>
            </table:table-cell>
            <table:table-cell table:formula="of:=VLOOKUP([.G1151];[MAJ.A$1:MAJ.B$975];2;0)" office:value-type="string" office:string-value="public">
              <text:p>public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4">
              <text:p>115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onse</text:p>
            </table:table-cell>
            <table:table-cell table:style-name="ce3" office:value-type="string">
              <text:p>(poseer)</text:p>
            </table:table-cell>
            <table:table-cell table:style-name="ce3" office:value-type="string">
              <text:p>(posséder)</text:p>
            </table:table-cell>
            <table:table-cell table:style-name="ce3" office:value-type="string">
              <text:p>(possedere)</text:p>
            </table:table-cell>
            <table:table-cell table:style-name="ce22"/>
            <table:table-cell table:style-name="ce33" office:value-type="string">
              <text:p>possess</text:p>
            </table:table-cell>
            <table:table-cell table:formula="of:=VLOOKUP([.G11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5">
              <text:p>115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pacu</text:p>
            </table:table-cell>
            <table:table-cell table:style-name="ce3" office:value-type="string">
              <text:p>(obtener "adquirir")</text:p>
            </table:table-cell>
            <table:table-cell table:style-name="ce3" office:value-type="string">
              <text:p>(obtenir ‘acquérir’)</text:p>
            </table:table-cell>
            <table:table-cell table:style-name="ce3" office:value-type="string">
              <text:p>(ottieni "acquisisci")</text:p>
            </table:table-cell>
            <table:table-cell table:style-name="ce22"/>
            <table:table-cell table:style-name="ce33" office:value-type="string">
              <text:p>get ‘acquire’</text:p>
            </table:table-cell>
            <table:table-cell table:formula="of:=VLOOKUP([.G11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6">
              <text:p>115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irko</text:p>
            </table:table-cell>
            <table:table-cell table:style-name="ce3" office:value-type="string">
              <text:p>(perder)</text:p>
            </table:table-cell>
            <table:table-cell table:style-name="ce3" office:value-type="string">
              <text:p>(perdre)</text:p>
            </table:table-cell>
            <table:table-cell table:style-name="ce3" office:value-type="string">
              <text:p>(perdere)</text:p>
            </table:table-cell>
            <table:table-cell table:style-name="ce22" office:value-type="string">
              <text:p>lozu</text:p>
            </table:table-cell>
            <table:table-cell table:style-name="ce33" office:value-type="string">
              <text:p>lose</text:p>
            </table:table-cell>
            <table:table-cell table:formula="of:=VLOOKUP([.G1154];[MAJ.A$1:MAJ.B$975];2;0)" office:value-type="string" office:string-value="lose">
              <text:p>lo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7">
              <text:p>115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bera</text:p>
            </table:table-cell>
            <table:table-cell table:style-name="ce3" office:value-type="string">
              <text:p>(pedir prestado)</text:p>
            </table:table-cell>
            <table:table-cell table:style-name="ce3" office:value-type="string">
              <text:p>(emprunter)</text:p>
            </table:table-cell>
            <table:table-cell table:style-name="ce3" office:value-type="string">
              <text:p>(prendere in prestito)</text:p>
            </table:table-cell>
            <table:table-cell table:style-name="ce22"/>
            <table:table-cell table:style-name="ce33" office:value-type="string">
              <text:p>borrow</text:p>
            </table:table-cell>
            <table:table-cell table:formula="of:=VLOOKUP([.G11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8">
              <text:p>115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dunda</text:p>
            </table:table-cell>
            <table:table-cell table:style-name="ce3" office:value-type="string">
              <text:p>(dar "donar")</text:p>
            </table:table-cell>
            <table:table-cell table:style-name="ce3" office:value-type="string">
              <text:p>(donnez «faites un don»)</text:p>
            </table:table-cell>
            <table:table-cell table:style-name="ce3" office:value-type="string">
              <text:p>(dare "donare")</text:p>
            </table:table-cell>
            <table:table-cell table:style-name="ce22"/>
            <table:table-cell table:style-name="ce33" office:value-type="string">
              <text:p>give ‘donate’</text:p>
            </table:table-cell>
            <table:table-cell table:formula="of:=VLOOKUP([.G11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9">
              <text:p>115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lebna</text:p>
            </table:table-cell>
            <table:table-cell table:style-name="ce3" office:value-type="string">
              <text:p>(tomar)</text:p>
            </table:table-cell>
            <table:table-cell table:style-name="ce3" office:value-type="string">
              <text:p>(prendre)</text:p>
            </table:table-cell>
            <table:table-cell table:style-name="ce3" office:value-type="string">
              <text:p>(prendere)</text:p>
            </table:table-cell>
            <table:table-cell table:style-name="ce22" office:value-type="string">
              <text:p>tomu</text:p>
            </table:table-cell>
            <table:table-cell table:style-name="ce33" office:value-type="string">
              <text:p>take</text:p>
            </table:table-cell>
            <table:table-cell table:formula="of:=VLOOKUP([.G1157];[MAJ.A$1:MAJ.B$975];2;0)" office:value-type="string" office:string-value="take">
              <text:p>tak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0">
              <text:p>116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pindi</text:p>
            </table:table-cell>
            <table:table-cell table:style-name="ce3" office:value-type="string">
              <text:p>(pobre "indigente")</text:p>
            </table:table-cell>
            <table:table-cell table:style-name="ce3" office:value-type="string">
              <text:p>(pauvre ‘indigent’)</text:p>
            </table:table-cell>
            <table:table-cell table:style-name="ce3" office:value-type="string">
              <text:p>(povero "indigente")</text:p>
            </table:table-cell>
            <table:table-cell table:style-name="ce22"/>
            <table:table-cell table:style-name="ce33" office:value-type="string">
              <text:p>poor ‘indigent’</text:p>
            </table:table-cell>
            <table:table-cell table:formula="of:=VLOOKUP([.G11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1">
              <text:p>116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ricfu</text:p>
            </table:table-cell>
            <table:table-cell table:style-name="ce3" office:value-type="string">
              <text:p>(Rico)</text:p>
            </table:table-cell>
            <table:table-cell table:style-name="ce3" office:value-type="string">
              <text:p>(riches)</text:p>
            </table:table-cell>
            <table:table-cell table:style-name="ce3" office:value-type="string">
              <text:p>(ricco)</text:p>
            </table:table-cell>
            <table:table-cell table:style-name="ce22"/>
            <table:table-cell table:style-name="ce33" office:value-type="string">
              <text:p>rich</text:p>
            </table:table-cell>
            <table:table-cell table:formula="of:=VLOOKUP([.G11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2">
              <text:p>116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dejni</text:p>
            </table:table-cell>
            <table:table-cell table:style-name="ce3" office:value-type="string">
              <text:p>(debe ‘deuda-o’)</text:p>
            </table:table-cell>
            <table:table-cell table:style-name="ce3" office:value-type="string">
              <text:p>(devoir / ou "dette")</text:p>
            </table:table-cell>
            <table:table-cell table:style-name="ce3" office:value-type="string">
              <text:p>(dovuto "debito-o")</text:p>
            </table:table-cell>
            <table:table-cell table:style-name="ce22"/>
            <table:table-cell table:style-name="ce33" office:value-type="string">
              <text:p>owe ‘debt-or’</text:p>
            </table:table-cell>
            <table:table-cell table:formula="of:=VLOOKUP([.G11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3">
              <text:p>116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erda</text:p>
            </table:table-cell>
            <table:table-cell table:style-name="ce3" office:value-type="string">
              <text:p>(heredero)</text:p>
            </table:table-cell>
            <table:table-cell table:style-name="ce3" office:value-type="string">
              <text:p>(héritier)</text:p>
            </table:table-cell>
            <table:table-cell table:style-name="ce3" office:value-type="string">
              <text:p>(erede)</text:p>
            </table:table-cell>
            <table:table-cell table:style-name="ce22"/>
            <table:table-cell table:style-name="ce33" office:value-type="string">
              <text:p>heir</text:p>
            </table:table-cell>
            <table:table-cell table:formula="of:=VLOOKUP([.G11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**11.</text:p>
            </table:table-cell>
            <table:table-cell table:style-name="ce3" office:value-type="string">
              <text:p>.2 dinero</text:p>
            </table:table-cell>
            <table:table-cell table:style-name="ce3" office:value-type="string">
              <text:p>.2 argent</text:p>
            </table:table-cell>
            <table:table-cell table:style-name="ce3" office:value-type="string">
              <text:p>.2 soldi</text:p>
            </table:table-cell>
            <table:table-cell table:style-name="ce22"/>
            <table:table-cell table:style-name="ce33" office:value-type="string">
              <text:p>.2 money</text:p>
            </table:table-cell>
            <table:table-cell table:formula="of:=VLOOKUP([.G11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5">
              <text:p>116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dini</text:p>
            </table:table-cell>
            <table:table-cell table:style-name="ce3" office:value-type="string">
              <text:p>(dinero "dinero")</text:p>
            </table:table-cell>
            <table:table-cell table:style-name="ce3" office:value-type="string">
              <text:p>(argent 'dinero')</text:p>
            </table:table-cell>
            <table:table-cell table:style-name="ce3" office:value-type="string">
              <text:p>(denaro "dinero")</text:p>
            </table:table-cell>
            <table:table-cell table:style-name="ce22"/>
            <table:table-cell table:style-name="ce33" office:value-type="string">
              <text:p>money ‘dinero’</text:p>
            </table:table-cell>
            <table:table-cell table:formula="of:=VLOOKUP([.G11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6">
              <text:p>116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sicni</text:p>
            </table:table-cell>
            <table:table-cell table:style-name="ce3" office:value-type="string">
              <text:p>(moneda "especie")</text:p>
            </table:table-cell>
            <table:table-cell table:style-name="ce3" office:value-type="string">
              <text:p>(pièce de monnaie)</text:p>
            </table:table-cell>
            <table:table-cell table:style-name="ce3" office:value-type="string">
              <text:p>(moneta "specie")</text:p>
            </table:table-cell>
            <table:table-cell table:style-name="ce22"/>
            <table:table-cell table:style-name="ce33" office:value-type="string">
              <text:p>coin ‘specie’</text:p>
            </table:table-cell>
            <table:table-cell table:formula="of:=VLOOKUP([.G11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7">
              <text:p>116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rupnu</text:p>
            </table:table-cell>
            <table:table-cell table:style-name="ce3" office:value-type="string">
              <text:p>(dólar "rublo")</text:p>
            </table:table-cell>
            <table:table-cell table:style-name="ce3" office:value-type="string">
              <text:p>(dollar rouble)</text:p>
            </table:table-cell>
            <table:table-cell table:style-name="ce3" office:value-type="string">
              <text:p>("rublo" in dollari)</text:p>
            </table:table-cell>
            <table:table-cell table:style-name="ce22"/>
            <table:table-cell table:style-name="ce33" office:value-type="string">
              <text:p>dollar ‘ruble’</text:p>
            </table:table-cell>
            <table:table-cell table:formula="of:=VLOOKUP([.G11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8">
              <text:p>116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fepni</text:p>
            </table:table-cell>
            <table:table-cell table:style-name="ce3" office:value-type="string">
              <text:p>(centavo ‘centavo’)</text:p>
            </table:table-cell>
            <table:table-cell table:style-name="ce3" office:value-type="string">
              <text:p>(centime)</text:p>
            </table:table-cell>
            <table:table-cell table:style-name="ce3" office:value-type="string">
              <text:p>(centesimo "penny")</text:p>
            </table:table-cell>
            <table:table-cell table:style-name="ce22"/>
            <table:table-cell table:style-name="ce33" office:value-type="string">
              <text:p>cent ‘penny’</text:p>
            </table:table-cell>
            <table:table-cell table:formula="of:=VLOOKUP([.G11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9">
              <text:p>116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anxa</text:p>
            </table:table-cell>
            <table:table-cell table:style-name="ce3" office:value-type="string">
              <text:p>(banco)</text:p>
            </table:table-cell>
            <table:table-cell table:style-name="ce3" office:value-type="string">
              <text:p>(banque)</text:p>
            </table:table-cell>
            <table:table-cell table:style-name="ce3" office:value-type="string">
              <text:p>(banca)</text:p>
            </table:table-cell>
            <table:table-cell table:style-name="ce22"/>
            <table:table-cell table:style-name="ce33" office:value-type="string">
              <text:p>bank</text:p>
            </table:table-cell>
            <table:table-cell table:formula="of:=VLOOKUP([.G11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0">
              <text:p>117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zivle</text:p>
            </table:table-cell>
            <table:table-cell table:style-name="ce3" office:value-type="string">
              <text:p>(invertir)</text:p>
            </table:table-cell>
            <table:table-cell table:style-name="ce3" office:value-type="string">
              <text:p>(investir)</text:p>
            </table:table-cell>
            <table:table-cell table:style-name="ce3" office:value-type="string">
              <text:p>(investire)</text:p>
            </table:table-cell>
            <table:table-cell table:style-name="ce22"/>
            <table:table-cell table:style-name="ce33" office:value-type="string">
              <text:p>invest</text:p>
            </table:table-cell>
            <table:table-cell table:formula="of:=VLOOKUP([.G11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**11.</text:p>
            </table:table-cell>
            <table:table-cell table:style-name="ce3" office:value-type="string">
              <text:p>.3 Comercio</text:p>
            </table:table-cell>
            <table:table-cell table:style-name="ce3" office:value-type="string">
              <text:p>.3 commerce</text:p>
            </table:table-cell>
            <table:table-cell table:style-name="ce3" office:value-type="string">
              <text:p>.3 commercio</text:p>
            </table:table-cell>
            <table:table-cell table:style-name="ce22"/>
            <table:table-cell table:style-name="ce33" office:value-type="string">
              <text:p>.3 trade</text:p>
            </table:table-cell>
            <table:table-cell table:formula="of:=VLOOKUP([.G11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2">
              <text:p>117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anja</text:p>
            </table:table-cell>
            <table:table-cell table:style-name="ce3" office:value-type="string">
              <text:p>(intercambiar)</text:p>
            </table:table-cell>
            <table:table-cell table:style-name="ce3" office:value-type="string">
              <text:p>(échange)</text:p>
            </table:table-cell>
            <table:table-cell table:style-name="ce3" office:value-type="string">
              <text:p>(scambio)</text:p>
            </table:table-cell>
            <table:table-cell table:style-name="ce22"/>
            <table:table-cell table:style-name="ce33" office:value-type="string">
              <text:p>exchange</text:p>
            </table:table-cell>
            <table:table-cell table:formula="of:=VLOOKUP([.G11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3">
              <text:p>117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vamji</text:p>
            </table:table-cell>
            <table:table-cell table:style-name="ce3" office:value-type="string">
              <text:p>(valor)</text:p>
            </table:table-cell>
            <table:table-cell table:style-name="ce3" office:value-type="string">
              <text:p>(valeur)</text:p>
            </table:table-cell>
            <table:table-cell table:style-name="ce3" office:value-type="string">
              <text:p>(valore)</text:p>
            </table:table-cell>
            <table:table-cell table:style-name="ce22"/>
            <table:table-cell table:style-name="ce33" office:value-type="string">
              <text:p>value</text:p>
            </table:table-cell>
            <table:table-cell table:formula="of:=VLOOKUP([.G11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4">
              <text:p>117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dima</text:p>
            </table:table-cell>
            <table:table-cell table:style-name="ce3" office:value-type="string">
              <text:p>(precio)</text:p>
            </table:table-cell>
            <table:table-cell table:style-name="ce3" office:value-type="string">
              <text:p>(prix)</text:p>
            </table:table-cell>
            <table:table-cell table:style-name="ce3" office:value-type="string">
              <text:p>(prezzo)</text:p>
            </table:table-cell>
            <table:table-cell table:style-name="ce22"/>
            <table:table-cell table:style-name="ce33" office:value-type="string">
              <text:p>price</text:p>
            </table:table-cell>
            <table:table-cell table:formula="of:=VLOOKUP([.G11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5">
              <text:p>117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vecnu</text:p>
            </table:table-cell>
            <table:table-cell table:style-name="ce3" office:value-type="string">
              <text:p>(vender "vender")</text:p>
            </table:table-cell>
            <table:table-cell table:style-name="ce3" office:value-type="string">
              <text:p>(vendez ‘vend’)</text:p>
            </table:table-cell>
            <table:table-cell table:style-name="ce3" office:value-type="string">
              <text:p>(vendi "vend")</text:p>
            </table:table-cell>
            <table:table-cell table:style-name="ce22"/>
            <table:table-cell table:style-name="ce33" office:value-type="string">
              <text:p>sell ‘vend’</text:p>
            </table:table-cell>
            <table:table-cell table:formula="of:=VLOOKUP([.G11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6">
              <text:p>117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kargu</text:p>
            </table:table-cell>
            <table:table-cell table:style-name="ce3" office:value-type="string">
              <text:p>(costoso)</text:p>
            </table:table-cell>
            <table:table-cell table:style-name="ce3" office:value-type="string">
              <text:p>(cher)</text:p>
            </table:table-cell>
            <table:table-cell table:style-name="ce3" office:value-type="string">
              <text:p>(costoso)</text:p>
            </table:table-cell>
            <table:table-cell table:style-name="ce22"/>
            <table:table-cell table:style-name="ce33" office:value-type="string">
              <text:p>costly</text:p>
            </table:table-cell>
            <table:table-cell table:formula="of:=VLOOKUP([.G11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7">
              <text:p>117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anta</text:p>
            </table:table-cell>
            <table:table-cell table:style-name="ce3" office:value-type="string">
              <text:p>(cuenta)</text:p>
            </table:table-cell>
            <table:table-cell table:style-name="ce3" office:value-type="string">
              <text:p>(Compte)</text:p>
            </table:table-cell>
            <table:table-cell table:style-name="ce3" office:value-type="string">
              <text:p>(account)</text:p>
            </table:table-cell>
            <table:table-cell table:style-name="ce22"/>
            <table:table-cell table:style-name="ce33" office:value-type="string">
              <text:p>account</text:p>
            </table:table-cell>
            <table:table-cell table:formula="of:=VLOOKUP([.G11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8">
              <text:p>117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nemu</text:p>
            </table:table-cell>
            <table:table-cell table:style-name="ce3" office:value-type="string">
              <text:p>(recompensa)</text:p>
            </table:table-cell>
            <table:table-cell table:style-name="ce3" office:value-type="string">
              <text:p>(récompense)</text:p>
            </table:table-cell>
            <table:table-cell table:style-name="ce3" office:value-type="string">
              <text:p>(ricompensa)</text:p>
            </table:table-cell>
            <table:table-cell table:style-name="ce22"/>
            <table:table-cell table:style-name="ce33" office:value-type="string">
              <text:p>reward</text:p>
            </table:table-cell>
            <table:table-cell table:formula="of:=VLOOKUP([.G11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**11.</text:p>
            </table:table-cell>
            <table:table-cell table:style-name="ce3" office:value-type="string">
              <text:p>.4 Negocios</text:p>
            </table:table-cell>
            <table:table-cell table:style-name="ce3" office:value-type="string">
              <text:p>.4 affaires</text:p>
            </table:table-cell>
            <table:table-cell table:style-name="ce3" office:value-type="string">
              <text:p>.4 affari</text:p>
            </table:table-cell>
            <table:table-cell table:style-name="ce22"/>
            <table:table-cell table:style-name="ce33" office:value-type="string">
              <text:p>.4 business</text:p>
            </table:table-cell>
            <table:table-cell table:formula="of:=VLOOKUP([.G11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0">
              <text:p>1180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kagni</text:p>
            </table:table-cell>
            <table:table-cell table:style-name="ce3" office:value-type="string">
              <text:p>(empresa)</text:p>
            </table:table-cell>
            <table:table-cell table:style-name="ce3" office:value-type="string">
              <text:p>(compagnie)</text:p>
            </table:table-cell>
            <table:table-cell table:style-name="ce3" office:value-type="string">
              <text:p>(azienda)</text:p>
            </table:table-cell>
            <table:table-cell table:style-name="ce22"/>
            <table:table-cell table:style-name="ce33" office:value-type="string">
              <text:p>company</text:p>
            </table:table-cell>
            <table:table-cell table:formula="of:=VLOOKUP([.G11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1">
              <text:p>1181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cteki</text:p>
            </table:table-cell>
            <table:table-cell table:style-name="ce3" office:value-type="string">
              <text:p>(impuesto)</text:p>
            </table:table-cell>
            <table:table-cell table:style-name="ce3" office:value-type="string">
              <text:p>(impôt)</text:p>
            </table:table-cell>
            <table:table-cell table:style-name="ce3" office:value-type="string">
              <text:p>(imposta)</text:p>
            </table:table-cell>
            <table:table-cell table:style-name="ce22"/>
            <table:table-cell table:style-name="ce33" office:value-type="string">
              <text:p>tax</text:p>
            </table:table-cell>
            <table:table-cell table:formula="of:=VLOOKUP([.G11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2">
              <text:p>1182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zarci</text:p>
            </table:table-cell>
            <table:table-cell table:style-name="ce3" office:value-type="string">
              <text:p>(mercado "mart")</text:p>
            </table:table-cell>
            <table:table-cell table:style-name="ce3" office:value-type="string">
              <text:p>(marché ‘mart’)</text:p>
            </table:table-cell>
            <table:table-cell table:style-name="ce3" office:value-type="string">
              <text:p>(mercato "mart")</text:p>
            </table:table-cell>
            <table:table-cell table:style-name="ce22"/>
            <table:table-cell table:style-name="ce33" office:value-type="string">
              <text:p>market ‘mart’</text:p>
            </table:table-cell>
            <table:table-cell table:formula="of:=VLOOKUP([.G11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3">
              <text:p>1183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ibri</text:p>
            </table:table-cell>
            <table:table-cell table:style-name="ce3" office:value-type="string">
              <text:p>(trabajo)</text:p>
            </table:table-cell>
            <table:table-cell table:style-name="ce3" office:value-type="string">
              <text:p>(emploi)</text:p>
            </table:table-cell>
            <table:table-cell table:style-name="ce3" office:value-type="string">
              <text:p>(lavoro)</text:p>
            </table:table-cell>
            <table:table-cell table:style-name="ce22"/>
            <table:table-cell table:style-name="ce33" office:value-type="string">
              <text:p>job</text:p>
            </table:table-cell>
            <table:table-cell table:formula="of:=VLOOKUP([.G11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4">
              <text:p>1184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jerna</text:p>
            </table:table-cell>
            <table:table-cell table:style-name="ce3" office:value-type="string">
              <text:p>(ganar)</text:p>
            </table:table-cell>
            <table:table-cell table:style-name="ce3" office:value-type="string">
              <text:p>(gagner)</text:p>
            </table:table-cell>
            <table:table-cell table:style-name="ce3" office:value-type="string">
              <text:p>(guadagnare)</text:p>
            </table:table-cell>
            <table:table-cell table:style-name="ce22"/>
            <table:table-cell table:style-name="ce33" office:value-type="string">
              <text:p>earn</text:p>
            </table:table-cell>
            <table:table-cell table:formula="of:=VLOOKUP([.G11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5">
              <text:p>1185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riju</text:p>
            </table:table-cell>
            <table:table-cell table:style-name="ce3" office:value-type="string">
              <text:p>(oficina "oficina")</text:p>
            </table:table-cell>
            <table:table-cell table:style-name="ce3" office:value-type="string">
              <text:p>(bureau ‘bureau’)</text:p>
            </table:table-cell>
            <table:table-cell table:style-name="ce3" office:value-type="string">
              <text:p>("ufficio" dell'ufficio)</text:p>
            </table:table-cell>
            <table:table-cell table:style-name="ce22"/>
            <table:table-cell table:style-name="ce33" office:value-type="string">
              <text:p>office ‘bureau’</text:p>
            </table:table-cell>
            <table:table-cell table:formula="of:=VLOOKUP([.G11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6">
              <text:p>1186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inra</text:p>
            </table:table-cell>
            <table:table-cell table:style-name="ce3" office:value-type="string">
              <text:p>(asegurar)</text:p>
            </table:table-cell>
            <table:table-cell table:style-name="ce3" office:value-type="string">
              <text:p>(assurer)</text:p>
            </table:table-cell>
            <table:table-cell table:style-name="ce3" office:value-type="string">
              <text:p>(assicurare)</text:p>
            </table:table-cell>
            <table:table-cell table:style-name="ce22"/>
            <table:table-cell table:style-name="ce33" office:value-type="string">
              <text:p>insure</text:p>
            </table:table-cell>
            <table:table-cell table:formula="of:=VLOOKUP([.G11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7">
              <text:p>1187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gusta</text:p>
            </table:table-cell>
            <table:table-cell table:style-name="ce3" office:value-type="string">
              <text:p>(restaurante)</text:p>
            </table:table-cell>
            <table:table-cell table:style-name="ce3" office:value-type="string">
              <text:p>(restaurant)</text:p>
            </table:table-cell>
            <table:table-cell table:style-name="ce3" office:value-type="string">
              <text:p>(ristorante)</text:p>
            </table:table-cell>
            <table:table-cell table:style-name="ce22"/>
            <table:table-cell table:style-name="ce33" office:value-type="string">
              <text:p>restaurant</text:p>
            </table:table-cell>
            <table:table-cell table:formula="of:=VLOOKUP([.G11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8">
              <text:p>1188</text:p>
            </table:table-cell>
            <table:table-cell table:style-name="ce3" office:value-type="float" office:value="11">
              <text:p>11</text:p>
            </table:table-cell>
            <table:table-cell table:style-name="ce10" office:value-type="string">
              <text:p>barja</text:p>
            </table:table-cell>
            <table:table-cell table:number-columns-repeated="3" table:style-name="ce3" office:value-type="string">
              <text:p>(bar)</text:p>
            </table:table-cell>
            <table:table-cell table:style-name="ce22"/>
            <table:table-cell table:style-name="ce33" office:value-type="string">
              <text:p>bar</text:p>
            </table:table-cell>
            <table:table-cell table:formula="of:=VLOOKUP([.G118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1189">
            <text:p>1189</text:p>
          </table:table-cell>
          <table:table-cell table:style-name="ce2" office:value-type="float" office:value="12">
            <text:p>12</text:p>
          </table:table-cell>
          <table:table-cell table:style-name="ce11" office:value-type="string">
            <text:p># 12 </text:p>
          </table:table-cell>
          <table:table-cell table:style-name="ce2" office:value-type="string">
            <text:p>Cultura humana</text:p>
          </table:table-cell>
          <table:table-cell table:style-name="ce2" office:value-type="string">
            <text:p>culture humaine</text:p>
          </table:table-cell>
          <table:table-cell table:style-name="ce2" office:value-type="string">
            <text:p>cultura umana</text:p>
          </table:table-cell>
          <table:table-cell table:style-name="ce2" office:value-type="string">
            <text:p>humo</text:p>
          </table:table-cell>
          <table:table-cell table:style-name="ce2" office:value-type="string">
            <text:p>human culture</text:p>
          </table:table-cell>
          <table:table-cell table:style-name="ce2" table:formula="of:=VLOOKUP([.G1187];[MAJ.A$1:MAJ.B$975];2;0)" office:value-type="string" office:string-value="human">
            <text:p>human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1190">
              <text:p>119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Naciones, culturas</text:p>
            </table:table-cell>
            <table:table-cell table:style-name="ce3" office:value-type="string">
              <text:p> nations, cultures</text:p>
            </table:table-cell>
            <table:table-cell table:style-name="ce3" office:value-type="string">
              <text:p> nazioni, culture</text:p>
            </table:table-cell>
            <table:table-cell table:style-name="ce22"/>
            <table:table-cell table:style-name="ce33" office:value-type="string">
              <text:p><text:s/>nations, cultures</text:p>
            </table:table-cell>
            <table:table-cell table:formula="of:=VLOOKUP([.G11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1">
              <text:p>119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kulnu</text:p>
            </table:table-cell>
            <table:table-cell table:style-name="ce3" office:value-type="string">
              <text:p>(cultura)</text:p>
            </table:table-cell>
            <table:table-cell table:style-name="ce3" office:value-type="string">
              <text:p>(culture)</text:p>
            </table:table-cell>
            <table:table-cell table:style-name="ce3" office:value-type="string">
              <text:p>(cultura)</text:p>
            </table:table-cell>
            <table:table-cell table:style-name="ce22"/>
            <table:table-cell table:style-name="ce33" office:value-type="string">
              <text:p>culture</text:p>
            </table:table-cell>
            <table:table-cell table:formula="of:=VLOOKUP([.G11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2">
              <text:p>119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natmi</text:p>
            </table:table-cell>
            <table:table-cell table:style-name="ce3" office:value-type="string">
              <text:p>(nación)</text:p>
            </table:table-cell>
            <table:table-cell table:style-name="ce3" office:value-type="string">
              <text:p>(nation)</text:p>
            </table:table-cell>
            <table:table-cell table:style-name="ce3" office:value-type="string">
              <text:p>(nazione)</text:p>
            </table:table-cell>
            <table:table-cell table:style-name="ce22"/>
            <table:table-cell table:style-name="ce33" office:value-type="string">
              <text:p>nation</text:p>
            </table:table-cell>
            <table:table-cell table:formula="of:=VLOOKUP([.G11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22"/>
            <table:table-cell table:style-name="ce33" office:value-type="string">
              <text:p><text:s/>geography</text:p>
            </table:table-cell>
            <table:table-cell table:formula="of:=VLOOKUP([.G11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4">
              <text:p>119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tutra</text:p>
            </table:table-cell>
            <table:table-cell table:style-name="ce3" office:value-type="string">
              <text:p>(territorio)</text:p>
            </table:table-cell>
            <table:table-cell table:style-name="ce3" office:value-type="string">
              <text:p>(territoire)</text:p>
            </table:table-cell>
            <table:table-cell table:style-name="ce3" office:value-type="string">
              <text:p>(territorio)</text:p>
            </table:table-cell>
            <table:table-cell table:style-name="ce22"/>
            <table:table-cell table:style-name="ce33" office:value-type="string">
              <text:p>territory</text:p>
            </table:table-cell>
            <table:table-cell table:formula="of:=VLOOKUP([.G11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5">
              <text:p>119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gugde</text:p>
            </table:table-cell>
            <table:table-cell table:style-name="ce3" office:value-type="string">
              <text:p>(país)</text:p>
            </table:table-cell>
            <table:table-cell table:style-name="ce3" office:value-type="string">
              <text:p>(pays)</text:p>
            </table:table-cell>
            <table:table-cell table:style-name="ce3" office:value-type="string">
              <text:p>(nazione)</text:p>
            </table:table-cell>
            <table:table-cell table:style-name="ce22"/>
            <table:table-cell table:style-name="ce33" office:value-type="string">
              <text:p>country</text:p>
            </table:table-cell>
            <table:table-cell table:formula="of:=VLOOKUP([.G11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6">
              <text:p>119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arbu</text:p>
            </table:table-cell>
            <table:table-cell table:style-name="ce3" office:value-type="string">
              <text:p>(suburbio)</text:p>
            </table:table-cell>
            <table:table-cell table:style-name="ce3" office:value-type="string">
              <text:p>(banlieue)</text:p>
            </table:table-cell>
            <table:table-cell table:style-name="ce3" office:value-type="string">
              <text:p>(sobborgo)</text:p>
            </table:table-cell>
            <table:table-cell table:style-name="ce22"/>
            <table:table-cell table:style-name="ce33" office:value-type="string">
              <text:p>suburb</text:p>
            </table:table-cell>
            <table:table-cell table:formula="of:=VLOOKUP([.G11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7">
              <text:p>119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tcadu</text:p>
            </table:table-cell>
            <table:table-cell table:style-name="ce3" office:value-type="string">
              <text:p>(ciudad ‘pueblo’)</text:p>
            </table:table-cell>
            <table:table-cell table:style-name="ce3" office:value-type="string">
              <text:p>(ville)</text:p>
            </table:table-cell>
            <table:table-cell table:style-name="ce3" office:value-type="string">
              <text:p>(città "città")</text:p>
            </table:table-cell>
            <table:table-cell table:style-name="ce22"/>
            <table:table-cell table:style-name="ce33" office:value-type="string">
              <text:p>city ‘town’</text:p>
            </table:table-cell>
            <table:table-cell table:formula="of:=VLOOKUP([.G11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8">
              <text:p>119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nurma</text:p>
            </table:table-cell>
            <table:table-cell table:number-columns-repeated="2" table:style-name="ce3" office:value-type="string">
              <text:p>(rural)</text:p>
            </table:table-cell>
            <table:table-cell table:style-name="ce3" office:value-type="string">
              <text:p>(rurale)</text:p>
            </table:table-cell>
            <table:table-cell table:style-name="ce22"/>
            <table:table-cell table:style-name="ce33" office:value-type="string">
              <text:p>rural</text:p>
            </table:table-cell>
            <table:table-cell table:formula="of:=VLOOKUP([.G11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9">
              <text:p>119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anka</text:p>
            </table:table-cell>
            <table:table-cell table:style-name="ce3" office:value-type="string">
              <text:p>(parque)</text:p>
            </table:table-cell>
            <table:table-cell table:style-name="ce3" office:value-type="string">
              <text:p>(parc)</text:p>
            </table:table-cell>
            <table:table-cell table:style-name="ce3" office:value-type="string">
              <text:p>(parco)</text:p>
            </table:table-cell>
            <table:table-cell table:style-name="ce22"/>
            <table:table-cell table:style-name="ce33" office:value-type="string">
              <text:p>park</text:p>
            </table:table-cell>
            <table:table-cell table:formula="of:=VLOOKUP([.G11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0">
              <text:p>120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emro</text:p>
            </table:table-cell>
            <table:table-cell table:style-name="ce3" office:value-type="string">
              <text:p>(Norteamericano)</text:p>
            </table:table-cell>
            <table:table-cell table:style-name="ce3" office:value-type="string">
              <text:p>(Nord Américain)</text:p>
            </table:table-cell>
            <table:table-cell table:style-name="ce3" office:value-type="string">
              <text:p>(nordamericano)</text:p>
            </table:table-cell>
            <table:table-cell table:style-name="ce22"/>
            <table:table-cell table:style-name="ce33" office:value-type="string">
              <text:p>north american</text:p>
            </table:table-cell>
            <table:table-cell table:formula="of:=VLOOKUP([.G11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1">
              <text:p>120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zipo</text:p>
            </table:table-cell>
            <table:table-cell table:style-name="ce3" office:value-type="string">
              <text:p>(Antártico)</text:p>
            </table:table-cell>
            <table:table-cell table:style-name="ce3" office:value-type="string">
              <text:p>(antarctican)</text:p>
            </table:table-cell>
            <table:table-cell table:style-name="ce3" office:value-type="string">
              <text:p>(Antarctican)</text:p>
            </table:table-cell>
            <table:table-cell table:style-name="ce22"/>
            <table:table-cell table:style-name="ce33" office:value-type="string">
              <text:p>antarctican</text:p>
            </table:table-cell>
            <table:table-cell table:formula="of:=VLOOKUP([.G11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2">
              <text:p>120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friko</text:p>
            </table:table-cell>
            <table:table-cell table:style-name="ce3" office:value-type="string">
              <text:p>(Africano)</text:p>
            </table:table-cell>
            <table:table-cell table:style-name="ce3" office:value-type="string">
              <text:p>(africain)</text:p>
            </table:table-cell>
            <table:table-cell table:style-name="ce3" office:value-type="string">
              <text:p>(africano)</text:p>
            </table:table-cell>
            <table:table-cell table:style-name="ce22"/>
            <table:table-cell table:style-name="ce33" office:value-type="string">
              <text:p>african</text:p>
            </table:table-cell>
            <table:table-cell table:formula="of:=VLOOKUP([.G12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3">
              <text:p>120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ketco</text:p>
            </table:table-cell>
            <table:table-cell table:style-name="ce3" office:value-type="string">
              <text:p>("Quechua" de América del Sur)</text:p>
            </table:table-cell>
            <table:table-cell table:style-name="ce3" office:value-type="string">
              <text:p>(quechua sud-américain)</text:p>
            </table:table-cell>
            <table:table-cell table:style-name="ce3" office:value-type="string">
              <text:p>("quechua" sudamericano)</text:p>
            </table:table-cell>
            <table:table-cell table:style-name="ce22"/>
            <table:table-cell table:style-name="ce33" office:value-type="string">
              <text:p>south american ‘quechua’</text:p>
            </table:table-cell>
            <table:table-cell table:formula="of:=VLOOKUP([.G12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4">
              <text:p>120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azdo</text:p>
            </table:table-cell>
            <table:table-cell table:style-name="ce3" office:value-type="string">
              <text:p>(Asiático)</text:p>
            </table:table-cell>
            <table:table-cell table:style-name="ce3" office:value-type="string">
              <text:p>(asiatique)</text:p>
            </table:table-cell>
            <table:table-cell table:style-name="ce3" office:value-type="string">
              <text:p>(asiatico)</text:p>
            </table:table-cell>
            <table:table-cell table:style-name="ce22"/>
            <table:table-cell table:style-name="ce33" office:value-type="string">
              <text:p>asiatic</text:p>
            </table:table-cell>
            <table:table-cell table:formula="of:=VLOOKUP([.G12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5">
              <text:p>120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ropno</text:p>
            </table:table-cell>
            <table:table-cell table:style-name="ce3" office:value-type="string">
              <text:p>(Europeo)</text:p>
            </table:table-cell>
            <table:table-cell table:style-name="ce3" office:value-type="string">
              <text:p>(européen)</text:p>
            </table:table-cell>
            <table:table-cell table:style-name="ce3" office:value-type="string">
              <text:p>(europeo)</text:p>
            </table:table-cell>
            <table:table-cell table:style-name="ce22"/>
            <table:table-cell table:style-name="ce33" office:value-type="string">
              <text:p>european</text:p>
            </table:table-cell>
            <table:table-cell table:formula="of:=VLOOKUP([.G12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22"/>
            <table:table-cell table:style-name="ce33" office:value-type="string">
              <text:p><text:s/>multi-ethnic cultures</text:p>
            </table:table-cell>
            <table:table-cell table:formula="of:=VLOOKUP([.G12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7">
              <text:p>120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glico</text:p>
            </table:table-cell>
            <table:table-cell table:style-name="ce3" office:value-type="string">
              <text:p>(Inglés)</text:p>
            </table:table-cell>
            <table:table-cell table:style-name="ce3" office:value-type="string">
              <text:p>(Anglais)</text:p>
            </table:table-cell>
            <table:table-cell table:style-name="ce3" office:value-type="string">
              <text:p>(Inglese)</text:p>
            </table:table-cell>
            <table:table-cell table:style-name="ce22" office:value-type="string">
              <text:p>Maj</text:p>
            </table:table-cell>
            <table:table-cell table:style-name="ce33" office:value-type="string">
              <text:p>english</text:p>
            </table:table-cell>
            <table:table-cell table:formula="of:=VLOOKUP([.G1205];[MAJ.A$1:MAJ.B$975];2;0)" office:value-type="string" office:string-value="English">
              <text:p>Englis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8">
              <text:p>120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ofto</text:p>
            </table:table-cell>
            <table:table-cell table:style-name="ce3" office:value-type="string">
              <text:p>(Soviético)</text:p>
            </table:table-cell>
            <table:table-cell table:style-name="ce3" office:value-type="string">
              <text:p>(soviétique)</text:p>
            </table:table-cell>
            <table:table-cell table:style-name="ce3" office:value-type="string">
              <text:p>(sovietico)</text:p>
            </table:table-cell>
            <table:table-cell table:style-name="ce22"/>
            <table:table-cell table:style-name="ce33" office:value-type="string">
              <text:p>soviet</text:p>
            </table:table-cell>
            <table:table-cell table:formula="of:=VLOOKUP([.G12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9">
              <text:p>120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ispo</text:p>
            </table:table-cell>
            <table:table-cell table:style-name="ce3" office:value-type="string">
              <text:p>(Hispano)</text:p>
            </table:table-cell>
            <table:table-cell table:style-name="ce3" office:value-type="string">
              <text:p>(hispanique)</text:p>
            </table:table-cell>
            <table:table-cell table:style-name="ce3" office:value-type="string">
              <text:p>(ispanico)</text:p>
            </table:table-cell>
            <table:table-cell table:style-name="ce22"/>
            <table:table-cell table:style-name="ce33" office:value-type="string">
              <text:p>hispanic</text:p>
            </table:table-cell>
            <table:table-cell table:formula="of:=VLOOKUP([.G12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0">
              <text:p>121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rabo</text:p>
            </table:table-cell>
            <table:table-cell table:style-name="ce3" office:value-type="string">
              <text:p>(Arábica)</text:p>
            </table:table-cell>
            <table:table-cell table:style-name="ce3" office:value-type="string">
              <text:p>(arabe)</text:p>
            </table:table-cell>
            <table:table-cell table:style-name="ce3" office:value-type="string">
              <text:p>(Arabo)</text:p>
            </table:table-cell>
            <table:table-cell table:style-name="ce22"/>
            <table:table-cell table:style-name="ce33" office:value-type="string">
              <text:p>arabic</text:p>
            </table:table-cell>
            <table:table-cell table:formula="of:=VLOOKUP([.G12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axso</text:p>
            </table:table-cell>
            <table:table-cell table:style-name="ce3" office:value-type="string">
              <text:p>(Malayo-indonesio ‘Bahasa’)</text:p>
            </table:table-cell>
            <table:table-cell table:style-name="ce3" office:value-type="string">
              <text:p>(bahasa malayo-indonésien)</text:p>
            </table:table-cell>
            <table:table-cell table:style-name="ce3" office:value-type="string">
              <text:p>("bahasa" malese-indonesiano)</text:p>
            </table:table-cell>
            <table:table-cell table:style-name="ce22"/>
            <table:table-cell table:style-name="ce33" office:value-type="string">
              <text:p>malay-indonesian ‘bahasa’</text:p>
            </table:table-cell>
            <table:table-cell table:formula="of:=VLOOKUP([.G12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2">
              <text:p>121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olno</text:p>
            </table:table-cell>
            <table:table-cell table:style-name="ce3" office:value-type="string">
              <text:p>(Polinesio)</text:p>
            </table:table-cell>
            <table:table-cell table:style-name="ce3" office:value-type="string">
              <text:p>(polynésien)</text:p>
            </table:table-cell>
            <table:table-cell table:style-name="ce3" office:value-type="string">
              <text:p>(polinesiano)</text:p>
            </table:table-cell>
            <table:table-cell table:style-name="ce22"/>
            <table:table-cell table:style-name="ce33" office:value-type="string">
              <text:p>polynesian</text:p>
            </table:table-cell>
            <table:table-cell table:formula="of:=VLOOKUP([.G12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3">
              <text:p>121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emto</text:p>
            </table:table-cell>
            <table:table-cell table:style-name="ce3" office:value-type="string">
              <text:p>(Semítico)</text:p>
            </table:table-cell>
            <table:table-cell table:style-name="ce3" office:value-type="string">
              <text:p>(sémitique)</text:p>
            </table:table-cell>
            <table:table-cell table:style-name="ce3" office:value-type="string">
              <text:p>(Semitica)</text:p>
            </table:table-cell>
            <table:table-cell table:style-name="ce22"/>
            <table:table-cell table:style-name="ce33" office:value-type="string">
              <text:p>semitic</text:p>
            </table:table-cell>
            <table:table-cell table:formula="of:=VLOOKUP([.G12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4">
              <text:p>121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pano</text:p>
            </table:table-cell>
            <table:table-cell table:style-name="ce3" office:value-type="string">
              <text:p>(Español)</text:p>
            </table:table-cell>
            <table:table-cell table:style-name="ce3" office:value-type="string">
              <text:p>(Espagnol)</text:p>
            </table:table-cell>
            <table:table-cell table:style-name="ce3" office:value-type="string">
              <text:p>(spagnolo)</text:p>
            </table:table-cell>
            <table:table-cell table:style-name="ce22"/>
            <table:table-cell table:style-name="ce33" office:value-type="string">
              <text:p>spanish</text:p>
            </table:table-cell>
            <table:table-cell table:formula="of:=VLOOKUP([.G12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5">
              <text:p>121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rito</text:p>
            </table:table-cell>
            <table:table-cell table:style-name="ce3" office:value-type="string">
              <text:p>(Sánscrito)</text:p>
            </table:table-cell>
            <table:table-cell table:style-name="ce3" office:value-type="string">
              <text:p>(sanskrit)</text:p>
            </table:table-cell>
            <table:table-cell table:style-name="ce3" office:value-type="string">
              <text:p>(sanscrito)</text:p>
            </table:table-cell>
            <table:table-cell table:style-name="ce22"/>
            <table:table-cell table:style-name="ce33" office:value-type="string">
              <text:p>sanskrit</text:p>
            </table:table-cell>
            <table:table-cell table:formula="of:=VLOOKUP([.G12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6">
              <text:p>121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atmo</text:p>
            </table:table-cell>
            <table:table-cell table:style-name="ce3" office:value-type="string">
              <text:p>(Latín)</text:p>
            </table:table-cell>
            <table:table-cell table:style-name="ce3" office:value-type="string">
              <text:p>(Latin)</text:p>
            </table:table-cell>
            <table:table-cell table:style-name="ce3" office:value-type="string">
              <text:p>(latino)</text:p>
            </table:table-cell>
            <table:table-cell table:style-name="ce22"/>
            <table:table-cell table:style-name="ce33" office:value-type="string">
              <text:p>latin</text:p>
            </table:table-cell>
            <table:table-cell table:formula="of:=VLOOKUP([.G12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7">
              <text:p>121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ojbo</text:p>
            </table:table-cell>
            <table:table-cell table:style-name="ce3" office:value-type="string">
              <text:p>(Lojbanic)</text:p>
            </table:table-cell>
            <table:table-cell table:style-name="ce3" office:value-type="string">
              <text:p>(lojbanic)</text:p>
            </table:table-cell>
            <table:table-cell table:style-name="ce3" office:value-type="string">
              <text:p>(Lojbanic)</text:p>
            </table:table-cell>
            <table:table-cell table:style-name="ce22"/>
            <table:table-cell table:style-name="ce33" office:value-type="string">
              <text:p>lojbanic</text:p>
            </table:table-cell>
            <table:table-cell table:formula="of:=VLOOKUP([.G12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22"/>
            <table:table-cell table:style-name="ce33" office:value-type="string">
              <text:p><text:s/>nationalities</text:p>
            </table:table-cell>
            <table:table-cell table:formula="of:=VLOOKUP([.G12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9">
              <text:p>121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rito</text:p>
            </table:table-cell>
            <table:table-cell table:style-name="ce3" office:value-type="string">
              <text:p>(Británico)</text:p>
            </table:table-cell>
            <table:table-cell table:style-name="ce3" office:value-type="string">
              <text:p>(Britanique)</text:p>
            </table:table-cell>
            <table:table-cell table:style-name="ce3" office:value-type="string">
              <text:p>(Britannico)</text:p>
            </table:table-cell>
            <table:table-cell table:style-name="ce22"/>
            <table:table-cell table:style-name="ce33" office:value-type="string">
              <text:p>british</text:p>
            </table:table-cell>
            <table:table-cell table:formula="of:=VLOOKUP([.G12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0">
              <text:p>122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filso</text:p>
            </table:table-cell>
            <table:table-cell table:style-name="ce3" office:value-type="string">
              <text:p>(Palestino "filisteo")</text:p>
            </table:table-cell>
            <table:table-cell table:style-name="ce3" office:value-type="string">
              <text:p>(philistin palestinien)</text:p>
            </table:table-cell>
            <table:table-cell table:style-name="ce3" office:value-type="string">
              <text:p>("filisteo" palestinese)</text:p>
            </table:table-cell>
            <table:table-cell table:style-name="ce22"/>
            <table:table-cell table:style-name="ce33" office:value-type="string">
              <text:p>palestinian ‘philistine’</text:p>
            </table:table-cell>
            <table:table-cell table:formula="of:=VLOOKUP([.G12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1">
              <text:p>122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gento</text:p>
            </table:table-cell>
            <table:table-cell table:style-name="ce3" office:value-type="string">
              <text:p>(Argentino)</text:p>
            </table:table-cell>
            <table:table-cell table:style-name="ce3" office:value-type="string">
              <text:p>(argentin)</text:p>
            </table:table-cell>
            <table:table-cell table:style-name="ce3" office:value-type="string">
              <text:p>(argentino)</text:p>
            </table:table-cell>
            <table:table-cell table:style-name="ce22"/>
            <table:table-cell table:style-name="ce33" office:value-type="string">
              <text:p>argentinian</text:p>
            </table:table-cell>
            <table:table-cell table:formula="of:=VLOOKUP([.G12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2">
              <text:p>122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erxo</text:p>
            </table:table-cell>
            <table:table-cell table:style-name="ce3" office:value-type="string">
              <text:p>(Argelino)</text:p>
            </table:table-cell>
            <table:table-cell table:style-name="ce3" office:value-type="string">
              <text:p>(algérien)</text:p>
            </table:table-cell>
            <table:table-cell table:style-name="ce3" office:value-type="string">
              <text:p>(algerino)</text:p>
            </table:table-cell>
            <table:table-cell table:style-name="ce22"/>
            <table:table-cell table:style-name="ce33" office:value-type="string">
              <text:p>algerian</text:p>
            </table:table-cell>
            <table:table-cell table:formula="of:=VLOOKUP([.G12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3">
              <text:p>122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ordo</text:p>
            </table:table-cell>
            <table:table-cell table:style-name="ce3" office:value-type="string">
              <text:p>(Jordano)</text:p>
            </table:table-cell>
            <table:table-cell table:style-name="ce3" office:value-type="string">
              <text:p>(jordanien)</text:p>
            </table:table-cell>
            <table:table-cell table:style-name="ce3" office:value-type="string">
              <text:p>(Jordanian)</text:p>
            </table:table-cell>
            <table:table-cell table:style-name="ce22"/>
            <table:table-cell table:style-name="ce33" office:value-type="string">
              <text:p>jordanian</text:p>
            </table:table-cell>
            <table:table-cell table:formula="of:=VLOOKUP([.G12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4">
              <text:p>122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kadno</text:p>
            </table:table-cell>
            <table:table-cell table:style-name="ce3" office:value-type="string">
              <text:p>(Canadiense)</text:p>
            </table:table-cell>
            <table:table-cell table:style-name="ce3" office:value-type="string">
              <text:p>(canadien)</text:p>
            </table:table-cell>
            <table:table-cell table:style-name="ce3" office:value-type="string">
              <text:p>(canadese)</text:p>
            </table:table-cell>
            <table:table-cell table:style-name="ce22"/>
            <table:table-cell table:style-name="ce33" office:value-type="string">
              <text:p>canadian</text:p>
            </table:table-cell>
            <table:table-cell table:formula="of:=VLOOKUP([.G12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5">
              <text:p>122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ibjo</text:p>
            </table:table-cell>
            <table:table-cell table:style-name="ce3" office:value-type="string">
              <text:p>(Libio)</text:p>
            </table:table-cell>
            <table:table-cell table:style-name="ce3" office:value-type="string">
              <text:p>(libyen)</text:p>
            </table:table-cell>
            <table:table-cell table:style-name="ce3" office:value-type="string">
              <text:p>(libico)</text:p>
            </table:table-cell>
            <table:table-cell table:style-name="ce22"/>
            <table:table-cell table:style-name="ce33" office:value-type="string">
              <text:p>libyan</text:p>
            </table:table-cell>
            <table:table-cell table:formula="of:=VLOOKUP([.G12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6">
              <text:p>122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ubno</text:p>
            </table:table-cell>
            <table:table-cell table:style-name="ce3" office:value-type="string">
              <text:p>(Libanés)</text:p>
            </table:table-cell>
            <table:table-cell table:style-name="ce3" office:value-type="string">
              <text:p>(libanais)</text:p>
            </table:table-cell>
            <table:table-cell table:style-name="ce3" office:value-type="string">
              <text:p>(libanese)</text:p>
            </table:table-cell>
            <table:table-cell table:style-name="ce22"/>
            <table:table-cell table:style-name="ce33" office:value-type="string">
              <text:p>lebanese</text:p>
            </table:table-cell>
            <table:table-cell table:formula="of:=VLOOKUP([.G12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7">
              <text:p>122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erko</text:p>
            </table:table-cell>
            <table:table-cell table:style-name="ce3" office:value-type="string">
              <text:p>(Americano)</text:p>
            </table:table-cell>
            <table:table-cell table:style-name="ce3" office:value-type="string">
              <text:p>(américain)</text:p>
            </table:table-cell>
            <table:table-cell table:style-name="ce3" office:value-type="string">
              <text:p>(americano)</text:p>
            </table:table-cell>
            <table:table-cell table:style-name="ce22"/>
            <table:table-cell table:style-name="ce33" office:value-type="string">
              <text:p>american</text:p>
            </table:table-cell>
            <table:table-cell table:formula="of:=VLOOKUP([.G12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8">
              <text:p>122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exno</text:p>
            </table:table-cell>
            <table:table-cell table:style-name="ce3" office:value-type="string">
              <text:p>(Mexicano)</text:p>
            </table:table-cell>
            <table:table-cell table:style-name="ce3" office:value-type="string">
              <text:p>(mexicain)</text:p>
            </table:table-cell>
            <table:table-cell table:style-name="ce3" office:value-type="string">
              <text:p>(messicano)</text:p>
            </table:table-cell>
            <table:table-cell table:style-name="ce22"/>
            <table:table-cell table:style-name="ce33" office:value-type="string">
              <text:p>mexican</text:p>
            </table:table-cell>
            <table:table-cell table:formula="of:=VLOOKUP([.G12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9">
              <text:p>122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isro</text:p>
            </table:table-cell>
            <table:table-cell table:style-name="ce3" office:value-type="string">
              <text:p>(Egipcio "Mizraim")</text:p>
            </table:table-cell>
            <table:table-cell table:style-name="ce3" office:value-type="string">
              <text:p>(‘mizraim’ égyptien)</text:p>
            </table:table-cell>
            <table:table-cell table:style-name="ce3" office:value-type="string">
              <text:p>("mizraim" egiziano)</text:p>
            </table:table-cell>
            <table:table-cell table:style-name="ce22"/>
            <table:table-cell table:style-name="ce33" office:value-type="string">
              <text:p>egyptian ‘mizraim’</text:p>
            </table:table-cell>
            <table:table-cell table:formula="of:=VLOOKUP([.G12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0">
              <text:p>123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orko</text:p>
            </table:table-cell>
            <table:table-cell table:style-name="ce3" office:value-type="string">
              <text:p>(Marroquí)</text:p>
            </table:table-cell>
            <table:table-cell table:style-name="ce3" office:value-type="string">
              <text:p>(marocain)</text:p>
            </table:table-cell>
            <table:table-cell table:style-name="ce3" office:value-type="string">
              <text:p>(marocchino)</text:p>
            </table:table-cell>
            <table:table-cell table:style-name="ce22"/>
            <table:table-cell table:style-name="ce33" office:value-type="string">
              <text:p>moroccan</text:p>
            </table:table-cell>
            <table:table-cell table:formula="of:=VLOOKUP([.G12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1">
              <text:p>123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rakso</text:p>
            </table:table-cell>
            <table:table-cell table:style-name="ce3" office:value-type="string">
              <text:p>(Iraquí)</text:p>
            </table:table-cell>
            <table:table-cell table:style-name="ce3" office:value-type="string">
              <text:p>(irakien)</text:p>
            </table:table-cell>
            <table:table-cell table:style-name="ce3" office:value-type="string">
              <text:p>(iracheno)</text:p>
            </table:table-cell>
            <table:table-cell table:style-name="ce22"/>
            <table:table-cell table:style-name="ce33" office:value-type="string">
              <text:p>iraqi</text:p>
            </table:table-cell>
            <table:table-cell table:formula="of:=VLOOKUP([.G12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2">
              <text:p>123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adjo</text:p>
            </table:table-cell>
            <table:table-cell table:style-name="ce3" office:value-type="string">
              <text:p>(Saudita)</text:p>
            </table:table-cell>
            <table:table-cell table:style-name="ce3" office:value-type="string">
              <text:p>(saoudien)</text:p>
            </table:table-cell>
            <table:table-cell table:style-name="ce3" office:value-type="string">
              <text:p>(Arabia)</text:p>
            </table:table-cell>
            <table:table-cell table:style-name="ce22"/>
            <table:table-cell table:style-name="ce33" office:value-type="string">
              <text:p>saudi</text:p>
            </table:table-cell>
            <table:table-cell table:formula="of:=VLOOKUP([.G12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3">
              <text:p>123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irxo</text:p>
            </table:table-cell>
            <table:table-cell table:style-name="ce3" office:value-type="string">
              <text:p>(Sirio)</text:p>
            </table:table-cell>
            <table:table-cell table:style-name="ce3" office:value-type="string">
              <text:p>(syrien)</text:p>
            </table:table-cell>
            <table:table-cell table:style-name="ce3" office:value-type="string">
              <text:p>(Siriano)</text:p>
            </table:table-cell>
            <table:table-cell table:style-name="ce22"/>
            <table:table-cell table:style-name="ce33" office:value-type="string">
              <text:p>syrian</text:p>
            </table:table-cell>
            <table:table-cell table:formula="of:=VLOOKUP([.G12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4">
              <text:p>123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ralo</text:p>
            </table:table-cell>
            <table:table-cell table:style-name="ce3" office:value-type="string">
              <text:p>(Australiano)</text:p>
            </table:table-cell>
            <table:table-cell table:style-name="ce3" office:value-type="string">
              <text:p>(australien)</text:p>
            </table:table-cell>
            <table:table-cell table:style-name="ce3" office:value-type="string">
              <text:p>(australiano)</text:p>
            </table:table-cell>
            <table:table-cell table:style-name="ce22"/>
            <table:table-cell table:style-name="ce33" office:value-type="string">
              <text:p>australian</text:p>
            </table:table-cell>
            <table:table-cell table:formula="of:=VLOOKUP([.G12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5">
              <text:p>123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engo</text:p>
            </table:table-cell>
            <table:table-cell table:style-name="ce3" office:value-type="string">
              <text:p>(Bengalí)</text:p>
            </table:table-cell>
            <table:table-cell table:style-name="ce3" office:value-type="string">
              <text:p>(bengali)</text:p>
            </table:table-cell>
            <table:table-cell table:style-name="ce3" office:value-type="string">
              <text:p>(bengalese)</text:p>
            </table:table-cell>
            <table:table-cell table:style-name="ce22"/>
            <table:table-cell table:style-name="ce33" office:value-type="string">
              <text:p>bengali</text:p>
            </table:table-cell>
            <table:table-cell table:formula="of:=VLOOKUP([.G12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6">
              <text:p>123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indo</text:p>
            </table:table-cell>
            <table:table-cell table:style-name="ce3" office:value-type="string">
              <text:p>(Indonesio)</text:p>
            </table:table-cell>
            <table:table-cell table:style-name="ce3" office:value-type="string">
              <text:p>(indonésien)</text:p>
            </table:table-cell>
            <table:table-cell table:style-name="ce3" office:value-type="string">
              <text:p>(indonesiano)</text:p>
            </table:table-cell>
            <table:table-cell table:style-name="ce22"/>
            <table:table-cell table:style-name="ce33" office:value-type="string">
              <text:p>indonesian</text:p>
            </table:table-cell>
            <table:table-cell table:formula="of:=VLOOKUP([.G12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7">
              <text:p>123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razo</text:p>
            </table:table-cell>
            <table:table-cell table:style-name="ce3" office:value-type="string">
              <text:p>(Brasileño)</text:p>
            </table:table-cell>
            <table:table-cell table:style-name="ce3" office:value-type="string">
              <text:p>(brésilien)</text:p>
            </table:table-cell>
            <table:table-cell table:style-name="ce3" office:value-type="string">
              <text:p>(brasiliano)</text:p>
            </table:table-cell>
            <table:table-cell table:style-name="ce22"/>
            <table:table-cell table:style-name="ce33" office:value-type="string">
              <text:p>brazilian</text:p>
            </table:table-cell>
            <table:table-cell table:formula="of:=VLOOKUP([.G12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8">
              <text:p>123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otco</text:p>
            </table:table-cell>
            <table:table-cell table:style-name="ce3" office:value-type="string">
              <text:p>(Alemán "Deutsch")</text:p>
            </table:table-cell>
            <table:table-cell table:style-name="ce3" office:value-type="string">
              <text:p>(allemand «deutsch»)</text:p>
            </table:table-cell>
            <table:table-cell table:style-name="ce3" office:value-type="string">
              <text:p>(tedesco "tedesco")</text:p>
            </table:table-cell>
            <table:table-cell table:style-name="ce22"/>
            <table:table-cell table:style-name="ce33" office:value-type="string">
              <text:p>german ‘deutsch’</text:p>
            </table:table-cell>
            <table:table-cell table:formula="of:=VLOOKUP([.G12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9">
              <text:p>123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fraso</text:p>
            </table:table-cell>
            <table:table-cell table:style-name="ce3" office:value-type="string">
              <text:p>(Francés Francia')</text:p>
            </table:table-cell>
            <table:table-cell table:style-name="ce3" office:value-type="string">
              <text:p>(France francaise')</text:p>
            </table:table-cell>
            <table:table-cell table:style-name="ce3" office:value-type="string">
              <text:p>(francese "francia")</text:p>
            </table:table-cell>
            <table:table-cell table:style-name="ce22"/>
            <table:table-cell table:style-name="ce33" office:value-type="string">
              <text:p>french ‘france’</text:p>
            </table:table-cell>
            <table:table-cell table:formula="of:=VLOOKUP([.G12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0">
              <text:p>124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ungo</text:p>
            </table:table-cell>
            <table:table-cell table:style-name="ce3" office:value-type="string">
              <text:p>(Chino)</text:p>
            </table:table-cell>
            <table:table-cell table:style-name="ce3" office:value-type="string">
              <text:p>(chinois)</text:p>
            </table:table-cell>
            <table:table-cell table:style-name="ce3" office:value-type="string">
              <text:p>(Cinese)</text:p>
            </table:table-cell>
            <table:table-cell table:style-name="ce22"/>
            <table:table-cell table:style-name="ce33" office:value-type="string">
              <text:p>chinese</text:p>
            </table:table-cell>
            <table:table-cell table:formula="of:=VLOOKUP([.G12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1">
              <text:p>124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kisto</text:p>
            </table:table-cell>
            <table:table-cell table:style-name="ce3" office:value-type="string">
              <text:p>(Pakistaní)</text:p>
            </table:table-cell>
            <table:table-cell table:style-name="ce3" office:value-type="string">
              <text:p>(pakistanais)</text:p>
            </table:table-cell>
            <table:table-cell table:style-name="ce3" office:value-type="string">
              <text:p>(Pakistan)</text:p>
            </table:table-cell>
            <table:table-cell table:style-name="ce22"/>
            <table:table-cell table:style-name="ce33" office:value-type="string">
              <text:p>pakistani</text:p>
            </table:table-cell>
            <table:table-cell table:formula="of:=VLOOKUP([.G12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2">
              <text:p>124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eljo</text:p>
            </table:table-cell>
            <table:table-cell table:style-name="ce3" office:value-type="string">
              <text:p>(Malasio)</text:p>
            </table:table-cell>
            <table:table-cell table:style-name="ce3" office:value-type="string">
              <text:p>(malaisien)</text:p>
            </table:table-cell>
            <table:table-cell table:style-name="ce3" office:value-type="string">
              <text:p>(Malese)</text:p>
            </table:table-cell>
            <table:table-cell table:style-name="ce22"/>
            <table:table-cell table:style-name="ce33" office:value-type="string">
              <text:p>malaysian</text:p>
            </table:table-cell>
            <table:table-cell table:formula="of:=VLOOKUP([.G12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3">
              <text:p>124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onjo</text:p>
            </table:table-cell>
            <table:table-cell table:style-name="ce3" office:value-type="string">
              <text:p>(Japonés "Nippon")</text:p>
            </table:table-cell>
            <table:table-cell table:style-name="ce3" office:value-type="string">
              <text:p>(ippon japonais)</text:p>
            </table:table-cell>
            <table:table-cell table:style-name="ce3" office:value-type="string">
              <text:p>(giapponese "nippon")</text:p>
            </table:table-cell>
            <table:table-cell table:style-name="ce22"/>
            <table:table-cell table:style-name="ce33" office:value-type="string">
              <text:p>japanese ‘nippon’</text:p>
            </table:table-cell>
            <table:table-cell table:formula="of:=VLOOKUP([.G12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4">
              <text:p>124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orto</text:p>
            </table:table-cell>
            <table:table-cell table:style-name="ce3" office:value-type="string">
              <text:p>(Portugués)</text:p>
            </table:table-cell>
            <table:table-cell table:style-name="ce3" office:value-type="string">
              <text:p>(Portugais)</text:p>
            </table:table-cell>
            <table:table-cell table:style-name="ce3" office:value-type="string">
              <text:p>(portoghese)</text:p>
            </table:table-cell>
            <table:table-cell table:style-name="ce22"/>
            <table:table-cell table:style-name="ce33" office:value-type="string">
              <text:p>portuguese</text:p>
            </table:table-cell>
            <table:table-cell table:formula="of:=VLOOKUP([.G12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5">
              <text:p>124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rusko</text:p>
            </table:table-cell>
            <table:table-cell table:style-name="ce3" office:value-type="string">
              <text:p>(Ruso)</text:p>
            </table:table-cell>
            <table:table-cell table:style-name="ce3" office:value-type="string">
              <text:p>(russe)</text:p>
            </table:table-cell>
            <table:table-cell table:style-name="ce3" office:value-type="string">
              <text:p>(russo)</text:p>
            </table:table-cell>
            <table:table-cell table:style-name="ce22"/>
            <table:table-cell table:style-name="ce33" office:value-type="string">
              <text:p>russian</text:p>
            </table:table-cell>
            <table:table-cell table:formula="of:=VLOOKUP([.G12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6">
              <text:p>124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koto</text:p>
            </table:table-cell>
            <table:table-cell table:style-name="ce3" office:value-type="string">
              <text:p>(Escocés)</text:p>
            </table:table-cell>
            <table:table-cell table:style-name="ce3" office:value-type="string">
              <text:p>(Écossais)</text:p>
            </table:table-cell>
            <table:table-cell table:style-name="ce3" office:value-type="string">
              <text:p>(Scozzese)</text:p>
            </table:table-cell>
            <table:table-cell table:style-name="ce22"/>
            <table:table-cell table:style-name="ce33" office:value-type="string">
              <text:p>scottish</text:p>
            </table:table-cell>
            <table:table-cell table:formula="of:=VLOOKUP([.G12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7">
              <text:p>124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lovo</text:p>
            </table:table-cell>
            <table:table-cell table:style-name="ce3" office:value-type="string">
              <text:p>(Eslavo)</text:p>
            </table:table-cell>
            <table:table-cell table:style-name="ce3" office:value-type="string">
              <text:p>(slave)</text:p>
            </table:table-cell>
            <table:table-cell table:style-name="ce3" office:value-type="string">
              <text:p>(slavo)</text:p>
            </table:table-cell>
            <table:table-cell table:style-name="ce22"/>
            <table:table-cell table:style-name="ce33" office:value-type="string">
              <text:p>slavic</text:p>
            </table:table-cell>
            <table:table-cell table:formula="of:=VLOOKUP([.G12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8">
              <text:p>124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vukro</text:p>
            </table:table-cell>
            <table:table-cell table:style-name="ce3" office:value-type="string">
              <text:p>(Ucranio)</text:p>
            </table:table-cell>
            <table:table-cell table:style-name="ce3" office:value-type="string">
              <text:p>(ukrainien)</text:p>
            </table:table-cell>
            <table:table-cell table:style-name="ce3" office:value-type="string">
              <text:p>(ucraino)</text:p>
            </table:table-cell>
            <table:table-cell table:style-name="ce22"/>
            <table:table-cell table:style-name="ce33" office:value-type="string">
              <text:p>ukrainian</text:p>
            </table:table-cell>
            <table:table-cell table:formula="of:=VLOOKUP([.G12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9">
              <text:p>124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ebro</text:p>
            </table:table-cell>
            <table:table-cell table:style-name="ce3" office:value-type="string">
              <text:p>(Hebreo)</text:p>
            </table:table-cell>
            <table:table-cell table:style-name="ce3" office:value-type="string">
              <text:p>(hébreu)</text:p>
            </table:table-cell>
            <table:table-cell table:style-name="ce3" office:value-type="string">
              <text:p>(ebraico)</text:p>
            </table:table-cell>
            <table:table-cell table:style-name="ce22"/>
            <table:table-cell table:style-name="ce33" office:value-type="string">
              <text:p>hebrew</text:p>
            </table:table-cell>
            <table:table-cell table:formula="of:=VLOOKUP([.G12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0">
              <text:p>125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elso</text:p>
            </table:table-cell>
            <table:table-cell table:style-name="ce3" office:value-type="string">
              <text:p>(Griego "Hellas")</text:p>
            </table:table-cell>
            <table:table-cell table:style-name="ce3" office:value-type="string">
              <text:p>(grec "hellas")</text:p>
            </table:table-cell>
            <table:table-cell table:style-name="ce3" office:value-type="string">
              <text:p>(greco "hellas")</text:p>
            </table:table-cell>
            <table:table-cell table:style-name="ce22"/>
            <table:table-cell table:style-name="ce33" office:value-type="string">
              <text:p>greek ‘hellas’</text:p>
            </table:table-cell>
            <table:table-cell table:formula="of:=VLOOKUP([.G12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1">
              <text:p>125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indo</text:p>
            </table:table-cell>
            <table:table-cell table:style-name="ce3" office:value-type="string">
              <text:p>(Hindi)</text:p>
            </table:table-cell>
            <table:table-cell table:number-columns-repeated="2" table:style-name="ce3" office:value-type="string">
              <text:p>(hindi)</text:p>
            </table:table-cell>
            <table:table-cell table:style-name="ce22"/>
            <table:table-cell table:style-name="ce33" office:value-type="string">
              <text:p>hindi</text:p>
            </table:table-cell>
            <table:table-cell table:formula="of:=VLOOKUP([.G12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2">
              <text:p>125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urdo</text:p>
            </table:table-cell>
            <table:table-cell table:style-name="ce3" office:value-type="string">
              <text:p>(Urdi)</text:p>
            </table:table-cell>
            <table:table-cell table:style-name="ce3" office:value-type="string">
              <text:p>(urdi)</text:p>
            </table:table-cell>
            <table:table-cell table:style-name="ce3" office:value-type="string">
              <text:p>(Urdi)</text:p>
            </table:table-cell>
            <table:table-cell table:style-name="ce22"/>
            <table:table-cell table:style-name="ce33" office:value-type="string">
              <text:p>urdi</text:p>
            </table:table-cell>
            <table:table-cell table:formula="of:=VLOOKUP([.G12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22"/>
            <table:table-cell table:style-name="ce33" office:value-type="string">
              <text:p><text:s/>religion</text:p>
            </table:table-cell>
            <table:table-cell table:formula="of:=VLOOKUP([.G12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4">
              <text:p>125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ijda</text:p>
            </table:table-cell>
            <table:table-cell table:style-name="ce3" office:value-type="string">
              <text:p>(religión)</text:p>
            </table:table-cell>
            <table:table-cell table:style-name="ce3" office:value-type="string">
              <text:p>(religion)</text:p>
            </table:table-cell>
            <table:table-cell table:style-name="ce3" office:value-type="string">
              <text:p>(religione)</text:p>
            </table:table-cell>
            <table:table-cell table:style-name="ce22"/>
            <table:table-cell table:style-name="ce33" office:value-type="string">
              <text:p>religion</text:p>
            </table:table-cell>
            <table:table-cell table:formula="of:=VLOOKUP([.G12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5">
              <text:p>125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cevni</text:p>
            </table:table-cell>
            <table:table-cell table:style-name="ce3" office:value-type="string">
              <text:p>(dios "divinidad")</text:p>
            </table:table-cell>
            <table:table-cell table:style-name="ce3" office:value-type="string">
              <text:p>(dieu "divinité")</text:p>
            </table:table-cell>
            <table:table-cell table:style-name="ce3" office:value-type="string">
              <text:p>(dio "divinità")</text:p>
            </table:table-cell>
            <table:table-cell table:style-name="ce22"/>
            <table:table-cell table:style-name="ce33" office:value-type="string">
              <text:p>god ‘divinity’</text:p>
            </table:table-cell>
            <table:table-cell table:formula="of:=VLOOKUP([.G12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6">
              <text:p>125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censa</text:p>
            </table:table-cell>
            <table:table-cell table:style-name="ce3" office:value-type="string">
              <text:p>(sagrado "sagrado")</text:p>
            </table:table-cell>
            <table:table-cell table:style-name="ce3" office:value-type="string">
              <text:p>(sacré ‘sacré’)</text:p>
            </table:table-cell>
            <table:table-cell table:style-name="ce3" office:value-type="string">
              <text:p>(santo "sacro")</text:p>
            </table:table-cell>
            <table:table-cell table:style-name="ce22"/>
            <table:table-cell table:style-name="ce33" office:value-type="string">
              <text:p>holy ‘sacred’</text:p>
            </table:table-cell>
            <table:table-cell table:formula="of:=VLOOKUP([.G12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7">
              <text:p>125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akfa</text:p>
            </table:table-cell>
            <table:table-cell table:style-name="ce3" office:value-type="string">
              <text:p>(magia)</text:p>
            </table:table-cell>
            <table:table-cell table:style-name="ce3" office:value-type="string">
              <text:p>(la magie)</text:p>
            </table:table-cell>
            <table:table-cell table:style-name="ce3" office:value-type="string">
              <text:p>(Magia)</text:p>
            </table:table-cell>
            <table:table-cell table:style-name="ce22"/>
            <table:table-cell table:style-name="ce33" office:value-type="string">
              <text:p>magic</text:p>
            </table:table-cell>
            <table:table-cell table:formula="of:=VLOOKUP([.G12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8">
              <text:p>125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alsi</text:p>
            </table:table-cell>
            <table:table-cell table:style-name="ce3" office:value-type="string">
              <text:p>(templo)</text:p>
            </table:table-cell>
            <table:table-cell table:style-name="ce3" office:value-type="string">
              <text:p>(temple)</text:p>
            </table:table-cell>
            <table:table-cell table:style-name="ce3" office:value-type="string">
              <text:p>(tempio)</text:p>
            </table:table-cell>
            <table:table-cell table:style-name="ce22"/>
            <table:table-cell table:style-name="ce33" office:value-type="string">
              <text:p>temple</text:p>
            </table:table-cell>
            <table:table-cell table:formula="of:=VLOOKUP([.G12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9">
              <text:p>125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crida</text:p>
            </table:table-cell>
            <table:table-cell table:style-name="ce3" office:value-type="string">
              <text:p>(hada)</text:p>
            </table:table-cell>
            <table:table-cell table:style-name="ce3" office:value-type="string">
              <text:p>(Fée)</text:p>
            </table:table-cell>
            <table:table-cell table:style-name="ce3" office:value-type="string">
              <text:p>(Fata)</text:p>
            </table:table-cell>
            <table:table-cell table:style-name="ce22"/>
            <table:table-cell table:style-name="ce33" office:value-type="string">
              <text:p>fairy</text:p>
            </table:table-cell>
            <table:table-cell table:formula="of:=VLOOKUP([.G12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0">
              <text:p>126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ranmi</text:p>
            </table:table-cell>
            <table:table-cell table:style-name="ce3" office:value-type="string">
              <text:p>(mito)</text:p>
            </table:table-cell>
            <table:table-cell table:style-name="ce3" office:value-type="string">
              <text:p>(mythe)</text:p>
            </table:table-cell>
            <table:table-cell table:style-name="ce3" office:value-type="string">
              <text:p>(mito)</text:p>
            </table:table-cell>
            <table:table-cell table:style-name="ce22"/>
            <table:table-cell table:style-name="ce33" office:value-type="string">
              <text:p>myth</text:p>
            </table:table-cell>
            <table:table-cell table:formula="of:=VLOOKUP([.G12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.1 Religiones particulares</text:p>
            </table:table-cell>
            <table:table-cell table:style-name="ce3" office:value-type="string">
              <text:p>.1 religions particulières</text:p>
            </table:table-cell>
            <table:table-cell table:style-name="ce3" office:value-type="string">
              <text:p>.1 religioni particolari</text:p>
            </table:table-cell>
            <table:table-cell table:style-name="ce22"/>
            <table:table-cell table:style-name="ce33" office:value-type="string">
              <text:p>.1 particular religions</text:p>
            </table:table-cell>
            <table:table-cell table:formula="of:=VLOOKUP([.G12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2">
              <text:p>126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budjo</text:p>
            </table:table-cell>
            <table:table-cell table:style-name="ce3" office:value-type="string">
              <text:p>(Budista)</text:p>
            </table:table-cell>
            <table:table-cell table:style-name="ce3" office:value-type="string">
              <text:p>(bouddhiste)</text:p>
            </table:table-cell>
            <table:table-cell table:style-name="ce3" office:value-type="string">
              <text:p>(buddista)</text:p>
            </table:table-cell>
            <table:table-cell table:style-name="ce22"/>
            <table:table-cell table:style-name="ce33" office:value-type="string">
              <text:p>buddhist</text:p>
            </table:table-cell>
            <table:table-cell table:formula="of:=VLOOKUP([.G12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3">
              <text:p>126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adjo</text:p>
            </table:table-cell>
            <table:table-cell table:style-name="ce3" office:value-type="string">
              <text:p>(Taoísta)</text:p>
            </table:table-cell>
            <table:table-cell table:style-name="ce3" office:value-type="string">
              <text:p>(taoïste)</text:p>
            </table:table-cell>
            <table:table-cell table:style-name="ce3" office:value-type="string">
              <text:p>(Taoista)</text:p>
            </table:table-cell>
            <table:table-cell table:style-name="ce22"/>
            <table:table-cell table:style-name="ce33" office:value-type="string">
              <text:p>taoist</text:p>
            </table:table-cell>
            <table:table-cell table:formula="of:=VLOOKUP([.G12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4">
              <text:p>126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egvo</text:p>
            </table:table-cell>
            <table:table-cell table:style-name="ce3" office:value-type="string">
              <text:p>(Jovista)</text:p>
            </table:table-cell>
            <table:table-cell table:style-name="ce3" office:value-type="string">
              <text:p>(jéhoviste)</text:p>
            </table:table-cell>
            <table:table-cell table:style-name="ce3" office:value-type="string">
              <text:p>(Jehovah)</text:p>
            </table:table-cell>
            <table:table-cell table:style-name="ce22"/>
            <table:table-cell table:style-name="ce33" office:value-type="string">
              <text:p>jehovist</text:p>
            </table:table-cell>
            <table:table-cell table:formula="of:=VLOOKUP([.G12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5">
              <text:p>126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uslo</text:p>
            </table:table-cell>
            <table:table-cell table:style-name="ce3" office:value-type="string">
              <text:p>(Islámico)</text:p>
            </table:table-cell>
            <table:table-cell table:style-name="ce3" office:value-type="string">
              <text:p>(islamique)</text:p>
            </table:table-cell>
            <table:table-cell table:style-name="ce3" office:value-type="string">
              <text:p>(islamico)</text:p>
            </table:table-cell>
            <table:table-cell table:style-name="ce22"/>
            <table:table-cell table:style-name="ce33" office:value-type="string">
              <text:p>islamic</text:p>
            </table:table-cell>
            <table:table-cell table:formula="of:=VLOOKUP([.G12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6">
              <text:p>126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riso</text:p>
            </table:table-cell>
            <table:table-cell table:style-name="ce3" office:value-type="string">
              <text:p>(Cristiano)</text:p>
            </table:table-cell>
            <table:table-cell table:style-name="ce3" office:value-type="string">
              <text:p>(Christian)</text:p>
            </table:table-cell>
            <table:table-cell table:style-name="ce3" office:value-type="string">
              <text:p>(cristiano)</text:p>
            </table:table-cell>
            <table:table-cell table:style-name="ce22"/>
            <table:table-cell table:style-name="ce33" office:value-type="string">
              <text:p>christian</text:p>
            </table:table-cell>
            <table:table-cell table:formula="of:=VLOOKUP([.G12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**12.</text:p>
            </table:table-cell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22"/>
            <table:table-cell table:style-name="ce33" office:value-type="string">
              <text:p><text:s/>art</text:p>
            </table:table-cell>
            <table:table-cell table:formula="of:=VLOOKUP([.G12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8">
              <text:p>126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larcu</text:p>
            </table:table-cell>
            <table:table-cell table:style-name="ce3" office:value-type="string">
              <text:p>(Arte)</text:p>
            </table:table-cell>
            <table:table-cell table:style-name="ce3" office:value-type="string">
              <text:p>(art)</text:p>
            </table:table-cell>
            <table:table-cell table:style-name="ce3" office:value-type="string">
              <text:p>(arte)</text:p>
            </table:table-cell>
            <table:table-cell table:style-name="ce22"/>
            <table:table-cell table:style-name="ce33" office:value-type="string">
              <text:p>art</text:p>
            </table:table-cell>
            <table:table-cell table:formula="of:=VLOOKUP([.G12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9">
              <text:p>126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muzga</text:p>
            </table:table-cell>
            <table:table-cell table:style-name="ce3" office:value-type="string">
              <text:p>(museo)</text:p>
            </table:table-cell>
            <table:table-cell table:style-name="ce3" office:value-type="string">
              <text:p>(musée)</text:p>
            </table:table-cell>
            <table:table-cell table:style-name="ce3" office:value-type="string">
              <text:p>(Museo)</text:p>
            </table:table-cell>
            <table:table-cell table:style-name="ce22"/>
            <table:table-cell table:style-name="ce33" office:value-type="string">
              <text:p>museum</text:p>
            </table:table-cell>
            <table:table-cell table:formula="of:=VLOOKUP([.G12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0">
              <text:p>127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cfika</text:p>
            </table:table-cell>
            <table:table-cell table:style-name="ce3" office:value-type="string">
              <text:p>(ficción)</text:p>
            </table:table-cell>
            <table:table-cell table:style-name="ce3" office:value-type="string">
              <text:p>(fiction)</text:p>
            </table:table-cell>
            <table:table-cell table:style-name="ce3" office:value-type="string">
              <text:p>(Fiction)</text:p>
            </table:table-cell>
            <table:table-cell table:style-name="ce22"/>
            <table:table-cell table:style-name="ce33" office:value-type="string">
              <text:p>fiction</text:p>
            </table:table-cell>
            <table:table-cell table:formula="of:=VLOOKUP([.G12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1">
              <text:p>127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emci</text:p>
            </table:table-cell>
            <table:table-cell table:style-name="ce3" office:value-type="string">
              <text:p>(poema)</text:p>
            </table:table-cell>
            <table:table-cell table:style-name="ce3" office:value-type="string">
              <text:p>(poème)</text:p>
            </table:table-cell>
            <table:table-cell table:style-name="ce3" office:value-type="string">
              <text:p>(poesia)</text:p>
            </table:table-cell>
            <table:table-cell table:style-name="ce22"/>
            <table:table-cell table:style-name="ce33" office:value-type="string">
              <text:p>poem</text:p>
            </table:table-cell>
            <table:table-cell table:formula="of:=VLOOKUP([.G12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2">
              <text:p>127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rosa</text:p>
            </table:table-cell>
            <table:table-cell table:style-name="ce3" office:value-type="string">
              <text:p>(prosa)</text:p>
            </table:table-cell>
            <table:table-cell table:style-name="ce3" office:value-type="string">
              <text:p>(prose)</text:p>
            </table:table-cell>
            <table:table-cell table:style-name="ce3" office:value-type="string">
              <text:p>(prosa)</text:p>
            </table:table-cell>
            <table:table-cell table:style-name="ce22"/>
            <table:table-cell table:style-name="ce33" office:value-type="string">
              <text:p>prose</text:p>
            </table:table-cell>
            <table:table-cell table:formula="of:=VLOOKUP([.G12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3">
              <text:p>127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ixra</text:p>
            </table:table-cell>
            <table:table-cell table:style-name="ce3" office:value-type="string">
              <text:p>(imagen)</text:p>
            </table:table-cell>
            <table:table-cell table:style-name="ce3" office:value-type="string">
              <text:p>(image)</text:p>
            </table:table-cell>
            <table:table-cell table:style-name="ce3" office:value-type="string">
              <text:p>(immagine)</text:p>
            </table:table-cell>
            <table:table-cell table:style-name="ce22" office:value-type="string">
              <text:p>ijma</text:p>
            </table:table-cell>
            <table:table-cell table:style-name="ce33" office:value-type="string">
              <text:p>picture</text:p>
            </table:table-cell>
            <table:table-cell table:formula="of:=VLOOKUP([.G1271];[MAJ.A$1:MAJ.B$975];2;0)" office:value-type="string" office:string-value="picture">
              <text:p>pictu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4">
              <text:p>127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raci</text:p>
            </table:table-cell>
            <table:table-cell table:style-name="ce3" office:value-type="string">
              <text:p>(drama)</text:p>
            </table:table-cell>
            <table:table-cell table:style-name="ce3" office:value-type="string">
              <text:p>(drame)</text:p>
            </table:table-cell>
            <table:table-cell table:style-name="ce3" office:value-type="string">
              <text:p>(Dramma)</text:p>
            </table:table-cell>
            <table:table-cell table:style-name="ce22"/>
            <table:table-cell table:style-name="ce33" office:value-type="string">
              <text:p>drama</text:p>
            </table:table-cell>
            <table:table-cell table:formula="of:=VLOOKUP([.G12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5">
              <text:p>127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tigni</text:p>
            </table:table-cell>
            <table:table-cell table:style-name="ce3" office:value-type="string">
              <text:p>(realizar)</text:p>
            </table:table-cell>
            <table:table-cell table:style-name="ce3" office:value-type="string">
              <text:p>(effectuer)</text:p>
            </table:table-cell>
            <table:table-cell table:style-name="ce3" office:value-type="string">
              <text:p>(eseguire)</text:p>
            </table:table-cell>
            <table:table-cell table:style-name="ce22"/>
            <table:table-cell table:style-name="ce33" office:value-type="string">
              <text:p>perform</text:p>
            </table:table-cell>
            <table:table-cell table:formula="of:=VLOOKUP([.G12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6">
              <text:p>1276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kina</text:p>
            </table:table-cell>
            <table:table-cell table:style-name="ce3" office:value-type="string">
              <text:p>(cine)</text:p>
            </table:table-cell>
            <table:table-cell table:style-name="ce3" office:value-type="string">
              <text:p>(cinéma)</text:p>
            </table:table-cell>
            <table:table-cell table:style-name="ce3" office:value-type="string">
              <text:p>(cinema)</text:p>
            </table:table-cell>
            <table:table-cell table:style-name="ce22"/>
            <table:table-cell table:style-name="ce33" office:value-type="string">
              <text:p>cinema</text:p>
            </table:table-cell>
            <table:table-cell table:formula="of:=VLOOKUP([.G12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7">
              <text:p>1277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zgike</text:p>
            </table:table-cell>
            <table:table-cell table:style-name="ce3" office:value-type="string">
              <text:p>(música)</text:p>
            </table:table-cell>
            <table:table-cell table:style-name="ce3" office:value-type="string">
              <text:p>(la musique)</text:p>
            </table:table-cell>
            <table:table-cell table:style-name="ce3" office:value-type="string">
              <text:p>(musica)</text:p>
            </table:table-cell>
            <table:table-cell table:style-name="ce22"/>
            <table:table-cell table:style-name="ce33" office:value-type="string">
              <text:p>music</text:p>
            </table:table-cell>
            <table:table-cell table:formula="of:=VLOOKUP([.G12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8">
              <text:p>1278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sanga</text:p>
            </table:table-cell>
            <table:table-cell table:style-name="ce3" office:value-type="string">
              <text:p>(canta)</text:p>
            </table:table-cell>
            <table:table-cell table:style-name="ce3" office:value-type="string">
              <text:p>(chanter)</text:p>
            </table:table-cell>
            <table:table-cell table:style-name="ce3" office:value-type="string">
              <text:p>(cantare)</text:p>
            </table:table-cell>
            <table:table-cell table:style-name="ce22" office:value-type="string">
              <text:p>kytu</text:p>
            </table:table-cell>
            <table:table-cell table:style-name="ce33" office:value-type="string">
              <text:p>sing</text:p>
            </table:table-cell>
            <table:table-cell table:formula="of:=VLOOKUP([.G1276];[MAJ.A$1:MAJ.B$975];2;0)" office:value-type="string" office:string-value="sing">
              <text:p>si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9">
              <text:p>1279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ansu</text:p>
            </table:table-cell>
            <table:table-cell table:style-name="ce3" office:value-type="string">
              <text:p>(danza)</text:p>
            </table:table-cell>
            <table:table-cell table:style-name="ce3" office:value-type="string">
              <text:p>(Danse)</text:p>
            </table:table-cell>
            <table:table-cell table:style-name="ce3" office:value-type="string">
              <text:p>(danza)</text:p>
            </table:table-cell>
            <table:table-cell table:style-name="ce22"/>
            <table:table-cell table:style-name="ce33" office:value-type="string">
              <text:p>dance</text:p>
            </table:table-cell>
            <table:table-cell table:formula="of:=VLOOKUP([.G12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80">
              <text:p>1280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damri</text:p>
            </table:table-cell>
            <table:table-cell table:style-name="ce3" office:value-type="string">
              <text:p>(tambor)</text:p>
            </table:table-cell>
            <table:table-cell table:style-name="ce3" office:value-type="string">
              <text:p>(tambour)</text:p>
            </table:table-cell>
            <table:table-cell table:style-name="ce3" office:value-type="string">
              <text:p>(tamburo)</text:p>
            </table:table-cell>
            <table:table-cell table:style-name="ce22"/>
            <table:table-cell table:style-name="ce33" office:value-type="string">
              <text:p>drum</text:p>
            </table:table-cell>
            <table:table-cell table:formula="of:=VLOOKUP([.G12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81">
              <text:p>1281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flani</text:p>
            </table:table-cell>
            <table:table-cell table:style-name="ce3" office:value-type="string">
              <text:p>(flauta)</text:p>
            </table:table-cell>
            <table:table-cell table:style-name="ce3" office:value-type="string">
              <text:p>(flûte)</text:p>
            </table:table-cell>
            <table:table-cell table:style-name="ce3" office:value-type="string">
              <text:p>(flauto)</text:p>
            </table:table-cell>
            <table:table-cell table:style-name="ce22"/>
            <table:table-cell table:style-name="ce33" office:value-type="string">
              <text:p>flute</text:p>
            </table:table-cell>
            <table:table-cell table:formula="of:=VLOOKUP([.G12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82">
              <text:p>1282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jgita</text:p>
            </table:table-cell>
            <table:table-cell table:style-name="ce3" office:value-type="string">
              <text:p>(guitarra ‘guitarra’)</text:p>
            </table:table-cell>
            <table:table-cell table:style-name="ce3" office:value-type="string">
              <text:p>(guitare ‘guitare’)</text:p>
            </table:table-cell>
            <table:table-cell table:style-name="ce3" office:value-type="string">
              <text:p>(chitarra "chitarra")</text:p>
            </table:table-cell>
            <table:table-cell table:style-name="ce22"/>
            <table:table-cell table:style-name="ce33" office:value-type="string">
              <text:p>guitar ‘guitar’</text:p>
            </table:table-cell>
            <table:table-cell table:formula="of:=VLOOKUP([.G12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83">
              <text:p>1283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pipno</text:p>
            </table:table-cell>
            <table:table-cell table:number-columns-repeated="2" table:style-name="ce3" office:value-type="string">
              <text:p>(piano)</text:p>
            </table:table-cell>
            <table:table-cell table:style-name="ce3" office:value-type="string">
              <text:p>(pianoforte)</text:p>
            </table:table-cell>
            <table:table-cell table:style-name="ce22"/>
            <table:table-cell table:style-name="ce33" office:value-type="string">
              <text:p>piano</text:p>
            </table:table-cell>
            <table:table-cell table:formula="of:=VLOOKUP([.G12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84">
              <text:p>1284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tabra</text:p>
            </table:table-cell>
            <table:table-cell table:style-name="ce3" office:value-type="string">
              <text:p>(trompeta "latón")</text:p>
            </table:table-cell>
            <table:table-cell table:style-name="ce3" office:value-type="string">
              <text:p>(trompette en laiton)</text:p>
            </table:table-cell>
            <table:table-cell table:style-name="ce3" office:value-type="string">
              <text:p>(tromba "ottone")</text:p>
            </table:table-cell>
            <table:table-cell table:style-name="ce22"/>
            <table:table-cell table:style-name="ce33" office:value-type="string">
              <text:p>trumpet ‘brass’</text:p>
            </table:table-cell>
            <table:table-cell table:formula="of:=VLOOKUP([.G12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85">
              <text:p>1285</text:p>
            </table:table-cell>
            <table:table-cell table:style-name="ce3" office:value-type="float" office:value="12">
              <text:p>12</text:p>
            </table:table-cell>
            <table:table-cell table:style-name="ce10" office:value-type="string">
              <text:p>xagri</text:p>
            </table:table-cell>
            <table:table-cell table:style-name="ce3" office:value-type="string">
              <text:p>(caña)</text:p>
            </table:table-cell>
            <table:table-cell table:style-name="ce3" office:value-type="string">
              <text:p>(roseau)</text:p>
            </table:table-cell>
            <table:table-cell table:style-name="ce3" office:value-type="string">
              <text:p>(canna)</text:p>
            </table:table-cell>
            <table:table-cell table:style-name="ce22"/>
            <table:table-cell table:style-name="ce33" office:value-type="string">
              <text:p>reed</text:p>
            </table:table-cell>
            <table:table-cell table:formula="of:=VLOOKUP([.G128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1286">
            <text:p>1286</text:p>
          </table:table-cell>
          <table:table-cell table:style-name="ce2" office:value-type="float" office:value="13">
            <text:p>13</text:p>
          </table:table-cell>
          <table:table-cell table:style-name="ce11" office:value-type="string">
            <text:p># 13 </text:p>
          </table:table-cell>
          <table:table-cell table:style-name="ce2" office:value-type="string">
            <text:p>Tecnología</text:p>
          </table:table-cell>
          <table:table-cell table:style-name="ce2" office:value-type="string">
            <text:p>La technologie</text:p>
          </table:table-cell>
          <table:table-cell table:style-name="ce18" office:value-type="string">
            <text:p>tecnologia</text:p>
          </table:table-cell>
          <table:table-cell table:style-name="ce18" office:value-type="string">
            <text:p>saky</text:p>
          </table:table-cell>
          <table:table-cell table:style-name="ce18" office:value-type="string">
            <text:p>technology</text:p>
          </table:table-cell>
          <table:table-cell table:style-name="ce18" table:formula="of:=VLOOKUP([.G1284];[MAJ.A$1:MAJ.B$975];2;0)" office:value-type="string" office:string-value="takeout">
            <text:p>takeout</text:p>
          </table:table-cell>
          <table:table-cell table:number-columns-repeated="1015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30"/>
            <table:table-cell table:style-name="ce11" office:value-type="string">
              <text:p><text:s/>technological processes</text:p>
            </table:table-cell>
            <table:table-cell table:style-name="ce41" table:formula="of:=VLOOKUP([.G1285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office:value-type="string">
              <text:p>(coser)</text:p>
            </table:table-cell>
            <table:table-cell office:value-type="string">
              <text:p>(Coudre)</text:p>
            </table:table-cell>
            <table:table-cell office:value-type="string">
              <text:p>(cucire)</text:p>
            </table:table-cell>
            <table:table-cell/>
            <table:table-cell table:style-name="ce33" office:value-type="string">
              <text:p>sew</text:p>
            </table:table-cell>
            <table:table-cell table:formula="of:=VLOOKUP([.G12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office:value-type="string">
              <text:p>(tejido)</text:p>
            </table:table-cell>
            <table:table-cell office:value-type="string">
              <text:p>(tisser)</text:p>
            </table:table-cell>
            <table:table-cell office:value-type="string">
              <text:p>(tessere)</text:p>
            </table:table-cell>
            <table:table-cell/>
            <table:table-cell table:style-name="ce33" office:value-type="string">
              <text:p>weave</text:p>
            </table:table-cell>
            <table:table-cell table:formula="of:=VLOOKUP([.G12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office:value-type="string">
              <text:p>(tejer)</text:p>
            </table:table-cell>
            <table:table-cell office:value-type="string">
              <text:p>(tricoter)</text:p>
            </table:table-cell>
            <table:table-cell office:value-type="string">
              <text:p>(Maglia)</text:p>
            </table:table-cell>
            <table:table-cell/>
            <table:table-cell table:style-name="ce33" office:value-type="string">
              <text:p>knit</text:p>
            </table:table-cell>
            <table:table-cell table:formula="of:=VLOOKUP([.G12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office:value-type="string">
              <text:p>(sujetar "pestañas")</text:p>
            </table:table-cell>
            <table:table-cell office:value-type="string">
              <text:p>(attachez les cils)</text:p>
            </table:table-cell>
            <table:table-cell office:value-type="string">
              <text:p>(fissare "ciglia")</text:p>
            </table:table-cell>
            <table:table-cell/>
            <table:table-cell table:style-name="ce33" office:value-type="string">
              <text:p>fasten ‘lash’</text:p>
            </table:table-cell>
            <table:table-cell table:formula="of:=VLOOKUP([.G12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office:value-type="string">
              <text:p>(industria)</text:p>
            </table:table-cell>
            <table:table-cell office:value-type="string">
              <text:p>(industrie)</text:p>
            </table:table-cell>
            <table:table-cell office:value-type="string">
              <text:p>(industria)</text:p>
            </table:table-cell>
            <table:table-cell/>
            <table:table-cell table:style-name="ce33" office:value-type="string">
              <text:p>industry</text:p>
            </table:table-cell>
            <table:table-cell table:formula="of:=VLOOKUP([.G12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office:value-type="string">
              <text:p>("fundición" de fábrica)</text:p>
            </table:table-cell>
            <table:table-cell office:value-type="string">
              <text:p>(fonderie d’usine)</text:p>
            </table:table-cell>
            <table:table-cell office:value-type="string">
              <text:p>("fonderia" di fabbrica)</text:p>
            </table:table-cell>
            <table:table-cell/>
            <table:table-cell table:style-name="ce33" office:value-type="string">
              <text:p>factory ‘foundry’</text:p>
            </table:table-cell>
            <table:table-cell table:formula="of:=VLOOKUP([.G12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office:value-type="string">
              <text:p>(granja "grange, agraria")</text:p>
            </table:table-cell>
            <table:table-cell office:value-type="string">
              <text:p>(ferme ‘agraire’)</text:p>
            </table:table-cell>
            <table:table-cell office:value-type="string">
              <text:p>(fattoria "fattoria, agraria")</text:p>
            </table:table-cell>
            <table:table-cell/>
            <table:table-cell table:style-name="ce33" office:value-type="string">
              <text:p>farm ‘grange, agrarian’</text:p>
            </table:table-cell>
            <table:table-cell table:formula="of:=VLOOKUP([.G12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office:value-type="string">
              <text:p>(jardín)</text:p>
            </table:table-cell>
            <table:table-cell office:value-type="string">
              <text:p>(jardin)</text:p>
            </table:table-cell>
            <table:table-cell office:value-type="string">
              <text:p>(giardino)</text:p>
            </table:table-cell>
            <table:table-cell office:value-type="string">
              <text:p>jara</text:p>
            </table:table-cell>
            <table:table-cell table:style-name="ce33" office:value-type="string">
              <text:p>garden</text:p>
            </table:table-cell>
            <table:table-cell table:formula="of:=VLOOKUP([.G1293];[MAJ.A$1:MAJ.B$975];2;0)" office:value-type="string" office:string-value="garden">
              <text:p>garden</text:p>
            </table:table-cell>
            <table:table-cell table:number-columns-repeated="1015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office:value-type="string">
              <text:p>(cosecha "cosechar")</text:p>
            </table:table-cell>
            <table:table-cell office:value-type="string">
              <text:p>(récolte «récolte»)</text:p>
            </table:table-cell>
            <table:table-cell office:value-type="string">
              <text:p>(raccogli "raccogli")</text:p>
            </table:table-cell>
            <table:table-cell/>
            <table:table-cell table:style-name="ce33" office:value-type="string">
              <text:p>harvest ‘reap’</text:p>
            </table:table-cell>
            <table:table-cell table:formula="of:=VLOOKUP([.G12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office:value-type="string">
              <text:p>(sembrar)</text:p>
            </table:table-cell>
            <table:table-cell office:value-type="string">
              <text:p>(truie)</text:p>
            </table:table-cell>
            <table:table-cell office:value-type="string">
              <text:p>(seminare)</text:p>
            </table:table-cell>
            <table:table-cell/>
            <table:table-cell table:style-name="ce33" office:value-type="string">
              <text:p>sow</text:p>
            </table:table-cell>
            <table:table-cell table:formula="of:=VLOOKUP([.G12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office:value-type="string">
              <text:p>(roto)</text:p>
            </table:table-cell>
            <table:table-cell office:value-type="string">
              <text:p>(cassé)</text:p>
            </table:table-cell>
            <table:table-cell office:value-type="string">
              <text:p>(rotto)</text:p>
            </table:table-cell>
            <table:table-cell/>
            <table:table-cell table:style-name="ce33" office:value-type="string">
              <text:p>broken</text:p>
            </table:table-cell>
            <table:table-cell table:formula="of:=VLOOKUP([.G12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office:value-type="string">
              <text:p>(reparar "arreglar")</text:p>
            </table:table-cell>
            <table:table-cell office:value-type="string">
              <text:p>(réparation ‘fix’)</text:p>
            </table:table-cell>
            <table:table-cell office:value-type="string">
              <text:p>(ripara "correggi")</text:p>
            </table:table-cell>
            <table:table-cell/>
            <table:table-cell table:style-name="ce33" office:value-type="string">
              <text:p>repair ‘fix’</text:p>
            </table:table-cell>
            <table:table-cell table:formula="of:=VLOOKUP([.G12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office:value-type="string">
              <text:p>(trabajo)</text:p>
            </table:table-cell>
            <table:table-cell office:value-type="string">
              <text:p>(travail)</text:p>
            </table:table-cell>
            <table:table-cell office:value-type="string">
              <text:p>(lavoro)</text:p>
            </table:table-cell>
            <table:table-cell office:value-type="string">
              <text:p>arbu</text:p>
            </table:table-cell>
            <table:table-cell table:style-name="ce33" office:value-type="string">
              <text:p>work</text:p>
            </table:table-cell>
            <table:table-cell table:formula="of:=VLOOKUP([.G1298];[MAJ.A$1:MAJ.B$975];2;0)" office:value-type="string" office:string-value="work">
              <text:p>work</text:p>
            </table:table-cell>
            <table:table-cell table:number-columns-repeated="1015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office:value-type="string">
              <text:p>(Produce)</text:p>
            </table:table-cell>
            <table:table-cell office:value-type="string">
              <text:p>(produire)</text:p>
            </table:table-cell>
            <table:table-cell office:value-type="string">
              <text:p>(produrre)</text:p>
            </table:table-cell>
            <table:table-cell office:value-type="string">
              <text:p>podu</text:p>
            </table:table-cell>
            <table:table-cell table:style-name="ce33" office:value-type="string">
              <text:p>produce</text:p>
            </table:table-cell>
            <table:table-cell table:formula="of:=VLOOKUP([.G1299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office:value-type="string">
              <text:p>(inventar)</text:p>
            </table:table-cell>
            <table:table-cell office:value-type="string">
              <text:p>(inventer)</text:p>
            </table:table-cell>
            <table:table-cell office:value-type="string">
              <text:p>(inventare)</text:p>
            </table:table-cell>
            <table:table-cell/>
            <table:table-cell table:style-name="ce33" office:value-type="string">
              <text:p>invent</text:p>
            </table:table-cell>
            <table:table-cell table:formula="of:=VLOOKUP([.G13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office:value-type="string">
              <text:p>(hacer)</text:p>
            </table:table-cell>
            <table:table-cell office:value-type="string">
              <text:p>(faire)</text:p>
            </table:table-cell>
            <table:table-cell office:value-type="string">
              <text:p>(rendere)</text:p>
            </table:table-cell>
            <table:table-cell office:value-type="string">
              <text:p>haky</text:p>
            </table:table-cell>
            <table:table-cell table:style-name="ce33" office:value-type="string">
              <text:p>make</text:p>
            </table:table-cell>
            <table:table-cell table:formula="of:=VLOOKUP([.G1301];[MAJ.A$1:MAJ.B$975];2;0)" office:value-type="string" office:string-value="make">
              <text:p>make</text:p>
            </table:table-cell>
            <table:table-cell table:number-columns-repeated="1015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office:value-type="string">
              <text:p>(Copiar)</text:p>
            </table:table-cell>
            <table:table-cell office:value-type="string">
              <text:p>(copie)</text:p>
            </table:table-cell>
            <table:table-cell office:value-type="string">
              <text:p>(copia)</text:p>
            </table:table-cell>
            <table:table-cell/>
            <table:table-cell table:style-name="ce33" office:value-type="string">
              <text:p>copy</text:p>
            </table:table-cell>
            <table:table-cell table:formula="of:=VLOOKUP([.G13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office:value-type="string">
              <text:p>(adornar)</text:p>
            </table:table-cell>
            <table:table-cell office:value-type="string">
              <text:p>(orner)</text:p>
            </table:table-cell>
            <table:table-cell office:value-type="string">
              <text:p>(Adornano)</text:p>
            </table:table-cell>
            <table:table-cell/>
            <table:table-cell table:style-name="ce33" office:value-type="string">
              <text:p>adorn</text:p>
            </table:table-cell>
            <table:table-cell table:formula="of:=VLOOKUP([.G13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office:value-type="string">
              <text:p>(cocinar)</text:p>
            </table:table-cell>
            <table:table-cell office:value-type="string">
              <text:p>(cuisinier)</text:p>
            </table:table-cell>
            <table:table-cell office:value-type="string">
              <text:p>(cucinare)</text:p>
            </table:table-cell>
            <table:table-cell/>
            <table:table-cell table:style-name="ce33" office:value-type="string">
              <text:p>cook</text:p>
            </table:table-cell>
            <table:table-cell table:formula="of:=VLOOKUP([.G13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office:value-type="string">
              <text:p>(manual)</text:p>
            </table:table-cell>
            <table:table-cell office:value-type="string">
              <text:p>(Manuel)</text:p>
            </table:table-cell>
            <table:table-cell office:value-type="string">
              <text:p>(Manuale)</text:p>
            </table:table-cell>
            <table:table-cell/>
            <table:table-cell table:style-name="ce33" office:value-type="string">
              <text:p>manual</text:p>
            </table:table-cell>
            <table:table-cell table:formula="of:=VLOOKUP([.G13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office:value-type="string">
              <text:p>(automático)</text:p>
            </table:table-cell>
            <table:table-cell office:value-type="string">
              <text:p>(automatique)</text:p>
            </table:table-cell>
            <table:table-cell office:value-type="string">
              <text:p>(automatico)</text:p>
            </table:table-cell>
            <table:table-cell/>
            <table:table-cell table:style-name="ce33" office:value-type="string">
              <text:p>automatic</text:p>
            </table:table-cell>
            <table:table-cell table:formula="of:=VLOOKUP([.G13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office:value-type="string">
              <text:p>(lavar)</text:p>
            </table:table-cell>
            <table:table-cell office:value-type="string">
              <text:p>(laver)</text:p>
            </table:table-cell>
            <table:table-cell office:value-type="string">
              <text:p>(lavare)</text:p>
            </table:table-cell>
            <table:table-cell office:value-type="string">
              <text:p>lavu</text:p>
            </table:table-cell>
            <table:table-cell table:style-name="ce33" office:value-type="string">
              <text:p>wash</text:p>
            </table:table-cell>
            <table:table-cell table:formula="of:=VLOOKUP([.G1307];[MAJ.A$1:MAJ.B$975];2;0)" office:value-type="string" office:string-value="wash">
              <text:p>wash</text:p>
            </table:table-cell>
            <table:table-cell table:number-columns-repeated="1015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office:value-type="string">
              <text:p>(molino)</text:p>
            </table:table-cell>
            <table:table-cell office:value-type="string">
              <text:p>(moulin)</text:p>
            </table:table-cell>
            <table:table-cell office:value-type="string">
              <text:p>(mulino)</text:p>
            </table:table-cell>
            <table:table-cell/>
            <table:table-cell table:style-name="ce33" office:value-type="string">
              <text:p>mill</text:p>
            </table:table-cell>
            <table:table-cell table:formula="of:=VLOOKUP([.G13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office:value-type="string">
              <text:p>(use "emplear")</text:p>
            </table:table-cell>
            <table:table-cell office:value-type="string">
              <text:p>(utilisez 'employ')</text:p>
            </table:table-cell>
            <table:table-cell office:value-type="string">
              <text:p>(usa "impiega")</text:p>
            </table:table-cell>
            <table:table-cell/>
            <table:table-cell table:style-name="ce33" office:value-type="string">
              <text:p>use ‘employ’</text:p>
            </table:table-cell>
            <table:table-cell table:formula="of:=VLOOKUP([.G13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office:value-type="string">
              <text:p>(funcionar)</text:p>
            </table:table-cell>
            <table:table-cell office:value-type="string">
              <text:p>(fonctionner)</text:p>
            </table:table-cell>
            <table:table-cell office:value-type="string">
              <text:p>(operare)</text:p>
            </table:table-cell>
            <table:table-cell/>
            <table:table-cell table:style-name="ce33" office:value-type="string">
              <text:p>operate</text:p>
            </table:table-cell>
            <table:table-cell table:formula="of:=VLOOKUP([.G13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office:value-type="string">
              <text:p>(Tienda)</text:p>
            </table:table-cell>
            <table:table-cell office:value-type="string">
              <text:p>(le magasin)</text:p>
            </table:table-cell>
            <table:table-cell office:value-type="string">
              <text:p>(memorizzare)</text:p>
            </table:table-cell>
            <table:table-cell/>
            <table:table-cell table:style-name="ce33" office:value-type="string">
              <text:p>store</text:p>
            </table:table-cell>
            <table:table-cell table:formula="of:=VLOOKUP([.G13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30"/>
            <table:table-cell table:style-name="ce11" office:value-type="string">
              <text:p><text:s/>artificial substances</text:p>
            </table:table-cell>
            <table:table-cell table:style-name="ce41" table:formula="of:=VLOOKUP([.G1312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office:value-type="string">
              <text:p>(jabón)</text:p>
            </table:table-cell>
            <table:table-cell office:value-type="string">
              <text:p>(savon)</text:p>
            </table:table-cell>
            <table:table-cell office:value-type="string">
              <text:p>(sapone)</text:p>
            </table:table-cell>
            <table:table-cell/>
            <table:table-cell table:style-name="ce33" office:value-type="string">
              <text:p>soap</text:p>
            </table:table-cell>
            <table:table-cell table:formula="of:=VLOOKUP([.G13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office:value-type="string">
              <text:p>(almidón)</text:p>
            </table:table-cell>
            <table:table-cell office:value-type="string">
              <text:p>(amidon)</text:p>
            </table:table-cell>
            <table:table-cell office:value-type="string">
              <text:p>(amido)</text:p>
            </table:table-cell>
            <table:table-cell/>
            <table:table-cell table:style-name="ce33" office:value-type="string">
              <text:p>starch</text:p>
            </table:table-cell>
            <table:table-cell table:formula="of:=VLOOKUP([.G13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.1 Materiales</text:p>
            </table:table-cell>
            <table:table-cell table:style-name="ce7" office:value-type="string">
              <text:p>.1 matériaux</text:p>
            </table:table-cell>
            <table:table-cell table:style-name="ce7" office:value-type="string">
              <text:p>.1 materiali</text:p>
            </table:table-cell>
            <table:table-cell table:style-name="ce30"/>
            <table:table-cell table:style-name="ce11" office:value-type="string">
              <text:p>.1 materials</text:p>
            </table:table-cell>
            <table:table-cell table:style-name="ce41" table:formula="of:=VLOOKUP([.G1315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office:value-type="string">
              <text:p>(vaso)</text:p>
            </table:table-cell>
            <table:table-cell office:value-type="string">
              <text:p>(verre)</text:p>
            </table:table-cell>
            <table:table-cell office:value-type="string">
              <text:p>(bicchiere)</text:p>
            </table:table-cell>
            <table:table-cell/>
            <table:table-cell table:style-name="ce33" office:value-type="string">
              <text:p>glass</text:p>
            </table:table-cell>
            <table:table-cell table:formula="of:=VLOOKUP([.G13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office:value-type="string">
              <text:p>(cerámico)</text:p>
            </table:table-cell>
            <table:table-cell office:value-type="string">
              <text:p>(céramique)</text:p>
            </table:table-cell>
            <table:table-cell office:value-type="string">
              <text:p>(ceramica)</text:p>
            </table:table-cell>
            <table:table-cell/>
            <table:table-cell table:style-name="ce33" office:value-type="string">
              <text:p>ceramic</text:p>
            </table:table-cell>
            <table:table-cell table:formula="of:=VLOOKUP([.G13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office:value-type="string">
              <text:p>(acero)</text:p>
            </table:table-cell>
            <table:table-cell office:value-type="string">
              <text:p>(acier)</text:p>
            </table:table-cell>
            <table:table-cell office:value-type="string">
              <text:p>(acciaio)</text:p>
            </table:table-cell>
            <table:table-cell/>
            <table:table-cell table:style-name="ce33" office:value-type="string">
              <text:p>steel</text:p>
            </table:table-cell>
            <table:table-cell table:formula="of:=VLOOKUP([.G13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office:value-type="string">
              <text:p>(latón)</text:p>
            </table:table-cell>
            <table:table-cell office:value-type="string">
              <text:p>(laiton)</text:p>
            </table:table-cell>
            <table:table-cell office:value-type="string">
              <text:p>(ottone)</text:p>
            </table:table-cell>
            <table:table-cell/>
            <table:table-cell table:style-name="ce33" office:value-type="string">
              <text:p>brass</text:p>
            </table:table-cell>
            <table:table-cell table:formula="of:=VLOOKUP([.G13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office:value-type="string">
              <text:p>(bronce)</text:p>
            </table:table-cell>
            <table:table-cell office:value-type="string">
              <text:p>(bronze)</text:p>
            </table:table-cell>
            <table:table-cell office:value-type="string">
              <text:p>(bronzo)</text:p>
            </table:table-cell>
            <table:table-cell/>
            <table:table-cell table:style-name="ce33" office:value-type="string">
              <text:p>bronze</text:p>
            </table:table-cell>
            <table:table-cell table:formula="of:=VLOOKUP([.G13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office:value-type="string">
              <text:p>(caucho)</text:p>
            </table:table-cell>
            <table:table-cell office:value-type="string">
              <text:p>(caoutchouc)</text:p>
            </table:table-cell>
            <table:table-cell office:value-type="string">
              <text:p>(gomma da cancellare)</text:p>
            </table:table-cell>
            <table:table-cell/>
            <table:table-cell table:style-name="ce33" office:value-type="string">
              <text:p>rubber</text:p>
            </table:table-cell>
            <table:table-cell table:formula="of:=VLOOKUP([.G13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office:value-type="string">
              <text:p>(el plastico)</text:p>
            </table:table-cell>
            <table:table-cell office:value-type="string">
              <text:p>(Plastique)</text:p>
            </table:table-cell>
            <table:table-cell office:value-type="string">
              <text:p>(plastica)</text:p>
            </table:table-cell>
            <table:table-cell/>
            <table:table-cell table:style-name="ce33" office:value-type="string">
              <text:p>plastic</text:p>
            </table:table-cell>
            <table:table-cell table:formula="of:=VLOOKUP([.G13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office:value-type="string">
              <text:p>(paño)</text:p>
            </table:table-cell>
            <table:table-cell office:value-type="string">
              <text:p>(tissu)</text:p>
            </table:table-cell>
            <table:table-cell office:value-type="string">
              <text:p>(stoffa)</text:p>
            </table:table-cell>
            <table:table-cell/>
            <table:table-cell table:style-name="ce33" office:value-type="string">
              <text:p>cloth</text:p>
            </table:table-cell>
            <table:table-cell table:formula="of:=VLOOKUP([.G13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office:value-type="string">
              <text:p>(algodón)</text:p>
            </table:table-cell>
            <table:table-cell office:value-type="string">
              <text:p>(coton)</text:p>
            </table:table-cell>
            <table:table-cell office:value-type="string">
              <text:p>(cotone)</text:p>
            </table:table-cell>
            <table:table-cell/>
            <table:table-cell table:style-name="ce33" office:value-type="string">
              <text:p>cotton</text:p>
            </table:table-cell>
            <table:table-cell table:formula="of:=VLOOKUP([.G13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office:value-type="string">
              <text:p>(lino)</text:p>
            </table:table-cell>
            <table:table-cell office:value-type="string">
              <text:p>(lin)</text:p>
            </table:table-cell>
            <table:table-cell office:value-type="string">
              <text:p>(biancheria)</text:p>
            </table:table-cell>
            <table:table-cell/>
            <table:table-cell table:style-name="ce33" office:value-type="string">
              <text:p>linen</text:p>
            </table:table-cell>
            <table:table-cell table:formula="of:=VLOOKUP([.G13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office:value-type="string">
              <text:p>(seda)</text:p>
            </table:table-cell>
            <table:table-cell office:value-type="string">
              <text:p>(soie)</text:p>
            </table:table-cell>
            <table:table-cell office:value-type="string">
              <text:p>(seta)</text:p>
            </table:table-cell>
            <table:table-cell/>
            <table:table-cell table:style-name="ce33" office:value-type="string">
              <text:p>silk</text:p>
            </table:table-cell>
            <table:table-cell table:formula="of:=VLOOKUP([.G13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office:value-type="string">
              <text:p>(corcho)</text:p>
            </table:table-cell>
            <table:table-cell office:value-type="string">
              <text:p>(Liège)</text:p>
            </table:table-cell>
            <table:table-cell office:value-type="string">
              <text:p>(sughero)</text:p>
            </table:table-cell>
            <table:table-cell/>
            <table:table-cell table:style-name="ce33" office:value-type="string">
              <text:p>cork</text:p>
            </table:table-cell>
            <table:table-cell table:formula="of:=VLOOKUP([.G13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office:value-type="string">
              <text:p>(madera "madera")</text:p>
            </table:table-cell>
            <table:table-cell office:value-type="string">
              <text:p>(bois de sciage)</text:p>
            </table:table-cell>
            <table:table-cell office:value-type="string">
              <text:p>("legname" di legno)</text:p>
            </table:table-cell>
            <table:table-cell/>
            <table:table-cell table:style-name="ce33" office:value-type="string">
              <text:p>wood ‘lumber’</text:p>
            </table:table-cell>
            <table:table-cell table:formula="of:=VLOOKUP([.G13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office:value-type="string">
              <text:p>(piel ‘piel’)</text:p>
            </table:table-cell>
            <table:table-cell office:value-type="string">
              <text:p>(peau ‘peau’)</text:p>
            </table:table-cell>
            <table:table-cell office:value-type="string">
              <text:p>(pelle "pelle")</text:p>
            </table:table-cell>
            <table:table-cell/>
            <table:table-cell table:style-name="ce33" office:value-type="string">
              <text:p>pelt ‘skin’</text:p>
            </table:table-cell>
            <table:table-cell table:formula="of:=VLOOKUP([.G13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office:value-type="string">
              <text:p>(pintar)</text:p>
            </table:table-cell>
            <table:table-cell office:value-type="string">
              <text:p>(peindre)</text:p>
            </table:table-cell>
            <table:table-cell office:value-type="string">
              <text:p>(dipingere)</text:p>
            </table:table-cell>
            <table:table-cell/>
            <table:table-cell table:style-name="ce33" office:value-type="string">
              <text:p>paint</text:p>
            </table:table-cell>
            <table:table-cell table:formula="of:=VLOOKUP([.G13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.2 bebidas</text:p>
            </table:table-cell>
            <table:table-cell table:style-name="ce7" office:value-type="string">
              <text:p>.2 boissons</text:p>
            </table:table-cell>
            <table:table-cell table:style-name="ce7" office:value-type="string">
              <text:p>.2 bevande</text:p>
            </table:table-cell>
            <table:table-cell table:style-name="ce30"/>
            <table:table-cell table:style-name="ce11" office:value-type="string">
              <text:p>.2 beverages</text:p>
            </table:table-cell>
            <table:table-cell table:style-name="ce41" table:formula="of:=VLOOKUP([.G1331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office:value-type="string">
              <text:p>(alcohol)</text:p>
            </table:table-cell>
            <table:table-cell office:value-type="string">
              <text:p>(de l'alcool)</text:p>
            </table:table-cell>
            <table:table-cell office:value-type="string">
              <text:p>(Alcool)</text:p>
            </table:table-cell>
            <table:table-cell/>
            <table:table-cell table:style-name="ce33" office:value-type="string">
              <text:p>alcohol</text:p>
            </table:table-cell>
            <table:table-cell table:formula="of:=VLOOKUP([.G13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office:value-type="string">
              <text:p>(espíritu)</text:p>
            </table:table-cell>
            <table:table-cell office:value-type="string">
              <text:p>(alcool)</text:p>
            </table:table-cell>
            <table:table-cell office:value-type="string">
              <text:p>(liquore)</text:p>
            </table:table-cell>
            <table:table-cell/>
            <table:table-cell table:style-name="ce33" office:value-type="string">
              <text:p>liquor</text:p>
            </table:table-cell>
            <table:table-cell table:formula="of:=VLOOKUP([.G13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office:value-type="string">
              <text:p>(vino)</text:p>
            </table:table-cell>
            <table:table-cell office:value-type="string">
              <text:p>(du vin)</text:p>
            </table:table-cell>
            <table:table-cell office:value-type="string">
              <text:p>(vino)</text:p>
            </table:table-cell>
            <table:table-cell/>
            <table:table-cell table:style-name="ce33" office:value-type="string">
              <text:p>wine</text:p>
            </table:table-cell>
            <table:table-cell table:formula="of:=VLOOKUP([.G13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office:value-type="string">
              <text:p>(cerveza)</text:p>
            </table:table-cell>
            <table:table-cell office:value-type="string">
              <text:p>(Bière)</text:p>
            </table:table-cell>
            <table:table-cell office:value-type="string">
              <text:p>(birra)</text:p>
            </table:table-cell>
            <table:table-cell/>
            <table:table-cell table:style-name="ce33" office:value-type="string">
              <text:p>beer</text:p>
            </table:table-cell>
            <table:table-cell table:formula="of:=VLOOKUP([.G13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office:value-type="string">
              <text:p>(jugo)</text:p>
            </table:table-cell>
            <table:table-cell office:value-type="string">
              <text:p>(jus)</text:p>
            </table:table-cell>
            <table:table-cell office:value-type="string">
              <text:p>(succo)</text:p>
            </table:table-cell>
            <table:table-cell/>
            <table:table-cell table:style-name="ce33" office:value-type="string">
              <text:p>juice</text:p>
            </table:table-cell>
            <table:table-cell table:formula="of:=VLOOKUP([.G13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office:value-type="string">
              <text:p>(soda)</text:p>
            </table:table-cell>
            <table:table-cell office:value-type="string">
              <text:p>(un soda)</text:p>
            </table:table-cell>
            <table:table-cell office:value-type="string">
              <text:p>(bibita)</text:p>
            </table:table-cell>
            <table:table-cell/>
            <table:table-cell table:style-name="ce33" office:value-type="string">
              <text:p>soda</text:p>
            </table:table-cell>
            <table:table-cell table:formula="of:=VLOOKUP([.G13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number-columns-repeated="2" office:value-type="string">
              <text:p>(café)</text:p>
            </table:table-cell>
            <table:table-cell office:value-type="string">
              <text:p>(caffè)</text:p>
            </table:table-cell>
            <table:table-cell/>
            <table:table-cell table:style-name="ce33" office:value-type="string">
              <text:p>coffee</text:p>
            </table:table-cell>
            <table:table-cell table:formula="of:=VLOOKUP([.G13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office:value-type="string">
              <text:p>(té)</text:p>
            </table:table-cell>
            <table:table-cell office:value-type="string">
              <text:p>(thé)</text:p>
            </table:table-cell>
            <table:table-cell office:value-type="string">
              <text:p>(tè)</text:p>
            </table:table-cell>
            <table:table-cell/>
            <table:table-cell table:style-name="ce33" office:value-type="string">
              <text:p>tea</text:p>
            </table:table-cell>
            <table:table-cell table:formula="of:=VLOOKUP([.G13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.3 alimentos</text:p>
            </table:table-cell>
            <table:table-cell table:style-name="ce7" office:value-type="string">
              <text:p>.3 aliments</text:p>
            </table:table-cell>
            <table:table-cell table:style-name="ce7" office:value-type="string">
              <text:p>.3 alimenti</text:p>
            </table:table-cell>
            <table:table-cell table:style-name="ce30"/>
            <table:table-cell table:style-name="ce11" office:value-type="string">
              <text:p>.3 foods</text:p>
            </table:table-cell>
            <table:table-cell table:style-name="ce41" table:formula="of:=VLOOKUP([.G1340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office:value-type="string">
              <text:p>(comida)</text:p>
            </table:table-cell>
            <table:table-cell office:value-type="string">
              <text:p>(repas)</text:p>
            </table:table-cell>
            <table:table-cell office:value-type="string">
              <text:p>(pasto)</text:p>
            </table:table-cell>
            <table:table-cell/>
            <table:table-cell table:style-name="ce33" office:value-type="string">
              <text:p>meal</text:p>
            </table:table-cell>
            <table:table-cell table:formula="of:=VLOOKUP([.G13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office:value-type="string">
              <text:p>(carne ‘carne’)</text:p>
            </table:table-cell>
            <table:table-cell office:value-type="string">
              <text:p>(viande ‘chair’)</text:p>
            </table:table-cell>
            <table:table-cell office:value-type="string">
              <text:p>(carne "carne")</text:p>
            </table:table-cell>
            <table:table-cell/>
            <table:table-cell table:style-name="ce33" office:value-type="string">
              <text:p>meat ‘flesh’</text:p>
            </table:table-cell>
            <table:table-cell table:formula="of:=VLOOKUP([.G13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office:value-type="string">
              <text:p>(grasa)</text:p>
            </table:table-cell>
            <table:table-cell office:value-type="string">
              <text:p>(graisse)</text:p>
            </table:table-cell>
            <table:table-cell office:value-type="string">
              <text:p>(Grasso)</text:p>
            </table:table-cell>
            <table:table-cell/>
            <table:table-cell table:style-name="ce33" office:value-type="string">
              <text:p>grease</text:p>
            </table:table-cell>
            <table:table-cell table:formula="of:=VLOOKUP([.G13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office:value-type="string">
              <text:p>(leche "láctica")</text:p>
            </table:table-cell>
            <table:table-cell office:value-type="string">
              <text:p>(lait ‘lactique’)</text:p>
            </table:table-cell>
            <table:table-cell office:value-type="string">
              <text:p>(latte "lattico")</text:p>
            </table:table-cell>
            <table:table-cell/>
            <table:table-cell table:style-name="ce33" office:value-type="string">
              <text:p>milk ‘lactic’</text:p>
            </table:table-cell>
            <table:table-cell table:formula="of:=VLOOKUP([.G13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office:value-type="string">
              <text:p>(crema)</text:p>
            </table:table-cell>
            <table:table-cell office:value-type="string">
              <text:p>(crème)</text:p>
            </table:table-cell>
            <table:table-cell office:value-type="string">
              <text:p>(crema)</text:p>
            </table:table-cell>
            <table:table-cell/>
            <table:table-cell table:style-name="ce33" office:value-type="string">
              <text:p>cream</text:p>
            </table:table-cell>
            <table:table-cell table:formula="of:=VLOOKUP([.G13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office:value-type="string">
              <text:p>(mantequilla)</text:p>
            </table:table-cell>
            <table:table-cell office:value-type="string">
              <text:p>(beurre)</text:p>
            </table:table-cell>
            <table:table-cell office:value-type="string">
              <text:p>(burro)</text:p>
            </table:table-cell>
            <table:table-cell/>
            <table:table-cell table:style-name="ce33" office:value-type="string">
              <text:p>butter</text:p>
            </table:table-cell>
            <table:table-cell table:formula="of:=VLOOKUP([.G13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office:value-type="string">
              <text:p>(queso)</text:p>
            </table:table-cell>
            <table:table-cell office:value-type="string">
              <text:p>(fromage)</text:p>
            </table:table-cell>
            <table:table-cell office:value-type="string">
              <text:p>(formaggio)</text:p>
            </table:table-cell>
            <table:table-cell/>
            <table:table-cell table:style-name="ce33" office:value-type="string">
              <text:p>cheese</text:p>
            </table:table-cell>
            <table:table-cell table:formula="of:=VLOOKUP([.G13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office:value-type="string">
              <text:p>(azúcar "sacarosa")</text:p>
            </table:table-cell>
            <table:table-cell office:value-type="string">
              <text:p>(sucre «saccharose»)</text:p>
            </table:table-cell>
            <table:table-cell office:value-type="string">
              <text:p>(zucchero "saccarosio")</text:p>
            </table:table-cell>
            <table:table-cell/>
            <table:table-cell table:style-name="ce33" office:value-type="string">
              <text:p>sugar ‘sucrose’</text:p>
            </table:table-cell>
            <table:table-cell table:formula="of:=VLOOKUP([.G13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office:value-type="string">
              <text:p>(chocolate)</text:p>
            </table:table-cell>
            <table:table-cell office:value-type="string">
              <text:p>(Chocolat)</text:p>
            </table:table-cell>
            <table:table-cell office:value-type="string">
              <text:p>(cioccolato)</text:p>
            </table:table-cell>
            <table:table-cell/>
            <table:table-cell table:style-name="ce33" office:value-type="string">
              <text:p>chocolate</text:p>
            </table:table-cell>
            <table:table-cell table:formula="of:=VLOOKUP([.G13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office:value-type="string">
              <text:p>(pan de molde)</text:p>
            </table:table-cell>
            <table:table-cell office:value-type="string">
              <text:p>(pain)</text:p>
            </table:table-cell>
            <table:table-cell office:value-type="string">
              <text:p>(pane)</text:p>
            </table:table-cell>
            <table:table-cell office:value-type="string">
              <text:p>pana</text:p>
            </table:table-cell>
            <table:table-cell table:style-name="ce33" office:value-type="string">
              <text:p>bread</text:p>
            </table:table-cell>
            <table:table-cell table:formula="of:=VLOOKUP([.G1350];[MAJ.A$1:MAJ.B$975];2;0)" office:value-type="string" office:string-value="bread">
              <text:p>bread</text:p>
            </table:table-cell>
            <table:table-cell table:number-columns-repeated="1015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office:value-type="string">
              <text:p>(ensalada)</text:p>
            </table:table-cell>
            <table:table-cell office:value-type="string">
              <text:p>(salade)</text:p>
            </table:table-cell>
            <table:table-cell office:value-type="string">
              <text:p>(insalata)</text:p>
            </table:table-cell>
            <table:table-cell/>
            <table:table-cell table:style-name="ce33" office:value-type="string">
              <text:p>salad</text:p>
            </table:table-cell>
            <table:table-cell table:formula="of:=VLOOKUP([.G13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office:value-type="string">
              <text:p>(salsa)</text:p>
            </table:table-cell>
            <table:table-cell office:value-type="string">
              <text:p>(sauce)</text:p>
            </table:table-cell>
            <table:table-cell office:value-type="string">
              <text:p>(salsa)</text:p>
            </table:table-cell>
            <table:table-cell/>
            <table:table-cell table:style-name="ce33" office:value-type="string">
              <text:p>sauce</text:p>
            </table:table-cell>
            <table:table-cell table:formula="of:=VLOOKUP([.G13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office:value-type="string">
              <text:p>(sopa "estofado")</text:p>
            </table:table-cell>
            <table:table-cell office:value-type="string">
              <text:p>(ragoût de soupe)</text:p>
            </table:table-cell>
            <table:table-cell office:value-type="string">
              <text:p>(zuppa "stufato")</text:p>
            </table:table-cell>
            <table:table-cell/>
            <table:table-cell table:style-name="ce33" office:value-type="string">
              <text:p>soup ‘stew’</text:p>
            </table:table-cell>
            <table:table-cell table:formula="of:=VLOOKUP([.G13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office:value-type="string">
              <text:p>(Condimento)</text:p>
            </table:table-cell>
            <table:table-cell office:value-type="string">
              <text:p>(assaisonnement)</text:p>
            </table:table-cell>
            <table:table-cell office:value-type="string">
              <text:p>(stagionatura)</text:p>
            </table:table-cell>
            <table:table-cell/>
            <table:table-cell table:style-name="ce33" office:value-type="string">
              <text:p>seasoning</text:p>
            </table:table-cell>
            <table:table-cell table:formula="of:=VLOOKUP([.G13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office:value-type="string">
              <text:p>(cigarro)</text:p>
            </table:table-cell>
            <table:table-cell office:value-type="string">
              <text:p>(cigare)</text:p>
            </table:table-cell>
            <table:table-cell office:value-type="string">
              <text:p>(sigaro)</text:p>
            </table:table-cell>
            <table:table-cell/>
            <table:table-cell table:style-name="ce33" office:value-type="string">
              <text:p>cigar</text:p>
            </table:table-cell>
            <table:table-cell table:formula="of:=VLOOKUP([.G13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30"/>
            <table:table-cell table:style-name="ce11" office:value-type="string">
              <text:p><text:s/>artifacts</text:p>
            </table:table-cell>
            <table:table-cell table:style-name="ce41" table:formula="of:=VLOOKUP([.G1356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office:value-type="string">
              <text:p>(artefacto)</text:p>
            </table:table-cell>
            <table:table-cell office:value-type="string">
              <text:p>(artefact)</text:p>
            </table:table-cell>
            <table:table-cell office:value-type="string">
              <text:p>(artefatto)</text:p>
            </table:table-cell>
            <table:table-cell/>
            <table:table-cell table:style-name="ce33" office:value-type="string">
              <text:p>artifact</text:p>
            </table:table-cell>
            <table:table-cell table:formula="of:=VLOOKUP([.G13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0">
              <text:p>1360</text:p>
            </table:table-cell>
            <table:table-cell office:value-type="float" office:value="13">
              <text:p>13</text:p>
            </table:table-cell>
            <table:table-cell office:value-type="string">
              <text:p>**13.</text:p>
            </table:table-cell>
            <table:table-cell office:value-type="string">
              <text:p>.1 Herramientas, dispositivos</text:p>
            </table:table-cell>
            <table:table-cell office:value-type="string">
              <text:p>.1 outils, appareils</text:p>
            </table:table-cell>
            <table:table-cell office:value-type="string">
              <text:p>.1 strumenti, dispositivi</text:p>
            </table:table-cell>
            <table:table-cell/>
            <table:table-cell table:style-name="ce33" office:value-type="string">
              <text:p>.1 tools, devices</text:p>
            </table:table-cell>
            <table:table-cell table:formula="of:=VLOOKUP([.G13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office:value-type="string">
              <text:p>(herramienta)</text:p>
            </table:table-cell>
            <table:table-cell office:value-type="string">
              <text:p>(outil)</text:p>
            </table:table-cell>
            <table:table-cell office:value-type="string">
              <text:p>(attrezzo)</text:p>
            </table:table-cell>
            <table:table-cell/>
            <table:table-cell table:style-name="ce33" office:value-type="string">
              <text:p>tool</text:p>
            </table:table-cell>
            <table:table-cell table:formula="of:=VLOOKUP([.G13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office:value-type="string">
              <text:p>(martillo)</text:p>
            </table:table-cell>
            <table:table-cell office:value-type="string">
              <text:p>(marteau)</text:p>
            </table:table-cell>
            <table:table-cell office:value-type="string">
              <text:p>(martello)</text:p>
            </table:table-cell>
            <table:table-cell/>
            <table:table-cell table:style-name="ce33" office:value-type="string">
              <text:p>hammer</text:p>
            </table:table-cell>
            <table:table-cell table:formula="of:=VLOOKUP([.G13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office:value-type="string">
              <text:p>(uña)</text:p>
            </table:table-cell>
            <table:table-cell office:value-type="string">
              <text:p>(clou)</text:p>
            </table:table-cell>
            <table:table-cell office:value-type="string">
              <text:p>(chiodo)</text:p>
            </table:table-cell>
            <table:table-cell/>
            <table:table-cell table:style-name="ce33" office:value-type="string">
              <text:p>nail</text:p>
            </table:table-cell>
            <table:table-cell table:formula="of:=VLOOKUP([.G13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office:value-type="string">
              <text:p>(alfiler)</text:p>
            </table:table-cell>
            <table:table-cell office:value-type="string">
              <text:p>(épingle)</text:p>
            </table:table-cell>
            <table:table-cell office:value-type="string">
              <text:p>(Pin)</text:p>
            </table:table-cell>
            <table:table-cell/>
            <table:table-cell table:style-name="ce33" office:value-type="string">
              <text:p>pin</text:p>
            </table:table-cell>
            <table:table-cell table:formula="of:=VLOOKUP([.G13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office:value-type="string">
              <text:p>(cepillo)</text:p>
            </table:table-cell>
            <table:table-cell office:value-type="string">
              <text:p>(brosse)</text:p>
            </table:table-cell>
            <table:table-cell office:value-type="string">
              <text:p>(spazzola)</text:p>
            </table:table-cell>
            <table:table-cell/>
            <table:table-cell table:style-name="ce33" office:value-type="string">
              <text:p>brush</text:p>
            </table:table-cell>
            <table:table-cell table:formula="of:=VLOOKUP([.G13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office:value-type="string">
              <text:p>(espada)</text:p>
            </table:table-cell>
            <table:table-cell office:value-type="string">
              <text:p>(lame)</text:p>
            </table:table-cell>
            <table:table-cell office:value-type="string">
              <text:p>(lama)</text:p>
            </table:table-cell>
            <table:table-cell/>
            <table:table-cell table:style-name="ce33" office:value-type="string">
              <text:p>blade</text:p>
            </table:table-cell>
            <table:table-cell table:formula="of:=VLOOKUP([.G13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office:value-type="string">
              <text:p>(pala)</text:p>
            </table:table-cell>
            <table:table-cell office:value-type="string">
              <text:p>(pelle)</text:p>
            </table:table-cell>
            <table:table-cell office:value-type="string">
              <text:p>(pala)</text:p>
            </table:table-cell>
            <table:table-cell/>
            <table:table-cell table:style-name="ce33" office:value-type="string">
              <text:p>shovel</text:p>
            </table:table-cell>
            <table:table-cell table:formula="of:=VLOOKUP([.G13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office:value-type="string">
              <text:p>(cuchillo)</text:p>
            </table:table-cell>
            <table:table-cell office:value-type="string">
              <text:p>(couteau)</text:p>
            </table:table-cell>
            <table:table-cell office:value-type="string">
              <text:p>(coltello)</text:p>
            </table:table-cell>
            <table:table-cell/>
            <table:table-cell table:style-name="ce33" office:value-type="string">
              <text:p>knife</text:p>
            </table:table-cell>
            <table:table-cell table:formula="of:=VLOOKUP([.G13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office:value-type="string">
              <text:p>(tijeras)</text:p>
            </table:table-cell>
            <table:table-cell office:value-type="string">
              <text:p>(cisailles)</text:p>
            </table:table-cell>
            <table:table-cell office:value-type="string">
              <text:p>(cesoie)</text:p>
            </table:table-cell>
            <table:table-cell/>
            <table:table-cell table:style-name="ce33" office:value-type="string">
              <text:p>shears</text:p>
            </table:table-cell>
            <table:table-cell table:formula="of:=VLOOKUP([.G13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office:value-type="string">
              <text:p>(tornillo)</text:p>
            </table:table-cell>
            <table:table-cell office:value-type="string">
              <text:p>(vis)</text:p>
            </table:table-cell>
            <table:table-cell office:value-type="string">
              <text:p>(vite)</text:p>
            </table:table-cell>
            <table:table-cell/>
            <table:table-cell table:style-name="ce33" office:value-type="string">
              <text:p>screw</text:p>
            </table:table-cell>
            <table:table-cell table:formula="of:=VLOOKUP([.G13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office:value-type="string">
              <text:p>(peine)</text:p>
            </table:table-cell>
            <table:table-cell office:value-type="string">
              <text:p>(peigne)</text:p>
            </table:table-cell>
            <table:table-cell office:value-type="string">
              <text:p>(pettine)</text:p>
            </table:table-cell>
            <table:table-cell/>
            <table:table-cell table:style-name="ce33" office:value-type="string">
              <text:p>comb</text:p>
            </table:table-cell>
            <table:table-cell table:formula="of:=VLOOKUP([.G13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office:value-type="string">
              <text:p>(lápiz)</text:p>
            </table:table-cell>
            <table:table-cell office:value-type="string">
              <text:p>(crayon)</text:p>
            </table:table-cell>
            <table:table-cell office:value-type="string">
              <text:p>(matita)</text:p>
            </table:table-cell>
            <table:table-cell/>
            <table:table-cell table:style-name="ce33" office:value-type="string">
              <text:p>pencil</text:p>
            </table:table-cell>
            <table:table-cell table:formula="of:=VLOOKUP([.G13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office:value-type="string">
              <text:p>(bolígrafo)</text:p>
            </table:table-cell>
            <table:table-cell office:value-type="string">
              <text:p>(stylo)</text:p>
            </table:table-cell>
            <table:table-cell office:value-type="string">
              <text:p>(penna)</text:p>
            </table:table-cell>
            <table:table-cell/>
            <table:table-cell table:style-name="ce33" office:value-type="string">
              <text:p>pen</text:p>
            </table:table-cell>
            <table:table-cell table:formula="of:=VLOOKUP([.G13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office:value-type="string">
              <text:p>(tinta)</text:p>
            </table:table-cell>
            <table:table-cell office:value-type="string">
              <text:p>(encre)</text:p>
            </table:table-cell>
            <table:table-cell office:value-type="string">
              <text:p>(inchiostro)</text:p>
            </table:table-cell>
            <table:table-cell/>
            <table:table-cell table:style-name="ce33" office:value-type="string">
              <text:p>ink</text:p>
            </table:table-cell>
            <table:table-cell table:formula="of:=VLOOKUP([.G13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office:value-type="string">
              <text:p>("página" en papel)</text:p>
            </table:table-cell>
            <table:table-cell office:value-type="string">
              <text:p>(page papier)</text:p>
            </table:table-cell>
            <table:table-cell office:value-type="string">
              <text:p>("pagina" cartacea)</text:p>
            </table:table-cell>
            <table:table-cell/>
            <table:table-cell table:style-name="ce33" office:value-type="string">
              <text:p>paper ‘page’</text:p>
            </table:table-cell>
            <table:table-cell table:formula="of:=VLOOKUP([.G13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office:value-type="string">
              <text:p>(cuchara)</text:p>
            </table:table-cell>
            <table:table-cell office:value-type="string">
              <text:p>(cuillère)</text:p>
            </table:table-cell>
            <table:table-cell office:value-type="string">
              <text:p>(cucchiaio)</text:p>
            </table:table-cell>
            <table:table-cell/>
            <table:table-cell table:style-name="ce33" office:value-type="string">
              <text:p>spoon</text:p>
            </table:table-cell>
            <table:table-cell table:formula="of:=VLOOKUP([.G13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office:value-type="string">
              <text:p>(tenedor)</text:p>
            </table:table-cell>
            <table:table-cell office:value-type="string">
              <text:p>(fourchette)</text:p>
            </table:table-cell>
            <table:table-cell office:value-type="string">
              <text:p>(forchetta)</text:p>
            </table:table-cell>
            <table:table-cell/>
            <table:table-cell table:style-name="ce33" office:value-type="string">
              <text:p>fork</text:p>
            </table:table-cell>
            <table:table-cell table:formula="of:=VLOOKUP([.G13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office:value-type="string">
              <text:p>(partido)</text:p>
            </table:table-cell>
            <table:table-cell office:value-type="string">
              <text:p>(rencontre)</text:p>
            </table:table-cell>
            <table:table-cell office:value-type="string">
              <text:p>(incontro)</text:p>
            </table:table-cell>
            <table:table-cell/>
            <table:table-cell table:style-name="ce33" office:value-type="string">
              <text:p>match</text:p>
            </table:table-cell>
            <table:table-cell table:formula="of:=VLOOKUP([.G13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office:value-type="string">
              <text:p>(campana)</text:p>
            </table:table-cell>
            <table:table-cell office:value-type="string">
              <text:p>(cloche)</text:p>
            </table:table-cell>
            <table:table-cell office:value-type="string">
              <text:p>(campana)</text:p>
            </table:table-cell>
            <table:table-cell office:value-type="string">
              <text:p>koxa</text:p>
            </table:table-cell>
            <table:table-cell table:style-name="ce33" office:value-type="string">
              <text:p>bell</text:p>
            </table:table-cell>
            <table:table-cell table:formula="of:=VLOOKUP([.G1377];[MAJ.A$1:MAJ.B$975];2;0)" office:value-type="string" office:string-value="bell">
              <text:p>bell</text:p>
            </table:table-cell>
            <table:table-cell table:number-columns-repeated="1015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office:value-type="string">
              <text:p>(bandera ‘banner’)</text:p>
            </table:table-cell>
            <table:table-cell office:value-type="string">
              <text:p>(drapeau ‘bannière’)</text:p>
            </table:table-cell>
            <table:table-cell office:value-type="string">
              <text:p>(contrassegna "banner")</text:p>
            </table:table-cell>
            <table:table-cell/>
            <table:table-cell table:style-name="ce33" office:value-type="string">
              <text:p>flag ‘banner’</text:p>
            </table:table-cell>
            <table:table-cell table:formula="of:=VLOOKUP([.G13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office:value-type="string">
              <text:p>(estera)</text:p>
            </table:table-cell>
            <table:table-cell office:value-type="string">
              <text:p>(tapis)</text:p>
            </table:table-cell>
            <table:table-cell office:value-type="string">
              <text:p>(stuoia)</text:p>
            </table:table-cell>
            <table:table-cell/>
            <table:table-cell table:style-name="ce33" office:value-type="string">
              <text:p>mat</text:p>
            </table:table-cell>
            <table:table-cell table:formula="of:=VLOOKUP([.G13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office:value-type="string">
              <text:p>(red)</text:p>
            </table:table-cell>
            <table:table-cell office:value-type="string">
              <text:p>(net)</text:p>
            </table:table-cell>
            <table:table-cell office:value-type="string">
              <text:p>(netto)</text:p>
            </table:table-cell>
            <table:table-cell/>
            <table:table-cell table:style-name="ce33" office:value-type="string">
              <text:p>net</text:p>
            </table:table-cell>
            <table:table-cell table:formula="of:=VLOOKUP([.G13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office:value-type="string">
              <text:p>(cortina)</text:p>
            </table:table-cell>
            <table:table-cell office:value-type="string">
              <text:p>(rideau)</text:p>
            </table:table-cell>
            <table:table-cell office:value-type="string">
              <text:p>(tenda)</text:p>
            </table:table-cell>
            <table:table-cell/>
            <table:table-cell table:style-name="ce33" office:value-type="string">
              <text:p>curtain</text:p>
            </table:table-cell>
            <table:table-cell table:formula="of:=VLOOKUP([.G13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2</text:p>
            </table:table-cell>
            <table:table-cell table:style-name="ce7" office:value-type="string">
              <text:p>.2 Contenedores</text:p>
            </table:table-cell>
            <table:table-cell table:style-name="ce7" office:value-type="string">
              <text:p>.2 conteneurs</text:p>
            </table:table-cell>
            <table:table-cell table:style-name="ce7" office:value-type="string">
              <text:p>.2 contenitori</text:p>
            </table:table-cell>
            <table:table-cell table:style-name="ce30"/>
            <table:table-cell table:style-name="ce11" office:value-type="string">
              <text:p>.2 containers</text:p>
            </table:table-cell>
            <table:table-cell table:style-name="ce41" table:formula="of:=VLOOKUP([.G1382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office:value-type="string">
              <text:p>(cajón)</text:p>
            </table:table-cell>
            <table:table-cell office:value-type="string">
              <text:p>(tiroir)</text:p>
            </table:table-cell>
            <table:table-cell office:value-type="string">
              <text:p>(cassetto)</text:p>
            </table:table-cell>
            <table:table-cell/>
            <table:table-cell table:style-name="ce33" office:value-type="string">
              <text:p>drawer</text:p>
            </table:table-cell>
            <table:table-cell table:formula="of:=VLOOKUP([.G13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office:value-type="string">
              <text:p>(Cubeta)</text:p>
            </table:table-cell>
            <table:table-cell office:value-type="string">
              <text:p>(seau)</text:p>
            </table:table-cell>
            <table:table-cell office:value-type="string">
              <text:p>(secchio)</text:p>
            </table:table-cell>
            <table:table-cell/>
            <table:table-cell table:style-name="ce33" office:value-type="string">
              <text:p>bucket</text:p>
            </table:table-cell>
            <table:table-cell table:formula="of:=VLOOKUP([.G13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office:value-type="string">
              <text:p>(botella)</text:p>
            </table:table-cell>
            <table:table-cell office:value-type="string">
              <text:p>(bouteille)</text:p>
            </table:table-cell>
            <table:table-cell office:value-type="string">
              <text:p>(bottiglia)</text:p>
            </table:table-cell>
            <table:table-cell/>
            <table:table-cell table:style-name="ce33" office:value-type="string">
              <text:p>bottle</text:p>
            </table:table-cell>
            <table:table-cell table:formula="of:=VLOOKUP([.G13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office:value-type="string">
              <text:p>(casilla "tronco")</text:p>
            </table:table-cell>
            <table:table-cell office:value-type="string">
              <text:p>(case ‘trunk’)</text:p>
            </table:table-cell>
            <table:table-cell office:value-type="string">
              <text:p>(casella "tronco")</text:p>
            </table:table-cell>
            <table:table-cell/>
            <table:table-cell table:style-name="ce33" office:value-type="string">
              <text:p>box ‘trunk’</text:p>
            </table:table-cell>
            <table:table-cell table:formula="of:=VLOOKUP([.G13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office:value-type="string">
              <text:p>(puede)</text:p>
            </table:table-cell>
            <table:table-cell office:value-type="string">
              <text:p>(pouvez)</text:p>
            </table:table-cell>
            <table:table-cell office:value-type="string">
              <text:p>(può)</text:p>
            </table:table-cell>
            <table:table-cell office:value-type="string">
              <text:p>povo</text:p>
            </table:table-cell>
            <table:table-cell table:style-name="ce33" office:value-type="string">
              <text:p>can</text:p>
            </table:table-cell>
            <table:table-cell table:formula="of:=VLOOKUP([.G13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office:value-type="string">
              <text:p>(saco)</text:p>
            </table:table-cell>
            <table:table-cell office:value-type="string">
              <text:p>(sac)</text:p>
            </table:table-cell>
            <table:table-cell office:value-type="string">
              <text:p>(sacco)</text:p>
            </table:table-cell>
            <table:table-cell/>
            <table:table-cell table:style-name="ce33" office:value-type="string">
              <text:p>sack</text:p>
            </table:table-cell>
            <table:table-cell table:formula="of:=VLOOKUP([.G13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office:value-type="string">
              <text:p>(taza)</text:p>
            </table:table-cell>
            <table:table-cell office:value-type="string">
              <text:p>(Coupe)</text:p>
            </table:table-cell>
            <table:table-cell office:value-type="string">
              <text:p>(tazza)</text:p>
            </table:table-cell>
            <table:table-cell/>
            <table:table-cell table:style-name="ce33" office:value-type="string">
              <text:p>cup</text:p>
            </table:table-cell>
            <table:table-cell table:formula="of:=VLOOKUP([.G13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office:value-type="string">
              <text:p>(cesta)</text:p>
            </table:table-cell>
            <table:table-cell office:value-type="string">
              <text:p>(panier)</text:p>
            </table:table-cell>
            <table:table-cell office:value-type="string">
              <text:p>(cestino)</text:p>
            </table:table-cell>
            <table:table-cell/>
            <table:table-cell table:style-name="ce33" office:value-type="string">
              <text:p>basket</text:p>
            </table:table-cell>
            <table:table-cell table:formula="of:=VLOOKUP([.G13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office:value-type="string">
              <text:p>(maceta)</text:p>
            </table:table-cell>
            <table:table-cell office:value-type="string">
              <text:p>(pot)</text:p>
            </table:table-cell>
            <table:table-cell office:value-type="string">
              <text:p>(Pot)</text:p>
            </table:table-cell>
            <table:table-cell/>
            <table:table-cell table:style-name="ce33" office:value-type="string">
              <text:p>pot</text:p>
            </table:table-cell>
            <table:table-cell table:formula="of:=VLOOKUP([.G13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office:value-type="string">
              <text:p>(bandeja ‘bandeja, plato’)</text:p>
            </table:table-cell>
            <table:table-cell office:value-type="string">
              <text:p>(plateau ‘pan, plateau’)</text:p>
            </table:table-cell>
            <table:table-cell office:value-type="string">
              <text:p>(vassoio "teglia, piatto")</text:p>
            </table:table-cell>
            <table:table-cell/>
            <table:table-cell table:style-name="ce33" office:value-type="string">
              <text:p>tray ‘pan, platter’</text:p>
            </table:table-cell>
            <table:table-cell table:formula="of:=VLOOKUP([.G13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office:value-type="string">
              <text:p>(plato "plato")</text:p>
            </table:table-cell>
            <table:table-cell office:value-type="string">
              <text:p>(assiette)</text:p>
            </table:table-cell>
            <table:table-cell office:value-type="string">
              <text:p>(piastra "piatto")</text:p>
            </table:table-cell>
            <table:table-cell/>
            <table:table-cell table:style-name="ce33" office:value-type="string">
              <text:p>plate ‘platter’</text:p>
            </table:table-cell>
            <table:table-cell table:formula="of:=VLOOKUP([.G13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office:value-type="string">
              <text:p>(pan)</text:p>
            </table:table-cell>
            <table:table-cell office:value-type="string">
              <text:p>(la poêle)</text:p>
            </table:table-cell>
            <table:table-cell office:value-type="string">
              <text:p>(Pan)</text:p>
            </table:table-cell>
            <table:table-cell/>
            <table:table-cell table:style-name="ce33" office:value-type="string">
              <text:p>pan</text:p>
            </table:table-cell>
            <table:table-cell table:formula="of:=VLOOKUP([.G13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3</text:p>
            </table:table-cell>
            <table:table-cell table:style-name="ce7" office:value-type="string">
              <text:p>.3 Máquinas, aparatos</text:p>
            </table:table-cell>
            <table:table-cell table:style-name="ce7" office:value-type="string">
              <text:p>.3 machines, appareils</text:p>
            </table:table-cell>
            <table:table-cell table:style-name="ce7" office:value-type="string">
              <text:p>.3 macchine, apparecchi</text:p>
            </table:table-cell>
            <table:table-cell table:style-name="ce30"/>
            <table:table-cell table:style-name="ce11" office:value-type="string">
              <text:p>.3 machines, apparatus</text:p>
            </table:table-cell>
            <table:table-cell table:style-name="ce41" table:formula="of:=VLOOKUP([.G1395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office:value-type="string">
              <text:p>(máquina)</text:p>
            </table:table-cell>
            <table:table-cell office:value-type="string">
              <text:p>(machine)</text:p>
            </table:table-cell>
            <table:table-cell office:value-type="string">
              <text:p>(macchina)</text:p>
            </table:table-cell>
            <table:table-cell/>
            <table:table-cell table:style-name="ce33" office:value-type="string">
              <text:p>machine</text:p>
            </table:table-cell>
            <table:table-cell table:formula="of:=VLOOKUP([.G13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office:value-type="string">
              <text:p>(aparato)</text:p>
            </table:table-cell>
            <table:table-cell office:value-type="string">
              <text:p>(appareil)</text:p>
            </table:table-cell>
            <table:table-cell office:value-type="string">
              <text:p>(Apparecchio)</text:p>
            </table:table-cell>
            <table:table-cell/>
            <table:table-cell table:style-name="ce33" office:value-type="string">
              <text:p>apparatus</text:p>
            </table:table-cell>
            <table:table-cell table:formula="of:=VLOOKUP([.G13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office:value-type="string">
              <text:p>(motor)</text:p>
            </table:table-cell>
            <table:table-cell office:value-type="string">
              <text:p>(moteur)</text:p>
            </table:table-cell>
            <table:table-cell office:value-type="string">
              <text:p>(il motore)</text:p>
            </table:table-cell>
            <table:table-cell/>
            <table:table-cell table:style-name="ce33" office:value-type="string">
              <text:p>motor</text:p>
            </table:table-cell>
            <table:table-cell table:formula="of:=VLOOKUP([.G13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office:value-type="string">
              <text:p>(combustible)</text:p>
            </table:table-cell>
            <table:table-cell office:value-type="string">
              <text:p>(carburant)</text:p>
            </table:table-cell>
            <table:table-cell office:value-type="string">
              <text:p>(carburante)</text:p>
            </table:table-cell>
            <table:table-cell/>
            <table:table-cell table:style-name="ce33" office:value-type="string">
              <text:p>fuel</text:p>
            </table:table-cell>
            <table:table-cell table:formula="of:=VLOOKUP([.G13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office:value-type="string">
              <text:p>(bomba)</text:p>
            </table:table-cell>
            <table:table-cell office:value-type="string">
              <text:p>(pompe)</text:p>
            </table:table-cell>
            <table:table-cell office:value-type="string">
              <text:p>(pompa)</text:p>
            </table:table-cell>
            <table:table-cell/>
            <table:table-cell table:style-name="ce33" office:value-type="string">
              <text:p>pump</text:p>
            </table:table-cell>
            <table:table-cell table:formula="of:=VLOOKUP([.G14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office:value-type="string">
              <text:p>(horno)</text:p>
            </table:table-cell>
            <table:table-cell office:value-type="string">
              <text:p>(four)</text:p>
            </table:table-cell>
            <table:table-cell office:value-type="string">
              <text:p>(forno)</text:p>
            </table:table-cell>
            <table:table-cell/>
            <table:table-cell table:style-name="ce33" office:value-type="string">
              <text:p>oven</text:p>
            </table:table-cell>
            <table:table-cell table:formula="of:=VLOOKUP([.G14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office:value-type="string">
              <text:p>(arma ‘brazos’)</text:p>
            </table:table-cell>
            <table:table-cell office:value-type="string">
              <text:p>(armes)</text:p>
            </table:table-cell>
            <table:table-cell office:value-type="string">
              <text:p>(armi "armi")</text:p>
            </table:table-cell>
            <table:table-cell/>
            <table:table-cell table:style-name="ce33" office:value-type="string">
              <text:p>weapon ‘arms’</text:p>
            </table:table-cell>
            <table:table-cell table:formula="of:=VLOOKUP([.G14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office:value-type="string">
              <text:p>(bomba)</text:p>
            </table:table-cell>
            <table:table-cell office:value-type="string">
              <text:p>(bombe)</text:p>
            </table:table-cell>
            <table:table-cell office:value-type="string">
              <text:p>(bomba)</text:p>
            </table:table-cell>
            <table:table-cell/>
            <table:table-cell table:style-name="ce33" office:value-type="string">
              <text:p>bomb</text:p>
            </table:table-cell>
            <table:table-cell table:formula="of:=VLOOKUP([.G14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office:value-type="string">
              <text:p>(proyectil)</text:p>
            </table:table-cell>
            <table:table-cell office:value-type="string">
              <text:p>(projectile)</text:p>
            </table:table-cell>
            <table:table-cell office:value-type="string">
              <text:p>(proiettile)</text:p>
            </table:table-cell>
            <table:table-cell/>
            <table:table-cell table:style-name="ce33" office:value-type="string">
              <text:p>projectile</text:p>
            </table:table-cell>
            <table:table-cell table:formula="of:=VLOOKUP([.G14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30"/>
            <table:table-cell table:style-name="ce11" office:value-type="string">
              <text:p><text:s/>machine parts</text:p>
            </table:table-cell>
            <table:table-cell table:style-name="ce41" table:formula="of:=VLOOKUP([.G1405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office:value-type="string">
              <text:p>(cuadro)</text:p>
            </table:table-cell>
            <table:table-cell office:value-type="string">
              <text:p>(Cadre)</text:p>
            </table:table-cell>
            <table:table-cell office:value-type="string">
              <text:p>(telaio)</text:p>
            </table:table-cell>
            <table:table-cell/>
            <table:table-cell table:style-name="ce33" office:value-type="string">
              <text:p>frame</text:p>
            </table:table-cell>
            <table:table-cell table:formula="of:=VLOOKUP([.G14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office:value-type="string">
              <text:p>(escenario)</text:p>
            </table:table-cell>
            <table:table-cell office:value-type="string">
              <text:p>(étape)</text:p>
            </table:table-cell>
            <table:table-cell office:value-type="string">
              <text:p>(palcoscenico)</text:p>
            </table:table-cell>
            <table:table-cell/>
            <table:table-cell table:style-name="ce33" office:value-type="string">
              <text:p>stage</text:p>
            </table:table-cell>
            <table:table-cell table:formula="of:=VLOOKUP([.G14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office:value-type="string">
              <text:p>(pedestal 'base')</text:p>
            </table:table-cell>
            <table:table-cell office:value-type="string">
              <text:p>(base du piédestal)</text:p>
            </table:table-cell>
            <table:table-cell office:value-type="string">
              <text:p>(piedistallo "base")</text:p>
            </table:table-cell>
            <table:table-cell/>
            <table:table-cell table:style-name="ce33" office:value-type="string">
              <text:p>pedestal ‘base’</text:p>
            </table:table-cell>
            <table:table-cell table:formula="of:=VLOOKUP([.G14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office:value-type="string">
              <text:p>(columna)</text:p>
            </table:table-cell>
            <table:table-cell office:value-type="string">
              <text:p>(colonne)</text:p>
            </table:table-cell>
            <table:table-cell office:value-type="string">
              <text:p>(colonna)</text:p>
            </table:table-cell>
            <table:table-cell/>
            <table:table-cell table:style-name="ce33" office:value-type="string">
              <text:p>column</text:p>
            </table:table-cell>
            <table:table-cell table:formula="of:=VLOOKUP([.G14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office:value-type="string">
              <text:p>(barra rail barra ’)</text:p>
            </table:table-cell>
            <table:table-cell office:value-type="string">
              <text:p>(rail ‘bar’)</text:p>
            </table:table-cell>
            <table:table-cell office:value-type="string">
              <text:p>(rail "bar")</text:p>
            </table:table-cell>
            <table:table-cell/>
            <table:table-cell table:style-name="ce33" office:value-type="string">
              <text:p>rail ‘bar’</text:p>
            </table:table-cell>
            <table:table-cell table:formula="of:=VLOOKUP([.G14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office:value-type="string">
              <text:p>(estante "contador")</text:p>
            </table:table-cell>
            <table:table-cell office:value-type="string">
              <text:p>(étagère)</text:p>
            </table:table-cell>
            <table:table-cell office:value-type="string">
              <text:p>(scaffale "contatore")</text:p>
            </table:table-cell>
            <table:table-cell/>
            <table:table-cell table:style-name="ce33" office:value-type="string">
              <text:p>shelf ‘counter’</text:p>
            </table:table-cell>
            <table:table-cell table:formula="of:=VLOOKUP([.G14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office:value-type="string">
              <text:p>(botón)</text:p>
            </table:table-cell>
            <table:table-cell office:value-type="string">
              <text:p>(bouton)</text:p>
            </table:table-cell>
            <table:table-cell office:value-type="string">
              <text:p>(pulsante)</text:p>
            </table:table-cell>
            <table:table-cell/>
            <table:table-cell table:style-name="ce33" office:value-type="string">
              <text:p>button</text:p>
            </table:table-cell>
            <table:table-cell table:formula="of:=VLOOKUP([.G14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office:value-type="string">
              <text:p>(rueda)</text:p>
            </table:table-cell>
            <table:table-cell office:value-type="string">
              <text:p>(roue)</text:p>
            </table:table-cell>
            <table:table-cell office:value-type="string">
              <text:p>(ruota)</text:p>
            </table:table-cell>
            <table:table-cell/>
            <table:table-cell table:style-name="ce33" office:value-type="string">
              <text:p>wheel</text:p>
            </table:table-cell>
            <table:table-cell table:formula="of:=VLOOKUP([.G14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office:value-type="string">
              <text:p>(freno)</text:p>
            </table:table-cell>
            <table:table-cell office:value-type="string">
              <text:p>(frein)</text:p>
            </table:table-cell>
            <table:table-cell office:value-type="string">
              <text:p>(freno)</text:p>
            </table:table-cell>
            <table:table-cell/>
            <table:table-cell table:style-name="ce33" office:value-type="string">
              <text:p>brake</text:p>
            </table:table-cell>
            <table:table-cell table:formula="of:=VLOOKUP([.G14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office:value-type="string">
              <text:p>(eslabones de la cadena')</text:p>
            </table:table-cell>
            <table:table-cell office:value-type="string">
              <text:p>(chaînons)</text:p>
            </table:table-cell>
            <table:table-cell office:value-type="string">
              <text:p>(catena "collegamenti")</text:p>
            </table:table-cell>
            <table:table-cell/>
            <table:table-cell table:style-name="ce33" office:value-type="string">
              <text:p>chain ‘links’</text:p>
            </table:table-cell>
            <table:table-cell table:formula="of:=VLOOKUP([.G14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office:value-type="string">
              <text:p>(polea)</text:p>
            </table:table-cell>
            <table:table-cell office:value-type="string">
              <text:p>(poulie)</text:p>
            </table:table-cell>
            <table:table-cell office:value-type="string">
              <text:p>(puleggia)</text:p>
            </table:table-cell>
            <table:table-cell/>
            <table:table-cell table:style-name="ce33" office:value-type="string">
              <text:p>pulley</text:p>
            </table:table-cell>
            <table:table-cell table:formula="of:=VLOOKUP([.G14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office:value-type="string">
              <text:p>(cable)</text:p>
            </table:table-cell>
            <table:table-cell office:value-type="string">
              <text:p>(corde)</text:p>
            </table:table-cell>
            <table:table-cell office:value-type="string">
              <text:p>(Cavo)</text:p>
            </table:table-cell>
            <table:table-cell/>
            <table:table-cell table:style-name="ce33" office:value-type="string">
              <text:p>cord</text:p>
            </table:table-cell>
            <table:table-cell table:formula="of:=VLOOKUP([.G14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office:value-type="string">
              <text:p>(eje ‘husillo’)</text:p>
            </table:table-cell>
            <table:table-cell office:value-type="string">
              <text:p>(axe ‘broche’)</text:p>
            </table:table-cell>
            <table:table-cell office:value-type="string">
              <text:p>(asse "mandrino")</text:p>
            </table:table-cell>
            <table:table-cell/>
            <table:table-cell table:style-name="ce33" office:value-type="string">
              <text:p>axle ‘spindle’</text:p>
            </table:table-cell>
            <table:table-cell table:formula="of:=VLOOKUP([.G14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office:value-type="string">
              <text:p>(palanca)</text:p>
            </table:table-cell>
            <table:table-cell office:value-type="string">
              <text:p>(levier)</text:p>
            </table:table-cell>
            <table:table-cell office:value-type="string">
              <text:p>(leva)</text:p>
            </table:table-cell>
            <table:table-cell/>
            <table:table-cell table:style-name="ce33" office:value-type="string">
              <text:p>lever</text:p>
            </table:table-cell>
            <table:table-cell table:formula="of:=VLOOKUP([.G14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30"/>
            <table:table-cell table:style-name="ce11" office:value-type="string">
              <text:p><text:s/>transport</text:p>
            </table:table-cell>
            <table:table-cell table:style-name="ce41" table:formula="of:=VLOOKUP([.G1420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office:value-type="string">
              <text:p>(la carretera)</text:p>
            </table:table-cell>
            <table:table-cell office:value-type="string">
              <text:p>(route)</text:p>
            </table:table-cell>
            <table:table-cell office:value-type="string">
              <text:p>(strada)</text:p>
            </table:table-cell>
            <table:table-cell/>
            <table:table-cell table:style-name="ce33" office:value-type="string">
              <text:p>road</text:p>
            </table:table-cell>
            <table:table-cell table:formula="of:=VLOOKUP([.G14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office:value-type="string">
              <text:p>(calle "avenida")</text:p>
            </table:table-cell>
            <table:table-cell office:value-type="string">
              <text:p>(rue ‘avenue’)</text:p>
            </table:table-cell>
            <table:table-cell office:value-type="string">
              <text:p>(via "avenue")</text:p>
            </table:table-cell>
            <table:table-cell/>
            <table:table-cell table:style-name="ce33" office:value-type="string">
              <text:p>street ‘avenue’</text:p>
            </table:table-cell>
            <table:table-cell table:formula="of:=VLOOKUP([.G14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number-columns-repeated="2" office:value-type="string">
              <text:p>(canal)</text:p>
            </table:table-cell>
            <table:table-cell office:value-type="string">
              <text:p>(canale)</text:p>
            </table:table-cell>
            <table:table-cell/>
            <table:table-cell table:style-name="ce33" office:value-type="string">
              <text:p>canal</text:p>
            </table:table-cell>
            <table:table-cell table:formula="of:=VLOOKUP([.G14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office:value-type="string">
              <text:p>(avión)</text:p>
            </table:table-cell>
            <table:table-cell office:value-type="string">
              <text:p>(avion)</text:p>
            </table:table-cell>
            <table:table-cell office:value-type="string">
              <text:p>(aereo)</text:p>
            </table:table-cell>
            <table:table-cell/>
            <table:table-cell table:style-name="ce33" office:value-type="string">
              <text:p>airplane</text:p>
            </table:table-cell>
            <table:table-cell table:formula="of:=VLOOKUP([.G14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office:value-type="string">
              <text:p>(esquí)</text:p>
            </table:table-cell>
            <table:table-cell office:value-type="string">
              <text:p>(ski)</text:p>
            </table:table-cell>
            <table:table-cell office:value-type="string">
              <text:p>(sciare)</text:p>
            </table:table-cell>
            <table:table-cell/>
            <table:table-cell table:style-name="ce33" office:value-type="string">
              <text:p>ski</text:p>
            </table:table-cell>
            <table:table-cell table:formula="of:=VLOOKUP([.G14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office:value-type="string">
              <text:p>(vela)</text:p>
            </table:table-cell>
            <table:table-cell office:value-type="string">
              <text:p>(voile)</text:p>
            </table:table-cell>
            <table:table-cell office:value-type="string">
              <text:p>(vela)</text:p>
            </table:table-cell>
            <table:table-cell/>
            <table:table-cell table:style-name="ce33" office:value-type="string">
              <text:p>sail</text:p>
            </table:table-cell>
            <table:table-cell table:formula="of:=VLOOKUP([.G14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office:value-type="string">
              <text:p>(carro)</text:p>
            </table:table-cell>
            <table:table-cell office:value-type="string">
              <text:p>(Chariot)</text:p>
            </table:table-cell>
            <table:table-cell office:value-type="string">
              <text:p>(carrello)</text:p>
            </table:table-cell>
            <table:table-cell/>
            <table:table-cell table:style-name="ce33" office:value-type="string">
              <text:p>cart</text:p>
            </table:table-cell>
            <table:table-cell table:formula="of:=VLOOKUP([.G14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office:value-type="string">
              <text:p>(puente)</text:p>
            </table:table-cell>
            <table:table-cell office:value-type="string">
              <text:p>(pont)</text:p>
            </table:table-cell>
            <table:table-cell office:value-type="string">
              <text:p>(ponte)</text:p>
            </table:table-cell>
            <table:table-cell/>
            <table:table-cell table:style-name="ce33" office:value-type="string">
              <text:p>bridge</text:p>
            </table:table-cell>
            <table:table-cell table:formula="of:=VLOOKUP([.G14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office:value-type="string">
              <text:p>(cohete)</text:p>
            </table:table-cell>
            <table:table-cell office:value-type="string">
              <text:p>(fusée)</text:p>
            </table:table-cell>
            <table:table-cell office:value-type="string">
              <text:p>(razzo)</text:p>
            </table:table-cell>
            <table:table-cell/>
            <table:table-cell table:style-name="ce33" office:value-type="string">
              <text:p>rocket</text:p>
            </table:table-cell>
            <table:table-cell table:formula="of:=VLOOKUP([.G14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office:value-type="string">
              <text:p>(estación)</text:p>
            </table:table-cell>
            <table:table-cell office:value-type="string">
              <text:p>(gare)</text:p>
            </table:table-cell>
            <table:table-cell office:value-type="string">
              <text:p>(stazione)</text:p>
            </table:table-cell>
            <table:table-cell/>
            <table:table-cell table:style-name="ce33" office:value-type="string">
              <text:p>station</text:p>
            </table:table-cell>
            <table:table-cell table:formula="of:=VLOOKUP([.G14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office:value-type="string">
              <text:p>(vehículo)</text:p>
            </table:table-cell>
            <table:table-cell office:value-type="string">
              <text:p>(véhicule)</text:p>
            </table:table-cell>
            <table:table-cell office:value-type="string">
              <text:p>(veicolo)</text:p>
            </table:table-cell>
            <table:table-cell/>
            <table:table-cell table:style-name="ce33" office:value-type="string">
              <text:p>vehicle</text:p>
            </table:table-cell>
            <table:table-cell table:formula="of:=VLOOKUP([.G14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office:value-type="string">
              <text:p>(cabina)</text:p>
            </table:table-cell>
            <table:table-cell office:value-type="string">
              <text:p>(cabine)</text:p>
            </table:table-cell>
            <table:table-cell office:value-type="string">
              <text:p>(cabina)</text:p>
            </table:table-cell>
            <table:table-cell/>
            <table:table-cell table:style-name="ce33" office:value-type="string">
              <text:p>cabin</text:p>
            </table:table-cell>
            <table:table-cell table:formula="of:=VLOOKUP([.G14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office:value-type="string">
              <text:p>(barco)</text:p>
            </table:table-cell>
            <table:table-cell office:value-type="string">
              <text:p>(bateau)</text:p>
            </table:table-cell>
            <table:table-cell office:value-type="string">
              <text:p>(barca)</text:p>
            </table:table-cell>
            <table:table-cell office:value-type="string">
              <text:p>baka</text:p>
            </table:table-cell>
            <table:table-cell table:style-name="ce33" office:value-type="string">
              <text:p>boat</text:p>
            </table:table-cell>
            <table:table-cell table:formula="of:=VLOOKUP([.G1433];[MAJ.A$1:MAJ.B$975];2;0)" office:value-type="string" office:string-value="boat">
              <text:p>boat</text:p>
            </table:table-cell>
            <table:table-cell table:number-columns-repeated="1015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office:value-type="string">
              <text:p>(entrenar)</text:p>
            </table:table-cell>
            <table:table-cell office:value-type="string">
              <text:p>(train)</text:p>
            </table:table-cell>
            <table:table-cell office:value-type="string">
              <text:p>(treno)</text:p>
            </table:table-cell>
            <table:table-cell/>
            <table:table-cell table:style-name="ce33" office:value-type="string">
              <text:p>train</text:p>
            </table:table-cell>
            <table:table-cell table:formula="of:=VLOOKUP([.G14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office:value-type="string">
              <text:p>(coche)</text:p>
            </table:table-cell>
            <table:table-cell office:value-type="string">
              <text:p>(voiture)</text:p>
            </table:table-cell>
            <table:table-cell office:value-type="string">
              <text:p>(auto)</text:p>
            </table:table-cell>
            <table:table-cell office:value-type="string">
              <text:p>aota</text:p>
            </table:table-cell>
            <table:table-cell table:style-name="ce33" office:value-type="string">
              <text:p>car</text:p>
            </table:table-cell>
            <table:table-cell table:formula="of:=VLOOKUP([.G1435];[MAJ.A$1:MAJ.B$975];2;0)" office:value-type="string" office:string-value="car">
              <text:p>car</text:p>
            </table:table-cell>
            <table:table-cell table:number-columns-repeated="1015"/>
          </table:table-row>
          <table:table-row table:style-name="ro1">
            <table:table-cell office:value-type="float" office:value="1438">
              <text:p>1438</text:p>
            </table:table-cell>
            <table:table-cell office:value-type="float" office:value="13">
              <text:p>13</text:p>
            </table:table-cell>
            <table:table-cell office:value-type="string">
              <text:p>**13.</text:p>
            </table:table-cell>
            <table:table-cell office:value-type="string">
              <text:p> Casa</text:p>
            </table:table-cell>
            <table:table-cell office:value-type="string">
              <text:p> maison</text:p>
            </table:table-cell>
            <table:table-cell office:value-type="string">
              <text:p> Casa</text:p>
            </table:table-cell>
            <table:table-cell/>
            <table:table-cell table:style-name="ce33" office:value-type="string">
              <text:p><text:s/>house</text:p>
            </table:table-cell>
            <table:table-cell table:formula="of:=VLOOKUP([.G14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office:value-type="string">
              <text:p>(acampar)</text:p>
            </table:table-cell>
            <table:table-cell office:value-type="string">
              <text:p>(camp)</text:p>
            </table:table-cell>
            <table:table-cell office:value-type="string">
              <text:p>(campo)</text:p>
            </table:table-cell>
            <table:table-cell/>
            <table:table-cell table:style-name="ce33" office:value-type="string">
              <text:p>camp</text:p>
            </table:table-cell>
            <table:table-cell table:formula="of:=VLOOKUP([.G14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office:value-type="string">
              <text:p>(edificio)</text:p>
            </table:table-cell>
            <table:table-cell office:value-type="string">
              <text:p>(bâtiment)</text:p>
            </table:table-cell>
            <table:table-cell office:value-type="string">
              <text:p>(costruzione)</text:p>
            </table:table-cell>
            <table:table-cell/>
            <table:table-cell table:style-name="ce33" office:value-type="string">
              <text:p>building</text:p>
            </table:table-cell>
            <table:table-cell table:formula="of:=VLOOKUP([.G14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office:value-type="string">
              <text:p>(habitación)</text:p>
            </table:table-cell>
            <table:table-cell office:value-type="string">
              <text:p>(pièce)</text:p>
            </table:table-cell>
            <table:table-cell office:value-type="string">
              <text:p>(camera)</text:p>
            </table:table-cell>
            <table:table-cell/>
            <table:table-cell table:style-name="ce33" office:value-type="string">
              <text:p>room</text:p>
            </table:table-cell>
            <table:table-cell table:formula="of:=VLOOKUP([.G14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office:value-type="string">
              <text:p>(pared)</text:p>
            </table:table-cell>
            <table:table-cell office:value-type="string">
              <text:p>(mur)</text:p>
            </table:table-cell>
            <table:table-cell office:value-type="string">
              <text:p>(parete)</text:p>
            </table:table-cell>
            <table:table-cell/>
            <table:table-cell table:style-name="ce33" office:value-type="string">
              <text:p>wall</text:p>
            </table:table-cell>
            <table:table-cell table:formula="of:=VLOOKUP([.G14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office:value-type="string">
              <text:p>(puerta)</text:p>
            </table:table-cell>
            <table:table-cell office:value-type="string">
              <text:p>(porte)</text:p>
            </table:table-cell>
            <table:table-cell office:value-type="string">
              <text:p>(porta)</text:p>
            </table:table-cell>
            <table:table-cell office:value-type="string">
              <text:p>tura</text:p>
            </table:table-cell>
            <table:table-cell table:style-name="ce33" office:value-type="string">
              <text:p>door</text:p>
            </table:table-cell>
            <table:table-cell table:formula="of:=VLOOKUP([.G1441];[MAJ.A$1:MAJ.B$975];2;0)" office:value-type="string" office:string-value="door">
              <text:p>door</text:p>
            </table:table-cell>
            <table:table-cell table:number-columns-repeated="1015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office:value-type="string">
              <text:p>(ventana)</text:p>
            </table:table-cell>
            <table:table-cell office:value-type="string">
              <text:p>(fenêtre)</text:p>
            </table:table-cell>
            <table:table-cell office:value-type="string">
              <text:p>(finestra)</text:p>
            </table:table-cell>
            <table:table-cell office:value-type="string">
              <text:p>fesa</text:p>
            </table:table-cell>
            <table:table-cell table:style-name="ce33" office:value-type="string">
              <text:p>window</text:p>
            </table:table-cell>
            <table:table-cell table:formula="of:=VLOOKUP([.G1442];[MAJ.A$1:MAJ.B$975];2;0)" office:value-type="string" office:string-value="window">
              <text:p>window</text:p>
            </table:table-cell>
            <table:table-cell table:number-columns-repeated="1015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office:value-type="string">
              <text:p>(balcón)</text:p>
            </table:table-cell>
            <table:table-cell office:value-type="string">
              <text:p>(balcon)</text:p>
            </table:table-cell>
            <table:table-cell office:value-type="string">
              <text:p>(balcone)</text:p>
            </table:table-cell>
            <table:table-cell/>
            <table:table-cell table:style-name="ce33" office:value-type="string">
              <text:p>balcony</text:p>
            </table:table-cell>
            <table:table-cell table:formula="of:=VLOOKUP([.G14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office:value-type="string">
              <text:p>(escalera)</text:p>
            </table:table-cell>
            <table:table-cell office:value-type="string">
              <text:p>(escaliers)</text:p>
            </table:table-cell>
            <table:table-cell office:value-type="string">
              <text:p>(le scale)</text:p>
            </table:table-cell>
            <table:table-cell/>
            <table:table-cell table:style-name="ce33" office:value-type="string">
              <text:p>stairs</text:p>
            </table:table-cell>
            <table:table-cell table:formula="of:=VLOOKUP([.G14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office:value-type="string">
              <text:p>(mueble)</text:p>
            </table:table-cell>
            <table:table-cell office:value-type="string">
              <text:p>(meubles)</text:p>
            </table:table-cell>
            <table:table-cell office:value-type="string">
              <text:p>(mobilia)</text:p>
            </table:table-cell>
            <table:table-cell/>
            <table:table-cell table:style-name="ce33" office:value-type="string">
              <text:p>furniture</text:p>
            </table:table-cell>
            <table:table-cell table:formula="of:=VLOOKUP([.G14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office:value-type="string">
              <text:p>(mesa)</text:p>
            </table:table-cell>
            <table:table-cell office:value-type="string">
              <text:p>(table)</text:p>
            </table:table-cell>
            <table:table-cell office:value-type="string">
              <text:p>(tavolo)</text:p>
            </table:table-cell>
            <table:table-cell office:value-type="string">
              <text:p>mesa</text:p>
            </table:table-cell>
            <table:table-cell table:style-name="ce33" office:value-type="string">
              <text:p>table</text:p>
            </table:table-cell>
            <table:table-cell table:formula="of:=VLOOKUP([.G1446];[MAJ.A$1:MAJ.B$975];2;0)" office:value-type="string" office:string-value="table">
              <text:p>table</text:p>
            </table:table-cell>
            <table:table-cell table:number-columns-repeated="1015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office:value-type="string">
              <text:p>(silla "taburete")</text:p>
            </table:table-cell>
            <table:table-cell office:value-type="string">
              <text:p>(chaise ‘tabouret’)</text:p>
            </table:table-cell>
            <table:table-cell office:value-type="string">
              <text:p>(sedia "sgabello")</text:p>
            </table:table-cell>
            <table:table-cell/>
            <table:table-cell table:style-name="ce33" office:value-type="string">
              <text:p>chair ‘stool’</text:p>
            </table:table-cell>
            <table:table-cell table:formula="of:=VLOOKUP([.G14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office:value-type="string">
              <text:p>(cama)</text:p>
            </table:table-cell>
            <table:table-cell office:value-type="string">
              <text:p>(lit)</text:p>
            </table:table-cell>
            <table:table-cell office:value-type="string">
              <text:p>(letto)</text:p>
            </table:table-cell>
            <table:table-cell office:value-type="string">
              <text:p>kama</text:p>
            </table:table-cell>
            <table:table-cell table:style-name="ce33" office:value-type="string">
              <text:p>bed</text:p>
            </table:table-cell>
            <table:table-cell table:formula="of:=VLOOKUP([.G1448];[MAJ.A$1:MAJ.B$975];2;0)" office:value-type="string" office:string-value="bed">
              <text:p>bed</text:p>
            </table:table-cell>
            <table:table-cell table:number-columns-repeated="1015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office:value-type="string">
              <text:p>(sofá)</text:p>
            </table:table-cell>
            <table:table-cell office:value-type="string">
              <text:p>(sofa)</text:p>
            </table:table-cell>
            <table:table-cell office:value-type="string">
              <text:p>(divano)</text:p>
            </table:table-cell>
            <table:table-cell/>
            <table:table-cell table:style-name="ce33" office:value-type="string">
              <text:p>sofa</text:p>
            </table:table-cell>
            <table:table-cell table:formula="of:=VLOOKUP([.G14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office:value-type="string">
              <text:p>(amortiguar)</text:p>
            </table:table-cell>
            <table:table-cell office:value-type="string">
              <text:p>(coussin)</text:p>
            </table:table-cell>
            <table:table-cell office:value-type="string">
              <text:p>(cuscino)</text:p>
            </table:table-cell>
            <table:table-cell/>
            <table:table-cell table:style-name="ce33" office:value-type="string">
              <text:p>cushion</text:p>
            </table:table-cell>
            <table:table-cell table:formula="of:=VLOOKUP([.G14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office:value-type="string">
              <text:p>(bloquear)</text:p>
            </table:table-cell>
            <table:table-cell office:value-type="string">
              <text:p>(fermer à clé)</text:p>
            </table:table-cell>
            <table:table-cell office:value-type="string">
              <text:p>(serratura)</text:p>
            </table:table-cell>
            <table:table-cell/>
            <table:table-cell table:style-name="ce33" office:value-type="string">
              <text:p>lock</text:p>
            </table:table-cell>
            <table:table-cell table:formula="of:=VLOOKUP([.G14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office:value-type="string">
              <text:p>(llave)</text:p>
            </table:table-cell>
            <table:table-cell office:value-type="string">
              <text:p>(clé)</text:p>
            </table:table-cell>
            <table:table-cell office:value-type="string">
              <text:p>(chiave)</text:p>
            </table:table-cell>
            <table:table-cell/>
            <table:table-cell table:style-name="ce33" office:value-type="string">
              <text:p>key</text:p>
            </table:table-cell>
            <table:table-cell table:formula="of:=VLOOKUP([.G14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15" office:value-type="string">
              <text:p>**13.</text:p>
            </table:table-cell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30" office:value-type="string">
              <text:p>ropa</text:p>
            </table:table-cell>
            <table:table-cell table:style-name="ce11" office:value-type="string">
              <text:p>dress</text:p>
            </table:table-cell>
            <table:table-cell table:style-name="ce41" table:formula="of:=VLOOKUP([.G1453];[MAJ.A$1:MAJ.B$975];2;0)" office:value-type="float" office:value="0">
              <text:p>#N/A</text:p>
            </table:table-cell>
            <table:table-cell table:style-name="ce7" table:number-columns-repeated="101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office:value-type="string">
              <text:p>(vestir)</text:p>
            </table:table-cell>
            <table:table-cell office:value-type="string">
              <text:p>(porter)</text:p>
            </table:table-cell>
            <table:table-cell office:value-type="string">
              <text:p>(indossare)</text:p>
            </table:table-cell>
            <table:table-cell/>
            <table:table-cell table:style-name="ce33" office:value-type="string">
              <text:p>wear</text:p>
            </table:table-cell>
            <table:table-cell table:formula="of:=VLOOKUP([.G14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office:value-type="string">
              <text:p>(prenda)</text:p>
            </table:table-cell>
            <table:table-cell office:value-type="string">
              <text:p>(vêtement)</text:p>
            </table:table-cell>
            <table:table-cell office:value-type="string">
              <text:p>(Indumento)</text:p>
            </table:table-cell>
            <table:table-cell/>
            <table:table-cell table:style-name="ce33" office:value-type="string">
              <text:p>garment</text:p>
            </table:table-cell>
            <table:table-cell table:formula="of:=VLOOKUP([.G14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office:value-type="string">
              <text:p>(Saco)</text:p>
            </table:table-cell>
            <table:table-cell office:value-type="string">
              <text:p>(manteau)</text:p>
            </table:table-cell>
            <table:table-cell office:value-type="string">
              <text:p>(cappotto)</text:p>
            </table:table-cell>
            <table:table-cell office:value-type="string">
              <text:p>kapa</text:p>
            </table:table-cell>
            <table:table-cell table:style-name="ce33" office:value-type="string">
              <text:p>coat</text:p>
            </table:table-cell>
            <table:table-cell table:formula="of:=VLOOKUP([.G1456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office:value-type="string">
              <text:p>(túnica "túnica")</text:p>
            </table:table-cell>
            <table:table-cell office:value-type="string">
              <text:p>(tunique)</text:p>
            </table:table-cell>
            <table:table-cell office:value-type="string">
              <text:p>(tunica "tunica")</text:p>
            </table:table-cell>
            <table:table-cell/>
            <table:table-cell table:style-name="ce33" office:value-type="string">
              <text:p>robe ‘tunic’</text:p>
            </table:table-cell>
            <table:table-cell table:formula="of:=VLOOKUP([.G14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office:value-type="string">
              <text:p>(falda)</text:p>
            </table:table-cell>
            <table:table-cell office:value-type="string">
              <text:p>(jupe)</text:p>
            </table:table-cell>
            <table:table-cell office:value-type="string">
              <text:p>(gonna)</text:p>
            </table:table-cell>
            <table:table-cell/>
            <table:table-cell table:style-name="ce33" office:value-type="string">
              <text:p>skirt</text:p>
            </table:table-cell>
            <table:table-cell table:formula="of:=VLOOKUP([.G14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office:value-type="string">
              <text:p>(camisa)</text:p>
            </table:table-cell>
            <table:table-cell office:value-type="string">
              <text:p>(chemise)</text:p>
            </table:table-cell>
            <table:table-cell office:value-type="string">
              <text:p>(camicia)</text:p>
            </table:table-cell>
            <table:table-cell/>
            <table:table-cell table:style-name="ce33" office:value-type="string">
              <text:p>shirt</text:p>
            </table:table-cell>
            <table:table-cell table:formula="of:=VLOOKUP([.G14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office:value-type="string">
              <text:p>(pantalones)</text:p>
            </table:table-cell>
            <table:table-cell office:value-type="string">
              <text:p>(un pantalon)</text:p>
            </table:table-cell>
            <table:table-cell office:value-type="string">
              <text:p>(pantaloni)</text:p>
            </table:table-cell>
            <table:table-cell/>
            <table:table-cell table:style-name="ce33" office:value-type="string">
              <text:p>pants</text:p>
            </table:table-cell>
            <table:table-cell table:formula="of:=VLOOKUP([.G14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office:value-type="string">
              <text:p>(bolsillo)</text:p>
            </table:table-cell>
            <table:table-cell office:value-type="string">
              <text:p>(poche)</text:p>
            </table:table-cell>
            <table:table-cell office:value-type="string">
              <text:p>(tasca)</text:p>
            </table:table-cell>
            <table:table-cell/>
            <table:table-cell table:style-name="ce33" office:value-type="string">
              <text:p>pocket</text:p>
            </table:table-cell>
            <table:table-cell table:formula="of:=VLOOKUP([.G14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office:value-type="string">
              <text:p>(guante)</text:p>
            </table:table-cell>
            <table:table-cell office:value-type="string">
              <text:p>(gant)</text:p>
            </table:table-cell>
            <table:table-cell office:value-type="string">
              <text:p>(guanto)</text:p>
            </table:table-cell>
            <table:table-cell/>
            <table:table-cell table:style-name="ce33" office:value-type="string">
              <text:p>glove</text:p>
            </table:table-cell>
            <table:table-cell table:formula="of:=VLOOKUP([.G14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office:value-type="string">
              <text:p>(zapato)</text:p>
            </table:table-cell>
            <table:table-cell office:value-type="string">
              <text:p>(chaussure)</text:p>
            </table:table-cell>
            <table:table-cell office:value-type="string">
              <text:p>(scarpa)</text:p>
            </table:table-cell>
            <table:table-cell office:value-type="string">
              <text:p>xuza</text:p>
            </table:table-cell>
            <table:table-cell table:style-name="ce33" office:value-type="string">
              <text:p>shoe</text:p>
            </table:table-cell>
            <table:table-cell table:formula="of:=VLOOKUP([.G1463];[MAJ.A$1:MAJ.B$975];2;0)" office:value-type="string" office:string-value="shoe">
              <text:p>shoe</text:p>
            </table:table-cell>
            <table:table-cell table:number-columns-repeated="1015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office:value-type="string">
              <text:p>(calcetín)</text:p>
            </table:table-cell>
            <table:table-cell office:value-type="string">
              <text:p>(chaussette)</text:p>
            </table:table-cell>
            <table:table-cell office:value-type="string">
              <text:p>(calzino)</text:p>
            </table:table-cell>
            <table:table-cell/>
            <table:table-cell table:style-name="ce33" office:value-type="string">
              <text:p>sock</text:p>
            </table:table-cell>
            <table:table-cell table:formula="of:=VLOOKUP([.G14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office:value-type="string">
              <text:p>(gorra)</text:p>
            </table:table-cell>
            <table:table-cell office:value-type="string">
              <text:p>(casquette)</text:p>
            </table:table-cell>
            <table:table-cell office:value-type="string">
              <text:p>(Cap)</text:p>
            </table:table-cell>
            <table:table-cell/>
            <table:table-cell table:style-name="ce33" office:value-type="string">
              <text:p>cap</text:p>
            </table:table-cell>
            <table:table-cell table:formula="of:=VLOOKUP([.G14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office:value-type="string">
              <text:p>(paraguas)</text:p>
            </table:table-cell>
            <table:table-cell office:value-type="string">
              <text:p>(parapluie)</text:p>
            </table:table-cell>
            <table:table-cell office:value-type="string">
              <text:p>(ombrello)</text:p>
            </table:table-cell>
            <table:table-cell/>
            <table:table-cell table:style-name="ce33" office:value-type="string">
              <text:p>umbrella</text:p>
            </table:table-cell>
            <table:table-cell table:formula="of:=VLOOKUP([.G146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1047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" table:style-name="ta1" table:print="false">
        <office:forms form:automatic-focus="false" form:apply-design-mode="false"/>
        <table:table-column table:style-name="co11" table:default-cell-style-name="ce47"/>
        <table:table-column table:style-name="co12" table:default-cell-style-name="ce49"/>
        <table:table-column table:style-name="co13" table:default-cell-style-name="ce52"/>
        <table:table-column table:style-name="co14" table:default-cell-style-name="ce55"/>
        <table:table-column table:style-name="co15" table:default-cell-style-name="ce61"/>
        <table:table-column table:style-name="co16" table:default-cell-style-name="ce65"/>
        <table:table-column table:style-name="co17" table:default-cell-style-name="ce68"/>
        <table:table-column table:style-name="co18" table:default-cell-style-name="Default"/>
        <table:table-column table:style-name="co18" table:default-cell-style-name="ce75"/>
        <table:table-column table:style-name="co19" table:default-cell-style-name="ce77"/>
        <table:table-column table:style-name="co20" table:default-cell-style-name="ce7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default-cell-style-name="Default"/>
        <table:table-column table:style-name="co11" table:number-columns-repeated="1002" table:default-cell-style-name="Default"/>
        <table:table-row table:style-name="ro1">
          <table:table-cell table:style-name="ce46" office:value-type="string">
            <text:p>original</text:p>
          </table:table-cell>
          <table:table-cell table:style-name="ce48" office:value-type="string">
            <text:p>CD</text:p>
          </table:table-cell>
          <table:table-cell table:style-name="ce50" office:value-type="string">
            <text:p>Part</text:p>
          </table:table-cell>
          <table:table-cell table:style-name="ce53" office:value-type="string">
            <text:p>Maj</text:p>
          </table:table-cell>
          <table:table-cell table:style-name="ce53" office:value-type="string">
            <text:p>English</text:p>
          </table:table-cell>
          <table:table-cell table:style-name="ce62" office:value-type="string">
            <text:p>Spanish</text:p>
          </table:table-cell>
          <table:table-cell table:style-name="ce66" office:value-type="string">
            <text:p>Franch</text:p>
          </table:table-cell>
          <table:table-cell table:style-name="ce69" office:value-type="string">
            <text:p>lian</text:p>
          </table:table-cell>
          <table:table-cell table:style-name="ce69" office:value-type="string">
            <text:p>Latin</text:p>
          </table:table-cell>
          <table:table-cell table:style-name="ce69" office:value-type="string">
            <text:p>Romanian</text:p>
          </table:table-cell>
          <table:table-cell table:style-name="ce69" office:value-type="string">
            <text:p>German</text:p>
          </table:table-cell>
          <table:table-cell table:style-name="ce80" table:number-columns-repeated="1008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odo</text:p>
          </table:table-cell>
          <table:table-cell table:style-name="ce56" office:value-type="string">
            <text:p>able</text:p>
          </table:table-cell>
          <table:table-cell table:style-name="ce63" office:value-type="string">
            <text:p>poder</text:p>
          </table:table-cell>
          <table:table-cell table:style-name="ce67" office:value-type="string">
            <text:p>capable</text:p>
          </table:table-cell>
          <table:table-cell table:style-name="ce70" office:value-type="string">
            <text:p>capace</text:p>
          </table:table-cell>
          <table:table-cell table:style-name="ce73" office:value-type="string">
            <text:p>potes</text:p>
          </table:table-cell>
          <table:table-cell table:style-name="ce76" office:value-type="string">
            <text:p>capabil</text:p>
          </table:table-cell>
          <table:table-cell table:style-name="ce78" office:value-type="string">
            <text:p>imstande</text:p>
          </table:table-cell>
          <table:table-cell table:style-name="ce70" table:number-columns-repeated="7"/>
          <table:table-cell table:number-columns-repeated="1001"/>
        </table:table-row>
        <table:table-row table:style-name="ro2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de</text:p>
          </table:table-cell>
          <table:table-cell table:style-name="ce57" office:value-type="string">
            <text:p>about</text:p>
          </table:table-cell>
          <table:table-cell table:style-name="ce63" office:value-type="string">
            <text:p>sobre</text:p>
          </table:table-cell>
          <table:table-cell table:style-name="ce67" office:value-type="string">
            <text:p>à propos de</text:p>
          </table:table-cell>
          <table:table-cell table:style-name="ce70" office:value-type="string">
            <text:p>sul</text:p>
          </table:table-cell>
          <table:table-cell table:style-name="ce73" office:value-type="string">
            <text:p>de</text:p>
          </table:table-cell>
          <table:table-cell table:style-name="ce76" office:value-type="string">
            <text:p>de, despre</text:p>
          </table:table-cell>
          <table:table-cell table:style-name="ce78" office:value-type="string">
            <text:p>üb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sur</text:p>
          </table:table-cell>
          <table:table-cell table:style-name="ce56" office:value-type="string">
            <text:p>about</text:p>
          </table:table-cell>
          <table:table-cell table:style-name="ce63" office:value-type="string">
            <text:p>acerca de</text:p>
          </table:table-cell>
          <table:table-cell table:style-name="ce67" office:value-type="string">
            <text:p>sur</text:p>
          </table:table-cell>
          <table:table-cell table:style-name="ce70" office:value-type="string">
            <text:p>circa</text:p>
          </table:table-cell>
          <table:table-cell table:style-name="ce73" office:value-type="string">
            <text:p>fere</text:p>
          </table:table-cell>
          <table:table-cell table:style-name="ce76" office:value-type="string">
            <text:p>aproape de</text:p>
          </table:table-cell>
          <table:table-cell table:style-name="ce78" office:value-type="string">
            <text:p>etwa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56" office:value-type="string">
            <text:p>above</text:p>
          </table:table-cell>
          <table:table-cell table:style-name="ce63" office:value-type="string">
            <text:p>encima</text:p>
          </table:table-cell>
          <table:table-cell table:style-name="ce67" office:value-type="string">
            <text:p>au dessus de</text:p>
          </table:table-cell>
          <table:table-cell table:style-name="ce70" office:value-type="string">
            <text:p>sopra</text:p>
          </table:table-cell>
          <table:table-cell table:style-name="ce73" office:value-type="string">
            <text:p>supra</text:p>
          </table:table-cell>
          <table:table-cell table:style-name="ce76" office:value-type="string">
            <text:p>deasupra</text:p>
          </table:table-cell>
          <table:table-cell table:style-name="ce78" office:value-type="string">
            <text:p>ob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cetu</text:p>
          </table:table-cell>
          <table:table-cell table:style-name="ce58" office:value-type="string">
            <text:p>accept</text:p>
          </table:table-cell>
          <table:table-cell table:style-name="ce64" office:value-type="string">
            <text:p>aceptar</text:p>
          </table:table-cell>
          <table:table-cell table:style-name="ce67" office:value-type="string">
            <text:p>Accepter</text:p>
          </table:table-cell>
          <table:table-cell table:style-name="ce70" office:value-type="string">
            <text:p>accettare</text:p>
          </table:table-cell>
          <table:table-cell table:style-name="ce73" office:value-type="string">
            <text:p>accipit</text:p>
          </table:table-cell>
          <table:table-cell table:style-name="ce76" office:value-type="string">
            <text:p>accepta</text:p>
          </table:table-cell>
          <table:table-cell table:style-name="ce78" office:value-type="string">
            <text:p>akzeptier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loru</text:p>
          </table:table-cell>
          <table:table-cell table:style-name="ce58" office:value-type="string">
            <text:p>achieve</text:p>
          </table:table-cell>
          <table:table-cell table:style-name="ce64" office:value-type="string">
            <text:p>lograr</text:p>
          </table:table-cell>
          <table:table-cell table:style-name="ce67" office:value-type="string">
            <text:p>atteindre</text:p>
          </table:table-cell>
          <table:table-cell table:style-name="ce70" office:value-type="string">
            <text:p>raggiungere</text:p>
          </table:table-cell>
          <table:table-cell table:style-name="ce73" office:value-type="string">
            <text:p>consequi</text:p>
          </table:table-cell>
          <table:table-cell table:style-name="ce76" office:value-type="string">
            <text:p>atinge</text:p>
          </table:table-cell>
          <table:table-cell table:style-name="ce78" office:value-type="string">
            <text:p>erreich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eky</text:p>
          </table:table-cell>
          <table:table-cell table:style-name="ce58" office:value-type="string">
            <text:p>achieve</text:p>
          </table:table-cell>
          <table:table-cell table:style-name="ce64" office:value-type="string">
            <text:p>cumplir</text:p>
          </table:table-cell>
          <table:table-cell table:style-name="ce67" office:value-type="string">
            <text:p>rencontrer</text:p>
          </table:table-cell>
          <table:table-cell table:style-name="ce70" office:value-type="string">
            <text:p>soddisfare</text:p>
          </table:table-cell>
          <table:table-cell table:style-name="ce73" office:value-type="string">
            <text:p>propinquos meos</text:p>
          </table:table-cell>
          <table:table-cell table:style-name="ce76" office:value-type="string">
            <text:p>conforma</text:p>
          </table:table-cell>
          <table:table-cell table:style-name="ce78" office:value-type="string">
            <text:p>treff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egu</text:p>
          </table:table-cell>
          <table:table-cell table:style-name="ce58" office:value-type="string">
            <text:p>achieve</text:p>
          </table:table-cell>
          <table:table-cell table:style-name="ce64" office:value-type="string">
            <text:p>realizar</text:p>
          </table:table-cell>
          <table:table-cell table:style-name="ce67" office:value-type="string">
            <text:p>effectuer</text:p>
          </table:table-cell>
          <table:table-cell table:style-name="ce70" office:value-type="string">
            <text:p>eseguire</text:p>
          </table:table-cell>
          <table:table-cell table:style-name="ce73" office:value-type="string">
            <text:p>praestare</text:p>
          </table:table-cell>
          <table:table-cell table:style-name="ce76" office:value-type="string">
            <text:p>efectua</text:p>
          </table:table-cell>
          <table:table-cell table:style-name="ce78" office:value-type="string">
            <text:p>durchführ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per</text:p>
          </table:table-cell>
          <table:table-cell table:style-name="ce56" office:value-type="string">
            <text:p>across</text:p>
          </table:table-cell>
          <table:table-cell table:style-name="ce63" office:value-type="string">
            <text:p>a través de</text:p>
          </table:table-cell>
          <table:table-cell table:style-name="ce67" office:value-type="string">
            <text:p>à travers</text:p>
          </table:table-cell>
          <table:table-cell table:style-name="ce70" office:value-type="string">
            <text:p>attraverso</text:p>
          </table:table-cell>
          <table:table-cell table:style-name="ce73" office:value-type="string">
            <text:p>per</text:p>
          </table:table-cell>
          <table:table-cell table:style-name="ce76" office:value-type="string">
            <text:p>peste</text:p>
          </table:table-cell>
          <table:table-cell table:style-name="ce78" office:value-type="string">
            <text:p>üb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rilo</text:p>
          </table:table-cell>
          <table:table-cell table:style-name="ce56" office:value-type="string">
            <text:p>actually</text:p>
          </table:table-cell>
          <table:table-cell table:style-name="ce63" office:value-type="string">
            <text:p>Realmente</text:p>
          </table:table-cell>
          <table:table-cell table:style-name="ce67" office:value-type="string">
            <text:p>réellement</text:p>
          </table:table-cell>
          <table:table-cell table:style-name="ce70" office:value-type="string">
            <text:p>in realtà</text:p>
          </table:table-cell>
          <table:table-cell table:style-name="ce73" office:value-type="string">
            <text:p>quidem</text:p>
          </table:table-cell>
          <table:table-cell table:style-name="ce76" office:value-type="string">
            <text:p>de fapt</text:p>
          </table:table-cell>
          <table:table-cell table:style-name="ce78" office:value-type="string">
            <text:p>tatsäch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pue</text:p>
          </table:table-cell>
          <table:table-cell table:style-name="ce56" office:value-type="string">
            <text:p>after</text:p>
          </table:table-cell>
          <table:table-cell table:style-name="ce63" office:value-type="string">
            <text:p>después</text:p>
          </table:table-cell>
          <table:table-cell table:style-name="ce67" office:value-type="string">
            <text:p>après</text:p>
          </table:table-cell>
          <table:table-cell table:style-name="ce70" office:value-type="string">
            <text:p>dopo</text:p>
          </table:table-cell>
          <table:table-cell table:style-name="ce73" office:value-type="string">
            <text:p>post</text:p>
          </table:table-cell>
          <table:table-cell table:style-name="ce76" office:value-type="string">
            <text:p>după</text:p>
          </table:table-cell>
          <table:table-cell table:style-name="ce78" office:value-type="string">
            <text:p>na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gano</text:p>
          </table:table-cell>
          <table:table-cell table:style-name="ce56" office:value-type="string">
            <text:p>again</text:p>
          </table:table-cell>
          <table:table-cell table:style-name="ce63" office:value-type="string">
            <text:p>de nuevo</text:p>
          </table:table-cell>
          <table:table-cell table:style-name="ce67" office:value-type="string">
            <text:p>encore</text:p>
          </table:table-cell>
          <table:table-cell table:style-name="ce70" office:value-type="string">
            <text:p>ancora</text:p>
          </table:table-cell>
          <table:table-cell table:style-name="ce73" office:value-type="string">
            <text:p>rursus</text:p>
          </table:table-cell>
          <table:table-cell table:style-name="ce76" office:value-type="string">
            <text:p>din nou</text:p>
          </table:table-cell>
          <table:table-cell table:style-name="ce78" office:value-type="string">
            <text:p>nochm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devo</text:p>
          </table:table-cell>
          <table:table-cell table:style-name="ce56" office:value-type="string">
            <text:p>ahead</text:p>
          </table:table-cell>
          <table:table-cell table:style-name="ce63" office:value-type="string">
            <text:p>adelante</text:p>
          </table:table-cell>
          <table:table-cell table:style-name="ce67" office:value-type="string">
            <text:p>devant</text:p>
          </table:table-cell>
          <table:table-cell table:style-name="ce70" office:value-type="string">
            <text:p>avanti</text:p>
          </table:table-cell>
          <table:table-cell table:style-name="ce73" office:value-type="string">
            <text:p>praemisit</text:p>
          </table:table-cell>
          <table:table-cell table:style-name="ce76" office:value-type="string">
            <text:p>înainte</text:p>
          </table:table-cell>
          <table:table-cell table:style-name="ce78" office:value-type="string">
            <text:p>vorau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ale</text:p>
          </table:table-cell>
          <table:table-cell table:style-name="ce56" office:value-type="string">
            <text:p>all</text:p>
          </table:table-cell>
          <table:table-cell table:style-name="ce63" office:value-type="string">
            <text:p>todas</text:p>
          </table:table-cell>
          <table:table-cell table:style-name="ce67" office:value-type="string">
            <text:p>tout</text:p>
          </table:table-cell>
          <table:table-cell table:style-name="ce70" office:value-type="string">
            <text:p>tutti</text:p>
          </table:table-cell>
          <table:table-cell table:style-name="ce73" office:value-type="string">
            <text:p>omnis</text:p>
          </table:table-cell>
          <table:table-cell table:style-name="ce76" office:value-type="string">
            <text:p>toate</text:p>
          </table:table-cell>
          <table:table-cell table:style-name="ce78" office:value-type="string">
            <text:p>alle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emu</text:p>
          </table:table-cell>
          <table:table-cell table:style-name="ce58" office:value-type="string">
            <text:p>allow</text:p>
          </table:table-cell>
          <table:table-cell table:style-name="ce64" office:value-type="string">
            <text:p>permitir</text:p>
          </table:table-cell>
          <table:table-cell table:style-name="ce67" office:value-type="string">
            <text:p>permettre</text:p>
          </table:table-cell>
          <table:table-cell table:style-name="ce70" office:value-type="string">
            <text:p>consentire</text:p>
          </table:table-cell>
          <table:table-cell table:style-name="ce73" office:value-type="string">
            <text:p>patitur</text:p>
          </table:table-cell>
          <table:table-cell table:style-name="ce76" office:value-type="string">
            <text:p>permite</text:p>
          </table:table-cell>
          <table:table-cell table:style-name="ce78" office:value-type="string">
            <text:p>erlaub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solo</text:p>
          </table:table-cell>
          <table:table-cell table:style-name="ce56" office:value-type="string">
            <text:p>alone</text:p>
          </table:table-cell>
          <table:table-cell table:style-name="ce63" office:value-type="string">
            <text:p>solo</text:p>
          </table:table-cell>
          <table:table-cell table:style-name="ce67" office:value-type="string">
            <text:p>seul</text:p>
          </table:table-cell>
          <table:table-cell table:style-name="ce70" office:value-type="string">
            <text:p>solo</text:p>
          </table:table-cell>
          <table:table-cell table:style-name="ce73" office:value-type="string">
            <text:p>solum</text:p>
          </table:table-cell>
          <table:table-cell table:style-name="ce76" office:value-type="string">
            <text:p>singur</text:p>
          </table:table-cell>
          <table:table-cell table:style-name="ce78" office:value-type="string">
            <text:p>allei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lag</text:p>
          </table:table-cell>
          <table:table-cell table:style-name="ce56" office:value-type="string">
            <text:p>along</text:p>
          </table:table-cell>
          <table:table-cell table:style-name="ce63" office:value-type="string">
            <text:p>a lo largo</text:p>
          </table:table-cell>
          <table:table-cell table:style-name="ce67" office:value-type="string">
            <text:p>le long de</text:p>
          </table:table-cell>
          <table:table-cell table:style-name="ce70" office:value-type="string">
            <text:p>lungo</text:p>
          </table:table-cell>
          <table:table-cell table:style-name="ce73" office:value-type="string">
            <text:p>per</text:p>
          </table:table-cell>
          <table:table-cell table:style-name="ce76" office:value-type="string">
            <text:p>de-a lungul</text:p>
          </table:table-cell>
          <table:table-cell table:style-name="ce78" office:value-type="string">
            <text:p>entlan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dejo</text:p>
          </table:table-cell>
          <table:table-cell table:style-name="ce56" office:value-type="string">
            <text:p>already</text:p>
          </table:table-cell>
          <table:table-cell table:style-name="ce63" office:value-type="string">
            <text:p>ya</text:p>
          </table:table-cell>
          <table:table-cell table:style-name="ce67" office:value-type="string">
            <text:p>déjà</text:p>
          </table:table-cell>
          <table:table-cell table:style-name="ce70" office:value-type="string">
            <text:p>già</text:p>
          </table:table-cell>
          <table:table-cell table:style-name="ce73" office:value-type="string">
            <text:p>iam</text:p>
          </table:table-cell>
          <table:table-cell table:style-name="ce76" office:value-type="string">
            <text:p>deja</text:p>
          </table:table-cell>
          <table:table-cell table:style-name="ce78" office:value-type="string">
            <text:p>bereit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aso</text:p>
          </table:table-cell>
          <table:table-cell table:style-name="ce56" office:value-type="string">
            <text:p>also</text:p>
          </table:table-cell>
          <table:table-cell table:style-name="ce63" office:value-type="string">
            <text:p>además</text:p>
          </table:table-cell>
          <table:table-cell table:style-name="ce67" office:value-type="string">
            <text:p>aussi</text:p>
          </table:table-cell>
          <table:table-cell table:style-name="ce70" office:value-type="string">
            <text:p>anche</text:p>
          </table:table-cell>
          <table:table-cell table:style-name="ce73" office:value-type="string">
            <text:p>etiam</text:p>
          </table:table-cell>
          <table:table-cell table:style-name="ce76" office:value-type="string">
            <text:p>de asemenea</text:p>
          </table:table-cell>
          <table:table-cell table:style-name="ce78" office:value-type="string">
            <text:p>ebenfall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56" office:value-type="string">
            <text:p>always</text:p>
          </table:table-cell>
          <table:table-cell table:style-name="ce63" office:value-type="string">
            <text:p>siempre</text:p>
          </table:table-cell>
          <table:table-cell table:style-name="ce67" office:value-type="string">
            <text:p>toujours</text:p>
          </table:table-cell>
          <table:table-cell table:style-name="ce70" office:value-type="string">
            <text:p>sempre</text:p>
          </table:table-cell>
          <table:table-cell table:style-name="ce73" office:value-type="string">
            <text:p>semper</text:p>
          </table:table-cell>
          <table:table-cell table:style-name="ce76" office:value-type="string">
            <text:p>mereu</text:p>
          </table:table-cell>
          <table:table-cell table:style-name="ce78" office:value-type="string">
            <text:p>imm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onu</text:p>
          </table:table-cell>
          <table:table-cell table:style-name="ce56" office:value-type="string">
            <text:p>am</text:p>
          </table:table-cell>
          <table:table-cell table:style-name="ce63" office:value-type="string">
            <text:p>soy</text:p>
          </table:table-cell>
          <table:table-cell table:style-name="ce67" office:value-type="string">
            <text:p>je suis</text:p>
          </table:table-cell>
          <table:table-cell table:style-name="ce70" office:value-type="string">
            <text:p>sono</text:p>
          </table:table-cell>
          <table:table-cell table:style-name="ce73" office:value-type="string">
            <text:p>ego sum</text:p>
          </table:table-cell>
          <table:table-cell table:style-name="ce76" office:value-type="string">
            <text:p>eu sunt</text:p>
          </table:table-cell>
          <table:table-cell table:style-name="ce78" office:value-type="string">
            <text:p>ich bi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56" office:value-type="string">
            <text:p>an</text:p>
          </table:table-cell>
          <table:table-cell table:style-name="ce63" office:value-type="string">
            <text:p>un</text:p>
          </table:table-cell>
          <table:table-cell table:style-name="ce67" office:value-type="string">
            <text:p>un</text:p>
          </table:table-cell>
          <table:table-cell table:style-name="ce70" office:value-type="string">
            <text:p>un</text:p>
          </table:table-cell>
          <table:table-cell table:style-name="ce73" office:value-type="string">
            <text:p>quod</text:p>
          </table:table-cell>
          <table:table-cell table:style-name="ce76" office:value-type="string">
            <text:p>un</text:p>
          </table:table-cell>
          <table:table-cell table:style-name="ce78" office:value-type="string">
            <text:p>ei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und</text:p>
          </table:table-cell>
          <table:table-cell table:style-name="ce56" office:value-type="string">
            <text:p>and</text:p>
          </table:table-cell>
          <table:table-cell table:style-name="ce63" office:value-type="string">
            <text:p>y</text:p>
          </table:table-cell>
          <table:table-cell table:style-name="ce67" office:value-type="string">
            <text:p>et</text:p>
          </table:table-cell>
          <table:table-cell table:style-name="ce70" office:value-type="string">
            <text:p>e</text:p>
          </table:table-cell>
          <table:table-cell table:style-name="ce73" office:value-type="string">
            <text:p>et</text:p>
          </table:table-cell>
          <table:table-cell table:style-name="ce76" office:value-type="string">
            <text:p>și</text:p>
          </table:table-cell>
          <table:table-cell table:style-name="ce78" office:value-type="string">
            <text:p>und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oru</text:p>
          </table:table-cell>
          <table:table-cell table:style-name="ce56" office:value-type="string">
            <text:p>any</text:p>
          </table:table-cell>
          <table:table-cell table:style-name="ce63" office:value-type="string">
            <text:p>alguna</text:p>
          </table:table-cell>
          <table:table-cell table:style-name="ce67" office:value-type="string">
            <text:p>quelconque</text:p>
          </table:table-cell>
          <table:table-cell table:style-name="ce70" office:value-type="string">
            <text:p>alcuno</text:p>
          </table:table-cell>
          <table:table-cell table:style-name="ce73" office:value-type="string">
            <text:p>aliqua</text:p>
          </table:table-cell>
          <table:table-cell table:style-name="ce76" office:value-type="string">
            <text:p>orice</text:p>
          </table:table-cell>
          <table:table-cell table:style-name="ce78" office:value-type="string">
            <text:p>irgendei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apyu</text:p>
          </table:table-cell>
          <table:table-cell table:style-name="ce58" office:value-type="string">
            <text:p>appear</text:p>
          </table:table-cell>
          <table:table-cell table:style-name="ce64" office:value-type="string">
            <text:p>aparecer</text:p>
          </table:table-cell>
          <table:table-cell table:style-name="ce67" office:value-type="string">
            <text:p>apparaître</text:p>
          </table:table-cell>
          <table:table-cell table:style-name="ce70" office:value-type="string">
            <text:p>apparire</text:p>
          </table:table-cell>
          <table:table-cell table:style-name="ce73" office:value-type="string">
            <text:p>videtur</text:p>
          </table:table-cell>
          <table:table-cell table:style-name="ce76" office:value-type="string">
            <text:p>apărea</text:p>
          </table:table-cell>
          <table:table-cell table:style-name="ce78" office:value-type="string">
            <text:p>erschein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mela</text:p>
          </table:table-cell>
          <table:table-cell table:style-name="ce56" office:value-type="string">
            <text:p>apple</text:p>
          </table:table-cell>
          <table:table-cell table:style-name="ce63" office:value-type="string">
            <text:p>manzana</text:p>
          </table:table-cell>
          <table:table-cell table:style-name="ce67" office:value-type="string">
            <text:p>Pomme</text:p>
          </table:table-cell>
          <table:table-cell table:style-name="ce70" office:value-type="string">
            <text:p>Mela</text:p>
          </table:table-cell>
          <table:table-cell table:style-name="ce73" office:value-type="string">
            <text:p>malum</text:p>
          </table:table-cell>
          <table:table-cell table:style-name="ce76" office:value-type="string">
            <text:p>măr</text:p>
          </table:table-cell>
          <table:table-cell table:style-name="ce78" office:value-type="string">
            <text:p>Apfe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jiro</text:p>
          </table:table-cell>
          <table:table-cell table:style-name="ce56" office:value-type="string">
            <text:p>around</text:p>
          </table:table-cell>
          <table:table-cell table:style-name="ce63" office:value-type="string">
            <text:p>alrededor</text:p>
          </table:table-cell>
          <table:table-cell table:style-name="ce67" office:value-type="string">
            <text:p>environ</text:p>
          </table:table-cell>
          <table:table-cell table:style-name="ce70" office:value-type="string">
            <text:p>in giro</text:p>
          </table:table-cell>
          <table:table-cell table:style-name="ce73" office:value-type="string">
            <text:p>circum</text:p>
          </table:table-cell>
          <table:table-cell table:style-name="ce76" office:value-type="string">
            <text:p>în jurul</text:p>
          </table:table-cell>
          <table:table-cell table:style-name="ce78" office:value-type="string">
            <text:p>u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uma</text:p>
          </table:table-cell>
          <table:table-cell table:style-name="ce56" office:value-type="string">
            <text:p>around</text:p>
          </table:table-cell>
          <table:table-cell table:style-name="ce63" office:value-type="string">
            <text:p>alrededor</text:p>
          </table:table-cell>
          <table:table-cell table:style-name="ce67" office:value-type="string">
            <text:p>environ</text:p>
          </table:table-cell>
          <table:table-cell table:style-name="ce70" office:value-type="string">
            <text:p>in giro</text:p>
          </table:table-cell>
          <table:table-cell table:style-name="ce73" office:value-type="string">
            <text:p>circum</text:p>
          </table:table-cell>
          <table:table-cell table:style-name="ce76" office:value-type="string">
            <text:p>în jurul</text:p>
          </table:table-cell>
          <table:table-cell table:style-name="ce78" office:value-type="string">
            <text:p>um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aivu</text:p>
          </table:table-cell>
          <table:table-cell table:style-name="ce58" office:value-type="string">
            <text:p>arrive</text:p>
          </table:table-cell>
          <table:table-cell table:style-name="ce64" office:value-type="string">
            <text:p>llegar</text:p>
          </table:table-cell>
          <table:table-cell table:style-name="ce67" office:value-type="string">
            <text:p>arriver</text:p>
          </table:table-cell>
          <table:table-cell table:style-name="ce70" office:value-type="string">
            <text:p>ottenere</text:p>
          </table:table-cell>
          <table:table-cell table:style-name="ce73" office:value-type="string">
            <text:p>ut</text:p>
          </table:table-cell>
          <table:table-cell table:style-name="ce76" office:value-type="string">
            <text:p>obține</text:p>
          </table:table-cell>
          <table:table-cell table:style-name="ce78" office:value-type="string">
            <text:p>ankomm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ka</text:p>
          </table:table-cell>
          <table:table-cell table:style-name="ce56" office:value-type="string">
            <text:p>as</text:p>
          </table:table-cell>
          <table:table-cell table:style-name="ce63" office:value-type="string">
            <text:p>como</text:p>
          </table:table-cell>
          <table:table-cell table:style-name="ce67" office:value-type="string">
            <text:p>comme</text:p>
          </table:table-cell>
          <table:table-cell table:style-name="ce70" office:value-type="string">
            <text:p>come</text:p>
          </table:table-cell>
          <table:table-cell table:style-name="ce73" office:value-type="string">
            <text:p>sicut</text:p>
          </table:table-cell>
          <table:table-cell table:style-name="ce76" office:value-type="string">
            <text:p>la fel de</text:p>
          </table:table-cell>
          <table:table-cell table:style-name="ce78" office:value-type="string">
            <text:p>wie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asku</text:p>
          </table:table-cell>
          <table:table-cell table:style-name="ce58" office:value-type="string">
            <text:p>ask for</text:p>
          </table:table-cell>
          <table:table-cell table:style-name="ce64" office:value-type="string">
            <text:p>pedir</text:p>
          </table:table-cell>
          <table:table-cell table:style-name="ce67" office:value-type="string">
            <text:p>demander</text:p>
          </table:table-cell>
          <table:table-cell table:style-name="ce70" office:value-type="string">
            <text:p>chiedere</text:p>
          </table:table-cell>
          <table:table-cell table:style-name="ce73" office:value-type="string">
            <text:p>quaerere</text:p>
          </table:table-cell>
          <table:table-cell table:style-name="ce76" office:value-type="string">
            <text:p>cere</text:p>
          </table:table-cell>
          <table:table-cell table:style-name="ce78" office:value-type="string">
            <text:p>frag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bei</text:p>
          </table:table-cell>
          <table:table-cell table:style-name="ce56" office:value-type="string">
            <text:p>at</text:p>
          </table:table-cell>
          <table:table-cell table:style-name="ce63" office:value-type="string">
            <text:p>la</text:p>
          </table:table-cell>
          <table:table-cell table:style-name="ce67" office:value-type="string">
            <text:p>à</text:p>
          </table:table-cell>
          <table:table-cell table:style-name="ce70" office:value-type="string">
            <text:p>a</text:p>
          </table:table-cell>
          <table:table-cell table:style-name="ce73" office:value-type="string">
            <text:p>apud</text:p>
          </table:table-cell>
          <table:table-cell table:style-name="ce76" office:value-type="string">
            <text:p>la</text:p>
          </table:table-cell>
          <table:table-cell table:style-name="ce78" office:value-type="string">
            <text:p>bei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ero</text:p>
          </table:table-cell>
          <table:table-cell table:style-name="ce56" office:value-type="string">
            <text:p>available</text:p>
          </table:table-cell>
          <table:table-cell table:style-name="ce63" office:value-type="string">
            <text:p>disponible</text:p>
          </table:table-cell>
          <table:table-cell table:style-name="ce67" office:value-type="string">
            <text:p>disponible</text:p>
          </table:table-cell>
          <table:table-cell table:style-name="ce70" office:value-type="string">
            <text:p>a disposizione</text:p>
          </table:table-cell>
          <table:table-cell table:style-name="ce73" office:value-type="string">
            <text:p>praesto</text:p>
          </table:table-cell>
          <table:table-cell table:style-name="ce76" office:value-type="string">
            <text:p>disponibil</text:p>
          </table:table-cell>
          <table:table-cell table:style-name="ce78" office:value-type="string">
            <text:p>verfügba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moio</text:p>
          </table:table-cell>
          <table:table-cell table:style-name="ce56" office:value-type="string">
            <text:p>away</text:p>
          </table:table-cell>
          <table:table-cell table:style-name="ce63" office:value-type="string">
            <text:p>lejos</text:p>
          </table:table-cell>
          <table:table-cell table:style-name="ce67" office:value-type="string">
            <text:p>un moyen</text:p>
          </table:table-cell>
          <table:table-cell table:style-name="ce70" office:value-type="string">
            <text:p>lontano</text:p>
          </table:table-cell>
          <table:table-cell table:style-name="ce73" office:value-type="string">
            <text:p>auferetur</text:p>
          </table:table-cell>
          <table:table-cell table:style-name="ce76" office:value-type="string">
            <text:p>mai departe</text:p>
          </table:table-cell>
          <table:table-cell table:style-name="ce78" office:value-type="string">
            <text:p>We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veg</text:p>
          </table:table-cell>
          <table:table-cell table:style-name="ce56" office:value-type="string">
            <text:p>away</text:p>
          </table:table-cell>
          <table:table-cell table:style-name="ce63" office:value-type="string">
            <text:p>lejos</text:p>
          </table:table-cell>
          <table:table-cell table:style-name="ce67" office:value-type="string">
            <text:p>un moyen</text:p>
          </table:table-cell>
          <table:table-cell table:style-name="ce70" office:value-type="string">
            <text:p>lontano</text:p>
          </table:table-cell>
          <table:table-cell table:style-name="ce73" office:value-type="string">
            <text:p>auferetur</text:p>
          </table:table-cell>
          <table:table-cell table:style-name="ce76" office:value-type="string">
            <text:p>departe</text:p>
          </table:table-cell>
          <table:table-cell table:style-name="ce78" office:value-type="string">
            <text:p>We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bobo</text:p>
          </table:table-cell>
          <table:table-cell table:style-name="ce56" office:value-type="string">
            <text:p>baby</text:p>
          </table:table-cell>
          <table:table-cell table:style-name="ce63" office:value-type="string">
            <text:p>bebé</text:p>
          </table:table-cell>
          <table:table-cell table:style-name="ce67" office:value-type="string">
            <text:p>bébé</text:p>
          </table:table-cell>
          <table:table-cell table:style-name="ce70" office:value-type="string">
            <text:p>bambino</text:p>
          </table:table-cell>
          <table:table-cell table:style-name="ce73" office:value-type="string">
            <text:p>infans</text:p>
          </table:table-cell>
          <table:table-cell table:style-name="ce76" office:value-type="string">
            <text:p>bebelus</text:p>
          </table:table-cell>
          <table:table-cell table:style-name="ce78" office:value-type="string">
            <text:p>Baby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reto</text:p>
          </table:table-cell>
          <table:table-cell table:style-name="ce56" office:value-type="string">
            <text:p>back</text:p>
          </table:table-cell>
          <table:table-cell table:style-name="ce63" office:value-type="string">
            <text:p>espalda</text:p>
          </table:table-cell>
          <table:table-cell table:style-name="ce67" office:value-type="string">
            <text:p>retour</text:p>
          </table:table-cell>
          <table:table-cell table:style-name="ce70" office:value-type="string">
            <text:p>indietro</text:p>
          </table:table-cell>
          <table:table-cell table:style-name="ce73" office:value-type="string">
            <text:p>revenite</text:p>
          </table:table-cell>
          <table:table-cell table:style-name="ce76" office:value-type="string">
            <text:p>înapoi</text:p>
          </table:table-cell>
          <table:table-cell table:style-name="ce78" office:value-type="string">
            <text:p>zurück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tor</text:p>
          </table:table-cell>
          <table:table-cell table:style-name="ce56" office:value-type="string">
            <text:p>back to</text:p>
          </table:table-cell>
          <table:table-cell table:style-name="ce63" office:value-type="string">
            <text:p>de regreso</text:p>
          </table:table-cell>
          <table:table-cell table:style-name="ce67" office:value-type="string">
            <text:p>retour à</text:p>
          </table:table-cell>
          <table:table-cell table:style-name="ce70" office:value-type="string">
            <text:p>torna a</text:p>
          </table:table-cell>
          <table:table-cell table:style-name="ce73" office:value-type="string">
            <text:p>ut tergum</text:p>
          </table:table-cell>
          <table:table-cell table:style-name="ce76" office:value-type="string">
            <text:p>înapoi la</text:p>
          </table:table-cell>
          <table:table-cell table:style-name="ce78" office:value-type="string">
            <text:p>zurück zu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malo</text:p>
          </table:table-cell>
          <table:table-cell table:style-name="ce56" office:value-type="string">
            <text:p>bad</text:p>
          </table:table-cell>
          <table:table-cell table:style-name="ce63" office:value-type="string">
            <text:p>malo</text:p>
          </table:table-cell>
          <table:table-cell table:style-name="ce67" office:value-type="string">
            <text:p>mauvais</text:p>
          </table:table-cell>
          <table:table-cell table:style-name="ce70" office:value-type="string">
            <text:p>male</text:p>
          </table:table-cell>
          <table:table-cell table:style-name="ce73" office:value-type="string">
            <text:p>malus</text:p>
          </table:table-cell>
          <table:table-cell table:style-name="ce76" office:value-type="string">
            <text:p>rău</text:p>
          </table:table-cell>
          <table:table-cell table:style-name="ce78" office:value-type="string">
            <text:p>Schlech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ala</text:p>
          </table:table-cell>
          <table:table-cell table:style-name="ce56" office:value-type="string">
            <text:p>ball</text:p>
          </table:table-cell>
          <table:table-cell table:style-name="ce63" office:value-type="string">
            <text:p>pelota</text:p>
          </table:table-cell>
          <table:table-cell table:style-name="ce67" office:value-type="string">
            <text:p>Balle</text:p>
          </table:table-cell>
          <table:table-cell table:style-name="ce70" office:value-type="string">
            <text:p>palla</text:p>
          </table:table-cell>
          <table:table-cell table:style-name="ce73" office:value-type="string">
            <text:p>Sphera</text:p>
          </table:table-cell>
          <table:table-cell table:style-name="ce76" office:value-type="string">
            <text:p>minge</text:p>
          </table:table-cell>
          <table:table-cell table:style-name="ce78" office:value-type="string">
            <text:p>Bal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eru</text:p>
          </table:table-cell>
          <table:table-cell table:style-name="ce56" office:value-type="string">
            <text:p>be</text:p>
          </table:table-cell>
          <table:table-cell table:style-name="ce63" office:value-type="string">
            <text:p>estar</text:p>
          </table:table-cell>
          <table:table-cell table:style-name="ce67" office:value-type="string">
            <text:p>être</text:p>
          </table:table-cell>
          <table:table-cell table:style-name="ce70" office:value-type="string">
            <text:p>essere</text:p>
          </table:table-cell>
          <table:table-cell table:style-name="ce73" office:value-type="string">
            <text:p>esse</text:p>
          </table:table-cell>
          <table:table-cell table:style-name="ce76" office:value-type="string">
            <text:p>fi</text:p>
          </table:table-cell>
          <table:table-cell table:style-name="ce78" office:value-type="string">
            <text:p>Sei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Ursa</text:p>
          </table:table-cell>
          <table:table-cell table:style-name="ce56" office:value-type="string">
            <text:p>bear</text:p>
          </table:table-cell>
          <table:table-cell table:style-name="ce63" office:value-type="string">
            <text:p>oso</text:p>
          </table:table-cell>
          <table:table-cell table:style-name="ce67" office:value-type="string">
            <text:p>ours</text:p>
          </table:table-cell>
          <table:table-cell table:style-name="ce70" office:value-type="string">
            <text:p>orso</text:p>
          </table:table-cell>
          <table:table-cell table:style-name="ce73" office:value-type="string">
            <text:p>Ursa</text:p>
          </table:table-cell>
          <table:table-cell table:style-name="ce76" office:value-type="string">
            <text:p>urs</text:p>
          </table:table-cell>
          <table:table-cell table:style-name="ce78" office:value-type="string">
            <text:p>Bä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ky</text:p>
          </table:table-cell>
          <table:table-cell table:style-name="ce56" office:value-type="string">
            <text:p>because</text:p>
          </table:table-cell>
          <table:table-cell table:style-name="ce63" office:value-type="string">
            <text:p>porque</text:p>
          </table:table-cell>
          <table:table-cell table:style-name="ce67" office:value-type="string">
            <text:p>parce que</text:p>
          </table:table-cell>
          <table:table-cell table:style-name="ce70" office:value-type="string">
            <text:p>perché</text:p>
          </table:table-cell>
          <table:table-cell table:style-name="ce73" office:value-type="string">
            <text:p>quod</text:p>
          </table:table-cell>
          <table:table-cell table:style-name="ce76" office:value-type="string">
            <text:p>deoarece</text:p>
          </table:table-cell>
          <table:table-cell table:style-name="ce78" office:value-type="string">
            <text:p>da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kama</text:p>
          </table:table-cell>
          <table:table-cell table:style-name="ce56" office:value-type="string">
            <text:p>bed</text:p>
          </table:table-cell>
          <table:table-cell table:style-name="ce63" office:value-type="string">
            <text:p>cama</text:p>
          </table:table-cell>
          <table:table-cell table:style-name="ce67" office:value-type="string">
            <text:p>lit</text:p>
          </table:table-cell>
          <table:table-cell table:style-name="ce70" office:value-type="string">
            <text:p>letto</text:p>
          </table:table-cell>
          <table:table-cell table:style-name="ce73" office:value-type="string">
            <text:p>lectulo</text:p>
          </table:table-cell>
          <table:table-cell table:style-name="ce76" office:value-type="string">
            <text:p>pat</text:p>
          </table:table-cell>
          <table:table-cell table:style-name="ce78" office:value-type="string">
            <text:p>Bett</text:p>
          </table:table-cell>
          <table:table-cell table:style-name="ce70" table:number-columns-repeated="6"/>
          <table:table-cell table:number-columns-repeated="1002"/>
        </table:table-row>
        <table:table-row table:style-name="ro3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ate</text:p>
          </table:table-cell>
          <table:table-cell table:style-name="ce56" office:value-type="string">
            <text:p>before</text:p>
          </table:table-cell>
          <table:table-cell table:style-name="ce63" office:value-type="string">
            <text:p>antes de</text:p>
          </table:table-cell>
          <table:table-cell table:style-name="ce67" office:value-type="string">
            <text:p>avant</text:p>
          </table:table-cell>
          <table:table-cell table:style-name="ce70" office:value-type="string">
            <text:p>prima</text:p>
          </table:table-cell>
          <table:table-cell table:style-name="ce73" office:value-type="string">
            <text:p>ante</text:p>
          </table:table-cell>
          <table:table-cell table:style-name="ce76" office:value-type="string">
            <text:p>inainte de</text:p>
          </table:table-cell>
          <table:table-cell table:style-name="ce78" office:value-type="string">
            <text:p>bevor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ezu</text:p>
          </table:table-cell>
          <table:table-cell table:style-name="ce58" office:value-type="string">
            <text:p>begin</text:p>
          </table:table-cell>
          <table:table-cell table:style-name="ce64" office:value-type="string">
            <text:p>empezar</text:p>
          </table:table-cell>
          <table:table-cell table:style-name="ce67" office:value-type="string">
            <text:p>commencer</text:p>
          </table:table-cell>
          <table:table-cell table:style-name="ce70" office:value-type="string">
            <text:p>iniziare</text:p>
          </table:table-cell>
          <table:table-cell table:style-name="ce73" office:value-type="string">
            <text:p>incipere</text:p>
          </table:table-cell>
          <table:table-cell table:style-name="ce76" office:value-type="string">
            <text:p>începe, start</text:p>
          </table:table-cell>
          <table:table-cell table:style-name="ce78" office:value-type="string">
            <text:p>start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pos</text:p>
          </table:table-cell>
          <table:table-cell table:style-name="ce56" office:value-type="string">
            <text:p>behind</text:p>
          </table:table-cell>
          <table:table-cell table:style-name="ce63" office:value-type="string">
            <text:p>detrás</text:p>
          </table:table-cell>
          <table:table-cell table:style-name="ce67" office:value-type="string">
            <text:p>derrière</text:p>
          </table:table-cell>
          <table:table-cell table:style-name="ce70" office:value-type="string">
            <text:p>dietro a</text:p>
          </table:table-cell>
          <table:table-cell table:style-name="ce73" office:value-type="string">
            <text:p>post</text:p>
          </table:table-cell>
          <table:table-cell table:style-name="ce76" office:value-type="string">
            <text:p>in spate</text:p>
          </table:table-cell>
          <table:table-cell table:style-name="ce78" office:value-type="string">
            <text:p>hinter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edu</text:p>
          </table:table-cell>
          <table:table-cell table:style-name="ce58" office:value-type="string">
            <text:p>believe</text:p>
          </table:table-cell>
          <table:table-cell table:style-name="ce64" office:value-type="string">
            <text:p>creer</text:p>
          </table:table-cell>
          <table:table-cell table:style-name="ce67" office:value-type="string">
            <text:p>croire</text:p>
          </table:table-cell>
          <table:table-cell table:style-name="ce70" office:value-type="string">
            <text:p>credere</text:p>
          </table:table-cell>
          <table:table-cell table:style-name="ce73" office:value-type="string">
            <text:p>Credo</text:p>
          </table:table-cell>
          <table:table-cell table:style-name="ce76" office:value-type="string">
            <text:p>crede</text:p>
          </table:table-cell>
          <table:table-cell table:style-name="ce78" office:value-type="string">
            <text:p>glaub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koxa</text:p>
          </table:table-cell>
          <table:table-cell table:style-name="ce56" office:value-type="string">
            <text:p>bell</text:p>
          </table:table-cell>
          <table:table-cell table:style-name="ce63" office:value-type="string">
            <text:p>campana</text:p>
          </table:table-cell>
          <table:table-cell table:style-name="ce67" office:value-type="string">
            <text:p>cloche</text:p>
          </table:table-cell>
          <table:table-cell table:style-name="ce70" office:value-type="string">
            <text:p>campana</text:p>
          </table:table-cell>
          <table:table-cell table:style-name="ce73" office:value-type="string">
            <text:p>campanam</text:p>
          </table:table-cell>
          <table:table-cell table:style-name="ce76" office:value-type="string">
            <text:p>clopot</text:p>
          </table:table-cell>
          <table:table-cell table:style-name="ce78" office:value-type="string">
            <text:p>Glock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sub</text:p>
          </table:table-cell>
          <table:table-cell table:style-name="ce56" office:value-type="string">
            <text:p>beneath</text:p>
          </table:table-cell>
          <table:table-cell table:style-name="ce63" office:value-type="string">
            <text:p>debajo</text:p>
          </table:table-cell>
          <table:table-cell table:style-name="ce67" office:value-type="string">
            <text:p>sous</text:p>
          </table:table-cell>
          <table:table-cell table:style-name="ce70" office:value-type="string">
            <text:p>sotto</text:p>
          </table:table-cell>
          <table:table-cell table:style-name="ce73" office:value-type="string">
            <text:p>sub</text:p>
          </table:table-cell>
          <table:table-cell table:style-name="ce76" office:value-type="string">
            <text:p>sub</text:p>
          </table:table-cell>
          <table:table-cell table:style-name="ce78" office:value-type="string">
            <text:p>unt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nib</text:p>
          </table:table-cell>
          <table:table-cell table:style-name="ce56" office:value-type="string">
            <text:p>beside</text:p>
          </table:table-cell>
          <table:table-cell table:style-name="ce63" office:value-type="string">
            <text:p>junto a</text:p>
          </table:table-cell>
          <table:table-cell table:style-name="ce67" office:value-type="string">
            <text:p>à côté de</text:p>
          </table:table-cell>
          <table:table-cell table:style-name="ce70" office:value-type="string">
            <text:p>accanto</text:p>
          </table:table-cell>
          <table:table-cell table:style-name="ce73" office:value-type="string">
            <text:p>præter</text:p>
          </table:table-cell>
          <table:table-cell table:style-name="ce76" office:value-type="string">
            <text:p>lângă</text:p>
          </table:table-cell>
          <table:table-cell table:style-name="ce78" office:value-type="string">
            <text:p>neb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beto</text:p>
          </table:table-cell>
          <table:table-cell table:style-name="ce56" office:value-type="string">
            <text:p>best</text:p>
          </table:table-cell>
          <table:table-cell table:style-name="ce63" office:value-type="string">
            <text:p>mejor</text:p>
          </table:table-cell>
          <table:table-cell table:style-name="ce67" office:value-type="string">
            <text:p>meilleur</text:p>
          </table:table-cell>
          <table:table-cell table:style-name="ce70" office:value-type="string">
            <text:p>migliore</text:p>
          </table:table-cell>
          <table:table-cell table:style-name="ce73" office:value-type="string">
            <text:p>optimum</text:p>
          </table:table-cell>
          <table:table-cell table:style-name="ce76" office:value-type="string">
            <text:p>cel mai bun</text:p>
          </table:table-cell>
          <table:table-cell table:style-name="ce78" office:value-type="string">
            <text:p>Best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meho</text:p>
          </table:table-cell>
          <table:table-cell table:style-name="ce56" office:value-type="string">
            <text:p>better</text:p>
          </table:table-cell>
          <table:table-cell table:style-name="ce63" office:value-type="string">
            <text:p>mejor</text:p>
          </table:table-cell>
          <table:table-cell table:style-name="ce67" office:value-type="string">
            <text:p>mieux</text:p>
          </table:table-cell>
          <table:table-cell table:style-name="ce70" office:value-type="string">
            <text:p>meglio</text:p>
          </table:table-cell>
          <table:table-cell table:style-name="ce73" office:value-type="string">
            <text:p>melior</text:p>
          </table:table-cell>
          <table:table-cell table:style-name="ce76" office:value-type="string">
            <text:p>mai bine</text:p>
          </table:table-cell>
          <table:table-cell table:style-name="ce78" office:value-type="string">
            <text:p>bess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fra</text:p>
          </table:table-cell>
          <table:table-cell table:style-name="ce56" office:value-type="string">
            <text:p>between</text:p>
          </table:table-cell>
          <table:table-cell table:style-name="ce63" office:value-type="string">
            <text:p>Entre</text:p>
          </table:table-cell>
          <table:table-cell table:style-name="ce67" office:value-type="string">
            <text:p>entre</text:p>
          </table:table-cell>
          <table:table-cell table:style-name="ce70" office:value-type="string">
            <text:p>fra</text:p>
          </table:table-cell>
          <table:table-cell table:style-name="ce73" office:value-type="string">
            <text:p>inter</text:p>
          </table:table-cell>
          <table:table-cell table:style-name="ce76" office:value-type="string">
            <text:p>între</text:p>
          </table:table-cell>
          <table:table-cell table:style-name="ce78" office:value-type="string">
            <text:p>zwisc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goso</text:p>
          </table:table-cell>
          <table:table-cell table:style-name="ce56" office:value-type="string">
            <text:p>big</text:p>
          </table:table-cell>
          <table:table-cell table:style-name="ce63" office:value-type="string">
            <text:p>grande</text:p>
          </table:table-cell>
          <table:table-cell table:style-name="ce67" office:value-type="string">
            <text:p>gros</text:p>
          </table:table-cell>
          <table:table-cell table:style-name="ce70" office:value-type="string">
            <text:p>grande</text:p>
          </table:table-cell>
          <table:table-cell table:style-name="ce73" office:value-type="string">
            <text:p>magnum</text:p>
          </table:table-cell>
          <table:table-cell table:style-name="ce76" office:value-type="string">
            <text:p>mare</text:p>
          </table:table-cell>
          <table:table-cell table:style-name="ce78" office:value-type="string">
            <text:p>groß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ozea</text:p>
          </table:table-cell>
          <table:table-cell table:style-name="ce56" office:value-type="string">
            <text:p>bird</text:p>
          </table:table-cell>
          <table:table-cell table:style-name="ce63" office:value-type="string">
            <text:p>pájaro</text:p>
          </table:table-cell>
          <table:table-cell table:style-name="ce67" office:value-type="string">
            <text:p>oiseau</text:p>
          </table:table-cell>
          <table:table-cell table:style-name="ce70" office:value-type="string">
            <text:p>uccello</text:p>
          </table:table-cell>
          <table:table-cell table:style-name="ce73" office:value-type="string">
            <text:p>avem</text:p>
          </table:table-cell>
          <table:table-cell table:style-name="ce76" office:value-type="string">
            <text:p>pasăre</text:p>
          </table:table-cell>
          <table:table-cell table:style-name="ce78" office:value-type="string">
            <text:p>Voge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nata</text:p>
          </table:table-cell>
          <table:table-cell table:style-name="ce56" office:value-type="string">
            <text:p>birthday</text:p>
          </table:table-cell>
          <table:table-cell table:style-name="ce63" office:value-type="string">
            <text:p>cumpleaños</text:p>
          </table:table-cell>
          <table:table-cell table:style-name="ce67" office:value-type="string">
            <text:p>anniversaire</text:p>
          </table:table-cell>
          <table:table-cell table:style-name="ce70" office:value-type="string">
            <text:p>compleanno</text:p>
          </table:table-cell>
          <table:table-cell table:style-name="ce73" office:value-type="string">
            <text:p>natalem</text:p>
          </table:table-cell>
          <table:table-cell table:style-name="ce76" office:value-type="string">
            <text:p>zi de nastere</text:p>
          </table:table-cell>
          <table:table-cell table:style-name="ce78" office:value-type="string">
            <text:p>Geburtsta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nego</text:p>
          </table:table-cell>
          <table:table-cell table:style-name="ce56" office:value-type="string">
            <text:p>black</text:p>
          </table:table-cell>
          <table:table-cell table:style-name="ce63" office:value-type="string">
            <text:p>negro</text:p>
          </table:table-cell>
          <table:table-cell table:style-name="ce67" office:value-type="string">
            <text:p>noir</text:p>
          </table:table-cell>
          <table:table-cell table:style-name="ce70" office:value-type="string">
            <text:p>nero</text:p>
          </table:table-cell>
          <table:table-cell table:style-name="ce73" office:value-type="string">
            <text:p>nigreos</text:p>
          </table:table-cell>
          <table:table-cell table:style-name="ce76" office:value-type="string">
            <text:p>negru</text:p>
          </table:table-cell>
          <table:table-cell table:style-name="ce78" office:value-type="string">
            <text:p>schwarz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culoare</text:p>
          </table:table-cell>
          <table:table-cell table:style-name="ce26" office:value-type="string">
            <text:p>azul</text:p>
          </table:table-cell>
          <table:table-cell table:style-name="ce56" office:value-type="string">
            <text:p>blue</text:p>
          </table:table-cell>
          <table:table-cell table:style-name="ce63" office:value-type="string">
            <text:p>azul</text:p>
          </table:table-cell>
          <table:table-cell table:style-name="ce67" office:value-type="string">
            <text:p>bleu</text:p>
          </table:table-cell>
          <table:table-cell table:style-name="ce70" office:value-type="string">
            <text:p>blu</text:p>
          </table:table-cell>
          <table:table-cell table:style-name="ce73" office:value-type="string">
            <text:p>caeruleum</text:p>
          </table:table-cell>
          <table:table-cell table:style-name="ce76" office:value-type="string">
            <text:p>albastru</text:p>
          </table:table-cell>
          <table:table-cell table:style-name="ce78" office:value-type="string">
            <text:p>Blau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baka</text:p>
          </table:table-cell>
          <table:table-cell table:style-name="ce56" office:value-type="string">
            <text:p>boat</text:p>
          </table:table-cell>
          <table:table-cell table:style-name="ce63" office:value-type="string">
            <text:p>barco</text:p>
          </table:table-cell>
          <table:table-cell table:style-name="ce67" office:value-type="string">
            <text:p>bateau</text:p>
          </table:table-cell>
          <table:table-cell table:style-name="ce70" office:value-type="string">
            <text:p>barca</text:p>
          </table:table-cell>
          <table:table-cell table:style-name="ce73" office:value-type="string">
            <text:p>navis</text:p>
          </table:table-cell>
          <table:table-cell table:style-name="ce76" office:value-type="string">
            <text:p>barcă</text:p>
          </table:table-cell>
          <table:table-cell table:style-name="ce78" office:value-type="string">
            <text:p>Boo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portugese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naxu</text:p>
          </table:table-cell>
          <table:table-cell table:style-name="ce58" office:value-type="string">
            <text:p>born</text:p>
          </table:table-cell>
          <table:table-cell table:style-name="ce64" office:value-type="string">
            <text:p>nacer</text:p>
          </table:table-cell>
          <table:table-cell table:style-name="ce67" office:value-type="string">
            <text:p>naître</text:p>
          </table:table-cell>
          <table:table-cell table:style-name="ce70" office:value-type="string">
            <text:p>essere nato</text:p>
          </table:table-cell>
          <table:table-cell table:style-name="ce73" office:value-type="string">
            <text:p>natus est</text:p>
          </table:table-cell>
          <table:table-cell table:style-name="ce76" office:value-type="string">
            <text:p>a se naste</text:p>
          </table:table-cell>
          <table:table-cell table:style-name="ce78" office:value-type="string">
            <text:p>geboren wer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amo</text:p>
          </table:table-cell>
          <table:table-cell table:style-name="ce56" office:value-type="string">
            <text:p>both</text:p>
          </table:table-cell>
          <table:table-cell table:style-name="ce63" office:value-type="string">
            <text:p>ambos</text:p>
          </table:table-cell>
          <table:table-cell table:style-name="ce67" office:value-type="string">
            <text:p>tous les deux</text:p>
          </table:table-cell>
          <table:table-cell table:style-name="ce70" office:value-type="string">
            <text:p>entrambi</text:p>
          </table:table-cell>
          <table:table-cell table:style-name="ce73" office:value-type="string">
            <text:p>ambo</text:p>
          </table:table-cell>
          <table:table-cell table:style-name="ce76" office:value-type="string">
            <text:p>ambii</text:p>
          </table:table-cell>
          <table:table-cell table:style-name="ce78" office:value-type="string">
            <text:p>beid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kaja</text:p>
          </table:table-cell>
          <table:table-cell table:style-name="ce56" office:value-type="string">
            <text:p>box</text:p>
          </table:table-cell>
          <table:table-cell table:style-name="ce63" office:value-type="string">
            <text:p>caja</text:p>
          </table:table-cell>
          <table:table-cell table:style-name="ce67" office:value-type="string">
            <text:p>boîte</text:p>
          </table:table-cell>
          <table:table-cell table:style-name="ce70" office:value-type="string">
            <text:p>scatola</text:p>
          </table:table-cell>
          <table:table-cell table:style-name="ce73" office:value-type="string">
            <text:p>arca archa</text:p>
          </table:table-cell>
          <table:table-cell table:style-name="ce76" office:value-type="string">
            <text:p>cutie</text:p>
          </table:table-cell>
          <table:table-cell table:style-name="ce78" office:value-type="string">
            <text:p>Box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nina</text:p>
          </table:table-cell>
          <table:table-cell table:style-name="ce56" office:value-type="string">
            <text:p>boy</text:p>
          </table:table-cell>
          <table:table-cell table:style-name="ce63" office:value-type="string">
            <text:p>niño</text:p>
          </table:table-cell>
          <table:table-cell table:style-name="ce67" office:value-type="string">
            <text:p>garçon</text:p>
          </table:table-cell>
          <table:table-cell table:style-name="ce70" office:value-type="string">
            <text:p>ragazzo</text:p>
          </table:table-cell>
          <table:table-cell table:style-name="ce73" office:value-type="string">
            <text:p>Puer</text:p>
          </table:table-cell>
          <table:table-cell table:style-name="ce76" office:value-type="string">
            <text:p>băiat</text:p>
          </table:table-cell>
          <table:table-cell table:style-name="ce78" office:value-type="string">
            <text:p>Jung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ana</text:p>
          </table:table-cell>
          <table:table-cell table:style-name="ce56" office:value-type="string">
            <text:p>bread</text:p>
          </table:table-cell>
          <table:table-cell table:style-name="ce63" office:value-type="string">
            <text:p>pan de molde</text:p>
          </table:table-cell>
          <table:table-cell table:style-name="ce67" office:value-type="string">
            <text:p>pain</text:p>
          </table:table-cell>
          <table:table-cell table:style-name="ce70" office:value-type="string">
            <text:p>pane</text:p>
          </table:table-cell>
          <table:table-cell table:style-name="ce73" office:value-type="string">
            <text:p>panem</text:p>
          </table:table-cell>
          <table:table-cell table:style-name="ce76" office:value-type="string">
            <text:p>pâine</text:p>
          </table:table-cell>
          <table:table-cell table:style-name="ce78" office:value-type="string">
            <text:p>Bro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taru</text:p>
          </table:table-cell>
          <table:table-cell table:style-name="ce58" office:value-type="string">
            <text:p>bring</text:p>
          </table:table-cell>
          <table:table-cell table:style-name="ce64" office:value-type="string">
            <text:p>traer</text:p>
          </table:table-cell>
          <table:table-cell table:style-name="ce67" office:value-type="string">
            <text:p>apporter</text:p>
          </table:table-cell>
          <table:table-cell table:style-name="ce70" office:value-type="string">
            <text:p>portare</text:p>
          </table:table-cell>
          <table:table-cell table:style-name="ce73" office:value-type="string">
            <text:p>adducere</text:p>
          </table:table-cell>
          <table:table-cell table:style-name="ce76" office:value-type="string">
            <text:p>aduce</text:p>
          </table:table-cell>
          <table:table-cell table:style-name="ce78" office:value-type="string">
            <text:p>bring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frea</text:p>
          </table:table-cell>
          <table:table-cell table:style-name="ce56" office:value-type="string">
            <text:p>brother</text:p>
          </table:table-cell>
          <table:table-cell table:style-name="ce63" office:value-type="string">
            <text:p>hermano</text:p>
          </table:table-cell>
          <table:table-cell table:style-name="ce67" office:value-type="string">
            <text:p>frère</text:p>
          </table:table-cell>
          <table:table-cell table:style-name="ce70" office:value-type="string">
            <text:p>fratello</text:p>
          </table:table-cell>
          <table:table-cell table:style-name="ce73" office:value-type="string">
            <text:p>frater</text:p>
          </table:table-cell>
          <table:table-cell table:style-name="ce76" office:value-type="string">
            <text:p>frate</text:p>
          </table:table-cell>
          <table:table-cell table:style-name="ce78" office:value-type="string">
            <text:p>Brud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culoare</text:p>
          </table:table-cell>
          <table:table-cell table:style-name="ce26" office:value-type="string">
            <text:p>maro</text:p>
          </table:table-cell>
          <table:table-cell table:style-name="ce56" office:value-type="string">
            <text:p>brown</text:p>
          </table:table-cell>
          <table:table-cell table:style-name="ce63" office:value-type="string">
            <text:p>marrón</text:p>
          </table:table-cell>
          <table:table-cell table:style-name="ce67" office:value-type="string">
            <text:p>marron</text:p>
          </table:table-cell>
          <table:table-cell table:style-name="ce70" office:value-type="string">
            <text:p>Marrone</text:p>
          </table:table-cell>
          <table:table-cell table:style-name="ce73" office:value-type="string">
            <text:p>brunneis</text:p>
          </table:table-cell>
          <table:table-cell table:style-name="ce76" office:value-type="string">
            <text:p>maro</text:p>
          </table:table-cell>
          <table:table-cell table:style-name="ce78" office:value-type="string">
            <text:p>brau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5">
            <text:p>5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dar</text:p>
          </table:table-cell>
          <table:table-cell table:style-name="ce56" office:value-type="string">
            <text:p>but</text:p>
          </table:table-cell>
          <table:table-cell table:style-name="ce63" office:value-type="string">
            <text:p>pero</text:p>
          </table:table-cell>
          <table:table-cell table:style-name="ce67" office:value-type="string">
            <text:p>mais</text:p>
          </table:table-cell>
          <table:table-cell table:style-name="ce70" office:value-type="string">
            <text:p>ma</text:p>
          </table:table-cell>
          <table:table-cell table:style-name="ce73" office:value-type="string">
            <text:p>nisi</text:p>
          </table:table-cell>
          <table:table-cell table:style-name="ce76" office:value-type="string">
            <text:p>dar</text:p>
          </table:table-cell>
          <table:table-cell table:style-name="ce78" office:value-type="string">
            <text:p>ab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axtu</text:p>
          </table:table-cell>
          <table:table-cell table:style-name="ce56" office:value-type="string">
            <text:p>buy</text:p>
          </table:table-cell>
          <table:table-cell table:style-name="ce63" office:value-type="string">
            <text:p>comprar</text:p>
          </table:table-cell>
          <table:table-cell table:style-name="ce67" office:value-type="string">
            <text:p>acheter</text:p>
          </table:table-cell>
          <table:table-cell table:style-name="ce70" office:value-type="string">
            <text:p>acquistare</text:p>
          </table:table-cell>
          <table:table-cell table:style-name="ce73"/>
          <table:table-cell table:style-name="ce76" office:value-type="string">
            <text:p>a cumpara</text:p>
          </table:table-cell>
          <table:table-cell table:style-name="ce78" office:value-type="string">
            <text:p>Kauf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56" office:value-type="string">
            <text:p>by</text:p>
          </table:table-cell>
          <table:table-cell table:style-name="ce63" office:value-type="string">
            <text:p>por</text:p>
          </table:table-cell>
          <table:table-cell table:style-name="ce67" office:value-type="string">
            <text:p>par</text:p>
          </table:table-cell>
          <table:table-cell table:style-name="ce70" office:value-type="string">
            <text:p>di</text:p>
          </table:table-cell>
          <table:table-cell table:style-name="ce73" office:value-type="string">
            <text:p>per</text:p>
          </table:table-cell>
          <table:table-cell table:style-name="ce76" office:value-type="string">
            <text:p>spre</text:p>
          </table:table-cell>
          <table:table-cell table:style-name="ce78" office:value-type="string">
            <text:p>dur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tola</text:p>
          </table:table-cell>
          <table:table-cell table:style-name="ce56" office:value-type="string">
            <text:p>cake</text:p>
          </table:table-cell>
          <table:table-cell table:style-name="ce63" office:value-type="string">
            <text:p>pastel</text:p>
          </table:table-cell>
          <table:table-cell table:style-name="ce67" office:value-type="string">
            <text:p>gâteau</text:p>
          </table:table-cell>
          <table:table-cell table:style-name="ce70" office:value-type="string">
            <text:p>torta</text:p>
          </table:table-cell>
          <table:table-cell table:style-name="ce73" office:value-type="string">
            <text:p>libum</text:p>
          </table:table-cell>
          <table:table-cell table:style-name="ce76" office:value-type="string">
            <text:p>tort</text:p>
          </table:table-cell>
          <table:table-cell table:style-name="ce78" office:value-type="string">
            <text:p>Kuch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voku</text:p>
          </table:table-cell>
          <table:table-cell table:style-name="ce58" office:value-type="string">
            <text:p>call</text:p>
          </table:table-cell>
          <table:table-cell table:style-name="ce64" office:value-type="string">
            <text:p>llamar</text:p>
          </table:table-cell>
          <table:table-cell table:style-name="ce67" office:value-type="string">
            <text:p>appel</text:p>
          </table:table-cell>
          <table:table-cell table:style-name="ce70" office:value-type="string">
            <text:p>chiamata</text:p>
          </table:table-cell>
          <table:table-cell table:style-name="ce73" office:value-type="string">
            <text:p>voca</text:p>
          </table:table-cell>
          <table:table-cell table:style-name="ce76" office:value-type="string">
            <text:p>apel</text:p>
          </table:table-cell>
          <table:table-cell table:style-name="ce78" office:value-type="string">
            <text:p>anruf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ovu</text:p>
          </table:table-cell>
          <table:table-cell table:style-name="ce56" office:value-type="string">
            <text:p>can</text:p>
          </table:table-cell>
          <table:table-cell table:style-name="ce63" office:value-type="string">
            <text:p>puede</text:p>
          </table:table-cell>
          <table:table-cell table:style-name="ce67" office:value-type="string">
            <text:p>pouvez</text:p>
          </table:table-cell>
          <table:table-cell table:style-name="ce70" office:value-type="string">
            <text:p>può</text:p>
          </table:table-cell>
          <table:table-cell table:style-name="ce73" office:value-type="string">
            <text:p>potes</text:p>
          </table:table-cell>
          <table:table-cell table:style-name="ce76" office:value-type="string">
            <text:p>poate sa</text:p>
          </table:table-cell>
          <table:table-cell table:style-name="ce78" office:value-type="string">
            <text:p>kan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aota</text:p>
          </table:table-cell>
          <table:table-cell table:style-name="ce56" office:value-type="string">
            <text:p>car</text:p>
          </table:table-cell>
          <table:table-cell table:style-name="ce63" office:value-type="string">
            <text:p>coche</text:p>
          </table:table-cell>
          <table:table-cell table:style-name="ce67" office:value-type="string">
            <text:p>voiture</text:p>
          </table:table-cell>
          <table:table-cell table:style-name="ce70" office:value-type="string">
            <text:p>auto</text:p>
          </table:table-cell>
          <table:table-cell table:style-name="ce73" office:value-type="string">
            <text:p>currus</text:p>
          </table:table-cell>
          <table:table-cell table:style-name="ce76" office:value-type="string">
            <text:p>mașină</text:p>
          </table:table-cell>
          <table:table-cell table:style-name="ce78" office:value-type="string">
            <text:p>Auto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oru</text:p>
          </table:table-cell>
          <table:table-cell table:style-name="ce58" office:value-type="string">
            <text:p>carry</text:p>
          </table:table-cell>
          <table:table-cell table:style-name="ce64" office:value-type="string">
            <text:p>portar</text:p>
          </table:table-cell>
          <table:table-cell table:style-name="ce67" office:value-type="string">
            <text:p>porter</text:p>
          </table:table-cell>
          <table:table-cell table:style-name="ce70" office:value-type="string">
            <text:p>transportare</text:p>
          </table:table-cell>
          <table:table-cell table:style-name="ce73" office:value-type="string">
            <text:p>accipere</text:p>
          </table:table-cell>
          <table:table-cell table:style-name="ce76" office:value-type="string">
            <text:p>transporta</text:p>
          </table:table-cell>
          <table:table-cell table:style-name="ce78" office:value-type="string">
            <text:p>trag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gata</text:p>
          </table:table-cell>
          <table:table-cell table:style-name="ce56" office:value-type="string">
            <text:p>cat</text:p>
          </table:table-cell>
          <table:table-cell table:style-name="ce63" office:value-type="string">
            <text:p>gato</text:p>
          </table:table-cell>
          <table:table-cell table:style-name="ce67" office:value-type="string">
            <text:p>chat</text:p>
          </table:table-cell>
          <table:table-cell table:style-name="ce70" office:value-type="string">
            <text:p>gatto</text:p>
          </table:table-cell>
          <table:table-cell table:style-name="ce73" office:value-type="string">
            <text:p>cattus</text:p>
          </table:table-cell>
          <table:table-cell table:style-name="ce76" office:value-type="string">
            <text:p>pisică</text:p>
          </table:table-cell>
          <table:table-cell table:style-name="ce78" office:value-type="string">
            <text:p>Katz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ceno</text:p>
          </table:table-cell>
          <table:table-cell table:style-name="ce56" office:value-type="string">
            <text:p>central</text:p>
          </table:table-cell>
          <table:table-cell table:style-name="ce63" office:value-type="string">
            <text:p>central</text:p>
          </table:table-cell>
          <table:table-cell table:style-name="ce67" office:value-type="string">
            <text:p>central</text:p>
          </table:table-cell>
          <table:table-cell table:style-name="ce70" office:value-type="string">
            <text:p>centrale</text:p>
          </table:table-cell>
          <table:table-cell table:style-name="ce73" office:value-type="string">
            <text:p>centralis</text:p>
          </table:table-cell>
          <table:table-cell table:style-name="ce76" office:value-type="string">
            <text:p>central</text:p>
          </table:table-cell>
          <table:table-cell table:style-name="ce78" office:value-type="string">
            <text:p>zentr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ceto</text:p>
          </table:table-cell>
          <table:table-cell table:style-name="ce56" office:value-type="string">
            <text:p>certain</text:p>
          </table:table-cell>
          <table:table-cell table:style-name="ce63" office:value-type="string">
            <text:p>cierto</text:p>
          </table:table-cell>
          <table:table-cell table:style-name="ce67" office:value-type="string">
            <text:p>certain</text:p>
          </table:table-cell>
          <table:table-cell table:style-name="ce70" office:value-type="string">
            <text:p>certo</text:p>
          </table:table-cell>
          <table:table-cell table:style-name="ce73" office:value-type="string">
            <text:p>quaedam</text:p>
          </table:table-cell>
          <table:table-cell table:style-name="ce76" office:value-type="string">
            <text:p>anumit</text:p>
          </table:table-cell>
          <table:table-cell table:style-name="ce78" office:value-type="string">
            <text:p>sich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sela</text:p>
          </table:table-cell>
          <table:table-cell table:style-name="ce56" office:value-type="string">
            <text:p>chair</text:p>
          </table:table-cell>
          <table:table-cell table:style-name="ce63" office:value-type="string">
            <text:p>silla</text:p>
          </table:table-cell>
          <table:table-cell table:style-name="ce67" office:value-type="string">
            <text:p>chaise</text:p>
          </table:table-cell>
          <table:table-cell table:style-name="ce70" office:value-type="string">
            <text:p>sedia</text:p>
          </table:table-cell>
          <table:table-cell table:style-name="ce73" office:value-type="string">
            <text:p>sella</text:p>
          </table:table-cell>
          <table:table-cell table:style-name="ce76" office:value-type="string">
            <text:p>scaun</text:p>
          </table:table-cell>
          <table:table-cell table:style-name="ce78" office:value-type="string">
            <text:p>Stuhl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agu</text:p>
          </table:table-cell>
          <table:table-cell table:style-name="ce58" office:value-type="string">
            <text:p>change</text:p>
          </table:table-cell>
          <table:table-cell table:style-name="ce64" office:value-type="string">
            <text:p>cambiar</text:p>
          </table:table-cell>
          <table:table-cell table:style-name="ce67" office:value-type="string">
            <text:p>changer</text:p>
          </table:table-cell>
          <table:table-cell table:style-name="ce70" office:value-type="string">
            <text:p>cambiamento</text:p>
          </table:table-cell>
          <table:table-cell table:style-name="ce73" office:value-type="string">
            <text:p>mutatio</text:p>
          </table:table-cell>
          <table:table-cell table:style-name="ce76" office:value-type="string">
            <text:p>schimbare</text:p>
          </table:table-cell>
          <table:table-cell table:style-name="ce78" office:value-type="string">
            <text:p>änder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oia</text:p>
          </table:table-cell>
          <table:table-cell table:style-name="ce56" office:value-type="string">
            <text:p>chicken</text:p>
          </table:table-cell>
          <table:table-cell table:style-name="ce63" office:value-type="string">
            <text:p>pollo</text:p>
          </table:table-cell>
          <table:table-cell table:style-name="ce67" office:value-type="string">
            <text:p>poulet</text:p>
          </table:table-cell>
          <table:table-cell table:style-name="ce70" office:value-type="string">
            <text:p>pollo</text:p>
          </table:table-cell>
          <table:table-cell table:style-name="ce73" office:value-type="string">
            <text:p>pullum</text:p>
          </table:table-cell>
          <table:table-cell table:style-name="ce76" office:value-type="string">
            <text:p>pui</text:p>
          </table:table-cell>
          <table:table-cell table:style-name="ce78" office:value-type="string">
            <text:p>Hähnc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kide</text:p>
          </table:table-cell>
          <table:table-cell table:style-name="ce56" office:value-type="string">
            <text:p>children</text:p>
          </table:table-cell>
          <table:table-cell table:style-name="ce63" office:value-type="string">
            <text:p>niños</text:p>
          </table:table-cell>
          <table:table-cell table:style-name="ce67" office:value-type="string">
            <text:p>Enfants</text:p>
          </table:table-cell>
          <table:table-cell table:style-name="ce70" office:value-type="string">
            <text:p>bambini</text:p>
          </table:table-cell>
          <table:table-cell table:style-name="ce73" office:value-type="string">
            <text:p>liberi</text:p>
          </table:table-cell>
          <table:table-cell table:style-name="ce76" office:value-type="string">
            <text:p>copii</text:p>
          </table:table-cell>
          <table:table-cell table:style-name="ce78" office:value-type="string">
            <text:p>Kinder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nitu</text:p>
          </table:table-cell>
          <table:table-cell table:style-name="ce56" office:value-type="string">
            <text:p>clean</text:p>
          </table:table-cell>
          <table:table-cell table:style-name="ce63" office:value-type="string">
            <text:p>limpiar</text:p>
          </table:table-cell>
          <table:table-cell table:style-name="ce67" office:value-type="string">
            <text:p>nettoyer</text:p>
          </table:table-cell>
          <table:table-cell table:style-name="ce71" office:value-type="string">
            <text:p>pulire </text:p>
          </table:table-cell>
          <table:table-cell table:style-name="ce73" office:value-type="string">
            <text:p>mundo</text:p>
          </table:table-cell>
          <table:table-cell table:style-name="ce76" office:value-type="string">
            <text:p>curăța</text:p>
          </table:table-cell>
          <table:table-cell table:style-name="ce78" office:value-type="string">
            <text:p>reinig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laro</text:p>
          </table:table-cell>
          <table:table-cell table:style-name="ce56" office:value-type="string">
            <text:p>clear</text:p>
          </table:table-cell>
          <table:table-cell table:style-name="ce63" office:value-type="string">
            <text:p>claro</text:p>
          </table:table-cell>
          <table:table-cell table:style-name="ce67" office:value-type="string">
            <text:p>clair</text:p>
          </table:table-cell>
          <table:table-cell table:style-name="ce70" office:value-type="string">
            <text:p>chiaro</text:p>
          </table:table-cell>
          <table:table-cell table:style-name="ce73" office:value-type="string">
            <text:p>liquet</text:p>
          </table:table-cell>
          <table:table-cell table:style-name="ce76" office:value-type="string">
            <text:p>clar</text:p>
          </table:table-cell>
          <table:table-cell table:style-name="ce78" office:value-type="string">
            <text:p>kla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karo</text:p>
          </table:table-cell>
          <table:table-cell table:style-name="ce56" office:value-type="string">
            <text:p>clearly</text:p>
          </table:table-cell>
          <table:table-cell table:style-name="ce63" office:value-type="string">
            <text:p>claramente</text:p>
          </table:table-cell>
          <table:table-cell table:style-name="ce67" office:value-type="string">
            <text:p>clairement</text:p>
          </table:table-cell>
          <table:table-cell table:style-name="ce70" office:value-type="string">
            <text:p>chiaramente</text:p>
          </table:table-cell>
          <table:table-cell table:style-name="ce73" office:value-type="string">
            <text:p>evidenter</text:p>
          </table:table-cell>
          <table:table-cell table:style-name="ce76" office:value-type="string">
            <text:p>clar</text:p>
          </table:table-cell>
          <table:table-cell table:style-name="ce78" office:value-type="string">
            <text:p>deut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roja</text:p>
          </table:table-cell>
          <table:table-cell table:style-name="ce56" office:value-type="string">
            <text:p>clock</text:p>
          </table:table-cell>
          <table:table-cell table:style-name="ce63" office:value-type="string">
            <text:p>reloj</text:p>
          </table:table-cell>
          <table:table-cell table:style-name="ce67" office:value-type="string">
            <text:p>montre</text:p>
          </table:table-cell>
          <table:table-cell table:style-name="ce70" office:value-type="string">
            <text:p>orologio</text:p>
          </table:table-cell>
          <table:table-cell table:style-name="ce73" office:value-type="string">
            <text:p>vigilate, guard</text:p>
          </table:table-cell>
          <table:table-cell table:style-name="ce76" office:value-type="string">
            <text:p>ceas</text:p>
          </table:table-cell>
          <table:table-cell table:style-name="ce78" office:value-type="string">
            <text:p>uh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56" office:value-type="string">
            <text:p>close</text:p>
          </table:table-cell>
          <table:table-cell table:style-name="ce63" office:value-type="string">
            <text:p>cerca</text:p>
          </table:table-cell>
          <table:table-cell table:style-name="ce67" office:value-type="string">
            <text:p>proche</text:p>
          </table:table-cell>
          <table:table-cell table:style-name="ce70" office:value-type="string">
            <text:p>vicino</text:p>
          </table:table-cell>
          <table:table-cell table:style-name="ce73" office:value-type="string">
            <text:p>prope</text:p>
          </table:table-cell>
          <table:table-cell table:style-name="ce76" office:value-type="string">
            <text:p>aproape</text:p>
          </table:table-cell>
          <table:table-cell table:style-name="ce78" office:value-type="string">
            <text:p>na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oxo</text:p>
          </table:table-cell>
          <table:table-cell table:style-name="ce56" office:value-type="string">
            <text:p>close friends</text:p>
          </table:table-cell>
          <table:table-cell table:style-name="ce63" office:value-type="string">
            <text:p>intimo</text:p>
          </table:table-cell>
          <table:table-cell table:style-name="ce67" office:value-type="string">
            <text:p>proche</text:p>
          </table:table-cell>
          <table:table-cell table:style-name="ce70" office:value-type="string">
            <text:p>stretti</text:p>
          </table:table-cell>
          <table:table-cell table:style-name="ce73" office:value-type="string">
            <text:p>prope</text:p>
          </table:table-cell>
          <table:table-cell table:style-name="ce76" office:value-type="string">
            <text:p>apropiati</text:p>
          </table:table-cell>
          <table:table-cell table:style-name="ce78" office:value-type="string">
            <text:p>eng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kapa</text:p>
          </table:table-cell>
          <table:table-cell table:style-name="ce56" office:value-type="string">
            <text:p>coat</text:p>
          </table:table-cell>
          <table:table-cell table:style-name="ce63" office:value-type="string">
            <text:p>Saco</text:p>
          </table:table-cell>
          <table:table-cell table:style-name="ce67" office:value-type="string">
            <text:p>manteau</text:p>
          </table:table-cell>
          <table:table-cell table:style-name="ce70" office:value-type="string">
            <text:p>cappotto</text:p>
          </table:table-cell>
          <table:table-cell table:style-name="ce73" office:value-type="string">
            <text:p>lorica</text:p>
          </table:table-cell>
          <table:table-cell table:style-name="ce76" office:value-type="string">
            <text:p>palton</text:p>
          </table:table-cell>
          <table:table-cell table:style-name="ce78" office:value-type="string">
            <text:p>Mante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igo</text:p>
          </table:table-cell>
          <table:table-cell table:style-name="ce56" office:value-type="string">
            <text:p>cold</text:p>
          </table:table-cell>
          <table:table-cell table:style-name="ce63" office:value-type="string">
            <text:p>frío</text:p>
          </table:table-cell>
          <table:table-cell table:style-name="ce67" office:value-type="string">
            <text:p>du froid</text:p>
          </table:table-cell>
          <table:table-cell table:style-name="ce70" office:value-type="string">
            <text:p>freddo</text:p>
          </table:table-cell>
          <table:table-cell table:style-name="ce73" office:value-type="string">
            <text:p>frigus</text:p>
          </table:table-cell>
          <table:table-cell table:style-name="ce76" office:value-type="string">
            <text:p>frig</text:p>
          </table:table-cell>
          <table:table-cell table:style-name="ce78" office:value-type="string">
            <text:p>kal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venu</text:p>
          </table:table-cell>
          <table:table-cell table:style-name="ce58" office:value-type="string">
            <text:p>come</text:p>
          </table:table-cell>
          <table:table-cell table:style-name="ce64" office:value-type="string">
            <text:p>venir</text:p>
          </table:table-cell>
          <table:table-cell table:style-name="ce67" office:value-type="string">
            <text:p>venir</text:p>
          </table:table-cell>
          <table:table-cell table:style-name="ce70" office:value-type="string">
            <text:p>venire</text:p>
          </table:table-cell>
          <table:table-cell table:style-name="ce73" office:value-type="string">
            <text:p>veni</text:p>
          </table:table-cell>
          <table:table-cell table:style-name="ce76" office:value-type="string">
            <text:p>veni</text:p>
          </table:table-cell>
          <table:table-cell table:style-name="ce78" office:value-type="string">
            <text:p>komm scho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komo</text:p>
          </table:table-cell>
          <table:table-cell table:style-name="ce56" office:value-type="string">
            <text:p>common</text:p>
          </table:table-cell>
          <table:table-cell table:style-name="ce63" office:value-type="string">
            <text:p>común</text:p>
          </table:table-cell>
          <table:table-cell table:style-name="ce67" office:value-type="string">
            <text:p>commun</text:p>
          </table:table-cell>
          <table:table-cell table:style-name="ce70" office:value-type="string">
            <text:p>Comune</text:p>
          </table:table-cell>
          <table:table-cell table:style-name="ce73" office:value-type="string">
            <text:p>communia</text:p>
          </table:table-cell>
          <table:table-cell table:style-name="ce76" office:value-type="string">
            <text:p>comun</text:p>
          </table:table-cell>
          <table:table-cell table:style-name="ce78" office:value-type="string">
            <text:p>verbreite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odu</text:p>
          </table:table-cell>
          <table:table-cell table:style-name="ce58" office:value-type="string">
            <text:p>consider</text:p>
          </table:table-cell>
          <table:table-cell table:style-name="ce64" office:value-type="string">
            <text:p>considerar</text:p>
          </table:table-cell>
          <table:table-cell table:style-name="ce67" office:value-type="string">
            <text:p>considérer</text:p>
          </table:table-cell>
          <table:table-cell table:style-name="ce70" office:value-type="string">
            <text:p>prendere in considerazione</text:p>
          </table:table-cell>
          <table:table-cell table:style-name="ce73" office:value-type="string">
            <text:p>considerans</text:p>
          </table:table-cell>
          <table:table-cell table:style-name="ce76" office:value-type="string">
            <text:p>lua în considerare</text:p>
          </table:table-cell>
          <table:table-cell table:style-name="ce78" office:value-type="string">
            <text:p>überleg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ogu</text:p>
          </table:table-cell>
          <table:table-cell table:style-name="ce58" office:value-type="string">
            <text:p>convert</text:p>
          </table:table-cell>
          <table:table-cell table:style-name="ce64" office:value-type="string">
            <text:p>convertir</text:p>
          </table:table-cell>
          <table:table-cell table:style-name="ce67" office:value-type="string">
            <text:p>convertir</text:p>
          </table:table-cell>
          <table:table-cell table:style-name="ce70" office:value-type="string">
            <text:p>convertire</text:p>
          </table:table-cell>
          <table:table-cell table:style-name="ce73" office:value-type="string">
            <text:p>convertere,</text:p>
          </table:table-cell>
          <table:table-cell table:style-name="ce76" office:value-type="string">
            <text:p>converti</text:p>
          </table:table-cell>
          <table:table-cell table:style-name="ce78" office:value-type="string">
            <text:p>konvertier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maza</text:p>
          </table:table-cell>
          <table:table-cell table:style-name="ce56" office:value-type="string">
            <text:p>corn</text:p>
          </table:table-cell>
          <table:table-cell table:style-name="ce63" office:value-type="string">
            <text:p>maíz</text:p>
          </table:table-cell>
          <table:table-cell table:style-name="ce67" office:value-type="string">
            <text:p>blé</text:p>
          </table:table-cell>
          <table:table-cell table:style-name="ce70" office:value-type="string">
            <text:p>Mais</text:p>
          </table:table-cell>
          <table:table-cell table:style-name="ce73" office:value-type="string">
            <text:p>frumentum</text:p>
          </table:table-cell>
          <table:table-cell table:style-name="ce76" office:value-type="string">
            <text:p>porumb</text:p>
          </table:table-cell>
          <table:table-cell table:style-name="ce78" office:value-type="string">
            <text:p>Mais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otu</text:p>
          </table:table-cell>
          <table:table-cell table:style-name="ce58" office:value-type="string">
            <text:p>count</text:p>
          </table:table-cell>
          <table:table-cell table:style-name="ce64" office:value-type="string">
            <text:p>contar</text:p>
          </table:table-cell>
          <table:table-cell table:style-name="ce67" office:value-type="string">
            <text:p>raconter</text:p>
          </table:table-cell>
          <table:table-cell table:style-name="ce70" office:value-type="string">
            <text:p>contare</text:p>
          </table:table-cell>
          <table:table-cell table:style-name="ce73" office:value-type="string">
            <text:p>numerare</text:p>
          </table:table-cell>
          <table:table-cell table:style-name="ce76" office:value-type="string">
            <text:p>conta</text:p>
          </table:table-cell>
          <table:table-cell table:style-name="ce78" office:value-type="string">
            <text:p>erzähl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vaka</text:p>
          </table:table-cell>
          <table:table-cell table:style-name="ce56" office:value-type="string">
            <text:p>cow</text:p>
          </table:table-cell>
          <table:table-cell table:style-name="ce63" office:value-type="string">
            <text:p>vaca</text:p>
          </table:table-cell>
          <table:table-cell table:style-name="ce67" office:value-type="string">
            <text:p>vache</text:p>
          </table:table-cell>
          <table:table-cell table:style-name="ce70" office:value-type="string">
            <text:p>mucca</text:p>
          </table:table-cell>
          <table:table-cell table:style-name="ce73" office:value-type="string">
            <text:p>vitula eligans</text:p>
          </table:table-cell>
          <table:table-cell table:style-name="ce76" office:value-type="string">
            <text:p>vacă</text:p>
          </table:table-cell>
          <table:table-cell table:style-name="ce78" office:value-type="string">
            <text:p>Kuh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creu</text:p>
          </table:table-cell>
          <table:table-cell table:style-name="ce58" office:value-type="string">
            <text:p>create</text:p>
          </table:table-cell>
          <table:table-cell table:style-name="ce64" office:value-type="string">
            <text:p>crear</text:p>
          </table:table-cell>
          <table:table-cell table:style-name="ce67" office:value-type="string">
            <text:p>créer</text:p>
          </table:table-cell>
          <table:table-cell table:style-name="ce70" office:value-type="string">
            <text:p>creare</text:p>
          </table:table-cell>
          <table:table-cell table:style-name="ce73" office:value-type="string">
            <text:p>partum</text:p>
          </table:table-cell>
          <table:table-cell table:style-name="ce76" office:value-type="string">
            <text:p>crea</text:p>
          </table:table-cell>
          <table:table-cell table:style-name="ce78" office:value-type="string">
            <text:p>schaff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kulo</text:p>
          </table:table-cell>
          <table:table-cell table:style-name="ce56" office:value-type="string">
            <text:p>cultural</text:p>
          </table:table-cell>
          <table:table-cell table:style-name="ce63" office:value-type="string">
            <text:p>cultural</text:p>
          </table:table-cell>
          <table:table-cell table:style-name="ce67" office:value-type="string">
            <text:p>culturel</text:p>
          </table:table-cell>
          <table:table-cell table:style-name="ce70" office:value-type="string">
            <text:p>culturale</text:p>
          </table:table-cell>
          <table:table-cell table:style-name="ce73" office:value-type="string">
            <text:p>culturae</text:p>
          </table:table-cell>
          <table:table-cell table:style-name="ce76" office:value-type="string">
            <text:p>cultural</text:p>
          </table:table-cell>
          <table:table-cell table:style-name="ce78" office:value-type="string">
            <text:p>kulturel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acto</text:p>
          </table:table-cell>
          <table:table-cell table:style-name="ce56" office:value-type="string">
            <text:p>current</text:p>
          </table:table-cell>
          <table:table-cell table:style-name="ce63" office:value-type="string">
            <text:p>actual</text:p>
          </table:table-cell>
          <table:table-cell table:style-name="ce67" office:value-type="string">
            <text:p>courant</text:p>
          </table:table-cell>
          <table:table-cell table:style-name="ce70" office:value-type="string">
            <text:p>attuale</text:p>
          </table:table-cell>
          <table:table-cell table:style-name="ce73" office:value-type="string">
            <text:p>current</text:p>
          </table:table-cell>
          <table:table-cell table:style-name="ce76" office:value-type="string">
            <text:p>actual</text:p>
          </table:table-cell>
          <table:table-cell table:style-name="ce78" office:value-type="string">
            <text:p>Stro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taju</text:p>
          </table:table-cell>
          <table:table-cell table:style-name="ce56" office:value-type="string">
            <text:p>cut</text:p>
          </table:table-cell>
          <table:table-cell table:style-name="ce63" office:value-type="string">
            <text:p>cortar</text:p>
          </table:table-cell>
          <table:table-cell table:style-name="ce67" office:value-type="string">
            <text:p>Couper</text:p>
          </table:table-cell>
          <table:table-cell table:style-name="ce70" office:value-type="string">
            <text:p>tagliare</text:p>
          </table:table-cell>
          <table:table-cell table:style-name="ce73" office:value-type="string">
            <text:p>secare</text:p>
          </table:table-cell>
          <table:table-cell table:style-name="ce76" office:value-type="string">
            <text:p>a tăia</text:p>
          </table:table-cell>
          <table:table-cell table:style-name="ce78" office:value-type="string">
            <text:p>Schnit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soro</text:p>
          </table:table-cell>
          <table:table-cell table:style-name="ce56" office:value-type="string">
            <text:p>dark</text:p>
          </table:table-cell>
          <table:table-cell table:style-name="ce63" office:value-type="string">
            <text:p>oscuro</text:p>
          </table:table-cell>
          <table:table-cell table:style-name="ce67" office:value-type="string">
            <text:p>sombre</text:p>
          </table:table-cell>
          <table:table-cell table:style-name="ce70" office:value-type="string">
            <text:p>buio</text:p>
          </table:table-cell>
          <table:table-cell table:style-name="ce73" office:value-type="string">
            <text:p>tenebris</text:p>
          </table:table-cell>
          <table:table-cell table:style-name="ce76" office:value-type="string">
            <text:p>întuneric</text:p>
          </table:table-cell>
          <table:table-cell table:style-name="ce78" office:value-type="string">
            <text:p>dunke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day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juna</text:p>
          </table:table-cell>
          <table:table-cell table:style-name="ce56" office:value-type="string">
            <text:p>day</text:p>
          </table:table-cell>
          <table:table-cell table:style-name="ce63" office:value-type="string">
            <text:p>día</text:p>
          </table:table-cell>
          <table:table-cell table:style-name="ce67" office:value-type="string">
            <text:p>journée</text:p>
          </table:table-cell>
          <table:table-cell table:style-name="ce70" office:value-type="string">
            <text:p>giorno</text:p>
          </table:table-cell>
          <table:table-cell table:style-name="ce73" office:value-type="string">
            <text:p>dies</text:p>
          </table:table-cell>
          <table:table-cell table:style-name="ce76" office:value-type="string">
            <text:p>zi</text:p>
          </table:table-cell>
          <table:table-cell table:style-name="ce78" office:value-type="string">
            <text:p>Ta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muro</text:p>
          </table:table-cell>
          <table:table-cell table:style-name="ce56" office:value-type="string">
            <text:p>dead</text:p>
          </table:table-cell>
          <table:table-cell table:style-name="ce63" office:value-type="string">
            <text:p>muerto</text:p>
          </table:table-cell>
          <table:table-cell table:style-name="ce67" office:value-type="string">
            <text:p>mort</text:p>
          </table:table-cell>
          <table:table-cell table:style-name="ce70" office:value-type="string">
            <text:p>morto</text:p>
          </table:table-cell>
          <table:table-cell table:style-name="ce73" office:value-type="string">
            <text:p>mortuus est</text:p>
          </table:table-cell>
          <table:table-cell table:style-name="ce76" office:value-type="string">
            <text:p>mort</text:p>
          </table:table-cell>
          <table:table-cell table:style-name="ce78" office:value-type="string">
            <text:p>to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demo</text:p>
          </table:table-cell>
          <table:table-cell table:style-name="ce56" office:value-type="string">
            <text:p>democratic</text:p>
          </table:table-cell>
          <table:table-cell table:style-name="ce63" office:value-type="string">
            <text:p>democrático</text:p>
          </table:table-cell>
          <table:table-cell table:style-name="ce67" office:value-type="string">
            <text:p>démocratique</text:p>
          </table:table-cell>
          <table:table-cell table:style-name="ce70" office:value-type="string">
            <text:p>democratico</text:p>
          </table:table-cell>
          <table:table-cell table:style-name="ce73" office:value-type="string">
            <text:p>popularis</text:p>
          </table:table-cell>
          <table:table-cell table:style-name="ce76" office:value-type="string">
            <text:p>democratic</text:p>
          </table:table-cell>
          <table:table-cell table:style-name="ce78" office:value-type="string">
            <text:p>demokratisch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moru</text:p>
          </table:table-cell>
          <table:table-cell table:style-name="ce58" office:value-type="string">
            <text:p>die</text:p>
          </table:table-cell>
          <table:table-cell table:style-name="ce64" office:value-type="string">
            <text:p>morir</text:p>
          </table:table-cell>
          <table:table-cell table:style-name="ce67" office:value-type="string">
            <text:p>mourir</text:p>
          </table:table-cell>
          <table:table-cell table:style-name="ce70" office:value-type="string">
            <text:p>morire</text:p>
          </table:table-cell>
          <table:table-cell table:style-name="ce73" office:value-type="string">
            <text:p>morietur</text:p>
          </table:table-cell>
          <table:table-cell table:style-name="ce76" office:value-type="string">
            <text:p>muri</text:p>
          </table:table-cell>
          <table:table-cell table:style-name="ce78" office:value-type="string">
            <text:p>stirb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divo</text:p>
          </table:table-cell>
          <table:table-cell table:style-name="ce56" office:value-type="string">
            <text:p>different</text:p>
          </table:table-cell>
          <table:table-cell table:style-name="ce63" office:value-type="string">
            <text:p>diferente</text:p>
          </table:table-cell>
          <table:table-cell table:style-name="ce67" office:value-type="string">
            <text:p>différent</text:p>
          </table:table-cell>
          <table:table-cell table:style-name="ce70" office:value-type="string">
            <text:p>diverso</text:p>
          </table:table-cell>
          <table:table-cell table:style-name="ce73" office:value-type="string">
            <text:p>alium</text:p>
          </table:table-cell>
          <table:table-cell table:style-name="ce76" office:value-type="string">
            <text:p>diferit</text:p>
          </table:table-cell>
          <table:table-cell table:style-name="ce78" office:value-type="string">
            <text:p>ander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difo</text:p>
          </table:table-cell>
          <table:table-cell table:style-name="ce56" office:value-type="string">
            <text:p>difficult</text:p>
          </table:table-cell>
          <table:table-cell table:style-name="ce63" office:value-type="string">
            <text:p>difícil</text:p>
          </table:table-cell>
          <table:table-cell table:style-name="ce67" office:value-type="string">
            <text:p>difficile</text:p>
          </table:table-cell>
          <table:table-cell table:style-name="ce70" office:value-type="string">
            <text:p>difficile</text:p>
          </table:table-cell>
          <table:table-cell table:style-name="ce73" office:value-type="string">
            <text:p>difficilis</text:p>
          </table:table-cell>
          <table:table-cell table:style-name="ce76" office:value-type="string">
            <text:p>dificil</text:p>
          </table:table-cell>
          <table:table-cell table:style-name="ce78" office:value-type="string">
            <text:p>schwierig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odu</text:p>
          </table:table-cell>
          <table:table-cell table:style-name="ce58" office:value-type="string">
            <text:p>direct</text:p>
          </table:table-cell>
          <table:table-cell table:style-name="ce64" office:value-type="string">
            <text:p>dirigir</text:p>
          </table:table-cell>
          <table:table-cell table:style-name="ce67" office:value-type="string">
            <text:p>conduire</text:p>
          </table:table-cell>
          <table:table-cell table:style-name="ce70" office:value-type="string">
            <text:p>portare</text:p>
          </table:table-cell>
          <table:table-cell table:style-name="ce73" office:value-type="string">
            <text:p>ne</text:p>
          </table:table-cell>
          <table:table-cell table:style-name="ce76" office:value-type="string">
            <text:p>conduce</text:p>
          </table:table-cell>
          <table:table-cell table:style-name="ce78" office:value-type="string">
            <text:p>führ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diro</text:p>
          </table:table-cell>
          <table:table-cell table:style-name="ce56" office:value-type="string">
            <text:p>directly</text:p>
          </table:table-cell>
          <table:table-cell table:style-name="ce63" office:value-type="string">
            <text:p>directamente</text:p>
          </table:table-cell>
          <table:table-cell table:style-name="ce67" office:value-type="string">
            <text:p>directement</text:p>
          </table:table-cell>
          <table:table-cell table:style-name="ce70" office:value-type="string">
            <text:p>direttamente</text:p>
          </table:table-cell>
          <table:table-cell table:style-name="ce73" office:value-type="string">
            <text:p>protinus</text:p>
          </table:table-cell>
          <table:table-cell table:style-name="ce76" office:value-type="string">
            <text:p>direct</text:p>
          </table:table-cell>
          <table:table-cell table:style-name="ce78" office:value-type="string">
            <text:p>direk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ivea</text:p>
          </table:table-cell>
          <table:table-cell table:style-name="ce58" office:value-type="string">
            <text:p>discover</text:p>
          </table:table-cell>
          <table:table-cell table:style-name="ce64" office:value-type="string">
            <text:p>descubrir</text:p>
          </table:table-cell>
          <table:table-cell table:style-name="ce67" office:value-type="string">
            <text:p>à découvrir</text:p>
          </table:table-cell>
          <table:table-cell table:style-name="ce70" office:value-type="string">
            <text:p>da scoprire</text:p>
          </table:table-cell>
          <table:table-cell table:style-name="ce73" office:value-type="string">
            <text:p>reveles</text:p>
          </table:table-cell>
          <table:table-cell table:style-name="ce76" office:value-type="string">
            <text:p>a descoperi</text:p>
          </table:table-cell>
          <table:table-cell table:style-name="ce78" office:value-type="string">
            <text:p>zu entdeck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faru</text:p>
          </table:table-cell>
          <table:table-cell table:style-name="ce56" office:value-type="string">
            <text:p>do</text:p>
          </table:table-cell>
          <table:table-cell table:style-name="ce63" office:value-type="string">
            <text:p>hacer</text:p>
          </table:table-cell>
          <table:table-cell table:style-name="ce67" office:value-type="string">
            <text:p>faire</text:p>
          </table:table-cell>
          <table:table-cell table:style-name="ce70" office:value-type="string">
            <text:p>fare</text:p>
          </table:table-cell>
          <table:table-cell table:style-name="ce73" office:value-type="string">
            <text:p>facite</text:p>
          </table:table-cell>
          <table:table-cell table:style-name="ce76" office:value-type="string">
            <text:p>face</text:p>
          </table:table-cell>
          <table:table-cell table:style-name="ce78" office:value-type="string">
            <text:p>mac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kana</text:p>
          </table:table-cell>
          <table:table-cell table:style-name="ce56" office:value-type="string">
            <text:p>dog</text:p>
          </table:table-cell>
          <table:table-cell table:style-name="ce63" office:value-type="string">
            <text:p>perro</text:p>
          </table:table-cell>
          <table:table-cell table:style-name="ce67" office:value-type="string">
            <text:p>chien</text:p>
          </table:table-cell>
          <table:table-cell table:style-name="ce70" office:value-type="string">
            <text:p>cane</text:p>
          </table:table-cell>
          <table:table-cell table:style-name="ce73" office:value-type="string">
            <text:p>canis</text:p>
          </table:table-cell>
          <table:table-cell table:style-name="ce76" office:value-type="string">
            <text:p>câine</text:p>
          </table:table-cell>
          <table:table-cell table:style-name="ce78" office:value-type="string">
            <text:p>Hund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opa</text:p>
          </table:table-cell>
          <table:table-cell table:style-name="ce56" office:value-type="string">
            <text:p>doll</text:p>
          </table:table-cell>
          <table:table-cell table:style-name="ce63" office:value-type="string">
            <text:p>muñeca</text:p>
          </table:table-cell>
          <table:table-cell table:style-name="ce67" office:value-type="string">
            <text:p>poupée</text:p>
          </table:table-cell>
          <table:table-cell table:style-name="ce70" office:value-type="string">
            <text:p>Bambola</text:p>
          </table:table-cell>
          <table:table-cell table:style-name="ce73" office:value-type="string">
            <text:p>doll</text:p>
          </table:table-cell>
          <table:table-cell table:style-name="ce76" office:value-type="string">
            <text:p>păpuşă</text:p>
          </table:table-cell>
          <table:table-cell table:style-name="ce78" office:value-type="string">
            <text:p>Pupp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fato</text:p>
          </table:table-cell>
          <table:table-cell table:style-name="ce56" office:value-type="string">
            <text:p>done</text:p>
          </table:table-cell>
          <table:table-cell table:style-name="ce63" office:value-type="string">
            <text:p>hecho</text:p>
          </table:table-cell>
          <table:table-cell table:style-name="ce67" office:value-type="string">
            <text:p>terminé</text:p>
          </table:table-cell>
          <table:table-cell table:style-name="ce70" office:value-type="string">
            <text:p>fatto</text:p>
          </table:table-cell>
          <table:table-cell table:style-name="ce73" office:value-type="string">
            <text:p>factum</text:p>
          </table:table-cell>
          <table:table-cell table:style-name="ce76" office:value-type="string">
            <text:p>Terminat</text:p>
          </table:table-cell>
          <table:table-cell table:style-name="ce78" office:value-type="string">
            <text:p>geta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tura</text:p>
          </table:table-cell>
          <table:table-cell table:style-name="ce56" office:value-type="string">
            <text:p>door</text:p>
          </table:table-cell>
          <table:table-cell table:style-name="ce63" office:value-type="string">
            <text:p>puerta</text:p>
          </table:table-cell>
          <table:table-cell table:style-name="ce67" office:value-type="string">
            <text:p>porte</text:p>
          </table:table-cell>
          <table:table-cell table:style-name="ce70" office:value-type="string">
            <text:p>porta</text:p>
          </table:table-cell>
          <table:table-cell table:style-name="ce73" office:value-type="string">
            <text:p>ianua</text:p>
          </table:table-cell>
          <table:table-cell table:style-name="ce76" office:value-type="string">
            <text:p>uşă</text:p>
          </table:table-cell>
          <table:table-cell table:style-name="ce78" office:value-type="string">
            <text:p>Tü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jos</text:p>
          </table:table-cell>
          <table:table-cell table:style-name="ce56" office:value-type="string">
            <text:p>down</text:p>
          </table:table-cell>
          <table:table-cell table:style-name="ce63" office:value-type="string">
            <text:p>abajo</text:p>
          </table:table-cell>
          <table:table-cell table:style-name="ce67" office:value-type="string">
            <text:p>vers le bas</text:p>
          </table:table-cell>
          <table:table-cell table:style-name="ce70" office:value-type="string">
            <text:p>giù</text:p>
          </table:table-cell>
          <table:table-cell table:style-name="ce73" office:value-type="string">
            <text:p>descendit</text:p>
          </table:table-cell>
          <table:table-cell table:style-name="ce76" office:value-type="string">
            <text:p>jos</text:p>
          </table:table-cell>
          <table:table-cell table:style-name="ce78" office:value-type="string">
            <text:p>Nied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desu</text:p>
          </table:table-cell>
          <table:table-cell table:style-name="ce56" office:value-type="string">
            <text:p>draw</text:p>
          </table:table-cell>
          <table:table-cell table:style-name="ce63" office:value-type="string">
            <text:p>dibujar</text:p>
          </table:table-cell>
          <table:table-cell table:style-name="ce67" office:value-type="string">
            <text:p>dessiner</text:p>
          </table:table-cell>
          <table:table-cell table:style-name="ce70" office:value-type="string">
            <text:p>disegnare</text:p>
          </table:table-cell>
          <table:table-cell table:style-name="ce73" office:value-type="string">
            <text:p>trahere</text:p>
          </table:table-cell>
          <table:table-cell table:style-name="ce76" office:value-type="string">
            <text:p>a desena</text:p>
          </table:table-cell>
          <table:table-cell table:style-name="ce78" office:value-type="string">
            <text:p>zeichn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bebu</text:p>
          </table:table-cell>
          <table:table-cell table:style-name="ce56" office:value-type="string">
            <text:p>drink</text:p>
          </table:table-cell>
          <table:table-cell table:style-name="ce63" office:value-type="string">
            <text:p>bebida</text:p>
          </table:table-cell>
          <table:table-cell table:style-name="ce67" office:value-type="string">
            <text:p>boisson</text:p>
          </table:table-cell>
          <table:table-cell table:style-name="ce70" office:value-type="string">
            <text:p>bevanda</text:p>
          </table:table-cell>
          <table:table-cell table:style-name="ce73" office:value-type="string">
            <text:p>bibe</text:p>
          </table:table-cell>
          <table:table-cell table:style-name="ce76" office:value-type="string">
            <text:p>băutură</text:p>
          </table:table-cell>
          <table:table-cell table:style-name="ce78" office:value-type="string">
            <text:p>trink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ata</text:p>
          </table:table-cell>
          <table:table-cell table:style-name="ce56" office:value-type="string">
            <text:p>duck</text:p>
          </table:table-cell>
          <table:table-cell table:style-name="ce63" office:value-type="string">
            <text:p>Pato</text:p>
          </table:table-cell>
          <table:table-cell table:style-name="ce67" office:value-type="string">
            <text:p>canard</text:p>
          </table:table-cell>
          <table:table-cell table:style-name="ce70" office:value-type="string">
            <text:p>anatra</text:p>
          </table:table-cell>
          <table:table-cell table:style-name="ce73" office:value-type="string">
            <text:p>anas</text:p>
          </table:table-cell>
          <table:table-cell table:style-name="ce76" office:value-type="string">
            <text:p>rață</text:p>
          </table:table-cell>
          <table:table-cell table:style-name="ce78" office:value-type="string">
            <text:p>Ent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timo</text:p>
          </table:table-cell>
          <table:table-cell table:style-name="ce56" office:value-type="string">
            <text:p>early</text:p>
          </table:table-cell>
          <table:table-cell table:style-name="ce63" office:value-type="string">
            <text:p>temprano</text:p>
          </table:table-cell>
          <table:table-cell table:style-name="ce67" office:value-type="string">
            <text:p>de bonne heure</text:p>
          </table:table-cell>
          <table:table-cell table:style-name="ce70" office:value-type="string">
            <text:p>presto</text:p>
          </table:table-cell>
          <table:table-cell table:style-name="ce73" office:value-type="string">
            <text:p>mane</text:p>
          </table:table-cell>
          <table:table-cell table:style-name="ce76" office:value-type="string">
            <text:p>din timp</text:p>
          </table:table-cell>
          <table:table-cell table:style-name="ce78" office:value-type="string">
            <text:p>früh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ganu</text:p>
          </table:table-cell>
          <table:table-cell table:style-name="ce58" office:value-type="string">
            <text:p>earn/win</text:p>
          </table:table-cell>
          <table:table-cell table:style-name="ce64" office:value-type="string">
            <text:p>ganar</text:p>
          </table:table-cell>
          <table:table-cell table:style-name="ce67" office:value-type="string">
            <text:p>gagner</text:p>
          </table:table-cell>
          <table:table-cell table:style-name="ce70" office:value-type="string">
            <text:p>vittoria</text:p>
          </table:table-cell>
          <table:table-cell table:style-name="ce73" office:value-type="string">
            <text:p>win</text:p>
          </table:table-cell>
          <table:table-cell table:style-name="ce76" office:value-type="string">
            <text:p>victorie</text:p>
          </table:table-cell>
          <table:table-cell table:style-name="ce78" office:value-type="string">
            <text:p>gewinn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uxo</text:p>
          </table:table-cell>
          <table:table-cell table:style-name="ce56" office:value-type="string">
            <text:p>easy</text:p>
          </table:table-cell>
          <table:table-cell table:style-name="ce63" office:value-type="string">
            <text:p>fácil</text:p>
          </table:table-cell>
          <table:table-cell table:style-name="ce67" office:value-type="string">
            <text:p>facile</text:p>
          </table:table-cell>
          <table:table-cell table:style-name="ce70" office:value-type="string">
            <text:p>facile</text:p>
          </table:table-cell>
          <table:table-cell table:style-name="ce73" office:value-type="string">
            <text:p>facile</text:p>
          </table:table-cell>
          <table:table-cell table:style-name="ce76" office:value-type="string">
            <text:p>uşor</text:p>
          </table:table-cell>
          <table:table-cell table:style-name="ce78" office:value-type="string">
            <text:p>einfa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magu</text:p>
          </table:table-cell>
          <table:table-cell table:style-name="ce56" office:value-type="string">
            <text:p>eat</text:p>
          </table:table-cell>
          <table:table-cell table:style-name="ce63" office:value-type="string">
            <text:p>comer</text:p>
          </table:table-cell>
          <table:table-cell table:style-name="ce67" office:value-type="string">
            <text:p>manger</text:p>
          </table:table-cell>
          <table:table-cell table:style-name="ce70" office:value-type="string">
            <text:p>mangiare</text:p>
          </table:table-cell>
          <table:table-cell table:style-name="ce73" office:value-type="string">
            <text:p>manducare</text:p>
          </table:table-cell>
          <table:table-cell table:style-name="ce76" office:value-type="string">
            <text:p>mânca</text:p>
          </table:table-cell>
          <table:table-cell table:style-name="ce78" office:value-type="string">
            <text:p>Ess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echo</text:p>
          </table:table-cell>
          <table:table-cell table:style-name="ce56" office:value-type="string">
            <text:p>economic</text:p>
          </table:table-cell>
          <table:table-cell table:style-name="ce63" office:value-type="string">
            <text:p>económico</text:p>
          </table:table-cell>
          <table:table-cell table:style-name="ce67" office:value-type="string">
            <text:p>économique</text:p>
          </table:table-cell>
          <table:table-cell table:style-name="ce70" office:value-type="string">
            <text:p>economico</text:p>
          </table:table-cell>
          <table:table-cell table:style-name="ce73" office:value-type="string">
            <text:p>oeconomica</text:p>
          </table:table-cell>
          <table:table-cell table:style-name="ce76" office:value-type="string">
            <text:p>economic</text:p>
          </table:table-cell>
          <table:table-cell table:style-name="ce78" office:value-type="string">
            <text:p>wirtschaft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ovua</text:p>
          </table:table-cell>
          <table:table-cell table:style-name="ce56" office:value-type="string">
            <text:p>egg</text:p>
          </table:table-cell>
          <table:table-cell table:style-name="ce63" office:value-type="string">
            <text:p>huevo</text:p>
          </table:table-cell>
          <table:table-cell table:style-name="ce67" office:value-type="string">
            <text:p>Oeuf</text:p>
          </table:table-cell>
          <table:table-cell table:style-name="ce70" office:value-type="string">
            <text:p>uovo</text:p>
          </table:table-cell>
          <table:table-cell table:style-name="ce73" office:value-type="string">
            <text:p>ovum</text:p>
          </table:table-cell>
          <table:table-cell table:style-name="ce76" office:value-type="string">
            <text:p>ou</text:p>
          </table:table-cell>
          <table:table-cell table:style-name="ce78" office:value-type="string">
            <text:p>Ei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fie</text:p>
          </table:table-cell>
          <table:table-cell table:style-name="ce56" office:value-type="string">
            <text:p>either</text:p>
          </table:table-cell>
          <table:table-cell table:style-name="ce63" office:value-type="string">
            <text:p>ya sea</text:p>
          </table:table-cell>
          <table:table-cell table:style-name="ce67" office:value-type="string">
            <text:p>Soit</text:p>
          </table:table-cell>
          <table:table-cell table:style-name="ce70" office:value-type="string">
            <text:p>o</text:p>
          </table:table-cell>
          <table:table-cell table:style-name="ce73" office:value-type="string">
            <text:p>aut</text:p>
          </table:table-cell>
          <table:table-cell table:style-name="ce76" office:value-type="string">
            <text:p>fie</text:p>
          </table:table-cell>
          <table:table-cell table:style-name="ce78" office:value-type="string">
            <text:p>entwed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oto</text:p>
          </table:table-cell>
          <table:table-cell table:style-name="ce56" office:value-type="string">
            <text:p>else</text:p>
          </table:table-cell>
          <table:table-cell table:style-name="ce63" office:value-type="string">
            <text:p>más</text:p>
          </table:table-cell>
          <table:table-cell table:style-name="ce67" office:value-type="string">
            <text:p>autre</text:p>
          </table:table-cell>
          <table:table-cell table:style-name="ce70" office:value-type="string">
            <text:p>altro</text:p>
          </table:table-cell>
          <table:table-cell table:style-name="ce73" office:value-type="string">
            <text:p>alium</text:p>
          </table:table-cell>
          <table:table-cell table:style-name="ce76" office:value-type="string">
            <text:p>altfel</text:p>
          </table:table-cell>
          <table:table-cell table:style-name="ce78" office:value-type="string">
            <text:p>sons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safo</text:p>
          </table:table-cell>
          <table:table-cell table:style-name="ce56" office:value-type="string">
            <text:p>enough</text:p>
          </table:table-cell>
          <table:table-cell table:style-name="ce63" office:value-type="string">
            <text:p>suficiente</text:p>
          </table:table-cell>
          <table:table-cell table:style-name="ce67" office:value-type="string">
            <text:p>suffisant</text:p>
          </table:table-cell>
          <table:table-cell table:style-name="ce70" office:value-type="string">
            <text:p>abbastanza</text:p>
          </table:table-cell>
          <table:table-cell table:style-name="ce73" office:value-type="string">
            <text:p>satis</text:p>
          </table:table-cell>
          <table:table-cell table:style-name="ce76" office:value-type="string">
            <text:p>destul</text:p>
          </table:table-cell>
          <table:table-cell table:style-name="ce78" office:value-type="string">
            <text:p>genug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entu</text:p>
          </table:table-cell>
          <table:table-cell table:style-name="ce58" office:value-type="string">
            <text:p>enter</text:p>
          </table:table-cell>
          <table:table-cell table:style-name="ce64" office:value-type="string">
            <text:p>entrar</text:p>
          </table:table-cell>
          <table:table-cell table:style-name="ce67" office:value-type="string">
            <text:p>entrer</text:p>
          </table:table-cell>
          <table:table-cell table:style-name="ce70" office:value-type="string">
            <text:p>entrare</text:p>
          </table:table-cell>
          <table:table-cell table:style-name="ce73" office:value-type="string">
            <text:p>intrabit</text:p>
          </table:table-cell>
          <table:table-cell table:style-name="ce76" office:value-type="string">
            <text:p>introduce</text:p>
          </table:table-cell>
          <table:table-cell table:style-name="ce78" office:value-type="string">
            <text:p>eintret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meto</text:p>
          </table:table-cell>
          <table:table-cell table:style-name="ce56" office:value-type="string">
            <text:p>environmental</text:p>
          </table:table-cell>
          <table:table-cell table:style-name="ce63" office:value-type="string">
            <text:p>ambiental</text:p>
          </table:table-cell>
          <table:table-cell table:style-name="ce67" office:value-type="string">
            <text:p>environnement</text:p>
          </table:table-cell>
          <table:table-cell table:style-name="ce70" office:value-type="string">
            <text:p>ambientale</text:p>
          </table:table-cell>
          <table:table-cell table:style-name="ce73" office:value-type="string">
            <text:p>environmental</text:p>
          </table:table-cell>
          <table:table-cell table:style-name="ce76" office:value-type="string">
            <text:p>de mediu</text:p>
          </table:table-cell>
          <table:table-cell table:style-name="ce78" office:value-type="string">
            <text:p>Umwel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suto</text:p>
          </table:table-cell>
          <table:table-cell table:style-name="ce56" office:value-type="string">
            <text:p>especially</text:p>
          </table:table-cell>
          <table:table-cell table:style-name="ce63" office:value-type="string">
            <text:p>especialmente</text:p>
          </table:table-cell>
          <table:table-cell table:style-name="ce67" office:value-type="string">
            <text:p>surtout</text:p>
          </table:table-cell>
          <table:table-cell table:style-name="ce70" office:value-type="string">
            <text:p>particolarmente</text:p>
          </table:table-cell>
          <table:table-cell table:style-name="ce73" office:value-type="string">
            <text:p>maxime</text:p>
          </table:table-cell>
          <table:table-cell table:style-name="ce76" office:value-type="string">
            <text:p>în special</text:p>
          </table:table-cell>
          <table:table-cell table:style-name="ce78" office:value-type="string">
            <text:p>insbesonder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ugo</text:p>
          </table:table-cell>
          <table:table-cell table:style-name="ce56" office:value-type="string">
            <text:p>even</text:p>
          </table:table-cell>
          <table:table-cell table:style-name="ce63" office:value-type="string">
            <text:p>incluso</text:p>
          </table:table-cell>
          <table:table-cell table:style-name="ce67" office:value-type="string">
            <text:p>même</text:p>
          </table:table-cell>
          <table:table-cell table:style-name="ce70" office:value-type="string">
            <text:p>anche</text:p>
          </table:table-cell>
          <table:table-cell table:style-name="ce73" office:value-type="string">
            <text:p>etiam</text:p>
          </table:table-cell>
          <table:table-cell table:style-name="ce76" office:value-type="string">
            <text:p>chiar</text:p>
          </table:table-cell>
          <table:table-cell table:style-name="ce78" office:value-type="string">
            <text:p>soga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eveto</text:p>
          </table:table-cell>
          <table:table-cell table:style-name="ce56" office:value-type="string">
            <text:p>eventually</text:p>
          </table:table-cell>
          <table:table-cell table:style-name="ce63" office:value-type="string">
            <text:p>finalmente</text:p>
          </table:table-cell>
          <table:table-cell table:style-name="ce67" office:value-type="string">
            <text:p>finalement</text:p>
          </table:table-cell>
          <table:table-cell table:style-name="ce70" office:value-type="string">
            <text:p>infine</text:p>
          </table:table-cell>
          <table:table-cell table:style-name="ce73" office:value-type="string">
            <text:p>eventually</text:p>
          </table:table-cell>
          <table:table-cell table:style-name="ce76" office:value-type="string">
            <text:p>eventual</text:p>
          </table:table-cell>
          <table:table-cell table:style-name="ce78" office:value-type="string">
            <text:p>schließ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omi</text:p>
          </table:table-cell>
          <table:table-cell table:style-name="ce56" office:value-type="string">
            <text:p>every</text:p>
          </table:table-cell>
          <table:table-cell table:style-name="ce63" office:value-type="string">
            <text:p>cada</text:p>
          </table:table-cell>
          <table:table-cell table:style-name="ce67" office:value-type="string">
            <text:p>chaque</text:p>
          </table:table-cell>
          <table:table-cell table:style-name="ce70" office:value-type="string">
            <text:p>ogni</text:p>
          </table:table-cell>
          <table:table-cell table:style-name="ce73" office:value-type="string">
            <text:p>omne</text:p>
          </table:table-cell>
          <table:table-cell table:style-name="ce76" office:value-type="string">
            <text:p>fiecare</text:p>
          </table:table-cell>
          <table:table-cell table:style-name="ce78" office:value-type="string">
            <text:p>jed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ezato</text:p>
          </table:table-cell>
          <table:table-cell table:style-name="ce56" office:value-type="string">
            <text:p>exactly</text:p>
          </table:table-cell>
          <table:table-cell table:style-name="ce63" office:value-type="string">
            <text:p>exactamente</text:p>
          </table:table-cell>
          <table:table-cell table:style-name="ce67" office:value-type="string">
            <text:p>exactement</text:p>
          </table:table-cell>
          <table:table-cell table:style-name="ce70" office:value-type="string">
            <text:p>Esattamente</text:p>
          </table:table-cell>
          <table:table-cell table:style-name="ce73" office:value-type="string">
            <text:p>prorsus</text:p>
          </table:table-cell>
          <table:table-cell table:style-name="ce76" office:value-type="string">
            <text:p>exact</text:p>
          </table:table-cell>
          <table:table-cell table:style-name="ce78" office:value-type="string">
            <text:p>genau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ati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esku</text:p>
          </table:table-cell>
          <table:table-cell table:style-name="ce58" office:value-type="string">
            <text:p>exist</text:p>
          </table:table-cell>
          <table:table-cell table:style-name="ce64" office:value-type="string">
            <text:p>existir</text:p>
          </table:table-cell>
          <table:table-cell table:style-name="ce67" office:value-type="string">
            <text:p>exister</text:p>
          </table:table-cell>
          <table:table-cell table:style-name="ce70" office:value-type="string">
            <text:p>esistere</text:p>
          </table:table-cell>
          <table:table-cell table:style-name="ce73" office:value-type="string">
            <text:p>est</text:p>
          </table:table-cell>
          <table:table-cell table:style-name="ce76" office:value-type="string">
            <text:p>exista</text:p>
          </table:table-cell>
          <table:table-cell table:style-name="ce78" office:value-type="string">
            <text:p>existier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egu</text:p>
          </table:table-cell>
          <table:table-cell table:style-name="ce58" office:value-type="string">
            <text:p>explain</text:p>
          </table:table-cell>
          <table:table-cell table:style-name="ce64" office:value-type="string">
            <text:p>explicar</text:p>
          </table:table-cell>
          <table:table-cell table:style-name="ce67" office:value-type="string">
            <text:p>expliquer</text:p>
          </table:table-cell>
          <table:table-cell table:style-name="ce70" office:value-type="string">
            <text:p>spiegare</text:p>
          </table:table-cell>
          <table:table-cell table:style-name="ce73" office:value-type="string">
            <text:p>explicate</text:p>
          </table:table-cell>
          <table:table-cell table:style-name="ce76" office:value-type="string">
            <text:p>explica</text:p>
          </table:table-cell>
          <table:table-cell table:style-name="ce78" office:value-type="string">
            <text:p>erklär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okia</text:p>
          </table:table-cell>
          <table:table-cell table:style-name="ce56" office:value-type="string">
            <text:p>eye</text:p>
          </table:table-cell>
          <table:table-cell table:style-name="ce63" office:value-type="string">
            <text:p>ojo</text:p>
          </table:table-cell>
          <table:table-cell table:style-name="ce67" office:value-type="string">
            <text:p>œil</text:p>
          </table:table-cell>
          <table:table-cell table:style-name="ce70" office:value-type="string">
            <text:p>occhio</text:p>
          </table:table-cell>
          <table:table-cell table:style-name="ce73" office:value-type="string">
            <text:p>oculus</text:p>
          </table:table-cell>
          <table:table-cell table:style-name="ce76" office:value-type="string">
            <text:p>ochi</text:p>
          </table:table-cell>
          <table:table-cell table:style-name="ce78" office:value-type="string">
            <text:p>Auge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yzu</text:p>
          </table:table-cell>
          <table:table-cell table:style-name="ce58" office:value-type="string">
            <text:p>fall</text:p>
          </table:table-cell>
          <table:table-cell table:style-name="ce64" office:value-type="string">
            <text:p>caer</text:p>
          </table:table-cell>
          <table:table-cell table:style-name="ce67" office:value-type="string">
            <text:p>tomber</text:p>
          </table:table-cell>
          <table:table-cell table:style-name="ce70" office:value-type="string">
            <text:p>cadere</text:p>
          </table:table-cell>
          <table:table-cell table:style-name="ce73" office:value-type="string">
            <text:p>cadunt</text:p>
          </table:table-cell>
          <table:table-cell table:style-name="ce76" office:value-type="string">
            <text:p>a cădea</text:p>
          </table:table-cell>
          <table:table-cell table:style-name="ce78" office:value-type="string">
            <text:p>fall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aso</text:p>
          </table:table-cell>
          <table:table-cell table:style-name="ce59" office:value-type="string">
            <text:p>false</text:p>
          </table:table-cell>
          <table:table-cell table:style-name="ce63" office:value-type="string">
            <text:p>falsa/falso</text:p>
          </table:table-cell>
          <table:table-cell table:style-name="ce67" office:value-type="string">
            <text:p>faux</text:p>
          </table:table-cell>
          <table:table-cell table:style-name="ce70" office:value-type="string">
            <text:p>falsa/falso</text:p>
          </table:table-cell>
          <table:table-cell table:style-name="ce73" office:value-type="string">
            <text:p>falsus</text:p>
          </table:table-cell>
          <table:table-cell table:style-name="ce76" office:value-type="string">
            <text:p>fals</text:p>
          </table:table-cell>
          <table:table-cell table:style-name="ce78" office:value-type="string">
            <text:p>fals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far</text:p>
          </table:table-cell>
          <table:table-cell table:style-name="ce56" office:value-type="string">
            <text:p>far</text:p>
          </table:table-cell>
          <table:table-cell table:style-name="ce63" office:value-type="string">
            <text:p>lejos</text:p>
          </table:table-cell>
          <table:table-cell table:style-name="ce67" office:value-type="string">
            <text:p>loin</text:p>
          </table:table-cell>
          <table:table-cell table:style-name="ce70" office:value-type="string">
            <text:p>lantano</text:p>
          </table:table-cell>
          <table:table-cell table:style-name="ce73" office:value-type="string">
            <text:p>tantum</text:p>
          </table:table-cell>
          <table:table-cell table:style-name="ce76" office:value-type="string">
            <text:p>departe</text:p>
          </table:table-cell>
          <table:table-cell table:style-name="ce78" office:value-type="string">
            <text:p>wei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femy</text:p>
          </table:table-cell>
          <table:table-cell table:style-name="ce56" office:value-type="string">
            <text:p>farm</text:p>
          </table:table-cell>
          <table:table-cell table:style-name="ce63" office:value-type="string">
            <text:p>granja</text:p>
          </table:table-cell>
          <table:table-cell table:style-name="ce67" office:value-type="string">
            <text:p>ferme</text:p>
          </table:table-cell>
          <table:table-cell table:style-name="ce70" office:value-type="string">
            <text:p>azienda agricola</text:p>
          </table:table-cell>
          <table:table-cell table:style-name="ce73" office:value-type="string">
            <text:p>villam</text:p>
          </table:table-cell>
          <table:table-cell table:style-name="ce76" office:value-type="string">
            <text:p>fermă</text:p>
          </table:table-cell>
          <table:table-cell table:style-name="ce78" office:value-type="string">
            <text:p>Bauernhof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agra</text:p>
          </table:table-cell>
          <table:table-cell table:style-name="ce56" office:value-type="string">
            <text:p>farmer</text:p>
          </table:table-cell>
          <table:table-cell table:style-name="ce63" office:value-type="string">
            <text:p>granjero</text:p>
          </table:table-cell>
          <table:table-cell table:style-name="ce67" office:value-type="string">
            <text:p>fermier</text:p>
          </table:table-cell>
          <table:table-cell table:style-name="ce70" office:value-type="string">
            <text:p>contadino</text:p>
          </table:table-cell>
          <table:table-cell table:style-name="ce73" office:value-type="string">
            <text:p>agricola</text:p>
          </table:table-cell>
          <table:table-cell table:style-name="ce76" office:value-type="string">
            <text:p>agricultor</text:p>
          </table:table-cell>
          <table:table-cell table:style-name="ce78" office:value-type="string">
            <text:p>Farm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56" office:value-type="string">
            <text:p>fast</text:p>
          </table:table-cell>
          <table:table-cell table:style-name="ce63" office:value-type="string">
            <text:p>rápido</text:p>
          </table:table-cell>
          <table:table-cell table:style-name="ce67" office:value-type="string">
            <text:p>vite</text:p>
          </table:table-cell>
          <table:table-cell table:style-name="ce70" office:value-type="string">
            <text:p>veloce</text:p>
          </table:table-cell>
          <table:table-cell table:style-name="ce73" office:value-type="string">
            <text:p>celer</text:p>
          </table:table-cell>
          <table:table-cell table:style-name="ce76" office:value-type="string">
            <text:p>rapid</text:p>
          </table:table-cell>
          <table:table-cell table:style-name="ce78" office:value-type="string">
            <text:p>schnel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apa</text:p>
          </table:table-cell>
          <table:table-cell table:style-name="ce56" office:value-type="string">
            <text:p>father</text:p>
          </table:table-cell>
          <table:table-cell table:style-name="ce63" office:value-type="string">
            <text:p>padre</text:p>
          </table:table-cell>
          <table:table-cell table:style-name="ce67" office:value-type="string">
            <text:p>père</text:p>
          </table:table-cell>
          <table:table-cell table:style-name="ce70" office:value-type="string">
            <text:p>padre</text:p>
          </table:table-cell>
          <table:table-cell table:style-name="ce73" office:value-type="string">
            <text:p>pater</text:p>
          </table:table-cell>
          <table:table-cell table:style-name="ce76" office:value-type="string">
            <text:p>Tată</text:p>
          </table:table-cell>
          <table:table-cell table:style-name="ce78" office:value-type="string">
            <text:p>Vat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edo</text:p>
          </table:table-cell>
          <table:table-cell table:style-name="ce56" office:value-type="string">
            <text:p>federal</text:p>
          </table:table-cell>
          <table:table-cell table:style-name="ce63" office:value-type="string">
            <text:p>federal</text:p>
          </table:table-cell>
          <table:table-cell table:style-name="ce67" office:value-type="string">
            <text:p>fédéral</text:p>
          </table:table-cell>
          <table:table-cell table:style-name="ce70" office:value-type="string">
            <text:p>federale</text:p>
          </table:table-cell>
          <table:table-cell table:style-name="ce73" office:value-type="string">
            <text:p>foederati</text:p>
          </table:table-cell>
          <table:table-cell table:style-name="ce76" office:value-type="string">
            <text:p>federal</text:p>
          </table:table-cell>
          <table:table-cell table:style-name="ce78" office:value-type="string">
            <text:p>Bundes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enu</text:p>
          </table:table-cell>
          <table:table-cell table:style-name="ce58" office:value-type="string">
            <text:p>feel</text:p>
          </table:table-cell>
          <table:table-cell table:style-name="ce64" office:value-type="string">
            <text:p>sentir</text:p>
          </table:table-cell>
          <table:table-cell table:style-name="ce67" office:value-type="string">
            <text:p>sentir</text:p>
          </table:table-cell>
          <table:table-cell table:style-name="ce70" office:value-type="string">
            <text:p>sentire</text:p>
          </table:table-cell>
          <table:table-cell table:style-name="ce73" office:value-type="string">
            <text:p>sentire,</text:p>
          </table:table-cell>
          <table:table-cell table:style-name="ce76" office:value-type="string">
            <text:p>simți</text:p>
          </table:table-cell>
          <table:table-cell table:style-name="ce78" office:value-type="string">
            <text:p>fühl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ide</text:p>
          </table:table-cell>
          <table:table-cell table:style-name="ce56" office:value-type="string">
            <text:p>feet</text:p>
          </table:table-cell>
          <table:table-cell table:style-name="ce63" office:value-type="string">
            <text:p>pies</text:p>
          </table:table-cell>
          <table:table-cell table:style-name="ce67" office:value-type="string">
            <text:p>pieds</text:p>
          </table:table-cell>
          <table:table-cell table:style-name="ce70" office:value-type="string">
            <text:p>piedi</text:p>
          </table:table-cell>
          <table:table-cell table:style-name="ce73" office:value-type="string">
            <text:p>pedibus</text:p>
          </table:table-cell>
          <table:table-cell table:style-name="ce76" office:value-type="string">
            <text:p>picioare</text:p>
          </table:table-cell>
          <table:table-cell table:style-name="ce78" office:value-type="string">
            <text:p>Füß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ino</text:p>
          </table:table-cell>
          <table:table-cell table:style-name="ce56" office:value-type="string">
            <text:p>final</text:p>
          </table:table-cell>
          <table:table-cell table:style-name="ce63" office:value-type="string">
            <text:p>final</text:p>
          </table:table-cell>
          <table:table-cell table:style-name="ce67" office:value-type="string">
            <text:p>final</text:p>
          </table:table-cell>
          <table:table-cell table:style-name="ce70" office:value-type="string">
            <text:p>finale</text:p>
          </table:table-cell>
          <table:table-cell table:style-name="ce73" office:value-type="string">
            <text:p>finalem</text:p>
          </table:table-cell>
          <table:table-cell table:style-name="ce76" office:value-type="string">
            <text:p>final</text:p>
          </table:table-cell>
          <table:table-cell table:style-name="ce78" office:value-type="string">
            <text:p>Final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fin</text:p>
          </table:table-cell>
          <table:table-cell table:style-name="ce56" office:value-type="string">
            <text:p>finally</text:p>
          </table:table-cell>
          <table:table-cell table:style-name="ce63" office:value-type="string">
            <text:p>finalmente</text:p>
          </table:table-cell>
          <table:table-cell table:style-name="ce67" office:value-type="string">
            <text:p>enfin</text:p>
          </table:table-cell>
          <table:table-cell table:style-name="ce70" office:value-type="string">
            <text:p>finalmente</text:p>
          </table:table-cell>
          <table:table-cell table:style-name="ce73" office:value-type="string">
            <text:p>tandem</text:p>
          </table:table-cell>
          <table:table-cell table:style-name="ce76" office:value-type="string">
            <text:p>in sfarsit</text:p>
          </table:table-cell>
          <table:table-cell table:style-name="ce78" office:value-type="string">
            <text:p>schließ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iko</text:p>
          </table:table-cell>
          <table:table-cell table:style-name="ce56" office:value-type="string">
            <text:p>financial</text:p>
          </table:table-cell>
          <table:table-cell table:style-name="ce63" office:value-type="string">
            <text:p>financiero</text:p>
          </table:table-cell>
          <table:table-cell table:style-name="ce67" office:value-type="string">
            <text:p>financier</text:p>
          </table:table-cell>
          <table:table-cell table:style-name="ce70" office:value-type="string">
            <text:p>finanziario</text:p>
          </table:table-cell>
          <table:table-cell table:style-name="ce73" office:value-type="string">
            <text:p>pecuniaria</text:p>
          </table:table-cell>
          <table:table-cell table:style-name="ce76" office:value-type="string">
            <text:p>financiar</text:p>
          </table:table-cell>
          <table:table-cell table:style-name="ce78" office:value-type="string">
            <text:p>finanziel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ivu</text:p>
          </table:table-cell>
          <table:table-cell table:style-name="ce56" office:value-type="string">
            <text:p>find</text:p>
          </table:table-cell>
          <table:table-cell table:style-name="ce63" office:value-type="string">
            <text:p>encontrar</text:p>
          </table:table-cell>
          <table:table-cell table:style-name="ce67" office:value-type="string">
            <text:p>trouver</text:p>
          </table:table-cell>
          <table:table-cell table:style-name="ce70" office:value-type="string">
            <text:p>trova</text:p>
          </table:table-cell>
          <table:table-cell table:style-name="ce73" office:value-type="string">
            <text:p>inveniet</text:p>
          </table:table-cell>
          <table:table-cell table:style-name="ce76" office:value-type="string">
            <text:p>găsi</text:p>
          </table:table-cell>
          <table:table-cell table:style-name="ce78" office:value-type="string">
            <text:p>fin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bien</text:p>
          </table:table-cell>
          <table:table-cell table:style-name="ce56" office:value-type="string">
            <text:p>fine</text:p>
          </table:table-cell>
          <table:table-cell table:style-name="ce63" office:value-type="string">
            <text:p>bien</text:p>
          </table:table-cell>
          <table:table-cell table:style-name="ce67" office:value-type="string">
            <text:p>bien</text:p>
          </table:table-cell>
          <table:table-cell table:style-name="ce70" office:value-type="string">
            <text:p>bene</text:p>
          </table:table-cell>
          <table:table-cell table:style-name="ce73" office:value-type="string">
            <text:p>bene</text:p>
          </table:table-cell>
          <table:table-cell table:style-name="ce76" office:value-type="string">
            <text:p>bine</text:p>
          </table:table-cell>
          <table:table-cell table:style-name="ce78" office:value-type="string">
            <text:p>Gu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fixu</text:p>
          </table:table-cell>
          <table:table-cell table:style-name="ce58" office:value-type="string">
            <text:p>finish</text:p>
          </table:table-cell>
          <table:table-cell table:style-name="ce64" office:value-type="string">
            <text:p>terminar</text:p>
          </table:table-cell>
          <table:table-cell table:style-name="ce67" office:value-type="string">
            <text:p>finir</text:p>
          </table:table-cell>
          <table:table-cell table:style-name="ce70" office:value-type="string">
            <text:p>fine</text:p>
          </table:table-cell>
          <table:table-cell table:style-name="ce73" office:value-type="string">
            <text:p>finis</text:p>
          </table:table-cell>
          <table:table-cell table:style-name="ce76" office:value-type="string">
            <text:p>capăt, sfârsit</text:p>
          </table:table-cell>
          <table:table-cell table:style-name="ce78" office:value-type="string">
            <text:p>ferti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foka</text:p>
          </table:table-cell>
          <table:table-cell table:style-name="ce56" office:value-type="string">
            <text:p>fire</text:p>
          </table:table-cell>
          <table:table-cell table:style-name="ce63" office:value-type="string">
            <text:p>fuego</text:p>
          </table:table-cell>
          <table:table-cell table:style-name="ce67" office:value-type="string">
            <text:p>Feu</text:p>
          </table:table-cell>
          <table:table-cell table:style-name="ce70" office:value-type="string">
            <text:p>fuoco</text:p>
          </table:table-cell>
          <table:table-cell table:style-name="ce73" office:value-type="string">
            <text:p>ignis</text:p>
          </table:table-cell>
          <table:table-cell table:style-name="ce76" office:value-type="string">
            <text:p>foc</text:p>
          </table:table-cell>
          <table:table-cell table:style-name="ce78" office:value-type="string">
            <text:p>Feu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aso</text:p>
          </table:table-cell>
          <table:table-cell table:style-name="ce56" office:value-type="string">
            <text:p>first</text:p>
          </table:table-cell>
          <table:table-cell table:style-name="ce63" office:value-type="string">
            <text:p>primero</text:p>
          </table:table-cell>
          <table:table-cell table:style-name="ce67" office:value-type="string">
            <text:p>première</text:p>
          </table:table-cell>
          <table:table-cell table:style-name="ce70" office:value-type="string">
            <text:p>primo</text:p>
          </table:table-cell>
          <table:table-cell table:style-name="ce73" office:value-type="string">
            <text:p>primis</text:p>
          </table:table-cell>
          <table:table-cell table:style-name="ce76" office:value-type="string">
            <text:p>primul</text:p>
          </table:table-cell>
          <table:table-cell table:style-name="ce78" office:value-type="string">
            <text:p>zuers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exa</text:p>
          </table:table-cell>
          <table:table-cell table:style-name="ce56" office:value-type="string">
            <text:p>fish</text:p>
          </table:table-cell>
          <table:table-cell table:style-name="ce63" office:value-type="string">
            <text:p>pescado</text:p>
          </table:table-cell>
          <table:table-cell table:style-name="ce67" office:value-type="string">
            <text:p>poisson</text:p>
          </table:table-cell>
          <table:table-cell table:style-name="ce70" office:value-type="string">
            <text:p>pesce</text:p>
          </table:table-cell>
          <table:table-cell table:style-name="ce73" office:value-type="string">
            <text:p>piscis</text:p>
          </table:table-cell>
          <table:table-cell table:style-name="ce76" office:value-type="string">
            <text:p>peşte</text:p>
          </table:table-cell>
          <table:table-cell table:style-name="ce78" office:value-type="string">
            <text:p>Fis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area</text:p>
          </table:table-cell>
          <table:table-cell table:style-name="ce56" office:value-type="string">
            <text:p>floor</text:p>
          </table:table-cell>
          <table:table-cell table:style-name="ce63" office:value-type="string">
            <text:p>suelo</text:p>
          </table:table-cell>
          <table:table-cell table:style-name="ce67" office:value-type="string">
            <text:p>sol</text:p>
          </table:table-cell>
          <table:table-cell table:style-name="ce70" office:value-type="string">
            <text:p>pavimento</text:p>
          </table:table-cell>
          <table:table-cell table:style-name="ce73" office:value-type="string">
            <text:p>area</text:p>
          </table:table-cell>
          <table:table-cell table:style-name="ce76" office:value-type="string">
            <text:p>podea</text:p>
          </table:table-cell>
          <table:table-cell table:style-name="ce78" office:value-type="string">
            <text:p>Fußbo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flea</text:p>
          </table:table-cell>
          <table:table-cell table:style-name="ce56" office:value-type="string">
            <text:p>flower</text:p>
          </table:table-cell>
          <table:table-cell table:style-name="ce63" office:value-type="string">
            <text:p>flor</text:p>
          </table:table-cell>
          <table:table-cell table:style-name="ce67" office:value-type="string">
            <text:p>fleur</text:p>
          </table:table-cell>
          <table:table-cell table:style-name="ce70" office:value-type="string">
            <text:p>fiore</text:p>
          </table:table-cell>
          <table:table-cell table:style-name="ce73" office:value-type="string">
            <text:p>flos</text:p>
          </table:table-cell>
          <table:table-cell table:style-name="ce76" office:value-type="string">
            <text:p>floare</text:p>
          </table:table-cell>
          <table:table-cell table:style-name="ce78" office:value-type="string">
            <text:p>Blum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volu</text:p>
          </table:table-cell>
          <table:table-cell table:style-name="ce56" office:value-type="string">
            <text:p>fly</text:p>
          </table:table-cell>
          <table:table-cell table:style-name="ce63" office:value-type="string">
            <text:p>volar</text:p>
          </table:table-cell>
          <table:table-cell table:style-name="ce67" office:value-type="string">
            <text:p>mouche</text:p>
          </table:table-cell>
          <table:table-cell table:style-name="ce70" office:value-type="string">
            <text:p>volare</text:p>
          </table:table-cell>
          <table:table-cell table:style-name="ce73" office:value-type="string">
            <text:p>volant</text:p>
          </table:table-cell>
          <table:table-cell table:style-name="ce76" office:value-type="string">
            <text:p>a zbura</text:p>
          </table:table-cell>
          <table:table-cell table:style-name="ce78" office:value-type="string">
            <text:p>flieg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igu</text:p>
          </table:table-cell>
          <table:table-cell table:style-name="ce58" office:value-type="string">
            <text:p>follow</text:p>
          </table:table-cell>
          <table:table-cell table:style-name="ce64" office:value-type="string">
            <text:p>seguir</text:p>
          </table:table-cell>
          <table:table-cell table:style-name="ce67" office:value-type="string">
            <text:p>suivre</text:p>
          </table:table-cell>
          <table:table-cell table:style-name="ce70" office:value-type="string">
            <text:p>seguire</text:p>
          </table:table-cell>
          <table:table-cell table:style-name="ce73" office:value-type="string">
            <text:p>sequitur</text:p>
          </table:table-cell>
          <table:table-cell table:style-name="ce76" office:value-type="string">
            <text:p>urmări</text:p>
          </table:table-cell>
          <table:table-cell table:style-name="ce78" office:value-type="string">
            <text:p>folg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e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pro</text:p>
          </table:table-cell>
          <table:table-cell table:style-name="ce56" office:value-type="string">
            <text:p>for</text:p>
          </table:table-cell>
          <table:table-cell table:style-name="ce63" office:value-type="string">
            <text:p>para</text:p>
          </table:table-cell>
          <table:table-cell table:style-name="ce67" office:value-type="string">
            <text:p>pour</text:p>
          </table:table-cell>
          <table:table-cell table:style-name="ce70" office:value-type="string">
            <text:p>per</text:p>
          </table:table-cell>
          <table:table-cell table:style-name="ce73" office:value-type="string">
            <text:p>quia</text:p>
          </table:table-cell>
          <table:table-cell table:style-name="ce76" office:value-type="string">
            <text:p>pentru</text:p>
          </table:table-cell>
          <table:table-cell table:style-name="ce78" office:value-type="string">
            <text:p>zu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aleo</text:p>
          </table:table-cell>
          <table:table-cell table:style-name="ce56" office:value-type="string">
            <text:p>foreign</text:p>
          </table:table-cell>
          <table:table-cell table:style-name="ce63" office:value-type="string">
            <text:p>extraño</text:p>
          </table:table-cell>
          <table:table-cell table:style-name="ce67" office:value-type="string">
            <text:p>étranger</text:p>
          </table:table-cell>
          <table:table-cell table:style-name="ce70" office:value-type="string">
            <text:p>straniero</text:p>
          </table:table-cell>
          <table:table-cell table:style-name="ce73" office:value-type="string">
            <text:p>aliena</text:p>
          </table:table-cell>
          <table:table-cell table:style-name="ce76" office:value-type="string">
            <text:p>străin</text:p>
          </table:table-cell>
          <table:table-cell table:style-name="ce78" office:value-type="string">
            <text:p>fremd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ital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56" office:value-type="string">
            <text:p>forever</text:p>
          </table:table-cell>
          <table:table-cell table:style-name="ce63" office:value-type="string">
            <text:p>siempre</text:p>
          </table:table-cell>
          <table:table-cell table:style-name="ce67" office:value-type="string">
            <text:p>déjà, toujours</text:p>
          </table:table-cell>
          <table:table-cell table:style-name="ce70" office:value-type="string">
            <text:p>mai, sempre</text:p>
          </table:table-cell>
          <table:table-cell table:style-name="ce73" office:value-type="string">
            <text:p>semper</text:p>
          </table:table-cell>
          <table:table-cell table:style-name="ce76" office:value-type="string">
            <text:p>todeauna</text:p>
          </table:table-cell>
          <table:table-cell table:style-name="ce78" office:value-type="string">
            <text:p>für imm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oviu</text:p>
          </table:table-cell>
          <table:table-cell table:style-name="ce56" office:value-type="string">
            <text:p>forget</text:p>
          </table:table-cell>
          <table:table-cell table:style-name="ce63" office:value-type="string">
            <text:p>olvida</text:p>
          </table:table-cell>
          <table:table-cell table:style-name="ce67" office:value-type="string">
            <text:p>oublier</text:p>
          </table:table-cell>
          <table:table-cell table:style-name="ce70" office:value-type="string">
            <text:p>dimenticare</text:p>
          </table:table-cell>
          <table:table-cell table:style-name="ce73" office:value-type="string">
            <text:p>obliviscatur</text:p>
          </table:table-cell>
          <table:table-cell table:style-name="ce76" office:value-type="string">
            <text:p>a u</text:p>
          </table:table-cell>
          <table:table-cell table:style-name="ce78" office:value-type="string">
            <text:p>vergess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fomu</text:p>
          </table:table-cell>
          <table:table-cell table:style-name="ce58" office:value-type="string">
            <text:p>form/make</text:p>
          </table:table-cell>
          <table:table-cell table:style-name="ce64" office:value-type="string">
            <text:p>formar</text:p>
          </table:table-cell>
          <table:table-cell table:style-name="ce67" office:value-type="string">
            <text:p>forme</text:p>
          </table:table-cell>
          <table:table-cell table:style-name="ce70" office:value-type="string">
            <text:p>modulo</text:p>
          </table:table-cell>
          <table:table-cell table:style-name="ce73" office:value-type="string">
            <text:p>forma</text:p>
          </table:table-cell>
          <table:table-cell table:style-name="ce76" office:value-type="string">
            <text:p>formă</text:p>
          </table:table-cell>
          <table:table-cell table:style-name="ce78" office:value-type="string">
            <text:p>bil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ate</text:p>
          </table:table-cell>
          <table:table-cell table:style-name="ce56" office:value-type="string">
            <text:p>forward</text:p>
          </table:table-cell>
          <table:table-cell table:style-name="ce63" office:value-type="string">
            <text:p>adelante</text:p>
          </table:table-cell>
          <table:table-cell table:style-name="ce67" office:value-type="string">
            <text:p>vers l'avant</text:p>
          </table:table-cell>
          <table:table-cell table:style-name="ce70" office:value-type="string">
            <text:p>inoltrare</text:p>
          </table:table-cell>
          <table:table-cell table:style-name="ce73" office:value-type="string">
            <text:p>ante</text:p>
          </table:table-cell>
          <table:table-cell table:style-name="ce76" office:value-type="string">
            <text:p>redirecţiona</text:p>
          </table:table-cell>
          <table:table-cell table:style-name="ce78" office:value-type="string">
            <text:p>nach vorn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rovo</text:p>
          </table:table-cell>
          <table:table-cell table:style-name="ce56" office:value-type="string">
            <text:p>found</text:p>
          </table:table-cell>
          <table:table-cell table:style-name="ce63" office:value-type="string">
            <text:p>encontró</text:p>
          </table:table-cell>
          <table:table-cell table:style-name="ce67" office:value-type="string">
            <text:p>a trouvé</text:p>
          </table:table-cell>
          <table:table-cell table:style-name="ce70" office:value-type="string">
            <text:p>trovato</text:p>
          </table:table-cell>
          <table:table-cell table:style-name="ce73" office:value-type="string">
            <text:p>found</text:p>
          </table:table-cell>
          <table:table-cell table:style-name="ce76" office:value-type="string">
            <text:p>găsite</text:p>
          </table:table-cell>
          <table:table-cell table:style-name="ce78" office:value-type="string">
            <text:p>gefun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gato</text:p>
          </table:table-cell>
          <table:table-cell table:style-name="ce56" office:value-type="string">
            <text:p>free</text:p>
          </table:table-cell>
          <table:table-cell table:style-name="ce63" office:value-type="string">
            <text:p>gratis</text:p>
          </table:table-cell>
          <table:table-cell table:style-name="ce67" office:value-type="string">
            <text:p>gratuite</text:p>
          </table:table-cell>
          <table:table-cell table:style-name="ce70" office:value-type="string">
            <text:p>gratuito</text:p>
          </table:table-cell>
          <table:table-cell table:style-name="ce73" office:value-type="string">
            <text:p>liberum </text:p>
          </table:table-cell>
          <table:table-cell table:style-name="ce76" office:value-type="string">
            <text:p>gratuit</text:p>
          </table:table-cell>
          <table:table-cell table:style-name="ce78" office:value-type="string">
            <text:p>grati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libo</text:p>
          </table:table-cell>
          <table:table-cell table:style-name="ce56" office:value-type="string">
            <text:p>freedom</text:p>
          </table:table-cell>
          <table:table-cell table:style-name="ce63" office:value-type="string">
            <text:p>libertad</text:p>
          </table:table-cell>
          <table:table-cell table:style-name="ce67" office:value-type="string">
            <text:p>liberte</text:p>
          </table:table-cell>
          <table:table-cell table:style-name="ce70" office:value-type="string">
            <text:p>liberta</text:p>
          </table:table-cell>
          <table:table-cell table:style-name="ce73" office:value-type="string">
            <text:p>libertatem</text:p>
          </table:table-cell>
          <table:table-cell table:style-name="ce76" office:value-type="string">
            <text:p>libertate</text:p>
          </table:table-cell>
          <table:table-cell table:style-name="ce78" office:value-type="string">
            <text:p>freihei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von</text:p>
          </table:table-cell>
          <table:table-cell table:style-name="ce57" office:value-type="string">
            <text:p>from</text:p>
          </table:table-cell>
          <table:table-cell table:style-name="ce63" office:value-type="string">
            <text:p>de</text:p>
          </table:table-cell>
          <table:table-cell table:style-name="ce67" office:value-type="string">
            <text:p>depues</text:p>
          </table:table-cell>
          <table:table-cell table:style-name="ce70" office:value-type="string">
            <text:p>dal</text:p>
          </table:table-cell>
          <table:table-cell table:style-name="ce73" office:value-type="string">
            <text:p>ex</text:p>
          </table:table-cell>
          <table:table-cell table:style-name="ce76" office:value-type="string">
            <text:p>din</text:p>
          </table:table-cell>
          <table:table-cell table:style-name="ce78" office:value-type="string">
            <text:p>vo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vor</text:p>
          </table:table-cell>
          <table:table-cell table:style-name="ce56" office:value-type="string">
            <text:p>front</text:p>
          </table:table-cell>
          <table:table-cell table:style-name="ce63" office:value-type="string">
            <text:p>frente</text:p>
          </table:table-cell>
          <table:table-cell table:style-name="ce67" office:value-type="string">
            <text:p>devant</text:p>
          </table:table-cell>
          <table:table-cell table:style-name="ce70" office:value-type="string">
            <text:p>fronte</text:p>
          </table:table-cell>
          <table:table-cell table:style-name="ce73" office:value-type="string">
            <text:p>pro</text:p>
          </table:table-cell>
          <table:table-cell table:style-name="ce76" office:value-type="string">
            <text:p>în fața</text:p>
          </table:table-cell>
          <table:table-cell table:style-name="ce78" office:value-type="string">
            <text:p>vo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ino</text:p>
          </table:table-cell>
          <table:table-cell table:style-name="ce56" office:value-type="string">
            <text:p>full</text:p>
          </table:table-cell>
          <table:table-cell table:style-name="ce63" office:value-type="string">
            <text:p>completo</text:p>
          </table:table-cell>
          <table:table-cell table:style-name="ce67" office:value-type="string">
            <text:p>plein</text:p>
          </table:table-cell>
          <table:table-cell table:style-name="ce70" office:value-type="string">
            <text:p>pieno</text:p>
          </table:table-cell>
          <table:table-cell table:style-name="ce73" office:value-type="string">
            <text:p>plenus</text:p>
          </table:table-cell>
          <table:table-cell table:style-name="ce76" office:value-type="string">
            <text:p>deplin</text:p>
          </table:table-cell>
          <table:table-cell table:style-name="ce78" office:value-type="string">
            <text:p>vol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mazo</text:p>
          </table:table-cell>
          <table:table-cell table:style-name="ce56" office:value-type="string">
            <text:p>funny</text:p>
          </table:table-cell>
          <table:table-cell table:style-name="ce63" office:value-type="string">
            <text:p>gracioso</text:p>
          </table:table-cell>
          <table:table-cell table:style-name="ce67" office:value-type="string">
            <text:p>marrant</text:p>
          </table:table-cell>
          <table:table-cell table:style-name="ce70" office:value-type="string">
            <text:p>divertente</text:p>
          </table:table-cell>
          <table:table-cell table:style-name="ce73" office:value-type="string">
            <text:p>ridiculam</text:p>
          </table:table-cell>
          <table:table-cell table:style-name="ce76" office:value-type="string">
            <text:p>amuzant</text:p>
          </table:table-cell>
          <table:table-cell table:style-name="ce78" office:value-type="string">
            <text:p>lusti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joka</text:p>
          </table:table-cell>
          <table:table-cell table:style-name="ce56" office:value-type="string">
            <text:p>game</text:p>
          </table:table-cell>
          <table:table-cell table:style-name="ce63" office:value-type="string">
            <text:p>juego</text:p>
          </table:table-cell>
          <table:table-cell table:style-name="ce67" office:value-type="string">
            <text:p>Jeu</text:p>
          </table:table-cell>
          <table:table-cell table:style-name="ce70" office:value-type="string">
            <text:p>gioco</text:p>
          </table:table-cell>
          <table:table-cell table:style-name="ce73" office:value-type="string">
            <text:p>ludum</text:p>
          </table:table-cell>
          <table:table-cell table:style-name="ce76" office:value-type="string">
            <text:p>joc</text:p>
          </table:table-cell>
          <table:table-cell table:style-name="ce78" office:value-type="string">
            <text:p>Spie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jara</text:p>
          </table:table-cell>
          <table:table-cell table:style-name="ce56" office:value-type="string">
            <text:p>garden</text:p>
          </table:table-cell>
          <table:table-cell table:style-name="ce63" office:value-type="string">
            <text:p>jardín</text:p>
          </table:table-cell>
          <table:table-cell table:style-name="ce67" office:value-type="string">
            <text:p>jardin</text:p>
          </table:table-cell>
          <table:table-cell table:style-name="ce70" office:value-type="string">
            <text:p>giardino</text:p>
          </table:table-cell>
          <table:table-cell table:style-name="ce73" office:value-type="string">
            <text:p>hortus</text:p>
          </table:table-cell>
          <table:table-cell table:style-name="ce76" office:value-type="string">
            <text:p>grădină</text:p>
          </table:table-cell>
          <table:table-cell table:style-name="ce78" office:value-type="string">
            <text:p>Gart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donu</text:p>
          </table:table-cell>
          <table:table-cell table:style-name="ce56" office:value-type="string">
            <text:p>gave</text:p>
          </table:table-cell>
          <table:table-cell table:style-name="ce63" office:value-type="string">
            <text:p>dio</text:p>
          </table:table-cell>
          <table:table-cell table:style-name="ce67" office:value-type="string">
            <text:p>a donné</text:p>
          </table:table-cell>
          <table:table-cell table:style-name="ce70" office:value-type="string">
            <text:p>ha dato</text:p>
          </table:table-cell>
          <table:table-cell table:style-name="ce73" office:value-type="string">
            <text:p>dedit</text:p>
          </table:table-cell>
          <table:table-cell table:style-name="ce76" office:value-type="string">
            <text:p>a dat</text:p>
          </table:table-cell>
          <table:table-cell table:style-name="ce78" office:value-type="string">
            <text:p>gab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gero</text:p>
          </table:table-cell>
          <table:table-cell table:style-name="ce56" office:value-type="string">
            <text:p>general</text:p>
          </table:table-cell>
          <table:table-cell table:style-name="ce63" office:value-type="string">
            <text:p>general</text:p>
          </table:table-cell>
          <table:table-cell table:style-name="ce67" office:value-type="string">
            <text:p>général</text:p>
          </table:table-cell>
          <table:table-cell table:style-name="ce70" office:value-type="string">
            <text:p>generale</text:p>
          </table:table-cell>
          <table:table-cell table:style-name="ce73" office:value-type="string">
            <text:p>generalis</text:p>
          </table:table-cell>
          <table:table-cell table:style-name="ce76" office:value-type="string">
            <text:p>general</text:p>
          </table:table-cell>
          <table:table-cell table:style-name="ce78" office:value-type="string">
            <text:p>Allgemeines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obiu</text:p>
          </table:table-cell>
          <table:table-cell table:style-name="ce58" office:value-type="string">
            <text:p>get</text:p>
          </table:table-cell>
          <table:table-cell table:style-name="ce64" office:value-type="string">
            <text:p>conseguir</text:p>
          </table:table-cell>
          <table:table-cell table:style-name="ce67" office:value-type="string">
            <text:p>obtenir</text:p>
          </table:table-cell>
          <table:table-cell table:style-name="ce70" office:value-type="string">
            <text:p>ottenere</text:p>
          </table:table-cell>
          <table:table-cell table:style-name="ce73" office:value-type="string">
            <text:p>ut</text:p>
          </table:table-cell>
          <table:table-cell table:style-name="ce76" office:value-type="string">
            <text:p>obține</text:p>
          </table:table-cell>
          <table:table-cell table:style-name="ce78" office:value-type="string">
            <text:p>bekomm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cika</text:p>
          </table:table-cell>
          <table:table-cell table:style-name="ce56" office:value-type="string">
            <text:p>girl</text:p>
          </table:table-cell>
          <table:table-cell table:style-name="ce63" office:value-type="string">
            <text:p>chica</text:p>
          </table:table-cell>
          <table:table-cell table:style-name="ce67" office:value-type="string">
            <text:p>fille</text:p>
          </table:table-cell>
          <table:table-cell table:style-name="ce70" office:value-type="string">
            <text:p>ragazza</text:p>
          </table:table-cell>
          <table:table-cell table:style-name="ce73" office:value-type="string">
            <text:p>puella</text:p>
          </table:table-cell>
          <table:table-cell table:style-name="ce76" office:value-type="string">
            <text:p>fată</text:p>
          </table:table-cell>
          <table:table-cell table:style-name="ce78" office:value-type="string">
            <text:p>Mädch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ngl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givu</text:p>
          </table:table-cell>
          <table:table-cell table:style-name="ce58" office:value-type="string">
            <text:p>give</text:p>
          </table:table-cell>
          <table:table-cell table:style-name="ce64" office:value-type="string">
            <text:p>dar</text:p>
          </table:table-cell>
          <table:table-cell table:style-name="ce67" office:value-type="string">
            <text:p>donner</text:p>
          </table:table-cell>
          <table:table-cell table:style-name="ce70" office:value-type="string">
            <text:p>dare</text:p>
          </table:table-cell>
          <table:table-cell table:style-name="ce73" office:value-type="string">
            <text:p>dabo</text:p>
          </table:table-cell>
          <table:table-cell table:style-name="ce76" office:value-type="string">
            <text:p>da</text:p>
          </table:table-cell>
          <table:table-cell table:style-name="ce78" office:value-type="string">
            <text:p>geb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aru</text:p>
          </table:table-cell>
          <table:table-cell table:style-name="ce58" office:value-type="string">
            <text:p>go out</text:p>
          </table:table-cell>
          <table:table-cell table:style-name="ce64" office:value-type="string">
            <text:p>salir</text:p>
          </table:table-cell>
          <table:table-cell table:style-name="ce67" office:value-type="string">
            <text:p>sortir</text:p>
          </table:table-cell>
          <table:table-cell table:style-name="ce70" office:value-type="string">
            <text:p>uscire</text:p>
          </table:table-cell>
          <table:table-cell table:style-name="ce73" office:value-type="string">
            <text:p>exitus</text:p>
          </table:table-cell>
          <table:table-cell table:style-name="ce76" office:value-type="string">
            <text:p>ieși afară</text:p>
          </table:table-cell>
          <table:table-cell table:style-name="ce78" office:value-type="string">
            <text:p>geh rau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vadu</text:p>
          </table:table-cell>
          <table:table-cell table:style-name="ce56" office:value-type="string">
            <text:p>go, goes</text:p>
          </table:table-cell>
          <table:table-cell table:style-name="ce63" office:value-type="string">
            <text:p>ir</text:p>
          </table:table-cell>
          <table:table-cell table:style-name="ce67" office:value-type="string">
            <text:p>aller</text:p>
          </table:table-cell>
          <table:table-cell table:style-name="ce70" office:value-type="string">
            <text:p>partire</text:p>
          </table:table-cell>
          <table:table-cell table:style-name="ce73" office:value-type="string">
            <text:p>vade</text:p>
          </table:table-cell>
          <table:table-cell table:style-name="ce76" office:value-type="string">
            <text:p>merge</text:p>
          </table:table-cell>
          <table:table-cell table:style-name="ce78" office:value-type="string">
            <text:p>ge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bono</text:p>
          </table:table-cell>
          <table:table-cell table:style-name="ce56" office:value-type="string">
            <text:p>good</text:p>
          </table:table-cell>
          <table:table-cell table:style-name="ce63" office:value-type="string">
            <text:p>bueno</text:p>
          </table:table-cell>
          <table:table-cell table:style-name="ce67" office:value-type="string">
            <text:p>bien</text:p>
          </table:table-cell>
          <table:table-cell table:style-name="ce70" office:value-type="string">
            <text:p>bene</text:p>
          </table:table-cell>
          <table:table-cell table:style-name="ce73" office:value-type="string">
            <text:p>bonum</text:p>
          </table:table-cell>
          <table:table-cell table:style-name="ce76" office:value-type="string">
            <text:p>bun</text:p>
          </table:table-cell>
          <table:table-cell table:style-name="ce78" office:value-type="string">
            <text:p>gu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adio</text:p>
          </table:table-cell>
          <table:table-cell table:style-name="ce56" office:value-type="string">
            <text:p>good-bye</text:p>
          </table:table-cell>
          <table:table-cell table:style-name="ce63" office:value-type="string">
            <text:p>adiós</text:p>
          </table:table-cell>
          <table:table-cell table:style-name="ce67" office:value-type="string">
            <text:p>Au revoir</text:p>
          </table:table-cell>
          <table:table-cell table:style-name="ce70" office:value-type="string">
            <text:p>addio</text:p>
          </table:table-cell>
          <table:table-cell table:style-name="ce73" office:value-type="string">
            <text:p>vale</text:p>
          </table:table-cell>
          <table:table-cell table:style-name="ce76" office:value-type="string">
            <text:p>la revedere</text:p>
          </table:table-cell>
          <table:table-cell table:style-name="ce78" office:value-type="string">
            <text:p>Auf Wiedersehen</text:p>
          </table:table-cell>
          <table:table-cell table:style-name="ce70" table:number-columns-repeated="6"/>
          <table:table-cell table:number-columns-repeated="1002"/>
        </table:table-row>
        <table:table-row table:style-name="ro4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heba</text:p>
          </table:table-cell>
          <table:table-cell table:style-name="ce56" office:value-type="string">
            <text:p>grass</text:p>
          </table:table-cell>
          <table:table-cell table:style-name="ce63" office:value-type="string">
            <text:p>hierba</text:p>
          </table:table-cell>
          <table:table-cell table:style-name="ce67" office:value-type="string">
            <text:p>herbe</text:p>
          </table:table-cell>
          <table:table-cell table:style-name="ce70" office:value-type="string">
            <text:p>erba</text:p>
          </table:table-cell>
          <table:table-cell table:style-name="ce73" office:value-type="string">
            <text:p>herba</text:p>
          </table:table-cell>
          <table:table-cell table:style-name="ce76" office:value-type="string">
            <text:p>iarbă</text:p>
          </table:table-cell>
          <table:table-cell table:style-name="ce78" office:value-type="string">
            <text:p>Gra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guzo</text:p>
          </table:table-cell>
          <table:table-cell table:style-name="ce56" office:value-type="string">
            <text:p>great</text:p>
          </table:table-cell>
          <table:table-cell table:style-name="ce63" office:value-type="string">
            <text:p>Excelente</text:p>
          </table:table-cell>
          <table:table-cell table:style-name="ce67" office:value-type="string">
            <text:p>génial</text:p>
          </table:table-cell>
          <table:table-cell table:style-name="ce70" office:value-type="string">
            <text:p>grande</text:p>
          </table:table-cell>
          <table:table-cell table:style-name="ce73" office:value-type="string">
            <text:p>magna</text:p>
          </table:table-cell>
          <table:table-cell table:style-name="ce76" office:value-type="string">
            <text:p>grozav</text:p>
          </table:table-cell>
          <table:table-cell table:style-name="ce78" office:value-type="string">
            <text:p>groß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veto</text:p>
          </table:table-cell>
          <table:table-cell table:style-name="ce56" office:value-type="string">
            <text:p>green</text:p>
          </table:table-cell>
          <table:table-cell table:style-name="ce63" office:value-type="string">
            <text:p>verde</text:p>
          </table:table-cell>
          <table:table-cell table:style-name="ce67" office:value-type="string">
            <text:p>vert</text:p>
          </table:table-cell>
          <table:table-cell table:style-name="ce70" office:value-type="string">
            <text:p>verde</text:p>
          </table:table-cell>
          <table:table-cell table:style-name="ce73" office:value-type="string">
            <text:p>viridi</text:p>
          </table:table-cell>
          <table:table-cell table:style-name="ce76" office:value-type="string">
            <text:p>verde</text:p>
          </table:table-cell>
          <table:table-cell table:style-name="ce78" office:value-type="string">
            <text:p>Grü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tera</text:p>
          </table:table-cell>
          <table:table-cell table:style-name="ce56" office:value-type="string">
            <text:p>ground</text:p>
          </table:table-cell>
          <table:table-cell table:style-name="ce63" office:value-type="string">
            <text:p>suelo</text:p>
          </table:table-cell>
          <table:table-cell table:style-name="ce67" office:value-type="string">
            <text:p>sol</text:p>
          </table:table-cell>
          <table:table-cell table:style-name="ce70" office:value-type="string">
            <text:p>terra</text:p>
          </table:table-cell>
          <table:table-cell table:style-name="ce73" office:value-type="string">
            <text:p>terram</text:p>
          </table:table-cell>
          <table:table-cell table:style-name="ce76" office:value-type="string">
            <text:p>sol</text:p>
          </table:table-cell>
          <table:table-cell table:style-name="ce78" office:value-type="string">
            <text:p>Bo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goxu</text:p>
          </table:table-cell>
          <table:table-cell table:style-name="ce56" office:value-type="string">
            <text:p>grow</text:p>
          </table:table-cell>
          <table:table-cell table:style-name="ce63" office:value-type="string">
            <text:p>crecer</text:p>
          </table:table-cell>
          <table:table-cell table:style-name="ce67" office:value-type="string">
            <text:p>grandir</text:p>
          </table:table-cell>
          <table:table-cell table:style-name="ce70" office:value-type="string">
            <text:p>crescere</text:p>
          </table:table-cell>
          <table:table-cell table:style-name="ce73" office:value-type="string">
            <text:p>crescere</text:p>
          </table:table-cell>
          <table:table-cell table:style-name="ce76" office:value-type="string">
            <text:p>crește</text:p>
          </table:table-cell>
          <table:table-cell table:style-name="ce78" office:value-type="string">
            <text:p>wachs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mana</text:p>
          </table:table-cell>
          <table:table-cell table:style-name="ce56" office:value-type="string">
            <text:p>hand</text:p>
          </table:table-cell>
          <table:table-cell table:style-name="ce63" office:value-type="string">
            <text:p>mano</text:p>
          </table:table-cell>
          <table:table-cell table:style-name="ce67" office:value-type="string">
            <text:p>main</text:p>
          </table:table-cell>
          <table:table-cell table:style-name="ce70" office:value-type="string">
            <text:p>mano</text:p>
          </table:table-cell>
          <table:table-cell table:style-name="ce73" office:value-type="string">
            <text:p>manibus</text:p>
          </table:table-cell>
          <table:table-cell table:style-name="ce76" office:value-type="string">
            <text:p>mână</text:p>
          </table:table-cell>
          <table:table-cell table:style-name="ce78" office:value-type="string">
            <text:p>Hand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asu</text:p>
          </table:table-cell>
          <table:table-cell table:style-name="ce58" office:value-type="string">
            <text:p>happen</text:p>
          </table:table-cell>
          <table:table-cell table:style-name="ce64" office:value-type="string">
            <text:p>pasar</text:p>
          </table:table-cell>
          <table:table-cell table:style-name="ce67" office:value-type="string">
            <text:p>passer</text:p>
          </table:table-cell>
          <table:table-cell table:style-name="ce70" office:value-type="string">
            <text:p>accadere</text:p>
          </table:table-cell>
          <table:table-cell table:style-name="ce73" office:value-type="string">
            <text:p>factum</text:p>
          </table:table-cell>
          <table:table-cell table:style-name="ce76" office:value-type="string">
            <text:p>întâmpla</text:p>
          </table:table-cell>
          <table:table-cell table:style-name="ce78" office:value-type="string">
            <text:p>gesche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ezo</text:p>
          </table:table-cell>
          <table:table-cell table:style-name="ce56" office:value-type="string">
            <text:p>happy</text:p>
          </table:table-cell>
          <table:table-cell table:style-name="ce63" office:value-type="string">
            <text:p>feliz</text:p>
          </table:table-cell>
          <table:table-cell table:style-name="ce67" office:value-type="string">
            <text:p>content</text:p>
          </table:table-cell>
          <table:table-cell table:style-name="ce70" office:value-type="string">
            <text:p>contento</text:p>
          </table:table-cell>
          <table:table-cell table:style-name="ce73" office:value-type="string">
            <text:p>felix</text:p>
          </table:table-cell>
          <table:table-cell table:style-name="ce76" office:value-type="string">
            <text:p>fericit</text:p>
          </table:table-cell>
          <table:table-cell table:style-name="ce78" office:value-type="string">
            <text:p>glück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duro</text:p>
          </table:table-cell>
          <table:table-cell table:style-name="ce56" office:value-type="string">
            <text:p>hard</text:p>
          </table:table-cell>
          <table:table-cell table:style-name="ce63" office:value-type="string">
            <text:p>difícil</text:p>
          </table:table-cell>
          <table:table-cell table:style-name="ce67" office:value-type="string">
            <text:p>dur</text:p>
          </table:table-cell>
          <table:table-cell table:style-name="ce70" office:value-type="string">
            <text:p>difficile</text:p>
          </table:table-cell>
          <table:table-cell table:style-name="ce73" office:value-type="string">
            <text:p>durum</text:p>
          </table:table-cell>
          <table:table-cell table:style-name="ce76" office:value-type="string">
            <text:p>greu</text:p>
          </table:table-cell>
          <table:table-cell table:style-name="ce78" office:value-type="string">
            <text:p>har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osu</text:p>
          </table:table-cell>
          <table:table-cell table:style-name="ce56" office:value-type="string">
            <text:p>has</text:p>
          </table:table-cell>
          <table:table-cell table:style-name="ce63" office:value-type="string">
            <text:p>tiene</text:p>
          </table:table-cell>
          <table:table-cell table:style-name="ce67" office:value-type="string">
            <text:p>possède</text:p>
          </table:table-cell>
          <table:table-cell table:style-name="ce70" office:value-type="string">
            <text:p>ha</text:p>
          </table:table-cell>
          <table:table-cell table:style-name="ce73" office:value-type="string">
            <text:p>habet</text:p>
          </table:table-cell>
          <table:table-cell table:style-name="ce76" office:value-type="string">
            <text:p>are</text:p>
          </table:table-cell>
          <table:table-cell table:style-name="ce78" office:value-type="string">
            <text:p>ha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haru</text:p>
          </table:table-cell>
          <table:table-cell table:style-name="ce58" office:value-type="string">
            <text:p>have</text:p>
          </table:table-cell>
          <table:table-cell table:style-name="ce64" office:value-type="string">
            <text:p>haber</text:p>
          </table:table-cell>
          <table:table-cell table:style-name="ce67" office:value-type="string">
            <text:p>avoir</text:p>
          </table:table-cell>
          <table:table-cell table:style-name="ce70" office:value-type="string">
            <text:p>avere</text:p>
          </table:table-cell>
          <table:table-cell table:style-name="ce73" office:value-type="string">
            <text:p>habere</text:p>
          </table:table-cell>
          <table:table-cell table:style-name="ce76" office:value-type="string">
            <text:p>avea</text:p>
          </table:table-cell>
          <table:table-cell table:style-name="ce78" office:value-type="string">
            <text:p>hab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teta</text:p>
          </table:table-cell>
          <table:table-cell table:style-name="ce56" office:value-type="string">
            <text:p>head</text:p>
          </table:table-cell>
          <table:table-cell table:style-name="ce63" office:value-type="string">
            <text:p>cabeza</text:p>
          </table:table-cell>
          <table:table-cell table:style-name="ce67" office:value-type="string">
            <text:p>tête</text:p>
          </table:table-cell>
          <table:table-cell table:style-name="ce70" office:value-type="string">
            <text:p>testa</text:p>
          </table:table-cell>
          <table:table-cell table:style-name="ce73" office:value-type="string">
            <text:p>caput</text:p>
          </table:table-cell>
          <table:table-cell table:style-name="ce76" office:value-type="string">
            <text:p>cap</text:p>
          </table:table-cell>
          <table:table-cell table:style-name="ce78" office:value-type="string">
            <text:p>Kopf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oiru</text:p>
          </table:table-cell>
          <table:table-cell table:style-name="ce58" office:value-type="string">
            <text:p>hear</text:p>
          </table:table-cell>
          <table:table-cell table:style-name="ce64" office:value-type="string">
            <text:p>oír</text:p>
          </table:table-cell>
          <table:table-cell table:style-name="ce67" office:value-type="string">
            <text:p>entendre</text:p>
          </table:table-cell>
          <table:table-cell table:style-name="ce70" office:value-type="string">
            <text:p>sentire</text:p>
          </table:table-cell>
          <table:table-cell table:style-name="ce73" office:value-type="string">
            <text:p>audite:</text:p>
          </table:table-cell>
          <table:table-cell table:style-name="ce76" office:value-type="string">
            <text:p>auzi</text:p>
          </table:table-cell>
          <table:table-cell table:style-name="ce78" office:value-type="string">
            <text:p>höre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aidu</text:p>
          </table:table-cell>
          <table:table-cell table:style-name="ce58" office:value-type="string">
            <text:p>help</text:p>
          </table:table-cell>
          <table:table-cell table:style-name="ce64" office:value-type="string">
            <text:p>ayudar</text:p>
          </table:table-cell>
          <table:table-cell table:style-name="ce67" office:value-type="string">
            <text:p>aider</text:p>
          </table:table-cell>
          <table:table-cell table:style-name="ce70" office:value-type="string">
            <text:p>per aiutare</text:p>
          </table:table-cell>
          <table:table-cell table:style-name="ce73" office:value-type="string">
            <text:p>auxilium</text:p>
          </table:table-cell>
          <table:table-cell table:style-name="ce76" office:value-type="string">
            <text:p>pentru a ajuta</text:p>
          </table:table-cell>
          <table:table-cell table:style-name="ce78" office:value-type="string">
            <text:p>zu helf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hir</text:p>
          </table:table-cell>
          <table:table-cell table:style-name="ce56" office:value-type="string">
            <text:p>here</text:p>
          </table:table-cell>
          <table:table-cell table:style-name="ce63" office:value-type="string">
            <text:p>aquí</text:p>
          </table:table-cell>
          <table:table-cell table:style-name="ce67" office:value-type="string">
            <text:p>ici</text:p>
          </table:table-cell>
          <table:table-cell table:style-name="ce70" office:value-type="string">
            <text:p>Qui</text:p>
          </table:table-cell>
          <table:table-cell table:style-name="ce73" office:value-type="string">
            <text:p>hic</text:p>
          </table:table-cell>
          <table:table-cell table:style-name="ce76" office:value-type="string">
            <text:p>aici</text:p>
          </table:table-cell>
          <table:table-cell table:style-name="ce78" office:value-type="string">
            <text:p>Hi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alto</text:p>
          </table:table-cell>
          <table:table-cell table:style-name="ce56" office:value-type="string">
            <text:p>high</text:p>
          </table:table-cell>
          <table:table-cell table:style-name="ce63" office:value-type="string">
            <text:p>alto</text:p>
          </table:table-cell>
          <table:table-cell table:style-name="ce67" office:value-type="string">
            <text:p>haute</text:p>
          </table:table-cell>
          <table:table-cell table:style-name="ce70" office:value-type="string">
            <text:p>alto</text:p>
          </table:table-cell>
          <table:table-cell table:style-name="ce73" office:value-type="string">
            <text:p>altum</text:p>
          </table:table-cell>
          <table:table-cell table:style-name="ce76" office:value-type="string">
            <text:p>înalt</text:p>
          </table:table-cell>
          <table:table-cell table:style-name="ce78" office:value-type="string">
            <text:p>ho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hugy</text:p>
          </table:table-cell>
          <table:table-cell table:style-name="ce56" office:value-type="string">
            <text:p>hill</text:p>
          </table:table-cell>
          <table:table-cell table:style-name="ce63" office:value-type="string">
            <text:p>colina</text:p>
          </table:table-cell>
          <table:table-cell table:style-name="ce67" office:value-type="string">
            <text:p>colline</text:p>
          </table:table-cell>
          <table:table-cell table:style-name="ce70" office:value-type="string">
            <text:p>collina</text:p>
          </table:table-cell>
          <table:table-cell table:style-name="ce73" office:value-type="string">
            <text:p>collis</text:p>
          </table:table-cell>
          <table:table-cell table:style-name="ce76" office:value-type="string">
            <text:p>deal</text:p>
          </table:table-cell>
          <table:table-cell table:style-name="ce78" office:value-type="string">
            <text:p>Hüge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tenu</text:p>
          </table:table-cell>
          <table:table-cell table:style-name="ce56" office:value-type="string">
            <text:p>hold</text:p>
          </table:table-cell>
          <table:table-cell table:style-name="ce63" office:value-type="string">
            <text:p>sostener</text:p>
          </table:table-cell>
          <table:table-cell table:style-name="ce67" office:value-type="string">
            <text:p>tenir</text:p>
          </table:table-cell>
          <table:table-cell table:style-name="ce70" office:value-type="string">
            <text:p>tenere</text:p>
          </table:table-cell>
          <table:table-cell table:style-name="ce73" office:value-type="string">
            <text:p>habere</text:p>
          </table:table-cell>
          <table:table-cell table:style-name="ce76" office:value-type="string">
            <text:p>deține</text:p>
          </table:table-cell>
          <table:table-cell table:style-name="ce78" office:value-type="string">
            <text:p>hal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xava</text:p>
          </table:table-cell>
          <table:table-cell table:style-name="ce56" office:value-type="string">
            <text:p>horse</text:p>
          </table:table-cell>
          <table:table-cell table:style-name="ce63" office:value-type="string">
            <text:p>caballo</text:p>
          </table:table-cell>
          <table:table-cell table:style-name="ce67" office:value-type="string">
            <text:p>cheval</text:p>
          </table:table-cell>
          <table:table-cell table:style-name="ce70" office:value-type="string">
            <text:p>cavallo</text:p>
          </table:table-cell>
          <table:table-cell table:style-name="ce73" office:value-type="string">
            <text:p>equus</text:p>
          </table:table-cell>
          <table:table-cell table:style-name="ce76" office:value-type="string">
            <text:p>cal</text:p>
          </table:table-cell>
          <table:table-cell table:style-name="ce78" office:value-type="string">
            <text:p>Pferd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heso</text:p>
          </table:table-cell>
          <table:table-cell table:style-name="ce56" office:value-type="string">
            <text:p>hot</text:p>
          </table:table-cell>
          <table:table-cell table:style-name="ce63" office:value-type="string">
            <text:p>caliente</text:p>
          </table:table-cell>
          <table:table-cell table:style-name="ce67" office:value-type="string">
            <text:p>chaud</text:p>
          </table:table-cell>
          <table:table-cell table:style-name="ce70" office:value-type="string">
            <text:p>caldo</text:p>
          </table:table-cell>
          <table:table-cell table:style-name="ce73" office:value-type="string">
            <text:p>calidi</text:p>
          </table:table-cell>
          <table:table-cell table:style-name="ce76" office:value-type="string">
            <text:p>fierbinte</text:p>
          </table:table-cell>
          <table:table-cell table:style-name="ce78" office:value-type="string">
            <text:p>heiß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kasa</text:p>
          </table:table-cell>
          <table:table-cell table:style-name="ce56" office:value-type="string">
            <text:p>house</text:p>
          </table:table-cell>
          <table:table-cell table:style-name="ce63" office:value-type="string">
            <text:p>casa</text:p>
          </table:table-cell>
          <table:table-cell table:style-name="ce67" office:value-type="string">
            <text:p>maison</text:p>
          </table:table-cell>
          <table:table-cell table:style-name="ce70" office:value-type="string">
            <text:p>Casa</text:p>
          </table:table-cell>
          <table:table-cell table:style-name="ce73" office:value-type="string">
            <text:p>domum or casa</text:p>
          </table:table-cell>
          <table:table-cell table:style-name="ce76" office:value-type="string">
            <text:p>casă</text:p>
          </table:table-cell>
          <table:table-cell table:style-name="ce78" office:value-type="string">
            <text:p>Hau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komo</text:p>
          </table:table-cell>
          <table:table-cell table:style-name="ce56" office:value-type="string">
            <text:p>how</text:p>
          </table:table-cell>
          <table:table-cell table:style-name="ce63" office:value-type="string">
            <text:p>cómo</text:p>
          </table:table-cell>
          <table:table-cell table:style-name="ce67" office:value-type="string">
            <text:p>Comment</text:p>
          </table:table-cell>
          <table:table-cell table:style-name="ce70" office:value-type="string">
            <text:p>Come</text:p>
          </table:table-cell>
          <table:table-cell table:style-name="ce73" office:value-type="string">
            <text:p>quam</text:p>
          </table:table-cell>
          <table:table-cell table:style-name="ce76" office:value-type="string">
            <text:p>Cum</text:p>
          </table:table-cell>
          <table:table-cell table:style-name="ce78" office:value-type="string">
            <text:p>Wi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quo</text:p>
          </table:table-cell>
          <table:table-cell table:style-name="ce56" office:value-type="string">
            <text:p>how</text:p>
          </table:table-cell>
          <table:table-cell table:style-name="ce63" office:value-type="string">
            <text:p>cómo</text:p>
          </table:table-cell>
          <table:table-cell table:style-name="ce67" office:value-type="string">
            <text:p>Comment</text:p>
          </table:table-cell>
          <table:table-cell table:style-name="ce70" office:value-type="string">
            <text:p>Come</text:p>
          </table:table-cell>
          <table:table-cell table:style-name="ce73" office:value-type="string">
            <text:p>quam</text:p>
          </table:table-cell>
          <table:table-cell table:style-name="ce76" office:value-type="string">
            <text:p>Cum</text:p>
          </table:table-cell>
          <table:table-cell table:style-name="ce78" office:value-type="string">
            <text:p>Wi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pero</text:p>
          </table:table-cell>
          <table:table-cell table:style-name="ce56" office:value-type="string">
            <text:p>however</text:p>
          </table:table-cell>
          <table:table-cell table:style-name="ce63" office:value-type="string">
            <text:p>sin embargo</text:p>
          </table:table-cell>
          <table:table-cell table:style-name="ce67" office:value-type="string">
            <text:p>pourtant</text:p>
          </table:table-cell>
          <table:table-cell table:style-name="ce70" office:value-type="string">
            <text:p>però</text:p>
          </table:table-cell>
          <table:table-cell table:style-name="ce73" office:value-type="string">
            <text:p>autem</text:p>
          </table:table-cell>
          <table:table-cell table:style-name="ce76" office:value-type="string">
            <text:p>in orice caz</text:p>
          </table:table-cell>
          <table:table-cell table:style-name="ce78" office:value-type="string">
            <text:p>jedo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ioro</text:p>
          </table:table-cell>
          <table:table-cell table:style-name="ce56" office:value-type="string">
            <text:p>huge</text:p>
          </table:table-cell>
          <table:table-cell table:style-name="ce63" office:value-type="string">
            <text:p>enorme</text:p>
          </table:table-cell>
          <table:table-cell table:style-name="ce67" office:value-type="string">
            <text:p>énorme</text:p>
          </table:table-cell>
          <table:table-cell table:style-name="ce70" office:value-type="string">
            <text:p>enorme</text:p>
          </table:table-cell>
          <table:table-cell table:style-name="ce73" office:value-type="string">
            <text:p>ingens</text:p>
          </table:table-cell>
          <table:table-cell table:style-name="ce76" office:value-type="string">
            <text:p>imens</text:p>
          </table:table-cell>
          <table:table-cell table:style-name="ce78" office:value-type="string">
            <text:p>enor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humo</text:p>
          </table:table-cell>
          <table:table-cell table:style-name="ce56" office:value-type="string">
            <text:p>human</text:p>
          </table:table-cell>
          <table:table-cell table:style-name="ce63" office:value-type="string">
            <text:p>humano</text:p>
          </table:table-cell>
          <table:table-cell table:style-name="ce67" office:value-type="string">
            <text:p>Humain</text:p>
          </table:table-cell>
          <table:table-cell table:style-name="ce70" office:value-type="string">
            <text:p>umano</text:p>
          </table:table-cell>
          <table:table-cell table:style-name="ce73" office:value-type="string">
            <text:p>hominum</text:p>
          </table:table-cell>
          <table:table-cell table:style-name="ce76" office:value-type="string">
            <text:p>uman</text:p>
          </table:table-cell>
          <table:table-cell table:style-name="ce78" office:value-type="string">
            <text:p>Mens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baso</text:p>
          </table:table-cell>
          <table:table-cell table:style-name="ce56" office:value-type="string">
            <text:p>hurt</text:p>
          </table:table-cell>
          <table:table-cell table:style-name="ce63" office:value-type="string">
            <text:p>herir</text:p>
          </table:table-cell>
          <table:table-cell table:style-name="ce67" office:value-type="string">
            <text:p>blesser</text:p>
          </table:table-cell>
          <table:table-cell table:style-name="ce70" office:value-type="string">
            <text:p>male</text:p>
          </table:table-cell>
          <table:table-cell table:style-name="ce73" office:value-type="string">
            <text:p>nocere</text:p>
          </table:table-cell>
          <table:table-cell table:style-name="ce76" office:value-type="string">
            <text:p>rănit</text:p>
          </table:table-cell>
          <table:table-cell table:style-name="ce78" office:value-type="string">
            <text:p>verletz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jo</text:p>
          </table:table-cell>
          <table:table-cell table:style-name="ce56" office:value-type="string">
            <text:p>I</text:p>
          </table:table-cell>
          <table:table-cell table:style-name="ce63" office:value-type="string">
            <text:p>yo</text:p>
          </table:table-cell>
          <table:table-cell table:style-name="ce67" office:value-type="string">
            <text:p>je</text:p>
          </table:table-cell>
          <table:table-cell table:style-name="ce70" office:value-type="string">
            <text:p>io</text:p>
          </table:table-cell>
          <table:table-cell table:style-name="ce73" office:value-type="string">
            <text:p>ego</text:p>
          </table:table-cell>
          <table:table-cell table:style-name="ce76" office:value-type="string">
            <text:p>eu</text:p>
          </table:table-cell>
          <table:table-cell table:style-name="ce78" office:value-type="string">
            <text:p>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sif</text:p>
          </table:table-cell>
          <table:table-cell table:style-name="ce56" office:value-type="string">
            <text:p>if</text:p>
          </table:table-cell>
          <table:table-cell table:style-name="ce63" office:value-type="string">
            <text:p>Si</text:p>
          </table:table-cell>
          <table:table-cell table:style-name="ce67" office:value-type="string">
            <text:p>si</text:p>
          </table:table-cell>
          <table:table-cell table:style-name="ce70" office:value-type="string">
            <text:p>Se</text:p>
          </table:table-cell>
          <table:table-cell table:style-name="ce73" office:value-type="string">
            <text:p>si</text:p>
          </table:table-cell>
          <table:table-cell table:style-name="ce76" office:value-type="string">
            <text:p>dacă</text:p>
          </table:table-cell>
          <table:table-cell table:style-name="ce78" office:value-type="string">
            <text:p>wen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ipto</text:p>
          </table:table-cell>
          <table:table-cell table:style-name="ce56" office:value-type="string">
            <text:p>important</text:p>
          </table:table-cell>
          <table:table-cell table:style-name="ce63" office:value-type="string">
            <text:p>importante</text:p>
          </table:table-cell>
          <table:table-cell table:style-name="ce67" office:value-type="string">
            <text:p>important</text:p>
          </table:table-cell>
          <table:table-cell table:style-name="ce70" office:value-type="string">
            <text:p>importante</text:p>
          </table:table-cell>
          <table:table-cell table:style-name="ce73" office:value-type="string">
            <text:p>magna</text:p>
          </table:table-cell>
          <table:table-cell table:style-name="ce76" office:value-type="string">
            <text:p>important</text:p>
          </table:table-cell>
          <table:table-cell table:style-name="ce78" office:value-type="string">
            <text:p>wichti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56" office:value-type="string">
            <text:p>in</text:p>
          </table:table-cell>
          <table:table-cell table:style-name="ce63" office:value-type="string">
            <text:p>en</text:p>
          </table:table-cell>
          <table:table-cell table:style-name="ce67" office:value-type="string">
            <text:p>dans</text:p>
          </table:table-cell>
          <table:table-cell table:style-name="ce70" office:value-type="string">
            <text:p>nel</text:p>
          </table:table-cell>
          <table:table-cell table:style-name="ce73" office:value-type="string">
            <text:p>apud</text:p>
          </table:table-cell>
          <table:table-cell table:style-name="ce76" office:value-type="string">
            <text:p>în</text:p>
          </table:table-cell>
          <table:table-cell table:style-name="ce78" office:value-type="string">
            <text:p>i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cero</text:p>
          </table:table-cell>
          <table:table-cell table:style-name="ce56" office:value-type="string">
            <text:p>indeed</text:p>
          </table:table-cell>
          <table:table-cell table:style-name="ce63" office:value-type="string">
            <text:p>ciertamente</text:p>
          </table:table-cell>
          <table:table-cell table:style-name="ce67" office:value-type="string">
            <text:p>certainement</text:p>
          </table:table-cell>
          <table:table-cell table:style-name="ce70" office:value-type="string">
            <text:p>certamente</text:p>
          </table:table-cell>
          <table:table-cell table:style-name="ce73" office:value-type="string">
            <text:p>certe</text:p>
          </table:table-cell>
          <table:table-cell table:style-name="ce76" office:value-type="string">
            <text:p>cu siguranță</text:p>
          </table:table-cell>
          <table:table-cell table:style-name="ce78" office:value-type="string">
            <text:p>bestimm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iny</text:p>
          </table:table-cell>
          <table:table-cell table:style-name="ce57" office:value-type="string">
            <text:p>inside</text:p>
          </table:table-cell>
          <table:table-cell table:style-name="ce63" office:value-type="string">
            <text:p>en</text:p>
          </table:table-cell>
          <table:table-cell table:style-name="ce67" office:value-type="string">
            <text:p>en</text:p>
          </table:table-cell>
          <table:table-cell table:style-name="ce70" office:value-type="string">
            <text:p>in</text:p>
          </table:table-cell>
          <table:table-cell table:style-name="ce73" office:value-type="string">
            <text:p>in</text:p>
          </table:table-cell>
          <table:table-cell table:style-name="ce76" office:value-type="string">
            <text:p>înăuntru</text:p>
          </table:table-cell>
          <table:table-cell table:style-name="ce78" office:value-type="string">
            <text:p>inn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ita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azix</text:p>
          </table:table-cell>
          <table:table-cell table:style-name="ce56" office:value-type="string">
            <text:p>instead</text:p>
          </table:table-cell>
          <table:table-cell table:style-name="ce63" office:value-type="string">
            <text:p>en lugar</text:p>
          </table:table-cell>
          <table:table-cell table:style-name="ce67" office:value-type="string">
            <text:p>au lieu</text:p>
          </table:table-cell>
          <table:table-cell table:style-name="ce70" office:value-type="string">
            <text:p>anziché</text:p>
          </table:table-cell>
          <table:table-cell table:style-name="ce73" office:value-type="string">
            <text:p>pro</text:p>
          </table:table-cell>
          <table:table-cell table:style-name="ce76" office:value-type="string">
            <text:p>in schimb</text:p>
          </table:table-cell>
          <table:table-cell table:style-name="ce78" office:value-type="string">
            <text:p>stattdess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itso</text:p>
          </table:table-cell>
          <table:table-cell table:style-name="ce56" office:value-type="string">
            <text:p>international</text:p>
          </table:table-cell>
          <table:table-cell table:style-name="ce63" office:value-type="string">
            <text:p>internacional</text:p>
          </table:table-cell>
          <table:table-cell table:style-name="ce67" office:value-type="string">
            <text:p>International</text:p>
          </table:table-cell>
          <table:table-cell table:style-name="ce70" office:value-type="string">
            <text:p>internazionale</text:p>
          </table:table-cell>
          <table:table-cell table:style-name="ce73" office:value-type="string">
            <text:p>internationalis</text:p>
          </table:table-cell>
          <table:table-cell table:style-name="ce76" office:value-type="string">
            <text:p>internaţional</text:p>
          </table:table-cell>
          <table:table-cell table:style-name="ce78" office:value-type="string">
            <text:p>Internation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ino</text:p>
          </table:table-cell>
          <table:table-cell table:style-name="ce56" office:value-type="string">
            <text:p>into</text:p>
          </table:table-cell>
          <table:table-cell table:style-name="ce63" office:value-type="string">
            <text:p>dentro</text:p>
          </table:table-cell>
          <table:table-cell table:style-name="ce67" office:value-type="string">
            <text:p>dans</text:p>
          </table:table-cell>
          <table:table-cell table:style-name="ce70" office:value-type="string">
            <text:p>dentro, come moto a luogo, andare da dentro a fuori: I put my hand inTO my pocket = metto la mano in tasca</text:p>
          </table:table-cell>
          <table:table-cell table:style-name="ce73" office:value-type="string">
            <text:p>in</text:p>
          </table:table-cell>
          <table:table-cell table:style-name="ce76" office:value-type="string">
            <text:p>în</text:p>
          </table:table-cell>
          <table:table-cell table:style-name="ce78" office:value-type="string">
            <text:p>i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zetu</text:p>
          </table:table-cell>
          <table:table-cell table:style-name="ce58" office:value-type="string">
            <text:p>introduce</text:p>
          </table:table-cell>
          <table:table-cell table:style-name="ce64" office:value-type="string">
            <text:p>presentar</text:p>
          </table:table-cell>
          <table:table-cell table:style-name="ce67" office:value-type="string">
            <text:p>présenter</text:p>
          </table:table-cell>
          <table:table-cell table:style-name="ce70" office:value-type="string">
            <text:p>presente</text:p>
          </table:table-cell>
          <table:table-cell table:style-name="ce73" office:value-type="string">
            <text:p>praesenti</text:p>
          </table:table-cell>
          <table:table-cell table:style-name="ce76" office:value-type="string">
            <text:p>prezent</text:p>
          </table:table-cell>
          <table:table-cell table:style-name="ce78" office:value-type="string">
            <text:p>anwesend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savo</text:p>
          </table:table-cell>
          <table:table-cell table:style-name="ce56" office:value-type="string">
            <text:p>is over</text:p>
          </table:table-cell>
          <table:table-cell table:style-name="ce63" office:value-type="string">
            <text:p>se acabó</text:p>
          </table:table-cell>
          <table:table-cell table:style-name="ce67" office:value-type="string">
            <text:p>est fini</text:p>
          </table:table-cell>
          <table:table-cell table:style-name="ce70" office:value-type="string">
            <text:p>è fin</text:p>
          </table:table-cell>
          <table:table-cell table:style-name="ce73" office:value-type="string">
            <text:p>cessavit</text:p>
          </table:table-cell>
          <table:table-cell table:style-name="ce76" office:value-type="string">
            <text:p>s-a terminat</text:p>
          </table:table-cell>
          <table:table-cell table:style-name="ce78" office:value-type="string">
            <text:p>ist vorbei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ha</text:p>
          </table:table-cell>
          <table:table-cell table:style-name="ce57" office:value-type="string">
            <text:p>it has</text:p>
          </table:table-cell>
          <table:table-cell table:style-name="ce63" office:value-type="string">
            <text:p>tiene</text:p>
          </table:table-cell>
          <table:table-cell table:style-name="ce67" office:value-type="string">
            <text:p>à</text:p>
          </table:table-cell>
          <table:table-cell table:style-name="ce70" office:value-type="string">
            <text:p>ha</text:p>
          </table:table-cell>
          <table:table-cell table:style-name="ce73" office:value-type="string">
            <text:p>habet</text:p>
          </table:table-cell>
          <table:table-cell table:style-name="ce76" office:value-type="string">
            <text:p>are</text:p>
          </table:table-cell>
          <table:table-cell table:style-name="ce78" office:value-type="string">
            <text:p>es ha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zia</text:p>
          </table:table-cell>
          <table:table-cell table:style-name="ce56" office:value-type="string">
            <text:p>its</text:p>
          </table:table-cell>
          <table:table-cell table:style-name="ce63" office:value-type="string">
            <text:p>sus</text:p>
          </table:table-cell>
          <table:table-cell table:style-name="ce67" office:value-type="string">
            <text:p>ses</text:p>
          </table:table-cell>
          <table:table-cell table:style-name="ce70" office:value-type="string">
            <text:p>suo</text:p>
          </table:table-cell>
          <table:table-cell table:style-name="ce73" office:value-type="string">
            <text:p>eius</text:p>
          </table:table-cell>
          <table:table-cell table:style-name="ce76" office:value-type="string">
            <text:p>al lui</text:p>
          </table:table-cell>
          <table:table-cell table:style-name="ce78" office:value-type="string">
            <text:p>sei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jupo</text:p>
          </table:table-cell>
          <table:table-cell table:style-name="ce56" office:value-type="string">
            <text:p>jump</text:p>
          </table:table-cell>
          <table:table-cell table:style-name="ce63" office:value-type="string">
            <text:p>saltar</text:p>
          </table:table-cell>
          <table:table-cell table:style-name="ce67" office:value-type="string">
            <text:p>saut</text:p>
          </table:table-cell>
          <table:table-cell table:style-name="ce70" office:value-type="string">
            <text:p>saltare</text:p>
          </table:table-cell>
          <table:table-cell table:style-name="ce73" office:value-type="string">
            <text:p>salire</text:p>
          </table:table-cell>
          <table:table-cell table:style-name="ce76" office:value-type="string">
            <text:p>a sări</text:p>
          </table:table-cell>
          <table:table-cell table:style-name="ce78" office:value-type="string">
            <text:p>spring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ape</text:p>
          </table:table-cell>
          <table:table-cell table:style-name="ce56" office:value-type="string">
            <text:p>just</text:p>
          </table:table-cell>
          <table:table-cell table:style-name="ce63" office:value-type="string">
            <text:p>sólo</text:p>
          </table:table-cell>
          <table:table-cell table:style-name="ce67" office:value-type="string">
            <text:p>juste</text:p>
          </table:table-cell>
          <table:table-cell table:style-name="ce70" office:value-type="string">
            <text:p>appena</text:p>
          </table:table-cell>
          <table:table-cell table:style-name="ce73" office:value-type="string">
            <text:p>tantum</text:p>
          </table:table-cell>
          <table:table-cell table:style-name="ce76" office:value-type="string">
            <text:p>doar</text:p>
          </table:table-cell>
          <table:table-cell table:style-name="ce78" office:value-type="string">
            <text:p>gerad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geto</text:p>
          </table:table-cell>
          <table:table-cell table:style-name="ce56" office:value-type="string">
            <text:p>kind</text:p>
          </table:table-cell>
          <table:table-cell table:style-name="ce63" office:value-type="string">
            <text:p>tipo</text:p>
          </table:table-cell>
          <table:table-cell table:style-name="ce67" office:value-type="string">
            <text:p>gentil</text:p>
          </table:table-cell>
          <table:table-cell table:style-name="ce70" office:value-type="string">
            <text:p>genere</text:p>
          </table:table-cell>
          <table:table-cell table:style-name="ce73" office:value-type="string">
            <text:p>genus</text:p>
          </table:table-cell>
          <table:table-cell table:style-name="ce76" office:value-type="string">
            <text:p>drăguț</text:p>
          </table:table-cell>
          <table:table-cell table:style-name="ce78" office:value-type="string">
            <text:p>net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civu</text:p>
          </table:table-cell>
          <table:table-cell table:style-name="ce56" office:value-type="string">
            <text:p>know</text:p>
          </table:table-cell>
          <table:table-cell table:style-name="ce63" office:value-type="string">
            <text:p>saber</text:p>
          </table:table-cell>
          <table:table-cell table:style-name="ce67" office:value-type="string">
            <text:p>savoir</text:p>
          </table:table-cell>
          <table:table-cell table:style-name="ce70" office:value-type="string">
            <text:p>conoscere</text:p>
          </table:table-cell>
          <table:table-cell table:style-name="ce73" office:value-type="string">
            <text:p>scio</text:p>
          </table:table-cell>
          <table:table-cell table:style-name="ce76" office:value-type="string">
            <text:p>ști</text:p>
          </table:table-cell>
          <table:table-cell table:style-name="ce78" office:value-type="string">
            <text:p>kennt, wiss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ciu</text:p>
          </table:table-cell>
          <table:table-cell table:style-name="ce58" office:value-type="string">
            <text:p>know</text:p>
          </table:table-cell>
          <table:table-cell table:style-name="ce64" office:value-type="string">
            <text:p>conocer</text:p>
          </table:table-cell>
          <table:table-cell table:style-name="ce67" office:value-type="string">
            <text:p>faire connaissance</text:p>
          </table:table-cell>
          <table:table-cell table:style-name="ce70" office:value-type="string">
            <text:p>conoscere</text:p>
          </table:table-cell>
          <table:table-cell table:style-name="ce73" office:value-type="string">
            <text:p>scio</text:p>
          </table:table-cell>
          <table:table-cell table:style-name="ce76" office:value-type="string">
            <text:p>cunoaște</text:p>
          </table:table-cell>
          <table:table-cell table:style-name="ce78" office:value-type="string">
            <text:p>kennenlern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tado</text:p>
          </table:table-cell>
          <table:table-cell table:style-name="ce56" office:value-type="string">
            <text:p>late</text:p>
          </table:table-cell>
          <table:table-cell table:style-name="ce63" office:value-type="string">
            <text:p>tarde</text:p>
          </table:table-cell>
          <table:table-cell table:style-name="ce67" office:value-type="string">
            <text:p>en retard</text:p>
          </table:table-cell>
          <table:table-cell table:style-name="ce70" office:value-type="string">
            <text:p>in rrdo</text:p>
          </table:table-cell>
          <table:table-cell table:style-name="ce73" office:value-type="string">
            <text:p>sero</text:p>
          </table:table-cell>
          <table:table-cell table:style-name="ce76" office:value-type="string">
            <text:p>târziu</text:p>
          </table:table-cell>
          <table:table-cell table:style-name="ce78" office:value-type="string">
            <text:p>spä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dopo</text:p>
          </table:table-cell>
          <table:table-cell table:style-name="ce56" office:value-type="string">
            <text:p>later</text:p>
          </table:table-cell>
          <table:table-cell table:style-name="ce63" office:value-type="string">
            <text:p>más tarde</text:p>
          </table:table-cell>
          <table:table-cell table:style-name="ce67" office:value-type="string">
            <text:p>plus tard</text:p>
          </table:table-cell>
          <table:table-cell table:style-name="ce70" office:value-type="string">
            <text:p>dopo</text:p>
          </table:table-cell>
          <table:table-cell table:style-name="ce73" office:value-type="string">
            <text:p>deinde</text:p>
          </table:table-cell>
          <table:table-cell table:style-name="ce76" office:value-type="string">
            <text:p>mai tarziu</text:p>
          </table:table-cell>
          <table:table-cell table:style-name="ce78" office:value-type="string">
            <text:p>spät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isu</text:p>
          </table:table-cell>
          <table:table-cell table:style-name="ce56" office:value-type="string">
            <text:p>laugh</text:p>
          </table:table-cell>
          <table:table-cell table:style-name="ce63" office:value-type="string">
            <text:p>risa</text:p>
          </table:table-cell>
          <table:table-cell table:style-name="ce67" office:value-type="string">
            <text:p>rire</text:p>
          </table:table-cell>
          <table:table-cell table:style-name="ce70" office:value-type="string">
            <text:p>ridere</text:p>
          </table:table-cell>
          <table:table-cell table:style-name="ce73" office:value-type="string">
            <text:p>risu</text:p>
          </table:table-cell>
          <table:table-cell table:style-name="ce76" office:value-type="string">
            <text:p>a râde</text:p>
          </table:table-cell>
          <table:table-cell table:style-name="ce78" office:value-type="string">
            <text:p>Lac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miso</text:p>
          </table:table-cell>
          <table:table-cell table:style-name="ce56" office:value-type="string">
            <text:p>least</text:p>
          </table:table-cell>
          <table:table-cell table:style-name="ce63" office:value-type="string">
            <text:p>menos</text:p>
          </table:table-cell>
          <table:table-cell table:style-name="ce67" office:value-type="string">
            <text:p>moins</text:p>
          </table:table-cell>
          <table:table-cell table:style-name="ce70" office:value-type="string">
            <text:p>meno</text:p>
          </table:table-cell>
          <table:table-cell table:style-name="ce73" office:value-type="string">
            <text:p>minimis</text:p>
          </table:table-cell>
          <table:table-cell table:style-name="ce76" office:value-type="string">
            <text:p>cel mai puţin</text:p>
          </table:table-cell>
          <table:table-cell table:style-name="ce78" office:value-type="string">
            <text:p>am wenigst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dehu</text:p>
          </table:table-cell>
          <table:table-cell table:style-name="ce58" office:value-type="string">
            <text:p>leave</text:p>
          </table:table-cell>
          <table:table-cell table:style-name="ce64" office:value-type="string">
            <text:p>dejar</text:p>
          </table:table-cell>
          <table:table-cell table:style-name="ce67" office:value-type="string">
            <text:p>laisser</text:p>
          </table:table-cell>
          <table:table-cell table:style-name="ce70" office:value-type="string">
            <text:p>lasciare</text:p>
          </table:table-cell>
          <table:table-cell table:style-name="ce73" office:value-type="string">
            <text:p>relinquo</text:p>
          </table:table-cell>
          <table:table-cell table:style-name="ce76" office:value-type="string">
            <text:p>părăsi</text:p>
          </table:table-cell>
          <table:table-cell table:style-name="ce78" office:value-type="string">
            <text:p>geh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atu</text:p>
          </table:table-cell>
          <table:table-cell table:style-name="ce58" office:value-type="string">
            <text:p>leave</text:p>
          </table:table-cell>
          <table:table-cell table:style-name="ce64" office:value-type="string">
            <text:p>partir</text:p>
          </table:table-cell>
          <table:table-cell table:style-name="ce67" office:value-type="string">
            <text:p>scission</text:p>
          </table:table-cell>
          <table:table-cell table:style-name="ce70" office:value-type="string">
            <text:p>da</text:p>
          </table:table-cell>
          <table:table-cell table:style-name="ce73" office:value-type="string">
            <text:p>ex</text:p>
          </table:table-cell>
          <table:table-cell table:style-name="ce76" office:value-type="string">
            <text:p>din</text:p>
          </table:table-cell>
          <table:table-cell table:style-name="ce78" office:value-type="string">
            <text:p>spalt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guxo</text:p>
          </table:table-cell>
          <table:table-cell table:style-name="ce56" office:value-type="string">
            <text:p>left</text:p>
          </table:table-cell>
          <table:table-cell table:style-name="ce63" office:value-type="string">
            <text:p>izquierda</text:p>
          </table:table-cell>
          <table:table-cell table:style-name="ce67" office:value-type="string">
            <text:p>la gauche</text:p>
          </table:table-cell>
          <table:table-cell table:style-name="ce70" office:value-type="string">
            <text:p>sinistra</text:p>
          </table:table-cell>
          <table:table-cell table:style-name="ce73" office:value-type="string">
            <text:p>reliquit</text:p>
          </table:table-cell>
          <table:table-cell table:style-name="ce76" office:value-type="string">
            <text:p>stânga</text:p>
          </table:table-cell>
          <table:table-cell table:style-name="ce78" office:value-type="string">
            <text:p>link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gaba</text:p>
          </table:table-cell>
          <table:table-cell table:style-name="ce56" office:value-type="string">
            <text:p>leg</text:p>
          </table:table-cell>
          <table:table-cell table:style-name="ce63" office:value-type="string">
            <text:p>pierna</text:p>
          </table:table-cell>
          <table:table-cell table:style-name="ce67" office:value-type="string">
            <text:p>jambe</text:p>
          </table:table-cell>
          <table:table-cell table:style-name="ce70" office:value-type="string">
            <text:p>gamba</text:p>
          </table:table-cell>
          <table:table-cell table:style-name="ce73" office:value-type="string">
            <text:p>crus</text:p>
          </table:table-cell>
          <table:table-cell table:style-name="ce76" office:value-type="string">
            <text:p>picior</text:p>
          </table:table-cell>
          <table:table-cell table:style-name="ce78" office:value-type="string">
            <text:p>Bei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lego</text:p>
          </table:table-cell>
          <table:table-cell table:style-name="ce56" office:value-type="string">
            <text:p>legal</text:p>
          </table:table-cell>
          <table:table-cell table:style-name="ce63" office:value-type="string">
            <text:p>legal</text:p>
          </table:table-cell>
          <table:table-cell table:style-name="ce67" office:value-type="string">
            <text:p>légal</text:p>
          </table:table-cell>
          <table:table-cell table:style-name="ce70" office:value-type="string">
            <text:p>legale</text:p>
          </table:table-cell>
          <table:table-cell table:style-name="ce73" office:value-type="string">
            <text:p>iuris</text:p>
          </table:table-cell>
          <table:table-cell table:style-name="ce76" office:value-type="string">
            <text:p>legal</text:p>
          </table:table-cell>
          <table:table-cell table:style-name="ce78" office:value-type="string">
            <text:p>leg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meno</text:p>
          </table:table-cell>
          <table:table-cell table:style-name="ce56" office:value-type="string">
            <text:p>less</text:p>
          </table:table-cell>
          <table:table-cell table:style-name="ce63" office:value-type="string">
            <text:p>Menos</text:p>
          </table:table-cell>
          <table:table-cell table:style-name="ce67" office:value-type="string">
            <text:p>Moins</text:p>
          </table:table-cell>
          <table:table-cell table:style-name="ce70" office:value-type="string">
            <text:p>Di meno</text:p>
          </table:table-cell>
          <table:table-cell table:style-name="ce73" office:value-type="string">
            <text:p>minus</text:p>
          </table:table-cell>
          <table:table-cell table:style-name="ce76" office:value-type="string">
            <text:p>Mai puțin</text:p>
          </table:table-cell>
          <table:table-cell table:style-name="ce78" office:value-type="string">
            <text:p>geringer, wenig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lesu</text:p>
          </table:table-cell>
          <table:table-cell table:style-name="ce56" office:value-type="string">
            <text:p>let</text:p>
          </table:table-cell>
          <table:table-cell table:style-name="ce63" office:value-type="string">
            <text:p>dejar</text:p>
          </table:table-cell>
          <table:table-cell table:style-name="ce67" office:value-type="string">
            <text:p>laisser</text:p>
          </table:table-cell>
          <table:table-cell table:style-name="ce70" office:value-type="string">
            <text:p>permettere</text:p>
          </table:table-cell>
          <table:table-cell table:style-name="ce73" office:value-type="string">
            <text:p>sit</text:p>
          </table:table-cell>
          <table:table-cell table:style-name="ce76" office:value-type="string">
            <text:p>lăsa</text:p>
          </table:table-cell>
          <table:table-cell table:style-name="ce78" office:value-type="string">
            <text:p>Lass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leta</text:p>
          </table:table-cell>
          <table:table-cell table:style-name="ce56" office:value-type="string">
            <text:p>letter</text:p>
          </table:table-cell>
          <table:table-cell table:style-name="ce63" office:value-type="string">
            <text:p>letra</text:p>
          </table:table-cell>
          <table:table-cell table:style-name="ce67" office:value-type="string">
            <text:p>lettre</text:p>
          </table:table-cell>
          <table:table-cell table:style-name="ce70" office:value-type="string">
            <text:p>lettera</text:p>
          </table:table-cell>
          <table:table-cell table:style-name="ce73" office:value-type="string">
            <text:p>litterae</text:p>
          </table:table-cell>
          <table:table-cell table:style-name="ce76" office:value-type="string">
            <text:p>scrisoare</text:p>
          </table:table-cell>
          <table:table-cell table:style-name="ce78" office:value-type="string">
            <text:p>Brief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luca</text:p>
          </table:table-cell>
          <table:table-cell table:style-name="ce56" office:value-type="string">
            <text:p>light</text:p>
          </table:table-cell>
          <table:table-cell table:style-name="ce63" office:value-type="string">
            <text:p>ligero</text:p>
          </table:table-cell>
          <table:table-cell table:style-name="ce67" office:value-type="string">
            <text:p>lumière</text:p>
          </table:table-cell>
          <table:table-cell table:style-name="ce70" office:value-type="string">
            <text:p>luce</text:p>
          </table:table-cell>
          <table:table-cell table:style-name="ce73" office:value-type="string">
            <text:p>lux</text:p>
          </table:table-cell>
          <table:table-cell table:style-name="ce76" office:value-type="string">
            <text:p>lumina</text:p>
          </table:table-cell>
          <table:table-cell table:style-name="ce78" office:value-type="string">
            <text:p>Lich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ian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iky</text:p>
          </table:table-cell>
          <table:table-cell table:style-name="ce58" office:value-type="string">
            <text:p>like</text:p>
          </table:table-cell>
          <table:table-cell table:style-name="ce64" office:value-type="string">
            <text:p>gustar</text:p>
          </table:table-cell>
          <table:table-cell table:style-name="ce67" office:value-type="string">
            <text:p>aimer</text:p>
          </table:table-cell>
          <table:table-cell table:style-name="ce70" office:value-type="string">
            <text:p>piacere</text:p>
          </table:table-cell>
          <table:table-cell table:style-name="ce73" office:value-type="string">
            <text:p>tamquam</text:p>
          </table:table-cell>
          <table:table-cell table:style-name="ce76" office:value-type="string">
            <text:p>a place</text:p>
          </table:table-cell>
          <table:table-cell table:style-name="ce78" office:value-type="string">
            <text:p>zu mög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viso</text:p>
          </table:table-cell>
          <table:table-cell table:style-name="ce56" office:value-type="string">
            <text:p>likely</text:p>
          </table:table-cell>
          <table:table-cell table:style-name="ce63" office:value-type="string">
            <text:p>probable</text:p>
          </table:table-cell>
          <table:table-cell table:style-name="ce67" office:value-type="string">
            <text:p>probable</text:p>
          </table:table-cell>
          <table:table-cell table:style-name="ce70" office:value-type="string">
            <text:p>probabile</text:p>
          </table:table-cell>
          <table:table-cell table:style-name="ce73" office:value-type="string">
            <text:p>verisimile</text:p>
          </table:table-cell>
          <table:table-cell table:style-name="ce76" office:value-type="string">
            <text:p>probabil</text:p>
          </table:table-cell>
          <table:table-cell table:style-name="ce78" office:value-type="string">
            <text:p>wahrscheinlich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auzu</text:p>
          </table:table-cell>
          <table:table-cell table:style-name="ce58" office:value-type="string">
            <text:p>listen</text:p>
          </table:table-cell>
          <table:table-cell table:style-name="ce64" office:value-type="string">
            <text:p>escuchar</text:p>
          </table:table-cell>
          <table:table-cell table:style-name="ce67" office:value-type="string">
            <text:p>écoute</text:p>
          </table:table-cell>
          <table:table-cell table:style-name="ce70" office:value-type="string">
            <text:p>sentire</text:p>
          </table:table-cell>
          <table:table-cell table:style-name="ce73" office:value-type="string">
            <text:p>audite:</text:p>
          </table:table-cell>
          <table:table-cell table:style-name="ce76" office:value-type="string">
            <text:p>auzi</text:p>
          </table:table-cell>
          <table:table-cell table:style-name="ce78" office:value-type="string">
            <text:p>hör zu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oko</text:p>
          </table:table-cell>
          <table:table-cell table:style-name="ce56" office:value-type="string">
            <text:p>little</text:p>
          </table:table-cell>
          <table:table-cell table:style-name="ce63" office:value-type="string">
            <text:p>pequeño</text:p>
          </table:table-cell>
          <table:table-cell table:style-name="ce67" office:value-type="string">
            <text:p>peu</text:p>
          </table:table-cell>
          <table:table-cell table:style-name="ce70" office:value-type="string">
            <text:p>poco</text:p>
          </table:table-cell>
          <table:table-cell table:style-name="ce73" office:value-type="string">
            <text:p>paulo</text:p>
          </table:table-cell>
          <table:table-cell table:style-name="ce76" office:value-type="string">
            <text:p>puţin</text:p>
          </table:table-cell>
          <table:table-cell table:style-name="ce78" office:value-type="string">
            <text:p>weni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poko</text:p>
          </table:table-cell>
          <table:table-cell table:style-name="ce56" office:value-type="string">
            <text:p>little</text:p>
          </table:table-cell>
          <table:table-cell table:style-name="ce63" office:value-type="string">
            <text:p>pequeño</text:p>
          </table:table-cell>
          <table:table-cell table:style-name="ce67" office:value-type="string">
            <text:p>peu</text:p>
          </table:table-cell>
          <table:table-cell table:style-name="ce70" office:value-type="string">
            <text:p>poco</text:p>
          </table:table-cell>
          <table:table-cell table:style-name="ce73" office:value-type="string">
            <text:p>paulo</text:p>
          </table:table-cell>
          <table:table-cell table:style-name="ce76" office:value-type="string">
            <text:p>mic</text:p>
          </table:table-cell>
          <table:table-cell table:style-name="ce78" office:value-type="string">
            <text:p>wenig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bgl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livu</text:p>
          </table:table-cell>
          <table:table-cell table:style-name="ce58" office:value-type="string">
            <text:p>live</text:p>
          </table:table-cell>
          <table:table-cell table:style-name="ce64" office:value-type="string">
            <text:p>vivir</text:p>
          </table:table-cell>
          <table:table-cell table:style-name="ce67" office:value-type="string">
            <text:p>vivre</text:p>
          </table:table-cell>
          <table:table-cell table:style-name="ce70" office:value-type="string">
            <text:p>vivere</text:p>
          </table:table-cell>
          <table:table-cell table:style-name="ce73" office:value-type="string">
            <text:p>vivet</text:p>
          </table:table-cell>
          <table:table-cell table:style-name="ce76" office:value-type="string">
            <text:p>a trăi</text:p>
          </table:table-cell>
          <table:table-cell table:style-name="ce78" office:value-type="string">
            <text:p>zu leb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vivo</text:p>
          </table:table-cell>
          <table:table-cell table:style-name="ce56" office:value-type="string">
            <text:p>live</text:p>
          </table:table-cell>
          <table:table-cell table:style-name="ce63" office:value-type="string">
            <text:p>En Vivo</text:p>
          </table:table-cell>
          <table:table-cell table:style-name="ce67" office:value-type="string">
            <text:p>vivre</text:p>
          </table:table-cell>
          <table:table-cell table:style-name="ce70" office:value-type="string">
            <text:p>vivere</text:p>
          </table:table-cell>
          <table:table-cell table:style-name="ce73" office:value-type="string">
            <text:p>vivet</text:p>
          </table:table-cell>
          <table:table-cell table:style-name="ce76" office:value-type="string">
            <text:p>Trăi</text:p>
          </table:table-cell>
          <table:table-cell table:style-name="ce78" office:value-type="string">
            <text:p>Leb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loko</text:p>
          </table:table-cell>
          <table:table-cell table:style-name="ce56" office:value-type="string">
            <text:p>local</text:p>
          </table:table-cell>
          <table:table-cell table:style-name="ce63" office:value-type="string">
            <text:p>local</text:p>
          </table:table-cell>
          <table:table-cell table:style-name="ce67" office:value-type="string">
            <text:p>local</text:p>
          </table:table-cell>
          <table:table-cell table:style-name="ce70" office:value-type="string">
            <text:p>Locale</text:p>
          </table:table-cell>
          <table:table-cell table:style-name="ce73" office:value-type="string">
            <text:p>locorum</text:p>
          </table:table-cell>
          <table:table-cell table:style-name="ce76" office:value-type="string">
            <text:p>local</text:p>
          </table:table-cell>
          <table:table-cell table:style-name="ce78" office:value-type="string">
            <text:p>lok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lugo</text:p>
          </table:table-cell>
          <table:table-cell table:style-name="ce56" office:value-type="string">
            <text:p>long</text:p>
          </table:table-cell>
          <table:table-cell table:style-name="ce63" office:value-type="string">
            <text:p>largo</text:p>
          </table:table-cell>
          <table:table-cell table:style-name="ce67" office:value-type="string">
            <text:p>longue</text:p>
          </table:table-cell>
          <table:table-cell table:style-name="ce70" office:value-type="string">
            <text:p>lungo</text:p>
          </table:table-cell>
          <table:table-cell table:style-name="ce73" office:value-type="string">
            <text:p>longus</text:p>
          </table:table-cell>
          <table:table-cell table:style-name="ce76" office:value-type="string">
            <text:p>lung</text:p>
          </table:table-cell>
          <table:table-cell table:style-name="ce78" office:value-type="string">
            <text:p>lange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bosu</text:p>
          </table:table-cell>
          <table:table-cell table:style-name="ce58" office:value-type="string">
            <text:p>look for</text:p>
          </table:table-cell>
          <table:table-cell table:style-name="ce64" office:value-type="string">
            <text:p>buscar</text:p>
          </table:table-cell>
          <table:table-cell table:style-name="ce67" office:value-type="string">
            <text:p>chercher</text:p>
          </table:table-cell>
          <table:table-cell table:style-name="ce70" office:value-type="string">
            <text:p>cercare</text:p>
          </table:table-cell>
          <table:table-cell table:style-name="ce73" office:value-type="string">
            <text:p>quaerere</text:p>
          </table:table-cell>
          <table:table-cell table:style-name="ce76" office:value-type="string">
            <text:p>cauta</text:p>
          </table:table-cell>
          <table:table-cell table:style-name="ce78" office:value-type="string">
            <text:p>suchen Sie nach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ngl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lozu</text:p>
          </table:table-cell>
          <table:table-cell table:style-name="ce58" office:value-type="string">
            <text:p>lose</text:p>
          </table:table-cell>
          <table:table-cell table:style-name="ce64" office:value-type="string">
            <text:p>perder</text:p>
          </table:table-cell>
          <table:table-cell table:style-name="ce67" office:value-type="string">
            <text:p>perdre</text:p>
          </table:table-cell>
          <table:table-cell table:style-name="ce70" office:value-type="string">
            <text:p>da perdere</text:p>
          </table:table-cell>
          <table:table-cell table:style-name="ce73" office:value-type="string">
            <text:p>perdet</text:p>
          </table:table-cell>
          <table:table-cell table:style-name="ce76" office:value-type="string">
            <text:p>a pierde</text:p>
          </table:table-cell>
          <table:table-cell table:style-name="ce78" office:value-type="string">
            <text:p>zu verlier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bajo</text:p>
          </table:table-cell>
          <table:table-cell table:style-name="ce56" office:value-type="string">
            <text:p>low</text:p>
          </table:table-cell>
          <table:table-cell table:style-name="ce63" office:value-type="string">
            <text:p>bajo</text:p>
          </table:table-cell>
          <table:table-cell table:style-name="ce67" office:value-type="string">
            <text:p>faible,bas</text:p>
          </table:table-cell>
          <table:table-cell table:style-name="ce70" office:value-type="string">
            <text:p>basso</text:p>
          </table:table-cell>
          <table:table-cell table:style-name="ce73" office:value-type="string">
            <text:p>iaces</text:p>
          </table:table-cell>
          <table:table-cell table:style-name="ce76" office:value-type="string">
            <text:p>scăzut</text:p>
          </table:table-cell>
          <table:table-cell table:style-name="ce78" office:value-type="string">
            <text:p>niedri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fatu</text:p>
          </table:table-cell>
          <table:table-cell table:style-name="ce56" office:value-type="string">
            <text:p>made</text:p>
          </table:table-cell>
          <table:table-cell table:style-name="ce63" office:value-type="string">
            <text:p>hecho</text:p>
          </table:table-cell>
          <table:table-cell table:style-name="ce67" office:value-type="string">
            <text:p>fabriqué</text:p>
          </table:table-cell>
          <table:table-cell table:style-name="ce70" office:value-type="string">
            <text:p>fatto</text:p>
          </table:table-cell>
          <table:table-cell table:style-name="ce73" office:value-type="string">
            <text:p>factum</text:p>
          </table:table-cell>
          <table:table-cell table:style-name="ce76" office:value-type="string">
            <text:p>făcut</text:p>
          </table:table-cell>
          <table:table-cell table:style-name="ce78" office:value-type="string">
            <text:p>gemach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ipo</text:p>
          </table:table-cell>
          <table:table-cell table:style-name="ce56" office:value-type="string">
            <text:p>main</text:p>
          </table:table-cell>
          <table:table-cell table:style-name="ce63" office:value-type="string">
            <text:p>principal</text:p>
          </table:table-cell>
          <table:table-cell table:style-name="ce67" office:value-type="string">
            <text:p>principale</text:p>
          </table:table-cell>
          <table:table-cell table:style-name="ce70" office:value-type="string">
            <text:p>principale</text:p>
          </table:table-cell>
          <table:table-cell table:style-name="ce73" office:value-type="string">
            <text:p>pelagus</text:p>
          </table:table-cell>
          <table:table-cell table:style-name="ce76" office:value-type="string">
            <text:p>principal</text:p>
          </table:table-cell>
          <table:table-cell table:style-name="ce78" office:value-type="string">
            <text:p>Mai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bgl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itu</text:p>
          </table:table-cell>
          <table:table-cell table:style-name="ce58" office:value-type="string">
            <text:p>maintain</text:p>
          </table:table-cell>
          <table:table-cell table:style-name="ce64" office:value-type="string">
            <text:p>mantener</text:p>
          </table:table-cell>
          <table:table-cell table:style-name="ce67" office:value-type="string">
            <text:p>continue</text:p>
          </table:table-cell>
          <table:table-cell table:style-name="ce70" office:value-type="string">
            <text:p>tenere il passo</text:p>
          </table:table-cell>
          <table:table-cell table:style-name="ce73" office:value-type="string">
            <text:p>custodi</text:p>
          </table:table-cell>
          <table:table-cell table:style-name="ce76" office:value-type="string">
            <text:p>ține pasul</text:p>
          </table:table-cell>
          <table:table-cell table:style-name="ce78" office:value-type="string">
            <text:p>weiter so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majo</text:p>
          </table:table-cell>
          <table:table-cell table:style-name="ce56" office:value-type="string">
            <text:p>major</text:p>
          </table:table-cell>
          <table:table-cell table:style-name="ce63" office:value-type="string">
            <text:p>mayor</text:p>
          </table:table-cell>
          <table:table-cell table:style-name="ce67" office:value-type="string">
            <text:p>Majeur</text:p>
          </table:table-cell>
          <table:table-cell table:style-name="ce70" office:value-type="string">
            <text:p>maggiore</text:p>
          </table:table-cell>
          <table:table-cell table:style-name="ce73" office:value-type="string">
            <text:p>Maior</text:p>
          </table:table-cell>
          <table:table-cell table:style-name="ce76" office:value-type="string">
            <text:p>major</text:p>
          </table:table-cell>
          <table:table-cell table:style-name="ce78" office:value-type="string">
            <text:p>Haup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haky</text:p>
          </table:table-cell>
          <table:table-cell table:style-name="ce56" office:value-type="string">
            <text:p>make</text:p>
          </table:table-cell>
          <table:table-cell table:style-name="ce63" office:value-type="string">
            <text:p>hacer</text:p>
          </table:table-cell>
          <table:table-cell table:style-name="ce67" office:value-type="string">
            <text:p>faire</text:p>
          </table:table-cell>
          <table:table-cell table:style-name="ce70" office:value-type="string">
            <text:p>rendere</text:p>
          </table:table-cell>
          <table:table-cell table:style-name="ce73" office:value-type="string">
            <text:p>facere</text:p>
          </table:table-cell>
          <table:table-cell table:style-name="ce76" office:value-type="string">
            <text:p>face</text:p>
          </table:table-cell>
          <table:table-cell table:style-name="ce78" office:value-type="string">
            <text:p>mac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huma</text:p>
          </table:table-cell>
          <table:table-cell table:style-name="ce56" office:value-type="string">
            <text:p>man</text:p>
          </table:table-cell>
          <table:table-cell table:style-name="ce63" office:value-type="string">
            <text:p>hombre</text:p>
          </table:table-cell>
          <table:table-cell table:style-name="ce67" office:value-type="string">
            <text:p>homme</text:p>
          </table:table-cell>
          <table:table-cell table:style-name="ce70" office:value-type="string">
            <text:p>uomo</text:p>
          </table:table-cell>
          <table:table-cell table:style-name="ce73" office:value-type="string">
            <text:p>vir</text:p>
          </table:table-cell>
          <table:table-cell table:style-name="ce76" office:value-type="string">
            <text:p>om</text:p>
          </table:table-cell>
          <table:table-cell table:style-name="ce78" office:value-type="string">
            <text:p>Man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mei</text:p>
          </table:table-cell>
          <table:table-cell table:style-name="ce56" office:value-type="string">
            <text:p>may</text:p>
          </table:table-cell>
          <table:table-cell table:style-name="ce63" office:value-type="string">
            <text:p>mayo</text:p>
          </table:table-cell>
          <table:table-cell table:style-name="ce67" office:value-type="string">
            <text:p>mai</text:p>
          </table:table-cell>
          <table:table-cell table:style-name="ce70" office:value-type="string">
            <text:p>Maggio</text:p>
          </table:table-cell>
          <table:table-cell table:style-name="ce73" office:value-type="string">
            <text:p>ut</text:p>
          </table:table-cell>
          <table:table-cell table:style-name="ce76" office:value-type="string">
            <text:p>Mai</text:p>
          </table:table-cell>
          <table:table-cell table:style-name="ce78" office:value-type="string">
            <text:p>kan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tavo</text:p>
          </table:table-cell>
          <table:table-cell table:style-name="ce56" office:value-type="string">
            <text:p>maybe</text:p>
          </table:table-cell>
          <table:table-cell table:style-name="ce63" office:value-type="string">
            <text:p>tal vez</text:p>
          </table:table-cell>
          <table:table-cell table:style-name="ce67" office:value-type="string">
            <text:p>peut être</text:p>
          </table:table-cell>
          <table:table-cell table:style-name="ce70" office:value-type="string">
            <text:p>può essere</text:p>
          </table:table-cell>
          <table:table-cell table:style-name="ce73" office:value-type="string">
            <text:p>maybe</text:p>
          </table:table-cell>
          <table:table-cell table:style-name="ce76" office:value-type="string">
            <text:p>poate</text:p>
          </table:table-cell>
          <table:table-cell table:style-name="ce78" office:value-type="string">
            <text:p>vielleich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meko</text:p>
          </table:table-cell>
          <table:table-cell table:style-name="ce56" office:value-type="string">
            <text:p>medical</text:p>
          </table:table-cell>
          <table:table-cell table:style-name="ce63" office:value-type="string">
            <text:p>médico</text:p>
          </table:table-cell>
          <table:table-cell table:style-name="ce67" office:value-type="string">
            <text:p>médical</text:p>
          </table:table-cell>
          <table:table-cell table:style-name="ce70" office:value-type="string">
            <text:p>medico</text:p>
          </table:table-cell>
          <table:table-cell table:style-name="ce73" office:value-type="string">
            <text:p>medicorum</text:p>
          </table:table-cell>
          <table:table-cell table:style-name="ce76" office:value-type="string">
            <text:p>medical</text:p>
          </table:table-cell>
          <table:table-cell table:style-name="ce78" office:value-type="string">
            <text:p>medizinis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hume</text:p>
          </table:table-cell>
          <table:table-cell table:style-name="ce56" office:value-type="string">
            <text:p>men</text:p>
          </table:table-cell>
          <table:table-cell table:style-name="ce63" office:value-type="string">
            <text:p>hombres</text:p>
          </table:table-cell>
          <table:table-cell table:style-name="ce67" office:value-type="string">
            <text:p>Hommes</text:p>
          </table:table-cell>
          <table:table-cell table:style-name="ce70" office:value-type="string">
            <text:p>uomini</text:p>
          </table:table-cell>
          <table:table-cell table:style-name="ce73" office:value-type="string">
            <text:p>homines</text:p>
          </table:table-cell>
          <table:table-cell table:style-name="ce76" office:value-type="string">
            <text:p>bărbați</text:p>
          </table:table-cell>
          <table:table-cell table:style-name="ce78" office:value-type="string">
            <text:p>Männ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mito</text:p>
          </table:table-cell>
          <table:table-cell table:style-name="ce56" office:value-type="string">
            <text:p>militare</text:p>
          </table:table-cell>
          <table:table-cell table:style-name="ce63" office:value-type="string">
            <text:p>militar</text:p>
          </table:table-cell>
          <table:table-cell table:style-name="ce67" office:value-type="string">
            <text:p>militaire</text:p>
          </table:table-cell>
          <table:table-cell table:style-name="ce70" office:value-type="string">
            <text:p>militare</text:p>
          </table:table-cell>
          <table:table-cell table:style-name="ce73" office:value-type="string">
            <text:p>militum</text:p>
          </table:table-cell>
          <table:table-cell table:style-name="ce76" office:value-type="string">
            <text:p>militare</text:p>
          </table:table-cell>
          <table:table-cell table:style-name="ce78" office:value-type="string">
            <text:p>Militär-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lece</text:p>
          </table:table-cell>
          <table:table-cell table:style-name="ce56" office:value-type="string">
            <text:p>milk</text:p>
          </table:table-cell>
          <table:table-cell table:style-name="ce63" office:value-type="string">
            <text:p>Leche</text:p>
          </table:table-cell>
          <table:table-cell table:style-name="ce67" office:value-type="string">
            <text:p>Lait</text:p>
          </table:table-cell>
          <table:table-cell table:style-name="ce70" office:value-type="string">
            <text:p>latte</text:p>
          </table:table-cell>
          <table:table-cell table:style-name="ce73" office:value-type="string">
            <text:p>lac</text:p>
          </table:table-cell>
          <table:table-cell table:style-name="ce76" office:value-type="string">
            <text:p>lapte</text:p>
          </table:table-cell>
          <table:table-cell table:style-name="ce78" office:value-type="string">
            <text:p>Mil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gema</text:p>
          </table:table-cell>
          <table:table-cell table:style-name="ce56" office:value-type="string">
            <text:p>money</text:p>
          </table:table-cell>
          <table:table-cell table:style-name="ce63" office:value-type="string">
            <text:p>dinero</text:p>
          </table:table-cell>
          <table:table-cell table:style-name="ce67" office:value-type="string">
            <text:p>argent</text:p>
          </table:table-cell>
          <table:table-cell table:style-name="ce70" office:value-type="string">
            <text:p>i soldi</text:p>
          </table:table-cell>
          <table:table-cell table:style-name="ce73" office:value-type="string">
            <text:p>pecunia</text:p>
          </table:table-cell>
          <table:table-cell table:style-name="ce76" office:value-type="string">
            <text:p>bani</text:p>
          </table:table-cell>
          <table:table-cell table:style-name="ce78" office:value-type="string">
            <text:p>Geld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mero</text:p>
          </table:table-cell>
          <table:table-cell table:style-name="ce56" office:value-type="string">
            <text:p>more</text:p>
          </table:table-cell>
          <table:table-cell table:style-name="ce63" office:value-type="string">
            <text:p>más</text:p>
          </table:table-cell>
          <table:table-cell table:style-name="ce67" office:value-type="string">
            <text:p>plus</text:p>
          </table:table-cell>
          <table:table-cell table:style-name="ce70" office:value-type="string">
            <text:p>Di Più</text:p>
          </table:table-cell>
          <table:table-cell table:style-name="ce73" office:value-type="string">
            <text:p>magis</text:p>
          </table:table-cell>
          <table:table-cell table:style-name="ce76" office:value-type="string">
            <text:p>mai multe</text:p>
          </table:table-cell>
          <table:table-cell table:style-name="ce78" office:value-type="string">
            <text:p>Meh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moga</text:p>
          </table:table-cell>
          <table:table-cell table:style-name="ce56" office:value-type="string">
            <text:p>morning</text:p>
          </table:table-cell>
          <table:table-cell table:style-name="ce63" office:value-type="string">
            <text:p>Mañana</text:p>
          </table:table-cell>
          <table:table-cell table:style-name="ce67" office:value-type="string">
            <text:p>Matin</text:p>
          </table:table-cell>
          <table:table-cell table:style-name="ce70" office:value-type="string">
            <text:p>mattina</text:p>
          </table:table-cell>
          <table:table-cell table:style-name="ce73" office:value-type="string">
            <text:p>mane</text:p>
          </table:table-cell>
          <table:table-cell table:style-name="ce76" office:value-type="string">
            <text:p>dimineaţă</text:p>
          </table:table-cell>
          <table:table-cell table:style-name="ce78" office:value-type="string">
            <text:p>Morg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maso</text:p>
          </table:table-cell>
          <table:table-cell table:style-name="ce56" office:value-type="string">
            <text:p>most</text:p>
          </table:table-cell>
          <table:table-cell table:style-name="ce63" office:value-type="string">
            <text:p>más</text:p>
          </table:table-cell>
          <table:table-cell table:style-name="ce67" office:value-type="string">
            <text:p>plus</text:p>
          </table:table-cell>
          <table:table-cell table:style-name="ce70" office:value-type="string">
            <text:p>maggior parte</text:p>
          </table:table-cell>
          <table:table-cell table:style-name="ce73" office:value-type="string">
            <text:p>maxime</text:p>
          </table:table-cell>
          <table:table-cell table:style-name="ce76" office:value-type="string">
            <text:p>cel mai</text:p>
          </table:table-cell>
          <table:table-cell table:style-name="ce78" office:value-type="string">
            <text:p>die meist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mama</text:p>
          </table:table-cell>
          <table:table-cell table:style-name="ce56" office:value-type="string">
            <text:p>mother</text:p>
          </table:table-cell>
          <table:table-cell table:style-name="ce63" office:value-type="string">
            <text:p>madre</text:p>
          </table:table-cell>
          <table:table-cell table:style-name="ce67" office:value-type="string">
            <text:p>mère</text:p>
          </table:table-cell>
          <table:table-cell table:style-name="ce70" office:value-type="string">
            <text:p>madre</text:p>
          </table:table-cell>
          <table:table-cell table:style-name="ce73" office:value-type="string">
            <text:p>mater</text:p>
          </table:table-cell>
          <table:table-cell table:style-name="ce76" office:value-type="string">
            <text:p>mamă</text:p>
          </table:table-cell>
          <table:table-cell table:style-name="ce78" office:value-type="string">
            <text:p>Mutt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ital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tato</text:p>
          </table:table-cell>
          <table:table-cell table:style-name="ce56" office:value-type="string">
            <text:p>much</text:p>
          </table:table-cell>
          <table:table-cell table:style-name="ce63" office:value-type="string">
            <text:p>mucho</text:p>
          </table:table-cell>
          <table:table-cell table:style-name="ce67" office:value-type="string">
            <text:p>beaucoup</text:p>
          </table:table-cell>
          <table:table-cell table:style-name="ce70" office:value-type="string">
            <text:p>tanto</text:p>
          </table:table-cell>
          <table:table-cell table:style-name="ce73" office:value-type="string">
            <text:p>tantum</text:p>
          </table:table-cell>
          <table:table-cell table:style-name="ce76" office:value-type="string">
            <text:p>mult</text:p>
          </table:table-cell>
          <table:table-cell table:style-name="ce78" office:value-type="string">
            <text:p>vie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dovu</text:p>
          </table:table-cell>
          <table:table-cell table:style-name="ce56" office:value-type="string">
            <text:p>must</text:p>
          </table:table-cell>
          <table:table-cell table:style-name="ce63" office:value-type="string">
            <text:p>debe</text:p>
          </table:table-cell>
          <table:table-cell table:style-name="ce67" office:value-type="string">
            <text:p>doit</text:p>
          </table:table-cell>
          <table:table-cell table:style-name="ce70" office:value-type="string">
            <text:p>dovere</text:p>
          </table:table-cell>
          <table:table-cell table:style-name="ce73" office:value-type="string">
            <text:p>oportet,</text:p>
          </table:table-cell>
          <table:table-cell table:style-name="ce76" office:value-type="string">
            <text:p>trebuie sa</text:p>
          </table:table-cell>
          <table:table-cell table:style-name="ce78" office:value-type="string">
            <text:p>Mus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mia</text:p>
          </table:table-cell>
          <table:table-cell table:style-name="ce56" office:value-type="string">
            <text:p>my</text:p>
          </table:table-cell>
          <table:table-cell table:style-name="ce63" office:value-type="string">
            <text:p>mi</text:p>
          </table:table-cell>
          <table:table-cell table:style-name="ce67" office:value-type="string">
            <text:p>mon</text:p>
          </table:table-cell>
          <table:table-cell table:style-name="ce70" office:value-type="string">
            <text:p>mio</text:p>
          </table:table-cell>
          <table:table-cell table:style-name="ce73" office:value-type="string">
            <text:p>mea</text:p>
          </table:table-cell>
          <table:table-cell table:style-name="ce76" office:value-type="string">
            <text:p>ale mele</text:p>
          </table:table-cell>
          <table:table-cell table:style-name="ce78" office:value-type="string">
            <text:p>mein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misy</text:p>
          </table:table-cell>
          <table:table-cell table:style-name="ce56" office:value-type="string">
            <text:p>myself</text:p>
          </table:table-cell>
          <table:table-cell table:style-name="ce63" office:value-type="string">
            <text:p>yo mismo</text:p>
          </table:table-cell>
          <table:table-cell table:style-name="ce67" office:value-type="string">
            <text:p>moi même</text:p>
          </table:table-cell>
          <table:table-cell table:style-name="ce70" office:value-type="string">
            <text:p>me stessa</text:p>
          </table:table-cell>
          <table:table-cell table:style-name="ce73" office:value-type="string">
            <text:p>me</text:p>
          </table:table-cell>
          <table:table-cell table:style-name="ce76" office:value-type="string">
            <text:p>eu insumi</text:p>
          </table:table-cell>
          <table:table-cell table:style-name="ce78" office:value-type="string">
            <text:p>mich selb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nima</text:p>
          </table:table-cell>
          <table:table-cell table:style-name="ce56" office:value-type="string">
            <text:p>name</text:p>
          </table:table-cell>
          <table:table-cell table:style-name="ce63" office:value-type="string">
            <text:p>nombre</text:p>
          </table:table-cell>
          <table:table-cell table:style-name="ce67" office:value-type="string">
            <text:p>Nom</text:p>
          </table:table-cell>
          <table:table-cell table:style-name="ce70" office:value-type="string">
            <text:p>nome</text:p>
          </table:table-cell>
          <table:table-cell table:style-name="ce73" office:value-type="string">
            <text:p>nomine</text:p>
          </table:table-cell>
          <table:table-cell table:style-name="ce76" office:value-type="string">
            <text:p>Nume</text:p>
          </table:table-cell>
          <table:table-cell table:style-name="ce78" office:value-type="string">
            <text:p>Nam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nazo</text:p>
          </table:table-cell>
          <table:table-cell table:style-name="ce56" office:value-type="string">
            <text:p>national</text:p>
          </table:table-cell>
          <table:table-cell table:style-name="ce63" office:value-type="string">
            <text:p>nacional</text:p>
          </table:table-cell>
          <table:table-cell table:style-name="ce67" office:value-type="string">
            <text:p>nationale</text:p>
          </table:table-cell>
          <table:table-cell table:style-name="ce70" office:value-type="string">
            <text:p>nazionale</text:p>
          </table:table-cell>
          <table:table-cell table:style-name="ce73" office:value-type="string">
            <text:p>nationalibus</text:p>
          </table:table-cell>
          <table:table-cell table:style-name="ce76" office:value-type="string">
            <text:p>naţional</text:p>
          </table:table-cell>
          <table:table-cell table:style-name="ce78" office:value-type="string">
            <text:p>Nation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naro</text:p>
          </table:table-cell>
          <table:table-cell table:style-name="ce56" office:value-type="string">
            <text:p>natural</text:p>
          </table:table-cell>
          <table:table-cell table:style-name="ce63" office:value-type="string">
            <text:p>natural</text:p>
          </table:table-cell>
          <table:table-cell table:style-name="ce67" office:value-type="string">
            <text:p>Naturel</text:p>
          </table:table-cell>
          <table:table-cell table:style-name="ce70" office:value-type="string">
            <text:p>naturale</text:p>
          </table:table-cell>
          <table:table-cell table:style-name="ce73" office:value-type="string">
            <text:p>naturalis</text:p>
          </table:table-cell>
          <table:table-cell table:style-name="ce76" office:value-type="string">
            <text:p>natural</text:p>
          </table:table-cell>
          <table:table-cell table:style-name="ce78" office:value-type="string">
            <text:p>natür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nir</text:p>
          </table:table-cell>
          <table:table-cell table:style-name="ce56" office:value-type="string">
            <text:p>near</text:p>
          </table:table-cell>
          <table:table-cell table:style-name="ce63" office:value-type="string">
            <text:p>cerca</text:p>
          </table:table-cell>
          <table:table-cell table:style-name="ce67" office:value-type="string">
            <text:p>près</text:p>
          </table:table-cell>
          <table:table-cell table:style-name="ce70" office:value-type="string">
            <text:p>vicino</text:p>
          </table:table-cell>
          <table:table-cell table:style-name="ce73" office:value-type="string">
            <text:p>prope</text:p>
          </table:table-cell>
          <table:table-cell table:style-name="ce76" office:value-type="string">
            <text:p>aproape</text:p>
          </table:table-cell>
          <table:table-cell table:style-name="ce78" office:value-type="string">
            <text:p>nah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kazi</text:p>
          </table:table-cell>
          <table:table-cell table:style-name="ce56" office:value-type="string">
            <text:p>nearly</text:p>
          </table:table-cell>
          <table:table-cell table:style-name="ce63" office:value-type="string">
            <text:p>casi</text:p>
          </table:table-cell>
          <table:table-cell table:style-name="ce67" office:value-type="string">
            <text:p>presque</text:p>
          </table:table-cell>
          <table:table-cell table:style-name="ce70" office:value-type="string">
            <text:p>quasi</text:p>
          </table:table-cell>
          <table:table-cell table:style-name="ce73" office:value-type="string">
            <text:p>fere</text:p>
          </table:table-cell>
          <table:table-cell table:style-name="ce76" office:value-type="string">
            <text:p>aproape</text:p>
          </table:table-cell>
          <table:table-cell table:style-name="ce78" office:value-type="string">
            <text:p>fas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bezu</text:p>
          </table:table-cell>
          <table:table-cell table:style-name="ce58" office:value-type="string">
            <text:p>need</text:p>
          </table:table-cell>
          <table:table-cell table:style-name="ce64" office:value-type="string">
            <text:p>necesr</text:p>
          </table:table-cell>
          <table:table-cell table:style-name="ce67" office:value-type="string">
            <text:p>avoir besoin</text:p>
          </table:table-cell>
          <table:table-cell table:style-name="ce70" office:value-type="string">
            <text:p>bisogno</text:p>
          </table:table-cell>
          <table:table-cell table:style-name="ce73" office:value-type="string">
            <text:p>opus</text:p>
          </table:table-cell>
          <table:table-cell table:style-name="ce76" office:value-type="string">
            <text:p>nevoie</text:p>
          </table:table-cell>
          <table:table-cell table:style-name="ce78" office:value-type="string">
            <text:p>brauc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nida</text:p>
          </table:table-cell>
          <table:table-cell table:style-name="ce56" office:value-type="string">
            <text:p>nest</text:p>
          </table:table-cell>
          <table:table-cell table:style-name="ce63" office:value-type="string">
            <text:p>nido</text:p>
          </table:table-cell>
          <table:table-cell table:style-name="ce67" office:value-type="string">
            <text:p>nid</text:p>
          </table:table-cell>
          <table:table-cell table:style-name="ce70" office:value-type="string">
            <text:p>nido</text:p>
          </table:table-cell>
          <table:table-cell table:style-name="ce73" office:value-type="string">
            <text:p>posueris nidum tuum</text:p>
          </table:table-cell>
          <table:table-cell table:style-name="ce76" office:value-type="string">
            <text:p>cuib</text:p>
          </table:table-cell>
          <table:table-cell table:style-name="ce78" office:value-type="string">
            <text:p>Nes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nuc</text:p>
          </table:table-cell>
          <table:table-cell table:style-name="ce56" office:value-type="string">
            <text:p>never</text:p>
          </table:table-cell>
          <table:table-cell table:style-name="ce63" office:value-type="string">
            <text:p>Nunca</text:p>
          </table:table-cell>
          <table:table-cell table:style-name="ce67" office:value-type="string">
            <text:p>jamais</text:p>
          </table:table-cell>
          <table:table-cell table:style-name="ce70" office:value-type="string">
            <text:p>mai</text:p>
          </table:table-cell>
          <table:table-cell table:style-name="ce73" office:value-type="string">
            <text:p>numquam</text:p>
          </table:table-cell>
          <table:table-cell table:style-name="ce76" office:value-type="string">
            <text:p>niciodata</text:p>
          </table:table-cell>
          <table:table-cell table:style-name="ce78" office:value-type="string">
            <text:p>noch ni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novo</text:p>
          </table:table-cell>
          <table:table-cell table:style-name="ce56" office:value-type="string">
            <text:p>new</text:p>
          </table:table-cell>
          <table:table-cell table:style-name="ce63" office:value-type="string">
            <text:p>nuevo</text:p>
          </table:table-cell>
          <table:table-cell table:style-name="ce67" office:value-type="string">
            <text:p>Nouveau</text:p>
          </table:table-cell>
          <table:table-cell table:style-name="ce70" office:value-type="string">
            <text:p>nuovo</text:p>
          </table:table-cell>
          <table:table-cell table:style-name="ce73" office:value-type="string">
            <text:p>novus</text:p>
          </table:table-cell>
          <table:table-cell table:style-name="ce76" office:value-type="string">
            <text:p>nou</text:p>
          </table:table-cell>
          <table:table-cell table:style-name="ce78" office:value-type="string">
            <text:p>Neu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kot</text:p>
          </table:table-cell>
          <table:table-cell table:style-name="ce56" office:value-type="string">
            <text:p>nextto</text:p>
          </table:table-cell>
          <table:table-cell table:style-name="ce63" office:value-type="string">
            <text:p>cerca de</text:p>
          </table:table-cell>
          <table:table-cell table:style-name="ce67" office:value-type="string">
            <text:p>à côté de</text:p>
          </table:table-cell>
          <table:table-cell table:style-name="ce70" office:value-type="string">
            <text:p>accanto a</text:p>
          </table:table-cell>
          <table:table-cell table:style-name="ce73" office:value-type="string">
            <text:p>proximus</text:p>
          </table:table-cell>
          <table:table-cell table:style-name="ce76" office:value-type="string">
            <text:p>lângă</text:p>
          </table:table-cell>
          <table:table-cell table:style-name="ce78" office:value-type="string">
            <text:p>neben a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nito</text:p>
          </table:table-cell>
          <table:table-cell table:style-name="ce56" office:value-type="string">
            <text:p>nice</text:p>
          </table:table-cell>
          <table:table-cell table:style-name="ce63" office:value-type="string">
            <text:p>bonito</text:p>
          </table:table-cell>
          <table:table-cell table:style-name="ce67" office:value-type="string">
            <text:p>agréable</text:p>
          </table:table-cell>
          <table:table-cell table:style-name="ce70" office:value-type="string">
            <text:p>simpatico</text:p>
          </table:table-cell>
          <table:table-cell table:style-name="ce73" office:value-type="string">
            <text:p>nice quod</text:p>
          </table:table-cell>
          <table:table-cell table:style-name="ce76" office:value-type="string">
            <text:p>frumos</text:p>
          </table:table-cell>
          <table:table-cell table:style-name="ce78" office:value-type="string">
            <text:p>net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noxa</text:p>
          </table:table-cell>
          <table:table-cell table:style-name="ce56" office:value-type="string">
            <text:p>night</text:p>
          </table:table-cell>
          <table:table-cell table:style-name="ce63" office:value-type="string">
            <text:p>noche</text:p>
          </table:table-cell>
          <table:table-cell table:style-name="ce67" office:value-type="string">
            <text:p>nuit</text:p>
          </table:table-cell>
          <table:table-cell table:style-name="ce70" office:value-type="string">
            <text:p>notte</text:p>
          </table:table-cell>
          <table:table-cell table:style-name="ce73" office:value-type="string">
            <text:p>noctis</text:p>
          </table:table-cell>
          <table:table-cell table:style-name="ce76" office:value-type="string">
            <text:p>noapte</text:p>
          </table:table-cell>
          <table:table-cell table:style-name="ce78" office:value-type="string">
            <text:p>Nach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non</text:p>
          </table:table-cell>
          <table:table-cell table:style-name="ce56" office:value-type="string">
            <text:p>none</text:p>
          </table:table-cell>
          <table:table-cell table:style-name="ce63" office:value-type="string">
            <text:p>no</text:p>
          </table:table-cell>
          <table:table-cell table:style-name="ce67" office:value-type="string">
            <text:p>ne pas</text:p>
          </table:table-cell>
          <table:table-cell table:style-name="ce70" office:value-type="string">
            <text:p>non</text:p>
          </table:table-cell>
          <table:table-cell table:style-name="ce73" office:value-type="string">
            <text:p>non</text:p>
          </table:table-cell>
          <table:table-cell table:style-name="ce76" office:value-type="string">
            <text:p>non</text:p>
          </table:table-cell>
          <table:table-cell table:style-name="ce78" office:value-type="string">
            <text:p>nich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nop</text:p>
          </table:table-cell>
          <table:table-cell table:style-name="ce56" office:value-type="string">
            <text:p>not</text:p>
          </table:table-cell>
          <table:table-cell table:style-name="ce63" office:value-type="string">
            <text:p>No</text:p>
          </table:table-cell>
          <table:table-cell table:style-name="ce67" office:value-type="string">
            <text:p>non</text:p>
          </table:table-cell>
          <table:table-cell table:style-name="ce70" office:value-type="string">
            <text:p>no</text:p>
          </table:table-cell>
          <table:table-cell table:style-name="ce73" office:value-type="string">
            <text:p>nihil</text:p>
          </table:table-cell>
          <table:table-cell table:style-name="ce76" office:value-type="string">
            <text:p>nu</text:p>
          </table:table-cell>
          <table:table-cell table:style-name="ce78" office:value-type="string">
            <text:p>Nei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aku</text:p>
          </table:table-cell>
          <table:table-cell table:style-name="ce56" office:value-type="string">
            <text:p>now</text:p>
          </table:table-cell>
          <table:table-cell table:style-name="ce63" office:value-type="string">
            <text:p>ahora</text:p>
          </table:table-cell>
          <table:table-cell table:style-name="ce67" office:value-type="string">
            <text:p>maintenant</text:p>
          </table:table-cell>
          <table:table-cell table:style-name="ce70" office:value-type="string">
            <text:p>adesso</text:p>
          </table:table-cell>
          <table:table-cell table:style-name="ce73" office:value-type="string">
            <text:p>nunc</text:p>
          </table:table-cell>
          <table:table-cell table:style-name="ce76" office:value-type="string">
            <text:p>acum</text:p>
          </table:table-cell>
          <table:table-cell table:style-name="ce78" office:value-type="string">
            <text:p>jetz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ocru</text:p>
          </table:table-cell>
          <table:table-cell table:style-name="ce58" office:value-type="string">
            <text:p>occur</text:p>
          </table:table-cell>
          <table:table-cell table:style-name="ce64" office:value-type="string">
            <text:p>ocurrir</text:p>
          </table:table-cell>
          <table:table-cell table:style-name="ce67" office:value-type="string">
            <text:p>se produire</text:p>
          </table:table-cell>
          <table:table-cell table:style-name="ce70" office:value-type="string">
            <text:p>accadere</text:p>
          </table:table-cell>
          <table:table-cell table:style-name="ce73" office:value-type="string">
            <text:p>fieri</text:p>
          </table:table-cell>
          <table:table-cell table:style-name="ce76" office:value-type="string">
            <text:p>a se întâmpla</text:p>
          </table:table-cell>
          <table:table-cell table:style-name="ce78" office:value-type="string">
            <text:p>auftret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biso</text:p>
          </table:table-cell>
          <table:table-cell table:style-name="ce56" office:value-type="string">
            <text:p>of course</text:p>
          </table:table-cell>
          <table:table-cell table:style-name="ce63" office:value-type="string">
            <text:p>por supuesto</text:p>
          </table:table-cell>
          <table:table-cell table:style-name="ce67" office:value-type="string">
            <text:p>bien sûr</text:p>
          </table:table-cell>
          <table:table-cell table:style-name="ce70" office:value-type="string">
            <text:p>ovviamente</text:p>
          </table:table-cell>
          <table:table-cell table:style-name="ce73" office:value-type="string">
            <text:p>utique</text:p>
          </table:table-cell>
          <table:table-cell table:style-name="ce76" office:value-type="string">
            <text:p>desigur</text:p>
          </table:table-cell>
          <table:table-cell table:style-name="ce78" office:value-type="string">
            <text:p>Na sich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56" office:value-type="string">
            <text:p>of the</text:p>
          </table:table-cell>
          <table:table-cell table:style-name="ce63" office:value-type="string">
            <text:p>del</text:p>
          </table:table-cell>
          <table:table-cell table:style-name="ce67" office:value-type="string">
            <text:p>du</text:p>
          </table:table-cell>
          <table:table-cell table:style-name="ce70" office:value-type="string">
            <text:p>del</text:p>
          </table:table-cell>
          <table:table-cell table:style-name="ce73" office:value-type="string">
            <text:p>de</text:p>
          </table:table-cell>
          <table:table-cell table:style-name="ce76" office:value-type="string">
            <text:p>dintre</text:p>
          </table:table-cell>
          <table:table-cell table:style-name="ce78" office:value-type="string">
            <text:p>de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aus</text:p>
          </table:table-cell>
          <table:table-cell table:style-name="ce56" office:value-type="string">
            <text:p>off</text:p>
          </table:table-cell>
          <table:table-cell table:style-name="ce63" office:value-type="string">
            <text:p>apagado</text:p>
          </table:table-cell>
          <table:table-cell table:style-name="ce67" office:value-type="string">
            <text:p>de</text:p>
          </table:table-cell>
          <table:table-cell table:style-name="ce70" office:value-type="string">
            <text:p>via</text:p>
          </table:table-cell>
          <table:table-cell table:style-name="ce73" office:value-type="string">
            <text:p>off</text:p>
          </table:table-cell>
          <table:table-cell table:style-name="ce76" office:value-type="string">
            <text:p>de pe</text:p>
          </table:table-cell>
          <table:table-cell table:style-name="ce78" office:value-type="string">
            <text:p>aus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ati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ofru</text:p>
          </table:table-cell>
          <table:table-cell table:style-name="ce58" office:value-type="string">
            <text:p>offer</text:p>
          </table:table-cell>
          <table:table-cell table:style-name="ce64" office:value-type="string">
            <text:p>ofrecer</text:p>
          </table:table-cell>
          <table:table-cell table:style-name="ce67" office:value-type="string">
            <text:p>offre</text:p>
          </table:table-cell>
          <table:table-cell table:style-name="ce70" office:value-type="string">
            <text:p>offerta</text:p>
          </table:table-cell>
          <table:table-cell table:style-name="ce73" office:value-type="string">
            <text:p>offer</text:p>
          </table:table-cell>
          <table:table-cell table:style-name="ce76" office:value-type="string">
            <text:p>ofertă</text:p>
          </table:table-cell>
          <table:table-cell table:style-name="ce78" office:value-type="string">
            <text:p>Angebo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suvo</text:p>
          </table:table-cell>
          <table:table-cell table:style-name="ce56" office:value-type="string">
            <text:p>often</text:p>
          </table:table-cell>
          <table:table-cell table:style-name="ce63" office:value-type="string">
            <text:p>a menudo</text:p>
          </table:table-cell>
          <table:table-cell table:style-name="ce67" office:value-type="string">
            <text:p>souvent</text:p>
          </table:table-cell>
          <table:table-cell table:style-name="ce70" office:value-type="string">
            <text:p>spesso</text:p>
          </table:table-cell>
          <table:table-cell table:style-name="ce73" office:value-type="string">
            <text:p>saepe</text:p>
          </table:table-cell>
          <table:table-cell table:style-name="ce76" office:value-type="string">
            <text:p>de multe ori</text:p>
          </table:table-cell>
          <table:table-cell table:style-name="ce78" office:value-type="string">
            <text:p>häufi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vale</text:p>
          </table:table-cell>
          <table:table-cell table:style-name="ce56" office:value-type="string">
            <text:p>okay</text:p>
          </table:table-cell>
          <table:table-cell table:style-name="ce63" office:value-type="string">
            <text:p>vale</text:p>
          </table:table-cell>
          <table:table-cell table:style-name="ce67" office:value-type="string">
            <text:p>D'accord</text:p>
          </table:table-cell>
          <table:table-cell table:style-name="ce70" office:value-type="string">
            <text:p>va bene</text:p>
          </table:table-cell>
          <table:table-cell table:style-name="ce73" office:value-type="string">
            <text:p>bene</text:p>
          </table:table-cell>
          <table:table-cell table:style-name="ce76" office:value-type="string">
            <text:p>în regulă</text:p>
          </table:table-cell>
          <table:table-cell table:style-name="ce78" office:value-type="string">
            <text:p>in Ordnun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veko</text:p>
          </table:table-cell>
          <table:table-cell table:style-name="ce56" office:value-type="string">
            <text:p>old</text:p>
          </table:table-cell>
          <table:table-cell table:style-name="ce63" office:value-type="string">
            <text:p>antiguo</text:p>
          </table:table-cell>
          <table:table-cell table:style-name="ce67" office:value-type="string">
            <text:p>vieux</text:p>
          </table:table-cell>
          <table:table-cell table:style-name="ce70" office:value-type="string">
            <text:p>vecchio</text:p>
          </table:table-cell>
          <table:table-cell table:style-name="ce73" office:value-type="string">
            <text:p>veteris</text:p>
          </table:table-cell>
          <table:table-cell table:style-name="ce76" office:value-type="string">
            <text:p>vechi</text:p>
          </table:table-cell>
          <table:table-cell table:style-name="ce78" office:value-type="string">
            <text:p>al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auf</text:p>
          </table:table-cell>
          <table:table-cell table:style-name="ce56" office:value-type="string">
            <text:p>on</text:p>
          </table:table-cell>
          <table:table-cell table:style-name="ce63" office:value-type="string">
            <text:p>encima</text:p>
          </table:table-cell>
          <table:table-cell table:style-name="ce67" office:value-type="string">
            <text:p>sur</text:p>
          </table:table-cell>
          <table:table-cell table:style-name="ce70" office:value-type="string">
            <text:p>sopra</text:p>
          </table:table-cell>
          <table:table-cell table:style-name="ce73" office:value-type="string">
            <text:p>super</text:p>
          </table:table-cell>
          <table:table-cell table:style-name="ce76" office:value-type="string">
            <text:p>pe</text:p>
          </table:table-cell>
          <table:table-cell table:style-name="ce78" office:value-type="string">
            <text:p>auf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56" office:value-type="string">
            <text:p>one</text:p>
          </table:table-cell>
          <table:table-cell table:style-name="ce63" office:value-type="string">
            <text:p>uno</text:p>
          </table:table-cell>
          <table:table-cell table:style-name="ce67" office:value-type="string">
            <text:p>un</text:p>
          </table:table-cell>
          <table:table-cell table:style-name="ce70" office:value-type="string">
            <text:p>uno</text:p>
          </table:table-cell>
          <table:table-cell table:style-name="ce73" office:value-type="string">
            <text:p>unus</text:p>
          </table:table-cell>
          <table:table-cell table:style-name="ce76" office:value-type="string">
            <text:p>unu</text:p>
          </table:table-cell>
          <table:table-cell table:style-name="ce78" office:value-type="string">
            <text:p>ein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nuro</text:p>
          </table:table-cell>
          <table:table-cell table:style-name="ce56" office:value-type="string">
            <text:p>only</text:p>
          </table:table-cell>
          <table:table-cell table:style-name="ce63" office:value-type="string">
            <text:p>solamente</text:p>
          </table:table-cell>
          <table:table-cell table:style-name="ce67" office:value-type="string">
            <text:p>seulement</text:p>
          </table:table-cell>
          <table:table-cell table:style-name="ce70" office:value-type="string">
            <text:p>solo</text:p>
          </table:table-cell>
          <table:table-cell table:style-name="ce73" office:value-type="string">
            <text:p>tantum</text:p>
          </table:table-cell>
          <table:table-cell table:style-name="ce76" office:value-type="string">
            <text:p>numai</text:p>
          </table:table-cell>
          <table:table-cell table:style-name="ce78" office:value-type="string">
            <text:p>nu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oveo</text:p>
          </table:table-cell>
          <table:table-cell table:style-name="ce56" office:value-type="string">
            <text:p>open</text:p>
          </table:table-cell>
          <table:table-cell table:style-name="ce63" office:value-type="string">
            <text:p>abierto</text:p>
          </table:table-cell>
          <table:table-cell table:style-name="ce67" office:value-type="string">
            <text:p>ouvert</text:p>
          </table:table-cell>
          <table:table-cell table:style-name="ce70" office:value-type="string">
            <text:p>Aperto</text:p>
          </table:table-cell>
          <table:table-cell table:style-name="ce73" office:value-type="string">
            <text:p>patentibus</text:p>
          </table:table-cell>
          <table:table-cell table:style-name="ce76" office:value-type="string">
            <text:p>deschis</text:p>
          </table:table-cell>
          <table:table-cell table:style-name="ce78" office:value-type="string">
            <text:p>öffn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ovru</text:p>
          </table:table-cell>
          <table:table-cell table:style-name="ce58" office:value-type="string">
            <text:p>open</text:p>
          </table:table-cell>
          <table:table-cell table:style-name="ce64" office:value-type="string">
            <text:p>abrir</text:p>
          </table:table-cell>
          <table:table-cell table:style-name="ce67" office:value-type="string">
            <text:p>ouvrir</text:p>
          </table:table-cell>
          <table:table-cell table:style-name="ce70" office:value-type="string">
            <text:p>apri</text:p>
          </table:table-cell>
          <table:table-cell table:style-name="ce73" office:value-type="string">
            <text:p>patentibus</text:p>
          </table:table-cell>
          <table:table-cell table:style-name="ce76" office:value-type="string">
            <text:p>deschide-te</text:p>
          </table:table-cell>
          <table:table-cell table:style-name="ce78" office:value-type="string">
            <text:p>öffne d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ody</text:p>
          </table:table-cell>
          <table:table-cell table:style-name="ce56" office:value-type="string">
            <text:p>or</text:p>
          </table:table-cell>
          <table:table-cell table:style-name="ce63" office:value-type="string">
            <text:p>o</text:p>
          </table:table-cell>
          <table:table-cell table:style-name="ce67" office:value-type="string">
            <text:p>ou</text:p>
          </table:table-cell>
          <table:table-cell table:style-name="ce70" office:value-type="string">
            <text:p>o</text:p>
          </table:table-cell>
          <table:table-cell table:style-name="ce73" office:value-type="string">
            <text:p>vel</text:p>
          </table:table-cell>
          <table:table-cell table:style-name="ce76" office:value-type="string">
            <text:p>sau</text:p>
          </table:table-cell>
          <table:table-cell table:style-name="ce78" office:value-type="string">
            <text:p>od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otro</text:p>
          </table:table-cell>
          <table:table-cell table:style-name="ce56" office:value-type="string">
            <text:p>other</text:p>
          </table:table-cell>
          <table:table-cell table:style-name="ce63" office:value-type="string">
            <text:p>otro</text:p>
          </table:table-cell>
          <table:table-cell table:style-name="ce67" office:value-type="string">
            <text:p>autre</text:p>
          </table:table-cell>
          <table:table-cell table:style-name="ce70" office:value-type="string">
            <text:p>altro</text:p>
          </table:table-cell>
          <table:table-cell table:style-name="ce73" office:value-type="string">
            <text:p>alium</text:p>
          </table:table-cell>
          <table:table-cell table:style-name="ce76" office:value-type="string">
            <text:p>alte</text:p>
          </table:table-cell>
          <table:table-cell table:style-name="ce78" office:value-type="string">
            <text:p>ander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nue</text:p>
          </table:table-cell>
          <table:table-cell table:style-name="ce56" office:value-type="string">
            <text:p>our</text:p>
          </table:table-cell>
          <table:table-cell table:style-name="ce63" office:value-type="string">
            <text:p>nuestra</text:p>
          </table:table-cell>
          <table:table-cell table:style-name="ce67" office:value-type="string">
            <text:p>notre</text:p>
          </table:table-cell>
          <table:table-cell table:style-name="ce70" office:value-type="string">
            <text:p>nostro</text:p>
          </table:table-cell>
          <table:table-cell table:style-name="ce73" office:value-type="string">
            <text:p>nostrorum</text:p>
          </table:table-cell>
          <table:table-cell table:style-name="ce76" office:value-type="string">
            <text:p>al nostru</text:p>
          </table:table-cell>
          <table:table-cell table:style-name="ce78" office:value-type="string">
            <text:p>uns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aut</text:p>
          </table:table-cell>
          <table:table-cell table:style-name="ce56" office:value-type="string">
            <text:p>out</text:p>
          </table:table-cell>
          <table:table-cell table:style-name="ce63" office:value-type="string">
            <text:p>fuera</text:p>
          </table:table-cell>
          <table:table-cell table:style-name="ce67" office:value-type="string">
            <text:p>en dehors</text:p>
          </table:table-cell>
          <table:table-cell table:style-name="ce70" office:value-type="string">
            <text:p>su</text:p>
          </table:table-cell>
          <table:table-cell table:style-name="ce73" office:value-type="string">
            <text:p>de</text:p>
          </table:table-cell>
          <table:table-cell table:style-name="ce76" office:value-type="string">
            <text:p>afară</text:p>
          </table:table-cell>
          <table:table-cell table:style-name="ce78" office:value-type="string">
            <text:p>au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bgl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fora</text:p>
          </table:table-cell>
          <table:table-cell table:style-name="ce56" office:value-type="string">
            <text:p>outside</text:p>
          </table:table-cell>
          <table:table-cell table:style-name="ce63" office:value-type="string">
            <text:p>fuera de</text:p>
          </table:table-cell>
          <table:table-cell table:style-name="ce67" office:value-type="string">
            <text:p>à l'extérieur</text:p>
          </table:table-cell>
          <table:table-cell table:style-name="ce70" office:value-type="string">
            <text:p>al di fuori</text:p>
          </table:table-cell>
          <table:table-cell table:style-name="ce73" office:value-type="string">
            <text:p>foras</text:p>
          </table:table-cell>
          <table:table-cell table:style-name="ce76" office:value-type="string">
            <text:p>in afara</text:p>
          </table:table-cell>
          <table:table-cell table:style-name="ce78" office:value-type="string">
            <text:p>drauß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ovy</text:p>
          </table:table-cell>
          <table:table-cell table:style-name="ce56" office:value-type="string">
            <text:p>over</text:p>
          </table:table-cell>
          <table:table-cell table:style-name="ce63" office:value-type="string">
            <text:p>terminado, acabo</text:p>
          </table:table-cell>
          <table:table-cell table:style-name="ce67" office:value-type="string">
            <text:p>terminé</text:p>
          </table:table-cell>
          <table:table-cell table:style-name="ce70" office:value-type="string">
            <text:p>conclusa</text:p>
          </table:table-cell>
          <table:table-cell table:style-name="ce73" office:value-type="string">
            <text:p>finita</text:p>
          </table:table-cell>
          <table:table-cell table:style-name="ce76" office:value-type="string">
            <text:p>terminat</text:p>
          </table:table-cell>
          <table:table-cell table:style-name="ce78" office:value-type="string">
            <text:p>fertig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original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ozo</text:p>
          </table:table-cell>
          <table:table-cell table:style-name="ce57" office:value-type="string">
            <text:p>over the</text:p>
          </table:table-cell>
          <table:table-cell table:style-name="ce63" office:value-type="string">
            <text:p>sobre</text:p>
          </table:table-cell>
          <table:table-cell table:style-name="ce67" office:value-type="string">
            <text:p>sur</text:p>
          </table:table-cell>
          <table:table-cell table:style-name="ce70" office:value-type="string">
            <text:p>sopra</text:p>
          </table:table-cell>
          <table:table-cell table:style-name="ce73" office:value-type="string">
            <text:p>supra</text:p>
          </table:table-cell>
          <table:table-cell table:style-name="ce76" office:value-type="string">
            <text:p>peste</text:p>
          </table:table-cell>
          <table:table-cell table:style-name="ce78" office:value-type="string">
            <text:p>über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debu</text:p>
          </table:table-cell>
          <table:table-cell table:style-name="ce58" office:value-type="string">
            <text:p>owe</text:p>
          </table:table-cell>
          <table:table-cell table:style-name="ce64" office:value-type="string">
            <text:p>deber</text:p>
          </table:table-cell>
          <table:table-cell table:style-name="ce67" office:value-type="string">
            <text:p>devoir</text:p>
          </table:table-cell>
          <table:table-cell table:style-name="ce70" office:value-type="string">
            <text:p>dovere</text:p>
          </table:table-cell>
          <table:table-cell table:style-name="ce73" office:value-type="string">
            <text:p>officium</text:p>
          </table:table-cell>
          <table:table-cell table:style-name="ce76" office:value-type="string">
            <text:p>a datora</text:p>
          </table:table-cell>
          <table:table-cell table:style-name="ce78" office:value-type="string">
            <text:p>schul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pisu</text:p>
          </table:table-cell>
          <table:table-cell table:style-name="ce56" office:value-type="string">
            <text:p>own</text:p>
          </table:table-cell>
          <table:table-cell table:style-name="ce63" office:value-type="string">
            <text:p>propio</text:p>
          </table:table-cell>
          <table:table-cell table:style-name="ce67" office:value-type="string">
            <text:p>posséder</text:p>
          </table:table-cell>
          <table:table-cell table:style-name="ce70" office:value-type="string">
            <text:p>proprio</text:p>
          </table:table-cell>
          <table:table-cell table:style-name="ce73" office:value-type="string">
            <text:p>suum</text:p>
          </table:table-cell>
          <table:table-cell table:style-name="ce76" office:value-type="string">
            <text:p>propriu</text:p>
          </table:table-cell>
          <table:table-cell table:style-name="ce78" office:value-type="string">
            <text:p>besitz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hepa</text:p>
          </table:table-cell>
          <table:table-cell table:style-name="ce56" office:value-type="string">
            <text:p>paper</text:p>
          </table:table-cell>
          <table:table-cell table:style-name="ce63" office:value-type="string">
            <text:p>papel</text:p>
          </table:table-cell>
          <table:table-cell table:style-name="ce67" office:value-type="string">
            <text:p>papier</text:p>
          </table:table-cell>
          <table:table-cell table:style-name="ce70" office:value-type="string">
            <text:p>carta</text:p>
          </table:table-cell>
          <table:table-cell table:style-name="ce73" office:value-type="string">
            <text:p>chartam</text:p>
          </table:table-cell>
          <table:table-cell table:style-name="ce76" office:value-type="string">
            <text:p>hârtie</text:p>
          </table:table-cell>
          <table:table-cell table:style-name="ce78" office:value-type="string">
            <text:p>Papi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ita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cipo</text:p>
          </table:table-cell>
          <table:table-cell table:style-name="ce56" office:value-type="string">
            <text:p>particularly</text:p>
          </table:table-cell>
          <table:table-cell table:style-name="ce63" office:value-type="string">
            <text:p>particularmente</text:p>
          </table:table-cell>
          <table:table-cell table:style-name="ce67" office:value-type="string">
            <text:p>particulièrement</text:p>
          </table:table-cell>
          <table:table-cell table:style-name="ce70" office:value-type="string">
            <text:p>particolarmente</text:p>
          </table:table-cell>
          <table:table-cell table:style-name="ce73" office:value-type="string">
            <text:p>praecipue</text:p>
          </table:table-cell>
          <table:table-cell table:style-name="ce76" office:value-type="string">
            <text:p>în special</text:p>
          </table:table-cell>
          <table:table-cell table:style-name="ce78" office:value-type="string">
            <text:p>insbesonder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5">
            <text:p>5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ati</text:p>
          </table:table-cell>
          <table:table-cell table:style-name="ce56" office:value-type="string">
            <text:p>party</text:p>
          </table:table-cell>
          <table:table-cell table:style-name="ce63" office:value-type="string">
            <text:p>partido</text:p>
          </table:table-cell>
          <table:table-cell table:style-name="ce67" office:value-type="string">
            <text:p>fête</text:p>
          </table:table-cell>
          <table:table-cell table:style-name="ce70" office:value-type="string">
            <text:p>festa</text:p>
          </table:table-cell>
          <table:table-cell table:style-name="ce73" office:value-type="string">
            <text:p>pars</text:p>
          </table:table-cell>
          <table:table-cell table:style-name="ce76" office:value-type="string">
            <text:p>partid</text:p>
          </table:table-cell>
          <table:table-cell table:style-name="ce78" office:value-type="string">
            <text:p>Party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asa</text:p>
          </table:table-cell>
          <table:table-cell table:style-name="ce56" office:value-type="string">
            <text:p>past</text:p>
          </table:table-cell>
          <table:table-cell table:style-name="ce63" office:value-type="string">
            <text:p>pasado</text:p>
          </table:table-cell>
          <table:table-cell table:style-name="ce67" office:value-type="string">
            <text:p>passé</text:p>
          </table:table-cell>
          <table:table-cell table:style-name="ce70" office:value-type="string">
            <text:p>passato</text:p>
          </table:table-cell>
          <table:table-cell table:style-name="ce73" office:value-type="string">
            <text:p>praeteritum</text:p>
          </table:table-cell>
          <table:table-cell table:style-name="ce76" office:value-type="string">
            <text:p>trecut</text:p>
          </table:table-cell>
          <table:table-cell table:style-name="ce78" office:value-type="string">
            <text:p>Vergangenhei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agu</text:p>
          </table:table-cell>
          <table:table-cell table:style-name="ce58" office:value-type="string">
            <text:p>pay</text:p>
          </table:table-cell>
          <table:table-cell table:style-name="ce64" office:value-type="string">
            <text:p>pagar</text:p>
          </table:table-cell>
          <table:table-cell table:style-name="ce67" office:value-type="string">
            <text:p>payer</text:p>
          </table:table-cell>
          <table:table-cell table:style-name="ce70" office:value-type="string">
            <text:p>pagare</text:p>
          </table:table-cell>
          <table:table-cell table:style-name="ce73" office:value-type="string">
            <text:p>redde</text:p>
          </table:table-cell>
          <table:table-cell table:style-name="ce76" office:value-type="string">
            <text:p>plătiți</text:p>
          </table:table-cell>
          <table:table-cell table:style-name="ce78" office:value-type="string">
            <text:p>auszahl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kito</text:p>
          </table:table-cell>
          <table:table-cell table:style-name="ce56" office:value-type="string">
            <text:p>perhaps</text:p>
          </table:table-cell>
          <table:table-cell table:style-name="ce63" office:value-type="string">
            <text:p>quizás</text:p>
          </table:table-cell>
          <table:table-cell table:style-name="ce67" office:value-type="string">
            <text:p>peut-être</text:p>
          </table:table-cell>
          <table:table-cell table:style-name="ce70" office:value-type="string">
            <text:p>Forse</text:p>
          </table:table-cell>
          <table:table-cell table:style-name="ce73" office:value-type="string">
            <text:p>fortasse</text:p>
          </table:table-cell>
          <table:table-cell table:style-name="ce76" office:value-type="string">
            <text:p>poate</text:p>
          </table:table-cell>
          <table:table-cell table:style-name="ce78" office:value-type="string">
            <text:p>vielleich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eso</text:p>
          </table:table-cell>
          <table:table-cell table:style-name="ce56" office:value-type="string">
            <text:p>personal</text:p>
          </table:table-cell>
          <table:table-cell table:style-name="ce63" office:value-type="string">
            <text:p>personal</text:p>
          </table:table-cell>
          <table:table-cell table:style-name="ce67" office:value-type="string">
            <text:p>personnel</text:p>
          </table:table-cell>
          <table:table-cell table:style-name="ce70" office:value-type="string">
            <text:p>personale</text:p>
          </table:table-cell>
          <table:table-cell table:style-name="ce73" office:value-type="string">
            <text:p>personalem</text:p>
          </table:table-cell>
          <table:table-cell table:style-name="ce76" office:value-type="string">
            <text:p>personal</text:p>
          </table:table-cell>
          <table:table-cell table:style-name="ce78" office:value-type="string">
            <text:p>persön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izo</text:p>
          </table:table-cell>
          <table:table-cell table:style-name="ce56" office:value-type="string">
            <text:p>physical</text:p>
          </table:table-cell>
          <table:table-cell table:style-name="ce63" office:value-type="string">
            <text:p>físico</text:p>
          </table:table-cell>
          <table:table-cell table:style-name="ce67" office:value-type="string">
            <text:p>physique</text:p>
          </table:table-cell>
          <table:table-cell table:style-name="ce70" office:value-type="string">
            <text:p>fisico</text:p>
          </table:table-cell>
          <table:table-cell table:style-name="ce73" office:value-type="string">
            <text:p>corporis</text:p>
          </table:table-cell>
          <table:table-cell table:style-name="ce76" office:value-type="string">
            <text:p>fizic</text:p>
          </table:table-cell>
          <table:table-cell table:style-name="ce78" office:value-type="string">
            <text:p>Physis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xozu</text:p>
          </table:table-cell>
          <table:table-cell table:style-name="ce56" office:value-type="string">
            <text:p>pick</text:p>
          </table:table-cell>
          <table:table-cell table:style-name="ce63" office:value-type="string">
            <text:p>recoger</text:p>
          </table:table-cell>
          <table:table-cell table:style-name="ce67" office:value-type="string">
            <text:p>choisir</text:p>
          </table:table-cell>
          <table:table-cell table:style-name="ce70" office:value-type="string">
            <text:p>raccogliere</text:p>
          </table:table-cell>
          <table:table-cell table:style-name="ce73" office:value-type="string">
            <text:p>carpere</text:p>
          </table:table-cell>
          <table:table-cell table:style-name="ce76" office:value-type="string">
            <text:p>alege</text:p>
          </table:table-cell>
          <table:table-cell table:style-name="ce78" office:value-type="string">
            <text:p>auswähl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/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ijma</text:p>
          </table:table-cell>
          <table:table-cell table:style-name="ce56" office:value-type="string">
            <text:p>picture</text:p>
          </table:table-cell>
          <table:table-cell table:style-name="ce63" office:value-type="string">
            <text:p>imagen</text:p>
          </table:table-cell>
          <table:table-cell table:style-name="ce67" office:value-type="string">
            <text:p>image</text:p>
          </table:table-cell>
          <table:table-cell table:style-name="ce70" office:value-type="string">
            <text:p>immagine</text:p>
          </table:table-cell>
          <table:table-cell table:style-name="ce73" office:value-type="string">
            <text:p>picturae</text:p>
          </table:table-cell>
          <table:table-cell table:style-name="ce76" office:value-type="string">
            <text:p>imagine</text:p>
          </table:table-cell>
          <table:table-cell table:style-name="ce78" office:value-type="string">
            <text:p>Bild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piga</text:p>
          </table:table-cell>
          <table:table-cell table:style-name="ce56" office:value-type="string">
            <text:p>pig</text:p>
          </table:table-cell>
          <table:table-cell table:style-name="ce63" office:value-type="string">
            <text:p>cerdo</text:p>
          </table:table-cell>
          <table:table-cell table:style-name="ce67" office:value-type="string">
            <text:p>porc</text:p>
          </table:table-cell>
          <table:table-cell table:style-name="ce70" office:value-type="string">
            <text:p>maiale</text:p>
          </table:table-cell>
          <table:table-cell table:style-name="ce73" office:value-type="string">
            <text:p>Porcus</text:p>
          </table:table-cell>
          <table:table-cell table:style-name="ce76" office:value-type="string">
            <text:p>porc</text:p>
          </table:table-cell>
          <table:table-cell table:style-name="ce78" office:value-type="string">
            <text:p>Schwei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joku</text:p>
          </table:table-cell>
          <table:table-cell table:style-name="ce58" office:value-type="string">
            <text:p>play</text:p>
          </table:table-cell>
          <table:table-cell table:style-name="ce64" office:value-type="string">
            <text:p>jugar</text:p>
          </table:table-cell>
          <table:table-cell table:style-name="ce67" office:value-type="string">
            <text:p>jouer</text:p>
          </table:table-cell>
          <table:table-cell table:style-name="ce70" office:value-type="string">
            <text:p>giocare</text:p>
          </table:table-cell>
          <table:table-cell table:style-name="ce73" office:value-type="string">
            <text:p>ludere</text:p>
          </table:table-cell>
          <table:table-cell table:style-name="ce76" office:value-type="string">
            <text:p>joacă</text:p>
          </table:table-cell>
          <table:table-cell table:style-name="ce78" office:value-type="string">
            <text:p>spiel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rog</text:p>
          </table:table-cell>
          <table:table-cell table:style-name="ce56" office:value-type="string">
            <text:p>please</text:p>
          </table:table-cell>
          <table:table-cell table:style-name="ce63" office:value-type="string">
            <text:p>Por favor</text:p>
          </table:table-cell>
          <table:table-cell table:style-name="ce67" office:value-type="string">
            <text:p>S'il vous plaît</text:p>
          </table:table-cell>
          <table:table-cell table:style-name="ce70" office:value-type="string">
            <text:p>per favore</text:p>
          </table:table-cell>
          <table:table-cell table:style-name="ce73" office:value-type="string">
            <text:p>obsecro,</text:p>
          </table:table-cell>
          <table:table-cell table:style-name="ce76" office:value-type="string">
            <text:p>Vă rog</text:p>
          </table:table-cell>
          <table:table-cell table:style-name="ce78" office:value-type="string">
            <text:p>Bitt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olo</text:p>
          </table:table-cell>
          <table:table-cell table:style-name="ce56" office:value-type="string">
            <text:p>political</text:p>
          </table:table-cell>
          <table:table-cell table:style-name="ce63" office:value-type="string">
            <text:p>político</text:p>
          </table:table-cell>
          <table:table-cell table:style-name="ce67" office:value-type="string">
            <text:p>politique</text:p>
          </table:table-cell>
          <table:table-cell table:style-name="ce70" office:value-type="string">
            <text:p>politico</text:p>
          </table:table-cell>
          <table:table-cell table:style-name="ce73" office:value-type="string">
            <text:p>rei publicae</text:p>
          </table:table-cell>
          <table:table-cell table:style-name="ce76" office:value-type="string">
            <text:p>politic</text:p>
          </table:table-cell>
          <table:table-cell table:style-name="ce78" office:value-type="string">
            <text:p>politis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uro</text:p>
          </table:table-cell>
          <table:table-cell table:style-name="ce56" office:value-type="string">
            <text:p>poor</text:p>
          </table:table-cell>
          <table:table-cell table:style-name="ce63" office:value-type="string">
            <text:p>pobre</text:p>
          </table:table-cell>
          <table:table-cell table:style-name="ce67" office:value-type="string">
            <text:p>pauvre</text:p>
          </table:table-cell>
          <table:table-cell table:style-name="ce70" office:value-type="string">
            <text:p>povero</text:p>
          </table:table-cell>
          <table:table-cell table:style-name="ce73" office:value-type="string">
            <text:p>pauper</text:p>
          </table:table-cell>
          <table:table-cell table:style-name="ce76" office:value-type="string">
            <text:p>sărac</text:p>
          </table:table-cell>
          <table:table-cell table:style-name="ce78" office:value-type="string">
            <text:p>Ar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opo</text:p>
          </table:table-cell>
          <table:table-cell table:style-name="ce56" office:value-type="string">
            <text:p>popular</text:p>
          </table:table-cell>
          <table:table-cell table:style-name="ce63" office:value-type="string">
            <text:p>popular</text:p>
          </table:table-cell>
          <table:table-cell table:style-name="ce67" office:value-type="string">
            <text:p>populaire</text:p>
          </table:table-cell>
          <table:table-cell table:style-name="ce70" office:value-type="string">
            <text:p>popolare</text:p>
          </table:table-cell>
          <table:table-cell table:style-name="ce73" office:value-type="string">
            <text:p>popular</text:p>
          </table:table-cell>
          <table:table-cell table:style-name="ce76" office:value-type="string">
            <text:p>popular</text:p>
          </table:table-cell>
          <table:table-cell table:style-name="ce78" office:value-type="string">
            <text:p>Belieb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oso</text:p>
          </table:table-cell>
          <table:table-cell table:style-name="ce56" office:value-type="string">
            <text:p>possible</text:p>
          </table:table-cell>
          <table:table-cell table:style-name="ce63" office:value-type="string">
            <text:p>posible</text:p>
          </table:table-cell>
          <table:table-cell table:style-name="ce67" office:value-type="string">
            <text:p>possible</text:p>
          </table:table-cell>
          <table:table-cell table:style-name="ce70" office:value-type="string">
            <text:p>possibile</text:p>
          </table:table-cell>
          <table:table-cell table:style-name="ce73" office:value-type="string">
            <text:p>maxime</text:p>
          </table:table-cell>
          <table:table-cell table:style-name="ce76" office:value-type="string">
            <text:p>posibil</text:p>
          </table:table-cell>
          <table:table-cell table:style-name="ce78" office:value-type="string">
            <text:p>mög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jolo</text:p>
          </table:table-cell>
          <table:table-cell table:style-name="ce56" office:value-type="string">
            <text:p>pretty</text:p>
          </table:table-cell>
          <table:table-cell table:style-name="ce63" office:value-type="string">
            <text:p>bon</text:p>
          </table:table-cell>
          <table:table-cell table:style-name="ce67" office:value-type="string">
            <text:p>jolie</text:p>
          </table:table-cell>
          <table:table-cell table:style-name="ce70" office:value-type="string">
            <text:p>bella</text:p>
          </table:table-cell>
          <table:table-cell table:style-name="ce73" office:value-type="string">
            <text:p>satis</text:p>
          </table:table-cell>
          <table:table-cell table:style-name="ce76" office:value-type="string">
            <text:p>frumos</text:p>
          </table:table-cell>
          <table:table-cell table:style-name="ce78" office:value-type="string">
            <text:p>ziem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ivo</text:p>
          </table:table-cell>
          <table:table-cell table:style-name="ce56" office:value-type="string">
            <text:p>private</text:p>
          </table:table-cell>
          <table:table-cell table:style-name="ce63" office:value-type="string">
            <text:p>privado</text:p>
          </table:table-cell>
          <table:table-cell table:style-name="ce67" office:value-type="string">
            <text:p>privé</text:p>
          </table:table-cell>
          <table:table-cell table:style-name="ce70" office:value-type="string">
            <text:p>privato</text:p>
          </table:table-cell>
          <table:table-cell table:style-name="ce73" office:value-type="string">
            <text:p>privatus</text:p>
          </table:table-cell>
          <table:table-cell table:style-name="ce76" office:value-type="string">
            <text:p>privat</text:p>
          </table:table-cell>
          <table:table-cell table:style-name="ce78" office:value-type="string">
            <text:p>Privatgelände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atin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rodu</text:p>
          </table:table-cell>
          <table:table-cell table:style-name="ce58" office:value-type="string">
            <text:p>produce</text:p>
          </table:table-cell>
          <table:table-cell table:style-name="ce64" office:value-type="string">
            <text:p>producir</text:p>
          </table:table-cell>
          <table:table-cell table:style-name="ce67" office:value-type="string">
            <text:p>produire</text:p>
          </table:table-cell>
          <table:table-cell table:style-name="ce70" office:value-type="string">
            <text:p>produrre</text:p>
          </table:table-cell>
          <table:table-cell table:style-name="ce73" office:value-type="string">
            <text:p>producendum</text:p>
          </table:table-cell>
          <table:table-cell table:style-name="ce76" office:value-type="string">
            <text:p>produce</text:p>
          </table:table-cell>
          <table:table-cell table:style-name="ce78" office:value-type="string">
            <text:p>produzier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ubo</text:p>
          </table:table-cell>
          <table:table-cell table:style-name="ce56" office:value-type="string">
            <text:p>public</text:p>
          </table:table-cell>
          <table:table-cell table:style-name="ce63" office:value-type="string">
            <text:p>público</text:p>
          </table:table-cell>
          <table:table-cell table:style-name="ce67" office:value-type="string">
            <text:p>Publique</text:p>
          </table:table-cell>
          <table:table-cell table:style-name="ce70" office:value-type="string">
            <text:p>pubblico</text:p>
          </table:table-cell>
          <table:table-cell table:style-name="ce73" office:value-type="string">
            <text:p>publicae</text:p>
          </table:table-cell>
          <table:table-cell table:style-name="ce76" office:value-type="string">
            <text:p>public</text:p>
          </table:table-cell>
          <table:table-cell table:style-name="ce78" office:value-type="string">
            <text:p>Öffentlichkei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tiru</text:p>
          </table:table-cell>
          <table:table-cell table:style-name="ce56" office:value-type="string">
            <text:p>pull</text:p>
          </table:table-cell>
          <table:table-cell table:style-name="ce63" office:value-type="string">
            <text:p>Halar</text:p>
          </table:table-cell>
          <table:table-cell table:style-name="ce67" office:value-type="string">
            <text:p>tirer</text:p>
          </table:table-cell>
          <table:table-cell table:style-name="ce70" office:value-type="string">
            <text:p>Tirare</text:p>
          </table:table-cell>
          <table:table-cell table:style-name="ce73" office:value-type="string">
            <text:p>trahere</text:p>
          </table:table-cell>
          <table:table-cell table:style-name="ce76" office:value-type="string">
            <text:p>Trage</text:p>
          </table:table-cell>
          <table:table-cell table:style-name="ce78" office:value-type="string">
            <text:p>zie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usu</text:p>
          </table:table-cell>
          <table:table-cell table:style-name="ce56" office:value-type="string">
            <text:p>put</text:p>
          </table:table-cell>
          <table:table-cell table:style-name="ce63" office:value-type="string">
            <text:p>poner</text:p>
          </table:table-cell>
          <table:table-cell table:style-name="ce67" office:value-type="string">
            <text:p>mettre</text:p>
          </table:table-cell>
          <table:table-cell table:style-name="ce70" office:value-type="string">
            <text:p>mettere</text:p>
          </table:table-cell>
          <table:table-cell table:style-name="ce73" office:value-type="string">
            <text:p>posuit</text:p>
          </table:table-cell>
          <table:table-cell table:style-name="ce76" office:value-type="string">
            <text:p>a pune</text:p>
          </table:table-cell>
          <table:table-cell table:style-name="ce78" office:value-type="string">
            <text:p>stell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cito</text:p>
          </table:table-cell>
          <table:table-cell table:style-name="ce56" office:value-type="string">
            <text:p>quickly</text:p>
          </table:table-cell>
          <table:table-cell table:style-name="ce63" office:value-type="string">
            <text:p>con rapidez</text:p>
          </table:table-cell>
          <table:table-cell table:style-name="ce67" office:value-type="string">
            <text:p>rapidement</text:p>
          </table:table-cell>
          <table:table-cell table:style-name="ce70" office:value-type="string">
            <text:p>velocemente</text:p>
          </table:table-cell>
          <table:table-cell table:style-name="ce73" office:value-type="string">
            <text:p>cito</text:p>
          </table:table-cell>
          <table:table-cell table:style-name="ce76" office:value-type="string">
            <text:p>repede</text:p>
          </table:table-cell>
          <table:table-cell table:style-name="ce78" office:value-type="string">
            <text:p>schnel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syto</text:p>
          </table:table-cell>
          <table:table-cell table:style-name="ce56" office:value-type="string">
            <text:p>quite</text:p>
          </table:table-cell>
          <table:table-cell table:style-name="ce63" office:value-type="string">
            <text:p>bastante</text:p>
          </table:table-cell>
          <table:table-cell table:style-name="ce67" office:value-type="string">
            <text:p>assez</text:p>
          </table:table-cell>
          <table:table-cell table:style-name="ce70" office:value-type="string">
            <text:p>abbastanza</text:p>
          </table:table-cell>
          <table:table-cell table:style-name="ce73" office:value-type="string">
            <text:p>satis</text:p>
          </table:table-cell>
          <table:table-cell table:style-name="ce76" office:value-type="string">
            <text:p>destul de</text:p>
          </table:table-cell>
          <table:table-cell table:style-name="ce78" office:value-type="string">
            <text:p>ziem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lapa</text:p>
          </table:table-cell>
          <table:table-cell table:style-name="ce56" office:value-type="string">
            <text:p>rabbit</text:p>
          </table:table-cell>
          <table:table-cell table:style-name="ce63" office:value-type="string">
            <text:p>Conejo</text:p>
          </table:table-cell>
          <table:table-cell table:style-name="ce67" office:value-type="string">
            <text:p>lapin</text:p>
          </table:table-cell>
          <table:table-cell table:style-name="ce70" office:value-type="string">
            <text:p>coniglio</text:p>
          </table:table-cell>
          <table:table-cell table:style-name="ce73" office:value-type="string">
            <text:p>Lepus</text:p>
          </table:table-cell>
          <table:table-cell table:style-name="ce76" office:value-type="string">
            <text:p>iepure</text:p>
          </table:table-cell>
          <table:table-cell table:style-name="ce78" office:value-type="string">
            <text:p>Has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luva</text:p>
          </table:table-cell>
          <table:table-cell table:style-name="ce56" office:value-type="string">
            <text:p>rain</text:p>
          </table:table-cell>
          <table:table-cell table:style-name="ce63" office:value-type="string">
            <text:p>lluvia</text:p>
          </table:table-cell>
          <table:table-cell table:style-name="ce67" office:value-type="string">
            <text:p>pluie</text:p>
          </table:table-cell>
          <table:table-cell table:style-name="ce70" office:value-type="string">
            <text:p>pioggia</text:p>
          </table:table-cell>
          <table:table-cell table:style-name="ce73" office:value-type="string">
            <text:p>pluviam</text:p>
          </table:table-cell>
          <table:table-cell table:style-name="ce76" office:value-type="string">
            <text:p>ploaie</text:p>
          </table:table-cell>
          <table:table-cell table:style-name="ce78" office:value-type="string">
            <text:p>Reg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azu</text:p>
          </table:table-cell>
          <table:table-cell table:style-name="ce58" office:value-type="string">
            <text:p>raise</text:p>
          </table:table-cell>
          <table:table-cell table:style-name="ce64" office:value-type="string">
            <text:p>levantar</text:p>
          </table:table-cell>
          <table:table-cell table:style-name="ce67" office:value-type="string">
            <text:p>soulever</text:p>
          </table:table-cell>
          <table:table-cell table:style-name="ce70" office:value-type="string">
            <text:p>sollevare</text:p>
          </table:table-cell>
          <table:table-cell table:style-name="ce73" office:value-type="string">
            <text:p>autem</text:p>
          </table:table-cell>
          <table:table-cell table:style-name="ce76" office:value-type="string">
            <text:p>ridicați-vă</text:p>
          </table:table-cell>
          <table:table-cell table:style-name="ce78" office:value-type="string">
            <text:p>anheb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lebo</text:p>
          </table:table-cell>
          <table:table-cell table:style-name="ce56" office:value-type="string">
            <text:p>rather</text:p>
          </table:table-cell>
          <table:table-cell table:style-name="ce63" office:value-type="string">
            <text:p>más bien</text:p>
          </table:table-cell>
          <table:table-cell table:style-name="ce67" office:value-type="string">
            <text:p>plutôt</text:p>
          </table:table-cell>
          <table:table-cell table:style-name="ce70" office:value-type="string">
            <text:p>piuttosto</text:p>
          </table:table-cell>
          <table:table-cell table:style-name="ce73" office:value-type="string">
            <text:p>magis</text:p>
          </table:table-cell>
          <table:table-cell table:style-name="ce76" office:value-type="string">
            <text:p>mai degraba</text:p>
          </table:table-cell>
          <table:table-cell table:style-name="ce78" office:value-type="string">
            <text:p>lieber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eju</text:p>
          </table:table-cell>
          <table:table-cell table:style-name="ce58" office:value-type="string">
            <text:p>reach</text:p>
          </table:table-cell>
          <table:table-cell table:style-name="ce64" office:value-type="string">
            <text:p>alcanzar</text:p>
          </table:table-cell>
          <table:table-cell table:style-name="ce67" office:value-type="string">
            <text:p>atteindre</text:p>
          </table:table-cell>
          <table:table-cell table:style-name="ce70" office:value-type="string">
            <text:p>raggiungere</text:p>
          </table:table-cell>
          <table:table-cell table:style-name="ce73" office:value-type="string">
            <text:p>pervenire</text:p>
          </table:table-cell>
          <table:table-cell table:style-name="ce76" office:value-type="string">
            <text:p>ajunge</text:p>
          </table:table-cell>
          <table:table-cell table:style-name="ce78" office:value-type="string">
            <text:p>erreich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liru</text:p>
          </table:table-cell>
          <table:table-cell table:style-name="ce58" office:value-type="string">
            <text:p>read</text:p>
          </table:table-cell>
          <table:table-cell table:style-name="ce64" office:value-type="string">
            <text:p>leer</text:p>
          </table:table-cell>
          <table:table-cell table:style-name="ce67" office:value-type="string">
            <text:p>lire</text:p>
          </table:table-cell>
          <table:table-cell table:style-name="ce70" office:value-type="string">
            <text:p>leggere</text:p>
          </table:table-cell>
          <table:table-cell table:style-name="ce73" office:value-type="string">
            <text:p>read</text:p>
          </table:table-cell>
          <table:table-cell table:style-name="ce76" office:value-type="string">
            <text:p>citit</text:p>
          </table:table-cell>
          <table:table-cell table:style-name="ce78" office:value-type="string">
            <text:p>les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lito</text:p>
          </table:table-cell>
          <table:table-cell table:style-name="ce56" office:value-type="string">
            <text:p>ready</text:p>
          </table:table-cell>
          <table:table-cell table:style-name="ce63" office:value-type="string">
            <text:p>Listo</text:p>
          </table:table-cell>
          <table:table-cell table:style-name="ce67" office:value-type="string">
            <text:p>prêt</text:p>
          </table:table-cell>
          <table:table-cell table:style-name="ce70" office:value-type="string">
            <text:p>pronto</text:p>
          </table:table-cell>
          <table:table-cell table:style-name="ce73" office:value-type="string">
            <text:p>paratus</text:p>
          </table:table-cell>
          <table:table-cell table:style-name="ce76" office:value-type="string">
            <text:p>gata</text:p>
          </table:table-cell>
          <table:table-cell table:style-name="ce78" office:value-type="string">
            <text:p>berei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relo</text:p>
          </table:table-cell>
          <table:table-cell table:style-name="ce56" office:value-type="string">
            <text:p>real</text:p>
          </table:table-cell>
          <table:table-cell table:style-name="ce63" office:value-type="string">
            <text:p>real</text:p>
          </table:table-cell>
          <table:table-cell table:style-name="ce67" office:value-type="string">
            <text:p>réel</text:p>
          </table:table-cell>
          <table:table-cell table:style-name="ce70" office:value-type="string">
            <text:p>vero</text:p>
          </table:table-cell>
          <table:table-cell table:style-name="ce73" office:value-type="string">
            <text:p>verum</text:p>
          </table:table-cell>
          <table:table-cell table:style-name="ce76" office:value-type="string">
            <text:p>real</text:p>
          </table:table-cell>
          <table:table-cell table:style-name="ce78" office:value-type="string">
            <text:p>ech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cevu</text:p>
          </table:table-cell>
          <table:table-cell table:style-name="ce58" office:value-type="string">
            <text:p>receive</text:p>
          </table:table-cell>
          <table:table-cell table:style-name="ce64" office:value-type="string">
            <text:p>recibir</text:p>
          </table:table-cell>
          <table:table-cell table:style-name="ce67" office:value-type="string">
            <text:p>recevoir</text:p>
          </table:table-cell>
          <table:table-cell table:style-name="ce70" office:value-type="string">
            <text:p>ricevere</text:p>
          </table:table-cell>
          <table:table-cell table:style-name="ce73" office:value-type="string">
            <text:p>accipere</text:p>
          </table:table-cell>
          <table:table-cell table:style-name="ce76" office:value-type="string">
            <text:p>primi</text:p>
          </table:table-cell>
          <table:table-cell table:style-name="ce78" office:value-type="string">
            <text:p>erhalt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reco</text:p>
          </table:table-cell>
          <table:table-cell table:style-name="ce56" office:value-type="string">
            <text:p>recent</text:p>
          </table:table-cell>
          <table:table-cell table:style-name="ce63" office:value-type="string">
            <text:p>reciente</text:p>
          </table:table-cell>
          <table:table-cell table:style-name="ce67" office:value-type="string">
            <text:p>récent</text:p>
          </table:table-cell>
          <table:table-cell table:style-name="ce70" office:value-type="string">
            <text:p>recente</text:p>
          </table:table-cell>
          <table:table-cell table:style-name="ce73" office:value-type="string">
            <text:p>recens</text:p>
          </table:table-cell>
          <table:table-cell table:style-name="ce76" office:value-type="string">
            <text:p>Recent</text:p>
          </table:table-cell>
          <table:table-cell table:style-name="ce78" office:value-type="string">
            <text:p>kürz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rejo</text:p>
          </table:table-cell>
          <table:table-cell table:style-name="ce56" office:value-type="string">
            <text:p>recently</text:p>
          </table:table-cell>
          <table:table-cell table:style-name="ce63" office:value-type="string">
            <text:p>recientemente</text:p>
          </table:table-cell>
          <table:table-cell table:style-name="ce67" office:value-type="string">
            <text:p>récemment</text:p>
          </table:table-cell>
          <table:table-cell table:style-name="ce70" office:value-type="string">
            <text:p>recentemente</text:p>
          </table:table-cell>
          <table:table-cell table:style-name="ce73" office:value-type="string">
            <text:p>recentius</text:p>
          </table:table-cell>
          <table:table-cell table:style-name="ce76" office:value-type="string">
            <text:p>recent</text:p>
          </table:table-cell>
          <table:table-cell table:style-name="ce78" office:value-type="string">
            <text:p>vor kurzem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igu</text:p>
          </table:table-cell>
          <table:table-cell table:style-name="ce58" office:value-type="string">
            <text:p>recognize</text:p>
          </table:table-cell>
          <table:table-cell table:style-name="ce64" office:value-type="string">
            <text:p>reconocer</text:p>
          </table:table-cell>
          <table:table-cell table:style-name="ce67" office:value-type="string">
            <text:p>reconnaître</text:p>
          </table:table-cell>
          <table:table-cell table:style-name="ce70" office:value-type="string">
            <text:p>riconoscere</text:p>
          </table:table-cell>
          <table:table-cell table:style-name="ce73" office:value-type="string">
            <text:p>agnoscis</text:p>
          </table:table-cell>
          <table:table-cell table:style-name="ce76" office:value-type="string">
            <text:p>recunoaște</text:p>
          </table:table-cell>
          <table:table-cell table:style-name="ce78" office:value-type="string">
            <text:p>erkenn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culoare</text:p>
          </table:table-cell>
          <table:table-cell table:style-name="ce26" office:value-type="string">
            <text:p>roxu</text:p>
          </table:table-cell>
          <table:table-cell table:style-name="ce56" office:value-type="string">
            <text:p>red</text:p>
          </table:table-cell>
          <table:table-cell table:style-name="ce63" office:value-type="string">
            <text:p>rojo</text:p>
          </table:table-cell>
          <table:table-cell table:style-name="ce67" office:value-type="string">
            <text:p>rouge</text:p>
          </table:table-cell>
          <table:table-cell table:style-name="ce70" office:value-type="string">
            <text:p>rosso</text:p>
          </table:table-cell>
          <table:table-cell table:style-name="ce73" office:value-type="string">
            <text:p>rubrum</text:p>
          </table:table-cell>
          <table:table-cell table:style-name="ce76" office:value-type="string">
            <text:p>roșu</text:p>
          </table:table-cell>
          <table:table-cell table:style-name="ce78" office:value-type="string">
            <text:p>ro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regi</text:p>
          </table:table-cell>
          <table:table-cell table:style-name="ce56" office:value-type="string">
            <text:p>religious</text:p>
          </table:table-cell>
          <table:table-cell table:style-name="ce63" office:value-type="string">
            <text:p>religioso</text:p>
          </table:table-cell>
          <table:table-cell table:style-name="ce67" office:value-type="string">
            <text:p>religieux</text:p>
          </table:table-cell>
          <table:table-cell table:style-name="ce70" office:value-type="string">
            <text:p>religioso</text:p>
          </table:table-cell>
          <table:table-cell table:style-name="ce73" office:value-type="string">
            <text:p>religionis</text:p>
          </table:table-cell>
          <table:table-cell table:style-name="ce76" office:value-type="string">
            <text:p>religios</text:p>
          </table:table-cell>
          <table:table-cell table:style-name="ce78" office:value-type="string">
            <text:p>religiös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nglish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imu</text:p>
          </table:table-cell>
          <table:table-cell table:style-name="ce58" office:value-type="string">
            <text:p>remember</text:p>
          </table:table-cell>
          <table:table-cell table:style-name="ce64" office:value-type="string">
            <text:p>recordar</text:p>
          </table:table-cell>
          <table:table-cell table:style-name="ce67" office:value-type="string">
            <text:p>rappeler</text:p>
          </table:table-cell>
          <table:table-cell table:style-name="ce70" office:value-type="string">
            <text:p>ricordare</text:p>
          </table:table-cell>
          <table:table-cell table:style-name="ce73" office:value-type="string">
            <text:p>memento</text:p>
          </table:table-cell>
          <table:table-cell table:style-name="ce76" office:value-type="string">
            <text:p>amintiți-vă</text:p>
          </table:table-cell>
          <table:table-cell table:style-name="ce78" office:value-type="string">
            <text:p>sich erinner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atu</text:p>
          </table:table-cell>
          <table:table-cell table:style-name="ce56" office:value-type="string">
            <text:p>return</text:p>
          </table:table-cell>
          <table:table-cell table:style-name="ce63" office:value-type="string">
            <text:p>vuelta</text:p>
          </table:table-cell>
          <table:table-cell table:style-name="ce67" office:value-type="string">
            <text:p>retour</text:p>
          </table:table-cell>
          <table:table-cell table:style-name="ce70" office:value-type="string">
            <text:p>indietro</text:p>
          </table:table-cell>
          <table:table-cell table:style-name="ce73" office:value-type="string">
            <text:p>rursus</text:p>
          </table:table-cell>
          <table:table-cell table:style-name="ce76" office:value-type="string">
            <text:p>înapoi</text:p>
          </table:table-cell>
          <table:table-cell table:style-name="ce78" office:value-type="string">
            <text:p>zurück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ati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edu</text:p>
          </table:table-cell>
          <table:table-cell table:style-name="ce58" office:value-type="string">
            <text:p>return</text:p>
          </table:table-cell>
          <table:table-cell table:style-name="ce64" office:value-type="string">
            <text:p>volver</text:p>
          </table:table-cell>
          <table:table-cell table:style-name="ce67" office:value-type="string">
            <text:p>revenir</text:p>
          </table:table-cell>
          <table:table-cell table:style-name="ce70" office:value-type="string">
            <text:p>ritorna</text:p>
          </table:table-cell>
          <table:table-cell table:style-name="ce73" office:value-type="string">
            <text:p>reditus</text:p>
          </table:table-cell>
          <table:table-cell table:style-name="ce76" office:value-type="string">
            <text:p>revin</text:p>
          </table:table-cell>
          <table:table-cell table:style-name="ce78" office:value-type="string">
            <text:p>komm zurück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motu</text:p>
          </table:table-cell>
          <table:table-cell table:style-name="ce56" office:value-type="string">
            <text:p>ride</text:p>
          </table:table-cell>
          <table:table-cell table:style-name="ce63" office:value-type="string">
            <text:p>montar</text:p>
          </table:table-cell>
          <table:table-cell table:style-name="ce67" office:value-type="string">
            <text:p>monter</text:p>
          </table:table-cell>
          <table:table-cell table:style-name="ce70" office:value-type="string">
            <text:p>andare</text:p>
          </table:table-cell>
          <table:table-cell table:style-name="ce73" office:value-type="string">
            <text:p>ride</text:p>
          </table:table-cell>
          <table:table-cell table:style-name="ce76" office:value-type="string">
            <text:p>călăare</text:p>
          </table:table-cell>
          <table:table-cell table:style-name="ce78" office:value-type="string">
            <text:p>Reit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ita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deto</text:p>
          </table:table-cell>
          <table:table-cell table:style-name="ce56" office:value-type="string">
            <text:p>right</text:p>
          </table:table-cell>
          <table:table-cell table:style-name="ce63" office:value-type="string">
            <text:p>derecho</text:p>
          </table:table-cell>
          <table:table-cell table:style-name="ce67" office:value-type="string">
            <text:p>droite</text:p>
          </table:table-cell>
          <table:table-cell table:style-name="ce70" office:value-type="string">
            <text:p>destra</text:p>
          </table:table-cell>
          <table:table-cell table:style-name="ce73" office:value-type="string">
            <text:p>dextro</text:p>
          </table:table-cell>
          <table:table-cell table:style-name="ce76" office:value-type="string">
            <text:p>dreapta</text:p>
          </table:table-cell>
          <table:table-cell table:style-name="ce78" office:value-type="string">
            <text:p>recht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juso</text:p>
          </table:table-cell>
          <table:table-cell table:style-name="ce56" office:value-type="string">
            <text:p>right</text:p>
          </table:table-cell>
          <table:table-cell table:style-name="ce63" office:value-type="string">
            <text:p>correct</text:p>
          </table:table-cell>
          <table:table-cell table:style-name="ce67" office:value-type="string">
            <text:p>raison</text:p>
          </table:table-cell>
          <table:table-cell table:style-name="ce70" office:value-type="string">
            <text:p>giusto</text:p>
          </table:table-cell>
          <table:table-cell table:style-name="ce73" office:value-type="string">
            <text:p>iustum</text:p>
          </table:table-cell>
          <table:table-cell table:style-name="ce76" office:value-type="string">
            <text:p>dreptate</text:p>
          </table:table-cell>
          <table:table-cell table:style-name="ce78" office:value-type="string">
            <text:p>richti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nela</text:p>
          </table:table-cell>
          <table:table-cell table:style-name="ce56" office:value-type="string">
            <text:p>ring</text:p>
          </table:table-cell>
          <table:table-cell table:style-name="ce63" office:value-type="string">
            <text:p>anillo</text:p>
          </table:table-cell>
          <table:table-cell table:style-name="ce67" office:value-type="string">
            <text:p>bague</text:p>
          </table:table-cell>
          <table:table-cell table:style-name="ce70" office:value-type="string">
            <text:p>squillare</text:p>
          </table:table-cell>
          <table:table-cell table:style-name="ce73" office:value-type="string">
            <text:p>circulum</text:p>
          </table:table-cell>
          <table:table-cell table:style-name="ce76" office:value-type="string">
            <text:p>inel</text:p>
          </table:table-cell>
          <table:table-cell table:style-name="ce78" office:value-type="string">
            <text:p>Rin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Robin</text:p>
          </table:table-cell>
          <table:table-cell table:style-name="ce56" office:value-type="string">
            <text:p>robin</text:p>
          </table:table-cell>
          <table:table-cell table:style-name="ce63" office:value-type="string">
            <text:p>Robin</text:p>
          </table:table-cell>
          <table:table-cell table:style-name="ce67" office:value-type="string">
            <text:p>robin</text:p>
          </table:table-cell>
          <table:table-cell table:style-name="ce70" office:value-type="string">
            <text:p>pettirosso</text:p>
          </table:table-cell>
          <table:table-cell table:style-name="ce73" office:value-type="string">
            <text:p>robin</text:p>
          </table:table-cell>
          <table:table-cell table:style-name="ce76" office:value-type="string">
            <text:p>prihor</text:p>
          </table:table-cell>
          <table:table-cell table:style-name="ce78" office:value-type="string">
            <text:p>Robi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rodo</text:p>
          </table:table-cell>
          <table:table-cell table:style-name="ce56" office:value-type="string">
            <text:p>round</text:p>
          </table:table-cell>
          <table:table-cell table:style-name="ce63" office:value-type="string">
            <text:p>redondo</text:p>
          </table:table-cell>
          <table:table-cell table:style-name="ce67" office:value-type="string">
            <text:p>rond</text:p>
          </table:table-cell>
          <table:table-cell table:style-name="ce70" office:value-type="string">
            <text:p>il giro</text:p>
          </table:table-cell>
          <table:table-cell table:style-name="ce73" office:value-type="string">
            <text:p>circum</text:p>
          </table:table-cell>
          <table:table-cell table:style-name="ce76" office:value-type="string">
            <text:p>rotund</text:p>
          </table:table-cell>
          <table:table-cell table:style-name="ce78" office:value-type="string">
            <text:p>run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oru</text:p>
          </table:table-cell>
          <table:table-cell table:style-name="ce56" office:value-type="string">
            <text:p>run</text:p>
          </table:table-cell>
          <table:table-cell table:style-name="ce63" office:value-type="string">
            <text:p>correr</text:p>
          </table:table-cell>
          <table:table-cell table:style-name="ce67" office:value-type="string">
            <text:p>courir</text:p>
          </table:table-cell>
          <table:table-cell table:style-name="ce70" office:value-type="string">
            <text:p>correre</text:p>
          </table:table-cell>
          <table:table-cell table:style-name="ce73" office:value-type="string">
            <text:p>currere</text:p>
          </table:table-cell>
          <table:table-cell table:style-name="ce76" office:value-type="string">
            <text:p>alerga</text:p>
          </table:table-cell>
          <table:table-cell table:style-name="ce78" office:value-type="string">
            <text:p>Lauf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xola</text:p>
          </table:table-cell>
          <table:table-cell table:style-name="ce56" office:value-type="string">
            <text:p>school</text:p>
          </table:table-cell>
          <table:table-cell table:style-name="ce63" office:value-type="string">
            <text:p>colegio</text:p>
          </table:table-cell>
          <table:table-cell table:style-name="ce67" office:value-type="string">
            <text:p>école</text:p>
          </table:table-cell>
          <table:table-cell table:style-name="ce70" office:value-type="string">
            <text:p>scuola</text:p>
          </table:table-cell>
          <table:table-cell table:style-name="ce73" office:value-type="string">
            <text:p>scholae</text:p>
          </table:table-cell>
          <table:table-cell table:style-name="ce76" office:value-type="string">
            <text:p>şcoală</text:p>
          </table:table-cell>
          <table:table-cell table:style-name="ce78" office:value-type="string">
            <text:p>Schul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veru</text:p>
          </table:table-cell>
          <table:table-cell table:style-name="ce56" office:value-type="string">
            <text:p>see</text:p>
          </table:table-cell>
          <table:table-cell table:style-name="ce63" office:value-type="string">
            <text:p>ver</text:p>
          </table:table-cell>
          <table:table-cell table:style-name="ce67" office:value-type="string">
            <text:p>regarder</text:p>
          </table:table-cell>
          <table:table-cell table:style-name="ce70" office:value-type="string">
            <text:p>vedere</text:p>
          </table:table-cell>
          <table:table-cell table:style-name="ce73" office:value-type="string">
            <text:p>videre</text:p>
          </table:table-cell>
          <table:table-cell table:style-name="ce76" office:value-type="string">
            <text:p>vedea</text:p>
          </table:table-cell>
          <table:table-cell table:style-name="ce78" office:value-type="string">
            <text:p>se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seda</text:p>
          </table:table-cell>
          <table:table-cell table:style-name="ce56" office:value-type="string">
            <text:p>seed</text:p>
          </table:table-cell>
          <table:table-cell table:style-name="ce63" office:value-type="string">
            <text:p>semilla</text:p>
          </table:table-cell>
          <table:table-cell table:style-name="ce67" office:value-type="string">
            <text:p>la graine</text:p>
          </table:table-cell>
          <table:table-cell table:style-name="ce70" office:value-type="string">
            <text:p>seme</text:p>
          </table:table-cell>
          <table:table-cell table:style-name="ce73" office:value-type="string">
            <text:p>semen</text:p>
          </table:table-cell>
          <table:table-cell table:style-name="ce76" office:value-type="string">
            <text:p>sămânță</text:p>
          </table:table-cell>
          <table:table-cell table:style-name="ce78" office:value-type="string">
            <text:p>Sam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ngl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emu</text:p>
          </table:table-cell>
          <table:table-cell table:style-name="ce58" office:value-type="string">
            <text:p>seem</text:p>
          </table:table-cell>
          <table:table-cell table:style-name="ce64" office:value-type="string">
            <text:p>parecer</text:p>
          </table:table-cell>
          <table:table-cell table:style-name="ce67" office:value-type="string">
            <text:p>paraître</text:p>
          </table:table-cell>
          <table:table-cell table:style-name="ce70" office:value-type="string">
            <text:p>sembra</text:p>
          </table:table-cell>
          <table:table-cell table:style-name="ce73" office:value-type="string">
            <text:p>quaerere</text:p>
          </table:table-cell>
          <table:table-cell table:style-name="ce76" office:value-type="string">
            <text:p>arata ca</text:p>
          </table:table-cell>
          <table:table-cell table:style-name="ce78" office:value-type="string">
            <text:p>sieh aus wi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gavo</text:p>
          </table:table-cell>
          <table:table-cell table:style-name="ce56" office:value-type="string">
            <text:p>serious</text:p>
          </table:table-cell>
          <table:table-cell table:style-name="ce63" office:value-type="string">
            <text:p>grave</text:p>
          </table:table-cell>
          <table:table-cell table:style-name="ce67" office:value-type="string">
            <text:p>sérieux</text:p>
          </table:table-cell>
          <table:table-cell table:style-name="ce70" office:value-type="string">
            <text:p>grave</text:p>
          </table:table-cell>
          <table:table-cell table:style-name="ce73" office:value-type="string">
            <text:p>gravis</text:p>
          </table:table-cell>
          <table:table-cell table:style-name="ce76" office:value-type="string">
            <text:p>serios</text:p>
          </table:table-cell>
          <table:table-cell table:style-name="ce78" office:value-type="string">
            <text:p>ernst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evu</text:p>
          </table:table-cell>
          <table:table-cell table:style-name="ce58" office:value-type="string">
            <text:p>serve</text:p>
          </table:table-cell>
          <table:table-cell table:style-name="ce64" office:value-type="string">
            <text:p>servir</text:p>
          </table:table-cell>
          <table:table-cell table:style-name="ce67" office:value-type="string">
            <text:p>servir</text:p>
          </table:table-cell>
          <table:table-cell table:style-name="ce70" office:value-type="string">
            <text:p>servire</text:p>
          </table:table-cell>
          <table:table-cell table:style-name="ce73" office:value-type="string">
            <text:p>serve</text:p>
          </table:table-cell>
          <table:table-cell table:style-name="ce76" office:value-type="string">
            <text:p>servi</text:p>
          </table:table-cell>
          <table:table-cell table:style-name="ce78" office:value-type="string">
            <text:p>dien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ior</text:p>
          </table:table-cell>
          <table:table-cell table:style-name="ce56" office:value-type="string">
            <text:p>shall</text:p>
          </table:table-cell>
          <table:table-cell table:style-name="ce63" office:value-type="string">
            <text:p>deberá</text:p>
          </table:table-cell>
          <table:table-cell table:style-name="ce67" office:value-type="string">
            <text:p>doit</text:p>
          </table:table-cell>
          <table:table-cell table:style-name="ce70" office:value-type="string">
            <text:p>deve</text:p>
          </table:table-cell>
          <table:table-cell table:style-name="ce73" office:value-type="string">
            <text:p>eorum</text:p>
          </table:table-cell>
          <table:table-cell table:style-name="ce76" office:value-type="string">
            <text:p>trebuie</text:p>
          </table:table-cell>
          <table:table-cell table:style-name="ce78" office:value-type="string">
            <text:p>sol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Oaia</text:p>
          </table:table-cell>
          <table:table-cell table:style-name="ce56" office:value-type="string">
            <text:p>sheep</text:p>
          </table:table-cell>
          <table:table-cell table:style-name="ce63" office:value-type="string">
            <text:p>oveja</text:p>
          </table:table-cell>
          <table:table-cell table:style-name="ce67" office:value-type="string">
            <text:p>mouton</text:p>
          </table:table-cell>
          <table:table-cell table:style-name="ce70" office:value-type="string">
            <text:p>pecora</text:p>
          </table:table-cell>
          <table:table-cell table:style-name="ce73" office:value-type="string">
            <text:p>ovium</text:p>
          </table:table-cell>
          <table:table-cell table:style-name="ce76" office:value-type="string">
            <text:p>oaie</text:p>
          </table:table-cell>
          <table:table-cell table:style-name="ce78" office:value-type="string">
            <text:p>Schaf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xuza</text:p>
          </table:table-cell>
          <table:table-cell table:style-name="ce56" office:value-type="string">
            <text:p>shoe</text:p>
          </table:table-cell>
          <table:table-cell table:style-name="ce63" office:value-type="string">
            <text:p>zapato</text:p>
          </table:table-cell>
          <table:table-cell table:style-name="ce67" office:value-type="string">
            <text:p>chaussure</text:p>
          </table:table-cell>
          <table:table-cell table:style-name="ce70" office:value-type="string">
            <text:p>scarpa</text:p>
          </table:table-cell>
          <table:table-cell table:style-name="ce73" office:value-type="string">
            <text:p>calceus</text:p>
          </table:table-cell>
          <table:table-cell table:style-name="ce76" office:value-type="string">
            <text:p>pantof</text:p>
          </table:table-cell>
          <table:table-cell table:style-name="ce78" office:value-type="string">
            <text:p>Schu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xoto</text:p>
          </table:table-cell>
          <table:table-cell table:style-name="ce56" office:value-type="string">
            <text:p>short</text:p>
          </table:table-cell>
          <table:table-cell table:style-name="ce63" office:value-type="string">
            <text:p>corto</text:p>
          </table:table-cell>
          <table:table-cell table:style-name="ce67" office:value-type="string">
            <text:p>court</text:p>
          </table:table-cell>
          <table:table-cell table:style-name="ce70" office:value-type="string">
            <text:p>corto</text:p>
          </table:table-cell>
          <table:table-cell table:style-name="ce73" office:value-type="string">
            <text:p>brevis</text:p>
          </table:table-cell>
          <table:table-cell table:style-name="ce76" office:value-type="string">
            <text:p>mic de statura</text:p>
          </table:table-cell>
          <table:table-cell table:style-name="ce78" office:value-type="string">
            <text:p>kurz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mosu</text:p>
          </table:table-cell>
          <table:table-cell table:style-name="ce56" office:value-type="string">
            <text:p>show</text:p>
          </table:table-cell>
          <table:table-cell table:style-name="ce63" office:value-type="string">
            <text:p>espectáculo</text:p>
          </table:table-cell>
          <table:table-cell table:style-name="ce67" office:value-type="string">
            <text:p>spectacle</text:p>
          </table:table-cell>
          <table:table-cell table:style-name="ce70" office:value-type="string">
            <text:p>mostrare</text:p>
          </table:table-cell>
          <table:table-cell table:style-name="ce73" office:value-type="string">
            <text:p>ostende</text:p>
          </table:table-cell>
          <table:table-cell table:style-name="ce76" office:value-type="string">
            <text:p>spectacol</text:p>
          </table:table-cell>
          <table:table-cell table:style-name="ce78" office:value-type="string">
            <text:p>Show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siko</text:p>
          </table:table-cell>
          <table:table-cell table:style-name="ce56" office:value-type="string">
            <text:p>significant</text:p>
          </table:table-cell>
          <table:table-cell table:style-name="ce63" office:value-type="string">
            <text:p>significativo</text:p>
          </table:table-cell>
          <table:table-cell table:style-name="ce67" office:value-type="string">
            <text:p>important</text:p>
          </table:table-cell>
          <table:table-cell table:style-name="ce70" office:value-type="string">
            <text:p>significativo</text:p>
          </table:table-cell>
          <table:table-cell table:style-name="ce73" office:value-type="string">
            <text:p>significans</text:p>
          </table:table-cell>
          <table:table-cell table:style-name="ce76" office:value-type="string">
            <text:p>semnificativ</text:p>
          </table:table-cell>
          <table:table-cell table:style-name="ce78" office:value-type="string">
            <text:p>von Bedeutun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simo</text:p>
          </table:table-cell>
          <table:table-cell table:style-name="ce56" office:value-type="string">
            <text:p>similar</text:p>
          </table:table-cell>
          <table:table-cell table:style-name="ce63" office:value-type="string">
            <text:p>similar</text:p>
          </table:table-cell>
          <table:table-cell table:style-name="ce67" office:value-type="string">
            <text:p>similaire</text:p>
          </table:table-cell>
          <table:table-cell table:style-name="ce70" office:value-type="string">
            <text:p>simile</text:p>
          </table:table-cell>
          <table:table-cell table:style-name="ce73" office:value-type="string">
            <text:p>similis</text:p>
          </table:table-cell>
          <table:table-cell table:style-name="ce76" office:value-type="string">
            <text:p>asemănător</text:p>
          </table:table-cell>
          <table:table-cell table:style-name="ce78" office:value-type="string">
            <text:p>ähn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sipo</text:p>
          </table:table-cell>
          <table:table-cell table:style-name="ce56" office:value-type="string">
            <text:p>simple</text:p>
          </table:table-cell>
          <table:table-cell table:style-name="ce63" office:value-type="string">
            <text:p>sencillo</text:p>
          </table:table-cell>
          <table:table-cell table:style-name="ce67" office:value-type="string">
            <text:p>Facile</text:p>
          </table:table-cell>
          <table:table-cell table:style-name="ce70" office:value-type="string">
            <text:p>semplice</text:p>
          </table:table-cell>
          <table:table-cell table:style-name="ce73" office:value-type="string">
            <text:p>simplex</text:p>
          </table:table-cell>
          <table:table-cell table:style-name="ce76" office:value-type="string">
            <text:p>simplu</text:p>
          </table:table-cell>
          <table:table-cell table:style-name="ce78" office:value-type="string">
            <text:p>einfa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ytu</text:p>
          </table:table-cell>
          <table:table-cell table:style-name="ce56" office:value-type="string">
            <text:p>sing</text:p>
          </table:table-cell>
          <table:table-cell table:style-name="ce63" office:value-type="string">
            <text:p>canta</text:p>
          </table:table-cell>
          <table:table-cell table:style-name="ce67" office:value-type="string">
            <text:p>chanter</text:p>
          </table:table-cell>
          <table:table-cell table:style-name="ce70" office:value-type="string">
            <text:p>cantare</text:p>
          </table:table-cell>
          <table:table-cell table:style-name="ce73" office:value-type="string">
            <text:p>cantabo</text:p>
          </table:table-cell>
          <table:table-cell table:style-name="ce76" office:value-type="string">
            <text:p>cânta</text:p>
          </table:table-cell>
          <table:table-cell table:style-name="ce78" office:value-type="string">
            <text:p>sing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sojo</text:p>
          </table:table-cell>
          <table:table-cell table:style-name="ce56" office:value-type="string">
            <text:p>single</text:p>
          </table:table-cell>
          <table:table-cell table:style-name="ce63" office:value-type="string">
            <text:p>soltero</text:p>
          </table:table-cell>
          <table:table-cell table:style-name="ce67" office:value-type="string">
            <text:p>Célibataire</text:p>
          </table:table-cell>
          <table:table-cell table:style-name="ce70" office:value-type="string">
            <text:p>singolo</text:p>
          </table:table-cell>
          <table:table-cell table:style-name="ce73" office:value-type="string">
            <text:p>unum</text:p>
          </table:table-cell>
          <table:table-cell table:style-name="ce76" office:value-type="string">
            <text:p>singur</text:p>
          </table:table-cell>
          <table:table-cell table:style-name="ce78" office:value-type="string">
            <text:p>Singl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sora</text:p>
          </table:table-cell>
          <table:table-cell table:style-name="ce56" office:value-type="string">
            <text:p>sister</text:p>
          </table:table-cell>
          <table:table-cell table:style-name="ce63" office:value-type="string">
            <text:p>hermana</text:p>
          </table:table-cell>
          <table:table-cell table:style-name="ce67" office:value-type="string">
            <text:p>sœur</text:p>
          </table:table-cell>
          <table:table-cell table:style-name="ce70" office:value-type="string">
            <text:p>sorella</text:p>
          </table:table-cell>
          <table:table-cell table:style-name="ce73" office:value-type="string">
            <text:p>soror</text:p>
          </table:table-cell>
          <table:table-cell table:style-name="ce76" office:value-type="string">
            <text:p>soră</text:p>
          </table:table-cell>
          <table:table-cell table:style-name="ce78" office:value-type="string">
            <text:p>Schwest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56" office:value-type="string">
            <text:p>sit</text:p>
          </table:table-cell>
          <table:table-cell table:style-name="ce63" office:value-type="string">
            <text:p>sentar</text:p>
          </table:table-cell>
          <table:table-cell table:style-name="ce67" office:value-type="string">
            <text:p>asseoir</text:p>
          </table:table-cell>
          <table:table-cell table:style-name="ce70" office:value-type="string">
            <text:p>sedersi</text:p>
          </table:table-cell>
          <table:table-cell table:style-name="ce73" office:value-type="string">
            <text:p>sit</text:p>
          </table:table-cell>
          <table:table-cell table:style-name="ce76" office:value-type="string">
            <text:p>sta</text:p>
          </table:table-cell>
          <table:table-cell table:style-name="ce78" office:value-type="string">
            <text:p>sitz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domu</text:p>
          </table:table-cell>
          <table:table-cell table:style-name="ce56" office:value-type="string">
            <text:p>sleep</text:p>
          </table:table-cell>
          <table:table-cell table:style-name="ce63" office:value-type="string">
            <text:p>dormir</text:p>
          </table:table-cell>
          <table:table-cell table:style-name="ce67" office:value-type="string">
            <text:p>dormir</text:p>
          </table:table-cell>
          <table:table-cell table:style-name="ce70" office:value-type="string">
            <text:p>dormire</text:p>
          </table:table-cell>
          <table:table-cell table:style-name="ce73" office:value-type="string">
            <text:p>somnum</text:p>
          </table:table-cell>
          <table:table-cell table:style-name="ce76" office:value-type="string">
            <text:p>dormi</text:p>
          </table:table-cell>
          <table:table-cell table:style-name="ce78" office:value-type="string">
            <text:p>schlaf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eto</text:p>
          </table:table-cell>
          <table:table-cell table:style-name="ce56" office:value-type="string">
            <text:p>small</text:p>
          </table:table-cell>
          <table:table-cell table:style-name="ce63" office:value-type="string">
            <text:p>pequeña</text:p>
          </table:table-cell>
          <table:table-cell table:style-name="ce67" office:value-type="string">
            <text:p>petit</text:p>
          </table:table-cell>
          <table:table-cell table:style-name="ce70" office:value-type="string">
            <text:p>piccolo</text:p>
          </table:table-cell>
          <table:table-cell table:style-name="ce73" office:value-type="string">
            <text:p>Parvus</text:p>
          </table:table-cell>
          <table:table-cell table:style-name="ce76" office:value-type="string">
            <text:p>mic</text:p>
          </table:table-cell>
          <table:table-cell table:style-name="ce78" office:value-type="string">
            <text:p>klei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niga</text:p>
          </table:table-cell>
          <table:table-cell table:style-name="ce56" office:value-type="string">
            <text:p>snow</text:p>
          </table:table-cell>
          <table:table-cell table:style-name="ce63" office:value-type="string">
            <text:p>nieve</text:p>
          </table:table-cell>
          <table:table-cell table:style-name="ce67" office:value-type="string">
            <text:p>neige</text:p>
          </table:table-cell>
          <table:table-cell table:style-name="ce70" office:value-type="string">
            <text:p>neve</text:p>
          </table:table-cell>
          <table:table-cell table:style-name="ce73" office:value-type="string">
            <text:p>Nix</text:p>
          </table:table-cell>
          <table:table-cell table:style-name="ce76" office:value-type="string">
            <text:p>zăpadă</text:p>
          </table:table-cell>
          <table:table-cell table:style-name="ce78" office:value-type="string">
            <text:p>Schne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tan</text:p>
          </table:table-cell>
          <table:table-cell table:style-name="ce56" office:value-type="string">
            <text:p>so</text:p>
          </table:table-cell>
          <table:table-cell table:style-name="ce63" office:value-type="string">
            <text:p>tan</text:p>
          </table:table-cell>
          <table:table-cell table:style-name="ce67" office:value-type="string">
            <text:p>donc</text:p>
          </table:table-cell>
          <table:table-cell table:style-name="ce70" office:value-type="string">
            <text:p>cosi</text:p>
          </table:table-cell>
          <table:table-cell table:style-name="ce73" office:value-type="string">
            <text:p>cosi</text:p>
          </table:table-cell>
          <table:table-cell table:style-name="ce76" office:value-type="string">
            <text:p>aşa, atât </text:p>
          </table:table-cell>
          <table:table-cell table:style-name="ce78" office:value-type="string">
            <text:p>so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soxo</text:p>
          </table:table-cell>
          <table:table-cell table:style-name="ce56" office:value-type="string">
            <text:p>social</text:p>
          </table:table-cell>
          <table:table-cell table:style-name="ce63" office:value-type="string">
            <text:p>social</text:p>
          </table:table-cell>
          <table:table-cell table:style-name="ce67" office:value-type="string">
            <text:p>social</text:p>
          </table:table-cell>
          <table:table-cell table:style-name="ce70" office:value-type="string">
            <text:p>sociale</text:p>
          </table:table-cell>
          <table:table-cell table:style-name="ce73" office:value-type="string">
            <text:p>socialis</text:p>
          </table:table-cell>
          <table:table-cell table:style-name="ce76" office:value-type="string">
            <text:p>social</text:p>
          </table:table-cell>
          <table:table-cell table:style-name="ce78" office:value-type="string">
            <text:p>Sozi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som</text:p>
          </table:table-cell>
          <table:table-cell table:style-name="ce56" office:value-type="string">
            <text:p>some</text:p>
          </table:table-cell>
          <table:table-cell table:style-name="ce63" office:value-type="string">
            <text:p>algunos</text:p>
          </table:table-cell>
          <table:table-cell table:style-name="ce67" office:value-type="string">
            <text:p>certains</text:p>
          </table:table-cell>
          <table:table-cell table:style-name="ce70" office:value-type="string">
            <text:p>alcuni</text:p>
          </table:table-cell>
          <table:table-cell table:style-name="ce73" office:value-type="string">
            <text:p>aliquid</text:p>
          </table:table-cell>
          <table:table-cell table:style-name="ce76" office:value-type="string">
            <text:p>niste</text:p>
          </table:table-cell>
          <table:table-cell table:style-name="ce78" office:value-type="string">
            <text:p>etwa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ufo</text:p>
          </table:table-cell>
          <table:table-cell table:style-name="ce56" office:value-type="string">
            <text:p>sometimes</text:p>
          </table:table-cell>
          <table:table-cell table:style-name="ce63" office:value-type="string">
            <text:p>a veces</text:p>
          </table:table-cell>
          <table:table-cell table:style-name="ce67" office:value-type="string">
            <text:p>quelque fois</text:p>
          </table:table-cell>
          <table:table-cell table:style-name="ce70" office:value-type="string">
            <text:p>a volte</text:p>
          </table:table-cell>
          <table:table-cell table:style-name="ce73" office:value-type="string">
            <text:p>numquam</text:p>
          </table:table-cell>
          <table:table-cell table:style-name="ce76" office:value-type="string">
            <text:p>uneori</text:p>
          </table:table-cell>
          <table:table-cell table:style-name="ce78" office:value-type="string">
            <text:p>manchm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xoza</text:p>
          </table:table-cell>
          <table:table-cell table:style-name="ce56" office:value-type="string">
            <text:p>song</text:p>
          </table:table-cell>
          <table:table-cell table:style-name="ce63" office:value-type="string">
            <text:p>canción</text:p>
          </table:table-cell>
          <table:table-cell table:style-name="ce67" office:value-type="string">
            <text:p>chanson</text:p>
          </table:table-cell>
          <table:table-cell table:style-name="ce70" office:value-type="string">
            <text:p>canzone</text:p>
          </table:table-cell>
          <table:table-cell table:style-name="ce73" office:value-type="string">
            <text:p>canticum</text:p>
          </table:table-cell>
          <table:table-cell table:style-name="ce76" office:value-type="string">
            <text:p>cântec</text:p>
          </table:table-cell>
          <table:table-cell table:style-name="ce78" office:value-type="string">
            <text:p>Lied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moxo</text:p>
          </table:table-cell>
          <table:table-cell table:style-name="ce56" office:value-type="string">
            <text:p>soon</text:p>
          </table:table-cell>
          <table:table-cell table:style-name="ce63" office:value-type="string">
            <text:p>pronto</text:p>
          </table:table-cell>
          <table:table-cell table:style-name="ce67" office:value-type="string">
            <text:p>bientôt</text:p>
          </table:table-cell>
          <table:table-cell table:style-name="ce70" office:value-type="string">
            <text:p>presto</text:p>
          </table:table-cell>
          <table:table-cell table:style-name="ce73" office:value-type="string">
            <text:p>mox</text:p>
          </table:table-cell>
          <table:table-cell table:style-name="ce76" office:value-type="string">
            <text:p>curând</text:p>
          </table:table-cell>
          <table:table-cell table:style-name="ce78" office:value-type="string">
            <text:p>bald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habu</text:p>
          </table:table-cell>
          <table:table-cell table:style-name="ce58" office:value-type="string">
            <text:p>speak</text:p>
          </table:table-cell>
          <table:table-cell table:style-name="ce64" office:value-type="string">
            <text:p>hablar</text:p>
          </table:table-cell>
          <table:table-cell table:style-name="ce67" office:value-type="string">
            <text:p>parler</text:p>
          </table:table-cell>
          <table:table-cell table:style-name="ce70" office:value-type="string">
            <text:p>parlare</text:p>
          </table:table-cell>
          <table:table-cell table:style-name="ce73" office:value-type="string">
            <text:p>dicere</text:p>
          </table:table-cell>
          <table:table-cell table:style-name="ce76" office:value-type="string">
            <text:p>vorbi</text:p>
          </table:table-cell>
          <table:table-cell table:style-name="ce78" office:value-type="string">
            <text:p>re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pich</text:p>
          </table:table-cell>
          <table:table-cell table:style-name="ce56" office:value-type="string">
            <text:p>special</text:p>
          </table:table-cell>
          <table:table-cell table:style-name="ce63" office:value-type="string">
            <text:p>especial</text:p>
          </table:table-cell>
          <table:table-cell table:style-name="ce67" office:value-type="string">
            <text:p>spécial</text:p>
          </table:table-cell>
          <table:table-cell table:style-name="ce70" office:value-type="string">
            <text:p>speciale</text:p>
          </table:table-cell>
          <table:table-cell table:style-name="ce73" office:value-type="string">
            <text:p>peculiari</text:p>
          </table:table-cell>
          <table:table-cell table:style-name="ce76" office:value-type="string">
            <text:p>special</text:p>
          </table:table-cell>
          <table:table-cell table:style-name="ce78" office:value-type="string">
            <text:p>Besonder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5">
            <text:p>5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cira</text:p>
          </table:table-cell>
          <table:table-cell table:style-name="ce56" office:value-type="string">
            <text:p>squirrel</text:p>
          </table:table-cell>
          <table:table-cell table:style-name="ce63" office:value-type="string">
            <text:p>ardilla</text:p>
          </table:table-cell>
          <table:table-cell table:style-name="ce67" office:value-type="string">
            <text:p>écureuil</text:p>
          </table:table-cell>
          <table:table-cell table:style-name="ce70" office:value-type="string">
            <text:p>scoiattolo</text:p>
          </table:table-cell>
          <table:table-cell table:style-name="ce73" office:value-type="string">
            <text:p>inamabilis sciurus</text:p>
          </table:table-cell>
          <table:table-cell table:style-name="ce76" office:value-type="string">
            <text:p>veveriţă</text:p>
          </table:table-cell>
          <table:table-cell table:style-name="ce78" office:value-type="string">
            <text:p>Eichhörnc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dibu</text:p>
          </table:table-cell>
          <table:table-cell table:style-name="ce56" office:value-type="string">
            <text:p>start</text:p>
          </table:table-cell>
          <table:table-cell table:style-name="ce63" office:value-type="string">
            <text:p>comienzo</text:p>
          </table:table-cell>
          <table:table-cell table:style-name="ce67" office:value-type="string">
            <text:p>début</text:p>
          </table:table-cell>
          <table:table-cell table:style-name="ce70" office:value-type="string">
            <text:p>inizio</text:p>
          </table:table-cell>
          <table:table-cell table:style-name="ce73" office:value-type="string">
            <text:p>initium</text:p>
          </table:table-cell>
          <table:table-cell table:style-name="ce76" office:value-type="string">
            <text:p>start</text:p>
          </table:table-cell>
          <table:table-cell table:style-name="ce78" office:value-type="string">
            <text:p>Anfang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58" office:value-type="string">
            <text:p>stay, sit</text:p>
          </table:table-cell>
          <table:table-cell table:style-name="ce64" office:value-type="string">
            <text:p>quedar</text:p>
          </table:table-cell>
          <table:table-cell table:style-name="ce67" office:value-type="string">
            <text:p>rester</text:p>
          </table:table-cell>
          <table:table-cell table:style-name="ce70" office:value-type="string">
            <text:p>rimanere</text:p>
          </table:table-cell>
          <table:table-cell table:style-name="ce73" office:value-type="string">
            <text:p>manere</text:p>
          </table:table-cell>
          <table:table-cell table:style-name="ce76" office:value-type="string">
            <text:p>ședere</text:p>
          </table:table-cell>
          <table:table-cell table:style-name="ce78" office:value-type="string">
            <text:p>bleib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byta</text:p>
          </table:table-cell>
          <table:table-cell table:style-name="ce56" office:value-type="string">
            <text:p>stick</text:p>
          </table:table-cell>
          <table:table-cell table:style-name="ce63" office:value-type="string">
            <text:p>palo</text:p>
          </table:table-cell>
          <table:table-cell table:style-name="ce67" office:value-type="string">
            <text:p>bâton</text:p>
          </table:table-cell>
          <table:table-cell table:style-name="ce70" office:value-type="string">
            <text:p>bastone</text:p>
          </table:table-cell>
          <table:table-cell table:style-name="ce73" office:value-type="string">
            <text:p>lignum unum,</text:p>
          </table:table-cell>
          <table:table-cell table:style-name="ce76" office:value-type="string">
            <text:p>băț</text:p>
          </table:table-cell>
          <table:table-cell table:style-name="ce78" office:value-type="string">
            <text:p>Stock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eko</text:p>
          </table:table-cell>
          <table:table-cell table:style-name="ce56" office:value-type="string">
            <text:p>still</text:p>
          </table:table-cell>
          <table:table-cell table:style-name="ce63" office:value-type="string">
            <text:p>todavía</text:p>
          </table:table-cell>
          <table:table-cell table:style-name="ce67" office:value-type="string">
            <text:p>encore</text:p>
          </table:table-cell>
          <table:table-cell table:style-name="ce70" office:value-type="string">
            <text:p>ancora</text:p>
          </table:table-cell>
          <table:table-cell table:style-name="ce73" office:value-type="string">
            <text:p>etiam</text:p>
          </table:table-cell>
          <table:table-cell table:style-name="ce76" office:value-type="string">
            <text:p>încă</text:p>
          </table:table-cell>
          <table:table-cell table:style-name="ce78" office:value-type="string">
            <text:p>immer noch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aru</text:p>
          </table:table-cell>
          <table:table-cell table:style-name="ce58" office:value-type="string">
            <text:p>stop</text:p>
          </table:table-cell>
          <table:table-cell table:style-name="ce64" office:value-type="string">
            <text:p>parar</text:p>
          </table:table-cell>
          <table:table-cell table:style-name="ce67" office:value-type="string">
            <text:p>arrêter</text:p>
          </table:table-cell>
          <table:table-cell table:style-name="ce70" office:value-type="string">
            <text:p>fermarsi</text:p>
          </table:table-cell>
          <table:table-cell table:style-name="ce73" office:value-type="string">
            <text:p>prohibere</text:p>
          </table:table-cell>
          <table:table-cell table:style-name="ce76" office:value-type="string">
            <text:p>stop</text:p>
          </table:table-cell>
          <table:table-cell table:style-name="ce78" office:value-type="string">
            <text:p>hör auf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kaia</text:p>
          </table:table-cell>
          <table:table-cell table:style-name="ce56" office:value-type="string">
            <text:p>street</text:p>
          </table:table-cell>
          <table:table-cell table:style-name="ce63" office:value-type="string">
            <text:p>calle</text:p>
          </table:table-cell>
          <table:table-cell table:style-name="ce67" office:value-type="string">
            <text:p>rue</text:p>
          </table:table-cell>
          <table:table-cell table:style-name="ce70" office:value-type="string">
            <text:p>strada</text:p>
          </table:table-cell>
          <table:table-cell table:style-name="ce73" office:value-type="string">
            <text:p>via</text:p>
          </table:table-cell>
          <table:table-cell table:style-name="ce76" office:value-type="string">
            <text:p>stradă</text:p>
          </table:table-cell>
          <table:table-cell table:style-name="ce78" office:value-type="string">
            <text:p>Straß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oro</text:p>
          </table:table-cell>
          <table:table-cell table:style-name="ce56" office:value-type="string">
            <text:p>strong</text:p>
          </table:table-cell>
          <table:table-cell table:style-name="ce63" office:value-type="string">
            <text:p>fuerte</text:p>
          </table:table-cell>
          <table:table-cell table:style-name="ce67" office:value-type="string">
            <text:p>fort</text:p>
          </table:table-cell>
          <table:table-cell table:style-name="ce70" office:value-type="string">
            <text:p>forte</text:p>
          </table:table-cell>
          <table:table-cell table:style-name="ce73" office:value-type="string">
            <text:p>fortis</text:p>
          </table:table-cell>
          <table:table-cell table:style-name="ce76" office:value-type="string">
            <text:p>puternic</text:p>
          </table:table-cell>
          <table:table-cell table:style-name="ce78" office:value-type="string">
            <text:p>stark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original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tudu</text:p>
          </table:table-cell>
          <table:table-cell table:style-name="ce58" office:value-type="string">
            <text:p>study</text:p>
          </table:table-cell>
          <table:table-cell table:style-name="ce64" office:value-type="string">
            <text:p>estudiar</text:p>
          </table:table-cell>
          <table:table-cell table:style-name="ce67" office:value-type="string">
            <text:p>étudier</text:p>
          </table:table-cell>
          <table:table-cell table:style-name="ce70" office:value-type="string">
            <text:p>studio</text:p>
          </table:table-cell>
          <table:table-cell table:style-name="ce73" office:value-type="string">
            <text:p>studium</text:p>
          </table:table-cell>
          <table:table-cell table:style-name="ce76" office:value-type="string">
            <text:p>studiu</text:p>
          </table:table-cell>
          <table:table-cell table:style-name="ce78" office:value-type="string">
            <text:p>studier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usko</text:p>
          </table:table-cell>
          <table:table-cell table:style-name="ce56" office:value-type="string">
            <text:p>suddenly</text:p>
          </table:table-cell>
          <table:table-cell table:style-name="ce63" office:value-type="string">
            <text:p>repentinamente</text:p>
          </table:table-cell>
          <table:table-cell table:style-name="ce67" office:value-type="string">
            <text:p>soudainement</text:p>
          </table:table-cell>
          <table:table-cell table:style-name="ce70" office:value-type="string">
            <text:p>ad un tratto</text:p>
          </table:table-cell>
          <table:table-cell table:style-name="ce73" office:value-type="string">
            <text:p>subito</text:p>
          </table:table-cell>
          <table:table-cell table:style-name="ce76" office:value-type="string">
            <text:p>brusc</text:p>
          </table:table-cell>
          <table:table-cell table:style-name="ce78" office:value-type="string">
            <text:p>plötz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sona</text:p>
          </table:table-cell>
          <table:table-cell table:style-name="ce56" office:value-type="string">
            <text:p>sun</text:p>
          </table:table-cell>
          <table:table-cell table:style-name="ce63" office:value-type="string">
            <text:p>Dom</text:p>
          </table:table-cell>
          <table:table-cell table:style-name="ce67" office:value-type="string">
            <text:p>Soleil</text:p>
          </table:table-cell>
          <table:table-cell table:style-name="ce70" office:value-type="string">
            <text:p>sole</text:p>
          </table:table-cell>
          <table:table-cell table:style-name="ce73" office:value-type="string">
            <text:p>solis</text:p>
          </table:table-cell>
          <table:table-cell table:style-name="ce76" office:value-type="string">
            <text:p>soare</text:p>
          </table:table-cell>
          <table:table-cell table:style-name="ce78" office:value-type="string">
            <text:p>Sonne</text:p>
          </table:table-cell>
          <table:table-cell table:style-name="ce70" table:number-columns-repeated="6"/>
          <table:table-cell table:number-columns-repeated="1002"/>
        </table:table-row>
        <table:table-row table:style-name="ro5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upu</text:p>
          </table:table-cell>
          <table:table-cell table:style-name="ce58" office:value-type="string">
            <text:p>suppose</text:p>
          </table:table-cell>
          <table:table-cell table:style-name="ce64" office:value-type="string">
            <text:p>suponer</text:p>
          </table:table-cell>
          <table:table-cell table:style-name="ce67" office:value-type="string">
            <text:p>assumer</text:p>
          </table:table-cell>
          <table:table-cell table:style-name="ce70" office:value-type="string">
            <text:p>supporre</text:p>
          </table:table-cell>
          <table:table-cell table:style-name="ce73" office:value-type="string">
            <text:p>putant</text:p>
          </table:table-cell>
          <table:table-cell table:style-name="ce76" office:value-type="string">
            <text:p>presupune</text:p>
          </table:table-cell>
          <table:table-cell table:style-name="ce78" office:value-type="string">
            <text:p>annehmen</text:p>
          </table:table-cell>
          <table:table-cell table:style-name="ce70" table:number-columns-repeated="6"/>
          <table:table-cell table:number-columns-repeated="1002"/>
        </table:table-row>
        <table:table-row table:style-name="ro6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sugo</text:p>
          </table:table-cell>
          <table:table-cell table:style-name="ce56" office:value-type="string">
            <text:p>sure</text:p>
          </table:table-cell>
          <table:table-cell table:style-name="ce63" office:value-type="string">
            <text:p>seguro</text:p>
          </table:table-cell>
          <table:table-cell table:style-name="ce67" office:value-type="string">
            <text:p>sûr</text:p>
          </table:table-cell>
          <table:table-cell table:style-name="ce70" office:value-type="string">
            <text:p>sicuro</text:p>
          </table:table-cell>
          <table:table-cell table:style-name="ce73" office:value-type="string">
            <text:p>cave</text:p>
          </table:table-cell>
          <table:table-cell table:style-name="ce76" office:value-type="string">
            <text:p>sigur</text:p>
          </table:table-cell>
          <table:table-cell table:style-name="ce78" office:value-type="string">
            <text:p>sich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mesa</text:p>
          </table:table-cell>
          <table:table-cell table:style-name="ce56" office:value-type="string">
            <text:p>table</text:p>
          </table:table-cell>
          <table:table-cell table:style-name="ce63" office:value-type="string">
            <text:p>mesa</text:p>
          </table:table-cell>
          <table:table-cell table:style-name="ce67" office:value-type="string">
            <text:p>table</text:p>
          </table:table-cell>
          <table:table-cell table:style-name="ce70" office:value-type="string">
            <text:p>tavolo</text:p>
          </table:table-cell>
          <table:table-cell table:style-name="ce73" office:value-type="string">
            <text:p>mensa</text:p>
          </table:table-cell>
          <table:table-cell table:style-name="ce76" office:value-type="string">
            <text:p>masa</text:p>
          </table:table-cell>
          <table:table-cell table:style-name="ce78" office:value-type="string">
            <text:p>Tabelle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tomu</text:p>
          </table:table-cell>
          <table:table-cell table:style-name="ce58" office:value-type="string">
            <text:p>take</text:p>
          </table:table-cell>
          <table:table-cell table:style-name="ce64" office:value-type="string">
            <text:p>tomar</text:p>
          </table:table-cell>
          <table:table-cell table:style-name="ce67" office:value-type="string">
            <text:p>prendre</text:p>
          </table:table-cell>
          <table:table-cell table:style-name="ce70" office:value-type="string">
            <text:p>prendere</text:p>
          </table:table-cell>
          <table:table-cell table:style-name="ce73" office:value-type="string">
            <text:p>accipere</text:p>
          </table:table-cell>
          <table:table-cell table:style-name="ce76" office:value-type="string">
            <text:p>lua</text:p>
          </table:table-cell>
          <table:table-cell table:style-name="ce78" office:value-type="string">
            <text:p>nehm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aky</text:p>
          </table:table-cell>
          <table:table-cell table:style-name="ce58" office:value-type="string">
            <text:p>takeout</text:p>
          </table:table-cell>
          <table:table-cell table:style-name="ce64" office:value-type="string">
            <text:p>sacar</text:p>
          </table:table-cell>
          <table:table-cell table:style-name="ce67" office:value-type="string">
            <text:p>enlever</text:p>
          </table:table-cell>
          <table:table-cell table:style-name="ce70" office:value-type="string">
            <text:p>portare fuori</text:p>
          </table:table-cell>
          <table:table-cell table:style-name="ce73" office:value-type="string">
            <text:p>accipere</text:p>
          </table:table-cell>
          <table:table-cell table:style-name="ce76" office:value-type="string">
            <text:p>scoate</text:p>
          </table:table-cell>
          <table:table-cell table:style-name="ce78" office:value-type="string">
            <text:p>herausnehm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dicu</text:p>
          </table:table-cell>
          <table:table-cell table:style-name="ce56" office:value-type="string">
            <text:p>tell, say</text:p>
          </table:table-cell>
          <table:table-cell table:style-name="ce63" office:value-type="string">
            <text:p>contar</text:p>
          </table:table-cell>
          <table:table-cell table:style-name="ce67" office:value-type="string">
            <text:p>dire</text:p>
          </table:table-cell>
          <table:table-cell table:style-name="ce70" office:value-type="string">
            <text:p>raccontare</text:p>
          </table:table-cell>
          <table:table-cell table:style-name="ce73" office:value-type="string">
            <text:p>dicere</text:p>
          </table:table-cell>
          <table:table-cell table:style-name="ce76" office:value-type="string">
            <text:p>spune</text:p>
          </table:table-cell>
          <table:table-cell table:style-name="ce78" office:value-type="string">
            <text:p>sag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gatu</text:p>
          </table:table-cell>
          <table:table-cell table:style-name="ce56" office:value-type="string">
            <text:p>thank</text:p>
          </table:table-cell>
          <table:table-cell table:style-name="ce63" office:value-type="string">
            <text:p>gracias</text:p>
          </table:table-cell>
          <table:table-cell table:style-name="ce67" office:value-type="string">
            <text:p>remercier</text:p>
          </table:table-cell>
          <table:table-cell table:style-name="ce70" office:value-type="string">
            <text:p>grazie</text:p>
          </table:table-cell>
          <table:table-cell table:style-name="ce73" office:value-type="string">
            <text:p>gratias ago</text:p>
          </table:table-cell>
          <table:table-cell table:style-name="ce76" office:value-type="string">
            <text:p>mulțumire</text:p>
          </table:table-cell>
          <table:table-cell table:style-name="ce78" office:value-type="string">
            <text:p>dank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rticle</text:p>
          </table:table-cell>
          <table:table-cell table:style-name="ce26" office:value-type="string">
            <text:p>ela</text:p>
          </table:table-cell>
          <table:table-cell table:style-name="ce56" office:value-type="string">
            <text:p>that</text:p>
          </table:table-cell>
          <table:table-cell table:style-name="ce63" office:value-type="string">
            <text:p>ese</text:p>
          </table:table-cell>
          <table:table-cell table:style-name="ce67" office:value-type="string">
            <text:p>cette</text:p>
          </table:table-cell>
          <table:table-cell table:style-name="ce70" office:value-type="string">
            <text:p>quello</text:p>
          </table:table-cell>
          <table:table-cell table:style-name="ce73" office:value-type="string">
            <text:p>quod</text:p>
          </table:table-cell>
          <table:table-cell table:style-name="ce76" office:value-type="string">
            <text:p>acea</text:p>
          </table:table-cell>
          <table:table-cell table:style-name="ce78" office:value-type="string">
            <text:p>Da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rticle</text:p>
          </table:table-cell>
          <table:table-cell table:style-name="ce26" office:value-type="string">
            <text:p>ise</text:p>
          </table:table-cell>
          <table:table-cell table:style-name="ce56" office:value-type="string">
            <text:p>the</text:p>
          </table:table-cell>
          <table:table-cell table:style-name="ce63" office:value-type="string">
            <text:p>el</text:p>
          </table:table-cell>
          <table:table-cell table:style-name="ce67" office:value-type="string">
            <text:p>le</text:p>
          </table:table-cell>
          <table:table-cell table:style-name="ce70" office:value-type="string">
            <text:p>il</text:p>
          </table:table-cell>
          <table:table-cell table:style-name="ce73" office:value-type="string">
            <text:p>quod</text:p>
          </table:table-cell>
          <table:table-cell table:style-name="ce76" office:value-type="string">
            <text:p>aceste</text:p>
          </table:table-cell>
          <table:table-cell table:style-name="ce78" office:value-type="string">
            <text:p>da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edo</text:p>
          </table:table-cell>
          <table:table-cell table:style-name="ce56" office:value-type="string">
            <text:p>then</text:p>
          </table:table-cell>
          <table:table-cell table:style-name="ce63" office:value-type="string">
            <text:p>entonces</text:p>
          </table:table-cell>
          <table:table-cell table:style-name="ce67" office:value-type="string">
            <text:p>ensuite</text:p>
          </table:table-cell>
          <table:table-cell table:style-name="ce70" office:value-type="string">
            <text:p>poi</text:p>
          </table:table-cell>
          <table:table-cell table:style-name="ce73" office:value-type="string">
            <text:p>tum</text:p>
          </table:table-cell>
          <table:table-cell table:style-name="ce76" office:value-type="string">
            <text:p>atunci</text:p>
          </table:table-cell>
          <table:table-cell table:style-name="ce78" office:value-type="string">
            <text:p>dan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der</text:p>
          </table:table-cell>
          <table:table-cell table:style-name="ce56" office:value-type="string">
            <text:p>there</text:p>
          </table:table-cell>
          <table:table-cell table:style-name="ce63" office:value-type="string">
            <text:p>ahí</text:p>
          </table:table-cell>
          <table:table-cell table:style-name="ce67" office:value-type="string">
            <text:p>Là</text:p>
          </table:table-cell>
          <table:table-cell table:style-name="ce70" office:value-type="string">
            <text:p>Là</text:p>
          </table:table-cell>
          <table:table-cell table:style-name="ce73" office:value-type="string">
            <text:p>ibi</text:p>
          </table:table-cell>
          <table:table-cell table:style-name="ce76" office:value-type="string">
            <text:p>acolo</text:p>
          </table:table-cell>
          <table:table-cell table:style-name="ce78" office:value-type="string">
            <text:p>Dor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rticle</text:p>
          </table:table-cell>
          <table:table-cell table:style-name="ce26" office:value-type="string">
            <text:p>ese</text:p>
          </table:table-cell>
          <table:table-cell table:style-name="ce56" office:value-type="string">
            <text:p>these</text:p>
          </table:table-cell>
          <table:table-cell table:style-name="ce63" office:value-type="string">
            <text:p>estas</text:p>
          </table:table-cell>
          <table:table-cell table:style-name="ce67" office:value-type="string">
            <text:p>celles-ci</text:p>
          </table:table-cell>
          <table:table-cell table:style-name="ce70" office:value-type="string">
            <text:p>questi</text:p>
          </table:table-cell>
          <table:table-cell table:style-name="ce73" office:value-type="string">
            <text:p>haec</text:p>
          </table:table-cell>
          <table:table-cell table:style-name="ce76" office:value-type="string">
            <text:p>aceste</text:p>
          </table:table-cell>
          <table:table-cell table:style-name="ce78" office:value-type="string">
            <text:p>dies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kosa</text:p>
          </table:table-cell>
          <table:table-cell table:style-name="ce56" office:value-type="string">
            <text:p>thing</text:p>
          </table:table-cell>
          <table:table-cell table:style-name="ce63" office:value-type="string">
            <text:p>cosa</text:p>
          </table:table-cell>
          <table:table-cell table:style-name="ce67" office:value-type="string">
            <text:p>chose</text:p>
          </table:table-cell>
          <table:table-cell table:style-name="ce70" office:value-type="string">
            <text:p>cosa</text:p>
          </table:table-cell>
          <table:table-cell table:style-name="ce73" office:value-type="string">
            <text:p>rem</text:p>
          </table:table-cell>
          <table:table-cell table:style-name="ce76" office:value-type="string">
            <text:p>lucru</text:p>
          </table:table-cell>
          <table:table-cell table:style-name="ce78" office:value-type="string">
            <text:p>Ding, Sach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esu</text:p>
          </table:table-cell>
          <table:table-cell table:style-name="ce56" office:value-type="string">
            <text:p>think</text:p>
          </table:table-cell>
          <table:table-cell table:style-name="ce63" office:value-type="string">
            <text:p>pensar</text:p>
          </table:table-cell>
          <table:table-cell table:style-name="ce67" office:value-type="string">
            <text:p>pense</text:p>
          </table:table-cell>
          <table:table-cell table:style-name="ce70" office:value-type="string">
            <text:p>pensare</text:p>
          </table:table-cell>
          <table:table-cell table:style-name="ce73" office:value-type="string">
            <text:p>cogre</text:p>
          </table:table-cell>
          <table:table-cell table:style-name="ce76" office:value-type="string">
            <text:p>gândi</text:p>
          </table:table-cell>
          <table:table-cell table:style-name="ce78" office:value-type="string">
            <text:p>denk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rticle</text:p>
          </table:table-cell>
          <table:table-cell table:style-name="ce26" office:value-type="string">
            <text:p>esa</text:p>
          </table:table-cell>
          <table:table-cell table:style-name="ce56" office:value-type="string">
            <text:p>this</text:p>
          </table:table-cell>
          <table:table-cell table:style-name="ce63" office:value-type="string">
            <text:p>esta</text:p>
          </table:table-cell>
          <table:table-cell table:style-name="ce67" office:value-type="string">
            <text:p>cette</text:p>
          </table:table-cell>
          <table:table-cell table:style-name="ce70" office:value-type="string">
            <text:p>Questo</text:p>
          </table:table-cell>
          <table:table-cell table:style-name="ce73" office:value-type="string">
            <text:p>haec</text:p>
          </table:table-cell>
          <table:table-cell table:style-name="ce76" office:value-type="string">
            <text:p>acest</text:p>
          </table:table-cell>
          <table:table-cell table:style-name="ce78" office:value-type="string">
            <text:p>dies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rticle</text:p>
          </table:table-cell>
          <table:table-cell table:style-name="ce26" office:value-type="string">
            <text:p>ele</text:p>
          </table:table-cell>
          <table:table-cell table:style-name="ce56" office:value-type="string">
            <text:p>those</text:p>
          </table:table-cell>
          <table:table-cell table:style-name="ce63" office:value-type="string">
            <text:p>aquellos</text:p>
          </table:table-cell>
          <table:table-cell table:style-name="ce67" office:value-type="string">
            <text:p>ceux</text:p>
          </table:table-cell>
          <table:table-cell table:style-name="ce70" office:value-type="string">
            <text:p>quelli</text:p>
          </table:table-cell>
          <table:table-cell table:style-name="ce73" office:value-type="string">
            <text:p>illis</text:p>
          </table:table-cell>
          <table:table-cell table:style-name="ce76" office:value-type="string">
            <text:p>acestea</text:p>
          </table:table-cell>
          <table:table-cell table:style-name="ce78" office:value-type="string">
            <text:p>jene</text:p>
          </table:table-cell>
          <table:table-cell table:style-name="ce70" table:number-columns-repeated="6"/>
          <table:table-cell table:number-columns-repeated="1002"/>
        </table:table-row>
        <table:table-row table:style-name="ro7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56" office:value-type="string">
            <text:p>through</text:p>
          </table:table-cell>
          <table:table-cell table:style-name="ce63" office:value-type="string">
            <text:p>por</text:p>
          </table:table-cell>
          <table:table-cell table:style-name="ce67" office:value-type="string">
            <text:p>par</text:p>
          </table:table-cell>
          <table:table-cell table:style-name="ce70" office:value-type="string">
            <text:p>da</text:p>
          </table:table-cell>
          <table:table-cell table:style-name="ce74" office:value-type="string">
            <text:p>per</text:p>
          </table:table-cell>
          <table:table-cell table:style-name="ce76" office:value-type="string">
            <text:p>prin</text:p>
          </table:table-cell>
          <table:table-cell table:style-name="ce78" office:value-type="string">
            <text:p>dur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56" office:value-type="string">
            <text:p>through</text:p>
          </table:table-cell>
          <table:table-cell table:style-name="ce63" office:value-type="string">
            <text:p>mediante</text:p>
          </table:table-cell>
          <table:table-cell table:style-name="ce67" office:value-type="string">
            <text:p>par</text:p>
          </table:table-cell>
          <table:table-cell table:style-name="ce70" office:value-type="string">
            <text:p>attraverso</text:p>
          </table:table-cell>
          <table:table-cell table:style-name="ce73" office:value-type="string">
            <text:p>propter</text:p>
          </table:table-cell>
          <table:table-cell table:style-name="ce76" office:value-type="string">
            <text:p>prin</text:p>
          </table:table-cell>
          <table:table-cell table:style-name="ce78" office:value-type="string">
            <text:p>dur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asi</text:p>
          </table:table-cell>
          <table:table-cell table:style-name="ce56" office:value-type="string">
            <text:p>thus</text:p>
          </table:table-cell>
          <table:table-cell table:style-name="ce63" office:value-type="string">
            <text:p>así</text:p>
          </table:table-cell>
          <table:table-cell table:style-name="ce67" office:value-type="string">
            <text:p>donc</text:p>
          </table:table-cell>
          <table:table-cell table:style-name="ce70" office:value-type="string">
            <text:p>così</text:p>
          </table:table-cell>
          <table:table-cell table:style-name="ce73" office:value-type="string">
            <text:p>ita</text:p>
          </table:table-cell>
          <table:table-cell table:style-name="ce76" office:value-type="string">
            <text:p>prin urmare</text:p>
          </table:table-cell>
          <table:table-cell table:style-name="ce78" office:value-type="string">
            <text:p>somi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tesa</text:p>
          </table:table-cell>
          <table:table-cell table:style-name="ce56" office:value-type="string">
            <text:p>time</text:p>
          </table:table-cell>
          <table:table-cell table:style-name="ce63" office:value-type="string">
            <text:p>tiempo</text:p>
          </table:table-cell>
          <table:table-cell table:style-name="ce67" office:value-type="string">
            <text:p>temps</text:p>
          </table:table-cell>
          <table:table-cell table:style-name="ce70" office:value-type="string">
            <text:p>tempo</text:p>
          </table:table-cell>
          <table:table-cell table:style-name="ce73" office:value-type="string">
            <text:p>tempus</text:p>
          </table:table-cell>
          <table:table-cell table:style-name="ce76" office:value-type="string">
            <text:p>timp</text:p>
          </table:table-cell>
          <table:table-cell table:style-name="ce78" office:value-type="string">
            <text:p>Zei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foa</text:p>
          </table:table-cell>
          <table:table-cell table:style-name="ce56" office:value-type="string">
            <text:p>times</text:p>
          </table:table-cell>
          <table:table-cell table:style-name="ce63" office:value-type="string">
            <text:p>vez</text:p>
          </table:table-cell>
          <table:table-cell table:style-name="ce67" office:value-type="string">
            <text:p>fois</text:p>
          </table:table-cell>
          <table:table-cell table:style-name="ce70" office:value-type="string">
            <text:p>una volta</text:p>
          </table:table-cell>
          <table:table-cell table:style-name="ce73" office:value-type="string">
            <text:p>iterum</text:p>
          </table:table-cell>
          <table:table-cell table:style-name="ce76" office:value-type="string">
            <text:p>ori</text:p>
          </table:table-cell>
          <table:table-cell table:style-name="ce78" office:value-type="string">
            <text:p>Einm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56" office:value-type="string">
            <text:p>to</text:p>
          </table:table-cell>
          <table:table-cell table:style-name="ce63" office:value-type="string">
            <text:p>a</text:p>
          </table:table-cell>
          <table:table-cell table:style-name="ce67" office:value-type="string">
            <text:p>vers</text:p>
          </table:table-cell>
          <table:table-cell table:style-name="ce70" office:value-type="string">
            <text:p>per</text:p>
          </table:table-cell>
          <table:table-cell table:style-name="ce73" office:value-type="string">
            <text:p>ut</text:p>
          </table:table-cell>
          <table:table-cell table:style-name="ce76" office:value-type="string">
            <text:p>la</text:p>
          </table:table-cell>
          <table:table-cell table:style-name="ce78" office:value-type="string">
            <text:p>zu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57" office:value-type="string">
            <text:p>to,at</text:p>
          </table:table-cell>
          <table:table-cell table:style-name="ce63" office:value-type="string">
            <text:p>para</text:p>
          </table:table-cell>
          <table:table-cell table:style-name="ce67" office:value-type="string">
            <text:p>à</text:p>
          </table:table-cell>
          <table:table-cell table:style-name="ce70" office:value-type="string">
            <text:p>a</text:p>
          </table:table-cell>
          <table:table-cell table:style-name="ce73" office:value-type="string">
            <text:p>ut</text:p>
          </table:table-cell>
          <table:table-cell table:style-name="ce76" office:value-type="string">
            <text:p>la</text:p>
          </table:table-cell>
          <table:table-cell table:style-name="ce78" office:value-type="string">
            <text:p>zu, bei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hoja</text:p>
          </table:table-cell>
          <table:table-cell table:style-name="ce56" office:value-type="string">
            <text:p>today</text:p>
          </table:table-cell>
          <table:table-cell table:style-name="ce63" office:value-type="string">
            <text:p>hoy</text:p>
          </table:table-cell>
          <table:table-cell table:style-name="ce67" office:value-type="string">
            <text:p>aujourd'hui</text:p>
          </table:table-cell>
          <table:table-cell table:style-name="ce70" office:value-type="string">
            <text:p>oggi</text:p>
          </table:table-cell>
          <table:table-cell table:style-name="ce73" office:value-type="string">
            <text:p>hodie</text:p>
          </table:table-cell>
          <table:table-cell table:style-name="ce76" office:value-type="string">
            <text:p>azi</text:p>
          </table:table-cell>
          <table:table-cell table:style-name="ce78" office:value-type="string">
            <text:p>heut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juto</text:p>
          </table:table-cell>
          <table:table-cell table:style-name="ce56" office:value-type="string">
            <text:p>together</text:p>
          </table:table-cell>
          <table:table-cell table:style-name="ce63" office:value-type="string">
            <text:p>juntos</text:p>
          </table:table-cell>
          <table:table-cell table:style-name="ce67" office:value-type="string">
            <text:p>ensemble</text:p>
          </table:table-cell>
          <table:table-cell table:style-name="ce70" office:value-type="string">
            <text:p>insieme</text:p>
          </table:table-cell>
          <table:table-cell table:style-name="ce73" office:value-type="string">
            <text:p>simul</text:p>
          </table:table-cell>
          <table:table-cell table:style-name="ce76" office:value-type="string">
            <text:p>împreună</text:p>
          </table:table-cell>
          <table:table-cell table:style-name="ce78" office:value-type="string">
            <text:p>zusamm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ita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ako</text:p>
          </table:table-cell>
          <table:table-cell table:style-name="ce56" office:value-type="string">
            <text:p>too</text:p>
          </table:table-cell>
          <table:table-cell table:style-name="ce63" office:value-type="string">
            <text:p>también</text:p>
          </table:table-cell>
          <table:table-cell table:style-name="ce67" office:value-type="string">
            <text:p>aussi</text:p>
          </table:table-cell>
          <table:table-cell table:style-name="ce70" office:value-type="string">
            <text:p>anche</text:p>
          </table:table-cell>
          <table:table-cell table:style-name="ce73" office:value-type="string">
            <text:p>etiam</text:p>
          </table:table-cell>
          <table:table-cell table:style-name="ce76" office:value-type="string">
            <text:p>de asemenea</text:p>
          </table:table-cell>
          <table:table-cell table:style-name="ce78" office:value-type="string">
            <text:p>au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engl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top</text:p>
          </table:table-cell>
          <table:table-cell table:style-name="ce56" office:value-type="string">
            <text:p>top</text:p>
          </table:table-cell>
          <table:table-cell table:style-name="ce63" office:value-type="string">
            <text:p>parte superior</text:p>
          </table:table-cell>
          <table:table-cell table:style-name="ce67" office:value-type="string">
            <text:p>Haut</text:p>
          </table:table-cell>
          <table:table-cell table:style-name="ce70" office:value-type="string">
            <text:p>superiore</text:p>
          </table:table-cell>
          <table:table-cell table:style-name="ce73" office:value-type="string">
            <text:p>summtem</text:p>
          </table:table-cell>
          <table:table-cell table:style-name="ce76" office:value-type="string">
            <text:p>top</text:p>
          </table:table-cell>
          <table:table-cell table:style-name="ce78" office:value-type="string">
            <text:p>ob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toky</text:p>
          </table:table-cell>
          <table:table-cell table:style-name="ce58" office:value-type="string">
            <text:p>touch</text:p>
          </table:table-cell>
          <table:table-cell table:style-name="ce64" office:value-type="string">
            <text:p>tocar</text:p>
          </table:table-cell>
          <table:table-cell table:style-name="ce67" office:value-type="string">
            <text:p>toucher</text:p>
          </table:table-cell>
          <table:table-cell table:style-name="ce70" office:value-type="string">
            <text:p>toccare</text:p>
          </table:table-cell>
          <table:table-cell table:style-name="ce73" office:value-type="string">
            <text:p>tange</text:p>
          </table:table-cell>
          <table:table-cell table:style-name="ce76" office:value-type="string">
            <text:p>atinge</text:p>
          </table:table-cell>
          <table:table-cell table:style-name="ce78" office:value-type="string">
            <text:p>berühr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tzu</text:p>
          </table:table-cell>
          <table:table-cell table:style-name="ce56" office:value-type="string">
            <text:p>towards</text:p>
          </table:table-cell>
          <table:table-cell table:style-name="ce63" office:value-type="string">
            <text:p>hacia</text:p>
          </table:table-cell>
          <table:table-cell table:style-name="ce67" office:value-type="string">
            <text:p>vers</text:p>
          </table:table-cell>
          <table:table-cell table:style-name="ce70" office:value-type="string">
            <text:p>in direzione</text:p>
          </table:table-cell>
          <table:table-cell table:style-name="ce73" office:value-type="string">
            <text:p>versus</text:p>
          </table:table-cell>
          <table:table-cell table:style-name="ce76" office:value-type="string">
            <text:p>către</text:p>
          </table:table-cell>
          <table:table-cell table:style-name="ce78" office:value-type="string">
            <text:p>gegenüb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juga</text:p>
          </table:table-cell>
          <table:table-cell table:style-name="ce56" office:value-type="string">
            <text:p>toy</text:p>
          </table:table-cell>
          <table:table-cell table:style-name="ce63" office:value-type="string">
            <text:p>juguete</text:p>
          </table:table-cell>
          <table:table-cell table:style-name="ce67" office:value-type="string">
            <text:p>jouet</text:p>
          </table:table-cell>
          <table:table-cell table:style-name="ce70" office:value-type="string">
            <text:p>giocattolo</text:p>
          </table:table-cell>
          <table:table-cell table:style-name="ce73" office:value-type="string">
            <text:p>toy</text:p>
          </table:table-cell>
          <table:table-cell table:style-name="ce76" office:value-type="string">
            <text:p>jucărie</text:p>
          </table:table-cell>
          <table:table-cell table:style-name="ce78" office:value-type="string">
            <text:p>Spielzeu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tazo</text:p>
          </table:table-cell>
          <table:table-cell table:style-name="ce56" office:value-type="string">
            <text:p>traditional</text:p>
          </table:table-cell>
          <table:table-cell table:style-name="ce63" office:value-type="string">
            <text:p>tradicional</text:p>
          </table:table-cell>
          <table:table-cell table:style-name="ce67" office:value-type="string">
            <text:p>traditionnel</text:p>
          </table:table-cell>
          <table:table-cell table:style-name="ce70" office:value-type="string">
            <text:p>tradizionale</text:p>
          </table:table-cell>
          <table:table-cell table:style-name="ce73" office:value-type="string">
            <text:p>traditional</text:p>
          </table:table-cell>
          <table:table-cell table:style-name="ce76" office:value-type="string">
            <text:p>tradiţional</text:p>
          </table:table-cell>
          <table:table-cell table:style-name="ce78" office:value-type="string">
            <text:p>traditionell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toru</text:p>
          </table:table-cell>
          <table:table-cell table:style-name="ce58" office:value-type="string">
            <text:p>treat</text:p>
          </table:table-cell>
          <table:table-cell table:style-name="ce64" office:value-type="string">
            <text:p>tratar</text:p>
          </table:table-cell>
          <table:table-cell table:style-name="ce67" office:value-type="string">
            <text:p>traiter</text:p>
          </table:table-cell>
          <table:table-cell table:style-name="ce70" office:value-type="string">
            <text:p>trattare</text:p>
          </table:table-cell>
          <table:table-cell table:style-name="ce73" office:value-type="string">
            <text:p>tractare,</text:p>
          </table:table-cell>
          <table:table-cell table:style-name="ce76" office:value-type="string">
            <text:p>trata</text:p>
          </table:table-cell>
          <table:table-cell table:style-name="ce78" office:value-type="string">
            <text:p>versuchen Sie e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bora</text:p>
          </table:table-cell>
          <table:table-cell table:style-name="ce56" office:value-type="string">
            <text:p>tree</text:p>
          </table:table-cell>
          <table:table-cell table:style-name="ce63" office:value-type="string">
            <text:p>árbol</text:p>
          </table:table-cell>
          <table:table-cell table:style-name="ce67" office:value-type="string">
            <text:p>arbre</text:p>
          </table:table-cell>
          <table:table-cell table:style-name="ce70" office:value-type="string">
            <text:p>albero</text:p>
          </table:table-cell>
          <table:table-cell table:style-name="ce73" office:value-type="string">
            <text:p>Arbor</text:p>
          </table:table-cell>
          <table:table-cell table:style-name="ce76" office:value-type="string">
            <text:p>copac</text:p>
          </table:table-cell>
          <table:table-cell table:style-name="ce78" office:value-type="string">
            <text:p>Bau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vero</text:p>
          </table:table-cell>
          <table:table-cell table:style-name="ce59" office:value-type="string">
            <text:p>true</text:p>
          </table:table-cell>
          <table:table-cell table:style-name="ce63" office:value-type="string">
            <text:p>cierto</text:p>
          </table:table-cell>
          <table:table-cell table:style-name="ce67" office:value-type="string">
            <text:p>vrai</text:p>
          </table:table-cell>
          <table:table-cell table:style-name="ce70" office:value-type="string">
            <text:p>vero</text:p>
          </table:table-cell>
          <table:table-cell table:style-name="ce73" office:value-type="string">
            <text:p>verum</text:p>
          </table:table-cell>
          <table:table-cell table:style-name="ce76" office:value-type="string">
            <text:p>adevărat</text:p>
          </table:table-cell>
          <table:table-cell table:style-name="ce78" office:value-type="string">
            <text:p>wahr</text:p>
          </table:table-cell>
          <table:table-cell table:style-name="ce70" table:number-columns-repeated="6"/>
          <table:table-cell table:number-columns-repeated="1002"/>
        </table:table-row>
        <table:table-row table:style-name="ro7">
          <table:table-cell table:style-name="ce46" office:value-type="string">
            <text:p>romanian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pobu</text:p>
          </table:table-cell>
          <table:table-cell table:style-name="ce58" office:value-type="string">
            <text:p>try</text:p>
          </table:table-cell>
          <table:table-cell table:style-name="ce64" office:value-type="string">
            <text:p>intentar</text:p>
          </table:table-cell>
          <table:table-cell table:style-name="ce67" office:value-type="string">
            <text:p>essayer</text:p>
          </table:table-cell>
          <table:table-cell table:style-name="ce70" office:value-type="string">
            <text:p>provare</text:p>
          </table:table-cell>
          <table:table-cell table:style-name="ce73" office:value-type="string">
            <text:p>tentant</text:p>
          </table:table-cell>
          <table:table-cell table:style-name="ce76" office:value-type="string">
            <text:p>încerca</text:p>
          </table:table-cell>
          <table:table-cell table:style-name="ce78" office:value-type="string">
            <text:p>versuchen Sie es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speranto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rezu</text:p>
          </table:table-cell>
          <table:table-cell table:style-name="ce58" office:value-type="string">
            <text:p>turnout</text:p>
          </table:table-cell>
          <table:table-cell table:style-name="ce64" office:value-type="string">
            <text:p>resultar</text:p>
          </table:table-cell>
          <table:table-cell table:style-name="ce67" office:value-type="string">
            <text:p>résulter</text:p>
          </table:table-cell>
          <table:table-cell table:style-name="ce70" office:value-type="string">
            <text:p>rivelare</text:p>
          </table:table-cell>
          <table:table-cell table:style-name="ce73" office:value-type="string">
            <text:p>exitum</text:p>
          </table:table-cell>
          <table:table-cell table:style-name="ce76" office:value-type="string">
            <text:p>se dovedesc</text:p>
          </table:table-cell>
          <table:table-cell table:style-name="ce78" office:value-type="string">
            <text:p>ausfall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apu</text:p>
          </table:table-cell>
          <table:table-cell table:style-name="ce58" office:value-type="string">
            <text:p>understand</text:p>
          </table:table-cell>
          <table:table-cell table:style-name="ce64" office:value-type="string">
            <text:p>entender</text:p>
          </table:table-cell>
          <table:table-cell table:style-name="ce67" office:value-type="string">
            <text:p>comprendre</text:p>
          </table:table-cell>
          <table:table-cell table:style-name="ce70" office:value-type="string">
            <text:p>capire</text:p>
          </table:table-cell>
          <table:table-cell table:style-name="ce73" office:value-type="string">
            <text:p>intellegite</text:p>
          </table:table-cell>
          <table:table-cell table:style-name="ce76" office:value-type="string">
            <text:p>înțelege</text:p>
          </table:table-cell>
          <table:table-cell table:style-name="ce78" office:value-type="string">
            <text:p>versteh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germ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57" office:value-type="string">
            <text:p>up</text:p>
          </table:table-cell>
          <table:table-cell table:style-name="ce63" office:value-type="string">
            <text:p>hasta</text:p>
          </table:table-cell>
          <table:table-cell table:style-name="ce67" office:value-type="string">
            <text:p>en haut</text:p>
          </table:table-cell>
          <table:table-cell table:style-name="ce70" office:value-type="string">
            <text:p>su</text:p>
          </table:table-cell>
          <table:table-cell table:style-name="ce73" office:value-type="string">
            <text:p>autem</text:p>
          </table:table-cell>
          <table:table-cell table:style-name="ce76" office:value-type="string">
            <text:p>în sus</text:p>
          </table:table-cell>
          <table:table-cell table:style-name="ce78" office:value-type="string">
            <text:p>ob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sus</text:p>
          </table:table-cell>
          <table:table-cell table:style-name="ce56" office:value-type="string">
            <text:p>up</text:p>
          </table:table-cell>
          <table:table-cell table:style-name="ce63" office:value-type="string">
            <text:p>arriba</text:p>
          </table:table-cell>
          <table:table-cell table:style-name="ce67" office:value-type="string">
            <text:p>en haut</text:p>
          </table:table-cell>
          <table:table-cell table:style-name="ce70" office:value-type="string">
            <text:p>su</text:p>
          </table:table-cell>
          <table:table-cell table:style-name="ce73" office:value-type="string">
            <text:p>autem</text:p>
          </table:table-cell>
          <table:table-cell table:style-name="ce76" office:value-type="string">
            <text:p>sus</text:p>
          </table:table-cell>
          <table:table-cell table:style-name="ce78" office:value-type="string">
            <text:p>Nach ob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engl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tizu</text:p>
          </table:table-cell>
          <table:table-cell table:style-name="ce58" office:value-type="string">
            <text:p>use</text:p>
          </table:table-cell>
          <table:table-cell table:style-name="ce64" office:value-type="string">
            <text:p>utilizar</text:p>
          </table:table-cell>
          <table:table-cell table:style-name="ce67" office:value-type="string">
            <text:p>utiliser</text:p>
          </table:table-cell>
          <table:table-cell table:style-name="ce70" office:value-type="string">
            <text:p>uso</text:p>
          </table:table-cell>
          <table:table-cell table:style-name="ce73" office:value-type="string">
            <text:p>usus</text:p>
          </table:table-cell>
          <table:table-cell table:style-name="ce76" office:value-type="string">
            <text:p>utilizare</text:p>
          </table:table-cell>
          <table:table-cell table:style-name="ce78" office:value-type="string">
            <text:p>verwen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bixa</text:p>
          </table:table-cell>
          <table:table-cell table:style-name="ce56" office:value-type="string">
            <text:p>usually</text:p>
          </table:table-cell>
          <table:table-cell table:style-name="ce63" office:value-type="string">
            <text:p>generalmente</text:p>
          </table:table-cell>
          <table:table-cell table:style-name="ce67" office:value-type="string">
            <text:p>généralement</text:p>
          </table:table-cell>
          <table:table-cell table:style-name="ce70" office:value-type="string">
            <text:p>generalmente</text:p>
          </table:table-cell>
          <table:table-cell table:style-name="ce73" office:value-type="string">
            <text:p>plerumque</text:p>
          </table:table-cell>
          <table:table-cell table:style-name="ce76" office:value-type="string">
            <text:p>obișnuit</text:p>
          </table:table-cell>
          <table:table-cell table:style-name="ce78" office:value-type="string">
            <text:p>gewöhnli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varo</text:p>
          </table:table-cell>
          <table:table-cell table:style-name="ce56" office:value-type="string">
            <text:p>various</text:p>
          </table:table-cell>
          <table:table-cell table:style-name="ce63" office:value-type="string">
            <text:p>varios</text:p>
          </table:table-cell>
          <table:table-cell table:style-name="ce67" office:value-type="string">
            <text:p>divers</text:p>
          </table:table-cell>
          <table:table-cell table:style-name="ce70" office:value-type="string">
            <text:p>vario</text:p>
          </table:table-cell>
          <table:table-cell table:style-name="ce73" office:value-type="string">
            <text:p>variis</text:p>
          </table:table-cell>
          <table:table-cell table:style-name="ce76" office:value-type="string">
            <text:p>variat</text:p>
          </table:table-cell>
          <table:table-cell table:style-name="ce78" office:value-type="string">
            <text:p>verschieden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adverb</text:p>
          </table:table-cell>
          <table:table-cell table:style-name="ce26" office:value-type="string">
            <text:p>moio</text:p>
          </table:table-cell>
          <table:table-cell table:style-name="ce56" office:value-type="string">
            <text:p>very</text:p>
          </table:table-cell>
          <table:table-cell table:style-name="ce63" office:value-type="string">
            <text:p>muy</text:p>
          </table:table-cell>
          <table:table-cell table:style-name="ce67" office:value-type="string">
            <text:p>très</text:p>
          </table:table-cell>
          <table:table-cell table:style-name="ce70" office:value-type="string">
            <text:p>molto</text:p>
          </table:table-cell>
          <table:table-cell table:style-name="ce73" office:value-type="string">
            <text:p>ipsum</text:p>
          </table:table-cell>
          <table:table-cell table:style-name="ce76" office:value-type="string">
            <text:p>foarte</text:p>
          </table:table-cell>
          <table:table-cell table:style-name="ce78" office:value-type="string">
            <text:p>sehr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54" office:value-type="string">
            <text:p>pazu</text:p>
          </table:table-cell>
          <table:table-cell table:style-name="ce58" office:value-type="string">
            <text:p>wait</text:p>
          </table:table-cell>
          <table:table-cell table:style-name="ce64" office:value-type="string">
            <text:p>esperar</text:p>
          </table:table-cell>
          <table:table-cell table:style-name="ce67" office:value-type="string">
            <text:p>attendre à</text:p>
          </table:table-cell>
          <table:table-cell table:style-name="ce70" office:value-type="string">
            <text:p>aspettare</text:p>
          </table:table-cell>
          <table:table-cell table:style-name="ce73" office:value-type="string">
            <text:p>expecto</text:p>
          </table:table-cell>
          <table:table-cell table:style-name="ce76" office:value-type="string">
            <text:p>aștepta</text:p>
          </table:table-cell>
          <table:table-cell table:style-name="ce78" office:value-type="string">
            <text:p>wart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maxu</text:p>
          </table:table-cell>
          <table:table-cell table:style-name="ce56" office:value-type="string">
            <text:p>walk</text:p>
          </table:table-cell>
          <table:table-cell table:style-name="ce63" office:value-type="string">
            <text:p>caminar</text:p>
          </table:table-cell>
          <table:table-cell table:style-name="ce67" office:value-type="string">
            <text:p>marche</text:p>
          </table:table-cell>
          <table:table-cell table:style-name="ce70" office:value-type="string">
            <text:p>camminare</text:p>
          </table:table-cell>
          <table:table-cell table:style-name="ce73" office:value-type="string">
            <text:p>ambulate</text:p>
          </table:table-cell>
          <table:table-cell table:style-name="ce76" office:value-type="string">
            <text:p>mers pe jos</text:p>
          </table:table-cell>
          <table:table-cell table:style-name="ce78" office:value-type="string">
            <text:p>geh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keru</text:p>
          </table:table-cell>
          <table:table-cell table:style-name="ce56" office:value-type="string">
            <text:p>want</text:p>
          </table:table-cell>
          <table:table-cell table:style-name="ce63" office:value-type="string">
            <text:p>querer</text:p>
          </table:table-cell>
          <table:table-cell table:style-name="ce67" office:value-type="string">
            <text:p>vouloir</text:p>
          </table:table-cell>
          <table:table-cell table:style-name="ce70" office:value-type="string">
            <text:p>volere</text:p>
          </table:table-cell>
          <table:table-cell table:style-name="ce73" office:value-type="string">
            <text:p>cupio</text:p>
          </table:table-cell>
          <table:table-cell table:style-name="ce76" office:value-type="string">
            <text:p>vrea</text:p>
          </table:table-cell>
          <table:table-cell table:style-name="ce78" office:value-type="string">
            <text:p>woll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kalo</text:p>
          </table:table-cell>
          <table:table-cell table:style-name="ce56" office:value-type="string">
            <text:p>warm</text:p>
          </table:table-cell>
          <table:table-cell table:style-name="ce63" office:value-type="string">
            <text:p>calentar</text:p>
          </table:table-cell>
          <table:table-cell table:style-name="ce67" office:value-type="string">
            <text:p>chaud</text:p>
          </table:table-cell>
          <table:table-cell table:style-name="ce70" office:value-type="string">
            <text:p>caldo</text:p>
          </table:table-cell>
          <table:table-cell table:style-name="ce73" office:value-type="string">
            <text:p>calidum</text:p>
          </table:table-cell>
          <table:table-cell table:style-name="ce76" office:value-type="string">
            <text:p>cald</text:p>
          </table:table-cell>
          <table:table-cell table:style-name="ce78" office:value-type="string">
            <text:p>war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lavu</text:p>
          </table:table-cell>
          <table:table-cell table:style-name="ce56" office:value-type="string">
            <text:p>wash</text:p>
          </table:table-cell>
          <table:table-cell table:style-name="ce63" office:value-type="string">
            <text:p>lavar</text:p>
          </table:table-cell>
          <table:table-cell table:style-name="ce67" office:value-type="string">
            <text:p>laver</text:p>
          </table:table-cell>
          <table:table-cell table:style-name="ce70" office:value-type="string">
            <text:p>lavare</text:p>
          </table:table-cell>
          <table:table-cell table:style-name="ce73" office:value-type="string">
            <text:p>lava</text:p>
          </table:table-cell>
          <table:table-cell table:style-name="ce76" office:value-type="string">
            <text:p>spalare</text:p>
          </table:table-cell>
          <table:table-cell table:style-name="ce78" office:value-type="string">
            <text:p>waschen</text:p>
          </table:table-cell>
          <table:table-cell table:style-name="ce70" table:number-columns-repeated="6"/>
          <table:table-cell table:number-columns-repeated="1002"/>
        </table:table-row>
        <table:table-row table:style-name="ro2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miru</text:p>
          </table:table-cell>
          <table:table-cell table:style-name="ce58" office:value-type="string">
            <text:p>watch</text:p>
          </table:table-cell>
          <table:table-cell table:style-name="ce64" office:value-type="string">
            <text:p>mirar</text:p>
          </table:table-cell>
          <table:table-cell table:style-name="ce67" office:value-type="string">
            <text:p>regarde</text:p>
          </table:table-cell>
          <table:table-cell table:style-name="ce70" office:value-type="string">
            <text:p>guarda</text:p>
          </table:table-cell>
          <table:table-cell table:style-name="ce73" office:value-type="string">
            <text:p>quaerere</text:p>
          </table:table-cell>
          <table:table-cell table:style-name="ce76" office:value-type="string">
            <text:p>uită-te, uimit</text:p>
          </table:table-cell>
          <table:table-cell table:style-name="ce78" office:value-type="string">
            <text:p>schau mal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aqua</text:p>
          </table:table-cell>
          <table:table-cell table:style-name="ce56" office:value-type="string">
            <text:p>water</text:p>
          </table:table-cell>
          <table:table-cell table:style-name="ce63" office:value-type="string">
            <text:p>agua</text:p>
          </table:table-cell>
          <table:table-cell table:style-name="ce67" office:value-type="string">
            <text:p>l'eau</text:p>
          </table:table-cell>
          <table:table-cell table:style-name="ce70" office:value-type="string">
            <text:p>acqua</text:p>
          </table:table-cell>
          <table:table-cell table:style-name="ce73" office:value-type="string">
            <text:p>aqua</text:p>
          </table:table-cell>
          <table:table-cell table:style-name="ce76" office:value-type="string">
            <text:p>apă</text:p>
          </table:table-cell>
          <table:table-cell table:style-name="ce78" office:value-type="string">
            <text:p>Wasser</text:p>
          </table:table-cell>
          <table:table-cell table:style-name="ce70" table:number-columns-repeated="6"/>
          <table:table-cell table:number-columns-repeated="1002"/>
        </table:table-row>
        <table:table-row table:style-name="ro3">
          <table:table-cell table:style-name="ce46" office:value-type="string">
            <text:p>romanian</text:p>
          </table:table-cell>
          <table:table-cell table:style-name="ce48" office:value-type="float" office:value="5">
            <text:p>5</text:p>
          </table:table-cell>
          <table:table-cell table:style-name="ce51" office:value-type="string">
            <text:p>nouns</text:p>
          </table:table-cell>
          <table:table-cell table:style-name="ce54" office:value-type="string">
            <text:p>cale</text:p>
          </table:table-cell>
          <table:table-cell table:style-name="ce56" office:value-type="string">
            <text:p>way</text:p>
          </table:table-cell>
          <table:table-cell table:style-name="ce63" office:value-type="string">
            <text:p>camino</text:p>
          </table:table-cell>
          <table:table-cell table:style-name="ce67" office:value-type="string">
            <text:p/>
            <text:p>le chemin</text:p>
          </table:table-cell>
          <table:table-cell table:style-name="ce72" office:value-type="string">
            <text:p>strada</text:p>
          </table:table-cell>
          <table:table-cell table:style-name="ce73"/>
          <table:table-cell table:style-name="ce76" office:value-type="string">
            <text:p>cale</text:p>
          </table:table-cell>
          <table:table-cell table:style-name="ce78" office:value-type="string">
            <text:p>Weg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gut</text:p>
          </table:table-cell>
          <table:table-cell table:style-name="ce56" office:value-type="string">
            <text:p>well</text:p>
          </table:table-cell>
          <table:table-cell table:style-name="ce63" office:value-type="string">
            <text:p>bien</text:p>
          </table:table-cell>
          <table:table-cell table:style-name="ce67" office:value-type="string">
            <text:p>bien</text:p>
          </table:table-cell>
          <table:table-cell table:style-name="ce70" office:value-type="string">
            <text:p>bene</text:p>
          </table:table-cell>
          <table:table-cell table:style-name="ce73" office:value-type="string">
            <text:p>bene</text:p>
          </table:table-cell>
          <table:table-cell table:style-name="ce76" office:value-type="string">
            <text:p>bine</text:p>
          </table:table-cell>
          <table:table-cell table:style-name="ce78" office:value-type="string">
            <text:p>Gu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que</text:p>
          </table:table-cell>
          <table:table-cell table:style-name="ce56" office:value-type="string">
            <text:p>what</text:p>
          </table:table-cell>
          <table:table-cell table:style-name="ce63" office:value-type="string">
            <text:p>qué</text:p>
          </table:table-cell>
          <table:table-cell table:style-name="ce67" office:value-type="string">
            <text:p>quoi</text:p>
          </table:table-cell>
          <table:table-cell table:style-name="ce70" office:value-type="string">
            <text:p>che cosa</text:p>
          </table:table-cell>
          <table:table-cell table:style-name="ce73" office:value-type="string">
            <text:p>Quid</text:p>
          </table:table-cell>
          <table:table-cell table:style-name="ce76" office:value-type="string">
            <text:p>ce</text:p>
          </table:table-cell>
          <table:table-cell table:style-name="ce78" office:value-type="string">
            <text:p>Was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uta</text:p>
          </table:table-cell>
          <table:table-cell table:style-name="ce56" office:value-type="string">
            <text:p>when</text:p>
          </table:table-cell>
          <table:table-cell table:style-name="ce63" office:value-type="string">
            <text:p>cuando</text:p>
          </table:table-cell>
          <table:table-cell table:style-name="ce67" office:value-type="string">
            <text:p>quand</text:p>
          </table:table-cell>
          <table:table-cell table:style-name="ce70" office:value-type="string">
            <text:p>quando</text:p>
          </table:table-cell>
          <table:table-cell table:style-name="ce73" office:value-type="string">
            <text:p>quod</text:p>
          </table:table-cell>
          <table:table-cell table:style-name="ce76" office:value-type="string">
            <text:p>când</text:p>
          </table:table-cell>
          <table:table-cell table:style-name="ce78" office:value-type="string">
            <text:p>wan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ubi</text:p>
          </table:table-cell>
          <table:table-cell table:style-name="ce56" office:value-type="string">
            <text:p>where</text:p>
          </table:table-cell>
          <table:table-cell table:style-name="ce63" office:value-type="string">
            <text:p>dónde</text:p>
          </table:table-cell>
          <table:table-cell table:style-name="ce67" office:value-type="string">
            <text:p>où</text:p>
          </table:table-cell>
          <table:table-cell table:style-name="ce70" office:value-type="string">
            <text:p>dove</text:p>
          </table:table-cell>
          <table:table-cell table:style-name="ce73" office:value-type="string">
            <text:p>ubi</text:p>
          </table:table-cell>
          <table:table-cell table:style-name="ce76" office:value-type="string">
            <text:p>unde</text:p>
          </table:table-cell>
          <table:table-cell table:style-name="ce78" office:value-type="string">
            <text:p>wo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qua</text:p>
          </table:table-cell>
          <table:table-cell table:style-name="ce56" office:value-type="string">
            <text:p>which</text:p>
          </table:table-cell>
          <table:table-cell table:style-name="ce63" office:value-type="string">
            <text:p>cual</text:p>
          </table:table-cell>
          <table:table-cell table:style-name="ce67" office:value-type="string">
            <text:p>lequel</text:p>
          </table:table-cell>
          <table:table-cell table:style-name="ce70" office:value-type="string">
            <text:p>quale</text:p>
          </table:table-cell>
          <table:table-cell table:style-name="ce73" office:value-type="string">
            <text:p>quod</text:p>
          </table:table-cell>
          <table:table-cell table:style-name="ce76" office:value-type="string">
            <text:p>care</text:p>
          </table:table-cell>
          <table:table-cell table:style-name="ce78" office:value-type="string">
            <text:p>welch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culoare</text:p>
          </table:table-cell>
          <table:table-cell table:style-name="ce26" office:value-type="string">
            <text:p>albo</text:p>
          </table:table-cell>
          <table:table-cell table:style-name="ce56" office:value-type="string">
            <text:p>white</text:p>
          </table:table-cell>
          <table:table-cell table:style-name="ce63" office:value-type="string">
            <text:p>blanco</text:p>
          </table:table-cell>
          <table:table-cell table:style-name="ce67" office:value-type="string">
            <text:p>blanc</text:p>
          </table:table-cell>
          <table:table-cell table:style-name="ce70" office:value-type="string">
            <text:p>bianca</text:p>
          </table:table-cell>
          <table:table-cell table:style-name="ce73" office:value-type="string">
            <text:p>album</text:p>
          </table:table-cell>
          <table:table-cell table:style-name="ce76" office:value-type="string">
            <text:p>alb</text:p>
          </table:table-cell>
          <table:table-cell table:style-name="ce78" office:value-type="string">
            <text:p>Weiß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qui</text:p>
          </table:table-cell>
          <table:table-cell table:style-name="ce56" office:value-type="string">
            <text:p>who</text:p>
          </table:table-cell>
          <table:table-cell table:style-name="ce63" office:value-type="string">
            <text:p>quien</text:p>
          </table:table-cell>
          <table:table-cell table:style-name="ce67" office:value-type="string">
            <text:p>qui</text:p>
          </table:table-cell>
          <table:table-cell table:style-name="ce70" office:value-type="string">
            <text:p>chi</text:p>
          </table:table-cell>
          <table:table-cell table:style-name="ce73" office:value-type="string">
            <text:p>qui</text:p>
          </table:table-cell>
          <table:table-cell table:style-name="ce76" office:value-type="string">
            <text:p>care</text:p>
          </table:table-cell>
          <table:table-cell table:style-name="ce78" office:value-type="string">
            <text:p>W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todo</text:p>
          </table:table-cell>
          <table:table-cell table:style-name="ce56" office:value-type="string">
            <text:p>whole</text:p>
          </table:table-cell>
          <table:table-cell table:style-name="ce63" office:value-type="string">
            <text:p>todo</text:p>
          </table:table-cell>
          <table:table-cell table:style-name="ce67" office:value-type="string">
            <text:p>entier</text:p>
          </table:table-cell>
          <table:table-cell table:style-name="ce70" office:value-type="string">
            <text:p>totale</text:p>
          </table:table-cell>
          <table:table-cell table:style-name="ce73" office:value-type="string">
            <text:p>totius</text:p>
          </table:table-cell>
          <table:table-cell table:style-name="ce76" office:value-type="string">
            <text:p>întreg</text:p>
          </table:table-cell>
          <table:table-cell table:style-name="ce78" office:value-type="string">
            <text:p>ganze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uxa</text:p>
          </table:table-cell>
          <table:table-cell table:style-name="ce56" office:value-type="string">
            <text:p>why</text:p>
          </table:table-cell>
          <table:table-cell table:style-name="ce63" office:value-type="string">
            <text:p>por qué</text:p>
          </table:table-cell>
          <table:table-cell table:style-name="ce67" office:value-type="string">
            <text:p>Pourquoi</text:p>
          </table:table-cell>
          <table:table-cell table:style-name="ce70" office:value-type="string">
            <text:p>perché</text:p>
          </table:table-cell>
          <table:table-cell table:style-name="ce73" office:value-type="string">
            <text:p>Quare</text:p>
          </table:table-cell>
          <table:table-cell table:style-name="ce76" office:value-type="string">
            <text:p>De ce</text:p>
          </table:table-cell>
          <table:table-cell table:style-name="ce78" office:value-type="string">
            <text:p>Warum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roman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visu</text:p>
          </table:table-cell>
          <table:table-cell table:style-name="ce56" office:value-type="string">
            <text:p>will</text:p>
          </table:table-cell>
          <table:table-cell table:style-name="ce63" office:value-type="string">
            <text:p>voluntat</text:p>
          </table:table-cell>
          <table:table-cell table:style-name="ce67" office:value-type="string">
            <text:p>volonté</text:p>
          </table:table-cell>
          <table:table-cell table:style-name="ce70" office:value-type="string">
            <text:p>volontà</text:p>
          </table:table-cell>
          <table:table-cell table:style-name="ce73" office:value-type="string">
            <text:p>facite</text:p>
          </table:table-cell>
          <table:table-cell table:style-name="ce76" office:value-type="string">
            <text:p>voi</text:p>
          </table:table-cell>
          <table:table-cell table:style-name="ce78" office:value-type="string">
            <text:p>werd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vita</text:p>
          </table:table-cell>
          <table:table-cell table:style-name="ce56" office:value-type="string">
            <text:p>wind</text:p>
          </table:table-cell>
          <table:table-cell table:style-name="ce63" office:value-type="string">
            <text:p>viento</text:p>
          </table:table-cell>
          <table:table-cell table:style-name="ce67" office:value-type="string">
            <text:p>vent</text:p>
          </table:table-cell>
          <table:table-cell table:style-name="ce70" office:value-type="string">
            <text:p>vento</text:p>
          </table:table-cell>
          <table:table-cell table:style-name="ce73" office:value-type="string">
            <text:p>ventus</text:p>
          </table:table-cell>
          <table:table-cell table:style-name="ce76" office:value-type="string">
            <text:p>vânt</text:p>
          </table:table-cell>
          <table:table-cell table:style-name="ce78" office:value-type="string">
            <text:p>Wind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fesa</text:p>
          </table:table-cell>
          <table:table-cell table:style-name="ce56" office:value-type="string">
            <text:p>window</text:p>
          </table:table-cell>
          <table:table-cell table:style-name="ce63" office:value-type="string">
            <text:p>ventana</text:p>
          </table:table-cell>
          <table:table-cell table:style-name="ce67" office:value-type="string">
            <text:p>fenêtre</text:p>
          </table:table-cell>
          <table:table-cell table:style-name="ce70" office:value-type="string">
            <text:p>finestra</text:p>
          </table:table-cell>
          <table:table-cell table:style-name="ce73" office:value-type="string">
            <text:p>fenestram</text:p>
          </table:table-cell>
          <table:table-cell table:style-name="ce76" office:value-type="string">
            <text:p>fereastră</text:p>
          </table:table-cell>
          <table:table-cell table:style-name="ce78" office:value-type="string">
            <text:p>Fenster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ohu</text:p>
          </table:table-cell>
          <table:table-cell table:style-name="ce56" office:value-type="string">
            <text:p>wish</text:p>
          </table:table-cell>
          <table:table-cell table:style-name="ce63" office:value-type="string">
            <text:p>deseo</text:p>
          </table:table-cell>
          <table:table-cell table:style-name="ce67" office:value-type="string">
            <text:p>souhait</text:p>
          </table:table-cell>
          <table:table-cell table:style-name="ce70" office:value-type="string">
            <text:p>desiderio</text:p>
          </table:table-cell>
          <table:table-cell table:style-name="ce73" office:value-type="string">
            <text:p>volo</text:p>
          </table:table-cell>
          <table:table-cell table:style-name="ce76" office:value-type="string">
            <text:p>dori</text:p>
          </table:table-cell>
          <table:table-cell table:style-name="ce78" office:value-type="string">
            <text:p>Wuns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ia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kon</text:p>
          </table:table-cell>
          <table:table-cell table:style-name="ce56" office:value-type="string">
            <text:p>with</text:p>
          </table:table-cell>
          <table:table-cell table:style-name="ce63" office:value-type="string">
            <text:p>con</text:p>
          </table:table-cell>
          <table:table-cell table:style-name="ce67" office:value-type="string">
            <text:p>avec</text:p>
          </table:table-cell>
          <table:table-cell table:style-name="ce70" office:value-type="string">
            <text:p>con</text:p>
          </table:table-cell>
          <table:table-cell table:style-name="ce73" office:value-type="string">
            <text:p>apud</text:p>
          </table:table-cell>
          <table:table-cell table:style-name="ce76" office:value-type="string">
            <text:p>cu</text:p>
          </table:table-cell>
          <table:table-cell table:style-name="ce78" office:value-type="string">
            <text:p>mit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latin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nouns</text:p>
          </table:table-cell>
          <table:table-cell table:style-name="ce26" office:value-type="string">
            <text:p>lena</text:p>
          </table:table-cell>
          <table:table-cell table:style-name="ce56" office:value-type="string">
            <text:p>wood</text:p>
          </table:table-cell>
          <table:table-cell table:style-name="ce63" office:value-type="string">
            <text:p>madera</text:p>
          </table:table-cell>
          <table:table-cell table:style-name="ce67" office:value-type="string">
            <text:p>bois</text:p>
          </table:table-cell>
          <table:table-cell table:style-name="ce70" office:value-type="string">
            <text:p>legna</text:p>
          </table:table-cell>
          <table:table-cell table:style-name="ce73" office:value-type="string">
            <text:p>lignum</text:p>
          </table:table-cell>
          <table:table-cell table:style-name="ce76" office:value-type="string">
            <text:p>lemn</text:p>
          </table:table-cell>
          <table:table-cell table:style-name="ce78" office:value-type="string">
            <text:p>Holz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arbu</text:p>
          </table:table-cell>
          <table:table-cell table:style-name="ce56" office:value-type="string">
            <text:p>work</text:p>
          </table:table-cell>
          <table:table-cell table:style-name="ce63" office:value-type="string">
            <text:p>trabajo</text:p>
          </table:table-cell>
          <table:table-cell table:style-name="ce67" office:value-type="string">
            <text:p>travailler</text:p>
          </table:table-cell>
          <table:table-cell table:style-name="ce70" office:value-type="string">
            <text:p>al lavoro</text:p>
          </table:table-cell>
          <table:table-cell table:style-name="ce73" office:value-type="string">
            <text:p>opus</text:p>
          </table:table-cell>
          <table:table-cell table:style-name="ce76" office:value-type="string">
            <text:p>a lucra</text:p>
          </table:table-cell>
          <table:table-cell table:style-name="ce78" office:value-type="string">
            <text:p>zu arbeit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verb</text:p>
          </table:table-cell>
          <table:table-cell table:style-name="ce26" office:value-type="string">
            <text:p>sabu</text:p>
          </table:table-cell>
          <table:table-cell table:style-name="ce56" office:value-type="string">
            <text:p>write</text:p>
          </table:table-cell>
          <table:table-cell table:style-name="ce63" office:value-type="string">
            <text:p>escribir</text:p>
          </table:table-cell>
          <table:table-cell table:style-name="ce67" office:value-type="string">
            <text:p>Écrire</text:p>
          </table:table-cell>
          <table:table-cell table:style-name="ce70" office:value-type="string">
            <text:p>scrivere</text:p>
          </table:table-cell>
          <table:table-cell table:style-name="ce73" office:value-type="string">
            <text:p>scribo</text:p>
          </table:table-cell>
          <table:table-cell table:style-name="ce76" office:value-type="string">
            <text:p>scrie</text:p>
          </table:table-cell>
          <table:table-cell table:style-name="ce78" office:value-type="string">
            <text:p>schreiben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fauo</text:p>
          </table:table-cell>
          <table:table-cell table:style-name="ce56" office:value-type="string">
            <text:p>wrong</text:p>
          </table:table-cell>
          <table:table-cell table:style-name="ce63" office:value-type="string">
            <text:p>incorrecto</text:p>
          </table:table-cell>
          <table:table-cell table:style-name="ce67" office:value-type="string">
            <text:p>faux</text:p>
          </table:table-cell>
          <table:table-cell table:style-name="ce70" office:value-type="string">
            <text:p>sbagliato</text:p>
          </table:table-cell>
          <table:table-cell table:style-name="ce73" office:value-type="string">
            <text:p>malum</text:p>
          </table:table-cell>
          <table:table-cell table:style-name="ce76" office:value-type="string">
            <text:p>gresit</text:p>
          </table:table-cell>
          <table:table-cell table:style-name="ce78" office:value-type="string">
            <text:p>fals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franch</text:p>
          </table:table-cell>
          <table:table-cell table:style-name="ce48" office:value-type="float" office:value="2">
            <text:p>2</text:p>
          </table:table-cell>
          <table:table-cell table:style-name="ce51" office:value-type="string">
            <text:p>culoare</text:p>
          </table:table-cell>
          <table:table-cell table:style-name="ce26" office:value-type="string">
            <text:p>juno</text:p>
          </table:table-cell>
          <table:table-cell table:style-name="ce56" office:value-type="string">
            <text:p>yellow</text:p>
          </table:table-cell>
          <table:table-cell table:style-name="ce63" office:value-type="string">
            <text:p>amarillo</text:p>
          </table:table-cell>
          <table:table-cell table:style-name="ce67" office:value-type="string">
            <text:p>Jaune</text:p>
          </table:table-cell>
          <table:table-cell table:style-name="ce70" office:value-type="string">
            <text:p>giallo</text:p>
          </table:table-cell>
          <table:table-cell table:style-name="ce73" office:value-type="string">
            <text:p>flavo</text:p>
          </table:table-cell>
          <table:table-cell table:style-name="ce76" office:value-type="string">
            <text:p>galben</text:p>
          </table:table-cell>
          <table:table-cell table:style-name="ce78" office:value-type="string">
            <text:p>Gelb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original</text:p>
          </table:table-cell>
          <table:table-cell table:style-name="ce48" office:value-type="float" office:value="4">
            <text:p>4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oga</text:p>
          </table:table-cell>
          <table:table-cell table:style-name="ce56" office:value-type="string">
            <text:p>yes</text:p>
          </table:table-cell>
          <table:table-cell table:style-name="ce63" office:value-type="string">
            <text:p>si</text:p>
          </table:table-cell>
          <table:table-cell table:style-name="ce67" office:value-type="string">
            <text:p>Oui</text:p>
          </table:table-cell>
          <table:table-cell table:style-name="ce70" office:value-type="string">
            <text:p>sì</text:p>
          </table:table-cell>
          <table:table-cell table:style-name="ce73" office:value-type="string">
            <text:p>, sic</text:p>
          </table:table-cell>
          <table:table-cell table:style-name="ce76" office:value-type="string">
            <text:p>da</text:p>
          </table:table-cell>
          <table:table-cell table:style-name="ce78" office:value-type="string">
            <text:p>Ja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german</text:p>
          </table:table-cell>
          <table:table-cell table:style-name="ce48" office:value-type="float" office:value="3">
            <text:p>3</text:p>
          </table:table-cell>
          <table:table-cell table:style-name="ce51" office:value-type="string">
            <text:p>preposition</text:p>
          </table:table-cell>
          <table:table-cell table:style-name="ce26" office:value-type="string">
            <text:p>noh</text:p>
          </table:table-cell>
          <table:table-cell table:style-name="ce60" office:value-type="string">
            <text:p>yet</text:p>
          </table:table-cell>
          <table:table-cell table:style-name="ce63" office:value-type="string">
            <text:p>todavía</text:p>
          </table:table-cell>
          <table:table-cell table:style-name="ce67" office:value-type="string">
            <text:p>encore</text:p>
          </table:table-cell>
          <table:table-cell table:style-name="ce70" office:value-type="string">
            <text:p>ancora</text:p>
          </table:table-cell>
          <table:table-cell table:style-name="ce73" office:value-type="string">
            <text:p>nondum</text:p>
          </table:table-cell>
          <table:table-cell table:style-name="ce76" office:value-type="string">
            <text:p>inca</text:p>
          </table:table-cell>
          <table:table-cell table:style-name="ce78" office:value-type="string">
            <text:p>noch</text:p>
          </table:table-cell>
          <table:table-cell table:style-name="ce70" table:number-columns-repeated="6"/>
          <table:table-cell table:number-columns-repeated="1002"/>
        </table:table-row>
        <table:table-row table:style-name="ro1">
          <table:table-cell table:style-name="ce46" office:value-type="string">
            <text:p>spanish</text:p>
          </table:table-cell>
          <table:table-cell table:style-name="ce48" office:value-type="float" office:value="1">
            <text:p>1</text:p>
          </table:table-cell>
          <table:table-cell table:style-name="ce51" office:value-type="string">
            <text:p>adjective</text:p>
          </table:table-cell>
          <table:table-cell table:style-name="ce26" office:value-type="string">
            <text:p>jono</text:p>
          </table:table-cell>
          <table:table-cell table:style-name="ce56" office:value-type="string">
            <text:p>young</text:p>
          </table:table-cell>
          <table:table-cell table:style-name="ce63" office:value-type="string">
            <text:p>joven</text:p>
          </table:table-cell>
          <table:table-cell table:style-name="ce67" office:value-type="string">
            <text:p>Jeune</text:p>
          </table:table-cell>
          <table:table-cell table:style-name="ce70" office:value-type="string">
            <text:p>giovane</text:p>
          </table:table-cell>
          <table:table-cell table:style-name="ce73" office:value-type="string">
            <text:p>iuvenis</text:p>
          </table:table-cell>
          <table:table-cell table:style-name="ce76" office:value-type="string">
            <text:p>tineri</text:p>
          </table:table-cell>
          <table:table-cell table:style-name="ce78" office:value-type="string">
            <text:p>jung</text:p>
          </table:table-cell>
          <table:table-cell table:style-name="ce70" table:number-columns-repeated="6"/>
          <table:table-cell table:number-columns-repeated="1002"/>
        </table:table-row>
        <table:table-row table:style-name="ro1" table:number-rows-repeated="104809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AJ" table:style-name="ta1" table:print="false">
        <office:forms form:automatic-focus="false" form:apply-design-mode="false"/>
        <table:table-column table:style-name="co14" table:default-cell-style-name="ce55"/>
        <table:table-column table:style-name="co15" table:default-cell-style-name="ce61"/>
        <table:table-column table:style-name="co11" table:default-cell-style-name="ce82"/>
        <table:table-column table:style-name="co11" table:default-cell-style-name="Default"/>
        <table:table-row table:style-name="ro1">
          <table:table-cell table:style-name="ce53" office:value-type="string">
            <text:p>Maj</text:p>
          </table:table-cell>
          <table:table-cell table:style-name="ce53" office:value-type="string">
            <text:p>English</text:p>
          </table:table-cell>
          <table:table-cell table:style-name="ce81" office:value-type="string">
            <text:p>Lookup</text:p>
          </table:table-cell>
          <table:table-cell/>
        </table:table-row>
        <table:table-row table:style-name="ro1">
          <table:table-cell table:style-name="ce26" office:value-type="string">
            <text:p>poto</text:p>
          </table:table-cell>
          <table:table-cell table:style-name="ce56" office:value-type="string">
            <text:p>able</text:p>
          </table:table-cell>
          <table:table-cell table:formula="of:=LOOKUP(TRIM([.B2]);[DIC.E$2:DIC.E$994];[DIC.D$2:DIC.D$994])" office:value-type="string" office:string-value="podo">
            <text:p>podo</text:p>
          </table:table-cell>
          <table:table-cell table:formula="of:=[.A2]=[.C2]" office:value-type="boolean" office:boolean-value="false">
            <text:p>FALSE</text:p>
          </table:table-cell>
        </table:table-row>
        <table:table-row table:style-name="ro8">
          <table:table-cell table:style-name="ce26" office:value-type="string">
            <text:p>de</text:p>
          </table:table-cell>
          <table:table-cell table:style-name="ce57" office:value-type="string">
            <text:p>about</text:p>
          </table:table-cell>
          <table:table-cell table:formula="of:=LOOKUP(TRIM([.B3]);[DIC.E$2:DIC.E$994];[DIC.D$2:DIC.D$994])" office:value-type="string" office:string-value="sur">
            <text:p>sur</text:p>
          </table:table-cell>
          <table:table-cell table:formula="of:=[.A3]=[.C3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ur</text:p>
          </table:table-cell>
          <table:table-cell table:style-name="ce56" office:value-type="string">
            <text:p>about</text:p>
          </table:table-cell>
          <table:table-cell table:formula="of:=LOOKUP(TRIM([.B4]);[DIC.E$2:DIC.E$994];[DIC.D$2:DIC.D$994])" office:value-type="string" office:string-value="sur">
            <text:p>sur</text:p>
          </table:table-cell>
          <table:table-cell table:formula="of:=[.A4]=[.C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be</text:p>
          </table:table-cell>
          <table:table-cell table:style-name="ce56" office:value-type="string">
            <text:p>above</text:p>
          </table:table-cell>
          <table:table-cell table:formula="of:=LOOKUP(TRIM([.B5]);[DIC.E$2:DIC.E$994];[DIC.D$2:DIC.D$994])" office:value-type="string" office:string-value="obe">
            <text:p>obe</text:p>
          </table:table-cell>
          <table:table-cell table:formula="of:=[.A5]=[.C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tu</text:p>
          </table:table-cell>
          <table:table-cell table:style-name="ce58" office:value-type="string">
            <text:p>accept</text:p>
          </table:table-cell>
          <table:table-cell table:formula="of:=LOOKUP(TRIM([.B6]);[DIC.E$2:DIC.E$994];[DIC.D$2:DIC.D$994])" office:value-type="string" office:string-value="cetu">
            <text:p>cetu</text:p>
          </table:table-cell>
          <table:table-cell table:formula="of:=[.A6]=[.C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oru</text:p>
          </table:table-cell>
          <table:table-cell table:style-name="ce58" office:value-type="string">
            <text:p>achieve</text:p>
          </table:table-cell>
          <table:table-cell table:formula="of:=LOOKUP(TRIM([.B7]);[DIC.E$2:DIC.E$994];[DIC.D$2:DIC.D$994])" office:value-type="string" office:string-value="segu">
            <text:p>segu</text:p>
          </table:table-cell>
          <table:table-cell table:formula="of:=[.A7]=[.C7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reky</text:p>
          </table:table-cell>
          <table:table-cell table:style-name="ce58" office:value-type="string">
            <text:p>achieve</text:p>
          </table:table-cell>
          <table:table-cell table:formula="of:=LOOKUP(TRIM([.B8]);[DIC.E$2:DIC.E$994];[DIC.D$2:DIC.D$994])" office:value-type="string" office:string-value="segu">
            <text:p>segu</text:p>
          </table:table-cell>
          <table:table-cell table:formula="of:=[.A8]=[.C8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egu</text:p>
          </table:table-cell>
          <table:table-cell table:style-name="ce58" office:value-type="string">
            <text:p>achieve</text:p>
          </table:table-cell>
          <table:table-cell table:formula="of:=LOOKUP(TRIM([.B9]);[DIC.E$2:DIC.E$994];[DIC.D$2:DIC.D$994])" office:value-type="string" office:string-value="segu">
            <text:p>segu</text:p>
          </table:table-cell>
          <table:table-cell table:formula="of:=[.A9]=[.C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r</text:p>
          </table:table-cell>
          <table:table-cell table:style-name="ce56" office:value-type="string">
            <text:p>across</text:p>
          </table:table-cell>
          <table:table-cell table:formula="of:=LOOKUP(TRIM([.B10]);[DIC.E$2:DIC.E$994];[DIC.D$2:DIC.D$994])" office:value-type="string" office:string-value="per">
            <text:p>per</text:p>
          </table:table-cell>
          <table:table-cell table:formula="of:=[.A10]=[.C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lo</text:p>
          </table:table-cell>
          <table:table-cell table:style-name="ce56" office:value-type="string">
            <text:p>actually</text:p>
          </table:table-cell>
          <table:table-cell table:formula="of:=LOOKUP(TRIM([.B11]);[DIC.E$2:DIC.E$994];[DIC.D$2:DIC.D$994])" office:value-type="string" office:string-value="rilo">
            <text:p>rilo</text:p>
          </table:table-cell>
          <table:table-cell table:formula="of:=[.A11]=[.C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ue</text:p>
          </table:table-cell>
          <table:table-cell table:style-name="ce56" office:value-type="string">
            <text:p>after</text:p>
          </table:table-cell>
          <table:table-cell table:formula="of:=LOOKUP(TRIM([.B12]);[DIC.E$2:DIC.E$994];[DIC.D$2:DIC.D$994])" office:value-type="string" office:string-value="pue">
            <text:p>pue</text:p>
          </table:table-cell>
          <table:table-cell table:formula="of:=[.A12]=[.C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no</text:p>
          </table:table-cell>
          <table:table-cell table:style-name="ce56" office:value-type="string">
            <text:p>again</text:p>
          </table:table-cell>
          <table:table-cell table:formula="of:=LOOKUP(TRIM([.B13]);[DIC.E$2:DIC.E$994];[DIC.D$2:DIC.D$994])" office:value-type="string" office:string-value="gano">
            <text:p>gano</text:p>
          </table:table-cell>
          <table:table-cell table:formula="of:=[.A13]=[.C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vo</text:p>
          </table:table-cell>
          <table:table-cell table:style-name="ce56" office:value-type="string">
            <text:p>ahead</text:p>
          </table:table-cell>
          <table:table-cell table:formula="of:=LOOKUP(TRIM([.B14]);[DIC.E$2:DIC.E$994];[DIC.D$2:DIC.D$994])" office:value-type="string" office:string-value="devo">
            <text:p>devo</text:p>
          </table:table-cell>
          <table:table-cell table:formula="of:=[.A14]=[.C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e</text:p>
          </table:table-cell>
          <table:table-cell table:style-name="ce56" office:value-type="string">
            <text:p>all</text:p>
          </table:table-cell>
          <table:table-cell table:formula="of:=LOOKUP(TRIM([.B15]);[DIC.E$2:DIC.E$994];[DIC.D$2:DIC.D$994])" office:value-type="string" office:string-value="ale">
            <text:p>ale</text:p>
          </table:table-cell>
          <table:table-cell table:formula="of:=[.A15]=[.C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mu</text:p>
          </table:table-cell>
          <table:table-cell table:style-name="ce58" office:value-type="string">
            <text:p>allow</text:p>
          </table:table-cell>
          <table:table-cell table:formula="of:=LOOKUP(TRIM([.B16]);[DIC.E$2:DIC.E$994];[DIC.D$2:DIC.D$994])" office:value-type="string" office:string-value="pemu">
            <text:p>pemu</text:p>
          </table:table-cell>
          <table:table-cell table:formula="of:=[.A16]=[.C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lo</text:p>
          </table:table-cell>
          <table:table-cell table:style-name="ce56" office:value-type="string">
            <text:p>alone</text:p>
          </table:table-cell>
          <table:table-cell table:formula="of:=LOOKUP(TRIM([.B17]);[DIC.E$2:DIC.E$994];[DIC.D$2:DIC.D$994])" office:value-type="string" office:string-value="solo">
            <text:p>solo</text:p>
          </table:table-cell>
          <table:table-cell table:formula="of:=[.A17]=[.C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g</text:p>
          </table:table-cell>
          <table:table-cell table:style-name="ce56" office:value-type="string">
            <text:p>along</text:p>
          </table:table-cell>
          <table:table-cell table:formula="of:=LOOKUP(TRIM([.B18]);[DIC.E$2:DIC.E$994];[DIC.D$2:DIC.D$994])" office:value-type="string" office:string-value="lag">
            <text:p>lag</text:p>
          </table:table-cell>
          <table:table-cell table:formula="of:=[.A18]=[.C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jo</text:p>
          </table:table-cell>
          <table:table-cell table:style-name="ce56" office:value-type="string">
            <text:p>already</text:p>
          </table:table-cell>
          <table:table-cell table:formula="of:=LOOKUP(TRIM([.B19]);[DIC.E$2:DIC.E$994];[DIC.D$2:DIC.D$994])" office:value-type="string" office:string-value="dejo">
            <text:p>dejo</text:p>
          </table:table-cell>
          <table:table-cell table:formula="of:=[.A19]=[.C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so</text:p>
          </table:table-cell>
          <table:table-cell table:style-name="ce56" office:value-type="string">
            <text:p>also</text:p>
          </table:table-cell>
          <table:table-cell table:formula="of:=LOOKUP(TRIM([.B20]);[DIC.E$2:DIC.E$994];[DIC.D$2:DIC.D$994])" office:value-type="string" office:string-value="aso">
            <text:p>aso</text:p>
          </table:table-cell>
          <table:table-cell table:formula="of:=[.A20]=[.C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po</text:p>
          </table:table-cell>
          <table:table-cell table:style-name="ce56" office:value-type="string">
            <text:p>always</text:p>
          </table:table-cell>
          <table:table-cell table:formula="of:=LOOKUP(TRIM([.B21]);[DIC.E$2:DIC.E$994];[DIC.D$2:DIC.D$994])" office:value-type="string" office:string-value="sepo">
            <text:p>sepo</text:p>
          </table:table-cell>
          <table:table-cell table:formula="of:=[.A21]=[.C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nu</text:p>
          </table:table-cell>
          <table:table-cell table:style-name="ce56" office:value-type="string">
            <text:p>am</text:p>
          </table:table-cell>
          <table:table-cell table:formula="of:=LOOKUP(TRIM([.B22]);[DIC.E$2:DIC.E$994];[DIC.D$2:DIC.D$994])" office:value-type="string" office:string-value="sonu">
            <text:p>sonu</text:p>
          </table:table-cell>
          <table:table-cell table:formula="of:=[.A22]=[.C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na</text:p>
          </table:table-cell>
          <table:table-cell table:style-name="ce56" office:value-type="string">
            <text:p>an</text:p>
          </table:table-cell>
          <table:table-cell table:formula="of:=LOOKUP(TRIM([.B23]);[DIC.E$2:DIC.E$994];[DIC.D$2:DIC.D$994])" office:value-type="string" office:string-value="una">
            <text:p>una</text:p>
          </table:table-cell>
          <table:table-cell table:formula="of:=[.A23]=[.C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nd</text:p>
          </table:table-cell>
          <table:table-cell table:style-name="ce56" office:value-type="string">
            <text:p>and</text:p>
          </table:table-cell>
          <table:table-cell table:formula="of:=LOOKUP(TRIM([.B24]);[DIC.E$2:DIC.E$994];[DIC.D$2:DIC.D$994])" office:value-type="string" office:string-value="und">
            <text:p>und</text:p>
          </table:table-cell>
          <table:table-cell table:formula="of:=[.A24]=[.C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ru</text:p>
          </table:table-cell>
          <table:table-cell table:style-name="ce56" office:value-type="string">
            <text:p>any</text:p>
          </table:table-cell>
          <table:table-cell table:formula="of:=LOOKUP(TRIM([.B25]);[DIC.E$2:DIC.E$994];[DIC.D$2:DIC.D$994])" office:value-type="string" office:string-value="oru">
            <text:p>oru</text:p>
          </table:table-cell>
          <table:table-cell table:formula="of:=[.A25]=[.C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pyu</text:p>
          </table:table-cell>
          <table:table-cell table:style-name="ce58" office:value-type="string">
            <text:p>appear</text:p>
          </table:table-cell>
          <table:table-cell table:formula="of:=LOOKUP(TRIM([.B26]);[DIC.E$2:DIC.E$994];[DIC.D$2:DIC.D$994])" office:value-type="string" office:string-value="apyu">
            <text:p>apyu</text:p>
          </table:table-cell>
          <table:table-cell table:formula="of:=[.A26]=[.C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la</text:p>
          </table:table-cell>
          <table:table-cell table:style-name="ce56" office:value-type="string">
            <text:p>apple</text:p>
          </table:table-cell>
          <table:table-cell table:formula="of:=LOOKUP(TRIM([.B27]);[DIC.E$2:DIC.E$994];[DIC.D$2:DIC.D$994])" office:value-type="string" office:string-value="mela">
            <text:p>mela</text:p>
          </table:table-cell>
          <table:table-cell table:formula="of:=[.A27]=[.C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iro</text:p>
          </table:table-cell>
          <table:table-cell table:style-name="ce56" office:value-type="string">
            <text:p>around</text:p>
          </table:table-cell>
          <table:table-cell table:formula="of:=LOOKUP(TRIM([.B28]);[DIC.E$2:DIC.E$994];[DIC.D$2:DIC.D$994])" office:value-type="string" office:string-value="uma">
            <text:p>uma</text:p>
          </table:table-cell>
          <table:table-cell table:formula="of:=[.A28]=[.C28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uma</text:p>
          </table:table-cell>
          <table:table-cell table:style-name="ce56" office:value-type="string">
            <text:p>around</text:p>
          </table:table-cell>
          <table:table-cell table:formula="of:=LOOKUP(TRIM([.B29]);[DIC.E$2:DIC.E$994];[DIC.D$2:DIC.D$994])" office:value-type="string" office:string-value="uma">
            <text:p>uma</text:p>
          </table:table-cell>
          <table:table-cell table:formula="of:=[.A29]=[.C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ivu</text:p>
          </table:table-cell>
          <table:table-cell table:style-name="ce58" office:value-type="string">
            <text:p>arrive</text:p>
          </table:table-cell>
          <table:table-cell table:formula="of:=LOOKUP(TRIM([.B30]);[DIC.E$2:DIC.E$994];[DIC.D$2:DIC.D$994])" office:value-type="string" office:string-value="aivu">
            <text:p>aivu</text:p>
          </table:table-cell>
          <table:table-cell table:formula="of:=[.A30]=[.C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</text:p>
          </table:table-cell>
          <table:table-cell table:style-name="ce56" office:value-type="string">
            <text:p>as</text:p>
          </table:table-cell>
          <table:table-cell table:formula="of:=LOOKUP(TRIM([.B31]);[DIC.E$2:DIC.E$994];[DIC.D$2:DIC.D$994])" office:value-type="string" office:string-value="ka">
            <text:p>ka</text:p>
          </table:table-cell>
          <table:table-cell table:formula="of:=[.A31]=[.C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sku</text:p>
          </table:table-cell>
          <table:table-cell table:style-name="ce58" office:value-type="string">
            <text:p>ask for</text:p>
          </table:table-cell>
          <table:table-cell table:formula="of:=LOOKUP(TRIM([.B32]);[DIC.E$2:DIC.E$994];[DIC.D$2:DIC.D$994])" office:value-type="string" office:string-value="asku">
            <text:p>asku</text:p>
          </table:table-cell>
          <table:table-cell table:formula="of:=[.A32]=[.C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i</text:p>
          </table:table-cell>
          <table:table-cell table:style-name="ce56" office:value-type="string">
            <text:p>at</text:p>
          </table:table-cell>
          <table:table-cell table:formula="of:=LOOKUP(TRIM([.B33]);[DIC.E$2:DIC.E$994];[DIC.D$2:DIC.D$994])" office:value-type="string" office:string-value="bei">
            <text:p>bei</text:p>
          </table:table-cell>
          <table:table-cell table:formula="of:=[.A33]=[.C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ro</text:p>
          </table:table-cell>
          <table:table-cell table:style-name="ce56" office:value-type="string">
            <text:p>available</text:p>
          </table:table-cell>
          <table:table-cell table:formula="of:=LOOKUP(TRIM([.B34]);[DIC.E$2:DIC.E$994];[DIC.D$2:DIC.D$994])" office:value-type="string" office:string-value="fero">
            <text:p>fero</text:p>
          </table:table-cell>
          <table:table-cell table:formula="of:=[.A34]=[.C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io</text:p>
          </table:table-cell>
          <table:table-cell table:style-name="ce56" office:value-type="string">
            <text:p>away</text:p>
          </table:table-cell>
          <table:table-cell table:formula="of:=LOOKUP(TRIM([.B35]);[DIC.E$2:DIC.E$994];[DIC.D$2:DIC.D$994])" office:value-type="string" office:string-value="veg">
            <text:p>veg</text:p>
          </table:table-cell>
          <table:table-cell table:formula="of:=[.A35]=[.C35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veg</text:p>
          </table:table-cell>
          <table:table-cell table:style-name="ce56" office:value-type="string">
            <text:p>away</text:p>
          </table:table-cell>
          <table:table-cell table:formula="of:=LOOKUP(TRIM([.B36]);[DIC.E$2:DIC.E$994];[DIC.D$2:DIC.D$994])" office:value-type="string" office:string-value="veg">
            <text:p>veg</text:p>
          </table:table-cell>
          <table:table-cell table:formula="of:=[.A36]=[.C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bo</text:p>
          </table:table-cell>
          <table:table-cell table:style-name="ce56" office:value-type="string">
            <text:p>baby</text:p>
          </table:table-cell>
          <table:table-cell table:formula="of:=LOOKUP(TRIM([.B37]);[DIC.E$2:DIC.E$994];[DIC.D$2:DIC.D$994])" office:value-type="string" office:string-value="bobo">
            <text:p>bobo</text:p>
          </table:table-cell>
          <table:table-cell table:formula="of:=[.A37]=[.C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to</text:p>
          </table:table-cell>
          <table:table-cell table:style-name="ce56" office:value-type="string">
            <text:p>back</text:p>
          </table:table-cell>
          <table:table-cell table:formula="of:=LOOKUP(TRIM([.B38]);[DIC.E$2:DIC.E$994];[DIC.D$2:DIC.D$994])" office:value-type="string" office:string-value="reto">
            <text:p>reto</text:p>
          </table:table-cell>
          <table:table-cell table:formula="of:=[.A38]=[.C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r</text:p>
          </table:table-cell>
          <table:table-cell table:style-name="ce56" office:value-type="string">
            <text:p>back to</text:p>
          </table:table-cell>
          <table:table-cell table:formula="of:=LOOKUP(TRIM([.B39]);[DIC.E$2:DIC.E$994];[DIC.D$2:DIC.D$994])" office:value-type="string" office:string-value="tor">
            <text:p>tor</text:p>
          </table:table-cell>
          <table:table-cell table:formula="of:=[.A39]=[.C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lo</text:p>
          </table:table-cell>
          <table:table-cell table:style-name="ce56" office:value-type="string">
            <text:p>bad</text:p>
          </table:table-cell>
          <table:table-cell table:formula="of:=LOOKUP(TRIM([.B40]);[DIC.E$2:DIC.E$994];[DIC.D$2:DIC.D$994])" office:value-type="string" office:string-value="malo">
            <text:p>malo</text:p>
          </table:table-cell>
          <table:table-cell table:formula="of:=[.A40]=[.C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la</text:p>
          </table:table-cell>
          <table:table-cell table:style-name="ce56" office:value-type="string">
            <text:p>ball</text:p>
          </table:table-cell>
          <table:table-cell table:formula="of:=LOOKUP(TRIM([.B41]);[DIC.E$2:DIC.E$994];[DIC.D$2:DIC.D$994])" office:value-type="string" office:string-value="pala">
            <text:p>pala</text:p>
          </table:table-cell>
          <table:table-cell table:formula="of:=[.A41]=[.C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ru</text:p>
          </table:table-cell>
          <table:table-cell table:style-name="ce56" office:value-type="string">
            <text:p>be</text:p>
          </table:table-cell>
          <table:table-cell table:formula="of:=LOOKUP(TRIM([.B42]);[DIC.E$2:DIC.E$994];[DIC.D$2:DIC.D$994])" office:value-type="string" office:string-value="seru">
            <text:p>seru</text:p>
          </table:table-cell>
          <table:table-cell table:formula="of:=[.A42]=[.C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rsa</text:p>
          </table:table-cell>
          <table:table-cell table:style-name="ce56" office:value-type="string">
            <text:p>bear</text:p>
          </table:table-cell>
          <table:table-cell table:formula="of:=LOOKUP(TRIM([.B43]);[DIC.E$2:DIC.E$994];[DIC.D$2:DIC.D$994])" office:value-type="string" office:string-value="Ursa">
            <text:p>Ursa</text:p>
          </table:table-cell>
          <table:table-cell table:formula="of:=[.A43]=[.C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y</text:p>
          </table:table-cell>
          <table:table-cell table:style-name="ce56" office:value-type="string">
            <text:p>because</text:p>
          </table:table-cell>
          <table:table-cell table:formula="of:=LOOKUP(TRIM([.B44]);[DIC.E$2:DIC.E$994];[DIC.D$2:DIC.D$994])" office:value-type="string" office:string-value="ky">
            <text:p>ky</text:p>
          </table:table-cell>
          <table:table-cell table:formula="of:=[.A44]=[.C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ma</text:p>
          </table:table-cell>
          <table:table-cell table:style-name="ce56" office:value-type="string">
            <text:p>bed</text:p>
          </table:table-cell>
          <table:table-cell table:formula="of:=LOOKUP(TRIM([.B45]);[DIC.E$2:DIC.E$994];[DIC.D$2:DIC.D$994])" office:value-type="string" office:string-value="kama">
            <text:p>kama</text:p>
          </table:table-cell>
          <table:table-cell table:formula="of:=[.A45]=[.C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te</text:p>
          </table:table-cell>
          <table:table-cell table:style-name="ce56" office:value-type="string">
            <text:p>before</text:p>
          </table:table-cell>
          <table:table-cell table:formula="of:=LOOKUP(TRIM([.B46]);[DIC.E$2:DIC.E$994];[DIC.D$2:DIC.D$994])" office:value-type="string" office:string-value="ate">
            <text:p>ate</text:p>
          </table:table-cell>
          <table:table-cell table:formula="of:=[.A46]=[.C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zu</text:p>
          </table:table-cell>
          <table:table-cell table:style-name="ce58" office:value-type="string">
            <text:p>begin</text:p>
          </table:table-cell>
          <table:table-cell table:formula="of:=LOOKUP(TRIM([.B47]);[DIC.E$2:DIC.E$994];[DIC.D$2:DIC.D$994])" office:value-type="string" office:string-value="pezu">
            <text:p>pezu</text:p>
          </table:table-cell>
          <table:table-cell table:formula="of:=[.A47]=[.C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s</text:p>
          </table:table-cell>
          <table:table-cell table:style-name="ce56" office:value-type="string">
            <text:p>behind</text:p>
          </table:table-cell>
          <table:table-cell table:formula="of:=LOOKUP(TRIM([.B48]);[DIC.E$2:DIC.E$994];[DIC.D$2:DIC.D$994])" office:value-type="string" office:string-value="pos">
            <text:p>pos</text:p>
          </table:table-cell>
          <table:table-cell table:formula="of:=[.A48]=[.C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edu</text:p>
          </table:table-cell>
          <table:table-cell table:style-name="ce58" office:value-type="string">
            <text:p>believe</text:p>
          </table:table-cell>
          <table:table-cell table:formula="of:=LOOKUP(TRIM([.B49]);[DIC.E$2:DIC.E$994];[DIC.D$2:DIC.D$994])" office:value-type="string" office:string-value="kedu">
            <text:p>kedu</text:p>
          </table:table-cell>
          <table:table-cell table:formula="of:=[.A49]=[.C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xa</text:p>
          </table:table-cell>
          <table:table-cell table:style-name="ce56" office:value-type="string">
            <text:p>bell</text:p>
          </table:table-cell>
          <table:table-cell table:formula="of:=LOOKUP(TRIM([.B50]);[DIC.E$2:DIC.E$994];[DIC.D$2:DIC.D$994])" office:value-type="string" office:string-value="koxa">
            <text:p>koxa</text:p>
          </table:table-cell>
          <table:table-cell table:formula="of:=[.A50]=[.C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b</text:p>
          </table:table-cell>
          <table:table-cell table:style-name="ce56" office:value-type="string">
            <text:p>beneath</text:p>
          </table:table-cell>
          <table:table-cell table:formula="of:=LOOKUP(TRIM([.B51]);[DIC.E$2:DIC.E$994];[DIC.D$2:DIC.D$994])" office:value-type="string" office:string-value="sub">
            <text:p>sub</text:p>
          </table:table-cell>
          <table:table-cell table:formula="of:=[.A51]=[.C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b</text:p>
          </table:table-cell>
          <table:table-cell table:style-name="ce56" office:value-type="string">
            <text:p>beside</text:p>
          </table:table-cell>
          <table:table-cell table:formula="of:=LOOKUP(TRIM([.B52]);[DIC.E$2:DIC.E$994];[DIC.D$2:DIC.D$994])" office:value-type="string" office:string-value="nib">
            <text:p>nib</text:p>
          </table:table-cell>
          <table:table-cell table:formula="of:=[.A52]=[.C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to</text:p>
          </table:table-cell>
          <table:table-cell table:style-name="ce56" office:value-type="string">
            <text:p>best</text:p>
          </table:table-cell>
          <table:table-cell table:formula="of:=LOOKUP(TRIM([.B53]);[DIC.E$2:DIC.E$994];[DIC.D$2:DIC.D$994])" office:value-type="string" office:string-value="beto">
            <text:p>beto</text:p>
          </table:table-cell>
          <table:table-cell table:formula="of:=[.A53]=[.C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ho</text:p>
          </table:table-cell>
          <table:table-cell table:style-name="ce56" office:value-type="string">
            <text:p>better</text:p>
          </table:table-cell>
          <table:table-cell table:formula="of:=LOOKUP(TRIM([.B54]);[DIC.E$2:DIC.E$994];[DIC.D$2:DIC.D$994])" office:value-type="string" office:string-value="meho">
            <text:p>meho</text:p>
          </table:table-cell>
          <table:table-cell table:formula="of:=[.A54]=[.C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ra</text:p>
          </table:table-cell>
          <table:table-cell table:style-name="ce56" office:value-type="string">
            <text:p>between</text:p>
          </table:table-cell>
          <table:table-cell table:formula="of:=LOOKUP(TRIM([.B55]);[DIC.E$2:DIC.E$994];[DIC.D$2:DIC.D$994])" office:value-type="string" office:string-value="fra">
            <text:p>fra</text:p>
          </table:table-cell>
          <table:table-cell table:formula="of:=[.A55]=[.C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oso</text:p>
          </table:table-cell>
          <table:table-cell table:style-name="ce56" office:value-type="string">
            <text:p>big</text:p>
          </table:table-cell>
          <table:table-cell table:formula="of:=LOOKUP(TRIM([.B56]);[DIC.E$2:DIC.E$994];[DIC.D$2:DIC.D$994])" office:value-type="string" office:string-value="goso">
            <text:p>goso</text:p>
          </table:table-cell>
          <table:table-cell table:formula="of:=[.A56]=[.C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zea</text:p>
          </table:table-cell>
          <table:table-cell table:style-name="ce56" office:value-type="string">
            <text:p>bird</text:p>
          </table:table-cell>
          <table:table-cell table:formula="of:=LOOKUP(TRIM([.B57]);[DIC.E$2:DIC.E$994];[DIC.D$2:DIC.D$994])" office:value-type="string" office:string-value="ozea">
            <text:p>ozea</text:p>
          </table:table-cell>
          <table:table-cell table:formula="of:=[.A57]=[.C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ta</text:p>
          </table:table-cell>
          <table:table-cell table:style-name="ce56" office:value-type="string">
            <text:p>birthday</text:p>
          </table:table-cell>
          <table:table-cell table:formula="of:=LOOKUP(TRIM([.B58]);[DIC.E$2:DIC.E$994];[DIC.D$2:DIC.D$994])" office:value-type="string" office:string-value="nata">
            <text:p>nata</text:p>
          </table:table-cell>
          <table:table-cell table:formula="of:=[.A58]=[.C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ego</text:p>
          </table:table-cell>
          <table:table-cell table:style-name="ce56" office:value-type="string">
            <text:p>black</text:p>
          </table:table-cell>
          <table:table-cell table:formula="of:=LOOKUP(TRIM([.B59]);[DIC.E$2:DIC.E$994];[DIC.D$2:DIC.D$994])" office:value-type="string" office:string-value="nego">
            <text:p>nego</text:p>
          </table:table-cell>
          <table:table-cell table:formula="of:=[.A59]=[.C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zul</text:p>
          </table:table-cell>
          <table:table-cell table:style-name="ce56" office:value-type="string">
            <text:p>blue</text:p>
          </table:table-cell>
          <table:table-cell table:formula="of:=LOOKUP(TRIM([.B60]);[DIC.E$2:DIC.E$994];[DIC.D$2:DIC.D$994])" office:value-type="string" office:string-value="azul">
            <text:p>azul</text:p>
          </table:table-cell>
          <table:table-cell table:formula="of:=[.A60]=[.C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aka</text:p>
          </table:table-cell>
          <table:table-cell table:style-name="ce56" office:value-type="string">
            <text:p>boat</text:p>
          </table:table-cell>
          <table:table-cell table:formula="of:=LOOKUP(TRIM([.B61]);[DIC.E$2:DIC.E$994];[DIC.D$2:DIC.D$994])" office:value-type="string" office:string-value="baka">
            <text:p>baka</text:p>
          </table:table-cell>
          <table:table-cell table:formula="of:=[.A61]=[.C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xu</text:p>
          </table:table-cell>
          <table:table-cell table:style-name="ce58" office:value-type="string">
            <text:p>born</text:p>
          </table:table-cell>
          <table:table-cell table:formula="of:=LOOKUP(TRIM([.B62]);[DIC.E$2:DIC.E$994];[DIC.D$2:DIC.D$994])" office:value-type="string" office:string-value="naxu">
            <text:p>naxu</text:p>
          </table:table-cell>
          <table:table-cell table:formula="of:=[.A62]=[.C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mo</text:p>
          </table:table-cell>
          <table:table-cell table:style-name="ce56" office:value-type="string">
            <text:p>both</text:p>
          </table:table-cell>
          <table:table-cell table:formula="of:=LOOKUP(TRIM([.B63]);[DIC.E$2:DIC.E$994];[DIC.D$2:DIC.D$994])" office:value-type="string" office:string-value="amo">
            <text:p>amo</text:p>
          </table:table-cell>
          <table:table-cell table:formula="of:=[.A63]=[.C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ja</text:p>
          </table:table-cell>
          <table:table-cell table:style-name="ce56" office:value-type="string">
            <text:p>box</text:p>
          </table:table-cell>
          <table:table-cell table:formula="of:=LOOKUP(TRIM([.B64]);[DIC.E$2:DIC.E$994];[DIC.D$2:DIC.D$994])" office:value-type="string" office:string-value="kaja">
            <text:p>kaja</text:p>
          </table:table-cell>
          <table:table-cell table:formula="of:=[.A64]=[.C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na</text:p>
          </table:table-cell>
          <table:table-cell table:style-name="ce56" office:value-type="string">
            <text:p>boy</text:p>
          </table:table-cell>
          <table:table-cell table:formula="of:=LOOKUP(TRIM([.B65]);[DIC.E$2:DIC.E$994];[DIC.D$2:DIC.D$994])" office:value-type="string" office:string-value="nina">
            <text:p>nina</text:p>
          </table:table-cell>
          <table:table-cell table:formula="of:=[.A65]=[.C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na</text:p>
          </table:table-cell>
          <table:table-cell table:style-name="ce56" office:value-type="string">
            <text:p>bread</text:p>
          </table:table-cell>
          <table:table-cell table:formula="of:=LOOKUP(TRIM([.B66]);[DIC.E$2:DIC.E$994];[DIC.D$2:DIC.D$994])" office:value-type="string" office:string-value="pana">
            <text:p>pana</text:p>
          </table:table-cell>
          <table:table-cell table:formula="of:=[.A66]=[.C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ru</text:p>
          </table:table-cell>
          <table:table-cell table:style-name="ce58" office:value-type="string">
            <text:p>bring</text:p>
          </table:table-cell>
          <table:table-cell table:formula="of:=LOOKUP(TRIM([.B67]);[DIC.E$2:DIC.E$994];[DIC.D$2:DIC.D$994])" office:value-type="string" office:string-value="taru">
            <text:p>taru</text:p>
          </table:table-cell>
          <table:table-cell table:formula="of:=[.A67]=[.C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rea</text:p>
          </table:table-cell>
          <table:table-cell table:style-name="ce56" office:value-type="string">
            <text:p>brother</text:p>
          </table:table-cell>
          <table:table-cell table:formula="of:=LOOKUP(TRIM([.B68]);[DIC.E$2:DIC.E$994];[DIC.D$2:DIC.D$994])" office:value-type="string" office:string-value="frea">
            <text:p>frea</text:p>
          </table:table-cell>
          <table:table-cell table:formula="of:=[.A68]=[.C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ro</text:p>
          </table:table-cell>
          <table:table-cell table:style-name="ce56" office:value-type="string">
            <text:p>brown</text:p>
          </table:table-cell>
          <table:table-cell table:formula="of:=LOOKUP(TRIM([.B69]);[DIC.E$2:DIC.E$994];[DIC.D$2:DIC.D$994])" office:value-type="string" office:string-value="maro">
            <text:p>maro</text:p>
          </table:table-cell>
          <table:table-cell table:formula="of:=[.A69]=[.C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ar</text:p>
          </table:table-cell>
          <table:table-cell table:style-name="ce56" office:value-type="string">
            <text:p>but</text:p>
          </table:table-cell>
          <table:table-cell table:formula="of:=LOOKUP(TRIM([.B70]);[DIC.E$2:DIC.E$994];[DIC.D$2:DIC.D$994])" office:value-type="string" office:string-value="dar">
            <text:p>dar</text:p>
          </table:table-cell>
          <table:table-cell table:formula="of:=[.A70]=[.C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xtu</text:p>
          </table:table-cell>
          <table:table-cell table:style-name="ce56" office:value-type="string">
            <text:p>buy</text:p>
          </table:table-cell>
          <table:table-cell table:formula="of:=LOOKUP(TRIM([.B71]);[DIC.E$2:DIC.E$994];[DIC.D$2:DIC.D$994])" office:value-type="string" office:string-value="axtu">
            <text:p>axtu</text:p>
          </table:table-cell>
          <table:table-cell table:formula="of:=[.A71]=[.C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</text:p>
          </table:table-cell>
          <table:table-cell table:style-name="ce56" office:value-type="string">
            <text:p>by</text:p>
          </table:table-cell>
          <table:table-cell table:formula="of:=LOOKUP(TRIM([.B72]);[DIC.E$2:DIC.E$994];[DIC.D$2:DIC.D$994])" office:value-type="string" office:string-value="par">
            <text:p>par</text:p>
          </table:table-cell>
          <table:table-cell table:formula="of:=[.A72]=[.C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la</text:p>
          </table:table-cell>
          <table:table-cell table:style-name="ce56" office:value-type="string">
            <text:p>cake</text:p>
          </table:table-cell>
          <table:table-cell table:formula="of:=LOOKUP(TRIM([.B73]);[DIC.E$2:DIC.E$994];[DIC.D$2:DIC.D$994])" office:value-type="string" office:string-value="tola">
            <text:p>tola</text:p>
          </table:table-cell>
          <table:table-cell table:formula="of:=[.A73]=[.C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oku</text:p>
          </table:table-cell>
          <table:table-cell table:style-name="ce58" office:value-type="string">
            <text:p>call</text:p>
          </table:table-cell>
          <table:table-cell table:formula="of:=LOOKUP(TRIM([.B74]);[DIC.E$2:DIC.E$994];[DIC.D$2:DIC.D$994])" office:value-type="string" office:string-value="voku">
            <text:p>voku</text:p>
          </table:table-cell>
          <table:table-cell table:formula="of:=[.A74]=[.C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vu</text:p>
          </table:table-cell>
          <table:table-cell table:style-name="ce56" office:value-type="string">
            <text:p>can</text:p>
          </table:table-cell>
          <table:table-cell table:formula="of:=LOOKUP(TRIM([.B75]);[DIC.E$2:DIC.E$994];[DIC.D$2:DIC.D$994])" office:value-type="string" office:string-value="povu">
            <text:p>povu</text:p>
          </table:table-cell>
          <table:table-cell table:formula="of:=[.A75]=[.C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ota</text:p>
          </table:table-cell>
          <table:table-cell table:style-name="ce56" office:value-type="string">
            <text:p>car</text:p>
          </table:table-cell>
          <table:table-cell table:formula="of:=LOOKUP(TRIM([.B76]);[DIC.E$2:DIC.E$994];[DIC.D$2:DIC.D$994])" office:value-type="string" office:string-value="aota">
            <text:p>aota</text:p>
          </table:table-cell>
          <table:table-cell table:formula="of:=[.A76]=[.C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ru</text:p>
          </table:table-cell>
          <table:table-cell table:style-name="ce58" office:value-type="string">
            <text:p>carry</text:p>
          </table:table-cell>
          <table:table-cell table:formula="of:=LOOKUP(TRIM([.B77]);[DIC.E$2:DIC.E$994];[DIC.D$2:DIC.D$994])" office:value-type="string" office:string-value="poru">
            <text:p>poru</text:p>
          </table:table-cell>
          <table:table-cell table:formula="of:=[.A77]=[.C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ta</text:p>
          </table:table-cell>
          <table:table-cell table:style-name="ce56" office:value-type="string">
            <text:p>cat</text:p>
          </table:table-cell>
          <table:table-cell table:formula="of:=LOOKUP(TRIM([.B78]);[DIC.E$2:DIC.E$994];[DIC.D$2:DIC.D$994])" office:value-type="string" office:string-value="gata">
            <text:p>gata</text:p>
          </table:table-cell>
          <table:table-cell table:formula="of:=[.A78]=[.C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no</text:p>
          </table:table-cell>
          <table:table-cell table:style-name="ce56" office:value-type="string">
            <text:p>central</text:p>
          </table:table-cell>
          <table:table-cell table:formula="of:=LOOKUP(TRIM([.B79]);[DIC.E$2:DIC.E$994];[DIC.D$2:DIC.D$994])" office:value-type="string" office:string-value="ceno">
            <text:p>ceno</text:p>
          </table:table-cell>
          <table:table-cell table:formula="of:=[.A79]=[.C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to</text:p>
          </table:table-cell>
          <table:table-cell table:style-name="ce56" office:value-type="string">
            <text:p>certain</text:p>
          </table:table-cell>
          <table:table-cell table:formula="of:=LOOKUP(TRIM([.B80]);[DIC.E$2:DIC.E$994];[DIC.D$2:DIC.D$994])" office:value-type="string" office:string-value="ceto">
            <text:p>ceto</text:p>
          </table:table-cell>
          <table:table-cell table:formula="of:=[.A80]=[.C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la</text:p>
          </table:table-cell>
          <table:table-cell table:style-name="ce56" office:value-type="string">
            <text:p>chair</text:p>
          </table:table-cell>
          <table:table-cell table:formula="of:=LOOKUP(TRIM([.B81]);[DIC.E$2:DIC.E$994];[DIC.D$2:DIC.D$994])" office:value-type="string" office:string-value="sela">
            <text:p>sela</text:p>
          </table:table-cell>
          <table:table-cell table:formula="of:=[.A81]=[.C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gu</text:p>
          </table:table-cell>
          <table:table-cell table:style-name="ce58" office:value-type="string">
            <text:p>change</text:p>
          </table:table-cell>
          <table:table-cell table:formula="of:=LOOKUP(TRIM([.B82]);[DIC.E$2:DIC.E$994];[DIC.D$2:DIC.D$994])" office:value-type="string" office:string-value="kagu">
            <text:p>kagu</text:p>
          </table:table-cell>
          <table:table-cell table:formula="of:=[.A82]=[.C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ia</text:p>
          </table:table-cell>
          <table:table-cell table:style-name="ce56" office:value-type="string">
            <text:p>chicken</text:p>
          </table:table-cell>
          <table:table-cell table:formula="of:=LOOKUP(TRIM([.B83]);[DIC.E$2:DIC.E$994];[DIC.D$2:DIC.D$994])" office:value-type="string" office:string-value="poia">
            <text:p>poia</text:p>
          </table:table-cell>
          <table:table-cell table:formula="of:=[.A83]=[.C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ide</text:p>
          </table:table-cell>
          <table:table-cell table:style-name="ce56" office:value-type="string">
            <text:p>children</text:p>
          </table:table-cell>
          <table:table-cell table:formula="of:=LOOKUP(TRIM([.B84]);[DIC.E$2:DIC.E$994];[DIC.D$2:DIC.D$994])" office:value-type="string" office:string-value="kide">
            <text:p>kide</text:p>
          </table:table-cell>
          <table:table-cell table:formula="of:=[.A84]=[.C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tu</text:p>
          </table:table-cell>
          <table:table-cell table:style-name="ce56" office:value-type="string">
            <text:p>clean</text:p>
          </table:table-cell>
          <table:table-cell table:formula="of:=LOOKUP(TRIM([.B85]);[DIC.E$2:DIC.E$994];[DIC.D$2:DIC.D$994])" office:value-type="string" office:string-value="nitu">
            <text:p>nitu</text:p>
          </table:table-cell>
          <table:table-cell table:formula="of:=[.A85]=[.C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ro</text:p>
          </table:table-cell>
          <table:table-cell table:style-name="ce56" office:value-type="string">
            <text:p>clear</text:p>
          </table:table-cell>
          <table:table-cell table:formula="of:=LOOKUP(TRIM([.B86]);[DIC.E$2:DIC.E$994];[DIC.D$2:DIC.D$994])" office:value-type="string" office:string-value="laro">
            <text:p>laro</text:p>
          </table:table-cell>
          <table:table-cell table:formula="of:=[.A86]=[.C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ro</text:p>
          </table:table-cell>
          <table:table-cell table:style-name="ce56" office:value-type="string">
            <text:p>clearly</text:p>
          </table:table-cell>
          <table:table-cell table:formula="of:=LOOKUP(TRIM([.B87]);[DIC.E$2:DIC.E$994];[DIC.D$2:DIC.D$994])" office:value-type="string" office:string-value="karo">
            <text:p>karo</text:p>
          </table:table-cell>
          <table:table-cell table:formula="of:=[.A87]=[.C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ja</text:p>
          </table:table-cell>
          <table:table-cell table:style-name="ce56" office:value-type="string">
            <text:p>clock</text:p>
          </table:table-cell>
          <table:table-cell table:formula="of:=LOOKUP(TRIM([.B88]);[DIC.E$2:DIC.E$994];[DIC.D$2:DIC.D$994])" office:value-type="string" office:string-value="roja">
            <text:p>roja</text:p>
          </table:table-cell>
          <table:table-cell table:formula="of:=[.A88]=[.C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h</text:p>
          </table:table-cell>
          <table:table-cell table:style-name="ce56" office:value-type="string">
            <text:p>close</text:p>
          </table:table-cell>
          <table:table-cell table:formula="of:=LOOKUP(TRIM([.B89]);[DIC.E$2:DIC.E$994];[DIC.D$2:DIC.D$994])" office:value-type="string" office:string-value="nah">
            <text:p>nah</text:p>
          </table:table-cell>
          <table:table-cell table:formula="of:=[.A89]=[.C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xo</text:p>
          </table:table-cell>
          <table:table-cell table:style-name="ce56" office:value-type="string">
            <text:p>close friends</text:p>
          </table:table-cell>
          <table:table-cell table:formula="of:=LOOKUP(TRIM([.B90]);[DIC.E$2:DIC.E$994];[DIC.D$2:DIC.D$994])" office:value-type="string" office:string-value="poxo">
            <text:p>poxo</text:p>
          </table:table-cell>
          <table:table-cell table:formula="of:=[.A90]=[.C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pa</text:p>
          </table:table-cell>
          <table:table-cell table:style-name="ce56" office:value-type="string">
            <text:p>coat</text:p>
          </table:table-cell>
          <table:table-cell table:formula="of:=LOOKUP(TRIM([.B91]);[DIC.E$2:DIC.E$994];[DIC.D$2:DIC.D$994])" office:value-type="string" office:string-value="kapa">
            <text:p>kapa</text:p>
          </table:table-cell>
          <table:table-cell table:formula="of:=[.A91]=[.C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go</text:p>
          </table:table-cell>
          <table:table-cell table:style-name="ce56" office:value-type="string">
            <text:p>cold</text:p>
          </table:table-cell>
          <table:table-cell table:formula="of:=LOOKUP(TRIM([.B92]);[DIC.E$2:DIC.E$994];[DIC.D$2:DIC.D$994])" office:value-type="string" office:string-value="figo">
            <text:p>figo</text:p>
          </table:table-cell>
          <table:table-cell table:formula="of:=[.A92]=[.C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nu</text:p>
          </table:table-cell>
          <table:table-cell table:style-name="ce58" office:value-type="string">
            <text:p>come</text:p>
          </table:table-cell>
          <table:table-cell table:formula="of:=LOOKUP(TRIM([.B93]);[DIC.E$2:DIC.E$994];[DIC.D$2:DIC.D$994])" office:value-type="string" office:string-value="venu">
            <text:p>venu</text:p>
          </table:table-cell>
          <table:table-cell table:formula="of:=[.A93]=[.C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mo</text:p>
          </table:table-cell>
          <table:table-cell table:style-name="ce56" office:value-type="string">
            <text:p>common</text:p>
          </table:table-cell>
          <table:table-cell table:formula="of:=LOOKUP(TRIM([.B94]);[DIC.E$2:DIC.E$994];[DIC.D$2:DIC.D$994])" office:value-type="string" office:string-value="komo">
            <text:p>komo</text:p>
          </table:table-cell>
          <table:table-cell table:formula="of:=[.A94]=[.C9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du</text:p>
          </table:table-cell>
          <table:table-cell table:style-name="ce58" office:value-type="string">
            <text:p>consider</text:p>
          </table:table-cell>
          <table:table-cell table:formula="of:=LOOKUP(TRIM([.B95]);[DIC.E$2:DIC.E$994];[DIC.D$2:DIC.D$994])" office:value-type="string" office:string-value="sodu">
            <text:p>sodu</text:p>
          </table:table-cell>
          <table:table-cell table:formula="of:=[.A95]=[.C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gu</text:p>
          </table:table-cell>
          <table:table-cell table:style-name="ce58" office:value-type="string">
            <text:p>convert</text:p>
          </table:table-cell>
          <table:table-cell table:formula="of:=LOOKUP(TRIM([.B96]);[DIC.E$2:DIC.E$994];[DIC.D$2:DIC.D$994])" office:value-type="string" office:string-value="kogu">
            <text:p>kogu</text:p>
          </table:table-cell>
          <table:table-cell table:formula="of:=[.A96]=[.C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za</text:p>
          </table:table-cell>
          <table:table-cell table:style-name="ce56" office:value-type="string">
            <text:p>corn</text:p>
          </table:table-cell>
          <table:table-cell table:formula="of:=LOOKUP(TRIM([.B97]);[DIC.E$2:DIC.E$994];[DIC.D$2:DIC.D$994])" office:value-type="string" office:string-value="maza">
            <text:p>maza</text:p>
          </table:table-cell>
          <table:table-cell table:formula="of:=[.A97]=[.C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tu</text:p>
          </table:table-cell>
          <table:table-cell table:style-name="ce58" office:value-type="string">
            <text:p>count</text:p>
          </table:table-cell>
          <table:table-cell table:formula="of:=LOOKUP(TRIM([.B98]);[DIC.E$2:DIC.E$994];[DIC.D$2:DIC.D$994])" office:value-type="string" office:string-value="kotu">
            <text:p>kotu</text:p>
          </table:table-cell>
          <table:table-cell table:formula="of:=[.A98]=[.C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ka</text:p>
          </table:table-cell>
          <table:table-cell table:style-name="ce56" office:value-type="string">
            <text:p>cow</text:p>
          </table:table-cell>
          <table:table-cell table:formula="of:=LOOKUP(TRIM([.B99]);[DIC.E$2:DIC.E$994];[DIC.D$2:DIC.D$994])" office:value-type="string" office:string-value="vaka">
            <text:p>vaka</text:p>
          </table:table-cell>
          <table:table-cell table:formula="of:=[.A99]=[.C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reu</text:p>
          </table:table-cell>
          <table:table-cell table:style-name="ce58" office:value-type="string">
            <text:p>create</text:p>
          </table:table-cell>
          <table:table-cell table:formula="of:=LOOKUP(TRIM([.B100]);[DIC.E$2:DIC.E$994];[DIC.D$2:DIC.D$994])" office:value-type="string" office:string-value="creu">
            <text:p>creu</text:p>
          </table:table-cell>
          <table:table-cell table:formula="of:=[.A100]=[.C1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ulo</text:p>
          </table:table-cell>
          <table:table-cell table:style-name="ce56" office:value-type="string">
            <text:p>cultural</text:p>
          </table:table-cell>
          <table:table-cell table:formula="of:=LOOKUP(TRIM([.B101]);[DIC.E$2:DIC.E$994];[DIC.D$2:DIC.D$994])" office:value-type="string" office:string-value="kulo">
            <text:p>kulo</text:p>
          </table:table-cell>
          <table:table-cell table:formula="of:=[.A101]=[.C1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cto</text:p>
          </table:table-cell>
          <table:table-cell table:style-name="ce56" office:value-type="string">
            <text:p>current</text:p>
          </table:table-cell>
          <table:table-cell table:formula="of:=LOOKUP(TRIM([.B102]);[DIC.E$2:DIC.E$994];[DIC.D$2:DIC.D$994])" office:value-type="string" office:string-value="acto">
            <text:p>acto</text:p>
          </table:table-cell>
          <table:table-cell table:formula="of:=[.A102]=[.C1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ju</text:p>
          </table:table-cell>
          <table:table-cell table:style-name="ce56" office:value-type="string">
            <text:p>cut</text:p>
          </table:table-cell>
          <table:table-cell table:formula="of:=LOOKUP(TRIM([.B103]);[DIC.E$2:DIC.E$994];[DIC.D$2:DIC.D$994])" office:value-type="string" office:string-value="taju">
            <text:p>taju</text:p>
          </table:table-cell>
          <table:table-cell table:formula="of:=[.A103]=[.C1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ro</text:p>
          </table:table-cell>
          <table:table-cell table:style-name="ce56" office:value-type="string">
            <text:p>dark</text:p>
          </table:table-cell>
          <table:table-cell table:formula="of:=LOOKUP(TRIM([.B104]);[DIC.E$2:DIC.E$994];[DIC.D$2:DIC.D$994])" office:value-type="string" office:string-value="soro">
            <text:p>soro</text:p>
          </table:table-cell>
          <table:table-cell table:formula="of:=[.A104]=[.C1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na</text:p>
          </table:table-cell>
          <table:table-cell table:style-name="ce56" office:value-type="string">
            <text:p>day</text:p>
          </table:table-cell>
          <table:table-cell table:formula="of:=LOOKUP(TRIM([.B105]);[DIC.E$2:DIC.E$994];[DIC.D$2:DIC.D$994])" office:value-type="string" office:string-value="juna">
            <text:p>juna</text:p>
          </table:table-cell>
          <table:table-cell table:formula="of:=[.A105]=[.C1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uro</text:p>
          </table:table-cell>
          <table:table-cell table:style-name="ce56" office:value-type="string">
            <text:p>dead</text:p>
          </table:table-cell>
          <table:table-cell table:formula="of:=LOOKUP(TRIM([.B106]);[DIC.E$2:DIC.E$994];[DIC.D$2:DIC.D$994])" office:value-type="string" office:string-value="muro">
            <text:p>muro</text:p>
          </table:table-cell>
          <table:table-cell table:formula="of:=[.A106]=[.C10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mo</text:p>
          </table:table-cell>
          <table:table-cell table:style-name="ce56" office:value-type="string">
            <text:p>democratic</text:p>
          </table:table-cell>
          <table:table-cell table:formula="of:=LOOKUP(TRIM([.B107]);[DIC.E$2:DIC.E$994];[DIC.D$2:DIC.D$994])" office:value-type="string" office:string-value="demo">
            <text:p>demo</text:p>
          </table:table-cell>
          <table:table-cell table:formula="of:=[.A107]=[.C1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ru</text:p>
          </table:table-cell>
          <table:table-cell table:style-name="ce58" office:value-type="string">
            <text:p>die</text:p>
          </table:table-cell>
          <table:table-cell table:formula="of:=LOOKUP(TRIM([.B108]);[DIC.E$2:DIC.E$994];[DIC.D$2:DIC.D$994])" office:value-type="string" office:string-value="moru">
            <text:p>moru</text:p>
          </table:table-cell>
          <table:table-cell table:formula="of:=[.A108]=[.C1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vo</text:p>
          </table:table-cell>
          <table:table-cell table:style-name="ce56" office:value-type="string">
            <text:p>different</text:p>
          </table:table-cell>
          <table:table-cell table:formula="of:=LOOKUP(TRIM([.B109]);[DIC.E$2:DIC.E$994];[DIC.D$2:DIC.D$994])" office:value-type="string" office:string-value="divo">
            <text:p>divo</text:p>
          </table:table-cell>
          <table:table-cell table:formula="of:=[.A109]=[.C1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fo</text:p>
          </table:table-cell>
          <table:table-cell table:style-name="ce56" office:value-type="string">
            <text:p>difficult</text:p>
          </table:table-cell>
          <table:table-cell table:formula="of:=LOOKUP(TRIM([.B110]);[DIC.E$2:DIC.E$994];[DIC.D$2:DIC.D$994])" office:value-type="string" office:string-value="difo">
            <text:p>difo</text:p>
          </table:table-cell>
          <table:table-cell table:formula="of:=[.A110]=[.C1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du</text:p>
          </table:table-cell>
          <table:table-cell table:style-name="ce58" office:value-type="string">
            <text:p>direct</text:p>
          </table:table-cell>
          <table:table-cell table:formula="of:=LOOKUP(TRIM([.B111]);[DIC.E$2:DIC.E$994];[DIC.D$2:DIC.D$994])" office:value-type="string" office:string-value="kodu">
            <text:p>kodu</text:p>
          </table:table-cell>
          <table:table-cell table:formula="of:=[.A111]=[.C1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ro</text:p>
          </table:table-cell>
          <table:table-cell table:style-name="ce56" office:value-type="string">
            <text:p>directly</text:p>
          </table:table-cell>
          <table:table-cell table:formula="of:=LOOKUP(TRIM([.B112]);[DIC.E$2:DIC.E$994];[DIC.D$2:DIC.D$994])" office:value-type="string" office:string-value="diro">
            <text:p>diro</text:p>
          </table:table-cell>
          <table:table-cell table:formula="of:=[.A112]=[.C1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vea</text:p>
          </table:table-cell>
          <table:table-cell table:style-name="ce58" office:value-type="string">
            <text:p>discover</text:p>
          </table:table-cell>
          <table:table-cell table:formula="of:=LOOKUP(TRIM([.B113]);[DIC.E$2:DIC.E$994];[DIC.D$2:DIC.D$994])" office:value-type="string" office:string-value="ivea">
            <text:p>ivea</text:p>
          </table:table-cell>
          <table:table-cell table:formula="of:=[.A113]=[.C1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ru</text:p>
          </table:table-cell>
          <table:table-cell table:style-name="ce56" office:value-type="string">
            <text:p>do</text:p>
          </table:table-cell>
          <table:table-cell table:formula="of:=LOOKUP(TRIM([.B114]);[DIC.E$2:DIC.E$994];[DIC.D$2:DIC.D$994])" office:value-type="string" office:string-value="faru">
            <text:p>faru</text:p>
          </table:table-cell>
          <table:table-cell table:formula="of:=[.A114]=[.C1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na</text:p>
          </table:table-cell>
          <table:table-cell table:style-name="ce56" office:value-type="string">
            <text:p>dog</text:p>
          </table:table-cell>
          <table:table-cell table:formula="of:=LOOKUP(TRIM([.B115]);[DIC.E$2:DIC.E$994];[DIC.D$2:DIC.D$994])" office:value-type="string" office:string-value="kana">
            <text:p>kana</text:p>
          </table:table-cell>
          <table:table-cell table:formula="of:=[.A115]=[.C1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pa</text:p>
          </table:table-cell>
          <table:table-cell table:style-name="ce56" office:value-type="string">
            <text:p>doll</text:p>
          </table:table-cell>
          <table:table-cell table:formula="of:=LOOKUP(TRIM([.B116]);[DIC.E$2:DIC.E$994];[DIC.D$2:DIC.D$994])" office:value-type="string" office:string-value="popa">
            <text:p>popa</text:p>
          </table:table-cell>
          <table:table-cell table:formula="of:=[.A116]=[.C1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to</text:p>
          </table:table-cell>
          <table:table-cell table:style-name="ce56" office:value-type="string">
            <text:p>done</text:p>
          </table:table-cell>
          <table:table-cell table:formula="of:=LOOKUP(TRIM([.B117]);[DIC.E$2:DIC.E$994];[DIC.D$2:DIC.D$994])" office:value-type="string" office:string-value="fato">
            <text:p>fato</text:p>
          </table:table-cell>
          <table:table-cell table:formula="of:=[.A117]=[.C1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ura</text:p>
          </table:table-cell>
          <table:table-cell table:style-name="ce56" office:value-type="string">
            <text:p>door</text:p>
          </table:table-cell>
          <table:table-cell table:formula="of:=LOOKUP(TRIM([.B118]);[DIC.E$2:DIC.E$994];[DIC.D$2:DIC.D$994])" office:value-type="string" office:string-value="tura">
            <text:p>tura</text:p>
          </table:table-cell>
          <table:table-cell table:formula="of:=[.A118]=[.C1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s</text:p>
          </table:table-cell>
          <table:table-cell table:style-name="ce56" office:value-type="string">
            <text:p>down</text:p>
          </table:table-cell>
          <table:table-cell table:formula="of:=LOOKUP(TRIM([.B119]);[DIC.E$2:DIC.E$994];[DIC.D$2:DIC.D$994])" office:value-type="string" office:string-value="jos">
            <text:p>jos</text:p>
          </table:table-cell>
          <table:table-cell table:formula="of:=[.A119]=[.C1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su</text:p>
          </table:table-cell>
          <table:table-cell table:style-name="ce56" office:value-type="string">
            <text:p>draw</text:p>
          </table:table-cell>
          <table:table-cell table:formula="of:=LOOKUP(TRIM([.B120]);[DIC.E$2:DIC.E$994];[DIC.D$2:DIC.D$994])" office:value-type="string" office:string-value="desu">
            <text:p>desu</text:p>
          </table:table-cell>
          <table:table-cell table:formula="of:=[.A120]=[.C1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bu</text:p>
          </table:table-cell>
          <table:table-cell table:style-name="ce56" office:value-type="string">
            <text:p>drink</text:p>
          </table:table-cell>
          <table:table-cell table:formula="of:=LOOKUP(TRIM([.B121]);[DIC.E$2:DIC.E$994];[DIC.D$2:DIC.D$994])" office:value-type="string" office:string-value="bebu">
            <text:p>bebu</text:p>
          </table:table-cell>
          <table:table-cell table:formula="of:=[.A121]=[.C1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ta</text:p>
          </table:table-cell>
          <table:table-cell table:style-name="ce56" office:value-type="string">
            <text:p>duck</text:p>
          </table:table-cell>
          <table:table-cell table:formula="of:=LOOKUP(TRIM([.B122]);[DIC.E$2:DIC.E$994];[DIC.D$2:DIC.D$994])" office:value-type="string" office:string-value="pata">
            <text:p>pata</text:p>
          </table:table-cell>
          <table:table-cell table:formula="of:=[.A122]=[.C1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imo</text:p>
          </table:table-cell>
          <table:table-cell table:style-name="ce56" office:value-type="string">
            <text:p>early</text:p>
          </table:table-cell>
          <table:table-cell table:formula="of:=LOOKUP(TRIM([.B123]);[DIC.E$2:DIC.E$994];[DIC.D$2:DIC.D$994])" office:value-type="string" office:string-value="timo">
            <text:p>timo</text:p>
          </table:table-cell>
          <table:table-cell table:formula="of:=[.A123]=[.C1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nu</text:p>
          </table:table-cell>
          <table:table-cell table:style-name="ce58" office:value-type="string">
            <text:p>earn/win</text:p>
          </table:table-cell>
          <table:table-cell table:formula="of:=LOOKUP(TRIM([.B124]);[DIC.E$2:DIC.E$994];[DIC.D$2:DIC.D$994])" office:value-type="string" office:string-value="ganu">
            <text:p>ganu</text:p>
          </table:table-cell>
          <table:table-cell table:formula="of:=[.A124]=[.C1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uxo</text:p>
          </table:table-cell>
          <table:table-cell table:style-name="ce56" office:value-type="string">
            <text:p>easy</text:p>
          </table:table-cell>
          <table:table-cell table:formula="of:=LOOKUP(TRIM([.B125]);[DIC.E$2:DIC.E$994];[DIC.D$2:DIC.D$994])" office:value-type="string" office:string-value="fuxo">
            <text:p>fuxo</text:p>
          </table:table-cell>
          <table:table-cell table:formula="of:=[.A125]=[.C1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gu</text:p>
          </table:table-cell>
          <table:table-cell table:style-name="ce56" office:value-type="string">
            <text:p>eat</text:p>
          </table:table-cell>
          <table:table-cell table:formula="of:=LOOKUP(TRIM([.B126]);[DIC.E$2:DIC.E$994];[DIC.D$2:DIC.D$994])" office:value-type="string" office:string-value="magu">
            <text:p>magu</text:p>
          </table:table-cell>
          <table:table-cell table:formula="of:=[.A126]=[.C1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cho</text:p>
          </table:table-cell>
          <table:table-cell table:style-name="ce56" office:value-type="string">
            <text:p>economic</text:p>
          </table:table-cell>
          <table:table-cell table:formula="of:=LOOKUP(TRIM([.B127]);[DIC.E$2:DIC.E$994];[DIC.D$2:DIC.D$994])" office:value-type="string" office:string-value="echo">
            <text:p>echo</text:p>
          </table:table-cell>
          <table:table-cell table:formula="of:=[.A127]=[.C1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ua</text:p>
          </table:table-cell>
          <table:table-cell table:style-name="ce56" office:value-type="string">
            <text:p>egg</text:p>
          </table:table-cell>
          <table:table-cell table:formula="of:=LOOKUP(TRIM([.B128]);[DIC.E$2:DIC.E$994];[DIC.D$2:DIC.D$994])" office:value-type="string" office:string-value="ovua">
            <text:p>ovua</text:p>
          </table:table-cell>
          <table:table-cell table:formula="of:=[.A128]=[.C1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e</text:p>
          </table:table-cell>
          <table:table-cell table:style-name="ce56" office:value-type="string">
            <text:p>either</text:p>
          </table:table-cell>
          <table:table-cell table:formula="of:=LOOKUP(TRIM([.B129]);[DIC.E$2:DIC.E$994];[DIC.D$2:DIC.D$994])" office:value-type="string" office:string-value="fie">
            <text:p>fie</text:p>
          </table:table-cell>
          <table:table-cell table:formula="of:=[.A129]=[.C1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to</text:p>
          </table:table-cell>
          <table:table-cell table:style-name="ce56" office:value-type="string">
            <text:p>else</text:p>
          </table:table-cell>
          <table:table-cell table:formula="of:=LOOKUP(TRIM([.B130]);[DIC.E$2:DIC.E$994];[DIC.D$2:DIC.D$994])" office:value-type="string" office:string-value="oto">
            <text:p>oto</text:p>
          </table:table-cell>
          <table:table-cell table:formula="of:=[.A130]=[.C1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fo</text:p>
          </table:table-cell>
          <table:table-cell table:style-name="ce56" office:value-type="string">
            <text:p>enough</text:p>
          </table:table-cell>
          <table:table-cell table:formula="of:=LOOKUP(TRIM([.B131]);[DIC.E$2:DIC.E$994];[DIC.D$2:DIC.D$994])" office:value-type="string" office:string-value="safo">
            <text:p>safo</text:p>
          </table:table-cell>
          <table:table-cell table:formula="of:=[.A131]=[.C1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ntu</text:p>
          </table:table-cell>
          <table:table-cell table:style-name="ce58" office:value-type="string">
            <text:p>enter</text:p>
          </table:table-cell>
          <table:table-cell table:formula="of:=LOOKUP(TRIM([.B132]);[DIC.E$2:DIC.E$994];[DIC.D$2:DIC.D$994])" office:value-type="string" office:string-value="entu">
            <text:p>entu</text:p>
          </table:table-cell>
          <table:table-cell table:formula="of:=[.A132]=[.C1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to</text:p>
          </table:table-cell>
          <table:table-cell table:style-name="ce56" office:value-type="string">
            <text:p>environmental</text:p>
          </table:table-cell>
          <table:table-cell table:formula="of:=LOOKUP(TRIM([.B133]);[DIC.E$2:DIC.E$994];[DIC.D$2:DIC.D$994])" office:value-type="string" office:string-value="meto">
            <text:p>meto</text:p>
          </table:table-cell>
          <table:table-cell table:formula="of:=[.A133]=[.C1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to</text:p>
          </table:table-cell>
          <table:table-cell table:style-name="ce56" office:value-type="string">
            <text:p>especially</text:p>
          </table:table-cell>
          <table:table-cell table:formula="of:=LOOKUP(TRIM([.B134]);[DIC.E$2:DIC.E$994];[DIC.D$2:DIC.D$994])" office:value-type="string" office:string-value="suto">
            <text:p>suto</text:p>
          </table:table-cell>
          <table:table-cell table:formula="of:=[.A134]=[.C1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go</text:p>
          </table:table-cell>
          <table:table-cell table:style-name="ce56" office:value-type="string">
            <text:p>even</text:p>
          </table:table-cell>
          <table:table-cell table:formula="of:=LOOKUP(TRIM([.B135]);[DIC.E$2:DIC.E$994];[DIC.D$2:DIC.D$994])" office:value-type="string" office:string-value="ugo">
            <text:p>ugo</text:p>
          </table:table-cell>
          <table:table-cell table:formula="of:=[.A135]=[.C1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veto</text:p>
          </table:table-cell>
          <table:table-cell table:style-name="ce56" office:value-type="string">
            <text:p>eventually</text:p>
          </table:table-cell>
          <table:table-cell table:formula="of:=LOOKUP(TRIM([.B136]);[DIC.E$2:DIC.E$994];[DIC.D$2:DIC.D$994])" office:value-type="string" office:string-value="eveto">
            <text:p>eveto</text:p>
          </table:table-cell>
          <table:table-cell table:formula="of:=[.A136]=[.C1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mi</text:p>
          </table:table-cell>
          <table:table-cell table:style-name="ce56" office:value-type="string">
            <text:p>every</text:p>
          </table:table-cell>
          <table:table-cell table:formula="of:=LOOKUP(TRIM([.B137]);[DIC.E$2:DIC.E$994];[DIC.D$2:DIC.D$994])" office:value-type="string" office:string-value="omi">
            <text:p>omi</text:p>
          </table:table-cell>
          <table:table-cell table:formula="of:=[.A137]=[.C1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zato</text:p>
          </table:table-cell>
          <table:table-cell table:style-name="ce56" office:value-type="string">
            <text:p>exactly</text:p>
          </table:table-cell>
          <table:table-cell table:formula="of:=LOOKUP(TRIM([.B138]);[DIC.E$2:DIC.E$994];[DIC.D$2:DIC.D$994])" office:value-type="string" office:string-value="ezato">
            <text:p>ezato</text:p>
          </table:table-cell>
          <table:table-cell table:formula="of:=[.A138]=[.C1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sku</text:p>
          </table:table-cell>
          <table:table-cell table:style-name="ce58" office:value-type="string">
            <text:p>exist</text:p>
          </table:table-cell>
          <table:table-cell table:formula="of:=LOOKUP(TRIM([.B139]);[DIC.E$2:DIC.E$994];[DIC.D$2:DIC.D$994])" office:value-type="string" office:string-value="esku">
            <text:p>esku</text:p>
          </table:table-cell>
          <table:table-cell table:formula="of:=[.A139]=[.C1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gu</text:p>
          </table:table-cell>
          <table:table-cell table:style-name="ce58" office:value-type="string">
            <text:p>explain</text:p>
          </table:table-cell>
          <table:table-cell table:formula="of:=LOOKUP(TRIM([.B140]);[DIC.E$2:DIC.E$994];[DIC.D$2:DIC.D$994])" office:value-type="string" office:string-value="pegu">
            <text:p>pegu</text:p>
          </table:table-cell>
          <table:table-cell table:formula="of:=[.A140]=[.C1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kia</text:p>
          </table:table-cell>
          <table:table-cell table:style-name="ce56" office:value-type="string">
            <text:p>eye</text:p>
          </table:table-cell>
          <table:table-cell table:formula="of:=LOOKUP(TRIM([.B141]);[DIC.E$2:DIC.E$994];[DIC.D$2:DIC.D$994])" office:value-type="string" office:string-value="okia">
            <text:p>okia</text:p>
          </table:table-cell>
          <table:table-cell table:formula="of:=[.A141]=[.C1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yzu</text:p>
          </table:table-cell>
          <table:table-cell table:style-name="ce58" office:value-type="string">
            <text:p>fall</text:p>
          </table:table-cell>
          <table:table-cell table:formula="of:=LOOKUP(TRIM([.B142]);[DIC.E$2:DIC.E$994];[DIC.D$2:DIC.D$994])" office:value-type="string" office:string-value="kyzu">
            <text:p>kyzu</text:p>
          </table:table-cell>
          <table:table-cell table:formula="of:=[.A142]=[.C1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so</text:p>
          </table:table-cell>
          <table:table-cell table:style-name="ce59" office:value-type="string">
            <text:p>false</text:p>
          </table:table-cell>
          <table:table-cell table:formula="of:=LOOKUP(TRIM([.B143]);[DIC.E$2:DIC.E$994];[DIC.D$2:DIC.D$994])" office:value-type="string" office:string-value="faso">
            <text:p>faso</text:p>
          </table:table-cell>
          <table:table-cell table:formula="of:=[.A143]=[.C1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r</text:p>
          </table:table-cell>
          <table:table-cell table:style-name="ce56" office:value-type="string">
            <text:p>far</text:p>
          </table:table-cell>
          <table:table-cell table:formula="of:=LOOKUP(TRIM([.B144]);[DIC.E$2:DIC.E$994];[DIC.D$2:DIC.D$994])" office:value-type="string" office:string-value="far">
            <text:p>far</text:p>
          </table:table-cell>
          <table:table-cell table:formula="of:=[.A144]=[.C1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my</text:p>
          </table:table-cell>
          <table:table-cell table:style-name="ce56" office:value-type="string">
            <text:p>farm</text:p>
          </table:table-cell>
          <table:table-cell table:formula="of:=LOOKUP(TRIM([.B145]);[DIC.E$2:DIC.E$994];[DIC.D$2:DIC.D$994])" office:value-type="string" office:string-value="femy">
            <text:p>femy</text:p>
          </table:table-cell>
          <table:table-cell table:formula="of:=[.A145]=[.C1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gra</text:p>
          </table:table-cell>
          <table:table-cell table:style-name="ce56" office:value-type="string">
            <text:p>farmer</text:p>
          </table:table-cell>
          <table:table-cell table:formula="of:=LOOKUP(TRIM([.B146]);[DIC.E$2:DIC.E$994];[DIC.D$2:DIC.D$994])" office:value-type="string" office:string-value="agra">
            <text:p>agra</text:p>
          </table:table-cell>
          <table:table-cell table:formula="of:=[.A146]=[.C1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to</text:p>
          </table:table-cell>
          <table:table-cell table:style-name="ce56" office:value-type="string">
            <text:p>fast</text:p>
          </table:table-cell>
          <table:table-cell table:formula="of:=LOOKUP(TRIM([.B147]);[DIC.E$2:DIC.E$994];[DIC.D$2:DIC.D$994])" office:value-type="string" office:string-value="vito">
            <text:p>vito</text:p>
          </table:table-cell>
          <table:table-cell table:formula="of:=[.A147]=[.C1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pa</text:p>
          </table:table-cell>
          <table:table-cell table:style-name="ce56" office:value-type="string">
            <text:p>father</text:p>
          </table:table-cell>
          <table:table-cell table:formula="of:=LOOKUP(TRIM([.B148]);[DIC.E$2:DIC.E$994];[DIC.D$2:DIC.D$994])" office:value-type="string" office:string-value="papa">
            <text:p>papa</text:p>
          </table:table-cell>
          <table:table-cell table:formula="of:=[.A148]=[.C1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do</text:p>
          </table:table-cell>
          <table:table-cell table:style-name="ce56" office:value-type="string">
            <text:p>federal</text:p>
          </table:table-cell>
          <table:table-cell table:formula="of:=LOOKUP(TRIM([.B149]);[DIC.E$2:DIC.E$994];[DIC.D$2:DIC.D$994])" office:value-type="string" office:string-value="fedo">
            <text:p>fedo</text:p>
          </table:table-cell>
          <table:table-cell table:formula="of:=[.A149]=[.C1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nu</text:p>
          </table:table-cell>
          <table:table-cell table:style-name="ce58" office:value-type="string">
            <text:p>feel</text:p>
          </table:table-cell>
          <table:table-cell table:formula="of:=LOOKUP(TRIM([.B150]);[DIC.E$2:DIC.E$994];[DIC.D$2:DIC.D$994])" office:value-type="string" office:string-value="senu">
            <text:p>senu</text:p>
          </table:table-cell>
          <table:table-cell table:formula="of:=[.A150]=[.C1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de</text:p>
          </table:table-cell>
          <table:table-cell table:style-name="ce56" office:value-type="string">
            <text:p>feet</text:p>
          </table:table-cell>
          <table:table-cell table:formula="of:=LOOKUP(TRIM([.B151]);[DIC.E$2:DIC.E$994];[DIC.D$2:DIC.D$994])" office:value-type="string" office:string-value="pide">
            <text:p>pide</text:p>
          </table:table-cell>
          <table:table-cell table:formula="of:=[.A151]=[.C1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no</text:p>
          </table:table-cell>
          <table:table-cell table:style-name="ce56" office:value-type="string">
            <text:p>final</text:p>
          </table:table-cell>
          <table:table-cell table:formula="of:=LOOKUP(TRIM([.B152]);[DIC.E$2:DIC.E$994];[DIC.D$2:DIC.D$994])" office:value-type="string" office:string-value="fino">
            <text:p>fino</text:p>
          </table:table-cell>
          <table:table-cell table:formula="of:=[.A152]=[.C1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n</text:p>
          </table:table-cell>
          <table:table-cell table:style-name="ce56" office:value-type="string">
            <text:p>finally</text:p>
          </table:table-cell>
          <table:table-cell table:formula="of:=LOOKUP(TRIM([.B153]);[DIC.E$2:DIC.E$994];[DIC.D$2:DIC.D$994])" office:value-type="string" office:string-value="fin">
            <text:p>fin</text:p>
          </table:table-cell>
          <table:table-cell table:formula="of:=[.A153]=[.C1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ko</text:p>
          </table:table-cell>
          <table:table-cell table:style-name="ce56" office:value-type="string">
            <text:p>financial</text:p>
          </table:table-cell>
          <table:table-cell table:formula="of:=LOOKUP(TRIM([.B154]);[DIC.E$2:DIC.E$994];[DIC.D$2:DIC.D$994])" office:value-type="string" office:string-value="fiko">
            <text:p>fiko</text:p>
          </table:table-cell>
          <table:table-cell table:formula="of:=[.A154]=[.C1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vu</text:p>
          </table:table-cell>
          <table:table-cell table:style-name="ce56" office:value-type="string">
            <text:p>find</text:p>
          </table:table-cell>
          <table:table-cell table:formula="of:=LOOKUP(TRIM([.B155]);[DIC.E$2:DIC.E$994];[DIC.D$2:DIC.D$994])" office:value-type="string" office:string-value="rivu">
            <text:p>rivu</text:p>
          </table:table-cell>
          <table:table-cell table:formula="of:=[.A155]=[.C1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ien</text:p>
          </table:table-cell>
          <table:table-cell table:style-name="ce56" office:value-type="string">
            <text:p>fine</text:p>
          </table:table-cell>
          <table:table-cell table:formula="of:=LOOKUP(TRIM([.B156]);[DIC.E$2:DIC.E$994];[DIC.D$2:DIC.D$994])" office:value-type="string" office:string-value="bien">
            <text:p>bien</text:p>
          </table:table-cell>
          <table:table-cell table:formula="of:=[.A156]=[.C1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xu</text:p>
          </table:table-cell>
          <table:table-cell table:style-name="ce58" office:value-type="string">
            <text:p>finish</text:p>
          </table:table-cell>
          <table:table-cell table:formula="of:=LOOKUP(TRIM([.B157]);[DIC.E$2:DIC.E$994];[DIC.D$2:DIC.D$994])" office:value-type="string" office:string-value="fixu">
            <text:p>fixu</text:p>
          </table:table-cell>
          <table:table-cell table:formula="of:=[.A157]=[.C1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ka</text:p>
          </table:table-cell>
          <table:table-cell table:style-name="ce56" office:value-type="string">
            <text:p>fire</text:p>
          </table:table-cell>
          <table:table-cell table:formula="of:=LOOKUP(TRIM([.B158]);[DIC.E$2:DIC.E$994];[DIC.D$2:DIC.D$994])" office:value-type="string" office:string-value="foka">
            <text:p>foka</text:p>
          </table:table-cell>
          <table:table-cell table:formula="of:=[.A158]=[.C1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so</text:p>
          </table:table-cell>
          <table:table-cell table:style-name="ce56" office:value-type="string">
            <text:p>first</text:p>
          </table:table-cell>
          <table:table-cell table:formula="of:=LOOKUP(TRIM([.B159]);[DIC.E$2:DIC.E$994];[DIC.D$2:DIC.D$994])" office:value-type="string" office:string-value="faso">
            <text:p>faso</text:p>
          </table:table-cell>
          <table:table-cell table:formula="of:=[.A159]=[.C1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xa</text:p>
          </table:table-cell>
          <table:table-cell table:style-name="ce56" office:value-type="string">
            <text:p>fish</text:p>
          </table:table-cell>
          <table:table-cell table:formula="of:=LOOKUP(TRIM([.B160]);[DIC.E$2:DIC.E$994];[DIC.D$2:DIC.D$994])" office:value-type="string" office:string-value="pexa">
            <text:p>pexa</text:p>
          </table:table-cell>
          <table:table-cell table:formula="of:=[.A160]=[.C1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rea</text:p>
          </table:table-cell>
          <table:table-cell table:style-name="ce56" office:value-type="string">
            <text:p>floor</text:p>
          </table:table-cell>
          <table:table-cell table:formula="of:=LOOKUP(TRIM([.B161]);[DIC.E$2:DIC.E$994];[DIC.D$2:DIC.D$994])" office:value-type="string" office:string-value="area">
            <text:p>area</text:p>
          </table:table-cell>
          <table:table-cell table:formula="of:=[.A161]=[.C1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lea</text:p>
          </table:table-cell>
          <table:table-cell table:style-name="ce56" office:value-type="string">
            <text:p>flower</text:p>
          </table:table-cell>
          <table:table-cell table:formula="of:=LOOKUP(TRIM([.B162]);[DIC.E$2:DIC.E$994];[DIC.D$2:DIC.D$994])" office:value-type="string" office:string-value="flea">
            <text:p>flea</text:p>
          </table:table-cell>
          <table:table-cell table:formula="of:=[.A162]=[.C1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olu</text:p>
          </table:table-cell>
          <table:table-cell table:style-name="ce56" office:value-type="string">
            <text:p>fly</text:p>
          </table:table-cell>
          <table:table-cell table:formula="of:=LOOKUP(TRIM([.B163]);[DIC.E$2:DIC.E$994];[DIC.D$2:DIC.D$994])" office:value-type="string" office:string-value="volu">
            <text:p>volu</text:p>
          </table:table-cell>
          <table:table-cell table:formula="of:=[.A163]=[.C1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gu</text:p>
          </table:table-cell>
          <table:table-cell table:style-name="ce58" office:value-type="string">
            <text:p>follow</text:p>
          </table:table-cell>
          <table:table-cell table:formula="of:=LOOKUP(TRIM([.B164]);[DIC.E$2:DIC.E$994];[DIC.D$2:DIC.D$994])" office:value-type="string" office:string-value="sigu">
            <text:p>sigu</text:p>
          </table:table-cell>
          <table:table-cell table:formula="of:=[.A164]=[.C1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ro</text:p>
          </table:table-cell>
          <table:table-cell table:style-name="ce56" office:value-type="string">
            <text:p>for</text:p>
          </table:table-cell>
          <table:table-cell table:formula="of:=LOOKUP(TRIM([.B165]);[DIC.E$2:DIC.E$994];[DIC.D$2:DIC.D$994])" office:value-type="string" office:string-value="pro">
            <text:p>pro</text:p>
          </table:table-cell>
          <table:table-cell table:formula="of:=[.A165]=[.C1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eo</text:p>
          </table:table-cell>
          <table:table-cell table:style-name="ce56" office:value-type="string">
            <text:p>foreign</text:p>
          </table:table-cell>
          <table:table-cell table:formula="of:=LOOKUP(TRIM([.B166]);[DIC.E$2:DIC.E$994];[DIC.D$2:DIC.D$994])" office:value-type="string" office:string-value="aleo">
            <text:p>aleo</text:p>
          </table:table-cell>
          <table:table-cell table:formula="of:=[.A166]=[.C1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po</text:p>
          </table:table-cell>
          <table:table-cell table:style-name="ce56" office:value-type="string">
            <text:p>forever</text:p>
          </table:table-cell>
          <table:table-cell table:formula="of:=LOOKUP(TRIM([.B167]);[DIC.E$2:DIC.E$994];[DIC.D$2:DIC.D$994])" office:value-type="string" office:string-value="sepo">
            <text:p>sepo</text:p>
          </table:table-cell>
          <table:table-cell table:formula="of:=[.A167]=[.C1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iu</text:p>
          </table:table-cell>
          <table:table-cell table:style-name="ce56" office:value-type="string">
            <text:p>forget</text:p>
          </table:table-cell>
          <table:table-cell table:formula="of:=LOOKUP(TRIM([.B168]);[DIC.E$2:DIC.E$994];[DIC.D$2:DIC.D$994])" office:value-type="string" office:string-value="oviu">
            <text:p>oviu</text:p>
          </table:table-cell>
          <table:table-cell table:formula="of:=[.A168]=[.C1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mu</text:p>
          </table:table-cell>
          <table:table-cell table:style-name="ce58" office:value-type="string">
            <text:p>form/make</text:p>
          </table:table-cell>
          <table:table-cell table:formula="of:=LOOKUP(TRIM([.B169]);[DIC.E$2:DIC.E$994];[DIC.D$2:DIC.D$994])" office:value-type="string" office:string-value="fomu">
            <text:p>fomu</text:p>
          </table:table-cell>
          <table:table-cell table:formula="of:=[.A169]=[.C1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te</text:p>
          </table:table-cell>
          <table:table-cell table:style-name="ce56" office:value-type="string">
            <text:p>forward</text:p>
          </table:table-cell>
          <table:table-cell table:formula="of:=LOOKUP(TRIM([.B170]);[DIC.E$2:DIC.E$994];[DIC.D$2:DIC.D$994])" office:value-type="string" office:string-value="ate">
            <text:p>ate</text:p>
          </table:table-cell>
          <table:table-cell table:formula="of:=[.A170]=[.C1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vo</text:p>
          </table:table-cell>
          <table:table-cell table:style-name="ce56" office:value-type="string">
            <text:p>found</text:p>
          </table:table-cell>
          <table:table-cell table:formula="of:=LOOKUP(TRIM([.B171]);[DIC.E$2:DIC.E$994];[DIC.D$2:DIC.D$994])" office:value-type="string" office:string-value="rovo">
            <text:p>rovo</text:p>
          </table:table-cell>
          <table:table-cell table:formula="of:=[.A171]=[.C1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to</text:p>
          </table:table-cell>
          <table:table-cell table:style-name="ce56" office:value-type="string">
            <text:p>free</text:p>
          </table:table-cell>
          <table:table-cell table:formula="of:=LOOKUP(TRIM([.B172]);[DIC.E$2:DIC.E$994];[DIC.D$2:DIC.D$994])" office:value-type="string" office:string-value="gato">
            <text:p>gato</text:p>
          </table:table-cell>
          <table:table-cell table:formula="of:=[.A172]=[.C1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bo</text:p>
          </table:table-cell>
          <table:table-cell table:style-name="ce56" office:value-type="string">
            <text:p>freedom</text:p>
          </table:table-cell>
          <table:table-cell table:formula="of:=LOOKUP(TRIM([.B173]);[DIC.E$2:DIC.E$994];[DIC.D$2:DIC.D$994])" office:value-type="string" office:string-value="libo">
            <text:p>libo</text:p>
          </table:table-cell>
          <table:table-cell table:formula="of:=[.A173]=[.C173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von</text:p>
          </table:table-cell>
          <table:table-cell table:style-name="ce57" office:value-type="string">
            <text:p>from</text:p>
          </table:table-cell>
          <table:table-cell table:formula="of:=LOOKUP(TRIM([.B174]);[DIC.E$2:DIC.E$994];[DIC.D$2:DIC.D$994])" office:value-type="string" office:string-value="von">
            <text:p>von</text:p>
          </table:table-cell>
          <table:table-cell table:formula="of:=[.A174]=[.C1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or</text:p>
          </table:table-cell>
          <table:table-cell table:style-name="ce56" office:value-type="string">
            <text:p>front</text:p>
          </table:table-cell>
          <table:table-cell table:formula="of:=LOOKUP(TRIM([.B175]);[DIC.E$2:DIC.E$994];[DIC.D$2:DIC.D$994])" office:value-type="string" office:string-value="vor">
            <text:p>vor</text:p>
          </table:table-cell>
          <table:table-cell table:formula="of:=[.A175]=[.C1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no</text:p>
          </table:table-cell>
          <table:table-cell table:style-name="ce56" office:value-type="string">
            <text:p>full</text:p>
          </table:table-cell>
          <table:table-cell table:formula="of:=LOOKUP(TRIM([.B176]);[DIC.E$2:DIC.E$994];[DIC.D$2:DIC.D$994])" office:value-type="string" office:string-value="pino">
            <text:p>pino</text:p>
          </table:table-cell>
          <table:table-cell table:formula="of:=[.A176]=[.C1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zo</text:p>
          </table:table-cell>
          <table:table-cell table:style-name="ce56" office:value-type="string">
            <text:p>funny</text:p>
          </table:table-cell>
          <table:table-cell table:formula="of:=LOOKUP(TRIM([.B177]);[DIC.E$2:DIC.E$994];[DIC.D$2:DIC.D$994])" office:value-type="string" office:string-value="mazo">
            <text:p>mazo</text:p>
          </table:table-cell>
          <table:table-cell table:formula="of:=[.A177]=[.C1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ka</text:p>
          </table:table-cell>
          <table:table-cell table:style-name="ce56" office:value-type="string">
            <text:p>game</text:p>
          </table:table-cell>
          <table:table-cell table:formula="of:=LOOKUP(TRIM([.B178]);[DIC.E$2:DIC.E$994];[DIC.D$2:DIC.D$994])" office:value-type="string" office:string-value="joka">
            <text:p>joka</text:p>
          </table:table-cell>
          <table:table-cell table:formula="of:=[.A178]=[.C1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ara</text:p>
          </table:table-cell>
          <table:table-cell table:style-name="ce56" office:value-type="string">
            <text:p>garden</text:p>
          </table:table-cell>
          <table:table-cell table:formula="of:=LOOKUP(TRIM([.B179]);[DIC.E$2:DIC.E$994];[DIC.D$2:DIC.D$994])" office:value-type="string" office:string-value="jara">
            <text:p>jara</text:p>
          </table:table-cell>
          <table:table-cell table:formula="of:=[.A179]=[.C1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nu</text:p>
          </table:table-cell>
          <table:table-cell table:style-name="ce56" office:value-type="string">
            <text:p>gave</text:p>
          </table:table-cell>
          <table:table-cell table:formula="of:=LOOKUP(TRIM([.B180]);[DIC.E$2:DIC.E$994];[DIC.D$2:DIC.D$994])" office:value-type="string" office:string-value="donu">
            <text:p>donu</text:p>
          </table:table-cell>
          <table:table-cell table:formula="of:=[.A180]=[.C1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ero</text:p>
          </table:table-cell>
          <table:table-cell table:style-name="ce56" office:value-type="string">
            <text:p>general</text:p>
          </table:table-cell>
          <table:table-cell table:formula="of:=LOOKUP(TRIM([.B181]);[DIC.E$2:DIC.E$994];[DIC.D$2:DIC.D$994])" office:value-type="string" office:string-value="gero">
            <text:p>gero</text:p>
          </table:table-cell>
          <table:table-cell table:formula="of:=[.A181]=[.C1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biu</text:p>
          </table:table-cell>
          <table:table-cell table:style-name="ce58" office:value-type="string">
            <text:p>get</text:p>
          </table:table-cell>
          <table:table-cell table:formula="of:=LOOKUP(TRIM([.B182]);[DIC.E$2:DIC.E$994];[DIC.D$2:DIC.D$994])" office:value-type="string" office:string-value="obiu">
            <text:p>obiu</text:p>
          </table:table-cell>
          <table:table-cell table:formula="of:=[.A182]=[.C1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ka</text:p>
          </table:table-cell>
          <table:table-cell table:style-name="ce56" office:value-type="string">
            <text:p>girl</text:p>
          </table:table-cell>
          <table:table-cell table:formula="of:=LOOKUP(TRIM([.B183]);[DIC.E$2:DIC.E$994];[DIC.D$2:DIC.D$994])" office:value-type="string" office:string-value="cika">
            <text:p>cika</text:p>
          </table:table-cell>
          <table:table-cell table:formula="of:=[.A183]=[.C1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ivu</text:p>
          </table:table-cell>
          <table:table-cell table:style-name="ce58" office:value-type="string">
            <text:p>give</text:p>
          </table:table-cell>
          <table:table-cell table:formula="of:=LOOKUP(TRIM([.B184]);[DIC.E$2:DIC.E$994];[DIC.D$2:DIC.D$994])" office:value-type="string" office:string-value="givu">
            <text:p>givu</text:p>
          </table:table-cell>
          <table:table-cell table:formula="of:=[.A184]=[.C1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ru</text:p>
          </table:table-cell>
          <table:table-cell table:style-name="ce58" office:value-type="string">
            <text:p>go out</text:p>
          </table:table-cell>
          <table:table-cell table:formula="of:=LOOKUP(TRIM([.B185]);[DIC.E$2:DIC.E$994];[DIC.D$2:DIC.D$994])" office:value-type="string" office:string-value="saru">
            <text:p>saru</text:p>
          </table:table-cell>
          <table:table-cell table:formula="of:=[.A185]=[.C1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du</text:p>
          </table:table-cell>
          <table:table-cell table:style-name="ce56" office:value-type="string">
            <text:p>go, goes</text:p>
          </table:table-cell>
          <table:table-cell table:formula="of:=LOOKUP(TRIM([.B186]);[DIC.E$2:DIC.E$994];[DIC.D$2:DIC.D$994])" office:value-type="string" office:string-value="vadu">
            <text:p>vadu</text:p>
          </table:table-cell>
          <table:table-cell table:formula="of:=[.A186]=[.C1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no</text:p>
          </table:table-cell>
          <table:table-cell table:style-name="ce56" office:value-type="string">
            <text:p>good</text:p>
          </table:table-cell>
          <table:table-cell table:formula="of:=LOOKUP(TRIM([.B187]);[DIC.E$2:DIC.E$994];[DIC.D$2:DIC.D$994])" office:value-type="string" office:string-value="bono">
            <text:p>bono</text:p>
          </table:table-cell>
          <table:table-cell table:formula="of:=[.A187]=[.C1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dio</text:p>
          </table:table-cell>
          <table:table-cell table:style-name="ce56" office:value-type="string">
            <text:p>good-bye</text:p>
          </table:table-cell>
          <table:table-cell table:formula="of:=LOOKUP(TRIM([.B188]);[DIC.E$2:DIC.E$994];[DIC.D$2:DIC.D$994])" office:value-type="string" office:string-value="adio">
            <text:p>adio</text:p>
          </table:table-cell>
          <table:table-cell table:formula="of:=[.A188]=[.C1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eba</text:p>
          </table:table-cell>
          <table:table-cell table:style-name="ce56" office:value-type="string">
            <text:p>grass</text:p>
          </table:table-cell>
          <table:table-cell table:formula="of:=LOOKUP(TRIM([.B189]);[DIC.E$2:DIC.E$994];[DIC.D$2:DIC.D$994])" office:value-type="string" office:string-value="heba">
            <text:p>heba</text:p>
          </table:table-cell>
          <table:table-cell table:formula="of:=[.A189]=[.C1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uzo</text:p>
          </table:table-cell>
          <table:table-cell table:style-name="ce56" office:value-type="string">
            <text:p>great</text:p>
          </table:table-cell>
          <table:table-cell table:formula="of:=LOOKUP(TRIM([.B190]);[DIC.E$2:DIC.E$994];[DIC.D$2:DIC.D$994])" office:value-type="string" office:string-value="guzo">
            <text:p>guzo</text:p>
          </table:table-cell>
          <table:table-cell table:formula="of:=[.A190]=[.C1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to</text:p>
          </table:table-cell>
          <table:table-cell table:style-name="ce56" office:value-type="string">
            <text:p>green</text:p>
          </table:table-cell>
          <table:table-cell table:formula="of:=LOOKUP(TRIM([.B191]);[DIC.E$2:DIC.E$994];[DIC.D$2:DIC.D$994])" office:value-type="string" office:string-value="veto">
            <text:p>veto</text:p>
          </table:table-cell>
          <table:table-cell table:formula="of:=[.A191]=[.C1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ra</text:p>
          </table:table-cell>
          <table:table-cell table:style-name="ce56" office:value-type="string">
            <text:p>ground</text:p>
          </table:table-cell>
          <table:table-cell table:formula="of:=LOOKUP(TRIM([.B192]);[DIC.E$2:DIC.E$994];[DIC.D$2:DIC.D$994])" office:value-type="string" office:string-value="tera">
            <text:p>tera</text:p>
          </table:table-cell>
          <table:table-cell table:formula="of:=[.A192]=[.C1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oxu</text:p>
          </table:table-cell>
          <table:table-cell table:style-name="ce56" office:value-type="string">
            <text:p>grow</text:p>
          </table:table-cell>
          <table:table-cell table:formula="of:=LOOKUP(TRIM([.B193]);[DIC.E$2:DIC.E$994];[DIC.D$2:DIC.D$994])" office:value-type="string" office:string-value="goxu">
            <text:p>goxu</text:p>
          </table:table-cell>
          <table:table-cell table:formula="of:=[.A193]=[.C1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na</text:p>
          </table:table-cell>
          <table:table-cell table:style-name="ce56" office:value-type="string">
            <text:p>hand</text:p>
          </table:table-cell>
          <table:table-cell table:formula="of:=LOOKUP(TRIM([.B194]);[DIC.E$2:DIC.E$994];[DIC.D$2:DIC.D$994])" office:value-type="string" office:string-value="mana">
            <text:p>mana</text:p>
          </table:table-cell>
          <table:table-cell table:formula="of:=[.A194]=[.C19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su</text:p>
          </table:table-cell>
          <table:table-cell table:style-name="ce58" office:value-type="string">
            <text:p>happen</text:p>
          </table:table-cell>
          <table:table-cell table:formula="of:=LOOKUP(TRIM([.B195]);[DIC.E$2:DIC.E$994];[DIC.D$2:DIC.D$994])" office:value-type="string" office:string-value="pasu">
            <text:p>pasu</text:p>
          </table:table-cell>
          <table:table-cell table:formula="of:=[.A195]=[.C1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zo</text:p>
          </table:table-cell>
          <table:table-cell table:style-name="ce56" office:value-type="string">
            <text:p>happy</text:p>
          </table:table-cell>
          <table:table-cell table:formula="of:=LOOKUP(TRIM([.B196]);[DIC.E$2:DIC.E$994];[DIC.D$2:DIC.D$994])" office:value-type="string" office:string-value="fezo">
            <text:p>fezo</text:p>
          </table:table-cell>
          <table:table-cell table:formula="of:=[.A196]=[.C1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uro</text:p>
          </table:table-cell>
          <table:table-cell table:style-name="ce56" office:value-type="string">
            <text:p>hard</text:p>
          </table:table-cell>
          <table:table-cell table:formula="of:=LOOKUP(TRIM([.B197]);[DIC.E$2:DIC.E$994];[DIC.D$2:DIC.D$994])" office:value-type="string" office:string-value="duro">
            <text:p>duro</text:p>
          </table:table-cell>
          <table:table-cell table:formula="of:=[.A197]=[.C1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su</text:p>
          </table:table-cell>
          <table:table-cell table:style-name="ce56" office:value-type="string">
            <text:p>has</text:p>
          </table:table-cell>
          <table:table-cell table:formula="of:=LOOKUP(TRIM([.B198]);[DIC.E$2:DIC.E$994];[DIC.D$2:DIC.D$994])" office:value-type="string" office:string-value="posu">
            <text:p>posu</text:p>
          </table:table-cell>
          <table:table-cell table:formula="of:=[.A198]=[.C1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aru</text:p>
          </table:table-cell>
          <table:table-cell table:style-name="ce58" office:value-type="string">
            <text:p>have</text:p>
          </table:table-cell>
          <table:table-cell table:formula="of:=LOOKUP(TRIM([.B199]);[DIC.E$2:DIC.E$994];[DIC.D$2:DIC.D$994])" office:value-type="string" office:string-value="haru">
            <text:p>haru</text:p>
          </table:table-cell>
          <table:table-cell table:formula="of:=[.A199]=[.C1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ta</text:p>
          </table:table-cell>
          <table:table-cell table:style-name="ce56" office:value-type="string">
            <text:p>head</text:p>
          </table:table-cell>
          <table:table-cell table:formula="of:=LOOKUP(TRIM([.B200]);[DIC.E$2:DIC.E$994];[DIC.D$2:DIC.D$994])" office:value-type="string" office:string-value="teta">
            <text:p>teta</text:p>
          </table:table-cell>
          <table:table-cell table:formula="of:=[.A200]=[.C2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iru</text:p>
          </table:table-cell>
          <table:table-cell table:style-name="ce58" office:value-type="string">
            <text:p>hear</text:p>
          </table:table-cell>
          <table:table-cell table:formula="of:=LOOKUP(TRIM([.B201]);[DIC.E$2:DIC.E$994];[DIC.D$2:DIC.D$994])" office:value-type="string" office:string-value="oiru">
            <text:p>oiru</text:p>
          </table:table-cell>
          <table:table-cell table:formula="of:=[.A201]=[.C2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idu</text:p>
          </table:table-cell>
          <table:table-cell table:style-name="ce58" office:value-type="string">
            <text:p>help</text:p>
          </table:table-cell>
          <table:table-cell table:formula="of:=LOOKUP(TRIM([.B202]);[DIC.E$2:DIC.E$994];[DIC.D$2:DIC.D$994])" office:value-type="string" office:string-value="aidu">
            <text:p>aidu</text:p>
          </table:table-cell>
          <table:table-cell table:formula="of:=[.A202]=[.C2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ir</text:p>
          </table:table-cell>
          <table:table-cell table:style-name="ce56" office:value-type="string">
            <text:p>here</text:p>
          </table:table-cell>
          <table:table-cell table:formula="of:=LOOKUP(TRIM([.B203]);[DIC.E$2:DIC.E$994];[DIC.D$2:DIC.D$994])" office:value-type="string" office:string-value="hir">
            <text:p>hir</text:p>
          </table:table-cell>
          <table:table-cell table:formula="of:=[.A203]=[.C2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to</text:p>
          </table:table-cell>
          <table:table-cell table:style-name="ce56" office:value-type="string">
            <text:p>high</text:p>
          </table:table-cell>
          <table:table-cell table:formula="of:=LOOKUP(TRIM([.B204]);[DIC.E$2:DIC.E$994];[DIC.D$2:DIC.D$994])" office:value-type="string" office:string-value="alto">
            <text:p>alto</text:p>
          </table:table-cell>
          <table:table-cell table:formula="of:=[.A204]=[.C2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gy</text:p>
          </table:table-cell>
          <table:table-cell table:style-name="ce56" office:value-type="string">
            <text:p>hill</text:p>
          </table:table-cell>
          <table:table-cell table:formula="of:=LOOKUP(TRIM([.B205]);[DIC.E$2:DIC.E$994];[DIC.D$2:DIC.D$994])" office:value-type="string" office:string-value="hugy">
            <text:p>hugy</text:p>
          </table:table-cell>
          <table:table-cell table:formula="of:=[.A205]=[.C2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nu</text:p>
          </table:table-cell>
          <table:table-cell table:style-name="ce56" office:value-type="string">
            <text:p>hold</text:p>
          </table:table-cell>
          <table:table-cell table:formula="of:=LOOKUP(TRIM([.B206]);[DIC.E$2:DIC.E$994];[DIC.D$2:DIC.D$994])" office:value-type="string" office:string-value="tenu">
            <text:p>tenu</text:p>
          </table:table-cell>
          <table:table-cell table:formula="of:=[.A206]=[.C20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ava</text:p>
          </table:table-cell>
          <table:table-cell table:style-name="ce56" office:value-type="string">
            <text:p>horse</text:p>
          </table:table-cell>
          <table:table-cell table:formula="of:=LOOKUP(TRIM([.B207]);[DIC.E$2:DIC.E$994];[DIC.D$2:DIC.D$994])" office:value-type="string" office:string-value="xava">
            <text:p>xava</text:p>
          </table:table-cell>
          <table:table-cell table:formula="of:=[.A207]=[.C2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eso</text:p>
          </table:table-cell>
          <table:table-cell table:style-name="ce56" office:value-type="string">
            <text:p>hot</text:p>
          </table:table-cell>
          <table:table-cell table:formula="of:=LOOKUP(TRIM([.B208]);[DIC.E$2:DIC.E$994];[DIC.D$2:DIC.D$994])" office:value-type="string" office:string-value="heso">
            <text:p>heso</text:p>
          </table:table-cell>
          <table:table-cell table:formula="of:=[.A208]=[.C2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sa</text:p>
          </table:table-cell>
          <table:table-cell table:style-name="ce56" office:value-type="string">
            <text:p>house</text:p>
          </table:table-cell>
          <table:table-cell table:formula="of:=LOOKUP(TRIM([.B209]);[DIC.E$2:DIC.E$994];[DIC.D$2:DIC.D$994])" office:value-type="string" office:string-value="kasa">
            <text:p>kasa</text:p>
          </table:table-cell>
          <table:table-cell table:formula="of:=[.A209]=[.C2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mo</text:p>
          </table:table-cell>
          <table:table-cell table:style-name="ce56" office:value-type="string">
            <text:p>how</text:p>
          </table:table-cell>
          <table:table-cell table:formula="of:=LOOKUP(TRIM([.B210]);[DIC.E$2:DIC.E$994];[DIC.D$2:DIC.D$994])" office:value-type="string" office:string-value="quo">
            <text:p>quo</text:p>
          </table:table-cell>
          <table:table-cell table:formula="of:=[.A210]=[.C210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quo</text:p>
          </table:table-cell>
          <table:table-cell table:style-name="ce56" office:value-type="string">
            <text:p>how</text:p>
          </table:table-cell>
          <table:table-cell table:formula="of:=LOOKUP(TRIM([.B211]);[DIC.E$2:DIC.E$994];[DIC.D$2:DIC.D$994])" office:value-type="string" office:string-value="quo">
            <text:p>quo</text:p>
          </table:table-cell>
          <table:table-cell table:formula="of:=[.A211]=[.C2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ro</text:p>
          </table:table-cell>
          <table:table-cell table:style-name="ce56" office:value-type="string">
            <text:p>however</text:p>
          </table:table-cell>
          <table:table-cell table:formula="of:=LOOKUP(TRIM([.B212]);[DIC.E$2:DIC.E$994];[DIC.D$2:DIC.D$994])" office:value-type="string" office:string-value="pero">
            <text:p>pero</text:p>
          </table:table-cell>
          <table:table-cell table:formula="of:=[.A212]=[.C2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oro</text:p>
          </table:table-cell>
          <table:table-cell table:style-name="ce56" office:value-type="string">
            <text:p>huge</text:p>
          </table:table-cell>
          <table:table-cell table:formula="of:=LOOKUP(TRIM([.B213]);[DIC.E$2:DIC.E$994];[DIC.D$2:DIC.D$994])" office:value-type="string" office:string-value="ioro">
            <text:p>ioro</text:p>
          </table:table-cell>
          <table:table-cell table:formula="of:=[.A213]=[.C2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mo</text:p>
          </table:table-cell>
          <table:table-cell table:style-name="ce56" office:value-type="string">
            <text:p>human</text:p>
          </table:table-cell>
          <table:table-cell table:formula="of:=LOOKUP(TRIM([.B214]);[DIC.E$2:DIC.E$994];[DIC.D$2:DIC.D$994])" office:value-type="string" office:string-value="humo">
            <text:p>humo</text:p>
          </table:table-cell>
          <table:table-cell table:formula="of:=[.A214]=[.C2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aso</text:p>
          </table:table-cell>
          <table:table-cell table:style-name="ce56" office:value-type="string">
            <text:p>hurt</text:p>
          </table:table-cell>
          <table:table-cell table:formula="of:=LOOKUP(TRIM([.B215]);[DIC.E$2:DIC.E$994];[DIC.D$2:DIC.D$994])" office:value-type="string" office:string-value="baso">
            <text:p>baso</text:p>
          </table:table-cell>
          <table:table-cell table:formula="of:=[.A215]=[.C2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</text:p>
          </table:table-cell>
          <table:table-cell table:style-name="ce56" office:value-type="string">
            <text:p>I</text:p>
          </table:table-cell>
          <table:table-cell table:formula="of:=LOOKUP(TRIM([.B216]);[DIC.E$2:DIC.E$994];[DIC.D$2:DIC.D$994])" office:value-type="string" office:string-value="jo">
            <text:p>jo</text:p>
          </table:table-cell>
          <table:table-cell table:formula="of:=[.A216]=[.C2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f</text:p>
          </table:table-cell>
          <table:table-cell table:style-name="ce56" office:value-type="string">
            <text:p>if</text:p>
          </table:table-cell>
          <table:table-cell table:formula="of:=LOOKUP(TRIM([.B217]);[DIC.E$2:DIC.E$994];[DIC.D$2:DIC.D$994])" office:value-type="string" office:string-value="sif">
            <text:p>sif</text:p>
          </table:table-cell>
          <table:table-cell table:formula="of:=[.A217]=[.C2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pto</text:p>
          </table:table-cell>
          <table:table-cell table:style-name="ce56" office:value-type="string">
            <text:p>important</text:p>
          </table:table-cell>
          <table:table-cell table:formula="of:=LOOKUP(TRIM([.B218]);[DIC.E$2:DIC.E$994];[DIC.D$2:DIC.D$994])" office:value-type="string" office:string-value="ipto">
            <text:p>ipto</text:p>
          </table:table-cell>
          <table:table-cell table:formula="of:=[.A218]=[.C2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an</text:p>
          </table:table-cell>
          <table:table-cell table:style-name="ce56" office:value-type="string">
            <text:p>in</text:p>
          </table:table-cell>
          <table:table-cell table:formula="of:=LOOKUP(TRIM([.B219]);[DIC.E$2:DIC.E$994];[DIC.D$2:DIC.D$994])" office:value-type="string" office:string-value="dan">
            <text:p>dan</text:p>
          </table:table-cell>
          <table:table-cell table:formula="of:=[.A219]=[.C2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ro</text:p>
          </table:table-cell>
          <table:table-cell table:style-name="ce56" office:value-type="string">
            <text:p>indeed</text:p>
          </table:table-cell>
          <table:table-cell table:formula="of:=LOOKUP(TRIM([.B220]);[DIC.E$2:DIC.E$994];[DIC.D$2:DIC.D$994])" office:value-type="string" office:string-value="cero">
            <text:p>cero</text:p>
          </table:table-cell>
          <table:table-cell table:formula="of:=[.A220]=[.C220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iny</text:p>
          </table:table-cell>
          <table:table-cell table:style-name="ce57" office:value-type="string">
            <text:p>inside</text:p>
          </table:table-cell>
          <table:table-cell table:formula="of:=LOOKUP(TRIM([.B221]);[DIC.E$2:DIC.E$994];[DIC.D$2:DIC.D$994])" office:value-type="string" office:string-value="iny">
            <text:p>iny</text:p>
          </table:table-cell>
          <table:table-cell table:formula="of:=[.A221]=[.C2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zix</text:p>
          </table:table-cell>
          <table:table-cell table:style-name="ce56" office:value-type="string">
            <text:p>instead</text:p>
          </table:table-cell>
          <table:table-cell table:formula="of:=LOOKUP(TRIM([.B222]);[DIC.E$2:DIC.E$994];[DIC.D$2:DIC.D$994])" office:value-type="string" office:string-value="azix">
            <text:p>azix</text:p>
          </table:table-cell>
          <table:table-cell table:formula="of:=[.A222]=[.C2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tso</text:p>
          </table:table-cell>
          <table:table-cell table:style-name="ce56" office:value-type="string">
            <text:p>international</text:p>
          </table:table-cell>
          <table:table-cell table:formula="of:=LOOKUP(TRIM([.B223]);[DIC.E$2:DIC.E$994];[DIC.D$2:DIC.D$994])" office:value-type="string" office:string-value="itso">
            <text:p>itso</text:p>
          </table:table-cell>
          <table:table-cell table:formula="of:=[.A223]=[.C2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no</text:p>
          </table:table-cell>
          <table:table-cell table:style-name="ce56" office:value-type="string">
            <text:p>into</text:p>
          </table:table-cell>
          <table:table-cell table:formula="of:=LOOKUP(TRIM([.B224]);[DIC.E$2:DIC.E$994];[DIC.D$2:DIC.D$994])" office:value-type="string" office:string-value="ino">
            <text:p>ino</text:p>
          </table:table-cell>
          <table:table-cell table:formula="of:=[.A224]=[.C2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zetu</text:p>
          </table:table-cell>
          <table:table-cell table:style-name="ce58" office:value-type="string">
            <text:p>introduce</text:p>
          </table:table-cell>
          <table:table-cell table:formula="of:=LOOKUP(TRIM([.B225]);[DIC.E$2:DIC.E$994];[DIC.D$2:DIC.D$994])" office:value-type="string" office:string-value="zetu">
            <text:p>zetu</text:p>
          </table:table-cell>
          <table:table-cell table:formula="of:=[.A225]=[.C2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vo</text:p>
          </table:table-cell>
          <table:table-cell table:style-name="ce56" office:value-type="string">
            <text:p>is over</text:p>
          </table:table-cell>
          <table:table-cell table:formula="of:=LOOKUP(TRIM([.B226]);[DIC.E$2:DIC.E$994];[DIC.D$2:DIC.D$994])" office:value-type="string" office:string-value="savo">
            <text:p>savo</text:p>
          </table:table-cell>
          <table:table-cell table:formula="of:=[.A226]=[.C226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ha</text:p>
          </table:table-cell>
          <table:table-cell table:style-name="ce57" office:value-type="string">
            <text:p>it has</text:p>
          </table:table-cell>
          <table:table-cell table:formula="of:=LOOKUP(TRIM([.B227]);[DIC.E$2:DIC.E$994];[DIC.D$2:DIC.D$994])" office:value-type="string" office:string-value="ha">
            <text:p>ha</text:p>
          </table:table-cell>
          <table:table-cell table:formula="of:=[.A227]=[.C2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zia</text:p>
          </table:table-cell>
          <table:table-cell table:style-name="ce56" office:value-type="string">
            <text:p>its</text:p>
          </table:table-cell>
          <table:table-cell table:formula="of:=LOOKUP(TRIM([.B228]);[DIC.E$2:DIC.E$994];[DIC.D$2:DIC.D$994])" office:value-type="string" office:string-value="zia">
            <text:p>zia</text:p>
          </table:table-cell>
          <table:table-cell table:formula="of:=[.A228]=[.C2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po</text:p>
          </table:table-cell>
          <table:table-cell table:style-name="ce56" office:value-type="string">
            <text:p>jump</text:p>
          </table:table-cell>
          <table:table-cell table:formula="of:=LOOKUP(TRIM([.B229]);[DIC.E$2:DIC.E$994];[DIC.D$2:DIC.D$994])" office:value-type="string" office:string-value="jupo">
            <text:p>jupo</text:p>
          </table:table-cell>
          <table:table-cell table:formula="of:=[.A229]=[.C2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pe</text:p>
          </table:table-cell>
          <table:table-cell table:style-name="ce56" office:value-type="string">
            <text:p>just</text:p>
          </table:table-cell>
          <table:table-cell table:formula="of:=LOOKUP(TRIM([.B230]);[DIC.E$2:DIC.E$994];[DIC.D$2:DIC.D$994])" office:value-type="string" office:string-value="ape">
            <text:p>ape</text:p>
          </table:table-cell>
          <table:table-cell table:formula="of:=[.A230]=[.C2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eto</text:p>
          </table:table-cell>
          <table:table-cell table:style-name="ce56" office:value-type="string">
            <text:p>kind</text:p>
          </table:table-cell>
          <table:table-cell table:formula="of:=LOOKUP(TRIM([.B231]);[DIC.E$2:DIC.E$994];[DIC.D$2:DIC.D$994])" office:value-type="string" office:string-value="geto">
            <text:p>geto</text:p>
          </table:table-cell>
          <table:table-cell table:formula="of:=[.A231]=[.C2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vu</text:p>
          </table:table-cell>
          <table:table-cell table:style-name="ce56" office:value-type="string">
            <text:p>know</text:p>
          </table:table-cell>
          <table:table-cell table:formula="of:=LOOKUP(TRIM([.B232]);[DIC.E$2:DIC.E$994];[DIC.D$2:DIC.D$994])" office:value-type="string" office:string-value="sciu">
            <text:p>sciu</text:p>
          </table:table-cell>
          <table:table-cell table:formula="of:=[.A232]=[.C232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ciu</text:p>
          </table:table-cell>
          <table:table-cell table:style-name="ce58" office:value-type="string">
            <text:p>know</text:p>
          </table:table-cell>
          <table:table-cell table:formula="of:=LOOKUP(TRIM([.B233]);[DIC.E$2:DIC.E$994];[DIC.D$2:DIC.D$994])" office:value-type="string" office:string-value="sciu">
            <text:p>sciu</text:p>
          </table:table-cell>
          <table:table-cell table:formula="of:=[.A233]=[.C2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do</text:p>
          </table:table-cell>
          <table:table-cell table:style-name="ce56" office:value-type="string">
            <text:p>late</text:p>
          </table:table-cell>
          <table:table-cell table:formula="of:=LOOKUP(TRIM([.B234]);[DIC.E$2:DIC.E$994];[DIC.D$2:DIC.D$994])" office:value-type="string" office:string-value="tado">
            <text:p>tado</text:p>
          </table:table-cell>
          <table:table-cell table:formula="of:=[.A234]=[.C2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po</text:p>
          </table:table-cell>
          <table:table-cell table:style-name="ce56" office:value-type="string">
            <text:p>later</text:p>
          </table:table-cell>
          <table:table-cell table:formula="of:=LOOKUP(TRIM([.B235]);[DIC.E$2:DIC.E$994];[DIC.D$2:DIC.D$994])" office:value-type="string" office:string-value="dopo">
            <text:p>dopo</text:p>
          </table:table-cell>
          <table:table-cell table:formula="of:=[.A235]=[.C2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su</text:p>
          </table:table-cell>
          <table:table-cell table:style-name="ce56" office:value-type="string">
            <text:p>laugh</text:p>
          </table:table-cell>
          <table:table-cell table:formula="of:=LOOKUP(TRIM([.B236]);[DIC.E$2:DIC.E$994];[DIC.D$2:DIC.D$994])" office:value-type="string" office:string-value="risu">
            <text:p>risu</text:p>
          </table:table-cell>
          <table:table-cell table:formula="of:=[.A236]=[.C2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so</text:p>
          </table:table-cell>
          <table:table-cell table:style-name="ce56" office:value-type="string">
            <text:p>least</text:p>
          </table:table-cell>
          <table:table-cell table:formula="of:=LOOKUP(TRIM([.B237]);[DIC.E$2:DIC.E$994];[DIC.D$2:DIC.D$994])" office:value-type="string" office:string-value="miso">
            <text:p>miso</text:p>
          </table:table-cell>
          <table:table-cell table:formula="of:=[.A237]=[.C2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hu</text:p>
          </table:table-cell>
          <table:table-cell table:style-name="ce58" office:value-type="string">
            <text:p>leave</text:p>
          </table:table-cell>
          <table:table-cell table:formula="of:=LOOKUP(TRIM([.B238]);[DIC.E$2:DIC.E$994];[DIC.D$2:DIC.D$994])" office:value-type="string" office:string-value="patu">
            <text:p>patu</text:p>
          </table:table-cell>
          <table:table-cell table:formula="of:=[.A238]=[.C238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patu</text:p>
          </table:table-cell>
          <table:table-cell table:style-name="ce58" office:value-type="string">
            <text:p>leave</text:p>
          </table:table-cell>
          <table:table-cell table:formula="of:=LOOKUP(TRIM([.B239]);[DIC.E$2:DIC.E$994];[DIC.D$2:DIC.D$994])" office:value-type="string" office:string-value="patu">
            <text:p>patu</text:p>
          </table:table-cell>
          <table:table-cell table:formula="of:=[.A239]=[.C2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uxo</text:p>
          </table:table-cell>
          <table:table-cell table:style-name="ce56" office:value-type="string">
            <text:p>left</text:p>
          </table:table-cell>
          <table:table-cell table:formula="of:=LOOKUP(TRIM([.B240]);[DIC.E$2:DIC.E$994];[DIC.D$2:DIC.D$994])" office:value-type="string" office:string-value="guxo">
            <text:p>guxo</text:p>
          </table:table-cell>
          <table:table-cell table:formula="of:=[.A240]=[.C2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ba</text:p>
          </table:table-cell>
          <table:table-cell table:style-name="ce56" office:value-type="string">
            <text:p>leg</text:p>
          </table:table-cell>
          <table:table-cell table:formula="of:=LOOKUP(TRIM([.B241]);[DIC.E$2:DIC.E$994];[DIC.D$2:DIC.D$994])" office:value-type="string" office:string-value="gaba">
            <text:p>gaba</text:p>
          </table:table-cell>
          <table:table-cell table:formula="of:=[.A241]=[.C2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go</text:p>
          </table:table-cell>
          <table:table-cell table:style-name="ce56" office:value-type="string">
            <text:p>legal</text:p>
          </table:table-cell>
          <table:table-cell table:formula="of:=LOOKUP(TRIM([.B242]);[DIC.E$2:DIC.E$994];[DIC.D$2:DIC.D$994])" office:value-type="string" office:string-value="lego">
            <text:p>lego</text:p>
          </table:table-cell>
          <table:table-cell table:formula="of:=[.A242]=[.C2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no</text:p>
          </table:table-cell>
          <table:table-cell table:style-name="ce56" office:value-type="string">
            <text:p>less</text:p>
          </table:table-cell>
          <table:table-cell table:formula="of:=LOOKUP(TRIM([.B243]);[DIC.E$2:DIC.E$994];[DIC.D$2:DIC.D$994])" office:value-type="string" office:string-value="meno">
            <text:p>meno</text:p>
          </table:table-cell>
          <table:table-cell table:formula="of:=[.A243]=[.C2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su</text:p>
          </table:table-cell>
          <table:table-cell table:style-name="ce56" office:value-type="string">
            <text:p>let</text:p>
          </table:table-cell>
          <table:table-cell table:formula="of:=LOOKUP(TRIM([.B244]);[DIC.E$2:DIC.E$994];[DIC.D$2:DIC.D$994])" office:value-type="string" office:string-value="lesu">
            <text:p>lesu</text:p>
          </table:table-cell>
          <table:table-cell table:formula="of:=[.A244]=[.C2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ta</text:p>
          </table:table-cell>
          <table:table-cell table:style-name="ce56" office:value-type="string">
            <text:p>letter</text:p>
          </table:table-cell>
          <table:table-cell table:formula="of:=LOOKUP(TRIM([.B245]);[DIC.E$2:DIC.E$994];[DIC.D$2:DIC.D$994])" office:value-type="string" office:string-value="leta">
            <text:p>leta</text:p>
          </table:table-cell>
          <table:table-cell table:formula="of:=[.A245]=[.C2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uca</text:p>
          </table:table-cell>
          <table:table-cell table:style-name="ce56" office:value-type="string">
            <text:p>light</text:p>
          </table:table-cell>
          <table:table-cell table:formula="of:=LOOKUP(TRIM([.B246]);[DIC.E$2:DIC.E$994];[DIC.D$2:DIC.D$994])" office:value-type="string" office:string-value="luca">
            <text:p>luca</text:p>
          </table:table-cell>
          <table:table-cell table:formula="of:=[.A246]=[.C2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ky</text:p>
          </table:table-cell>
          <table:table-cell table:style-name="ce58" office:value-type="string">
            <text:p>like</text:p>
          </table:table-cell>
          <table:table-cell table:formula="of:=LOOKUP(TRIM([.B247]);[DIC.E$2:DIC.E$994];[DIC.D$2:DIC.D$994])" office:value-type="string" office:string-value="piky">
            <text:p>piky</text:p>
          </table:table-cell>
          <table:table-cell table:formula="of:=[.A247]=[.C2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so</text:p>
          </table:table-cell>
          <table:table-cell table:style-name="ce56" office:value-type="string">
            <text:p>likely</text:p>
          </table:table-cell>
          <table:table-cell table:formula="of:=LOOKUP(TRIM([.B248]);[DIC.E$2:DIC.E$994];[DIC.D$2:DIC.D$994])" office:value-type="string" office:string-value="viso">
            <text:p>viso</text:p>
          </table:table-cell>
          <table:table-cell table:formula="of:=[.A248]=[.C2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zu</text:p>
          </table:table-cell>
          <table:table-cell table:style-name="ce58" office:value-type="string">
            <text:p>listen</text:p>
          </table:table-cell>
          <table:table-cell table:formula="of:=LOOKUP(TRIM([.B249]);[DIC.E$2:DIC.E$994];[DIC.D$2:DIC.D$994])" office:value-type="string" office:string-value="auzu">
            <text:p>auzu</text:p>
          </table:table-cell>
          <table:table-cell table:formula="of:=[.A249]=[.C2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ko</text:p>
          </table:table-cell>
          <table:table-cell table:style-name="ce56" office:value-type="string">
            <text:p>little</text:p>
          </table:table-cell>
          <table:table-cell table:formula="of:=LOOKUP(TRIM([.B250]);[DIC.E$2:DIC.E$994];[DIC.D$2:DIC.D$994])" office:value-type="string" office:string-value="poko">
            <text:p>poko</text:p>
          </table:table-cell>
          <table:table-cell table:formula="of:=[.A250]=[.C2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ko</text:p>
          </table:table-cell>
          <table:table-cell table:style-name="ce56" office:value-type="string">
            <text:p>little</text:p>
          </table:table-cell>
          <table:table-cell table:formula="of:=LOOKUP(TRIM([.B251]);[DIC.E$2:DIC.E$994];[DIC.D$2:DIC.D$994])" office:value-type="string" office:string-value="poko">
            <text:p>poko</text:p>
          </table:table-cell>
          <table:table-cell table:formula="of:=[.A251]=[.C2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vu</text:p>
          </table:table-cell>
          <table:table-cell table:style-name="ce58" office:value-type="string">
            <text:p>live</text:p>
          </table:table-cell>
          <table:table-cell table:formula="of:=LOOKUP(TRIM([.B252]);[DIC.E$2:DIC.E$994];[DIC.D$2:DIC.D$994])" office:value-type="string" office:string-value="vivo">
            <text:p>vivo</text:p>
          </table:table-cell>
          <table:table-cell table:formula="of:=[.A252]=[.C252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vivo</text:p>
          </table:table-cell>
          <table:table-cell table:style-name="ce56" office:value-type="string">
            <text:p>live</text:p>
          </table:table-cell>
          <table:table-cell table:formula="of:=LOOKUP(TRIM([.B253]);[DIC.E$2:DIC.E$994];[DIC.D$2:DIC.D$994])" office:value-type="string" office:string-value="vivo">
            <text:p>vivo</text:p>
          </table:table-cell>
          <table:table-cell table:formula="of:=[.A253]=[.C2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oko</text:p>
          </table:table-cell>
          <table:table-cell table:style-name="ce56" office:value-type="string">
            <text:p>local</text:p>
          </table:table-cell>
          <table:table-cell table:formula="of:=LOOKUP(TRIM([.B254]);[DIC.E$2:DIC.E$994];[DIC.D$2:DIC.D$994])" office:value-type="string" office:string-value="loko">
            <text:p>loko</text:p>
          </table:table-cell>
          <table:table-cell table:formula="of:=[.A254]=[.C2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ugo</text:p>
          </table:table-cell>
          <table:table-cell table:style-name="ce56" office:value-type="string">
            <text:p>long</text:p>
          </table:table-cell>
          <table:table-cell table:formula="of:=LOOKUP(TRIM([.B255]);[DIC.E$2:DIC.E$994];[DIC.D$2:DIC.D$994])" office:value-type="string" office:string-value="lugo">
            <text:p>lugo</text:p>
          </table:table-cell>
          <table:table-cell table:formula="of:=[.A255]=[.C2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su</text:p>
          </table:table-cell>
          <table:table-cell table:style-name="ce58" office:value-type="string">
            <text:p>look for</text:p>
          </table:table-cell>
          <table:table-cell table:formula="of:=LOOKUP(TRIM([.B256]);[DIC.E$2:DIC.E$994];[DIC.D$2:DIC.D$994])" office:value-type="string" office:string-value="bosu">
            <text:p>bosu</text:p>
          </table:table-cell>
          <table:table-cell table:formula="of:=[.A256]=[.C2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ozu</text:p>
          </table:table-cell>
          <table:table-cell table:style-name="ce58" office:value-type="string">
            <text:p>lose</text:p>
          </table:table-cell>
          <table:table-cell table:formula="of:=LOOKUP(TRIM([.B257]);[DIC.E$2:DIC.E$994];[DIC.D$2:DIC.D$994])" office:value-type="string" office:string-value="lozu">
            <text:p>lozu</text:p>
          </table:table-cell>
          <table:table-cell table:formula="of:=[.A257]=[.C2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ajo</text:p>
          </table:table-cell>
          <table:table-cell table:style-name="ce56" office:value-type="string">
            <text:p>low</text:p>
          </table:table-cell>
          <table:table-cell table:formula="of:=LOOKUP(TRIM([.B258]);[DIC.E$2:DIC.E$994];[DIC.D$2:DIC.D$994])" office:value-type="string" office:string-value="bajo">
            <text:p>bajo</text:p>
          </table:table-cell>
          <table:table-cell table:formula="of:=[.A258]=[.C2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tu</text:p>
          </table:table-cell>
          <table:table-cell table:style-name="ce56" office:value-type="string">
            <text:p>made</text:p>
          </table:table-cell>
          <table:table-cell table:formula="of:=LOOKUP(TRIM([.B259]);[DIC.E$2:DIC.E$994];[DIC.D$2:DIC.D$994])" office:value-type="string" office:string-value="fatu">
            <text:p>fatu</text:p>
          </table:table-cell>
          <table:table-cell table:formula="of:=[.A259]=[.C2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po</text:p>
          </table:table-cell>
          <table:table-cell table:style-name="ce56" office:value-type="string">
            <text:p>main</text:p>
          </table:table-cell>
          <table:table-cell table:formula="of:=LOOKUP(TRIM([.B260]);[DIC.E$2:DIC.E$994];[DIC.D$2:DIC.D$994])" office:value-type="string" office:string-value="pipo">
            <text:p>pipo</text:p>
          </table:table-cell>
          <table:table-cell table:formula="of:=[.A260]=[.C2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itu</text:p>
          </table:table-cell>
          <table:table-cell table:style-name="ce58" office:value-type="string">
            <text:p>maintain</text:p>
          </table:table-cell>
          <table:table-cell table:formula="of:=LOOKUP(TRIM([.B261]);[DIC.E$2:DIC.E$994];[DIC.D$2:DIC.D$994])" office:value-type="string" office:string-value="kitu">
            <text:p>kitu</text:p>
          </table:table-cell>
          <table:table-cell table:formula="of:=[.A261]=[.C2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jo</text:p>
          </table:table-cell>
          <table:table-cell table:style-name="ce56" office:value-type="string">
            <text:p>major</text:p>
          </table:table-cell>
          <table:table-cell table:formula="of:=LOOKUP(TRIM([.B262]);[DIC.E$2:DIC.E$994];[DIC.D$2:DIC.D$994])" office:value-type="string" office:string-value="majo">
            <text:p>majo</text:p>
          </table:table-cell>
          <table:table-cell table:formula="of:=[.A262]=[.C2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aky</text:p>
          </table:table-cell>
          <table:table-cell table:style-name="ce56" office:value-type="string">
            <text:p>make</text:p>
          </table:table-cell>
          <table:table-cell table:formula="of:=LOOKUP(TRIM([.B263]);[DIC.E$2:DIC.E$994];[DIC.D$2:DIC.D$994])" office:value-type="string" office:string-value="haky">
            <text:p>haky</text:p>
          </table:table-cell>
          <table:table-cell table:formula="of:=[.A263]=[.C2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ma</text:p>
          </table:table-cell>
          <table:table-cell table:style-name="ce56" office:value-type="string">
            <text:p>man</text:p>
          </table:table-cell>
          <table:table-cell table:formula="of:=LOOKUP(TRIM([.B264]);[DIC.E$2:DIC.E$994];[DIC.D$2:DIC.D$994])" office:value-type="string" office:string-value="huma">
            <text:p>huma</text:p>
          </table:table-cell>
          <table:table-cell table:formula="of:=[.A264]=[.C2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i</text:p>
          </table:table-cell>
          <table:table-cell table:style-name="ce56" office:value-type="string">
            <text:p>may</text:p>
          </table:table-cell>
          <table:table-cell table:formula="of:=LOOKUP(TRIM([.B265]);[DIC.E$2:DIC.E$994];[DIC.D$2:DIC.D$994])" office:value-type="string" office:string-value="mei">
            <text:p>mei</text:p>
          </table:table-cell>
          <table:table-cell table:formula="of:=[.A265]=[.C2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vo</text:p>
          </table:table-cell>
          <table:table-cell table:style-name="ce56" office:value-type="string">
            <text:p>maybe</text:p>
          </table:table-cell>
          <table:table-cell table:formula="of:=LOOKUP(TRIM([.B266]);[DIC.E$2:DIC.E$994];[DIC.D$2:DIC.D$994])" office:value-type="string" office:string-value="tavo">
            <text:p>tavo</text:p>
          </table:table-cell>
          <table:table-cell table:formula="of:=[.A266]=[.C2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ko</text:p>
          </table:table-cell>
          <table:table-cell table:style-name="ce56" office:value-type="string">
            <text:p>medical</text:p>
          </table:table-cell>
          <table:table-cell table:formula="of:=LOOKUP(TRIM([.B267]);[DIC.E$2:DIC.E$994];[DIC.D$2:DIC.D$994])" office:value-type="string" office:string-value="meko">
            <text:p>meko</text:p>
          </table:table-cell>
          <table:table-cell table:formula="of:=[.A267]=[.C2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me</text:p>
          </table:table-cell>
          <table:table-cell table:style-name="ce56" office:value-type="string">
            <text:p>men</text:p>
          </table:table-cell>
          <table:table-cell table:formula="of:=LOOKUP(TRIM([.B268]);[DIC.E$2:DIC.E$994];[DIC.D$2:DIC.D$994])" office:value-type="string" office:string-value="hume">
            <text:p>hume</text:p>
          </table:table-cell>
          <table:table-cell table:formula="of:=[.A268]=[.C2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to</text:p>
          </table:table-cell>
          <table:table-cell table:style-name="ce56" office:value-type="string">
            <text:p>militare</text:p>
          </table:table-cell>
          <table:table-cell table:formula="of:=LOOKUP(TRIM([.B269]);[DIC.E$2:DIC.E$994];[DIC.D$2:DIC.D$994])" office:value-type="string" office:string-value="mito">
            <text:p>mito</text:p>
          </table:table-cell>
          <table:table-cell table:formula="of:=[.A269]=[.C2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ce</text:p>
          </table:table-cell>
          <table:table-cell table:style-name="ce56" office:value-type="string">
            <text:p>milk</text:p>
          </table:table-cell>
          <table:table-cell table:formula="of:=LOOKUP(TRIM([.B270]);[DIC.E$2:DIC.E$994];[DIC.D$2:DIC.D$994])" office:value-type="string" office:string-value="lece">
            <text:p>lece</text:p>
          </table:table-cell>
          <table:table-cell table:formula="of:=[.A270]=[.C2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ema</text:p>
          </table:table-cell>
          <table:table-cell table:style-name="ce56" office:value-type="string">
            <text:p>money</text:p>
          </table:table-cell>
          <table:table-cell table:formula="of:=LOOKUP(TRIM([.B271]);[DIC.E$2:DIC.E$994];[DIC.D$2:DIC.D$994])" office:value-type="string" office:string-value="gema">
            <text:p>gema</text:p>
          </table:table-cell>
          <table:table-cell table:formula="of:=[.A271]=[.C2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ro</text:p>
          </table:table-cell>
          <table:table-cell table:style-name="ce56" office:value-type="string">
            <text:p>more</text:p>
          </table:table-cell>
          <table:table-cell table:formula="of:=LOOKUP(TRIM([.B272]);[DIC.E$2:DIC.E$994];[DIC.D$2:DIC.D$994])" office:value-type="string" office:string-value="mero">
            <text:p>mero</text:p>
          </table:table-cell>
          <table:table-cell table:formula="of:=[.A272]=[.C2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ga</text:p>
          </table:table-cell>
          <table:table-cell table:style-name="ce56" office:value-type="string">
            <text:p>morning</text:p>
          </table:table-cell>
          <table:table-cell table:formula="of:=LOOKUP(TRIM([.B273]);[DIC.E$2:DIC.E$994];[DIC.D$2:DIC.D$994])" office:value-type="string" office:string-value="moga">
            <text:p>moga</text:p>
          </table:table-cell>
          <table:table-cell table:formula="of:=[.A273]=[.C2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so</text:p>
          </table:table-cell>
          <table:table-cell table:style-name="ce56" office:value-type="string">
            <text:p>most</text:p>
          </table:table-cell>
          <table:table-cell table:formula="of:=LOOKUP(TRIM([.B274]);[DIC.E$2:DIC.E$994];[DIC.D$2:DIC.D$994])" office:value-type="string" office:string-value="maso">
            <text:p>maso</text:p>
          </table:table-cell>
          <table:table-cell table:formula="of:=[.A274]=[.C2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ma</text:p>
          </table:table-cell>
          <table:table-cell table:style-name="ce56" office:value-type="string">
            <text:p>mother</text:p>
          </table:table-cell>
          <table:table-cell table:formula="of:=LOOKUP(TRIM([.B275]);[DIC.E$2:DIC.E$994];[DIC.D$2:DIC.D$994])" office:value-type="string" office:string-value="mama">
            <text:p>mama</text:p>
          </table:table-cell>
          <table:table-cell table:formula="of:=[.A275]=[.C2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to</text:p>
          </table:table-cell>
          <table:table-cell table:style-name="ce56" office:value-type="string">
            <text:p>much</text:p>
          </table:table-cell>
          <table:table-cell table:formula="of:=LOOKUP(TRIM([.B276]);[DIC.E$2:DIC.E$994];[DIC.D$2:DIC.D$994])" office:value-type="string" office:string-value="tato">
            <text:p>tato</text:p>
          </table:table-cell>
          <table:table-cell table:formula="of:=[.A276]=[.C2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vu</text:p>
          </table:table-cell>
          <table:table-cell table:style-name="ce56" office:value-type="string">
            <text:p>must</text:p>
          </table:table-cell>
          <table:table-cell table:formula="of:=LOOKUP(TRIM([.B277]);[DIC.E$2:DIC.E$994];[DIC.D$2:DIC.D$994])" office:value-type="string" office:string-value="dovu">
            <text:p>dovu</text:p>
          </table:table-cell>
          <table:table-cell table:formula="of:=[.A277]=[.C2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a</text:p>
          </table:table-cell>
          <table:table-cell table:style-name="ce56" office:value-type="string">
            <text:p>my</text:p>
          </table:table-cell>
          <table:table-cell table:formula="of:=LOOKUP(TRIM([.B278]);[DIC.E$2:DIC.E$994];[DIC.D$2:DIC.D$994])" office:value-type="string" office:string-value="mia">
            <text:p>mia</text:p>
          </table:table-cell>
          <table:table-cell table:formula="of:=[.A278]=[.C2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sy</text:p>
          </table:table-cell>
          <table:table-cell table:style-name="ce56" office:value-type="string">
            <text:p>myself</text:p>
          </table:table-cell>
          <table:table-cell table:formula="of:=LOOKUP(TRIM([.B279]);[DIC.E$2:DIC.E$994];[DIC.D$2:DIC.D$994])" office:value-type="string" office:string-value="misy">
            <text:p>misy</text:p>
          </table:table-cell>
          <table:table-cell table:formula="of:=[.A279]=[.C2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ma</text:p>
          </table:table-cell>
          <table:table-cell table:style-name="ce56" office:value-type="string">
            <text:p>name</text:p>
          </table:table-cell>
          <table:table-cell table:formula="of:=LOOKUP(TRIM([.B280]);[DIC.E$2:DIC.E$994];[DIC.D$2:DIC.D$994])" office:value-type="string" office:string-value="nima">
            <text:p>nima</text:p>
          </table:table-cell>
          <table:table-cell table:formula="of:=[.A280]=[.C2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zo</text:p>
          </table:table-cell>
          <table:table-cell table:style-name="ce56" office:value-type="string">
            <text:p>national</text:p>
          </table:table-cell>
          <table:table-cell table:formula="of:=LOOKUP(TRIM([.B281]);[DIC.E$2:DIC.E$994];[DIC.D$2:DIC.D$994])" office:value-type="string" office:string-value="nazo">
            <text:p>nazo</text:p>
          </table:table-cell>
          <table:table-cell table:formula="of:=[.A281]=[.C2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ro</text:p>
          </table:table-cell>
          <table:table-cell table:style-name="ce56" office:value-type="string">
            <text:p>natural</text:p>
          </table:table-cell>
          <table:table-cell table:formula="of:=LOOKUP(TRIM([.B282]);[DIC.E$2:DIC.E$994];[DIC.D$2:DIC.D$994])" office:value-type="string" office:string-value="naro">
            <text:p>naro</text:p>
          </table:table-cell>
          <table:table-cell table:formula="of:=[.A282]=[.C2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r</text:p>
          </table:table-cell>
          <table:table-cell table:style-name="ce56" office:value-type="string">
            <text:p>near</text:p>
          </table:table-cell>
          <table:table-cell table:formula="of:=LOOKUP(TRIM([.B283]);[DIC.E$2:DIC.E$994];[DIC.D$2:DIC.D$994])" office:value-type="string" office:string-value="nir">
            <text:p>nir</text:p>
          </table:table-cell>
          <table:table-cell table:formula="of:=[.A283]=[.C2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zi</text:p>
          </table:table-cell>
          <table:table-cell table:style-name="ce56" office:value-type="string">
            <text:p>nearly</text:p>
          </table:table-cell>
          <table:table-cell table:formula="of:=LOOKUP(TRIM([.B284]);[DIC.E$2:DIC.E$994];[DIC.D$2:DIC.D$994])" office:value-type="string" office:string-value="kazi">
            <text:p>kazi</text:p>
          </table:table-cell>
          <table:table-cell table:formula="of:=[.A284]=[.C2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zu</text:p>
          </table:table-cell>
          <table:table-cell table:style-name="ce58" office:value-type="string">
            <text:p>need</text:p>
          </table:table-cell>
          <table:table-cell table:formula="of:=LOOKUP(TRIM([.B285]);[DIC.E$2:DIC.E$994];[DIC.D$2:DIC.D$994])" office:value-type="string" office:string-value="bezu">
            <text:p>bezu</text:p>
          </table:table-cell>
          <table:table-cell table:formula="of:=[.A285]=[.C2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da</text:p>
          </table:table-cell>
          <table:table-cell table:style-name="ce56" office:value-type="string">
            <text:p>nest</text:p>
          </table:table-cell>
          <table:table-cell table:formula="of:=LOOKUP(TRIM([.B286]);[DIC.E$2:DIC.E$994];[DIC.D$2:DIC.D$994])" office:value-type="string" office:string-value="nida">
            <text:p>nida</text:p>
          </table:table-cell>
          <table:table-cell table:formula="of:=[.A286]=[.C2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uc</text:p>
          </table:table-cell>
          <table:table-cell table:style-name="ce56" office:value-type="string">
            <text:p>never</text:p>
          </table:table-cell>
          <table:table-cell table:formula="of:=LOOKUP(TRIM([.B287]);[DIC.E$2:DIC.E$994];[DIC.D$2:DIC.D$994])" office:value-type="string" office:string-value="nuc">
            <text:p>nuc</text:p>
          </table:table-cell>
          <table:table-cell table:formula="of:=[.A287]=[.C2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vo</text:p>
          </table:table-cell>
          <table:table-cell table:style-name="ce56" office:value-type="string">
            <text:p>new</text:p>
          </table:table-cell>
          <table:table-cell table:formula="of:=LOOKUP(TRIM([.B288]);[DIC.E$2:DIC.E$994];[DIC.D$2:DIC.D$994])" office:value-type="string" office:string-value="novo">
            <text:p>novo</text:p>
          </table:table-cell>
          <table:table-cell table:formula="of:=[.A288]=[.C2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t</text:p>
          </table:table-cell>
          <table:table-cell table:style-name="ce56" office:value-type="string">
            <text:p>nextto</text:p>
          </table:table-cell>
          <table:table-cell table:formula="of:=LOOKUP(TRIM([.B289]);[DIC.E$2:DIC.E$994];[DIC.D$2:DIC.D$994])" office:value-type="string" office:string-value="kot">
            <text:p>kot</text:p>
          </table:table-cell>
          <table:table-cell table:formula="of:=[.A289]=[.C2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to</text:p>
          </table:table-cell>
          <table:table-cell table:style-name="ce56" office:value-type="string">
            <text:p>nice</text:p>
          </table:table-cell>
          <table:table-cell table:formula="of:=LOOKUP(TRIM([.B290]);[DIC.E$2:DIC.E$994];[DIC.D$2:DIC.D$994])" office:value-type="string" office:string-value="nito">
            <text:p>nito</text:p>
          </table:table-cell>
          <table:table-cell table:formula="of:=[.A290]=[.C2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xa</text:p>
          </table:table-cell>
          <table:table-cell table:style-name="ce56" office:value-type="string">
            <text:p>night</text:p>
          </table:table-cell>
          <table:table-cell table:formula="of:=LOOKUP(TRIM([.B291]);[DIC.E$2:DIC.E$994];[DIC.D$2:DIC.D$994])" office:value-type="string" office:string-value="noxa">
            <text:p>noxa</text:p>
          </table:table-cell>
          <table:table-cell table:formula="of:=[.A291]=[.C2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n</text:p>
          </table:table-cell>
          <table:table-cell table:style-name="ce56" office:value-type="string">
            <text:p>none</text:p>
          </table:table-cell>
          <table:table-cell table:formula="of:=LOOKUP(TRIM([.B292]);[DIC.E$2:DIC.E$994];[DIC.D$2:DIC.D$994])" office:value-type="string" office:string-value="non">
            <text:p>non</text:p>
          </table:table-cell>
          <table:table-cell table:formula="of:=[.A292]=[.C2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p</text:p>
          </table:table-cell>
          <table:table-cell table:style-name="ce56" office:value-type="string">
            <text:p>not</text:p>
          </table:table-cell>
          <table:table-cell table:formula="of:=LOOKUP(TRIM([.B293]);[DIC.E$2:DIC.E$994];[DIC.D$2:DIC.D$994])" office:value-type="string" office:string-value="nop">
            <text:p>nop</text:p>
          </table:table-cell>
          <table:table-cell table:formula="of:=[.A293]=[.C2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ku</text:p>
          </table:table-cell>
          <table:table-cell table:style-name="ce56" office:value-type="string">
            <text:p>now</text:p>
          </table:table-cell>
          <table:table-cell table:formula="of:=LOOKUP(TRIM([.B294]);[DIC.E$2:DIC.E$994];[DIC.D$2:DIC.D$994])" office:value-type="string" office:string-value="aku">
            <text:p>aku</text:p>
          </table:table-cell>
          <table:table-cell table:formula="of:=[.A294]=[.C29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cru</text:p>
          </table:table-cell>
          <table:table-cell table:style-name="ce58" office:value-type="string">
            <text:p>occur</text:p>
          </table:table-cell>
          <table:table-cell table:formula="of:=LOOKUP(TRIM([.B295]);[DIC.E$2:DIC.E$994];[DIC.D$2:DIC.D$994])" office:value-type="string" office:string-value="ocru">
            <text:p>ocru</text:p>
          </table:table-cell>
          <table:table-cell table:formula="of:=[.A295]=[.C2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iso</text:p>
          </table:table-cell>
          <table:table-cell table:style-name="ce56" office:value-type="string">
            <text:p>of course</text:p>
          </table:table-cell>
          <table:table-cell table:formula="of:=LOOKUP(TRIM([.B296]);[DIC.E$2:DIC.E$994];[DIC.D$2:DIC.D$994])" office:value-type="string" office:string-value="biso">
            <text:p>biso</text:p>
          </table:table-cell>
          <table:table-cell table:formula="of:=[.A296]=[.C2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s</text:p>
          </table:table-cell>
          <table:table-cell table:style-name="ce56" office:value-type="string">
            <text:p>of the</text:p>
          </table:table-cell>
          <table:table-cell table:formula="of:=LOOKUP(TRIM([.B297]);[DIC.E$2:DIC.E$994];[DIC.D$2:DIC.D$994])" office:value-type="string" office:string-value="des">
            <text:p>des</text:p>
          </table:table-cell>
          <table:table-cell table:formula="of:=[.A297]=[.C2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s</text:p>
          </table:table-cell>
          <table:table-cell table:style-name="ce56" office:value-type="string">
            <text:p>off</text:p>
          </table:table-cell>
          <table:table-cell table:formula="of:=LOOKUP(TRIM([.B298]);[DIC.E$2:DIC.E$994];[DIC.D$2:DIC.D$994])" office:value-type="string" office:string-value="aus">
            <text:p>aus</text:p>
          </table:table-cell>
          <table:table-cell table:formula="of:=[.A298]=[.C2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fru</text:p>
          </table:table-cell>
          <table:table-cell table:style-name="ce58" office:value-type="string">
            <text:p>offer</text:p>
          </table:table-cell>
          <table:table-cell table:formula="of:=LOOKUP(TRIM([.B299]);[DIC.E$2:DIC.E$994];[DIC.D$2:DIC.D$994])" office:value-type="string" office:string-value="ofru">
            <text:p>ofru</text:p>
          </table:table-cell>
          <table:table-cell table:formula="of:=[.A299]=[.C2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vo</text:p>
          </table:table-cell>
          <table:table-cell table:style-name="ce56" office:value-type="string">
            <text:p>often</text:p>
          </table:table-cell>
          <table:table-cell table:formula="of:=LOOKUP(TRIM([.B300]);[DIC.E$2:DIC.E$994];[DIC.D$2:DIC.D$994])" office:value-type="string" office:string-value="suvo">
            <text:p>suvo</text:p>
          </table:table-cell>
          <table:table-cell table:formula="of:=[.A300]=[.C3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le</text:p>
          </table:table-cell>
          <table:table-cell table:style-name="ce56" office:value-type="string">
            <text:p>okay</text:p>
          </table:table-cell>
          <table:table-cell table:formula="of:=LOOKUP(TRIM([.B301]);[DIC.E$2:DIC.E$994];[DIC.D$2:DIC.D$994])" office:value-type="string" office:string-value="vale">
            <text:p>vale</text:p>
          </table:table-cell>
          <table:table-cell table:formula="of:=[.A301]=[.C3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ko</text:p>
          </table:table-cell>
          <table:table-cell table:style-name="ce56" office:value-type="string">
            <text:p>old</text:p>
          </table:table-cell>
          <table:table-cell table:formula="of:=LOOKUP(TRIM([.B302]);[DIC.E$2:DIC.E$994];[DIC.D$2:DIC.D$994])" office:value-type="string" office:string-value="veko">
            <text:p>veko</text:p>
          </table:table-cell>
          <table:table-cell table:formula="of:=[.A302]=[.C3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f</text:p>
          </table:table-cell>
          <table:table-cell table:style-name="ce56" office:value-type="string">
            <text:p>on</text:p>
          </table:table-cell>
          <table:table-cell table:formula="of:=LOOKUP(TRIM([.B303]);[DIC.E$2:DIC.E$994];[DIC.D$2:DIC.D$994])" office:value-type="string" office:string-value="auf">
            <text:p>auf</text:p>
          </table:table-cell>
          <table:table-cell table:formula="of:=[.A303]=[.C3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na</text:p>
          </table:table-cell>
          <table:table-cell table:style-name="ce56" office:value-type="string">
            <text:p>one</text:p>
          </table:table-cell>
          <table:table-cell table:formula="of:=LOOKUP(TRIM([.B304]);[DIC.E$2:DIC.E$994];[DIC.D$2:DIC.D$994])" office:value-type="string" office:string-value="una">
            <text:p>una</text:p>
          </table:table-cell>
          <table:table-cell table:formula="of:=[.A304]=[.C3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uro</text:p>
          </table:table-cell>
          <table:table-cell table:style-name="ce56" office:value-type="string">
            <text:p>only</text:p>
          </table:table-cell>
          <table:table-cell table:formula="of:=LOOKUP(TRIM([.B305]);[DIC.E$2:DIC.E$994];[DIC.D$2:DIC.D$994])" office:value-type="string" office:string-value="nuro">
            <text:p>nuro</text:p>
          </table:table-cell>
          <table:table-cell table:formula="of:=[.A305]=[.C3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eo</text:p>
          </table:table-cell>
          <table:table-cell table:style-name="ce56" office:value-type="string">
            <text:p>open</text:p>
          </table:table-cell>
          <table:table-cell table:formula="of:=LOOKUP(TRIM([.B306]);[DIC.E$2:DIC.E$994];[DIC.D$2:DIC.D$994])" office:value-type="string" office:string-value="ovru">
            <text:p>ovru</text:p>
          </table:table-cell>
          <table:table-cell table:formula="of:=[.A306]=[.C306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ovru</text:p>
          </table:table-cell>
          <table:table-cell table:style-name="ce58" office:value-type="string">
            <text:p>open</text:p>
          </table:table-cell>
          <table:table-cell table:formula="of:=LOOKUP(TRIM([.B307]);[DIC.E$2:DIC.E$994];[DIC.D$2:DIC.D$994])" office:value-type="string" office:string-value="ovru">
            <text:p>ovru</text:p>
          </table:table-cell>
          <table:table-cell table:formula="of:=[.A307]=[.C3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dy</text:p>
          </table:table-cell>
          <table:table-cell table:style-name="ce56" office:value-type="string">
            <text:p>or</text:p>
          </table:table-cell>
          <table:table-cell table:formula="of:=LOOKUP(TRIM([.B308]);[DIC.E$2:DIC.E$994];[DIC.D$2:DIC.D$994])" office:value-type="string" office:string-value="ody">
            <text:p>ody</text:p>
          </table:table-cell>
          <table:table-cell table:formula="of:=[.A308]=[.C3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tro</text:p>
          </table:table-cell>
          <table:table-cell table:style-name="ce56" office:value-type="string">
            <text:p>other</text:p>
          </table:table-cell>
          <table:table-cell table:formula="of:=LOOKUP(TRIM([.B309]);[DIC.E$2:DIC.E$994];[DIC.D$2:DIC.D$994])" office:value-type="string" office:string-value="otro">
            <text:p>otro</text:p>
          </table:table-cell>
          <table:table-cell table:formula="of:=[.A309]=[.C3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ue</text:p>
          </table:table-cell>
          <table:table-cell table:style-name="ce56" office:value-type="string">
            <text:p>our</text:p>
          </table:table-cell>
          <table:table-cell table:formula="of:=LOOKUP(TRIM([.B310]);[DIC.E$2:DIC.E$994];[DIC.D$2:DIC.D$994])" office:value-type="string" office:string-value="nue">
            <text:p>nue</text:p>
          </table:table-cell>
          <table:table-cell table:formula="of:=[.A310]=[.C3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t</text:p>
          </table:table-cell>
          <table:table-cell table:style-name="ce56" office:value-type="string">
            <text:p>out</text:p>
          </table:table-cell>
          <table:table-cell table:formula="of:=LOOKUP(TRIM([.B311]);[DIC.E$2:DIC.E$994];[DIC.D$2:DIC.D$994])" office:value-type="string" office:string-value="aut">
            <text:p>aut</text:p>
          </table:table-cell>
          <table:table-cell table:formula="of:=[.A311]=[.C3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ra</text:p>
          </table:table-cell>
          <table:table-cell table:style-name="ce56" office:value-type="string">
            <text:p>outside</text:p>
          </table:table-cell>
          <table:table-cell table:formula="of:=LOOKUP(TRIM([.B312]);[DIC.E$2:DIC.E$994];[DIC.D$2:DIC.D$994])" office:value-type="string" office:string-value="fora">
            <text:p>fora</text:p>
          </table:table-cell>
          <table:table-cell table:formula="of:=[.A312]=[.C3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y</text:p>
          </table:table-cell>
          <table:table-cell table:style-name="ce56" office:value-type="string">
            <text:p>over</text:p>
          </table:table-cell>
          <table:table-cell table:formula="of:=LOOKUP(TRIM([.B313]);[DIC.E$2:DIC.E$994];[DIC.D$2:DIC.D$994])" office:value-type="string" office:string-value="ovy">
            <text:p>ovy</text:p>
          </table:table-cell>
          <table:table-cell table:formula="of:=[.A313]=[.C313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ozo</text:p>
          </table:table-cell>
          <table:table-cell table:style-name="ce57" office:value-type="string">
            <text:p>over the</text:p>
          </table:table-cell>
          <table:table-cell table:formula="of:=LOOKUP(TRIM([.B314]);[DIC.E$2:DIC.E$994];[DIC.D$2:DIC.D$994])" office:value-type="string" office:string-value="ozo">
            <text:p>ozo</text:p>
          </table:table-cell>
          <table:table-cell table:formula="of:=[.A314]=[.C3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bu</text:p>
          </table:table-cell>
          <table:table-cell table:style-name="ce58" office:value-type="string">
            <text:p>owe</text:p>
          </table:table-cell>
          <table:table-cell table:formula="of:=LOOKUP(TRIM([.B315]);[DIC.E$2:DIC.E$994];[DIC.D$2:DIC.D$994])" office:value-type="string" office:string-value="debu">
            <text:p>debu</text:p>
          </table:table-cell>
          <table:table-cell table:formula="of:=[.A315]=[.C3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su</text:p>
          </table:table-cell>
          <table:table-cell table:style-name="ce56" office:value-type="string">
            <text:p>own</text:p>
          </table:table-cell>
          <table:table-cell table:formula="of:=LOOKUP(TRIM([.B316]);[DIC.E$2:DIC.E$994];[DIC.D$2:DIC.D$994])" office:value-type="string" office:string-value="pisu">
            <text:p>pisu</text:p>
          </table:table-cell>
          <table:table-cell table:formula="of:=[.A316]=[.C3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epa</text:p>
          </table:table-cell>
          <table:table-cell table:style-name="ce56" office:value-type="string">
            <text:p>paper</text:p>
          </table:table-cell>
          <table:table-cell table:formula="of:=LOOKUP(TRIM([.B317]);[DIC.E$2:DIC.E$994];[DIC.D$2:DIC.D$994])" office:value-type="string" office:string-value="hepa">
            <text:p>hepa</text:p>
          </table:table-cell>
          <table:table-cell table:formula="of:=[.A317]=[.C3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po</text:p>
          </table:table-cell>
          <table:table-cell table:style-name="ce56" office:value-type="string">
            <text:p>particularly</text:p>
          </table:table-cell>
          <table:table-cell table:formula="of:=LOOKUP(TRIM([.B318]);[DIC.E$2:DIC.E$994];[DIC.D$2:DIC.D$994])" office:value-type="string" office:string-value="cipo">
            <text:p>cipo</text:p>
          </table:table-cell>
          <table:table-cell table:formula="of:=[.A318]=[.C3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ti</text:p>
          </table:table-cell>
          <table:table-cell table:style-name="ce56" office:value-type="string">
            <text:p>party</text:p>
          </table:table-cell>
          <table:table-cell table:formula="of:=LOOKUP(TRIM([.B319]);[DIC.E$2:DIC.E$994];[DIC.D$2:DIC.D$994])" office:value-type="string" office:string-value="pati">
            <text:p>pati</text:p>
          </table:table-cell>
          <table:table-cell table:formula="of:=[.A319]=[.C3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sa</text:p>
          </table:table-cell>
          <table:table-cell table:style-name="ce56" office:value-type="string">
            <text:p>past</text:p>
          </table:table-cell>
          <table:table-cell table:formula="of:=LOOKUP(TRIM([.B320]);[DIC.E$2:DIC.E$994];[DIC.D$2:DIC.D$994])" office:value-type="string" office:string-value="pasa">
            <text:p>pasa</text:p>
          </table:table-cell>
          <table:table-cell table:formula="of:=[.A320]=[.C3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gu</text:p>
          </table:table-cell>
          <table:table-cell table:style-name="ce58" office:value-type="string">
            <text:p>pay</text:p>
          </table:table-cell>
          <table:table-cell table:formula="of:=LOOKUP(TRIM([.B321]);[DIC.E$2:DIC.E$994];[DIC.D$2:DIC.D$994])" office:value-type="string" office:string-value="pagu">
            <text:p>pagu</text:p>
          </table:table-cell>
          <table:table-cell table:formula="of:=[.A321]=[.C3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uso</text:p>
          </table:table-cell>
          <table:table-cell table:style-name="ce56" office:value-type="string">
            <text:p>perhaps</text:p>
          </table:table-cell>
          <table:table-cell table:formula="of:=LOOKUP(TRIM([.B322]);[DIC.E$2:DIC.E$994];[DIC.D$2:DIC.D$994])" office:value-type="string" office:string-value="kito">
            <text:p>kito</text:p>
          </table:table-cell>
          <table:table-cell table:formula="of:=[.A322]=[.C322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peso</text:p>
          </table:table-cell>
          <table:table-cell table:style-name="ce56" office:value-type="string">
            <text:p>personal</text:p>
          </table:table-cell>
          <table:table-cell table:formula="of:=LOOKUP(TRIM([.B323]);[DIC.E$2:DIC.E$994];[DIC.D$2:DIC.D$994])" office:value-type="string" office:string-value="peso">
            <text:p>peso</text:p>
          </table:table-cell>
          <table:table-cell table:formula="of:=[.A323]=[.C3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zo</text:p>
          </table:table-cell>
          <table:table-cell table:style-name="ce56" office:value-type="string">
            <text:p>physical</text:p>
          </table:table-cell>
          <table:table-cell table:formula="of:=LOOKUP(TRIM([.B324]);[DIC.E$2:DIC.E$994];[DIC.D$2:DIC.D$994])" office:value-type="string" office:string-value="pizo">
            <text:p>pizo</text:p>
          </table:table-cell>
          <table:table-cell table:formula="of:=[.A324]=[.C3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zu</text:p>
          </table:table-cell>
          <table:table-cell table:style-name="ce56" office:value-type="string">
            <text:p>pick</text:p>
          </table:table-cell>
          <table:table-cell table:formula="of:=LOOKUP(TRIM([.B325]);[DIC.E$2:DIC.E$994];[DIC.D$2:DIC.D$994])" office:value-type="string" office:string-value="xozu">
            <text:p>xozu</text:p>
          </table:table-cell>
          <table:table-cell table:formula="of:=[.A325]=[.C3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jma</text:p>
          </table:table-cell>
          <table:table-cell table:style-name="ce56" office:value-type="string">
            <text:p>picture</text:p>
          </table:table-cell>
          <table:table-cell table:formula="of:=LOOKUP(TRIM([.B326]);[DIC.E$2:DIC.E$994];[DIC.D$2:DIC.D$994])" office:value-type="string" office:string-value="ijma">
            <text:p>ijma</text:p>
          </table:table-cell>
          <table:table-cell table:formula="of:=[.A326]=[.C3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ga</text:p>
          </table:table-cell>
          <table:table-cell table:style-name="ce56" office:value-type="string">
            <text:p>pig</text:p>
          </table:table-cell>
          <table:table-cell table:formula="of:=LOOKUP(TRIM([.B327]);[DIC.E$2:DIC.E$994];[DIC.D$2:DIC.D$994])" office:value-type="string" office:string-value="piga">
            <text:p>piga</text:p>
          </table:table-cell>
          <table:table-cell table:formula="of:=[.A327]=[.C3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ku</text:p>
          </table:table-cell>
          <table:table-cell table:style-name="ce58" office:value-type="string">
            <text:p>play</text:p>
          </table:table-cell>
          <table:table-cell table:formula="of:=LOOKUP(TRIM([.B328]);[DIC.E$2:DIC.E$994];[DIC.D$2:DIC.D$994])" office:value-type="string" office:string-value="joku">
            <text:p>joku</text:p>
          </table:table-cell>
          <table:table-cell table:formula="of:=[.A328]=[.C3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g</text:p>
          </table:table-cell>
          <table:table-cell table:style-name="ce56" office:value-type="string">
            <text:p>please</text:p>
          </table:table-cell>
          <table:table-cell table:formula="of:=LOOKUP(TRIM([.B329]);[DIC.E$2:DIC.E$994];[DIC.D$2:DIC.D$994])" office:value-type="string" office:string-value="rog">
            <text:p>rog</text:p>
          </table:table-cell>
          <table:table-cell table:formula="of:=[.A329]=[.C3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lo</text:p>
          </table:table-cell>
          <table:table-cell table:style-name="ce56" office:value-type="string">
            <text:p>political</text:p>
          </table:table-cell>
          <table:table-cell table:formula="of:=LOOKUP(TRIM([.B330]);[DIC.E$2:DIC.E$994];[DIC.D$2:DIC.D$994])" office:value-type="string" office:string-value="polo">
            <text:p>polo</text:p>
          </table:table-cell>
          <table:table-cell table:formula="of:=[.A330]=[.C3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uro</text:p>
          </table:table-cell>
          <table:table-cell table:style-name="ce56" office:value-type="string">
            <text:p>poor</text:p>
          </table:table-cell>
          <table:table-cell table:formula="of:=LOOKUP(TRIM([.B331]);[DIC.E$2:DIC.E$994];[DIC.D$2:DIC.D$994])" office:value-type="string" office:string-value="puro">
            <text:p>puro</text:p>
          </table:table-cell>
          <table:table-cell table:formula="of:=[.A331]=[.C3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po</text:p>
          </table:table-cell>
          <table:table-cell table:style-name="ce56" office:value-type="string">
            <text:p>popular</text:p>
          </table:table-cell>
          <table:table-cell table:formula="of:=LOOKUP(TRIM([.B332]);[DIC.E$2:DIC.E$994];[DIC.D$2:DIC.D$994])" office:value-type="string" office:string-value="popo">
            <text:p>popo</text:p>
          </table:table-cell>
          <table:table-cell table:formula="of:=[.A332]=[.C3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so</text:p>
          </table:table-cell>
          <table:table-cell table:style-name="ce56" office:value-type="string">
            <text:p>possible</text:p>
          </table:table-cell>
          <table:table-cell table:formula="of:=LOOKUP(TRIM([.B333]);[DIC.E$2:DIC.E$994];[DIC.D$2:DIC.D$994])" office:value-type="string" office:string-value="poso">
            <text:p>poso</text:p>
          </table:table-cell>
          <table:table-cell table:formula="of:=[.A333]=[.C3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lo</text:p>
          </table:table-cell>
          <table:table-cell table:style-name="ce56" office:value-type="string">
            <text:p>pretty</text:p>
          </table:table-cell>
          <table:table-cell table:formula="of:=LOOKUP(TRIM([.B334]);[DIC.E$2:DIC.E$994];[DIC.D$2:DIC.D$994])" office:value-type="string" office:string-value="jolo">
            <text:p>jolo</text:p>
          </table:table-cell>
          <table:table-cell table:formula="of:=[.A334]=[.C3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vo</text:p>
          </table:table-cell>
          <table:table-cell table:style-name="ce56" office:value-type="string">
            <text:p>private</text:p>
          </table:table-cell>
          <table:table-cell table:formula="of:=LOOKUP(TRIM([.B335]);[DIC.E$2:DIC.E$994];[DIC.D$2:DIC.D$994])" office:value-type="string" office:string-value="pivo">
            <text:p>pivo</text:p>
          </table:table-cell>
          <table:table-cell table:formula="of:=[.A335]=[.C3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du</text:p>
          </table:table-cell>
          <table:table-cell table:style-name="ce58" office:value-type="string">
            <text:p>produce</text:p>
          </table:table-cell>
          <table:table-cell table:formula="of:=LOOKUP(TRIM([.B336]);[DIC.E$2:DIC.E$994];[DIC.D$2:DIC.D$994])" office:value-type="string" office:string-value="produ">
            <text:p>produ</text:p>
          </table:table-cell>
          <table:table-cell table:formula="of:=[.A336]=[.C336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pubo</text:p>
          </table:table-cell>
          <table:table-cell table:style-name="ce56" office:value-type="string">
            <text:p>public</text:p>
          </table:table-cell>
          <table:table-cell table:formula="of:=LOOKUP(TRIM([.B337]);[DIC.E$2:DIC.E$994];[DIC.D$2:DIC.D$994])" office:value-type="string" office:string-value="pubo">
            <text:p>pubo</text:p>
          </table:table-cell>
          <table:table-cell table:formula="of:=[.A337]=[.C3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iru</text:p>
          </table:table-cell>
          <table:table-cell table:style-name="ce56" office:value-type="string">
            <text:p>pull</text:p>
          </table:table-cell>
          <table:table-cell table:formula="of:=LOOKUP(TRIM([.B338]);[DIC.E$2:DIC.E$994];[DIC.D$2:DIC.D$994])" office:value-type="string" office:string-value="tiru">
            <text:p>tiru</text:p>
          </table:table-cell>
          <table:table-cell table:formula="of:=[.A338]=[.C3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usu</text:p>
          </table:table-cell>
          <table:table-cell table:style-name="ce56" office:value-type="string">
            <text:p>put</text:p>
          </table:table-cell>
          <table:table-cell table:formula="of:=LOOKUP(TRIM([.B339]);[DIC.E$2:DIC.E$994];[DIC.D$2:DIC.D$994])" office:value-type="string" office:string-value="pusu">
            <text:p>pusu</text:p>
          </table:table-cell>
          <table:table-cell table:formula="of:=[.A339]=[.C3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to</text:p>
          </table:table-cell>
          <table:table-cell table:style-name="ce56" office:value-type="string">
            <text:p>quickly</text:p>
          </table:table-cell>
          <table:table-cell table:formula="of:=LOOKUP(TRIM([.B340]);[DIC.E$2:DIC.E$994];[DIC.D$2:DIC.D$994])" office:value-type="string" office:string-value="cito">
            <text:p>cito</text:p>
          </table:table-cell>
          <table:table-cell table:formula="of:=[.A340]=[.C3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yto</text:p>
          </table:table-cell>
          <table:table-cell table:style-name="ce56" office:value-type="string">
            <text:p>quite</text:p>
          </table:table-cell>
          <table:table-cell table:formula="of:=LOOKUP(TRIM([.B341]);[DIC.E$2:DIC.E$994];[DIC.D$2:DIC.D$994])" office:value-type="string" office:string-value="syto">
            <text:p>syto</text:p>
          </table:table-cell>
          <table:table-cell table:formula="of:=[.A341]=[.C3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pa</text:p>
          </table:table-cell>
          <table:table-cell table:style-name="ce56" office:value-type="string">
            <text:p>rabbit</text:p>
          </table:table-cell>
          <table:table-cell table:formula="of:=LOOKUP(TRIM([.B342]);[DIC.E$2:DIC.E$994];[DIC.D$2:DIC.D$994])" office:value-type="string" office:string-value="lapa">
            <text:p>lapa</text:p>
          </table:table-cell>
          <table:table-cell table:formula="of:=[.A342]=[.C3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uva</text:p>
          </table:table-cell>
          <table:table-cell table:style-name="ce56" office:value-type="string">
            <text:p>rain</text:p>
          </table:table-cell>
          <table:table-cell table:formula="of:=LOOKUP(TRIM([.B343]);[DIC.E$2:DIC.E$994];[DIC.D$2:DIC.D$994])" office:value-type="string" office:string-value="luva">
            <text:p>luva</text:p>
          </table:table-cell>
          <table:table-cell table:formula="of:=[.A343]=[.C3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azu</text:p>
          </table:table-cell>
          <table:table-cell table:style-name="ce58" office:value-type="string">
            <text:p>raise</text:p>
          </table:table-cell>
          <table:table-cell table:formula="of:=LOOKUP(TRIM([.B344]);[DIC.E$2:DIC.E$994];[DIC.D$2:DIC.D$994])" office:value-type="string" office:string-value="razu">
            <text:p>razu</text:p>
          </table:table-cell>
          <table:table-cell table:formula="of:=[.A344]=[.C3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bo</text:p>
          </table:table-cell>
          <table:table-cell table:style-name="ce56" office:value-type="string">
            <text:p>rather</text:p>
          </table:table-cell>
          <table:table-cell table:formula="of:=LOOKUP(TRIM([.B345]);[DIC.E$2:DIC.E$994];[DIC.D$2:DIC.D$994])" office:value-type="string" office:string-value="lebo">
            <text:p>lebo</text:p>
          </table:table-cell>
          <table:table-cell table:formula="of:=[.A345]=[.C3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ju</text:p>
          </table:table-cell>
          <table:table-cell table:style-name="ce58" office:value-type="string">
            <text:p>reach</text:p>
          </table:table-cell>
          <table:table-cell table:formula="of:=LOOKUP(TRIM([.B346]);[DIC.E$2:DIC.E$994];[DIC.D$2:DIC.D$994])" office:value-type="string" office:string-value="reju">
            <text:p>reju</text:p>
          </table:table-cell>
          <table:table-cell table:formula="of:=[.A346]=[.C3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ru</text:p>
          </table:table-cell>
          <table:table-cell table:style-name="ce58" office:value-type="string">
            <text:p>read</text:p>
          </table:table-cell>
          <table:table-cell table:formula="of:=LOOKUP(TRIM([.B347]);[DIC.E$2:DIC.E$994];[DIC.D$2:DIC.D$994])" office:value-type="string" office:string-value="liru">
            <text:p>liru</text:p>
          </table:table-cell>
          <table:table-cell table:formula="of:=[.A347]=[.C3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to</text:p>
          </table:table-cell>
          <table:table-cell table:style-name="ce56" office:value-type="string">
            <text:p>ready</text:p>
          </table:table-cell>
          <table:table-cell table:formula="of:=LOOKUP(TRIM([.B348]);[DIC.E$2:DIC.E$994];[DIC.D$2:DIC.D$994])" office:value-type="string" office:string-value="lito">
            <text:p>lito</text:p>
          </table:table-cell>
          <table:table-cell table:formula="of:=[.A348]=[.C3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lo</text:p>
          </table:table-cell>
          <table:table-cell table:style-name="ce56" office:value-type="string">
            <text:p>real</text:p>
          </table:table-cell>
          <table:table-cell table:formula="of:=LOOKUP(TRIM([.B349]);[DIC.E$2:DIC.E$994];[DIC.D$2:DIC.D$994])" office:value-type="string" office:string-value="relo">
            <text:p>relo</text:p>
          </table:table-cell>
          <table:table-cell table:formula="of:=[.A349]=[.C3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vu</text:p>
          </table:table-cell>
          <table:table-cell table:style-name="ce58" office:value-type="string">
            <text:p>receive</text:p>
          </table:table-cell>
          <table:table-cell table:formula="of:=LOOKUP(TRIM([.B350]);[DIC.E$2:DIC.E$994];[DIC.D$2:DIC.D$994])" office:value-type="string" office:string-value="cevu">
            <text:p>cevu</text:p>
          </table:table-cell>
          <table:table-cell table:formula="of:=[.A350]=[.C3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co</text:p>
          </table:table-cell>
          <table:table-cell table:style-name="ce56" office:value-type="string">
            <text:p>recent</text:p>
          </table:table-cell>
          <table:table-cell table:formula="of:=LOOKUP(TRIM([.B351]);[DIC.E$2:DIC.E$994];[DIC.D$2:DIC.D$994])" office:value-type="string" office:string-value="reco">
            <text:p>reco</text:p>
          </table:table-cell>
          <table:table-cell table:formula="of:=[.A351]=[.C3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jo</text:p>
          </table:table-cell>
          <table:table-cell table:style-name="ce56" office:value-type="string">
            <text:p>recently</text:p>
          </table:table-cell>
          <table:table-cell table:formula="of:=LOOKUP(TRIM([.B352]);[DIC.E$2:DIC.E$994];[DIC.D$2:DIC.D$994])" office:value-type="string" office:string-value="rejo">
            <text:p>rejo</text:p>
          </table:table-cell>
          <table:table-cell table:formula="of:=[.A352]=[.C3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gu</text:p>
          </table:table-cell>
          <table:table-cell table:style-name="ce58" office:value-type="string">
            <text:p>recognize</text:p>
          </table:table-cell>
          <table:table-cell table:formula="of:=LOOKUP(TRIM([.B353]);[DIC.E$2:DIC.E$994];[DIC.D$2:DIC.D$994])" office:value-type="string" office:string-value="rigu">
            <text:p>rigu</text:p>
          </table:table-cell>
          <table:table-cell table:formula="of:=[.A353]=[.C3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xu</text:p>
          </table:table-cell>
          <table:table-cell table:style-name="ce56" office:value-type="string">
            <text:p>red</text:p>
          </table:table-cell>
          <table:table-cell table:formula="of:=LOOKUP(TRIM([.B354]);[DIC.E$2:DIC.E$994];[DIC.D$2:DIC.D$994])" office:value-type="string" office:string-value="roxu">
            <text:p>roxu</text:p>
          </table:table-cell>
          <table:table-cell table:formula="of:=[.A354]=[.C3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gi</text:p>
          </table:table-cell>
          <table:table-cell table:style-name="ce56" office:value-type="string">
            <text:p>religious</text:p>
          </table:table-cell>
          <table:table-cell table:formula="of:=LOOKUP(TRIM([.B355]);[DIC.E$2:DIC.E$994];[DIC.D$2:DIC.D$994])" office:value-type="string" office:string-value="regi">
            <text:p>regi</text:p>
          </table:table-cell>
          <table:table-cell table:formula="of:=[.A355]=[.C3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mu</text:p>
          </table:table-cell>
          <table:table-cell table:style-name="ce58" office:value-type="string">
            <text:p>remember</text:p>
          </table:table-cell>
          <table:table-cell table:formula="of:=LOOKUP(TRIM([.B356]);[DIC.E$2:DIC.E$994];[DIC.D$2:DIC.D$994])" office:value-type="string" office:string-value="rimu">
            <text:p>rimu</text:p>
          </table:table-cell>
          <table:table-cell table:formula="of:=[.A356]=[.C3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atu</text:p>
          </table:table-cell>
          <table:table-cell table:style-name="ce56" office:value-type="string">
            <text:p>return</text:p>
          </table:table-cell>
          <table:table-cell table:formula="of:=LOOKUP(TRIM([.B357]);[DIC.E$2:DIC.E$994];[DIC.D$2:DIC.D$994])" office:value-type="string" office:string-value="redu">
            <text:p>redu</text:p>
          </table:table-cell>
          <table:table-cell table:formula="of:=[.A357]=[.C357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redu</text:p>
          </table:table-cell>
          <table:table-cell table:style-name="ce58" office:value-type="string">
            <text:p>return</text:p>
          </table:table-cell>
          <table:table-cell table:formula="of:=LOOKUP(TRIM([.B358]);[DIC.E$2:DIC.E$994];[DIC.D$2:DIC.D$994])" office:value-type="string" office:string-value="redu">
            <text:p>redu</text:p>
          </table:table-cell>
          <table:table-cell table:formula="of:=[.A358]=[.C3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tu</text:p>
          </table:table-cell>
          <table:table-cell table:style-name="ce56" office:value-type="string">
            <text:p>ride</text:p>
          </table:table-cell>
          <table:table-cell table:formula="of:=LOOKUP(TRIM([.B359]);[DIC.E$2:DIC.E$994];[DIC.D$2:DIC.D$994])" office:value-type="string" office:string-value="motu">
            <text:p>motu</text:p>
          </table:table-cell>
          <table:table-cell table:formula="of:=[.A359]=[.C3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to</text:p>
          </table:table-cell>
          <table:table-cell table:style-name="ce56" office:value-type="string">
            <text:p>right</text:p>
          </table:table-cell>
          <table:table-cell table:formula="of:=LOOKUP(TRIM([.B360]);[DIC.E$2:DIC.E$994];[DIC.D$2:DIC.D$994])" office:value-type="string" office:string-value="juso">
            <text:p>juso</text:p>
          </table:table-cell>
          <table:table-cell table:formula="of:=[.A360]=[.C360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juso</text:p>
          </table:table-cell>
          <table:table-cell table:style-name="ce56" office:value-type="string">
            <text:p>right</text:p>
          </table:table-cell>
          <table:table-cell table:formula="of:=LOOKUP(TRIM([.B361]);[DIC.E$2:DIC.E$994];[DIC.D$2:DIC.D$994])" office:value-type="string" office:string-value="juso">
            <text:p>juso</text:p>
          </table:table-cell>
          <table:table-cell table:formula="of:=[.A361]=[.C3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ela</text:p>
          </table:table-cell>
          <table:table-cell table:style-name="ce56" office:value-type="string">
            <text:p>ring</text:p>
          </table:table-cell>
          <table:table-cell table:formula="of:=LOOKUP(TRIM([.B362]);[DIC.E$2:DIC.E$994];[DIC.D$2:DIC.D$994])" office:value-type="string" office:string-value="nela">
            <text:p>nela</text:p>
          </table:table-cell>
          <table:table-cell table:formula="of:=[.A362]=[.C3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bin</text:p>
          </table:table-cell>
          <table:table-cell table:style-name="ce56" office:value-type="string">
            <text:p>robin</text:p>
          </table:table-cell>
          <table:table-cell table:formula="of:=LOOKUP(TRIM([.B363]);[DIC.E$2:DIC.E$994];[DIC.D$2:DIC.D$994])" office:value-type="string" office:string-value="Robin">
            <text:p>Robin</text:p>
          </table:table-cell>
          <table:table-cell table:formula="of:=[.A363]=[.C3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do</text:p>
          </table:table-cell>
          <table:table-cell table:style-name="ce56" office:value-type="string">
            <text:p>round</text:p>
          </table:table-cell>
          <table:table-cell table:formula="of:=LOOKUP(TRIM([.B364]);[DIC.E$2:DIC.E$994];[DIC.D$2:DIC.D$994])" office:value-type="string" office:string-value="rodo">
            <text:p>rodo</text:p>
          </table:table-cell>
          <table:table-cell table:formula="of:=[.A364]=[.C3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ru</text:p>
          </table:table-cell>
          <table:table-cell table:style-name="ce56" office:value-type="string">
            <text:p>run</text:p>
          </table:table-cell>
          <table:table-cell table:formula="of:=LOOKUP(TRIM([.B365]);[DIC.E$2:DIC.E$994];[DIC.D$2:DIC.D$994])" office:value-type="string" office:string-value="koru">
            <text:p>koru</text:p>
          </table:table-cell>
          <table:table-cell table:formula="of:=[.A365]=[.C3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la</text:p>
          </table:table-cell>
          <table:table-cell table:style-name="ce56" office:value-type="string">
            <text:p>school</text:p>
          </table:table-cell>
          <table:table-cell table:formula="of:=LOOKUP(TRIM([.B366]);[DIC.E$2:DIC.E$994];[DIC.D$2:DIC.D$994])" office:value-type="string" office:string-value="xola">
            <text:p>xola</text:p>
          </table:table-cell>
          <table:table-cell table:formula="of:=[.A366]=[.C3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ru</text:p>
          </table:table-cell>
          <table:table-cell table:style-name="ce56" office:value-type="string">
            <text:p>see</text:p>
          </table:table-cell>
          <table:table-cell table:formula="of:=LOOKUP(TRIM([.B367]);[DIC.E$2:DIC.E$994];[DIC.D$2:DIC.D$994])" office:value-type="string" office:string-value="veru">
            <text:p>veru</text:p>
          </table:table-cell>
          <table:table-cell table:formula="of:=[.A367]=[.C3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da</text:p>
          </table:table-cell>
          <table:table-cell table:style-name="ce56" office:value-type="string">
            <text:p>seed</text:p>
          </table:table-cell>
          <table:table-cell table:formula="of:=LOOKUP(TRIM([.B368]);[DIC.E$2:DIC.E$994];[DIC.D$2:DIC.D$994])" office:value-type="string" office:string-value="seda">
            <text:p>seda</text:p>
          </table:table-cell>
          <table:table-cell table:formula="of:=[.A368]=[.C3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mu</text:p>
          </table:table-cell>
          <table:table-cell table:style-name="ce58" office:value-type="string">
            <text:p>seem</text:p>
          </table:table-cell>
          <table:table-cell table:formula="of:=LOOKUP(TRIM([.B369]);[DIC.E$2:DIC.E$994];[DIC.D$2:DIC.D$994])" office:value-type="string" office:string-value="semu">
            <text:p>semu</text:p>
          </table:table-cell>
          <table:table-cell table:formula="of:=[.A369]=[.C3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vo</text:p>
          </table:table-cell>
          <table:table-cell table:style-name="ce56" office:value-type="string">
            <text:p>serious</text:p>
          </table:table-cell>
          <table:table-cell table:formula="of:=LOOKUP(TRIM([.B370]);[DIC.E$2:DIC.E$994];[DIC.D$2:DIC.D$994])" office:value-type="string" office:string-value="gavo">
            <text:p>gavo</text:p>
          </table:table-cell>
          <table:table-cell table:formula="of:=[.A370]=[.C3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vu</text:p>
          </table:table-cell>
          <table:table-cell table:style-name="ce58" office:value-type="string">
            <text:p>serve</text:p>
          </table:table-cell>
          <table:table-cell table:formula="of:=LOOKUP(TRIM([.B371]);[DIC.E$2:DIC.E$994];[DIC.D$2:DIC.D$994])" office:value-type="string" office:string-value="sevu">
            <text:p>sevu</text:p>
          </table:table-cell>
          <table:table-cell table:formula="of:=[.A371]=[.C3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or</text:p>
          </table:table-cell>
          <table:table-cell table:style-name="ce56" office:value-type="string">
            <text:p>shall</text:p>
          </table:table-cell>
          <table:table-cell table:formula="of:=LOOKUP(TRIM([.B372]);[DIC.E$2:DIC.E$994];[DIC.D$2:DIC.D$994])" office:value-type="string" office:string-value="ior">
            <text:p>ior</text:p>
          </table:table-cell>
          <table:table-cell table:formula="of:=[.A372]=[.C3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aia</text:p>
          </table:table-cell>
          <table:table-cell table:style-name="ce56" office:value-type="string">
            <text:p>sheep</text:p>
          </table:table-cell>
          <table:table-cell table:formula="of:=LOOKUP(TRIM([.B373]);[DIC.E$2:DIC.E$994];[DIC.D$2:DIC.D$994])" office:value-type="string" office:string-value="Oaia">
            <text:p>Oaia</text:p>
          </table:table-cell>
          <table:table-cell table:formula="of:=[.A373]=[.C3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uza</text:p>
          </table:table-cell>
          <table:table-cell table:style-name="ce56" office:value-type="string">
            <text:p>shoe</text:p>
          </table:table-cell>
          <table:table-cell table:formula="of:=LOOKUP(TRIM([.B374]);[DIC.E$2:DIC.E$994];[DIC.D$2:DIC.D$994])" office:value-type="string" office:string-value="xuza">
            <text:p>xuza</text:p>
          </table:table-cell>
          <table:table-cell table:formula="of:=[.A374]=[.C3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to</text:p>
          </table:table-cell>
          <table:table-cell table:style-name="ce56" office:value-type="string">
            <text:p>short</text:p>
          </table:table-cell>
          <table:table-cell table:formula="of:=LOOKUP(TRIM([.B375]);[DIC.E$2:DIC.E$994];[DIC.D$2:DIC.D$994])" office:value-type="string" office:string-value="xoto">
            <text:p>xoto</text:p>
          </table:table-cell>
          <table:table-cell table:formula="of:=[.A375]=[.C3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su</text:p>
          </table:table-cell>
          <table:table-cell table:style-name="ce56" office:value-type="string">
            <text:p>show</text:p>
          </table:table-cell>
          <table:table-cell table:formula="of:=LOOKUP(TRIM([.B376]);[DIC.E$2:DIC.E$994];[DIC.D$2:DIC.D$994])" office:value-type="string" office:string-value="mosu">
            <text:p>mosu</text:p>
          </table:table-cell>
          <table:table-cell table:formula="of:=[.A376]=[.C3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ko</text:p>
          </table:table-cell>
          <table:table-cell table:style-name="ce56" office:value-type="string">
            <text:p>significant</text:p>
          </table:table-cell>
          <table:table-cell table:formula="of:=LOOKUP(TRIM([.B377]);[DIC.E$2:DIC.E$994];[DIC.D$2:DIC.D$994])" office:value-type="string" office:string-value="siko">
            <text:p>siko</text:p>
          </table:table-cell>
          <table:table-cell table:formula="of:=[.A377]=[.C3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mo</text:p>
          </table:table-cell>
          <table:table-cell table:style-name="ce56" office:value-type="string">
            <text:p>similar</text:p>
          </table:table-cell>
          <table:table-cell table:formula="of:=LOOKUP(TRIM([.B378]);[DIC.E$2:DIC.E$994];[DIC.D$2:DIC.D$994])" office:value-type="string" office:string-value="simo">
            <text:p>simo</text:p>
          </table:table-cell>
          <table:table-cell table:formula="of:=[.A378]=[.C3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po</text:p>
          </table:table-cell>
          <table:table-cell table:style-name="ce56" office:value-type="string">
            <text:p>simple</text:p>
          </table:table-cell>
          <table:table-cell table:formula="of:=LOOKUP(TRIM([.B379]);[DIC.E$2:DIC.E$994];[DIC.D$2:DIC.D$994])" office:value-type="string" office:string-value="sipo">
            <text:p>sipo</text:p>
          </table:table-cell>
          <table:table-cell table:formula="of:=[.A379]=[.C3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ytu</text:p>
          </table:table-cell>
          <table:table-cell table:style-name="ce56" office:value-type="string">
            <text:p>sing</text:p>
          </table:table-cell>
          <table:table-cell table:formula="of:=LOOKUP(TRIM([.B380]);[DIC.E$2:DIC.E$994];[DIC.D$2:DIC.D$994])" office:value-type="string" office:string-value="kytu">
            <text:p>kytu</text:p>
          </table:table-cell>
          <table:table-cell table:formula="of:=[.A380]=[.C3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jo</text:p>
          </table:table-cell>
          <table:table-cell table:style-name="ce56" office:value-type="string">
            <text:p>single</text:p>
          </table:table-cell>
          <table:table-cell table:formula="of:=LOOKUP(TRIM([.B381]);[DIC.E$2:DIC.E$994];[DIC.D$2:DIC.D$994])" office:value-type="string" office:string-value="sojo">
            <text:p>sojo</text:p>
          </table:table-cell>
          <table:table-cell table:formula="of:=[.A381]=[.C3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ra</text:p>
          </table:table-cell>
          <table:table-cell table:style-name="ce56" office:value-type="string">
            <text:p>sister</text:p>
          </table:table-cell>
          <table:table-cell table:formula="of:=LOOKUP(TRIM([.B382]);[DIC.E$2:DIC.E$994];[DIC.D$2:DIC.D$994])" office:value-type="string" office:string-value="sora">
            <text:p>sora</text:p>
          </table:table-cell>
          <table:table-cell table:formula="of:=[.A382]=[.C3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edu</text:p>
          </table:table-cell>
          <table:table-cell table:style-name="ce56" office:value-type="string">
            <text:p>sit</text:p>
          </table:table-cell>
          <table:table-cell table:formula="of:=LOOKUP(TRIM([.B383]);[DIC.E$2:DIC.E$994];[DIC.D$2:DIC.D$994])" office:value-type="string" office:string-value="xedu">
            <text:p>xedu</text:p>
          </table:table-cell>
          <table:table-cell table:formula="of:=[.A383]=[.C3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mu</text:p>
          </table:table-cell>
          <table:table-cell table:style-name="ce56" office:value-type="string">
            <text:p>sleep</text:p>
          </table:table-cell>
          <table:table-cell table:formula="of:=LOOKUP(TRIM([.B384]);[DIC.E$2:DIC.E$994];[DIC.D$2:DIC.D$994])" office:value-type="string" office:string-value="domu">
            <text:p>domu</text:p>
          </table:table-cell>
          <table:table-cell table:formula="of:=[.A384]=[.C3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to</text:p>
          </table:table-cell>
          <table:table-cell table:style-name="ce56" office:value-type="string">
            <text:p>small</text:p>
          </table:table-cell>
          <table:table-cell table:formula="of:=LOOKUP(TRIM([.B385]);[DIC.E$2:DIC.E$994];[DIC.D$2:DIC.D$994])" office:value-type="string" office:string-value="peto">
            <text:p>peto</text:p>
          </table:table-cell>
          <table:table-cell table:formula="of:=[.A385]=[.C3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ga</text:p>
          </table:table-cell>
          <table:table-cell table:style-name="ce56" office:value-type="string">
            <text:p>snow</text:p>
          </table:table-cell>
          <table:table-cell table:formula="of:=LOOKUP(TRIM([.B386]);[DIC.E$2:DIC.E$994];[DIC.D$2:DIC.D$994])" office:value-type="string" office:string-value="niga">
            <text:p>niga</text:p>
          </table:table-cell>
          <table:table-cell table:formula="of:=[.A386]=[.C3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n</text:p>
          </table:table-cell>
          <table:table-cell table:style-name="ce56" office:value-type="string">
            <text:p>so</text:p>
          </table:table-cell>
          <table:table-cell table:formula="of:=LOOKUP(TRIM([.B387]);[DIC.E$2:DIC.E$994];[DIC.D$2:DIC.D$994])" office:value-type="string" office:string-value="tan">
            <text:p>tan</text:p>
          </table:table-cell>
          <table:table-cell table:formula="of:=[.A387]=[.C3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xo</text:p>
          </table:table-cell>
          <table:table-cell table:style-name="ce56" office:value-type="string">
            <text:p>social</text:p>
          </table:table-cell>
          <table:table-cell table:formula="of:=LOOKUP(TRIM([.B388]);[DIC.E$2:DIC.E$994];[DIC.D$2:DIC.D$994])" office:value-type="string" office:string-value="soxo">
            <text:p>soxo</text:p>
          </table:table-cell>
          <table:table-cell table:formula="of:=[.A388]=[.C3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m</text:p>
          </table:table-cell>
          <table:table-cell table:style-name="ce56" office:value-type="string">
            <text:p>some</text:p>
          </table:table-cell>
          <table:table-cell table:formula="of:=LOOKUP(TRIM([.B389]);[DIC.E$2:DIC.E$994];[DIC.D$2:DIC.D$994])" office:value-type="string" office:string-value="som">
            <text:p>som</text:p>
          </table:table-cell>
          <table:table-cell table:formula="of:=[.A389]=[.C3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fo</text:p>
          </table:table-cell>
          <table:table-cell table:style-name="ce56" office:value-type="string">
            <text:p>sometimes</text:p>
          </table:table-cell>
          <table:table-cell table:formula="of:=LOOKUP(TRIM([.B390]);[DIC.E$2:DIC.E$994];[DIC.D$2:DIC.D$994])" office:value-type="string" office:string-value="ufo">
            <text:p>ufo</text:p>
          </table:table-cell>
          <table:table-cell table:formula="of:=[.A390]=[.C3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za</text:p>
          </table:table-cell>
          <table:table-cell table:style-name="ce56" office:value-type="string">
            <text:p>song</text:p>
          </table:table-cell>
          <table:table-cell table:formula="of:=LOOKUP(TRIM([.B391]);[DIC.E$2:DIC.E$994];[DIC.D$2:DIC.D$994])" office:value-type="string" office:string-value="xoza">
            <text:p>xoza</text:p>
          </table:table-cell>
          <table:table-cell table:formula="of:=[.A391]=[.C3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xo</text:p>
          </table:table-cell>
          <table:table-cell table:style-name="ce56" office:value-type="string">
            <text:p>soon</text:p>
          </table:table-cell>
          <table:table-cell table:formula="of:=LOOKUP(TRIM([.B392]);[DIC.E$2:DIC.E$994];[DIC.D$2:DIC.D$994])" office:value-type="string" office:string-value="moxo">
            <text:p>moxo</text:p>
          </table:table-cell>
          <table:table-cell table:formula="of:=[.A392]=[.C3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abu</text:p>
          </table:table-cell>
          <table:table-cell table:style-name="ce58" office:value-type="string">
            <text:p>speak</text:p>
          </table:table-cell>
          <table:table-cell table:formula="of:=LOOKUP(TRIM([.B393]);[DIC.E$2:DIC.E$994];[DIC.D$2:DIC.D$994])" office:value-type="string" office:string-value="habu">
            <text:p>habu</text:p>
          </table:table-cell>
          <table:table-cell table:formula="of:=[.A393]=[.C3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ch</text:p>
          </table:table-cell>
          <table:table-cell table:style-name="ce56" office:value-type="string">
            <text:p>special</text:p>
          </table:table-cell>
          <table:table-cell table:formula="of:=LOOKUP(TRIM([.B394]);[DIC.E$2:DIC.E$994];[DIC.D$2:DIC.D$994])" office:value-type="string" office:string-value="pich">
            <text:p>pich</text:p>
          </table:table-cell>
          <table:table-cell table:formula="of:=[.A394]=[.C39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ra</text:p>
          </table:table-cell>
          <table:table-cell table:style-name="ce56" office:value-type="string">
            <text:p>squirrel</text:p>
          </table:table-cell>
          <table:table-cell table:formula="of:=LOOKUP(TRIM([.B395]);[DIC.E$2:DIC.E$994];[DIC.D$2:DIC.D$994])" office:value-type="string" office:string-value="cira">
            <text:p>cira</text:p>
          </table:table-cell>
          <table:table-cell table:formula="of:=[.A395]=[.C3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bu</text:p>
          </table:table-cell>
          <table:table-cell table:style-name="ce56" office:value-type="string">
            <text:p>start</text:p>
          </table:table-cell>
          <table:table-cell table:formula="of:=LOOKUP(TRIM([.B396]);[DIC.E$2:DIC.E$994];[DIC.D$2:DIC.D$994])" office:value-type="string" office:string-value="dibu">
            <text:p>dibu</text:p>
          </table:table-cell>
          <table:table-cell table:formula="of:=[.A396]=[.C3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edu</text:p>
          </table:table-cell>
          <table:table-cell table:style-name="ce58" office:value-type="string">
            <text:p>stay, sit</text:p>
          </table:table-cell>
          <table:table-cell table:formula="of:=LOOKUP(TRIM([.B397]);[DIC.E$2:DIC.E$994];[DIC.D$2:DIC.D$994])" office:value-type="string" office:string-value="xedu">
            <text:p>xedu</text:p>
          </table:table-cell>
          <table:table-cell table:formula="of:=[.A397]=[.C3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yta</text:p>
          </table:table-cell>
          <table:table-cell table:style-name="ce56" office:value-type="string">
            <text:p>stick</text:p>
          </table:table-cell>
          <table:table-cell table:formula="of:=LOOKUP(TRIM([.B398]);[DIC.E$2:DIC.E$994];[DIC.D$2:DIC.D$994])" office:value-type="string" office:string-value="byta">
            <text:p>byta</text:p>
          </table:table-cell>
          <table:table-cell table:formula="of:=[.A398]=[.C3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ko</text:p>
          </table:table-cell>
          <table:table-cell table:style-name="ce56" office:value-type="string">
            <text:p>still</text:p>
          </table:table-cell>
          <table:table-cell table:formula="of:=LOOKUP(TRIM([.B399]);[DIC.E$2:DIC.E$994];[DIC.D$2:DIC.D$994])" office:value-type="string" office:string-value="eko">
            <text:p>eko</text:p>
          </table:table-cell>
          <table:table-cell table:formula="of:=[.A399]=[.C3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u</text:p>
          </table:table-cell>
          <table:table-cell table:style-name="ce58" office:value-type="string">
            <text:p>stop</text:p>
          </table:table-cell>
          <table:table-cell table:formula="of:=LOOKUP(TRIM([.B400]);[DIC.E$2:DIC.E$994];[DIC.D$2:DIC.D$994])" office:value-type="string" office:string-value="paru">
            <text:p>paru</text:p>
          </table:table-cell>
          <table:table-cell table:formula="of:=[.A400]=[.C4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ia</text:p>
          </table:table-cell>
          <table:table-cell table:style-name="ce56" office:value-type="string">
            <text:p>street</text:p>
          </table:table-cell>
          <table:table-cell table:formula="of:=LOOKUP(TRIM([.B401]);[DIC.E$2:DIC.E$994];[DIC.D$2:DIC.D$994])" office:value-type="string" office:string-value="kaia">
            <text:p>kaia</text:p>
          </table:table-cell>
          <table:table-cell table:formula="of:=[.A401]=[.C4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ro</text:p>
          </table:table-cell>
          <table:table-cell table:style-name="ce56" office:value-type="string">
            <text:p>strong</text:p>
          </table:table-cell>
          <table:table-cell table:formula="of:=LOOKUP(TRIM([.B402]);[DIC.E$2:DIC.E$994];[DIC.D$2:DIC.D$994])" office:value-type="string" office:string-value="foro">
            <text:p>foro</text:p>
          </table:table-cell>
          <table:table-cell table:formula="of:=[.A402]=[.C4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udu</text:p>
          </table:table-cell>
          <table:table-cell table:style-name="ce58" office:value-type="string">
            <text:p>study</text:p>
          </table:table-cell>
          <table:table-cell table:formula="of:=LOOKUP(TRIM([.B403]);[DIC.E$2:DIC.E$994];[DIC.D$2:DIC.D$994])" office:value-type="string" office:string-value="tudu">
            <text:p>tudu</text:p>
          </table:table-cell>
          <table:table-cell table:formula="of:=[.A403]=[.C4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sko</text:p>
          </table:table-cell>
          <table:table-cell table:style-name="ce56" office:value-type="string">
            <text:p>suddenly</text:p>
          </table:table-cell>
          <table:table-cell table:formula="of:=LOOKUP(TRIM([.B404]);[DIC.E$2:DIC.E$994];[DIC.D$2:DIC.D$994])" office:value-type="string" office:string-value="usko">
            <text:p>usko</text:p>
          </table:table-cell>
          <table:table-cell table:formula="of:=[.A404]=[.C4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na</text:p>
          </table:table-cell>
          <table:table-cell table:style-name="ce56" office:value-type="string">
            <text:p>sun</text:p>
          </table:table-cell>
          <table:table-cell table:formula="of:=LOOKUP(TRIM([.B405]);[DIC.E$2:DIC.E$994];[DIC.D$2:DIC.D$994])" office:value-type="string" office:string-value="sona">
            <text:p>sona</text:p>
          </table:table-cell>
          <table:table-cell table:formula="of:=[.A405]=[.C4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pu</text:p>
          </table:table-cell>
          <table:table-cell table:style-name="ce58" office:value-type="string">
            <text:p>suppose</text:p>
          </table:table-cell>
          <table:table-cell table:formula="of:=LOOKUP(TRIM([.B406]);[DIC.E$2:DIC.E$994];[DIC.D$2:DIC.D$994])" office:value-type="string" office:string-value="supu">
            <text:p>supu</text:p>
          </table:table-cell>
          <table:table-cell table:formula="of:=[.A406]=[.C40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go</text:p>
          </table:table-cell>
          <table:table-cell table:style-name="ce56" office:value-type="string">
            <text:p>sure</text:p>
          </table:table-cell>
          <table:table-cell table:formula="of:=LOOKUP(TRIM([.B407]);[DIC.E$2:DIC.E$994];[DIC.D$2:DIC.D$994])" office:value-type="string" office:string-value="sugo">
            <text:p>sugo</text:p>
          </table:table-cell>
          <table:table-cell table:formula="of:=[.A407]=[.C4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sa</text:p>
          </table:table-cell>
          <table:table-cell table:style-name="ce56" office:value-type="string">
            <text:p>table</text:p>
          </table:table-cell>
          <table:table-cell table:formula="of:=LOOKUP(TRIM([.B408]);[DIC.E$2:DIC.E$994];[DIC.D$2:DIC.D$994])" office:value-type="string" office:string-value="mesa">
            <text:p>mesa</text:p>
          </table:table-cell>
          <table:table-cell table:formula="of:=[.A408]=[.C4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mu</text:p>
          </table:table-cell>
          <table:table-cell table:style-name="ce58" office:value-type="string">
            <text:p>take</text:p>
          </table:table-cell>
          <table:table-cell table:formula="of:=LOOKUP(TRIM([.B409]);[DIC.E$2:DIC.E$994];[DIC.D$2:DIC.D$994])" office:value-type="string" office:string-value="tomu">
            <text:p>tomu</text:p>
          </table:table-cell>
          <table:table-cell table:formula="of:=[.A409]=[.C4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ky</text:p>
          </table:table-cell>
          <table:table-cell table:style-name="ce58" office:value-type="string">
            <text:p>takeout</text:p>
          </table:table-cell>
          <table:table-cell table:formula="of:=LOOKUP(TRIM([.B410]);[DIC.E$2:DIC.E$994];[DIC.D$2:DIC.D$994])" office:value-type="string" office:string-value="saky">
            <text:p>saky</text:p>
          </table:table-cell>
          <table:table-cell table:formula="of:=[.A410]=[.C4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cu</text:p>
          </table:table-cell>
          <table:table-cell table:style-name="ce56" office:value-type="string">
            <text:p>tell, say</text:p>
          </table:table-cell>
          <table:table-cell table:formula="of:=LOOKUP(TRIM([.B411]);[DIC.E$2:DIC.E$994];[DIC.D$2:DIC.D$994])" office:value-type="string" office:string-value="dicu">
            <text:p>dicu</text:p>
          </table:table-cell>
          <table:table-cell table:formula="of:=[.A411]=[.C4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tu</text:p>
          </table:table-cell>
          <table:table-cell table:style-name="ce56" office:value-type="string">
            <text:p>thank</text:p>
          </table:table-cell>
          <table:table-cell table:formula="of:=LOOKUP(TRIM([.B412]);[DIC.E$2:DIC.E$994];[DIC.D$2:DIC.D$994])" office:value-type="string" office:string-value="gatu">
            <text:p>gatu</text:p>
          </table:table-cell>
          <table:table-cell table:formula="of:=[.A412]=[.C4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la</text:p>
          </table:table-cell>
          <table:table-cell table:style-name="ce56" office:value-type="string">
            <text:p>that</text:p>
          </table:table-cell>
          <table:table-cell table:formula="of:=LOOKUP(TRIM([.B413]);[DIC.E$2:DIC.E$994];[DIC.D$2:DIC.D$994])" office:value-type="string" office:string-value="ela">
            <text:p>ela</text:p>
          </table:table-cell>
          <table:table-cell table:formula="of:=[.A413]=[.C4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se</text:p>
          </table:table-cell>
          <table:table-cell table:style-name="ce56" office:value-type="string">
            <text:p>the</text:p>
          </table:table-cell>
          <table:table-cell table:formula="of:=LOOKUP(TRIM([.B414]);[DIC.E$2:DIC.E$994];[DIC.D$2:DIC.D$994])" office:value-type="string" office:string-value="ise">
            <text:p>ise</text:p>
          </table:table-cell>
          <table:table-cell table:formula="of:=[.A414]=[.C4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do</text:p>
          </table:table-cell>
          <table:table-cell table:style-name="ce56" office:value-type="string">
            <text:p>then</text:p>
          </table:table-cell>
          <table:table-cell table:formula="of:=LOOKUP(TRIM([.B415]);[DIC.E$2:DIC.E$994];[DIC.D$2:DIC.D$994])" office:value-type="string" office:string-value="edo">
            <text:p>edo</text:p>
          </table:table-cell>
          <table:table-cell table:formula="of:=[.A415]=[.C4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r</text:p>
          </table:table-cell>
          <table:table-cell table:style-name="ce56" office:value-type="string">
            <text:p>there</text:p>
          </table:table-cell>
          <table:table-cell table:formula="of:=LOOKUP(TRIM([.B416]);[DIC.E$2:DIC.E$994];[DIC.D$2:DIC.D$994])" office:value-type="string" office:string-value="der">
            <text:p>der</text:p>
          </table:table-cell>
          <table:table-cell table:formula="of:=[.A416]=[.C4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se</text:p>
          </table:table-cell>
          <table:table-cell table:style-name="ce56" office:value-type="string">
            <text:p>these</text:p>
          </table:table-cell>
          <table:table-cell table:formula="of:=LOOKUP(TRIM([.B417]);[DIC.E$2:DIC.E$994];[DIC.D$2:DIC.D$994])" office:value-type="string" office:string-value="ese">
            <text:p>ese</text:p>
          </table:table-cell>
          <table:table-cell table:formula="of:=[.A417]=[.C4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sa</text:p>
          </table:table-cell>
          <table:table-cell table:style-name="ce56" office:value-type="string">
            <text:p>thing</text:p>
          </table:table-cell>
          <table:table-cell table:formula="of:=LOOKUP(TRIM([.B418]);[DIC.E$2:DIC.E$994];[DIC.D$2:DIC.D$994])" office:value-type="string" office:string-value="kosa">
            <text:p>kosa</text:p>
          </table:table-cell>
          <table:table-cell table:formula="of:=[.A418]=[.C4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su</text:p>
          </table:table-cell>
          <table:table-cell table:style-name="ce56" office:value-type="string">
            <text:p>think</text:p>
          </table:table-cell>
          <table:table-cell table:formula="of:=LOOKUP(TRIM([.B419]);[DIC.E$2:DIC.E$994];[DIC.D$2:DIC.D$994])" office:value-type="string" office:string-value="pesu">
            <text:p>pesu</text:p>
          </table:table-cell>
          <table:table-cell table:formula="of:=[.A419]=[.C4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sa</text:p>
          </table:table-cell>
          <table:table-cell table:style-name="ce56" office:value-type="string">
            <text:p>this</text:p>
          </table:table-cell>
          <table:table-cell table:formula="of:=LOOKUP(TRIM([.B420]);[DIC.E$2:DIC.E$994];[DIC.D$2:DIC.D$994])" office:value-type="string" office:string-value="esa">
            <text:p>esa</text:p>
          </table:table-cell>
          <table:table-cell table:formula="of:=[.A420]=[.C4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le</text:p>
          </table:table-cell>
          <table:table-cell table:style-name="ce56" office:value-type="string">
            <text:p>those</text:p>
          </table:table-cell>
          <table:table-cell table:formula="of:=LOOKUP(TRIM([.B421]);[DIC.E$2:DIC.E$994];[DIC.D$2:DIC.D$994])" office:value-type="string" office:string-value="ele">
            <text:p>ele</text:p>
          </table:table-cell>
          <table:table-cell table:formula="of:=[.A421]=[.C4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</text:p>
          </table:table-cell>
          <table:table-cell table:style-name="ce56" office:value-type="string">
            <text:p>through</text:p>
          </table:table-cell>
          <table:table-cell table:formula="of:=LOOKUP(TRIM([.B422]);[DIC.E$2:DIC.E$994];[DIC.D$2:DIC.D$994])" office:value-type="string" office:string-value="par">
            <text:p>par</text:p>
          </table:table-cell>
          <table:table-cell table:formula="of:=[.A422]=[.C4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</text:p>
          </table:table-cell>
          <table:table-cell table:style-name="ce56" office:value-type="string">
            <text:p>through</text:p>
          </table:table-cell>
          <table:table-cell table:formula="of:=LOOKUP(TRIM([.B423]);[DIC.E$2:DIC.E$994];[DIC.D$2:DIC.D$994])" office:value-type="string" office:string-value="par">
            <text:p>par</text:p>
          </table:table-cell>
          <table:table-cell table:formula="of:=[.A423]=[.C4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si</text:p>
          </table:table-cell>
          <table:table-cell table:style-name="ce56" office:value-type="string">
            <text:p>thus</text:p>
          </table:table-cell>
          <table:table-cell table:formula="of:=LOOKUP(TRIM([.B424]);[DIC.E$2:DIC.E$994];[DIC.D$2:DIC.D$994])" office:value-type="string" office:string-value="asi">
            <text:p>asi</text:p>
          </table:table-cell>
          <table:table-cell table:formula="of:=[.A424]=[.C4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sa</text:p>
          </table:table-cell>
          <table:table-cell table:style-name="ce56" office:value-type="string">
            <text:p>time</text:p>
          </table:table-cell>
          <table:table-cell table:formula="of:=LOOKUP(TRIM([.B425]);[DIC.E$2:DIC.E$994];[DIC.D$2:DIC.D$994])" office:value-type="string" office:string-value="tesa">
            <text:p>tesa</text:p>
          </table:table-cell>
          <table:table-cell table:formula="of:=[.A425]=[.C4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a</text:p>
          </table:table-cell>
          <table:table-cell table:style-name="ce56" office:value-type="string">
            <text:p>times</text:p>
          </table:table-cell>
          <table:table-cell table:formula="of:=LOOKUP(TRIM([.B426]);[DIC.E$2:DIC.E$994];[DIC.D$2:DIC.D$994])" office:value-type="string" office:string-value="foa">
            <text:p>foa</text:p>
          </table:table-cell>
          <table:table-cell table:formula="of:=[.A426]=[.C4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su</text:p>
          </table:table-cell>
          <table:table-cell table:style-name="ce56" office:value-type="string">
            <text:p>to</text:p>
          </table:table-cell>
          <table:table-cell table:formula="of:=LOOKUP(TRIM([.B427]);[DIC.E$2:DIC.E$994];[DIC.D$2:DIC.D$994])" office:value-type="string" office:string-value="tsu">
            <text:p>tsu</text:p>
          </table:table-cell>
          <table:table-cell table:formula="of:=[.A427]=[.C427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tsu</text:p>
          </table:table-cell>
          <table:table-cell table:style-name="ce57" office:value-type="string">
            <text:p>to,at</text:p>
          </table:table-cell>
          <table:table-cell table:formula="of:=LOOKUP(TRIM([.B428]);[DIC.E$2:DIC.E$994];[DIC.D$2:DIC.D$994])" office:value-type="string" office:string-value="tsu">
            <text:p>tsu</text:p>
          </table:table-cell>
          <table:table-cell table:formula="of:=[.A428]=[.C4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oja</text:p>
          </table:table-cell>
          <table:table-cell table:style-name="ce56" office:value-type="string">
            <text:p>today</text:p>
          </table:table-cell>
          <table:table-cell table:formula="of:=LOOKUP(TRIM([.B429]);[DIC.E$2:DIC.E$994];[DIC.D$2:DIC.D$994])" office:value-type="string" office:string-value="hoja">
            <text:p>hoja</text:p>
          </table:table-cell>
          <table:table-cell table:formula="of:=[.A429]=[.C4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to</text:p>
          </table:table-cell>
          <table:table-cell table:style-name="ce56" office:value-type="string">
            <text:p>together</text:p>
          </table:table-cell>
          <table:table-cell table:formula="of:=LOOKUP(TRIM([.B430]);[DIC.E$2:DIC.E$994];[DIC.D$2:DIC.D$994])" office:value-type="string" office:string-value="juto">
            <text:p>juto</text:p>
          </table:table-cell>
          <table:table-cell table:formula="of:=[.A430]=[.C4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ko</text:p>
          </table:table-cell>
          <table:table-cell table:style-name="ce56" office:value-type="string">
            <text:p>too</text:p>
          </table:table-cell>
          <table:table-cell table:formula="of:=LOOKUP(TRIM([.B431]);[DIC.E$2:DIC.E$994];[DIC.D$2:DIC.D$994])" office:value-type="string" office:string-value="ako">
            <text:p>ako</text:p>
          </table:table-cell>
          <table:table-cell table:formula="of:=[.A431]=[.C4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p</text:p>
          </table:table-cell>
          <table:table-cell table:style-name="ce56" office:value-type="string">
            <text:p>top</text:p>
          </table:table-cell>
          <table:table-cell table:formula="of:=LOOKUP(TRIM([.B432]);[DIC.E$2:DIC.E$994];[DIC.D$2:DIC.D$994])" office:value-type="string" office:string-value="top">
            <text:p>top</text:p>
          </table:table-cell>
          <table:table-cell table:formula="of:=[.A432]=[.C4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ky</text:p>
          </table:table-cell>
          <table:table-cell table:style-name="ce58" office:value-type="string">
            <text:p>touch</text:p>
          </table:table-cell>
          <table:table-cell table:formula="of:=LOOKUP(TRIM([.B433]);[DIC.E$2:DIC.E$994];[DIC.D$2:DIC.D$994])" office:value-type="string" office:string-value="toky">
            <text:p>toky</text:p>
          </table:table-cell>
          <table:table-cell table:formula="of:=[.A433]=[.C4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zu</text:p>
          </table:table-cell>
          <table:table-cell table:style-name="ce56" office:value-type="string">
            <text:p>towards</text:p>
          </table:table-cell>
          <table:table-cell table:formula="of:=LOOKUP(TRIM([.B434]);[DIC.E$2:DIC.E$994];[DIC.D$2:DIC.D$994])" office:value-type="string" office:string-value="tzu">
            <text:p>tzu</text:p>
          </table:table-cell>
          <table:table-cell table:formula="of:=[.A434]=[.C4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ga</text:p>
          </table:table-cell>
          <table:table-cell table:style-name="ce56" office:value-type="string">
            <text:p>toy</text:p>
          </table:table-cell>
          <table:table-cell table:formula="of:=LOOKUP(TRIM([.B435]);[DIC.E$2:DIC.E$994];[DIC.D$2:DIC.D$994])" office:value-type="string" office:string-value="juga">
            <text:p>juga</text:p>
          </table:table-cell>
          <table:table-cell table:formula="of:=[.A435]=[.C4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zo</text:p>
          </table:table-cell>
          <table:table-cell table:style-name="ce56" office:value-type="string">
            <text:p>traditional</text:p>
          </table:table-cell>
          <table:table-cell table:formula="of:=LOOKUP(TRIM([.B436]);[DIC.E$2:DIC.E$994];[DIC.D$2:DIC.D$994])" office:value-type="string" office:string-value="tazo">
            <text:p>tazo</text:p>
          </table:table-cell>
          <table:table-cell table:formula="of:=[.A436]=[.C4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ru</text:p>
          </table:table-cell>
          <table:table-cell table:style-name="ce58" office:value-type="string">
            <text:p>treat</text:p>
          </table:table-cell>
          <table:table-cell table:formula="of:=LOOKUP(TRIM([.B437]);[DIC.E$2:DIC.E$994];[DIC.D$2:DIC.D$994])" office:value-type="string" office:string-value="toru">
            <text:p>toru</text:p>
          </table:table-cell>
          <table:table-cell table:formula="of:=[.A437]=[.C4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ra</text:p>
          </table:table-cell>
          <table:table-cell table:style-name="ce56" office:value-type="string">
            <text:p>tree</text:p>
          </table:table-cell>
          <table:table-cell table:formula="of:=LOOKUP(TRIM([.B438]);[DIC.E$2:DIC.E$994];[DIC.D$2:DIC.D$994])" office:value-type="string" office:string-value="bora">
            <text:p>bora</text:p>
          </table:table-cell>
          <table:table-cell table:formula="of:=[.A438]=[.C4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ro</text:p>
          </table:table-cell>
          <table:table-cell table:style-name="ce59" office:value-type="string">
            <text:p>true</text:p>
          </table:table-cell>
          <table:table-cell table:formula="of:=LOOKUP(TRIM([.B439]);[DIC.E$2:DIC.E$994];[DIC.D$2:DIC.D$994])" office:value-type="string" office:string-value="vero">
            <text:p>vero</text:p>
          </table:table-cell>
          <table:table-cell table:formula="of:=[.A439]=[.C4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bu</text:p>
          </table:table-cell>
          <table:table-cell table:style-name="ce58" office:value-type="string">
            <text:p>try</text:p>
          </table:table-cell>
          <table:table-cell table:formula="of:=LOOKUP(TRIM([.B440]);[DIC.E$2:DIC.E$994];[DIC.D$2:DIC.D$994])" office:value-type="string" office:string-value="pobu">
            <text:p>pobu</text:p>
          </table:table-cell>
          <table:table-cell table:formula="of:=[.A440]=[.C4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zu</text:p>
          </table:table-cell>
          <table:table-cell table:style-name="ce58" office:value-type="string">
            <text:p>turnout</text:p>
          </table:table-cell>
          <table:table-cell table:formula="of:=LOOKUP(TRIM([.B441]);[DIC.E$2:DIC.E$994];[DIC.D$2:DIC.D$994])" office:value-type="string" office:string-value="rezu">
            <text:p>rezu</text:p>
          </table:table-cell>
          <table:table-cell table:formula="of:=[.A441]=[.C4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pu</text:p>
          </table:table-cell>
          <table:table-cell table:style-name="ce58" office:value-type="string">
            <text:p>understand</text:p>
          </table:table-cell>
          <table:table-cell table:formula="of:=LOOKUP(TRIM([.B442]);[DIC.E$2:DIC.E$994];[DIC.D$2:DIC.D$994])" office:value-type="string" office:string-value="kapu">
            <text:p>kapu</text:p>
          </table:table-cell>
          <table:table-cell table:formula="of:=[.A442]=[.C442]" office:value-type="boolean" office:boolean-value="true">
            <text:p>TRUE</text:p>
          </table:table-cell>
        </table:table-row>
        <table:table-row table:style-name="ro8">
          <table:table-cell table:style-name="ce26" office:value-type="string">
            <text:p>obe</text:p>
          </table:table-cell>
          <table:table-cell table:style-name="ce57" office:value-type="string">
            <text:p>up</text:p>
          </table:table-cell>
          <table:table-cell table:formula="of:=LOOKUP(TRIM([.B443]);[DIC.E$2:DIC.E$994];[DIC.D$2:DIC.D$994])" office:value-type="string" office:string-value="sus">
            <text:p>sus</text:p>
          </table:table-cell>
          <table:table-cell table:formula="of:=[.A443]=[.C443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us</text:p>
          </table:table-cell>
          <table:table-cell table:style-name="ce56" office:value-type="string">
            <text:p>up</text:p>
          </table:table-cell>
          <table:table-cell table:formula="of:=LOOKUP(TRIM([.B444]);[DIC.E$2:DIC.E$994];[DIC.D$2:DIC.D$994])" office:value-type="string" office:string-value="sus">
            <text:p>sus</text:p>
          </table:table-cell>
          <table:table-cell table:formula="of:=[.A444]=[.C4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izu</text:p>
          </table:table-cell>
          <table:table-cell table:style-name="ce58" office:value-type="string">
            <text:p>use</text:p>
          </table:table-cell>
          <table:table-cell table:formula="of:=LOOKUP(TRIM([.B445]);[DIC.E$2:DIC.E$994];[DIC.D$2:DIC.D$994])" office:value-type="string" office:string-value="tizu">
            <text:p>tizu</text:p>
          </table:table-cell>
          <table:table-cell table:formula="of:=[.A445]=[.C4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ixa</text:p>
          </table:table-cell>
          <table:table-cell table:style-name="ce56" office:value-type="string">
            <text:p>usually</text:p>
          </table:table-cell>
          <table:table-cell table:formula="of:=LOOKUP(TRIM([.B446]);[DIC.E$2:DIC.E$994];[DIC.D$2:DIC.D$994])" office:value-type="string" office:string-value="bixa">
            <text:p>bixa</text:p>
          </table:table-cell>
          <table:table-cell table:formula="of:=[.A446]=[.C4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ro</text:p>
          </table:table-cell>
          <table:table-cell table:style-name="ce56" office:value-type="string">
            <text:p>various</text:p>
          </table:table-cell>
          <table:table-cell table:formula="of:=LOOKUP(TRIM([.B447]);[DIC.E$2:DIC.E$994];[DIC.D$2:DIC.D$994])" office:value-type="string" office:string-value="varo">
            <text:p>varo</text:p>
          </table:table-cell>
          <table:table-cell table:formula="of:=[.A447]=[.C4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io</text:p>
          </table:table-cell>
          <table:table-cell table:style-name="ce56" office:value-type="string">
            <text:p>very</text:p>
          </table:table-cell>
          <table:table-cell table:formula="of:=LOOKUP(TRIM([.B448]);[DIC.E$2:DIC.E$994];[DIC.D$2:DIC.D$994])" office:value-type="string" office:string-value="moio">
            <text:p>moio</text:p>
          </table:table-cell>
          <table:table-cell table:formula="of:=[.A448]=[.C448]" office:value-type="boolean" office:boolean-value="true">
            <text:p>TRUE</text:p>
          </table:table-cell>
        </table:table-row>
        <table:table-row table:style-name="ro1">
          <table:table-cell table:style-name="ce54" office:value-type="string">
            <text:p>pazu</text:p>
          </table:table-cell>
          <table:table-cell table:style-name="ce58" office:value-type="string">
            <text:p>wait</text:p>
          </table:table-cell>
          <table:table-cell table:formula="of:=LOOKUP(TRIM([.B449]);[DIC.E$2:DIC.E$994];[DIC.D$2:DIC.D$994])" office:value-type="string" office:string-value="pazu">
            <text:p>pazu</text:p>
          </table:table-cell>
          <table:table-cell table:formula="of:=[.A449]=[.C4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xu</text:p>
          </table:table-cell>
          <table:table-cell table:style-name="ce56" office:value-type="string">
            <text:p>walk</text:p>
          </table:table-cell>
          <table:table-cell table:formula="of:=LOOKUP(TRIM([.B450]);[DIC.E$2:DIC.E$994];[DIC.D$2:DIC.D$994])" office:value-type="string" office:string-value="maxu">
            <text:p>maxu</text:p>
          </table:table-cell>
          <table:table-cell table:formula="of:=[.A450]=[.C4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eru</text:p>
          </table:table-cell>
          <table:table-cell table:style-name="ce56" office:value-type="string">
            <text:p>want</text:p>
          </table:table-cell>
          <table:table-cell table:formula="of:=LOOKUP(TRIM([.B451]);[DIC.E$2:DIC.E$994];[DIC.D$2:DIC.D$994])" office:value-type="string" office:string-value="keru">
            <text:p>keru</text:p>
          </table:table-cell>
          <table:table-cell table:formula="of:=[.A451]=[.C4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lo</text:p>
          </table:table-cell>
          <table:table-cell table:style-name="ce56" office:value-type="string">
            <text:p>warm</text:p>
          </table:table-cell>
          <table:table-cell table:formula="of:=LOOKUP(TRIM([.B452]);[DIC.E$2:DIC.E$994];[DIC.D$2:DIC.D$994])" office:value-type="string" office:string-value="kalo">
            <text:p>kalo</text:p>
          </table:table-cell>
          <table:table-cell table:formula="of:=[.A452]=[.C4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vu</text:p>
          </table:table-cell>
          <table:table-cell table:style-name="ce56" office:value-type="string">
            <text:p>wash</text:p>
          </table:table-cell>
          <table:table-cell table:formula="of:=LOOKUP(TRIM([.B453]);[DIC.E$2:DIC.E$994];[DIC.D$2:DIC.D$994])" office:value-type="string" office:string-value="lavu">
            <text:p>lavu</text:p>
          </table:table-cell>
          <table:table-cell table:formula="of:=[.A453]=[.C4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ru</text:p>
          </table:table-cell>
          <table:table-cell table:style-name="ce58" office:value-type="string">
            <text:p>watch</text:p>
          </table:table-cell>
          <table:table-cell table:formula="of:=LOOKUP(TRIM([.B454]);[DIC.E$2:DIC.E$994];[DIC.D$2:DIC.D$994])" office:value-type="string" office:string-value="miru">
            <text:p>miru</text:p>
          </table:table-cell>
          <table:table-cell table:formula="of:=[.A454]=[.C4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qua</text:p>
          </table:table-cell>
          <table:table-cell table:style-name="ce56" office:value-type="string">
            <text:p>water</text:p>
          </table:table-cell>
          <table:table-cell table:formula="of:=LOOKUP(TRIM([.B455]);[DIC.E$2:DIC.E$994];[DIC.D$2:DIC.D$994])" office:value-type="string" office:string-value="aqua">
            <text:p>aqua</text:p>
          </table:table-cell>
          <table:table-cell table:formula="of:=[.A455]=[.C455]" office:value-type="boolean" office:boolean-value="true">
            <text:p>TRUE</text:p>
          </table:table-cell>
        </table:table-row>
        <table:table-row table:style-name="ro1">
          <table:table-cell table:style-name="ce54" office:value-type="string">
            <text:p>cale</text:p>
          </table:table-cell>
          <table:table-cell table:style-name="ce56" office:value-type="string">
            <text:p>way</text:p>
          </table:table-cell>
          <table:table-cell table:formula="of:=LOOKUP(TRIM([.B456]);[DIC.E$2:DIC.E$994];[DIC.D$2:DIC.D$994])" office:value-type="string" office:string-value="cale">
            <text:p>cale</text:p>
          </table:table-cell>
          <table:table-cell table:formula="of:=[.A456]=[.C4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ut</text:p>
          </table:table-cell>
          <table:table-cell table:style-name="ce56" office:value-type="string">
            <text:p>well</text:p>
          </table:table-cell>
          <table:table-cell table:formula="of:=LOOKUP(TRIM([.B457]);[DIC.E$2:DIC.E$994];[DIC.D$2:DIC.D$994])" office:value-type="string" office:string-value="gut">
            <text:p>gut</text:p>
          </table:table-cell>
          <table:table-cell table:formula="of:=[.A457]=[.C4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que</text:p>
          </table:table-cell>
          <table:table-cell table:style-name="ce56" office:value-type="string">
            <text:p>what</text:p>
          </table:table-cell>
          <table:table-cell table:formula="of:=LOOKUP(TRIM([.B458]);[DIC.E$2:DIC.E$994];[DIC.D$2:DIC.D$994])" office:value-type="string" office:string-value="que">
            <text:p>que</text:p>
          </table:table-cell>
          <table:table-cell table:formula="of:=[.A458]=[.C4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ta</text:p>
          </table:table-cell>
          <table:table-cell table:style-name="ce56" office:value-type="string">
            <text:p>when</text:p>
          </table:table-cell>
          <table:table-cell table:formula="of:=LOOKUP(TRIM([.B459]);[DIC.E$2:DIC.E$994];[DIC.D$2:DIC.D$994])" office:value-type="string" office:string-value="uta">
            <text:p>uta</text:p>
          </table:table-cell>
          <table:table-cell table:formula="of:=[.A459]=[.C4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bi</text:p>
          </table:table-cell>
          <table:table-cell table:style-name="ce56" office:value-type="string">
            <text:p>where</text:p>
          </table:table-cell>
          <table:table-cell table:formula="of:=LOOKUP(TRIM([.B460]);[DIC.E$2:DIC.E$994];[DIC.D$2:DIC.D$994])" office:value-type="string" office:string-value="ubi">
            <text:p>ubi</text:p>
          </table:table-cell>
          <table:table-cell table:formula="of:=[.A460]=[.C4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qua</text:p>
          </table:table-cell>
          <table:table-cell table:style-name="ce56" office:value-type="string">
            <text:p>which</text:p>
          </table:table-cell>
          <table:table-cell table:formula="of:=LOOKUP(TRIM([.B461]);[DIC.E$2:DIC.E$994];[DIC.D$2:DIC.D$994])" office:value-type="string" office:string-value="qua">
            <text:p>qua</text:p>
          </table:table-cell>
          <table:table-cell table:formula="of:=[.A461]=[.C4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bo</text:p>
          </table:table-cell>
          <table:table-cell table:style-name="ce56" office:value-type="string">
            <text:p>white</text:p>
          </table:table-cell>
          <table:table-cell table:formula="of:=LOOKUP(TRIM([.B462]);[DIC.E$2:DIC.E$994];[DIC.D$2:DIC.D$994])" office:value-type="string" office:string-value="albo">
            <text:p>albo</text:p>
          </table:table-cell>
          <table:table-cell table:formula="of:=[.A462]=[.C4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qui</text:p>
          </table:table-cell>
          <table:table-cell table:style-name="ce56" office:value-type="string">
            <text:p>who</text:p>
          </table:table-cell>
          <table:table-cell table:formula="of:=LOOKUP(TRIM([.B463]);[DIC.E$2:DIC.E$994];[DIC.D$2:DIC.D$994])" office:value-type="string" office:string-value="qui">
            <text:p>qui</text:p>
          </table:table-cell>
          <table:table-cell table:formula="of:=[.A463]=[.C4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do</text:p>
          </table:table-cell>
          <table:table-cell table:style-name="ce56" office:value-type="string">
            <text:p>whole</text:p>
          </table:table-cell>
          <table:table-cell table:formula="of:=LOOKUP(TRIM([.B464]);[DIC.E$2:DIC.E$994];[DIC.D$2:DIC.D$994])" office:value-type="string" office:string-value="todo">
            <text:p>todo</text:p>
          </table:table-cell>
          <table:table-cell table:formula="of:=[.A464]=[.C4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xa</text:p>
          </table:table-cell>
          <table:table-cell table:style-name="ce56" office:value-type="string">
            <text:p>why</text:p>
          </table:table-cell>
          <table:table-cell table:formula="of:=LOOKUP(TRIM([.B465]);[DIC.E$2:DIC.E$994];[DIC.D$2:DIC.D$994])" office:value-type="string" office:string-value="uxa">
            <text:p>uxa</text:p>
          </table:table-cell>
          <table:table-cell table:formula="of:=[.A465]=[.C4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su</text:p>
          </table:table-cell>
          <table:table-cell table:style-name="ce56" office:value-type="string">
            <text:p>will</text:p>
          </table:table-cell>
          <table:table-cell table:formula="of:=LOOKUP(TRIM([.B466]);[DIC.E$2:DIC.E$994];[DIC.D$2:DIC.D$994])" office:value-type="string" office:string-value="visu">
            <text:p>visu</text:p>
          </table:table-cell>
          <table:table-cell table:formula="of:=[.A466]=[.C4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ta</text:p>
          </table:table-cell>
          <table:table-cell table:style-name="ce56" office:value-type="string">
            <text:p>wind</text:p>
          </table:table-cell>
          <table:table-cell table:formula="of:=LOOKUP(TRIM([.B467]);[DIC.E$2:DIC.E$994];[DIC.D$2:DIC.D$994])" office:value-type="string" office:string-value="vita">
            <text:p>vita</text:p>
          </table:table-cell>
          <table:table-cell table:formula="of:=[.A467]=[.C4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sa</text:p>
          </table:table-cell>
          <table:table-cell table:style-name="ce56" office:value-type="string">
            <text:p>window</text:p>
          </table:table-cell>
          <table:table-cell table:formula="of:=LOOKUP(TRIM([.B468]);[DIC.E$2:DIC.E$994];[DIC.D$2:DIC.D$994])" office:value-type="string" office:string-value="fesa">
            <text:p>fesa</text:p>
          </table:table-cell>
          <table:table-cell table:formula="of:=[.A468]=[.C4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hu</text:p>
          </table:table-cell>
          <table:table-cell table:style-name="ce56" office:value-type="string">
            <text:p>wish</text:p>
          </table:table-cell>
          <table:table-cell table:formula="of:=LOOKUP(TRIM([.B469]);[DIC.E$2:DIC.E$994];[DIC.D$2:DIC.D$994])" office:value-type="string" office:string-value="sohu">
            <text:p>sohu</text:p>
          </table:table-cell>
          <table:table-cell table:formula="of:=[.A469]=[.C4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n</text:p>
          </table:table-cell>
          <table:table-cell table:style-name="ce56" office:value-type="string">
            <text:p>with</text:p>
          </table:table-cell>
          <table:table-cell table:formula="of:=LOOKUP(TRIM([.B470]);[DIC.E$2:DIC.E$994];[DIC.D$2:DIC.D$994])" office:value-type="string" office:string-value="kon">
            <text:p>kon</text:p>
          </table:table-cell>
          <table:table-cell table:formula="of:=[.A470]=[.C4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na</text:p>
          </table:table-cell>
          <table:table-cell table:style-name="ce56" office:value-type="string">
            <text:p>wood</text:p>
          </table:table-cell>
          <table:table-cell table:formula="of:=LOOKUP(TRIM([.B471]);[DIC.E$2:DIC.E$994];[DIC.D$2:DIC.D$994])" office:value-type="string" office:string-value="lena">
            <text:p>lena</text:p>
          </table:table-cell>
          <table:table-cell table:formula="of:=[.A471]=[.C4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rbu</text:p>
          </table:table-cell>
          <table:table-cell table:style-name="ce56" office:value-type="string">
            <text:p>work</text:p>
          </table:table-cell>
          <table:table-cell table:formula="of:=LOOKUP(TRIM([.B472]);[DIC.E$2:DIC.E$994];[DIC.D$2:DIC.D$994])" office:value-type="string" office:string-value="arbu">
            <text:p>arbu</text:p>
          </table:table-cell>
          <table:table-cell table:formula="of:=[.A472]=[.C4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bu</text:p>
          </table:table-cell>
          <table:table-cell table:style-name="ce56" office:value-type="string">
            <text:p>write</text:p>
          </table:table-cell>
          <table:table-cell table:formula="of:=LOOKUP(TRIM([.B473]);[DIC.E$2:DIC.E$994];[DIC.D$2:DIC.D$994])" office:value-type="string" office:string-value="sabu">
            <text:p>sabu</text:p>
          </table:table-cell>
          <table:table-cell table:formula="of:=[.A473]=[.C4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uo</text:p>
          </table:table-cell>
          <table:table-cell table:style-name="ce56" office:value-type="string">
            <text:p>wrong</text:p>
          </table:table-cell>
          <table:table-cell table:formula="of:=LOOKUP(TRIM([.B474]);[DIC.E$2:DIC.E$994];[DIC.D$2:DIC.D$994])" office:value-type="string" office:string-value="fauo">
            <text:p>fauo</text:p>
          </table:table-cell>
          <table:table-cell table:formula="of:=[.A474]=[.C4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no</text:p>
          </table:table-cell>
          <table:table-cell table:style-name="ce56" office:value-type="string">
            <text:p>yellow</text:p>
          </table:table-cell>
          <table:table-cell table:formula="of:=LOOKUP(TRIM([.B475]);[DIC.E$2:DIC.E$994];[DIC.D$2:DIC.D$994])" office:value-type="string" office:string-value="juno">
            <text:p>juno</text:p>
          </table:table-cell>
          <table:table-cell table:formula="of:=[.A475]=[.C4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ga</text:p>
          </table:table-cell>
          <table:table-cell table:style-name="ce56" office:value-type="string">
            <text:p>yes</text:p>
          </table:table-cell>
          <table:table-cell table:formula="of:=LOOKUP(TRIM([.B476]);[DIC.E$2:DIC.E$994];[DIC.D$2:DIC.D$994])" office:value-type="string" office:string-value="oga">
            <text:p>oga</text:p>
          </table:table-cell>
          <table:table-cell table:formula="of:=[.A476]=[.C4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h</text:p>
          </table:table-cell>
          <table:table-cell table:style-name="ce60" office:value-type="string">
            <text:p>yet</text:p>
          </table:table-cell>
          <table:table-cell table:formula="of:=LOOKUP(TRIM([.B477]);[DIC.E$2:DIC.E$994];[DIC.D$2:DIC.D$994])" office:value-type="string" office:string-value="noh">
            <text:p>noh</text:p>
          </table:table-cell>
          <table:table-cell table:formula="of:=[.A477]=[.C4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no</text:p>
          </table:table-cell>
          <table:table-cell table:style-name="ce56" office:value-type="string">
            <text:p>young</text:p>
          </table:table-cell>
          <table:table-cell table:formula="of:=LOOKUP(TRIM([.B478]);[DIC.E$2:DIC.E$994];[DIC.D$2:DIC.D$994])" office:value-type="string" office:string-value="jono">
            <text:p>jono</text:p>
          </table:table-cell>
          <table:table-cell table:formula="of:=[.A478]=[.C478]" office:value-type="boolean" office:boolean-value="true">
            <text:p>TRUE</text:p>
          </table:table-cell>
        </table:table-row>
        <table:table-row table:style-name="ro1">
          <table:table-cell table:style-name="ce21" office:value-type="string">
            <text:p>suta</text:p>
          </table:table-cell>
          <table:table-cell table:style-name="ce33" office:value-type="string">
            <text:p>structure</text:p>
          </table:table-cell>
          <table:table-cell table:formula="of:=LOOKUP(TRIM([.B479]);[DIC.E$2:DIC.E$994];[DIC.D$2:DIC.D$994])" office:value-type="string" office:string-value="foro">
            <text:p>foro</text:p>
          </table:table-cell>
          <table:table-cell table:formula="of:=[.A479]=[.C479]" office:value-type="boolean" office:boolean-value="false">
            <text:p>FALSE</text:p>
          </table:table-cell>
        </table:table-row>
        <table:table-row table:style-name="ro1">
          <table:table-cell table:style-name="ce21" office:value-type="string">
            <text:p>gupa</text:p>
          </table:table-cell>
          <table:table-cell table:style-name="ce33" office:value-type="string">
            <text:p>group, mass</text:p>
          </table:table-cell>
          <table:table-cell table:formula="of:=LOOKUP(TRIM([.B480]);[DIC.E$2:DIC.E$994];[DIC.D$2:DIC.D$994])" office:value-type="string" office:string-value="tera">
            <text:p>tera</text:p>
          </table:table-cell>
          <table:table-cell/>
        </table:table-row>
        <table:table-row table:style-name="ro1">
          <table:table-cell table:style-name="ce22" office:value-type="string">
            <text:p>gupa</text:p>
          </table:table-cell>
          <table:table-cell table:style-name="ce33" office:value-type="string">
            <text:p>group</text:p>
          </table:table-cell>
          <table:table-cell table:formula="of:=LOOKUP(TRIM([.B481]);[DIC.E$2:DIC.E$994];[DIC.D$2:DIC.D$994])" office:value-type="string" office:string-value="tera">
            <text:p>tera</text:p>
          </table:table-cell>
          <table:table-cell/>
        </table:table-row>
        <table:table-row table:style-name="ro1">
          <table:table-cell table:style-name="ce22" office:value-type="string">
            <text:p>masa</text:p>
          </table:table-cell>
          <table:table-cell table:style-name="ce33" office:value-type="string">
            <text:p>jointly ‘mass’</text:p>
          </table:table-cell>
          <table:table-cell table:formula="of:=LOOKUP(TRIM([.B482]);[DIC.E$2:DIC.E$994];[DIC.D$2:DIC.D$994])" office:value-type="string" office:string-value="zia">
            <text:p>zia</text:p>
          </table:table-cell>
          <table:table-cell/>
        </table:table-row>
        <table:table-row table:style-name="ro1">
          <table:table-cell table:style-name="ce22" office:value-type="string">
            <text:p>mebo</text:p>
          </table:table-cell>
          <table:table-cell table:style-name="ce33" office:value-type="string">
            <text:p>member</text:p>
          </table:table-cell>
          <table:table-cell table:formula="of:=LOOKUP(TRIM([.B483]);[DIC.E$2:DIC.E$994];[DIC.D$2:DIC.D$994])" office:value-type="string" office:string-value="meko">
            <text:p>meko</text:p>
          </table:table-cell>
          <table:table-cell/>
        </table:table-row>
        <table:table-row table:style-name="ro1">
          <table:table-cell table:style-name="ce22" office:value-type="string">
            <text:p>pata</text:p>
          </table:table-cell>
          <table:table-cell table:style-name="ce33" office:value-type="string">
            <text:p>part</text:p>
          </table:table-cell>
          <table:table-cell table:formula="of:=LOOKUP(TRIM([.B484]);[DIC.E$2:DIC.E$994];[DIC.D$2:DIC.D$994])" office:value-type="string" office:string-value="hepa">
            <text:p>hepa</text:p>
          </table:table-cell>
          <table:table-cell/>
        </table:table-row>
        <table:table-row table:style-name="ro1">
          <table:table-cell table:style-name="ce22" office:value-type="string">
            <text:p>klas</text:p>
          </table:table-cell>
          <table:table-cell table:style-name="ce33" office:value-type="string">
            <text:p>class</text:p>
          </table:table-cell>
          <table:table-cell table:formula="of:=LOOKUP(TRIM([.B485]);[DIC.E$2:DIC.E$994];[DIC.D$2:DIC.D$994])" office:value-type="string" office:string-value="kide">
            <text:p>kide</text:p>
          </table:table-cell>
          <table:table-cell/>
        </table:table-row>
        <table:table-row table:style-name="ro1">
          <table:table-cell table:style-name="ce22" office:value-type="string">
            <text:p>fra</text:p>
          </table:table-cell>
          <table:table-cell table:style-name="ce33" office:value-type="string">
            <text:p>between</text:p>
          </table:table-cell>
          <table:table-cell table:formula="of:=LOOKUP(TRIM([.B486]);[DIC.E$2:DIC.E$994];[DIC.D$2:DIC.D$994])" office:value-type="string" office:string-value="fra">
            <text:p>fra</text:p>
          </table:table-cell>
          <table:table-cell/>
        </table:table-row>
        <table:table-row table:style-name="ro1">
          <table:table-cell table:style-name="ce22" office:value-type="string">
            <text:p>xozu</text:p>
          </table:table-cell>
          <table:table-cell table:style-name="ce33" office:value-type="string">
            <text:p>choose</text:p>
          </table:table-cell>
          <table:table-cell table:formula="of:=LOOKUP(TRIM([.B487]);[DIC.E$2:DIC.E$994];[DIC.D$2:DIC.D$994])" office:value-type="string" office:string-value="kide">
            <text:p>kide</text:p>
          </table:table-cell>
          <table:table-cell/>
        </table:table-row>
        <table:table-row table:style-name="ro1">
          <table:table-cell table:style-name="ce22" office:value-type="string">
            <text:p>zepa</text:p>
          </table:table-cell>
          <table:table-cell table:style-name="ce33" office:value-type="string">
            <text:p>example</text:p>
          </table:table-cell>
          <table:table-cell table:formula="of:=LOOKUP(TRIM([.B488]);[DIC.E$2:DIC.E$994];[DIC.D$2:DIC.D$994])" office:value-type="string" office:string-value="ezato">
            <text:p>ezato</text:p>
          </table:table-cell>
          <table:table-cell/>
        </table:table-row>
        <table:table-row table:style-name="ro1">
          <table:table-cell table:style-name="ce22" office:value-type="string">
            <text:p>ripu</text:p>
          </table:table-cell>
          <table:table-cell table:style-name="ce33" office:value-type="string">
            <text:p>replace ‘substitute’</text:p>
          </table:table-cell>
          <table:table-cell table:formula="of:=LOOKUP(TRIM([.B489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22" office:value-type="string">
            <text:p>komo</text:p>
          </table:table-cell>
          <table:table-cell table:style-name="ce33" office:value-type="string">
            <text:p>common</text:p>
          </table:table-cell>
          <table:table-cell table:formula="of:=LOOKUP(TRIM([.B490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ordo</text:p>
          </table:table-cell>
          <table:table-cell table:style-name="ce33" office:value-type="string">
            <text:p>ordinary</text:p>
          </table:table-cell>
          <table:table-cell table:formula="of:=LOOKUP(TRIM([.B491]);[DIC.E$2:DIC.E$994];[DIC.D$2:DIC.D$994])" office:value-type="string" office:string-value="ody">
            <text:p>ody</text:p>
          </table:table-cell>
          <table:table-cell/>
        </table:table-row>
        <table:table-row table:style-name="ro1">
          <table:table-cell table:style-name="ce22" office:value-type="string">
            <text:p>raro</text:p>
          </table:table-cell>
          <table:table-cell table:style-name="ce33" office:value-type="string">
            <text:p>rare</text:p>
          </table:table-cell>
          <table:table-cell table:formula="of:=LOOKUP(TRIM([.B492]);[DIC.E$2:DIC.E$994];[DIC.D$2:DIC.D$994])" office:value-type="string" office:string-value="razu">
            <text:p>razu</text:p>
          </table:table-cell>
          <table:table-cell/>
        </table:table-row>
        <table:table-row table:style-name="ro1">
          <table:table-cell table:style-name="ce22" office:value-type="string">
            <text:p>pipo</text:p>
          </table:table-cell>
          <table:table-cell table:style-name="ce33" office:value-type="string">
            <text:p>principal</text:p>
          </table:table-cell>
          <table:table-cell table:formula="of:=LOOKUP(TRIM([.B493]);[DIC.E$2:DIC.E$994];[DIC.D$2:DIC.D$994])" office:value-type="string" office:string-value="jolo">
            <text:p>jolo</text:p>
          </table:table-cell>
          <table:table-cell/>
        </table:table-row>
        <table:table-row table:style-name="ro1">
          <table:table-cell table:style-name="ce22" office:value-type="string">
            <text:p>peco</text:p>
          </table:table-cell>
          <table:table-cell table:style-name="ce33" office:value-type="string">
            <text:p>specific ‘special’</text:p>
          </table:table-cell>
          <table:table-cell table:formula="of:=LOOKUP(TRIM([.B494]);[DIC.E$2:DIC.E$994];[DIC.D$2:DIC.D$994])" office:value-type="string" office:string-value="pich">
            <text:p>pich</text:p>
          </table:table-cell>
          <table:table-cell/>
        </table:table-row>
        <table:table-row table:style-name="ro1">
          <table:table-cell table:style-name="ce22" office:value-type="string">
            <text:p>ufro</text:p>
          </table:table-cell>
          <table:table-cell table:style-name="ce33" office:value-type="string">
            <text:p>uniform</text:p>
          </table:table-cell>
          <table:table-cell table:formula="of:=LOOKUP(TRIM([.B495]);[DIC.E$2:DIC.E$994];[DIC.D$2:DIC.D$994])" office:value-type="string" office:string-value="kapu">
            <text:p>kapu</text:p>
          </table:table-cell>
          <table:table-cell/>
        </table:table-row>
        <table:table-row table:style-name="ro1">
          <table:table-cell table:style-name="ce22" office:value-type="string">
            <text:p>varo</text:p>
          </table:table-cell>
          <table:table-cell table:style-name="ce33" office:value-type="string">
            <text:p>miscellaneous ‘various’</text:p>
          </table:table-cell>
          <table:table-cell table:formula="of:=LOOKUP(TRIM([.B496]);[DIC.E$2:DIC.E$994];[DIC.D$2:DIC.D$994])" office:value-type="string" office:string-value="lece">
            <text:p>lece</text:p>
          </table:table-cell>
          <table:table-cell/>
        </table:table-row>
        <table:table-row table:style-name="ro1">
          <table:table-cell table:style-name="ce22" office:value-type="string">
            <text:p>noma</text:p>
          </table:table-cell>
          <table:table-cell table:style-name="ce33" office:value-type="string">
            <text:p>norm</text:p>
          </table:table-cell>
          <table:table-cell table:formula="of:=LOOKUP(TRIM([.B497]);[DIC.E$2:DIC.E$994];[DIC.D$2:DIC.D$994])" office:value-type="string" office:string-value="non">
            <text:p>non</text:p>
          </table:table-cell>
          <table:table-cell/>
        </table:table-row>
        <table:table-row table:style-name="ro1">
          <table:table-cell table:style-name="ce22" office:value-type="string">
            <text:p>criu</text:p>
          </table:table-cell>
          <table:table-cell table:style-name="ce33" office:value-type="string">
            <text:p>crew ‘band’</text:p>
          </table:table-cell>
          <table:table-cell table:formula="of:=LOOKUP(TRIM([.B498]);[DIC.E$2:DIC.E$994];[DIC.D$2:DIC.D$994])" office:value-type="string" office:string-value="creu">
            <text:p>creu</text:p>
          </table:table-cell>
          <table:table-cell/>
        </table:table-row>
        <table:table-row table:style-name="ro1">
          <table:table-cell table:style-name="ce22" office:value-type="string">
            <text:p>haos</text:p>
          </table:table-cell>
          <table:table-cell table:style-name="ce33"/>
          <table:table-cell table:formula="of:=LOOKUP(TRIM([.B499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22" office:value-type="string">
            <text:p>suta</text:p>
          </table:table-cell>
          <table:table-cell table:style-name="ce33" office:value-type="string">
            <text:p>structure</text:p>
          </table:table-cell>
          <table:table-cell table:formula="of:=LOOKUP(TRIM([.B500]);[DIC.E$2:DIC.E$994];[DIC.D$2:DIC.D$994])" office:value-type="string" office:string-value="foro">
            <text:p>foro</text:p>
          </table:table-cell>
          <table:table-cell/>
        </table:table-row>
        <table:table-row table:style-name="ro1">
          <table:table-cell table:style-name="ce22" office:value-type="string">
            <text:p>sima</text:p>
          </table:table-cell>
          <table:table-cell table:style-name="ce33" office:value-type="string">
            <text:p>system</text:p>
          </table:table-cell>
          <table:table-cell table:formula="of:=LOOKUP(TRIM([.B501]);[DIC.E$2:DIC.E$994];[DIC.D$2:DIC.D$994])" office:value-type="string" office:string-value="sugo">
            <text:p>sugo</text:p>
          </table:table-cell>
          <table:table-cell/>
        </table:table-row>
        <table:table-row table:style-name="ro1">
          <table:table-cell table:style-name="ce22" office:value-type="string">
            <text:p>foma</text:p>
          </table:table-cell>
          <table:table-cell table:style-name="ce33" office:value-type="string">
            <text:p>pattern ‘form’</text:p>
          </table:table-cell>
          <table:table-cell table:formula="of:=LOOKUP(TRIM([.B502]);[DIC.E$2:DIC.E$994];[DIC.D$2:DIC.D$994])" office:value-type="string" office:string-value="pasa">
            <text:p>pasa</text:p>
          </table:table-cell>
          <table:table-cell/>
        </table:table-row>
        <table:table-row table:style-name="ro1">
          <table:table-cell table:style-name="ce22" office:value-type="string">
            <text:p>orgu</text:p>
          </table:table-cell>
          <table:table-cell table:style-name="ce33" office:value-type="string">
            <text:p>organize</text:p>
          </table:table-cell>
          <table:table-cell table:formula="of:=LOOKUP(TRIM([.B503]);[DIC.E$2:DIC.E$994];[DIC.D$2:DIC.D$994])" office:value-type="string" office:string-value="ody">
            <text:p>ody</text:p>
          </table:table-cell>
          <table:table-cell/>
        </table:table-row>
        <table:table-row table:style-name="ro1">
          <table:table-cell table:style-name="ce22" office:value-type="string">
            <text:p>ordo</text:p>
          </table:table-cell>
          <table:table-cell table:style-name="ce33" office:value-type="string">
            <text:p>orderly ‘neat’</text:p>
          </table:table-cell>
          <table:table-cell table:formula="of:=LOOKUP(TRIM([.B504]);[DIC.E$2:DIC.E$994];[DIC.D$2:DIC.D$994])" office:value-type="string" office:string-value="ody">
            <text:p>ody</text:p>
          </table:table-cell>
          <table:table-cell/>
        </table:table-row>
        <table:table-row table:style-name="ro1">
          <table:table-cell table:style-name="ce22" office:value-type="string">
            <text:p>kawo</text:p>
          </table:table-cell>
          <table:table-cell table:style-name="ce33" office:value-type="string">
            <text:p>chaotic</text:p>
          </table:table-cell>
          <table:table-cell table:formula="of:=LOOKUP(TRIM([.B505]);[DIC.E$2:DIC.E$994];[DIC.D$2:DIC.D$994])" office:value-type="string" office:string-value="kagu">
            <text:p>kagu</text:p>
          </table:table-cell>
          <table:table-cell/>
        </table:table-row>
        <table:table-row table:style-name="ro1">
          <table:table-cell table:style-name="ce22" office:value-type="string">
            <text:p>caxa</text:p>
          </table:table-cell>
          <table:table-cell table:style-name="ce33" office:value-type="string">
            <text:p>random ‘chance’</text:p>
          </table:table-cell>
          <table:table-cell table:formula="of:=LOOKUP(TRIM([.B506]);[DIC.E$2:DIC.E$994];[DIC.D$2:DIC.D$994])" office:value-type="string" office:string-value="razu">
            <text:p>razu</text:p>
          </table:table-cell>
          <table:table-cell/>
        </table:table-row>
        <table:table-row table:style-name="ro1">
          <table:table-cell table:style-name="ce22" office:value-type="string">
            <text:p>peho</text:p>
          </table:table-cell>
          <table:table-cell table:style-name="ce33" office:value-type="string">
            <text:p>complicated ‘complex’</text:p>
          </table:table-cell>
          <table:table-cell table:formula="of:=LOOKUP(TRIM([.B507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sipo</text:p>
          </table:table-cell>
          <table:table-cell table:style-name="ce33" office:value-type="string">
            <text:p>simple</text:p>
          </table:table-cell>
          <table:table-cell table:formula="of:=LOOKUP(TRIM([.B508]);[DIC.E$2:DIC.E$994];[DIC.D$2:DIC.D$994])" office:value-type="string" office:string-value="sipo">
            <text:p>sipo</text:p>
          </table:table-cell>
          <table:table-cell/>
        </table:table-row>
        <table:table-row table:style-name="ro1">
          <table:table-cell table:style-name="ce22" office:value-type="string">
            <text:p>rata</text:p>
          </table:table-cell>
          <table:table-cell table:style-name="ce33" office:value-type="string">
            <text:p>represent ‘proxy’</text:p>
          </table:table-cell>
          <table:table-cell table:formula="of:=LOOKUP(TRIM([.B509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22" office:value-type="string">
            <text:p>moso</text:p>
          </table:table-cell>
          <table:table-cell table:style-name="ce33" office:value-type="string">
            <text:p>harmonious</text:p>
          </table:table-cell>
          <table:table-cell table:formula="of:=LOOKUP(TRIM([.B510]);[DIC.E$2:DIC.E$994];[DIC.D$2:DIC.D$994])" office:value-type="string" office:string-value="duro">
            <text:p>duro</text:p>
          </table:table-cell>
          <table:table-cell/>
        </table:table-row>
        <table:table-row table:style-name="ro1">
          <table:table-cell table:style-name="ce22" office:value-type="string">
            <text:p>meta</text:p>
          </table:table-cell>
          <table:table-cell table:style-name="ce33" office:value-type="string">
            <text:p>environment ‘ambient’</text:p>
          </table:table-cell>
          <table:table-cell table:formula="of:=LOOKUP(TRIM([.B511]);[DIC.E$2:DIC.E$994];[DIC.D$2:DIC.D$994])" office:value-type="string" office:string-value="entu">
            <text:p>entu</text:p>
          </table:table-cell>
          <table:table-cell/>
        </table:table-row>
        <table:table-row table:style-name="ro1">
          <table:table-cell table:style-name="ce22" office:value-type="string">
            <text:p>rula</text:p>
          </table:table-cell>
          <table:table-cell table:style-name="ce33" office:value-type="string">
            <text:p>rule</text:p>
          </table:table-cell>
          <table:table-cell table:formula="of:=LOOKUP(TRIM([.B512]);[DIC.E$2:DIC.E$994];[DIC.D$2:DIC.D$994])" office:value-type="string" office:string-value="rodo">
            <text:p>rodo</text:p>
          </table:table-cell>
          <table:table-cell/>
        </table:table-row>
        <table:table-row table:style-name="ro1">
          <table:table-cell table:style-name="ce22" office:value-type="string">
            <text:p>orda</text:p>
          </table:table-cell>
          <table:table-cell table:style-name="ce33"/>
          <table:table-cell table:formula="of:=LOOKUP(TRIM([.B513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22" office:value-type="string">
            <text:p>siqo</text:p>
          </table:table-cell>
          <table:table-cell table:style-name="ce33" office:value-type="string">
            <text:p>sequence</text:p>
          </table:table-cell>
          <table:table-cell table:formula="of:=LOOKUP(TRIM([.B514]);[DIC.E$2:DIC.E$994];[DIC.D$2:DIC.D$994])" office:value-type="string" office:string-value="semu">
            <text:p>semu</text:p>
          </table:table-cell>
          <table:table-cell/>
        </table:table-row>
        <table:table-row table:style-name="ro1">
          <table:table-cell table:style-name="ce22" office:value-type="string">
            <text:p>lita</text:p>
          </table:table-cell>
          <table:table-cell table:style-name="ce33" office:value-type="string">
            <text:p>list</text:p>
          </table:table-cell>
          <table:table-cell table:formula="of:=LOOKUP(TRIM([.B515]);[DIC.E$2:DIC.E$994];[DIC.D$2:DIC.D$994])" office:value-type="string" office:string-value="viso">
            <text:p>viso</text:p>
          </table:table-cell>
          <table:table-cell/>
        </table:table-row>
        <table:table-row table:style-name="ro1">
          <table:table-cell table:style-name="ce22" office:value-type="string">
            <text:p>atro</text:p>
          </table:table-cell>
          <table:table-cell table:style-name="ce33" office:value-type="string">
            <text:p>reverse</text:p>
          </table:table-cell>
          <table:table-cell table:formula="of:=LOOKUP(TRIM([.B516]);[DIC.E$2:DIC.E$994];[DIC.D$2:DIC.D$994])" office:value-type="string" office:string-value="redu">
            <text:p>redu</text:p>
          </table:table-cell>
          <table:table-cell/>
        </table:table-row>
        <table:table-row table:style-name="ro1">
          <table:table-cell table:style-name="ce22" office:value-type="string">
            <text:p>anto</text:p>
          </table:table-cell>
          <table:table-cell table:style-name="ce33" office:value-type="string">
            <text:p>precede ‘leader’</text:p>
          </table:table-cell>
          <table:table-cell table:formula="of:=LOOKUP(TRIM([.B517]);[DIC.E$2:DIC.E$994];[DIC.D$2:DIC.D$994])" office:value-type="string" office:string-value="poso">
            <text:p>poso</text:p>
          </table:table-cell>
          <table:table-cell/>
        </table:table-row>
        <table:table-row table:style-name="ro1">
          <table:table-cell table:style-name="ce22" office:value-type="string">
            <text:p>span</text:p>
          </table:table-cell>
          <table:table-cell table:style-name="ce33"/>
          <table:table-cell table:formula="of:=LOOKUP(TRIM([.B518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22" office:value-type="string">
            <text:p>boda</text:p>
          </table:table-cell>
          <table:table-cell table:style-name="ce33" office:value-type="string">
            <text:p>edge ‘border, curb’</text:p>
          </table:table-cell>
          <table:table-cell table:formula="of:=LOOKUP(TRIM([.B519]);[DIC.E$2:DIC.E$994];[DIC.D$2:DIC.D$994])" office:value-type="string" office:string-value="echo">
            <text:p>echo</text:p>
          </table:table-cell>
          <table:table-cell/>
        </table:table-row>
        <table:table-row table:style-name="ro1">
          <table:table-cell table:style-name="ce22" office:value-type="string">
            <text:p>lima</text:p>
          </table:table-cell>
          <table:table-cell table:style-name="ce33" office:value-type="string">
            <text:p>limit</text:p>
          </table:table-cell>
          <table:table-cell table:formula="of:=LOOKUP(TRIM([.B520]);[DIC.E$2:DIC.E$994];[DIC.D$2:DIC.D$994])" office:value-type="string" office:string-value="viso">
            <text:p>viso</text:p>
          </table:table-cell>
          <table:table-cell/>
        </table:table-row>
        <table:table-row table:style-name="ro1">
          <table:table-cell table:style-name="ce22" office:value-type="string">
            <text:p>upra</text:p>
          </table:table-cell>
          <table:table-cell table:style-name="ce33" office:value-type="string">
            <text:p>superlative ‘extreme’</text:p>
          </table:table-cell>
          <table:table-cell table:formula="of:=LOOKUP(TRIM([.B521]);[DIC.E$2:DIC.E$994];[DIC.D$2:DIC.D$994])" office:value-type="string" office:string-value="sona">
            <text:p>sona</text:p>
          </table:table-cell>
          <table:table-cell/>
        </table:table-row>
        <table:table-row table:style-name="ro1">
          <table:table-cell table:style-name="ce22" office:value-type="string">
            <text:p>mezo</text:p>
          </table:table-cell>
          <table:table-cell table:style-name="ce33" office:value-type="string">
            <text:p>mild</text:p>
          </table:table-cell>
          <table:table-cell table:formula="of:=LOOKUP(TRIM([.B522]);[DIC.E$2:DIC.E$994];[DIC.D$2:DIC.D$994])" office:value-type="string" office:string-value="hume">
            <text:p>hume</text:p>
          </table:table-cell>
          <table:table-cell/>
        </table:table-row>
        <table:table-row table:style-name="ro1">
          <table:table-cell table:style-name="ce22" office:value-type="string">
            <text:p>mero</text:p>
          </table:table-cell>
          <table:table-cell table:style-name="ce33" office:value-type="string">
            <text:p>beyond</text:p>
          </table:table-cell>
          <table:table-cell table:formula="of:=LOOKUP(TRIM([.B523]);[DIC.E$2:DIC.E$994];[DIC.D$2:DIC.D$994])" office:value-type="string" office:string-value="fra">
            <text:p>fra</text:p>
          </table:table-cell>
          <table:table-cell/>
        </table:table-row>
        <table:table-row table:style-name="ro1">
          <table:table-cell table:style-name="ce22" office:value-type="string">
            <text:p>ka</text:p>
          </table:table-cell>
          <table:table-cell table:style-name="ce33"/>
          <table:table-cell table:formula="of:=LOOKUP(TRIM([.B524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22" office:value-type="string">
            <text:p>kaxu</text:p>
          </table:table-cell>
          <table:table-cell table:style-name="ce33" office:value-type="string">
            <text:p>compare</text:p>
          </table:table-cell>
          <table:table-cell table:formula="of:=LOOKUP(TRIM([.B525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maco</text:p>
          </table:table-cell>
          <table:table-cell table:style-name="ce33" office:value-type="string">
            <text:p>fit ‘match’</text:p>
          </table:table-cell>
          <table:table-cell table:formula="of:=LOOKUP(TRIM([.B526]);[DIC.E$2:DIC.E$994];[DIC.D$2:DIC.D$994])" office:value-type="string" office:string-value="pexa">
            <text:p>pexa</text:p>
          </table:table-cell>
          <table:table-cell/>
        </table:table-row>
        <table:table-row table:style-name="ro1">
          <table:table-cell table:style-name="ce22" office:value-type="string">
            <text:p>ifto</text:p>
          </table:table-cell>
          <table:table-cell table:style-name="ce33" office:value-type="string">
            <text:p>infinite</text:p>
          </table:table-cell>
          <table:table-cell table:formula="of:=LOOKUP(TRIM([.B527]);[DIC.E$2:DIC.E$994];[DIC.D$2:DIC.D$994])" office:value-type="string" office:string-value="cero">
            <text:p>cero</text:p>
          </table:table-cell>
          <table:table-cell/>
        </table:table-row>
        <table:table-row table:style-name="ro1">
          <table:table-cell table:style-name="ce22" office:value-type="string">
            <text:p>tiso</text:p>
          </table:table-cell>
          <table:table-cell table:style-name="ce33" office:value-type="string">
            <text:p>temporary ‘transient’</text:p>
          </table:table-cell>
          <table:table-cell table:formula="of:=LOOKUP(TRIM([.B528]);[DIC.E$2:DIC.E$994];[DIC.D$2:DIC.D$994])" office:value-type="string" office:string-value="dicu">
            <text:p>dicu</text:p>
          </table:table-cell>
          <table:table-cell/>
        </table:table-row>
        <table:table-row table:style-name="ro1">
          <table:table-cell table:style-name="ce22" office:value-type="string">
            <text:p>tato</text:p>
          </table:table-cell>
          <table:table-cell table:style-name="ce33" office:value-type="string">
            <text:p>much</text:p>
          </table:table-cell>
          <table:table-cell table:formula="of:=LOOKUP(TRIM([.B529]);[DIC.E$2:DIC.E$994];[DIC.D$2:DIC.D$994])" office:value-type="string" office:string-value="tato">
            <text:p>tato</text:p>
          </table:table-cell>
          <table:table-cell/>
        </table:table-row>
        <table:table-row table:style-name="ro1">
          <table:table-cell table:style-name="ce22" office:value-type="string">
            <text:p>goso</text:p>
          </table:table-cell>
          <table:table-cell table:style-name="ce33" office:value-type="string">
            <text:p>big ‘large’</text:p>
          </table:table-cell>
          <table:table-cell table:formula="of:=LOOKUP(TRIM([.B530]);[DIC.E$2:DIC.E$994];[DIC.D$2:DIC.D$994])" office:value-type="string" office:string-value="goso">
            <text:p>goso</text:p>
          </table:table-cell>
          <table:table-cell/>
        </table:table-row>
        <table:table-row table:style-name="ro1">
          <table:table-cell table:style-name="ce22" office:value-type="string">
            <text:p>peti</text:p>
          </table:table-cell>
          <table:table-cell table:style-name="ce33" office:value-type="string">
            <text:p>small</text:p>
          </table:table-cell>
          <table:table-cell table:formula="of:=LOOKUP(TRIM([.B531]);[DIC.E$2:DIC.E$994];[DIC.D$2:DIC.D$994])" office:value-type="string" office:string-value="peto">
            <text:p>peto</text:p>
          </table:table-cell>
          <table:table-cell/>
        </table:table-row>
        <table:table-row table:style-name="ro1">
          <table:table-cell table:style-name="ce22" office:value-type="string">
            <text:p>mero</text:p>
          </table:table-cell>
          <table:table-cell table:style-name="ce33" office:value-type="string">
            <text:p>more</text:p>
          </table:table-cell>
          <table:table-cell table:formula="of:=LOOKUP(TRIM([.B532]);[DIC.E$2:DIC.E$994];[DIC.D$2:DIC.D$994])" office:value-type="string" office:string-value="mero">
            <text:p>mero</text:p>
          </table:table-cell>
          <table:table-cell/>
        </table:table-row>
        <table:table-row table:style-name="ro1">
          <table:table-cell table:style-name="ce22" office:value-type="string">
            <text:p>meno</text:p>
          </table:table-cell>
          <table:table-cell table:style-name="ce33" office:value-type="string">
            <text:p>less</text:p>
          </table:table-cell>
          <table:table-cell table:formula="of:=LOOKUP(TRIM([.B533]);[DIC.E$2:DIC.E$994];[DIC.D$2:DIC.D$994])" office:value-type="string" office:string-value="meno">
            <text:p>meno</text:p>
          </table:table-cell>
          <table:table-cell/>
        </table:table-row>
        <table:table-row table:style-name="ro1">
          <table:table-cell table:style-name="ce22" office:value-type="string">
            <text:p>agma</text:p>
          </table:table-cell>
          <table:table-cell table:style-name="ce33" office:value-type="string">
            <text:p>increase ‘augment’</text:p>
          </table:table-cell>
          <table:table-cell table:formula="of:=LOOKUP(TRIM([.B534]);[DIC.E$2:DIC.E$994];[DIC.D$2:DIC.D$994])" office:value-type="string" office:string-value="dan">
            <text:p>dan</text:p>
          </table:table-cell>
          <table:table-cell/>
        </table:table-row>
        <table:table-row table:style-name="ro1">
          <table:table-cell table:style-name="ce22" office:value-type="string">
            <text:p>dimo</text:p>
          </table:table-cell>
          <table:table-cell table:style-name="ce33" office:value-type="string">
            <text:p>decrease</text:p>
          </table:table-cell>
          <table:table-cell table:formula="of:=LOOKUP(TRIM([.B535]);[DIC.E$2:DIC.E$994];[DIC.D$2:DIC.D$994])" office:value-type="string" office:string-value="muro">
            <text:p>muro</text:p>
          </table:table-cell>
          <table:table-cell/>
        </table:table-row>
        <table:table-row table:style-name="ro1">
          <table:table-cell table:style-name="ce22" office:value-type="string">
            <text:p>tabo</text:p>
          </table:table-cell>
          <table:table-cell table:style-name="ce33" office:value-type="string">
            <text:p>constant ‘stable’</text:p>
          </table:table-cell>
          <table:table-cell table:formula="of:=LOOKUP(TRIM([.B536]);[DIC.E$2:DIC.E$994];[DIC.D$2:DIC.D$994])" office:value-type="string" office:string-value="sodu">
            <text:p>sodu</text:p>
          </table:table-cell>
          <table:table-cell/>
        </table:table-row>
        <table:table-row table:style-name="ro1">
          <table:table-cell table:style-name="ce22" office:value-type="string">
            <text:p>varu</text:p>
          </table:table-cell>
          <table:table-cell table:style-name="ce33" office:value-type="string">
            <text:p>vary</text:p>
          </table:table-cell>
          <table:table-cell table:formula="of:=LOOKUP(TRIM([.B537]);[DIC.E$2:DIC.E$994];[DIC.D$2:DIC.D$994])" office:value-type="string" office:string-value="varo">
            <text:p>varo</text:p>
          </table:table-cell>
          <table:table-cell/>
        </table:table-row>
        <table:table-row table:style-name="ro1">
          <table:table-cell table:style-name="ce22" office:value-type="string">
            <text:p>goxu</text:p>
          </table:table-cell>
          <table:table-cell table:style-name="ce33" office:value-type="string">
            <text:p>grow</text:p>
          </table:table-cell>
          <table:table-cell table:formula="of:=LOOKUP(TRIM([.B538]);[DIC.E$2:DIC.E$994];[DIC.D$2:DIC.D$994])" office:value-type="string" office:string-value="goxu">
            <text:p>goxu</text:p>
          </table:table-cell>
          <table:table-cell/>
        </table:table-row>
        <table:table-row table:style-name="ro1">
          <table:table-cell table:style-name="ce22" office:value-type="string">
            <text:p>mara</text:p>
          </table:table-cell>
          <table:table-cell table:style-name="ce33" office:value-type="string">
            <text:p>tide</text:p>
          </table:table-cell>
          <table:table-cell table:formula="of:=LOOKUP(TRIM([.B539]);[DIC.E$2:DIC.E$994];[DIC.D$2:DIC.D$994])" office:value-type="string" office:string-value="asi">
            <text:p>asi</text:p>
          </table:table-cell>
          <table:table-cell/>
        </table:table-row>
        <table:table-row table:style-name="ro1">
          <table:table-cell table:style-name="ce22" office:value-type="string">
            <text:p>sibo</text:p>
          </table:table-cell>
          <table:table-cell table:style-name="ce33" office:value-type="string">
            <text:p>add ‘augment’</text:p>
          </table:table-cell>
          <table:table-cell table:formula="of:=LOOKUP(TRIM([.B540]);[DIC.E$2:DIC.E$994];[DIC.D$2:DIC.D$994])" office:value-type="string" office:string-value="rilo">
            <text:p>rilo</text:p>
          </table:table-cell>
          <table:table-cell/>
        </table:table-row>
        <table:table-row table:style-name="ro1">
          <table:table-cell table:style-name="ce22" office:value-type="string">
            <text:p>sufo</text:p>
          </table:table-cell>
          <table:table-cell table:style-name="ce33" office:value-type="string">
            <text:p>suffice</text:p>
          </table:table-cell>
          <table:table-cell table:formula="of:=LOOKUP(TRIM([.B541]);[DIC.E$2:DIC.E$994];[DIC.D$2:DIC.D$994])" office:value-type="string" office:string-value="usko">
            <text:p>usko</text:p>
          </table:table-cell>
          <table:table-cell/>
        </table:table-row>
        <table:table-row table:style-name="ro1">
          <table:table-cell table:style-name="ce22" office:value-type="string">
            <text:p>esea</text:p>
          </table:table-cell>
          <table:table-cell table:style-name="ce33" office:value-type="string">
            <text:p>excess</text:p>
          </table:table-cell>
          <table:table-cell table:formula="of:=LOOKUP(TRIM([.B542]);[DIC.E$2:DIC.E$994];[DIC.D$2:DIC.D$994])" office:value-type="string" office:string-value="ezato">
            <text:p>ezato</text:p>
          </table:table-cell>
          <table:table-cell/>
        </table:table-row>
        <table:table-row table:style-name="ro1">
          <table:table-cell table:style-name="ce22" office:value-type="string">
            <text:p>sin</text:p>
          </table:table-cell>
          <table:table-cell table:style-name="ce33" office:value-type="string">
            <text:p>without</text:p>
          </table:table-cell>
          <table:table-cell table:formula="of:=LOOKUP(TRIM([.B543]);[DIC.E$2:DIC.E$994];[DIC.D$2:DIC.D$994])" office:value-type="string" office:string-value="kon">
            <text:p>kon</text:p>
          </table:table-cell>
          <table:table-cell/>
        </table:table-row>
        <table:table-row table:style-name="ro1">
          <table:table-cell table:style-name="ce22" office:value-type="string">
            <text:p>eqal</text:p>
          </table:table-cell>
          <table:table-cell table:style-name="ce33" office:value-type="string">
            <text:p>equal</text:p>
          </table:table-cell>
          <table:table-cell table:formula="of:=LOOKUP(TRIM([.B544]);[DIC.E$2:DIC.E$994];[DIC.D$2:DIC.D$994])" office:value-type="string" office:string-value="meto">
            <text:p>meto</text:p>
          </table:table-cell>
          <table:table-cell/>
        </table:table-row>
        <table:table-row table:style-name="ro1">
          <table:table-cell table:style-name="ce22" office:value-type="string">
            <text:p>simo</text:p>
          </table:table-cell>
          <table:table-cell table:style-name="ce33" office:value-type="string">
            <text:p>similar</text:p>
          </table:table-cell>
          <table:table-cell table:formula="of:=LOOKUP(TRIM([.B545]);[DIC.E$2:DIC.E$994];[DIC.D$2:DIC.D$994])" office:value-type="string" office:string-value="simo">
            <text:p>simo</text:p>
          </table:table-cell>
          <table:table-cell/>
        </table:table-row>
        <table:table-row table:style-name="ro1">
          <table:table-cell table:style-name="ce22" office:value-type="string">
            <text:p>otro</text:p>
          </table:table-cell>
          <table:table-cell table:style-name="ce33" office:value-type="string">
            <text:p>other</text:p>
          </table:table-cell>
          <table:table-cell table:formula="of:=LOOKUP(TRIM([.B546]);[DIC.E$2:DIC.E$994];[DIC.D$2:DIC.D$994])" office:value-type="string" office:string-value="otro">
            <text:p>otro</text:p>
          </table:table-cell>
          <table:table-cell/>
        </table:table-row>
        <table:table-row table:style-name="ro1">
          <table:table-cell table:style-name="ce22" office:value-type="string">
            <text:p>mimo</text:p>
          </table:table-cell>
          <table:table-cell table:style-name="ce33" office:value-type="string">
            <text:p>same ‘identical’</text:p>
          </table:table-cell>
          <table:table-cell table:formula="of:=LOOKUP(TRIM([.B547]);[DIC.E$2:DIC.E$994];[DIC.D$2:DIC.D$994])" office:value-type="string" office:string-value="koru">
            <text:p>koru</text:p>
          </table:table-cell>
          <table:table-cell/>
        </table:table-row>
        <table:table-row table:style-name="ro1">
          <table:table-cell table:style-name="ce22" office:value-type="string">
            <text:p>difo</text:p>
          </table:table-cell>
          <table:table-cell table:style-name="ce33" office:value-type="string">
            <text:p>differ</text:p>
          </table:table-cell>
          <table:table-cell table:formula="of:=LOOKUP(TRIM([.B548]);[DIC.E$2:DIC.E$994];[DIC.D$2:DIC.D$994])" office:value-type="string" office:string-value="moru">
            <text:p>moru</text:p>
          </table:table-cell>
          <table:table-cell/>
        </table:table-row>
        <table:table-row table:style-name="ro1">
          <table:table-cell table:style-name="ce22" office:value-type="string">
            <text:p>adro</text:p>
          </table:table-cell>
          <table:table-cell table:style-name="ce33" office:value-type="string">
            <text:p>opposite ‘contrary’</text:p>
          </table:table-cell>
          <table:table-cell table:formula="of:=LOOKUP(TRIM([.B549]);[DIC.E$2:DIC.E$994];[DIC.D$2:DIC.D$994])" office:value-type="string" office:string-value="ovru">
            <text:p>ovru</text:p>
          </table:table-cell>
          <table:table-cell/>
        </table:table-row>
        <table:table-row table:style-name="ro1">
          <table:table-cell table:style-name="ce22" office:value-type="string">
            <text:p>mate</text:p>
          </table:table-cell>
          <table:table-cell table:style-name="ce33" office:value-type="string">
            <text:p>Mathematics</text:p>
          </table:table-cell>
          <table:table-cell table:formula="of:=LOOKUP(TRIM([.B550]);[DIC.E$2:DIC.E$994];[DIC.D$2:DIC.D$994])" office:value-type="string" office:string-value="huma">
            <text:p>huma</text:p>
          </table:table-cell>
          <table:table-cell/>
        </table:table-row>
        <table:table-row table:style-name="ro1">
          <table:table-cell table:style-name="ce22" office:value-type="string">
            <text:p>maxo</text:p>
          </table:table-cell>
          <table:table-cell table:style-name="ce33" office:value-type="string">
            <text:p>mathematics</text:p>
          </table:table-cell>
          <table:table-cell table:formula="of:=LOOKUP(TRIM([.B551]);[DIC.E$2:DIC.E$994];[DIC.D$2:DIC.D$994])" office:value-type="string" office:string-value="huma">
            <text:p>huma</text:p>
          </table:table-cell>
          <table:table-cell/>
        </table:table-row>
        <table:table-row table:style-name="ro1">
          <table:table-cell table:style-name="ce22" office:value-type="string">
            <text:p>Mecs</text:p>
          </table:table-cell>
          <table:table-cell table:style-name="ce33" office:value-type="string">
            <text:p>Mexuco</text:p>
          </table:table-cell>
          <table:table-cell table:formula="of:=LOOKUP(TRIM([.B552]);[DIC.E$2:DIC.E$994];[DIC.D$2:DIC.D$994])" office:value-type="string" office:string-value="hume">
            <text:p>hume</text:p>
          </table:table-cell>
          <table:table-cell/>
        </table:table-row>
        <table:table-row table:style-name="ro1">
          <table:table-cell table:style-name="ce22" office:value-type="string">
            <text:p>numa</text:p>
          </table:table-cell>
          <table:table-cell table:style-name="ce33" office:value-type="string">
            <text:p>number</text:p>
          </table:table-cell>
          <table:table-cell table:formula="of:=LOOKUP(TRIM([.B553]);[DIC.E$2:DIC.E$994];[DIC.D$2:DIC.D$994])" office:value-type="string" office:string-value="aku">
            <text:p>aku</text:p>
          </table:table-cell>
          <table:table-cell/>
        </table:table-row>
        <table:table-row table:style-name="ro1">
          <table:table-cell table:style-name="ce22" office:value-type="string">
            <text:p>kotu</text:p>
          </table:table-cell>
          <table:table-cell table:style-name="ce33" office:value-type="string">
            <text:p>count</text:p>
          </table:table-cell>
          <table:table-cell table:formula="of:=LOOKUP(TRIM([.B554]);[DIC.E$2:DIC.E$994];[DIC.D$2:DIC.D$994])" office:value-type="string" office:string-value="kotu">
            <text:p>kotu</text:p>
          </table:table-cell>
          <table:table-cell/>
        </table:table-row>
        <table:table-row table:style-name="ro1">
          <table:table-cell table:style-name="ce22" office:value-type="string">
            <text:p>kelu</text:p>
          </table:table-cell>
          <table:table-cell table:style-name="ce33" office:value-type="string">
            <text:p>calculate ‘reckon’</text:p>
          </table:table-cell>
          <table:table-cell table:formula="of:=LOOKUP(TRIM([.B555]);[DIC.E$2:DIC.E$994];[DIC.D$2:DIC.D$994])" office:value-type="string" office:string-value="tola">
            <text:p>tola</text:p>
          </table:table-cell>
          <table:table-cell/>
        </table:table-row>
        <table:table-row table:style-name="ro1">
          <table:table-cell table:style-name="ce22" office:value-type="string">
            <text:p>deco</text:p>
          </table:table-cell>
          <table:table-cell table:style-name="ce33" office:value-type="string">
            <text:p>decimal</text:p>
          </table:table-cell>
          <table:table-cell table:formula="of:=LOOKUP(TRIM([.B556]);[DIC.E$2:DIC.E$994];[DIC.D$2:DIC.D$994])" office:value-type="string" office:string-value="muro">
            <text:p>muro</text:p>
          </table:table-cell>
          <table:table-cell/>
        </table:table-row>
        <table:table-row table:style-name="ro1">
          <table:table-cell table:style-name="ce22" office:value-type="string">
            <text:p>suma</text:p>
          </table:table-cell>
          <table:table-cell table:style-name="ce33" office:value-type="string">
            <text:p>sum</text:p>
          </table:table-cell>
          <table:table-cell table:formula="of:=LOOKUP(TRIM([.B557]);[DIC.E$2:DIC.E$994];[DIC.D$2:DIC.D$994])" office:value-type="string" office:string-value="usko">
            <text:p>usko</text:p>
          </table:table-cell>
          <table:table-cell/>
        </table:table-row>
        <table:table-row table:style-name="ro1">
          <table:table-cell table:style-name="ce22" office:value-type="string">
            <text:p>elma</text:p>
          </table:table-cell>
          <table:table-cell table:style-name="ce33" office:value-type="string">
            <text:p>remove</text:p>
          </table:table-cell>
          <table:table-cell table:formula="of:=LOOKUP(TRIM([.B558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22" office:value-type="string">
            <text:p>muta</text:p>
          </table:table-cell>
          <table:table-cell table:style-name="ce33" office:value-type="string">
            <text:p>multiply ‘multiply’</text:p>
          </table:table-cell>
          <table:table-cell table:formula="of:=LOOKUP(TRIM([.B559]);[DIC.E$2:DIC.E$994];[DIC.D$2:DIC.D$994])" office:value-type="string" office:string-value="tato">
            <text:p>tato</text:p>
          </table:table-cell>
          <table:table-cell/>
        </table:table-row>
        <table:table-row table:style-name="ro1">
          <table:table-cell table:style-name="ce22" office:value-type="string">
            <text:p>qota</text:p>
          </table:table-cell>
          <table:table-cell table:style-name="ce33" office:value-type="string">
            <text:p>quotient ‘division’</text:p>
          </table:table-cell>
          <table:table-cell table:formula="of:=LOOKUP(TRIM([.B560]);[DIC.E$2:DIC.E$994];[DIC.D$2:DIC.D$994])" office:value-type="string" office:string-value="syto">
            <text:p>syto</text:p>
          </table:table-cell>
          <table:table-cell/>
        </table:table-row>
        <table:table-row table:style-name="ro1">
          <table:table-cell table:style-name="ce22" office:value-type="string">
            <text:p>frac</text:p>
          </table:table-cell>
          <table:table-cell table:style-name="ce33" office:value-type="string">
            <text:p>fraction</text:p>
          </table:table-cell>
          <table:table-cell table:formula="of:=LOOKUP(TRIM([.B561]);[DIC.E$2:DIC.E$994];[DIC.D$2:DIC.D$994])" office:value-type="string" office:string-value="rovo">
            <text:p>rovo</text:p>
          </table:table-cell>
          <table:table-cell/>
        </table:table-row>
        <table:table-row table:style-name="ro1">
          <table:table-cell table:style-name="ce22" office:value-type="string">
            <text:p>ecsa</text:p>
          </table:table-cell>
          <table:table-cell table:style-name="ce33" office:value-type="string">
            <text:p>exponential</text:p>
          </table:table-cell>
          <table:table-cell table:formula="of:=LOOKUP(TRIM([.B562]);[DIC.E$2:DIC.E$994];[DIC.D$2:DIC.D$994])" office:value-type="string" office:string-value="pegu">
            <text:p>pegu</text:p>
          </table:table-cell>
          <table:table-cell/>
        </table:table-row>
        <table:table-row table:style-name="ro1">
          <table:table-cell table:style-name="ce22" office:value-type="string">
            <text:p>loga</text:p>
          </table:table-cell>
          <table:table-cell table:style-name="ce33" office:value-type="string">
            <text:p>logarithm</text:p>
          </table:table-cell>
          <table:table-cell table:formula="of:=LOOKUP(TRIM([.B563]);[DIC.E$2:DIC.E$994];[DIC.D$2:DIC.D$994])" office:value-type="string" office:string-value="loko">
            <text:p>loko</text:p>
          </table:table-cell>
          <table:table-cell/>
        </table:table-row>
        <table:table-row table:style-name="ro1">
          <table:table-cell table:style-name="ce22" office:value-type="string">
            <text:p>fuca</text:p>
          </table:table-cell>
          <table:table-cell table:style-name="ce33" office:value-type="string">
            <text:p>function</text:p>
          </table:table-cell>
          <table:table-cell table:formula="of:=LOOKUP(TRIM([.B564]);[DIC.E$2:DIC.E$994];[DIC.D$2:DIC.D$994])" office:value-type="string" office:string-value="pino">
            <text:p>pino</text:p>
          </table:table-cell>
          <table:table-cell/>
        </table:table-row>
        <table:table-row table:style-name="ro1">
          <table:table-cell table:style-name="ce22" office:value-type="string">
            <text:p>fusu</text:p>
          </table:table-cell>
          <table:table-cell table:style-name="ce33" office:value-type="string">
            <text:p>argument</text:p>
          </table:table-cell>
          <table:table-cell table:formula="of:=LOOKUP(TRIM([.B565]);[DIC.E$2:DIC.E$994];[DIC.D$2:DIC.D$994])" office:value-type="string" office:string-value="mela">
            <text:p>mela</text:p>
          </table:table-cell>
          <table:table-cell/>
        </table:table-row>
        <table:table-row table:style-name="ro1">
          <table:table-cell table:style-name="ce22" office:value-type="string">
            <text:p>fuso</text:p>
          </table:table-cell>
          <table:table-cell table:style-name="ce33" office:value-type="string">
            <text:p>sine</text:p>
          </table:table-cell>
          <table:table-cell table:formula="of:=LOOKUP(TRIM([.B566]);[DIC.E$2:DIC.E$994];[DIC.D$2:DIC.D$994])" office:value-type="string" office:string-value="sipo">
            <text:p>sipo</text:p>
          </table:table-cell>
          <table:table-cell/>
        </table:table-row>
        <table:table-row table:style-name="ro1">
          <table:table-cell table:style-name="ce22" office:value-type="string">
            <text:p>fusy</text:p>
          </table:table-cell>
          <table:table-cell table:style-name="ce33" office:value-type="string">
            <text:p>tangent</text:p>
          </table:table-cell>
          <table:table-cell table:formula="of:=LOOKUP(TRIM([.B567]);[DIC.E$2:DIC.E$994];[DIC.D$2:DIC.D$994])" office:value-type="string" office:string-value="saky">
            <text:p>saky</text:p>
          </table:table-cell>
          <table:table-cell/>
        </table:table-row>
        <table:table-row table:style-name="ro1">
          <table:table-cell table:style-name="ce22" office:value-type="string">
            <text:p>medo</text:p>
          </table:table-cell>
          <table:table-cell table:style-name="ce33" office:value-type="string">
            <text:p>half</text:p>
          </table:table-cell>
          <table:table-cell table:formula="of:=LOOKUP(TRIM([.B568]);[DIC.E$2:DIC.E$994];[DIC.D$2:DIC.D$994])" office:value-type="string" office:string-value="goxu">
            <text:p>goxu</text:p>
          </table:table-cell>
          <table:table-cell/>
        </table:table-row>
        <table:table-row table:style-name="ro1">
          <table:table-cell table:style-name="ce22" office:value-type="string">
            <text:p>adru</text:p>
          </table:table-cell>
          <table:table-cell table:style-name="ce33" office:value-type="string">
            <text:p>address</text:p>
          </table:table-cell>
          <table:table-cell table:formula="of:=LOOKUP(TRIM([.B569]);[DIC.E$2:DIC.E$994];[DIC.D$2:DIC.D$994])" office:value-type="string" office:string-value="rilo">
            <text:p>rilo</text:p>
          </table:table-cell>
          <table:table-cell/>
        </table:table-row>
        <table:table-row table:style-name="ro1">
          <table:table-cell table:style-name="ce2" office:value-type="string">
            <text:p>cero</text:p>
          </table:table-cell>
          <table:table-cell table:style-name="ce2" office:value-type="string">
            <text:p>information</text:p>
          </table:table-cell>
          <table:table-cell table:formula="of:=LOOKUP(TRIM([.B570]);[DIC.E$2:DIC.E$994];[DIC.D$2:DIC.D$994])" office:value-type="string" office:string-value="cero">
            <text:p>cero</text:p>
          </table:table-cell>
          <table:table-cell/>
        </table:table-row>
        <table:table-row table:style-name="ro1">
          <table:table-cell table:style-name="ce22" office:value-type="string">
            <text:p>sciu</text:p>
          </table:table-cell>
          <table:table-cell table:style-name="ce33" office:value-type="string">
            <text:p>language</text:p>
          </table:table-cell>
          <table:table-cell table:formula="of:=LOOKUP(TRIM([.B571]);[DIC.E$2:DIC.E$994];[DIC.D$2:DIC.D$994])" office:value-type="string" office:string-value="sciu">
            <text:p>sciu</text:p>
          </table:table-cell>
          <table:table-cell/>
        </table:table-row>
        <table:table-row table:style-name="ro1">
          <table:table-cell table:style-name="ce22" office:value-type="string">
            <text:p>liga</text:p>
          </table:table-cell>
          <table:table-cell table:style-name="ce33" office:value-type="string">
            <text:p>language</text:p>
          </table:table-cell>
          <table:table-cell table:formula="of:=LOOKUP(TRIM([.B572]);[DIC.E$2:DIC.E$994];[DIC.D$2:DIC.D$994])" office:value-type="string" office:string-value="sciu">
            <text:p>sciu</text:p>
          </table:table-cell>
          <table:table-cell/>
        </table:table-row>
        <table:table-row table:style-name="ro1">
          <table:table-cell table:style-name="ce22" office:value-type="string">
            <text:p>fima</text:p>
          </table:table-cell>
          <table:table-cell table:style-name="ce33" office:value-type="string">
            <text:p>sign</text:p>
          </table:table-cell>
          <table:table-cell table:formula="of:=LOOKUP(TRIM([.B573]);[DIC.E$2:DIC.E$994];[DIC.D$2:DIC.D$994])" office:value-type="string" office:string-value="mosu">
            <text:p>mosu</text:p>
          </table:table-cell>
          <table:table-cell/>
        </table:table-row>
        <table:table-row table:style-name="ro1">
          <table:table-cell table:style-name="ce22" office:value-type="string">
            <text:p>tasu</text:p>
          </table:table-cell>
          <table:table-cell table:style-name="ce33" office:value-type="string">
            <text:p>translate</text:p>
          </table:table-cell>
          <table:table-cell table:formula="of:=LOOKUP(TRIM([.B574]);[DIC.E$2:DIC.E$994];[DIC.D$2:DIC.D$994])" office:value-type="string" office:string-value="tazo">
            <text:p>tazo</text:p>
          </table:table-cell>
          <table:table-cell/>
        </table:table-row>
        <table:table-row table:style-name="ro1">
          <table:table-cell table:style-name="ce22"/>
          <table:table-cell table:style-name="ce33" office:value-type="string">
            <text:p>word structure</text:p>
          </table:table-cell>
          <table:table-cell table:formula="of:=LOOKUP(TRIM([.B575]);[DIC.E$2:DIC.E$994];[DIC.D$2:DIC.D$994])" office:value-type="string" office:string-value="lena">
            <text:p>lena</text:p>
          </table:table-cell>
          <table:table-cell/>
        </table:table-row>
        <table:table-row table:style-name="ro1">
          <table:table-cell table:style-name="ce22" office:value-type="string">
            <text:p>tica</text:p>
          </table:table-cell>
          <table:table-cell table:style-name="ce33" office:value-type="string">
            <text:p>article</text:p>
          </table:table-cell>
          <table:table-cell table:formula="of:=LOOKUP(TRIM([.B576]);[DIC.E$2:DIC.E$994];[DIC.D$2:DIC.D$994])" office:value-type="string" office:string-value="aivu">
            <text:p>aivu</text:p>
          </table:table-cell>
          <table:table-cell/>
        </table:table-row>
        <table:table-row table:style-name="ro1">
          <table:table-cell table:style-name="ce22" office:value-type="string">
            <text:p>gama</text:p>
          </table:table-cell>
          <table:table-cell table:style-name="ce33" office:value-type="string">
            <text:p>grammar</text:p>
          </table:table-cell>
          <table:table-cell table:formula="of:=LOOKUP(TRIM([.B577]);[DIC.E$2:DIC.E$994];[DIC.D$2:DIC.D$994])" office:value-type="string" office:string-value="adio">
            <text:p>adio</text:p>
          </table:table-cell>
          <table:table-cell/>
        </table:table-row>
        <table:table-row table:style-name="ro1">
          <table:table-cell table:style-name="ce22" office:value-type="string">
            <text:p>faza</text:p>
          </table:table-cell>
          <table:table-cell table:style-name="ce33" office:value-type="string">
            <text:p>sentence ‘phrase’</text:p>
          </table:table-cell>
          <table:table-cell table:formula="of:=LOOKUP(TRIM([.B578]);[DIC.E$2:DIC.E$994];[DIC.D$2:DIC.D$994])" office:value-type="string" office:string-value="semu">
            <text:p>semu</text:p>
          </table:table-cell>
          <table:table-cell/>
        </table:table-row>
        <table:table-row table:style-name="ro1">
          <table:table-cell table:style-name="ce22" office:value-type="string">
            <text:p>afix</text:p>
          </table:table-cell>
          <table:table-cell table:style-name="ce33" office:value-type="string">
            <text:p>affix</text:p>
          </table:table-cell>
          <table:table-cell table:formula="of:=LOOKUP(TRIM([.B579]);[DIC.E$2:DIC.E$994];[DIC.D$2:DIC.D$994])" office:value-type="string" office:string-value="rilo">
            <text:p>rilo</text:p>
          </table:table-cell>
          <table:table-cell/>
        </table:table-row>
        <table:table-row table:style-name="ro1">
          <table:table-cell table:style-name="ce22" office:value-type="string">
            <text:p>jima</text:p>
          </table:table-cell>
          <table:table-cell table:style-name="ce33" office:value-type="string">
            <text:p>rhyme</text:p>
          </table:table-cell>
          <table:table-cell table:formula="of:=LOOKUP(TRIM([.B580]);[DIC.E$2:DIC.E$994];[DIC.D$2:DIC.D$994])" office:value-type="string" office:string-value="redu">
            <text:p>redu</text:p>
          </table:table-cell>
          <table:table-cell/>
        </table:table-row>
        <table:table-row table:style-name="ro1">
          <table:table-cell table:style-name="ce22" office:value-type="string">
            <text:p>siba</text:p>
          </table:table-cell>
          <table:table-cell table:style-name="ce33" office:value-type="string">
            <text:p>syllable</text:p>
          </table:table-cell>
          <table:table-cell table:formula="of:=LOOKUP(TRIM([.B581]);[DIC.E$2:DIC.E$994];[DIC.D$2:DIC.D$994])" office:value-type="string" office:string-value="sugo">
            <text:p>sugo</text:p>
          </table:table-cell>
          <table:table-cell/>
        </table:table-row>
        <table:table-row table:style-name="ro1">
          <table:table-cell table:style-name="ce24" office:value-type="string">
            <text:p>kopo</text:p>
          </table:table-cell>
          <table:table-cell table:style-name="ce33" office:value-type="string">
            <text:p>phrase compound</text:p>
          </table:table-cell>
          <table:table-cell table:formula="of:=LOOKUP(TRIM([.B582]);[DIC.E$2:DIC.E$994];[DIC.D$2:DIC.D$994])" office:value-type="string" office:string-value="peso">
            <text:p>peso</text:p>
          </table:table-cell>
          <table:table-cell/>
        </table:table-row>
        <table:table-row table:style-name="ro1">
          <table:table-cell table:style-name="ce22" office:value-type="string">
            <text:p>paba</text:p>
          </table:table-cell>
          <table:table-cell table:style-name="ce33" office:value-type="string">
            <text:p>word</text:p>
          </table:table-cell>
          <table:table-cell table:formula="of:=LOOKUP(TRIM([.B583]);[DIC.E$2:DIC.E$994];[DIC.D$2:DIC.D$994])" office:value-type="string" office:string-value="lena">
            <text:p>lena</text:p>
          </table:table-cell>
          <table:table-cell/>
        </table:table-row>
        <table:table-row table:style-name="ro1">
          <table:table-cell table:style-name="ce22" office:value-type="string">
            <text:p>pria</text:p>
          </table:table-cell>
          <table:table-cell table:style-name="ce33" office:value-type="string">
            <text:p>predicate</text:p>
          </table:table-cell>
          <table:table-cell table:formula="of:=LOOKUP(TRIM([.B584]);[DIC.E$2:DIC.E$994];[DIC.D$2:DIC.D$994])" office:value-type="string" office:string-value="poso">
            <text:p>poso</text:p>
          </table:table-cell>
          <table:table-cell/>
        </table:table-row>
        <table:table-row table:style-name="ro1">
          <table:table-cell table:style-name="ce22" office:value-type="string">
            <text:p>noma</text:p>
          </table:table-cell>
          <table:table-cell table:style-name="ce33" office:value-type="string">
            <text:p>name</text:p>
          </table:table-cell>
          <table:table-cell table:formula="of:=LOOKUP(TRIM([.B585]);[DIC.E$2:DIC.E$994];[DIC.D$2:DIC.D$994])" office:value-type="string" office:string-value="nima">
            <text:p>nima</text:p>
          </table:table-cell>
          <table:table-cell/>
        </table:table-row>
        <table:table-row table:style-name="ro1">
          <table:table-cell table:style-name="ce22" office:value-type="string">
            <text:p>rada</text:p>
          </table:table-cell>
          <table:table-cell table:style-name="ce33" office:value-type="string">
            <text:p>root word</text:p>
          </table:table-cell>
          <table:table-cell table:formula="of:=LOOKUP(TRIM([.B586]);[DIC.E$2:DIC.E$994];[DIC.D$2:DIC.D$994])" office:value-type="string" office:string-value="Robin">
            <text:p>Robin</text:p>
          </table:table-cell>
          <table:table-cell/>
        </table:table-row>
        <table:table-row table:style-name="ro1">
          <table:table-cell table:style-name="ce24" office:value-type="string">
            <text:p>?</text:p>
          </table:table-cell>
          <table:table-cell table:style-name="ce33" office:value-type="string">
            <text:p>affix compound</text:p>
          </table:table-cell>
          <table:table-cell table:formula="of:=LOOKUP(TRIM([.B587]);[DIC.E$2:DIC.E$994];[DIC.D$2:DIC.D$994])" office:value-type="string" office:string-value="rilo">
            <text:p>rilo</text:p>
          </table:table-cell>
          <table:table-cell/>
        </table:table-row>
        <table:table-row table:style-name="ro1">
          <table:table-cell table:style-name="ce22" office:value-type="string">
            <text:p>lato</text:p>
          </table:table-cell>
          <table:table-cell table:style-name="ce33" office:value-type="string">
            <text:p>letteral</text:p>
          </table:table-cell>
          <table:table-cell table:formula="of:=LOOKUP(TRIM([.B588]);[DIC.E$2:DIC.E$994];[DIC.D$2:DIC.D$994])" office:value-type="string" office:string-value="leta">
            <text:p>leta</text:p>
          </table:table-cell>
          <table:table-cell/>
        </table:table-row>
        <table:table-row table:style-name="ro1">
          <table:table-cell table:style-name="ce22" office:value-type="string">
            <text:p>?</text:p>
          </table:table-cell>
          <table:table-cell table:style-name="ce33" office:value-type="string">
            <text:p>punctuate</text:p>
          </table:table-cell>
          <table:table-cell table:formula="of:=LOOKUP(TRIM([.B589]);[DIC.E$2:DIC.E$994];[DIC.D$2:DIC.D$994])" office:value-type="string" office:string-value="tiru">
            <text:p>tiru</text:p>
          </table:table-cell>
          <table:table-cell/>
        </table:table-row>
        <table:table-row table:style-name="ro1">
          <table:table-cell table:style-name="ce22" office:value-type="string">
            <text:p>cero</text:p>
          </table:table-cell>
          <table:table-cell table:style-name="ce33" office:value-type="string">
            <text:p>information carriers</text:p>
          </table:table-cell>
          <table:table-cell table:formula="of:=LOOKUP(TRIM([.B590]);[DIC.E$2:DIC.E$994];[DIC.D$2:DIC.D$994])" office:value-type="string" office:string-value="cero">
            <text:p>cero</text:p>
          </table:table-cell>
          <table:table-cell/>
        </table:table-row>
        <table:table-row table:style-name="ro1">
          <table:table-cell table:style-name="ce22" office:value-type="string">
            <text:p>sabu</text:p>
          </table:table-cell>
          <table:table-cell table:style-name="ce33" office:value-type="string">
            <text:p>write</text:p>
          </table:table-cell>
          <table:table-cell table:formula="of:=LOOKUP(TRIM([.B591]);[DIC.E$2:DIC.E$994];[DIC.D$2:DIC.D$994])" office:value-type="string" office:string-value="sabu">
            <text:p>sabu</text:p>
          </table:table-cell>
          <table:table-cell/>
        </table:table-row>
        <table:table-row table:style-name="ro1">
          <table:table-cell table:style-name="ce22" office:value-type="string">
            <text:p>liru</text:p>
          </table:table-cell>
          <table:table-cell table:style-name="ce33" office:value-type="string">
            <text:p>read</text:p>
          </table:table-cell>
          <table:table-cell table:formula="of:=LOOKUP(TRIM([.B592]);[DIC.E$2:DIC.E$994];[DIC.D$2:DIC.D$994])" office:value-type="string" office:string-value="liru">
            <text:p>liru</text:p>
          </table:table-cell>
          <table:table-cell/>
        </table:table-row>
        <table:table-row table:style-name="ro1">
          <table:table-cell table:style-name="ce22" office:value-type="string">
            <text:p>ibra</text:p>
          </table:table-cell>
          <table:table-cell table:style-name="ce33" office:value-type="string">
            <text:p>book</text:p>
          </table:table-cell>
          <table:table-cell table:formula="of:=LOOKUP(TRIM([.B593]);[DIC.E$2:DIC.E$994];[DIC.D$2:DIC.D$994])" office:value-type="string" office:string-value="baka">
            <text:p>baka</text:p>
          </table:table-cell>
          <table:table-cell/>
        </table:table-row>
        <table:table-row table:style-name="ro1">
          <table:table-cell table:style-name="ce22" office:value-type="string">
            <text:p>leta</text:p>
          </table:table-cell>
          <table:table-cell table:style-name="ce33" office:value-type="string">
            <text:p>letter</text:p>
          </table:table-cell>
          <table:table-cell table:formula="of:=LOOKUP(TRIM([.B594]);[DIC.E$2:DIC.E$994];[DIC.D$2:DIC.D$994])" office:value-type="string" office:string-value="leta">
            <text:p>leta</text:p>
          </table:table-cell>
          <table:table-cell/>
        </table:table-row>
        <table:table-row table:style-name="ro1">
          <table:table-cell table:style-name="ce22" office:value-type="string">
            <text:p>jura</text:p>
          </table:table-cell>
          <table:table-cell table:style-name="ce33" office:value-type="string">
            <text:p>journal</text:p>
          </table:table-cell>
          <table:table-cell table:formula="of:=LOOKUP(TRIM([.B595]);[DIC.E$2:DIC.E$994];[DIC.D$2:DIC.D$994])" office:value-type="string" office:string-value="zia">
            <text:p>zia</text:p>
          </table:table-cell>
          <table:table-cell/>
        </table:table-row>
        <table:table-row table:style-name="ro1">
          <table:table-cell table:style-name="ce22" office:value-type="string">
            <text:p>gafo</text:p>
          </table:table-cell>
          <table:table-cell table:style-name="ce33" office:value-type="string">
            <text:p>chart</text:p>
          </table:table-cell>
          <table:table-cell table:formula="of:=LOOKUP(TRIM([.B596]);[DIC.E$2:DIC.E$994];[DIC.D$2:DIC.D$994])" office:value-type="string" office:string-value="kagu">
            <text:p>kagu</text:p>
          </table:table-cell>
          <table:table-cell/>
        </table:table-row>
        <table:table-row table:style-name="ro1">
          <table:table-cell table:style-name="ce22" office:value-type="string">
            <text:p>anvu</text:p>
          </table:table-cell>
          <table:table-cell table:style-name="ce33" office:value-type="string">
            <text:p>transfer, 'send'</text:p>
          </table:table-cell>
          <table:table-cell table:formula="of:=LOOKUP(TRIM([.B597]);[DIC.E$2:DIC.E$994];[DIC.D$2:DIC.D$994])" office:value-type="string" office:string-value="tazo">
            <text:p>tazo</text:p>
          </table:table-cell>
          <table:table-cell/>
        </table:table-row>
        <table:table-row table:style-name="ro1">
          <table:table-cell table:style-name="ce22" office:value-type="string">
            <text:p>raio</text:p>
          </table:table-cell>
          <table:table-cell table:style-name="ce33" office:value-type="string">
            <text:p>radio</text:p>
          </table:table-cell>
          <table:table-cell table:formula="of:=LOOKUP(TRIM([.B598]);[DIC.E$2:DIC.E$994];[DIC.D$2:DIC.D$994])" office:value-type="string" office:string-value="lapa">
            <text:p>lapa</text:p>
          </table:table-cell>
          <table:table-cell/>
        </table:table-row>
        <table:table-row table:style-name="ro1">
          <table:table-cell table:style-name="ce22" office:value-type="string">
            <text:p>tiva</text:p>
          </table:table-cell>
          <table:table-cell table:style-name="ce33" office:value-type="string">
            <text:p>television</text:p>
          </table:table-cell>
          <table:table-cell table:formula="of:=LOOKUP(TRIM([.B599]);[DIC.E$2:DIC.E$994];[DIC.D$2:DIC.D$994])" office:value-type="string" office:string-value="saky">
            <text:p>saky</text:p>
          </table:table-cell>
          <table:table-cell/>
        </table:table-row>
        <table:table-row table:style-name="ro1">
          <table:table-cell table:style-name="ce22" office:value-type="string">
            <text:p>fona</text:p>
          </table:table-cell>
          <table:table-cell table:style-name="ce33" office:value-type="string">
            <text:p>telephone</text:p>
          </table:table-cell>
          <table:table-cell table:formula="of:=LOOKUP(TRIM([.B600]);[DIC.E$2:DIC.E$994];[DIC.D$2:DIC.D$994])" office:value-type="string" office:string-value="saky">
            <text:p>saky</text:p>
          </table:table-cell>
          <table:table-cell/>
        </table:table-row>
        <table:table-row table:style-name="ro1">
          <table:table-cell table:style-name="ce22" office:value-type="string">
            <text:p>koda</text:p>
          </table:table-cell>
          <table:table-cell table:style-name="ce33" office:value-type="string">
            <text:p>computer</text:p>
          </table:table-cell>
          <table:table-cell table:formula="of:=LOOKUP(TRIM([.B601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vida</text:p>
          </table:table-cell>
          <table:table-cell table:style-name="ce33" office:value-type="string">
            <text:p>video</text:p>
          </table:table-cell>
          <table:table-cell table:formula="of:=LOOKUP(TRIM([.B602]);[DIC.E$2:DIC.E$994];[DIC.D$2:DIC.D$994])" office:value-type="string" office:string-value="moio">
            <text:p>moio</text:p>
          </table:table-cell>
          <table:table-cell/>
        </table:table-row>
        <table:table-row table:style-name="ro1">
          <table:table-cell table:style-name="ce22" office:value-type="string">
            <text:p>vika</text:p>
          </table:table-cell>
          <table:table-cell table:style-name="ce33" office:value-type="string">
            <text:p>camera</text:p>
          </table:table-cell>
          <table:table-cell table:formula="of:=LOOKUP(TRIM([.B603]);[DIC.E$2:DIC.E$994];[DIC.D$2:DIC.D$994])" office:value-type="string" office:string-value="voku">
            <text:p>voku</text:p>
          </table:table-cell>
          <table:table-cell/>
        </table:table-row>
        <table:table-row table:style-name="ro1">
          <table:table-cell table:style-name="ce22" office:value-type="string">
            <text:p>miga</text:p>
          </table:table-cell>
          <table:table-cell table:style-name="ce33" office:value-type="string">
            <text:p>message</text:p>
          </table:table-cell>
          <table:table-cell table:formula="of:=LOOKUP(TRIM([.B604]);[DIC.E$2:DIC.E$994];[DIC.D$2:DIC.D$994])" office:value-type="string" office:string-value="hume">
            <text:p>hume</text:p>
          </table:table-cell>
          <table:table-cell/>
        </table:table-row>
        <table:table-row table:style-name="ro1">
          <table:table-cell table:style-name="ce22" office:value-type="string">
            <text:p>nota</text:p>
          </table:table-cell>
          <table:table-cell table:style-name="ce33" office:value-type="string">
            <text:p>message ‘note’</text:p>
          </table:table-cell>
          <table:table-cell table:formula="of:=LOOKUP(TRIM([.B605]);[DIC.E$2:DIC.E$994];[DIC.D$2:DIC.D$994])" office:value-type="string" office:string-value="hume">
            <text:p>hume</text:p>
          </table:table-cell>
          <table:table-cell/>
        </table:table-row>
        <table:table-row table:style-name="ro1">
          <table:table-cell table:style-name="ce22" office:value-type="string">
            <text:p>cife</text:p>
          </table:table-cell>
          <table:table-cell table:style-name="ce33" office:value-type="string">
            <text:p>code ‘cipher’</text:p>
          </table:table-cell>
          <table:table-cell table:formula="of:=LOOKUP(TRIM([.B606]);[DIC.E$2:DIC.E$994];[DIC.D$2:DIC.D$994])" office:value-type="string" office:string-value="kapa">
            <text:p>kapa</text:p>
          </table:table-cell>
          <table:table-cell/>
        </table:table-row>
        <table:table-row table:style-name="ro1">
          <table:table-cell table:style-name="ce22" office:value-type="string">
            <text:p>seka</text:p>
          </table:table-cell>
          <table:table-cell table:style-name="ce33" office:value-type="string">
            <text:p>secret</text:p>
          </table:table-cell>
          <table:table-cell table:formula="of:=LOOKUP(TRIM([.B607]);[DIC.E$2:DIC.E$994];[DIC.D$2:DIC.D$994])" office:value-type="string" office:string-value="xola">
            <text:p>xola</text:p>
          </table:table-cell>
          <table:table-cell/>
        </table:table-row>
        <table:table-row table:style-name="ro1">
          <table:table-cell table:style-name="ce22" office:value-type="string">
            <text:p>meil</text:p>
          </table:table-cell>
          <table:table-cell table:style-name="ce33" office:value-type="string">
            <text:p>mail</text:p>
          </table:table-cell>
          <table:table-cell table:formula="of:=LOOKUP(TRIM([.B608]);[DIC.E$2:DIC.E$994];[DIC.D$2:DIC.D$994])" office:value-type="string" office:string-value="fatu">
            <text:p>fatu</text:p>
          </table:table-cell>
          <table:table-cell/>
        </table:table-row>
        <table:table-row table:style-name="ro1">
          <table:table-cell table:style-name="ce22" office:value-type="string">
            <text:p>taga</text:p>
          </table:table-cell>
          <table:table-cell table:style-name="ce33" office:value-type="string">
            <text:p>label ‘tag’</text:p>
          </table:table-cell>
          <table:table-cell table:formula="of:=LOOKUP(TRIM([.B609]);[DIC.E$2:DIC.E$994];[DIC.D$2:DIC.D$994])" office:value-type="string" office:string-value="sciu">
            <text:p>sciu</text:p>
          </table:table-cell>
          <table:table-cell/>
        </table:table-row>
        <table:table-row table:style-name="ro1">
          <table:table-cell table:style-name="ce22" office:value-type="string">
            <text:p>ista</text:p>
          </table:table-cell>
          <table:table-cell table:style-name="ce33" office:value-type="string">
            <text:p>history</text:p>
          </table:table-cell>
          <table:table-cell table:formula="of:=LOOKUP(TRIM([.B610]);[DIC.E$2:DIC.E$994];[DIC.D$2:DIC.D$994])" office:value-type="string" office:string-value="hugy">
            <text:p>hugy</text:p>
          </table:table-cell>
          <table:table-cell/>
        </table:table-row>
        <table:table-row table:style-name="ro1">
          <table:table-cell table:style-name="ce22" office:value-type="string">
            <text:p>tela</text:p>
          </table:table-cell>
          <table:table-cell table:style-name="ce33" office:value-type="string">
            <text:p>story</text:p>
          </table:table-cell>
          <table:table-cell table:formula="of:=LOOKUP(TRIM([.B611]);[DIC.E$2:DIC.E$994];[DIC.D$2:DIC.D$994])" office:value-type="string" office:string-value="paru">
            <text:p>paru</text:p>
          </table:table-cell>
          <table:table-cell/>
        </table:table-row>
        <table:table-row table:style-name="ro1">
          <table:table-cell table:style-name="ce22" office:value-type="string">
            <text:p>ixpu</text:p>
          </table:table-cell>
          <table:table-cell table:style-name="ce33" office:value-type="string">
            <text:p>express</text:p>
          </table:table-cell>
          <table:table-cell table:formula="of:=LOOKUP(TRIM([.B612]);[DIC.E$2:DIC.E$994];[DIC.D$2:DIC.D$994])" office:value-type="string" office:string-value="pegu">
            <text:p>pegu</text:p>
          </table:table-cell>
          <table:table-cell/>
        </table:table-row>
        <table:table-row table:style-name="ro1">
          <table:table-cell table:style-name="ce22" office:value-type="string">
            <text:p>diga</text:p>
          </table:table-cell>
          <table:table-cell table:style-name="ce33" office:value-type="string">
            <text:p>talk</text:p>
          </table:table-cell>
          <table:table-cell table:formula="of:=LOOKUP(TRIM([.B613]);[DIC.E$2:DIC.E$994];[DIC.D$2:DIC.D$994])" office:value-type="string" office:string-value="saky">
            <text:p>saky</text:p>
          </table:table-cell>
          <table:table-cell/>
        </table:table-row>
        <table:table-row table:style-name="ro1">
          <table:table-cell table:style-name="ce22" office:value-type="string">
            <text:p>iska</text:p>
          </table:table-cell>
          <table:table-cell table:style-name="ce33" office:value-type="string">
            <text:p>describe</text:p>
          </table:table-cell>
          <table:table-cell table:formula="of:=LOOKUP(TRIM([.B614]);[DIC.E$2:DIC.E$994];[DIC.D$2:DIC.D$994])" office:value-type="string" office:string-value="demo">
            <text:p>demo</text:p>
          </table:table-cell>
          <table:table-cell/>
        </table:table-row>
        <table:table-row table:style-name="ro1">
          <table:table-cell table:style-name="ce22" office:value-type="string">
            <text:p>suja</text:p>
          </table:table-cell>
          <table:table-cell table:style-name="ce33" office:value-type="string">
            <text:p>suggest</text:p>
          </table:table-cell>
          <table:table-cell table:formula="of:=LOOKUP(TRIM([.B615]);[DIC.E$2:DIC.E$994];[DIC.D$2:DIC.D$994])" office:value-type="string" office:string-value="usko">
            <text:p>usko</text:p>
          </table:table-cell>
          <table:table-cell/>
        </table:table-row>
        <table:table-row table:style-name="ro1">
          <table:table-cell table:style-name="ce22" office:value-type="string">
            <text:p>mosu</text:p>
          </table:table-cell>
          <table:table-cell table:style-name="ce33" office:value-type="string">
            <text:p>show</text:p>
          </table:table-cell>
          <table:table-cell table:formula="of:=LOOKUP(TRIM([.B616]);[DIC.E$2:DIC.E$994];[DIC.D$2:DIC.D$994])" office:value-type="string" office:string-value="mosu">
            <text:p>mosu</text:p>
          </table:table-cell>
          <table:table-cell/>
        </table:table-row>
        <table:table-row table:style-name="ro1">
          <table:table-cell table:style-name="ce22" office:value-type="string">
            <text:p>moja</text:p>
          </table:table-cell>
          <table:table-cell table:style-name="ce33" office:value-type="string">
            <text:p>moan</text:p>
          </table:table-cell>
          <table:table-cell table:formula="of:=LOOKUP(TRIM([.B617]);[DIC.E$2:DIC.E$994];[DIC.D$2:DIC.D$994])" office:value-type="string" office:string-value="lece">
            <text:p>lece</text:p>
          </table:table-cell>
          <table:table-cell/>
        </table:table-row>
        <table:table-row table:style-name="ro1">
          <table:table-cell table:style-name="ce22" office:value-type="string">
            <text:p>cigu</text:p>
          </table:table-cell>
          <table:table-cell table:style-name="ce33" office:value-type="string">
            <text:p>frown</text:p>
          </table:table-cell>
          <table:table-cell table:formula="of:=LOOKUP(TRIM([.B618]);[DIC.E$2:DIC.E$994];[DIC.D$2:DIC.D$994])" office:value-type="string" office:string-value="vor">
            <text:p>vor</text:p>
          </table:table-cell>
          <table:table-cell/>
        </table:table-row>
        <table:table-row table:style-name="ro1">
          <table:table-cell table:style-name="ce22" office:value-type="string">
            <text:p>sabu</text:p>
          </table:table-cell>
          <table:table-cell table:style-name="ce33" office:value-type="string">
            <text:p>smile</text:p>
          </table:table-cell>
          <table:table-cell table:formula="of:=LOOKUP(TRIM([.B619]);[DIC.E$2:DIC.E$994];[DIC.D$2:DIC.D$994])" office:value-type="string" office:string-value="peto">
            <text:p>peto</text:p>
          </table:table-cell>
          <table:table-cell/>
        </table:table-row>
        <table:table-row table:style-name="ro1">
          <table:table-cell table:style-name="ce22" office:value-type="string">
            <text:p>cota</text:p>
          </table:table-cell>
          <table:table-cell table:style-name="ce33" office:value-type="string">
            <text:p>comment</text:p>
          </table:table-cell>
          <table:table-cell table:formula="of:=LOOKUP(TRIM([.B620]);[DIC.E$2:DIC.E$994];[DIC.D$2:DIC.D$994])" office:value-type="string" office:string-value="venu">
            <text:p>venu</text:p>
          </table:table-cell>
          <table:table-cell/>
        </table:table-row>
        <table:table-row table:style-name="ro1">
          <table:table-cell table:style-name="ce22" office:value-type="string">
            <text:p>komo</text:p>
          </table:table-cell>
          <table:table-cell table:style-name="ce33" office:value-type="string">
            <text:p>communication</text:p>
          </table:table-cell>
          <table:table-cell table:formula="of:=LOOKUP(TRIM([.B621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dixa</text:p>
          </table:table-cell>
          <table:table-cell table:style-name="ce33" office:value-type="string">
            <text:p>discuss</text:p>
          </table:table-cell>
          <table:table-cell table:formula="of:=LOOKUP(TRIM([.B622]);[DIC.E$2:DIC.E$994];[DIC.D$2:DIC.D$994])" office:value-type="string" office:string-value="ivea">
            <text:p>ivea</text:p>
          </table:table-cell>
          <table:table-cell/>
        </table:table-row>
        <table:table-row table:style-name="ro1">
          <table:table-cell table:style-name="ce22" office:value-type="string">
            <text:p>ripa</text:p>
          </table:table-cell>
          <table:table-cell table:style-name="ce33" office:value-type="string">
            <text:p>reply ‘respond’</text:p>
          </table:table-cell>
          <table:table-cell table:formula="of:=LOOKUP(TRIM([.B623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22" office:value-type="string">
            <text:p>qusa</text:p>
          </table:table-cell>
          <table:table-cell table:style-name="ce33" office:value-type="string">
            <text:p>question ‘query’</text:p>
          </table:table-cell>
          <table:table-cell table:formula="of:=LOOKUP(TRIM([.B624]);[DIC.E$2:DIC.E$994];[DIC.D$2:DIC.D$994])" office:value-type="string" office:string-value="pusu">
            <text:p>pusu</text:p>
          </table:table-cell>
          <table:table-cell/>
        </table:table-row>
        <table:table-row table:style-name="ro1">
          <table:table-cell table:style-name="ce22" office:value-type="string">
            <text:p>ripa</text:p>
          </table:table-cell>
          <table:table-cell table:style-name="ce33" office:value-type="string">
            <text:p>answer</text:p>
          </table:table-cell>
          <table:table-cell table:formula="of:=LOOKUP(TRIM([.B625]);[DIC.E$2:DIC.E$994];[DIC.D$2:DIC.D$994])" office:value-type="string" office:string-value="und">
            <text:p>und</text:p>
          </table:table-cell>
          <table:table-cell/>
        </table:table-row>
        <table:table-row table:style-name="ro1">
          <table:table-cell table:style-name="ce22" office:value-type="string">
            <text:p>requ</text:p>
          </table:table-cell>
          <table:table-cell table:style-name="ce33" office:value-type="string">
            <text:p>request</text:p>
          </table:table-cell>
          <table:table-cell table:formula="of:=LOOKUP(TRIM([.B626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22" office:value-type="string">
            <text:p>argu</text:p>
          </table:table-cell>
          <table:table-cell table:style-name="ce33" office:value-type="string">
            <text:p>argue</text:p>
          </table:table-cell>
          <table:table-cell table:formula="of:=LOOKUP(TRIM([.B627]);[DIC.E$2:DIC.E$994];[DIC.D$2:DIC.D$994])" office:value-type="string" office:string-value="mela">
            <text:p>mela</text:p>
          </table:table-cell>
          <table:table-cell/>
        </table:table-row>
        <table:table-row table:style-name="ro1">
          <table:table-cell table:style-name="ce22" office:value-type="string">
            <text:p>padu</text:p>
          </table:table-cell>
          <table:table-cell table:style-name="ce33" office:value-type="string">
            <text:p>forgive</text:p>
          </table:table-cell>
          <table:table-cell table:formula="of:=LOOKUP(TRIM([.B628]);[DIC.E$2:DIC.E$994];[DIC.D$2:DIC.D$994])" office:value-type="string" office:string-value="oviu">
            <text:p>oviu</text:p>
          </table:table-cell>
          <table:table-cell/>
        </table:table-row>
        <table:table-row table:style-name="ro1">
          <table:table-cell table:style-name="ce22" office:value-type="string">
            <text:p>ofru</text:p>
          </table:table-cell>
          <table:table-cell table:style-name="ce33" office:value-type="string">
            <text:p>offer</text:p>
          </table:table-cell>
          <table:table-cell table:formula="of:=LOOKUP(TRIM([.B629]);[DIC.E$2:DIC.E$994];[DIC.D$2:DIC.D$994])" office:value-type="string" office:string-value="ofru">
            <text:p>ofru</text:p>
          </table:table-cell>
          <table:table-cell/>
        </table:table-row>
        <table:table-row table:style-name="ro1">
          <table:table-cell table:style-name="ce22" office:value-type="string">
            <text:p>avro</text:p>
          </table:table-cell>
          <table:table-cell table:style-name="ce33" office:value-type="string">
            <text:p>warn ‘caution’</text:p>
          </table:table-cell>
          <table:table-cell table:formula="of:=LOOKUP(TRIM([.B630]);[DIC.E$2:DIC.E$994];[DIC.D$2:DIC.D$994])" office:value-type="string" office:string-value="kalo">
            <text:p>kalo</text:p>
          </table:table-cell>
          <table:table-cell/>
        </table:table-row>
        <table:table-row table:style-name="ro1">
          <table:table-cell table:style-name="ce22" office:value-type="string">
            <text:p>poxa</text:p>
          </table:table-cell>
          <table:table-cell table:style-name="ce33" office:value-type="string">
            <text:p>promise</text:p>
          </table:table-cell>
          <table:table-cell table:formula="of:=LOOKUP(TRIM([.B631]);[DIC.E$2:DIC.E$994];[DIC.D$2:DIC.D$994])" office:value-type="string" office:string-value="produ">
            <text:p>produ</text:p>
          </table:table-cell>
          <table:table-cell/>
        </table:table-row>
        <table:table-row table:style-name="ro1">
          <table:table-cell table:style-name="ce22" office:value-type="string">
            <text:p>rita</text:p>
          </table:table-cell>
          <table:table-cell table:style-name="ce33" office:value-type="string">
            <text:p>protest</text:p>
          </table:table-cell>
          <table:table-cell table:formula="of:=LOOKUP(TRIM([.B632]);[DIC.E$2:DIC.E$994];[DIC.D$2:DIC.D$994])" office:value-type="string" office:string-value="produ">
            <text:p>produ</text:p>
          </table:table-cell>
          <table:table-cell/>
        </table:table-row>
        <table:table-row table:style-name="ro1">
          <table:table-cell table:style-name="ce22" office:value-type="string">
            <text:p>pika</text:p>
          </table:table-cell>
          <table:table-cell table:style-name="ce33" office:value-type="string">
            <text:p>beg ‘supplicate’</text:p>
          </table:table-cell>
          <table:table-cell table:formula="of:=LOOKUP(TRIM([.B633]);[DIC.E$2:DIC.E$994];[DIC.D$2:DIC.D$994])" office:value-type="string" office:string-value="ate">
            <text:p>ate</text:p>
          </table:table-cell>
          <table:table-cell/>
        </table:table-row>
        <table:table-row table:style-name="ro1">
          <table:table-cell table:style-name="ce22" office:value-type="string">
            <text:p>salu</text:p>
          </table:table-cell>
          <table:table-cell table:style-name="ce33" office:value-type="string">
            <text:p>greet</text:p>
          </table:table-cell>
          <table:table-cell table:formula="of:=LOOKUP(TRIM([.B634]);[DIC.E$2:DIC.E$994];[DIC.D$2:DIC.D$994])" office:value-type="string" office:string-value="veto">
            <text:p>veto</text:p>
          </table:table-cell>
          <table:table-cell/>
        </table:table-row>
        <table:table-row table:style-name="ro1">
          <table:table-cell table:style-name="ce22" office:value-type="string">
            <text:p>topa</text:p>
          </table:table-cell>
          <table:table-cell table:style-name="ce33" office:value-type="string">
            <text:p>deceive ‘cheat, trick’</text:p>
          </table:table-cell>
          <table:table-cell table:formula="of:=LOOKUP(TRIM([.B635]);[DIC.E$2:DIC.E$994];[DIC.D$2:DIC.D$994])" office:value-type="string" office:string-value="muro">
            <text:p>muro</text:p>
          </table:table-cell>
          <table:table-cell/>
        </table:table-row>
        <table:table-row table:style-name="ro1">
          <table:table-cell table:style-name="ce22" office:value-type="string">
            <text:p>kapa</text:p>
          </table:table-cell>
          <table:table-cell table:style-name="ce33" office:value-type="string">
            <text:p>cognition</text:p>
          </table:table-cell>
          <table:table-cell table:formula="of:=LOOKUP(TRIM([.B636]);[DIC.E$2:DIC.E$994];[DIC.D$2:DIC.D$994])" office:value-type="string" office:string-value="kapa">
            <text:p>kapa</text:p>
          </table:table-cell>
          <table:table-cell/>
        </table:table-row>
        <table:table-row table:style-name="ro1">
          <table:table-cell table:style-name="ce22" office:value-type="string">
            <text:p>nima</text:p>
          </table:table-cell>
          <table:table-cell table:style-name="ce33" office:value-type="string">
            <text:p>immaterial</text:p>
          </table:table-cell>
          <table:table-cell table:formula="of:=LOOKUP(TRIM([.B637]);[DIC.E$2:DIC.E$994];[DIC.D$2:DIC.D$994])" office:value-type="string" office:string-value="sif">
            <text:p>sif</text:p>
          </table:table-cell>
          <table:table-cell/>
        </table:table-row>
        <table:table-row table:style-name="ro1">
          <table:table-cell table:style-name="ce22" office:value-type="string">
            <text:p>mita</text:p>
          </table:table-cell>
          <table:table-cell table:style-name="ce33" office:value-type="string">
            <text:p>mind ‘mental’</text:p>
          </table:table-cell>
          <table:table-cell table:formula="of:=LOOKUP(TRIM([.B638]);[DIC.E$2:DIC.E$994];[DIC.D$2:DIC.D$994])" office:value-type="string" office:string-value="lece">
            <text:p>lece</text:p>
          </table:table-cell>
          <table:table-cell/>
        </table:table-row>
        <table:table-row table:style-name="ro1">
          <table:table-cell table:style-name="ce22" office:value-type="string">
            <text:p>igma</text:p>
          </table:table-cell>
          <table:table-cell table:style-name="ce33" office:value-type="string">
            <text:p>imaginary ‘unreal’</text:p>
          </table:table-cell>
          <table:table-cell table:formula="of:=LOOKUP(TRIM([.B639]);[DIC.E$2:DIC.E$994];[DIC.D$2:DIC.D$994])" office:value-type="string" office:string-value="sif">
            <text:p>sif</text:p>
          </table:table-cell>
          <table:table-cell/>
        </table:table-row>
        <table:table-row table:style-name="ro1">
          <table:table-cell table:style-name="ce22" office:value-type="string">
            <text:p>sira</text:p>
          </table:table-cell>
          <table:table-cell table:style-name="ce33" office:value-type="string">
            <text:p>spirit</text:p>
          </table:table-cell>
          <table:table-cell table:formula="of:=LOOKUP(TRIM([.B640]);[DIC.E$2:DIC.E$994];[DIC.D$2:DIC.D$994])" office:value-type="string" office:string-value="pich">
            <text:p>pich</text:p>
          </table:table-cell>
          <table:table-cell/>
        </table:table-row>
        <table:table-row table:style-name="ro1">
          <table:table-cell table:style-name="ce22" office:value-type="string">
            <text:p>coxo</text:p>
          </table:table-cell>
          <table:table-cell table:style-name="ce33" office:value-type="string">
            <text:p>conscious</text:p>
          </table:table-cell>
          <table:table-cell table:formula="of:=LOOKUP(TRIM([.B641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pesu</text:p>
          </table:table-cell>
          <table:table-cell table:style-name="ce33" office:value-type="string">
            <text:p>think ‘pensive’</text:p>
          </table:table-cell>
          <table:table-cell table:formula="of:=LOOKUP(TRIM([.B642]);[DIC.E$2:DIC.E$994];[DIC.D$2:DIC.D$994])" office:value-type="string" office:string-value="pesu">
            <text:p>pesu</text:p>
          </table:table-cell>
          <table:table-cell/>
        </table:table-row>
        <table:table-row table:style-name="ro1">
          <table:table-cell table:style-name="ce22" office:value-type="string">
            <text:p>pona</text:p>
          </table:table-cell>
          <table:table-cell table:style-name="ce33" office:value-type="string">
            <text:p>person</text:p>
          </table:table-cell>
          <table:table-cell table:formula="of:=LOOKUP(TRIM([.B643]);[DIC.E$2:DIC.E$994];[DIC.D$2:DIC.D$994])" office:value-type="string" office:string-value="kito">
            <text:p>kito</text:p>
          </table:table-cell>
          <table:table-cell/>
        </table:table-row>
        <table:table-row table:style-name="ro1">
          <table:table-cell table:style-name="ce22" office:value-type="string">
            <text:p>sy</text:p>
          </table:table-cell>
          <table:table-cell table:style-name="ce33" office:value-type="string">
            <text:p>self</text:p>
          </table:table-cell>
          <table:table-cell table:formula="of:=LOOKUP(TRIM([.B644]);[DIC.E$2:DIC.E$994];[DIC.D$2:DIC.D$994])" office:value-type="string" office:string-value="semu">
            <text:p>semu</text:p>
          </table:table-cell>
          <table:table-cell/>
        </table:table-row>
        <table:table-row table:style-name="ro1">
          <table:table-cell table:style-name="ce22" office:value-type="string">
            <text:p>idea</text:p>
          </table:table-cell>
          <table:table-cell table:style-name="ce33" office:value-type="string">
            <text:p>idea</text:p>
          </table:table-cell>
          <table:table-cell table:formula="of:=LOOKUP(TRIM([.B645]);[DIC.E$2:DIC.E$994];[DIC.D$2:DIC.D$994])" office:value-type="string" office:string-value="jo">
            <text:p>jo</text:p>
          </table:table-cell>
          <table:table-cell/>
        </table:table-row>
        <table:table-row table:style-name="ro1">
          <table:table-cell table:style-name="ce22" office:value-type="string">
            <text:p>bema</text:p>
          </table:table-cell>
          <table:table-cell table:style-name="ce33" office:value-type="string">
            <text:p>problem</text:p>
          </table:table-cell>
          <table:table-cell table:formula="of:=LOOKUP(TRIM([.B646]);[DIC.E$2:DIC.E$994];[DIC.D$2:DIC.D$994])" office:value-type="string" office:string-value="pivo">
            <text:p>pivo</text:p>
          </table:table-cell>
          <table:table-cell/>
        </table:table-row>
        <table:table-row table:style-name="ro1">
          <table:table-cell table:style-name="ce22" office:value-type="string">
            <text:p>apru</text:p>
          </table:table-cell>
          <table:table-cell table:style-name="ce33" office:value-type="string">
            <text:p>learn</text:p>
          </table:table-cell>
          <table:table-cell table:formula="of:=LOOKUP(TRIM([.B647]);[DIC.E$2:DIC.E$994];[DIC.D$2:DIC.D$994])" office:value-type="string" office:string-value="risu">
            <text:p>risu</text:p>
          </table:table-cell>
          <table:table-cell/>
        </table:table-row>
        <table:table-row table:style-name="ro1">
          <table:table-cell table:style-name="ce22" office:value-type="string">
            <text:p>tich</text:p>
          </table:table-cell>
          <table:table-cell table:style-name="ce33" office:value-type="string">
            <text:p>teach</text:p>
          </table:table-cell>
          <table:table-cell table:formula="of:=LOOKUP(TRIM([.B648]);[DIC.E$2:DIC.E$994];[DIC.D$2:DIC.D$994])" office:value-type="string" office:string-value="saky">
            <text:p>saky</text:p>
          </table:table-cell>
          <table:table-cell/>
        </table:table-row>
        <table:table-row table:style-name="ro1">
          <table:table-cell table:style-name="ce22" office:value-type="string">
            <text:p>kola</text:p>
          </table:table-cell>
          <table:table-cell table:style-name="ce33" office:value-type="string">
            <text:p>school</text:p>
          </table:table-cell>
          <table:table-cell table:formula="of:=LOOKUP(TRIM([.B649]);[DIC.E$2:DIC.E$994];[DIC.D$2:DIC.D$994])" office:value-type="string" office:string-value="xola">
            <text:p>xola</text:p>
          </table:table-cell>
          <table:table-cell/>
        </table:table-row>
        <table:table-row table:style-name="ro1">
          <table:table-cell table:style-name="ce22" office:value-type="string">
            <text:p>data</text:p>
          </table:table-cell>
          <table:table-cell table:style-name="ce33" office:value-type="string">
            <text:p>data</text:p>
          </table:table-cell>
          <table:table-cell table:formula="of:=LOOKUP(TRIM([.B650]);[DIC.E$2:DIC.E$994];[DIC.D$2:DIC.D$994])" office:value-type="string" office:string-value="soro">
            <text:p>soro</text:p>
          </table:table-cell>
          <table:table-cell/>
        </table:table-row>
        <table:table-row table:style-name="ro1">
          <table:table-cell table:style-name="ce22" office:value-type="string">
            <text:p>civu</text:p>
          </table:table-cell>
          <table:table-cell table:style-name="ce33" office:value-type="string">
            <text:p>know</text:p>
          </table:table-cell>
          <table:table-cell table:formula="of:=LOOKUP(TRIM([.B651]);[DIC.E$2:DIC.E$994];[DIC.D$2:DIC.D$994])" office:value-type="string" office:string-value="sciu">
            <text:p>sciu</text:p>
          </table:table-cell>
          <table:table-cell/>
        </table:table-row>
        <table:table-row table:style-name="ro1">
          <table:table-cell table:style-name="ce22" office:value-type="string">
            <text:p>rivu</text:p>
          </table:table-cell>
          <table:table-cell table:style-name="ce33" office:value-type="string">
            <text:p>find 'discover'</text:p>
          </table:table-cell>
          <table:table-cell table:formula="of:=LOOKUP(TRIM([.B652]);[DIC.E$2:DIC.E$994];[DIC.D$2:DIC.D$994])" office:value-type="string" office:string-value="rivu">
            <text:p>rivu</text:p>
          </table:table-cell>
          <table:table-cell/>
        </table:table-row>
        <table:table-row table:style-name="ro1">
          <table:table-cell table:style-name="ce22" office:value-type="string">
            <text:p>fato</text:p>
          </table:table-cell>
          <table:table-cell table:style-name="ce33" office:value-type="string">
            <text:p>fact</text:p>
          </table:table-cell>
          <table:table-cell table:formula="of:=LOOKUP(TRIM([.B653]);[DIC.E$2:DIC.E$994];[DIC.D$2:DIC.D$994])" office:value-type="string" office:string-value="okia">
            <text:p>okia</text:p>
          </table:table-cell>
          <table:table-cell/>
        </table:table-row>
        <table:table-row table:style-name="ro1">
          <table:table-cell table:style-name="ce22" office:value-type="string">
            <text:p>cidu</text:p>
          </table:table-cell>
          <table:table-cell table:style-name="ce33" office:value-type="string">
            <text:p>decide</text:p>
          </table:table-cell>
          <table:table-cell table:formula="of:=LOOKUP(TRIM([.B654]);[DIC.E$2:DIC.E$994];[DIC.D$2:DIC.D$994])" office:value-type="string" office:string-value="muro">
            <text:p>muro</text:p>
          </table:table-cell>
          <table:table-cell/>
        </table:table-row>
        <table:table-row table:style-name="ro1">
          <table:table-cell table:style-name="ce25" office:value-type="string">
            <text:p>vero</text:p>
          </table:table-cell>
          <table:table-cell table:style-name="ce34" office:value-type="boolean" office:boolean-value="true">
            <text:p>TRUE</text:p>
          </table:table-cell>
          <table:table-cell table:formula="of:=LOOKUP(TRIM([.B655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25" office:value-type="string">
            <text:p>faso</text:p>
          </table:table-cell>
          <table:table-cell table:style-name="ce34" office:value-type="boolean" office:boolean-value="false">
            <text:p>FALSE</text:p>
          </table:table-cell>
          <table:table-cell table:formula="of:=LOOKUP(TRIM([.B656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22" office:value-type="string">
            <text:p>idwo</text:p>
          </table:table-cell>
          <table:table-cell table:style-name="ce33" office:value-type="string">
            <text:p>intuit</text:p>
          </table:table-cell>
          <table:table-cell table:formula="of:=LOOKUP(TRIM([.B657]);[DIC.E$2:DIC.E$994];[DIC.D$2:DIC.D$994])" office:value-type="string" office:string-value="zetu">
            <text:p>zetu</text:p>
          </table:table-cell>
          <table:table-cell/>
        </table:table-row>
        <table:table-row table:style-name="ro1">
          <table:table-cell table:style-name="ce22" office:value-type="string">
            <text:p>kapu</text:p>
          </table:table-cell>
          <table:table-cell table:style-name="ce33" office:value-type="string">
            <text:p>understand ‘comprehend’</text:p>
          </table:table-cell>
          <table:table-cell table:formula="of:=LOOKUP(TRIM([.B658]);[DIC.E$2:DIC.E$994];[DIC.D$2:DIC.D$994])" office:value-type="string" office:string-value="kapu">
            <text:p>kapu</text:p>
          </table:table-cell>
          <table:table-cell/>
        </table:table-row>
        <table:table-row table:style-name="ro1">
          <table:table-cell table:style-name="ce22" office:value-type="string">
            <text:p>opia</text:p>
          </table:table-cell>
          <table:table-cell table:style-name="ce33" office:value-type="string">
            <text:p>opine</text:p>
          </table:table-cell>
          <table:table-cell table:formula="of:=LOOKUP(TRIM([.B659]);[DIC.E$2:DIC.E$994];[DIC.D$2:DIC.D$994])" office:value-type="string" office:string-value="ovru">
            <text:p>ovru</text:p>
          </table:table-cell>
          <table:table-cell/>
        </table:table-row>
        <table:table-row table:style-name="ro1">
          <table:table-cell table:style-name="ce22" office:value-type="string">
            <text:p>koja</text:p>
          </table:table-cell>
          <table:table-cell table:style-name="ce33" office:value-type="string">
            <text:p>conjunction</text:p>
          </table:table-cell>
          <table:table-cell table:formula="of:=LOOKUP(TRIM([.B660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kedu</text:p>
          </table:table-cell>
          <table:table-cell table:style-name="ce33" office:value-type="string">
            <text:p>believe ‘creed’</text:p>
          </table:table-cell>
          <table:table-cell table:formula="of:=LOOKUP(TRIM([.B661]);[DIC.E$2:DIC.E$994];[DIC.D$2:DIC.D$994])" office:value-type="string" office:string-value="kedu">
            <text:p>kedu</text:p>
          </table:table-cell>
          <table:table-cell/>
        </table:table-row>
        <table:table-row table:style-name="ro1">
          <table:table-cell table:style-name="ce22" office:value-type="string">
            <text:p>lojo</text:p>
          </table:table-cell>
          <table:table-cell table:style-name="ce33" office:value-type="string">
            <text:p>logic</text:p>
          </table:table-cell>
          <table:table-cell table:formula="of:=LOOKUP(TRIM([.B662]);[DIC.E$2:DIC.E$994];[DIC.D$2:DIC.D$994])" office:value-type="string" office:string-value="loko">
            <text:p>loko</text:p>
          </table:table-cell>
          <table:table-cell/>
        </table:table-row>
        <table:table-row table:style-name="ro1">
          <table:table-cell table:style-name="ce22" office:value-type="string">
            <text:p>remu</text:p>
          </table:table-cell>
          <table:table-cell table:style-name="ce33" office:value-type="string">
            <text:p>remember ‘memory’</text:p>
          </table:table-cell>
          <table:table-cell table:formula="of:=LOOKUP(TRIM([.B663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22" office:value-type="string">
            <text:p>nego</text:p>
          </table:table-cell>
          <table:table-cell table:style-name="ce33" office:value-type="string">
            <text:p>deny</text:p>
          </table:table-cell>
          <table:table-cell table:formula="of:=LOOKUP(TRIM([.B664]);[DIC.E$2:DIC.E$994];[DIC.D$2:DIC.D$994])" office:value-type="string" office:string-value="demo">
            <text:p>demo</text:p>
          </table:table-cell>
          <table:table-cell/>
        </table:table-row>
        <table:table-row table:style-name="ro1">
          <table:table-cell table:style-name="ce22" office:value-type="string">
            <text:p>nova</text:p>
          </table:table-cell>
          <table:table-cell table:style-name="ce33" office:value-type="string">
            <text:p>news</text:p>
          </table:table-cell>
          <table:table-cell table:formula="of:=LOOKUP(TRIM([.B665]);[DIC.E$2:DIC.E$994];[DIC.D$2:DIC.D$994])" office:value-type="string" office:string-value="novo">
            <text:p>novo</text:p>
          </table:table-cell>
          <table:table-cell/>
        </table:table-row>
        <table:table-row table:style-name="ro1">
          <table:table-cell table:style-name="ce22" office:value-type="string">
            <text:p>duda</text:p>
          </table:table-cell>
          <table:table-cell table:style-name="ce33" office:value-type="string">
            <text:p>doubt ‘skeptic’</text:p>
          </table:table-cell>
          <table:table-cell table:formula="of:=LOOKUP(TRIM([.B666]);[DIC.E$2:DIC.E$994];[DIC.D$2:DIC.D$994])" office:value-type="string" office:string-value="tura">
            <text:p>tura</text:p>
          </table:table-cell>
          <table:table-cell/>
        </table:table-row>
        <table:table-row table:style-name="ro1">
          <table:table-cell table:style-name="ce22" office:value-type="string">
            <text:p>cita</text:p>
          </table:table-cell>
          <table:table-cell table:style-name="ce33" office:value-type="string">
            <text:p>cite</text:p>
          </table:table-cell>
          <table:table-cell table:formula="of:=LOOKUP(TRIM([.B667]);[DIC.E$2:DIC.E$994];[DIC.D$2:DIC.D$994])" office:value-type="string" office:string-value="kide">
            <text:p>kide</text:p>
          </table:table-cell>
          <table:table-cell/>
        </table:table-row>
        <table:table-row table:style-name="ro1">
          <table:table-cell table:style-name="ce22" office:value-type="string">
            <text:p>supu</text:p>
          </table:table-cell>
          <table:table-cell table:style-name="ce33" office:value-type="string">
            <text:p>guess ‘surmise’</text:p>
          </table:table-cell>
          <table:table-cell table:formula="of:=LOOKUP(TRIM([.B668]);[DIC.E$2:DIC.E$994];[DIC.D$2:DIC.D$994])" office:value-type="string" office:string-value="goxu">
            <text:p>goxu</text:p>
          </table:table-cell>
          <table:table-cell/>
        </table:table-row>
        <table:table-row table:style-name="ro1">
          <table:table-cell table:style-name="ce22" office:value-type="string">
            <text:p>asmu</text:p>
          </table:table-cell>
          <table:table-cell table:style-name="ce33" office:value-type="string">
            <text:p>assume</text:p>
          </table:table-cell>
          <table:table-cell table:formula="of:=LOOKUP(TRIM([.B669]);[DIC.E$2:DIC.E$994];[DIC.D$2:DIC.D$994])" office:value-type="string" office:string-value="asku">
            <text:p>asku</text:p>
          </table:table-cell>
          <table:table-cell/>
        </table:table-row>
        <table:table-row table:style-name="ro1">
          <table:table-cell table:style-name="ce22" office:value-type="string">
            <text:p>aqdo</text:p>
          </table:table-cell>
          <table:table-cell table:style-name="ce33" office:value-type="string">
            <text:p>agree</text:p>
          </table:table-cell>
          <table:table-cell table:formula="of:=LOOKUP(TRIM([.B670]);[DIC.E$2:DIC.E$994];[DIC.D$2:DIC.D$994])" office:value-type="string" office:string-value="gano">
            <text:p>gano</text:p>
          </table:table-cell>
          <table:table-cell/>
        </table:table-row>
        <table:table-row table:style-name="ro1">
          <table:table-cell table:style-name="ce22" office:value-type="string">
            <text:p>?</text:p>
          </table:table-cell>
          <table:table-cell table:style-name="ce33" office:value-type="string">
            <text:p>alternation</text:p>
          </table:table-cell>
          <table:table-cell table:formula="of:=LOOKUP(TRIM([.B671]);[DIC.E$2:DIC.E$994];[DIC.D$2:DIC.D$994])" office:value-type="string" office:string-value="aso">
            <text:p>aso</text:p>
          </table:table-cell>
          <table:table-cell/>
        </table:table-row>
        <table:table-row table:style-name="ro1">
          <table:table-cell table:style-name="ce22" office:value-type="string">
            <text:p>giba</text:p>
          </table:table-cell>
          <table:table-cell table:style-name="ce33" office:value-type="string">
            <text:p>record</text:p>
          </table:table-cell>
          <table:table-cell table:formula="of:=LOOKUP(TRIM([.B672]);[DIC.E$2:DIC.E$994];[DIC.D$2:DIC.D$994])" office:value-type="string" office:string-value="rigu">
            <text:p>rigu</text:p>
          </table:table-cell>
          <table:table-cell/>
        </table:table-row>
        <table:table-row table:style-name="ro1">
          <table:table-cell table:style-name="ce22" office:value-type="string">
            <text:p>safa</text:p>
          </table:table-cell>
          <table:table-cell table:style-name="ce33" office:value-type="string">
            <text:p>assert</text:p>
          </table:table-cell>
          <table:table-cell table:formula="of:=LOOKUP(TRIM([.B673]);[DIC.E$2:DIC.E$994];[DIC.D$2:DIC.D$994])" office:value-type="string" office:string-value="asku">
            <text:p>asku</text:p>
          </table:table-cell>
          <table:table-cell/>
        </table:table-row>
        <table:table-row table:style-name="ro1">
          <table:table-cell table:style-name="ce22" office:value-type="string">
            <text:p>esqu</text:p>
          </table:table-cell>
          <table:table-cell table:style-name="ce33" office:value-type="string">
            <text:p>exist</text:p>
          </table:table-cell>
          <table:table-cell table:formula="of:=LOOKUP(TRIM([.B674]);[DIC.E$2:DIC.E$994];[DIC.D$2:DIC.D$994])" office:value-type="string" office:string-value="esku">
            <text:p>esku</text:p>
          </table:table-cell>
          <table:table-cell/>
        </table:table-row>
        <table:table-row table:style-name="ro1">
          <table:table-cell table:style-name="ce22" office:value-type="string">
            <text:p>prie</text:p>
          </table:table-cell>
          <table:table-cell table:style-name="ce33" office:value-type="string">
            <text:p>predicate</text:p>
          </table:table-cell>
          <table:table-cell table:formula="of:=LOOKUP(TRIM([.B675]);[DIC.E$2:DIC.E$994];[DIC.D$2:DIC.D$994])" office:value-type="string" office:string-value="poso">
            <text:p>poso</text:p>
          </table:table-cell>
          <table:table-cell/>
        </table:table-row>
        <table:table-row table:style-name="ro1">
          <table:table-cell table:style-name="ce22" office:value-type="string">
            <text:p>ceto</text:p>
          </table:table-cell>
          <table:table-cell table:style-name="ce33" office:value-type="string">
            <text:p>certain</text:p>
          </table:table-cell>
          <table:table-cell table:formula="of:=LOOKUP(TRIM([.B676]);[DIC.E$2:DIC.E$994];[DIC.D$2:DIC.D$994])" office:value-type="string" office:string-value="ceto">
            <text:p>ceto</text:p>
          </table:table-cell>
          <table:table-cell/>
        </table:table-row>
        <table:table-row table:style-name="ro1">
          <table:table-cell table:style-name="ce22" office:value-type="string">
            <text:p>pegu</text:p>
          </table:table-cell>
          <table:table-cell table:style-name="ce33" office:value-type="string">
            <text:p>explain</text:p>
          </table:table-cell>
          <table:table-cell table:formula="of:=LOOKUP(TRIM([.B677]);[DIC.E$2:DIC.E$994];[DIC.D$2:DIC.D$994])" office:value-type="string" office:string-value="pegu">
            <text:p>pegu</text:p>
          </table:table-cell>
          <table:table-cell/>
        </table:table-row>
        <table:table-row table:style-name="ro1">
          <table:table-cell table:style-name="ce22" office:value-type="string">
            <text:p>poba</text:p>
          </table:table-cell>
          <table:table-cell table:style-name="ce33" office:value-type="string">
            <text:p>test ‘proof’</text:p>
          </table:table-cell>
          <table:table-cell table:formula="of:=LOOKUP(TRIM([.B678]);[DIC.E$2:DIC.E$994];[DIC.D$2:DIC.D$994])" office:value-type="string" office:string-value="dicu">
            <text:p>dicu</text:p>
          </table:table-cell>
          <table:table-cell/>
        </table:table-row>
        <table:table-row table:style-name="ro1">
          <table:table-cell table:style-name="ce22" office:value-type="string">
            <text:p>ania</text:p>
          </table:table-cell>
          <table:table-cell table:style-name="ce33" office:value-type="string">
            <text:p>analyze</text:p>
          </table:table-cell>
          <table:table-cell table:formula="of:=LOOKUP(TRIM([.B679]);[DIC.E$2:DIC.E$994];[DIC.D$2:DIC.D$994])" office:value-type="string" office:string-value="una">
            <text:p>una</text:p>
          </table:table-cell>
          <table:table-cell/>
        </table:table-row>
        <table:table-row table:style-name="ro1">
          <table:table-cell table:style-name="ce22" office:value-type="string">
            <text:p>xaza</text:p>
          </table:table-cell>
          <table:table-cell table:style-name="ce33" office:value-type="string">
            <text:p>science</text:p>
          </table:table-cell>
          <table:table-cell table:formula="of:=LOOKUP(TRIM([.B680]);[DIC.E$2:DIC.E$994];[DIC.D$2:DIC.D$994])" office:value-type="string" office:string-value="xola">
            <text:p>xola</text:p>
          </table:table-cell>
          <table:table-cell/>
        </table:table-row>
        <table:table-row table:style-name="ro1">
          <table:table-cell table:style-name="ce22" office:value-type="string">
            <text:p>basa</text:p>
          </table:table-cell>
          <table:table-cell table:style-name="ce33" office:value-type="string">
            <text:p>abstract</text:p>
          </table:table-cell>
          <table:table-cell table:formula="of:=LOOKUP(TRIM([.B681]);[DIC.E$2:DIC.E$994];[DIC.D$2:DIC.D$994])" office:value-type="string" office:string-value="obe">
            <text:p>obe</text:p>
          </table:table-cell>
          <table:table-cell/>
        </table:table-row>
        <table:table-row table:style-name="ro1">
          <table:table-cell table:style-name="ce22" office:value-type="string">
            <text:p>moha</text:p>
          </table:table-cell>
          <table:table-cell table:style-name="ce33" office:value-type="string">
            <text:p>method</text:p>
          </table:table-cell>
          <table:table-cell table:formula="of:=LOOKUP(TRIM([.B682]);[DIC.E$2:DIC.E$994];[DIC.D$2:DIC.D$994])" office:value-type="string" office:string-value="hume">
            <text:p>hume</text:p>
          </table:table-cell>
          <table:table-cell/>
        </table:table-row>
        <table:table-row table:style-name="ro1">
          <table:table-cell table:style-name="ce22" office:value-type="string">
            <text:p>tudu</text:p>
          </table:table-cell>
          <table:table-cell table:style-name="ce33" office:value-type="string">
            <text:p>study</text:p>
          </table:table-cell>
          <table:table-cell table:formula="of:=LOOKUP(TRIM([.B683]);[DIC.E$2:DIC.E$994];[DIC.D$2:DIC.D$994])" office:value-type="string" office:string-value="tudu">
            <text:p>tudu</text:p>
          </table:table-cell>
          <table:table-cell/>
        </table:table-row>
        <table:table-row table:style-name="ro1">
          <table:table-cell table:style-name="ce22" office:value-type="string">
            <text:p>baza</text:p>
          </table:table-cell>
          <table:table-cell table:style-name="ce33" office:value-type="string">
            <text:p>basis</text:p>
          </table:table-cell>
          <table:table-cell table:formula="of:=LOOKUP(TRIM([.B684]);[DIC.E$2:DIC.E$994];[DIC.D$2:DIC.D$994])" office:value-type="string" office:string-value="pala">
            <text:p>pala</text:p>
          </table:table-cell>
          <table:table-cell/>
        </table:table-row>
        <table:table-row table:style-name="ro1">
          <table:table-cell table:style-name="ce22" office:value-type="string">
            <text:p>rifa</text:p>
          </table:table-cell>
          <table:table-cell table:style-name="ce33" office:value-type="string">
            <text:p>reference</text:p>
          </table:table-cell>
          <table:table-cell table:formula="of:=LOOKUP(TRIM([.B685]);[DIC.E$2:DIC.E$994];[DIC.D$2:DIC.D$994])" office:value-type="string" office:string-value="roxu">
            <text:p>roxu</text:p>
          </table:table-cell>
          <table:table-cell/>
        </table:table-row>
        <table:table-row table:style-name="ro1">
          <table:table-cell table:style-name="ce22" office:value-type="string">
            <text:p>safa</text:p>
          </table:table-cell>
          <table:table-cell table:style-name="ce33" office:value-type="string">
            <text:p>satisfy</text:p>
          </table:table-cell>
          <table:table-cell table:formula="of:=LOOKUP(TRIM([.B686]);[DIC.E$2:DIC.E$994];[DIC.D$2:DIC.D$994])" office:value-type="string" office:string-value="koru">
            <text:p>koru</text:p>
          </table:table-cell>
          <table:table-cell/>
        </table:table-row>
        <table:table-row table:style-name="ro1">
          <table:table-cell table:style-name="ce22" office:value-type="string">
            <text:p>semu</text:p>
          </table:table-cell>
          <table:table-cell table:style-name="ce33" office:value-type="string">
            <text:p>seem</text:p>
          </table:table-cell>
          <table:table-cell table:formula="of:=LOOKUP(TRIM([.B687]);[DIC.E$2:DIC.E$994];[DIC.D$2:DIC.D$994])" office:value-type="string" office:string-value="semu">
            <text:p>semu</text:p>
          </table:table-cell>
          <table:table-cell/>
        </table:table-row>
        <table:table-row table:style-name="ro1">
          <table:table-cell table:style-name="ce22" office:value-type="string">
            <text:p>sesa</text:p>
          </table:table-cell>
          <table:table-cell table:style-name="ce33" office:value-type="string">
            <text:p>meaning</text:p>
          </table:table-cell>
          <table:table-cell table:formula="of:=LOOKUP(TRIM([.B688]);[DIC.E$2:DIC.E$994];[DIC.D$2:DIC.D$994])" office:value-type="string" office:string-value="tavo">
            <text:p>tavo</text:p>
          </table:table-cell>
          <table:table-cell/>
        </table:table-row>
        <table:table-row table:style-name="ro1">
          <table:table-cell table:style-name="ce22" office:value-type="string">
            <text:p>coxa</text:p>
          </table:table-cell>
          <table:table-cell table:style-name="ce33" office:value-type="string">
            <text:p>pertain ‘concerns’</text:p>
          </table:table-cell>
          <table:table-cell table:formula="of:=LOOKUP(TRIM([.B689]);[DIC.E$2:DIC.E$994];[DIC.D$2:DIC.D$994])" office:value-type="string" office:string-value="peso">
            <text:p>peso</text:p>
          </table:table-cell>
          <table:table-cell/>
        </table:table-row>
        <table:table-row table:style-name="ro1">
          <table:table-cell table:style-name="ce2" office:value-type="string">
            <text:p>paco</text:p>
          </table:table-cell>
          <table:table-cell table:style-name="ce2" office:value-type="string">
            <text:p>space</text:p>
          </table:table-cell>
          <table:table-cell table:formula="of:=LOOKUP(TRIM([.B690]);[DIC.E$2:DIC.E$994];[DIC.D$2:DIC.D$994])" office:value-type="string" office:string-value="moxo">
            <text:p>moxo</text:p>
          </table:table-cell>
          <table:table-cell/>
        </table:table-row>
        <table:table-row table:style-name="ro1">
          <table:table-cell table:style-name="ce22" office:value-type="string">
            <text:p>saza</text:p>
          </table:table-cell>
          <table:table-cell table:style-name="ce33" office:value-type="string">
            <text:p>dimension</text:p>
          </table:table-cell>
          <table:table-cell table:formula="of:=LOOKUP(TRIM([.B691]);[DIC.E$2:DIC.E$994];[DIC.D$2:DIC.D$994])" office:value-type="string" office:string-value="difo">
            <text:p>difo</text:p>
          </table:table-cell>
          <table:table-cell/>
        </table:table-row>
        <table:table-row table:style-name="ro1">
          <table:table-cell table:style-name="ce22" office:value-type="string">
            <text:p>voma</text:p>
          </table:table-cell>
          <table:table-cell table:style-name="ce33" office:value-type="string">
            <text:p>volume</text:p>
          </table:table-cell>
          <table:table-cell table:formula="of:=LOOKUP(TRIM([.B692]);[DIC.E$2:DIC.E$994];[DIC.D$2:DIC.D$994])" office:value-type="string" office:string-value="moio">
            <text:p>moio</text:p>
          </table:table-cell>
          <table:table-cell/>
        </table:table-row>
        <table:table-row table:style-name="ro1">
          <table:table-cell table:style-name="ce22" office:value-type="string">
            <text:p>loko</text:p>
          </table:table-cell>
          <table:table-cell table:style-name="ce33" office:value-type="string">
            <text:p>local</text:p>
          </table:table-cell>
          <table:table-cell table:formula="of:=LOOKUP(TRIM([.B693]);[DIC.E$2:DIC.E$994];[DIC.D$2:DIC.D$994])" office:value-type="string" office:string-value="loko">
            <text:p>loko</text:p>
          </table:table-cell>
          <table:table-cell/>
        </table:table-row>
        <table:table-row table:style-name="ro1">
          <table:table-cell table:style-name="ce22" office:value-type="string">
            <text:p>situ</text:p>
          </table:table-cell>
          <table:table-cell table:style-name="ce33" office:value-type="string">
            <text:p>site</text:p>
          </table:table-cell>
          <table:table-cell table:formula="of:=LOOKUP(TRIM([.B694]);[DIC.E$2:DIC.E$994];[DIC.D$2:DIC.D$994])" office:value-type="string" office:string-value="xedu">
            <text:p>xedu</text:p>
          </table:table-cell>
          <table:table-cell/>
        </table:table-row>
        <table:table-row table:style-name="ro1">
          <table:table-cell table:style-name="ce2" office:value-type="string">
            <text:p>?</text:p>
          </table:table-cell>
          <table:table-cell table:style-name="ce2" office:value-type="string">
            <text:p>relative position</text:p>
          </table:table-cell>
          <table:table-cell table:formula="of:=LOOKUP(TRIM([.B695]);[DIC.E$2:DIC.E$994];[DIC.D$2:DIC.D$994])" office:value-type="string" office:string-value="roxu">
            <text:p>roxu</text:p>
          </table:table-cell>
          <table:table-cell/>
        </table:table-row>
        <table:table-row table:style-name="ro1">
          <table:table-cell table:style-name="ce22" office:value-type="string">
            <text:p>dan</text:p>
          </table:table-cell>
          <table:table-cell table:style-name="ce33" office:value-type="string">
            <text:p>in ‘inner’</text:p>
          </table:table-cell>
          <table:table-cell table:formula="of:=LOOKUP(TRIM([.B696]);[DIC.E$2:DIC.E$994];[DIC.D$2:DIC.D$994])" office:value-type="string" office:string-value="dan">
            <text:p>dan</text:p>
          </table:table-cell>
          <table:table-cell/>
        </table:table-row>
        <table:table-row table:style-name="ro1">
          <table:table-cell table:style-name="ce22" office:value-type="string">
            <text:p>aut</text:p>
          </table:table-cell>
          <table:table-cell table:style-name="ce33" office:value-type="string">
            <text:p>out</text:p>
          </table:table-cell>
          <table:table-cell table:formula="of:=LOOKUP(TRIM([.B697]);[DIC.E$2:DIC.E$994];[DIC.D$2:DIC.D$994])" office:value-type="string" office:string-value="aut">
            <text:p>aut</text:p>
          </table:table-cell>
          <table:table-cell/>
        </table:table-row>
        <table:table-row table:style-name="ro1">
          <table:table-cell table:style-name="ce22" office:value-type="string">
            <text:p>lato</text:p>
          </table:table-cell>
          <table:table-cell table:style-name="ce33" office:value-type="string">
            <text:p>side</text:p>
          </table:table-cell>
          <table:table-cell table:formula="of:=LOOKUP(TRIM([.B698]);[DIC.E$2:DIC.E$994];[DIC.D$2:DIC.D$994])" office:value-type="string" office:string-value="mosu">
            <text:p>mosu</text:p>
          </table:table-cell>
          <table:table-cell/>
        </table:table-row>
        <table:table-row table:style-name="ro1">
          <table:table-cell table:style-name="ce22" office:value-type="string">
            <text:p>dixo</text:p>
          </table:table-cell>
          <table:table-cell table:style-name="ce33" office:value-type="string">
            <text:p>adjacent</text:p>
          </table:table-cell>
          <table:table-cell table:formula="of:=LOOKUP(TRIM([.B699]);[DIC.E$2:DIC.E$994];[DIC.D$2:DIC.D$994])" office:value-type="string" office:string-value="rilo">
            <text:p>rilo</text:p>
          </table:table-cell>
          <table:table-cell/>
        </table:table-row>
        <table:table-row table:style-name="ro1">
          <table:table-cell table:style-name="ce22" office:value-type="string">
            <text:p>juso</text:p>
          </table:table-cell>
          <table:table-cell table:style-name="ce33" office:value-type="string">
            <text:p>right</text:p>
          </table:table-cell>
          <table:table-cell table:formula="of:=LOOKUP(TRIM([.B700]);[DIC.E$2:DIC.E$994];[DIC.D$2:DIC.D$994])" office:value-type="string" office:string-value="juso">
            <text:p>juso</text:p>
          </table:table-cell>
          <table:table-cell/>
        </table:table-row>
        <table:table-row table:style-name="ro1">
          <table:table-cell table:style-name="ce22" office:value-type="string">
            <text:p>guxo</text:p>
          </table:table-cell>
          <table:table-cell table:style-name="ce33" office:value-type="string">
            <text:p>left</text:p>
          </table:table-cell>
          <table:table-cell table:formula="of:=LOOKUP(TRIM([.B701]);[DIC.E$2:DIC.E$994];[DIC.D$2:DIC.D$994])" office:value-type="string" office:string-value="guxo">
            <text:p>guxo</text:p>
          </table:table-cell>
          <table:table-cell/>
        </table:table-row>
        <table:table-row table:style-name="ro1">
          <table:table-cell table:style-name="ce22" office:value-type="string">
            <text:p>vor</text:p>
          </table:table-cell>
          <table:table-cell table:style-name="ce33" office:value-type="string">
            <text:p>front</text:p>
          </table:table-cell>
          <table:table-cell table:formula="of:=LOOKUP(TRIM([.B702]);[DIC.E$2:DIC.E$994];[DIC.D$2:DIC.D$994])" office:value-type="string" office:string-value="vor">
            <text:p>vor</text:p>
          </table:table-cell>
          <table:table-cell/>
        </table:table-row>
        <table:table-row table:style-name="ro1">
          <table:table-cell table:style-name="ce22" office:value-type="string">
            <text:p>pos</text:p>
          </table:table-cell>
          <table:table-cell table:style-name="ce33" office:value-type="string">
            <text:p>behind</text:p>
          </table:table-cell>
          <table:table-cell table:formula="of:=LOOKUP(TRIM([.B703]);[DIC.E$2:DIC.E$994];[DIC.D$2:DIC.D$994])" office:value-type="string" office:string-value="pos">
            <text:p>pos</text:p>
          </table:table-cell>
          <table:table-cell/>
        </table:table-row>
        <table:table-row table:style-name="ro1">
          <table:table-cell table:style-name="ce22" office:value-type="string">
            <text:p>auf</text:p>
          </table:table-cell>
          <table:table-cell table:style-name="ce33" office:value-type="string">
            <text:p>upon</text:p>
          </table:table-cell>
          <table:table-cell table:formula="of:=LOOKUP(TRIM([.B704]);[DIC.E$2:DIC.E$994];[DIC.D$2:DIC.D$994])" office:value-type="string" office:string-value="sus">
            <text:p>sus</text:p>
          </table:table-cell>
          <table:table-cell/>
        </table:table-row>
        <table:table-row table:style-name="ro1">
          <table:table-cell table:style-name="ce22" office:value-type="string">
            <text:p>obe</text:p>
          </table:table-cell>
          <table:table-cell table:style-name="ce33" office:value-type="string">
            <text:p>above ‘up’</text:p>
          </table:table-cell>
          <table:table-cell table:formula="of:=LOOKUP(TRIM([.B705]);[DIC.E$2:DIC.E$994];[DIC.D$2:DIC.D$994])" office:value-type="string" office:string-value="obe">
            <text:p>obe</text:p>
          </table:table-cell>
          <table:table-cell/>
        </table:table-row>
        <table:table-row table:style-name="ro1">
          <table:table-cell table:style-name="ce22" office:value-type="string">
            <text:p>sub</text:p>
          </table:table-cell>
          <table:table-cell table:style-name="ce33" office:value-type="string">
            <text:p>beneath</text:p>
          </table:table-cell>
          <table:table-cell table:formula="of:=LOOKUP(TRIM([.B706]);[DIC.E$2:DIC.E$994];[DIC.D$2:DIC.D$994])" office:value-type="string" office:string-value="sub">
            <text:p>sub</text:p>
          </table:table-cell>
          <table:table-cell/>
        </table:table-row>
        <table:table-row table:style-name="ro1">
          <table:table-cell table:style-name="ce22" office:value-type="string">
            <text:p>bajo</text:p>
          </table:table-cell>
          <table:table-cell table:style-name="ce33" office:value-type="string">
            <text:p>low</text:p>
          </table:table-cell>
          <table:table-cell table:formula="of:=LOOKUP(TRIM([.B707]);[DIC.E$2:DIC.E$994];[DIC.D$2:DIC.D$994])" office:value-type="string" office:string-value="bajo">
            <text:p>bajo</text:p>
          </table:table-cell>
          <table:table-cell/>
        </table:table-row>
        <table:table-row table:style-name="ro1">
          <table:table-cell table:style-name="ce22" office:value-type="string">
            <text:p>alto</text:p>
          </table:table-cell>
          <table:table-cell table:style-name="ce33" office:value-type="string">
            <text:p>high</text:p>
          </table:table-cell>
          <table:table-cell table:formula="of:=LOOKUP(TRIM([.B708]);[DIC.E$2:DIC.E$994];[DIC.D$2:DIC.D$994])" office:value-type="string" office:string-value="alto">
            <text:p>alto</text:p>
          </table:table-cell>
          <table:table-cell/>
        </table:table-row>
        <table:table-row table:style-name="ro1">
          <table:table-cell table:style-name="ce22" office:value-type="string">
            <text:p>per</text:p>
          </table:table-cell>
          <table:table-cell table:style-name="ce33" office:value-type="string">
            <text:p>across</text:p>
          </table:table-cell>
          <table:table-cell table:formula="of:=LOOKUP(TRIM([.B709]);[DIC.E$2:DIC.E$994];[DIC.D$2:DIC.D$994])" office:value-type="string" office:string-value="per">
            <text:p>per</text:p>
          </table:table-cell>
          <table:table-cell/>
        </table:table-row>
        <table:table-row table:style-name="ro1">
          <table:table-cell table:style-name="ce22" office:value-type="string">
            <text:p>nora</text:p>
          </table:table-cell>
          <table:table-cell table:style-name="ce33" office:value-type="string">
            <text:p>north</text:p>
          </table:table-cell>
          <table:table-cell table:formula="of:=LOOKUP(TRIM([.B710]);[DIC.E$2:DIC.E$994];[DIC.D$2:DIC.D$994])" office:value-type="string" office:string-value="non">
            <text:p>non</text:p>
          </table:table-cell>
          <table:table-cell/>
        </table:table-row>
        <table:table-row table:style-name="ro1">
          <table:table-cell table:style-name="ce22" office:value-type="string">
            <text:p>sura</text:p>
          </table:table-cell>
          <table:table-cell table:style-name="ce33" office:value-type="string">
            <text:p>south</text:p>
          </table:table-cell>
          <table:table-cell table:formula="of:=LOOKUP(TRIM([.B711]);[DIC.E$2:DIC.E$994];[DIC.D$2:DIC.D$994])" office:value-type="string" office:string-value="moxo">
            <text:p>moxo</text:p>
          </table:table-cell>
          <table:table-cell/>
        </table:table-row>
        <table:table-row table:style-name="ro1">
          <table:table-cell table:style-name="ce22" office:value-type="string">
            <text:p>veta</text:p>
          </table:table-cell>
          <table:table-cell table:style-name="ce33" office:value-type="string">
            <text:p>west</text:p>
          </table:table-cell>
          <table:table-cell table:formula="of:=LOOKUP(TRIM([.B712]);[DIC.E$2:DIC.E$994];[DIC.D$2:DIC.D$994])" office:value-type="string" office:string-value="gut">
            <text:p>gut</text:p>
          </table:table-cell>
          <table:table-cell/>
        </table:table-row>
        <table:table-row table:style-name="ro1">
          <table:table-cell table:style-name="ce22" office:value-type="string">
            <text:p>esta</text:p>
          </table:table-cell>
          <table:table-cell table:style-name="ce33" office:value-type="string">
            <text:p>east</text:p>
          </table:table-cell>
          <table:table-cell table:formula="of:=LOOKUP(TRIM([.B713]);[DIC.E$2:DIC.E$994];[DIC.D$2:DIC.D$994])" office:value-type="string" office:string-value="ganu">
            <text:p>ganu</text:p>
          </table:table-cell>
          <table:table-cell/>
        </table:table-row>
        <table:table-row table:style-name="ro1">
          <table:table-cell table:style-name="ce22" office:value-type="string">
            <text:p>far</text:p>
          </table:table-cell>
          <table:table-cell table:style-name="ce33" office:value-type="string">
            <text:p>far</text:p>
          </table:table-cell>
          <table:table-cell table:formula="of:=LOOKUP(TRIM([.B714]);[DIC.E$2:DIC.E$994];[DIC.D$2:DIC.D$994])" office:value-type="string" office:string-value="far">
            <text:p>far</text:p>
          </table:table-cell>
          <table:table-cell/>
        </table:table-row>
        <table:table-row table:style-name="ro1">
          <table:table-cell table:style-name="ce22" office:value-type="string">
            <text:p>nir</text:p>
          </table:table-cell>
          <table:table-cell table:style-name="ce33" office:value-type="string">
            <text:p>near</text:p>
          </table:table-cell>
          <table:table-cell table:formula="of:=LOOKUP(TRIM([.B715]);[DIC.E$2:DIC.E$994];[DIC.D$2:DIC.D$994])" office:value-type="string" office:string-value="nir">
            <text:p>nir</text:p>
          </table:table-cell>
          <table:table-cell/>
        </table:table-row>
        <table:table-row table:style-name="ro1">
          <table:table-cell table:style-name="ce22" office:value-type="string">
            <text:p>roda</text:p>
          </table:table-cell>
          <table:table-cell table:style-name="ce33" office:value-type="string">
            <text:p>surround</text:p>
          </table:table-cell>
          <table:table-cell table:formula="of:=LOOKUP(TRIM([.B716]);[DIC.E$2:DIC.E$994];[DIC.D$2:DIC.D$994])" office:value-type="string" office:string-value="sugo">
            <text:p>sugo</text:p>
          </table:table-cell>
          <table:table-cell/>
        </table:table-row>
        <table:table-row table:style-name="ro1">
          <table:table-cell table:style-name="ce22" office:value-type="string">
            <text:p>vasu</text:p>
          </table:table-cell>
          <table:table-cell table:style-name="ce33" office:value-type="string">
            <text:p>contain ‘vessel’</text:p>
          </table:table-cell>
          <table:table-cell table:formula="of:=LOOKUP(TRIM([.B717]);[DIC.E$2:DIC.E$994];[DIC.D$2:DIC.D$994])" office:value-type="string" office:string-value="sodu">
            <text:p>sodu</text:p>
          </table:table-cell>
          <table:table-cell/>
        </table:table-row>
        <table:table-row table:style-name="ro1">
          <table:table-cell table:style-name="ce22" office:value-type="string">
            <text:p>ovru</text:p>
          </table:table-cell>
          <table:table-cell table:style-name="ce33" office:value-type="string">
            <text:p>open</text:p>
          </table:table-cell>
          <table:table-cell table:formula="of:=LOOKUP(TRIM([.B718]);[DIC.E$2:DIC.E$994];[DIC.D$2:DIC.D$994])" office:value-type="string" office:string-value="ovru">
            <text:p>ovru</text:p>
          </table:table-cell>
          <table:table-cell/>
        </table:table-row>
        <table:table-row table:style-name="ro1">
          <table:table-cell table:style-name="ce22" office:value-type="string">
            <text:p>naho</text:p>
          </table:table-cell>
          <table:table-cell table:style-name="ce33" office:value-type="string">
            <text:p>closed</text:p>
          </table:table-cell>
          <table:table-cell table:formula="of:=LOOKUP(TRIM([.B719]);[DIC.E$2:DIC.E$994];[DIC.D$2:DIC.D$994])" office:value-type="string" office:string-value="poxo">
            <text:p>poxo</text:p>
          </table:table-cell>
          <table:table-cell/>
        </table:table-row>
        <table:table-row table:style-name="ro1">
          <table:table-cell table:style-name="ce22" office:value-type="string">
            <text:p>huto</text:p>
          </table:table-cell>
          <table:table-cell table:style-name="ce33" office:value-type="string">
            <text:p>joined</text:p>
          </table:table-cell>
          <table:table-cell table:formula="of:=LOOKUP(TRIM([.B720]);[DIC.E$2:DIC.E$994];[DIC.D$2:DIC.D$994])" office:value-type="string" office:string-value="zia">
            <text:p>zia</text:p>
          </table:table-cell>
          <table:table-cell/>
        </table:table-row>
        <table:table-row table:style-name="ro1">
          <table:table-cell table:style-name="ce22" office:value-type="string">
            <text:p>icxa</text:p>
          </table:table-cell>
          <table:table-cell table:style-name="ce33" office:value-type="string">
            <text:p>intersect ‘cross’</text:p>
          </table:table-cell>
          <table:table-cell table:formula="of:=LOOKUP(TRIM([.B721]);[DIC.E$2:DIC.E$994];[DIC.D$2:DIC.D$994])" office:value-type="string" office:string-value="itso">
            <text:p>itso</text:p>
          </table:table-cell>
          <table:table-cell/>
        </table:table-row>
        <table:table-row table:style-name="ro1">
          <table:table-cell table:style-name="ce22" office:value-type="string">
            <text:p>meso</text:p>
          </table:table-cell>
          <table:table-cell table:style-name="ce33" office:value-type="string">
            <text:p>middle</text:p>
          </table:table-cell>
          <table:table-cell table:formula="of:=LOOKUP(TRIM([.B722]);[DIC.E$2:DIC.E$994];[DIC.D$2:DIC.D$994])" office:value-type="string" office:string-value="hume">
            <text:p>hume</text:p>
          </table:table-cell>
          <table:table-cell/>
        </table:table-row>
        <table:table-row table:style-name="ro1">
          <table:table-cell table:style-name="ce22" office:value-type="string">
            <text:p>sofo</text:p>
          </table:table-cell>
          <table:table-cell table:style-name="ce33" office:value-type="string">
            <text:p>apart ‘separate’</text:p>
          </table:table-cell>
          <table:table-cell table:formula="of:=LOOKUP(TRIM([.B723]);[DIC.E$2:DIC.E$994];[DIC.D$2:DIC.D$994])" office:value-type="string" office:string-value="oru">
            <text:p>oru</text:p>
          </table:table-cell>
          <table:table-cell/>
        </table:table-row>
        <table:table-row table:style-name="ro1">
          <table:table-cell table:style-name="ce22" office:value-type="string">
            <text:p>oriu</text:p>
          </table:table-cell>
          <table:table-cell table:style-name="ce33" office:value-type="string">
            <text:p>orientation</text:p>
          </table:table-cell>
          <table:table-cell table:formula="of:=LOOKUP(TRIM([.B724]);[DIC.E$2:DIC.E$994];[DIC.D$2:DIC.D$994])" office:value-type="string" office:string-value="ody">
            <text:p>ody</text:p>
          </table:table-cell>
          <table:table-cell/>
        </table:table-row>
        <table:table-row table:style-name="ro1">
          <table:table-cell table:style-name="ce22" office:value-type="string">
            <text:p>vico</text:p>
          </table:table-cell>
          <table:table-cell table:style-name="ce33" office:value-type="string">
            <text:p>vertical ‘upright’</text:p>
          </table:table-cell>
          <table:table-cell table:formula="of:=LOOKUP(TRIM([.B725]);[DIC.E$2:DIC.E$994];[DIC.D$2:DIC.D$994])" office:value-type="string" office:string-value="varo">
            <text:p>varo</text:p>
          </table:table-cell>
          <table:table-cell/>
        </table:table-row>
        <table:table-row table:style-name="ro1">
          <table:table-cell table:style-name="ce22" office:value-type="string">
            <text:p>hozo</text:p>
          </table:table-cell>
          <table:table-cell table:style-name="ce33" office:value-type="string">
            <text:p>level ‘horizontal’</text:p>
          </table:table-cell>
          <table:table-cell table:formula="of:=LOOKUP(TRIM([.B726]);[DIC.E$2:DIC.E$994];[DIC.D$2:DIC.D$994])" office:value-type="string" office:string-value="leta">
            <text:p>leta</text:p>
          </table:table-cell>
          <table:table-cell/>
        </table:table-row>
        <table:table-row table:style-name="ro1">
          <table:table-cell table:style-name="ce22" office:value-type="string">
            <text:p>sopa</text:p>
          </table:table-cell>
          <table:table-cell table:style-name="ce33" office:value-type="string">
            <text:p>slope</text:p>
          </table:table-cell>
          <table:table-cell table:formula="of:=LOOKUP(TRIM([.B727]);[DIC.E$2:DIC.E$994];[DIC.D$2:DIC.D$994])" office:value-type="string" office:string-value="domu">
            <text:p>domu</text:p>
          </table:table-cell>
          <table:table-cell/>
        </table:table-row>
        <table:table-row table:style-name="ro1">
          <table:table-cell table:style-name="ce22" office:value-type="string">
            <text:p>razu</text:p>
          </table:table-cell>
          <table:table-cell table:style-name="ce33" office:value-type="string">
            <text:p>range</text:p>
          </table:table-cell>
          <table:table-cell table:formula="of:=LOOKUP(TRIM([.B728]);[DIC.E$2:DIC.E$994];[DIC.D$2:DIC.D$994])" office:value-type="string" office:string-value="razu">
            <text:p>razu</text:p>
          </table:table-cell>
          <table:table-cell/>
        </table:table-row>
        <table:table-row table:style-name="ro1">
          <table:table-cell table:style-name="ce22" office:value-type="string">
            <text:p>cego</text:p>
          </table:table-cell>
          <table:table-cell table:style-name="ce33" office:value-type="string">
            <text:p>stretch</text:p>
          </table:table-cell>
          <table:table-cell table:formula="of:=LOOKUP(TRIM([.B729]);[DIC.E$2:DIC.E$994];[DIC.D$2:DIC.D$994])" office:value-type="string" office:string-value="kaia">
            <text:p>kaia</text:p>
          </table:table-cell>
          <table:table-cell/>
        </table:table-row>
        <table:table-row table:style-name="ro1">
          <table:table-cell table:style-name="ce22" office:value-type="string">
            <text:p>reja</text:p>
          </table:table-cell>
          <table:table-cell table:style-name="ce33" office:value-type="string">
            <text:p>range ‘span’</text:p>
          </table:table-cell>
          <table:table-cell table:formula="of:=LOOKUP(TRIM([.B730]);[DIC.E$2:DIC.E$994];[DIC.D$2:DIC.D$994])" office:value-type="string" office:string-value="razu">
            <text:p>razu</text:p>
          </table:table-cell>
          <table:table-cell/>
        </table:table-row>
        <table:table-row table:style-name="ro1">
          <table:table-cell table:style-name="ce22" office:value-type="string">
            <text:p>area</text:p>
          </table:table-cell>
          <table:table-cell table:style-name="ce33" office:value-type="string">
            <text:p>floor</text:p>
          </table:table-cell>
          <table:table-cell table:formula="of:=LOOKUP(TRIM([.B731]);[DIC.E$2:DIC.E$994];[DIC.D$2:DIC.D$994])" office:value-type="string" office:string-value="area">
            <text:p>area</text:p>
          </table:table-cell>
          <table:table-cell/>
        </table:table-row>
        <table:table-row table:style-name="ro1">
          <table:table-cell table:style-name="ce22" office:value-type="string">
            <text:p>teka</text:p>
          </table:table-cell>
          <table:table-cell table:style-name="ce33" office:value-type="string">
            <text:p>roof</text:p>
          </table:table-cell>
          <table:table-cell table:formula="of:=LOOKUP(TRIM([.B732]);[DIC.E$2:DIC.E$994];[DIC.D$2:DIC.D$994])" office:value-type="string" office:string-value="Robin">
            <text:p>Robin</text:p>
          </table:table-cell>
          <table:table-cell/>
        </table:table-row>
        <table:table-row table:style-name="ro1">
          <table:table-cell table:style-name="ce23" office:value-type="string">
            <text:p>diso</text:p>
          </table:table-cell>
          <table:table-cell table:style-name="ce11" office:value-type="string">
            <text:p>dimensions</text:p>
          </table:table-cell>
          <table:table-cell table:formula="of:=LOOKUP(TRIM([.B733]);[DIC.E$2:DIC.E$994];[DIC.D$2:DIC.D$994])" office:value-type="string" office:string-value="difo">
            <text:p>difo</text:p>
          </table:table-cell>
          <table:table-cell/>
        </table:table-row>
        <table:table-row table:style-name="ro1">
          <table:table-cell table:style-name="ce22" office:value-type="string">
            <text:p>xoto</text:p>
          </table:table-cell>
          <table:table-cell table:style-name="ce33" office:value-type="string">
            <text:p>short</text:p>
          </table:table-cell>
          <table:table-cell table:formula="of:=LOOKUP(TRIM([.B734]);[DIC.E$2:DIC.E$994];[DIC.D$2:DIC.D$994])" office:value-type="string" office:string-value="xoto">
            <text:p>xoto</text:p>
          </table:table-cell>
          <table:table-cell/>
        </table:table-row>
        <table:table-row table:style-name="ro1">
          <table:table-cell table:style-name="ce22" office:value-type="string">
            <text:p>lugo</text:p>
          </table:table-cell>
          <table:table-cell table:style-name="ce33" office:value-type="string">
            <text:p>long</text:p>
          </table:table-cell>
          <table:table-cell table:formula="of:=LOOKUP(TRIM([.B735]);[DIC.E$2:DIC.E$994];[DIC.D$2:DIC.D$994])" office:value-type="string" office:string-value="lugo">
            <text:p>lugo</text:p>
          </table:table-cell>
          <table:table-cell/>
        </table:table-row>
        <table:table-row table:style-name="ro1">
          <table:table-cell table:style-name="ce22" office:value-type="string">
            <text:p>etro</text:p>
          </table:table-cell>
          <table:table-cell table:style-name="ce33" office:value-type="string">
            <text:p>narrow</text:p>
          </table:table-cell>
          <table:table-cell table:formula="of:=LOOKUP(TRIM([.B736]);[DIC.E$2:DIC.E$994];[DIC.D$2:DIC.D$994])" office:value-type="string" office:string-value="nima">
            <text:p>nima</text:p>
          </table:table-cell>
          <table:table-cell/>
        </table:table-row>
        <table:table-row table:style-name="ro1">
          <table:table-cell table:style-name="ce22" office:value-type="string">
            <text:p>anco</text:p>
          </table:table-cell>
          <table:table-cell table:style-name="ce33" office:value-type="string">
            <text:p>broad</text:p>
          </table:table-cell>
          <table:table-cell table:formula="of:=LOOKUP(TRIM([.B737]);[DIC.E$2:DIC.E$994];[DIC.D$2:DIC.D$994])" office:value-type="string" office:string-value="taru">
            <text:p>taru</text:p>
          </table:table-cell>
          <table:table-cell/>
        </table:table-row>
        <table:table-row table:style-name="ro1">
          <table:table-cell table:style-name="ce22" office:value-type="string">
            <text:p>lino</text:p>
          </table:table-cell>
          <table:table-cell table:style-name="ce33" office:value-type="string">
            <text:p>thin ‘lean’</text:p>
          </table:table-cell>
          <table:table-cell table:formula="of:=LOOKUP(TRIM([.B738]);[DIC.E$2:DIC.E$994];[DIC.D$2:DIC.D$994])" office:value-type="string" office:string-value="ese">
            <text:p>ese</text:p>
          </table:table-cell>
          <table:table-cell/>
        </table:table-row>
        <table:table-row table:style-name="ro1">
          <table:table-cell table:style-name="ce22" office:value-type="string">
            <text:p>giso</text:p>
          </table:table-cell>
          <table:table-cell table:style-name="ce33" office:value-type="string">
            <text:p>thick ‘stout’</text:p>
          </table:table-cell>
          <table:table-cell table:formula="of:=LOOKUP(TRIM([.B739]);[DIC.E$2:DIC.E$994];[DIC.D$2:DIC.D$994])" office:value-type="string" office:string-value="ese">
            <text:p>ese</text:p>
          </table:table-cell>
          <table:table-cell/>
        </table:table-row>
        <table:table-row table:style-name="ro1">
          <table:table-cell table:style-name="ce22" office:value-type="string">
            <text:p>dodo</text:p>
          </table:table-cell>
          <table:table-cell table:style-name="ce33" office:value-type="string">
            <text:p>plump</text:p>
          </table:table-cell>
          <table:table-cell table:formula="of:=LOOKUP(TRIM([.B740]);[DIC.E$2:DIC.E$994];[DIC.D$2:DIC.D$994])" office:value-type="string" office:string-value="rog">
            <text:p>rog</text:p>
          </table:table-cell>
          <table:table-cell/>
        </table:table-row>
        <table:table-row table:style-name="ro1">
          <table:table-cell table:style-name="ce22" office:value-type="string">
            <text:p>dipo</text:p>
          </table:table-cell>
          <table:table-cell table:style-name="ce33" office:value-type="string">
            <text:p>deep</text:p>
          </table:table-cell>
          <table:table-cell table:formula="of:=LOOKUP(TRIM([.B741]);[DIC.E$2:DIC.E$994];[DIC.D$2:DIC.D$994])" office:value-type="string" office:string-value="muro">
            <text:p>muro</text:p>
          </table:table-cell>
          <table:table-cell/>
        </table:table-row>
        <table:table-row table:style-name="ro1">
          <table:table-cell table:style-name="ce22" office:value-type="string">
            <text:p>xifo</text:p>
          </table:table-cell>
          <table:table-cell table:style-name="ce33" office:value-type="string">
            <text:p>shallow</text:p>
          </table:table-cell>
          <table:table-cell table:formula="of:=LOOKUP(TRIM([.B742]);[DIC.E$2:DIC.E$994];[DIC.D$2:DIC.D$994])" office:value-type="string" office:string-value="ior">
            <text:p>ior</text:p>
          </table:table-cell>
          <table:table-cell/>
        </table:table-row>
        <table:table-row table:style-name="ro1">
          <table:table-cell table:style-name="ce23" office:value-type="string">
            <text:p>fomu</text:p>
          </table:table-cell>
          <table:table-cell table:style-name="ce11" office:value-type="string">
            <text:p>form</text:p>
          </table:table-cell>
          <table:table-cell table:formula="of:=LOOKUP(TRIM([.B743]);[DIC.E$2:DIC.E$994];[DIC.D$2:DIC.D$994])" office:value-type="string" office:string-value="oviu">
            <text:p>oviu</text:p>
          </table:table-cell>
          <table:table-cell/>
        </table:table-row>
        <table:table-row table:style-name="ro1">
          <table:table-cell table:style-name="ce22" office:value-type="string">
            <text:p>foma</text:p>
          </table:table-cell>
          <table:table-cell table:style-name="ce33" office:value-type="string">
            <text:p>shape ‘form’</text:p>
          </table:table-cell>
          <table:table-cell table:formula="of:=LOOKUP(TRIM([.B744]);[DIC.E$2:DIC.E$994];[DIC.D$2:DIC.D$994])" office:value-type="string" office:string-value="ior">
            <text:p>ior</text:p>
          </table:table-cell>
          <table:table-cell/>
        </table:table-row>
        <table:table-row table:style-name="ro1">
          <table:table-cell table:style-name="ce23" office:value-type="string">
            <text:p>pita</text:p>
          </table:table-cell>
          <table:table-cell table:style-name="ce11" office:value-type="string">
            <text:p>point</text:p>
          </table:table-cell>
          <table:table-cell table:formula="of:=LOOKUP(TRIM([.B745]);[DIC.E$2:DIC.E$994];[DIC.D$2:DIC.D$994])" office:value-type="string" office:string-value="rog">
            <text:p>rog</text:p>
          </table:table-cell>
          <table:table-cell/>
        </table:table-row>
        <table:table-row table:style-name="ro1">
          <table:table-cell table:style-name="ce22" office:value-type="string">
            <text:p>mome</text:p>
          </table:table-cell>
          <table:table-cell table:style-name="ce33" office:value-type="string">
            <text:p>point ‘moment’</text:p>
          </table:table-cell>
          <table:table-cell table:formula="of:=LOOKUP(TRIM([.B746]);[DIC.E$2:DIC.E$994];[DIC.D$2:DIC.D$994])" office:value-type="string" office:string-value="rog">
            <text:p>rog</text:p>
          </table:table-cell>
          <table:table-cell/>
        </table:table-row>
        <table:table-row table:style-name="ro1">
          <table:table-cell table:style-name="ce22" office:value-type="string">
            <text:p>poto</text:p>
          </table:table-cell>
          <table:table-cell table:style-name="ce33" office:value-type="string">
            <text:p>tip ‘point’</text:p>
          </table:table-cell>
          <table:table-cell table:formula="of:=LOOKUP(TRIM([.B747]);[DIC.E$2:DIC.E$994];[DIC.D$2:DIC.D$994])" office:value-type="string" office:string-value="foa">
            <text:p>foa</text:p>
          </table:table-cell>
          <table:table-cell/>
        </table:table-row>
        <table:table-row table:style-name="ro1">
          <table:table-cell table:style-name="ce22" office:value-type="string">
            <text:p>cony</text:p>
          </table:table-cell>
          <table:table-cell table:style-name="ce33" office:value-type="string">
            <text:p>corner</text:p>
          </table:table-cell>
          <table:table-cell table:formula="of:=LOOKUP(TRIM([.B748]);[DIC.E$2:DIC.E$994];[DIC.D$2:DIC.D$994])" office:value-type="string" office:string-value="maza">
            <text:p>maza</text:p>
          </table:table-cell>
          <table:table-cell/>
        </table:table-row>
        <table:table-row table:style-name="ro1">
          <table:table-cell table:style-name="ce23" office:value-type="string">
            <text:p>line</text:p>
          </table:table-cell>
          <table:table-cell table:style-name="ce11" office:value-type="string">
            <text:p>lines</text:p>
          </table:table-cell>
          <table:table-cell table:formula="of:=LOOKUP(TRIM([.B749]);[DIC.E$2:DIC.E$994];[DIC.D$2:DIC.D$994])" office:value-type="string" office:string-value="viso">
            <text:p>viso</text:p>
          </table:table-cell>
          <table:table-cell/>
        </table:table-row>
        <table:table-row table:style-name="ro1">
          <table:table-cell table:style-name="ce26" office:value-type="string">
            <text:p>lina</text:p>
          </table:table-cell>
          <table:table-cell table:style-name="ce33" office:value-type="string">
            <text:p>line</text:p>
          </table:table-cell>
          <table:table-cell table:formula="of:=LOOKUP(TRIM([.B750]);[DIC.E$2:DIC.E$994];[DIC.D$2:DIC.D$994])" office:value-type="string" office:string-value="viso">
            <text:p>viso</text:p>
          </table:table-cell>
          <table:table-cell/>
        </table:table-row>
        <table:table-row table:style-name="ro1">
          <table:table-cell table:style-name="ce22" office:value-type="string">
            <text:p>daro</text:p>
          </table:table-cell>
          <table:table-cell table:style-name="ce33" office:value-type="string">
            <text:p>straight</text:p>
          </table:table-cell>
          <table:table-cell table:formula="of:=LOOKUP(TRIM([.B751]);[DIC.E$2:DIC.E$994];[DIC.D$2:DIC.D$994])" office:value-type="string" office:string-value="paru">
            <text:p>paru</text:p>
          </table:table-cell>
          <table:table-cell/>
        </table:table-row>
        <table:table-row table:style-name="ro1">
          <table:table-cell table:style-name="ce22" office:value-type="string">
            <text:p>qrba</text:p>
          </table:table-cell>
          <table:table-cell table:style-name="ce33" office:value-type="string">
            <text:p>curve</text:p>
          </table:table-cell>
          <table:table-cell table:formula="of:=LOOKUP(TRIM([.B752]);[DIC.E$2:DIC.E$994];[DIC.D$2:DIC.D$994])" office:value-type="string" office:string-value="acto">
            <text:p>acto</text:p>
          </table:table-cell>
          <table:table-cell/>
        </table:table-row>
        <table:table-row table:style-name="ro1">
          <table:table-cell table:style-name="ce22" office:value-type="string">
            <text:p>lopa</text:p>
          </table:table-cell>
          <table:table-cell table:style-name="ce33" office:value-type="string">
            <text:p>loop</text:p>
          </table:table-cell>
          <table:table-cell table:formula="of:=LOOKUP(TRIM([.B753]);[DIC.E$2:DIC.E$994];[DIC.D$2:DIC.D$994])" office:value-type="string" office:string-value="bosu">
            <text:p>bosu</text:p>
          </table:table-cell>
          <table:table-cell/>
        </table:table-row>
        <table:table-row table:style-name="ro1">
          <table:table-cell table:style-name="ce22" office:value-type="string">
            <text:p>piro</text:p>
          </table:table-cell>
          <table:table-cell table:style-name="ce33" office:value-type="string">
            <text:p>spiral</text:p>
          </table:table-cell>
          <table:table-cell table:formula="of:=LOOKUP(TRIM([.B754]);[DIC.E$2:DIC.E$994];[DIC.D$2:DIC.D$994])" office:value-type="string" office:string-value="pich">
            <text:p>pich</text:p>
          </table:table-cell>
          <table:table-cell/>
        </table:table-row>
        <table:table-row table:style-name="ro1">
          <table:table-cell table:style-name="ce22" office:value-type="string">
            <text:p>noda</text:p>
          </table:table-cell>
          <table:table-cell table:style-name="ce33" office:value-type="string">
            <text:p>knot</text:p>
          </table:table-cell>
          <table:table-cell table:formula="of:=LOOKUP(TRIM([.B755]);[DIC.E$2:DIC.E$994];[DIC.D$2:DIC.D$994])" office:value-type="string" office:string-value="geto">
            <text:p>geto</text:p>
          </table:table-cell>
          <table:table-cell/>
        </table:table-row>
        <table:table-row table:style-name="ro1">
          <table:table-cell table:style-name="ce22" office:value-type="string">
            <text:p>rama</text:p>
          </table:table-cell>
          <table:table-cell table:style-name="ce33" office:value-type="string">
            <text:p>branch ‘limb’</text:p>
          </table:table-cell>
          <table:table-cell table:formula="of:=LOOKUP(TRIM([.B756]);[DIC.E$2:DIC.E$994];[DIC.D$2:DIC.D$994])" office:value-type="string" office:string-value="nina">
            <text:p>nina</text:p>
          </table:table-cell>
          <table:table-cell/>
        </table:table-row>
        <table:table-row table:style-name="ro1">
          <table:table-cell table:style-name="ce23" office:value-type="string">
            <text:p>suxa</text:p>
          </table:table-cell>
          <table:table-cell table:style-name="ce11" office:value-type="string">
            <text:p>surface</text:p>
          </table:table-cell>
          <table:table-cell table:formula="of:=LOOKUP(TRIM([.B757]);[DIC.E$2:DIC.E$994];[DIC.D$2:DIC.D$994])" office:value-type="string" office:string-value="sugo">
            <text:p>sugo</text:p>
          </table:table-cell>
          <table:table-cell/>
        </table:table-row>
        <table:table-row table:style-name="ro1">
          <table:table-cell table:style-name="ce22" office:value-type="string">
            <text:p>sixa</text:p>
          </table:table-cell>
          <table:table-cell table:style-name="ce33" office:value-type="string">
            <text:p>surface</text:p>
          </table:table-cell>
          <table:table-cell table:formula="of:=LOOKUP(TRIM([.B758]);[DIC.E$2:DIC.E$994];[DIC.D$2:DIC.D$994])" office:value-type="string" office:string-value="sugo">
            <text:p>sugo</text:p>
          </table:table-cell>
          <table:table-cell/>
        </table:table-row>
        <table:table-row table:style-name="ro1">
          <table:table-cell table:style-name="ce22" office:value-type="string">
            <text:p>gala</text:p>
          </table:table-cell>
          <table:table-cell table:style-name="ce33" office:value-type="string">
            <text:p>angle</text:p>
          </table:table-cell>
          <table:table-cell table:formula="of:=LOOKUP(TRIM([.B759]);[DIC.E$2:DIC.E$994];[DIC.D$2:DIC.D$994])" office:value-type="string" office:string-value="und">
            <text:p>und</text:p>
          </table:table-cell>
          <table:table-cell/>
        </table:table-row>
        <table:table-row table:style-name="ro1">
          <table:table-cell table:style-name="ce22" office:value-type="string">
            <text:p>voina</text:p>
          </table:table-cell>
          <table:table-cell table:style-name="ce33" office:value-type="string">
            <text:p>plane</text:p>
          </table:table-cell>
          <table:table-cell table:formula="of:=LOOKUP(TRIM([.B760]);[DIC.E$2:DIC.E$994];[DIC.D$2:DIC.D$994])" office:value-type="string" office:string-value="piga">
            <text:p>piga</text:p>
          </table:table-cell>
          <table:table-cell/>
        </table:table-row>
        <table:table-row table:style-name="ro1">
          <table:table-cell table:style-name="ce22" office:value-type="string">
            <text:p>karo</text:p>
          </table:table-cell>
          <table:table-cell table:style-name="ce33" office:value-type="string">
            <text:p>square</text:p>
          </table:table-cell>
          <table:table-cell table:formula="of:=LOOKUP(TRIM([.B761]);[DIC.E$2:DIC.E$994];[DIC.D$2:DIC.D$994])" office:value-type="string" office:string-value="pich">
            <text:p>pich</text:p>
          </table:table-cell>
          <table:table-cell/>
        </table:table-row>
        <table:table-row table:style-name="ro1">
          <table:table-cell table:style-name="ce22" office:value-type="string">
            <text:p>kata</text:p>
          </table:table-cell>
          <table:table-cell table:style-name="ce33" office:value-type="string">
            <text:p>card</text:p>
          </table:table-cell>
          <table:table-cell table:formula="of:=LOOKUP(TRIM([.B762]);[DIC.E$2:DIC.E$994];[DIC.D$2:DIC.D$994])" office:value-type="string" office:string-value="aota">
            <text:p>aota</text:p>
          </table:table-cell>
          <table:table-cell/>
        </table:table-row>
        <table:table-row table:style-name="ro1">
          <table:table-cell table:style-name="ce22" office:value-type="string">
            <text:p>rodo</text:p>
          </table:table-cell>
          <table:table-cell table:style-name="ce33" office:value-type="string">
            <text:p>round ‘circular’</text:p>
          </table:table-cell>
          <table:table-cell table:formula="of:=LOOKUP(TRIM([.B763]);[DIC.E$2:DIC.E$994];[DIC.D$2:DIC.D$994])" office:value-type="string" office:string-value="rodo">
            <text:p>rodo</text:p>
          </table:table-cell>
          <table:table-cell/>
        </table:table-row>
        <table:table-row table:style-name="ro1">
          <table:table-cell table:style-name="ce22" office:value-type="string">
            <text:p>baga</text:p>
          </table:table-cell>
          <table:table-cell table:style-name="ce33" office:value-type="string">
            <text:p>ring</text:p>
          </table:table-cell>
          <table:table-cell table:formula="of:=LOOKUP(TRIM([.B764]);[DIC.E$2:DIC.E$994];[DIC.D$2:DIC.D$994])" office:value-type="string" office:string-value="nela">
            <text:p>nela</text:p>
          </table:table-cell>
          <table:table-cell/>
        </table:table-row>
        <table:table-row table:style-name="ro1">
          <table:table-cell table:style-name="ce22" office:value-type="string">
            <text:p>gofa</text:p>
          </table:table-cell>
          <table:table-cell table:style-name="ce33" office:value-type="string">
            <text:p>swelling</text:p>
          </table:table-cell>
          <table:table-cell table:formula="of:=LOOKUP(TRIM([.B765]);[DIC.E$2:DIC.E$994];[DIC.D$2:DIC.D$994])" office:value-type="string" office:string-value="sugo">
            <text:p>sugo</text:p>
          </table:table-cell>
          <table:table-cell/>
        </table:table-row>
        <table:table-row table:style-name="ro1">
          <table:table-cell table:style-name="ce22" office:value-type="string">
            <text:p>kava</text:p>
          </table:table-cell>
          <table:table-cell table:style-name="ce33" office:value-type="string">
            <text:p>cavity ‘cave’</text:p>
          </table:table-cell>
          <table:table-cell table:formula="of:=LOOKUP(TRIM([.B766]);[DIC.E$2:DIC.E$994];[DIC.D$2:DIC.D$994])" office:value-type="string" office:string-value="gata">
            <text:p>gata</text:p>
          </table:table-cell>
          <table:table-cell/>
        </table:table-row>
        <table:table-row table:style-name="ro1">
          <table:table-cell table:style-name="ce23" office:value-type="string">
            <text:p>kara</text:p>
          </table:table-cell>
          <table:table-cell table:style-name="ce11" office:value-type="string">
            <text:p>body</text:p>
          </table:table-cell>
          <table:table-cell table:formula="of:=LOOKUP(TRIM([.B767]);[DIC.E$2:DIC.E$994];[DIC.D$2:DIC.D$994])" office:value-type="string" office:string-value="baka">
            <text:p>baka</text:p>
          </table:table-cell>
          <table:table-cell/>
        </table:table-row>
        <table:table-row table:style-name="ro1">
          <table:table-cell table:style-name="ce22" office:value-type="string">
            <text:p>boka</text:p>
          </table:table-cell>
          <table:table-cell table:style-name="ce33" office:value-type="string">
            <text:p>block</text:p>
          </table:table-cell>
          <table:table-cell table:formula="of:=LOOKUP(TRIM([.B768]);[DIC.E$2:DIC.E$994];[DIC.D$2:DIC.D$994])" office:value-type="string" office:string-value="nego">
            <text:p>nego</text:p>
          </table:table-cell>
          <table:table-cell/>
        </table:table-row>
        <table:table-row table:style-name="ro1">
          <table:table-cell table:style-name="ce22" office:value-type="string">
            <text:p>qube</text:p>
          </table:table-cell>
          <table:table-cell table:style-name="ce33" office:value-type="string">
            <text:p>cube</text:p>
          </table:table-cell>
          <table:table-cell table:formula="of:=LOOKUP(TRIM([.B769]);[DIC.E$2:DIC.E$994];[DIC.D$2:DIC.D$994])" office:value-type="string" office:string-value="creu">
            <text:p>creu</text:p>
          </table:table-cell>
          <table:table-cell/>
        </table:table-row>
        <table:table-row table:style-name="ro1">
          <table:table-cell table:style-name="ce22" office:value-type="string">
            <text:p>tava</text:p>
          </table:table-cell>
          <table:table-cell table:style-name="ce33" office:value-type="string">
            <text:p>board</text:p>
          </table:table-cell>
          <table:table-cell table:formula="of:=LOOKUP(TRIM([.B770]);[DIC.E$2:DIC.E$994];[DIC.D$2:DIC.D$994])" office:value-type="string" office:string-value="azul">
            <text:p>azul</text:p>
          </table:table-cell>
          <table:table-cell/>
        </table:table-row>
        <table:table-row table:style-name="ro1">
          <table:table-cell table:style-name="ce22" office:value-type="string">
            <text:p>kona</text:p>
          </table:table-cell>
          <table:table-cell table:style-name="ce33" office:value-type="string">
            <text:p>cone</text:p>
          </table:table-cell>
          <table:table-cell table:formula="of:=LOOKUP(TRIM([.B771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cida</text:p>
          </table:table-cell>
          <table:table-cell table:style-name="ce33" office:value-type="string">
            <text:p>cylinder</text:p>
          </table:table-cell>
          <table:table-cell table:formula="of:=LOOKUP(TRIM([.B772]);[DIC.E$2:DIC.E$994];[DIC.D$2:DIC.D$994])" office:value-type="string" office:string-value="taju">
            <text:p>taju</text:p>
          </table:table-cell>
          <table:table-cell/>
        </table:table-row>
        <table:table-row table:style-name="ro1">
          <table:table-cell table:style-name="ce22" office:value-type="string">
            <text:p>tubo</text:p>
          </table:table-cell>
          <table:table-cell table:style-name="ce33" office:value-type="string">
            <text:p>tube</text:p>
          </table:table-cell>
          <table:table-cell table:formula="of:=LOOKUP(TRIM([.B773]);[DIC.E$2:DIC.E$994];[DIC.D$2:DIC.D$994])" office:value-type="string" office:string-value="pobu">
            <text:p>pobu</text:p>
          </table:table-cell>
          <table:table-cell/>
        </table:table-row>
        <table:table-row table:style-name="ro1">
          <table:table-cell table:style-name="ce22" office:value-type="string">
            <text:p>luna</text:p>
          </table:table-cell>
          <table:table-cell table:style-name="ce33" office:value-type="string">
            <text:p>lens</text:p>
          </table:table-cell>
          <table:table-cell table:formula="of:=LOOKUP(TRIM([.B774]);[DIC.E$2:DIC.E$994];[DIC.D$2:DIC.D$994])" office:value-type="string" office:string-value="lego">
            <text:p>lego</text:p>
          </table:table-cell>
          <table:table-cell/>
        </table:table-row>
        <table:table-row table:style-name="ro1">
          <table:table-cell table:style-name="ce22" office:value-type="string">
            <text:p>weja</text:p>
          </table:table-cell>
          <table:table-cell table:style-name="ce33" office:value-type="string">
            <text:p>wedge</text:p>
          </table:table-cell>
          <table:table-cell table:formula="of:=LOOKUP(TRIM([.B775]);[DIC.E$2:DIC.E$994];[DIC.D$2:DIC.D$994])" office:value-type="string" office:string-value="cale">
            <text:p>cale</text:p>
          </table:table-cell>
          <table:table-cell/>
        </table:table-row>
        <table:table-row table:style-name="ro1">
          <table:table-cell table:style-name="ce27" office:value-type="string">
            <text:p>mata</text:p>
          </table:table-cell>
          <table:table-cell table:style-name="ce13" office:value-type="string">
            <text:p>material</text:p>
          </table:table-cell>
          <table:table-cell table:formula="of:=LOOKUP(TRIM([.B776]);[DIC.E$2:DIC.E$994];[DIC.D$2:DIC.D$994])" office:value-type="string" office:string-value="huma">
            <text:p>huma</text:p>
          </table:table-cell>
          <table:table-cell/>
        </table:table-row>
        <table:table-row table:style-name="ro1">
          <table:table-cell table:style-name="ce22" office:value-type="string">
            <text:p>kova</text:p>
          </table:table-cell>
          <table:table-cell table:style-name="ce33" office:value-type="string">
            <text:p>cover</text:p>
          </table:table-cell>
          <table:table-cell table:formula="of:=LOOKUP(TRIM([.B777]);[DIC.E$2:DIC.E$994];[DIC.D$2:DIC.D$994])" office:value-type="string" office:string-value="kotu">
            <text:p>kotu</text:p>
          </table:table-cell>
          <table:table-cell/>
        </table:table-row>
        <table:table-row table:style-name="ro1">
          <table:table-cell table:style-name="ce22" office:value-type="string">
            <text:p>baro</text:p>
          </table:table-cell>
          <table:table-cell table:style-name="ce33" office:value-type="string">
            <text:p>bare</text:p>
          </table:table-cell>
          <table:table-cell table:formula="of:=LOOKUP(TRIM([.B778]);[DIC.E$2:DIC.E$994];[DIC.D$2:DIC.D$994])" office:value-type="string" office:string-value="pala">
            <text:p>pala</text:p>
          </table:table-cell>
          <table:table-cell/>
        </table:table-row>
        <table:table-row table:style-name="ro1">
          <table:table-cell table:style-name="ce22" office:value-type="string">
            <text:p>hipa</text:p>
          </table:table-cell>
          <table:table-cell table:style-name="ce33" office:value-type="string">
            <text:p>heap</text:p>
          </table:table-cell>
          <table:table-cell table:formula="of:=LOOKUP(TRIM([.B779]);[DIC.E$2:DIC.E$994];[DIC.D$2:DIC.D$994])" office:value-type="string" office:string-value="teta">
            <text:p>teta</text:p>
          </table:table-cell>
          <table:table-cell/>
        </table:table-row>
        <table:table-row table:style-name="ro1">
          <table:table-cell table:style-name="ce22" office:value-type="string">
            <text:p>pala</text:p>
          </table:table-cell>
          <table:table-cell table:style-name="ce33" office:value-type="string">
            <text:p>ball</text:p>
          </table:table-cell>
          <table:table-cell table:formula="of:=LOOKUP(TRIM([.B780]);[DIC.E$2:DIC.E$994];[DIC.D$2:DIC.D$994])" office:value-type="string" office:string-value="pala">
            <text:p>pala</text:p>
          </table:table-cell>
          <table:table-cell/>
        </table:table-row>
        <table:table-row table:style-name="ro1">
          <table:table-cell table:style-name="ce22" office:value-type="string">
            <text:p>tobu</text:p>
          </table:table-cell>
          <table:table-cell table:style-name="ce33" office:value-type="string">
            <text:p>drop</text:p>
          </table:table-cell>
          <table:table-cell table:formula="of:=LOOKUP(TRIM([.B781]);[DIC.E$2:DIC.E$994];[DIC.D$2:DIC.D$994])" office:value-type="string" office:string-value="bebu">
            <text:p>bebu</text:p>
          </table:table-cell>
          <table:table-cell/>
        </table:table-row>
        <table:table-row table:style-name="ro1">
          <table:table-cell table:style-name="ce22" office:value-type="string">
            <text:p>fola</text:p>
          </table:table-cell>
          <table:table-cell table:style-name="ce33" office:value-type="string">
            <text:p>sheet ‘foil’</text:p>
          </table:table-cell>
          <table:table-cell table:formula="of:=LOOKUP(TRIM([.B782]);[DIC.E$2:DIC.E$994];[DIC.D$2:DIC.D$994])" office:value-type="string" office:string-value="Oaia">
            <text:p>Oaia</text:p>
          </table:table-cell>
          <table:table-cell/>
        </table:table-row>
        <table:table-row table:style-name="ro1">
          <table:table-cell table:style-name="ce22" office:value-type="string">
            <text:p>kola</text:p>
          </table:table-cell>
          <table:table-cell table:style-name="ce33" office:value-type="string">
            <text:p>collar</text:p>
          </table:table-cell>
          <table:table-cell table:formula="of:=LOOKUP(TRIM([.B783]);[DIC.E$2:DIC.E$994];[DIC.D$2:DIC.D$994])" office:value-type="string" office:string-value="figo">
            <text:p>figo</text:p>
          </table:table-cell>
          <table:table-cell/>
        </table:table-row>
        <table:table-row table:style-name="ro1">
          <table:table-cell table:style-name="ce22" office:value-type="string">
            <text:p>hilo</text:p>
          </table:table-cell>
          <table:table-cell table:style-name="ce33" office:value-type="string">
            <text:p>thread ‘filament’</text:p>
          </table:table-cell>
          <table:table-cell table:formula="of:=LOOKUP(TRIM([.B784]);[DIC.E$2:DIC.E$994];[DIC.D$2:DIC.D$994])" office:value-type="string" office:string-value="ele">
            <text:p>ele</text:p>
          </table:table-cell>
          <table:table-cell/>
        </table:table-row>
        <table:table-row table:style-name="ro1">
          <table:table-cell table:style-name="ce22" office:value-type="string">
            <text:p>tule</text:p>
          </table:table-cell>
          <table:table-cell table:style-name="ce33" office:value-type="string">
            <text:p>tile</text:p>
          </table:table-cell>
          <table:table-cell table:formula="of:=LOOKUP(TRIM([.B785]);[DIC.E$2:DIC.E$994];[DIC.D$2:DIC.D$994])" office:value-type="string" office:string-value="asi">
            <text:p>asi</text:p>
          </table:table-cell>
          <table:table-cell/>
        </table:table-row>
        <table:table-row table:style-name="ro1">
          <table:table-cell table:style-name="ce22" office:value-type="string">
            <text:p>ruge</text:p>
          </table:table-cell>
          <table:table-cell table:style-name="ce33" office:value-type="string">
            <text:p>wrinkle</text:p>
          </table:table-cell>
          <table:table-cell table:formula="of:=LOOKUP(TRIM([.B786]);[DIC.E$2:DIC.E$994];[DIC.D$2:DIC.D$994])" office:value-type="string" office:string-value="arbu">
            <text:p>arbu</text:p>
          </table:table-cell>
          <table:table-cell/>
        </table:table-row>
        <table:table-row table:style-name="ro1">
          <table:table-cell table:style-name="ce22" office:value-type="string">
            <text:p>raka</text:p>
          </table:table-cell>
          <table:table-cell table:style-name="ce33" office:value-type="string">
            <text:p>crack</text:p>
          </table:table-cell>
          <table:table-cell table:formula="of:=LOOKUP(TRIM([.B787]);[DIC.E$2:DIC.E$994];[DIC.D$2:DIC.D$994])" office:value-type="string" office:string-value="vaka">
            <text:p>vaka</text:p>
          </table:table-cell>
          <table:table-cell/>
        </table:table-row>
        <table:table-row table:style-name="ro1">
          <table:table-cell table:style-name="ce22" office:value-type="string">
            <text:p>xoma</text:p>
          </table:table-cell>
          <table:table-cell table:style-name="ce33" office:value-type="string">
            <text:p>field</text:p>
          </table:table-cell>
          <table:table-cell table:formula="of:=LOOKUP(TRIM([.B788]);[DIC.E$2:DIC.E$994];[DIC.D$2:DIC.D$994])" office:value-type="string" office:string-value="pide">
            <text:p>pide</text:p>
          </table:table-cell>
          <table:table-cell/>
        </table:table-row>
        <table:table-row table:style-name="ro1">
          <table:table-cell table:style-name="ce22" office:value-type="string">
            <text:p>stra</text:p>
          </table:table-cell>
          <table:table-cell table:style-name="ce33" office:value-type="string">
            <text:p>layer ‘stratum’</text:p>
          </table:table-cell>
          <table:table-cell table:formula="of:=LOOKUP(TRIM([.B789]);[DIC.E$2:DIC.E$994];[DIC.D$2:DIC.D$994])" office:value-type="string" office:string-value="risu">
            <text:p>risu</text:p>
          </table:table-cell>
          <table:table-cell/>
        </table:table-row>
        <table:table-row table:style-name="ro1">
          <table:table-cell table:style-name="ce22" office:value-type="string">
            <text:p>swix</text:p>
          </table:table-cell>
          <table:table-cell table:style-name="ce33" office:value-type="string">
            <text:p>sandwich</text:p>
          </table:table-cell>
          <table:table-cell table:formula="of:=LOOKUP(TRIM([.B790]);[DIC.E$2:DIC.E$994];[DIC.D$2:DIC.D$994])" office:value-type="string" office:string-value="koru">
            <text:p>koru</text:p>
          </table:table-cell>
          <table:table-cell/>
        </table:table-row>
        <table:table-row table:style-name="ro1">
          <table:table-cell table:style-name="ce22" office:value-type="string">
            <text:p>feta</text:p>
          </table:table-cell>
          <table:table-cell table:style-name="ce33" office:value-type="string">
            <text:p>slice</text:p>
          </table:table-cell>
          <table:table-cell table:formula="of:=LOOKUP(TRIM([.B791]);[DIC.E$2:DIC.E$994];[DIC.D$2:DIC.D$994])" office:value-type="string" office:string-value="domu">
            <text:p>domu</text:p>
          </table:table-cell>
          <table:table-cell/>
        </table:table-row>
        <table:table-row table:style-name="ro1">
          <table:table-cell table:style-name="ce22" office:value-type="string">
            <text:p>paja</text:p>
          </table:table-cell>
          <table:table-cell table:style-name="ce33" office:value-type="string">
            <text:p>page ‘paper’</text:p>
          </table:table-cell>
          <table:table-cell table:formula="of:=LOOKUP(TRIM([.B792]);[DIC.E$2:DIC.E$994];[DIC.D$2:DIC.D$994])" office:value-type="string" office:string-value="pisu">
            <text:p>pisu</text:p>
          </table:table-cell>
          <table:table-cell/>
        </table:table-row>
        <table:table-row table:style-name="ro1">
          <table:table-cell table:style-name="ce22" office:value-type="string">
            <text:p>paka</text:p>
          </table:table-cell>
          <table:table-cell table:style-name="ce33" office:value-type="string">
            <text:p>bundle ‘pack’</text:p>
          </table:table-cell>
          <table:table-cell table:formula="of:=LOOKUP(TRIM([.B793]);[DIC.E$2:DIC.E$994];[DIC.D$2:DIC.D$994])" office:value-type="string" office:string-value="maro">
            <text:p>maro</text:p>
          </table:table-cell>
          <table:table-cell/>
        </table:table-row>
        <table:table-row table:style-name="ro1">
          <table:table-cell table:style-name="ce22" office:value-type="string">
            <text:p>soko</text:p>
          </table:table-cell>
          <table:table-cell table:style-name="ce33" office:value-type="string">
            <text:p>groove ‘furrow’</text:p>
          </table:table-cell>
          <table:table-cell table:formula="of:=LOOKUP(TRIM([.B794]);[DIC.E$2:DIC.E$994];[DIC.D$2:DIC.D$994])" office:value-type="string" office:string-value="veto">
            <text:p>veto</text:p>
          </table:table-cell>
          <table:table-cell/>
        </table:table-row>
        <table:table-row table:style-name="ro1">
          <table:table-cell table:style-name="ce22" office:value-type="string">
            <text:p>xira</text:p>
          </table:table-cell>
          <table:table-cell table:style-name="ce33" office:value-type="string">
            <text:p>bead</text:p>
          </table:table-cell>
          <table:table-cell table:formula="of:=LOOKUP(TRIM([.B795]);[DIC.E$2:DIC.E$994];[DIC.D$2:DIC.D$994])" office:value-type="string" office:string-value="seru">
            <text:p>seru</text:p>
          </table:table-cell>
          <table:table-cell/>
        </table:table-row>
        <table:table-row table:style-name="ro1">
          <table:table-cell table:style-name="ce22" office:value-type="string">
            <text:p>gaco</text:p>
          </table:table-cell>
          <table:table-cell table:style-name="ce33" office:value-type="string">
            <text:p>hook</text:p>
          </table:table-cell>
          <table:table-cell table:formula="of:=LOOKUP(TRIM([.B796]);[DIC.E$2:DIC.E$994];[DIC.D$2:DIC.D$994])" office:value-type="string" office:string-value="tenu">
            <text:p>tenu</text:p>
          </table:table-cell>
          <table:table-cell/>
        </table:table-row>
        <table:table-row table:style-name="ro1">
          <table:table-cell table:style-name="ce22" office:value-type="string">
            <text:p>bary</text:p>
          </table:table-cell>
          <table:table-cell table:style-name="ce33" office:value-type="string">
            <text:p>rod</text:p>
          </table:table-cell>
          <table:table-cell table:formula="of:=LOOKUP(TRIM([.B797]);[DIC.E$2:DIC.E$994];[DIC.D$2:DIC.D$994])" office:value-type="string" office:string-value="Robin">
            <text:p>Robin</text:p>
          </table:table-cell>
          <table:table-cell/>
        </table:table-row>
        <table:table-row table:style-name="ro1">
          <table:table-cell table:style-name="ce22" office:value-type="string">
            <text:p>guia</text:p>
          </table:table-cell>
          <table:table-cell table:style-name="ce33" office:value-type="string">
            <text:p>needle</text:p>
          </table:table-cell>
          <table:table-cell table:formula="of:=LOOKUP(TRIM([.B798]);[DIC.E$2:DIC.E$994];[DIC.D$2:DIC.D$994])" office:value-type="string" office:string-value="bezu">
            <text:p>bezu</text:p>
          </table:table-cell>
          <table:table-cell/>
        </table:table-row>
        <table:table-row table:style-name="ro1">
          <table:table-cell table:style-name="ce22" office:value-type="string">
            <text:p>xila</text:p>
          </table:table-cell>
          <table:table-cell table:style-name="ce33" office:value-type="string">
            <text:p>shell</text:p>
          </table:table-cell>
          <table:table-cell table:formula="of:=LOOKUP(TRIM([.B799]);[DIC.E$2:DIC.E$994];[DIC.D$2:DIC.D$994])" office:value-type="string" office:string-value="Oaia">
            <text:p>Oaia</text:p>
          </table:table-cell>
          <table:table-cell/>
        </table:table-row>
        <table:table-row table:style-name="ro1">
          <table:table-cell table:style-name="ce22" office:value-type="string">
            <text:p>pelu</text:p>
          </table:table-cell>
          <table:table-cell table:style-name="ce33" office:value-type="string">
            <text:p>peel</text:p>
          </table:table-cell>
          <table:table-cell table:formula="of:=LOOKUP(TRIM([.B800]);[DIC.E$2:DIC.E$994];[DIC.D$2:DIC.D$994])" office:value-type="string" office:string-value="pagu">
            <text:p>pagu</text:p>
          </table:table-cell>
          <table:table-cell/>
        </table:table-row>
        <table:table-row table:style-name="ro1">
          <table:table-cell table:style-name="ce22" office:value-type="string">
            <text:p>riba</text:p>
          </table:table-cell>
          <table:table-cell table:style-name="ce33" office:value-type="string">
            <text:p>ribbon</text:p>
          </table:table-cell>
          <table:table-cell table:formula="of:=LOOKUP(TRIM([.B801]);[DIC.E$2:DIC.E$994];[DIC.D$2:DIC.D$994])" office:value-type="string" office:string-value="redu">
            <text:p>redu</text:p>
          </table:table-cell>
          <table:table-cell/>
        </table:table-row>
        <table:table-row table:style-name="ro1">
          <table:table-cell table:style-name="ce22" office:value-type="string">
            <text:p>pino</text:p>
          </table:table-cell>
          <table:table-cell table:style-name="ce33" office:value-type="string">
            <text:p>full</text:p>
          </table:table-cell>
          <table:table-cell table:formula="of:=LOOKUP(TRIM([.B802]);[DIC.E$2:DIC.E$994];[DIC.D$2:DIC.D$994])" office:value-type="string" office:string-value="pino">
            <text:p>pino</text:p>
          </table:table-cell>
          <table:table-cell/>
        </table:table-row>
        <table:table-row table:style-name="ro1">
          <table:table-cell table:style-name="ce22" office:value-type="string">
            <text:p>vano</text:p>
          </table:table-cell>
          <table:table-cell table:style-name="ce33" office:value-type="string">
            <text:p>empty ‘vacant’</text:p>
          </table:table-cell>
          <table:table-cell table:formula="of:=LOOKUP(TRIM([.B803]);[DIC.E$2:DIC.E$994];[DIC.D$2:DIC.D$994])" office:value-type="string" office:string-value="oto">
            <text:p>oto</text:p>
          </table:table-cell>
          <table:table-cell/>
        </table:table-row>
        <table:table-row table:style-name="ro1">
          <table:table-cell table:style-name="ce22" office:value-type="string">
            <text:p>tygu</text:p>
          </table:table-cell>
          <table:table-cell table:style-name="ce33" office:value-type="string">
            <text:p>snug ‘tight’</text:p>
          </table:table-cell>
          <table:table-cell table:formula="of:=LOOKUP(TRIM([.B804]);[DIC.E$2:DIC.E$994];[DIC.D$2:DIC.D$994])" office:value-type="string" office:string-value="niga">
            <text:p>niga</text:p>
          </table:table-cell>
          <table:table-cell/>
        </table:table-row>
        <table:table-row table:style-name="ro1">
          <table:table-cell table:style-name="ce22" office:value-type="string">
            <text:p>buza</text:p>
          </table:table-cell>
          <table:table-cell table:style-name="ce33" office:value-type="string">
            <text:p>loose ‘blouse’</text:p>
          </table:table-cell>
          <table:table-cell table:formula="of:=LOOKUP(TRIM([.B805]);[DIC.E$2:DIC.E$994];[DIC.D$2:DIC.D$994])" office:value-type="string" office:string-value="bosu">
            <text:p>bosu</text:p>
          </table:table-cell>
          <table:table-cell/>
        </table:table-row>
        <table:table-row table:style-name="ro1">
          <table:table-cell table:style-name="ce22" office:value-type="string">
            <text:p>tedu</text:p>
          </table:table-cell>
          <table:table-cell table:style-name="ce33" office:value-type="string">
            <text:p>taut</text:p>
          </table:table-cell>
          <table:table-cell table:formula="of:=LOOKUP(TRIM([.B806]);[DIC.E$2:DIC.E$994];[DIC.D$2:DIC.D$994])" office:value-type="string" office:string-value="saky">
            <text:p>saky</text:p>
          </table:table-cell>
          <table:table-cell/>
        </table:table-row>
        <table:table-row table:style-name="ro1">
          <table:table-cell table:style-name="ce22" office:value-type="string">
            <text:p>beka</text:p>
          </table:table-cell>
          <table:table-cell table:style-name="ce33" office:value-type="string">
            <text:p>bent ‘crooked, corkscrew’</text:p>
          </table:table-cell>
          <table:table-cell table:formula="of:=LOOKUP(TRIM([.B807]);[DIC.E$2:DIC.E$994];[DIC.D$2:DIC.D$994])" office:value-type="string" office:string-value="sub">
            <text:p>sub</text:p>
          </table:table-cell>
          <table:table-cell/>
        </table:table-row>
        <table:table-row table:style-name="ro1">
          <table:table-cell table:style-name="ce22" office:value-type="string">
            <text:p>arca</text:p>
          </table:table-cell>
          <table:table-cell table:style-name="ce33" office:value-type="string">
            <text:p>arch</text:p>
          </table:table-cell>
          <table:table-cell table:formula="of:=LOOKUP(TRIM([.B808]);[DIC.E$2:DIC.E$994];[DIC.D$2:DIC.D$994])" office:value-type="string" office:string-value="mela">
            <text:p>mela</text:p>
          </table:table-cell>
          <table:table-cell/>
        </table:table-row>
        <table:table-row table:style-name="ro1">
          <table:table-cell table:style-name="ce2" office:value-type="string">
            <text:p>tesa</text:p>
          </table:table-cell>
          <table:table-cell table:style-name="ce2" office:value-type="string">
            <text:p>time</text:p>
          </table:table-cell>
          <table:table-cell table:formula="of:=LOOKUP(TRIM([.B809]);[DIC.E$2:DIC.E$994];[DIC.D$2:DIC.D$994])" office:value-type="string" office:string-value="tesa">
            <text:p>tesa</text:p>
          </table:table-cell>
          <table:table-cell/>
        </table:table-row>
        <table:table-row table:style-name="ro1">
          <table:table-cell table:style-name="ce22" office:value-type="string">
            <text:p>aqu</text:p>
          </table:table-cell>
          <table:table-cell table:style-name="ce33" office:value-type="string">
            <text:p>now</text:p>
          </table:table-cell>
          <table:table-cell table:formula="of:=LOOKUP(TRIM([.B810]);[DIC.E$2:DIC.E$994];[DIC.D$2:DIC.D$994])" office:value-type="string" office:string-value="aku">
            <text:p>aku</text:p>
          </table:table-cell>
          <table:table-cell/>
        </table:table-row>
        <table:table-row table:style-name="ro1">
          <table:table-cell table:style-name="ce22" office:value-type="string">
            <text:p>fusa</text:p>
          </table:table-cell>
          <table:table-cell table:style-name="ce33" office:value-type="string">
            <text:p>future ‘later’</text:p>
          </table:table-cell>
          <table:table-cell table:formula="of:=LOOKUP(TRIM([.B811]);[DIC.E$2:DIC.E$994];[DIC.D$2:DIC.D$994])" office:value-type="string" office:string-value="mazo">
            <text:p>mazo</text:p>
          </table:table-cell>
          <table:table-cell/>
        </table:table-row>
        <table:table-row table:style-name="ro1">
          <table:table-cell table:style-name="ce22" office:value-type="string">
            <text:p>pasa</text:p>
          </table:table-cell>
          <table:table-cell table:style-name="ce33" office:value-type="string">
            <text:p>past ‘earlier’</text:p>
          </table:table-cell>
          <table:table-cell table:formula="of:=LOOKUP(TRIM([.B812]);[DIC.E$2:DIC.E$994];[DIC.D$2:DIC.D$994])" office:value-type="string" office:string-value="pasa">
            <text:p>pasa</text:p>
          </table:table-cell>
          <table:table-cell/>
        </table:table-row>
        <table:table-row table:style-name="ro1">
          <table:table-cell table:style-name="ce22" office:value-type="string">
            <text:p>tesa</text:p>
          </table:table-cell>
          <table:table-cell table:style-name="ce33" office:value-type="string">
            <text:p>time</text:p>
          </table:table-cell>
          <table:table-cell table:formula="of:=LOOKUP(TRIM([.B813]);[DIC.E$2:DIC.E$994];[DIC.D$2:DIC.D$994])" office:value-type="string" office:string-value="tesa">
            <text:p>tesa</text:p>
          </table:table-cell>
          <table:table-cell/>
        </table:table-row>
        <table:table-row table:style-name="ro1">
          <table:table-cell table:style-name="ce22" office:value-type="string">
            <text:p>jono</text:p>
          </table:table-cell>
          <table:table-cell table:style-name="ce33" office:value-type="string">
            <text:p>young ‘junior’</text:p>
          </table:table-cell>
          <table:table-cell table:formula="of:=LOOKUP(TRIM([.B814]);[DIC.E$2:DIC.E$994];[DIC.D$2:DIC.D$994])" office:value-type="string" office:string-value="jono">
            <text:p>jono</text:p>
          </table:table-cell>
          <table:table-cell/>
        </table:table-row>
        <table:table-row table:style-name="ro1">
          <table:table-cell table:style-name="ce22" office:value-type="string">
            <text:p>timo</text:p>
          </table:table-cell>
          <table:table-cell table:style-name="ce33" office:value-type="string">
            <text:p>early</text:p>
          </table:table-cell>
          <table:table-cell table:formula="of:=LOOKUP(TRIM([.B815]);[DIC.E$2:DIC.E$994];[DIC.D$2:DIC.D$994])" office:value-type="string" office:string-value="timo">
            <text:p>timo</text:p>
          </table:table-cell>
          <table:table-cell/>
        </table:table-row>
        <table:table-row table:style-name="ro1">
          <table:table-cell table:style-name="ce22" office:value-type="string">
            <text:p>tado</text:p>
          </table:table-cell>
          <table:table-cell table:style-name="ce33" office:value-type="string">
            <text:p>late</text:p>
          </table:table-cell>
          <table:table-cell table:formula="of:=LOOKUP(TRIM([.B816]);[DIC.E$2:DIC.E$994];[DIC.D$2:DIC.D$994])" office:value-type="string" office:string-value="tado">
            <text:p>tado</text:p>
          </table:table-cell>
          <table:table-cell/>
        </table:table-row>
        <table:table-row table:style-name="ro1">
          <table:table-cell table:style-name="ce22" office:value-type="string">
            <text:p>jora</text:p>
          </table:table-cell>
          <table:table-cell table:style-name="ce33" office:value-type="string">
            <text:p>day</text:p>
          </table:table-cell>
          <table:table-cell table:formula="of:=LOOKUP(TRIM([.B817]);[DIC.E$2:DIC.E$994];[DIC.D$2:DIC.D$994])" office:value-type="string" office:string-value="juna">
            <text:p>juna</text:p>
          </table:table-cell>
          <table:table-cell/>
        </table:table-row>
        <table:table-row table:style-name="ro1">
          <table:table-cell table:style-name="ce22" office:value-type="string">
            <text:p>?</text:p>
          </table:table-cell>
          <table:table-cell table:style-name="ce33" office:value-type="string">
            <text:p>full day</text:p>
          </table:table-cell>
          <table:table-cell table:formula="of:=LOOKUP(TRIM([.B818]);[DIC.E$2:DIC.E$994];[DIC.D$2:DIC.D$994])" office:value-type="string" office:string-value="pino">
            <text:p>pino</text:p>
          </table:table-cell>
          <table:table-cell/>
        </table:table-row>
        <table:table-row table:style-name="ro1">
          <table:table-cell table:style-name="ce22" office:value-type="string">
            <text:p>moga</text:p>
          </table:table-cell>
          <table:table-cell table:style-name="ce33" office:value-type="string">
            <text:p>morning</text:p>
          </table:table-cell>
          <table:table-cell table:formula="of:=LOOKUP(TRIM([.B819]);[DIC.E$2:DIC.E$994];[DIC.D$2:DIC.D$994])" office:value-type="string" office:string-value="moga">
            <text:p>moga</text:p>
          </table:table-cell>
          <table:table-cell/>
        </table:table-row>
        <table:table-row table:style-name="ro1">
          <table:table-cell table:style-name="ce22" office:value-type="string">
            <text:p>jora</text:p>
          </table:table-cell>
          <table:table-cell table:style-name="ce33" office:value-type="string">
            <text:p>daytime</text:p>
          </table:table-cell>
          <table:table-cell table:formula="of:=LOOKUP(TRIM([.B820]);[DIC.E$2:DIC.E$994];[DIC.D$2:DIC.D$994])" office:value-type="string" office:string-value="juna">
            <text:p>juna</text:p>
          </table:table-cell>
          <table:table-cell/>
        </table:table-row>
        <table:table-row table:style-name="ro1">
          <table:table-cell table:style-name="ce22" office:value-type="string">
            <text:p>noxa</text:p>
          </table:table-cell>
          <table:table-cell table:style-name="ce33" office:value-type="string">
            <text:p>night</text:p>
          </table:table-cell>
          <table:table-cell table:formula="of:=LOOKUP(TRIM([.B821]);[DIC.E$2:DIC.E$994];[DIC.D$2:DIC.D$994])" office:value-type="string" office:string-value="noxa">
            <text:p>noxa</text:p>
          </table:table-cell>
          <table:table-cell/>
        </table:table-row>
        <table:table-row table:style-name="ro1">
          <table:table-cell table:style-name="ce22" office:value-type="string">
            <text:p>sera</text:p>
          </table:table-cell>
          <table:table-cell table:style-name="ce33" office:value-type="string">
            <text:p>evening</text:p>
          </table:table-cell>
          <table:table-cell table:formula="of:=LOOKUP(TRIM([.B822]);[DIC.E$2:DIC.E$994];[DIC.D$2:DIC.D$994])" office:value-type="string" office:string-value="ugo">
            <text:p>ugo</text:p>
          </table:table-cell>
          <table:table-cell/>
        </table:table-row>
        <table:table-row table:style-name="ro1">
          <table:table-cell table:style-name="ce22" office:value-type="string">
            <text:p>?</text:p>
          </table:table-cell>
          <table:table-cell table:style-name="ce33" office:value-type="string">
            <text:p>glimmering</text:p>
          </table:table-cell>
          <table:table-cell table:formula="of:=LOOKUP(TRIM([.B823]);[DIC.E$2:DIC.E$994];[DIC.D$2:DIC.D$994])" office:value-type="string" office:string-value="givu">
            <text:p>givu</text:p>
          </table:table-cell>
          <table:table-cell/>
        </table:table-row>
        <table:table-row table:style-name="ro1">
          <table:table-cell table:style-name="ce22" office:value-type="string">
            <text:p>tola</text:p>
          </table:table-cell>
          <table:table-cell table:style-name="ce33" office:value-type="string">
            <text:p>calendar</text:p>
          </table:table-cell>
          <table:table-cell table:formula="of:=LOOKUP(TRIM([.B824]);[DIC.E$2:DIC.E$994];[DIC.D$2:DIC.D$994])" office:value-type="string" office:string-value="tola">
            <text:p>tola</text:p>
          </table:table-cell>
          <table:table-cell/>
        </table:table-row>
        <table:table-row table:style-name="ro1">
          <table:table-cell table:style-name="ce22" office:value-type="string">
            <text:p>data</text:p>
          </table:table-cell>
          <table:table-cell table:style-name="ce33" office:value-type="string">
            <text:p>date</text:p>
          </table:table-cell>
          <table:table-cell table:formula="of:=LOOKUP(TRIM([.B825]);[DIC.E$2:DIC.E$994];[DIC.D$2:DIC.D$994])" office:value-type="string" office:string-value="soro">
            <text:p>soro</text:p>
          </table:table-cell>
          <table:table-cell/>
        </table:table-row>
        <table:table-row table:style-name="ro1">
          <table:table-cell table:style-name="ce22" office:value-type="string">
            <text:p>xeka</text:p>
          </table:table-cell>
          <table:table-cell table:style-name="ce33" office:value-type="string">
            <text:p>week</text:p>
          </table:table-cell>
          <table:table-cell table:formula="of:=LOOKUP(TRIM([.B826]);[DIC.E$2:DIC.E$994];[DIC.D$2:DIC.D$994])" office:value-type="string" office:string-value="cale">
            <text:p>cale</text:p>
          </table:table-cell>
          <table:table-cell/>
        </table:table-row>
        <table:table-row table:style-name="ro1">
          <table:table-cell table:style-name="ce22" office:value-type="string">
            <text:p>mona</text:p>
          </table:table-cell>
          <table:table-cell table:style-name="ce33" office:value-type="string">
            <text:p>month</text:p>
          </table:table-cell>
          <table:table-cell table:formula="of:=LOOKUP(TRIM([.B827]);[DIC.E$2:DIC.E$994];[DIC.D$2:DIC.D$994])" office:value-type="string" office:string-value="gema">
            <text:p>gema</text:p>
          </table:table-cell>
          <table:table-cell/>
        </table:table-row>
        <table:table-row table:style-name="ro1">
          <table:table-cell table:style-name="ce22" office:value-type="string">
            <text:p>anoa</text:p>
          </table:table-cell>
          <table:table-cell table:style-name="ce33" office:value-type="string">
            <text:p>year</text:p>
          </table:table-cell>
          <table:table-cell table:formula="of:=LOOKUP(TRIM([.B828]);[DIC.E$2:DIC.E$994];[DIC.D$2:DIC.D$994])" office:value-type="string" office:string-value="fauo">
            <text:p>fauo</text:p>
          </table:table-cell>
          <table:table-cell/>
        </table:table-row>
        <table:table-row table:style-name="ro1">
          <table:table-cell table:style-name="ce22" office:value-type="string">
            <text:p>era</text:p>
          </table:table-cell>
          <table:table-cell table:style-name="ce33" office:value-type="string">
            <text:p>era</text:p>
          </table:table-cell>
          <table:table-cell table:formula="of:=LOOKUP(TRIM([.B829]);[DIC.E$2:DIC.E$994];[DIC.D$2:DIC.D$994])" office:value-type="string" office:string-value="meto">
            <text:p>meto</text:p>
          </table:table-cell>
          <table:table-cell/>
        </table:table-row>
        <table:table-row table:style-name="ro1">
          <table:table-cell table:style-name="ce22" office:value-type="string">
            <text:p>siza</text:p>
          </table:table-cell>
          <table:table-cell table:style-name="ce33" office:value-type="string">
            <text:p>season</text:p>
          </table:table-cell>
          <table:table-cell table:formula="of:=LOOKUP(TRIM([.B830]);[DIC.E$2:DIC.E$994];[DIC.D$2:DIC.D$994])" office:value-type="string" office:string-value="xola">
            <text:p>xola</text:p>
          </table:table-cell>
          <table:table-cell/>
        </table:table-row>
        <table:table-row table:style-name="ro1">
          <table:table-cell table:style-name="ce22" office:value-type="string">
            <text:p>hiva</text:p>
          </table:table-cell>
          <table:table-cell table:style-name="ce33" office:value-type="string">
            <text:p>winter</text:p>
          </table:table-cell>
          <table:table-cell table:formula="of:=LOOKUP(TRIM([.B831]);[DIC.E$2:DIC.E$994];[DIC.D$2:DIC.D$994])" office:value-type="string" office:string-value="fesa">
            <text:p>fesa</text:p>
          </table:table-cell>
          <table:table-cell/>
        </table:table-row>
        <table:table-row table:style-name="ro1">
          <table:table-cell table:style-name="ce22" office:value-type="string">
            <text:p>piva</text:p>
          </table:table-cell>
          <table:table-cell table:style-name="ce33" office:value-type="string">
            <text:p>spring ‘vernal’</text:p>
          </table:table-cell>
          <table:table-cell table:formula="of:=LOOKUP(TRIM([.B832]);[DIC.E$2:DIC.E$994];[DIC.D$2:DIC.D$994])" office:value-type="string" office:string-value="pich">
            <text:p>pich</text:p>
          </table:table-cell>
          <table:table-cell/>
        </table:table-row>
        <table:table-row table:style-name="ro1">
          <table:table-cell table:style-name="ce22" office:value-type="string">
            <text:p>vera</text:p>
          </table:table-cell>
          <table:table-cell table:style-name="ce33" office:value-type="string">
            <text:p>summer</text:p>
          </table:table-cell>
          <table:table-cell table:formula="of:=LOOKUP(TRIM([.B833]);[DIC.E$2:DIC.E$994];[DIC.D$2:DIC.D$994])" office:value-type="string" office:string-value="usko">
            <text:p>usko</text:p>
          </table:table-cell>
          <table:table-cell/>
        </table:table-row>
        <table:table-row table:style-name="ro1">
          <table:table-cell table:style-name="ce22" office:value-type="string">
            <text:p>tona</text:p>
          </table:table-cell>
          <table:table-cell table:style-name="ce33" office:value-type="string">
            <text:p>autumn</text:p>
          </table:table-cell>
          <table:table-cell table:formula="of:=LOOKUP(TRIM([.B834]);[DIC.E$2:DIC.E$994];[DIC.D$2:DIC.D$994])" office:value-type="string" office:string-value="bei">
            <text:p>bei</text:p>
          </table:table-cell>
          <table:table-cell/>
        </table:table-row>
        <table:table-row table:style-name="ro1">
          <table:table-cell table:style-name="ce22" office:value-type="string">
            <text:p>roja</text:p>
          </table:table-cell>
          <table:table-cell table:style-name="ce33" office:value-type="string">
            <text:p>clock</text:p>
          </table:table-cell>
          <table:table-cell table:formula="of:=LOOKUP(TRIM([.B835]);[DIC.E$2:DIC.E$994];[DIC.D$2:DIC.D$994])" office:value-type="string" office:string-value="roja">
            <text:p>roja</text:p>
          </table:table-cell>
          <table:table-cell/>
        </table:table-row>
        <table:table-row table:style-name="ro1">
          <table:table-cell table:style-name="ce22" office:value-type="string">
            <text:p>roja</text:p>
          </table:table-cell>
          <table:table-cell table:style-name="ce33" office:value-type="string">
            <text:p>clock</text:p>
          </table:table-cell>
          <table:table-cell table:formula="of:=LOOKUP(TRIM([.B836]);[DIC.E$2:DIC.E$994];[DIC.D$2:DIC.D$994])" office:value-type="string" office:string-value="roja">
            <text:p>roja</text:p>
          </table:table-cell>
          <table:table-cell/>
        </table:table-row>
        <table:table-row table:style-name="ro1">
          <table:table-cell table:style-name="ce22" office:value-type="string">
            <text:p>hora</text:p>
          </table:table-cell>
          <table:table-cell table:style-name="ce33" office:value-type="string">
            <text:p>time of day</text:p>
          </table:table-cell>
          <table:table-cell table:formula="of:=LOOKUP(TRIM([.B837]);[DIC.E$2:DIC.E$994];[DIC.D$2:DIC.D$994])" office:value-type="string" office:string-value="tesa">
            <text:p>tesa</text:p>
          </table:table-cell>
          <table:table-cell/>
        </table:table-row>
        <table:table-row table:style-name="ro1">
          <table:table-cell table:style-name="ce22" office:value-type="string">
            <text:p>hora</text:p>
          </table:table-cell>
          <table:table-cell table:style-name="ce33" office:value-type="string">
            <text:p>hour</text:p>
          </table:table-cell>
          <table:table-cell table:formula="of:=LOOKUP(TRIM([.B838]);[DIC.E$2:DIC.E$994];[DIC.D$2:DIC.D$994])" office:value-type="string" office:string-value="heso">
            <text:p>heso</text:p>
          </table:table-cell>
          <table:table-cell/>
        </table:table-row>
        <table:table-row table:style-name="ro1">
          <table:table-cell table:style-name="ce22" office:value-type="string">
            <text:p>mina</text:p>
          </table:table-cell>
          <table:table-cell table:style-name="ce33" office:value-type="string">
            <text:p>minute</text:p>
          </table:table-cell>
          <table:table-cell table:formula="of:=LOOKUP(TRIM([.B839]);[DIC.E$2:DIC.E$994];[DIC.D$2:DIC.D$994])" office:value-type="string" office:string-value="lece">
            <text:p>lece</text:p>
          </table:table-cell>
          <table:table-cell/>
        </table:table-row>
        <table:table-row table:style-name="ro1">
          <table:table-cell table:style-name="ce22" office:value-type="string">
            <text:p>soda</text:p>
          </table:table-cell>
          <table:table-cell table:style-name="ce33" office:value-type="string">
            <text:p>second</text:p>
          </table:table-cell>
          <table:table-cell table:formula="of:=LOOKUP(TRIM([.B840]);[DIC.E$2:DIC.E$994];[DIC.D$2:DIC.D$994])" office:value-type="string" office:string-value="xola">
            <text:p>xola</text:p>
          </table:table-cell>
          <table:table-cell/>
        </table:table-row>
        <table:table-row table:style-name="ro1">
          <table:table-cell table:style-name="ce2" office:value-type="string">
            <text:p>pivo</text:p>
          </table:table-cell>
          <table:table-cell table:style-name="ce2" office:value-type="string">
            <text:p>processes</text:p>
          </table:table-cell>
          <table:table-cell table:formula="of:=LOOKUP(TRIM([.B841]);[DIC.E$2:DIC.E$994];[DIC.D$2:DIC.D$994])" office:value-type="string" office:string-value="pivo">
            <text:p>pivo</text:p>
          </table:table-cell>
          <table:table-cell/>
        </table:table-row>
        <table:table-row table:style-name="ro1">
          <table:table-cell table:style-name="ce22" office:value-type="string">
            <text:p>cesa</text:p>
          </table:table-cell>
          <table:table-cell table:style-name="ce33" office:value-type="string">
            <text:p>process</text:p>
          </table:table-cell>
          <table:table-cell table:formula="of:=LOOKUP(TRIM([.B842]);[DIC.E$2:DIC.E$994];[DIC.D$2:DIC.D$994])" office:value-type="string" office:string-value="pivo">
            <text:p>pivo</text:p>
          </table:table-cell>
          <table:table-cell/>
        </table:table-row>
        <table:table-row table:style-name="ro1">
          <table:table-cell table:style-name="ce22" office:value-type="string">
            <text:p>suca</text:p>
          </table:table-cell>
          <table:table-cell table:style-name="ce33" office:value-type="string">
            <text:p>event ‘happen’</text:p>
          </table:table-cell>
          <table:table-cell table:formula="of:=LOOKUP(TRIM([.B843]);[DIC.E$2:DIC.E$994];[DIC.D$2:DIC.D$994])" office:value-type="string" office:string-value="ugo">
            <text:p>ugo</text:p>
          </table:table-cell>
          <table:table-cell/>
        </table:table-row>
        <table:table-row table:style-name="ro1">
          <table:table-cell table:style-name="ce22" office:value-type="string">
            <text:p>tisa</text:p>
          </table:table-cell>
          <table:table-cell table:style-name="ce33" office:value-type="string">
            <text:p>situation ‘state’</text:p>
          </table:table-cell>
          <table:table-cell table:formula="of:=LOOKUP(TRIM([.B844]);[DIC.E$2:DIC.E$994];[DIC.D$2:DIC.D$994])" office:value-type="string" office:string-value="xedu">
            <text:p>xedu</text:p>
          </table:table-cell>
          <table:table-cell/>
        </table:table-row>
        <table:table-row table:style-name="ro1">
          <table:table-cell table:style-name="ce22" office:value-type="string">
            <text:p>copu</text:p>
          </table:table-cell>
          <table:table-cell table:style-name="ce33" office:value-type="string">
            <text:p>behave</text:p>
          </table:table-cell>
          <table:table-cell table:formula="of:=LOOKUP(TRIM([.B845]);[DIC.E$2:DIC.E$994];[DIC.D$2:DIC.D$994])" office:value-type="string" office:string-value="pezu">
            <text:p>pezu</text:p>
          </table:table-cell>
          <table:table-cell/>
        </table:table-row>
        <table:table-row table:style-name="ro1">
          <table:table-cell table:style-name="ce22" office:value-type="string">
            <text:p>expa</text:p>
          </table:table-cell>
          <table:table-cell table:style-name="ce33" office:value-type="string">
            <text:p>experience ‘life’</text:p>
          </table:table-cell>
          <table:table-cell table:formula="of:=LOOKUP(TRIM([.B846]);[DIC.E$2:DIC.E$994];[DIC.D$2:DIC.D$994])" office:value-type="string" office:string-value="esku">
            <text:p>esku</text:p>
          </table:table-cell>
          <table:table-cell/>
        </table:table-row>
        <table:table-row table:style-name="ro1">
          <table:table-cell table:style-name="ce22" office:value-type="string">
            <text:p>foza</text:p>
          </table:table-cell>
          <table:table-cell table:style-name="ce33" office:value-type="string">
            <text:p>force ‘compel’</text:p>
          </table:table-cell>
          <table:table-cell table:formula="of:=LOOKUP(TRIM([.B847]);[DIC.E$2:DIC.E$994];[DIC.D$2:DIC.D$994])" office:value-type="string" office:string-value="pro">
            <text:p>pro</text:p>
          </table:table-cell>
          <table:table-cell/>
        </table:table-row>
        <table:table-row table:style-name="ro1">
          <table:table-cell table:style-name="ce22" office:value-type="string">
            <text:p>nizo</text:p>
          </table:table-cell>
          <table:table-cell table:style-name="ce33" office:value-type="string">
            <text:p>initiate</text:p>
          </table:table-cell>
          <table:table-cell table:formula="of:=LOOKUP(TRIM([.B848]);[DIC.E$2:DIC.E$994];[DIC.D$2:DIC.D$994])" office:value-type="string" office:string-value="cero">
            <text:p>cero</text:p>
          </table:table-cell>
          <table:table-cell/>
        </table:table-row>
        <table:table-row table:style-name="ro1">
          <table:table-cell table:style-name="ce22" office:value-type="string">
            <text:p>cona</text:p>
          </table:table-cell>
          <table:table-cell table:style-name="ce33" office:value-type="string">
            <text:p>continue</text:p>
          </table:table-cell>
          <table:table-cell table:formula="of:=LOOKUP(TRIM([.B849]);[DIC.E$2:DIC.E$994];[DIC.D$2:DIC.D$994])" office:value-type="string" office:string-value="sodu">
            <text:p>sodu</text:p>
          </table:table-cell>
          <table:table-cell/>
        </table:table-row>
        <table:table-row table:style-name="ro1">
          <table:table-cell table:style-name="ce22" office:value-type="string">
            <text:p>fino</text:p>
          </table:table-cell>
          <table:table-cell table:style-name="ce33" office:value-type="string">
            <text:p>end ‘final’</text:p>
          </table:table-cell>
          <table:table-cell table:formula="of:=LOOKUP(TRIM([.B850]);[DIC.E$2:DIC.E$994];[DIC.D$2:DIC.D$994])" office:value-type="string" office:string-value="oto">
            <text:p>oto</text:p>
          </table:table-cell>
          <table:table-cell/>
        </table:table-row>
        <table:table-row table:style-name="ro1">
          <table:table-cell table:style-name="ce22" office:value-type="string">
            <text:p>repu</text:p>
          </table:table-cell>
          <table:table-cell table:style-name="ce33" office:value-type="string">
            <text:p>repeat</text:p>
          </table:table-cell>
          <table:table-cell table:formula="of:=LOOKUP(TRIM([.B851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22" office:value-type="string">
            <text:p>kon</text:p>
          </table:table-cell>
          <table:table-cell table:style-name="ce33" office:value-type="string">
            <text:p>with ‘accompany’</text:p>
          </table:table-cell>
          <table:table-cell table:formula="of:=LOOKUP(TRIM([.B852]);[DIC.E$2:DIC.E$994];[DIC.D$2:DIC.D$994])" office:value-type="string" office:string-value="kon">
            <text:p>kon</text:p>
          </table:table-cell>
          <table:table-cell/>
        </table:table-row>
        <table:table-row table:style-name="ro1">
          <table:table-cell table:style-name="ce22" office:value-type="string">
            <text:p>poso</text:p>
          </table:table-cell>
          <table:table-cell table:style-name="ce33" office:value-type="string">
            <text:p>possible ‘maybe’</text:p>
          </table:table-cell>
          <table:table-cell table:formula="of:=LOOKUP(TRIM([.B853]);[DIC.E$2:DIC.E$994];[DIC.D$2:DIC.D$994])" office:value-type="string" office:string-value="poso">
            <text:p>poso</text:p>
          </table:table-cell>
          <table:table-cell/>
        </table:table-row>
        <table:table-row table:style-name="ro1">
          <table:table-cell table:style-name="ce22" office:value-type="string">
            <text:p>viso</text:p>
          </table:table-cell>
          <table:table-cell table:style-name="ce33" office:value-type="string">
            <text:p>probable ‘likely’</text:p>
          </table:table-cell>
          <table:table-cell table:formula="of:=LOOKUP(TRIM([.B854]);[DIC.E$2:DIC.E$994];[DIC.D$2:DIC.D$994])" office:value-type="string" office:string-value="pivo">
            <text:p>pivo</text:p>
          </table:table-cell>
          <table:table-cell/>
        </table:table-row>
        <table:table-row table:style-name="ro1">
          <table:table-cell table:style-name="ce22" office:value-type="string">
            <text:p>pidu</text:p>
          </table:table-cell>
          <table:table-cell table:style-name="ce33" office:value-type="string">
            <text:p>prevent</text:p>
          </table:table-cell>
          <table:table-cell table:formula="of:=LOOKUP(TRIM([.B855]);[DIC.E$2:DIC.E$994];[DIC.D$2:DIC.D$994])" office:value-type="string" office:string-value="jolo">
            <text:p>jolo</text:p>
          </table:table-cell>
          <table:table-cell/>
        </table:table-row>
        <table:table-row table:style-name="ro1">
          <table:table-cell table:style-name="ce22" office:value-type="string">
            <text:p>divu</text:p>
          </table:table-cell>
          <table:table-cell table:style-name="ce33" office:value-type="string">
            <text:p>become</text:p>
          </table:table-cell>
          <table:table-cell table:formula="of:=LOOKUP(TRIM([.B856]);[DIC.E$2:DIC.E$994];[DIC.D$2:DIC.D$994])" office:value-type="string" office:string-value="ky">
            <text:p>ky</text:p>
          </table:table-cell>
          <table:table-cell/>
        </table:table-row>
        <table:table-row table:style-name="ro1">
          <table:table-cell table:style-name="ce22" office:value-type="string">
            <text:p>vanu</text:p>
          </table:table-cell>
          <table:table-cell table:style-name="ce33" office:value-type="string">
            <text:p>vanish</text:p>
          </table:table-cell>
          <table:table-cell table:formula="of:=LOOKUP(TRIM([.B857]);[DIC.E$2:DIC.E$994];[DIC.D$2:DIC.D$994])" office:value-type="string" office:string-value="bixa">
            <text:p>bixa</text:p>
          </table:table-cell>
          <table:table-cell/>
        </table:table-row>
        <table:table-row table:style-name="ro1">
          <table:table-cell table:style-name="ce22" office:value-type="string">
            <text:p>vilu</text:p>
          </table:table-cell>
          <table:table-cell table:style-name="ce33" office:value-type="string">
            <text:p>develop ‘evolve’</text:p>
          </table:table-cell>
          <table:table-cell table:formula="of:=LOOKUP(TRIM([.B858]);[DIC.E$2:DIC.E$994];[DIC.D$2:DIC.D$994])" office:value-type="string" office:string-value="demo">
            <text:p>demo</text:p>
          </table:table-cell>
          <table:table-cell/>
        </table:table-row>
        <table:table-row table:style-name="ro1">
          <table:table-cell table:style-name="ce22" office:value-type="string">
            <text:p>suvo</text:p>
          </table:table-cell>
          <table:table-cell table:style-name="ce33" office:value-type="string">
            <text:p>often</text:p>
          </table:table-cell>
          <table:table-cell table:formula="of:=LOOKUP(TRIM([.B859]);[DIC.E$2:DIC.E$994];[DIC.D$2:DIC.D$994])" office:value-type="string" office:string-value="suvo">
            <text:p>suvo</text:p>
          </table:table-cell>
          <table:table-cell/>
        </table:table-row>
        <table:table-row table:style-name="ro1">
          <table:table-cell table:style-name="ce22" office:value-type="string">
            <text:p>ceko</text:p>
          </table:table-cell>
          <table:table-cell table:style-name="ce33" office:value-type="string">
            <text:p>regular ‘cyclical’</text:p>
          </table:table-cell>
          <table:table-cell table:formula="of:=LOOKUP(TRIM([.B860]);[DIC.E$2:DIC.E$994];[DIC.D$2:DIC.D$994])" office:value-type="string" office:string-value="roxu">
            <text:p>roxu</text:p>
          </table:table-cell>
          <table:table-cell/>
        </table:table-row>
        <table:table-row table:style-name="ro1">
          <table:table-cell table:style-name="ce22" office:value-type="string">
            <text:p>urgo</text:p>
          </table:table-cell>
          <table:table-cell table:style-name="ce33" office:value-type="string">
            <text:p>irregular ‘intermittent’</text:p>
          </table:table-cell>
          <table:table-cell table:formula="of:=LOOKUP(TRIM([.B861]);[DIC.E$2:DIC.E$994];[DIC.D$2:DIC.D$994])" office:value-type="string" office:string-value="zetu">
            <text:p>zetu</text:p>
          </table:table-cell>
          <table:table-cell/>
        </table:table-row>
        <table:table-row table:style-name="ro1">
          <table:table-cell table:style-name="ce22" office:value-type="string">
            <text:p>feta</text:p>
          </table:table-cell>
          <table:table-cell table:style-name="ce33" office:value-type="string">
            <text:p>fate ‘doom’</text:p>
          </table:table-cell>
          <table:table-cell table:formula="of:=LOOKUP(TRIM([.B862]);[DIC.E$2:DIC.E$994];[DIC.D$2:DIC.D$994])" office:value-type="string" office:string-value="vito">
            <text:p>vito</text:p>
          </table:table-cell>
          <table:table-cell/>
        </table:table-row>
        <table:table-row table:style-name="ro1">
          <table:table-cell table:style-name="ce22" office:value-type="string">
            <text:p>puzo</text:p>
          </table:table-cell>
          <table:table-cell table:style-name="ce33" office:value-type="string">
            <text:p>use up</text:p>
          </table:table-cell>
          <table:table-cell table:formula="of:=LOOKUP(TRIM([.B863]);[DIC.E$2:DIC.E$994];[DIC.D$2:DIC.D$994])" office:value-type="string" office:string-value="tizu">
            <text:p>tizu</text:p>
          </table:table-cell>
          <table:table-cell/>
        </table:table-row>
        <table:table-row table:style-name="ro1">
          <table:table-cell table:style-name="ce22" office:value-type="string">
            <text:p>sida</text:p>
          </table:table-cell>
          <table:table-cell table:style-name="ce33" office:value-type="string">
            <text:p>waste</text:p>
          </table:table-cell>
          <table:table-cell table:formula="of:=LOOKUP(TRIM([.B864]);[DIC.E$2:DIC.E$994];[DIC.D$2:DIC.D$994])" office:value-type="string" office:string-value="lavu">
            <text:p>lavu</text:p>
          </table:table-cell>
          <table:table-cell/>
        </table:table-row>
        <table:table-row table:style-name="ro1">
          <table:table-cell table:style-name="ce22" office:value-type="string">
            <text:p>repu</text:p>
          </table:table-cell>
          <table:table-cell table:style-name="ce33" office:value-type="string">
            <text:p>recur</text:p>
          </table:table-cell>
          <table:table-cell table:formula="of:=LOOKUP(TRIM([.B865]);[DIC.E$2:DIC.E$994];[DIC.D$2:DIC.D$994])" office:value-type="string" office:string-value="rigu">
            <text:p>rigu</text:p>
          </table:table-cell>
          <table:table-cell/>
        </table:table-row>
        <table:table-row table:style-name="ro1">
          <table:table-cell table:style-name="ce22" office:value-type="string">
            <text:p>naro</text:p>
          </table:table-cell>
          <table:table-cell table:style-name="ce33" office:value-type="string">
            <text:p>natural</text:p>
          </table:table-cell>
          <table:table-cell table:formula="of:=LOOKUP(TRIM([.B866]);[DIC.E$2:DIC.E$994];[DIC.D$2:DIC.D$994])" office:value-type="string" office:string-value="naro">
            <text:p>naro</text:p>
          </table:table-cell>
          <table:table-cell/>
        </table:table-row>
        <table:table-row table:style-name="ro1">
          <table:table-cell table:style-name="ce22" office:value-type="string">
            <text:p>soru</text:p>
          </table:table-cell>
          <table:table-cell table:style-name="ce33" office:value-type="string">
            <text:p>survive</text:p>
          </table:table-cell>
          <table:table-cell table:formula="of:=LOOKUP(TRIM([.B867]);[DIC.E$2:DIC.E$994];[DIC.D$2:DIC.D$994])" office:value-type="string" office:string-value="sugo">
            <text:p>sugo</text:p>
          </table:table-cell>
          <table:table-cell/>
        </table:table-row>
        <table:table-row table:style-name="ro1">
          <table:table-cell table:style-name="ce22" office:value-type="string">
            <text:p>rima</text:p>
          </table:table-cell>
          <table:table-cell table:style-name="ce33" office:value-type="string">
            <text:p>rhythm</text:p>
          </table:table-cell>
          <table:table-cell table:formula="of:=LOOKUP(TRIM([.B868]);[DIC.E$2:DIC.E$994];[DIC.D$2:DIC.D$994])" office:value-type="string" office:string-value="redu">
            <text:p>redu</text:p>
          </table:table-cell>
          <table:table-cell/>
        </table:table-row>
        <table:table-row table:style-name="ro1">
          <table:table-cell table:style-name="ce22" office:value-type="string">
            <text:p>riga</text:p>
          </table:table-cell>
          <table:table-cell table:style-name="ce33" office:value-type="string">
            <text:p>adjust</text:p>
          </table:table-cell>
          <table:table-cell table:formula="of:=LOOKUP(TRIM([.B869]);[DIC.E$2:DIC.E$994];[DIC.D$2:DIC.D$994])" office:value-type="string" office:string-value="rilo">
            <text:p>rilo</text:p>
          </table:table-cell>
          <table:table-cell/>
        </table:table-row>
        <table:table-row table:style-name="ro1">
          <table:table-cell table:style-name="ce22" office:value-type="string">
            <text:p>sudo</text:p>
          </table:table-cell>
          <table:table-cell table:style-name="ce33" office:value-type="string">
            <text:p>sudden</text:p>
          </table:table-cell>
          <table:table-cell table:formula="of:=LOOKUP(TRIM([.B870]);[DIC.E$2:DIC.E$994];[DIC.D$2:DIC.D$994])" office:value-type="string" office:string-value="tudu">
            <text:p>tudu</text:p>
          </table:table-cell>
          <table:table-cell/>
        </table:table-row>
        <table:table-row table:style-name="ro1">
          <table:table-cell table:style-name="ce22" office:value-type="string">
            <text:p>pemo</text:p>
          </table:table-cell>
          <table:table-cell table:style-name="ce33" office:value-type="string">
            <text:p>permanent ‘eternal’</text:p>
          </table:table-cell>
          <table:table-cell table:formula="of:=LOOKUP(TRIM([.B871]);[DIC.E$2:DIC.E$994];[DIC.D$2:DIC.D$994])" office:value-type="string" office:string-value="kito">
            <text:p>kito</text:p>
          </table:table-cell>
          <table:table-cell/>
        </table:table-row>
        <table:table-row table:style-name="ro1">
          <table:table-cell table:style-name="ce22" office:value-type="string">
            <text:p>quza</text:p>
          </table:table-cell>
          <table:table-cell table:style-name="ce33" office:value-type="string">
            <text:p>causality</text:p>
          </table:table-cell>
          <table:table-cell table:formula="of:=LOOKUP(TRIM([.B872]);[DIC.E$2:DIC.E$994];[DIC.D$2:DIC.D$994])" office:value-type="string" office:string-value="gata">
            <text:p>gata</text:p>
          </table:table-cell>
          <table:table-cell/>
        </table:table-row>
        <table:table-row table:style-name="ro1">
          <table:table-cell table:style-name="ce22" office:value-type="string">
            <text:p>faru</text:p>
          </table:table-cell>
          <table:table-cell table:style-name="ce33" office:value-type="string">
            <text:p>do</text:p>
          </table:table-cell>
          <table:table-cell table:formula="of:=LOOKUP(TRIM([.B873]);[DIC.E$2:DIC.E$994];[DIC.D$2:DIC.D$994])" office:value-type="string" office:string-value="faru">
            <text:p>faru</text:p>
          </table:table-cell>
          <table:table-cell/>
        </table:table-row>
        <table:table-row table:style-name="ro1">
          <table:table-cell table:style-name="ce22" office:value-type="string">
            <text:p>ritu</text:p>
          </table:table-cell>
          <table:table-cell table:style-name="ce33" office:value-type="string">
            <text:p>result</text:p>
          </table:table-cell>
          <table:table-cell table:formula="of:=LOOKUP(TRIM([.B874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22" office:value-type="string">
            <text:p>reza</text:p>
          </table:table-cell>
          <table:table-cell table:style-name="ce33" office:value-type="string">
            <text:p>reason</text:p>
          </table:table-cell>
          <table:table-cell table:formula="of:=LOOKUP(TRIM([.B875]);[DIC.E$2:DIC.E$994];[DIC.D$2:DIC.D$994])" office:value-type="string" office:string-value="relo">
            <text:p>relo</text:p>
          </table:table-cell>
          <table:table-cell/>
        </table:table-row>
        <table:table-row table:style-name="ro1">
          <table:table-cell table:style-name="ce22" office:value-type="string">
            <text:p>reza</text:p>
          </table:table-cell>
          <table:table-cell table:style-name="ce33" office:value-type="string">
            <text:p>motive</text:p>
          </table:table-cell>
          <table:table-cell table:formula="of:=LOOKUP(TRIM([.B876]);[DIC.E$2:DIC.E$994];[DIC.D$2:DIC.D$994])" office:value-type="string" office:string-value="mama">
            <text:p>mama</text:p>
          </table:table-cell>
          <table:table-cell/>
        </table:table-row>
        <table:table-row table:style-name="ro1">
          <table:table-cell table:style-name="ce22" office:value-type="string">
            <text:p>neso</text:p>
          </table:table-cell>
          <table:table-cell table:style-name="ce33" office:value-type="string">
            <text:p>necessitate</text:p>
          </table:table-cell>
          <table:table-cell table:formula="of:=LOOKUP(TRIM([.B877]);[DIC.E$2:DIC.E$994];[DIC.D$2:DIC.D$994])" office:value-type="string" office:string-value="kazi">
            <text:p>kazi</text:p>
          </table:table-cell>
          <table:table-cell/>
        </table:table-row>
        <table:table-row table:style-name="ro1">
          <table:table-cell table:style-name="ce22" office:value-type="string">
            <text:p>qusa</text:p>
          </table:table-cell>
          <table:table-cell table:style-name="ce33" office:value-type="string">
            <text:p>cause</text:p>
          </table:table-cell>
          <table:table-cell table:formula="of:=LOOKUP(TRIM([.B878]);[DIC.E$2:DIC.E$994];[DIC.D$2:DIC.D$994])" office:value-type="string" office:string-value="gata">
            <text:p>gata</text:p>
          </table:table-cell>
          <table:table-cell/>
        </table:table-row>
        <table:table-row table:style-name="ro1">
          <table:table-cell table:style-name="ce22" office:value-type="string">
            <text:p>acta</text:p>
          </table:table-cell>
          <table:table-cell table:style-name="ce33" office:value-type="string">
            <text:p>act</text:p>
          </table:table-cell>
          <table:table-cell table:formula="of:=LOOKUP(TRIM([.B879]);[DIC.E$2:DIC.E$994];[DIC.D$2:DIC.D$994])" office:value-type="string" office:string-value="per">
            <text:p>per</text:p>
          </table:table-cell>
          <table:table-cell/>
        </table:table-row>
        <table:table-row table:style-name="ro1">
          <table:table-cell table:style-name="ce22" office:value-type="string">
            <text:p>ojea</text:p>
          </table:table-cell>
          <table:table-cell table:style-name="ce33" office:value-type="string">
            <text:p>source ‘origin’</text:p>
          </table:table-cell>
          <table:table-cell table:formula="of:=LOOKUP(TRIM([.B880]);[DIC.E$2:DIC.E$994];[DIC.D$2:DIC.D$994])" office:value-type="string" office:string-value="moxo">
            <text:p>moxo</text:p>
          </table:table-cell>
          <table:table-cell/>
        </table:table-row>
        <table:table-row table:style-name="ro1">
          <table:table-cell table:style-name="ce22" office:value-type="string">
            <text:p>bezo</text:p>
          </table:table-cell>
          <table:table-cell table:style-name="ce33" office:value-type="string">
            <text:p>necessary</text:p>
          </table:table-cell>
          <table:table-cell table:formula="of:=LOOKUP(TRIM([.B881]);[DIC.E$2:DIC.E$994];[DIC.D$2:DIC.D$994])" office:value-type="string" office:string-value="kazi">
            <text:p>kazi</text:p>
          </table:table-cell>
          <table:table-cell/>
        </table:table-row>
        <table:table-row table:style-name="ro1">
          <table:table-cell table:style-name="ce22" office:value-type="string">
            <text:p>bezu</text:p>
          </table:table-cell>
          <table:table-cell table:style-name="ce33" office:value-type="string">
            <text:p>need</text:p>
          </table:table-cell>
          <table:table-cell table:formula="of:=LOOKUP(TRIM([.B882]);[DIC.E$2:DIC.E$994];[DIC.D$2:DIC.D$994])" office:value-type="string" office:string-value="bezu">
            <text:p>bezu</text:p>
          </table:table-cell>
          <table:table-cell/>
        </table:table-row>
        <table:table-row table:style-name="ro1">
          <table:table-cell table:style-name="ce23"/>
          <table:table-cell table:style-name="ce12" office:value-type="string">
            <text:p>controlling processes</text:p>
          </table:table-cell>
          <table:table-cell table:formula="of:=LOOKUP(TRIM([.B883]);[DIC.E$2:DIC.E$994];[DIC.D$2:DIC.D$994])" office:value-type="string" office:string-value="sodu">
            <text:p>sodu</text:p>
          </table:table-cell>
          <table:table-cell/>
        </table:table-row>
        <table:table-row table:style-name="ro1">
          <table:table-cell table:style-name="ce22" office:value-type="string">
            <text:p>coru</text:p>
          </table:table-cell>
          <table:table-cell table:style-name="ce33" office:value-type="string">
            <text:p>control</text:p>
          </table:table-cell>
          <table:table-cell table:formula="of:=LOOKUP(TRIM([.B884]);[DIC.E$2:DIC.E$994];[DIC.D$2:DIC.D$994])" office:value-type="string" office:string-value="sodu">
            <text:p>sodu</text:p>
          </table:table-cell>
          <table:table-cell/>
        </table:table-row>
        <table:table-row table:style-name="ro1">
          <table:table-cell table:style-name="ce22" office:value-type="string">
            <text:p>gidu</text:p>
          </table:table-cell>
          <table:table-cell table:style-name="ce33" office:value-type="string">
            <text:p>guide</text:p>
          </table:table-cell>
          <table:table-cell table:formula="of:=LOOKUP(TRIM([.B885]);[DIC.E$2:DIC.E$994];[DIC.D$2:DIC.D$994])" office:value-type="string" office:string-value="goxu">
            <text:p>goxu</text:p>
          </table:table-cell>
          <table:table-cell/>
        </table:table-row>
        <table:table-row table:style-name="ro1">
          <table:table-cell table:style-name="ce22" office:value-type="string">
            <text:p>roru</text:p>
          </table:table-cell>
          <table:table-cell table:style-name="ce33" office:value-type="string">
            <text:p>influence ‘lure’</text:p>
          </table:table-cell>
          <table:table-cell table:formula="of:=LOOKUP(TRIM([.B886]);[DIC.E$2:DIC.E$994];[DIC.D$2:DIC.D$994])" office:value-type="string" office:string-value="cero">
            <text:p>cero</text:p>
          </table:table-cell>
          <table:table-cell/>
        </table:table-row>
        <table:table-row table:style-name="ro1">
          <table:table-cell table:style-name="ce22" office:value-type="string">
            <text:p>lito</text:p>
          </table:table-cell>
          <table:table-cell table:style-name="ce33" office:value-type="string">
            <text:p>ready</text:p>
          </table:table-cell>
          <table:table-cell table:formula="of:=LOOKUP(TRIM([.B887]);[DIC.E$2:DIC.E$994];[DIC.D$2:DIC.D$994])" office:value-type="string" office:string-value="lito">
            <text:p>lito</text:p>
          </table:table-cell>
          <table:table-cell/>
        </table:table-row>
        <table:table-row table:style-name="ro1">
          <table:table-cell table:style-name="ce22" office:value-type="string">
            <text:p>pazu</text:p>
          </table:table-cell>
          <table:table-cell table:style-name="ce33" office:value-type="string">
            <text:p>wait ‘pause’</text:p>
          </table:table-cell>
          <table:table-cell table:formula="of:=LOOKUP(TRIM([.B888]);[DIC.E$2:DIC.E$994];[DIC.D$2:DIC.D$994])" office:value-type="string" office:string-value="pazu">
            <text:p>pazu</text:p>
          </table:table-cell>
          <table:table-cell/>
        </table:table-row>
        <table:table-row table:style-name="ro1">
          <table:table-cell table:style-name="ce22" office:value-type="string">
            <text:p>cezu</text:p>
          </table:table-cell>
          <table:table-cell table:style-name="ce33" office:value-type="string">
            <text:p>cease</text:p>
          </table:table-cell>
          <table:table-cell table:formula="of:=LOOKUP(TRIM([.B889]);[DIC.E$2:DIC.E$994];[DIC.D$2:DIC.D$994])" office:value-type="string" office:string-value="gata">
            <text:p>gata</text:p>
          </table:table-cell>
          <table:table-cell/>
        </table:table-row>
        <table:table-row table:style-name="ro1">
          <table:table-cell table:style-name="ce22" office:value-type="string">
            <text:p>rupu</text:p>
          </table:table-cell>
          <table:table-cell table:style-name="ce33" office:value-type="string">
            <text:p>interrupt ‘disturb, disrupt’</text:p>
          </table:table-cell>
          <table:table-cell table:formula="of:=LOOKUP(TRIM([.B890]);[DIC.E$2:DIC.E$994];[DIC.D$2:DIC.D$994])" office:value-type="string" office:string-value="itso">
            <text:p>itso</text:p>
          </table:table-cell>
          <table:table-cell/>
        </table:table-row>
        <table:table-row table:style-name="ro1">
          <table:table-cell table:style-name="ce22" office:value-type="string">
            <text:p>infu</text:p>
          </table:table-cell>
          <table:table-cell table:style-name="ce33" office:value-type="string">
            <text:p>interfere ‘hinder’</text:p>
          </table:table-cell>
          <table:table-cell table:formula="of:=LOOKUP(TRIM([.B891]);[DIC.E$2:DIC.E$994];[DIC.D$2:DIC.D$994])" office:value-type="string" office:string-value="azix">
            <text:p>azix</text:p>
          </table:table-cell>
          <table:table-cell/>
        </table:table-row>
        <table:table-row table:style-name="ro1">
          <table:table-cell table:style-name="ce22" office:value-type="string">
            <text:p>irfu</text:p>
          </table:table-cell>
          <table:table-cell table:style-name="ce33" office:value-type="string">
            <text:p>fail ‘baffle’</text:p>
          </table:table-cell>
          <table:table-cell table:formula="of:=LOOKUP(TRIM([.B892]);[DIC.E$2:DIC.E$994];[DIC.D$2:DIC.D$994])" office:value-type="string" office:string-value="okia">
            <text:p>okia</text:p>
          </table:table-cell>
          <table:table-cell/>
        </table:table-row>
        <table:table-row table:style-name="ro1">
          <table:table-cell table:style-name="ce22" office:value-type="string">
            <text:p>faxo</text:p>
          </table:table-cell>
          <table:table-cell table:style-name="ce33" office:value-type="string">
            <text:p>easy ‘freely’</text:p>
          </table:table-cell>
          <table:table-cell table:formula="of:=LOOKUP(TRIM([.B893]);[DIC.E$2:DIC.E$994];[DIC.D$2:DIC.D$994])" office:value-type="string" office:string-value="fuxo">
            <text:p>fuxo</text:p>
          </table:table-cell>
          <table:table-cell/>
        </table:table-row>
        <table:table-row table:style-name="ro1">
          <table:table-cell table:style-name="ce22" office:value-type="string">
            <text:p>duro</text:p>
          </table:table-cell>
          <table:table-cell table:style-name="ce33" office:value-type="string">
            <text:p>difficult ‘hard’</text:p>
          </table:table-cell>
          <table:table-cell table:formula="of:=LOOKUP(TRIM([.B894]);[DIC.E$2:DIC.E$994];[DIC.D$2:DIC.D$994])" office:value-type="string" office:string-value="difo">
            <text:p>difo</text:p>
          </table:table-cell>
          <table:table-cell/>
        </table:table-row>
        <table:table-row table:style-name="ro1">
          <table:table-cell table:style-name="ce22" office:value-type="string">
            <text:p>podo</text:p>
          </table:table-cell>
          <table:table-cell table:style-name="ce33" office:value-type="string">
            <text:p>powerful</text:p>
          </table:table-cell>
          <table:table-cell table:formula="of:=LOOKUP(TRIM([.B895]);[DIC.E$2:DIC.E$994];[DIC.D$2:DIC.D$994])" office:value-type="string" office:string-value="poso">
            <text:p>poso</text:p>
          </table:table-cell>
          <table:table-cell/>
        </table:table-row>
        <table:table-row table:style-name="ro1">
          <table:table-cell table:style-name="ce22" office:value-type="string">
            <text:p>poto</text:p>
          </table:table-cell>
          <table:table-cell table:style-name="ce33" office:value-type="string">
            <text:p>able ‘can’</text:p>
          </table:table-cell>
          <table:table-cell table:formula="of:=LOOKUP(TRIM([.B896]);[DIC.E$2:DIC.E$994];[DIC.D$2:DIC.D$994])" office:value-type="string" office:string-value="podo">
            <text:p>podo</text:p>
          </table:table-cell>
          <table:table-cell/>
        </table:table-row>
        <table:table-row table:style-name="ro1">
          <table:table-cell table:style-name="ce22" office:value-type="string">
            <text:p>vito</text:p>
          </table:table-cell>
          <table:table-cell table:style-name="ce33" office:value-type="string">
            <text:p>fast ‘swift’</text:p>
          </table:table-cell>
          <table:table-cell table:formula="of:=LOOKUP(TRIM([.B897]);[DIC.E$2:DIC.E$994];[DIC.D$2:DIC.D$994])" office:value-type="string" office:string-value="vito">
            <text:p>vito</text:p>
          </table:table-cell>
          <table:table-cell/>
        </table:table-row>
        <table:table-row table:style-name="ro1">
          <table:table-cell table:style-name="ce22" office:value-type="string">
            <text:p>leto</text:p>
          </table:table-cell>
          <table:table-cell table:style-name="ce33" office:value-type="string">
            <text:p>slow</text:p>
          </table:table-cell>
          <table:table-cell table:formula="of:=LOOKUP(TRIM([.B898]);[DIC.E$2:DIC.E$994];[DIC.D$2:DIC.D$994])" office:value-type="string" office:string-value="domu">
            <text:p>domu</text:p>
          </table:table-cell>
          <table:table-cell/>
        </table:table-row>
        <table:table-row table:style-name="ro1">
          <table:table-cell table:style-name="ce22" office:value-type="string">
            <text:p>pena</text:p>
          </table:table-cell>
          <table:table-cell table:style-name="ce33" office:value-type="string">
            <text:p>plan ‘plot’</text:p>
          </table:table-cell>
          <table:table-cell table:formula="of:=LOOKUP(TRIM([.B899]);[DIC.E$2:DIC.E$994];[DIC.D$2:DIC.D$994])" office:value-type="string" office:string-value="piga">
            <text:p>piga</text:p>
          </table:table-cell>
          <table:table-cell/>
        </table:table-row>
        <table:table-row table:style-name="ro1">
          <table:table-cell table:style-name="ce22" office:value-type="string">
            <text:p>luro</text:p>
          </table:table-cell>
          <table:table-cell table:style-name="ce33" office:value-type="string">
            <text:p>profit</text:p>
          </table:table-cell>
          <table:table-cell table:formula="of:=LOOKUP(TRIM([.B900]);[DIC.E$2:DIC.E$994];[DIC.D$2:DIC.D$994])" office:value-type="string" office:string-value="produ">
            <text:p>produ</text:p>
          </table:table-cell>
          <table:table-cell/>
        </table:table-row>
        <table:table-row table:style-name="ro1">
          <table:table-cell table:style-name="ce22" office:value-type="string">
            <text:p>cedu</text:p>
          </table:table-cell>
          <table:table-cell table:style-name="ce33" office:value-type="string">
            <text:p>yield ‘surrender’</text:p>
          </table:table-cell>
          <table:table-cell table:formula="of:=LOOKUP(TRIM([.B901]);[DIC.E$2:DIC.E$994];[DIC.D$2:DIC.D$994])" office:value-type="string" office:string-value="noh">
            <text:p>noh</text:p>
          </table:table-cell>
          <table:table-cell/>
        </table:table-row>
        <table:table-row table:style-name="ro1">
          <table:table-cell table:style-name="ce22" office:value-type="string">
            <text:p>socu</text:p>
          </table:table-cell>
          <table:table-cell table:style-name="ce33" office:value-type="string">
            <text:p>succeed ‘accomplish’</text:p>
          </table:table-cell>
          <table:table-cell table:formula="of:=LOOKUP(TRIM([.B902]);[DIC.E$2:DIC.E$994];[DIC.D$2:DIC.D$994])" office:value-type="string" office:string-value="tudu">
            <text:p>tudu</text:p>
          </table:table-cell>
          <table:table-cell/>
        </table:table-row>
        <table:table-row table:style-name="ro1">
          <table:table-cell table:style-name="ce22" office:value-type="string">
            <text:p>cexa</text:p>
          </table:table-cell>
          <table:table-cell table:style-name="ce33" office:value-type="string">
            <text:p>accidental</text:p>
          </table:table-cell>
          <table:table-cell table:formula="of:=LOOKUP(TRIM([.B903]);[DIC.E$2:DIC.E$994];[DIC.D$2:DIC.D$994])" office:value-type="string" office:string-value="cetu">
            <text:p>cetu</text:p>
          </table:table-cell>
          <table:table-cell/>
        </table:table-row>
        <table:table-row table:style-name="ro1">
          <table:table-cell table:style-name="ce22" office:value-type="string">
            <text:p>eror</text:p>
          </table:table-cell>
          <table:table-cell table:style-name="ce33" office:value-type="string">
            <text:p>err</text:p>
          </table:table-cell>
          <table:table-cell table:formula="of:=LOOKUP(TRIM([.B904]);[DIC.E$2:DIC.E$994];[DIC.D$2:DIC.D$994])" office:value-type="string" office:string-value="meto">
            <text:p>meto</text:p>
          </table:table-cell>
          <table:table-cell/>
        </table:table-row>
        <table:table-row table:style-name="ro1">
          <table:table-cell table:style-name="ce22" office:value-type="string">
            <text:p>pobu</text:p>
          </table:table-cell>
          <table:table-cell table:style-name="ce33" office:value-type="string">
            <text:p>try</text:p>
          </table:table-cell>
          <table:table-cell table:formula="of:=LOOKUP(TRIM([.B905]);[DIC.E$2:DIC.E$994];[DIC.D$2:DIC.D$994])" office:value-type="string" office:string-value="pobu">
            <text:p>pobu</text:p>
          </table:table-cell>
          <table:table-cell/>
        </table:table-row>
        <table:table-row table:style-name="ro1">
          <table:table-cell table:style-name="ce23"/>
          <table:table-cell table:style-name="ce11" office:value-type="string">
            <text:p>interactive activity</text:p>
          </table:table-cell>
          <table:table-cell table:formula="of:=LOOKUP(TRIM([.B906]);[DIC.E$2:DIC.E$994];[DIC.D$2:DIC.D$994])" office:value-type="string" office:string-value="azix">
            <text:p>azix</text:p>
          </table:table-cell>
          <table:table-cell/>
        </table:table-row>
        <table:table-row table:style-name="ro1">
          <table:table-cell table:style-name="ce22" office:value-type="string">
            <text:p>afer</text:p>
          </table:table-cell>
          <table:table-cell table:style-name="ce33" office:value-type="string">
            <text:p>affair</text:p>
          </table:table-cell>
          <table:table-cell table:formula="of:=LOOKUP(TRIM([.B907]);[DIC.E$2:DIC.E$994];[DIC.D$2:DIC.D$994])" office:value-type="string" office:string-value="rilo">
            <text:p>rilo</text:p>
          </table:table-cell>
          <table:table-cell/>
        </table:table-row>
        <table:table-row table:style-name="ro1">
          <table:table-cell table:style-name="ce22" office:value-type="string">
            <text:p>kofu</text:p>
          </table:table-cell>
          <table:table-cell table:style-name="ce33" office:value-type="string">
            <text:p>rely</text:p>
          </table:table-cell>
          <table:table-cell table:formula="of:=LOOKUP(TRIM([.B908]);[DIC.E$2:DIC.E$994];[DIC.D$2:DIC.D$994])" office:value-type="string" office:string-value="regi">
            <text:p>regi</text:p>
          </table:table-cell>
          <table:table-cell/>
        </table:table-row>
        <table:table-row table:style-name="ro1">
          <table:table-cell table:style-name="ce22" office:value-type="string">
            <text:p>sevu</text:p>
          </table:table-cell>
          <table:table-cell table:style-name="ce33" office:value-type="string">
            <text:p>serve</text:p>
          </table:table-cell>
          <table:table-cell table:formula="of:=LOOKUP(TRIM([.B909]);[DIC.E$2:DIC.E$994];[DIC.D$2:DIC.D$994])" office:value-type="string" office:string-value="sevu">
            <text:p>sevu</text:p>
          </table:table-cell>
          <table:table-cell/>
        </table:table-row>
        <table:table-row table:style-name="ro1">
          <table:table-cell table:style-name="ce22" office:value-type="string">
            <text:p>pagu</text:p>
          </table:table-cell>
          <table:table-cell table:style-name="ce33" office:value-type="string">
            <text:p>pay</text:p>
          </table:table-cell>
          <table:table-cell table:formula="of:=LOOKUP(TRIM([.B910]);[DIC.E$2:DIC.E$994];[DIC.D$2:DIC.D$994])" office:value-type="string" office:string-value="pagu">
            <text:p>pagu</text:p>
          </table:table-cell>
          <table:table-cell/>
        </table:table-row>
        <table:table-row table:style-name="ro1">
          <table:table-cell table:style-name="ce22" office:value-type="string">
            <text:p>aida</text:p>
          </table:table-cell>
          <table:table-cell table:style-name="ce33" office:value-type="string">
            <text:p>help ‘aid’</text:p>
          </table:table-cell>
          <table:table-cell table:formula="of:=LOOKUP(TRIM([.B911]);[DIC.E$2:DIC.E$994];[DIC.D$2:DIC.D$994])" office:value-type="string" office:string-value="aidu">
            <text:p>aidu</text:p>
          </table:table-cell>
          <table:table-cell/>
        </table:table-row>
        <table:table-row table:style-name="ro1">
          <table:table-cell table:style-name="ce28"/>
          <table:table-cell table:style-name="ce14" office:value-type="string">
            <text:p>command</text:p>
          </table:table-cell>
          <table:table-cell table:formula="of:=LOOKUP(TRIM([.B912]);[DIC.E$2:DIC.E$994];[DIC.D$2:DIC.D$994])" office:value-type="string" office:string-value="venu">
            <text:p>venu</text:p>
          </table:table-cell>
          <table:table-cell/>
        </table:table-row>
        <table:table-row table:style-name="ro1">
          <table:table-cell table:style-name="ce22" office:value-type="string">
            <text:p>?</text:p>
          </table:table-cell>
          <table:table-cell table:style-name="ce33" office:value-type="string">
            <text:p>captain</text:p>
          </table:table-cell>
          <table:table-cell table:formula="of:=LOOKUP(TRIM([.B913]);[DIC.E$2:DIC.E$994];[DIC.D$2:DIC.D$994])" office:value-type="string" office:string-value="povu">
            <text:p>povu</text:p>
          </table:table-cell>
          <table:table-cell/>
        </table:table-row>
        <table:table-row table:style-name="ro1">
          <table:table-cell table:style-name="ce22" office:value-type="string">
            <text:p>?</text:p>
          </table:table-cell>
          <table:table-cell table:style-name="ce33" office:value-type="string">
            <text:p>command</text:p>
          </table:table-cell>
          <table:table-cell table:formula="of:=LOOKUP(TRIM([.B914]);[DIC.E$2:DIC.E$994];[DIC.D$2:DIC.D$994])" office:value-type="string" office:string-value="venu">
            <text:p>venu</text:p>
          </table:table-cell>
          <table:table-cell/>
        </table:table-row>
        <table:table-row table:style-name="ro1">
          <table:table-cell table:style-name="ce22" office:value-type="string">
            <text:p>lasu</text:p>
          </table:table-cell>
          <table:table-cell table:style-name="ce33" office:value-type="string">
            <text:p>obey</text:p>
          </table:table-cell>
          <table:table-cell table:formula="of:=LOOKUP(TRIM([.B915]);[DIC.E$2:DIC.E$994];[DIC.D$2:DIC.D$994])" office:value-type="string" office:string-value="aku">
            <text:p>aku</text:p>
          </table:table-cell>
          <table:table-cell/>
        </table:table-row>
        <table:table-row table:style-name="ro1">
          <table:table-cell table:style-name="ce22" office:value-type="string">
            <text:p>dehu</text:p>
          </table:table-cell>
          <table:table-cell table:style-name="ce33" office:value-type="string">
            <text:p>let ‘permit’</text:p>
          </table:table-cell>
          <table:table-cell table:formula="of:=LOOKUP(TRIM([.B916]);[DIC.E$2:DIC.E$994];[DIC.D$2:DIC.D$994])" office:value-type="string" office:string-value="lesu">
            <text:p>lesu</text:p>
          </table:table-cell>
          <table:table-cell/>
        </table:table-row>
        <table:table-row table:style-name="ro1">
          <table:table-cell table:style-name="ce22" office:value-type="string">
            <text:p>?</text:p>
          </table:table-cell>
          <table:table-cell table:style-name="ce33" office:value-type="string">
            <text:p>responsible</text:p>
          </table:table-cell>
          <table:table-cell table:formula="of:=LOOKUP(TRIM([.B917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29" office:value-type="string">
            <text:p>paxa</text:p>
          </table:table-cell>
          <table:table-cell table:style-name="ce33" office:value-type="string">
            <text:p>punish ‘spank, castigate’</text:p>
          </table:table-cell>
          <table:table-cell table:formula="of:=LOOKUP(TRIM([.B918]);[DIC.E$2:DIC.E$994];[DIC.D$2:DIC.D$994])" office:value-type="string" office:string-value="tiru">
            <text:p>tiru</text:p>
          </table:table-cell>
          <table:table-cell/>
        </table:table-row>
        <table:table-row table:style-name="ro1">
          <table:table-cell table:style-name="ce23"/>
          <table:table-cell table:style-name="ce11" office:value-type="string">
            <text:p>conflict</text:p>
          </table:table-cell>
          <table:table-cell table:formula="of:=LOOKUP(TRIM([.B919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opus</text:p>
          </table:table-cell>
          <table:table-cell table:style-name="ce33" office:value-type="string">
            <text:p>oppose</text:p>
          </table:table-cell>
          <table:table-cell table:formula="of:=LOOKUP(TRIM([.B920]);[DIC.E$2:DIC.E$994];[DIC.D$2:DIC.D$994])" office:value-type="string" office:string-value="ovru">
            <text:p>ovru</text:p>
          </table:table-cell>
          <table:table-cell/>
        </table:table-row>
        <table:table-row table:style-name="ro1">
          <table:table-cell table:style-name="ce22" office:value-type="string">
            <text:p>kuba</text:p>
          </table:table-cell>
          <table:table-cell table:style-name="ce33" office:value-type="string">
            <text:p>fight ‘combat’</text:p>
          </table:table-cell>
          <table:table-cell table:formula="of:=LOOKUP(TRIM([.B921]);[DIC.E$2:DIC.E$994];[DIC.D$2:DIC.D$994])" office:value-type="string" office:string-value="pide">
            <text:p>pide</text:p>
          </table:table-cell>
          <table:table-cell/>
        </table:table-row>
        <table:table-row table:style-name="ro1">
          <table:table-cell table:style-name="ce22" office:value-type="string">
            <text:p>gana</text:p>
          </table:table-cell>
          <table:table-cell table:style-name="ce33" office:value-type="string">
            <text:p>win ‘gain’</text:p>
          </table:table-cell>
          <table:table-cell table:formula="of:=LOOKUP(TRIM([.B922]);[DIC.E$2:DIC.E$994];[DIC.D$2:DIC.D$994])" office:value-type="string" office:string-value="visu">
            <text:p>visu</text:p>
          </table:table-cell>
          <table:table-cell/>
        </table:table-row>
        <table:table-row table:style-name="ro1">
          <table:table-cell table:style-name="ce22" office:value-type="string">
            <text:p>nuto</text:p>
          </table:table-cell>
          <table:table-cell table:style-name="ce33" office:value-type="string">
            <text:p>neutral</text:p>
          </table:table-cell>
          <table:table-cell table:formula="of:=LOOKUP(TRIM([.B923]);[DIC.E$2:DIC.E$994];[DIC.D$2:DIC.D$994])" office:value-type="string" office:string-value="nida">
            <text:p>nida</text:p>
          </table:table-cell>
          <table:table-cell/>
        </table:table-row>
        <table:table-row table:style-name="ro1">
          <table:table-cell table:style-name="ce22" office:value-type="string">
            <text:p>pace</text:p>
          </table:table-cell>
          <table:table-cell table:style-name="ce33" office:value-type="string">
            <text:p>peace</text:p>
          </table:table-cell>
          <table:table-cell table:formula="of:=LOOKUP(TRIM([.B924]);[DIC.E$2:DIC.E$994];[DIC.D$2:DIC.D$994])" office:value-type="string" office:string-value="pagu">
            <text:p>pagu</text:p>
          </table:table-cell>
          <table:table-cell/>
        </table:table-row>
        <table:table-row table:style-name="ro1">
          <table:table-cell table:style-name="ce22" office:value-type="string">
            <text:p>riva</text:p>
          </table:table-cell>
          <table:table-cell table:style-name="ce33" office:value-type="string">
            <text:p>compete ‘rival’</text:p>
          </table:table-cell>
          <table:table-cell table:formula="of:=LOOKUP(TRIM([.B925]);[DIC.E$2:DIC.E$994];[DIC.D$2:DIC.D$994])" office:value-type="string" office:string-value="komo">
            <text:p>komo</text:p>
          </table:table-cell>
          <table:table-cell/>
        </table:table-row>
        <table:table-row table:style-name="ro1">
          <table:table-cell table:style-name="ce22" office:value-type="string">
            <text:p>nima</text:p>
          </table:table-cell>
          <table:table-cell table:style-name="ce33" office:value-type="string">
            <text:p>enemy ‘adversary’</text:p>
          </table:table-cell>
          <table:table-cell table:formula="of:=LOOKUP(TRIM([.B926]);[DIC.E$2:DIC.E$994];[DIC.D$2:DIC.D$994])" office:value-type="string" office:string-value="oto">
            <text:p>oto</text:p>
          </table:table-cell>
          <table:table-cell/>
        </table:table-row>
        <table:table-row table:style-name="ro1">
          <table:table-cell table:style-name="ce22" office:value-type="string">
            <text:p>gaza</text:p>
          </table:table-cell>
          <table:table-cell table:style-name="ce33" office:value-type="string">
            <text:p>revenge ‘avenge’</text:p>
          </table:table-cell>
          <table:table-cell table:formula="of:=LOOKUP(TRIM([.B927]);[DIC.E$2:DIC.E$994];[DIC.D$2:DIC.D$994])" office:value-type="string" office:string-value="redu">
            <text:p>redu</text:p>
          </table:table-cell>
          <table:table-cell/>
        </table:table-row>
        <table:table-row table:style-name="ro1">
          <table:table-cell table:style-name="ce2" office:value-type="string">
            <text:p>movu</text:p>
          </table:table-cell>
          <table:table-cell table:style-name="ce2" office:value-type="string">
            <text:p>movement</text:p>
          </table:table-cell>
          <table:table-cell table:formula="of:=LOOKUP(TRIM([.B928]);[DIC.E$2:DIC.E$994];[DIC.D$2:DIC.D$994])" office:value-type="string" office:string-value="mama">
            <text:p>mam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direction</text:p>
          </table:table-cell>
          <table:table-cell table:formula="of:=LOOKUP(TRIM([.B929]);[DIC.E$2:DIC.E$994];[DIC.D$2:DIC.D$994])" office:value-type="string" office:string-value="kodu">
            <text:p>kod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meet</text:p>
          </table:table-cell>
          <table:table-cell table:formula="of:=LOOKUP(TRIM([.B930]);[DIC.E$2:DIC.E$994];[DIC.D$2:DIC.D$994])" office:value-type="string" office:string-value="meko">
            <text:p>mek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<text:s/>self-moving</text:p>
          </table:table-cell>
          <table:table-cell table:formula="of:=LOOKUP(TRIM([.B931]);[DIC.E$2:DIC.E$994];[DIC.D$2:DIC.D$994])" office:value-type="string" office:string-value="semu">
            <text:p>sem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1 abstract</text:p>
          </table:table-cell>
          <table:table-cell table:formula="of:=LOOKUP(TRIM([.B932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3" office:value-type="string">
            <text:p>venu</text:p>
          </table:table-cell>
          <table:table-cell table:style-name="ce3" office:value-type="string">
            <text:p>come</text:p>
          </table:table-cell>
          <table:table-cell table:formula="of:=LOOKUP(TRIM([.B933]);[DIC.E$2:DIC.E$994];[DIC.D$2:DIC.D$994])" office:value-type="string" office:string-value="venu">
            <text:p>ven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travel</text:p>
          </table:table-cell>
          <table:table-cell table:formula="of:=LOOKUP(TRIM([.B934]);[DIC.E$2:DIC.E$994];[DIC.D$2:DIC.D$994])" office:value-type="string" office:string-value="tazo">
            <text:p>tazo</text:p>
          </table:table-cell>
          <table:table-cell/>
        </table:table-row>
        <table:table-row table:style-name="ro1">
          <table:table-cell table:style-name="ce3" office:value-type="string">
            <text:p>patu</text:p>
          </table:table-cell>
          <table:table-cell table:style-name="ce3" office:value-type="string">
            <text:p>leave</text:p>
          </table:table-cell>
          <table:table-cell table:formula="of:=LOOKUP(TRIM([.B935]);[DIC.E$2:DIC.E$994];[DIC.D$2:DIC.D$994])" office:value-type="string" office:string-value="patu">
            <text:p>patu</text:p>
          </table:table-cell>
          <table:table-cell/>
        </table:table-row>
        <table:table-row table:style-name="ro1">
          <table:table-cell table:style-name="ce3" office:value-type="string">
            <text:p>redu</text:p>
          </table:table-cell>
          <table:table-cell table:style-name="ce3" office:value-type="string">
            <text:p>return</text:p>
          </table:table-cell>
          <table:table-cell table:formula="of:=LOOKUP(TRIM([.B936]);[DIC.E$2:DIC.E$994];[DIC.D$2:DIC.D$994])" office:value-type="string" office:string-value="redu">
            <text:p>red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route</text:p>
          </table:table-cell>
          <table:table-cell table:formula="of:=LOOKUP(TRIM([.B937]);[DIC.E$2:DIC.E$994];[DIC.D$2:DIC.D$994])" office:value-type="string" office:string-value="rodo">
            <text:p>rod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remain ‘stay’</text:p>
          </table:table-cell>
          <table:table-cell table:formula="of:=LOOKUP(TRIM([.B938]);[DIC.E$2:DIC.E$994];[DIC.D$2:DIC.D$994])" office:value-type="string" office:string-value="regi">
            <text:p>regi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2 active movement</text:p>
          </table:table-cell>
          <table:table-cell table:formula="of:=LOOKUP(TRIM([.B939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3" office:value-type="string">
            <text:p>koru</text:p>
          </table:table-cell>
          <table:table-cell table:style-name="ce3" office:value-type="string">
            <text:p>run</text:p>
          </table:table-cell>
          <table:table-cell table:formula="of:=LOOKUP(TRIM([.B940]);[DIC.E$2:DIC.E$994];[DIC.D$2:DIC.D$994])" office:value-type="string" office:string-value="koru">
            <text:p>koru</text:p>
          </table:table-cell>
          <table:table-cell/>
        </table:table-row>
        <table:table-row table:style-name="ro1">
          <table:table-cell table:style-name="ce3" office:value-type="string">
            <text:p>maxu</text:p>
          </table:table-cell>
          <table:table-cell table:style-name="ce3" office:value-type="string">
            <text:p>walk</text:p>
          </table:table-cell>
          <table:table-cell table:formula="of:=LOOKUP(TRIM([.B941]);[DIC.E$2:DIC.E$994];[DIC.D$2:DIC.D$994])" office:value-type="string" office:string-value="maxu">
            <text:p>max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climb</text:p>
          </table:table-cell>
          <table:table-cell table:formula="of:=LOOKUP(TRIM([.B942]);[DIC.E$2:DIC.E$994];[DIC.D$2:DIC.D$994])" office:value-type="string" office:string-value="karo">
            <text:p>kar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tep</text:p>
          </table:table-cell>
          <table:table-cell table:formula="of:=LOOKUP(TRIM([.B943]);[DIC.E$2:DIC.E$994];[DIC.D$2:DIC.D$994])" office:value-type="string" office:string-value="xedu">
            <text:p>xed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leap</text:p>
          </table:table-cell>
          <table:table-cell table:formula="of:=LOOKUP(TRIM([.B944]);[DIC.E$2:DIC.E$994];[DIC.D$2:DIC.D$994])" office:value-type="string" office:string-value="risu">
            <text:p>ris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flight ‘fly’</text:p>
          </table:table-cell>
          <table:table-cell table:formula="of:=LOOKUP(TRIM([.B945]);[DIC.E$2:DIC.E$994];[DIC.D$2:DIC.D$994])" office:value-type="string" office:string-value="pexa">
            <text:p>pex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wim</text:p>
          </table:table-cell>
          <table:table-cell table:formula="of:=LOOKUP(TRIM([.B946]);[DIC.E$2:DIC.E$994];[DIC.D$2:DIC.D$994])" office:value-type="string" office:string-value="sugo">
            <text:p>sug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dive ‘swoop’</text:p>
          </table:table-cell>
          <table:table-cell table:formula="of:=LOOKUP(TRIM([.B947]);[DIC.E$2:DIC.E$994];[DIC.D$2:DIC.D$994])" office:value-type="string" office:string-value="ivea">
            <text:p>ive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turn</text:p>
          </table:table-cell>
          <table:table-cell table:formula="of:=LOOKUP(TRIM([.B948]);[DIC.E$2:DIC.E$994];[DIC.D$2:DIC.D$994])" office:value-type="string" office:string-value="pobu">
            <text:p>pob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chase ‘pursue’</text:p>
          </table:table-cell>
          <table:table-cell table:formula="of:=LOOKUP(TRIM([.B949]);[DIC.E$2:DIC.E$994];[DIC.D$2:DIC.D$994])" office:value-type="string" office:string-value="kagu">
            <text:p>kag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avoid ‘evade’</text:p>
          </table:table-cell>
          <table:table-cell table:formula="of:=LOOKUP(TRIM([.B950]);[DIC.E$2:DIC.E$994];[DIC.D$2:DIC.D$994])" office:value-type="string" office:string-value="fero">
            <text:p>fer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pass through</text:p>
          </table:table-cell>
          <table:table-cell table:formula="of:=LOOKUP(TRIM([.B951]);[DIC.E$2:DIC.E$994];[DIC.D$2:DIC.D$994])" office:value-type="string" office:string-value="pati">
            <text:p>pati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lide ‘slip’</text:p>
          </table:table-cell>
          <table:table-cell table:formula="of:=LOOKUP(TRIM([.B952]);[DIC.E$2:DIC.E$994];[DIC.D$2:DIC.D$994])" office:value-type="string" office:string-value="domu">
            <text:p>dom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explode</text:p>
          </table:table-cell>
          <table:table-cell table:formula="of:=LOOKUP(TRIM([.B953]);[DIC.E$2:DIC.E$994];[DIC.D$2:DIC.D$994])" office:value-type="string" office:string-value="pegu">
            <text:p>peg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break</text:p>
          </table:table-cell>
          <table:table-cell table:formula="of:=LOOKUP(TRIM([.B954]);[DIC.E$2:DIC.E$994];[DIC.D$2:DIC.D$994])" office:value-type="string" office:string-value="pana">
            <text:p>pan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read</text:p>
          </table:table-cell>
          <table:table-cell table:formula="of:=LOOKUP(TRIM([.B955]);[DIC.E$2:DIC.E$994];[DIC.D$2:DIC.D$994])" office:value-type="string" office:string-value="pich">
            <text:p>pich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whip ‘beat, lash’</text:p>
          </table:table-cell>
          <table:table-cell table:formula="of:=LOOKUP(TRIM([.B956]);[DIC.E$2:DIC.E$994];[DIC.D$2:DIC.D$994])" office:value-type="string" office:string-value="qua">
            <text:p>qu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roll ‘trundle’</text:p>
          </table:table-cell>
          <table:table-cell table:formula="of:=LOOKUP(TRIM([.B957]);[DIC.E$2:DIC.E$994];[DIC.D$2:DIC.D$994])" office:value-type="string" office:string-value="Robin">
            <text:p>Robin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3 equilibrium</text:p>
          </table:table-cell>
          <table:table-cell table:formula="of:=LOOKUP(TRIM([.B958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3" office:value-type="string">
            <text:p>bei</text:p>
          </table:table-cell>
          <table:table-cell table:style-name="ce3" office:value-type="string">
            <text:p>at</text:p>
          </table:table-cell>
          <table:table-cell table:formula="of:=LOOKUP(TRIM([.B959]);[DIC.E$2:DIC.E$994];[DIC.D$2:DIC.D$994])" office:value-type="string" office:string-value="bei">
            <text:p>bei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balance</text:p>
          </table:table-cell>
          <table:table-cell table:formula="of:=LOOKUP(TRIM([.B960]);[DIC.E$2:DIC.E$994];[DIC.D$2:DIC.D$994])" office:value-type="string" office:string-value="malo">
            <text:p>mal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idle</text:p>
          </table:table-cell>
          <table:table-cell table:formula="of:=LOOKUP(TRIM([.B961]);[DIC.E$2:DIC.E$994];[DIC.D$2:DIC.D$994])" office:value-type="string" office:string-value="jo">
            <text:p>j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reclining ‘rest’</text:p>
          </table:table-cell>
          <table:table-cell table:formula="of:=LOOKUP(TRIM([.B962]);[DIC.E$2:DIC.E$994];[DIC.D$2:DIC.D$994])" office:value-type="string" office:string-value="rejo">
            <text:p>rej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upport</text:p>
          </table:table-cell>
          <table:table-cell table:formula="of:=LOOKUP(TRIM([.B963]);[DIC.E$2:DIC.E$994];[DIC.D$2:DIC.D$994])" office:value-type="string" office:string-value="sona">
            <text:p>son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float</text:p>
          </table:table-cell>
          <table:table-cell table:formula="of:=LOOKUP(TRIM([.B964]);[DIC.E$2:DIC.E$994];[DIC.D$2:DIC.D$994])" office:value-type="string" office:string-value="pexa">
            <text:p>pex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hang ‘dangle, suspend’</text:p>
          </table:table-cell>
          <table:table-cell table:formula="of:=LOOKUP(TRIM([.B965]);[DIC.E$2:DIC.E$994];[DIC.D$2:DIC.D$994])" office:value-type="string" office:string-value="mana">
            <text:p>man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immerse</text:p>
          </table:table-cell>
          <table:table-cell table:formula="of:=LOOKUP(TRIM([.B966]);[DIC.E$2:DIC.E$994];[DIC.D$2:DIC.D$994])" office:value-type="string" office:string-value="sif">
            <text:p>sif</text:p>
          </table:table-cell>
          <table:table-cell/>
        </table:table-row>
        <table:table-row table:style-name="ro1">
          <table:table-cell table:style-name="ce3" office:value-type="string">
            <text:p>situ</text:p>
          </table:table-cell>
          <table:table-cell table:style-name="ce3" office:value-type="string">
            <text:p>sit</text:p>
          </table:table-cell>
          <table:table-cell table:formula="of:=LOOKUP(TRIM([.B967]);[DIC.E$2:DIC.E$994];[DIC.D$2:DIC.D$994])" office:value-type="string" office:string-value="xedu">
            <text:p>xed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tand</text:p>
          </table:table-cell>
          <table:table-cell table:formula="of:=LOOKUP(TRIM([.B968]);[DIC.E$2:DIC.E$994];[DIC.D$2:DIC.D$994])" office:value-type="string" office:string-value="cira">
            <text:p>cir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4 passive motion</text:p>
          </table:table-cell>
          <table:table-cell table:formula="of:=LOOKUP(TRIM([.B969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3" office:value-type="string">
            <text:p>kyzu</text:p>
          </table:table-cell>
          <table:table-cell table:style-name="ce3" office:value-type="string">
            <text:p>fall</text:p>
          </table:table-cell>
          <table:table-cell table:formula="of:=LOOKUP(TRIM([.B970]);[DIC.E$2:DIC.E$994];[DIC.D$2:DIC.D$994])" office:value-type="string" office:string-value="kyzu">
            <text:p>kyz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twist ‘torsion’</text:p>
          </table:table-cell>
          <table:table-cell table:formula="of:=LOOKUP(TRIM([.B971]);[DIC.E$2:DIC.E$994];[DIC.D$2:DIC.D$994])" office:value-type="string" office:string-value="rezu">
            <text:p>rez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oscillate</text:p>
          </table:table-cell>
          <table:table-cell table:formula="of:=LOOKUP(TRIM([.B972]);[DIC.E$2:DIC.E$994];[DIC.D$2:DIC.D$994])" office:value-type="string" office:string-value="ody">
            <text:p>ody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flow ‘flush’</text:p>
          </table:table-cell>
          <table:table-cell table:formula="of:=LOOKUP(TRIM([.B973]);[DIC.E$2:DIC.E$994];[DIC.D$2:DIC.D$994])" office:value-type="string" office:string-value="area">
            <text:p>are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jet</text:p>
          </table:table-cell>
          <table:table-cell table:formula="of:=LOOKUP(TRIM([.B974]);[DIC.E$2:DIC.E$994];[DIC.D$2:DIC.D$994])" office:value-type="string" office:string-value="zia">
            <text:p>zia</text:p>
          </table:table-cell>
          <table:table-cell/>
        </table:table-row>
        <table:table-row table:style-name="ro1">
          <table:table-cell table:style-name="ce3" office:value-type="string">
            <text:p>huma</text:p>
          </table:table-cell>
          <table:table-cell table:style-name="ce3" office:value-type="string">
            <text:p>manipulating objects</text:p>
          </table:table-cell>
          <table:table-cell table:formula="of:=LOOKUP(TRIM([.B975]);[DIC.E$2:DIC.E$994];[DIC.D$2:DIC.D$994])" office:value-type="string" office:string-value="huma">
            <text:p>hum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modify ‘alter’</text:p>
          </table:table-cell>
          <table:table-cell table:formula="of:=LOOKUP(TRIM([.B976]);[DIC.E$2:DIC.E$994];[DIC.D$2:DIC.D$994])" office:value-type="string" office:string-value="lece">
            <text:p>lece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eek</text:p>
          </table:table-cell>
          <table:table-cell table:formula="of:=LOOKUP(TRIM([.B977]);[DIC.E$2:DIC.E$994];[DIC.D$2:DIC.D$994])" office:value-type="string" office:string-value="seda">
            <text:p>sed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gather</text:p>
          </table:table-cell>
          <table:table-cell table:formula="of:=LOOKUP(TRIM([.B978]);[DIC.E$2:DIC.E$994];[DIC.D$2:DIC.D$994])" office:value-type="string" office:string-value="jara">
            <text:p>jar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provide ‘supply’</text:p>
          </table:table-cell>
          <table:table-cell table:formula="of:=LOOKUP(TRIM([.B979]);[DIC.E$2:DIC.E$994];[DIC.D$2:DIC.D$994])" office:value-type="string" office:string-value="produ">
            <text:p>prod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distribute</text:p>
          </table:table-cell>
          <table:table-cell table:formula="of:=LOOKUP(TRIM([.B980]);[DIC.E$2:DIC.E$994];[DIC.D$2:DIC.D$994])" office:value-type="string" office:string-value="ivea">
            <text:p>ive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divide</text:p>
          </table:table-cell>
          <table:table-cell table:formula="of:=LOOKUP(TRIM([.B981]);[DIC.E$2:DIC.E$994];[DIC.D$2:DIC.D$994])" office:value-type="string" office:string-value="ivea">
            <text:p>ive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1 move</text:p>
          </table:table-cell>
          <table:table-cell table:formula="of:=LOOKUP(TRIM([.B982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mutual</text:p>
          </table:table-cell>
          <table:table-cell table:formula="of:=LOOKUP(TRIM([.B983]);[DIC.E$2:DIC.E$994];[DIC.D$2:DIC.D$994])" office:value-type="string" office:string-value="dovu">
            <text:p>dov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move</text:p>
          </table:table-cell>
          <table:table-cell table:formula="of:=LOOKUP(TRIM([.B984]);[DIC.E$2:DIC.E$994];[DIC.D$2:DIC.D$994])" office:value-type="string" office:string-value="mama">
            <text:p>mam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retain</text:p>
          </table:table-cell>
          <table:table-cell table:formula="of:=LOOKUP(TRIM([.B985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grasp ‘grip’</text:p>
          </table:table-cell>
          <table:table-cell table:formula="of:=LOOKUP(TRIM([.B986]);[DIC.E$2:DIC.E$994];[DIC.D$2:DIC.D$994])" office:value-type="string" office:string-value="adio">
            <text:p>adi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carry ‘bear’</text:p>
          </table:table-cell>
          <table:table-cell table:formula="of:=LOOKUP(TRIM([.B987]);[DIC.E$2:DIC.E$994];[DIC.D$2:DIC.D$994])" office:value-type="string" office:string-value="poru">
            <text:p>por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throw</text:p>
          </table:table-cell>
          <table:table-cell table:formula="of:=LOOKUP(TRIM([.B988]);[DIC.E$2:DIC.E$994];[DIC.D$2:DIC.D$994])" office:value-type="string" office:string-value="par">
            <text:p>par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launcher</text:p>
          </table:table-cell>
          <table:table-cell table:formula="of:=LOOKUP(TRIM([.B989]);[DIC.E$2:DIC.E$994];[DIC.D$2:DIC.D$994])" office:value-type="string" office:string-value="risu">
            <text:p>risu</text:p>
          </table:table-cell>
          <table:table-cell/>
        </table:table-row>
        <table:table-row table:style-name="ro1">
          <table:table-cell table:style-name="ce3" office:value-type="string">
            <text:p>ponu</text:p>
          </table:table-cell>
          <table:table-cell table:style-name="ce3" office:value-type="string">
            <text:p>put</text:p>
          </table:table-cell>
          <table:table-cell table:formula="of:=LOOKUP(TRIM([.B990]);[DIC.E$2:DIC.E$994];[DIC.D$2:DIC.D$994])" office:value-type="string" office:string-value="pusu">
            <text:p>pus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lift</text:p>
          </table:table-cell>
          <table:table-cell table:formula="of:=LOOKUP(TRIM([.B991]);[DIC.E$2:DIC.E$994];[DIC.D$2:DIC.D$994])" office:value-type="string" office:string-value="leta">
            <text:p>let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insert</text:p>
          </table:table-cell>
          <table:table-cell table:formula="of:=LOOKUP(TRIM([.B992]);[DIC.E$2:DIC.E$994];[DIC.D$2:DIC.D$994])" office:value-type="string" office:string-value="cero">
            <text:p>cer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hove</text:p>
          </table:table-cell>
          <table:table-cell table:formula="of:=LOOKUP(TRIM([.B993]);[DIC.E$2:DIC.E$994];[DIC.D$2:DIC.D$994])" office:value-type="string" office:string-value="xoto">
            <text:p>xot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restrain</text:p>
          </table:table-cell>
          <table:table-cell table:formula="of:=LOOKUP(TRIM([.B994]);[DIC.E$2:DIC.E$994];[DIC.D$2:DIC.D$994])" office:value-type="string" office:string-value="rimu">
            <text:p>rim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pressure</text:p>
          </table:table-cell>
          <table:table-cell table:formula="of:=LOOKUP(TRIM([.B995]);[DIC.E$2:DIC.E$994];[DIC.D$2:DIC.D$994])" office:value-type="string" office:string-value="poso">
            <text:p>pos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hake</text:p>
          </table:table-cell>
          <table:table-cell table:formula="of:=LOOKUP(TRIM([.B996]);[DIC.E$2:DIC.E$994];[DIC.D$2:DIC.D$994])" office:value-type="string" office:string-value="sevu">
            <text:p>sev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collide</text:p>
          </table:table-cell>
          <table:table-cell table:formula="of:=LOOKUP(TRIM([.B997]);[DIC.E$2:DIC.E$994];[DIC.D$2:DIC.D$994])" office:value-type="string" office:string-value="figo">
            <text:p>fig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wallow</text:p>
          </table:table-cell>
          <table:table-cell table:formula="of:=LOOKUP(TRIM([.B998]);[DIC.E$2:DIC.E$994];[DIC.D$2:DIC.D$994])" office:value-type="string" office:string-value="sugo">
            <text:p>sug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destroy ‘despoil’</text:p>
          </table:table-cell>
          <table:table-cell table:formula="of:=LOOKUP(TRIM([.B999]);[DIC.E$2:DIC.E$994];[DIC.D$2:DIC.D$994])" office:value-type="string" office:string-value="demo">
            <text:p>dem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capture ‘catch’</text:p>
          </table:table-cell>
          <table:table-cell table:formula="of:=LOOKUP(TRIM([.B1000]);[DIC.E$2:DIC.E$994];[DIC.D$2:DIC.D$994])" office:value-type="string" office:string-value="povu">
            <text:p>povu</text:p>
          </table:table-cell>
          <table:table-cell/>
        </table:table-row>
        <table:table-row table:style-name="ro1">
          <table:table-cell table:style-name="ce3" office:value-type="string">
            <text:p>tiru</text:p>
          </table:table-cell>
          <table:table-cell table:style-name="ce3" office:value-type="string">
            <text:p>pull</text:p>
          </table:table-cell>
          <table:table-cell table:formula="of:=LOOKUP(TRIM([.B1001]);[DIC.E$2:DIC.E$994];[DIC.D$2:DIC.D$994])" office:value-type="string" office:string-value="tiru">
            <text:p>tir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2 surface</text:p>
          </table:table-cell>
          <table:table-cell table:formula="of:=LOOKUP(TRIM([.B1002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iss ‘buss’</text:p>
          </table:table-cell>
          <table:table-cell table:formula="of:=LOOKUP(TRIM([.B1003]);[DIC.E$2:DIC.E$994];[DIC.D$2:DIC.D$994])" office:value-type="string" office:string-value="geto">
            <text:p>geto</text:p>
          </table:table-cell>
          <table:table-cell/>
        </table:table-row>
        <table:table-row table:style-name="ro1">
          <table:table-cell table:style-name="ce3" office:value-type="string">
            <text:p>toky</text:p>
          </table:table-cell>
          <table:table-cell table:style-name="ce3" office:value-type="string">
            <text:p>touch</text:p>
          </table:table-cell>
          <table:table-cell table:formula="of:=LOOKUP(TRIM([.B1004]);[DIC.E$2:DIC.E$994];[DIC.D$2:DIC.D$994])" office:value-type="string" office:string-value="toky">
            <text:p>toky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hit</text:p>
          </table:table-cell>
          <table:table-cell table:formula="of:=LOOKUP(TRIM([.B1005]);[DIC.E$2:DIC.E$994];[DIC.D$2:DIC.D$994])" office:value-type="string" office:string-value="hugy">
            <text:p>hugy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bite</text:p>
          </table:table-cell>
          <table:table-cell table:formula="of:=LOOKUP(TRIM([.B1006]);[DIC.E$2:DIC.E$994];[DIC.D$2:DIC.D$994])" office:value-type="string" office:string-value="nata">
            <text:p>nat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cratch</text:p>
          </table:table-cell>
          <table:table-cell table:formula="of:=LOOKUP(TRIM([.B1007]);[DIC.E$2:DIC.E$994];[DIC.D$2:DIC.D$994])" office:value-type="string" office:string-value="xola">
            <text:p>xol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crape</text:p>
          </table:table-cell>
          <table:table-cell table:formula="of:=LOOKUP(TRIM([.B1008]);[DIC.E$2:DIC.E$994];[DIC.D$2:DIC.D$994])" office:value-type="string" office:string-value="xola">
            <text:p>xol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fold</text:p>
          </table:table-cell>
          <table:table-cell table:formula="of:=LOOKUP(TRIM([.B1009]);[DIC.E$2:DIC.E$994];[DIC.D$2:DIC.D$994])" office:value-type="string" office:string-value="volu">
            <text:p>vol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print</text:p>
          </table:table-cell>
          <table:table-cell table:formula="of:=LOOKUP(TRIM([.B1010]);[DIC.E$2:DIC.E$994];[DIC.D$2:DIC.D$994])" office:value-type="string" office:string-value="jolo">
            <text:p>jol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mark</text:p>
          </table:table-cell>
          <table:table-cell table:formula="of:=LOOKUP(TRIM([.B1011]);[DIC.E$2:DIC.E$994];[DIC.D$2:DIC.D$994])" office:value-type="string" office:string-value="huma">
            <text:p>hum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polish</text:p>
          </table:table-cell>
          <table:table-cell table:formula="of:=LOOKUP(TRIM([.B1012]);[DIC.E$2:DIC.E$994];[DIC.D$2:DIC.D$994])" office:value-type="string" office:string-value="rog">
            <text:p>rog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friction ‘rub’</text:p>
          </table:table-cell>
          <table:table-cell table:formula="of:=LOOKUP(TRIM([.B1013]);[DIC.E$2:DIC.E$994];[DIC.D$2:DIC.D$994])" office:value-type="string" office:string-value="libo">
            <text:p>lib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ick</text:p>
          </table:table-cell>
          <table:table-cell table:formula="of:=LOOKUP(TRIM([.B1014]);[DIC.E$2:DIC.E$994];[DIC.D$2:DIC.D$994])" office:value-type="string" office:string-value="ape">
            <text:p>ape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3 volume</text:p>
          </table:table-cell>
          <table:table-cell table:formula="of:=LOOKUP(TRIM([.B1015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troke</text:p>
          </table:table-cell>
          <table:table-cell table:formula="of:=LOOKUP(TRIM([.B1016]);[DIC.E$2:DIC.E$994];[DIC.D$2:DIC.D$994])" office:value-type="string" office:string-value="kaia">
            <text:p>kai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grind ‘pulverize’</text:p>
          </table:table-cell>
          <table:table-cell table:formula="of:=LOOKUP(TRIM([.B1017]);[DIC.E$2:DIC.E$994];[DIC.D$2:DIC.D$994])" office:value-type="string" office:string-value="veto">
            <text:p>veto</text:p>
          </table:table-cell>
          <table:table-cell/>
        </table:table-row>
        <table:table-row table:style-name="ro1">
          <table:table-cell table:style-name="ce3" office:value-type="string">
            <text:p>taju</text:p>
          </table:table-cell>
          <table:table-cell table:style-name="ce3" office:value-type="string">
            <text:p>cut</text:p>
          </table:table-cell>
          <table:table-cell table:formula="of:=LOOKUP(TRIM([.B1018]);[DIC.E$2:DIC.E$994];[DIC.D$2:DIC.D$994])" office:value-type="string" office:string-value="taju">
            <text:p>taju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dig</text:p>
          </table:table-cell>
          <table:table-cell table:formula="of:=LOOKUP(TRIM([.B1019]);[DIC.E$2:DIC.E$994];[DIC.D$2:DIC.D$994])" office:value-type="string" office:string-value="difo">
            <text:p>dif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plow</text:p>
          </table:table-cell>
          <table:table-cell table:formula="of:=LOOKUP(TRIM([.B1020]);[DIC.E$2:DIC.E$994];[DIC.D$2:DIC.D$994])" office:value-type="string" office:string-value="rog">
            <text:p>rog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mash</text:p>
          </table:table-cell>
          <table:table-cell table:formula="of:=LOOKUP(TRIM([.B1021]);[DIC.E$2:DIC.E$994];[DIC.D$2:DIC.D$994])" office:value-type="string" office:string-value="huma">
            <text:p>hum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fill ‘stuff’</text:p>
          </table:table-cell>
          <table:table-cell table:formula="of:=LOOKUP(TRIM([.B1022]);[DIC.E$2:DIC.E$994];[DIC.D$2:DIC.D$994])" office:value-type="string" office:string-value="pide">
            <text:p>pide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4 fluids</text:p>
          </table:table-cell>
          <table:table-cell table:formula="of:=LOOKUP(TRIM([.B1023]);[DIC.E$2:DIC.E$994];[DIC.D$2:DIC.D$994])" office:value-type="float" office:value="0">
            <text:p>#N/A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it</text:p>
          </table:table-cell>
          <table:table-cell table:formula="of:=LOOKUP(TRIM([.B1024]);[DIC.E$2:DIC.E$994];[DIC.D$2:DIC.D$994])" office:value-type="string" office:string-value="pich">
            <text:p>pich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tir</text:p>
          </table:table-cell>
          <table:table-cell table:formula="of:=LOOKUP(TRIM([.B1025]);[DIC.E$2:DIC.E$994];[DIC.D$2:DIC.D$994])" office:value-type="string" office:string-value="eko">
            <text:p>eko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oak up</text:p>
          </table:table-cell>
          <table:table-cell table:formula="of:=LOOKUP(TRIM([.B1026]);[DIC.E$2:DIC.E$994];[DIC.D$2:DIC.D$994])" office:value-type="string" office:string-value="tan">
            <text:p>tan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drain</text:p>
          </table:table-cell>
          <table:table-cell table:formula="of:=LOOKUP(TRIM([.B1027]);[DIC.E$2:DIC.E$994];[DIC.D$2:DIC.D$994])" office:value-type="string" office:string-value="jos">
            <text:p>jos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uck</text:p>
          </table:table-cell>
          <table:table-cell table:formula="of:=LOOKUP(TRIM([.B1028]);[DIC.E$2:DIC.E$994];[DIC.D$2:DIC.D$994])" office:value-type="string" office:string-value="tudu">
            <text:p>tudu</text:p>
          </table:table-cell>
          <table:table-cell/>
        </table:table-row>
        <table:table-row table:style-name="ro1">
          <table:table-cell table:style-name="ce2" office:value-type="string">
            <text:p>fizo</text:p>
          </table:table-cell>
          <table:table-cell table:style-name="ce2" office:value-type="string">
            <text:p>physical world</text:p>
          </table:table-cell>
          <table:table-cell table:formula="of:=LOOKUP(TRIM([.B1029]);[DIC.E$2:DIC.E$994];[DIC.D$2:DIC.D$994])" office:value-type="string" office:string-value="pizo">
            <text:p>pizo</text:p>
          </table:table-cell>
          <table:table-cell/>
        </table:table-row>
        <table:table-row table:style-name="ro1">
          <table:table-cell table:style-name="ce22" office:value-type="string">
            <text:p>nuro</text:p>
          </table:table-cell>
          <table:table-cell table:style-name="ce33" office:value-type="string">
            <text:p>ontology</text:p>
          </table:table-cell>
          <table:table-cell table:formula="of:=LOOKUP(TRIM([.B1030]);[DIC.E$2:DIC.E$994];[DIC.D$2:DIC.D$994])" office:value-type="string" office:string-value="nuro">
            <text:p>nuro</text:p>
          </table:table-cell>
          <table:table-cell/>
        </table:table-row>
        <table:table-row table:style-name="ro1">
          <table:table-cell table:style-name="ce22" office:value-type="string">
            <text:p>coza</text:p>
          </table:table-cell>
          <table:table-cell table:style-name="ce33" office:value-type="string">
            <text:p>object ‘thing’</text:p>
          </table:table-cell>
          <table:table-cell table:formula="of:=LOOKUP(TRIM([.B1031]);[DIC.E$2:DIC.E$994];[DIC.D$2:DIC.D$994])" office:value-type="string" office:string-value="aku">
            <text:p>aku</text:p>
          </table:table-cell>
          <table:table-cell/>
        </table:table-row>
        <table:table-row table:style-name="ro1">
          <table:table-cell table:style-name="ce22" office:value-type="string">
            <text:p>puza</text:p>
          </table:table-cell>
          <table:table-cell table:style-name="ce33" office:value-type="string">
            <text:p>piece</text:p>
          </table:table-cell>
          <table:table-cell table:formula="of:=LOOKUP(TRIM([.B1032]);[DIC.E$2:DIC.E$994];[DIC.D$2:DIC.D$994])" office:value-type="string" office:string-value="ijma">
            <text:p>ijma</text:p>
          </table:table-cell>
          <table:table-cell/>
        </table:table-row>
        <table:table-row table:style-name="ro1">
          <table:table-cell table:style-name="ce22" office:value-type="string">
            <text:p>akin</text:p>
          </table:table-cell>
          <table:table-cell table:style-name="ce33" office:value-type="string">
            <text:p>related ‘akin, kin’</text:p>
          </table:table-cell>
          <table:table-cell table:formula="of:=LOOKUP(TRIM([.B1033]);[DIC.E$2:DIC.E$994];[DIC.D$2:DIC.D$994])" office:value-type="string" office:string-value="roxu">
            <text:p>roxu</text:p>
          </table:table-cell>
          <table:table-cell/>
        </table:table-row>
        <table:table-row table:style-name="ro1">
          <table:table-cell table:style-name="ce22" office:value-type="string">
            <text:p>dito</text:p>
          </table:table-cell>
          <table:table-cell table:style-name="ce33" office:value-type="string">
            <text:p>detail</text:p>
          </table:table-cell>
          <table:table-cell table:formula="of:=LOOKUP(TRIM([.B1034]);[DIC.E$2:DIC.E$994];[DIC.D$2:DIC.D$994])" office:value-type="string" office:string-value="demo">
            <text:p>demo</text:p>
          </table:table-cell>
          <table:table-cell/>
        </table:table-row>
        <table:table-row table:style-name="ro1">
          <table:table-cell table:style-name="ce22" office:value-type="string">
            <text:p>kula</text:p>
          </table:table-cell>
          <table:table-cell table:style-name="ce33" office:value-type="string">
            <text:p>quality</text:p>
          </table:table-cell>
          <table:table-cell table:formula="of:=LOOKUP(TRIM([.B1035]);[DIC.E$2:DIC.E$994];[DIC.D$2:DIC.D$994])" office:value-type="string" office:string-value="pusu">
            <text:p>pusu</text:p>
          </table:table-cell>
          <table:table-cell/>
        </table:table-row>
        <table:table-row table:style-name="ro1">
          <table:table-cell table:style-name="ce22" office:value-type="string">
            <text:p>nato</text:p>
          </table:table-cell>
          <table:table-cell table:style-name="ce33" office:value-type="string">
            <text:p>innate</text:p>
          </table:table-cell>
          <table:table-cell table:formula="of:=LOOKUP(TRIM([.B1036]);[DIC.E$2:DIC.E$994];[DIC.D$2:DIC.D$994])" office:value-type="string" office:string-value="cero">
            <text:p>cero</text:p>
          </table:table-cell>
          <table:table-cell/>
        </table:table-row>
        <table:table-row table:style-name="ro1">
          <table:table-cell table:style-name="ce22" office:value-type="string">
            <text:p>lela</text:p>
          </table:table-cell>
          <table:table-cell table:style-name="ce33" office:value-type="string">
            <text:p>parallel</text:p>
          </table:table-cell>
          <table:table-cell table:formula="of:=LOOKUP(TRIM([.B1037]);[DIC.E$2:DIC.E$994];[DIC.D$2:DIC.D$994])" office:value-type="string" office:string-value="hepa">
            <text:p>hepa</text:p>
          </table:table-cell>
          <table:table-cell/>
        </table:table-row>
        <table:table-row table:style-name="ro1">
          <table:table-cell table:style-name="ce23"/>
          <table:table-cell table:style-name="ce11" office:value-type="string">
            <text:p>basic notions</text:p>
          </table:table-cell>
          <table:table-cell table:formula="of:=LOOKUP(TRIM([.B1038]);[DIC.E$2:DIC.E$994];[DIC.D$2:DIC.D$994])" office:value-type="string" office:string-value="pala">
            <text:p>pala</text:p>
          </table:table-cell>
          <table:table-cell/>
        </table:table-row>
        <table:table-row table:style-name="ro1">
          <table:table-cell table:style-name="ce22" office:value-type="string">
            <text:p>atom</text:p>
          </table:table-cell>
          <table:table-cell table:style-name="ce33" office:value-type="string">
            <text:p>atom</text:p>
          </table:table-cell>
          <table:table-cell table:formula="of:=LOOKUP(TRIM([.B1039]);[DIC.E$2:DIC.E$994];[DIC.D$2:DIC.D$994])" office:value-type="string" office:string-value="bei">
            <text:p>bei</text:p>
          </table:table-cell>
          <table:table-cell/>
        </table:table-row>
        <table:table-row table:style-name="ro1">
          <table:table-cell table:style-name="ce22" office:value-type="string">
            <text:p>?</text:p>
          </table:table-cell>
          <table:table-cell table:style-name="ce33" office:value-type="string">
            <text:p>quantum</text:p>
          </table:table-cell>
          <table:table-cell table:formula="of:=LOOKUP(TRIM([.B1040]);[DIC.E$2:DIC.E$994];[DIC.D$2:DIC.D$994])" office:value-type="string" office:string-value="pusu">
            <text:p>pusu</text:p>
          </table:table-cell>
          <table:table-cell/>
        </table:table-row>
        <table:table-row table:style-name="ro1">
          <table:table-cell table:style-name="ce22" office:value-type="string">
            <text:p>cela</text:p>
          </table:table-cell>
          <table:table-cell table:style-name="ce33" office:value-type="string">
            <text:p>cell</text:p>
          </table:table-cell>
          <table:table-cell table:formula="of:=LOOKUP(TRIM([.B1041]);[DIC.E$2:DIC.E$994];[DIC.D$2:DIC.D$994])" office:value-type="string" office:string-value="gata">
            <text:p>gata</text:p>
          </table:table-cell>
          <table:table-cell/>
        </table:table-row>
        <table:table-row table:style-name="ro1">
          <table:table-cell table:style-name="ce22" office:value-type="string">
            <text:p>naja</text:p>
          </table:table-cell>
          <table:table-cell table:style-name="ce33" office:value-type="string">
            <text:p>energy</text:p>
          </table:table-cell>
          <table:table-cell table:formula="of:=LOOKUP(TRIM([.B1042]);[DIC.E$2:DIC.E$994];[DIC.D$2:DIC.D$994])" office:value-type="string" office:string-value="oto">
            <text:p>oto</text:p>
          </table:table-cell>
          <table:table-cell/>
        </table:table-row>
        <table:table-row table:style-name="ro1">
          <table:table-cell table:style-name="ce22" office:value-type="string">
            <text:p>irdo</text:p>
          </table:table-cell>
          <table:table-cell table:style-name="ce33" office:value-type="string">
            <text:p>radiate</text:p>
          </table:table-cell>
          <table:table-cell table:formula="of:=LOOKUP(TRIM([.B1043]);[DIC.E$2:DIC.E$994];[DIC.D$2:DIC.D$994])" office:value-type="string" office:string-value="lapa">
            <text:p>lapa</text:p>
          </table:table-cell>
          <table:table-cell/>
        </table:table-row>
        <table:table-row table:style-name="ro1">
          <table:table-cell table:style-name="ce22" office:value-type="string">
            <text:p>onda</text:p>
          </table:table-cell>
          <table:table-cell table:style-name="ce33" office:value-type="string">
            <text:p>wave</text:p>
          </table:table-cell>
          <table:table-cell table:formula="of:=LOOKUP(TRIM([.B1044]);[DIC.E$2:DIC.E$994];[DIC.D$2:DIC.D$994])" office:value-type="string" office:string-value="aqua">
            <text:p>aqua</text:p>
          </table:table-cell>
          <table:table-cell/>
        </table:table-row>
        <table:table-row table:style-name="ro1">
          <table:table-cell table:style-name="ce22" office:value-type="string">
            <text:p>iman</text:p>
          </table:table-cell>
          <table:table-cell table:style-name="ce33" office:value-type="string">
            <text:p>magnet</text:p>
          </table:table-cell>
          <table:table-cell table:formula="of:=LOOKUP(TRIM([.B1045]);[DIC.E$2:DIC.E$994];[DIC.D$2:DIC.D$994])" office:value-type="string" office:string-value="fatu">
            <text:p>fatu</text:p>
          </table:table-cell>
          <table:table-cell/>
        </table:table-row>
        <table:table-row table:style-name="ro1">
          <table:table-cell table:style-name="ce22" office:value-type="string">
            <text:p>caga</text:p>
          </table:table-cell>
          <table:table-cell table:style-name="ce33" office:value-type="string">
            <text:p>electric ‘charge’</text:p>
          </table:table-cell>
          <table:table-cell table:formula="of:=LOOKUP(TRIM([.B1046]);[DIC.E$2:DIC.E$994];[DIC.D$2:DIC.D$994])" office:value-type="string" office:string-value="fie">
            <text:p>fie</text:p>
          </table:table-cell>
          <table:table-cell/>
        </table:table-row>
        <table:table-row table:style-name="ro1">
          <table:table-cell table:style-name="ce27" office:value-type="string">
            <text:p>fizo</text:p>
          </table:table-cell>
          <table:table-cell table:style-name="ce35" office:value-type="string">
            <text:p>physical</text:p>
          </table:table-cell>
          <table:table-cell table:formula="of:=LOOKUP(TRIM([.B1047]);[DIC.E$2:DIC.E$994];[DIC.D$2:DIC.D$994])" office:value-type="string" office:string-value="pizo">
            <text:p>pizo</text:p>
          </table:table-cell>
          <table:table-cell/>
        </table:table-row>
        <table:table-row table:style-name="ro1">
          <table:table-cell table:style-name="ce22" office:value-type="string">
            <text:p>foza</text:p>
          </table:table-cell>
          <table:table-cell table:style-name="ce33" office:value-type="string">
            <text:p>firm ‘hard’</text:p>
          </table:table-cell>
          <table:table-cell table:formula="of:=LOOKUP(TRIM([.B1048]);[DIC.E$2:DIC.E$994];[DIC.D$2:DIC.D$994])" office:value-type="string" office:string-value="foka">
            <text:p>foka</text:p>
          </table:table-cell>
          <table:table-cell/>
        </table:table-row>
        <table:table-row table:style-name="ro1">
          <table:table-cell table:style-name="ce22" office:value-type="string">
            <text:p>foro</text:p>
          </table:table-cell>
          <table:table-cell table:style-name="ce33" office:value-type="string">
            <text:p>strong</text:p>
          </table:table-cell>
          <table:table-cell table:formula="of:=LOOKUP(TRIM([.B1049]);[DIC.E$2:DIC.E$994];[DIC.D$2:DIC.D$994])" office:value-type="string" office:string-value="foro">
            <text:p>foro</text:p>
          </table:table-cell>
          <table:table-cell/>
        </table:table-row>
        <table:table-row table:style-name="ro1">
          <table:table-cell table:style-name="ce22" office:value-type="string">
            <text:p>dibo</text:p>
          </table:table-cell>
          <table:table-cell table:style-name="ce33" office:value-type="string">
            <text:p>weak ‘feeble’</text:p>
          </table:table-cell>
          <table:table-cell table:formula="of:=LOOKUP(TRIM([.B1050]);[DIC.E$2:DIC.E$994];[DIC.D$2:DIC.D$994])" office:value-type="string" office:string-value="cale">
            <text:p>cale</text:p>
          </table:table-cell>
          <table:table-cell/>
        </table:table-row>
        <table:table-row table:style-name="ro1">
          <table:table-cell table:style-name="ce22" office:value-type="string">
            <text:p>rijo</text:p>
          </table:table-cell>
          <table:table-cell table:style-name="ce33" office:value-type="string">
            <text:p>stiff</text:p>
          </table:table-cell>
          <table:table-cell table:formula="of:=LOOKUP(TRIM([.B1051]);[DIC.E$2:DIC.E$994];[DIC.D$2:DIC.D$994])" office:value-type="string" office:string-value="byta">
            <text:p>byta</text:p>
          </table:table-cell>
          <table:table-cell/>
        </table:table-row>
        <table:table-row table:style-name="ro1">
          <table:table-cell table:style-name="ce22" office:value-type="string">
            <text:p>doxo</text:p>
          </table:table-cell>
          <table:table-cell table:style-name="ce33" office:value-type="string">
            <text:p>soft</text:p>
          </table:table-cell>
          <table:table-cell table:formula="of:=LOOKUP(TRIM([.B1052]);[DIC.E$2:DIC.E$994];[DIC.D$2:DIC.D$994])" office:value-type="string" office:string-value="soxo">
            <text:p>soxo</text:p>
          </table:table-cell>
          <table:table-cell/>
        </table:table-row>
        <table:table-row table:style-name="ro1">
          <table:table-cell table:style-name="ce22" office:value-type="string">
            <text:p>dolo</text:p>
          </table:table-cell>
          <table:table-cell table:style-name="ce33" office:value-type="string">
            <text:p>delicate ‘fragile’</text:p>
          </table:table-cell>
          <table:table-cell table:formula="of:=LOOKUP(TRIM([.B1053]);[DIC.E$2:DIC.E$994];[DIC.D$2:DIC.D$994])" office:value-type="string" office:string-value="muro">
            <text:p>muro</text:p>
          </table:table-cell>
          <table:table-cell/>
        </table:table-row>
        <table:table-row table:style-name="ro1">
          <table:table-cell table:style-name="ce22" office:value-type="string">
            <text:p>elko</text:p>
          </table:table-cell>
          <table:table-cell table:style-name="ce33" office:value-type="string">
            <text:p>elastic ‘springy’</text:p>
          </table:table-cell>
          <table:table-cell table:formula="of:=LOOKUP(TRIM([.B1054]);[DIC.E$2:DIC.E$994];[DIC.D$2:DIC.D$994])" office:value-type="string" office:string-value="fie">
            <text:p>fie</text:p>
          </table:table-cell>
          <table:table-cell/>
        </table:table-row>
        <table:table-row table:style-name="ro1">
          <table:table-cell table:style-name="ce22" office:value-type="string">
            <text:p>pesa</text:p>
          </table:table-cell>
          <table:table-cell table:style-name="ce33" office:value-type="string">
            <text:p>weight</text:p>
          </table:table-cell>
          <table:table-cell table:formula="of:=LOOKUP(TRIM([.B1055]);[DIC.E$2:DIC.E$994];[DIC.D$2:DIC.D$994])" office:value-type="string" office:string-value="cale">
            <text:p>cale</text:p>
          </table:table-cell>
          <table:table-cell/>
        </table:table-row>
        <table:table-row table:style-name="ro1">
          <table:table-cell table:style-name="ce22" office:value-type="string">
            <text:p>lijo</text:p>
          </table:table-cell>
          <table:table-cell table:style-name="ce33" office:value-type="string">
            <text:p>lightweight</text:p>
          </table:table-cell>
          <table:table-cell table:formula="of:=LOOKUP(TRIM([.B1056]);[DIC.E$2:DIC.E$994];[DIC.D$2:DIC.D$994])" office:value-type="string" office:string-value="luca">
            <text:p>luca</text:p>
          </table:table-cell>
          <table:table-cell/>
        </table:table-row>
        <table:table-row table:style-name="ro1">
          <table:table-cell table:style-name="ce22" office:value-type="string">
            <text:p>pedo</text:p>
          </table:table-cell>
          <table:table-cell table:style-name="ce33" office:value-type="string">
            <text:p>heavy ‘weighty’</text:p>
          </table:table-cell>
          <table:table-cell table:formula="of:=LOOKUP(TRIM([.B1057]);[DIC.E$2:DIC.E$994];[DIC.D$2:DIC.D$994])" office:value-type="string" office:string-value="oiru">
            <text:p>oiru</text:p>
          </table:table-cell>
          <table:table-cell/>
        </table:table-row>
        <table:table-row table:style-name="ro1">
          <table:table-cell table:style-name="ce22" office:value-type="string">
            <text:p>heso</text:p>
          </table:table-cell>
          <table:table-cell table:style-name="ce33" office:value-type="string">
            <text:p>hot ‘warm’</text:p>
          </table:table-cell>
          <table:table-cell table:formula="of:=LOOKUP(TRIM([.B1058]);[DIC.E$2:DIC.E$994];[DIC.D$2:DIC.D$994])" office:value-type="string" office:string-value="heso">
            <text:p>heso</text:p>
          </table:table-cell>
          <table:table-cell/>
        </table:table-row>
        <table:table-row table:style-name="ro1">
          <table:table-cell table:style-name="ce22" office:value-type="string">
            <text:p>figo</text:p>
          </table:table-cell>
          <table:table-cell table:style-name="ce33" office:value-type="string">
            <text:p>cold ‘cool’</text:p>
          </table:table-cell>
          <table:table-cell table:formula="of:=LOOKUP(TRIM([.B1059]);[DIC.E$2:DIC.E$994];[DIC.D$2:DIC.D$994])" office:value-type="string" office:string-value="figo">
            <text:p>figo</text:p>
          </table:table-cell>
          <table:table-cell/>
        </table:table-row>
        <table:table-row table:style-name="ro1">
          <table:table-cell table:style-name="ce22" office:value-type="string">
            <text:p>umio</text:p>
          </table:table-cell>
          <table:table-cell table:style-name="ce33" office:value-type="string">
            <text:p>moist</text:p>
          </table:table-cell>
          <table:table-cell table:formula="of:=LOOKUP(TRIM([.B1060]);[DIC.E$2:DIC.E$994];[DIC.D$2:DIC.D$994])" office:value-type="string" office:string-value="lece">
            <text:p>lece</text:p>
          </table:table-cell>
          <table:table-cell/>
        </table:table-row>
        <table:table-row table:style-name="ro1">
          <table:table-cell table:style-name="ce22" office:value-type="string">
            <text:p>seco</text:p>
          </table:table-cell>
          <table:table-cell table:style-name="ce33" office:value-type="string">
            <text:p>dry</text:p>
          </table:table-cell>
          <table:table-cell table:formula="of:=LOOKUP(TRIM([.B1061]);[DIC.E$2:DIC.E$994];[DIC.D$2:DIC.D$994])" office:value-type="string" office:string-value="bebu">
            <text:p>bebu</text:p>
          </table:table-cell>
          <table:table-cell/>
        </table:table-row>
        <table:table-row table:style-name="ro1" table:number-rows-repeated="10475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G" table:style-name="ta1" table:print="false">
        <office:forms form:automatic-focus="false" form:apply-design-mode="false"/>
        <table:table-column table:style-name="co15" table:default-cell-style-name="ce87"/>
        <table:table-column table:style-name="co14" table:default-cell-style-name="ce55"/>
        <table:table-column table:style-name="co11" table:number-columns-repeated="1022" table:default-cell-style-name="Default"/>
        <table:table-row table:style-name="ro1">
          <table:table-cell table:style-name="ce83" office:value-type="string">
            <text:p>English</text:p>
          </table:table-cell>
          <table:table-cell table:style-name="ce53" office:value-type="string">
            <text:p>Maj</text:p>
          </table:table-cell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9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5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9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8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5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5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86"/>
          <table:table-cell table:style-name="ce26"/>
          <table:table-cell table:style-name="ce89"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 table:number-rows-repeated="2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88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85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4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104808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Tresure.A3:Tresure.I1466"/>
        <table:database-range table:name="__Anonymous_Sheet_DB__2" table:target-range-address="Tresure.A3:Tresure.A1466"/>
        <table:database-range table:target-range-address="DIC.A1:DIC.K478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11/03/2019</text:date>, <text:time>13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03T13:57:45.23</dc:date>
    <meta:editing-duration>P22DT11H49M31S</meta:editing-duration>
    <meta:editing-cycles>236</meta:editing-cycles>
    <meta:document-statistic meta:table-count="4" meta:cell-count="22116" meta:object-count="0"/>
  </office:meta>
</office:document-meta>
</file>